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568cm"/>
    </style:style>
    <style:style style:name="co9" style:family="table-column">
      <style:table-column-properties fo:break-before="auto" style:column-width="2.432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895cm"/>
    </style:style>
    <style:style style:name="co12" style:family="table-column">
      <style:table-column-properties fo:break-before="auto" style:column-width="2.759cm"/>
    </style:style>
    <style:style style:name="co13" style:family="table-column">
      <style:table-column-properties fo:break-before="auto" style:column-width="2.868cm"/>
    </style:style>
    <style:style style:name="co14" style:family="table-column">
      <style:table-column-properties fo:break-before="auto" style:column-width="2.731cm"/>
    </style:style>
    <style:style style:name="co15" style:family="table-column">
      <style:table-column-properties fo:break-before="auto" style:column-width="2.595cm"/>
    </style:style>
    <style:style style:name="co16" style:family="table-column">
      <style:table-column-properties fo:break-before="auto" style:column-width="1.669cm"/>
    </style:style>
    <style:style style:name="co17" style:family="table-column">
      <style:table-column-properties fo:break-before="auto" style:column-width="1.859cm"/>
    </style:style>
    <style:style style:name="co18" style:family="table-column">
      <style:table-column-properties fo:break-before="auto" style:column-width="3.549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5temp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9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ADN</text:p>
          </table:table-cell>
          <table:table-cell office:value-type="string" calcext:value-type="string">
            <text:p>TMAX_AIR</text:p>
          </table:table-cell>
          <table:table-cell office:value-type="string" calcext:value-type="string">
            <text:p>TMIN_AIR</text:p>
          </table:table-cell>
          <table:table-cell office:value-type="string" calcext:value-type="string">
            <text:p>HMAX_AIR</text:p>
          </table:table-cell>
          <table:table-cell office:value-type="string" calcext:value-type="string">
            <text:p>HMIN_AIR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PRECN</text:p>
          </table:table-cell>
          <table:table-cell office:value-type="string" calcext:value-type="string">
            <text:p>TMAX_SOIL_1</text:p>
          </table:table-cell>
          <table:table-cell office:value-type="string" calcext:value-type="string">
            <text:p>TMIN_SOIL_1</text:p>
          </table:table-cell>
          <table:table-cell office:value-type="string" calcext:value-type="string">
            <text:p>TMAX_SOIL_2</text:p>
          </table:table-cell>
          <table:table-cell office:value-type="string" calcext:value-type="string">
            <text:p>TMIN_SOIL_2</text:p>
          </table:table-cell>
          <table:table-cell office:value-type="string" calcext:value-type="string">
            <text:p>TMAX_SOIL_3</text:p>
          </table:table-cell>
          <table:table-cell office:value-type="string" calcext:value-type="string">
            <text:p>TMIN_SOIL_3</text:p>
          </table:table-cell>
          <table:table-cell office:value-type="string" calcext:value-type="string">
            <text:p>TMAX_SOIL_4</text:p>
          </table:table-cell>
          <table:table-cell office:value-type="string" calcext:value-type="string">
            <text:p>TMIN_SOIL_4</text:p>
          </table:table-cell>
          <table:table-cell office:value-type="string" calcext:value-type="string">
            <text:p>TMAX_SOIL_5</text:p>
          </table:table-cell>
          <table:table-cell office:value-type="string" calcext:value-type="string">
            <text:p>TMIN_SOIL_5</text:p>
          </table:table-cell>
          <table:table-cell office:value-type="string" calcext:value-type="string">
            <text:p>TMAX_SOIL_6</text:p>
          </table:table-cell>
          <table:table-cell office:value-type="string" calcext:value-type="string">
            <text:p>TMIN_SOIL_6</text:p>
          </table:table-cell>
          <table:table-cell office:value-type="string" calcext:value-type="string">
            <text:p>TMAX_SOIL_7</text:p>
          </table:table-cell>
          <table:table-cell office:value-type="string" calcext:value-type="string">
            <text:p>TMIN_SOIL_7</text:p>
          </table:table-cell>
          <table:table-cell office:value-type="string" calcext:value-type="string">
            <text:p>TMAX_SOIL_8</text:p>
          </table:table-cell>
          <table:table-cell office:value-type="string" calcext:value-type="string">
            <text:p>TMIN_SOIL_8</text:p>
          </table:table-cell>
          <table:table-cell office:value-type="string" calcext:value-type="string">
            <text:p>TMAX_SOIL_9</text:p>
          </table:table-cell>
          <table:table-cell office:value-type="string" calcext:value-type="string">
            <text:p>TMIN_SOIL_9</text:p>
          </table:table-cell>
          <table:table-cell office:value-type="string" calcext:value-type="string">
            <text:p>TMAX_SOIL_10</text:p>
          </table:table-cell>
          <table:table-cell office:value-type="string" calcext:value-type="string">
            <text:p>TMIN_SOIL_10</text:p>
          </table:table-cell>
          <table:table-cell office:value-type="string" calcext:value-type="string">
            <text:p>TMAX_SOIL_11</text:p>
          </table:table-cell>
          <table:table-cell office:value-type="string" calcext:value-type="string">
            <text:p>TMIN_SOIL_11</text:p>
          </table:table-cell>
          <table:table-cell office:value-type="string" calcext:value-type="string">
            <text:p>TMAX_SOIL_12</text:p>
          </table:table-cell>
          <table:table-cell office:value-type="string" calcext:value-type="string">
            <text:p>TMIN_SOIL_12</text:p>
          </table:table-cell>
          <table:table-cell office:value-type="string" calcext:value-type="string">
            <text:p>TMAX_SOIL_13</text:p>
          </table:table-cell>
          <table:table-cell office:value-type="string" calcext:value-type="string">
            <text:p>TMIN_SOIL_13</text:p>
          </table:table-cell>
          <table:table-cell office:value-type="string" calcext:value-type="string">
            <text:p>TMAX_SOIL_14</text:p>
          </table:table-cell>
          <table:table-cell office:value-type="string" calcext:value-type="string">
            <text:p>TMIN_SOIL_14</text:p>
          </table:table-cell>
          <table:table-cell office:value-type="string" calcext:value-type="string">
            <text:p>TMAX_LITTER</text:p>
          </table:table-cell>
          <table:table-cell office:value-type="string" calcext:value-type="string">
            <text:p>TMIN_LITTER</text:p>
          </table:table-cell>
          <table:table-cell office:value-type="string" calcext:value-type="string">
            <text:p>ECND_1</text:p>
          </table:table-cell>
          <table:table-cell office:value-type="string" calcext:value-type="string">
            <text:p>ECND_2</text:p>
          </table:table-cell>
          <table:table-cell office:value-type="string" calcext:value-type="string">
            <text:p>ECND_3</text:p>
          </table:table-cell>
          <table:table-cell office:value-type="string" calcext:value-type="string">
            <text:p>ECND_4</text:p>
          </table:table-cell>
          <table:table-cell office:value-type="string" calcext:value-type="string">
            <text:p>ECND_5</text:p>
          </table:table-cell>
          <table:table-cell office:value-type="string" calcext:value-type="string">
            <text:p>ECND_6</text:p>
          </table:table-cell>
          <table:table-cell office:value-type="string" calcext:value-type="string">
            <text:p>ECND_7</text:p>
          </table:table-cell>
          <table:table-cell office:value-type="string" calcext:value-type="string">
            <text:p>ECND_8</text:p>
          </table:table-cell>
          <table:table-cell office:value-type="string" calcext:value-type="string">
            <text:p>ECND_9</text:p>
          </table:table-cell>
          <table:table-cell office:value-type="string" calcext:value-type="string">
            <text:p>ECND_10</text:p>
          </table:table-cell>
          <table:table-cell office:value-type="string" calcext:value-type="string">
            <text:p>ECND_11</text:p>
          </table:table-cell>
          <table:table-cell office:value-type="string" calcext:value-type="string">
            <text:p>ECND_12</text:p>
          </table:table-cell>
          <table:table-cell office:value-type="string" calcext:value-type="string">
            <text:p>TTL_SALT_DISCH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5" calcext:value-type="float">
            <text:p>1012005</text:p>
          </table:table-cell>
          <table:table-cell office:value-type="float" office:value="1.177772" calcext:value-type="float">
            <text:p>1.177772</text:p>
          </table:table-cell>
          <table:table-cell office:value-type="float" office:value="3.77" calcext:value-type="float">
            <text:p>3.77</text:p>
          </table:table-cell>
          <table:table-cell office:value-type="float" office:value="-5.95" calcext:value-type="float">
            <text:p>-5.95</text:p>
          </table:table-cell>
          <table:table-cell office:value-type="float" office:value="0.7041719" calcext:value-type="float">
            <text:p>0.7041719</text:p>
          </table:table-cell>
          <table:table-cell office:value-type="float" office:value="0.3482468" calcext:value-type="float">
            <text:p>0.3482468</text:p>
          </table:table-cell>
          <table:table-cell office:value-type="float" office:value="481.68" calcext:value-type="float">
            <text:p>481.68</text:p>
          </table:table-cell>
          <table:table-cell office:value-type="float" office:value="0" calcext:value-type="float">
            <text:p>0</text:p>
          </table:table-cell>
          <table:table-cell office:value-type="float" office:value="0.3741455" calcext:value-type="float">
            <text:p>0.3741455</text:p>
          </table:table-cell>
          <table:table-cell office:value-type="float" office:value="-4.247498" calcext:value-type="float">
            <text:p>-4.247498</text:p>
          </table:table-cell>
          <table:table-cell office:value-type="float" office:value="-0.1506348" calcext:value-type="float">
            <text:p>-0.1506348</text:p>
          </table:table-cell>
          <table:table-cell office:value-type="float" office:value="-0.8945923" calcext:value-type="float">
            <text:p>-0.8945923</text:p>
          </table:table-cell>
          <table:table-cell office:value-type="float" office:value="-0.06964111" calcext:value-type="float">
            <text:p>-0.06964111</text:p>
          </table:table-cell>
          <table:table-cell office:value-type="float" office:value="-0.1716614" calcext:value-type="float">
            <text:p>-0.1716614</text:p>
          </table:table-cell>
          <table:table-cell office:value-type="float" office:value="0.009124756" calcext:value-type="float">
            <text:p>0.009124756</text:p>
          </table:table-cell>
          <table:table-cell office:value-type="float" office:value="-0.004211426" calcext:value-type="float">
            <text:p>-0.004211426</text:p>
          </table:table-cell>
          <table:table-cell office:value-type="float" office:value="0.3416443" calcext:value-type="float">
            <text:p>0.3416443</text:p>
          </table:table-cell>
          <table:table-cell office:value-type="float" office:value="0.3317261" calcext:value-type="float">
            <text:p>0.3317261</text:p>
          </table:table-cell>
          <table:table-cell office:value-type="float" office:value="0.7983704" calcext:value-type="float">
            <text:p>0.7983704</text:p>
          </table:table-cell>
          <table:table-cell office:value-type="float" office:value="0.7946472" calcext:value-type="float">
            <text:p>0.7946472</text:p>
          </table:table-cell>
          <table:table-cell office:value-type="float" office:value="1.330658" calcext:value-type="float">
            <text:p>1.330658</text:p>
          </table:table-cell>
          <table:table-cell office:value-type="float" office:value="1.326782" calcext:value-type="float">
            <text:p>1.326782</text:p>
          </table:table-cell>
          <table:table-cell office:value-type="float" office:value="2.206268" calcext:value-type="float">
            <text:p>2.206268</text:p>
          </table:table-cell>
          <table:table-cell office:value-type="float" office:value="2.191772" calcext:value-type="float">
            <text:p>2.191772</text:p>
          </table:table-cell>
          <table:table-cell office:value-type="float" office:value="3.795197" calcext:value-type="float">
            <text:p>3.795197</text:p>
          </table:table-cell>
          <table:table-cell office:value-type="float" office:value="3.740387" calcext:value-type="float">
            <text:p>3.740387</text:p>
          </table:table-cell>
          <table:table-cell office:value-type="float" office:value="5.693207" calcext:value-type="float">
            <text:p>5.693207</text:p>
          </table:table-cell>
          <table:table-cell office:value-type="float" office:value="5.596191" calcext:value-type="float">
            <text:p>5.596191</text:p>
          </table:table-cell>
          <table:table-cell office:value-type="float" office:value="7.152008" calcext:value-type="float">
            <text:p>7.152008</text:p>
          </table:table-cell>
          <table:table-cell office:value-type="float" office:value="7.039764" calcext:value-type="float">
            <text:p>7.039764</text:p>
          </table:table-cell>
          <table:table-cell office:value-type="float" office:value="8.334595" calcext:value-type="float">
            <text:p>8.334595</text:p>
          </table:table-cell>
          <table:table-cell office:value-type="float" office:value="8.220306" calcext:value-type="float">
            <text:p>8.220306</text:p>
          </table:table-cell>
          <table:table-cell office:value-type="float" office:value="9.228302" calcext:value-type="float">
            <text:p>9.228302</text:p>
          </table:table-cell>
          <table:table-cell office:value-type="float" office:value="9.119659" calcext:value-type="float">
            <text:p>9.119659</text:p>
          </table:table-cell>
          <table:table-cell office:value-type="float" office:value="9.661621" calcext:value-type="float">
            <text:p>9.661621</text:p>
          </table:table-cell>
          <table:table-cell office:value-type="float" office:value="9.560242" calcext:value-type="float">
            <text:p>9.560242</text:p>
          </table:table-cell>
          <table:table-cell office:value-type="float" office:value="2.020782" calcext:value-type="float">
            <text:p>2.020782</text:p>
          </table:table-cell>
          <table:table-cell office:value-type="float" office:value="-8.499603" calcext:value-type="float">
            <text:p>-8.4996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5" calcext:value-type="float">
            <text:p>2012005</text:p>
          </table:table-cell>
          <table:table-cell office:value-type="float" office:value="6.870197" calcext:value-type="float">
            <text:p>6.870197</text:p>
          </table:table-cell>
          <table:table-cell office:value-type="float" office:value="-3.27" calcext:value-type="float">
            <text:p>-3.27</text:p>
          </table:table-cell>
          <table:table-cell office:value-type="float" office:value="-9.29" calcext:value-type="float">
            <text:p>-9.29</text:p>
          </table:table-cell>
          <table:table-cell office:value-type="float" office:value="0.4250111" calcext:value-type="float">
            <text:p>0.4250111</text:p>
          </table:table-cell>
          <table:table-cell office:value-type="float" office:value="0.2701535" calcext:value-type="float">
            <text:p>0.2701535</text:p>
          </table:table-cell>
          <table:table-cell office:value-type="float" office:value="372.204" calcext:value-type="float">
            <text:p>372.204</text:p>
          </table:table-cell>
          <table:table-cell office:value-type="float" office:value="0" calcext:value-type="float">
            <text:p>0</text:p>
          </table:table-cell>
          <table:table-cell office:value-type="float" office:value="4.562592" calcext:value-type="float">
            <text:p>4.562592</text:p>
          </table:table-cell>
          <table:table-cell office:value-type="float" office:value="-6.504059" calcext:value-type="float">
            <text:p>-6.504059</text:p>
          </table:table-cell>
          <table:table-cell office:value-type="float" office:value="0.01461792" calcext:value-type="float">
            <text:p>0.01461792</text:p>
          </table:table-cell>
          <table:table-cell office:value-type="float" office:value="-2.051971" calcext:value-type="float">
            <text:p>-2.051971</text:p>
          </table:table-cell>
          <table:table-cell office:value-type="float" office:value="-0.0914917" calcext:value-type="float">
            <text:p>-0.0914917</text:p>
          </table:table-cell>
          <table:table-cell office:value-type="float" office:value="-0.3628235" calcext:value-type="float">
            <text:p>-0.3628235</text:p>
          </table:table-cell>
          <table:table-cell office:value-type="float" office:value="0.007263184" calcext:value-type="float">
            <text:p>0.007263184</text:p>
          </table:table-cell>
          <table:table-cell office:value-type="float" office:value="-0.02819824" calcext:value-type="float">
            <text:p>-0.02819824</text:p>
          </table:table-cell>
          <table:table-cell office:value-type="float" office:value="0.335907" calcext:value-type="float">
            <text:p>0.335907</text:p>
          </table:table-cell>
          <table:table-cell office:value-type="float" office:value="0.3164368" calcext:value-type="float">
            <text:p>0.3164368</text:p>
          </table:table-cell>
          <table:table-cell office:value-type="float" office:value="0.7962341" calcext:value-type="float">
            <text:p>0.7962341</text:p>
          </table:table-cell>
          <table:table-cell office:value-type="float" office:value="0.7799072" calcext:value-type="float">
            <text:p>0.7799072</text:p>
          </table:table-cell>
          <table:table-cell office:value-type="float" office:value="1.32666" calcext:value-type="float">
            <text:p>1.32666</text:p>
          </table:table-cell>
          <table:table-cell office:value-type="float" office:value="1.307953" calcext:value-type="float">
            <text:p>1.307953</text:p>
          </table:table-cell>
          <table:table-cell office:value-type="float" office:value="2.191559" calcext:value-type="float">
            <text:p>2.191559</text:p>
          </table:table-cell>
          <table:table-cell office:value-type="float" office:value="2.165619" calcext:value-type="float">
            <text:p>2.165619</text:p>
          </table:table-cell>
          <table:table-cell office:value-type="float" office:value="3.739807" calcext:value-type="float">
            <text:p>3.739807</text:p>
          </table:table-cell>
          <table:table-cell office:value-type="float" office:value="3.685944" calcext:value-type="float">
            <text:p>3.685944</text:p>
          </table:table-cell>
          <table:table-cell office:value-type="float" office:value="5.595184" calcext:value-type="float">
            <text:p>5.595184</text:p>
          </table:table-cell>
          <table:table-cell office:value-type="float" office:value="5.503815" calcext:value-type="float">
            <text:p>5.503815</text:p>
          </table:table-cell>
          <table:table-cell office:value-type="float" office:value="7.038605" calcext:value-type="float">
            <text:p>7.038605</text:p>
          </table:table-cell>
          <table:table-cell office:value-type="float" office:value="6.931549" calcext:value-type="float">
            <text:p>6.931549</text:p>
          </table:table-cell>
          <table:table-cell office:value-type="float" office:value="8.219116" calcext:value-type="float">
            <text:p>8.219116</text:p>
          </table:table-cell>
          <table:table-cell office:value-type="float" office:value="8.107727" calcext:value-type="float">
            <text:p>8.107727</text:p>
          </table:table-cell>
          <table:table-cell office:value-type="float" office:value="9.1185" calcext:value-type="float">
            <text:p>9.1185</text:p>
          </table:table-cell>
          <table:table-cell office:value-type="float" office:value="9.015717" calcext:value-type="float">
            <text:p>9.015717</text:p>
          </table:table-cell>
          <table:table-cell office:value-type="float" office:value="9.559235" calcext:value-type="float">
            <text:p>9.559235</text:p>
          </table:table-cell>
          <table:table-cell office:value-type="float" office:value="9.458069" calcext:value-type="float">
            <text:p>9.458069</text:p>
          </table:table-cell>
          <table:table-cell office:value-type="float" office:value="6.147614" calcext:value-type="float">
            <text:p>6.147614</text:p>
          </table:table-cell>
          <table:table-cell office:value-type="float" office:value="-11.8309" calcext:value-type="float">
            <text:p>-11.83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5" calcext:value-type="float">
            <text:p>3012005</text:p>
          </table:table-cell>
          <table:table-cell office:value-type="float" office:value="1.895103" calcext:value-type="float">
            <text:p>1.895103</text:p>
          </table:table-cell>
          <table:table-cell office:value-type="float" office:value="-5" calcext:value-type="float">
            <text:p>-5</text:p>
          </table:table-cell>
          <table:table-cell office:value-type="float" office:value="-8.53" calcext:value-type="float">
            <text:p>-8.53</text:p>
          </table:table-cell>
          <table:table-cell office:value-type="float" office:value="0.3738973" calcext:value-type="float">
            <text:p>0.3738973</text:p>
          </table:table-cell>
          <table:table-cell office:value-type="float" office:value="0.2863839" calcext:value-type="float">
            <text:p>0.2863839</text:p>
          </table:table-cell>
          <table:table-cell office:value-type="float" office:value="374.544" calcext:value-type="float">
            <text:p>374.544</text:p>
          </table:table-cell>
          <table:table-cell office:value-type="float" office:value="0" calcext:value-type="float">
            <text:p>0</text:p>
          </table:table-cell>
          <table:table-cell office:value-type="float" office:value="-3.613403" calcext:value-type="float">
            <text:p>-3.613403</text:p>
          </table:table-cell>
          <table:table-cell office:value-type="float" office:value="-7.539398" calcext:value-type="float">
            <text:p>-7.539398</text:p>
          </table:table-cell>
          <table:table-cell office:value-type="float" office:value="-1.513" calcext:value-type="float">
            <text:p>-1.513</text:p>
          </table:table-cell>
          <table:table-cell office:value-type="float" office:value="-3.465576" calcext:value-type="float">
            <text:p>-3.465576</text:p>
          </table:table-cell>
          <table:table-cell office:value-type="float" office:value="-0.3258972" calcext:value-type="float">
            <text:p>-0.3258972</text:p>
          </table:table-cell>
          <table:table-cell office:value-type="float" office:value="-1.22641" calcext:value-type="float">
            <text:p>-1.22641</text:p>
          </table:table-cell>
          <table:table-cell office:value-type="float" office:value="-0.0223999" calcext:value-type="float">
            <text:p>-0.0223999</text:p>
          </table:table-cell>
          <table:table-cell office:value-type="float" office:value="-0.1589661" calcext:value-type="float">
            <text:p>-0.1589661</text:p>
          </table:table-cell>
          <table:table-cell office:value-type="float" office:value="0.3187866" calcext:value-type="float">
            <text:p>0.3187866</text:p>
          </table:table-cell>
          <table:table-cell office:value-type="float" office:value="0.211792" calcext:value-type="float">
            <text:p>0.211792</text:p>
          </table:table-cell>
          <table:table-cell office:value-type="float" office:value="0.779541" calcext:value-type="float">
            <text:p>0.779541</text:p>
          </table:table-cell>
          <table:table-cell office:value-type="float" office:value="0.7077026" calcext:value-type="float">
            <text:p>0.7077026</text:p>
          </table:table-cell>
          <table:table-cell office:value-type="float" office:value="1.307678" calcext:value-type="float">
            <text:p>1.307678</text:p>
          </table:table-cell>
          <table:table-cell office:value-type="float" office:value="1.25412" calcext:value-type="float">
            <text:p>1.25412</text:p>
          </table:table-cell>
          <table:table-cell office:value-type="float" office:value="2.165344" calcext:value-type="float">
            <text:p>2.165344</text:p>
          </table:table-cell>
          <table:table-cell office:value-type="float" office:value="2.125763" calcext:value-type="float">
            <text:p>2.125763</text:p>
          </table:table-cell>
          <table:table-cell office:value-type="float" office:value="3.685394" calcext:value-type="float">
            <text:p>3.685394</text:p>
          </table:table-cell>
          <table:table-cell office:value-type="float" office:value="3.630096" calcext:value-type="float">
            <text:p>3.630096</text:p>
          </table:table-cell>
          <table:table-cell office:value-type="float" office:value="5.502869" calcext:value-type="float">
            <text:p>5.502869</text:p>
          </table:table-cell>
          <table:table-cell office:value-type="float" office:value="5.417114" calcext:value-type="float">
            <text:p>5.417114</text:p>
          </table:table-cell>
          <table:table-cell office:value-type="float" office:value="6.93045" calcext:value-type="float">
            <text:p>6.93045</text:p>
          </table:table-cell>
          <table:table-cell office:value-type="float" office:value="6.828918" calcext:value-type="float">
            <text:p>6.828918</text:p>
          </table:table-cell>
          <table:table-cell office:value-type="float" office:value="8.106659" calcext:value-type="float">
            <text:p>8.106659</text:p>
          </table:table-cell>
          <table:table-cell office:value-type="float" office:value="8.000336" calcext:value-type="float">
            <text:p>8.000336</text:p>
          </table:table-cell>
          <table:table-cell office:value-type="float" office:value="9.014557" calcext:value-type="float">
            <text:p>9.014557</text:p>
          </table:table-cell>
          <table:table-cell office:value-type="float" office:value="8.90451" calcext:value-type="float">
            <text:p>8.90451</text:p>
          </table:table-cell>
          <table:table-cell office:value-type="float" office:value="9.45697" calcext:value-type="float">
            <text:p>9.45697</text:p>
          </table:table-cell>
          <table:table-cell office:value-type="float" office:value="9.35495" calcext:value-type="float">
            <text:p>9.35495</text:p>
          </table:table-cell>
          <table:table-cell office:value-type="float" office:value="-5.570343" calcext:value-type="float">
            <text:p>-5.570343</text:p>
          </table:table-cell>
          <table:table-cell office:value-type="float" office:value="-11.7215" calcext:value-type="float">
            <text:p>-11.72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5" calcext:value-type="float">
            <text:p>4012005</text:p>
          </table:table-cell>
          <table:table-cell office:value-type="float" office:value="1.138123" calcext:value-type="float">
            <text:p>1.138123</text:p>
          </table:table-cell>
          <table:table-cell office:value-type="float" office:value="-7.42" calcext:value-type="float">
            <text:p>-7.42</text:p>
          </table:table-cell>
          <table:table-cell office:value-type="float" office:value="-12.28" calcext:value-type="float">
            <text:p>-12.28</text:p>
          </table:table-cell>
          <table:table-cell office:value-type="float" office:value="0.311669" calcext:value-type="float">
            <text:p>0.311669</text:p>
          </table:table-cell>
          <table:table-cell office:value-type="float" office:value="0.2140396" calcext:value-type="float">
            <text:p>0.2140396</text:p>
          </table:table-cell>
          <table:table-cell office:value-type="float" office:value="523.944" calcext:value-type="float">
            <text:p>523.944</text:p>
          </table:table-cell>
          <table:table-cell office:value-type="float" office:value="0" calcext:value-type="float">
            <text:p>0</text:p>
          </table:table-cell>
          <table:table-cell office:value-type="float" office:value="-5.46106" calcext:value-type="float">
            <text:p>-5.46106</text:p>
          </table:table-cell>
          <table:table-cell office:value-type="float" office:value="-10.0925" calcext:value-type="float">
            <text:p>-10.0925</text:p>
          </table:table-cell>
          <table:table-cell office:value-type="float" office:value="-3.420197" calcext:value-type="float">
            <text:p>-3.420197</text:p>
          </table:table-cell>
          <table:table-cell office:value-type="float" office:value="-5.26828" calcext:value-type="float">
            <text:p>-5.26828</text:p>
          </table:table-cell>
          <table:table-cell office:value-type="float" office:value="-1.246765" calcext:value-type="float">
            <text:p>-1.246765</text:p>
          </table:table-cell>
          <table:table-cell office:value-type="float" office:value="-2.696625" calcext:value-type="float">
            <text:p>-2.696625</text:p>
          </table:table-cell>
          <table:table-cell office:value-type="float" office:value="-0.1622009" calcext:value-type="float">
            <text:p>-0.1622009</text:p>
          </table:table-cell>
          <table:table-cell office:value-type="float" office:value="-0.4979553" calcext:value-type="float">
            <text:p>-0.4979553</text:p>
          </table:table-cell>
          <table:table-cell office:value-type="float" office:value="0.2092285" calcext:value-type="float">
            <text:p>0.2092285</text:p>
          </table:table-cell>
          <table:table-cell office:value-type="float" office:value="-0.05621338" calcext:value-type="float">
            <text:p>-0.05621338</text:p>
          </table:table-cell>
          <table:table-cell office:value-type="float" office:value="0.7060547" calcext:value-type="float">
            <text:p>0.7060547</text:p>
          </table:table-cell>
          <table:table-cell office:value-type="float" office:value="0.5010376" calcext:value-type="float">
            <text:p>0.5010376</text:p>
          </table:table-cell>
          <table:table-cell office:value-type="float" office:value="1.253021" calcext:value-type="float">
            <text:p>1.253021</text:p>
          </table:table-cell>
          <table:table-cell office:value-type="float" office:value="1.101685" calcext:value-type="float">
            <text:p>1.101685</text:p>
          </table:table-cell>
          <table:table-cell office:value-type="float" office:value="2.125214" calcext:value-type="float">
            <text:p>2.125214</text:p>
          </table:table-cell>
          <table:table-cell office:value-type="float" office:value="2.038971" calcext:value-type="float">
            <text:p>2.038971</text:p>
          </table:table-cell>
          <table:table-cell office:value-type="float" office:value="3.629486" calcext:value-type="float">
            <text:p>3.629486</text:p>
          </table:table-cell>
          <table:table-cell office:value-type="float" office:value="3.564667" calcext:value-type="float">
            <text:p>3.564667</text:p>
          </table:table-cell>
          <table:table-cell office:value-type="float" office:value="5.416229" calcext:value-type="float">
            <text:p>5.416229</text:p>
          </table:table-cell>
          <table:table-cell office:value-type="float" office:value="5.333313" calcext:value-type="float">
            <text:p>5.333313</text:p>
          </table:table-cell>
          <table:table-cell office:value-type="float" office:value="6.827881" calcext:value-type="float">
            <text:p>6.827881</text:p>
          </table:table-cell>
          <table:table-cell office:value-type="float" office:value="6.730682" calcext:value-type="float">
            <text:p>6.730682</text:p>
          </table:table-cell>
          <table:table-cell office:value-type="float" office:value="7.999237" calcext:value-type="float">
            <text:p>7.999237</text:p>
          </table:table-cell>
          <table:table-cell office:value-type="float" office:value="7.893066" calcext:value-type="float">
            <text:p>7.893066</text:p>
          </table:table-cell>
          <table:table-cell office:value-type="float" office:value="8.903381" calcext:value-type="float">
            <text:p>8.903381</text:p>
          </table:table-cell>
          <table:table-cell office:value-type="float" office:value="8.796295" calcext:value-type="float">
            <text:p>8.796295</text:p>
          </table:table-cell>
          <table:table-cell office:value-type="float" office:value="9.353912" calcext:value-type="float">
            <text:p>9.353912</text:p>
          </table:table-cell>
          <table:table-cell office:value-type="float" office:value="9.252594" calcext:value-type="float">
            <text:p>9.252594</text:p>
          </table:table-cell>
          <table:table-cell office:value-type="float" office:value="-7.521729" calcext:value-type="float">
            <text:p>-7.521729</text:p>
          </table:table-cell>
          <table:table-cell office:value-type="float" office:value="-14.9249" calcext:value-type="float">
            <text:p>-14.92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5" calcext:value-type="float">
            <text:p>5012005</text:p>
          </table:table-cell>
          <table:table-cell office:value-type="float" office:value="4.308737" calcext:value-type="float">
            <text:p>4.308737</text:p>
          </table:table-cell>
          <table:table-cell office:value-type="float" office:value="-12.75" calcext:value-type="float">
            <text:p>-12.75</text:p>
          </table:table-cell>
          <table:table-cell office:value-type="float" office:value="-15.79" calcext:value-type="float">
            <text:p>-15.79</text:p>
          </table:table-cell>
          <table:table-cell office:value-type="float" office:value="0.2062474" calcext:value-type="float">
            <text:p>0.2062474</text:p>
          </table:table-cell>
          <table:table-cell office:value-type="float" office:value="0.1617311" calcext:value-type="float">
            <text:p>0.1617311</text:p>
          </table:table-cell>
          <table:table-cell office:value-type="float" office:value="624.528" calcext:value-type="float">
            <text:p>624.528</text:p>
          </table:table-cell>
          <table:table-cell office:value-type="float" office:value="0" calcext:value-type="float">
            <text:p>0</text:p>
          </table:table-cell>
          <table:table-cell office:value-type="float" office:value="-4.797607" calcext:value-type="float">
            <text:p>-4.797607</text:p>
          </table:table-cell>
          <table:table-cell office:value-type="float" office:value="-12.09653" calcext:value-type="float">
            <text:p>-12.09653</text:p>
          </table:table-cell>
          <table:table-cell office:value-type="float" office:value="-4.050873" calcext:value-type="float">
            <text:p>-4.050873</text:p>
          </table:table-cell>
          <table:table-cell office:value-type="float" office:value="-6.924927" calcext:value-type="float">
            <text:p>-6.924927</text:p>
          </table:table-cell>
          <table:table-cell office:value-type="float" office:value="-2.723328" calcext:value-type="float">
            <text:p>-2.723328</text:p>
          </table:table-cell>
          <table:table-cell office:value-type="float" office:value="-4.116974" calcext:value-type="float">
            <text:p>-4.116974</text:p>
          </table:table-cell>
          <table:table-cell office:value-type="float" office:value="-0.5050964" calcext:value-type="float">
            <text:p>-0.5050964</text:p>
          </table:table-cell>
          <table:table-cell office:value-type="float" office:value="-1.694122" calcext:value-type="float">
            <text:p>-1.694122</text:p>
          </table:table-cell>
          <table:table-cell office:value-type="float" office:value="-0.05831909" calcext:value-type="float">
            <text:p>-0.05831909</text:p>
          </table:table-cell>
          <table:table-cell office:value-type="float" office:value="-0.4032593" calcext:value-type="float">
            <text:p>-0.4032593</text:p>
          </table:table-cell>
          <table:table-cell office:value-type="float" office:value="0.4984741" calcext:value-type="float">
            <text:p>0.4984741</text:p>
          </table:table-cell>
          <table:table-cell office:value-type="float" office:value="0.2331238" calcext:value-type="float">
            <text:p>0.2331238</text:p>
          </table:table-cell>
          <table:table-cell office:value-type="float" office:value="1.099487" calcext:value-type="float">
            <text:p>1.099487</text:p>
          </table:table-cell>
          <table:table-cell office:value-type="float" office:value="0.8929749" calcext:value-type="float">
            <text:p>0.8929749</text:p>
          </table:table-cell>
          <table:table-cell office:value-type="float" office:value="2.037781" calcext:value-type="float">
            <text:p>2.037781</text:p>
          </table:table-cell>
          <table:table-cell office:value-type="float" office:value="1.901459" calcext:value-type="float">
            <text:p>1.901459</text:p>
          </table:table-cell>
          <table:table-cell office:value-type="float" office:value="3.563904" calcext:value-type="float">
            <text:p>3.563904</text:p>
          </table:table-cell>
          <table:table-cell office:value-type="float" office:value="3.478394" calcext:value-type="float">
            <text:p>3.478394</text:p>
          </table:table-cell>
          <table:table-cell office:value-type="float" office:value="5.332458" calcext:value-type="float">
            <text:p>5.332458</text:p>
          </table:table-cell>
          <table:table-cell office:value-type="float" office:value="5.247894" calcext:value-type="float">
            <text:p>5.247894</text:p>
          </table:table-cell>
          <table:table-cell office:value-type="float" office:value="6.729675" calcext:value-type="float">
            <text:p>6.729675</text:p>
          </table:table-cell>
          <table:table-cell office:value-type="float" office:value="6.633789" calcext:value-type="float">
            <text:p>6.633789</text:p>
          </table:table-cell>
          <table:table-cell office:value-type="float" office:value="7.891937" calcext:value-type="float">
            <text:p>7.891937</text:p>
          </table:table-cell>
          <table:table-cell office:value-type="float" office:value="7.787231" calcext:value-type="float">
            <text:p>7.787231</text:p>
          </table:table-cell>
          <table:table-cell office:value-type="float" office:value="8.795197" calcext:value-type="float">
            <text:p>8.795197</text:p>
          </table:table-cell>
          <table:table-cell office:value-type="float" office:value="8.690277" calcext:value-type="float">
            <text:p>8.690277</text:p>
          </table:table-cell>
          <table:table-cell office:value-type="float" office:value="9.251526" calcext:value-type="float">
            <text:p>9.251526</text:p>
          </table:table-cell>
          <table:table-cell office:value-type="float" office:value="9.151764" calcext:value-type="float">
            <text:p>9.151764</text:p>
          </table:table-cell>
          <table:table-cell office:value-type="float" office:value="-6.40448" calcext:value-type="float">
            <text:p>-6.40448</text:p>
          </table:table-cell>
          <table:table-cell office:value-type="float" office:value="-17.68623" calcext:value-type="float">
            <text:p>-17.686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5" calcext:value-type="float">
            <text:p>6012005</text:p>
          </table:table-cell>
          <table:table-cell office:value-type="float" office:value="9.77268" calcext:value-type="float">
            <text:p>9.77268</text:p>
          </table:table-cell>
          <table:table-cell office:value-type="float" office:value="-13.69" calcext:value-type="float">
            <text:p>-13.69</text:p>
          </table:table-cell>
          <table:table-cell office:value-type="float" office:value="-22.68" calcext:value-type="float">
            <text:p>-22.68</text:p>
          </table:table-cell>
          <table:table-cell office:value-type="float" office:value="0.1914263" calcext:value-type="float">
            <text:p>0.1914263</text:p>
          </table:table-cell>
          <table:table-cell office:value-type="float" office:value="0.09119727" calcext:value-type="float">
            <text:p>0.09119727</text:p>
          </table:table-cell>
          <table:table-cell office:value-type="float" office:value="284.4" calcext:value-type="float">
            <text:p>284.4</text:p>
          </table:table-cell>
          <table:table-cell office:value-type="float" office:value="0" calcext:value-type="float">
            <text:p>0</text:p>
          </table:table-cell>
          <table:table-cell office:value-type="float" office:value="1.203979" calcext:value-type="float">
            <text:p>1.203979</text:p>
          </table:table-cell>
          <table:table-cell office:value-type="float" office:value="-16.31613" calcext:value-type="float">
            <text:p>-16.31613</text:p>
          </table:table-cell>
          <table:table-cell office:value-type="float" office:value="-3.264038" calcext:value-type="float">
            <text:p>-3.264038</text:p>
          </table:table-cell>
          <table:table-cell office:value-type="float" office:value="-9.297668" calcext:value-type="float">
            <text:p>-9.297668</text:p>
          </table:table-cell>
          <table:table-cell office:value-type="float" office:value="-3.244904" calcext:value-type="float">
            <text:p>-3.244904</text:p>
          </table:table-cell>
          <table:table-cell office:value-type="float" office:value="-5.775299" calcext:value-type="float">
            <text:p>-5.775299</text:p>
          </table:table-cell>
          <table:table-cell office:value-type="float" office:value="-1.718994" calcext:value-type="float">
            <text:p>-1.718994</text:p>
          </table:table-cell>
          <table:table-cell office:value-type="float" office:value="-2.857361" calcext:value-type="float">
            <text:p>-2.857361</text:p>
          </table:table-cell>
          <table:table-cell office:value-type="float" office:value="-0.4109192" calcext:value-type="float">
            <text:p>-0.4109192</text:p>
          </table:table-cell>
          <table:table-cell office:value-type="float" office:value="-1.279846" calcext:value-type="float">
            <text:p>-1.279846</text:p>
          </table:table-cell>
          <table:table-cell office:value-type="float" office:value="0.2279053" calcext:value-type="float">
            <text:p>0.2279053</text:p>
          </table:table-cell>
          <table:table-cell office:value-type="float" office:value="-0.08163452" calcext:value-type="float">
            <text:p>-0.08163452</text:p>
          </table:table-cell>
          <table:table-cell office:value-type="float" office:value="0.8895569" calcext:value-type="float">
            <text:p>0.8895569</text:p>
          </table:table-cell>
          <table:table-cell office:value-type="float" office:value="0.5994263" calcext:value-type="float">
            <text:p>0.5994263</text:p>
          </table:table-cell>
          <table:table-cell office:value-type="float" office:value="1.89975" calcext:value-type="float">
            <text:p>1.89975</text:p>
          </table:table-cell>
          <table:table-cell office:value-type="float" office:value="1.683258" calcext:value-type="float">
            <text:p>1.683258</text:p>
          </table:table-cell>
          <table:table-cell office:value-type="float" office:value="3.477356" calcext:value-type="float">
            <text:p>3.477356</text:p>
          </table:table-cell>
          <table:table-cell office:value-type="float" office:value="3.360504" calcext:value-type="float">
            <text:p>3.360504</text:p>
          </table:table-cell>
          <table:table-cell office:value-type="float" office:value="5.247009" calcext:value-type="float">
            <text:p>5.247009</text:p>
          </table:table-cell>
          <table:table-cell office:value-type="float" office:value="5.156219" calcext:value-type="float">
            <text:p>5.156219</text:p>
          </table:table-cell>
          <table:table-cell office:value-type="float" office:value="6.632782" calcext:value-type="float">
            <text:p>6.632782</text:p>
          </table:table-cell>
          <table:table-cell office:value-type="float" office:value="6.536804" calcext:value-type="float">
            <text:p>6.536804</text:p>
          </table:table-cell>
          <table:table-cell office:value-type="float" office:value="7.786133" calcext:value-type="float">
            <text:p>7.786133</text:p>
          </table:table-cell>
          <table:table-cell office:value-type="float" office:value="7.683258" calcext:value-type="float">
            <text:p>7.683258</text:p>
          </table:table-cell>
          <table:table-cell office:value-type="float" office:value="8.689209" calcext:value-type="float">
            <text:p>8.689209</text:p>
          </table:table-cell>
          <table:table-cell office:value-type="float" office:value="8.586243" calcext:value-type="float">
            <text:p>8.586243</text:p>
          </table:table-cell>
          <table:table-cell office:value-type="float" office:value="9.150726" calcext:value-type="float">
            <text:p>9.150726</text:p>
          </table:table-cell>
          <table:table-cell office:value-type="float" office:value="9.052338" calcext:value-type="float">
            <text:p>9.052338</text:p>
          </table:table-cell>
          <table:table-cell office:value-type="float" office:value="0.2451477" calcext:value-type="float">
            <text:p>0.2451477</text:p>
          </table:table-cell>
          <table:table-cell office:value-type="float" office:value="-22.42336" calcext:value-type="float">
            <text:p>-22.423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5" calcext:value-type="float">
            <text:p>7012005</text:p>
          </table:table-cell>
          <table:table-cell office:value-type="float" office:value="4.834145" calcext:value-type="float">
            <text:p>4.834145</text:p>
          </table:table-cell>
          <table:table-cell office:value-type="float" office:value="-4.77" calcext:value-type="float">
            <text:p>-4.77</text:p>
          </table:table-cell>
          <table:table-cell office:value-type="float" office:value="-15.69" calcext:value-type="float">
            <text:p>-15.69</text:p>
          </table:table-cell>
          <table:table-cell office:value-type="float" office:value="0.3803577" calcext:value-type="float">
            <text:p>0.3803577</text:p>
          </table:table-cell>
          <table:table-cell office:value-type="float" office:value="0.1630447" calcext:value-type="float">
            <text:p>0.1630447</text:p>
          </table:table-cell>
          <table:table-cell office:value-type="float" office:value="291.6" calcext:value-type="float">
            <text:p>291.6</text:p>
          </table:table-cell>
          <table:table-cell office:value-type="float" office:value="0" calcext:value-type="float">
            <text:p>0</text:p>
          </table:table-cell>
          <table:table-cell office:value-type="float" office:value="0.06704712" calcext:value-type="float">
            <text:p>0.06704712</text:p>
          </table:table-cell>
          <table:table-cell office:value-type="float" office:value="-12.68207" calcext:value-type="float">
            <text:p>-12.68207</text:p>
          </table:table-cell>
          <table:table-cell office:value-type="float" office:value="-3.126434" calcext:value-type="float">
            <text:p>-3.126434</text:p>
          </table:table-cell>
          <table:table-cell office:value-type="float" office:value="-7.609528" calcext:value-type="float">
            <text:p>-7.609528</text:p>
          </table:table-cell>
          <table:table-cell office:value-type="float" office:value="-3.239227" calcext:value-type="float">
            <text:p>-3.239227</text:p>
          </table:table-cell>
          <table:table-cell office:value-type="float" office:value="-5.207275" calcext:value-type="float">
            <text:p>-5.207275</text:p>
          </table:table-cell>
          <table:table-cell office:value-type="float" office:value="-2.545715" calcext:value-type="float">
            <text:p>-2.545715</text:p>
          </table:table-cell>
          <table:table-cell office:value-type="float" office:value="-3.316528" calcext:value-type="float">
            <text:p>-3.316528</text:p>
          </table:table-cell>
          <table:table-cell office:value-type="float" office:value="-1.29892" calcext:value-type="float">
            <text:p>-1.29892</text:p>
          </table:table-cell>
          <table:table-cell office:value-type="float" office:value="-1.937805" calcext:value-type="float">
            <text:p>-1.937805</text:p>
          </table:table-cell>
          <table:table-cell office:value-type="float" office:value="-0.08303833" calcext:value-type="float">
            <text:p>-0.08303833</text:p>
          </table:table-cell>
          <table:table-cell office:value-type="float" office:value="-0.1408691" calcext:value-type="float">
            <text:p>-0.1408691</text:p>
          </table:table-cell>
          <table:table-cell office:value-type="float" office:value="0.5978699" calcext:value-type="float">
            <text:p>0.5978699</text:p>
          </table:table-cell>
          <table:table-cell office:value-type="float" office:value="0.4924927" calcext:value-type="float">
            <text:p>0.4924927</text:p>
          </table:table-cell>
          <table:table-cell office:value-type="float" office:value="1.681305" calcext:value-type="float">
            <text:p>1.681305</text:p>
          </table:table-cell>
          <table:table-cell office:value-type="float" office:value="1.5271" calcext:value-type="float">
            <text:p>1.5271</text:p>
          </table:table-cell>
          <table:table-cell office:value-type="float" office:value="3.3591" calcext:value-type="float">
            <text:p>3.3591</text:p>
          </table:table-cell>
          <table:table-cell office:value-type="float" office:value="3.224792" calcext:value-type="float">
            <text:p>3.224792</text:p>
          </table:table-cell>
          <table:table-cell office:value-type="float" office:value="5.155243" calcext:value-type="float">
            <text:p>5.155243</text:p>
          </table:table-cell>
          <table:table-cell office:value-type="float" office:value="5.054504" calcext:value-type="float">
            <text:p>5.054504</text:p>
          </table:table-cell>
          <table:table-cell office:value-type="float" office:value="6.535797" calcext:value-type="float">
            <text:p>6.535797</text:p>
          </table:table-cell>
          <table:table-cell office:value-type="float" office:value="6.437775" calcext:value-type="float">
            <text:p>6.437775</text:p>
          </table:table-cell>
          <table:table-cell office:value-type="float" office:value="7.682129" calcext:value-type="float">
            <text:p>7.682129</text:p>
          </table:table-cell>
          <table:table-cell office:value-type="float" office:value="7.580566" calcext:value-type="float">
            <text:p>7.580566</text:p>
          </table:table-cell>
          <table:table-cell office:value-type="float" office:value="8.585144" calcext:value-type="float">
            <text:p>8.585144</text:p>
          </table:table-cell>
          <table:table-cell office:value-type="float" office:value="8.483459" calcext:value-type="float">
            <text:p>8.483459</text:p>
          </table:table-cell>
          <table:table-cell office:value-type="float" office:value="9.0513" calcext:value-type="float">
            <text:p>9.0513</text:p>
          </table:table-cell>
          <table:table-cell office:value-type="float" office:value="8.954254" calcext:value-type="float">
            <text:p>8.954254</text:p>
          </table:table-cell>
          <table:table-cell office:value-type="float" office:value="0.5015259" calcext:value-type="float">
            <text:p>0.5015259</text:p>
          </table:table-cell>
          <table:table-cell office:value-type="float" office:value="-17.28761" calcext:value-type="float">
            <text:p>-17.287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5" calcext:value-type="float">
            <text:p>8012005</text:p>
          </table:table-cell>
          <table:table-cell office:value-type="float" office:value="8.335032" calcext:value-type="float">
            <text:p>8.335032</text:p>
          </table:table-cell>
          <table:table-cell office:value-type="float" office:value="-2.45" calcext:value-type="float">
            <text:p>-2.45</text:p>
          </table:table-cell>
          <table:table-cell office:value-type="float" office:value="-21.09" calcext:value-type="float">
            <text:p>-21.09</text:p>
          </table:table-cell>
          <table:table-cell office:value-type="float" office:value="0.4513645" calcext:value-type="float">
            <text:p>0.4513645</text:p>
          </table:table-cell>
          <table:table-cell office:value-type="float" office:value="0.1043777" calcext:value-type="float">
            <text:p>0.1043777</text:p>
          </table:table-cell>
          <table:table-cell office:value-type="float" office:value="282.528" calcext:value-type="float">
            <text:p>282.528</text:p>
          </table:table-cell>
          <table:table-cell office:value-type="float" office:value="0" calcext:value-type="float">
            <text:p>0</text:p>
          </table:table-cell>
          <table:table-cell office:value-type="float" office:value="2.289398" calcext:value-type="float">
            <text:p>2.289398</text:p>
          </table:table-cell>
          <table:table-cell office:value-type="float" office:value="-16.5043" calcext:value-type="float">
            <text:p>-16.5043</text:p>
          </table:table-cell>
          <table:table-cell office:value-type="float" office:value="-3.046295" calcext:value-type="float">
            <text:p>-3.046295</text:p>
          </table:table-cell>
          <table:table-cell office:value-type="float" office:value="-9.848328" calcext:value-type="float">
            <text:p>-9.848328</text:p>
          </table:table-cell>
          <table:table-cell office:value-type="float" office:value="-3.583344" calcext:value-type="float">
            <text:p>-3.583344</text:p>
          </table:table-cell>
          <table:table-cell office:value-type="float" office:value="-6.745819" calcext:value-type="float">
            <text:p>-6.745819</text:p>
          </table:table-cell>
          <table:table-cell office:value-type="float" office:value="-2.711914" calcext:value-type="float">
            <text:p>-2.711914</text:p>
          </table:table-cell>
          <table:table-cell office:value-type="float" office:value="-4.164307" calcext:value-type="float">
            <text:p>-4.164307</text:p>
          </table:table-cell>
          <table:table-cell office:value-type="float" office:value="-1.703308" calcext:value-type="float">
            <text:p>-1.703308</text:p>
          </table:table-cell>
          <table:table-cell office:value-type="float" office:value="-2.454071" calcext:value-type="float">
            <text:p>-2.454071</text:p>
          </table:table-cell>
          <table:table-cell office:value-type="float" office:value="-0.1419373" calcext:value-type="float">
            <text:p>-0.1419373</text:p>
          </table:table-cell>
          <table:table-cell office:value-type="float" office:value="-0.2246399" calcext:value-type="float">
            <text:p>-0.2246399</text:p>
          </table:table-cell>
          <table:table-cell office:value-type="float" office:value="0.4915161" calcext:value-type="float">
            <text:p>0.4915161</text:p>
          </table:table-cell>
          <table:table-cell office:value-type="float" office:value="0.3864136" calcext:value-type="float">
            <text:p>0.3864136</text:p>
          </table:table-cell>
          <table:table-cell office:value-type="float" office:value="1.525879" calcext:value-type="float">
            <text:p>1.525879</text:p>
          </table:table-cell>
          <table:table-cell office:value-type="float" office:value="1.405792" calcext:value-type="float">
            <text:p>1.405792</text:p>
          </table:table-cell>
          <table:table-cell office:value-type="float" office:value="3.223419" calcext:value-type="float">
            <text:p>3.223419</text:p>
          </table:table-cell>
          <table:table-cell office:value-type="float" office:value="3.097931" calcext:value-type="float">
            <text:p>3.097931</text:p>
          </table:table-cell>
          <table:table-cell office:value-type="float" office:value="5.053436" calcext:value-type="float">
            <text:p>5.053436</text:p>
          </table:table-cell>
          <table:table-cell office:value-type="float" office:value="4.946716" calcext:value-type="float">
            <text:p>4.946716</text:p>
          </table:table-cell>
          <table:table-cell office:value-type="float" office:value="6.436707" calcext:value-type="float">
            <text:p>6.436707</text:p>
          </table:table-cell>
          <table:table-cell office:value-type="float" office:value="6.335846" calcext:value-type="float">
            <text:p>6.335846</text:p>
          </table:table-cell>
          <table:table-cell office:value-type="float" office:value="7.579529" calcext:value-type="float">
            <text:p>7.579529</text:p>
          </table:table-cell>
          <table:table-cell office:value-type="float" office:value="7.478607" calcext:value-type="float">
            <text:p>7.478607</text:p>
          </table:table-cell>
          <table:table-cell office:value-type="float" office:value="8.482391" calcext:value-type="float">
            <text:p>8.482391</text:p>
          </table:table-cell>
          <table:table-cell office:value-type="float" office:value="8.382141" calcext:value-type="float">
            <text:p>8.382141</text:p>
          </table:table-cell>
          <table:table-cell office:value-type="float" office:value="8.953247" calcext:value-type="float">
            <text:p>8.953247</text:p>
          </table:table-cell>
          <table:table-cell office:value-type="float" office:value="8.857086" calcext:value-type="float">
            <text:p>8.857086</text:p>
          </table:table-cell>
          <table:table-cell office:value-type="float" office:value="2.615417" calcext:value-type="float">
            <text:p>2.615417</text:p>
          </table:table-cell>
          <table:table-cell office:value-type="float" office:value="-21.36047" calcext:value-type="float">
            <text:p>-21.360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5" calcext:value-type="float">
            <text:p>9012005</text:p>
          </table:table-cell>
          <table:table-cell office:value-type="float" office:value="5.489834" calcext:value-type="float">
            <text:p>5.489834</text:p>
          </table:table-cell>
          <table:table-cell office:value-type="float" office:value="0.37" calcext:value-type="float">
            <text:p>0.37</text:p>
          </table:table-cell>
          <table:table-cell office:value-type="float" office:value="-11.03" calcext:value-type="float">
            <text:p>-11.03</text:p>
          </table:table-cell>
          <table:table-cell office:value-type="float" office:value="0.5535874" calcext:value-type="float">
            <text:p>0.5535874</text:p>
          </table:table-cell>
          <table:table-cell office:value-type="float" office:value="0.2360738" calcext:value-type="float">
            <text:p>0.2360738</text:p>
          </table:table-cell>
          <table:table-cell office:value-type="float" office:value="361.332" calcext:value-type="float">
            <text:p>361.332</text:p>
          </table:table-cell>
          <table:table-cell office:value-type="float" office:value="3.1" calcext:value-type="float">
            <text:p>3.1</text:p>
          </table:table-cell>
          <table:table-cell office:value-type="float" office:value="3.070129" calcext:value-type="float">
            <text:p>3.070129</text:p>
          </table:table-cell>
          <table:table-cell office:value-type="float" office:value="-7.907623" calcext:value-type="float">
            <text:p>-7.907623</text:p>
          </table:table-cell>
          <table:table-cell office:value-type="float" office:value="-1.007568" calcext:value-type="float">
            <text:p>-1.007568</text:p>
          </table:table-cell>
          <table:table-cell office:value-type="float" office:value="-4.699493" calcext:value-type="float">
            <text:p>-4.699493</text:p>
          </table:table-cell>
          <table:table-cell office:value-type="float" office:value="-1.87616" calcext:value-type="float">
            <text:p>-1.87616</text:p>
          </table:table-cell>
          <table:table-cell office:value-type="float" office:value="-3.758301" calcext:value-type="float">
            <text:p>-3.758301</text:p>
          </table:table-cell>
          <table:table-cell office:value-type="float" office:value="-1.608978" calcext:value-type="float">
            <text:p>-1.608978</text:p>
          </table:table-cell>
          <table:table-cell office:value-type="float" office:value="-2.707062" calcext:value-type="float">
            <text:p>-2.707062</text:p>
          </table:table-cell>
          <table:table-cell office:value-type="float" office:value="-1.113068" calcext:value-type="float">
            <text:p>-1.113068</text:p>
          </table:table-cell>
          <table:table-cell office:value-type="float" office:value="-1.735535" calcext:value-type="float">
            <text:p>-1.735535</text:p>
          </table:table-cell>
          <table:table-cell office:value-type="float" office:value="-0.223999" calcext:value-type="float">
            <text:p>-0.223999</text:p>
          </table:table-cell>
          <table:table-cell office:value-type="float" office:value="-0.2676086" calcext:value-type="float">
            <text:p>-0.2676086</text:p>
          </table:table-cell>
          <table:table-cell office:value-type="float" office:value="0.3856201" calcext:value-type="float">
            <text:p>0.3856201</text:p>
          </table:table-cell>
          <table:table-cell office:value-type="float" office:value="0.3153687" calcext:value-type="float">
            <text:p>0.3153687</text:p>
          </table:table-cell>
          <table:table-cell office:value-type="float" office:value="1.404694" calcext:value-type="float">
            <text:p>1.404694</text:p>
          </table:table-cell>
          <table:table-cell office:value-type="float" office:value="1.305817" calcext:value-type="float">
            <text:p>1.305817</text:p>
          </table:table-cell>
          <table:table-cell office:value-type="float" office:value="3.096649" calcext:value-type="float">
            <text:p>3.096649</text:p>
          </table:table-cell>
          <table:table-cell office:value-type="float" office:value="2.980927" calcext:value-type="float">
            <text:p>2.980927</text:p>
          </table:table-cell>
          <table:table-cell office:value-type="float" office:value="4.945587" calcext:value-type="float">
            <text:p>4.945587</text:p>
          </table:table-cell>
          <table:table-cell office:value-type="float" office:value="4.837006" calcext:value-type="float">
            <text:p>4.837006</text:p>
          </table:table-cell>
          <table:table-cell office:value-type="float" office:value="6.334778" calcext:value-type="float">
            <text:p>6.334778</text:p>
          </table:table-cell>
          <table:table-cell office:value-type="float" office:value="6.231781" calcext:value-type="float">
            <text:p>6.231781</text:p>
          </table:table-cell>
          <table:table-cell office:value-type="float" office:value="7.47757" calcext:value-type="float">
            <text:p>7.47757</text:p>
          </table:table-cell>
          <table:table-cell office:value-type="float" office:value="7.376495" calcext:value-type="float">
            <text:p>7.376495</text:p>
          </table:table-cell>
          <table:table-cell office:value-type="float" office:value="8.381073" calcext:value-type="float">
            <text:p>8.381073</text:p>
          </table:table-cell>
          <table:table-cell office:value-type="float" office:value="8.281616" calcext:value-type="float">
            <text:p>8.281616</text:p>
          </table:table-cell>
          <table:table-cell office:value-type="float" office:value="8.856079" calcext:value-type="float">
            <text:p>8.856079</text:p>
          </table:table-cell>
          <table:table-cell office:value-type="float" office:value="8.761078" calcext:value-type="float">
            <text:p>8.761078</text:p>
          </table:table-cell>
          <table:table-cell office:value-type="float" office:value="4.614746" calcext:value-type="float">
            <text:p>4.614746</text:p>
          </table:table-cell>
          <table:table-cell office:value-type="float" office:value="-11.57986" calcext:value-type="float">
            <text:p>-11.579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5" calcext:value-type="float">
            <text:p>10012005</text:p>
          </table:table-cell>
          <table:table-cell office:value-type="float" office:value="5.753758" calcext:value-type="float">
            <text:p>5.753758</text:p>
          </table:table-cell>
          <table:table-cell office:value-type="float" office:value="-7.08" calcext:value-type="float">
            <text:p>-7.08</text:p>
          </table:table-cell>
          <table:table-cell office:value-type="float" office:value="-10.34" calcext:value-type="float">
            <text:p>-10.34</text:p>
          </table:table-cell>
          <table:table-cell office:value-type="float" office:value="0.3198077" calcext:value-type="float">
            <text:p>0.3198077</text:p>
          </table:table-cell>
          <table:table-cell office:value-type="float" office:value="0.2490942" calcext:value-type="float">
            <text:p>0.2490942</text:p>
          </table:table-cell>
          <table:table-cell office:value-type="float" office:value="315.648" calcext:value-type="float">
            <text:p>315.648</text:p>
          </table:table-cell>
          <table:table-cell office:value-type="float" office:value="0" calcext:value-type="float">
            <text:p>0</text:p>
          </table:table-cell>
          <table:table-cell office:value-type="float" office:value="-1.004089" calcext:value-type="float">
            <text:p>-1.004089</text:p>
          </table:table-cell>
          <table:table-cell office:value-type="float" office:value="-9.331909" calcext:value-type="float">
            <text:p>-9.331909</text:p>
          </table:table-cell>
          <table:table-cell office:value-type="float" office:value="-2.716827" calcext:value-type="float">
            <text:p>-2.716827</text:p>
          </table:table-cell>
          <table:table-cell office:value-type="float" office:value="-5.518616" calcext:value-type="float">
            <text:p>-5.518616</text:p>
          </table:table-cell>
          <table:table-cell office:value-type="float" office:value="-2.238708" calcext:value-type="float">
            <text:p>-2.238708</text:p>
          </table:table-cell>
          <table:table-cell office:value-type="float" office:value="-3.523193" calcext:value-type="float">
            <text:p>-3.523193</text:p>
          </table:table-cell>
          <table:table-cell office:value-type="float" office:value="-1.621246" calcext:value-type="float">
            <text:p>-1.621246</text:p>
          </table:table-cell>
          <table:table-cell office:value-type="float" office:value="-2.137421" calcext:value-type="float">
            <text:p>-2.137421</text:p>
          </table:table-cell>
          <table:table-cell office:value-type="float" office:value="-1.107941" calcext:value-type="float">
            <text:p>-1.107941</text:p>
          </table:table-cell>
          <table:table-cell office:value-type="float" office:value="-1.361237" calcext:value-type="float">
            <text:p>-1.361237</text:p>
          </table:table-cell>
          <table:table-cell office:value-type="float" office:value="-0.2680664" calcext:value-type="float">
            <text:p>-0.2680664</text:p>
          </table:table-cell>
          <table:table-cell office:value-type="float" office:value="-0.3725281" calcext:value-type="float">
            <text:p>-0.3725281</text:p>
          </table:table-cell>
          <table:table-cell office:value-type="float" office:value="0.3147888" calcext:value-type="float">
            <text:p>0.3147888</text:p>
          </table:table-cell>
          <table:table-cell office:value-type="float" office:value="0.2185669" calcext:value-type="float">
            <text:p>0.2185669</text:p>
          </table:table-cell>
          <table:table-cell office:value-type="float" office:value="1.304932" calcext:value-type="float">
            <text:p>1.304932</text:p>
          </table:table-cell>
          <table:table-cell office:value-type="float" office:value="1.214294" calcext:value-type="float">
            <text:p>1.214294</text:p>
          </table:table-cell>
          <table:table-cell office:value-type="float" office:value="2.979767" calcext:value-type="float">
            <text:p>2.979767</text:p>
          </table:table-cell>
          <table:table-cell office:value-type="float" office:value="2.873444" calcext:value-type="float">
            <text:p>2.873444</text:p>
          </table:table-cell>
          <table:table-cell office:value-type="float" office:value="4.835846" calcext:value-type="float">
            <text:p>4.835846</text:p>
          </table:table-cell>
          <table:table-cell office:value-type="float" office:value="4.727234" calcext:value-type="float">
            <text:p>4.727234</text:p>
          </table:table-cell>
          <table:table-cell office:value-type="float" office:value="6.230682" calcext:value-type="float">
            <text:p>6.230682</text:p>
          </table:table-cell>
          <table:table-cell office:value-type="float" office:value="6.126434" calcext:value-type="float">
            <text:p>6.126434</text:p>
          </table:table-cell>
          <table:table-cell office:value-type="float" office:value="7.375427" calcext:value-type="float">
            <text:p>7.375427</text:p>
          </table:table-cell>
          <table:table-cell office:value-type="float" office:value="7.273926" calcext:value-type="float">
            <text:p>7.273926</text:p>
          </table:table-cell>
          <table:table-cell office:value-type="float" office:value="8.280579" calcext:value-type="float">
            <text:p>8.280579</text:p>
          </table:table-cell>
          <table:table-cell office:value-type="float" office:value="8.181854" calcext:value-type="float">
            <text:p>8.181854</text:p>
          </table:table-cell>
          <table:table-cell office:value-type="float" office:value="8.760071" calcext:value-type="float">
            <text:p>8.760071</text:p>
          </table:table-cell>
          <table:table-cell office:value-type="float" office:value="8.665649" calcext:value-type="float">
            <text:p>8.665649</text:p>
          </table:table-cell>
          <table:table-cell office:value-type="float" office:value="-0.3122253" calcext:value-type="float">
            <text:p>-0.3122253</text:p>
          </table:table-cell>
          <table:table-cell office:value-type="float" office:value="-12.51782" calcext:value-type="float">
            <text:p>-12.517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5" calcext:value-type="float">
            <text:p>11012005</text:p>
          </table:table-cell>
          <table:table-cell office:value-type="float" office:value="4.415307" calcext:value-type="float">
            <text:p>4.415307</text:p>
          </table:table-cell>
          <table:table-cell office:value-type="float" office:value="-5.52" calcext:value-type="float">
            <text:p>-5.52</text:p>
          </table:table-cell>
          <table:table-cell office:value-type="float" office:value="-8.75" calcext:value-type="float">
            <text:p>-8.75</text:p>
          </table:table-cell>
          <table:table-cell office:value-type="float" office:value="0.3596546" calcext:value-type="float">
            <text:p>0.3596546</text:p>
          </table:table-cell>
          <table:table-cell office:value-type="float" office:value="0.2815976" calcext:value-type="float">
            <text:p>0.2815976</text:p>
          </table:table-cell>
          <table:table-cell office:value-type="float" office:value="246.492" calcext:value-type="float">
            <text:p>246.492</text:p>
          </table:table-cell>
          <table:table-cell office:value-type="float" office:value="0" calcext:value-type="float">
            <text:p>0</text:p>
          </table:table-cell>
          <table:table-cell office:value-type="float" office:value="-2.737915" calcext:value-type="float">
            <text:p>-2.737915</text:p>
          </table:table-cell>
          <table:table-cell office:value-type="float" office:value="-9.341949" calcext:value-type="float">
            <text:p>-9.341949</text:p>
          </table:table-cell>
          <table:table-cell office:value-type="float" office:value="-3.545288" calcext:value-type="float">
            <text:p>-3.545288</text:p>
          </table:table-cell>
          <table:table-cell office:value-type="float" office:value="-6.005127" calcext:value-type="float">
            <text:p>-6.005127</text:p>
          </table:table-cell>
          <table:table-cell office:value-type="float" office:value="-3.218109" calcext:value-type="float">
            <text:p>-3.218109</text:p>
          </table:table-cell>
          <table:table-cell office:value-type="float" office:value="-4.225769" calcext:value-type="float">
            <text:p>-4.225769</text:p>
          </table:table-cell>
          <table:table-cell office:value-type="float" office:value="-2.150085" calcext:value-type="float">
            <text:p>-2.150085</text:p>
          </table:table-cell>
          <table:table-cell office:value-type="float" office:value="-2.715271" calcext:value-type="float">
            <text:p>-2.715271</text:p>
          </table:table-cell>
          <table:table-cell office:value-type="float" office:value="-1.366669" calcext:value-type="float">
            <text:p>-1.366669</text:p>
          </table:table-cell>
          <table:table-cell office:value-type="float" office:value="-1.734711" calcext:value-type="float">
            <text:p>-1.734711</text:p>
          </table:table-cell>
          <table:table-cell office:value-type="float" office:value="-0.3741455" calcext:value-type="float">
            <text:p>-0.3741455</text:p>
          </table:table-cell>
          <table:table-cell office:value-type="float" office:value="-0.5943604" calcext:value-type="float">
            <text:p>-0.5943604</text:p>
          </table:table-cell>
          <table:table-cell office:value-type="float" office:value="0.2172852" calcext:value-type="float">
            <text:p>0.2172852</text:p>
          </table:table-cell>
          <table:table-cell office:value-type="float" office:value="0.03482056" calcext:value-type="float">
            <text:p>0.03482056</text:p>
          </table:table-cell>
          <table:table-cell office:value-type="float" office:value="1.213257" calcext:value-type="float">
            <text:p>1.213257</text:p>
          </table:table-cell>
          <table:table-cell office:value-type="float" office:value="1.086548" calcext:value-type="float">
            <text:p>1.086548</text:p>
          </table:table-cell>
          <table:table-cell office:value-type="float" office:value="2.872375" calcext:value-type="float">
            <text:p>2.872375</text:p>
          </table:table-cell>
          <table:table-cell office:value-type="float" office:value="2.765167" calcext:value-type="float">
            <text:p>2.765167</text:p>
          </table:table-cell>
          <table:table-cell office:value-type="float" office:value="4.726105" calcext:value-type="float">
            <text:p>4.726105</text:p>
          </table:table-cell>
          <table:table-cell office:value-type="float" office:value="4.619781" calcext:value-type="float">
            <text:p>4.619781</text:p>
          </table:table-cell>
          <table:table-cell office:value-type="float" office:value="6.125336" calcext:value-type="float">
            <text:p>6.125336</text:p>
          </table:table-cell>
          <table:table-cell office:value-type="float" office:value="6.021088" calcext:value-type="float">
            <text:p>6.021088</text:p>
          </table:table-cell>
          <table:table-cell office:value-type="float" office:value="7.272827" calcext:value-type="float">
            <text:p>7.272827</text:p>
          </table:table-cell>
          <table:table-cell office:value-type="float" office:value="7.171204" calcext:value-type="float">
            <text:p>7.171204</text:p>
          </table:table-cell>
          <table:table-cell office:value-type="float" office:value="8.180817" calcext:value-type="float">
            <text:p>8.180817</text:p>
          </table:table-cell>
          <table:table-cell office:value-type="float" office:value="8.08252" calcext:value-type="float">
            <text:p>8.08252</text:p>
          </table:table-cell>
          <table:table-cell office:value-type="float" office:value="8.664642" calcext:value-type="float">
            <text:p>8.664642</text:p>
          </table:table-cell>
          <table:table-cell office:value-type="float" office:value="8.57135" calcext:value-type="float">
            <text:p>8.57135</text:p>
          </table:table-cell>
          <table:table-cell office:value-type="float" office:value="-2.541748" calcext:value-type="float">
            <text:p>-2.541748</text:p>
          </table:table-cell>
          <table:table-cell office:value-type="float" office:value="-11.94321" calcext:value-type="float">
            <text:p>-11.943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5" calcext:value-type="float">
            <text:p>12012005</text:p>
          </table:table-cell>
          <table:table-cell office:value-type="float" office:value="4.62384" calcext:value-type="float">
            <text:p>4.62384</text:p>
          </table:table-cell>
          <table:table-cell office:value-type="float" office:value="-2.86" calcext:value-type="float">
            <text:p>-2.86</text:p>
          </table:table-cell>
          <table:table-cell office:value-type="float" office:value="-7.43" calcext:value-type="float">
            <text:p>-7.43</text:p>
          </table:table-cell>
          <table:table-cell office:value-type="float" office:value="0.4380099" calcext:value-type="float">
            <text:p>0.4380099</text:p>
          </table:table-cell>
          <table:table-cell office:value-type="float" office:value="0.311433" calcext:value-type="float">
            <text:p>0.311433</text:p>
          </table:table-cell>
          <table:table-cell office:value-type="float" office:value="242.784" calcext:value-type="float">
            <text:p>242.784</text:p>
          </table:table-cell>
          <table:table-cell office:value-type="float" office:value="0" calcext:value-type="float">
            <text:p>0</text:p>
          </table:table-cell>
          <table:table-cell office:value-type="float" office:value="-0.5294495" calcext:value-type="float">
            <text:p>-0.5294495</text:p>
          </table:table-cell>
          <table:table-cell office:value-type="float" office:value="-8.068756" calcext:value-type="float">
            <text:p>-8.068756</text:p>
          </table:table-cell>
          <table:table-cell office:value-type="float" office:value="-2.648254" calcext:value-type="float">
            <text:p>-2.648254</text:p>
          </table:table-cell>
          <table:table-cell office:value-type="float" office:value="-5.588257" calcext:value-type="float">
            <text:p>-5.588257</text:p>
          </table:table-cell>
          <table:table-cell office:value-type="float" office:value="-2.795654" calcext:value-type="float">
            <text:p>-2.795654</text:p>
          </table:table-cell>
          <table:table-cell office:value-type="float" office:value="-4.179688" calcext:value-type="float">
            <text:p>-4.179688</text:p>
          </table:table-cell>
          <table:table-cell office:value-type="float" office:value="-2.323608" calcext:value-type="float">
            <text:p>-2.323608</text:p>
          </table:table-cell>
          <table:table-cell office:value-type="float" office:value="-2.890442" calcext:value-type="float">
            <text:p>-2.890442</text:p>
          </table:table-cell>
          <table:table-cell office:value-type="float" office:value="-1.724609" calcext:value-type="float">
            <text:p>-1.724609</text:p>
          </table:table-cell>
          <table:table-cell office:value-type="float" office:value="-1.962769" calcext:value-type="float">
            <text:p>-1.962769</text:p>
          </table:table-cell>
          <table:table-cell office:value-type="float" office:value="-0.597168" calcext:value-type="float">
            <text:p>-0.597168</text:p>
          </table:table-cell>
          <table:table-cell office:value-type="float" office:value="-0.8452148" calcext:value-type="float">
            <text:p>-0.8452148</text:p>
          </table:table-cell>
          <table:table-cell office:value-type="float" office:value="0.03259277" calcext:value-type="float">
            <text:p>0.03259277</text:p>
          </table:table-cell>
          <table:table-cell office:value-type="float" office:value="-0.04455566" calcext:value-type="float">
            <text:p>-0.04455566</text:p>
          </table:table-cell>
          <table:table-cell office:value-type="float" office:value="1.08493" calcext:value-type="float">
            <text:p>1.08493</text:p>
          </table:table-cell>
          <table:table-cell office:value-type="float" office:value="0.9561768" calcext:value-type="float">
            <text:p>0.9561768</text:p>
          </table:table-cell>
          <table:table-cell office:value-type="float" office:value="2.763947" calcext:value-type="float">
            <text:p>2.763947</text:p>
          </table:table-cell>
          <table:table-cell office:value-type="float" office:value="2.646454" calcext:value-type="float">
            <text:p>2.646454</text:p>
          </table:table-cell>
          <table:table-cell office:value-type="float" office:value="4.618591" calcext:value-type="float">
            <text:p>4.618591</text:p>
          </table:table-cell>
          <table:table-cell office:value-type="float" office:value="4.511414" calcext:value-type="float">
            <text:p>4.511414</text:p>
          </table:table-cell>
          <table:table-cell office:value-type="float" office:value="6.02002" calcext:value-type="float">
            <text:p>6.02002</text:p>
          </table:table-cell>
          <table:table-cell office:value-type="float" office:value="5.915466" calcext:value-type="float">
            <text:p>5.915466</text:p>
          </table:table-cell>
          <table:table-cell office:value-type="float" office:value="7.170135" calcext:value-type="float">
            <text:p>7.170135</text:p>
          </table:table-cell>
          <table:table-cell office:value-type="float" office:value="7.067291" calcext:value-type="float">
            <text:p>7.067291</text:p>
          </table:table-cell>
          <table:table-cell office:value-type="float" office:value="8.081482" calcext:value-type="float">
            <text:p>8.081482</text:p>
          </table:table-cell>
          <table:table-cell office:value-type="float" office:value="7.983704" calcext:value-type="float">
            <text:p>7.983704</text:p>
          </table:table-cell>
          <table:table-cell office:value-type="float" office:value="8.570374" calcext:value-type="float">
            <text:p>8.570374</text:p>
          </table:table-cell>
          <table:table-cell office:value-type="float" office:value="8.477753" calcext:value-type="float">
            <text:p>8.477753</text:p>
          </table:table-cell>
          <table:table-cell office:value-type="float" office:value="1.163147" calcext:value-type="float">
            <text:p>1.163147</text:p>
          </table:table-cell>
          <table:table-cell office:value-type="float" office:value="-10.35065" calcext:value-type="float">
            <text:p>-10.350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5" calcext:value-type="float">
            <text:p>13012005</text:p>
          </table:table-cell>
          <table:table-cell office:value-type="float" office:value="9.811332" calcext:value-type="float">
            <text:p>9.811332</text:p>
          </table:table-cell>
          <table:table-cell office:value-type="float" office:value="-6.52" calcext:value-type="float">
            <text:p>-6.52</text:p>
          </table:table-cell>
          <table:table-cell office:value-type="float" office:value="-22" calcext:value-type="float">
            <text:p>-22</text:p>
          </table:table-cell>
          <table:table-cell office:value-type="float" office:value="0.3336291" calcext:value-type="float">
            <text:p>0.3336291</text:p>
          </table:table-cell>
          <table:table-cell office:value-type="float" office:value="0.09663738" calcext:value-type="float">
            <text:p>0.09663738</text:p>
          </table:table-cell>
          <table:table-cell office:value-type="float" office:value="532.62" calcext:value-type="float">
            <text:p>532.62</text:p>
          </table:table-cell>
          <table:table-cell office:value-type="float" office:value="0" calcext:value-type="float">
            <text:p>0</text:p>
          </table:table-cell>
          <table:table-cell office:value-type="float" office:value="0.3968811" calcext:value-type="float">
            <text:p>0.3968811</text:p>
          </table:table-cell>
          <table:table-cell office:value-type="float" office:value="-15.45297" calcext:value-type="float">
            <text:p>-15.45297</text:p>
          </table:table-cell>
          <table:table-cell office:value-type="float" office:value="-2.628082" calcext:value-type="float">
            <text:p>-2.628082</text:p>
          </table:table-cell>
          <table:table-cell office:value-type="float" office:value="-8.708282" calcext:value-type="float">
            <text:p>-8.708282</text:p>
          </table:table-cell>
          <table:table-cell office:value-type="float" office:value="-2.997742" calcext:value-type="float">
            <text:p>-2.997742</text:p>
          </table:table-cell>
          <table:table-cell office:value-type="float" office:value="-5.465118" calcext:value-type="float">
            <text:p>-5.465118</text:p>
          </table:table-cell>
          <table:table-cell office:value-type="float" office:value="-2.374237" calcext:value-type="float">
            <text:p>-2.374237</text:p>
          </table:table-cell>
          <table:table-cell office:value-type="float" office:value="-3.297638" calcext:value-type="float">
            <text:p>-3.297638</text:p>
          </table:table-cell>
          <table:table-cell office:value-type="float" office:value="-1.74173" calcext:value-type="float">
            <text:p>-1.74173</text:p>
          </table:table-cell>
          <table:table-cell office:value-type="float" office:value="-2.229584" calcext:value-type="float">
            <text:p>-2.229584</text:p>
          </table:table-cell>
          <table:table-cell office:value-type="float" office:value="-0.8468018" calcext:value-type="float">
            <text:p>-0.8468018</text:p>
          </table:table-cell>
          <table:table-cell office:value-type="float" office:value="-1.068237" calcext:value-type="float">
            <text:p>-1.068237</text:p>
          </table:table-cell>
          <table:table-cell office:value-type="float" office:value="-0.04467773" calcext:value-type="float">
            <text:p>-0.04467773</text:p>
          </table:table-cell>
          <table:table-cell office:value-type="float" office:value="-0.06851196" calcext:value-type="float">
            <text:p>-0.06851196</text:p>
          </table:table-cell>
          <table:table-cell office:value-type="float" office:value="0.9552917" calcext:value-type="float">
            <text:p>0.9552917</text:p>
          </table:table-cell>
          <table:table-cell office:value-type="float" office:value="0.8858948" calcext:value-type="float">
            <text:p>0.8858948</text:p>
          </table:table-cell>
          <table:table-cell office:value-type="float" office:value="2.645264" calcext:value-type="float">
            <text:p>2.645264</text:p>
          </table:table-cell>
          <table:table-cell office:value-type="float" office:value="2.539093" calcext:value-type="float">
            <text:p>2.539093</text:p>
          </table:table-cell>
          <table:table-cell office:value-type="float" office:value="4.510284" calcext:value-type="float">
            <text:p>4.510284</text:p>
          </table:table-cell>
          <table:table-cell office:value-type="float" office:value="4.402222" calcext:value-type="float">
            <text:p>4.402222</text:p>
          </table:table-cell>
          <table:table-cell office:value-type="float" office:value="5.914368" calcext:value-type="float">
            <text:p>5.914368</text:p>
          </table:table-cell>
          <table:table-cell office:value-type="float" office:value="5.80957" calcext:value-type="float">
            <text:p>5.80957</text:p>
          </table:table-cell>
          <table:table-cell office:value-type="float" office:value="7.066193" calcext:value-type="float">
            <text:p>7.066193</text:p>
          </table:table-cell>
          <table:table-cell office:value-type="float" office:value="6.965302" calcext:value-type="float">
            <text:p>6.965302</text:p>
          </table:table-cell>
          <table:table-cell office:value-type="float" office:value="7.982666" calcext:value-type="float">
            <text:p>7.982666</text:p>
          </table:table-cell>
          <table:table-cell office:value-type="float" office:value="7.886719" calcext:value-type="float">
            <text:p>7.886719</text:p>
          </table:table-cell>
          <table:table-cell office:value-type="float" office:value="8.476807" calcext:value-type="float">
            <text:p>8.476807</text:p>
          </table:table-cell>
          <table:table-cell office:value-type="float" office:value="8.384644" calcext:value-type="float">
            <text:p>8.384644</text:p>
          </table:table-cell>
          <table:table-cell office:value-type="float" office:value="1.642426" calcext:value-type="float">
            <text:p>1.642426</text:p>
          </table:table-cell>
          <table:table-cell office:value-type="float" office:value="-20.63332" calcext:value-type="float">
            <text:p>-20.633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5" calcext:value-type="float">
            <text:p>14012005</text:p>
          </table:table-cell>
          <table:table-cell office:value-type="float" office:value="6.575532" calcext:value-type="float">
            <text:p>6.575532</text:p>
          </table:table-cell>
          <table:table-cell office:value-type="float" office:value="-16.8" calcext:value-type="float">
            <text:p>-16.8</text:p>
          </table:table-cell>
          <table:table-cell office:value-type="float" office:value="-22.97" calcext:value-type="float">
            <text:p>-22.97</text:p>
          </table:table-cell>
          <table:table-cell office:value-type="float" office:value="0.1489903" calcext:value-type="float">
            <text:p>0.1489903</text:p>
          </table:table-cell>
          <table:table-cell office:value-type="float" office:value="0.08896274" calcext:value-type="float">
            <text:p>0.08896274</text:p>
          </table:table-cell>
          <table:table-cell office:value-type="float" office:value="208.404" calcext:value-type="float">
            <text:p>208.404</text:p>
          </table:table-cell>
          <table:table-cell office:value-type="float" office:value="0" calcext:value-type="float">
            <text:p>0</text:p>
          </table:table-cell>
          <table:table-cell office:value-type="float" office:value="-5.348785" calcext:value-type="float">
            <text:p>-5.348785</text:p>
          </table:table-cell>
          <table:table-cell office:value-type="float" office:value="-17.02716" calcext:value-type="float">
            <text:p>-17.02716</text:p>
          </table:table-cell>
          <table:table-cell office:value-type="float" office:value="-6.367676" calcext:value-type="float">
            <text:p>-6.367676</text:p>
          </table:table-cell>
          <table:table-cell office:value-type="float" office:value="-10.7941" calcext:value-type="float">
            <text:p>-10.7941</text:p>
          </table:table-cell>
          <table:table-cell office:value-type="float" office:value="-5.562653" calcext:value-type="float">
            <text:p>-5.562653</text:p>
          </table:table-cell>
          <table:table-cell office:value-type="float" office:value="-7.812714" calcext:value-type="float">
            <text:p>-7.812714</text:p>
          </table:table-cell>
          <table:table-cell office:value-type="float" office:value="-3.349304" calcext:value-type="float">
            <text:p>-3.349304</text:p>
          </table:table-cell>
          <table:table-cell office:value-type="float" office:value="-5.402771" calcext:value-type="float">
            <text:p>-5.402771</text:p>
          </table:table-cell>
          <table:table-cell office:value-type="float" office:value="-2.254517" calcext:value-type="float">
            <text:p>-2.254517</text:p>
          </table:table-cell>
          <table:table-cell office:value-type="float" office:value="-3.834412" calcext:value-type="float">
            <text:p>-3.834412</text:p>
          </table:table-cell>
          <table:table-cell office:value-type="float" office:value="-1.072571" calcext:value-type="float">
            <text:p>-1.072571</text:p>
          </table:table-cell>
          <table:table-cell office:value-type="float" office:value="-1.871094" calcext:value-type="float">
            <text:p>-1.871094</text:p>
          </table:table-cell>
          <table:table-cell office:value-type="float" office:value="-0.06887817" calcext:value-type="float">
            <text:p>-0.06887817</text:p>
          </table:table-cell>
          <table:table-cell office:value-type="float" office:value="-0.1477966" calcext:value-type="float">
            <text:p>-0.1477966</text:p>
          </table:table-cell>
          <table:table-cell office:value-type="float" office:value="0.8852539" calcext:value-type="float">
            <text:p>0.8852539</text:p>
          </table:table-cell>
          <table:table-cell office:value-type="float" office:value="0.8115845" calcext:value-type="float">
            <text:p>0.8115845</text:p>
          </table:table-cell>
          <table:table-cell office:value-type="float" office:value="2.538055" calcext:value-type="float">
            <text:p>2.538055</text:p>
          </table:table-cell>
          <table:table-cell office:value-type="float" office:value="2.444489" calcext:value-type="float">
            <text:p>2.444489</text:p>
          </table:table-cell>
          <table:table-cell office:value-type="float" office:value="4.401154" calcext:value-type="float">
            <text:p>4.401154</text:p>
          </table:table-cell>
          <table:table-cell office:value-type="float" office:value="4.296356" calcext:value-type="float">
            <text:p>4.296356</text:p>
          </table:table-cell>
          <table:table-cell office:value-type="float" office:value="5.808502" calcext:value-type="float">
            <text:p>5.808502</text:p>
          </table:table-cell>
          <table:table-cell office:value-type="float" office:value="5.704773" calcext:value-type="float">
            <text:p>5.704773</text:p>
          </table:table-cell>
          <table:table-cell office:value-type="float" office:value="6.964264" calcext:value-type="float">
            <text:p>6.964264</text:p>
          </table:table-cell>
          <table:table-cell office:value-type="float" office:value="6.864197" calcext:value-type="float">
            <text:p>6.864197</text:p>
          </table:table-cell>
          <table:table-cell office:value-type="float" office:value="7.885681" calcext:value-type="float">
            <text:p>7.885681</text:p>
          </table:table-cell>
          <table:table-cell office:value-type="float" office:value="7.787842" calcext:value-type="float">
            <text:p>7.787842</text:p>
          </table:table-cell>
          <table:table-cell office:value-type="float" office:value="8.383667" calcext:value-type="float">
            <text:p>8.383667</text:p>
          </table:table-cell>
          <table:table-cell office:value-type="float" office:value="8.291595" calcext:value-type="float">
            <text:p>8.291595</text:p>
          </table:table-cell>
          <table:table-cell office:value-type="float" office:value="-6.194641" calcext:value-type="float">
            <text:p>-6.194641</text:p>
          </table:table-cell>
          <table:table-cell office:value-type="float" office:value="-21.93245" calcext:value-type="float">
            <text:p>-21.932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5" calcext:value-type="float">
            <text:p>15012005</text:p>
          </table:table-cell>
          <table:table-cell office:value-type="float" office:value="9.603585" calcext:value-type="float">
            <text:p>9.603585</text:p>
          </table:table-cell>
          <table:table-cell office:value-type="float" office:value="-15.45" calcext:value-type="float">
            <text:p>-15.45</text:p>
          </table:table-cell>
          <table:table-cell office:value-type="float" office:value="-26.31" calcext:value-type="float">
            <text:p>-26.31</text:p>
          </table:table-cell>
          <table:table-cell office:value-type="float" office:value="0.1662368" calcext:value-type="float">
            <text:p>0.1662368</text:p>
          </table:table-cell>
          <table:table-cell office:value-type="float" office:value="0.06657465" calcext:value-type="float">
            <text:p>0.06657465</text:p>
          </table:table-cell>
          <table:table-cell office:value-type="float" office:value="132.084" calcext:value-type="float">
            <text:p>132.084</text:p>
          </table:table-cell>
          <table:table-cell office:value-type="float" office:value="0" calcext:value-type="float">
            <text:p>0</text:p>
          </table:table-cell>
          <table:table-cell office:value-type="float" office:value="-2.449524" calcext:value-type="float">
            <text:p>-2.449524</text:p>
          </table:table-cell>
          <table:table-cell office:value-type="float" office:value="-20.07385" calcext:value-type="float">
            <text:p>-20.07385</text:p>
          </table:table-cell>
          <table:table-cell office:value-type="float" office:value="-5.955353" calcext:value-type="float">
            <text:p>-5.955353</text:p>
          </table:table-cell>
          <table:table-cell office:value-type="float" office:value="-13.44846" calcext:value-type="float">
            <text:p>-13.44846</text:p>
          </table:table-cell>
          <table:table-cell office:value-type="float" office:value="-6.206512" calcext:value-type="float">
            <text:p>-6.206512</text:p>
          </table:table-cell>
          <table:table-cell office:value-type="float" office:value="-10.20325" calcext:value-type="float">
            <text:p>-10.20325</text:p>
          </table:table-cell>
          <table:table-cell office:value-type="float" office:value="-5.371399" calcext:value-type="float">
            <text:p>-5.371399</text:p>
          </table:table-cell>
          <table:table-cell office:value-type="float" office:value="-7.310028" calcext:value-type="float">
            <text:p>-7.310028</text:p>
          </table:table-cell>
          <table:table-cell office:value-type="float" office:value="-3.862732" calcext:value-type="float">
            <text:p>-3.862732</text:p>
          </table:table-cell>
          <table:table-cell office:value-type="float" office:value="-5.267914" calcext:value-type="float">
            <text:p>-5.267914</text:p>
          </table:table-cell>
          <table:table-cell office:value-type="float" office:value="-1.880798" calcext:value-type="float">
            <text:p>-1.880798</text:p>
          </table:table-cell>
          <table:table-cell office:value-type="float" office:value="-2.660065" calcext:value-type="float">
            <text:p>-2.660065</text:p>
          </table:table-cell>
          <table:table-cell office:value-type="float" office:value="-0.1488342" calcext:value-type="float">
            <text:p>-0.1488342</text:p>
          </table:table-cell>
          <table:table-cell office:value-type="float" office:value="-0.2801208" calcext:value-type="float">
            <text:p>-0.2801208</text:p>
          </table:table-cell>
          <table:table-cell office:value-type="float" office:value="0.8106995" calcext:value-type="float">
            <text:p>0.8106995</text:p>
          </table:table-cell>
          <table:table-cell office:value-type="float" office:value="0.7013855" calcext:value-type="float">
            <text:p>0.7013855</text:p>
          </table:table-cell>
          <table:table-cell office:value-type="float" office:value="2.443542" calcext:value-type="float">
            <text:p>2.443542</text:p>
          </table:table-cell>
          <table:table-cell office:value-type="float" office:value="2.347626" calcext:value-type="float">
            <text:p>2.347626</text:p>
          </table:table-cell>
          <table:table-cell office:value-type="float" office:value="4.295227" calcext:value-type="float">
            <text:p>4.295227</text:p>
          </table:table-cell>
          <table:table-cell office:value-type="float" office:value="4.19339" calcext:value-type="float">
            <text:p>4.19339</text:p>
          </table:table-cell>
          <table:table-cell office:value-type="float" office:value="5.703705" calcext:value-type="float">
            <text:p>5.703705</text:p>
          </table:table-cell>
          <table:table-cell office:value-type="float" office:value="5.602234" calcext:value-type="float">
            <text:p>5.602234</text:p>
          </table:table-cell>
          <table:table-cell office:value-type="float" office:value="6.863129" calcext:value-type="float">
            <text:p>6.863129</text:p>
          </table:table-cell>
          <table:table-cell office:value-type="float" office:value="6.762573" calcext:value-type="float">
            <text:p>6.762573</text:p>
          </table:table-cell>
          <table:table-cell office:value-type="float" office:value="7.786835" calcext:value-type="float">
            <text:p>7.786835</text:p>
          </table:table-cell>
          <table:table-cell office:value-type="float" office:value="7.689972" calcext:value-type="float">
            <text:p>7.689972</text:p>
          </table:table-cell>
          <table:table-cell office:value-type="float" office:value="8.290649" calcext:value-type="float">
            <text:p>8.290649</text:p>
          </table:table-cell>
          <table:table-cell office:value-type="float" office:value="8.199402" calcext:value-type="float">
            <text:p>8.199402</text:p>
          </table:table-cell>
          <table:table-cell office:value-type="float" office:value="-1.825592" calcext:value-type="float">
            <text:p>-1.825592</text:p>
          </table:table-cell>
          <table:table-cell office:value-type="float" office:value="-24.69556" calcext:value-type="float">
            <text:p>-24.695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5" calcext:value-type="float">
            <text:p>16012005</text:p>
          </table:table-cell>
          <table:table-cell office:value-type="float" office:value="10.39144" calcext:value-type="float">
            <text:p>10.39144</text:p>
          </table:table-cell>
          <table:table-cell office:value-type="float" office:value="-13.35" calcext:value-type="float">
            <text:p>-13.35</text:p>
          </table:table-cell>
          <table:table-cell office:value-type="float" office:value="-26.53" calcext:value-type="float">
            <text:p>-26.53</text:p>
          </table:table-cell>
          <table:table-cell office:value-type="float" office:value="0.196672" calcext:value-type="float">
            <text:p>0.196672</text:p>
          </table:table-cell>
          <table:table-cell office:value-type="float" office:value="0.06529743" calcext:value-type="float">
            <text:p>0.06529743</text:p>
          </table:table-cell>
          <table:table-cell office:value-type="float" office:value="105.876" calcext:value-type="float">
            <text:p>105.876</text:p>
          </table:table-cell>
          <table:table-cell office:value-type="float" office:value="0" calcext:value-type="float">
            <text:p>0</text:p>
          </table:table-cell>
          <table:table-cell office:value-type="float" office:value="-0.556427" calcext:value-type="float">
            <text:p>-0.556427</text:p>
          </table:table-cell>
          <table:table-cell office:value-type="float" office:value="-20.24167" calcext:value-type="float">
            <text:p>-20.24167</text:p>
          </table:table-cell>
          <table:table-cell office:value-type="float" office:value="-5.338867" calcext:value-type="float">
            <text:p>-5.338867</text:p>
          </table:table-cell>
          <table:table-cell office:value-type="float" office:value="-13.34583" calcext:value-type="float">
            <text:p>-13.34583</text:p>
          </table:table-cell>
          <table:table-cell office:value-type="float" office:value="-5.90567" calcext:value-type="float">
            <text:p>-5.90567</text:p>
          </table:table-cell>
          <table:table-cell office:value-type="float" office:value="-10.23138" calcext:value-type="float">
            <text:p>-10.23138</text:p>
          </table:table-cell>
          <table:table-cell office:value-type="float" office:value="-5.296967" calcext:value-type="float">
            <text:p>-5.296967</text:p>
          </table:table-cell>
          <table:table-cell office:value-type="float" office:value="-7.518646" calcext:value-type="float">
            <text:p>-7.518646</text:p>
          </table:table-cell>
          <table:table-cell office:value-type="float" office:value="-4.333313" calcext:value-type="float">
            <text:p>-4.333313</text:p>
          </table:table-cell>
          <table:table-cell office:value-type="float" office:value="-5.578735" calcext:value-type="float">
            <text:p>-5.578735</text:p>
          </table:table-cell>
          <table:table-cell office:value-type="float" office:value="-2.571716" calcext:value-type="float">
            <text:p>-2.571716</text:p>
          </table:table-cell>
          <table:table-cell office:value-type="float" office:value="-3.015991" calcext:value-type="float">
            <text:p>-3.015991</text:p>
          </table:table-cell>
          <table:table-cell office:value-type="float" office:value="-0.2817078" calcext:value-type="float">
            <text:p>-0.2817078</text:p>
          </table:table-cell>
          <table:table-cell office:value-type="float" office:value="-0.6425476" calcext:value-type="float">
            <text:p>-0.6425476</text:p>
          </table:table-cell>
          <table:table-cell office:value-type="float" office:value="0.7001953" calcext:value-type="float">
            <text:p>0.7001953</text:p>
          </table:table-cell>
          <table:table-cell office:value-type="float" office:value="0.5108032" calcext:value-type="float">
            <text:p>0.5108032</text:p>
          </table:table-cell>
          <table:table-cell office:value-type="float" office:value="2.346588" calcext:value-type="float">
            <text:p>2.346588</text:p>
          </table:table-cell>
          <table:table-cell office:value-type="float" office:value="2.234863" calcext:value-type="float">
            <text:p>2.234863</text:p>
          </table:table-cell>
          <table:table-cell office:value-type="float" office:value="4.192352" calcext:value-type="float">
            <text:p>4.192352</text:p>
          </table:table-cell>
          <table:table-cell office:value-type="float" office:value="4.090454" calcext:value-type="float">
            <text:p>4.090454</text:p>
          </table:table-cell>
          <table:table-cell office:value-type="float" office:value="5.601166" calcext:value-type="float">
            <text:p>5.601166</text:p>
          </table:table-cell>
          <table:table-cell office:value-type="float" office:value="5.498993" calcext:value-type="float">
            <text:p>5.498993</text:p>
          </table:table-cell>
          <table:table-cell office:value-type="float" office:value="6.761536" calcext:value-type="float">
            <text:p>6.761536</text:p>
          </table:table-cell>
          <table:table-cell office:value-type="float" office:value="6.661499" calcext:value-type="float">
            <text:p>6.661499</text:p>
          </table:table-cell>
          <table:table-cell office:value-type="float" office:value="7.688965" calcext:value-type="float">
            <text:p>7.688965</text:p>
          </table:table-cell>
          <table:table-cell office:value-type="float" office:value="7.592926" calcext:value-type="float">
            <text:p>7.592926</text:p>
          </table:table-cell>
          <table:table-cell office:value-type="float" office:value="8.198425" calcext:value-type="float">
            <text:p>8.198425</text:p>
          </table:table-cell>
          <table:table-cell office:value-type="float" office:value="8.10788" calcext:value-type="float">
            <text:p>8.10788</text:p>
          </table:table-cell>
          <table:table-cell office:value-type="float" office:value="1.217499" calcext:value-type="float">
            <text:p>1.217499</text:p>
          </table:table-cell>
          <table:table-cell office:value-type="float" office:value="-24.97166" calcext:value-type="float">
            <text:p>-24.9716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5" calcext:value-type="float">
            <text:p>17012005</text:p>
          </table:table-cell>
          <table:table-cell office:value-type="float" office:value="10.01087" calcext:value-type="float">
            <text:p>10.01087</text:p>
          </table:table-cell>
          <table:table-cell office:value-type="float" office:value="-7.23" calcext:value-type="float">
            <text:p>-7.23</text:p>
          </table:table-cell>
          <table:table-cell office:value-type="float" office:value="-17.94" calcext:value-type="float">
            <text:p>-17.94</text:p>
          </table:table-cell>
          <table:table-cell office:value-type="float" office:value="0.3161936" calcext:value-type="float">
            <text:p>0.3161936</text:p>
          </table:table-cell>
          <table:table-cell office:value-type="float" office:value="0.1357048" calcext:value-type="float">
            <text:p>0.1357048</text:p>
          </table:table-cell>
          <table:table-cell office:value-type="float" office:value="225.9" calcext:value-type="float">
            <text:p>225.9</text:p>
          </table:table-cell>
          <table:table-cell office:value-type="float" office:value="0" calcext:value-type="float">
            <text:p>0</text:p>
          </table:table-cell>
          <table:table-cell office:value-type="float" office:value="4.238647" calcext:value-type="float">
            <text:p>4.238647</text:p>
          </table:table-cell>
          <table:table-cell office:value-type="float" office:value="-16.26566" calcext:value-type="float">
            <text:p>-16.26566</text:p>
          </table:table-cell>
          <table:table-cell office:value-type="float" office:value="-3.174744" calcext:value-type="float">
            <text:p>-3.174744</text:p>
          </table:table-cell>
          <table:table-cell office:value-type="float" office:value="-11.05341" calcext:value-type="float">
            <text:p>-11.05341</text:p>
          </table:table-cell>
          <table:table-cell office:value-type="float" office:value="-4.517853" calcext:value-type="float">
            <text:p>-4.517853</text:p>
          </table:table-cell>
          <table:table-cell office:value-type="float" office:value="-8.870361" calcext:value-type="float">
            <text:p>-8.870361</text:p>
          </table:table-cell>
          <table:table-cell office:value-type="float" office:value="-4.34726" calcext:value-type="float">
            <text:p>-4.34726</text:p>
          </table:table-cell>
          <table:table-cell office:value-type="float" office:value="-6.847687" calcext:value-type="float">
            <text:p>-6.847687</text:p>
          </table:table-cell>
          <table:table-cell office:value-type="float" office:value="-3.786743" calcext:value-type="float">
            <text:p>-3.786743</text:p>
          </table:table-cell>
          <table:table-cell office:value-type="float" office:value="-5.268066" calcext:value-type="float">
            <text:p>-5.268066</text:p>
          </table:table-cell>
          <table:table-cell office:value-type="float" office:value="-2.771637" calcext:value-type="float">
            <text:p>-2.771637</text:p>
          </table:table-cell>
          <table:table-cell office:value-type="float" office:value="-3.156891" calcext:value-type="float">
            <text:p>-3.156891</text:p>
          </table:table-cell>
          <table:table-cell office:value-type="float" office:value="-0.6489258" calcext:value-type="float">
            <text:p>-0.6489258</text:p>
          </table:table-cell>
          <table:table-cell office:value-type="float" office:value="-1.501068" calcext:value-type="float">
            <text:p>-1.501068</text:p>
          </table:table-cell>
          <table:table-cell office:value-type="float" office:value="0.507843" calcext:value-type="float">
            <text:p>0.507843</text:p>
          </table:table-cell>
          <table:table-cell office:value-type="float" office:value="0.03305054" calcext:value-type="float">
            <text:p>0.03305054</text:p>
          </table:table-cell>
          <table:table-cell office:value-type="float" office:value="2.23349" calcext:value-type="float">
            <text:p>2.23349</text:p>
          </table:table-cell>
          <table:table-cell office:value-type="float" office:value="2.051453" calcext:value-type="float">
            <text:p>2.051453</text:p>
          </table:table-cell>
          <table:table-cell office:value-type="float" office:value="4.089294" calcext:value-type="float">
            <text:p>4.089294</text:p>
          </table:table-cell>
          <table:table-cell office:value-type="float" office:value="3.978241" calcext:value-type="float">
            <text:p>3.978241</text:p>
          </table:table-cell>
          <table:table-cell office:value-type="float" office:value="5.497955" calcext:value-type="float">
            <text:p>5.497955</text:p>
          </table:table-cell>
          <table:table-cell office:value-type="float" office:value="5.395203" calcext:value-type="float">
            <text:p>5.395203</text:p>
          </table:table-cell>
          <table:table-cell office:value-type="float" office:value="6.6604" calcext:value-type="float">
            <text:p>6.6604</text:p>
          </table:table-cell>
          <table:table-cell office:value-type="float" office:value="6.560547" calcext:value-type="float">
            <text:p>6.560547</text:p>
          </table:table-cell>
          <table:table-cell office:value-type="float" office:value="7.591919" calcext:value-type="float">
            <text:p>7.591919</text:p>
          </table:table-cell>
          <table:table-cell office:value-type="float" office:value="7.496155" calcext:value-type="float">
            <text:p>7.496155</text:p>
          </table:table-cell>
          <table:table-cell office:value-type="float" office:value="8.106903" calcext:value-type="float">
            <text:p>8.106903</text:p>
          </table:table-cell>
          <table:table-cell office:value-type="float" office:value="8.016724" calcext:value-type="float">
            <text:p>8.016724</text:p>
          </table:table-cell>
          <table:table-cell office:value-type="float" office:value="5.863495" calcext:value-type="float">
            <text:p>5.863495</text:p>
          </table:table-cell>
          <table:table-cell office:value-type="float" office:value="-19.88322" calcext:value-type="float">
            <text:p>-19.883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5" calcext:value-type="float">
            <text:p>18012005</text:p>
          </table:table-cell>
          <table:table-cell office:value-type="float" office:value="8.194518" calcext:value-type="float">
            <text:p>8.194518</text:p>
          </table:table-cell>
          <table:table-cell office:value-type="float" office:value="2.69" calcext:value-type="float">
            <text:p>2.69</text:p>
          </table:table-cell>
          <table:table-cell office:value-type="float" office:value="-11.13" calcext:value-type="float">
            <text:p>-11.13</text:p>
          </table:table-cell>
          <table:table-cell office:value-type="float" office:value="0.6527795" calcext:value-type="float">
            <text:p>0.6527795</text:p>
          </table:table-cell>
          <table:table-cell office:value-type="float" office:value="0.2342384" calcext:value-type="float">
            <text:p>0.2342384</text:p>
          </table:table-cell>
          <table:table-cell office:value-type="float" office:value="541.008" calcext:value-type="float">
            <text:p>541.008</text:p>
          </table:table-cell>
          <table:table-cell office:value-type="float" office:value="0" calcext:value-type="float">
            <text:p>0</text:p>
          </table:table-cell>
          <table:table-cell office:value-type="float" office:value="7.772736" calcext:value-type="float">
            <text:p>7.772736</text:p>
          </table:table-cell>
          <table:table-cell office:value-type="float" office:value="-11.89307" calcext:value-type="float">
            <text:p>-11.89307</text:p>
          </table:table-cell>
          <table:table-cell office:value-type="float" office:value="-1.898743" calcext:value-type="float">
            <text:p>-1.898743</text:p>
          </table:table-cell>
          <table:table-cell office:value-type="float" office:value="-8.467194" calcext:value-type="float">
            <text:p>-8.467194</text:p>
          </table:table-cell>
          <table:table-cell office:value-type="float" office:value="-3.108398" calcext:value-type="float">
            <text:p>-3.108398</text:p>
          </table:table-cell>
          <table:table-cell office:value-type="float" office:value="-6.827881" calcext:value-type="float">
            <text:p>-6.827881</text:p>
          </table:table-cell>
          <table:table-cell office:value-type="float" office:value="-3.15094" calcext:value-type="float">
            <text:p>-3.15094</text:p>
          </table:table-cell>
          <table:table-cell office:value-type="float" office:value="-5.390839" calcext:value-type="float">
            <text:p>-5.390839</text:p>
          </table:table-cell>
          <table:table-cell office:value-type="float" office:value="-3.022369" calcext:value-type="float">
            <text:p>-3.022369</text:p>
          </table:table-cell>
          <table:table-cell office:value-type="float" office:value="-4.369354" calcext:value-type="float">
            <text:p>-4.369354</text:p>
          </table:table-cell>
          <table:table-cell office:value-type="float" office:value="-2.684875" calcext:value-type="float">
            <text:p>-2.684875</text:p>
          </table:table-cell>
          <table:table-cell office:value-type="float" office:value="-3.043549" calcext:value-type="float">
            <text:p>-3.043549</text:p>
          </table:table-cell>
          <table:table-cell office:value-type="float" office:value="-1.507324" calcext:value-type="float">
            <text:p>-1.507324</text:p>
          </table:table-cell>
          <table:table-cell office:value-type="float" office:value="-1.842743" calcext:value-type="float">
            <text:p>-1.842743</text:p>
          </table:table-cell>
          <table:table-cell office:value-type="float" office:value="0.02719116" calcext:value-type="float">
            <text:p>0.02719116</text:p>
          </table:table-cell>
          <table:table-cell office:value-type="float" office:value="-0.03753662" calcext:value-type="float">
            <text:p>-0.03753662</text:p>
          </table:table-cell>
          <table:table-cell office:value-type="float" office:value="2.048889" calcext:value-type="float">
            <text:p>2.048889</text:p>
          </table:table-cell>
          <table:table-cell office:value-type="float" office:value="1.845093" calcext:value-type="float">
            <text:p>1.845093</text:p>
          </table:table-cell>
          <table:table-cell office:value-type="float" office:value="3.97699" calcext:value-type="float">
            <text:p>3.97699</text:p>
          </table:table-cell>
          <table:table-cell office:value-type="float" office:value="3.844971" calcext:value-type="float">
            <text:p>3.844971</text:p>
          </table:table-cell>
          <table:table-cell office:value-type="float" office:value="5.394104" calcext:value-type="float">
            <text:p>5.394104</text:p>
          </table:table-cell>
          <table:table-cell office:value-type="float" office:value="5.286285" calcext:value-type="float">
            <text:p>5.286285</text:p>
          </table:table-cell>
          <table:table-cell office:value-type="float" office:value="6.559479" calcext:value-type="float">
            <text:p>6.559479</text:p>
          </table:table-cell>
          <table:table-cell office:value-type="float" office:value="6.459015" calcext:value-type="float">
            <text:p>6.459015</text:p>
          </table:table-cell>
          <table:table-cell office:value-type="float" office:value="7.495148" calcext:value-type="float">
            <text:p>7.495148</text:p>
          </table:table-cell>
          <table:table-cell office:value-type="float" office:value="7.400146" calcext:value-type="float">
            <text:p>7.400146</text:p>
          </table:table-cell>
          <table:table-cell office:value-type="float" office:value="8.015778" calcext:value-type="float">
            <text:p>8.015778</text:p>
          </table:table-cell>
          <table:table-cell office:value-type="float" office:value="7.92627" calcext:value-type="float">
            <text:p>7.92627</text:p>
          </table:table-cell>
          <table:table-cell office:value-type="float" office:value="11.13248" calcext:value-type="float">
            <text:p>11.13248</text:p>
          </table:table-cell>
          <table:table-cell office:value-type="float" office:value="-14.66571" calcext:value-type="float">
            <text:p>-14.665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5" calcext:value-type="float">
            <text:p>19012005</text:p>
          </table:table-cell>
          <table:table-cell office:value-type="float" office:value="7.930816" calcext:value-type="float">
            <text:p>7.930816</text:p>
          </table:table-cell>
          <table:table-cell office:value-type="float" office:value="2.9" calcext:value-type="float">
            <text:p>2.9</text:p>
          </table:table-cell>
          <table:table-cell office:value-type="float" office:value="-3.45" calcext:value-type="float">
            <text:p>-3.45</text:p>
          </table:table-cell>
          <table:table-cell office:value-type="float" office:value="0.6624998" calcext:value-type="float">
            <text:p>0.6624998</text:p>
          </table:table-cell>
          <table:table-cell office:value-type="float" office:value="0.4194138" calcext:value-type="float">
            <text:p>0.4194138</text:p>
          </table:table-cell>
          <table:table-cell office:value-type="float" office:value="216.144" calcext:value-type="float">
            <text:p>216.144</text:p>
          </table:table-cell>
          <table:table-cell office:value-type="float" office:value="0" calcext:value-type="float">
            <text:p>0</text:p>
          </table:table-cell>
          <table:table-cell office:value-type="float" office:value="8.317108" calcext:value-type="float">
            <text:p>8.317108</text:p>
          </table:table-cell>
          <table:table-cell office:value-type="float" office:value="-5.587585" calcext:value-type="float">
            <text:p>-5.587585</text:p>
          </table:table-cell>
          <table:table-cell office:value-type="float" office:value="-0.2885132" calcext:value-type="float">
            <text:p>-0.2885132</text:p>
          </table:table-cell>
          <table:table-cell office:value-type="float" office:value="-3.843933" calcext:value-type="float">
            <text:p>-3.843933</text:p>
          </table:table-cell>
          <table:table-cell office:value-type="float" office:value="-1.817291" calcext:value-type="float">
            <text:p>-1.817291</text:p>
          </table:table-cell>
          <table:table-cell office:value-type="float" office:value="-3.329285" calcext:value-type="float">
            <text:p>-3.329285</text:p>
          </table:table-cell>
          <table:table-cell office:value-type="float" office:value="-2.076538" calcext:value-type="float">
            <text:p>-2.076538</text:p>
          </table:table-cell>
          <table:table-cell office:value-type="float" office:value="-3.142487" calcext:value-type="float">
            <text:p>-3.142487</text:p>
          </table:table-cell>
          <table:table-cell office:value-type="float" office:value="-2.110016" calcext:value-type="float">
            <text:p>-2.110016</text:p>
          </table:table-cell>
          <table:table-cell office:value-type="float" office:value="-3.01178" calcext:value-type="float">
            <text:p>-3.01178</text:p>
          </table:table-cell>
          <table:table-cell office:value-type="float" office:value="-2.029877" calcext:value-type="float">
            <text:p>-2.029877</text:p>
          </table:table-cell>
          <table:table-cell office:value-type="float" office:value="-2.676178" calcext:value-type="float">
            <text:p>-2.676178</text:p>
          </table:table-cell>
          <table:table-cell office:value-type="float" office:value="-1.478912" calcext:value-type="float">
            <text:p>-1.478912</text:p>
          </table:table-cell>
          <table:table-cell office:value-type="float" office:value="-1.811829" calcext:value-type="float">
            <text:p>-1.811829</text:p>
          </table:table-cell>
          <table:table-cell office:value-type="float" office:value="-0.03561401" calcext:value-type="float">
            <text:p>-0.03561401</text:p>
          </table:table-cell>
          <table:table-cell office:value-type="float" office:value="-0.03756714" calcext:value-type="float">
            <text:p>-0.03756714</text:p>
          </table:table-cell>
          <table:table-cell office:value-type="float" office:value="1.843475" calcext:value-type="float">
            <text:p>1.843475</text:p>
          </table:table-cell>
          <table:table-cell office:value-type="float" office:value="1.719299" calcext:value-type="float">
            <text:p>1.719299</text:p>
          </table:table-cell>
          <table:table-cell office:value-type="float" office:value="3.843536" calcext:value-type="float">
            <text:p>3.843536</text:p>
          </table:table-cell>
          <table:table-cell office:value-type="float" office:value="3.711731" calcext:value-type="float">
            <text:p>3.711731</text:p>
          </table:table-cell>
          <table:table-cell office:value-type="float" office:value="5.285095" calcext:value-type="float">
            <text:p>5.285095</text:p>
          </table:table-cell>
          <table:table-cell office:value-type="float" office:value="5.171936" calcext:value-type="float">
            <text:p>5.171936</text:p>
          </table:table-cell>
          <table:table-cell office:value-type="float" office:value="6.457977" calcext:value-type="float">
            <text:p>6.457977</text:p>
          </table:table-cell>
          <table:table-cell office:value-type="float" office:value="6.356506" calcext:value-type="float">
            <text:p>6.356506</text:p>
          </table:table-cell>
          <table:table-cell office:value-type="float" office:value="7.399109" calcext:value-type="float">
            <text:p>7.399109</text:p>
          </table:table-cell>
          <table:table-cell office:value-type="float" office:value="7.304047" calcext:value-type="float">
            <text:p>7.304047</text:p>
          </table:table-cell>
          <table:table-cell office:value-type="float" office:value="7.925354" calcext:value-type="float">
            <text:p>7.925354</text:p>
          </table:table-cell>
          <table:table-cell office:value-type="float" office:value="7.83606" calcext:value-type="float">
            <text:p>7.83606</text:p>
          </table:table-cell>
          <table:table-cell office:value-type="float" office:value="10.76776" calcext:value-type="float">
            <text:p>10.76776</text:p>
          </table:table-cell>
          <table:table-cell office:value-type="float" office:value="-7.581421" calcext:value-type="float">
            <text:p>-7.5814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5" calcext:value-type="float">
            <text:p>20012005</text:p>
          </table:table-cell>
          <table:table-cell office:value-type="float" office:value="9.543755" calcext:value-type="float">
            <text:p>9.543755</text:p>
          </table:table-cell>
          <table:table-cell office:value-type="float" office:value="8.74" calcext:value-type="float">
            <text:p>8.74</text:p>
          </table:table-cell>
          <table:table-cell office:value-type="float" office:value="-2.68" calcext:value-type="float">
            <text:p>-2.68</text:p>
          </table:table-cell>
          <table:table-cell office:value-type="float" office:value="0.8597005" calcext:value-type="float">
            <text:p>0.8597005</text:p>
          </table:table-cell>
          <table:table-cell office:value-type="float" office:value="0.4438287" calcext:value-type="float">
            <text:p>0.4438287</text:p>
          </table:table-cell>
          <table:table-cell office:value-type="float" office:value="209.412" calcext:value-type="float">
            <text:p>209.412</text:p>
          </table:table-cell>
          <table:table-cell office:value-type="float" office:value="0" calcext:value-type="float">
            <text:p>0</text:p>
          </table:table-cell>
          <table:table-cell office:value-type="float" office:value="12.54727" calcext:value-type="float">
            <text:p>12.54727</text:p>
          </table:table-cell>
          <table:table-cell office:value-type="float" office:value="-4.91925" calcext:value-type="float">
            <text:p>-4.91925</text:p>
          </table:table-cell>
          <table:table-cell office:value-type="float" office:value="0.9457397" calcext:value-type="float">
            <text:p>0.9457397</text:p>
          </table:table-cell>
          <table:table-cell office:value-type="float" office:value="-2.860046" calcext:value-type="float">
            <text:p>-2.860046</text:p>
          </table:table-cell>
          <table:table-cell office:value-type="float" office:value="-1.094543" calcext:value-type="float">
            <text:p>-1.094543</text:p>
          </table:table-cell>
          <table:table-cell office:value-type="float" office:value="-2.308472" calcext:value-type="float">
            <text:p>-2.308472</text:p>
          </table:table-cell>
          <table:table-cell office:value-type="float" office:value="-1.448914" calcext:value-type="float">
            <text:p>-1.448914</text:p>
          </table:table-cell>
          <table:table-cell office:value-type="float" office:value="-2.103516" calcext:value-type="float">
            <text:p>-2.103516</text:p>
          </table:table-cell>
          <table:table-cell office:value-type="float" office:value="-1.547607" calcext:value-type="float">
            <text:p>-1.547607</text:p>
          </table:table-cell>
          <table:table-cell office:value-type="float" office:value="-2.103943" calcext:value-type="float">
            <text:p>-2.103943</text:p>
          </table:table-cell>
          <table:table-cell office:value-type="float" office:value="-1.556458" calcext:value-type="float">
            <text:p>-1.556458</text:p>
          </table:table-cell>
          <table:table-cell office:value-type="float" office:value="-2.023407" calcext:value-type="float">
            <text:p>-2.023407</text:p>
          </table:table-cell>
          <table:table-cell office:value-type="float" office:value="-1.159027" calcext:value-type="float">
            <text:p>-1.159027</text:p>
          </table:table-cell>
          <table:table-cell office:value-type="float" office:value="-1.474945" calcext:value-type="float">
            <text:p>-1.474945</text:p>
          </table:table-cell>
          <table:table-cell office:value-type="float" office:value="-0.0329895" calcext:value-type="float">
            <text:p>-0.0329895</text:p>
          </table:table-cell>
          <table:table-cell office:value-type="float" office:value="-0.0355835" calcext:value-type="float">
            <text:p>-0.0355835</text:p>
          </table:table-cell>
          <table:table-cell office:value-type="float" office:value="1.718231" calcext:value-type="float">
            <text:p>1.718231</text:p>
          </table:table-cell>
          <table:table-cell office:value-type="float" office:value="1.633209" calcext:value-type="float">
            <text:p>1.633209</text:p>
          </table:table-cell>
          <table:table-cell office:value-type="float" office:value="3.710419" calcext:value-type="float">
            <text:p>3.710419</text:p>
          </table:table-cell>
          <table:table-cell office:value-type="float" office:value="3.589325" calcext:value-type="float">
            <text:p>3.589325</text:p>
          </table:table-cell>
          <table:table-cell office:value-type="float" office:value="5.170746" calcext:value-type="float">
            <text:p>5.170746</text:p>
          </table:table-cell>
          <table:table-cell office:value-type="float" office:value="5.057068" calcext:value-type="float">
            <text:p>5.057068</text:p>
          </table:table-cell>
          <table:table-cell office:value-type="float" office:value="6.355438" calcext:value-type="float">
            <text:p>6.355438</text:p>
          </table:table-cell>
          <table:table-cell office:value-type="float" office:value="6.252625" calcext:value-type="float">
            <text:p>6.252625</text:p>
          </table:table-cell>
          <table:table-cell office:value-type="float" office:value="7.30307" calcext:value-type="float">
            <text:p>7.30307</text:p>
          </table:table-cell>
          <table:table-cell office:value-type="float" office:value="7.20813" calcext:value-type="float">
            <text:p>7.20813</text:p>
          </table:table-cell>
          <table:table-cell office:value-type="float" office:value="7.835114" calcext:value-type="float">
            <text:p>7.835114</text:p>
          </table:table-cell>
          <table:table-cell office:value-type="float" office:value="7.746063" calcext:value-type="float">
            <text:p>7.746063</text:p>
          </table:table-cell>
          <table:table-cell office:value-type="float" office:value="18.83829" calcext:value-type="float">
            <text:p>18.83829</text:p>
          </table:table-cell>
          <table:table-cell office:value-type="float" office:value="-7.340485" calcext:value-type="float">
            <text:p>-7.3404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5" calcext:value-type="float">
            <text:p>21012005</text:p>
          </table:table-cell>
          <table:table-cell office:value-type="float" office:value="3.04405" calcext:value-type="float">
            <text:p>3.04405</text:p>
          </table:table-cell>
          <table:table-cell office:value-type="float" office:value="2.07" calcext:value-type="float">
            <text:p>2.07</text:p>
          </table:table-cell>
          <table:table-cell office:value-type="float" office:value="-6.07" calcext:value-type="float">
            <text:p>-6.07</text:p>
          </table:table-cell>
          <table:table-cell office:value-type="float" office:value="0.6248211" calcext:value-type="float">
            <text:p>0.6248211</text:p>
          </table:table-cell>
          <table:table-cell office:value-type="float" office:value="0.3451227" calcext:value-type="float">
            <text:p>0.3451227</text:p>
          </table:table-cell>
          <table:table-cell office:value-type="float" office:value="561.348" calcext:value-type="float">
            <text:p>561.348</text:p>
          </table:table-cell>
          <table:table-cell office:value-type="float" office:value="0.3" calcext:value-type="float">
            <text:p>0.3</text:p>
          </table:table-cell>
          <table:table-cell office:value-type="float" office:value="0.3413391" calcext:value-type="float">
            <text:p>0.3413391</text:p>
          </table:table-cell>
          <table:table-cell office:value-type="float" office:value="-4.912842" calcext:value-type="float">
            <text:p>-4.912842</text:p>
          </table:table-cell>
          <table:table-cell office:value-type="float" office:value="-1.065582" calcext:value-type="float">
            <text:p>-1.065582</text:p>
          </table:table-cell>
          <table:table-cell office:value-type="float" office:value="-2.152557" calcext:value-type="float">
            <text:p>-2.152557</text:p>
          </table:table-cell>
          <table:table-cell office:value-type="float" office:value="-1.174469" calcext:value-type="float">
            <text:p>-1.174469</text:p>
          </table:table-cell>
          <table:table-cell office:value-type="float" office:value="-1.550232" calcext:value-type="float">
            <text:p>-1.550232</text:p>
          </table:table-cell>
          <table:table-cell office:value-type="float" office:value="-1.38385" calcext:value-type="float">
            <text:p>-1.38385</text:p>
          </table:table-cell>
          <table:table-cell office:value-type="float" office:value="-1.445587" calcext:value-type="float">
            <text:p>-1.445587</text:p>
          </table:table-cell>
          <table:table-cell office:value-type="float" office:value="-1.3526" calcext:value-type="float">
            <text:p>-1.3526</text:p>
          </table:table-cell>
          <table:table-cell office:value-type="float" office:value="-1.542938" calcext:value-type="float">
            <text:p>-1.542938</text:p>
          </table:table-cell>
          <table:table-cell office:value-type="float" office:value="-1.261383" calcext:value-type="float">
            <text:p>-1.261383</text:p>
          </table:table-cell>
          <table:table-cell office:value-type="float" office:value="-1.55188" calcext:value-type="float">
            <text:p>-1.55188</text:p>
          </table:table-cell>
          <table:table-cell office:value-type="float" office:value="-0.9309387" calcext:value-type="float">
            <text:p>-0.9309387</text:p>
          </table:table-cell>
          <table:table-cell office:value-type="float" office:value="-1.156128" calcext:value-type="float">
            <text:p>-1.156128</text:p>
          </table:table-cell>
          <table:table-cell office:value-type="float" office:value="-0.03070068" calcext:value-type="float">
            <text:p>-0.03070068</text:p>
          </table:table-cell>
          <table:table-cell office:value-type="float" office:value="-0.03292847" calcext:value-type="float">
            <text:p>-0.03292847</text:p>
          </table:table-cell>
          <table:table-cell office:value-type="float" office:value="1.632446" calcext:value-type="float">
            <text:p>1.632446</text:p>
          </table:table-cell>
          <table:table-cell office:value-type="float" office:value="1.567596" calcext:value-type="float">
            <text:p>1.567596</text:p>
          </table:table-cell>
          <table:table-cell office:value-type="float" office:value="3.588135" calcext:value-type="float">
            <text:p>3.588135</text:p>
          </table:table-cell>
          <table:table-cell office:value-type="float" office:value="3.479767" calcext:value-type="float">
            <text:p>3.479767</text:p>
          </table:table-cell>
          <table:table-cell office:value-type="float" office:value="5.055878" calcext:value-type="float">
            <text:p>5.055878</text:p>
          </table:table-cell>
          <table:table-cell office:value-type="float" office:value="4.945312" calcext:value-type="float">
            <text:p>4.945312</text:p>
          </table:table-cell>
          <table:table-cell office:value-type="float" office:value="6.251526" calcext:value-type="float">
            <text:p>6.251526</text:p>
          </table:table-cell>
          <table:table-cell office:value-type="float" office:value="6.147949" calcext:value-type="float">
            <text:p>6.147949</text:p>
          </table:table-cell>
          <table:table-cell office:value-type="float" office:value="7.207153" calcext:value-type="float">
            <text:p>7.207153</text:p>
          </table:table-cell>
          <table:table-cell office:value-type="float" office:value="7.111633" calcext:value-type="float">
            <text:p>7.111633</text:p>
          </table:table-cell>
          <table:table-cell office:value-type="float" office:value="7.745117" calcext:value-type="float">
            <text:p>7.745117</text:p>
          </table:table-cell>
          <table:table-cell office:value-type="float" office:value="7.656158" calcext:value-type="float">
            <text:p>7.656158</text:p>
          </table:table-cell>
          <table:table-cell office:value-type="float" office:value="1.072968" calcext:value-type="float">
            <text:p>1.072968</text:p>
          </table:table-cell>
          <table:table-cell office:value-type="float" office:value="-8.340149" calcext:value-type="float">
            <text:p>-8.3401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5" calcext:value-type="float">
            <text:p>22012005</text:p>
          </table:table-cell>
          <table:table-cell office:value-type="float" office:value="11.36792" calcext:value-type="float">
            <text:p>11.36792</text:p>
          </table:table-cell>
          <table:table-cell office:value-type="float" office:value="-7.72" calcext:value-type="float">
            <text:p>-7.72</text:p>
          </table:table-cell>
          <table:table-cell office:value-type="float" office:value="-16.62" calcext:value-type="float">
            <text:p>-16.62</text:p>
          </table:table-cell>
          <table:table-cell office:value-type="float" office:value="0.3046444" calcext:value-type="float">
            <text:p>0.3046444</text:p>
          </table:table-cell>
          <table:table-cell office:value-type="float" office:value="0.1511921" calcext:value-type="float">
            <text:p>0.1511921</text:p>
          </table:table-cell>
          <table:table-cell office:value-type="float" office:value="642.564" calcext:value-type="float">
            <text:p>642.564</text:p>
          </table:table-cell>
          <table:table-cell office:value-type="float" office:value="0" calcext:value-type="float">
            <text:p>0</text:p>
          </table:table-cell>
          <table:table-cell office:value-type="float" office:value="5.509247" calcext:value-type="float">
            <text:p>5.509247</text:p>
          </table:table-cell>
          <table:table-cell office:value-type="float" office:value="-12.13327" calcext:value-type="float">
            <text:p>-12.13327</text:p>
          </table:table-cell>
          <table:table-cell office:value-type="float" office:value="-0.8953857" calcext:value-type="float">
            <text:p>-0.8953857</text:p>
          </table:table-cell>
          <table:table-cell office:value-type="float" office:value="-6.157898" calcext:value-type="float">
            <text:p>-6.157898</text:p>
          </table:table-cell>
          <table:table-cell office:value-type="float" office:value="-1.569427" calcext:value-type="float">
            <text:p>-1.569427</text:p>
          </table:table-cell>
          <table:table-cell office:value-type="float" office:value="-3.550568" calcext:value-type="float">
            <text:p>-3.550568</text:p>
          </table:table-cell>
          <table:table-cell office:value-type="float" office:value="-1.410065" calcext:value-type="float">
            <text:p>-1.410065</text:p>
          </table:table-cell>
          <table:table-cell office:value-type="float" office:value="-2.242249" calcext:value-type="float">
            <text:p>-2.242249</text:p>
          </table:table-cell>
          <table:table-cell office:value-type="float" office:value="-1.352936" calcext:value-type="float">
            <text:p>-1.352936</text:p>
          </table:table-cell>
          <table:table-cell office:value-type="float" office:value="-1.745056" calcext:value-type="float">
            <text:p>-1.745056</text:p>
          </table:table-cell>
          <table:table-cell office:value-type="float" office:value="-1.228851" calcext:value-type="float">
            <text:p>-1.228851</text:p>
          </table:table-cell>
          <table:table-cell office:value-type="float" office:value="-1.2659" calcext:value-type="float">
            <text:p>-1.2659</text:p>
          </table:table-cell>
          <table:table-cell office:value-type="float" office:value="-0.8363342" calcext:value-type="float">
            <text:p>-0.8363342</text:p>
          </table:table-cell>
          <table:table-cell office:value-type="float" office:value="-0.9291077" calcext:value-type="float">
            <text:p>-0.9291077</text:p>
          </table:table-cell>
          <table:table-cell office:value-type="float" office:value="-0.0295105" calcext:value-type="float">
            <text:p>-0.0295105</text:p>
          </table:table-cell>
          <table:table-cell office:value-type="float" office:value="-0.03070068" calcext:value-type="float">
            <text:p>-0.03070068</text:p>
          </table:table-cell>
          <table:table-cell office:value-type="float" office:value="1.566986" calcext:value-type="float">
            <text:p>1.566986</text:p>
          </table:table-cell>
          <table:table-cell office:value-type="float" office:value="1.514191" calcext:value-type="float">
            <text:p>1.514191</text:p>
          </table:table-cell>
          <table:table-cell office:value-type="float" office:value="3.478729" calcext:value-type="float">
            <text:p>3.478729</text:p>
          </table:table-cell>
          <table:table-cell office:value-type="float" office:value="3.381592" calcext:value-type="float">
            <text:p>3.381592</text:p>
          </table:table-cell>
          <table:table-cell office:value-type="float" office:value="4.944153" calcext:value-type="float">
            <text:p>4.944153</text:p>
          </table:table-cell>
          <table:table-cell office:value-type="float" office:value="4.837982" calcext:value-type="float">
            <text:p>4.837982</text:p>
          </table:table-cell>
          <table:table-cell office:value-type="float" office:value="6.146851" calcext:value-type="float">
            <text:p>6.146851</text:p>
          </table:table-cell>
          <table:table-cell office:value-type="float" office:value="6.043671" calcext:value-type="float">
            <text:p>6.043671</text:p>
          </table:table-cell>
          <table:table-cell office:value-type="float" office:value="7.110657" calcext:value-type="float">
            <text:p>7.110657</text:p>
          </table:table-cell>
          <table:table-cell office:value-type="float" office:value="7.014954" calcext:value-type="float">
            <text:p>7.014954</text:p>
          </table:table-cell>
          <table:table-cell office:value-type="float" office:value="7.655243" calcext:value-type="float">
            <text:p>7.655243</text:p>
          </table:table-cell>
          <table:table-cell office:value-type="float" office:value="7.566406" calcext:value-type="float">
            <text:p>7.566406</text:p>
          </table:table-cell>
          <table:table-cell office:value-type="float" office:value="7.142059" calcext:value-type="float">
            <text:p>7.142059</text:p>
          </table:table-cell>
          <table:table-cell office:value-type="float" office:value="-18.00406" calcext:value-type="float">
            <text:p>-18.004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5" calcext:value-type="float">
            <text:p>23012005</text:p>
          </table:table-cell>
          <table:table-cell office:value-type="float" office:value="10.22652" calcext:value-type="float">
            <text:p>10.22652</text:p>
          </table:table-cell>
          <table:table-cell office:value-type="float" office:value="-2.06" calcext:value-type="float">
            <text:p>-2.06</text:p>
          </table:table-cell>
          <table:table-cell office:value-type="float" office:value="-13.6" calcext:value-type="float">
            <text:p>-13.6</text:p>
          </table:table-cell>
          <table:table-cell office:value-type="float" office:value="0.4644076" calcext:value-type="float">
            <text:p>0.4644076</text:p>
          </table:table-cell>
          <table:table-cell office:value-type="float" office:value="0.1928024" calcext:value-type="float">
            <text:p>0.1928024</text:p>
          </table:table-cell>
          <table:table-cell office:value-type="float" office:value="455.58" calcext:value-type="float">
            <text:p>455.58</text:p>
          </table:table-cell>
          <table:table-cell office:value-type="float" office:value="0" calcext:value-type="float">
            <text:p>0</text:p>
          </table:table-cell>
          <table:table-cell office:value-type="float" office:value="8.631104" calcext:value-type="float">
            <text:p>8.631104</text:p>
          </table:table-cell>
          <table:table-cell office:value-type="float" office:value="-11.62442" calcext:value-type="float">
            <text:p>-11.62442</text:p>
          </table:table-cell>
          <table:table-cell office:value-type="float" office:value="-0.7685852" calcext:value-type="float">
            <text:p>-0.7685852</text:p>
          </table:table-cell>
          <table:table-cell office:value-type="float" office:value="-6.879578" calcext:value-type="float">
            <text:p>-6.879578</text:p>
          </table:table-cell>
          <table:table-cell office:value-type="float" office:value="-2.271088" calcext:value-type="float">
            <text:p>-2.271088</text:p>
          </table:table-cell>
          <table:table-cell office:value-type="float" office:value="-4.939514" calcext:value-type="float">
            <text:p>-4.939514</text:p>
          </table:table-cell>
          <table:table-cell office:value-type="float" office:value="-2.273315" calcext:value-type="float">
            <text:p>-2.273315</text:p>
          </table:table-cell>
          <table:table-cell office:value-type="float" office:value="-3.407135" calcext:value-type="float">
            <text:p>-3.407135</text:p>
          </table:table-cell>
          <table:table-cell office:value-type="float" office:value="-1.758545" calcext:value-type="float">
            <text:p>-1.758545</text:p>
          </table:table-cell>
          <table:table-cell office:value-type="float" office:value="-2.52121" calcext:value-type="float">
            <text:p>-2.52121</text:p>
          </table:table-cell>
          <table:table-cell office:value-type="float" office:value="-1.267792" calcext:value-type="float">
            <text:p>-1.267792</text:p>
          </table:table-cell>
          <table:table-cell office:value-type="float" office:value="-1.54599" calcext:value-type="float">
            <text:p>-1.54599</text:p>
          </table:table-cell>
          <table:table-cell office:value-type="float" office:value="-0.8351746" calcext:value-type="float">
            <text:p>-0.8351746</text:p>
          </table:table-cell>
          <table:table-cell office:value-type="float" office:value="-0.9161682" calcext:value-type="float">
            <text:p>-0.9161682</text:p>
          </table:table-cell>
          <table:table-cell office:value-type="float" office:value="-0.0295105" calcext:value-type="float">
            <text:p>-0.0295105</text:p>
          </table:table-cell>
          <table:table-cell office:value-type="float" office:value="-0.03076172" calcext:value-type="float">
            <text:p>-0.03076172</text:p>
          </table:table-cell>
          <table:table-cell office:value-type="float" office:value="1.513702" calcext:value-type="float">
            <text:p>1.513702</text:p>
          </table:table-cell>
          <table:table-cell office:value-type="float" office:value="1.468079" calcext:value-type="float">
            <text:p>1.468079</text:p>
          </table:table-cell>
          <table:table-cell office:value-type="float" office:value="3.380585" calcext:value-type="float">
            <text:p>3.380585</text:p>
          </table:table-cell>
          <table:table-cell office:value-type="float" office:value="3.292664" calcext:value-type="float">
            <text:p>3.292664</text:p>
          </table:table-cell>
          <table:table-cell office:value-type="float" office:value="4.836884" calcext:value-type="float">
            <text:p>4.836884</text:p>
          </table:table-cell>
          <table:table-cell office:value-type="float" office:value="4.736328" calcext:value-type="float">
            <text:p>4.736328</text:p>
          </table:table-cell>
          <table:table-cell office:value-type="float" office:value="6.042603" calcext:value-type="float">
            <text:p>6.042603</text:p>
          </table:table-cell>
          <table:table-cell office:value-type="float" office:value="5.940796" calcext:value-type="float">
            <text:p>5.940796</text:p>
          </table:table-cell>
          <table:table-cell office:value-type="float" office:value="7.013947" calcext:value-type="float">
            <text:p>7.013947</text:p>
          </table:table-cell>
          <table:table-cell office:value-type="float" office:value="6.918518" calcext:value-type="float">
            <text:p>6.918518</text:p>
          </table:table-cell>
          <table:table-cell office:value-type="float" office:value="7.56546" calcext:value-type="float">
            <text:p>7.56546</text:p>
          </table:table-cell>
          <table:table-cell office:value-type="float" office:value="7.476807" calcext:value-type="float">
            <text:p>7.476807</text:p>
          </table:table-cell>
          <table:table-cell office:value-type="float" office:value="13.61453" calcext:value-type="float">
            <text:p>13.61453</text:p>
          </table:table-cell>
          <table:table-cell office:value-type="float" office:value="-16.83716" calcext:value-type="float">
            <text:p>-16.837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5" calcext:value-type="float">
            <text:p>24012005</text:p>
          </table:table-cell>
          <table:table-cell office:value-type="float" office:value="10.60657" calcext:value-type="float">
            <text:p>10.60657</text:p>
          </table:table-cell>
          <table:table-cell office:value-type="float" office:value="9.97" calcext:value-type="float">
            <text:p>9.97</text:p>
          </table:table-cell>
          <table:table-cell office:value-type="float" office:value="-4.68" calcext:value-type="float">
            <text:p>-4.68</text:p>
          </table:table-cell>
          <table:table-cell office:value-type="float" office:value="0.8789375" calcext:value-type="float">
            <text:p>0.8789375</text:p>
          </table:table-cell>
          <table:table-cell office:value-type="float" office:value="0.3829128" calcext:value-type="float">
            <text:p>0.3829128</text:p>
          </table:table-cell>
          <table:table-cell office:value-type="float" office:value="123.984" calcext:value-type="float">
            <text:p>123.984</text:p>
          </table:table-cell>
          <table:table-cell office:value-type="float" office:value="0" calcext:value-type="float">
            <text:p>0</text:p>
          </table:table-cell>
          <table:table-cell office:value-type="float" office:value="13.47656" calcext:value-type="float">
            <text:p>13.47656</text:p>
          </table:table-cell>
          <table:table-cell office:value-type="float" office:value="-7.067017" calcext:value-type="float">
            <text:p>-7.067017</text:p>
          </table:table-cell>
          <table:table-cell office:value-type="float" office:value="0.7849121" calcext:value-type="float">
            <text:p>0.7849121</text:p>
          </table:table-cell>
          <table:table-cell office:value-type="float" office:value="-4.556854" calcext:value-type="float">
            <text:p>-4.556854</text:p>
          </table:table-cell>
          <table:table-cell office:value-type="float" office:value="-1.256439" calcext:value-type="float">
            <text:p>-1.256439</text:p>
          </table:table-cell>
          <table:table-cell office:value-type="float" office:value="-3.385315" calcext:value-type="float">
            <text:p>-3.385315</text:p>
          </table:table-cell>
          <table:table-cell office:value-type="float" office:value="-1.534668" calcext:value-type="float">
            <text:p>-1.534668</text:p>
          </table:table-cell>
          <table:table-cell office:value-type="float" office:value="-2.591614" calcext:value-type="float">
            <text:p>-2.591614</text:p>
          </table:table-cell>
          <table:table-cell office:value-type="float" office:value="-1.554749" calcext:value-type="float">
            <text:p>-1.554749</text:p>
          </table:table-cell>
          <table:table-cell office:value-type="float" office:value="-2.12561" calcext:value-type="float">
            <text:p>-2.12561</text:p>
          </table:table-cell>
          <table:table-cell office:value-type="float" office:value="-1.417358" calcext:value-type="float">
            <text:p>-1.417358</text:p>
          </table:table-cell>
          <table:table-cell office:value-type="float" office:value="-1.545197" calcext:value-type="float">
            <text:p>-1.545197</text:p>
          </table:table-cell>
          <table:table-cell office:value-type="float" office:value="-0.9167786" calcext:value-type="float">
            <text:p>-0.9167786</text:p>
          </table:table-cell>
          <table:table-cell office:value-type="float" office:value="-0.9510193" calcext:value-type="float">
            <text:p>-0.9510193</text:p>
          </table:table-cell>
          <table:table-cell office:value-type="float" office:value="-0.03076172" calcext:value-type="float">
            <text:p>-0.03076172</text:p>
          </table:table-cell>
          <table:table-cell office:value-type="float" office:value="-0.03164673" calcext:value-type="float">
            <text:p>-0.03164673</text:p>
          </table:table-cell>
          <table:table-cell office:value-type="float" office:value="1.467621" calcext:value-type="float">
            <text:p>1.467621</text:p>
          </table:table-cell>
          <table:table-cell office:value-type="float" office:value="1.426666" calcext:value-type="float">
            <text:p>1.426666</text:p>
          </table:table-cell>
          <table:table-cell office:value-type="float" office:value="3.291748" calcext:value-type="float">
            <text:p>3.291748</text:p>
          </table:table-cell>
          <table:table-cell office:value-type="float" office:value="3.21167" calcext:value-type="float">
            <text:p>3.21167</text:p>
          </table:table-cell>
          <table:table-cell office:value-type="float" office:value="4.735291" calcext:value-type="float">
            <text:p>4.735291</text:p>
          </table:table-cell>
          <table:table-cell office:value-type="float" office:value="4.640747" calcext:value-type="float">
            <text:p>4.640747</text:p>
          </table:table-cell>
          <table:table-cell office:value-type="float" office:value="5.939728" calcext:value-type="float">
            <text:p>5.939728</text:p>
          </table:table-cell>
          <table:table-cell office:value-type="float" office:value="5.845673" calcext:value-type="float">
            <text:p>5.845673</text:p>
          </table:table-cell>
          <table:table-cell office:value-type="float" office:value="6.917511" calcext:value-type="float">
            <text:p>6.917511</text:p>
          </table:table-cell>
          <table:table-cell office:value-type="float" office:value="6.829041" calcext:value-type="float">
            <text:p>6.829041</text:p>
          </table:table-cell>
          <table:table-cell office:value-type="float" office:value="7.475861" calcext:value-type="float">
            <text:p>7.475861</text:p>
          </table:table-cell>
          <table:table-cell office:value-type="float" office:value="7.386353" calcext:value-type="float">
            <text:p>7.386353</text:p>
          </table:table-cell>
          <table:table-cell office:value-type="float" office:value="22.06229" calcext:value-type="float">
            <text:p>22.06229</text:p>
          </table:table-cell>
          <table:table-cell office:value-type="float" office:value="-9.882355" calcext:value-type="float">
            <text:p>-9.8823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5" calcext:value-type="float">
            <text:p>25012005</text:p>
          </table:table-cell>
          <table:table-cell office:value-type="float" office:value="10.76738" calcext:value-type="float">
            <text:p>10.76738</text:p>
          </table:table-cell>
          <table:table-cell office:value-type="float" office:value="10.88" calcext:value-type="float">
            <text:p>10.88</text:p>
          </table:table-cell>
          <table:table-cell office:value-type="float" office:value="-2.17" calcext:value-type="float">
            <text:p>-2.17</text:p>
          </table:table-cell>
          <table:table-cell office:value-type="float" office:value="0.9615898" calcext:value-type="float">
            <text:p>0.9615898</text:p>
          </table:table-cell>
          <table:table-cell office:value-type="float" office:value="0.4606941" calcext:value-type="float">
            <text:p>0.4606941</text:p>
          </table:table-cell>
          <table:table-cell office:value-type="float" office:value="211.932" calcext:value-type="float">
            <text:p>211.932</text:p>
          </table:table-cell>
          <table:table-cell office:value-type="float" office:value="0" calcext:value-type="float">
            <text:p>0</text:p>
          </table:table-cell>
          <table:table-cell office:value-type="float" office:value="15.04559" calcext:value-type="float">
            <text:p>15.04559</text:p>
          </table:table-cell>
          <table:table-cell office:value-type="float" office:value="-4.344818" calcext:value-type="float">
            <text:p>-4.344818</text:p>
          </table:table-cell>
          <table:table-cell office:value-type="float" office:value="2.078827" calcext:value-type="float">
            <text:p>2.078827</text:p>
          </table:table-cell>
          <table:table-cell office:value-type="float" office:value="-1.804565" calcext:value-type="float">
            <text:p>-1.804565</text:p>
          </table:table-cell>
          <table:table-cell office:value-type="float" office:value="-0.3908081" calcext:value-type="float">
            <text:p>-0.3908081</text:p>
          </table:table-cell>
          <table:table-cell office:value-type="float" office:value="-1.445282" calcext:value-type="float">
            <text:p>-1.445282</text:p>
          </table:table-cell>
          <table:table-cell office:value-type="float" office:value="-0.9669189" calcext:value-type="float">
            <text:p>-0.9669189</text:p>
          </table:table-cell>
          <table:table-cell office:value-type="float" office:value="-1.52887" calcext:value-type="float">
            <text:p>-1.52887</text:p>
          </table:table-cell>
          <table:table-cell office:value-type="float" office:value="-1.089478" calcext:value-type="float">
            <text:p>-1.089478</text:p>
          </table:table-cell>
          <table:table-cell office:value-type="float" office:value="-1.548767" calcext:value-type="float">
            <text:p>-1.548767</text:p>
          </table:table-cell>
          <table:table-cell office:value-type="float" office:value="-1.129028" calcext:value-type="float">
            <text:p>-1.129028</text:p>
          </table:table-cell>
          <table:table-cell office:value-type="float" office:value="-1.414124" calcext:value-type="float">
            <text:p>-1.414124</text:p>
          </table:table-cell>
          <table:table-cell office:value-type="float" office:value="-0.8262329" calcext:value-type="float">
            <text:p>-0.8262329</text:p>
          </table:table-cell>
          <table:table-cell office:value-type="float" office:value="-0.9394531" calcext:value-type="float">
            <text:p>-0.9394531</text:p>
          </table:table-cell>
          <table:table-cell office:value-type="float" office:value="-0.03042603" calcext:value-type="float">
            <text:p>-0.03042603</text:p>
          </table:table-cell>
          <table:table-cell office:value-type="float" office:value="-0.03161621" calcext:value-type="float">
            <text:p>-0.03161621</text:p>
          </table:table-cell>
          <table:table-cell office:value-type="float" office:value="1.426239" calcext:value-type="float">
            <text:p>1.426239</text:p>
          </table:table-cell>
          <table:table-cell office:value-type="float" office:value="1.389679" calcext:value-type="float">
            <text:p>1.389679</text:p>
          </table:table-cell>
          <table:table-cell office:value-type="float" office:value="3.210876" calcext:value-type="float">
            <text:p>3.210876</text:p>
          </table:table-cell>
          <table:table-cell office:value-type="float" office:value="3.137512" calcext:value-type="float">
            <text:p>3.137512</text:p>
          </table:table-cell>
          <table:table-cell office:value-type="float" office:value="4.639801" calcext:value-type="float">
            <text:p>4.639801</text:p>
          </table:table-cell>
          <table:table-cell office:value-type="float" office:value="4.551758" calcext:value-type="float">
            <text:p>4.551758</text:p>
          </table:table-cell>
          <table:table-cell office:value-type="float" office:value="5.844727" calcext:value-type="float">
            <text:p>5.844727</text:p>
          </table:table-cell>
          <table:table-cell office:value-type="float" office:value="5.750732" calcext:value-type="float">
            <text:p>5.750732</text:p>
          </table:table-cell>
          <table:table-cell office:value-type="float" office:value="6.827972" calcext:value-type="float">
            <text:p>6.827972</text:p>
          </table:table-cell>
          <table:table-cell office:value-type="float" office:value="6.730103" calcext:value-type="float">
            <text:p>6.730103</text:p>
          </table:table-cell>
          <table:table-cell office:value-type="float" office:value="7.385406" calcext:value-type="float">
            <text:p>7.385406</text:p>
          </table:table-cell>
          <table:table-cell office:value-type="float" office:value="7.294495" calcext:value-type="float">
            <text:p>7.294495</text:p>
          </table:table-cell>
          <table:table-cell office:value-type="float" office:value="25.81781" calcext:value-type="float">
            <text:p>25.81781</text:p>
          </table:table-cell>
          <table:table-cell office:value-type="float" office:value="-7.062805" calcext:value-type="float">
            <text:p>-7.0628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5" calcext:value-type="float">
            <text:p>26012005</text:p>
          </table:table-cell>
          <table:table-cell office:value-type="float" office:value="3.9564" calcext:value-type="float">
            <text:p>3.9564</text:p>
          </table:table-cell>
          <table:table-cell office:value-type="float" office:value="1.64" calcext:value-type="float">
            <text:p>1.64</text:p>
          </table:table-cell>
          <table:table-cell office:value-type="float" office:value="-4.1" calcext:value-type="float">
            <text:p>-4.1</text:p>
          </table:table-cell>
          <table:table-cell office:value-type="float" office:value="0.6060666" calcext:value-type="float">
            <text:p>0.6060666</text:p>
          </table:table-cell>
          <table:table-cell office:value-type="float" office:value="0.3997522" calcext:value-type="float">
            <text:p>0.3997522</text:p>
          </table:table-cell>
          <table:table-cell office:value-type="float" office:value="400.572" calcext:value-type="float">
            <text:p>400.572</text:p>
          </table:table-cell>
          <table:table-cell office:value-type="float" office:value="0" calcext:value-type="float">
            <text:p>0</text:p>
          </table:table-cell>
          <table:table-cell office:value-type="float" office:value="2.882843" calcext:value-type="float">
            <text:p>2.882843</text:p>
          </table:table-cell>
          <table:table-cell office:value-type="float" office:value="-4.443939" calcext:value-type="float">
            <text:p>-4.443939</text:p>
          </table:table-cell>
          <table:table-cell office:value-type="float" office:value="0.06570435" calcext:value-type="float">
            <text:p>0.06570435</text:p>
          </table:table-cell>
          <table:table-cell office:value-type="float" office:value="-1.166931" calcext:value-type="float">
            <text:p>-1.166931</text:p>
          </table:table-cell>
          <table:table-cell office:value-type="float" office:value="-0.5306396" calcext:value-type="float">
            <text:p>-0.5306396</text:p>
          </table:table-cell>
          <table:table-cell office:value-type="float" office:value="-0.7539368" calcext:value-type="float">
            <text:p>-0.7539368</text:p>
          </table:table-cell>
          <table:table-cell office:value-type="float" office:value="-0.8110657" calcext:value-type="float">
            <text:p>-0.8110657</text:p>
          </table:table-cell>
          <table:table-cell office:value-type="float" office:value="-0.9639893" calcext:value-type="float">
            <text:p>-0.9639893</text:p>
          </table:table-cell>
          <table:table-cell office:value-type="float" office:value="-0.8773804" calcext:value-type="float">
            <text:p>-0.8773804</text:p>
          </table:table-cell>
          <table:table-cell office:value-type="float" office:value="-1.085938" calcext:value-type="float">
            <text:p>-1.085938</text:p>
          </table:table-cell>
          <table:table-cell office:value-type="float" office:value="-0.9127502" calcext:value-type="float">
            <text:p>-0.9127502</text:p>
          </table:table-cell>
          <table:table-cell office:value-type="float" office:value="-1.126129" calcext:value-type="float">
            <text:p>-1.126129</text:p>
          </table:table-cell>
          <table:table-cell office:value-type="float" office:value="-0.6921692" calcext:value-type="float">
            <text:p>-0.6921692</text:p>
          </table:table-cell>
          <table:table-cell office:value-type="float" office:value="-0.8247986" calcext:value-type="float">
            <text:p>-0.8247986</text:p>
          </table:table-cell>
          <table:table-cell office:value-type="float" office:value="-0.02874756" calcext:value-type="float">
            <text:p>-0.02874756</text:p>
          </table:table-cell>
          <table:table-cell office:value-type="float" office:value="-0.03048706" calcext:value-type="float">
            <text:p>-0.03048706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1.356445" calcext:value-type="float">
            <text:p>1.356445</text:p>
          </table:table-cell>
          <table:table-cell office:value-type="float" office:value="3.13678" calcext:value-type="float">
            <text:p>3.13678</text:p>
          </table:table-cell>
          <table:table-cell office:value-type="float" office:value="3.068787" calcext:value-type="float">
            <text:p>3.068787</text:p>
          </table:table-cell>
          <table:table-cell office:value-type="float" office:value="4.550842" calcext:value-type="float">
            <text:p>4.550842</text:p>
          </table:table-cell>
          <table:table-cell office:value-type="float" office:value="4.466156" calcext:value-type="float">
            <text:p>4.466156</text:p>
          </table:table-cell>
          <table:table-cell office:value-type="float" office:value="5.749756" calcext:value-type="float">
            <text:p>5.749756</text:p>
          </table:table-cell>
          <table:table-cell office:value-type="float" office:value="5.655792" calcext:value-type="float">
            <text:p>5.655792</text:p>
          </table:table-cell>
          <table:table-cell office:value-type="float" office:value="6.729095" calcext:value-type="float">
            <text:p>6.729095</text:p>
          </table:table-cell>
          <table:table-cell office:value-type="float" office:value="6.63443" calcext:value-type="float">
            <text:p>6.63443</text:p>
          </table:table-cell>
          <table:table-cell office:value-type="float" office:value="7.293549" calcext:value-type="float">
            <text:p>7.293549</text:p>
          </table:table-cell>
          <table:table-cell office:value-type="float" office:value="7.203491" calcext:value-type="float">
            <text:p>7.203491</text:p>
          </table:table-cell>
          <table:table-cell office:value-type="float" office:value="4.978058" calcext:value-type="float">
            <text:p>4.978058</text:p>
          </table:table-cell>
          <table:table-cell office:value-type="float" office:value="-8.11618" calcext:value-type="float">
            <text:p>-8.116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5" calcext:value-type="float">
            <text:p>27012005</text:p>
          </table:table-cell>
          <table:table-cell office:value-type="float" office:value="3.16008" calcext:value-type="float">
            <text:p>3.16008</text:p>
          </table:table-cell>
          <table:table-cell office:value-type="float" office:value="-1.08" calcext:value-type="float">
            <text:p>-1.08</text:p>
          </table:table-cell>
          <table:table-cell office:value-type="float" office:value="-4.46" calcext:value-type="float">
            <text:p>-4.46</text:p>
          </table:table-cell>
          <table:table-cell office:value-type="float" office:value="0.4986886" calcext:value-type="float">
            <text:p>0.4986886</text:p>
          </table:table-cell>
          <table:table-cell office:value-type="float" office:value="0.3892238" calcext:value-type="float">
            <text:p>0.3892238</text:p>
          </table:table-cell>
          <table:table-cell office:value-type="float" office:value="374.58" calcext:value-type="float">
            <text:p>374.58</text:p>
          </table:table-cell>
          <table:table-cell office:value-type="float" office:value="0" calcext:value-type="float">
            <text:p>0</text:p>
          </table:table-cell>
          <table:table-cell office:value-type="float" office:value="0.3550415" calcext:value-type="float">
            <text:p>0.3550415</text:p>
          </table:table-cell>
          <table:table-cell office:value-type="float" office:value="-5.144073" calcext:value-type="float">
            <text:p>-5.144073</text:p>
          </table:table-cell>
          <table:table-cell office:value-type="float" office:value="-1.024109" calcext:value-type="float">
            <text:p>-1.024109</text:p>
          </table:table-cell>
          <table:table-cell office:value-type="float" office:value="-2.138" calcext:value-type="float">
            <text:p>-2.138</text:p>
          </table:table-cell>
          <table:table-cell office:value-type="float" office:value="-0.761261" calcext:value-type="float">
            <text:p>-0.761261</text:p>
          </table:table-cell>
          <table:table-cell office:value-type="float" office:value="-1.334229" calcext:value-type="float">
            <text:p>-1.334229</text:p>
          </table:table-cell>
          <table:table-cell office:value-type="float" office:value="-0.8172607" calcext:value-type="float">
            <text:p>-0.8172607</text:p>
          </table:table-cell>
          <table:table-cell office:value-type="float" office:value="-1.016083" calcext:value-type="float">
            <text:p>-1.016083</text:p>
          </table:table-cell>
          <table:table-cell office:value-type="float" office:value="-0.8703613" calcext:value-type="float">
            <text:p>-0.8703613</text:p>
          </table:table-cell>
          <table:table-cell office:value-type="float" office:value="-0.9125977" calcext:value-type="float">
            <text:p>-0.9125977</text:p>
          </table:table-cell>
          <table:table-cell office:value-type="float" office:value="-0.8138733" calcext:value-type="float">
            <text:p>-0.8138733</text:p>
          </table:table-cell>
          <table:table-cell office:value-type="float" office:value="-0.9111633" calcext:value-type="float">
            <text:p>-0.9111633</text:p>
          </table:table-cell>
          <table:table-cell office:value-type="float" office:value="-0.5966492" calcext:value-type="float">
            <text:p>-0.5966492</text:p>
          </table:table-cell>
          <table:table-cell office:value-type="float" office:value="-0.690918" calcext:value-type="float">
            <text:p>-0.690918</text:p>
          </table:table-cell>
          <table:table-cell office:value-type="float" office:value="-0.02734375" calcext:value-type="float">
            <text:p>-0.02734375</text:p>
          </table:table-cell>
          <table:table-cell office:value-type="float" office:value="-0.02874756" calcext:value-type="float">
            <text:p>-0.02874756</text:p>
          </table:table-cell>
          <table:table-cell office:value-type="float" office:value="1.35611" calcext:value-type="float">
            <text:p>1.35611</text:p>
          </table:table-cell>
          <table:table-cell office:value-type="float" office:value="1.326263" calcext:value-type="float">
            <text:p>1.326263</text:p>
          </table:table-cell>
          <table:table-cell office:value-type="float" office:value="3.068085" calcext:value-type="float">
            <text:p>3.068085</text:p>
          </table:table-cell>
          <table:table-cell office:value-type="float" office:value="3.004486" calcext:value-type="float">
            <text:p>3.004486</text:p>
          </table:table-cell>
          <table:table-cell office:value-type="float" office:value="4.465271" calcext:value-type="float">
            <text:p>4.465271</text:p>
          </table:table-cell>
          <table:table-cell office:value-type="float" office:value="4.383942" calcext:value-type="float">
            <text:p>4.383942</text:p>
          </table:table-cell>
          <table:table-cell office:value-type="float" office:value="5.654816" calcext:value-type="float">
            <text:p>5.654816</text:p>
          </table:table-cell>
          <table:table-cell office:value-type="float" office:value="5.562592" calcext:value-type="float">
            <text:p>5.562592</text:p>
          </table:table-cell>
          <table:table-cell office:value-type="float" office:value="6.633484" calcext:value-type="float">
            <text:p>6.633484</text:p>
          </table:table-cell>
          <table:table-cell office:value-type="float" office:value="6.541077" calcext:value-type="float">
            <text:p>6.541077</text:p>
          </table:table-cell>
          <table:table-cell office:value-type="float" office:value="7.202576" calcext:value-type="float">
            <text:p>7.202576</text:p>
          </table:table-cell>
          <table:table-cell office:value-type="float" office:value="7.114838" calcext:value-type="float">
            <text:p>7.114838</text:p>
          </table:table-cell>
          <table:table-cell office:value-type="float" office:value="0.8935852" calcext:value-type="float">
            <text:p>0.8935852</text:p>
          </table:table-cell>
          <table:table-cell office:value-type="float" office:value="-8.876099" calcext:value-type="float">
            <text:p>-8.8760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5" calcext:value-type="float">
            <text:p>28012005</text:p>
          </table:table-cell>
          <table:table-cell office:value-type="float" office:value="7.041239" calcext:value-type="float">
            <text:p>7.041239</text:p>
          </table:table-cell>
          <table:table-cell office:value-type="float" office:value="0.68" calcext:value-type="float">
            <text:p>0.68</text:p>
          </table:table-cell>
          <table:table-cell office:value-type="float" office:value="-3.54" calcext:value-type="float">
            <text:p>-3.54</text:p>
          </table:table-cell>
          <table:table-cell office:value-type="float" office:value="0.5660061" calcext:value-type="float">
            <text:p>0.5660061</text:p>
          </table:table-cell>
          <table:table-cell office:value-type="float" office:value="0.4166406" calcext:value-type="float">
            <text:p>0.4166406</text:p>
          </table:table-cell>
          <table:table-cell office:value-type="float" office:value="320.904" calcext:value-type="float">
            <text:p>320.904</text:p>
          </table:table-cell>
          <table:table-cell office:value-type="float" office:value="0" calcext:value-type="float">
            <text:p>0</text:p>
          </table:table-cell>
          <table:table-cell office:value-type="float" office:value="5.948486" calcext:value-type="float">
            <text:p>5.948486</text:p>
          </table:table-cell>
          <table:table-cell office:value-type="float" office:value="-5.315308" calcext:value-type="float">
            <text:p>-5.315308</text:p>
          </table:table-cell>
          <table:table-cell office:value-type="float" office:value="-0.02804565" calcext:value-type="float">
            <text:p>-0.02804565</text:p>
          </table:table-cell>
          <table:table-cell office:value-type="float" office:value="-2.8909" calcext:value-type="float">
            <text:p>-2.8909</text:p>
          </table:table-cell>
          <table:table-cell office:value-type="float" office:value="-1.101196" calcext:value-type="float">
            <text:p>-1.101196</text:p>
          </table:table-cell>
          <table:table-cell office:value-type="float" office:value="-1.789093" calcext:value-type="float">
            <text:p>-1.789093</text:p>
          </table:table-cell>
          <table:table-cell office:value-type="float" office:value="-1.020325" calcext:value-type="float">
            <text:p>-1.020325</text:p>
          </table:table-cell>
          <table:table-cell office:value-type="float" office:value="-1.22879" calcext:value-type="float">
            <text:p>-1.22879</text:p>
          </table:table-cell>
          <table:table-cell office:value-type="float" office:value="-0.9141235" calcext:value-type="float">
            <text:p>-0.9141235</text:p>
          </table:table-cell>
          <table:table-cell office:value-type="float" office:value="-1.014801" calcext:value-type="float">
            <text:p>-1.014801</text:p>
          </table:table-cell>
          <table:table-cell office:value-type="float" office:value="-0.7998047" calcext:value-type="float">
            <text:p>-0.7998047</text:p>
          </table:table-cell>
          <table:table-cell office:value-type="float" office:value="-0.813446" calcext:value-type="float">
            <text:p>-0.813446</text:p>
          </table:table-cell>
          <table:table-cell office:value-type="float" office:value="-0.5471191" calcext:value-type="float">
            <text:p>-0.5471191</text:p>
          </table:table-cell>
          <table:table-cell office:value-type="float" office:value="-0.5959167" calcext:value-type="float">
            <text:p>-0.5959167</text:p>
          </table:table-cell>
          <table:table-cell office:value-type="float" office:value="-0.02642822" calcext:value-type="float">
            <text:p>-0.02642822</text:p>
          </table:table-cell>
          <table:table-cell office:value-type="float" office:value="-0.02737427" calcext:value-type="float">
            <text:p>-0.02737427</text:p>
          </table:table-cell>
          <table:table-cell office:value-type="float" office:value="1.325958" calcext:value-type="float">
            <text:p>1.325958</text:p>
          </table:table-cell>
          <table:table-cell office:value-type="float" office:value="1.298309" calcext:value-type="float">
            <text:p>1.298309</text:p>
          </table:table-cell>
          <table:table-cell office:value-type="float" office:value="3.003815" calcext:value-type="float">
            <text:p>3.003815</text:p>
          </table:table-cell>
          <table:table-cell office:value-type="float" office:value="2.944305" calcext:value-type="float">
            <text:p>2.944305</text:p>
          </table:table-cell>
          <table:table-cell office:value-type="float" office:value="4.383057" calcext:value-type="float">
            <text:p>4.383057</text:p>
          </table:table-cell>
          <table:table-cell office:value-type="float" office:value="4.304779" calcext:value-type="float">
            <text:p>4.304779</text:p>
          </table:table-cell>
          <table:table-cell office:value-type="float" office:value="5.561646" calcext:value-type="float">
            <text:p>5.561646</text:p>
          </table:table-cell>
          <table:table-cell office:value-type="float" office:value="5.472015" calcext:value-type="float">
            <text:p>5.472015</text:p>
          </table:table-cell>
          <table:table-cell office:value-type="float" office:value="6.5401" calcext:value-type="float">
            <text:p>6.5401</text:p>
          </table:table-cell>
          <table:table-cell office:value-type="float" office:value="6.449463" calcext:value-type="float">
            <text:p>6.449463</text:p>
          </table:table-cell>
          <table:table-cell office:value-type="float" office:value="7.113922" calcext:value-type="float">
            <text:p>7.113922</text:p>
          </table:table-cell>
          <table:table-cell office:value-type="float" office:value="7.027618" calcext:value-type="float">
            <text:p>7.027618</text:p>
          </table:table-cell>
          <table:table-cell office:value-type="float" office:value="9.770752" calcext:value-type="float">
            <text:p>9.770752</text:p>
          </table:table-cell>
          <table:table-cell office:value-type="float" office:value="-7.557831" calcext:value-type="float">
            <text:p>-7.5578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5" calcext:value-type="float">
            <text:p>29012005</text:p>
          </table:table-cell>
          <table:table-cell office:value-type="float" office:value="5.29056" calcext:value-type="float">
            <text:p>5.29056</text:p>
          </table:table-cell>
          <table:table-cell office:value-type="float" office:value="2.36" calcext:value-type="float">
            <text:p>2.36</text:p>
          </table:table-cell>
          <table:table-cell office:value-type="float" office:value="-2.75" calcext:value-type="float">
            <text:p>-2.75</text:p>
          </table:table-cell>
          <table:table-cell office:value-type="float" office:value="0.6377609" calcext:value-type="float">
            <text:p>0.6377609</text:p>
          </table:table-cell>
          <table:table-cell office:value-type="float" office:value="0.4415575" calcext:value-type="float">
            <text:p>0.4415575</text:p>
          </table:table-cell>
          <table:table-cell office:value-type="float" office:value="112.068" calcext:value-type="float">
            <text:p>112.068</text:p>
          </table:table-cell>
          <table:table-cell office:value-type="float" office:value="0" calcext:value-type="float">
            <text:p>0</text:p>
          </table:table-cell>
          <table:table-cell office:value-type="float" office:value="6.175201" calcext:value-type="float">
            <text:p>6.175201</text:p>
          </table:table-cell>
          <table:table-cell office:value-type="float" office:value="-4.600983" calcext:value-type="float">
            <text:p>-4.600983</text:p>
          </table:table-cell>
          <table:table-cell office:value-type="float" office:value="-0.1032715" calcext:value-type="float">
            <text:p>-0.1032715</text:p>
          </table:table-cell>
          <table:table-cell office:value-type="float" office:value="-2.566101" calcext:value-type="float">
            <text:p>-2.566101</text:p>
          </table:table-cell>
          <table:table-cell office:value-type="float" office:value="-1.089203" calcext:value-type="float">
            <text:p>-1.089203</text:p>
          </table:table-cell>
          <table:table-cell office:value-type="float" office:value="-1.687744" calcext:value-type="float">
            <text:p>-1.687744</text:p>
          </table:table-cell>
          <table:table-cell office:value-type="float" office:value="-1.091064" calcext:value-type="float">
            <text:p>-1.091064</text:p>
          </table:table-cell>
          <table:table-cell office:value-type="float" office:value="-1.248535" calcext:value-type="float">
            <text:p>-1.248535</text:p>
          </table:table-cell>
          <table:table-cell office:value-type="float" office:value="-0.9801025" calcext:value-type="float">
            <text:p>-0.9801025</text:p>
          </table:table-cell>
          <table:table-cell office:value-type="float" office:value="-1.041229" calcext:value-type="float">
            <text:p>-1.041229</text:p>
          </table:table-cell>
          <table:table-cell office:value-type="float" office:value="-0.7904358" calcext:value-type="float">
            <text:p>-0.7904358</text:p>
          </table:table-cell>
          <table:table-cell office:value-type="float" office:value="-0.8009949" calcext:value-type="float">
            <text:p>-0.8009949</text:p>
          </table:table-cell>
          <table:table-cell office:value-type="float" office:value="-0.5223999" calcext:value-type="float">
            <text:p>-0.5223999</text:p>
          </table:table-cell>
          <table:table-cell office:value-type="float" office:value="-0.5466309" calcext:value-type="float">
            <text:p>-0.5466309</text:p>
          </table:table-cell>
          <table:table-cell office:value-type="float" office:value="-0.02578735" calcext:value-type="float">
            <text:p>-0.02578735</text:p>
          </table:table-cell>
          <table:table-cell office:value-type="float" office:value="-0.02651978" calcext:value-type="float">
            <text:p>-0.02651978</text:p>
          </table:table-cell>
          <table:table-cell office:value-type="float" office:value="1.298035" calcext:value-type="float">
            <text:p>1.298035</text:p>
          </table:table-cell>
          <table:table-cell office:value-type="float" office:value="1.272125" calcext:value-type="float">
            <text:p>1.272125</text:p>
          </table:table-cell>
          <table:table-cell office:value-type="float" office:value="2.943726" calcext:value-type="float">
            <text:p>2.943726</text:p>
          </table:table-cell>
          <table:table-cell office:value-type="float" office:value="2.887573" calcext:value-type="float">
            <text:p>2.887573</text:p>
          </table:table-cell>
          <table:table-cell office:value-type="float" office:value="4.303955" calcext:value-type="float">
            <text:p>4.303955</text:p>
          </table:table-cell>
          <table:table-cell office:value-type="float" office:value="4.228943" calcext:value-type="float">
            <text:p>4.228943</text:p>
          </table:table-cell>
          <table:table-cell office:value-type="float" office:value="5.4711" calcext:value-type="float">
            <text:p>5.4711</text:p>
          </table:table-cell>
          <table:table-cell office:value-type="float" office:value="5.384644" calcext:value-type="float">
            <text:p>5.384644</text:p>
          </table:table-cell>
          <table:table-cell office:value-type="float" office:value="6.448517" calcext:value-type="float">
            <text:p>6.448517</text:p>
          </table:table-cell>
          <table:table-cell office:value-type="float" office:value="6.359192" calcext:value-type="float">
            <text:p>6.359192</text:p>
          </table:table-cell>
          <table:table-cell office:value-type="float" office:value="7.026733" calcext:value-type="float">
            <text:p>7.026733</text:p>
          </table:table-cell>
          <table:table-cell office:value-type="float" office:value="6.94101" calcext:value-type="float">
            <text:p>6.94101</text:p>
          </table:table-cell>
          <table:table-cell office:value-type="float" office:value="9.231781" calcext:value-type="float">
            <text:p>9.231781</text:p>
          </table:table-cell>
          <table:table-cell office:value-type="float" office:value="-7.456024" calcext:value-type="float">
            <text:p>-7.4560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5" calcext:value-type="float">
            <text:p>30012005</text:p>
          </table:table-cell>
          <table:table-cell office:value-type="float" office:value="3.8862" calcext:value-type="float">
            <text:p>3.8862</text:p>
          </table:table-cell>
          <table:table-cell office:value-type="float" office:value="0.77" calcext:value-type="float">
            <text:p>0.77</text:p>
          </table:table-cell>
          <table:table-cell office:value-type="float" office:value="-1.35" calcext:value-type="float">
            <text:p>-1.35</text:p>
          </table:table-cell>
          <table:table-cell office:value-type="float" office:value="0.5696577" calcext:value-type="float">
            <text:p>0.5696577</text:p>
          </table:table-cell>
          <table:table-cell office:value-type="float" office:value="0.4890232" calcext:value-type="float">
            <text:p>0.4890232</text:p>
          </table:table-cell>
          <table:table-cell office:value-type="float" office:value="131.184" calcext:value-type="float">
            <text:p>131.184</text:p>
          </table:table-cell>
          <table:table-cell office:value-type="float" office:value="1.6" calcext:value-type="float">
            <text:p>1.6</text:p>
          </table:table-cell>
          <table:table-cell office:value-type="float" office:value="1.917145" calcext:value-type="float">
            <text:p>1.917145</text:p>
          </table:table-cell>
          <table:table-cell office:value-type="float" office:value="-4.109894" calcext:value-type="float">
            <text:p>-4.109894</text:p>
          </table:table-cell>
          <table:table-cell office:value-type="float" office:value="-0.9315796" calcext:value-type="float">
            <text:p>-0.9315796</text:p>
          </table:table-cell>
          <table:table-cell office:value-type="float" office:value="-2.159576" calcext:value-type="float">
            <text:p>-2.159576</text:p>
          </table:table-cell>
          <table:table-cell office:value-type="float" office:value="-1.197144" calcext:value-type="float">
            <text:p>-1.197144</text:p>
          </table:table-cell>
          <table:table-cell office:value-type="float" office:value="-1.450226" calcext:value-type="float">
            <text:p>-1.450226</text:p>
          </table:table-cell>
          <table:table-cell office:value-type="float" office:value="-1.091949" calcext:value-type="float">
            <text:p>-1.091949</text:p>
          </table:table-cell>
          <table:table-cell office:value-type="float" office:value="-1.157104" calcext:value-type="float">
            <text:p>-1.157104</text:p>
          </table:table-cell>
          <table:table-cell office:value-type="float" office:value="-0.975647" calcext:value-type="float">
            <text:p>-0.975647</text:p>
          </table:table-cell>
          <table:table-cell office:value-type="float" office:value="-0.9944458" calcext:value-type="float">
            <text:p>-0.9944458</text:p>
          </table:table-cell>
          <table:table-cell office:value-type="float" office:value="-0.7725525" calcext:value-type="float">
            <text:p>-0.7725525</text:p>
          </table:table-cell>
          <table:table-cell office:value-type="float" office:value="-0.7901306" calcext:value-type="float">
            <text:p>-0.7901306</text:p>
          </table:table-cell>
          <table:table-cell office:value-type="float" office:value="-0.5015564" calcext:value-type="float">
            <text:p>-0.5015564</text:p>
          </table:table-cell>
          <table:table-cell office:value-type="float" office:value="-0.5221252" calcext:value-type="float">
            <text:p>-0.5221252</text:p>
          </table:table-cell>
          <table:table-cell office:value-type="float" office:value="-0.02511597" calcext:value-type="float">
            <text:p>-0.02511597</text:p>
          </table:table-cell>
          <table:table-cell office:value-type="float" office:value="-0.02581787" calcext:value-type="float">
            <text:p>-0.02581787</text:p>
          </table:table-cell>
          <table:table-cell office:value-type="float" office:value="1.271851" calcext:value-type="float">
            <text:p>1.271851</text:p>
          </table:table-cell>
          <table:table-cell office:value-type="float" office:value="1.24762" calcext:value-type="float">
            <text:p>1.24762</text:p>
          </table:table-cell>
          <table:table-cell office:value-type="float" office:value="2.886993" calcext:value-type="float">
            <text:p>2.886993</text:p>
          </table:table-cell>
          <table:table-cell office:value-type="float" office:value="2.833618" calcext:value-type="float">
            <text:p>2.833618</text:p>
          </table:table-cell>
          <table:table-cell office:value-type="float" office:value="4.228149" calcext:value-type="float">
            <text:p>4.228149</text:p>
          </table:table-cell>
          <table:table-cell office:value-type="float" office:value="4.156128" calcext:value-type="float">
            <text:p>4.156128</text:p>
          </table:table-cell>
          <table:table-cell office:value-type="float" office:value="5.383759" calcext:value-type="float">
            <text:p>5.383759</text:p>
          </table:table-cell>
          <table:table-cell office:value-type="float" office:value="5.299927" calcext:value-type="float">
            <text:p>5.299927</text:p>
          </table:table-cell>
          <table:table-cell office:value-type="float" office:value="6.358246" calcext:value-type="float">
            <text:p>6.358246</text:p>
          </table:table-cell>
          <table:table-cell office:value-type="float" office:value="6.271149" calcext:value-type="float">
            <text:p>6.271149</text:p>
          </table:table-cell>
          <table:table-cell office:value-type="float" office:value="6.940125" calcext:value-type="float">
            <text:p>6.940125</text:p>
          </table:table-cell>
          <table:table-cell office:value-type="float" office:value="6.855469" calcext:value-type="float">
            <text:p>6.855469</text:p>
          </table:table-cell>
          <table:table-cell office:value-type="float" office:value="3.738495" calcext:value-type="float">
            <text:p>3.738495</text:p>
          </table:table-cell>
          <table:table-cell office:value-type="float" office:value="-6.196503" calcext:value-type="float">
            <text:p>-6.1965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5" calcext:value-type="float">
            <text:p>31012005</text:p>
          </table:table-cell>
          <table:table-cell office:value-type="float" office:value="5.175" calcext:value-type="float">
            <text:p>5.175</text:p>
          </table:table-cell>
          <table:table-cell office:value-type="float" office:value="2.84" calcext:value-type="float">
            <text:p>2.84</text:p>
          </table:table-cell>
          <table:table-cell office:value-type="float" office:value="-0.23" calcext:value-type="float">
            <text:p>-0.23</text:p>
          </table:table-cell>
          <table:table-cell office:value-type="float" office:value="0.6597096" calcext:value-type="float">
            <text:p>0.6597096</text:p>
          </table:table-cell>
          <table:table-cell office:value-type="float" office:value="0.5302439" calcext:value-type="float">
            <text:p>0.5302439</text:p>
          </table:table-cell>
          <table:table-cell office:value-type="float" office:value="102.168" calcext:value-type="float">
            <text:p>102.168</text:p>
          </table:table-cell>
          <table:table-cell office:value-type="float" office:value="0" calcext:value-type="float">
            <text:p>0</text:p>
          </table:table-cell>
          <table:table-cell office:value-type="float" office:value="3.383575" calcext:value-type="float">
            <text:p>3.383575</text:p>
          </table:table-cell>
          <table:table-cell office:value-type="float" office:value="-3.6008" calcext:value-type="float">
            <text:p>-3.6008</text:p>
          </table:table-cell>
          <table:table-cell office:value-type="float" office:value="-0.5038757" calcext:value-type="float">
            <text:p>-0.5038757</text:p>
          </table:table-cell>
          <table:table-cell office:value-type="float" office:value="-2.151215" calcext:value-type="float">
            <text:p>-2.151215</text:p>
          </table:table-cell>
          <table:table-cell office:value-type="float" office:value="-1.086243" calcext:value-type="float">
            <text:p>-1.086243</text:p>
          </table:table-cell>
          <table:table-cell office:value-type="float" office:value="-1.528351" calcext:value-type="float">
            <text:p>-1.528351</text:p>
          </table:table-cell>
          <table:table-cell office:value-type="float" office:value="-1.05011" calcext:value-type="float">
            <text:p>-1.05011</text:p>
          </table:table-cell>
          <table:table-cell office:value-type="float" office:value="-1.194031" calcext:value-type="float">
            <text:p>-1.194031</text:p>
          </table:table-cell>
          <table:table-cell office:value-type="float" office:value="-0.9467163" calcext:value-type="float">
            <text:p>-0.9467163</text:p>
          </table:table-cell>
          <table:table-cell office:value-type="float" office:value="-1.006531" calcext:value-type="float">
            <text:p>-1.006531</text:p>
          </table:table-cell>
          <table:table-cell office:value-type="float" office:value="-0.7590027" calcext:value-type="float">
            <text:p>-0.7590027</text:p>
          </table:table-cell>
          <table:table-cell office:value-type="float" office:value="-0.7723389" calcext:value-type="float">
            <text:p>-0.7723389</text:p>
          </table:table-cell>
          <table:table-cell office:value-type="float" office:value="-0.487915" calcext:value-type="float">
            <text:p>-0.487915</text:p>
          </table:table-cell>
          <table:table-cell office:value-type="float" office:value="-0.5013733" calcext:value-type="float">
            <text:p>-0.5013733</text:p>
          </table:table-cell>
          <table:table-cell office:value-type="float" office:value="-0.02453613" calcext:value-type="float">
            <text:p>-0.02453613</text:p>
          </table:table-cell>
          <table:table-cell office:value-type="float" office:value="-0.02514648" calcext:value-type="float">
            <text:p>-0.02514648</text:p>
          </table:table-cell>
          <table:table-cell office:value-type="float" office:value="1.247345" calcext:value-type="float">
            <text:p>1.247345</text:p>
          </table:table-cell>
          <table:table-cell office:value-type="float" office:value="1.224304" calcext:value-type="float">
            <text:p>1.224304</text:p>
          </table:table-cell>
          <table:table-cell office:value-type="float" office:value="2.833069" calcext:value-type="float">
            <text:p>2.833069</text:p>
          </table:table-cell>
          <table:table-cell office:value-type="float" office:value="2.782257" calcext:value-type="float">
            <text:p>2.782257</text:p>
          </table:table-cell>
          <table:table-cell office:value-type="float" office:value="4.155396" calcext:value-type="float">
            <text:p>4.155396</text:p>
          </table:table-cell>
          <table:table-cell office:value-type="float" office:value="4.085846" calcext:value-type="float">
            <text:p>4.085846</text:p>
          </table:table-cell>
          <table:table-cell office:value-type="float" office:value="5.299042" calcext:value-type="float">
            <text:p>5.299042</text:p>
          </table:table-cell>
          <table:table-cell office:value-type="float" office:value="5.217834" calcext:value-type="float">
            <text:p>5.217834</text:p>
          </table:table-cell>
          <table:table-cell office:value-type="float" office:value="6.270203" calcext:value-type="float">
            <text:p>6.270203</text:p>
          </table:table-cell>
          <table:table-cell office:value-type="float" office:value="6.184631" calcext:value-type="float">
            <text:p>6.184631</text:p>
          </table:table-cell>
          <table:table-cell office:value-type="float" office:value="6.854614" calcext:value-type="float">
            <text:p>6.854614</text:p>
          </table:table-cell>
          <table:table-cell office:value-type="float" office:value="6.771179" calcext:value-type="float">
            <text:p>6.771179</text:p>
          </table:table-cell>
          <table:table-cell office:value-type="float" office:value="6.408234" calcext:value-type="float">
            <text:p>6.408234</text:p>
          </table:table-cell>
          <table:table-cell office:value-type="float" office:value="-4.932861" calcext:value-type="float">
            <text:p>-4.9328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5" calcext:value-type="float">
            <text:p>1022005</text:p>
          </table:table-cell>
          <table:table-cell office:value-type="float" office:value="4.73472" calcext:value-type="float">
            <text:p>4.73472</text:p>
          </table:table-cell>
          <table:table-cell office:value-type="float" office:value="3.23" calcext:value-type="float">
            <text:p>3.23</text:p>
          </table:table-cell>
          <table:table-cell office:value-type="float" office:value="-2.96" calcext:value-type="float">
            <text:p>-2.96</text:p>
          </table:table-cell>
          <table:table-cell office:value-type="float" office:value="0.6780393" calcext:value-type="float">
            <text:p>0.6780393</text:p>
          </table:table-cell>
          <table:table-cell office:value-type="float" office:value="0.4348069" calcext:value-type="float">
            <text:p>0.4348069</text:p>
          </table:table-cell>
          <table:table-cell office:value-type="float" office:value="194.94" calcext:value-type="float">
            <text:p>194.94</text:p>
          </table:table-cell>
          <table:table-cell office:value-type="float" office:value="0" calcext:value-type="float">
            <text:p>0</text:p>
          </table:table-cell>
          <table:table-cell office:value-type="float" office:value="4.761749" calcext:value-type="float">
            <text:p>4.761749</text:p>
          </table:table-cell>
          <table:table-cell office:value-type="float" office:value="-3.269287" calcext:value-type="float">
            <text:p>-3.269287</text:p>
          </table:table-cell>
          <table:table-cell office:value-type="float" office:value="-0.09268188" calcext:value-type="float">
            <text:p>-0.09268188</text:p>
          </table:table-cell>
          <table:table-cell office:value-type="float" office:value="-1.736969" calcext:value-type="float">
            <text:p>-1.736969</text:p>
          </table:table-cell>
          <table:table-cell office:value-type="float" office:value="-0.942627" calcext:value-type="float">
            <text:p>-0.942627</text:p>
          </table:table-cell>
          <table:table-cell office:value-type="float" office:value="-1.26001" calcext:value-type="float">
            <text:p>-1.26001</text:p>
          </table:table-cell>
          <table:table-cell office:value-type="float" office:value="-0.9637756" calcext:value-type="float">
            <text:p>-0.9637756</text:p>
          </table:table-cell>
          <table:table-cell office:value-type="float" office:value="-1.0672" calcext:value-type="float">
            <text:p>-1.0672</text:p>
          </table:table-cell>
          <table:table-cell office:value-type="float" office:value="-0.8819275" calcext:value-type="float">
            <text:p>-0.8819275</text:p>
          </table:table-cell>
          <table:table-cell office:value-type="float" office:value="-0.9458923" calcext:value-type="float">
            <text:p>-0.9458923</text:p>
          </table:table-cell>
          <table:table-cell office:value-type="float" office:value="-0.7277527" calcext:value-type="float">
            <text:p>-0.7277527</text:p>
          </table:table-cell>
          <table:table-cell office:value-type="float" office:value="-0.7586975" calcext:value-type="float">
            <text:p>-0.7586975</text:p>
          </table:table-cell>
          <table:table-cell office:value-type="float" office:value="-0.473175" calcext:value-type="float">
            <text:p>-0.473175</text:p>
          </table:table-cell>
          <table:table-cell office:value-type="float" office:value="-0.4878235" calcext:value-type="float">
            <text:p>-0.4878235</text:p>
          </table:table-cell>
          <table:table-cell office:value-type="float" office:value="-0.02392578" calcext:value-type="float">
            <text:p>-0.02392578</text:p>
          </table:table-cell>
          <table:table-cell office:value-type="float" office:value="-0.02456665" calcext:value-type="float">
            <text:p>-0.02456665</text:p>
          </table:table-cell>
          <table:table-cell office:value-type="float" office:value="1.224091" calcext:value-type="float">
            <text:p>1.224091</text:p>
          </table:table-cell>
          <table:table-cell office:value-type="float" office:value="1.202332" calcext:value-type="float">
            <text:p>1.202332</text:p>
          </table:table-cell>
          <table:table-cell office:value-type="float" office:value="2.781708" calcext:value-type="float">
            <text:p>2.781708</text:p>
          </table:table-cell>
          <table:table-cell office:value-type="float" office:value="2.733124" calcext:value-type="float">
            <text:p>2.733124</text:p>
          </table:table-cell>
          <table:table-cell office:value-type="float" office:value="4.085144" calcext:value-type="float">
            <text:p>4.085144</text:p>
          </table:table-cell>
          <table:table-cell office:value-type="float" office:value="4.018646" calcext:value-type="float">
            <text:p>4.018646</text:p>
          </table:table-cell>
          <table:table-cell office:value-type="float" office:value="5.21698" calcext:value-type="float">
            <text:p>5.21698</text:p>
          </table:table-cell>
          <table:table-cell office:value-type="float" office:value="5.137787" calcext:value-type="float">
            <text:p>5.137787</text:p>
          </table:table-cell>
          <table:table-cell office:value-type="float" office:value="6.183746" calcext:value-type="float">
            <text:p>6.183746</text:p>
          </table:table-cell>
          <table:table-cell office:value-type="float" office:value="6.099884" calcext:value-type="float">
            <text:p>6.099884</text:p>
          </table:table-cell>
          <table:table-cell office:value-type="float" office:value="6.770325" calcext:value-type="float">
            <text:p>6.770325</text:p>
          </table:table-cell>
          <table:table-cell office:value-type="float" office:value="6.688019" calcext:value-type="float">
            <text:p>6.688019</text:p>
          </table:table-cell>
          <table:table-cell office:value-type="float" office:value="8.068329" calcext:value-type="float">
            <text:p>8.068329</text:p>
          </table:table-cell>
          <table:table-cell office:value-type="float" office:value="-5.05545" calcext:value-type="float">
            <text:p>-5.055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11.66907" calcext:value-type="float">
            <text:p>11.66907</text:p>
          </table:table-cell>
          <table:table-cell office:value-type="float" office:value="7.05" calcext:value-type="float">
            <text:p>7.05</text:p>
          </table:table-cell>
          <table:table-cell office:value-type="float" office:value="-4.77" calcext:value-type="float">
            <text:p>-4.77</text:p>
          </table:table-cell>
          <table:table-cell office:value-type="float" office:value="0.7816497" calcext:value-type="float">
            <text:p>0.7816497</text:p>
          </table:table-cell>
          <table:table-cell office:value-type="float" office:value="0.3803577" calcext:value-type="float">
            <text:p>0.3803577</text:p>
          </table:table-cell>
          <table:table-cell office:value-type="float" office:value="179.892" calcext:value-type="float">
            <text:p>179.892</text:p>
          </table:table-cell>
          <table:table-cell office:value-type="float" office:value="0.1" calcext:value-type="float">
            <text:p>0.1</text:p>
          </table:table-cell>
          <table:table-cell office:value-type="float" office:value="11.85071" calcext:value-type="float">
            <text:p>11.85071</text:p>
          </table:table-cell>
          <table:table-cell office:value-type="float" office:value="-5.147797" calcext:value-type="float">
            <text:p>-5.147797</text:p>
          </table:table-cell>
          <table:table-cell office:value-type="float" office:value="2.805481" calcext:value-type="float">
            <text:p>2.805481</text:p>
          </table:table-cell>
          <table:table-cell office:value-type="float" office:value="-2.253845" calcext:value-type="float">
            <text:p>-2.253845</text:p>
          </table:table-cell>
          <table:table-cell office:value-type="float" office:value="-0.2270508" calcext:value-type="float">
            <text:p>-0.2270508</text:p>
          </table:table-cell>
          <table:table-cell office:value-type="float" office:value="-1.341919" calcext:value-type="float">
            <text:p>-1.341919</text:p>
          </table:table-cell>
          <table:table-cell office:value-type="float" office:value="-0.75354" calcext:value-type="float">
            <text:p>-0.75354</text:p>
          </table:table-cell>
          <table:table-cell office:value-type="float" office:value="-1.032196" calcext:value-type="float">
            <text:p>-1.032196</text:p>
          </table:table-cell>
          <table:table-cell office:value-type="float" office:value="-0.7613525" calcext:value-type="float">
            <text:p>-0.7613525</text:p>
          </table:table-cell>
          <table:table-cell office:value-type="float" office:value="-0.8926697" calcext:value-type="float">
            <text:p>-0.8926697</text:p>
          </table:table-cell>
          <table:table-cell office:value-type="float" office:value="-0.6827393" calcext:value-type="float">
            <text:p>-0.6827393</text:p>
          </table:table-cell>
          <table:table-cell office:value-type="float" office:value="-0.7273865" calcext:value-type="float">
            <text:p>-0.7273865</text:p>
          </table:table-cell>
          <table:table-cell office:value-type="float" office:value="-0.4544373" calcext:value-type="float">
            <text:p>-0.4544373</text:p>
          </table:table-cell>
          <table:table-cell office:value-type="float" office:value="-0.4729919" calcext:value-type="float">
            <text:p>-0.4729919</text:p>
          </table:table-cell>
          <table:table-cell office:value-type="float" office:value="-0.02285767" calcext:value-type="float">
            <text:p>-0.02285767</text:p>
          </table:table-cell>
          <table:table-cell office:value-type="float" office:value="-0.02392578" calcext:value-type="float">
            <text:p>-0.02392578</text:p>
          </table:table-cell>
          <table:table-cell office:value-type="float" office:value="1.202118" calcext:value-type="float">
            <text:p>1.202118</text:p>
          </table:table-cell>
          <table:table-cell office:value-type="float" office:value="1.181396" calcext:value-type="float">
            <text:p>1.181396</text:p>
          </table:table-cell>
          <table:table-cell office:value-type="float" office:value="2.732635" calcext:value-type="float">
            <text:p>2.732635</text:p>
          </table:table-cell>
          <table:table-cell office:value-type="float" office:value="2.686066" calcext:value-type="float">
            <text:p>2.686066</text:p>
          </table:table-cell>
          <table:table-cell office:value-type="float" office:value="4.017944" calcext:value-type="float">
            <text:p>4.017944</text:p>
          </table:table-cell>
          <table:table-cell office:value-type="float" office:value="3.953003" calcext:value-type="float">
            <text:p>3.953003</text:p>
          </table:table-cell>
          <table:table-cell office:value-type="float" office:value="5.136993" calcext:value-type="float">
            <text:p>5.136993</text:p>
          </table:table-cell>
          <table:table-cell office:value-type="float" office:value="5.060181" calcext:value-type="float">
            <text:p>5.060181</text:p>
          </table:table-cell>
          <table:table-cell office:value-type="float" office:value="6.098999" calcext:value-type="float">
            <text:p>6.098999</text:p>
          </table:table-cell>
          <table:table-cell office:value-type="float" office:value="6.017151" calcext:value-type="float">
            <text:p>6.017151</text:p>
          </table:table-cell>
          <table:table-cell office:value-type="float" office:value="6.687195" calcext:value-type="float">
            <text:p>6.687195</text:p>
          </table:table-cell>
          <table:table-cell office:value-type="float" office:value="6.606262" calcext:value-type="float">
            <text:p>6.606262</text:p>
          </table:table-cell>
          <table:table-cell office:value-type="float" office:value="18.15121" calcext:value-type="float">
            <text:p>18.15121</text:p>
          </table:table-cell>
          <table:table-cell office:value-type="float" office:value="-8.018951" calcext:value-type="float">
            <text:p>-8.0189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5" calcext:value-type="float">
            <text:p>3022005</text:p>
          </table:table-cell>
          <table:table-cell office:value-type="float" office:value="12.30655" calcext:value-type="float">
            <text:p>12.30655</text:p>
          </table:table-cell>
          <table:table-cell office:value-type="float" office:value="15.24" calcext:value-type="float">
            <text:p>15.24</text:p>
          </table:table-cell>
          <table:table-cell office:value-type="float" office:value="-3.66" calcext:value-type="float">
            <text:p>-3.66</text:p>
          </table:table-cell>
          <table:table-cell office:value-type="float" office:value="0.9137661" calcext:value-type="float">
            <text:p>0.9137661</text:p>
          </table:table-cell>
          <table:table-cell office:value-type="float" office:value="0.4129688" calcext:value-type="float">
            <text:p>0.4129688</text:p>
          </table:table-cell>
          <table:table-cell office:value-type="float" office:value="168.588" calcext:value-type="float">
            <text:p>168.588</text:p>
          </table:table-cell>
          <table:table-cell office:value-type="float" office:value="0" calcext:value-type="float">
            <text:p>0</text:p>
          </table:table-cell>
          <table:table-cell office:value-type="float" office:value="17.43237" calcext:value-type="float">
            <text:p>17.43237</text:p>
          </table:table-cell>
          <table:table-cell office:value-type="float" office:value="-3.827698" calcext:value-type="float">
            <text:p>-3.827698</text:p>
          </table:table-cell>
          <table:table-cell office:value-type="float" office:value="7.78186" calcext:value-type="float">
            <text:p>7.78186</text:p>
          </table:table-cell>
          <table:table-cell office:value-type="float" office:value="-1.119965" calcext:value-type="float">
            <text:p>-1.119965</text:p>
          </table:table-cell>
          <table:table-cell office:value-type="float" office:value="0.7545166" calcext:value-type="float">
            <text:p>0.7545166</text:p>
          </table:table-cell>
          <table:table-cell office:value-type="float" office:value="-0.7171326" calcext:value-type="float">
            <text:p>-0.7171326</text:p>
          </table:table-cell>
          <table:table-cell office:value-type="float" office:value="-0.4151306" calcext:value-type="float">
            <text:p>-0.4151306</text:p>
          </table:table-cell>
          <table:table-cell office:value-type="float" office:value="-0.7522278" calcext:value-type="float">
            <text:p>-0.7522278</text:p>
          </table:table-cell>
          <table:table-cell office:value-type="float" office:value="-0.5601807" calcext:value-type="float">
            <text:p>-0.5601807</text:p>
          </table:table-cell>
          <table:table-cell office:value-type="float" office:value="-0.7599487" calcext:value-type="float">
            <text:p>-0.7599487</text:p>
          </table:table-cell>
          <table:table-cell office:value-type="float" office:value="-0.5984497" calcext:value-type="float">
            <text:p>-0.5984497</text:p>
          </table:table-cell>
          <table:table-cell office:value-type="float" office:value="-0.6819763" calcext:value-type="float">
            <text:p>-0.6819763</text:p>
          </table:table-cell>
          <table:table-cell office:value-type="float" office:value="-0.4228516" calcext:value-type="float">
            <text:p>-0.4228516</text:p>
          </table:table-cell>
          <table:table-cell office:value-type="float" office:value="-0.4542847" calcext:value-type="float">
            <text:p>-0.4542847</text:p>
          </table:table-cell>
          <table:table-cell office:value-type="float" office:value="-0.02197266" calcext:value-type="float">
            <text:p>-0.02197266</text:p>
          </table:table-cell>
          <table:table-cell office:value-type="float" office:value="-0.0229187" calcext:value-type="float">
            <text:p>-0.0229187</text:p>
          </table:table-cell>
          <table:table-cell office:value-type="float" office:value="1.181183" calcext:value-type="float">
            <text:p>1.181183</text:p>
          </table:table-cell>
          <table:table-cell office:value-type="float" office:value="1.16156" calcext:value-type="float">
            <text:p>1.16156</text:p>
          </table:table-cell>
          <table:table-cell office:value-type="float" office:value="2.685577" calcext:value-type="float">
            <text:p>2.685577</text:p>
          </table:table-cell>
          <table:table-cell office:value-type="float" office:value="2.64093" calcext:value-type="float">
            <text:p>2.64093</text:p>
          </table:table-cell>
          <table:table-cell office:value-type="float" office:value="3.952332" calcext:value-type="float">
            <text:p>3.952332</text:p>
          </table:table-cell>
          <table:table-cell office:value-type="float" office:value="3.890839" calcext:value-type="float">
            <text:p>3.890839</text:p>
          </table:table-cell>
          <table:table-cell office:value-type="float" office:value="5.059418" calcext:value-type="float">
            <text:p>5.059418</text:p>
          </table:table-cell>
          <table:table-cell office:value-type="float" office:value="4.985077" calcext:value-type="float">
            <text:p>4.985077</text:p>
          </table:table-cell>
          <table:table-cell office:value-type="float" office:value="6.016296" calcext:value-type="float">
            <text:p>6.016296</text:p>
          </table:table-cell>
          <table:table-cell office:value-type="float" office:value="5.936493" calcext:value-type="float">
            <text:p>5.936493</text:p>
          </table:table-cell>
          <table:table-cell office:value-type="float" office:value="6.605438" calcext:value-type="float">
            <text:p>6.605438</text:p>
          </table:table-cell>
          <table:table-cell office:value-type="float" office:value="6.525818" calcext:value-type="float">
            <text:p>6.525818</text:p>
          </table:table-cell>
          <table:table-cell office:value-type="float" office:value="23.3139" calcext:value-type="float">
            <text:p>23.3139</text:p>
          </table:table-cell>
          <table:table-cell office:value-type="float" office:value="-7.193481" calcext:value-type="float">
            <text:p>-7.1934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5" calcext:value-type="float">
            <text:p>4022005</text:p>
          </table:table-cell>
          <table:table-cell office:value-type="float" office:value="12.78229" calcext:value-type="float">
            <text:p>12.78229</text:p>
          </table:table-cell>
          <table:table-cell office:value-type="float" office:value="16.02" calcext:value-type="float">
            <text:p>16.02</text:p>
          </table:table-cell>
          <table:table-cell office:value-type="float" office:value="-1.82" calcext:value-type="float">
            <text:p>-1.82</text:p>
          </table:table-cell>
          <table:table-cell office:value-type="float" office:value="0.8844408" calcext:value-type="float">
            <text:p>0.8844408</text:p>
          </table:table-cell>
          <table:table-cell office:value-type="float" office:value="0.4726005" calcext:value-type="float">
            <text:p>0.472600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20.54465" calcext:value-type="float">
            <text:p>20.54465</text:p>
          </table:table-cell>
          <table:table-cell office:value-type="float" office:value="-2.48877" calcext:value-type="float">
            <text:p>-2.48877</text:p>
          </table:table-cell>
          <table:table-cell office:value-type="float" office:value="9.181305" calcext:value-type="float">
            <text:p>9.181305</text:p>
          </table:table-cell>
          <table:table-cell office:value-type="float" office:value="-0.627594" calcext:value-type="float">
            <text:p>-0.627594</text:p>
          </table:table-cell>
          <table:table-cell office:value-type="float" office:value="1.089355" calcext:value-type="float">
            <text:p>1.089355</text:p>
          </table:table-cell>
          <table:table-cell office:value-type="float" office:value="-0.2653198" calcext:value-type="float">
            <text:p>-0.2653198</text:p>
          </table:table-cell>
          <table:table-cell office:value-type="float" office:value="-0.1855774" calcext:value-type="float">
            <text:p>-0.1855774</text:p>
          </table:table-cell>
          <table:table-cell office:value-type="float" office:value="-0.4559021" calcext:value-type="float">
            <text:p>-0.4559021</text:p>
          </table:table-cell>
          <table:table-cell office:value-type="float" office:value="-0.4106445" calcext:value-type="float">
            <text:p>-0.4106445</text:p>
          </table:table-cell>
          <table:table-cell office:value-type="float" office:value="-0.5589294" calcext:value-type="float">
            <text:p>-0.5589294</text:p>
          </table:table-cell>
          <table:table-cell office:value-type="float" office:value="-0.5064392" calcext:value-type="float">
            <text:p>-0.5064392</text:p>
          </table:table-cell>
          <table:table-cell office:value-type="float" office:value="-0.5975037" calcext:value-type="float">
            <text:p>-0.5975037</text:p>
          </table:table-cell>
          <table:table-cell office:value-type="float" office:value="-0.3803711" calcext:value-type="float">
            <text:p>-0.3803711</text:p>
          </table:table-cell>
          <table:table-cell office:value-type="float" office:value="-0.4224243" calcext:value-type="float">
            <text:p>-0.4224243</text:p>
          </table:table-cell>
          <table:table-cell office:value-type="float" office:value="-0.02087402" calcext:value-type="float">
            <text:p>-0.02087402</text:p>
          </table:table-cell>
          <table:table-cell office:value-type="float" office:value="-0.02200317" calcext:value-type="float">
            <text:p>-0.02200317</text:p>
          </table:table-cell>
          <table:table-cell office:value-type="float" office:value="1.161377" calcext:value-type="float">
            <text:p>1.161377</text:p>
          </table:table-cell>
          <table:table-cell office:value-type="float" office:value="1.142517" calcext:value-type="float">
            <text:p>1.142517</text:p>
          </table:table-cell>
          <table:table-cell office:value-type="float" office:value="2.640503" calcext:value-type="float">
            <text:p>2.640503</text:p>
          </table:table-cell>
          <table:table-cell office:value-type="float" office:value="2.597626" calcext:value-type="float">
            <text:p>2.597626</text:p>
          </table:table-cell>
          <table:table-cell office:value-type="float" office:value="3.890228" calcext:value-type="float">
            <text:p>3.890228</text:p>
          </table:table-cell>
          <table:table-cell office:value-type="float" office:value="3.830505" calcext:value-type="float">
            <text:p>3.830505</text:p>
          </table:table-cell>
          <table:table-cell office:value-type="float" office:value="4.984314" calcext:value-type="float">
            <text:p>4.984314</text:p>
          </table:table-cell>
          <table:table-cell office:value-type="float" office:value="4.912231" calcext:value-type="float">
            <text:p>4.912231</text:p>
          </table:table-cell>
          <table:table-cell office:value-type="float" office:value="5.935638" calcext:value-type="float">
            <text:p>5.935638</text:p>
          </table:table-cell>
          <table:table-cell office:value-type="float" office:value="5.85733" calcext:value-type="float">
            <text:p>5.85733</text:p>
          </table:table-cell>
          <table:table-cell office:value-type="float" office:value="6.524994" calcext:value-type="float">
            <text:p>6.524994</text:p>
          </table:table-cell>
          <table:table-cell office:value-type="float" office:value="6.446808" calcext:value-type="float">
            <text:p>6.446808</text:p>
          </table:table-cell>
          <table:table-cell office:value-type="float" office:value="26.82785" calcext:value-type="float">
            <text:p>26.82785</text:p>
          </table:table-cell>
          <table:table-cell office:value-type="float" office:value="-5.098419" calcext:value-type="float">
            <text:p>-5.0984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5" calcext:value-type="float">
            <text:p>5022005</text:p>
          </table:table-cell>
          <table:table-cell office:value-type="float" office:value="10.42848" calcext:value-type="float">
            <text:p>10.42848</text:p>
          </table:table-cell>
          <table:table-cell office:value-type="float" office:value="15.44" calcext:value-type="float">
            <text:p>15.44</text:p>
          </table:table-cell>
          <table:table-cell office:value-type="float" office:value="2.69" calcext:value-type="float">
            <text:p>2.69</text:p>
          </table:table-cell>
          <table:table-cell office:value-type="float" office:value="0.8804122" calcext:value-type="float">
            <text:p>0.8804122</text:p>
          </table:table-cell>
          <table:table-cell office:value-type="float" office:value="0.6527795" calcext:value-type="float">
            <text:p>0.6527795</text:p>
          </table:table-cell>
          <table:table-cell office:value-type="float" office:value="642.528" calcext:value-type="float">
            <text:p>642.528</text:p>
          </table:table-cell>
          <table:table-cell office:value-type="float" office:value="0" calcext:value-type="float">
            <text:p>0</text:p>
          </table:table-cell>
          <table:table-cell office:value-type="float" office:value="18.58832" calcext:value-type="float">
            <text:p>18.58832</text:p>
          </table:table-cell>
          <table:table-cell office:value-type="float" office:value="-1.259857" calcext:value-type="float">
            <text:p>-1.259857</text:p>
          </table:table-cell>
          <table:table-cell office:value-type="float" office:value="8.260681" calcext:value-type="float">
            <text:p>8.260681</text:p>
          </table:table-cell>
          <table:table-cell office:value-type="float" office:value="-0.3671265" calcext:value-type="float">
            <text:p>-0.3671265</text:p>
          </table:table-cell>
          <table:table-cell office:value-type="float" office:value="0.956665" calcext:value-type="float">
            <text:p>0.956665</text:p>
          </table:table-cell>
          <table:table-cell office:value-type="float" office:value="-0.1068726" calcext:value-type="float">
            <text:p>-0.1068726</text:p>
          </table:table-cell>
          <table:table-cell office:value-type="float" office:value="-0.0953064" calcext:value-type="float">
            <text:p>-0.0953064</text:p>
          </table:table-cell>
          <table:table-cell office:value-type="float" office:value="-0.2857666" calcext:value-type="float">
            <text:p>-0.2857666</text:p>
          </table:table-cell>
          <table:table-cell office:value-type="float" office:value="-0.3091736" calcext:value-type="float">
            <text:p>-0.3091736</text:p>
          </table:table-cell>
          <table:table-cell office:value-type="float" office:value="-0.4096375" calcext:value-type="float">
            <text:p>-0.4096375</text:p>
          </table:table-cell>
          <table:table-cell office:value-type="float" office:value="-0.4288635" calcext:value-type="float">
            <text:p>-0.4288635</text:p>
          </table:table-cell>
          <table:table-cell office:value-type="float" office:value="-0.5055542" calcext:value-type="float">
            <text:p>-0.5055542</text:p>
          </table:table-cell>
          <table:table-cell office:value-type="float" office:value="-0.3366089" calcext:value-type="float">
            <text:p>-0.3366089</text:p>
          </table:table-cell>
          <table:table-cell office:value-type="float" office:value="-0.3799438" calcext:value-type="float">
            <text:p>-0.3799438</text:p>
          </table:table-cell>
          <table:table-cell office:value-type="float" office:value="-0.01950073" calcext:value-type="float">
            <text:p>-0.01950073</text:p>
          </table:table-cell>
          <table:table-cell office:value-type="float" office:value="-0.02087402" calcext:value-type="float">
            <text:p>-0.02087402</text:p>
          </table:table-cell>
          <table:table-cell office:value-type="float" office:value="1.142303" calcext:value-type="float">
            <text:p>1.142303</text:p>
          </table:table-cell>
          <table:table-cell office:value-type="float" office:value="1.124329" calcext:value-type="float">
            <text:p>1.124329</text:p>
          </table:table-cell>
          <table:table-cell office:value-type="float" office:value="2.597198" calcext:value-type="float">
            <text:p>2.597198</text:p>
          </table:table-cell>
          <table:table-cell office:value-type="float" office:value="2.555878" calcext:value-type="float">
            <text:p>2.555878</text:p>
          </table:table-cell>
          <table:table-cell office:value-type="float" office:value="3.829895" calcext:value-type="float">
            <text:p>3.829895</text:p>
          </table:table-cell>
          <table:table-cell office:value-type="float" office:value="3.771637" calcext:value-type="float">
            <text:p>3.771637</text:p>
          </table:table-cell>
          <table:table-cell office:value-type="float" office:value="4.911499" calcext:value-type="float">
            <text:p>4.911499</text:p>
          </table:table-cell>
          <table:table-cell office:value-type="float" office:value="4.841614" calcext:value-type="float">
            <text:p>4.841614</text:p>
          </table:table-cell>
          <table:table-cell office:value-type="float" office:value="5.856506" calcext:value-type="float">
            <text:p>5.856506</text:p>
          </table:table-cell>
          <table:table-cell office:value-type="float" office:value="5.779999" calcext:value-type="float">
            <text:p>5.779999</text:p>
          </table:table-cell>
          <table:table-cell office:value-type="float" office:value="6.445953" calcext:value-type="float">
            <text:p>6.445953</text:p>
          </table:table-cell>
          <table:table-cell office:value-type="float" office:value="6.369476" calcext:value-type="float">
            <text:p>6.369476</text:p>
          </table:table-cell>
          <table:table-cell office:value-type="float" office:value="30.86087" calcext:value-type="float">
            <text:p>30.86087</text:p>
          </table:table-cell>
          <table:table-cell office:value-type="float" office:value="-1.738739" calcext:value-type="float">
            <text:p>-1.7387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5" calcext:value-type="float">
            <text:p>6022005</text:p>
          </table:table-cell>
          <table:table-cell office:value-type="float" office:value="4.06404" calcext:value-type="float">
            <text:p>4.06404</text:p>
          </table:table-cell>
          <table:table-cell office:value-type="float" office:value="8.35" calcext:value-type="float">
            <text:p>8.35</text:p>
          </table:table-cell>
          <table:table-cell office:value-type="float" office:value="-6.8" calcext:value-type="float">
            <text:p>-6.8</text:p>
          </table:table-cell>
          <table:table-cell office:value-type="float" office:value="0.8738072" calcext:value-type="float">
            <text:p>0.8738072</text:p>
          </table:table-cell>
          <table:table-cell office:value-type="float" office:value="0.3266525" calcext:value-type="float">
            <text:p>0.3266525</text:p>
          </table:table-cell>
          <table:table-cell office:value-type="float" office:value="493.236" calcext:value-type="float">
            <text:p>493.236</text:p>
          </table:table-cell>
          <table:table-cell office:value-type="float" office:value="15.6" calcext:value-type="float">
            <text:p>15.6</text:p>
          </table:table-cell>
          <table:table-cell office:value-type="float" office:value="1.835754" calcext:value-type="float">
            <text:p>1.835754</text:p>
          </table:table-cell>
          <table:table-cell office:value-type="float" office:value="-1.106049" calcext:value-type="float">
            <text:p>-1.106049</text:p>
          </table:table-cell>
          <table:table-cell office:value-type="float" office:value="0.9171143" calcext:value-type="float">
            <text:p>0.9171143</text:p>
          </table:table-cell>
          <table:table-cell office:value-type="float" office:value="-0.1763916" calcext:value-type="float">
            <text:p>-0.1763916</text:p>
          </table:table-cell>
          <table:table-cell office:value-type="float" office:value="0.2058411" calcext:value-type="float">
            <text:p>0.2058411</text:p>
          </table:table-cell>
          <table:table-cell office:value-type="float" office:value="-0.04733276" calcext:value-type="float">
            <text:p>-0.04733276</text:p>
          </table:table-cell>
          <table:table-cell office:value-type="float" office:value="-0.1522217" calcext:value-type="float">
            <text:p>-0.1522217</text:p>
          </table:table-cell>
          <table:table-cell office:value-type="float" office:value="-0.1760559" calcext:value-type="float">
            <text:p>-0.1760559</text:p>
          </table:table-cell>
          <table:table-cell office:value-type="float" office:value="-0.2579346" calcext:value-type="float">
            <text:p>-0.2579346</text:p>
          </table:table-cell>
          <table:table-cell office:value-type="float" office:value="-0.3085022" calcext:value-type="float">
            <text:p>-0.3085022</text:p>
          </table:table-cell>
          <table:table-cell office:value-type="float" office:value="-0.3581848" calcext:value-type="float">
            <text:p>-0.3581848</text:p>
          </table:table-cell>
          <table:table-cell office:value-type="float" office:value="-0.4281616" calcext:value-type="float">
            <text:p>-0.4281616</text:p>
          </table:table-cell>
          <table:table-cell office:value-type="float" office:value="-0.2157288" calcext:value-type="float">
            <text:p>-0.2157288</text:p>
          </table:table-cell>
          <table:table-cell office:value-type="float" office:value="-0.3361511" calcext:value-type="float">
            <text:p>-0.3361511</text:p>
          </table:table-cell>
          <table:table-cell office:value-type="float" office:value="0.08944702" calcext:value-type="float">
            <text:p>0.08944702</text:p>
          </table:table-cell>
          <table:table-cell office:value-type="float" office:value="-0.01950073" calcext:value-type="float">
            <text:p>-0.01950073</text:p>
          </table:table-cell>
          <table:table-cell office:value-type="float" office:value="1.124176" calcext:value-type="float">
            <text:p>1.124176</text:p>
          </table:table-cell>
          <table:table-cell office:value-type="float" office:value="1.111908" calcext:value-type="float">
            <text:p>1.111908</text:p>
          </table:table-cell>
          <table:table-cell office:value-type="float" office:value="2.55545" calcext:value-type="float">
            <text:p>2.55545</text:p>
          </table:table-cell>
          <table:table-cell office:value-type="float" office:value="2.516083" calcext:value-type="float">
            <text:p>2.516083</text:p>
          </table:table-cell>
          <table:table-cell office:value-type="float" office:value="3.771027" calcext:value-type="float">
            <text:p>3.771027</text:p>
          </table:table-cell>
          <table:table-cell office:value-type="float" office:value="3.715179" calcext:value-type="float">
            <text:p>3.715179</text:p>
          </table:table-cell>
          <table:table-cell office:value-type="float" office:value="4.840851" calcext:value-type="float">
            <text:p>4.840851</text:p>
          </table:table-cell>
          <table:table-cell office:value-type="float" office:value="4.772552" calcext:value-type="float">
            <text:p>4.772552</text:p>
          </table:table-cell>
          <table:table-cell office:value-type="float" office:value="5.779205" calcext:value-type="float">
            <text:p>5.779205</text:p>
          </table:table-cell>
          <table:table-cell office:value-type="float" office:value="5.704193" calcext:value-type="float">
            <text:p>5.704193</text:p>
          </table:table-cell>
          <table:table-cell office:value-type="float" office:value="6.368683" calcext:value-type="float">
            <text:p>6.368683</text:p>
          </table:table-cell>
          <table:table-cell office:value-type="float" office:value="6.293488" calcext:value-type="float">
            <text:p>6.293488</text:p>
          </table:table-cell>
          <table:table-cell office:value-type="float" office:value="3.367218" calcext:value-type="float">
            <text:p>3.367218</text:p>
          </table:table-cell>
          <table:table-cell office:value-type="float" office:value="-2.865143" calcext:value-type="float">
            <text:p>-2.8651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5" calcext:value-type="float">
            <text:p>7022005</text:p>
          </table:table-cell>
          <table:table-cell office:value-type="float" office:value="9.38376" calcext:value-type="float">
            <text:p>9.38376</text:p>
          </table:table-cell>
          <table:table-cell office:value-type="float" office:value="-7.17" calcext:value-type="float">
            <text:p>-7.17</text:p>
          </table:table-cell>
          <table:table-cell office:value-type="float" office:value="-13.33" calcext:value-type="float">
            <text:p>-13.33</text:p>
          </table:table-cell>
          <table:table-cell office:value-type="float" office:value="0.3176344" calcext:value-type="float">
            <text:p>0.3176344</text:p>
          </table:table-cell>
          <table:table-cell office:value-type="float" office:value="0.196985" calcext:value-type="float">
            <text:p>0.196985</text:p>
          </table:table-cell>
          <table:table-cell office:value-type="float" office:value="424.26" calcext:value-type="float">
            <text:p>424.26</text:p>
          </table:table-cell>
          <table:table-cell office:value-type="float" office:value="0" calcext:value-type="float">
            <text:p>0</text:p>
          </table:table-cell>
          <table:table-cell office:value-type="float" office:value="0.1335754" calcext:value-type="float">
            <text:p>0.1335754</text:p>
          </table:table-cell>
          <table:table-cell office:value-type="float" office:value="-4.077911" calcext:value-type="float">
            <text:p>-4.077911</text:p>
          </table:table-cell>
          <table:table-cell office:value-type="float" office:value="-0.002319336" calcext:value-type="float">
            <text:p>-0.002319336</text:p>
          </table:table-cell>
          <table:table-cell office:value-type="float" office:value="-0.5948181" calcext:value-type="float">
            <text:p>-0.5948181</text:p>
          </table:table-cell>
          <table:table-cell office:value-type="float" office:value="-0.03039551" calcext:value-type="float">
            <text:p>-0.03039551</text:p>
          </table:table-cell>
          <table:table-cell office:value-type="float" office:value="-0.1103821" calcext:value-type="float">
            <text:p>-0.1103821</text:p>
          </table:table-cell>
          <table:table-cell office:value-type="float" office:value="-0.1425476" calcext:value-type="float">
            <text:p>-0.1425476</text:p>
          </table:table-cell>
          <table:table-cell office:value-type="float" office:value="-0.1593323" calcext:value-type="float">
            <text:p>-0.1593323</text:p>
          </table:table-cell>
          <table:table-cell office:value-type="float" office:value="-0.2182312" calcext:value-type="float">
            <text:p>-0.2182312</text:p>
          </table:table-cell>
          <table:table-cell office:value-type="float" office:value="-0.2573853" calcext:value-type="float">
            <text:p>-0.2573853</text:p>
          </table:table-cell>
          <table:table-cell office:value-type="float" office:value="-0.2956848" calcext:value-type="float">
            <text:p>-0.2956848</text:p>
          </table:table-cell>
          <table:table-cell office:value-type="float" office:value="-0.3573608" calcext:value-type="float">
            <text:p>-0.3573608</text:p>
          </table:table-cell>
          <table:table-cell office:value-type="float" office:value="-0.1407471" calcext:value-type="float">
            <text:p>-0.1407471</text:p>
          </table:table-cell>
          <table:table-cell office:value-type="float" office:value="-0.2130127" calcext:value-type="float">
            <text:p>-0.2130127</text:p>
          </table:table-cell>
          <table:table-cell office:value-type="float" office:value="0.2600708" calcext:value-type="float">
            <text:p>0.2600708</text:p>
          </table:table-cell>
          <table:table-cell office:value-type="float" office:value="0.09234619" calcext:value-type="float">
            <text:p>0.09234619</text:p>
          </table:table-cell>
          <table:table-cell office:value-type="float" office:value="1.164825" calcext:value-type="float">
            <text:p>1.164825</text:p>
          </table:table-cell>
          <table:table-cell office:value-type="float" office:value="1.115417" calcext:value-type="float">
            <text:p>1.115417</text:p>
          </table:table-cell>
          <table:table-cell office:value-type="float" office:value="2.515686" calcext:value-type="float">
            <text:p>2.515686</text:p>
          </table:table-cell>
          <table:table-cell office:value-type="float" office:value="2.486786" calcext:value-type="float">
            <text:p>2.486786</text:p>
          </table:table-cell>
          <table:table-cell office:value-type="float" office:value="3.7146" calcext:value-type="float">
            <text:p>3.7146</text:p>
          </table:table-cell>
          <table:table-cell office:value-type="float" office:value="3.661285" calcext:value-type="float">
            <text:p>3.661285</text:p>
          </table:table-cell>
          <table:table-cell office:value-type="float" office:value="4.77182" calcext:value-type="float">
            <text:p>4.77182</text:p>
          </table:table-cell>
          <table:table-cell office:value-type="float" office:value="4.705414" calcext:value-type="float">
            <text:p>4.705414</text:p>
          </table:table-cell>
          <table:table-cell office:value-type="float" office:value="5.70343" calcext:value-type="float">
            <text:p>5.70343</text:p>
          </table:table-cell>
          <table:table-cell office:value-type="float" office:value="5.630035" calcext:value-type="float">
            <text:p>5.630035</text:p>
          </table:table-cell>
          <table:table-cell office:value-type="float" office:value="6.292664" calcext:value-type="float">
            <text:p>6.292664</text:p>
          </table:table-cell>
          <table:table-cell office:value-type="float" office:value="6.219269" calcext:value-type="float">
            <text:p>6.219269</text:p>
          </table:table-cell>
          <table:table-cell office:value-type="float" office:value="-0.07028198" calcext:value-type="float">
            <text:p>-0.07028198</text:p>
          </table:table-cell>
          <table:table-cell office:value-type="float" office:value="-9.111603" calcext:value-type="float">
            <text:p>-9.1116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5" calcext:value-type="float">
            <text:p>8022005</text:p>
          </table:table-cell>
          <table:table-cell office:value-type="float" office:value="7.368479" calcext:value-type="float">
            <text:p>7.368479</text:p>
          </table:table-cell>
          <table:table-cell office:value-type="float" office:value="-9.45" calcext:value-type="float">
            <text:p>-9.45</text:p>
          </table:table-cell>
          <table:table-cell office:value-type="float" office:value="-11.78" calcext:value-type="float">
            <text:p>-11.78</text:p>
          </table:table-cell>
          <table:table-cell office:value-type="float" office:value="0.266844" calcext:value-type="float">
            <text:p>0.266844</text:p>
          </table:table-cell>
          <table:table-cell office:value-type="float" office:value="0.22262" calcext:value-type="float">
            <text:p>0.22262</text:p>
          </table:table-cell>
          <table:table-cell office:value-type="float" office:value="313.848" calcext:value-type="float">
            <text:p>313.848</text:p>
          </table:table-cell>
          <table:table-cell office:value-type="float" office:value="0" calcext:value-type="float">
            <text:p>0</text:p>
          </table:table-cell>
          <table:table-cell office:value-type="float" office:value="-0.7989807" calcext:value-type="float">
            <text:p>-0.7989807</text:p>
          </table:table-cell>
          <table:table-cell office:value-type="float" office:value="-4.069275" calcext:value-type="float">
            <text:p>-4.069275</text:p>
          </table:table-cell>
          <table:table-cell office:value-type="float" office:value="-0.2369385" calcext:value-type="float">
            <text:p>-0.2369385</text:p>
          </table:table-cell>
          <table:table-cell office:value-type="float" office:value="-0.9001465" calcext:value-type="float">
            <text:p>-0.9001465</text:p>
          </table:table-cell>
          <table:table-cell office:value-type="float" office:value="-0.07675171" calcext:value-type="float">
            <text:p>-0.07675171</text:p>
          </table:table-cell>
          <table:table-cell office:value-type="float" office:value="-0.1828308" calcext:value-type="float">
            <text:p>-0.1828308</text:p>
          </table:table-cell>
          <table:table-cell office:value-type="float" office:value="-0.1340637" calcext:value-type="float">
            <text:p>-0.1340637</text:p>
          </table:table-cell>
          <table:table-cell office:value-type="float" office:value="-0.145813" calcext:value-type="float">
            <text:p>-0.145813</text:p>
          </table:table-cell>
          <table:table-cell office:value-type="float" office:value="-0.1920776" calcext:value-type="float">
            <text:p>-0.1920776</text:p>
          </table:table-cell>
          <table:table-cell office:value-type="float" office:value="-0.2181091" calcext:value-type="float">
            <text:p>-0.2181091</text:p>
          </table:table-cell>
          <table:table-cell office:value-type="float" office:value="-0.2522583" calcext:value-type="float">
            <text:p>-0.2522583</text:p>
          </table:table-cell>
          <table:table-cell office:value-type="float" office:value="-0.2951355" calcext:value-type="float">
            <text:p>-0.2951355</text:p>
          </table:table-cell>
          <table:table-cell office:value-type="float" office:value="-0.1159668" calcext:value-type="float">
            <text:p>-0.1159668</text:p>
          </table:table-cell>
          <table:table-cell office:value-type="float" office:value="-0.1405029" calcext:value-type="float">
            <text:p>-0.1405029</text:p>
          </table:table-cell>
          <table:table-cell office:value-type="float" office:value="0.3180237" calcext:value-type="float">
            <text:p>0.3180237</text:p>
          </table:table-cell>
          <table:table-cell office:value-type="float" office:value="0.2609558" calcext:value-type="float">
            <text:p>0.2609558</text:p>
          </table:table-cell>
          <table:table-cell office:value-type="float" office:value="1.211212" calcext:value-type="float">
            <text:p>1.211212</text:p>
          </table:table-cell>
          <table:table-cell office:value-type="float" office:value="1.165405" calcext:value-type="float">
            <text:p>1.165405</text:p>
          </table:table-cell>
          <table:table-cell office:value-type="float" office:value="2.486572" calcext:value-type="float">
            <text:p>2.486572</text:p>
          </table:table-cell>
          <table:table-cell office:value-type="float" office:value="2.470398" calcext:value-type="float">
            <text:p>2.470398</text:p>
          </table:table-cell>
          <table:table-cell office:value-type="float" office:value="3.660767" calcext:value-type="float">
            <text:p>3.660767</text:p>
          </table:table-cell>
          <table:table-cell office:value-type="float" office:value="3.613281" calcext:value-type="float">
            <text:p>3.613281</text:p>
          </table:table-cell>
          <table:table-cell office:value-type="float" office:value="4.704681" calcext:value-type="float">
            <text:p>4.704681</text:p>
          </table:table-cell>
          <table:table-cell office:value-type="float" office:value="4.64035" calcext:value-type="float">
            <text:p>4.64035</text:p>
          </table:table-cell>
          <table:table-cell office:value-type="float" office:value="5.629242" calcext:value-type="float">
            <text:p>5.629242</text:p>
          </table:table-cell>
          <table:table-cell office:value-type="float" office:value="5.557709" calcext:value-type="float">
            <text:p>5.557709</text:p>
          </table:table-cell>
          <table:table-cell office:value-type="float" office:value="6.218506" calcext:value-type="float">
            <text:p>6.218506</text:p>
          </table:table-cell>
          <table:table-cell office:value-type="float" office:value="6.146545" calcext:value-type="float">
            <text:p>6.146545</text:p>
          </table:table-cell>
          <table:table-cell office:value-type="float" office:value="-1.545837" calcext:value-type="float">
            <text:p>-1.545837</text:p>
          </table:table-cell>
          <table:table-cell office:value-type="float" office:value="-9.005432" calcext:value-type="float">
            <text:p>-9.0054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5" calcext:value-type="float">
            <text:p>9022005</text:p>
          </table:table-cell>
          <table:table-cell office:value-type="float" office:value="13.8719" calcext:value-type="float">
            <text:p>13.8719</text:p>
          </table:table-cell>
          <table:table-cell office:value-type="float" office:value="-7" calcext:value-type="float">
            <text:p>-7</text:p>
          </table:table-cell>
          <table:table-cell office:value-type="float" office:value="-17.88" calcext:value-type="float">
            <text:p>-17.88</text:p>
          </table:table-cell>
          <table:table-cell office:value-type="float" office:value="0.3217497" calcext:value-type="float">
            <text:p>0.3217497</text:p>
          </table:table-cell>
          <table:table-cell office:value-type="float" office:value="0.1363764" calcext:value-type="float">
            <text:p>0.1363764</text:p>
          </table:table-cell>
          <table:table-cell office:value-type="float" office:value="136.476" calcext:value-type="float">
            <text:p>136.476</text:p>
          </table:table-cell>
          <table:table-cell office:value-type="float" office:value="1.9" calcext:value-type="float">
            <text:p>1.9</text:p>
          </table:table-cell>
          <table:table-cell office:value-type="float" office:value="-0.1921082" calcext:value-type="float">
            <text:p>-0.1921082</text:p>
          </table:table-cell>
          <table:table-cell office:value-type="float" office:value="-5.984131" calcext:value-type="float">
            <text:p>-5.984131</text:p>
          </table:table-cell>
          <table:table-cell office:value-type="float" office:value="-0.864624" calcext:value-type="float">
            <text:p>-0.864624</text:p>
          </table:table-cell>
          <table:table-cell office:value-type="float" office:value="-1.933899" calcext:value-type="float">
            <text:p>-1.933899</text:p>
          </table:table-cell>
          <table:table-cell office:value-type="float" office:value="-0.1853943" calcext:value-type="float">
            <text:p>-0.1853943</text:p>
          </table:table-cell>
          <table:table-cell office:value-type="float" office:value="-0.3661194" calcext:value-type="float">
            <text:p>-0.3661194</text:p>
          </table:table-cell>
          <table:table-cell office:value-type="float" office:value="-0.1430359" calcext:value-type="float">
            <text:p>-0.1430359</text:p>
          </table:table-cell>
          <table:table-cell office:value-type="float" office:value="-0.1774292" calcext:value-type="float">
            <text:p>-0.1774292</text:p>
          </table:table-cell>
          <table:table-cell office:value-type="float" office:value="-0.186554" calcext:value-type="float">
            <text:p>-0.186554</text:p>
          </table:table-cell>
          <table:table-cell office:value-type="float" office:value="-0.191925" calcext:value-type="float">
            <text:p>-0.191925</text:p>
          </table:table-cell>
          <table:table-cell office:value-type="float" office:value="-0.2210999" calcext:value-type="float">
            <text:p>-0.2210999</text:p>
          </table:table-cell>
          <table:table-cell office:value-type="float" office:value="-0.2518616" calcext:value-type="float">
            <text:p>-0.2518616</text:p>
          </table:table-cell>
          <table:table-cell office:value-type="float" office:value="-0.09329224" calcext:value-type="float">
            <text:p>-0.09329224</text:p>
          </table:table-cell>
          <table:table-cell office:value-type="float" office:value="-0.1157227" calcext:value-type="float">
            <text:p>-0.1157227</text:p>
          </table:table-cell>
          <table:table-cell office:value-type="float" office:value="0.3508301" calcext:value-type="float">
            <text:p>0.3508301</text:p>
          </table:table-cell>
          <table:table-cell office:value-type="float" office:value="0.3184204" calcext:value-type="float">
            <text:p>0.3184204</text:p>
          </table:table-cell>
          <table:table-cell office:value-type="float" office:value="1.241364" calcext:value-type="float">
            <text:p>1.241364</text:p>
          </table:table-cell>
          <table:table-cell office:value-type="float" office:value="1.211609" calcext:value-type="float">
            <text:p>1.211609</text:p>
          </table:table-cell>
          <table:table-cell office:value-type="float" office:value="2.470276" calcext:value-type="float">
            <text:p>2.470276</text:p>
          </table:table-cell>
          <table:table-cell office:value-type="float" office:value="2.458588" calcext:value-type="float">
            <text:p>2.458588</text:p>
          </table:table-cell>
          <table:table-cell office:value-type="float" office:value="3.612823" calcext:value-type="float">
            <text:p>3.612823</text:p>
          </table:table-cell>
          <table:table-cell office:value-type="float" office:value="3.571075" calcext:value-type="float">
            <text:p>3.571075</text:p>
          </table:table-cell>
          <table:table-cell office:value-type="float" office:value="4.639679" calcext:value-type="float">
            <text:p>4.639679</text:p>
          </table:table-cell>
          <table:table-cell office:value-type="float" office:value="4.579132" calcext:value-type="float">
            <text:p>4.579132</text:p>
          </table:table-cell>
          <table:table-cell office:value-type="float" office:value="5.556976" calcext:value-type="float">
            <text:p>5.556976</text:p>
          </table:table-cell>
          <table:table-cell office:value-type="float" office:value="5.487213" calcext:value-type="float">
            <text:p>5.487213</text:p>
          </table:table-cell>
          <table:table-cell office:value-type="float" office:value="6.145782" calcext:value-type="float">
            <text:p>6.145782</text:p>
          </table:table-cell>
          <table:table-cell office:value-type="float" office:value="6.075989" calcext:value-type="float">
            <text:p>6.075989</text:p>
          </table:table-cell>
          <table:table-cell office:value-type="float" office:value="0.847168" calcext:value-type="float">
            <text:p>0.847168</text:p>
          </table:table-cell>
          <table:table-cell office:value-type="float" office:value="-11.69458" calcext:value-type="float">
            <text:p>-11.694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5" calcext:value-type="float">
            <text:p>10022005</text:p>
          </table:table-cell>
          <table:table-cell office:value-type="float" office:value="14.21779" calcext:value-type="float">
            <text:p>14.21779</text:p>
          </table:table-cell>
          <table:table-cell office:value-type="float" office:value="0.83" calcext:value-type="float">
            <text:p>0.83</text:p>
          </table:table-cell>
          <table:table-cell office:value-type="float" office:value="-14.52" calcext:value-type="float">
            <text:p>-14.52</text:p>
          </table:table-cell>
          <table:table-cell office:value-type="float" office:value="0.5721042" calcext:value-type="float">
            <text:p>0.5721042</text:p>
          </table:table-cell>
          <table:table-cell office:value-type="float" office:value="0.179147" calcext:value-type="float">
            <text:p>0.179147</text:p>
          </table:table-cell>
          <table:table-cell office:value-type="float" office:value="190.584" calcext:value-type="float">
            <text:p>190.584</text:p>
          </table:table-cell>
          <table:table-cell office:value-type="float" office:value="0" calcext:value-type="float">
            <text:p>0</text:p>
          </table:table-cell>
          <table:table-cell office:value-type="float" office:value="-0.05224609" calcext:value-type="float">
            <text:p>-0.05224609</text:p>
          </table:table-cell>
          <table:table-cell office:value-type="float" office:value="-3.067322" calcext:value-type="float">
            <text:p>-3.067322</text:p>
          </table:table-cell>
          <table:table-cell office:value-type="float" office:value="-0.6984253" calcext:value-type="float">
            <text:p>-0.6984253</text:p>
          </table:table-cell>
          <table:table-cell office:value-type="float" office:value="-1.352753" calcext:value-type="float">
            <text:p>-1.352753</text:p>
          </table:table-cell>
          <table:table-cell office:value-type="float" office:value="-0.3194885" calcext:value-type="float">
            <text:p>-0.3194885</text:p>
          </table:table-cell>
          <table:table-cell office:value-type="float" office:value="-0.4220886" calcext:value-type="float">
            <text:p>-0.4220886</text:p>
          </table:table-cell>
          <table:table-cell office:value-type="float" office:value="-0.1779785" calcext:value-type="float">
            <text:p>-0.1779785</text:p>
          </table:table-cell>
          <table:table-cell office:value-type="float" office:value="-0.2268066" calcext:value-type="float">
            <text:p>-0.2268066</text:p>
          </table:table-cell>
          <table:table-cell office:value-type="float" office:value="-0.1882935" calcext:value-type="float">
            <text:p>-0.1882935</text:p>
          </table:table-cell>
          <table:table-cell office:value-type="float" office:value="-0.2018738" calcext:value-type="float">
            <text:p>-0.2018738</text:p>
          </table:table-cell>
          <table:table-cell office:value-type="float" office:value="-0.1997681" calcext:value-type="float">
            <text:p>-0.1997681</text:p>
          </table:table-cell>
          <table:table-cell office:value-type="float" office:value="-0.2207947" calcext:value-type="float">
            <text:p>-0.2207947</text:p>
          </table:table-cell>
          <table:table-cell office:value-type="float" office:value="-0.07385254" calcext:value-type="float">
            <text:p>-0.07385254</text:p>
          </table:table-cell>
          <table:table-cell office:value-type="float" office:value="-0.09307861" calcext:value-type="float">
            <text:p>-0.09307861</text:p>
          </table:table-cell>
          <table:table-cell office:value-type="float" office:value="0.3742065" calcext:value-type="float">
            <text:p>0.3742065</text:p>
          </table:table-cell>
          <table:table-cell office:value-type="float" office:value="0.3511047" calcext:value-type="float">
            <text:p>0.3511047</text:p>
          </table:table-cell>
          <table:table-cell office:value-type="float" office:value="1.26059" calcext:value-type="float">
            <text:p>1.26059</text:p>
          </table:table-cell>
          <table:table-cell office:value-type="float" office:value="1.241638" calcext:value-type="float">
            <text:p>1.241638</text:p>
          </table:table-cell>
          <table:table-cell office:value-type="float" office:value="2.458435" calcext:value-type="float">
            <text:p>2.458435</text:p>
          </table:table-cell>
          <table:table-cell office:value-type="float" office:value="2.448029" calcext:value-type="float">
            <text:p>2.448029</text:p>
          </table:table-cell>
          <table:table-cell office:value-type="float" office:value="3.570648" calcext:value-type="float">
            <text:p>3.570648</text:p>
          </table:table-cell>
          <table:table-cell office:value-type="float" office:value="3.532562" calcext:value-type="float">
            <text:p>3.532562</text:p>
          </table:table-cell>
          <table:table-cell office:value-type="float" office:value="4.578491" calcext:value-type="float">
            <text:p>4.578491</text:p>
          </table:table-cell>
          <table:table-cell office:value-type="float" office:value="4.520966" calcext:value-type="float">
            <text:p>4.520966</text:p>
          </table:table-cell>
          <table:table-cell office:value-type="float" office:value="5.486511" calcext:value-type="float">
            <text:p>5.486511</text:p>
          </table:table-cell>
          <table:table-cell office:value-type="float" office:value="5.419525" calcext:value-type="float">
            <text:p>5.419525</text:p>
          </table:table-cell>
          <table:table-cell office:value-type="float" office:value="6.075256" calcext:value-type="float">
            <text:p>6.075256</text:p>
          </table:table-cell>
          <table:table-cell office:value-type="float" office:value="6.007233" calcext:value-type="float">
            <text:p>6.007233</text:p>
          </table:table-cell>
          <table:table-cell office:value-type="float" office:value="1.447357" calcext:value-type="float">
            <text:p>1.447357</text:p>
          </table:table-cell>
          <table:table-cell office:value-type="float" office:value="-5.612122" calcext:value-type="float">
            <text:p>-5.6121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5" calcext:value-type="float">
            <text:p>11022005</text:p>
          </table:table-cell>
          <table:table-cell office:value-type="float" office:value="14.30643" calcext:value-type="float">
            <text:p>14.30643</text:p>
          </table:table-cell>
          <table:table-cell office:value-type="float" office:value="6.13" calcext:value-type="float">
            <text:p>6.13</text:p>
          </table:table-cell>
          <table:table-cell office:value-type="float" office:value="-11.05" calcext:value-type="float">
            <text:p>-11.05</text:p>
          </table:table-cell>
          <table:table-cell office:value-type="float" office:value="0.7412633" calcext:value-type="float">
            <text:p>0.7412633</text:p>
          </table:table-cell>
          <table:table-cell office:value-type="float" office:value="0.2357058" calcext:value-type="float">
            <text:p>0.2357058</text:p>
          </table:table-cell>
          <table:table-cell office:value-type="float" office:value="177.84" calcext:value-type="float">
            <text:p>177.84</text:p>
          </table:table-cell>
          <table:table-cell office:value-type="float" office:value="0" calcext:value-type="float">
            <text:p>0</text:p>
          </table:table-cell>
          <table:table-cell office:value-type="float" office:value="1.027985" calcext:value-type="float">
            <text:p>1.027985</text:p>
          </table:table-cell>
          <table:table-cell office:value-type="float" office:value="-2.779327" calcext:value-type="float">
            <text:p>-2.779327</text:p>
          </table:table-cell>
          <table:table-cell office:value-type="float" office:value="-0.4024353" calcext:value-type="float">
            <text:p>-0.4024353</text:p>
          </table:table-cell>
          <table:table-cell office:value-type="float" office:value="-1.185181" calcext:value-type="float">
            <text:p>-1.185181</text:p>
          </table:table-cell>
          <table:table-cell office:value-type="float" office:value="-0.4242554" calcext:value-type="float">
            <text:p>-0.4242554</text:p>
          </table:table-cell>
          <table:table-cell office:value-type="float" office:value="-0.5303345" calcext:value-type="float">
            <text:p>-0.5303345</text:p>
          </table:table-cell>
          <table:table-cell office:value-type="float" office:value="-0.2273865" calcext:value-type="float">
            <text:p>-0.2273865</text:p>
          </table:table-cell>
          <table:table-cell office:value-type="float" office:value="-0.2681885" calcext:value-type="float">
            <text:p>-0.2681885</text:p>
          </table:table-cell>
          <table:table-cell office:value-type="float" office:value="-0.2021179" calcext:value-type="float">
            <text:p>-0.2021179</text:p>
          </table:table-cell>
          <table:table-cell office:value-type="float" office:value="-0.2203979" calcext:value-type="float">
            <text:p>-0.2203979</text:p>
          </table:table-cell>
          <table:table-cell office:value-type="float" office:value="-0.1827087" calcext:value-type="float">
            <text:p>-0.1827087</text:p>
          </table:table-cell>
          <table:table-cell office:value-type="float" office:value="-0.199585" calcext:value-type="float">
            <text:p>-0.199585</text:p>
          </table:table-cell>
          <table:table-cell office:value-type="float" office:value="-0.03463745" calcext:value-type="float">
            <text:p>-0.03463745</text:p>
          </table:table-cell>
          <table:table-cell office:value-type="float" office:value="-0.07366943" calcext:value-type="float">
            <text:p>-0.07366943</text:p>
          </table:table-cell>
          <table:table-cell office:value-type="float" office:value="0.3988037" calcext:value-type="float">
            <text:p>0.3988037</text:p>
          </table:table-cell>
          <table:table-cell office:value-type="float" office:value="0.3744202" calcext:value-type="float">
            <text:p>0.3744202</text:p>
          </table:table-cell>
          <table:table-cell office:value-type="float" office:value="1.273315" calcext:value-type="float">
            <text:p>1.273315</text:p>
          </table:table-cell>
          <table:table-cell office:value-type="float" office:value="1.260742" calcext:value-type="float">
            <text:p>1.260742</text:p>
          </table:table-cell>
          <table:table-cell office:value-type="float" office:value="2.447937" calcext:value-type="float">
            <text:p>2.447937</text:p>
          </table:table-cell>
          <table:table-cell office:value-type="float" office:value="2.437134" calcext:value-type="float">
            <text:p>2.437134</text:p>
          </table:table-cell>
          <table:table-cell office:value-type="float" office:value="3.532166" calcext:value-type="float">
            <text:p>3.532166</text:p>
          </table:table-cell>
          <table:table-cell office:value-type="float" office:value="3.49649" calcext:value-type="float">
            <text:p>3.49649</text:p>
          </table:table-cell>
          <table:table-cell office:value-type="float" office:value="4.520355" calcext:value-type="float">
            <text:p>4.520355</text:p>
          </table:table-cell>
          <table:table-cell office:value-type="float" office:value="4.465668" calcext:value-type="float">
            <text:p>4.465668</text:p>
          </table:table-cell>
          <table:table-cell office:value-type="float" office:value="5.418823" calcext:value-type="float">
            <text:p>5.418823</text:p>
          </table:table-cell>
          <table:table-cell office:value-type="float" office:value="5.354095" calcext:value-type="float">
            <text:p>5.354095</text:p>
          </table:table-cell>
          <table:table-cell office:value-type="float" office:value="6.006561" calcext:value-type="float">
            <text:p>6.006561</text:p>
          </table:table-cell>
          <table:table-cell office:value-type="float" office:value="5.940399" calcext:value-type="float">
            <text:p>5.940399</text:p>
          </table:table-cell>
          <table:table-cell office:value-type="float" office:value="3.138733" calcext:value-type="float">
            <text:p>3.138733</text:p>
          </table:table-cell>
          <table:table-cell office:value-type="float" office:value="-5.136261" calcext:value-type="float">
            <text:p>-5.1362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5" calcext:value-type="float">
            <text:p>12022005</text:p>
          </table:table-cell>
          <table:table-cell office:value-type="float" office:value="6.63948" calcext:value-type="float">
            <text:p>6.63948</text:p>
          </table:table-cell>
          <table:table-cell office:value-type="float" office:value="4.9" calcext:value-type="float">
            <text:p>4.9</text:p>
          </table:table-cell>
          <table:table-cell office:value-type="float" office:value="-4.25" calcext:value-type="float">
            <text:p>-4.25</text:p>
          </table:table-cell>
          <table:table-cell office:value-type="float" office:value="0.7618005" calcext:value-type="float">
            <text:p>0.7618005</text:p>
          </table:table-cell>
          <table:table-cell office:value-type="float" office:value="0.3953348" calcext:value-type="float">
            <text:p>0.3953348</text:p>
          </table:table-cell>
          <table:table-cell office:value-type="float" office:value="218.628" calcext:value-type="float">
            <text:p>218.628</text:p>
          </table:table-cell>
          <table:table-cell office:value-type="float" office:value="27.8" calcext:value-type="float">
            <text:p>27.8</text:p>
          </table:table-cell>
          <table:table-cell office:value-type="float" office:value="0.8518372" calcext:value-type="float">
            <text:p>0.8518372</text:p>
          </table:table-cell>
          <table:table-cell office:value-type="float" office:value="-1.760834" calcext:value-type="float">
            <text:p>-1.760834</text:p>
          </table:table-cell>
          <table:table-cell office:value-type="float" office:value="-0.2871094" calcext:value-type="float">
            <text:p>-0.2871094</text:p>
          </table:table-cell>
          <table:table-cell office:value-type="float" office:value="-0.7403259" calcext:value-type="float">
            <text:p>-0.7403259</text:p>
          </table:table-cell>
          <table:table-cell office:value-type="float" office:value="-0.322876" calcext:value-type="float">
            <text:p>-0.322876</text:p>
          </table:table-cell>
          <table:table-cell office:value-type="float" office:value="-0.4615479" calcext:value-type="float">
            <text:p>-0.4615479</text:p>
          </table:table-cell>
          <table:table-cell office:value-type="float" office:value="-0.1040344" calcext:value-type="float">
            <text:p>-0.1040344</text:p>
          </table:table-cell>
          <table:table-cell office:value-type="float" office:value="-0.2828674" calcext:value-type="float">
            <text:p>-0.2828674</text:p>
          </table:table-cell>
          <table:table-cell office:value-type="float" office:value="-0.1499023" calcext:value-type="float">
            <text:p>-0.1499023</text:p>
          </table:table-cell>
          <table:table-cell office:value-type="float" office:value="-0.2284241" calcext:value-type="float">
            <text:p>-0.2284241</text:p>
          </table:table-cell>
          <table:table-cell office:value-type="float" office:value="-0.06207275" calcext:value-type="float">
            <text:p>-0.06207275</text:p>
          </table:table-cell>
          <table:table-cell office:value-type="float" office:value="-0.1826782" calcext:value-type="float">
            <text:p>-0.1826782</text:p>
          </table:table-cell>
          <table:table-cell office:value-type="float" office:value="0.007141113" calcext:value-type="float">
            <text:p>0.007141113</text:p>
          </table:table-cell>
          <table:table-cell office:value-type="float" office:value="-0.03457642" calcext:value-type="float">
            <text:p>-0.03457642</text:p>
          </table:table-cell>
          <table:table-cell office:value-type="float" office:value="0.4222412" calcext:value-type="float">
            <text:p>0.4222412</text:p>
          </table:table-cell>
          <table:table-cell office:value-type="float" office:value="0.3991394" calcext:value-type="float">
            <text:p>0.3991394</text:p>
          </table:table-cell>
          <table:table-cell office:value-type="float" office:value="1.284058" calcext:value-type="float">
            <text:p>1.284058</text:p>
          </table:table-cell>
          <table:table-cell office:value-type="float" office:value="1.273438" calcext:value-type="float">
            <text:p>1.273438</text:p>
          </table:table-cell>
          <table:table-cell office:value-type="float" office:value="2.437012" calcext:value-type="float">
            <text:p>2.437012</text:p>
          </table:table-cell>
          <table:table-cell office:value-type="float" office:value="2.425751" calcext:value-type="float">
            <text:p>2.425751</text:p>
          </table:table-cell>
          <table:table-cell office:value-type="float" office:value="3.496124" calcext:value-type="float">
            <text:p>3.496124</text:p>
          </table:table-cell>
          <table:table-cell office:value-type="float" office:value="3.462341" calcext:value-type="float">
            <text:p>3.462341</text:p>
          </table:table-cell>
          <table:table-cell office:value-type="float" office:value="4.465118" calcext:value-type="float">
            <text:p>4.465118</text:p>
          </table:table-cell>
          <table:table-cell office:value-type="float" office:value="4.413177" calcext:value-type="float">
            <text:p>4.413177</text:p>
          </table:table-cell>
          <table:table-cell office:value-type="float" office:value="5.353394" calcext:value-type="float">
            <text:p>5.353394</text:p>
          </table:table-cell>
          <table:table-cell office:value-type="float" office:value="5.29068" calcext:value-type="float">
            <text:p>5.29068</text:p>
          </table:table-cell>
          <table:table-cell office:value-type="float" office:value="5.939728" calcext:value-type="float">
            <text:p>5.939728</text:p>
          </table:table-cell>
          <table:table-cell office:value-type="float" office:value="5.875275" calcext:value-type="float">
            <text:p>5.875275</text:p>
          </table:table-cell>
          <table:table-cell office:value-type="float" office:value="2.751007" calcext:value-type="float">
            <text:p>2.751007</text:p>
          </table:table-cell>
          <table:table-cell office:value-type="float" office:value="-3.76825" calcext:value-type="float">
            <text:p>-3.768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5" calcext:value-type="float">
            <text:p>13022005</text:p>
          </table:table-cell>
          <table:table-cell office:value-type="float" office:value="3.20436" calcext:value-type="float">
            <text:p>3.20436</text:p>
          </table:table-cell>
          <table:table-cell office:value-type="float" office:value="5.21" calcext:value-type="float">
            <text:p>5.21</text:p>
          </table:table-cell>
          <table:table-cell office:value-type="float" office:value="3.81" calcext:value-type="float">
            <text:p>3.81</text:p>
          </table:table-cell>
          <table:table-cell office:value-type="float" office:value="0.7783313" calcext:value-type="float">
            <text:p>0.7783313</text:p>
          </table:table-cell>
          <table:table-cell office:value-type="float" office:value="0.7061431" calcext:value-type="float">
            <text:p>0.7061431</text:p>
          </table:table-cell>
          <table:table-cell office:value-type="float" office:value="330.732" calcext:value-type="float">
            <text:p>330.732</text:p>
          </table:table-cell>
          <table:table-cell office:value-type="float" office:value="11.2" calcext:value-type="float">
            <text:p>11.2</text:p>
          </table:table-cell>
          <table:table-cell office:value-type="float" office:value="0.6858521" calcext:value-type="float">
            <text:p>0.6858521</text:p>
          </table:table-cell>
          <table:table-cell office:value-type="float" office:value="-0.2069702" calcext:value-type="float">
            <text:p>-0.2069702</text:p>
          </table:table-cell>
          <table:table-cell office:value-type="float" office:value="-0.08068848" calcext:value-type="float">
            <text:p>-0.08068848</text:p>
          </table:table-cell>
          <table:table-cell office:value-type="float" office:value="-0.3176575" calcext:value-type="float">
            <text:p>-0.3176575</text:p>
          </table:table-cell>
          <table:table-cell office:value-type="float" office:value="-0.1918335" calcext:value-type="float">
            <text:p>-0.1918335</text:p>
          </table:table-cell>
          <table:table-cell office:value-type="float" office:value="-0.321106" calcext:value-type="float">
            <text:p>-0.321106</text:p>
          </table:table-cell>
          <table:table-cell office:value-type="float" office:value="-0.04284668" calcext:value-type="float">
            <text:p>-0.04284668</text:p>
          </table:table-cell>
          <table:table-cell office:value-type="float" office:value="-0.1017761" calcext:value-type="float">
            <text:p>-0.1017761</text:p>
          </table:table-cell>
          <table:table-cell office:value-type="float" office:value="-0.01931763" calcext:value-type="float">
            <text:p>-0.01931763</text:p>
          </table:table-cell>
          <table:table-cell office:value-type="float" office:value="-0.1472778" calcext:value-type="float">
            <text:p>-0.1472778</text:p>
          </table:table-cell>
          <table:table-cell office:value-type="float" office:value="-0.005279541" calcext:value-type="float">
            <text:p>-0.005279541</text:p>
          </table:table-cell>
          <table:table-cell office:value-type="float" office:value="-0.05831909" calcext:value-type="float">
            <text:p>-0.05831909</text:p>
          </table:table-cell>
          <table:table-cell office:value-type="float" office:value="0.01272583" calcext:value-type="float">
            <text:p>0.01272583</text:p>
          </table:table-cell>
          <table:table-cell office:value-type="float" office:value="0.007507324" calcext:value-type="float">
            <text:p>0.007507324</text:p>
          </table:table-cell>
          <table:table-cell office:value-type="float" office:value="0.4395142" calcext:value-type="float">
            <text:p>0.4395142</text:p>
          </table:table-cell>
          <table:table-cell office:value-type="float" office:value="0.4225769" calcext:value-type="float">
            <text:p>0.4225769</text:p>
          </table:table-cell>
          <table:table-cell office:value-type="float" office:value="1.292236" calcext:value-type="float">
            <text:p>1.292236</text:p>
          </table:table-cell>
          <table:table-cell office:value-type="float" office:value="1.284149" calcext:value-type="float">
            <text:p>1.284149</text:p>
          </table:table-cell>
          <table:table-cell office:value-type="float" office:value="2.425598" calcext:value-type="float">
            <text:p>2.425598</text:p>
          </table:table-cell>
          <table:table-cell office:value-type="float" office:value="2.413971" calcext:value-type="float">
            <text:p>2.413971</text:p>
          </table:table-cell>
          <table:table-cell office:value-type="float" office:value="3.461975" calcext:value-type="float">
            <text:p>3.461975</text:p>
          </table:table-cell>
          <table:table-cell office:value-type="float" office:value="3.42984" calcext:value-type="float">
            <text:p>3.42984</text:p>
          </table:table-cell>
          <table:table-cell office:value-type="float" office:value="4.412659" calcext:value-type="float">
            <text:p>4.412659</text:p>
          </table:table-cell>
          <table:table-cell office:value-type="float" office:value="4.363007" calcext:value-type="float">
            <text:p>4.363007</text:p>
          </table:table-cell>
          <table:table-cell office:value-type="float" office:value="5.290039" calcext:value-type="float">
            <text:p>5.290039</text:p>
          </table:table-cell>
          <table:table-cell office:value-type="float" office:value="5.229645" calcext:value-type="float">
            <text:p>5.229645</text:p>
          </table:table-cell>
          <table:table-cell office:value-type="float" office:value="5.874603" calcext:value-type="float">
            <text:p>5.874603</text:p>
          </table:table-cell>
          <table:table-cell office:value-type="float" office:value="5.812225" calcext:value-type="float">
            <text:p>5.812225</text:p>
          </table:table-cell>
          <table:table-cell office:value-type="float" office:value="1.792572" calcext:value-type="float">
            <text:p>1.792572</text:p>
          </table:table-cell>
          <table:table-cell office:value-type="float" office:value="-0.1838379" calcext:value-type="float">
            <text:p>-0.18383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5" calcext:value-type="float">
            <text:p>14022005</text:p>
          </table:table-cell>
          <table:table-cell office:value-type="float" office:value="12.21089" calcext:value-type="float">
            <text:p>12.21089</text:p>
          </table:table-cell>
          <table:table-cell office:value-type="float" office:value="16.74" calcext:value-type="float">
            <text:p>16.74</text:p>
          </table:table-cell>
          <table:table-cell office:value-type="float" office:value="-0.6" calcext:value-type="float">
            <text:p>-0.6</text:p>
          </table:table-cell>
          <table:table-cell office:value-type="float" office:value="0.9996651" calcext:value-type="float">
            <text:p>0.9996651</text:p>
          </table:table-cell>
          <table:table-cell office:value-type="float" office:value="0.5162942" calcext:value-type="float">
            <text:p>0.5162942</text:p>
          </table:table-cell>
          <table:table-cell office:value-type="float" office:value="270.144" calcext:value-type="float">
            <text:p>270.144</text:p>
          </table:table-cell>
          <table:table-cell office:value-type="float" office:value="0" calcext:value-type="float">
            <text:p>0</text:p>
          </table:table-cell>
          <table:table-cell office:value-type="float" office:value="9.000183" calcext:value-type="float">
            <text:p>9.000183</text:p>
          </table:table-cell>
          <table:table-cell office:value-type="float" office:value="-0.8786316" calcext:value-type="float">
            <text:p>-0.8786316</text:p>
          </table:table-cell>
          <table:table-cell office:value-type="float" office:value="1.460114" calcext:value-type="float">
            <text:p>1.460114</text:p>
          </table:table-cell>
          <table:table-cell office:value-type="float" office:value="-0.2906189" calcext:value-type="float">
            <text:p>-0.2906189</text:p>
          </table:table-cell>
          <table:table-cell office:value-type="float" office:value="0.09637451" calcext:value-type="float">
            <text:p>0.09637451</text:p>
          </table:table-cell>
          <table:table-cell office:value-type="float" office:value="-0.1923523" calcext:value-type="float">
            <text:p>-0.1923523</text:p>
          </table:table-cell>
          <table:table-cell office:value-type="float" office:value="-0.002441406" calcext:value-type="float">
            <text:p>-0.002441406</text:p>
          </table:table-cell>
          <table:table-cell office:value-type="float" office:value="-0.04263306" calcext:value-type="float">
            <text:p>-0.04263306</text:p>
          </table:table-cell>
          <table:table-cell office:value-type="float" office:value="-0.008850098" calcext:value-type="float">
            <text:p>-0.008850098</text:p>
          </table:table-cell>
          <table:table-cell office:value-type="float" office:value="-0.01895142" calcext:value-type="float">
            <text:p>-0.01895142</text:p>
          </table:table-cell>
          <table:table-cell office:value-type="float" office:value="-0.005981445" calcext:value-type="float">
            <text:p>-0.005981445</text:p>
          </table:table-cell>
          <table:table-cell office:value-type="float" office:value="-0.008239746" calcext:value-type="float">
            <text:p>-0.008239746</text:p>
          </table:table-cell>
          <table:table-cell office:value-type="float" office:value="0.01266479" calcext:value-type="float">
            <text:p>0.01266479</text:p>
          </table:table-cell>
          <table:table-cell office:value-type="float" office:value="0.009796143" calcext:value-type="float">
            <text:p>0.009796143</text:p>
          </table:table-cell>
          <table:table-cell office:value-type="float" office:value="0.4448242" calcext:value-type="float">
            <text:p>0.4448242</text:p>
          </table:table-cell>
          <table:table-cell office:value-type="float" office:value="0.4396057" calcext:value-type="float">
            <text:p>0.4396057</text:p>
          </table:table-cell>
          <table:table-cell office:value-type="float" office:value="1.294403" calcext:value-type="float">
            <text:p>1.294403</text:p>
          </table:table-cell>
          <table:table-cell office:value-type="float" office:value="1.292297" calcext:value-type="float">
            <text:p>1.292297</text:p>
          </table:table-cell>
          <table:table-cell office:value-type="float" office:value="2.413849" calcext:value-type="float">
            <text:p>2.413849</text:p>
          </table:table-cell>
          <table:table-cell office:value-type="float" office:value="2.401123" calcext:value-type="float">
            <text:p>2.401123</text:p>
          </table:table-cell>
          <table:table-cell office:value-type="float" office:value="3.429535" calcext:value-type="float">
            <text:p>3.429535</text:p>
          </table:table-cell>
          <table:table-cell office:value-type="float" office:value="3.399109" calcext:value-type="float">
            <text:p>3.399109</text:p>
          </table:table-cell>
          <table:table-cell office:value-type="float" office:value="4.362518" calcext:value-type="float">
            <text:p>4.362518</text:p>
          </table:table-cell>
          <table:table-cell office:value-type="float" office:value="4.31543" calcext:value-type="float">
            <text:p>4.31543</text:p>
          </table:table-cell>
          <table:table-cell office:value-type="float" office:value="5.229004" calcext:value-type="float">
            <text:p>5.229004</text:p>
          </table:table-cell>
          <table:table-cell office:value-type="float" office:value="5.171692" calcext:value-type="float">
            <text:p>5.171692</text:p>
          </table:table-cell>
          <table:table-cell office:value-type="float" office:value="5.811584" calcext:value-type="float">
            <text:p>5.811584</text:p>
          </table:table-cell>
          <table:table-cell office:value-type="float" office:value="5.750916" calcext:value-type="float">
            <text:p>5.750916</text:p>
          </table:table-cell>
          <table:table-cell office:value-type="float" office:value="12.57532" calcext:value-type="float">
            <text:p>12.57532</text:p>
          </table:table-cell>
          <table:table-cell office:value-type="float" office:value="-2.093689" calcext:value-type="float">
            <text:p>-2.0936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5" calcext:value-type="float">
            <text:p>15022005</text:p>
          </table:table-cell>
          <table:table-cell office:value-type="float" office:value="3.63744" calcext:value-type="float">
            <text:p>3.63744</text:p>
          </table:table-cell>
          <table:table-cell office:value-type="float" office:value="3.81" calcext:value-type="float">
            <text:p>3.81</text:p>
          </table:table-cell>
          <table:table-cell office:value-type="float" office:value="-3" calcext:value-type="float">
            <text:p>-3</text:p>
          </table:table-cell>
          <table:table-cell office:value-type="float" office:value="0.6926737" calcext:value-type="float">
            <text:p>0.6926737</text:p>
          </table:table-cell>
          <table:table-cell office:value-type="float" office:value="0.4335315" calcext:value-type="float">
            <text:p>0.4335315</text:p>
          </table:table-cell>
          <table:table-cell office:value-type="float" office:value="281.052" calcext:value-type="float">
            <text:p>281.052</text:p>
          </table:table-cell>
          <table:table-cell office:value-type="float" office:value="0" calcext:value-type="float">
            <text:p>0</text:p>
          </table:table-cell>
          <table:table-cell office:value-type="float" office:value="2.897827" calcext:value-type="float">
            <text:p>2.897827</text:p>
          </table:table-cell>
          <table:table-cell office:value-type="float" office:value="-1.5466" calcext:value-type="float">
            <text:p>-1.5466</text:p>
          </table:table-cell>
          <table:table-cell office:value-type="float" office:value="0.3948364" calcext:value-type="float">
            <text:p>0.3948364</text:p>
          </table:table-cell>
          <table:table-cell office:value-type="float" office:value="-0.23526" calcext:value-type="float">
            <text:p>-0.23526</text:p>
          </table:table-cell>
          <table:table-cell office:value-type="float" office:value="0.02261353" calcext:value-type="float">
            <text:p>0.02261353</text:p>
          </table:table-cell>
          <table:table-cell office:value-type="float" office:value="-0.07659912" calcext:value-type="float">
            <text:p>-0.07659912</text:p>
          </table:table-cell>
          <table:table-cell office:value-type="float" office:value="-0.009185791" calcext:value-type="float">
            <text:p>-0.009185791</text:p>
          </table:table-cell>
          <table:table-cell office:value-type="float" office:value="-0.02047729" calcext:value-type="float">
            <text:p>-0.02047729</text:p>
          </table:table-cell>
          <table:table-cell office:value-type="float" office:value="-0.01080322" calcext:value-type="float">
            <text:p>-0.01080322</text:p>
          </table:table-cell>
          <table:table-cell office:value-type="float" office:value="-0.01324463" calcext:value-type="float">
            <text:p>-0.01324463</text:p>
          </table:table-cell>
          <table:table-cell office:value-type="float" office:value="-0.008209229" calcext:value-type="float">
            <text:p>-0.008209229</text:p>
          </table:table-cell>
          <table:table-cell office:value-type="float" office:value="-0.008728027" calcext:value-type="float">
            <text:p>-0.008728027</text:p>
          </table:table-cell>
          <table:table-cell office:value-type="float" office:value="0.01135254" calcext:value-type="float">
            <text:p>0.01135254</text:p>
          </table:table-cell>
          <table:table-cell office:value-type="float" office:value="0.009613037" calcext:value-type="float">
            <text:p>0.009613037</text:p>
          </table:table-cell>
          <table:table-cell office:value-type="float" office:value="0.4465027" calcext:value-type="float">
            <text:p>0.4465027</text:p>
          </table:table-cell>
          <table:table-cell office:value-type="float" office:value="0.4448547" calcext:value-type="float">
            <text:p>0.4448547</text:p>
          </table:table-cell>
          <table:table-cell office:value-type="float" office:value="1.294403" calcext:value-type="float">
            <text:p>1.294403</text:p>
          </table:table-cell>
          <table:table-cell office:value-type="float" office:value="1.292206" calcext:value-type="float">
            <text:p>1.292206</text:p>
          </table:table-cell>
          <table:table-cell office:value-type="float" office:value="2.40097" calcext:value-type="float">
            <text:p>2.40097</text:p>
          </table:table-cell>
          <table:table-cell office:value-type="float" office:value="2.386597" calcext:value-type="float">
            <text:p>2.386597</text:p>
          </table:table-cell>
          <table:table-cell office:value-type="float" office:value="3.398804" calcext:value-type="float">
            <text:p>3.398804</text:p>
          </table:table-cell>
          <table:table-cell office:value-type="float" office:value="3.367889" calcext:value-type="float">
            <text:p>3.367889</text:p>
          </table:table-cell>
          <table:table-cell office:value-type="float" office:value="4.314911" calcext:value-type="float">
            <text:p>4.314911</text:p>
          </table:table-cell>
          <table:table-cell office:value-type="float" office:value="4.269775" calcext:value-type="float">
            <text:p>4.269775</text:p>
          </table:table-cell>
          <table:table-cell office:value-type="float" office:value="5.171082" calcext:value-type="float">
            <text:p>5.171082</text:p>
          </table:table-cell>
          <table:table-cell office:value-type="float" office:value="5.115326" calcext:value-type="float">
            <text:p>5.115326</text:p>
          </table:table-cell>
          <table:table-cell office:value-type="float" office:value="5.750275" calcext:value-type="float">
            <text:p>5.750275</text:p>
          </table:table-cell>
          <table:table-cell office:value-type="float" office:value="5.691345" calcext:value-type="float">
            <text:p>5.691345</text:p>
          </table:table-cell>
          <table:table-cell office:value-type="float" office:value="5.792603" calcext:value-type="float">
            <text:p>5.792603</text:p>
          </table:table-cell>
          <table:table-cell office:value-type="float" office:value="-3.519806" calcext:value-type="float">
            <text:p>-3.5198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5" calcext:value-type="float">
            <text:p>16022005</text:p>
          </table:table-cell>
          <table:table-cell office:value-type="float" office:value="14.46395" calcext:value-type="float">
            <text:p>14.46395</text:p>
          </table:table-cell>
          <table:table-cell office:value-type="float" office:value="5.83" calcext:value-type="float">
            <text:p>5.83</text:p>
          </table:table-cell>
          <table:table-cell office:value-type="float" office:value="-6" calcext:value-type="float">
            <text:p>-6</text:p>
          </table:table-cell>
          <table:table-cell office:value-type="float" office:value="0.6861158" calcext:value-type="float">
            <text:p>0.6861158</text:p>
          </table:table-cell>
          <table:table-cell office:value-type="float" office:value="0.3469425" calcext:value-type="float">
            <text:p>0.3469425</text:p>
          </table:table-cell>
          <table:table-cell office:value-type="float" office:value="303.984" calcext:value-type="float">
            <text:p>303.984</text:p>
          </table:table-cell>
          <table:table-cell office:value-type="float" office:value="0" calcext:value-type="float">
            <text:p>0</text:p>
          </table:table-cell>
          <table:table-cell office:value-type="float" office:value="12.8688" calcext:value-type="float">
            <text:p>12.8688</text:p>
          </table:table-cell>
          <table:table-cell office:value-type="float" office:value="-2.42807" calcext:value-type="float">
            <text:p>-2.42807</text:p>
          </table:table-cell>
          <table:table-cell office:value-type="float" office:value="3.929596" calcext:value-type="float">
            <text:p>3.929596</text:p>
          </table:table-cell>
          <table:table-cell office:value-type="float" office:value="-0.3566895" calcext:value-type="float">
            <text:p>-0.3566895</text:p>
          </table:table-cell>
          <table:table-cell office:value-type="float" office:value="0.4633789" calcext:value-type="float">
            <text:p>0.4633789</text:p>
          </table:table-cell>
          <table:table-cell office:value-type="float" office:value="-0.06170654" calcext:value-type="float">
            <text:p>-0.06170654</text:p>
          </table:table-cell>
          <table:table-cell office:value-type="float" office:value="0.04278564" calcext:value-type="float">
            <text:p>0.04278564</text:p>
          </table:table-cell>
          <table:table-cell office:value-type="float" office:value="-0.01959229" calcext:value-type="float">
            <text:p>-0.01959229</text:p>
          </table:table-cell>
          <table:table-cell office:value-type="float" office:value="0.0006103516" calcext:value-type="float">
            <text:p>0.0006103516</text:p>
          </table:table-cell>
          <table:table-cell office:value-type="float" office:value="-0.01358032" calcext:value-type="float">
            <text:p>-0.01358032</text:p>
          </table:table-cell>
          <table:table-cell office:value-type="float" office:value="-0.008636475" calcext:value-type="float">
            <text:p>-0.008636475</text:p>
          </table:table-cell>
          <table:table-cell office:value-type="float" office:value="-0.009399414" calcext:value-type="float">
            <text:p>-0.009399414</text:p>
          </table:table-cell>
          <table:table-cell office:value-type="float" office:value="0.01025391" calcext:value-type="float">
            <text:p>0.01025391</text:p>
          </table:table-cell>
          <table:table-cell office:value-type="float" office:value="0.009124756" calcext:value-type="float">
            <text:p>0.009124756</text:p>
          </table:table-cell>
          <table:table-cell office:value-type="float" office:value="0.4465637" calcext:value-type="float">
            <text:p>0.4465637</text:p>
          </table:table-cell>
          <table:table-cell office:value-type="float" office:value="0.4463806" calcext:value-type="float">
            <text:p>0.4463806</text:p>
          </table:table-cell>
          <table:table-cell office:value-type="float" office:value="1.292145" calcext:value-type="float">
            <text:p>1.292145</text:p>
          </table:table-cell>
          <table:table-cell office:value-type="float" office:value="1.287262" calcext:value-type="float">
            <text:p>1.287262</text:p>
          </table:table-cell>
          <table:table-cell office:value-type="float" office:value="2.386475" calcext:value-type="float">
            <text:p>2.386475</text:p>
          </table:table-cell>
          <table:table-cell office:value-type="float" office:value="2.370453" calcext:value-type="float">
            <text:p>2.370453</text:p>
          </table:table-cell>
          <table:table-cell office:value-type="float" office:value="3.367584" calcext:value-type="float">
            <text:p>3.367584</text:p>
          </table:table-cell>
          <table:table-cell office:value-type="float" office:value="3.337189" calcext:value-type="float">
            <text:p>3.337189</text:p>
          </table:table-cell>
          <table:table-cell office:value-type="float" office:value="4.269348" calcext:value-type="float">
            <text:p>4.269348</text:p>
          </table:table-cell>
          <table:table-cell office:value-type="float" office:value="4.225586" calcext:value-type="float">
            <text:p>4.225586</text:p>
          </table:table-cell>
          <table:table-cell office:value-type="float" office:value="5.114746" calcext:value-type="float">
            <text:p>5.114746</text:p>
          </table:table-cell>
          <table:table-cell office:value-type="float" office:value="5.060913" calcext:value-type="float">
            <text:p>5.060913</text:p>
          </table:table-cell>
          <table:table-cell office:value-type="float" office:value="5.690735" calcext:value-type="float">
            <text:p>5.690735</text:p>
          </table:table-cell>
          <table:table-cell office:value-type="float" office:value="5.633789" calcext:value-type="float">
            <text:p>5.633789</text:p>
          </table:table-cell>
          <table:table-cell office:value-type="float" office:value="21.15347" calcext:value-type="float">
            <text:p>21.15347</text:p>
          </table:table-cell>
          <table:table-cell office:value-type="float" office:value="-5.505585" calcext:value-type="float">
            <text:p>-5.5055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5" calcext:value-type="float">
            <text:p>17022005</text:p>
          </table:table-cell>
          <table:table-cell office:value-type="float" office:value="14.9943" calcext:value-type="float">
            <text:p>14.9943</text:p>
          </table:table-cell>
          <table:table-cell office:value-type="float" office:value="8.32" calcext:value-type="float">
            <text:p>8.32</text:p>
          </table:table-cell>
          <table:table-cell office:value-type="float" office:value="-7.59" calcext:value-type="float">
            <text:p>-7.59</text:p>
          </table:table-cell>
          <table:table-cell office:value-type="float" office:value="0.6888832" calcext:value-type="float">
            <text:p>0.6888832</text:p>
          </table:table-cell>
          <table:table-cell office:value-type="float" office:value="0.3076712" calcext:value-type="float">
            <text:p>0.3076712</text:p>
          </table:table-cell>
          <table:table-cell office:value-type="float" office:value="211.68" calcext:value-type="float">
            <text:p>211.68</text:p>
          </table:table-cell>
          <table:table-cell office:value-type="float" office:value="0" calcext:value-type="float">
            <text:p>0</text:p>
          </table:table-cell>
          <table:table-cell office:value-type="float" office:value="15.49008" calcext:value-type="float">
            <text:p>15.49008</text:p>
          </table:table-cell>
          <table:table-cell office:value-type="float" office:value="-4.196838" calcext:value-type="float">
            <text:p>-4.196838</text:p>
          </table:table-cell>
          <table:table-cell office:value-type="float" office:value="7.404053" calcext:value-type="float">
            <text:p>7.404053</text:p>
          </table:table-cell>
          <table:table-cell office:value-type="float" office:value="-0.6146545" calcext:value-type="float">
            <text:p>-0.6146545</text:p>
          </table:table-cell>
          <table:table-cell office:value-type="float" office:value="0.8745422" calcext:value-type="float">
            <text:p>0.8745422</text:p>
          </table:table-cell>
          <table:table-cell office:value-type="float" office:value="-0.0874939" calcext:value-type="float">
            <text:p>-0.0874939</text:p>
          </table:table-cell>
          <table:table-cell office:value-type="float" office:value="0.08987427" calcext:value-type="float">
            <text:p>0.08987427</text:p>
          </table:table-cell>
          <table:table-cell office:value-type="float" office:value="-0.02044678" calcext:value-type="float">
            <text:p>-0.02044678</text:p>
          </table:table-cell>
          <table:table-cell office:value-type="float" office:value="0.01211548" calcext:value-type="float">
            <text:p>0.01211548</text:p>
          </table:table-cell>
          <table:table-cell office:value-type="float" office:value="-0.01312256" calcext:value-type="float">
            <text:p>-0.01312256</text:p>
          </table:table-cell>
          <table:table-cell office:value-type="float" office:value="-0.007843018" calcext:value-type="float">
            <text:p>-0.007843018</text:p>
          </table:table-cell>
          <table:table-cell office:value-type="float" office:value="-0.009368896" calcext:value-type="float">
            <text:p>-0.009368896</text:p>
          </table:table-cell>
          <table:table-cell office:value-type="float" office:value="0.009399414" calcext:value-type="float">
            <text:p>0.009399414</text:p>
          </table:table-cell>
          <table:table-cell office:value-type="float" office:value="0.008850098" calcext:value-type="float">
            <text:p>0.008850098</text:p>
          </table:table-cell>
          <table:table-cell office:value-type="float" office:value="0.4464111" calcext:value-type="float">
            <text:p>0.4464111</text:p>
          </table:table-cell>
          <table:table-cell office:value-type="float" office:value="0.4454041" calcext:value-type="float">
            <text:p>0.4454041</text:p>
          </table:table-cell>
          <table:table-cell office:value-type="float" office:value="1.287201" calcext:value-type="float">
            <text:p>1.287201</text:p>
          </table:table-cell>
          <table:table-cell office:value-type="float" office:value="1.280731" calcext:value-type="float">
            <text:p>1.280731</text:p>
          </table:table-cell>
          <table:table-cell office:value-type="float" office:value="2.370239" calcext:value-type="float">
            <text:p>2.370239</text:p>
          </table:table-cell>
          <table:table-cell office:value-type="float" office:value="2.352966" calcext:value-type="float">
            <text:p>2.352966</text:p>
          </table:table-cell>
          <table:table-cell office:value-type="float" office:value="3.336853" calcext:value-type="float">
            <text:p>3.336853</text:p>
          </table:table-cell>
          <table:table-cell office:value-type="float" office:value="3.306793" calcext:value-type="float">
            <text:p>3.306793</text:p>
          </table:table-cell>
          <table:table-cell office:value-type="float" office:value="4.225128" calcext:value-type="float">
            <text:p>4.225128</text:p>
          </table:table-cell>
          <table:table-cell office:value-type="float" office:value="4.182617" calcext:value-type="float">
            <text:p>4.182617</text:p>
          </table:table-cell>
          <table:table-cell office:value-type="float" office:value="5.060364" calcext:value-type="float">
            <text:p>5.060364</text:p>
          </table:table-cell>
          <table:table-cell office:value-type="float" office:value="5.008606" calcext:value-type="float">
            <text:p>5.008606</text:p>
          </table:table-cell>
          <table:table-cell office:value-type="float" office:value="5.633209" calcext:value-type="float">
            <text:p>5.633209</text:p>
          </table:table-cell>
          <table:table-cell office:value-type="float" office:value="5.578278" calcext:value-type="float">
            <text:p>5.578278</text:p>
          </table:table-cell>
          <table:table-cell office:value-type="float" office:value="21.34097" calcext:value-type="float">
            <text:p>21.34097</text:p>
          </table:table-cell>
          <table:table-cell office:value-type="float" office:value="-8.297974" calcext:value-type="float">
            <text:p>-8.2979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5" calcext:value-type="float">
            <text:p>18022005</text:p>
          </table:table-cell>
          <table:table-cell office:value-type="float" office:value="14.40455" calcext:value-type="float">
            <text:p>14.40455</text:p>
          </table:table-cell>
          <table:table-cell office:value-type="float" office:value="5.8" calcext:value-type="float">
            <text:p>5.8</text:p>
          </table:table-cell>
          <table:table-cell office:value-type="float" office:value="-7.01" calcext:value-type="float">
            <text:p>-7.01</text:p>
          </table:table-cell>
          <table:table-cell office:value-type="float" office:value="0.6841681" calcext:value-type="float">
            <text:p>0.6841681</text:p>
          </table:table-cell>
          <table:table-cell office:value-type="float" office:value="0.321506" calcext:value-type="float">
            <text:p>0.321506</text:p>
          </table:table-cell>
          <table:table-cell office:value-type="float" office:value="187.236" calcext:value-type="float">
            <text:p>187.236</text:p>
          </table:table-cell>
          <table:table-cell office:value-type="float" office:value="0" calcext:value-type="float">
            <text:p>0</text:p>
          </table:table-cell>
          <table:table-cell office:value-type="float" office:value="12.96301" calcext:value-type="float">
            <text:p>12.96301</text:p>
          </table:table-cell>
          <table:table-cell office:value-type="float" office:value="-3.107727" calcext:value-type="float">
            <text:p>-3.107727</text:p>
          </table:table-cell>
          <table:table-cell office:value-type="float" office:value="7.429047" calcext:value-type="float">
            <text:p>7.429047</text:p>
          </table:table-cell>
          <table:table-cell office:value-type="float" office:value="-0.4862366" calcext:value-type="float">
            <text:p>-0.4862366</text:p>
          </table:table-cell>
          <table:table-cell office:value-type="float" office:value="3.315552" calcext:value-type="float">
            <text:p>3.315552</text:p>
          </table:table-cell>
          <table:table-cell office:value-type="float" office:value="-0.06994629" calcext:value-type="float">
            <text:p>-0.06994629</text:p>
          </table:table-cell>
          <table:table-cell office:value-type="float" office:value="0.3531189" calcext:value-type="float">
            <text:p>0.3531189</text:p>
          </table:table-cell>
          <table:table-cell office:value-type="float" office:value="-0.01708984" calcext:value-type="float">
            <text:p>-0.01708984</text:p>
          </table:table-cell>
          <table:table-cell office:value-type="float" office:value="0.07174683" calcext:value-type="float">
            <text:p>0.07174683</text:p>
          </table:table-cell>
          <table:table-cell office:value-type="float" office:value="-0.0116272" calcext:value-type="float">
            <text:p>-0.0116272</text:p>
          </table:table-cell>
          <table:table-cell office:value-type="float" office:value="-0.003662109" calcext:value-type="float">
            <text:p>-0.003662109</text:p>
          </table:table-cell>
          <table:table-cell office:value-type="float" office:value="-0.009033203" calcext:value-type="float">
            <text:p>-0.009033203</text:p>
          </table:table-cell>
          <table:table-cell office:value-type="float" office:value="0.00970459" calcext:value-type="float">
            <text:p>0.00970459</text:p>
          </table:table-cell>
          <table:table-cell office:value-type="float" office:value="0.009002686" calcext:value-type="float">
            <text:p>0.009002686</text:p>
          </table:table-cell>
          <table:table-cell office:value-type="float" office:value="0.4454346" calcext:value-type="float">
            <text:p>0.4454346</text:p>
          </table:table-cell>
          <table:table-cell office:value-type="float" office:value="0.4438782" calcext:value-type="float">
            <text:p>0.4438782</text:p>
          </table:table-cell>
          <table:table-cell office:value-type="float" office:value="1.28067" calcext:value-type="float">
            <text:p>1.28067</text:p>
          </table:table-cell>
          <table:table-cell office:value-type="float" office:value="1.272919" calcext:value-type="float">
            <text:p>1.272919</text:p>
          </table:table-cell>
          <table:table-cell office:value-type="float" office:value="2.352814" calcext:value-type="float">
            <text:p>2.352814</text:p>
          </table:table-cell>
          <table:table-cell office:value-type="float" office:value="2.334564" calcext:value-type="float">
            <text:p>2.334564</text:p>
          </table:table-cell>
          <table:table-cell office:value-type="float" office:value="3.306488" calcext:value-type="float">
            <text:p>3.306488</text:p>
          </table:table-cell>
          <table:table-cell office:value-type="float" office:value="3.276398" calcext:value-type="float">
            <text:p>3.276398</text:p>
          </table:table-cell>
          <table:table-cell office:value-type="float" office:value="4.18219" calcext:value-type="float">
            <text:p>4.18219</text:p>
          </table:table-cell>
          <table:table-cell office:value-type="float" office:value="4.140747" calcext:value-type="float">
            <text:p>4.140747</text:p>
          </table:table-cell>
          <table:table-cell office:value-type="float" office:value="5.008057" calcext:value-type="float">
            <text:p>5.008057</text:p>
          </table:table-cell>
          <table:table-cell office:value-type="float" office:value="4.957642" calcext:value-type="float">
            <text:p>4.957642</text:p>
          </table:table-cell>
          <table:table-cell office:value-type="float" office:value="5.577728" calcext:value-type="float">
            <text:p>5.577728</text:p>
          </table:table-cell>
          <table:table-cell office:value-type="float" office:value="5.524658" calcext:value-type="float">
            <text:p>5.524658</text:p>
          </table:table-cell>
          <table:table-cell office:value-type="float" office:value="17.97928" calcext:value-type="float">
            <text:p>17.97928</text:p>
          </table:table-cell>
          <table:table-cell office:value-type="float" office:value="-6.860565" calcext:value-type="float">
            <text:p>-6.8605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5" calcext:value-type="float">
            <text:p>19022005</text:p>
          </table:table-cell>
          <table:table-cell office:value-type="float" office:value="1.69992" calcext:value-type="float">
            <text:p>1.69992</text:p>
          </table:table-cell>
          <table:table-cell office:value-type="float" office:value="5.14" calcext:value-type="float">
            <text:p>5.14</text:p>
          </table:table-cell>
          <table:table-cell office:value-type="float" office:value="0.48" calcext:value-type="float">
            <text:p>0.48</text:p>
          </table:table-cell>
          <table:table-cell office:value-type="float" office:value="0.7745717" calcext:value-type="float">
            <text:p>0.7745717</text:p>
          </table:table-cell>
          <table:table-cell office:value-type="float" office:value="0.5579661" calcext:value-type="float">
            <text:p>0.5579661</text:p>
          </table:table-cell>
          <table:table-cell office:value-type="float" office:value="354.96" calcext:value-type="float">
            <text:p>354.96</text:p>
          </table:table-cell>
          <table:table-cell office:value-type="float" office:value="0.4" calcext:value-type="float">
            <text:p>0.4</text:p>
          </table:table-cell>
          <table:table-cell office:value-type="float" office:value="1.030518" calcext:value-type="float">
            <text:p>1.030518</text:p>
          </table:table-cell>
          <table:table-cell office:value-type="float" office:value="-0.9576721" calcext:value-type="float">
            <text:p>-0.9576721</text:p>
          </table:table-cell>
          <table:table-cell office:value-type="float" office:value="0.1543884" calcext:value-type="float">
            <text:p>0.1543884</text:p>
          </table:table-cell>
          <table:table-cell office:value-type="float" office:value="-0.1721802" calcext:value-type="float">
            <text:p>-0.1721802</text:p>
          </table:table-cell>
          <table:table-cell office:value-type="float" office:value="0.006561279" calcext:value-type="float">
            <text:p>0.006561279</text:p>
          </table:table-cell>
          <table:table-cell office:value-type="float" office:value="-0.03140259" calcext:value-type="float">
            <text:p>-0.03140259</text:p>
          </table:table-cell>
          <table:table-cell office:value-type="float" office:value="-0.00894165" calcext:value-type="float">
            <text:p>-0.00894165</text:p>
          </table:table-cell>
          <table:table-cell office:value-type="float" office:value="-0.01278687" calcext:value-type="float">
            <text:p>-0.01278687</text:p>
          </table:table-cell>
          <table:table-cell office:value-type="float" office:value="-0.009674072" calcext:value-type="float">
            <text:p>-0.009674072</text:p>
          </table:table-cell>
          <table:table-cell office:value-type="float" office:value="-0.01052856" calcext:value-type="float">
            <text:p>-0.01052856</text:p>
          </table:table-cell>
          <table:table-cell office:value-type="float" office:value="-0.008026123" calcext:value-type="float">
            <text:p>-0.008026123</text:p>
          </table:table-cell>
          <table:table-cell office:value-type="float" office:value="-0.008453369" calcext:value-type="float">
            <text:p>-0.008453369</text:p>
          </table:table-cell>
          <table:table-cell office:value-type="float" office:value="0.01071167" calcext:value-type="float">
            <text:p>0.01071167</text:p>
          </table:table-cell>
          <table:table-cell office:value-type="float" office:value="0.009246826" calcext:value-type="float">
            <text:p>0.009246826</text:p>
          </table:table-cell>
          <table:table-cell office:value-type="float" office:value="0.4438477" calcext:value-type="float">
            <text:p>0.4438477</text:p>
          </table:table-cell>
          <table:table-cell office:value-type="float" office:value="0.4420166" calcext:value-type="float">
            <text:p>0.4420166</text:p>
          </table:table-cell>
          <table:table-cell office:value-type="float" office:value="1.272827" calcext:value-type="float">
            <text:p>1.272827</text:p>
          </table:table-cell>
          <table:table-cell office:value-type="float" office:value="1.264282" calcext:value-type="float">
            <text:p>1.264282</text:p>
          </table:table-cell>
          <table:table-cell office:value-type="float" office:value="2.334351" calcext:value-type="float">
            <text:p>2.334351</text:p>
          </table:table-cell>
          <table:table-cell office:value-type="float" office:value="2.315247" calcext:value-type="float">
            <text:p>2.315247</text:p>
          </table:table-cell>
          <table:table-cell office:value-type="float" office:value="3.276062" calcext:value-type="float">
            <text:p>3.276062</text:p>
          </table:table-cell>
          <table:table-cell office:value-type="float" office:value="3.246094" calcext:value-type="float">
            <text:p>3.246094</text:p>
          </table:table-cell>
          <table:table-cell office:value-type="float" office:value="4.14032" calcext:value-type="float">
            <text:p>4.14032</text:p>
          </table:table-cell>
          <table:table-cell office:value-type="float" office:value="4.100067" calcext:value-type="float">
            <text:p>4.100067</text:p>
          </table:table-cell>
          <table:table-cell office:value-type="float" office:value="4.957092" calcext:value-type="float">
            <text:p>4.957092</text:p>
          </table:table-cell>
          <table:table-cell office:value-type="float" office:value="4.907928" calcext:value-type="float">
            <text:p>4.907928</text:p>
          </table:table-cell>
          <table:table-cell office:value-type="float" office:value="5.524109" calcext:value-type="float">
            <text:p>5.524109</text:p>
          </table:table-cell>
          <table:table-cell office:value-type="float" office:value="5.473175" calcext:value-type="float">
            <text:p>5.473175</text:p>
          </table:table-cell>
          <table:table-cell office:value-type="float" office:value="2.591187" calcext:value-type="float">
            <text:p>2.591187</text:p>
          </table:table-cell>
          <table:table-cell office:value-type="float" office:value="-2.246643" calcext:value-type="float">
            <text:p>-2.2466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5" calcext:value-type="float">
            <text:p>20022005</text:p>
          </table:table-cell>
          <table:table-cell office:value-type="float" office:value="3.92796" calcext:value-type="float">
            <text:p>3.92796</text:p>
          </table:table-cell>
          <table:table-cell office:value-type="float" office:value="6.63" calcext:value-type="float">
            <text:p>6.63</text:p>
          </table:table-cell>
          <table:table-cell office:value-type="float" office:value="-1.12" calcext:value-type="float">
            <text:p>-1.12</text:p>
          </table:table-cell>
          <table:table-cell office:value-type="float" office:value="0.8582398" calcext:value-type="float">
            <text:p>0.8582398</text:p>
          </table:table-cell>
          <table:table-cell office:value-type="float" office:value="0.4972456" calcext:value-type="float">
            <text:p>0.4972456</text:p>
          </table:table-cell>
          <table:table-cell office:value-type="float" office:value="353.844" calcext:value-type="float">
            <text:p>353.844</text:p>
          </table:table-cell>
          <table:table-cell office:value-type="float" office:value="1" calcext:value-type="float">
            <text:p>1</text:p>
          </table:table-cell>
          <table:table-cell office:value-type="float" office:value="6.459686" calcext:value-type="float">
            <text:p>6.459686</text:p>
          </table:table-cell>
          <table:table-cell office:value-type="float" office:value="-1.244904" calcext:value-type="float">
            <text:p>-1.244904</text:p>
          </table:table-cell>
          <table:table-cell office:value-type="float" office:value="3.827454" calcext:value-type="float">
            <text:p>3.827454</text:p>
          </table:table-cell>
          <table:table-cell office:value-type="float" office:value="-0.2146301" calcext:value-type="float">
            <text:p>-0.2146301</text:p>
          </table:table-cell>
          <table:table-cell office:value-type="float" office:value="1.892639" calcext:value-type="float">
            <text:p>1.892639</text:p>
          </table:table-cell>
          <table:table-cell office:value-type="float" office:value="-0.03509521" calcext:value-type="float">
            <text:p>-0.03509521</text:p>
          </table:table-cell>
          <table:table-cell office:value-type="float" office:value="0.1978149" calcext:value-type="float">
            <text:p>0.1978149</text:p>
          </table:table-cell>
          <table:table-cell office:value-type="float" office:value="-0.01248169" calcext:value-type="float">
            <text:p>-0.01248169</text:p>
          </table:table-cell>
          <table:table-cell office:value-type="float" office:value="0.03613281" calcext:value-type="float">
            <text:p>0.03613281</text:p>
          </table:table-cell>
          <table:table-cell office:value-type="float" office:value="-0.01052856" calcext:value-type="float">
            <text:p>-0.01052856</text:p>
          </table:table-cell>
          <table:table-cell office:value-type="float" office:value="-0.005340576" calcext:value-type="float">
            <text:p>-0.005340576</text:p>
          </table:table-cell>
          <table:table-cell office:value-type="float" office:value="-0.008178711" calcext:value-type="float">
            <text:p>-0.008178711</text:p>
          </table:table-cell>
          <table:table-cell office:value-type="float" office:value="0.01062012" calcext:value-type="float">
            <text:p>0.01062012</text:p>
          </table:table-cell>
          <table:table-cell office:value-type="float" office:value="0.009735107" calcext:value-type="float">
            <text:p>0.009735107</text:p>
          </table:table-cell>
          <table:table-cell office:value-type="float" office:value="0.4420166" calcext:value-type="float">
            <text:p>0.4420166</text:p>
          </table:table-cell>
          <table:table-cell office:value-type="float" office:value="0.4399109" calcext:value-type="float">
            <text:p>0.4399109</text:p>
          </table:table-cell>
          <table:table-cell office:value-type="float" office:value="1.264191" calcext:value-type="float">
            <text:p>1.264191</text:p>
          </table:table-cell>
          <table:table-cell office:value-type="float" office:value="1.255127" calcext:value-type="float">
            <text:p>1.255127</text:p>
          </table:table-cell>
          <table:table-cell office:value-type="float" office:value="2.315063" calcext:value-type="float">
            <text:p>2.315063</text:p>
          </table:table-cell>
          <table:table-cell office:value-type="float" office:value="2.295746" calcext:value-type="float">
            <text:p>2.295746</text:p>
          </table:table-cell>
          <table:table-cell office:value-type="float" office:value="3.245789" calcext:value-type="float">
            <text:p>3.245789</text:p>
          </table:table-cell>
          <table:table-cell office:value-type="float" office:value="3.216003" calcext:value-type="float">
            <text:p>3.216003</text:p>
          </table:table-cell>
          <table:table-cell office:value-type="float" office:value="4.09964" calcext:value-type="float">
            <text:p>4.09964</text:p>
          </table:table-cell>
          <table:table-cell office:value-type="float" office:value="4.059723" calcext:value-type="float">
            <text:p>4.059723</text:p>
          </table:table-cell>
          <table:table-cell office:value-type="float" office:value="4.907379" calcext:value-type="float">
            <text:p>4.907379</text:p>
          </table:table-cell>
          <table:table-cell office:value-type="float" office:value="4.860016" calcext:value-type="float">
            <text:p>4.860016</text:p>
          </table:table-cell>
          <table:table-cell office:value-type="float" office:value="5.472656" calcext:value-type="float">
            <text:p>5.472656</text:p>
          </table:table-cell>
          <table:table-cell office:value-type="float" office:value="5.422943" calcext:value-type="float">
            <text:p>5.422943</text:p>
          </table:table-cell>
          <table:table-cell office:value-type="float" office:value="9.678711" calcext:value-type="float">
            <text:p>9.678711</text:p>
          </table:table-cell>
          <table:table-cell office:value-type="float" office:value="-3.082001" calcext:value-type="float">
            <text:p>-3.0820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5" calcext:value-type="float">
            <text:p>21022005</text:p>
          </table:table-cell>
          <table:table-cell office:value-type="float" office:value="3.44124" calcext:value-type="float">
            <text:p>3.44124</text:p>
          </table:table-cell>
          <table:table-cell office:value-type="float" office:value="1.3" calcext:value-type="float">
            <text:p>1.3</text:p>
          </table:table-cell>
          <table:table-cell office:value-type="float" office:value="-1.87" calcext:value-type="float">
            <text:p>-1.87</text:p>
          </table:table-cell>
          <table:table-cell office:value-type="float" office:value="0.5915955" calcext:value-type="float">
            <text:p>0.5915955</text:p>
          </table:table-cell>
          <table:table-cell office:value-type="float" office:value="0.4708832" calcext:value-type="float">
            <text:p>0.4708832</text:p>
          </table:table-cell>
          <table:table-cell office:value-type="float" office:value="231.516" calcext:value-type="float">
            <text:p>231.516</text:p>
          </table:table-cell>
          <table:table-cell office:value-type="float" office:value="0.5" calcext:value-type="float">
            <text:p>0.5</text:p>
          </table:table-cell>
          <table:table-cell office:value-type="float" office:value="0.8291016" calcext:value-type="float">
            <text:p>0.8291016</text:p>
          </table:table-cell>
          <table:table-cell office:value-type="float" office:value="-1.492676" calcext:value-type="float">
            <text:p>-1.492676</text:p>
          </table:table-cell>
          <table:table-cell office:value-type="float" office:value="0.102356" calcext:value-type="float">
            <text:p>0.102356</text:p>
          </table:table-cell>
          <table:table-cell office:value-type="float" office:value="-0.2562256" calcext:value-type="float">
            <text:p>-0.2562256</text:p>
          </table:table-cell>
          <table:table-cell office:value-type="float" office:value="0.000793457" calcext:value-type="float">
            <text:p>0.000793457</text:p>
          </table:table-cell>
          <table:table-cell office:value-type="float" office:value="-0.04226685" calcext:value-type="float">
            <text:p>-0.04226685</text:p>
          </table:table-cell>
          <table:table-cell office:value-type="float" office:value="-0.009613037" calcext:value-type="float">
            <text:p>-0.009613037</text:p>
          </table:table-cell>
          <table:table-cell office:value-type="float" office:value="-0.01489258" calcext:value-type="float">
            <text:p>-0.01489258</text:p>
          </table:table-cell>
          <table:table-cell office:value-type="float" office:value="-0.009735107" calcext:value-type="float">
            <text:p>-0.009735107</text:p>
          </table:table-cell>
          <table:table-cell office:value-type="float" office:value="-0.01119995" calcext:value-type="float">
            <text:p>-0.01119995</text:p>
          </table:table-cell>
          <table:table-cell office:value-type="float" office:value="-0.0078125" calcext:value-type="float">
            <text:p>-0.0078125</text:p>
          </table:table-cell>
          <table:table-cell office:value-type="float" office:value="-0.008056641" calcext:value-type="float">
            <text:p>-0.008056641</text:p>
          </table:table-cell>
          <table:table-cell office:value-type="float" office:value="0.01065063" calcext:value-type="float">
            <text:p>0.01065063</text:p>
          </table:table-cell>
          <table:table-cell office:value-type="float" office:value="0.009979248" calcext:value-type="float">
            <text:p>0.009979248</text:p>
          </table:table-cell>
          <table:table-cell office:value-type="float" office:value="0.4398804" calcext:value-type="float">
            <text:p>0.4398804</text:p>
          </table:table-cell>
          <table:table-cell office:value-type="float" office:value="0.4375" calcext:value-type="float">
            <text:p>0.4375</text:p>
          </table:table-cell>
          <table:table-cell office:value-type="float" office:value="1.255035" calcext:value-type="float">
            <text:p>1.255035</text:p>
          </table:table-cell>
          <table:table-cell office:value-type="float" office:value="1.245667" calcext:value-type="float">
            <text:p>1.245667</text:p>
          </table:table-cell>
          <table:table-cell office:value-type="float" office:value="2.295532" calcext:value-type="float">
            <text:p>2.295532</text:p>
          </table:table-cell>
          <table:table-cell office:value-type="float" office:value="2.275787" calcext:value-type="float">
            <text:p>2.275787</text:p>
          </table:table-cell>
          <table:table-cell office:value-type="float" office:value="3.215698" calcext:value-type="float">
            <text:p>3.215698</text:p>
          </table:table-cell>
          <table:table-cell office:value-type="float" office:value="3.18573" calcext:value-type="float">
            <text:p>3.18573</text:p>
          </table:table-cell>
          <table:table-cell office:value-type="float" office:value="4.059326" calcext:value-type="float">
            <text:p>4.059326</text:p>
          </table:table-cell>
          <table:table-cell office:value-type="float" office:value="4.020294" calcext:value-type="float">
            <text:p>4.020294</text:p>
          </table:table-cell>
          <table:table-cell office:value-type="float" office:value="4.859558" calcext:value-type="float">
            <text:p>4.859558</text:p>
          </table:table-cell>
          <table:table-cell office:value-type="float" office:value="4.813416" calcext:value-type="float">
            <text:p>4.813416</text:p>
          </table:table-cell>
          <table:table-cell office:value-type="float" office:value="5.422455" calcext:value-type="float">
            <text:p>5.422455</text:p>
          </table:table-cell>
          <table:table-cell office:value-type="float" office:value="5.374451" calcext:value-type="float">
            <text:p>5.374451</text:p>
          </table:table-cell>
          <table:table-cell office:value-type="float" office:value="1.679749" calcext:value-type="float">
            <text:p>1.679749</text:p>
          </table:table-cell>
          <table:table-cell office:value-type="float" office:value="-3.838806" calcext:value-type="float">
            <text:p>-3.8388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5" calcext:value-type="float">
            <text:p>22022005</text:p>
          </table:table-cell>
          <table:table-cell office:value-type="float" office:value="14.21842" calcext:value-type="float">
            <text:p>14.21842</text:p>
          </table:table-cell>
          <table:table-cell office:value-type="float" office:value="7.39" calcext:value-type="float">
            <text:p>7.39</text:p>
          </table:table-cell>
          <table:table-cell office:value-type="float" office:value="-1.79" calcext:value-type="float">
            <text:p>-1.79</text:p>
          </table:table-cell>
          <table:table-cell office:value-type="float" office:value="0.7504309" calcext:value-type="float">
            <text:p>0.7504309</text:p>
          </table:table-cell>
          <table:table-cell office:value-type="float" office:value="0.4736338" calcext:value-type="float">
            <text:p>0.4736338</text:p>
          </table:table-cell>
          <table:table-cell office:value-type="float" office:value="219.528" calcext:value-type="float">
            <text:p>219.528</text:p>
          </table:table-cell>
          <table:table-cell office:value-type="float" office:value="0" calcext:value-type="float">
            <text:p>0</text:p>
          </table:table-cell>
          <table:table-cell office:value-type="float" office:value="12.92664" calcext:value-type="float">
            <text:p>12.92664</text:p>
          </table:table-cell>
          <table:table-cell office:value-type="float" office:value="-2.595184" calcext:value-type="float">
            <text:p>-2.595184</text:p>
          </table:table-cell>
          <table:table-cell office:value-type="float" office:value="6.627502" calcext:value-type="float">
            <text:p>6.627502</text:p>
          </table:table-cell>
          <table:table-cell office:value-type="float" office:value="-0.3837585" calcext:value-type="float">
            <text:p>-0.3837585</text:p>
          </table:table-cell>
          <table:table-cell office:value-type="float" office:value="3.150269" calcext:value-type="float">
            <text:p>3.150269</text:p>
          </table:table-cell>
          <table:table-cell office:value-type="float" office:value="-0.06155396" calcext:value-type="float">
            <text:p>-0.06155396</text:p>
          </table:table-cell>
          <table:table-cell office:value-type="float" office:value="0.3329773" calcext:value-type="float">
            <text:p>0.3329773</text:p>
          </table:table-cell>
          <table:table-cell office:value-type="float" office:value="-0.01751709" calcext:value-type="float">
            <text:p>-0.01751709</text:p>
          </table:table-cell>
          <table:table-cell office:value-type="float" office:value="0.06414795" calcext:value-type="float">
            <text:p>0.06414795</text:p>
          </table:table-cell>
          <table:table-cell office:value-type="float" office:value="-0.01211548" calcext:value-type="float">
            <text:p>-0.01211548</text:p>
          </table:table-cell>
          <table:table-cell office:value-type="float" office:value="-0.003753662" calcext:value-type="float">
            <text:p>-0.003753662</text:p>
          </table:table-cell>
          <table:table-cell office:value-type="float" office:value="-0.008392334" calcext:value-type="float">
            <text:p>-0.008392334</text:p>
          </table:table-cell>
          <table:table-cell office:value-type="float" office:value="0.01040649" calcext:value-type="float">
            <text:p>0.01040649</text:p>
          </table:table-cell>
          <table:table-cell office:value-type="float" office:value="0.00958252" calcext:value-type="float">
            <text:p>0.00958252</text:p>
          </table:table-cell>
          <table:table-cell office:value-type="float" office:value="0.4374695" calcext:value-type="float">
            <text:p>0.4374695</text:p>
          </table:table-cell>
          <table:table-cell office:value-type="float" office:value="0.4349976" calcext:value-type="float">
            <text:p>0.4349976</text:p>
          </table:table-cell>
          <table:table-cell office:value-type="float" office:value="1.245575" calcext:value-type="float">
            <text:p>1.245575</text:p>
          </table:table-cell>
          <table:table-cell office:value-type="float" office:value="1.235718" calcext:value-type="float">
            <text:p>1.235718</text:p>
          </table:table-cell>
          <table:table-cell office:value-type="float" office:value="2.275574" calcext:value-type="float">
            <text:p>2.275574</text:p>
          </table:table-cell>
          <table:table-cell office:value-type="float" office:value="2.255676" calcext:value-type="float">
            <text:p>2.255676</text:p>
          </table:table-cell>
          <table:table-cell office:value-type="float" office:value="3.185425" calcext:value-type="float">
            <text:p>3.185425</text:p>
          </table:table-cell>
          <table:table-cell office:value-type="float" office:value="3.156006" calcext:value-type="float">
            <text:p>3.156006</text:p>
          </table:table-cell>
          <table:table-cell office:value-type="float" office:value="4.019867" calcext:value-type="float">
            <text:p>4.019867</text:p>
          </table:table-cell>
          <table:table-cell office:value-type="float" office:value="3.982056" calcext:value-type="float">
            <text:p>3.982056</text:p>
          </table:table-cell>
          <table:table-cell office:value-type="float" office:value="4.812927" calcext:value-type="float">
            <text:p>4.812927</text:p>
          </table:table-cell>
          <table:table-cell office:value-type="float" office:value="4.768494" calcext:value-type="float">
            <text:p>4.768494</text:p>
          </table:table-cell>
          <table:table-cell office:value-type="float" office:value="5.373993" calcext:value-type="float">
            <text:p>5.373993</text:p>
          </table:table-cell>
          <table:table-cell office:value-type="float" office:value="5.327698" calcext:value-type="float">
            <text:p>5.327698</text:p>
          </table:table-cell>
          <table:table-cell office:value-type="float" office:value="20.31198" calcext:value-type="float">
            <text:p>20.31198</text:p>
          </table:table-cell>
          <table:table-cell office:value-type="float" office:value="-4.887848" calcext:value-type="float">
            <text:p>-4.8878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5" calcext:value-type="float">
            <text:p>23022005</text:p>
          </table:table-cell>
          <table:table-cell office:value-type="float" office:value="8.47764" calcext:value-type="float">
            <text:p>8.47764</text:p>
          </table:table-cell>
          <table:table-cell office:value-type="float" office:value="5.17" calcext:value-type="float">
            <text:p>5.17</text:p>
          </table:table-cell>
          <table:table-cell office:value-type="float" office:value="-2.67" calcext:value-type="float">
            <text:p>-2.67</text:p>
          </table:table-cell>
          <table:table-cell office:value-type="float" office:value="0.6725879" calcext:value-type="float">
            <text:p>0.6725879</text:p>
          </table:table-cell>
          <table:table-cell office:value-type="float" office:value="0.4441534" calcext:value-type="float">
            <text:p>0.4441534</text:p>
          </table:table-cell>
          <table:table-cell office:value-type="float" office:value="132.66" calcext:value-type="float">
            <text:p>132.66</text:p>
          </table:table-cell>
          <table:table-cell office:value-type="float" office:value="0" calcext:value-type="float">
            <text:p>0</text:p>
          </table:table-cell>
          <table:table-cell office:value-type="float" office:value="9.201996" calcext:value-type="float">
            <text:p>9.201996</text:p>
          </table:table-cell>
          <table:table-cell office:value-type="float" office:value="-1.666351" calcext:value-type="float">
            <text:p>-1.666351</text:p>
          </table:table-cell>
          <table:table-cell office:value-type="float" office:value="4.384033" calcext:value-type="float">
            <text:p>4.384033</text:p>
          </table:table-cell>
          <table:table-cell office:value-type="float" office:value="-0.2833557" calcext:value-type="float">
            <text:p>-0.2833557</text:p>
          </table:table-cell>
          <table:table-cell office:value-type="float" office:value="1.976318" calcext:value-type="float">
            <text:p>1.976318</text:p>
          </table:table-cell>
          <table:table-cell office:value-type="float" office:value="-0.04574585" calcext:value-type="float">
            <text:p>-0.04574585</text:p>
          </table:table-cell>
          <table:table-cell office:value-type="float" office:value="0.2052002" calcext:value-type="float">
            <text:p>0.2052002</text:p>
          </table:table-cell>
          <table:table-cell office:value-type="float" office:value="-0.01473999" calcext:value-type="float">
            <text:p>-0.01473999</text:p>
          </table:table-cell>
          <table:table-cell office:value-type="float" office:value="0.03579712" calcext:value-type="float">
            <text:p>0.03579712</text:p>
          </table:table-cell>
          <table:table-cell office:value-type="float" office:value="-0.01101685" calcext:value-type="float">
            <text:p>-0.01101685</text:p>
          </table:table-cell>
          <table:table-cell office:value-type="float" office:value="-0.005401611" calcext:value-type="float">
            <text:p>-0.005401611</text:p>
          </table:table-cell>
          <table:table-cell office:value-type="float" office:value="-0.008270264" calcext:value-type="float">
            <text:p>-0.008270264</text:p>
          </table:table-cell>
          <table:table-cell office:value-type="float" office:value="0.01016235" calcext:value-type="float">
            <text:p>0.01016235</text:p>
          </table:table-cell>
          <table:table-cell office:value-type="float" office:value="0.009552002" calcext:value-type="float">
            <text:p>0.009552002</text:p>
          </table:table-cell>
          <table:table-cell office:value-type="float" office:value="0.4349976" calcext:value-type="float">
            <text:p>0.4349976</text:p>
          </table:table-cell>
          <table:table-cell office:value-type="float" office:value="0.432373" calcext:value-type="float">
            <text:p>0.432373</text:p>
          </table:table-cell>
          <table:table-cell office:value-type="float" office:value="1.235596" calcext:value-type="float">
            <text:p>1.235596</text:p>
          </table:table-cell>
          <table:table-cell office:value-type="float" office:value="1.225647" calcext:value-type="float">
            <text:p>1.225647</text:p>
          </table:table-cell>
          <table:table-cell office:value-type="float" office:value="2.255432" calcext:value-type="float">
            <text:p>2.255432</text:p>
          </table:table-cell>
          <table:table-cell office:value-type="float" office:value="2.235474" calcext:value-type="float">
            <text:p>2.235474</text:p>
          </table:table-cell>
          <table:table-cell office:value-type="float" office:value="3.155701" calcext:value-type="float">
            <text:p>3.155701</text:p>
          </table:table-cell>
          <table:table-cell office:value-type="float" office:value="3.126831" calcext:value-type="float">
            <text:p>3.126831</text:p>
          </table:table-cell>
          <table:table-cell office:value-type="float" office:value="3.981659" calcext:value-type="float">
            <text:p>3.981659</text:p>
          </table:table-cell>
          <table:table-cell office:value-type="float" office:value="3.94458" calcext:value-type="float">
            <text:p>3.94458</text:p>
          </table:table-cell>
          <table:table-cell office:value-type="float" office:value="4.768036" calcext:value-type="float">
            <text:p>4.768036</text:p>
          </table:table-cell>
          <table:table-cell office:value-type="float" office:value="4.72464" calcext:value-type="float">
            <text:p>4.72464</text:p>
          </table:table-cell>
          <table:table-cell office:value-type="float" office:value="5.327209" calcext:value-type="float">
            <text:p>5.327209</text:p>
          </table:table-cell>
          <table:table-cell office:value-type="float" office:value="5.282074" calcext:value-type="float">
            <text:p>5.282074</text:p>
          </table:table-cell>
          <table:table-cell office:value-type="float" office:value="12.13904" calcext:value-type="float">
            <text:p>12.13904</text:p>
          </table:table-cell>
          <table:table-cell office:value-type="float" office:value="-4.226379" calcext:value-type="float">
            <text:p>-4.2263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5" calcext:value-type="float">
            <text:p>24022005</text:p>
          </table:table-cell>
          <table:table-cell office:value-type="float" office:value="11.08872" calcext:value-type="float">
            <text:p>11.08872</text:p>
          </table:table-cell>
          <table:table-cell office:value-type="float" office:value="4.4" calcext:value-type="float">
            <text:p>4.4</text:p>
          </table:table-cell>
          <table:table-cell office:value-type="float" office:value="-4.62" calcext:value-type="float">
            <text:p>-4.62</text:p>
          </table:table-cell>
          <table:table-cell office:value-type="float" office:value="0.6772489" calcext:value-type="float">
            <text:p>0.6772489</text:p>
          </table:table-cell>
          <table:table-cell office:value-type="float" office:value="0.3846245" calcext:value-type="float">
            <text:p>0.3846245</text:p>
          </table:table-cell>
          <table:table-cell office:value-type="float" office:value="293.868" calcext:value-type="float">
            <text:p>293.868</text:p>
          </table:table-cell>
          <table:table-cell office:value-type="float" office:value="0" calcext:value-type="float">
            <text:p>0</text:p>
          </table:table-cell>
          <table:table-cell office:value-type="float" office:value="12.47745" calcext:value-type="float">
            <text:p>12.47745</text:p>
          </table:table-cell>
          <table:table-cell office:value-type="float" office:value="-1.991333" calcext:value-type="float">
            <text:p>-1.991333</text:p>
          </table:table-cell>
          <table:table-cell office:value-type="float" office:value="6.906464" calcext:value-type="float">
            <text:p>6.906464</text:p>
          </table:table-cell>
          <table:table-cell office:value-type="float" office:value="-0.3391418" calcext:value-type="float">
            <text:p>-0.3391418</text:p>
          </table:table-cell>
          <table:table-cell office:value-type="float" office:value="3.342346" calcext:value-type="float">
            <text:p>3.342346</text:p>
          </table:table-cell>
          <table:table-cell office:value-type="float" office:value="-0.05148315" calcext:value-type="float">
            <text:p>-0.05148315</text:p>
          </table:table-cell>
          <table:table-cell office:value-type="float" office:value="0.3529663" calcext:value-type="float">
            <text:p>0.3529663</text:p>
          </table:table-cell>
          <table:table-cell office:value-type="float" office:value="-0.0145874" calcext:value-type="float">
            <text:p>-0.0145874</text:p>
          </table:table-cell>
          <table:table-cell office:value-type="float" office:value="0.06619263" calcext:value-type="float">
            <text:p>0.06619263</text:p>
          </table:table-cell>
          <table:table-cell office:value-type="float" office:value="-0.01095581" calcext:value-type="float">
            <text:p>-0.01095581</text:p>
          </table:table-cell>
          <table:table-cell office:value-type="float" office:value="-0.003479004" calcext:value-type="float">
            <text:p>-0.003479004</text:p>
          </table:table-cell>
          <table:table-cell office:value-type="float" office:value="-0.008270264" calcext:value-type="float">
            <text:p>-0.008270264</text:p>
          </table:table-cell>
          <table:table-cell office:value-type="float" office:value="0.01004028" calcext:value-type="float">
            <text:p>0.01004028</text:p>
          </table:table-cell>
          <table:table-cell office:value-type="float" office:value="0.009460449" calcext:value-type="float">
            <text:p>0.009460449</text:p>
          </table:table-cell>
          <table:table-cell office:value-type="float" office:value="0.432373" calcext:value-type="float">
            <text:p>0.432373</text:p>
          </table:table-cell>
          <table:table-cell office:value-type="float" office:value="0.429657" calcext:value-type="float">
            <text:p>0.429657</text:p>
          </table:table-cell>
          <table:table-cell office:value-type="float" office:value="1.225525" calcext:value-type="float">
            <text:p>1.225525</text:p>
          </table:table-cell>
          <table:table-cell office:value-type="float" office:value="1.215607" calcext:value-type="float">
            <text:p>1.215607</text:p>
          </table:table-cell>
          <table:table-cell office:value-type="float" office:value="2.235291" calcext:value-type="float">
            <text:p>2.235291</text:p>
          </table:table-cell>
          <table:table-cell office:value-type="float" office:value="2.215088" calcext:value-type="float">
            <text:p>2.215088</text:p>
          </table:table-cell>
          <table:table-cell office:value-type="float" office:value="3.126526" calcext:value-type="float">
            <text:p>3.126526</text:p>
          </table:table-cell>
          <table:table-cell office:value-type="float" office:value="3.097595" calcext:value-type="float">
            <text:p>3.097595</text:p>
          </table:table-cell>
          <table:table-cell office:value-type="float" office:value="3.944183" calcext:value-type="float">
            <text:p>3.944183</text:p>
          </table:table-cell>
          <table:table-cell office:value-type="float" office:value="3.907501" calcext:value-type="float">
            <text:p>3.907501</text:p>
          </table:table-cell>
          <table:table-cell office:value-type="float" office:value="4.724182" calcext:value-type="float">
            <text:p>4.724182</text:p>
          </table:table-cell>
          <table:table-cell office:value-type="float" office:value="4.681793" calcext:value-type="float">
            <text:p>4.681793</text:p>
          </table:table-cell>
          <table:table-cell office:value-type="float" office:value="5.281586" calcext:value-type="float">
            <text:p>5.281586</text:p>
          </table:table-cell>
          <table:table-cell office:value-type="float" office:value="5.237793" calcext:value-type="float">
            <text:p>5.237793</text:p>
          </table:table-cell>
          <table:table-cell office:value-type="float" office:value="17.5289" calcext:value-type="float">
            <text:p>17.5289</text:p>
          </table:table-cell>
          <table:table-cell office:value-type="float" office:value="-4.784943" calcext:value-type="float">
            <text:p>-4.7849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5" calcext:value-type="float">
            <text:p>25022005</text:p>
          </table:table-cell>
          <table:table-cell office:value-type="float" office:value="16.45662" calcext:value-type="float">
            <text:p>16.45662</text:p>
          </table:table-cell>
          <table:table-cell office:value-type="float" office:value="12.3" calcext:value-type="float">
            <text:p>12.3</text:p>
          </table:table-cell>
          <table:table-cell office:value-type="float" office:value="-4.35" calcext:value-type="float">
            <text:p>-4.35</text:p>
          </table:table-cell>
          <table:table-cell office:value-type="float" office:value="0.781756" calcext:value-type="float">
            <text:p>0.781756</text:p>
          </table:table-cell>
          <table:table-cell office:value-type="float" office:value="0.3924135" calcext:value-type="float">
            <text:p>0.3924135</text:p>
          </table:table-cell>
          <table:table-cell office:value-type="float" office:value="244.62" calcext:value-type="float">
            <text:p>244.62</text:p>
          </table:table-cell>
          <table:table-cell office:value-type="float" office:value="0" calcext:value-type="float">
            <text:p>0</text:p>
          </table:table-cell>
          <table:table-cell office:value-type="float" office:value="20.78259" calcext:value-type="float">
            <text:p>20.78259</text:p>
          </table:table-cell>
          <table:table-cell office:value-type="float" office:value="-1.969818" calcext:value-type="float">
            <text:p>-1.969818</text:p>
          </table:table-cell>
          <table:table-cell office:value-type="float" office:value="12.66229" calcext:value-type="float">
            <text:p>12.66229</text:p>
          </table:table-cell>
          <table:table-cell office:value-type="float" office:value="-0.3380432" calcext:value-type="float">
            <text:p>-0.3380432</text:p>
          </table:table-cell>
          <table:table-cell office:value-type="float" office:value="6.486237" calcext:value-type="float">
            <text:p>6.486237</text:p>
          </table:table-cell>
          <table:table-cell office:value-type="float" office:value="-0.05163574" calcext:value-type="float">
            <text:p>-0.05163574</text:p>
          </table:table-cell>
          <table:table-cell office:value-type="float" office:value="0.6892395" calcext:value-type="float">
            <text:p>0.6892395</text:p>
          </table:table-cell>
          <table:table-cell office:value-type="float" office:value="-0.01513672" calcext:value-type="float">
            <text:p>-0.01513672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-0.01104736" calcext:value-type="float">
            <text:p>-0.01104736</text:p>
          </table:table-cell>
          <table:table-cell office:value-type="float" office:value="0.0005493164" calcext:value-type="float">
            <text:p>0.0005493164</text:p>
          </table:table-cell>
          <table:table-cell office:value-type="float" office:value="-0.008270264" calcext:value-type="float">
            <text:p>-0.008270264</text:p>
          </table:table-cell>
          <table:table-cell office:value-type="float" office:value="0.01010132" calcext:value-type="float">
            <text:p>0.01010132</text:p>
          </table:table-cell>
          <table:table-cell office:value-type="float" office:value="0.009216309" calcext:value-type="float">
            <text:p>0.009216309</text:p>
          </table:table-cell>
          <table:table-cell office:value-type="float" office:value="0.429657" calcext:value-type="float">
            <text:p>0.429657</text:p>
          </table:table-cell>
          <table:table-cell office:value-type="float" office:value="0.427002" calcext:value-type="float">
            <text:p>0.427002</text:p>
          </table:table-cell>
          <table:table-cell office:value-type="float" office:value="1.215485" calcext:value-type="float">
            <text:p>1.215485</text:p>
          </table:table-cell>
          <table:table-cell office:value-type="float" office:value="1.205505" calcext:value-type="float">
            <text:p>1.205505</text:p>
          </table:table-cell>
          <table:table-cell office:value-type="float" office:value="2.214874" calcext:value-type="float">
            <text:p>2.214874</text:p>
          </table:table-cell>
          <table:table-cell office:value-type="float" office:value="2.195007" calcext:value-type="float">
            <text:p>2.195007</text:p>
          </table:table-cell>
          <table:table-cell office:value-type="float" office:value="3.09729" calcext:value-type="float">
            <text:p>3.09729</text:p>
          </table:table-cell>
          <table:table-cell office:value-type="float" office:value="3.068756" calcext:value-type="float">
            <text:p>3.068756</text:p>
          </table:table-cell>
          <table:table-cell office:value-type="float" office:value="3.907104" calcext:value-type="float">
            <text:p>3.907104</text:p>
          </table:table-cell>
          <table:table-cell office:value-type="float" office:value="3.871338" calcext:value-type="float">
            <text:p>3.871338</text:p>
          </table:table-cell>
          <table:table-cell office:value-type="float" office:value="4.681366" calcext:value-type="float">
            <text:p>4.681366</text:p>
          </table:table-cell>
          <table:table-cell office:value-type="float" office:value="4.640137" calcext:value-type="float">
            <text:p>4.640137</text:p>
          </table:table-cell>
          <table:table-cell office:value-type="float" office:value="5.237335" calcext:value-type="float">
            <text:p>5.237335</text:p>
          </table:table-cell>
          <table:table-cell office:value-type="float" office:value="5.194824" calcext:value-type="float">
            <text:p>5.194824</text:p>
          </table:table-cell>
          <table:table-cell office:value-type="float" office:value="26.18311" calcext:value-type="float">
            <text:p>26.18311</text:p>
          </table:table-cell>
          <table:table-cell office:value-type="float" office:value="-4.766571" calcext:value-type="float">
            <text:p>-4.7665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5" calcext:value-type="float">
            <text:p>26022005</text:p>
          </table:table-cell>
          <table:table-cell office:value-type="float" office:value="13.46139" calcext:value-type="float">
            <text:p>13.46139</text:p>
          </table:table-cell>
          <table:table-cell office:value-type="float" office:value="12.38" calcext:value-type="float">
            <text:p>12.38</text:p>
          </table:table-cell>
          <table:table-cell office:value-type="float" office:value="-4.41" calcext:value-type="float">
            <text:p>-4.41</text:p>
          </table:table-cell>
          <table:table-cell office:value-type="float" office:value="0.8356833" calcext:value-type="float">
            <text:p>0.8356833</text:p>
          </table:table-cell>
          <table:table-cell office:value-type="float" office:value="0.3906706" calcext:value-type="float">
            <text:p>0.3906706</text:p>
          </table:table-cell>
          <table:table-cell office:value-type="float" office:value="332.856" calcext:value-type="float">
            <text:p>332.856</text:p>
          </table:table-cell>
          <table:table-cell office:value-type="float" office:value="0" calcext:value-type="float">
            <text:p>0</text:p>
          </table:table-cell>
          <table:table-cell office:value-type="float" office:value="17.53012" calcext:value-type="float">
            <text:p>17.53012</text:p>
          </table:table-cell>
          <table:table-cell office:value-type="float" office:value="-1.968567" calcext:value-type="float">
            <text:p>-1.968567</text:p>
          </table:table-cell>
          <table:table-cell office:value-type="float" office:value="10.52951" calcext:value-type="float">
            <text:p>10.52951</text:p>
          </table:table-cell>
          <table:table-cell office:value-type="float" office:value="-0.3353882" calcext:value-type="float">
            <text:p>-0.3353882</text:p>
          </table:table-cell>
          <table:table-cell office:value-type="float" office:value="5.46228" calcext:value-type="float">
            <text:p>5.46228</text:p>
          </table:table-cell>
          <table:table-cell office:value-type="float" office:value="-0.05117798" calcext:value-type="float">
            <text:p>-0.05117798</text:p>
          </table:table-cell>
          <table:table-cell office:value-type="float" office:value="1.562653" calcext:value-type="float">
            <text:p>1.562653</text:p>
          </table:table-cell>
          <table:table-cell office:value-type="float" office:value="-0.0140686" calcext:value-type="float">
            <text:p>-0.0140686</text:p>
          </table:table-cell>
          <table:table-cell office:value-type="float" office:value="0.2870789" calcext:value-type="float">
            <text:p>0.2870789</text:p>
          </table:table-cell>
          <table:table-cell office:value-type="float" office:value="-0.009918213" calcext:value-type="float">
            <text:p>-0.009918213</text:p>
          </table:table-cell>
          <table:table-cell office:value-type="float" office:value="0.01083374" calcext:value-type="float">
            <text:p>0.01083374</text:p>
          </table:table-cell>
          <table:table-cell office:value-type="float" office:value="-0.007537842" calcext:value-type="float">
            <text:p>-0.007537842</text:p>
          </table:table-cell>
          <table:table-cell office:value-type="float" office:value="0.01092529" calcext:value-type="float">
            <text:p>0.01092529</text:p>
          </table:table-cell>
          <table:table-cell office:value-type="float" office:value="0.009338379" calcext:value-type="float">
            <text:p>0.009338379</text:p>
          </table:table-cell>
          <table:table-cell office:value-type="float" office:value="0.4269714" calcext:value-type="float">
            <text:p>0.4269714</text:p>
          </table:table-cell>
          <table:table-cell office:value-type="float" office:value="0.424469" calcext:value-type="float">
            <text:p>0.424469</text:p>
          </table:table-cell>
          <table:table-cell office:value-type="float" office:value="1.205414" calcext:value-type="float">
            <text:p>1.205414</text:p>
          </table:table-cell>
          <table:table-cell office:value-type="float" office:value="1.195465" calcext:value-type="float">
            <text:p>1.195465</text:p>
          </table:table-cell>
          <table:table-cell office:value-type="float" office:value="2.194794" calcext:value-type="float">
            <text:p>2.194794</text:p>
          </table:table-cell>
          <table:table-cell office:value-type="float" office:value="2.175262" calcext:value-type="float">
            <text:p>2.175262</text:p>
          </table:table-cell>
          <table:table-cell office:value-type="float" office:value="3.068451" calcext:value-type="float">
            <text:p>3.068451</text:p>
          </table:table-cell>
          <table:table-cell office:value-type="float" office:value="3.040436" calcext:value-type="float">
            <text:p>3.040436</text:p>
          </table:table-cell>
          <table:table-cell office:value-type="float" office:value="3.870972" calcext:value-type="float">
            <text:p>3.870972</text:p>
          </table:table-cell>
          <table:table-cell office:value-type="float" office:value="3.835876" calcext:value-type="float">
            <text:p>3.835876</text:p>
          </table:table-cell>
          <table:table-cell office:value-type="float" office:value="4.639679" calcext:value-type="float">
            <text:p>4.639679</text:p>
          </table:table-cell>
          <table:table-cell office:value-type="float" office:value="4.599548" calcext:value-type="float">
            <text:p>4.599548</text:p>
          </table:table-cell>
          <table:table-cell office:value-type="float" office:value="5.194366" calcext:value-type="float">
            <text:p>5.194366</text:p>
          </table:table-cell>
          <table:table-cell office:value-type="float" office:value="5.152863" calcext:value-type="float">
            <text:p>5.152863</text:p>
          </table:table-cell>
          <table:table-cell office:value-type="float" office:value="22.3645" calcext:value-type="float">
            <text:p>22.3645</text:p>
          </table:table-cell>
          <table:table-cell office:value-type="float" office:value="-4.996124" calcext:value-type="float">
            <text:p>-4.9961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5" calcext:value-type="float">
            <text:p>27022005</text:p>
          </table:table-cell>
          <table:table-cell office:value-type="float" office:value="14.13648" calcext:value-type="float">
            <text:p>14.13648</text:p>
          </table:table-cell>
          <table:table-cell office:value-type="float" office:value="6.18" calcext:value-type="float">
            <text:p>6.18</text:p>
          </table:table-cell>
          <table:table-cell office:value-type="float" office:value="-5.46" calcext:value-type="float">
            <text:p>-5.46</text:p>
          </table:table-cell>
          <table:table-cell office:value-type="float" office:value="0.7287708" calcext:value-type="float">
            <text:p>0.7287708</text:p>
          </table:table-cell>
          <table:table-cell office:value-type="float" office:value="0.3612727" calcext:value-type="float">
            <text:p>0.3612727</text:p>
          </table:table-cell>
          <table:table-cell office:value-type="float" office:value="371.916" calcext:value-type="float">
            <text:p>371.916</text:p>
          </table:table-cell>
          <table:table-cell office:value-type="float" office:value="0.3" calcext:value-type="float">
            <text:p>0.3</text:p>
          </table:table-cell>
          <table:table-cell office:value-type="float" office:value="18.11572" calcext:value-type="float">
            <text:p>18.11572</text:p>
          </table:table-cell>
          <table:table-cell office:value-type="float" office:value="-2.138763" calcext:value-type="float">
            <text:p>-2.138763</text:p>
          </table:table-cell>
          <table:table-cell office:value-type="float" office:value="12.17014" calcext:value-type="float">
            <text:p>12.17014</text:p>
          </table:table-cell>
          <table:table-cell office:value-type="float" office:value="-0.3026123" calcext:value-type="float">
            <text:p>-0.3026123</text:p>
          </table:table-cell>
          <table:table-cell office:value-type="float" office:value="7.650055" calcext:value-type="float">
            <text:p>7.650055</text:p>
          </table:table-cell>
          <table:table-cell office:value-type="float" office:value="-0.02301025" calcext:value-type="float">
            <text:p>-0.02301025</text:p>
          </table:table-cell>
          <table:table-cell office:value-type="float" office:value="3.61615" calcext:value-type="float">
            <text:p>3.61615</text:p>
          </table:table-cell>
          <table:table-cell office:value-type="float" office:value="-0.01037598" calcext:value-type="float">
            <text:p>-0.01037598</text:p>
          </table:table-cell>
          <table:table-cell office:value-type="float" office:value="0.7004395" calcext:value-type="float">
            <text:p>0.7004395</text:p>
          </table:table-cell>
          <table:table-cell office:value-type="float" office:value="-0.008636475" calcext:value-type="float">
            <text:p>-0.008636475</text:p>
          </table:table-cell>
          <table:table-cell office:value-type="float" office:value="0.03482056" calcext:value-type="float">
            <text:p>0.03482056</text:p>
          </table:table-cell>
          <table:table-cell office:value-type="float" office:value="-0.006958008" calcext:value-type="float">
            <text:p>-0.006958008</text:p>
          </table:table-cell>
          <table:table-cell office:value-type="float" office:value="0.01306152" calcext:value-type="float">
            <text:p>0.01306152</text:p>
          </table:table-cell>
          <table:table-cell office:value-type="float" office:value="0.009796143" calcext:value-type="float">
            <text:p>0.009796143</text:p>
          </table:table-cell>
          <table:table-cell office:value-type="float" office:value="0.4244385" calcext:value-type="float">
            <text:p>0.4244385</text:p>
          </table:table-cell>
          <table:table-cell office:value-type="float" office:value="0.4223022" calcext:value-type="float">
            <text:p>0.4223022</text:p>
          </table:table-cell>
          <table:table-cell office:value-type="float" office:value="1.195343" calcext:value-type="float">
            <text:p>1.195343</text:p>
          </table:table-cell>
          <table:table-cell office:value-type="float" office:value="1.18512" calcext:value-type="float">
            <text:p>1.18512</text:p>
          </table:table-cell>
          <table:table-cell office:value-type="float" office:value="2.175079" calcext:value-type="float">
            <text:p>2.175079</text:p>
          </table:table-cell>
          <table:table-cell office:value-type="float" office:value="2.155273" calcext:value-type="float">
            <text:p>2.155273</text:p>
          </table:table-cell>
          <table:table-cell office:value-type="float" office:value="3.040131" calcext:value-type="float">
            <text:p>3.040131</text:p>
          </table:table-cell>
          <table:table-cell office:value-type="float" office:value="3.01239" calcext:value-type="float">
            <text:p>3.01239</text:p>
          </table:table-cell>
          <table:table-cell office:value-type="float" office:value="3.83551" calcext:value-type="float">
            <text:p>3.83551</text:p>
          </table:table-cell>
          <table:table-cell office:value-type="float" office:value="3.80127" calcext:value-type="float">
            <text:p>3.80127</text:p>
          </table:table-cell>
          <table:table-cell office:value-type="float" office:value="4.599091" calcext:value-type="float">
            <text:p>4.599091</text:p>
          </table:table-cell>
          <table:table-cell office:value-type="float" office:value="4.559875" calcext:value-type="float">
            <text:p>4.559875</text:p>
          </table:table-cell>
          <table:table-cell office:value-type="float" office:value="5.152466" calcext:value-type="float">
            <text:p>5.152466</text:p>
          </table:table-cell>
          <table:table-cell office:value-type="float" office:value="5.112061" calcext:value-type="float">
            <text:p>5.112061</text:p>
          </table:table-cell>
          <table:table-cell office:value-type="float" office:value="22.22351" calcext:value-type="float">
            <text:p>22.22351</text:p>
          </table:table-cell>
          <table:table-cell office:value-type="float" office:value="-5.198242" calcext:value-type="float">
            <text:p>-5.1982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5" calcext:value-type="float">
            <text:p>28022005</text:p>
          </table:table-cell>
          <table:table-cell office:value-type="float" office:value="8.00712" calcext:value-type="float">
            <text:p>8.00712</text:p>
          </table:table-cell>
          <table:table-cell office:value-type="float" office:value="-3.96" calcext:value-type="float">
            <text:p>-3.96</text:p>
          </table:table-cell>
          <table:table-cell office:value-type="float" office:value="-8.78" calcext:value-type="float">
            <text:p>-8.78</text:p>
          </table:table-cell>
          <table:table-cell office:value-type="float" office:value="0.403916" calcext:value-type="float">
            <text:p>0.403916</text:p>
          </table:table-cell>
          <table:table-cell office:value-type="float" office:value="0.2809503" calcext:value-type="float">
            <text:p>0.2809503</text:p>
          </table:table-cell>
          <table:table-cell office:value-type="float" office:value="560.412" calcext:value-type="float">
            <text:p>560.412</text:p>
          </table:table-cell>
          <table:table-cell office:value-type="float" office:value="0" calcext:value-type="float">
            <text:p>0</text:p>
          </table:table-cell>
          <table:table-cell office:value-type="float" office:value="2.323364" calcext:value-type="float">
            <text:p>2.323364</text:p>
          </table:table-cell>
          <table:table-cell office:value-type="float" office:value="-5.116272" calcext:value-type="float">
            <text:p>-5.116272</text:p>
          </table:table-cell>
          <table:table-cell office:value-type="float" office:value="0.3375244" calcext:value-type="float">
            <text:p>0.3375244</text:p>
          </table:table-cell>
          <table:table-cell office:value-type="float" office:value="-0.7281799" calcext:value-type="float">
            <text:p>-0.7281799</text:p>
          </table:table-cell>
          <table:table-cell office:value-type="float" office:value="0.2525024" calcext:value-type="float">
            <text:p>0.2525024</text:p>
          </table:table-cell>
          <table:table-cell office:value-type="float" office:value="-0.1013184" calcext:value-type="float">
            <text:p>-0.1013184</text:p>
          </table:table-cell>
          <table:table-cell office:value-type="float" office:value="0.4968872" calcext:value-type="float">
            <text:p>0.4968872</text:p>
          </table:table-cell>
          <table:table-cell office:value-type="float" office:value="-0.02001953" calcext:value-type="float">
            <text:p>-0.02001953</text:p>
          </table:table-cell>
          <table:table-cell office:value-type="float" office:value="0.349762" calcext:value-type="float">
            <text:p>0.349762</text:p>
          </table:table-cell>
          <table:table-cell office:value-type="float" office:value="-0.01092529" calcext:value-type="float">
            <text:p>-0.01092529</text:p>
          </table:table-cell>
          <table:table-cell office:value-type="float" office:value="0.01690674" calcext:value-type="float">
            <text:p>0.01690674</text:p>
          </table:table-cell>
          <table:table-cell office:value-type="float" office:value="-0.007202148" calcext:value-type="float">
            <text:p>-0.007202148</text:p>
          </table:table-cell>
          <table:table-cell office:value-type="float" office:value="0.01202393" calcext:value-type="float">
            <text:p>0.01202393</text:p>
          </table:table-cell>
          <table:table-cell office:value-type="float" office:value="0.00994873" calcext:value-type="float">
            <text:p>0.00994873</text:p>
          </table:table-cell>
          <table:table-cell office:value-type="float" office:value="0.4223022" calcext:value-type="float">
            <text:p>0.4223022</text:p>
          </table:table-cell>
          <table:table-cell office:value-type="float" office:value="0.418457" calcext:value-type="float">
            <text:p>0.418457</text:p>
          </table:table-cell>
          <table:table-cell office:value-type="float" office:value="1.185059" calcext:value-type="float">
            <text:p>1.185059</text:p>
          </table:table-cell>
          <table:table-cell office:value-type="float" office:value="1.174652" calcext:value-type="float">
            <text:p>1.174652</text:p>
          </table:table-cell>
          <table:table-cell office:value-type="float" office:value="2.15506" calcext:value-type="float">
            <text:p>2.15506</text:p>
          </table:table-cell>
          <table:table-cell office:value-type="float" office:value="2.135498" calcext:value-type="float">
            <text:p>2.135498</text:p>
          </table:table-cell>
          <table:table-cell office:value-type="float" office:value="3.012115" calcext:value-type="float">
            <text:p>3.012115</text:p>
          </table:table-cell>
          <table:table-cell office:value-type="float" office:value="2.985046" calcext:value-type="float">
            <text:p>2.985046</text:p>
          </table:table-cell>
          <table:table-cell office:value-type="float" office:value="3.800903" calcext:value-type="float">
            <text:p>3.800903</text:p>
          </table:table-cell>
          <table:table-cell office:value-type="float" office:value="3.767273" calcext:value-type="float">
            <text:p>3.767273</text:p>
          </table:table-cell>
          <table:table-cell office:value-type="float" office:value="4.559479" calcext:value-type="float">
            <text:p>4.559479</text:p>
          </table:table-cell>
          <table:table-cell office:value-type="float" office:value="4.521271" calcext:value-type="float">
            <text:p>4.521271</text:p>
          </table:table-cell>
          <table:table-cell office:value-type="float" office:value="5.111664" calcext:value-type="float">
            <text:p>5.111664</text:p>
          </table:table-cell>
          <table:table-cell office:value-type="float" office:value="5.072357" calcext:value-type="float">
            <text:p>5.072357</text:p>
          </table:table-cell>
          <table:table-cell office:value-type="float" office:value="4.66684" calcext:value-type="float">
            <text:p>4.66684</text:p>
          </table:table-cell>
          <table:table-cell office:value-type="float" office:value="-10.63226" calcext:value-type="float">
            <text:p>-10.632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5" calcext:value-type="float">
            <text:p>1032005</text:p>
          </table:table-cell>
          <table:table-cell office:value-type="float" office:value="17.30958" calcext:value-type="float">
            <text:p>17.30958</text:p>
          </table:table-cell>
          <table:table-cell office:value-type="float" office:value="4.15" calcext:value-type="float">
            <text:p>4.15</text:p>
          </table:table-cell>
          <table:table-cell office:value-type="float" office:value="-11.22" calcext:value-type="float">
            <text:p>-11.22</text:p>
          </table:table-cell>
          <table:table-cell office:value-type="float" office:value="0.6366995" calcext:value-type="float">
            <text:p>0.6366995</text:p>
          </table:table-cell>
          <table:table-cell office:value-type="float" office:value="0.2325979" calcext:value-type="float">
            <text:p>0.2325979</text:p>
          </table:table-cell>
          <table:table-cell office:value-type="float" office:value="212.976" calcext:value-type="float">
            <text:p>212.976</text:p>
          </table:table-cell>
          <table:table-cell office:value-type="float" office:value="0" calcext:value-type="float">
            <text:p>0</text:p>
          </table:table-cell>
          <table:table-cell office:value-type="float" office:value="12.71426" calcext:value-type="float">
            <text:p>12.71426</text:p>
          </table:table-cell>
          <table:table-cell office:value-type="float" office:value="-6.678711" calcext:value-type="float">
            <text:p>-6.678711</text:p>
          </table:table-cell>
          <table:table-cell office:value-type="float" office:value="1.829132" calcext:value-type="float">
            <text:p>1.829132</text:p>
          </table:table-cell>
          <table:table-cell office:value-type="float" office:value="-1.002106" calcext:value-type="float">
            <text:p>-1.002106</text:p>
          </table:table-cell>
          <table:table-cell office:value-type="float" office:value="0.2200317" calcext:value-type="float">
            <text:p>0.2200317</text:p>
          </table:table-cell>
          <table:table-cell office:value-type="float" office:value="-0.1454163" calcext:value-type="float">
            <text:p>-0.1454163</text:p>
          </table:table-cell>
          <table:table-cell office:value-type="float" office:value="0.01348877" calcext:value-type="float">
            <text:p>0.01348877</text:p>
          </table:table-cell>
          <table:table-cell office:value-type="float" office:value="-0.02600098" calcext:value-type="float">
            <text:p>-0.02600098</text:p>
          </table:table-cell>
          <table:table-cell office:value-type="float" office:value="-0.00567627" calcext:value-type="float">
            <text:p>-0.00567627</text:p>
          </table:table-cell>
          <table:table-cell office:value-type="float" office:value="-0.01266479" calcext:value-type="float">
            <text:p>-0.01266479</text:p>
          </table:table-cell>
          <table:table-cell office:value-type="float" office:value="-0.007202148" calcext:value-type="float">
            <text:p>-0.007202148</text:p>
          </table:table-cell>
          <table:table-cell office:value-type="float" office:value="-0.008239746" calcext:value-type="float">
            <text:p>-0.008239746</text:p>
          </table:table-cell>
          <table:table-cell office:value-type="float" office:value="0.009979248" calcext:value-type="float">
            <text:p>0.009979248</text:p>
          </table:table-cell>
          <table:table-cell office:value-type="float" office:value="0.009155273" calcext:value-type="float">
            <text:p>0.009155273</text:p>
          </table:table-cell>
          <table:table-cell office:value-type="float" office:value="0.4184265" calcext:value-type="float">
            <text:p>0.4184265</text:p>
          </table:table-cell>
          <table:table-cell office:value-type="float" office:value="0.4154663" calcext:value-type="float">
            <text:p>0.4154663</text:p>
          </table:table-cell>
          <table:table-cell office:value-type="float" office:value="1.174561" calcext:value-type="float">
            <text:p>1.174561</text:p>
          </table:table-cell>
          <table:table-cell office:value-type="float" office:value="1.164398" calcext:value-type="float">
            <text:p>1.164398</text:p>
          </table:table-cell>
          <table:table-cell office:value-type="float" office:value="2.135254" calcext:value-type="float">
            <text:p>2.135254</text:p>
          </table:table-cell>
          <table:table-cell office:value-type="float" office:value="2.115997" calcext:value-type="float">
            <text:p>2.115997</text:p>
          </table:table-cell>
          <table:table-cell office:value-type="float" office:value="2.984802" calcext:value-type="float">
            <text:p>2.984802</text:p>
          </table:table-cell>
          <table:table-cell office:value-type="float" office:value="2.957703" calcext:value-type="float">
            <text:p>2.957703</text:p>
          </table:table-cell>
          <table:table-cell office:value-type="float" office:value="3.766937" calcext:value-type="float">
            <text:p>3.766937</text:p>
          </table:table-cell>
          <table:table-cell office:value-type="float" office:value="3.733826" calcext:value-type="float">
            <text:p>3.733826</text:p>
          </table:table-cell>
          <table:table-cell office:value-type="float" office:value="4.520844" calcext:value-type="float">
            <text:p>4.520844</text:p>
          </table:table-cell>
          <table:table-cell office:value-type="float" office:value="4.483643" calcext:value-type="float">
            <text:p>4.483643</text:p>
          </table:table-cell>
          <table:table-cell office:value-type="float" office:value="5.07193" calcext:value-type="float">
            <text:p>5.07193</text:p>
          </table:table-cell>
          <table:table-cell office:value-type="float" office:value="5.033905" calcext:value-type="float">
            <text:p>5.033905</text:p>
          </table:table-cell>
          <table:table-cell office:value-type="float" office:value="17.78479" calcext:value-type="float">
            <text:p>17.78479</text:p>
          </table:table-cell>
          <table:table-cell office:value-type="float" office:value="-12.68695" calcext:value-type="float">
            <text:p>-12.686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5" calcext:value-type="float">
            <text:p>2032005</text:p>
          </table:table-cell>
          <table:table-cell office:value-type="float" office:value="16.73097" calcext:value-type="float">
            <text:p>16.73097</text:p>
          </table:table-cell>
          <table:table-cell office:value-type="float" office:value="11.21" calcext:value-type="float">
            <text:p>11.21</text:p>
          </table:table-cell>
          <table:table-cell office:value-type="float" office:value="-5.3" calcext:value-type="float">
            <text:p>-5.3</text:p>
          </table:table-cell>
          <table:table-cell office:value-type="float" office:value="0.7478567" calcext:value-type="float">
            <text:p>0.7478567</text:p>
          </table:table-cell>
          <table:table-cell office:value-type="float" office:value="0.3656197" calcext:value-type="float">
            <text:p>0.3656197</text:p>
          </table:table-cell>
          <table:table-cell office:value-type="float" office:value="175.356" calcext:value-type="float">
            <text:p>175.356</text:p>
          </table:table-cell>
          <table:table-cell office:value-type="float" office:value="0" calcext:value-type="float">
            <text:p>0</text:p>
          </table:table-cell>
          <table:table-cell office:value-type="float" office:value="16.63242" calcext:value-type="float">
            <text:p>16.63242</text:p>
          </table:table-cell>
          <table:table-cell office:value-type="float" office:value="-3.403778" calcext:value-type="float">
            <text:p>-3.403778</text:p>
          </table:table-cell>
          <table:table-cell office:value-type="float" office:value="9.518372" calcext:value-type="float">
            <text:p>9.518372</text:p>
          </table:table-cell>
          <table:table-cell office:value-type="float" office:value="-0.5108032" calcext:value-type="float">
            <text:p>-0.5108032</text:p>
          </table:table-cell>
          <table:table-cell office:value-type="float" office:value="5.828613" calcext:value-type="float">
            <text:p>5.828613</text:p>
          </table:table-cell>
          <table:table-cell office:value-type="float" office:value="-0.07684326" calcext:value-type="float">
            <text:p>-0.07684326</text:p>
          </table:table-cell>
          <table:table-cell office:value-type="float" office:value="3.364746" calcext:value-type="float">
            <text:p>3.364746</text:p>
          </table:table-cell>
          <table:table-cell office:value-type="float" office:value="-0.01867676" calcext:value-type="float">
            <text:p>-0.01867676</text:p>
          </table:table-cell>
          <table:table-cell office:value-type="float" office:value="1.856659" calcext:value-type="float">
            <text:p>1.856659</text:p>
          </table:table-cell>
          <table:table-cell office:value-type="float" office:value="-0.01196289" calcext:value-type="float">
            <text:p>-0.01196289</text:p>
          </table:table-cell>
          <table:table-cell office:value-type="float" office:value="0.1010742" calcext:value-type="float">
            <text:p>0.1010742</text:p>
          </table:table-cell>
          <table:table-cell office:value-type="float" office:value="-0.008483887" calcext:value-type="float">
            <text:p>-0.008483887</text:p>
          </table:table-cell>
          <table:table-cell office:value-type="float" office:value="0.01678467" calcext:value-type="float">
            <text:p>0.01678467</text:p>
          </table:table-cell>
          <table:table-cell office:value-type="float" office:value="0.008911133" calcext:value-type="float">
            <text:p>0.008911133</text:p>
          </table:table-cell>
          <table:table-cell office:value-type="float" office:value="0.4154358" calcext:value-type="float">
            <text:p>0.4154358</text:p>
          </table:table-cell>
          <table:table-cell office:value-type="float" office:value="0.4136047" calcext:value-type="float">
            <text:p>0.4136047</text:p>
          </table:table-cell>
          <table:table-cell office:value-type="float" office:value="1.164307" calcext:value-type="float">
            <text:p>1.164307</text:p>
          </table:table-cell>
          <table:table-cell office:value-type="float" office:value="1.154663" calcext:value-type="float">
            <text:p>1.154663</text:p>
          </table:table-cell>
          <table:table-cell office:value-type="float" office:value="2.115784" calcext:value-type="float">
            <text:p>2.115784</text:p>
          </table:table-cell>
          <table:table-cell office:value-type="float" office:value="2.09668" calcext:value-type="float">
            <text:p>2.09668</text:p>
          </table:table-cell>
          <table:table-cell office:value-type="float" office:value="2.957397" calcext:value-type="float">
            <text:p>2.957397</text:p>
          </table:table-cell>
          <table:table-cell office:value-type="float" office:value="2.931091" calcext:value-type="float">
            <text:p>2.931091</text:p>
          </table:table-cell>
          <table:table-cell office:value-type="float" office:value="3.733429" calcext:value-type="float">
            <text:p>3.733429</text:p>
          </table:table-cell>
          <table:table-cell office:value-type="float" office:value="3.701019" calcext:value-type="float">
            <text:p>3.701019</text:p>
          </table:table-cell>
          <table:table-cell office:value-type="float" office:value="4.483246" calcext:value-type="float">
            <text:p>4.483246</text:p>
          </table:table-cell>
          <table:table-cell office:value-type="float" office:value="4.44696" calcext:value-type="float">
            <text:p>4.44696</text:p>
          </table:table-cell>
          <table:table-cell office:value-type="float" office:value="5.033478" calcext:value-type="float">
            <text:p>5.033478</text:p>
          </table:table-cell>
          <table:table-cell office:value-type="float" office:value="4.996521" calcext:value-type="float">
            <text:p>4.996521</text:p>
          </table:table-cell>
          <table:table-cell office:value-type="float" office:value="22.71338" calcext:value-type="float">
            <text:p>22.71338</text:p>
          </table:table-cell>
          <table:table-cell office:value-type="float" office:value="-6.928711" calcext:value-type="float">
            <text:p>-6.9287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5" calcext:value-type="float">
            <text:p>3032005</text:p>
          </table:table-cell>
          <table:table-cell office:value-type="float" office:value="12.94629" calcext:value-type="float">
            <text:p>12.94629</text:p>
          </table:table-cell>
          <table:table-cell office:value-type="float" office:value="10.88" calcext:value-type="float">
            <text:p>10.88</text:p>
          </table:table-cell>
          <table:table-cell office:value-type="float" office:value="-4.16" calcext:value-type="float">
            <text:p>-4.16</text:p>
          </table:table-cell>
          <table:table-cell office:value-type="float" office:value="0.7743236" calcext:value-type="float">
            <text:p>0.7743236</text:p>
          </table:table-cell>
          <table:table-cell office:value-type="float" office:value="0.3979802" calcext:value-type="float">
            <text:p>0.3979802</text:p>
          </table:table-cell>
          <table:table-cell office:value-type="float" office:value="193.536" calcext:value-type="float">
            <text:p>193.536</text:p>
          </table:table-cell>
          <table:table-cell office:value-type="float" office:value="0" calcext:value-type="float">
            <text:p>0</text:p>
          </table:table-cell>
          <table:table-cell office:value-type="float" office:value="17.0325" calcext:value-type="float">
            <text:p>17.0325</text:p>
          </table:table-cell>
          <table:table-cell office:value-type="float" office:value="-1.928772" calcext:value-type="float">
            <text:p>-1.928772</text:p>
          </table:table-cell>
          <table:table-cell office:value-type="float" office:value="10.33875" calcext:value-type="float">
            <text:p>10.33875</text:p>
          </table:table-cell>
          <table:table-cell office:value-type="float" office:value="-0.3292236" calcext:value-type="float">
            <text:p>-0.3292236</text:p>
          </table:table-cell>
          <table:table-cell office:value-type="float" office:value="6.77002" calcext:value-type="float">
            <text:p>6.77002</text:p>
          </table:table-cell>
          <table:table-cell office:value-type="float" office:value="-0.04779053" calcext:value-type="float">
            <text:p>-0.04779053</text:p>
          </table:table-cell>
          <table:table-cell office:value-type="float" office:value="4.054413" calcext:value-type="float">
            <text:p>4.054413</text:p>
          </table:table-cell>
          <table:table-cell office:value-type="float" office:value="0.0007019043" calcext:value-type="float">
            <text:p>0.0007019043</text:p>
          </table:table-cell>
          <table:table-cell office:value-type="float" office:value="2.262329" calcext:value-type="float">
            <text:p>2.262329</text:p>
          </table:table-cell>
          <table:table-cell office:value-type="float" office:value="-0.001312256" calcext:value-type="float">
            <text:p>-0.001312256</text:p>
          </table:table-cell>
          <table:table-cell office:value-type="float" office:value="0.1242676" calcext:value-type="float">
            <text:p>0.1242676</text:p>
          </table:table-cell>
          <table:table-cell office:value-type="float" office:value="-0.007232666" calcext:value-type="float">
            <text:p>-0.007232666</text:p>
          </table:table-cell>
          <table:table-cell office:value-type="float" office:value="0.01873779" calcext:value-type="float">
            <text:p>0.01873779</text:p>
          </table:table-cell>
          <table:table-cell office:value-type="float" office:value="0.009429932" calcext:value-type="float">
            <text:p>0.009429932</text:p>
          </table:table-cell>
          <table:table-cell office:value-type="float" office:value="0.4144287" calcext:value-type="float">
            <text:p>0.4144287</text:p>
          </table:table-cell>
          <table:table-cell office:value-type="float" office:value="0.4121704" calcext:value-type="float">
            <text:p>0.4121704</text:p>
          </table:table-cell>
          <table:table-cell office:value-type="float" office:value="1.154541" calcext:value-type="float">
            <text:p>1.154541</text:p>
          </table:table-cell>
          <table:table-cell office:value-type="float" office:value="1.145203" calcext:value-type="float">
            <text:p>1.145203</text:p>
          </table:table-cell>
          <table:table-cell office:value-type="float" office:value="2.096497" calcext:value-type="float">
            <text:p>2.096497</text:p>
          </table:table-cell>
          <table:table-cell office:value-type="float" office:value="2.078156" calcext:value-type="float">
            <text:p>2.078156</text:p>
          </table:table-cell>
          <table:table-cell office:value-type="float" office:value="2.930847" calcext:value-type="float">
            <text:p>2.930847</text:p>
          </table:table-cell>
          <table:table-cell office:value-type="float" office:value="2.905365" calcext:value-type="float">
            <text:p>2.905365</text:p>
          </table:table-cell>
          <table:table-cell office:value-type="float" office:value="3.700684" calcext:value-type="float">
            <text:p>3.700684</text:p>
          </table:table-cell>
          <table:table-cell office:value-type="float" office:value="3.669189" calcext:value-type="float">
            <text:p>3.669189</text:p>
          </table:table-cell>
          <table:table-cell office:value-type="float" office:value="4.446564" calcext:value-type="float">
            <text:p>4.446564</text:p>
          </table:table-cell>
          <table:table-cell office:value-type="float" office:value="4.410889" calcext:value-type="float">
            <text:p>4.410889</text:p>
          </table:table-cell>
          <table:table-cell office:value-type="float" office:value="4.996124" calcext:value-type="float">
            <text:p>4.996124</text:p>
          </table:table-cell>
          <table:table-cell office:value-type="float" office:value="4.960052" calcext:value-type="float">
            <text:p>4.960052</text:p>
          </table:table-cell>
          <table:table-cell office:value-type="float" office:value="20.70468" calcext:value-type="float">
            <text:p>20.70468</text:p>
          </table:table-cell>
          <table:table-cell office:value-type="float" office:value="-4.746948" calcext:value-type="float">
            <text:p>-4.7469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5" calcext:value-type="float">
            <text:p>4032005</text:p>
          </table:table-cell>
          <table:table-cell office:value-type="float" office:value="17.51327" calcext:value-type="float">
            <text:p>17.51327</text:p>
          </table:table-cell>
          <table:table-cell office:value-type="float" office:value="16.05" calcext:value-type="float">
            <text:p>16.05</text:p>
          </table:table-cell>
          <table:table-cell office:value-type="float" office:value="-5.47" calcext:value-type="float">
            <text:p>-5.47</text:p>
          </table:table-cell>
          <table:table-cell office:value-type="float" office:value="0.7975233" calcext:value-type="float">
            <text:p>0.7975233</text:p>
          </table:table-cell>
          <table:table-cell office:value-type="float" office:value="0.3610023" calcext:value-type="float">
            <text:p>0.3610023</text:p>
          </table:table-cell>
          <table:table-cell office:value-type="float" office:value="359.64" calcext:value-type="float">
            <text:p>359.64</text:p>
          </table:table-cell>
          <table:table-cell office:value-type="float" office:value="0" calcext:value-type="float">
            <text:p>0</text:p>
          </table:table-cell>
          <table:table-cell office:value-type="float" office:value="23.52353" calcext:value-type="float">
            <text:p>23.52353</text:p>
          </table:table-cell>
          <table:table-cell office:value-type="float" office:value="-2.367188" calcext:value-type="float">
            <text:p>-2.367188</text:p>
          </table:table-cell>
          <table:table-cell office:value-type="float" office:value="15.56754" calcext:value-type="float">
            <text:p>15.56754</text:p>
          </table:table-cell>
          <table:table-cell office:value-type="float" office:value="-0.3943787" calcext:value-type="float">
            <text:p>-0.3943787</text:p>
          </table:table-cell>
          <table:table-cell office:value-type="float" office:value="10.3204" calcext:value-type="float">
            <text:p>10.3204</text:p>
          </table:table-cell>
          <table:table-cell office:value-type="float" office:value="-0.0541687" calcext:value-type="float">
            <text:p>-0.0541687</text:p>
          </table:table-cell>
          <table:table-cell office:value-type="float" office:value="6.278625" calcext:value-type="float">
            <text:p>6.278625</text:p>
          </table:table-cell>
          <table:table-cell office:value-type="float" office:value="-0.001861572" calcext:value-type="float">
            <text:p>-0.001861572</text:p>
          </table:table-cell>
          <table:table-cell office:value-type="float" office:value="3.546661" calcext:value-type="float">
            <text:p>3.546661</text:p>
          </table:table-cell>
          <table:table-cell office:value-type="float" office:value="-0.001831055" calcext:value-type="float">
            <text:p>-0.001831055</text:p>
          </table:table-cell>
          <table:table-cell office:value-type="float" office:value="0.3132629" calcext:value-type="float">
            <text:p>0.3132629</text:p>
          </table:table-cell>
          <table:table-cell office:value-type="float" office:value="-0.006774902" calcext:value-type="float">
            <text:p>-0.006774902</text:p>
          </table:table-cell>
          <table:table-cell office:value-type="float" office:value="0.1398315" calcext:value-type="float">
            <text:p>0.1398315</text:p>
          </table:table-cell>
          <table:table-cell office:value-type="float" office:value="0.009674072" calcext:value-type="float">
            <text:p>0.009674072</text:p>
          </table:table-cell>
          <table:table-cell office:value-type="float" office:value="0.4160767" calcext:value-type="float">
            <text:p>0.4160767</text:p>
          </table:table-cell>
          <table:table-cell office:value-type="float" office:value="0.4101562" calcext:value-type="float">
            <text:p>0.4101562</text:p>
          </table:table-cell>
          <table:table-cell office:value-type="float" office:value="1.145142" calcext:value-type="float">
            <text:p>1.145142</text:p>
          </table:table-cell>
          <table:table-cell office:value-type="float" office:value="1.136383" calcext:value-type="float">
            <text:p>1.136383</text:p>
          </table:table-cell>
          <table:table-cell office:value-type="float" office:value="2.077972" calcext:value-type="float">
            <text:p>2.077972</text:p>
          </table:table-cell>
          <table:table-cell office:value-type="float" office:value="2.059906" calcext:value-type="float">
            <text:p>2.059906</text:p>
          </table:table-cell>
          <table:table-cell office:value-type="float" office:value="2.905121" calcext:value-type="float">
            <text:p>2.905121</text:p>
          </table:table-cell>
          <table:table-cell office:value-type="float" office:value="2.879608" calcext:value-type="float">
            <text:p>2.879608</text:p>
          </table:table-cell>
          <table:table-cell office:value-type="float" office:value="3.668884" calcext:value-type="float">
            <text:p>3.668884</text:p>
          </table:table-cell>
          <table:table-cell office:value-type="float" office:value="3.637817" calcext:value-type="float">
            <text:p>3.637817</text:p>
          </table:table-cell>
          <table:table-cell office:value-type="float" office:value="4.410492" calcext:value-type="float">
            <text:p>4.410492</text:p>
          </table:table-cell>
          <table:table-cell office:value-type="float" office:value="4.375763" calcext:value-type="float">
            <text:p>4.375763</text:p>
          </table:table-cell>
          <table:table-cell office:value-type="float" office:value="4.959656" calcext:value-type="float">
            <text:p>4.959656</text:p>
          </table:table-cell>
          <table:table-cell office:value-type="float" office:value="4.924011" calcext:value-type="float">
            <text:p>4.924011</text:p>
          </table:table-cell>
          <table:table-cell office:value-type="float" office:value="29.84863" calcext:value-type="float">
            <text:p>29.84863</text:p>
          </table:table-cell>
          <table:table-cell office:value-type="float" office:value="-5.174774" calcext:value-type="float">
            <text:p>-5.1747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5" calcext:value-type="float">
            <text:p>5032005</text:p>
          </table:table-cell>
          <table:table-cell office:value-type="float" office:value="17.81179" calcext:value-type="float">
            <text:p>17.81179</text:p>
          </table:table-cell>
          <table:table-cell office:value-type="float" office:value="15.71" calcext:value-type="float">
            <text:p>15.71</text:p>
          </table:table-cell>
          <table:table-cell office:value-type="float" office:value="-4.31" calcext:value-type="float">
            <text:p>-4.31</text:p>
          </table:table-cell>
          <table:table-cell office:value-type="float" office:value="0.805756" calcext:value-type="float">
            <text:p>0.805756</text:p>
          </table:table-cell>
          <table:table-cell office:value-type="float" office:value="0.3935798" calcext:value-type="float">
            <text:p>0.3935798</text:p>
          </table:table-cell>
          <table:table-cell office:value-type="float" office:value="222.516" calcext:value-type="float">
            <text:p>222.516</text:p>
          </table:table-cell>
          <table:table-cell office:value-type="float" office:value="0" calcext:value-type="float">
            <text:p>0</text:p>
          </table:table-cell>
          <table:table-cell office:value-type="float" office:value="22.09616" calcext:value-type="float">
            <text:p>22.09616</text:p>
          </table:table-cell>
          <table:table-cell office:value-type="float" office:value="-1.985474" calcext:value-type="float">
            <text:p>-1.985474</text:p>
          </table:table-cell>
          <table:table-cell office:value-type="float" office:value="15.04593" calcext:value-type="float">
            <text:p>15.04593</text:p>
          </table:table-cell>
          <table:table-cell office:value-type="float" office:value="-0.2886047" calcext:value-type="float">
            <text:p>-0.2886047</text:p>
          </table:table-cell>
          <table:table-cell office:value-type="float" office:value="10.43259" calcext:value-type="float">
            <text:p>10.43259</text:p>
          </table:table-cell>
          <table:table-cell office:value-type="float" office:value="0.168457" calcext:value-type="float">
            <text:p>0.168457</text:p>
          </table:table-cell>
          <table:table-cell office:value-type="float" office:value="7.064423" calcext:value-type="float">
            <text:p>7.064423</text:p>
          </table:table-cell>
          <table:table-cell office:value-type="float" office:value="0.4610291" calcext:value-type="float">
            <text:p>0.4610291</text:p>
          </table:table-cell>
          <table:table-cell office:value-type="float" office:value="5.177582" calcext:value-type="float">
            <text:p>5.177582</text:p>
          </table:table-cell>
          <table:table-cell office:value-type="float" office:value="0.562561" calcext:value-type="float">
            <text:p>0.562561</text:p>
          </table:table-cell>
          <table:table-cell office:value-type="float" office:value="3.546509" calcext:value-type="float">
            <text:p>3.546509</text:p>
          </table:table-cell>
          <table:table-cell office:value-type="float" office:value="0.388031" calcext:value-type="float">
            <text:p>0.388031</text:p>
          </table:table-cell>
          <table:table-cell office:value-type="float" office:value="2.484528" calcext:value-type="float">
            <text:p>2.484528</text:p>
          </table:table-cell>
          <table:table-cell office:value-type="float" office:value="0.166748" calcext:value-type="float">
            <text:p>0.166748</text:p>
          </table:table-cell>
          <table:table-cell office:value-type="float" office:value="1.13501" calcext:value-type="float">
            <text:p>1.13501</text:p>
          </table:table-cell>
          <table:table-cell office:value-type="float" office:value="0.417572" calcext:value-type="float">
            <text:p>0.417572</text:p>
          </table:table-cell>
          <table:table-cell office:value-type="float" office:value="1.222137" calcext:value-type="float">
            <text:p>1.222137</text:p>
          </table:table-cell>
          <table:table-cell office:value-type="float" office:value="1.136139" calcext:value-type="float">
            <text:p>1.136139</text:p>
          </table:table-cell>
          <table:table-cell office:value-type="float" office:value="2.059723" calcext:value-type="float">
            <text:p>2.059723</text:p>
          </table:table-cell>
          <table:table-cell office:value-type="float" office:value="2.049072" calcext:value-type="float">
            <text:p>2.049072</text:p>
          </table:table-cell>
          <table:table-cell office:value-type="float" office:value="2.879333" calcext:value-type="float">
            <text:p>2.879333</text:p>
          </table:table-cell>
          <table:table-cell office:value-type="float" office:value="2.855072" calcext:value-type="float">
            <text:p>2.855072</text:p>
          </table:table-cell>
          <table:table-cell office:value-type="float" office:value="3.637482" calcext:value-type="float">
            <text:p>3.637482</text:p>
          </table:table-cell>
          <table:table-cell office:value-type="float" office:value="3.607178" calcext:value-type="float">
            <text:p>3.607178</text:p>
          </table:table-cell>
          <table:table-cell office:value-type="float" office:value="4.375427" calcext:value-type="float">
            <text:p>4.375427</text:p>
          </table:table-cell>
          <table:table-cell office:value-type="float" office:value="4.341431" calcext:value-type="float">
            <text:p>4.341431</text:p>
          </table:table-cell>
          <table:table-cell office:value-type="float" office:value="4.923645" calcext:value-type="float">
            <text:p>4.923645</text:p>
          </table:table-cell>
          <table:table-cell office:value-type="float" office:value="4.889496" calcext:value-type="float">
            <text:p>4.889496</text:p>
          </table:table-cell>
          <table:table-cell office:value-type="float" office:value="25.29343" calcext:value-type="float">
            <text:p>25.29343</text:p>
          </table:table-cell>
          <table:table-cell office:value-type="float" office:value="-4.776886" calcext:value-type="float">
            <text:p>-4.7768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5" calcext:value-type="float">
            <text:p>6032005</text:p>
          </table:table-cell>
          <table:table-cell office:value-type="float" office:value="15.65806" calcext:value-type="float">
            <text:p>15.65806</text:p>
          </table:table-cell>
          <table:table-cell office:value-type="float" office:value="21.92" calcext:value-type="float">
            <text:p>21.92</text:p>
          </table:table-cell>
          <table:table-cell office:value-type="float" office:value="2.33" calcext:value-type="float">
            <text:p>2.33</text:p>
          </table:table-cell>
          <table:table-cell office:value-type="float" office:value="0.9699227" calcext:value-type="float">
            <text:p>0.9699227</text:p>
          </table:table-cell>
          <table:table-cell office:value-type="float" office:value="0.6364109" calcext:value-type="float">
            <text:p>0.6364109</text:p>
          </table:table-cell>
          <table:table-cell office:value-type="float" office:value="521.748" calcext:value-type="float">
            <text:p>521.748</text:p>
          </table:table-cell>
          <table:table-cell office:value-type="float" office:value="0" calcext:value-type="float">
            <text:p>0</text:p>
          </table:table-cell>
          <table:table-cell office:value-type="float" office:value="26.27585" calcext:value-type="float">
            <text:p>26.27585</text:p>
          </table:table-cell>
          <table:table-cell office:value-type="float" office:value="-0.2538147" calcext:value-type="float">
            <text:p>-0.2538147</text:p>
          </table:table-cell>
          <table:table-cell office:value-type="float" office:value="18.21191" calcext:value-type="float">
            <text:p>18.21191</text:p>
          </table:table-cell>
          <table:table-cell office:value-type="float" office:value="1.022095" calcext:value-type="float">
            <text:p>1.022095</text:p>
          </table:table-cell>
          <table:table-cell office:value-type="float" office:value="13.35751" calcext:value-type="float">
            <text:p>13.35751</text:p>
          </table:table-cell>
          <table:table-cell office:value-type="float" office:value="1.889465" calcext:value-type="float">
            <text:p>1.889465</text:p>
          </table:table-cell>
          <table:table-cell office:value-type="float" office:value="9.730682" calcext:value-type="float">
            <text:p>9.730682</text:p>
          </table:table-cell>
          <table:table-cell office:value-type="float" office:value="2.457794" calcext:value-type="float">
            <text:p>2.457794</text:p>
          </table:table-cell>
          <table:table-cell office:value-type="float" office:value="7.614136" calcext:value-type="float">
            <text:p>7.614136</text:p>
          </table:table-cell>
          <table:table-cell office:value-type="float" office:value="2.622986" calcext:value-type="float">
            <text:p>2.622986</text:p>
          </table:table-cell>
          <table:table-cell office:value-type="float" office:value="5.707367" calcext:value-type="float">
            <text:p>5.707367</text:p>
          </table:table-cell>
          <table:table-cell office:value-type="float" office:value="2.643372" calcext:value-type="float">
            <text:p>2.643372</text:p>
          </table:table-cell>
          <table:table-cell office:value-type="float" office:value="4.251434" calcext:value-type="float">
            <text:p>4.251434</text:p>
          </table:table-cell>
          <table:table-cell office:value-type="float" office:value="2.306488" calcext:value-type="float">
            <text:p>2.306488</text:p>
          </table:table-cell>
          <table:table-cell office:value-type="float" office:value="2.29184" calcext:value-type="float">
            <text:p>2.29184</text:p>
          </table:table-cell>
          <table:table-cell office:value-type="float" office:value="1.151489" calcext:value-type="float">
            <text:p>1.151489</text:p>
          </table:table-cell>
          <table:table-cell office:value-type="float" office:value="1.592773" calcext:value-type="float">
            <text:p>1.592773</text:p>
          </table:table-cell>
          <table:table-cell office:value-type="float" office:value="1.224792" calcext:value-type="float">
            <text:p>1.224792</text:p>
          </table:table-cell>
          <table:table-cell office:value-type="float" office:value="2.093079" calcext:value-type="float">
            <text:p>2.093079</text:p>
          </table:table-cell>
          <table:table-cell office:value-type="float" office:value="2.049438" calcext:value-type="float">
            <text:p>2.049438</text:p>
          </table:table-cell>
          <table:table-cell office:value-type="float" office:value="2.854858" calcext:value-type="float">
            <text:p>2.854858</text:p>
          </table:table-cell>
          <table:table-cell office:value-type="float" office:value="2.840851" calcext:value-type="float">
            <text:p>2.840851</text:p>
          </table:table-cell>
          <table:table-cell office:value-type="float" office:value="3.606903" calcext:value-type="float">
            <text:p>3.606903</text:p>
          </table:table-cell>
          <table:table-cell office:value-type="float" office:value="3.578339" calcext:value-type="float">
            <text:p>3.578339</text:p>
          </table:table-cell>
          <table:table-cell office:value-type="float" office:value="4.341034" calcext:value-type="float">
            <text:p>4.341034</text:p>
          </table:table-cell>
          <table:table-cell office:value-type="float" office:value="4.308044" calcext:value-type="float">
            <text:p>4.308044</text:p>
          </table:table-cell>
          <table:table-cell office:value-type="float" office:value="4.88916" calcext:value-type="float">
            <text:p>4.88916</text:p>
          </table:table-cell>
          <table:table-cell office:value-type="float" office:value="4.855835" calcext:value-type="float">
            <text:p>4.855835</text:p>
          </table:table-cell>
          <table:table-cell office:value-type="float" office:value="30.6185" calcext:value-type="float">
            <text:p>30.6185</text:p>
          </table:table-cell>
          <table:table-cell office:value-type="float" office:value="-1.342072" calcext:value-type="float">
            <text:p>-1.3420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5" calcext:value-type="float">
            <text:p>7032005</text:p>
          </table:table-cell>
          <table:table-cell office:value-type="float" office:value="16.78495" calcext:value-type="float">
            <text:p>16.78495</text:p>
          </table:table-cell>
          <table:table-cell office:value-type="float" office:value="9.42" calcext:value-type="float">
            <text:p>9.42</text:p>
          </table:table-cell>
          <table:table-cell office:value-type="float" office:value="-5.65" calcext:value-type="float">
            <text:p>-5.65</text:p>
          </table:table-cell>
          <table:table-cell office:value-type="float" office:value="0.8432178" calcext:value-type="float">
            <text:p>0.8432178</text:p>
          </table:table-cell>
          <table:table-cell office:value-type="float" office:value="0.3561707" calcext:value-type="float">
            <text:p>0.3561707</text:p>
          </table:table-cell>
          <table:table-cell office:value-type="float" office:value="649.944" calcext:value-type="float">
            <text:p>649.944</text:p>
          </table:table-cell>
          <table:table-cell office:value-type="float" office:value="0" calcext:value-type="float">
            <text:p>0</text:p>
          </table:table-cell>
          <table:table-cell office:value-type="float" office:value="24.51459" calcext:value-type="float">
            <text:p>24.51459</text:p>
          </table:table-cell>
          <table:table-cell office:value-type="float" office:value="-3.136505" calcext:value-type="float">
            <text:p>-3.136505</text:p>
          </table:table-cell>
          <table:table-cell office:value-type="float" office:value="16.29083" calcext:value-type="float">
            <text:p>16.29083</text:p>
          </table:table-cell>
          <table:table-cell office:value-type="float" office:value="2.110352" calcext:value-type="float">
            <text:p>2.110352</text:p>
          </table:table-cell>
          <table:table-cell office:value-type="float" office:value="12.53156" calcext:value-type="float">
            <text:p>12.53156</text:p>
          </table:table-cell>
          <table:table-cell office:value-type="float" office:value="4.656586" calcext:value-type="float">
            <text:p>4.656586</text:p>
          </table:table-cell>
          <table:table-cell office:value-type="float" office:value="9.627289" calcext:value-type="float">
            <text:p>9.627289</text:p>
          </table:table-cell>
          <table:table-cell office:value-type="float" office:value="5.348419" calcext:value-type="float">
            <text:p>5.348419</text:p>
          </table:table-cell>
          <table:table-cell office:value-type="float" office:value="7.964081" calcext:value-type="float">
            <text:p>7.964081</text:p>
          </table:table-cell>
          <table:table-cell office:value-type="float" office:value="5.229279" calcext:value-type="float">
            <text:p>5.229279</text:p>
          </table:table-cell>
          <table:table-cell office:value-type="float" office:value="6.321106" calcext:value-type="float">
            <text:p>6.321106</text:p>
          </table:table-cell>
          <table:table-cell office:value-type="float" office:value="4.886108" calcext:value-type="float">
            <text:p>4.886108</text:p>
          </table:table-cell>
          <table:table-cell office:value-type="float" office:value="5.109253" calcext:value-type="float">
            <text:p>5.109253</text:p>
          </table:table-cell>
          <table:table-cell office:value-type="float" office:value="4.180725" calcext:value-type="float">
            <text:p>4.180725</text:p>
          </table:table-cell>
          <table:table-cell office:value-type="float" office:value="3.439911" calcext:value-type="float">
            <text:p>3.439911</text:p>
          </table:table-cell>
          <table:table-cell office:value-type="float" office:value="2.310455" calcext:value-type="float">
            <text:p>2.310455</text:p>
          </table:table-cell>
          <table:table-cell office:value-type="float" office:value="2.168365" calcext:value-type="float">
            <text:p>2.168365</text:p>
          </table:table-cell>
          <table:table-cell office:value-type="float" office:value="1.597992" calcext:value-type="float">
            <text:p>1.597992</text:p>
          </table:table-cell>
          <table:table-cell office:value-type="float" office:value="2.225311" calcext:value-type="float">
            <text:p>2.225311</text:p>
          </table:table-cell>
          <table:table-cell office:value-type="float" office:value="2.093994" calcext:value-type="float">
            <text:p>2.093994</text:p>
          </table:table-cell>
          <table:table-cell office:value-type="float" office:value="2.854401" calcext:value-type="float">
            <text:p>2.854401</text:p>
          </table:table-cell>
          <table:table-cell office:value-type="float" office:value="2.840698" calcext:value-type="float">
            <text:p>2.840698</text:p>
          </table:table-cell>
          <table:table-cell office:value-type="float" office:value="3.578064" calcext:value-type="float">
            <text:p>3.578064</text:p>
          </table:table-cell>
          <table:table-cell office:value-type="float" office:value="3.55545" calcext:value-type="float">
            <text:p>3.55545</text:p>
          </table:table-cell>
          <table:table-cell office:value-type="float" office:value="4.307709" calcext:value-type="float">
            <text:p>4.307709</text:p>
          </table:table-cell>
          <table:table-cell office:value-type="float" office:value="4.276031" calcext:value-type="float">
            <text:p>4.276031</text:p>
          </table:table-cell>
          <table:table-cell office:value-type="float" office:value="4.855499" calcext:value-type="float">
            <text:p>4.855499</text:p>
          </table:table-cell>
          <table:table-cell office:value-type="float" office:value="4.822998" calcext:value-type="float">
            <text:p>4.822998</text:p>
          </table:table-cell>
          <table:table-cell office:value-type="float" office:value="35.25433" calcext:value-type="float">
            <text:p>35.25433</text:p>
          </table:table-cell>
          <table:table-cell office:value-type="float" office:value="-8.705414" calcext:value-type="float">
            <text:p>-8.7054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5" calcext:value-type="float">
            <text:p>8032005</text:p>
          </table:table-cell>
          <table:table-cell office:value-type="float" office:value="8.378519" calcext:value-type="float">
            <text:p>8.378519</text:p>
          </table:table-cell>
          <table:table-cell office:value-type="float" office:value="4.55" calcext:value-type="float">
            <text:p>4.55</text:p>
          </table:table-cell>
          <table:table-cell office:value-type="float" office:value="-7.4" calcext:value-type="float">
            <text:p>-7.4</text:p>
          </table:table-cell>
          <table:table-cell office:value-type="float" office:value="0.6772531" calcext:value-type="float">
            <text:p>0.6772531</text:p>
          </table:table-cell>
          <table:table-cell office:value-type="float" office:value="0.3121431" calcext:value-type="float">
            <text:p>0.3121431</text:p>
          </table:table-cell>
          <table:table-cell office:value-type="float" office:value="171.972" calcext:value-type="float">
            <text:p>171.972</text:p>
          </table:table-cell>
          <table:table-cell office:value-type="float" office:value="0" calcext:value-type="float">
            <text:p>0</text:p>
          </table:table-cell>
          <table:table-cell office:value-type="float" office:value="14.15915" calcext:value-type="float">
            <text:p>14.15915</text:p>
          </table:table-cell>
          <table:table-cell office:value-type="float" office:value="-5.463257" calcext:value-type="float">
            <text:p>-5.463257</text:p>
          </table:table-cell>
          <table:table-cell office:value-type="float" office:value="7.576385" calcext:value-type="float">
            <text:p>7.576385</text:p>
          </table:table-cell>
          <table:table-cell office:value-type="float" office:value="-0.2800598" calcext:value-type="float">
            <text:p>-0.2800598</text:p>
          </table:table-cell>
          <table:table-cell office:value-type="float" office:value="5.933899" calcext:value-type="float">
            <text:p>5.933899</text:p>
          </table:table-cell>
          <table:table-cell office:value-type="float" office:value="1.254547" calcext:value-type="float">
            <text:p>1.254547</text:p>
          </table:table-cell>
          <table:table-cell office:value-type="float" office:value="5.853394" calcext:value-type="float">
            <text:p>5.853394</text:p>
          </table:table-cell>
          <table:table-cell office:value-type="float" office:value="2.440582" calcext:value-type="float">
            <text:p>2.440582</text:p>
          </table:table-cell>
          <table:table-cell office:value-type="float" office:value="6.112915" calcext:value-type="float">
            <text:p>6.112915</text:p>
          </table:table-cell>
          <table:table-cell office:value-type="float" office:value="3.070068" calcext:value-type="float">
            <text:p>3.070068</text:p>
          </table:table-cell>
          <table:table-cell office:value-type="float" office:value="5.993164" calcext:value-type="float">
            <text:p>5.993164</text:p>
          </table:table-cell>
          <table:table-cell office:value-type="float" office:value="3.550598" calcext:value-type="float">
            <text:p>3.550598</text:p>
          </table:table-cell>
          <table:table-cell office:value-type="float" office:value="5.094452" calcext:value-type="float">
            <text:p>5.094452</text:p>
          </table:table-cell>
          <table:table-cell office:value-type="float" office:value="3.602936" calcext:value-type="float">
            <text:p>3.602936</text:p>
          </table:table-cell>
          <table:table-cell office:value-type="float" office:value="3.628754" calcext:value-type="float">
            <text:p>3.628754</text:p>
          </table:table-cell>
          <table:table-cell office:value-type="float" office:value="3.420197" calcext:value-type="float">
            <text:p>3.420197</text:p>
          </table:table-cell>
          <table:table-cell office:value-type="float" office:value="2.634552" calcext:value-type="float">
            <text:p>2.634552</text:p>
          </table:table-cell>
          <table:table-cell office:value-type="float" office:value="2.174652" calcext:value-type="float">
            <text:p>2.174652</text:p>
          </table:table-cell>
          <table:table-cell office:value-type="float" office:value="2.427063" calcext:value-type="float">
            <text:p>2.427063</text:p>
          </table:table-cell>
          <table:table-cell office:value-type="float" office:value="2.227142" calcext:value-type="float">
            <text:p>2.227142</text:p>
          </table:table-cell>
          <table:table-cell office:value-type="float" office:value="2.906769" calcext:value-type="float">
            <text:p>2.906769</text:p>
          </table:table-cell>
          <table:table-cell office:value-type="float" office:value="2.854767" calcext:value-type="float">
            <text:p>2.854767</text:p>
          </table:table-cell>
          <table:table-cell office:value-type="float" office:value="3.555267" calcext:value-type="float">
            <text:p>3.555267</text:p>
          </table:table-cell>
          <table:table-cell office:value-type="float" office:value="3.543884" calcext:value-type="float">
            <text:p>3.543884</text:p>
          </table:table-cell>
          <table:table-cell office:value-type="float" office:value="4.275757" calcext:value-type="float">
            <text:p>4.275757</text:p>
          </table:table-cell>
          <table:table-cell office:value-type="float" office:value="4.246796" calcext:value-type="float">
            <text:p>4.246796</text:p>
          </table:table-cell>
          <table:table-cell office:value-type="float" office:value="4.822662" calcext:value-type="float">
            <text:p>4.822662</text:p>
          </table:table-cell>
          <table:table-cell office:value-type="float" office:value="4.790649" calcext:value-type="float">
            <text:p>4.790649</text:p>
          </table:table-cell>
          <table:table-cell office:value-type="float" office:value="17.70016" calcext:value-type="float">
            <text:p>17.70016</text:p>
          </table:table-cell>
          <table:table-cell office:value-type="float" office:value="-10.47177" calcext:value-type="float">
            <text:p>-10.471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5" calcext:value-type="float">
            <text:p>9032005</text:p>
          </table:table-cell>
          <table:table-cell office:value-type="float" office:value="18.01584" calcext:value-type="float">
            <text:p>18.01584</text:p>
          </table:table-cell>
          <table:table-cell office:value-type="float" office:value="5.36" calcext:value-type="float">
            <text:p>5.36</text:p>
          </table:table-cell>
          <table:table-cell office:value-type="float" office:value="-3.49" calcext:value-type="float">
            <text:p>-3.49</text:p>
          </table:table-cell>
          <table:table-cell office:value-type="float" office:value="0.6756631" calcext:value-type="float">
            <text:p>0.6756631</text:p>
          </table:table-cell>
          <table:table-cell office:value-type="float" office:value="0.4181799" calcext:value-type="float">
            <text:p>0.4181799</text:p>
          </table:table-cell>
          <table:table-cell office:value-type="float" office:value="266.148" calcext:value-type="float">
            <text:p>266.148</text:p>
          </table:table-cell>
          <table:table-cell office:value-type="float" office:value="0" calcext:value-type="float">
            <text:p>0</text:p>
          </table:table-cell>
          <table:table-cell office:value-type="float" office:value="24.08267" calcext:value-type="float">
            <text:p>24.08267</text:p>
          </table:table-cell>
          <table:table-cell office:value-type="float" office:value="-3.630554" calcext:value-type="float">
            <text:p>-3.630554</text:p>
          </table:table-cell>
          <table:table-cell office:value-type="float" office:value="14.11087" calcext:value-type="float">
            <text:p>14.11087</text:p>
          </table:table-cell>
          <table:table-cell office:value-type="float" office:value="-0.2588806" calcext:value-type="float">
            <text:p>-0.2588806</text:p>
          </table:table-cell>
          <table:table-cell office:value-type="float" office:value="10.22232" calcext:value-type="float">
            <text:p>10.22232</text:p>
          </table:table-cell>
          <table:table-cell office:value-type="float" office:value="0.8718872" calcext:value-type="float">
            <text:p>0.8718872</text:p>
          </table:table-cell>
          <table:table-cell office:value-type="float" office:value="7.619049" calcext:value-type="float">
            <text:p>7.619049</text:p>
          </table:table-cell>
          <table:table-cell office:value-type="float" office:value="1.807739" calcext:value-type="float">
            <text:p>1.807739</text:p>
          </table:table-cell>
          <table:table-cell office:value-type="float" office:value="6.206635" calcext:value-type="float">
            <text:p>6.206635</text:p>
          </table:table-cell>
          <table:table-cell office:value-type="float" office:value="2.348297" calcext:value-type="float">
            <text:p>2.348297</text:p>
          </table:table-cell>
          <table:table-cell office:value-type="float" office:value="5.002594" calcext:value-type="float">
            <text:p>5.002594</text:p>
          </table:table-cell>
          <table:table-cell office:value-type="float" office:value="2.868195" calcext:value-type="float">
            <text:p>2.868195</text:p>
          </table:table-cell>
          <table:table-cell office:value-type="float" office:value="4.291901" calcext:value-type="float">
            <text:p>4.291901</text:p>
          </table:table-cell>
          <table:table-cell office:value-type="float" office:value="3.088989" calcext:value-type="float">
            <text:p>3.088989</text:p>
          </table:table-cell>
          <table:table-cell office:value-type="float" office:value="3.419342" calcext:value-type="float">
            <text:p>3.419342</text:p>
          </table:table-cell>
          <table:table-cell office:value-type="float" office:value="3.205353" calcext:value-type="float">
            <text:p>3.205353</text:p>
          </table:table-cell>
          <table:table-cell office:value-type="float" office:value="2.819458" calcext:value-type="float">
            <text:p>2.819458</text:p>
          </table:table-cell>
          <table:table-cell office:value-type="float" office:value="2.637573" calcext:value-type="float">
            <text:p>2.637573</text:p>
          </table:table-cell>
          <table:table-cell office:value-type="float" office:value="2.618256" calcext:value-type="float">
            <text:p>2.618256</text:p>
          </table:table-cell>
          <table:table-cell office:value-type="float" office:value="2.42923" calcext:value-type="float">
            <text:p>2.42923</text:p>
          </table:table-cell>
          <table:table-cell office:value-type="float" office:value="2.986389" calcext:value-type="float">
            <text:p>2.986389</text:p>
          </table:table-cell>
          <table:table-cell office:value-type="float" office:value="2.907501" calcext:value-type="float">
            <text:p>2.907501</text:p>
          </table:table-cell>
          <table:table-cell office:value-type="float" office:value="3.547638" calcext:value-type="float">
            <text:p>3.547638</text:p>
          </table:table-cell>
          <table:table-cell office:value-type="float" office:value="3.543274" calcext:value-type="float">
            <text:p>3.543274</text:p>
          </table:table-cell>
          <table:table-cell office:value-type="float" office:value="4.246521" calcext:value-type="float">
            <text:p>4.246521</text:p>
          </table:table-cell>
          <table:table-cell office:value-type="float" office:value="4.222443" calcext:value-type="float">
            <text:p>4.222443</text:p>
          </table:table-cell>
          <table:table-cell office:value-type="float" office:value="4.790314" calcext:value-type="float">
            <text:p>4.790314</text:p>
          </table:table-cell>
          <table:table-cell office:value-type="float" office:value="4.76062" calcext:value-type="float">
            <text:p>4.76062</text:p>
          </table:table-cell>
          <table:table-cell office:value-type="float" office:value="28.18506" calcext:value-type="float">
            <text:p>28.18506</text:p>
          </table:table-cell>
          <table:table-cell office:value-type="float" office:value="-6.906067" calcext:value-type="float">
            <text:p>-6.9060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5" calcext:value-type="float">
            <text:p>10032005</text:p>
          </table:table-cell>
          <table:table-cell office:value-type="float" office:value="15.35268" calcext:value-type="float">
            <text:p>15.35268</text:p>
          </table:table-cell>
          <table:table-cell office:value-type="float" office:value="12.53" calcext:value-type="float">
            <text:p>12.53</text:p>
          </table:table-cell>
          <table:table-cell office:value-type="float" office:value="-1.8" calcext:value-type="float">
            <text:p>-1.8</text:p>
          </table:table-cell>
          <table:table-cell office:value-type="float" office:value="0.805902" calcext:value-type="float">
            <text:p>0.805902</text:p>
          </table:table-cell>
          <table:table-cell office:value-type="float" office:value="0.4732899" calcext:value-type="float">
            <text:p>0.4732899</text:p>
          </table:table-cell>
          <table:table-cell office:value-type="float" office:value="770.868" calcext:value-type="float">
            <text:p>770.868</text:p>
          </table:table-cell>
          <table:table-cell office:value-type="float" office:value="0" calcext:value-type="float">
            <text:p>0</text:p>
          </table:table-cell>
          <table:table-cell office:value-type="float" office:value="27.10999" calcext:value-type="float">
            <text:p>27.10999</text:p>
          </table:table-cell>
          <table:table-cell office:value-type="float" office:value="-0.04724121" calcext:value-type="float">
            <text:p>-0.04724121</text:p>
          </table:table-cell>
          <table:table-cell office:value-type="float" office:value="17.00842" calcext:value-type="float">
            <text:p>17.00842</text:p>
          </table:table-cell>
          <table:table-cell office:value-type="float" office:value="3.414764" calcext:value-type="float">
            <text:p>3.414764</text:p>
          </table:table-cell>
          <table:table-cell office:value-type="float" office:value="13.15451" calcext:value-type="float">
            <text:p>13.15451</text:p>
          </table:table-cell>
          <table:table-cell office:value-type="float" office:value="3.871094" calcext:value-type="float">
            <text:p>3.871094</text:p>
          </table:table-cell>
          <table:table-cell office:value-type="float" office:value="10.16296" calcext:value-type="float">
            <text:p>10.16296</text:p>
          </table:table-cell>
          <table:table-cell office:value-type="float" office:value="4.162201" calcext:value-type="float">
            <text:p>4.162201</text:p>
          </table:table-cell>
          <table:table-cell office:value-type="float" office:value="8.380219" calcext:value-type="float">
            <text:p>8.380219</text:p>
          </table:table-cell>
          <table:table-cell office:value-type="float" office:value="4.267273" calcext:value-type="float">
            <text:p>4.267273</text:p>
          </table:table-cell>
          <table:table-cell office:value-type="float" office:value="6.712799" calcext:value-type="float">
            <text:p>6.712799</text:p>
          </table:table-cell>
          <table:table-cell office:value-type="float" office:value="4.278412" calcext:value-type="float">
            <text:p>4.278412</text:p>
          </table:table-cell>
          <table:table-cell office:value-type="float" office:value="5.57486" calcext:value-type="float">
            <text:p>5.57486</text:p>
          </table:table-cell>
          <table:table-cell office:value-type="float" office:value="4.041534" calcext:value-type="float">
            <text:p>4.041534</text:p>
          </table:table-cell>
          <table:table-cell office:value-type="float" office:value="3.982941" calcext:value-type="float">
            <text:p>3.982941</text:p>
          </table:table-cell>
          <table:table-cell office:value-type="float" office:value="3.35965" calcext:value-type="float">
            <text:p>3.35965</text:p>
          </table:table-cell>
          <table:table-cell office:value-type="float" office:value="3.050629" calcext:value-type="float">
            <text:p>3.050629</text:p>
          </table:table-cell>
          <table:table-cell office:value-type="float" office:value="2.821228" calcext:value-type="float">
            <text:p>2.821228</text:p>
          </table:table-cell>
          <table:table-cell office:value-type="float" office:value="2.783936" calcext:value-type="float">
            <text:p>2.783936</text:p>
          </table:table-cell>
          <table:table-cell office:value-type="float" office:value="2.620056" calcext:value-type="float">
            <text:p>2.620056</text:p>
          </table:table-cell>
          <table:table-cell office:value-type="float" office:value="3.073547" calcext:value-type="float">
            <text:p>3.073547</text:p>
          </table:table-cell>
          <table:table-cell office:value-type="float" office:value="2.987274" calcext:value-type="float">
            <text:p>2.987274</text:p>
          </table:table-cell>
          <table:table-cell office:value-type="float" office:value="3.564667" calcext:value-type="float">
            <text:p>3.564667</text:p>
          </table:table-cell>
          <table:table-cell office:value-type="float" office:value="3.54776" calcext:value-type="float">
            <text:p>3.54776</text:p>
          </table:table-cell>
          <table:table-cell office:value-type="float" office:value="4.22226" calcext:value-type="float">
            <text:p>4.22226</text:p>
          </table:table-cell>
          <table:table-cell office:value-type="float" office:value="4.204376" calcext:value-type="float">
            <text:p>4.204376</text:p>
          </table:table-cell>
          <table:table-cell office:value-type="float" office:value="4.760315" calcext:value-type="float">
            <text:p>4.760315</text:p>
          </table:table-cell>
          <table:table-cell office:value-type="float" office:value="4.733582" calcext:value-type="float">
            <text:p>4.733582</text:p>
          </table:table-cell>
          <table:table-cell office:value-type="float" office:value="39.13614" calcext:value-type="float">
            <text:p>39.13614</text:p>
          </table:table-cell>
          <table:table-cell office:value-type="float" office:value="-4.973999" calcext:value-type="float">
            <text:p>-4.9739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5" calcext:value-type="float">
            <text:p>11032005</text:p>
          </table:table-cell>
          <table:table-cell office:value-type="float" office:value="12.33478" calcext:value-type="float">
            <text:p>12.33478</text:p>
          </table:table-cell>
          <table:table-cell office:value-type="float" office:value="16.101" calcext:value-type="float">
            <text:p>16.101</text:p>
          </table:table-cell>
          <table:table-cell office:value-type="float" office:value="-4.68" calcext:value-type="float">
            <text:p>-4.68</text:p>
          </table:table-cell>
          <table:table-cell office:value-type="float" office:value="0.7575518" calcext:value-type="float">
            <text:p>0.7575518</text:p>
          </table:table-cell>
          <table:table-cell office:value-type="float" office:value="0.3829128" calcext:value-type="float">
            <text:p>0.3829128</text:p>
          </table:table-cell>
          <table:table-cell office:value-type="float" office:value="388.512" calcext:value-type="float">
            <text:p>388.512</text:p>
          </table:table-cell>
          <table:table-cell office:value-type="float" office:value="0" calcext:value-type="float">
            <text:p>0</text:p>
          </table:table-cell>
          <table:table-cell office:value-type="float" office:value="24.22501" calcext:value-type="float">
            <text:p>24.22501</text:p>
          </table:table-cell>
          <table:table-cell office:value-type="float" office:value="-3.467773" calcext:value-type="float">
            <text:p>-3.467773</text:p>
          </table:table-cell>
          <table:table-cell office:value-type="float" office:value="14.92374" calcext:value-type="float">
            <text:p>14.92374</text:p>
          </table:table-cell>
          <table:table-cell office:value-type="float" office:value="0.3747253" calcext:value-type="float">
            <text:p>0.3747253</text:p>
          </table:table-cell>
          <table:table-cell office:value-type="float" office:value="11.51794" calcext:value-type="float">
            <text:p>11.51794</text:p>
          </table:table-cell>
          <table:table-cell office:value-type="float" office:value="2.274933" calcext:value-type="float">
            <text:p>2.274933</text:p>
          </table:table-cell>
          <table:table-cell office:value-type="float" office:value="9.210022" calcext:value-type="float">
            <text:p>9.210022</text:p>
          </table:table-cell>
          <table:table-cell office:value-type="float" office:value="3.672333" calcext:value-type="float">
            <text:p>3.672333</text:p>
          </table:table-cell>
          <table:table-cell office:value-type="float" office:value="7.880157" calcext:value-type="float">
            <text:p>7.880157</text:p>
          </table:table-cell>
          <table:table-cell office:value-type="float" office:value="4.315948" calcext:value-type="float">
            <text:p>4.315948</text:p>
          </table:table-cell>
          <table:table-cell office:value-type="float" office:value="6.652039" calcext:value-type="float">
            <text:p>6.652039</text:p>
          </table:table-cell>
          <table:table-cell office:value-type="float" office:value="4.764801" calcext:value-type="float">
            <text:p>4.764801</text:p>
          </table:table-cell>
          <table:table-cell office:value-type="float" office:value="5.70636" calcext:value-type="float">
            <text:p>5.70636</text:p>
          </table:table-cell>
          <table:table-cell office:value-type="float" office:value="4.651917" calcext:value-type="float">
            <text:p>4.651917</text:p>
          </table:table-cell>
          <table:table-cell office:value-type="float" office:value="4.415771" calcext:value-type="float">
            <text:p>4.415771</text:p>
          </table:table-cell>
          <table:table-cell office:value-type="float" office:value="3.995636" calcext:value-type="float">
            <text:p>3.995636</text:p>
          </table:table-cell>
          <table:table-cell office:value-type="float" office:value="3.386932" calcext:value-type="float">
            <text:p>3.386932</text:p>
          </table:table-cell>
          <table:table-cell office:value-type="float" office:value="3.054077" calcext:value-type="float">
            <text:p>3.054077</text:p>
          </table:table-cell>
          <table:table-cell office:value-type="float" office:value="2.962738" calcext:value-type="float">
            <text:p>2.962738</text:p>
          </table:table-cell>
          <table:table-cell office:value-type="float" office:value="2.785645" calcext:value-type="float">
            <text:p>2.785645</text:p>
          </table:table-cell>
          <table:table-cell office:value-type="float" office:value="3.166443" calcext:value-type="float">
            <text:p>3.166443</text:p>
          </table:table-cell>
          <table:table-cell office:value-type="float" office:value="3.074493" calcext:value-type="float">
            <text:p>3.074493</text:p>
          </table:table-cell>
          <table:table-cell office:value-type="float" office:value="3.591919" calcext:value-type="float">
            <text:p>3.591919</text:p>
          </table:table-cell>
          <table:table-cell office:value-type="float" office:value="3.564911" calcext:value-type="float">
            <text:p>3.564911</text:p>
          </table:table-cell>
          <table:table-cell office:value-type="float" office:value="4.204224" calcext:value-type="float">
            <text:p>4.204224</text:p>
          </table:table-cell>
          <table:table-cell office:value-type="float" office:value="4.192963" calcext:value-type="float">
            <text:p>4.192963</text:p>
          </table:table-cell>
          <table:table-cell office:value-type="float" office:value="4.733337" calcext:value-type="float">
            <text:p>4.733337</text:p>
          </table:table-cell>
          <table:table-cell office:value-type="float" office:value="4.709747" calcext:value-type="float">
            <text:p>4.709747</text:p>
          </table:table-cell>
          <table:table-cell office:value-type="float" office:value="32.79321" calcext:value-type="float">
            <text:p>32.79321</text:p>
          </table:table-cell>
          <table:table-cell office:value-type="float" office:value="-7.873383" calcext:value-type="float">
            <text:p>-7.8733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5" calcext:value-type="float">
            <text:p>12032005</text:p>
          </table:table-cell>
          <table:table-cell office:value-type="float" office:value="7.236721" calcext:value-type="float">
            <text:p>7.236721</text:p>
          </table:table-cell>
          <table:table-cell office:value-type="float" office:value="4.88" calcext:value-type="float">
            <text:p>4.88</text:p>
          </table:table-cell>
          <table:table-cell office:value-type="float" office:value="-5.91" calcext:value-type="float">
            <text:p>-5.91</text:p>
          </table:table-cell>
          <table:table-cell office:value-type="float" office:value="0.6968619" calcext:value-type="float">
            <text:p>0.6968619</text:p>
          </table:table-cell>
          <table:table-cell office:value-type="float" office:value="0.3492945" calcext:value-type="float">
            <text:p>0.3492945</text:p>
          </table:table-cell>
          <table:table-cell office:value-type="float" office:value="364.392" calcext:value-type="float">
            <text:p>364.392</text:p>
          </table:table-cell>
          <table:table-cell office:value-type="float" office:value="0" calcext:value-type="float">
            <text:p>0</text:p>
          </table:table-cell>
          <table:table-cell office:value-type="float" office:value="12.11481" calcext:value-type="float">
            <text:p>12.11481</text:p>
          </table:table-cell>
          <table:table-cell office:value-type="float" office:value="-4.062561" calcext:value-type="float">
            <text:p>-4.062561</text:p>
          </table:table-cell>
          <table:table-cell office:value-type="float" office:value="8.392639" calcext:value-type="float">
            <text:p>8.392639</text:p>
          </table:table-cell>
          <table:table-cell office:value-type="float" office:value="0.8261108" calcext:value-type="float">
            <text:p>0.8261108</text:p>
          </table:table-cell>
          <table:table-cell office:value-type="float" office:value="7.600708" calcext:value-type="float">
            <text:p>7.600708</text:p>
          </table:table-cell>
          <table:table-cell office:value-type="float" office:value="3.197693" calcext:value-type="float">
            <text:p>3.197693</text:p>
          </table:table-cell>
          <table:table-cell office:value-type="float" office:value="7.749481" calcext:value-type="float">
            <text:p>7.749481</text:p>
          </table:table-cell>
          <table:table-cell office:value-type="float" office:value="4.595215" calcext:value-type="float">
            <text:p>4.595215</text:p>
          </table:table-cell>
          <table:table-cell office:value-type="float" office:value="7.360535" calcext:value-type="float">
            <text:p>7.360535</text:p>
          </table:table-cell>
          <table:table-cell office:value-type="float" office:value="5.077545" calcext:value-type="float">
            <text:p>5.077545</text:p>
          </table:table-cell>
          <table:table-cell office:value-type="float" office:value="6.645874" calcext:value-type="float">
            <text:p>6.645874</text:p>
          </table:table-cell>
          <table:table-cell office:value-type="float" office:value="5.344788" calcext:value-type="float">
            <text:p>5.344788</text:p>
          </table:table-cell>
          <table:table-cell office:value-type="float" office:value="5.765015" calcext:value-type="float">
            <text:p>5.765015</text:p>
          </table:table-cell>
          <table:table-cell office:value-type="float" office:value="5.125549" calcext:value-type="float">
            <text:p>5.125549</text:p>
          </table:table-cell>
          <table:table-cell office:value-type="float" office:value="4.649536" calcext:value-type="float">
            <text:p>4.649536</text:p>
          </table:table-cell>
          <table:table-cell office:value-type="float" office:value="4.424347" calcext:value-type="float">
            <text:p>4.424347</text:p>
          </table:table-cell>
          <table:table-cell office:value-type="float" office:value="3.696594" calcext:value-type="float">
            <text:p>3.696594</text:p>
          </table:table-cell>
          <table:table-cell office:value-type="float" office:value="3.39032" calcext:value-type="float">
            <text:p>3.39032</text:p>
          </table:table-cell>
          <table:table-cell office:value-type="float" office:value="3.154968" calcext:value-type="float">
            <text:p>3.154968</text:p>
          </table:table-cell>
          <table:table-cell office:value-type="float" office:value="2.964661" calcext:value-type="float">
            <text:p>2.964661</text:p>
          </table:table-cell>
          <table:table-cell office:value-type="float" office:value="3.269562" calcext:value-type="float">
            <text:p>3.269562</text:p>
          </table:table-cell>
          <table:table-cell office:value-type="float" office:value="3.16748" calcext:value-type="float">
            <text:p>3.16748</text:p>
          </table:table-cell>
          <table:table-cell office:value-type="float" office:value="3.628265" calcext:value-type="float">
            <text:p>3.628265</text:p>
          </table:table-cell>
          <table:table-cell office:value-type="float" office:value="3.592255" calcext:value-type="float">
            <text:p>3.592255</text:p>
          </table:table-cell>
          <table:table-cell office:value-type="float" office:value="4.192902" calcext:value-type="float">
            <text:p>4.192902</text:p>
          </table:table-cell>
          <table:table-cell office:value-type="float" office:value="4.188049" calcext:value-type="float">
            <text:p>4.188049</text:p>
          </table:table-cell>
          <table:table-cell office:value-type="float" office:value="4.709503" calcext:value-type="float">
            <text:p>4.709503</text:p>
          </table:table-cell>
          <table:table-cell office:value-type="float" office:value="4.689911" calcext:value-type="float">
            <text:p>4.689911</text:p>
          </table:table-cell>
          <table:table-cell office:value-type="float" office:value="15.65991" calcext:value-type="float">
            <text:p>15.65991</text:p>
          </table:table-cell>
          <table:table-cell office:value-type="float" office:value="-9.067017" calcext:value-type="float">
            <text:p>-9.0670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5" calcext:value-type="float">
            <text:p>13032005</text:p>
          </table:table-cell>
          <table:table-cell office:value-type="float" office:value="14.61874" calcext:value-type="float">
            <text:p>14.61874</text:p>
          </table:table-cell>
          <table:table-cell office:value-type="float" office:value="7.84" calcext:value-type="float">
            <text:p>7.84</text:p>
          </table:table-cell>
          <table:table-cell office:value-type="float" office:value="-9.51" calcext:value-type="float">
            <text:p>-9.51</text:p>
          </table:table-cell>
          <table:table-cell office:value-type="float" office:value="0.7197437" calcext:value-type="float">
            <text:p>0.7197437</text:p>
          </table:table-cell>
          <table:table-cell office:value-type="float" office:value="0.2656123" calcext:value-type="float">
            <text:p>0.2656123</text:p>
          </table:table-cell>
          <table:table-cell office:value-type="float" office:value="236.664" calcext:value-type="float">
            <text:p>236.664</text:p>
          </table:table-cell>
          <table:table-cell office:value-type="float" office:value="0" calcext:value-type="float">
            <text:p>0</text:p>
          </table:table-cell>
          <table:table-cell office:value-type="float" office:value="21.2619" calcext:value-type="float">
            <text:p>21.2619</text:p>
          </table:table-cell>
          <table:table-cell office:value-type="float" office:value="-6.694153" calcext:value-type="float">
            <text:p>-6.694153</text:p>
          </table:table-cell>
          <table:table-cell office:value-type="float" office:value="10.79953" calcext:value-type="float">
            <text:p>10.79953</text:p>
          </table:table-cell>
          <table:table-cell office:value-type="float" office:value="-0.5828247" calcext:value-type="float">
            <text:p>-0.5828247</text:p>
          </table:table-cell>
          <table:table-cell office:value-type="float" office:value="8.232788" calcext:value-type="float">
            <text:p>8.232788</text:p>
          </table:table-cell>
          <table:table-cell office:value-type="float" office:value="0.8720093" calcext:value-type="float">
            <text:p>0.8720093</text:p>
          </table:table-cell>
          <table:table-cell office:value-type="float" office:value="6.521729" calcext:value-type="float">
            <text:p>6.521729</text:p>
          </table:table-cell>
          <table:table-cell office:value-type="float" office:value="2.170349" calcext:value-type="float">
            <text:p>2.170349</text:p>
          </table:table-cell>
          <table:table-cell office:value-type="float" office:value="5.644867" calcext:value-type="float">
            <text:p>5.644867</text:p>
          </table:table-cell>
          <table:table-cell office:value-type="float" office:value="2.896545" calcext:value-type="float">
            <text:p>2.896545</text:p>
          </table:table-cell>
          <table:table-cell office:value-type="float" office:value="5.345856" calcext:value-type="float">
            <text:p>5.345856</text:p>
          </table:table-cell>
          <table:table-cell office:value-type="float" office:value="3.571777" calcext:value-type="float">
            <text:p>3.571777</text:p>
          </table:table-cell>
          <table:table-cell office:value-type="float" office:value="5.171783" calcext:value-type="float">
            <text:p>5.171783</text:p>
          </table:table-cell>
          <table:table-cell office:value-type="float" office:value="3.957275" calcext:value-type="float">
            <text:p>3.957275</text:p>
          </table:table-cell>
          <table:table-cell office:value-type="float" office:value="4.644379" calcext:value-type="float">
            <text:p>4.644379</text:p>
          </table:table-cell>
          <table:table-cell office:value-type="float" office:value="4.237183" calcext:value-type="float">
            <text:p>4.237183</text:p>
          </table:table-cell>
          <table:table-cell office:value-type="float" office:value="3.81131" calcext:value-type="float">
            <text:p>3.81131</text:p>
          </table:table-cell>
          <table:table-cell office:value-type="float" office:value="3.699097" calcext:value-type="float">
            <text:p>3.699097</text:p>
          </table:table-cell>
          <table:table-cell office:value-type="float" office:value="3.332458" calcext:value-type="float">
            <text:p>3.332458</text:p>
          </table:table-cell>
          <table:table-cell office:value-type="float" office:value="3.156982" calcext:value-type="float">
            <text:p>3.156982</text:p>
          </table:table-cell>
          <table:table-cell office:value-type="float" office:value="3.37912" calcext:value-type="float">
            <text:p>3.37912</text:p>
          </table:table-cell>
          <table:table-cell office:value-type="float" office:value="3.270691" calcext:value-type="float">
            <text:p>3.270691</text:p>
          </table:table-cell>
          <table:table-cell office:value-type="float" office:value="3.67337" calcext:value-type="float">
            <text:p>3.67337</text:p>
          </table:table-cell>
          <table:table-cell office:value-type="float" office:value="3.628723" calcext:value-type="float">
            <text:p>3.628723</text:p>
          </table:table-cell>
          <table:table-cell office:value-type="float" office:value="4.189819" calcext:value-type="float">
            <text:p>4.189819</text:p>
          </table:table-cell>
          <table:table-cell office:value-type="float" office:value="4.187958" calcext:value-type="float">
            <text:p>4.187958</text:p>
          </table:table-cell>
          <table:table-cell office:value-type="float" office:value="4.689697" calcext:value-type="float">
            <text:p>4.689697</text:p>
          </table:table-cell>
          <table:table-cell office:value-type="float" office:value="4.675293" calcext:value-type="float">
            <text:p>4.675293</text:p>
          </table:table-cell>
          <table:table-cell office:value-type="float" office:value="28.51758" calcext:value-type="float">
            <text:p>28.51758</text:p>
          </table:table-cell>
          <table:table-cell office:value-type="float" office:value="-11.94461" calcext:value-type="float">
            <text:p>-11.944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5" calcext:value-type="float">
            <text:p>14032005</text:p>
          </table:table-cell>
          <table:table-cell office:value-type="float" office:value="13.20435" calcext:value-type="float">
            <text:p>13.20435</text:p>
          </table:table-cell>
          <table:table-cell office:value-type="float" office:value="4.59" calcext:value-type="float">
            <text:p>4.59</text:p>
          </table:table-cell>
          <table:table-cell office:value-type="float" office:value="-9.32" calcext:value-type="float">
            <text:p>-9.32</text:p>
          </table:table-cell>
          <table:table-cell office:value-type="float" office:value="0.6438943" calcext:value-type="float">
            <text:p>0.6438943</text:p>
          </table:table-cell>
          <table:table-cell office:value-type="float" office:value="0.2695302" calcext:value-type="float">
            <text:p>0.2695302</text:p>
          </table:table-cell>
          <table:table-cell office:value-type="float" office:value="172.476" calcext:value-type="float">
            <text:p>172.476</text:p>
          </table:table-cell>
          <table:table-cell office:value-type="float" office:value="0" calcext:value-type="float">
            <text:p>0</text:p>
          </table:table-cell>
          <table:table-cell office:value-type="float" office:value="19.40445" calcext:value-type="float">
            <text:p>19.40445</text:p>
          </table:table-cell>
          <table:table-cell office:value-type="float" office:value="-6.615356" calcext:value-type="float">
            <text:p>-6.615356</text:p>
          </table:table-cell>
          <table:table-cell office:value-type="float" office:value="9.981537" calcext:value-type="float">
            <text:p>9.981537</text:p>
          </table:table-cell>
          <table:table-cell office:value-type="float" office:value="-0.5620422" calcext:value-type="float">
            <text:p>-0.5620422</text:p>
          </table:table-cell>
          <table:table-cell office:value-type="float" office:value="7.38797" calcext:value-type="float">
            <text:p>7.38797</text:p>
          </table:table-cell>
          <table:table-cell office:value-type="float" office:value="0.7724609" calcext:value-type="float">
            <text:p>0.7724609</text:p>
          </table:table-cell>
          <table:table-cell office:value-type="float" office:value="5.799042" calcext:value-type="float">
            <text:p>5.799042</text:p>
          </table:table-cell>
          <table:table-cell office:value-type="float" office:value="1.92514" calcext:value-type="float">
            <text:p>1.92514</text:p>
          </table:table-cell>
          <table:table-cell office:value-type="float" office:value="5.023865" calcext:value-type="float">
            <text:p>5.023865</text:p>
          </table:table-cell>
          <table:table-cell office:value-type="float" office:value="2.585419" calcext:value-type="float">
            <text:p>2.585419</text:p>
          </table:table-cell>
          <table:table-cell office:value-type="float" office:value="4.785828" calcext:value-type="float">
            <text:p>4.785828</text:p>
          </table:table-cell>
          <table:table-cell office:value-type="float" office:value="3.205078" calcext:value-type="float">
            <text:p>3.205078</text:p>
          </table:table-cell>
          <table:table-cell office:value-type="float" office:value="4.598999" calcext:value-type="float">
            <text:p>4.598999</text:p>
          </table:table-cell>
          <table:table-cell office:value-type="float" office:value="3.594513" calcext:value-type="float">
            <text:p>3.594513</text:p>
          </table:table-cell>
          <table:table-cell office:value-type="float" office:value="4.257782" calcext:value-type="float">
            <text:p>4.257782</text:p>
          </table:table-cell>
          <table:table-cell office:value-type="float" office:value="3.953888" calcext:value-type="float">
            <text:p>3.953888</text:p>
          </table:table-cell>
          <table:table-cell office:value-type="float" office:value="3.824036" calcext:value-type="float">
            <text:p>3.824036</text:p>
          </table:table-cell>
          <table:table-cell office:value-type="float" office:value="3.799133" calcext:value-type="float">
            <text:p>3.799133</text:p>
          </table:table-cell>
          <table:table-cell office:value-type="float" office:value="3.462158" calcext:value-type="float">
            <text:p>3.462158</text:p>
          </table:table-cell>
          <table:table-cell office:value-type="float" office:value="3.334045" calcext:value-type="float">
            <text:p>3.334045</text:p>
          </table:table-cell>
          <table:table-cell office:value-type="float" office:value="3.483002" calcext:value-type="float">
            <text:p>3.483002</text:p>
          </table:table-cell>
          <table:table-cell office:value-type="float" office:value="3.380249" calcext:value-type="float">
            <text:p>3.380249</text:p>
          </table:table-cell>
          <table:table-cell office:value-type="float" office:value="3.724304" calcext:value-type="float">
            <text:p>3.724304</text:p>
          </table:table-cell>
          <table:table-cell office:value-type="float" office:value="3.67392" calcext:value-type="float">
            <text:p>3.67392</text:p>
          </table:table-cell>
          <table:table-cell office:value-type="float" office:value="4.197784" calcext:value-type="float">
            <text:p>4.197784</text:p>
          </table:table-cell>
          <table:table-cell office:value-type="float" office:value="4.18985" calcext:value-type="float">
            <text:p>4.18985</text:p>
          </table:table-cell>
          <table:table-cell office:value-type="float" office:value="4.675171" calcext:value-type="float">
            <text:p>4.675171</text:p>
          </table:table-cell>
          <table:table-cell office:value-type="float" office:value="4.665619" calcext:value-type="float">
            <text:p>4.665619</text:p>
          </table:table-cell>
          <table:table-cell office:value-type="float" office:value="24.42838" calcext:value-type="float">
            <text:p>24.42838</text:p>
          </table:table-cell>
          <table:table-cell office:value-type="float" office:value="-11.81955" calcext:value-type="float">
            <text:p>-11.819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5" calcext:value-type="float">
            <text:p>15032005</text:p>
          </table:table-cell>
          <table:table-cell office:value-type="float" office:value="16.33869" calcext:value-type="float">
            <text:p>16.33869</text:p>
          </table:table-cell>
          <table:table-cell office:value-type="float" office:value="10.64" calcext:value-type="float">
            <text:p>10.64</text:p>
          </table:table-cell>
          <table:table-cell office:value-type="float" office:value="-9.39" calcext:value-type="float">
            <text:p>-9.39</text:p>
          </table:table-cell>
          <table:table-cell office:value-type="float" office:value="0.7025241" calcext:value-type="float">
            <text:p>0.7025241</text:p>
          </table:table-cell>
          <table:table-cell office:value-type="float" office:value="0.2680807" calcext:value-type="float">
            <text:p>0.2680807</text:p>
          </table:table-cell>
          <table:table-cell office:value-type="float" office:value="225.9" calcext:value-type="float">
            <text:p>225.9</text:p>
          </table:table-cell>
          <table:table-cell office:value-type="float" office:value="0" calcext:value-type="float">
            <text:p>0</text:p>
          </table:table-cell>
          <table:table-cell office:value-type="float" office:value="27.23489" calcext:value-type="float">
            <text:p>27.23489</text:p>
          </table:table-cell>
          <table:table-cell office:value-type="float" office:value="-6.719055" calcext:value-type="float">
            <text:p>-6.719055</text:p>
          </table:table-cell>
          <table:table-cell office:value-type="float" office:value="14.02621" calcext:value-type="float">
            <text:p>14.02621</text:p>
          </table:table-cell>
          <table:table-cell office:value-type="float" office:value="-0.6209412" calcext:value-type="float">
            <text:p>-0.6209412</text:p>
          </table:table-cell>
          <table:table-cell office:value-type="float" office:value="10.23453" calcext:value-type="float">
            <text:p>10.23453</text:p>
          </table:table-cell>
          <table:table-cell office:value-type="float" office:value="0.637146" calcext:value-type="float">
            <text:p>0.637146</text:p>
          </table:table-cell>
          <table:table-cell office:value-type="float" office:value="7.805542" calcext:value-type="float">
            <text:p>7.805542</text:p>
          </table:table-cell>
          <table:table-cell office:value-type="float" office:value="1.744415" calcext:value-type="float">
            <text:p>1.744415</text:p>
          </table:table-cell>
          <table:table-cell office:value-type="float" office:value="6.475708" calcext:value-type="float">
            <text:p>6.475708</text:p>
          </table:table-cell>
          <table:table-cell office:value-type="float" office:value="2.409485" calcext:value-type="float">
            <text:p>2.409485</text:p>
          </table:table-cell>
          <table:table-cell office:value-type="float" office:value="5.370605" calcext:value-type="float">
            <text:p>5.370605</text:p>
          </table:table-cell>
          <table:table-cell office:value-type="float" office:value="3.034882" calcext:value-type="float">
            <text:p>3.034882</text:p>
          </table:table-cell>
          <table:table-cell office:value-type="float" office:value="4.723083" calcext:value-type="float">
            <text:p>4.723083</text:p>
          </table:table-cell>
          <table:table-cell office:value-type="float" office:value="3.4151" calcext:value-type="float">
            <text:p>3.4151</text:p>
          </table:table-cell>
          <table:table-cell office:value-type="float" office:value="3.97879" calcext:value-type="float">
            <text:p>3.97879</text:p>
          </table:table-cell>
          <table:table-cell office:value-type="float" office:value="3.789429" calcext:value-type="float">
            <text:p>3.789429</text:p>
          </table:table-cell>
          <table:table-cell office:value-type="float" office:value="3.798706" calcext:value-type="float">
            <text:p>3.798706</text:p>
          </table:table-cell>
          <table:table-cell office:value-type="float" office:value="3.754852" calcext:value-type="float">
            <text:p>3.754852</text:p>
          </table:table-cell>
          <table:table-cell office:value-type="float" office:value="3.547241" calcext:value-type="float">
            <text:p>3.547241</text:p>
          </table:table-cell>
          <table:table-cell office:value-type="float" office:value="3.463287" calcext:value-type="float">
            <text:p>3.463287</text:p>
          </table:table-cell>
          <table:table-cell office:value-type="float" office:value="3.571655" calcext:value-type="float">
            <text:p>3.571655</text:p>
          </table:table-cell>
          <table:table-cell office:value-type="float" office:value="3.483978" calcext:value-type="float">
            <text:p>3.483978</text:p>
          </table:table-cell>
          <table:table-cell office:value-type="float" office:value="3.777496" calcext:value-type="float">
            <text:p>3.777496</text:p>
          </table:table-cell>
          <table:table-cell office:value-type="float" office:value="3.724823" calcext:value-type="float">
            <text:p>3.724823</text:p>
          </table:table-cell>
          <table:table-cell office:value-type="float" office:value="4.211151" calcext:value-type="float">
            <text:p>4.211151</text:p>
          </table:table-cell>
          <table:table-cell office:value-type="float" office:value="4.197876" calcext:value-type="float">
            <text:p>4.197876</text:p>
          </table:table-cell>
          <table:table-cell office:value-type="float" office:value="4.665558" calcext:value-type="float">
            <text:p>4.665558</text:p>
          </table:table-cell>
          <table:table-cell office:value-type="float" office:value="4.661255" calcext:value-type="float">
            <text:p>4.661255</text:p>
          </table:table-cell>
          <table:table-cell office:value-type="float" office:value="37.36423" calcext:value-type="float">
            <text:p>37.36423</text:p>
          </table:table-cell>
          <table:table-cell office:value-type="float" office:value="-11.61572" calcext:value-type="float">
            <text:p>-11.615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5" calcext:value-type="float">
            <text:p>16032005</text:p>
          </table:table-cell>
          <table:table-cell office:value-type="float" office:value="18.92895" calcext:value-type="float">
            <text:p>18.92895</text:p>
          </table:table-cell>
          <table:table-cell office:value-type="float" office:value="14.99" calcext:value-type="float">
            <text:p>14.99</text:p>
          </table:table-cell>
          <table:table-cell office:value-type="float" office:value="-3.18" calcext:value-type="float">
            <text:p>-3.18</text:p>
          </table:table-cell>
          <table:table-cell office:value-type="float" office:value="0.7264891" calcext:value-type="float">
            <text:p>0.7264891</text:p>
          </table:table-cell>
          <table:table-cell office:value-type="float" office:value="0.4278342" calcext:value-type="float">
            <text:p>0.4278342</text:p>
          </table:table-cell>
          <table:table-cell office:value-type="float" office:value="218.052" calcext:value-type="float">
            <text:p>218.052</text:p>
          </table:table-cell>
          <table:table-cell office:value-type="float" office:value="0" calcext:value-type="float">
            <text:p>0</text:p>
          </table:table-cell>
          <table:table-cell office:value-type="float" office:value="31.09158" calcext:value-type="float">
            <text:p>31.09158</text:p>
          </table:table-cell>
          <table:table-cell office:value-type="float" office:value="-3.301849" calcext:value-type="float">
            <text:p>-3.301849</text:p>
          </table:table-cell>
          <table:table-cell office:value-type="float" office:value="19.2655" calcext:value-type="float">
            <text:p>19.2655</text:p>
          </table:table-cell>
          <table:table-cell office:value-type="float" office:value="0.1896362" calcext:value-type="float">
            <text:p>0.1896362</text:p>
          </table:table-cell>
          <table:table-cell office:value-type="float" office:value="14.17334" calcext:value-type="float">
            <text:p>14.17334</text:p>
          </table:table-cell>
          <table:table-cell office:value-type="float" office:value="1.866272" calcext:value-type="float">
            <text:p>1.866272</text:p>
          </table:table-cell>
          <table:table-cell office:value-type="float" office:value="10.70667" calcext:value-type="float">
            <text:p>10.70667</text:p>
          </table:table-cell>
          <table:table-cell office:value-type="float" office:value="3.081207" calcext:value-type="float">
            <text:p>3.081207</text:p>
          </table:table-cell>
          <table:table-cell office:value-type="float" office:value="8.795349" calcext:value-type="float">
            <text:p>8.795349</text:p>
          </table:table-cell>
          <table:table-cell office:value-type="float" office:value="3.670258" calcext:value-type="float">
            <text:p>3.670258</text:p>
          </table:table-cell>
          <table:table-cell office:value-type="float" office:value="7.134613" calcext:value-type="float">
            <text:p>7.134613</text:p>
          </table:table-cell>
          <table:table-cell office:value-type="float" office:value="4.151703" calcext:value-type="float">
            <text:p>4.151703</text:p>
          </table:table-cell>
          <table:table-cell office:value-type="float" office:value="5.977722" calcext:value-type="float">
            <text:p>5.977722</text:p>
          </table:table-cell>
          <table:table-cell office:value-type="float" office:value="4.211975" calcext:value-type="float">
            <text:p>4.211975</text:p>
          </table:table-cell>
          <table:table-cell office:value-type="float" office:value="4.456818" calcext:value-type="float">
            <text:p>4.456818</text:p>
          </table:table-cell>
          <table:table-cell office:value-type="float" office:value="3.945343" calcext:value-type="float">
            <text:p>3.945343</text:p>
          </table:table-cell>
          <table:table-cell office:value-type="float" office:value="3.843201" calcext:value-type="float">
            <text:p>3.843201</text:p>
          </table:table-cell>
          <table:table-cell office:value-type="float" office:value="3.755096" calcext:value-type="float">
            <text:p>3.755096</text:p>
          </table:table-cell>
          <table:table-cell office:value-type="float" office:value="3.616211" calcext:value-type="float">
            <text:p>3.616211</text:p>
          </table:table-cell>
          <table:table-cell office:value-type="float" office:value="3.547943" calcext:value-type="float">
            <text:p>3.547943</text:p>
          </table:table-cell>
          <table:table-cell office:value-type="float" office:value="3.644836" calcext:value-type="float">
            <text:p>3.644836</text:p>
          </table:table-cell>
          <table:table-cell office:value-type="float" office:value="3.572479" calcext:value-type="float">
            <text:p>3.572479</text:p>
          </table:table-cell>
          <table:table-cell office:value-type="float" office:value="3.829315" calcext:value-type="float">
            <text:p>3.829315</text:p>
          </table:table-cell>
          <table:table-cell office:value-type="float" office:value="3.778046" calcext:value-type="float">
            <text:p>3.778046</text:p>
          </table:table-cell>
          <table:table-cell office:value-type="float" office:value="4.229095" calcext:value-type="float">
            <text:p>4.229095</text:p>
          </table:table-cell>
          <table:table-cell office:value-type="float" office:value="4.211304" calcext:value-type="float">
            <text:p>4.211304</text:p>
          </table:table-cell>
          <table:table-cell office:value-type="float" office:value="4.661499" calcext:value-type="float">
            <text:p>4.661499</text:p>
          </table:table-cell>
          <table:table-cell office:value-type="float" office:value="4.661102" calcext:value-type="float">
            <text:p>4.661102</text:p>
          </table:table-cell>
          <table:table-cell office:value-type="float" office:value="36.0448" calcext:value-type="float">
            <text:p>36.0448</text:p>
          </table:table-cell>
          <table:table-cell office:value-type="float" office:value="-7.127441" calcext:value-type="float">
            <text:p>-7.1274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5" calcext:value-type="float">
            <text:p>17032005</text:p>
          </table:table-cell>
          <table:table-cell office:value-type="float" office:value="14.22468" calcext:value-type="float">
            <text:p>14.22468</text:p>
          </table:table-cell>
          <table:table-cell office:value-type="float" office:value="16.71" calcext:value-type="float">
            <text:p>16.71</text:p>
          </table:table-cell>
          <table:table-cell office:value-type="float" office:value="-0.94" calcext:value-type="float">
            <text:p>-0.94</text:p>
          </table:table-cell>
          <table:table-cell office:value-type="float" office:value="0.8313814" calcext:value-type="float">
            <text:p>0.8313814</text:p>
          </table:table-cell>
          <table:table-cell office:value-type="float" office:value="0.5037665" calcext:value-type="float">
            <text:p>0.5037665</text:p>
          </table:table-cell>
          <table:table-cell office:value-type="float" office:value="405.288" calcext:value-type="float">
            <text:p>405.288</text:p>
          </table:table-cell>
          <table:table-cell office:value-type="float" office:value="0" calcext:value-type="float">
            <text:p>0</text:p>
          </table:table-cell>
          <table:table-cell office:value-type="float" office:value="27.77783" calcext:value-type="float">
            <text:p>27.77783</text:p>
          </table:table-cell>
          <table:table-cell office:value-type="float" office:value="-0.4570312" calcext:value-type="float">
            <text:p>-0.4570312</text:p>
          </table:table-cell>
          <table:table-cell office:value-type="float" office:value="17.53058" calcext:value-type="float">
            <text:p>17.53058</text:p>
          </table:table-cell>
          <table:table-cell office:value-type="float" office:value="3.308228" calcext:value-type="float">
            <text:p>3.308228</text:p>
          </table:table-cell>
          <table:table-cell office:value-type="float" office:value="14.00632" calcext:value-type="float">
            <text:p>14.00632</text:p>
          </table:table-cell>
          <table:table-cell office:value-type="float" office:value="4.77002" calcext:value-type="float">
            <text:p>4.77002</text:p>
          </table:table-cell>
          <table:table-cell office:value-type="float" office:value="11.32028" calcext:value-type="float">
            <text:p>11.32028</text:p>
          </table:table-cell>
          <table:table-cell office:value-type="float" office:value="5.608917" calcext:value-type="float">
            <text:p>5.608917</text:p>
          </table:table-cell>
          <table:table-cell office:value-type="float" office:value="9.690582" calcext:value-type="float">
            <text:p>9.690582</text:p>
          </table:table-cell>
          <table:table-cell office:value-type="float" office:value="5.888184" calcext:value-type="float">
            <text:p>5.888184</text:p>
          </table:table-cell>
          <table:table-cell office:value-type="float" office:value="8.156952" calcext:value-type="float">
            <text:p>8.156952</text:p>
          </table:table-cell>
          <table:table-cell office:value-type="float" office:value="5.982269" calcext:value-type="float">
            <text:p>5.982269</text:p>
          </table:table-cell>
          <table:table-cell office:value-type="float" office:value="6.953888" calcext:value-type="float">
            <text:p>6.953888</text:p>
          </table:table-cell>
          <table:table-cell office:value-type="float" office:value="5.625641" calcext:value-type="float">
            <text:p>5.625641</text:p>
          </table:table-cell>
          <table:table-cell office:value-type="float" office:value="5.270905" calcext:value-type="float">
            <text:p>5.270905</text:p>
          </table:table-cell>
          <table:table-cell office:value-type="float" office:value="4.470856" calcext:value-type="float">
            <text:p>4.470856</text:p>
          </table:table-cell>
          <table:table-cell office:value-type="float" office:value="4.138977" calcext:value-type="float">
            <text:p>4.138977</text:p>
          </table:table-cell>
          <table:table-cell office:value-type="float" office:value="3.845306" calcext:value-type="float">
            <text:p>3.845306</text:p>
          </table:table-cell>
          <table:table-cell office:value-type="float" office:value="3.714722" calcext:value-type="float">
            <text:p>3.714722</text:p>
          </table:table-cell>
          <table:table-cell office:value-type="float" office:value="3.617004" calcext:value-type="float">
            <text:p>3.617004</text:p>
          </table:table-cell>
          <table:table-cell office:value-type="float" office:value="3.71405" calcext:value-type="float">
            <text:p>3.71405</text:p>
          </table:table-cell>
          <table:table-cell office:value-type="float" office:value="3.645569" calcext:value-type="float">
            <text:p>3.645569</text:p>
          </table:table-cell>
          <table:table-cell office:value-type="float" office:value="3.878693" calcext:value-type="float">
            <text:p>3.878693</text:p>
          </table:table-cell>
          <table:table-cell office:value-type="float" office:value="3.829803" calcext:value-type="float">
            <text:p>3.829803</text:p>
          </table:table-cell>
          <table:table-cell office:value-type="float" office:value="4.250061" calcext:value-type="float">
            <text:p>4.250061</text:p>
          </table:table-cell>
          <table:table-cell office:value-type="float" office:value="4.229309" calcext:value-type="float">
            <text:p>4.229309</text:p>
          </table:table-cell>
          <table:table-cell office:value-type="float" office:value="4.665771" calcext:value-type="float">
            <text:p>4.665771</text:p>
          </table:table-cell>
          <table:table-cell office:value-type="float" office:value="4.661499" calcext:value-type="float">
            <text:p>4.661499</text:p>
          </table:table-cell>
          <table:table-cell office:value-type="float" office:value="35.08148" calcext:value-type="float">
            <text:p>35.08148</text:p>
          </table:table-cell>
          <table:table-cell office:value-type="float" office:value="-4.785248" calcext:value-type="float">
            <text:p>-4.7852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5" calcext:value-type="float">
            <text:p>18032005</text:p>
          </table:table-cell>
          <table:table-cell office:value-type="float" office:value="11.5074" calcext:value-type="float">
            <text:p>11.5074</text:p>
          </table:table-cell>
          <table:table-cell office:value-type="float" office:value="7.89" calcext:value-type="float">
            <text:p>7.89</text:p>
          </table:table-cell>
          <table:table-cell office:value-type="float" office:value="-2.52" calcext:value-type="float">
            <text:p>-2.52</text:p>
          </table:table-cell>
          <table:table-cell office:value-type="float" office:value="0.7968541" calcext:value-type="float">
            <text:p>0.7968541</text:p>
          </table:table-cell>
          <table:table-cell office:value-type="float" office:value="0.4490597" calcext:value-type="float">
            <text:p>0.4490597</text:p>
          </table:table-cell>
          <table:table-cell office:value-type="float" office:value="670.572" calcext:value-type="float">
            <text:p>670.572</text:p>
          </table:table-cell>
          <table:table-cell office:value-type="float" office:value="0" calcext:value-type="float">
            <text:p>0</text:p>
          </table:table-cell>
          <table:table-cell office:value-type="float" office:value="22.75296" calcext:value-type="float">
            <text:p>22.75296</text:p>
          </table:table-cell>
          <table:table-cell office:value-type="float" office:value="-1.335571" calcext:value-type="float">
            <text:p>-1.335571</text:p>
          </table:table-cell>
          <table:table-cell office:value-type="float" office:value="14.40686" calcext:value-type="float">
            <text:p>14.40686</text:p>
          </table:table-cell>
          <table:table-cell office:value-type="float" office:value="2.875397" calcext:value-type="float">
            <text:p>2.875397</text:p>
          </table:table-cell>
          <table:table-cell office:value-type="float" office:value="12.20758" calcext:value-type="float">
            <text:p>12.20758</text:p>
          </table:table-cell>
          <table:table-cell office:value-type="float" office:value="5.170685" calcext:value-type="float">
            <text:p>5.170685</text:p>
          </table:table-cell>
          <table:table-cell office:value-type="float" office:value="10.39926" calcext:value-type="float">
            <text:p>10.39926</text:p>
          </table:table-cell>
          <table:table-cell office:value-type="float" office:value="6.700562" calcext:value-type="float">
            <text:p>6.700562</text:p>
          </table:table-cell>
          <table:table-cell office:value-type="float" office:value="9.282135" calcext:value-type="float">
            <text:p>9.282135</text:p>
          </table:table-cell>
          <table:table-cell office:value-type="float" office:value="7.249237" calcext:value-type="float">
            <text:p>7.249237</text:p>
          </table:table-cell>
          <table:table-cell office:value-type="float" office:value="8.150543" calcext:value-type="float">
            <text:p>8.150543</text:p>
          </table:table-cell>
          <table:table-cell office:value-type="float" office:value="7.322418" calcext:value-type="float">
            <text:p>7.322418</text:p>
          </table:table-cell>
          <table:table-cell office:value-type="float" office:value="7.196106" calcext:value-type="float">
            <text:p>7.196106</text:p>
          </table:table-cell>
          <table:table-cell office:value-type="float" office:value="6.736725" calcext:value-type="float">
            <text:p>6.736725</text:p>
          </table:table-cell>
          <table:table-cell office:value-type="float" office:value="5.942993" calcext:value-type="float">
            <text:p>5.942993</text:p>
          </table:table-cell>
          <table:table-cell office:value-type="float" office:value="5.283478" calcext:value-type="float">
            <text:p>5.283478</text:p>
          </table:table-cell>
          <table:table-cell office:value-type="float" office:value="4.54599" calcext:value-type="float">
            <text:p>4.54599</text:p>
          </table:table-cell>
          <table:table-cell office:value-type="float" office:value="4.142853" calcext:value-type="float">
            <text:p>4.142853</text:p>
          </table:table-cell>
          <table:table-cell office:value-type="float" office:value="3.86618" calcext:value-type="float">
            <text:p>3.86618</text:p>
          </table:table-cell>
          <table:table-cell office:value-type="float" office:value="3.716003" calcext:value-type="float">
            <text:p>3.716003</text:p>
          </table:table-cell>
          <table:table-cell office:value-type="float" office:value="3.794464" calcext:value-type="float">
            <text:p>3.794464</text:p>
          </table:table-cell>
          <table:table-cell office:value-type="float" office:value="3.714813" calcext:value-type="float">
            <text:p>3.714813</text:p>
          </table:table-cell>
          <table:table-cell office:value-type="float" office:value="3.928375" calcext:value-type="float">
            <text:p>3.928375</text:p>
          </table:table-cell>
          <table:table-cell office:value-type="float" office:value="3.879211" calcext:value-type="float">
            <text:p>3.879211</text:p>
          </table:table-cell>
          <table:table-cell office:value-type="float" office:value="4.273407" calcext:value-type="float">
            <text:p>4.273407</text:p>
          </table:table-cell>
          <table:table-cell office:value-type="float" office:value="4.250275" calcext:value-type="float">
            <text:p>4.250275</text:p>
          </table:table-cell>
          <table:table-cell office:value-type="float" office:value="4.674561" calcext:value-type="float">
            <text:p>4.674561</text:p>
          </table:table-cell>
          <table:table-cell office:value-type="float" office:value="4.665863" calcext:value-type="float">
            <text:p>4.665863</text:p>
          </table:table-cell>
          <table:table-cell office:value-type="float" office:value="32.06012" calcext:value-type="float">
            <text:p>32.06012</text:p>
          </table:table-cell>
          <table:table-cell office:value-type="float" office:value="-5.90686" calcext:value-type="float">
            <text:p>-5.906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5" calcext:value-type="float">
            <text:p>19032005</text:p>
          </table:table-cell>
          <table:table-cell office:value-type="float" office:value="20.01408" calcext:value-type="float">
            <text:p>20.01408</text:p>
          </table:table-cell>
          <table:table-cell office:value-type="float" office:value="6.83" calcext:value-type="float">
            <text:p>6.83</text:p>
          </table:table-cell>
          <table:table-cell office:value-type="float" office:value="-4.16" calcext:value-type="float">
            <text:p>-4.16</text:p>
          </table:table-cell>
          <table:table-cell office:value-type="float" office:value="0.6942277" calcext:value-type="float">
            <text:p>0.6942277</text:p>
          </table:table-cell>
          <table:table-cell office:value-type="float" office:value="0.3979802" calcext:value-type="float">
            <text:p>0.3979802</text:p>
          </table:table-cell>
          <table:table-cell office:value-type="float" office:value="379.188" calcext:value-type="float">
            <text:p>379.188</text:p>
          </table:table-cell>
          <table:table-cell office:value-type="float" office:value="0" calcext:value-type="float">
            <text:p>0</text:p>
          </table:table-cell>
          <table:table-cell office:value-type="float" office:value="29.03409" calcext:value-type="float">
            <text:p>29.03409</text:p>
          </table:table-cell>
          <table:table-cell office:value-type="float" office:value="-3.59491" calcext:value-type="float">
            <text:p>-3.59491</text:p>
          </table:table-cell>
          <table:table-cell office:value-type="float" office:value="17.89536" calcext:value-type="float">
            <text:p>17.89536</text:p>
          </table:table-cell>
          <table:table-cell office:value-type="float" office:value="0.209259" calcext:value-type="float">
            <text:p>0.209259</text:p>
          </table:table-cell>
          <table:table-cell office:value-type="float" office:value="13.5134" calcext:value-type="float">
            <text:p>13.5134</text:p>
          </table:table-cell>
          <table:table-cell office:value-type="float" office:value="2.187897" calcext:value-type="float">
            <text:p>2.187897</text:p>
          </table:table-cell>
          <table:table-cell office:value-type="float" office:value="10.69165" calcext:value-type="float">
            <text:p>10.69165</text:p>
          </table:table-cell>
          <table:table-cell office:value-type="float" office:value="3.812622" calcext:value-type="float">
            <text:p>3.812622</text:p>
          </table:table-cell>
          <table:table-cell office:value-type="float" office:value="9.128296" calcext:value-type="float">
            <text:p>9.128296</text:p>
          </table:table-cell>
          <table:table-cell office:value-type="float" office:value="4.702118" calcext:value-type="float">
            <text:p>4.702118</text:p>
          </table:table-cell>
          <table:table-cell office:value-type="float" office:value="7.754944" calcext:value-type="float">
            <text:p>7.754944</text:p>
          </table:table-cell>
          <table:table-cell office:value-type="float" office:value="5.476196" calcext:value-type="float">
            <text:p>5.476196</text:p>
          </table:table-cell>
          <table:table-cell office:value-type="float" office:value="7.075012" calcext:value-type="float">
            <text:p>7.075012</text:p>
          </table:table-cell>
          <table:table-cell office:value-type="float" office:value="5.705872" calcext:value-type="float">
            <text:p>5.705872</text:p>
          </table:table-cell>
          <table:table-cell office:value-type="float" office:value="5.97821" calcext:value-type="float">
            <text:p>5.97821</text:p>
          </table:table-cell>
          <table:table-cell office:value-type="float" office:value="5.700439" calcext:value-type="float">
            <text:p>5.700439</text:p>
          </table:table-cell>
          <table:table-cell office:value-type="float" office:value="4.806458" calcext:value-type="float">
            <text:p>4.806458</text:p>
          </table:table-cell>
          <table:table-cell office:value-type="float" office:value="4.550171" calcext:value-type="float">
            <text:p>4.550171</text:p>
          </table:table-cell>
          <table:table-cell office:value-type="float" office:value="4.046844" calcext:value-type="float">
            <text:p>4.046844</text:p>
          </table:table-cell>
          <table:table-cell office:value-type="float" office:value="3.868011" calcext:value-type="float">
            <text:p>3.868011</text:p>
          </table:table-cell>
          <table:table-cell office:value-type="float" office:value="3.893768" calcext:value-type="float">
            <text:p>3.893768</text:p>
          </table:table-cell>
          <table:table-cell office:value-type="float" office:value="3.79541" calcext:value-type="float">
            <text:p>3.79541</text:p>
          </table:table-cell>
          <table:table-cell office:value-type="float" office:value="3.982361" calcext:value-type="float">
            <text:p>3.982361</text:p>
          </table:table-cell>
          <table:table-cell office:value-type="float" office:value="3.928925" calcext:value-type="float">
            <text:p>3.928925</text:p>
          </table:table-cell>
          <table:table-cell office:value-type="float" office:value="4.299744" calcext:value-type="float">
            <text:p>4.299744</text:p>
          </table:table-cell>
          <table:table-cell office:value-type="float" office:value="4.273651" calcext:value-type="float">
            <text:p>4.273651</text:p>
          </table:table-cell>
          <table:table-cell office:value-type="float" office:value="4.687073" calcext:value-type="float">
            <text:p>4.687073</text:p>
          </table:table-cell>
          <table:table-cell office:value-type="float" office:value="4.674683" calcext:value-type="float">
            <text:p>4.674683</text:p>
          </table:table-cell>
          <table:table-cell office:value-type="float" office:value="33.94327" calcext:value-type="float">
            <text:p>33.94327</text:p>
          </table:table-cell>
          <table:table-cell office:value-type="float" office:value="-7.428955" calcext:value-type="float">
            <text:p>-7.4289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5" calcext:value-type="float">
            <text:p>20032005</text:p>
          </table:table-cell>
          <table:table-cell office:value-type="float" office:value="17.30096" calcext:value-type="float">
            <text:p>17.30096</text:p>
          </table:table-cell>
          <table:table-cell office:value-type="float" office:value="11.51" calcext:value-type="float">
            <text:p>11.51</text:p>
          </table:table-cell>
          <table:table-cell office:value-type="float" office:value="-4.52" calcext:value-type="float">
            <text:p>-4.52</text:p>
          </table:table-cell>
          <table:table-cell office:value-type="float" office:value="0.7420184" calcext:value-type="float">
            <text:p>0.7420184</text:p>
          </table:table-cell>
          <table:table-cell office:value-type="float" office:value="0.3874936" calcext:value-type="float">
            <text:p>0.3874936</text:p>
          </table:table-cell>
          <table:table-cell office:value-type="float" office:value="401.22" calcext:value-type="float">
            <text:p>401.22</text:p>
          </table:table-cell>
          <table:table-cell office:value-type="float" office:value="0" calcext:value-type="float">
            <text:p>0</text:p>
          </table:table-cell>
          <table:table-cell office:value-type="float" office:value="28.29379" calcext:value-type="float">
            <text:p>28.29379</text:p>
          </table:table-cell>
          <table:table-cell office:value-type="float" office:value="-3.506653" calcext:value-type="float">
            <text:p>-3.506653</text:p>
          </table:table-cell>
          <table:table-cell office:value-type="float" office:value="17.7944" calcext:value-type="float">
            <text:p>17.7944</text:p>
          </table:table-cell>
          <table:table-cell office:value-type="float" office:value="0.5539551" calcext:value-type="float">
            <text:p>0.5539551</text:p>
          </table:table-cell>
          <table:table-cell office:value-type="float" office:value="13.76654" calcext:value-type="float">
            <text:p>13.76654</text:p>
          </table:table-cell>
          <table:table-cell office:value-type="float" office:value="2.695007" calcext:value-type="float">
            <text:p>2.695007</text:p>
          </table:table-cell>
          <table:table-cell office:value-type="float" office:value="10.92212" calcext:value-type="float">
            <text:p>10.92212</text:p>
          </table:table-cell>
          <table:table-cell office:value-type="float" office:value="4.260071" calcext:value-type="float">
            <text:p>4.260071</text:p>
          </table:table-cell>
          <table:table-cell office:value-type="float" office:value="9.367065" calcext:value-type="float">
            <text:p>9.367065</text:p>
          </table:table-cell>
          <table:table-cell office:value-type="float" office:value="5.078125" calcext:value-type="float">
            <text:p>5.078125</text:p>
          </table:table-cell>
          <table:table-cell office:value-type="float" office:value="8.018005" calcext:value-type="float">
            <text:p>8.018005</text:p>
          </table:table-cell>
          <table:table-cell office:value-type="float" office:value="5.746582" calcext:value-type="float">
            <text:p>5.746582</text:p>
          </table:table-cell>
          <table:table-cell office:value-type="float" office:value="7.121246" calcext:value-type="float">
            <text:p>7.121246</text:p>
          </table:table-cell>
          <table:table-cell office:value-type="float" office:value="5.875885" calcext:value-type="float">
            <text:p>5.875885</text:p>
          </table:table-cell>
          <table:table-cell office:value-type="float" office:value="5.925751" calcext:value-type="float">
            <text:p>5.925751</text:p>
          </table:table-cell>
          <table:table-cell office:value-type="float" office:value="5.77829" calcext:value-type="float">
            <text:p>5.77829</text:p>
          </table:table-cell>
          <table:table-cell office:value-type="float" office:value="4.974396" calcext:value-type="float">
            <text:p>4.974396</text:p>
          </table:table-cell>
          <table:table-cell office:value-type="float" office:value="4.808502" calcext:value-type="float">
            <text:p>4.808502</text:p>
          </table:table-cell>
          <table:table-cell office:value-type="float" office:value="4.213501" calcext:value-type="float">
            <text:p>4.213501</text:p>
          </table:table-cell>
          <table:table-cell office:value-type="float" office:value="4.048615" calcext:value-type="float">
            <text:p>4.048615</text:p>
          </table:table-cell>
          <table:table-cell office:value-type="float" office:value="4.002441" calcext:value-type="float">
            <text:p>4.002441</text:p>
          </table:table-cell>
          <table:table-cell office:value-type="float" office:value="3.894897" calcext:value-type="float">
            <text:p>3.894897</text:p>
          </table:table-cell>
          <table:table-cell office:value-type="float" office:value="4.043121" calcext:value-type="float">
            <text:p>4.043121</text:p>
          </table:table-cell>
          <table:table-cell office:value-type="float" office:value="3.982941" calcext:value-type="float">
            <text:p>3.982941</text:p>
          </table:table-cell>
          <table:table-cell office:value-type="float" office:value="4.329773" calcext:value-type="float">
            <text:p>4.329773</text:p>
          </table:table-cell>
          <table:table-cell office:value-type="float" office:value="4.300018" calcext:value-type="float">
            <text:p>4.300018</text:p>
          </table:table-cell>
          <table:table-cell office:value-type="float" office:value="4.703278" calcext:value-type="float">
            <text:p>4.703278</text:p>
          </table:table-cell>
          <table:table-cell office:value-type="float" office:value="4.687195" calcext:value-type="float">
            <text:p>4.687195</text:p>
          </table:table-cell>
          <table:table-cell office:value-type="float" office:value="35.40045" calcext:value-type="float">
            <text:p>35.40045</text:p>
          </table:table-cell>
          <table:table-cell office:value-type="float" office:value="-8.138031" calcext:value-type="float">
            <text:p>-8.1380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5" calcext:value-type="float">
            <text:p>21032005</text:p>
          </table:table-cell>
          <table:table-cell office:value-type="float" office:value="9.5922" calcext:value-type="float">
            <text:p>9.5922</text:p>
          </table:table-cell>
          <table:table-cell office:value-type="float" office:value="11.82" calcext:value-type="float">
            <text:p>11.82</text:p>
          </table:table-cell>
          <table:table-cell office:value-type="float" office:value="3.18" calcext:value-type="float">
            <text:p>3.18</text:p>
          </table:table-cell>
          <table:table-cell office:value-type="float" office:value="0.8018133" calcext:value-type="float">
            <text:p>0.8018133</text:p>
          </table:table-cell>
          <table:table-cell office:value-type="float" office:value="0.6756631" calcext:value-type="float">
            <text:p>0.6756631</text:p>
          </table:table-cell>
          <table:table-cell office:value-type="float" office:value="669.2761" calcext:value-type="float">
            <text:p>669.2761</text:p>
          </table:table-cell>
          <table:table-cell office:value-type="float" office:value="1.7" calcext:value-type="float">
            <text:p>1.7</text:p>
          </table:table-cell>
          <table:table-cell office:value-type="float" office:value="21.12625" calcext:value-type="float">
            <text:p>21.12625</text:p>
          </table:table-cell>
          <table:table-cell office:value-type="float" office:value="2.545654" calcext:value-type="float">
            <text:p>2.545654</text:p>
          </table:table-cell>
          <table:table-cell office:value-type="float" office:value="14.16037" calcext:value-type="float">
            <text:p>14.16037</text:p>
          </table:table-cell>
          <table:table-cell office:value-type="float" office:value="5.17511" calcext:value-type="float">
            <text:p>5.17511</text:p>
          </table:table-cell>
          <table:table-cell office:value-type="float" office:value="11.30057" calcext:value-type="float">
            <text:p>11.30057</text:p>
          </table:table-cell>
          <table:table-cell office:value-type="float" office:value="6.227173" calcext:value-type="float">
            <text:p>6.227173</text:p>
          </table:table-cell>
          <table:table-cell office:value-type="float" office:value="9.68158" calcext:value-type="float">
            <text:p>9.68158</text:p>
          </table:table-cell>
          <table:table-cell office:value-type="float" office:value="6.809296" calcext:value-type="float">
            <text:p>6.809296</text:p>
          </table:table-cell>
          <table:table-cell office:value-type="float" office:value="8.76944" calcext:value-type="float">
            <text:p>8.76944</text:p>
          </table:table-cell>
          <table:table-cell office:value-type="float" office:value="6.987366" calcext:value-type="float">
            <text:p>6.987366</text:p>
          </table:table-cell>
          <table:table-cell office:value-type="float" office:value="8.00238" calcext:value-type="float">
            <text:p>8.00238</text:p>
          </table:table-cell>
          <table:table-cell office:value-type="float" office:value="7.006073" calcext:value-type="float">
            <text:p>7.006073</text:p>
          </table:table-cell>
          <table:table-cell office:value-type="float" office:value="7.212982" calcext:value-type="float">
            <text:p>7.212982</text:p>
          </table:table-cell>
          <table:table-cell office:value-type="float" office:value="6.72229" calcext:value-type="float">
            <text:p>6.72229</text:p>
          </table:table-cell>
          <table:table-cell office:value-type="float" office:value="6.261505" calcext:value-type="float">
            <text:p>6.261505</text:p>
          </table:table-cell>
          <table:table-cell office:value-type="float" office:value="5.927948" calcext:value-type="float">
            <text:p>5.927948</text:p>
          </table:table-cell>
          <table:table-cell office:value-type="float" office:value="5.177399" calcext:value-type="float">
            <text:p>5.177399</text:p>
          </table:table-cell>
          <table:table-cell office:value-type="float" office:value="4.976135" calcext:value-type="float">
            <text:p>4.976135</text:p>
          </table:table-cell>
          <table:table-cell office:value-type="float" office:value="4.368988" calcext:value-type="float">
            <text:p>4.368988</text:p>
          </table:table-cell>
          <table:table-cell office:value-type="float" office:value="4.215118" calcext:value-type="float">
            <text:p>4.215118</text:p>
          </table:table-cell>
          <table:table-cell office:value-type="float" office:value="4.113037" calcext:value-type="float">
            <text:p>4.113037</text:p>
          </table:table-cell>
          <table:table-cell office:value-type="float" office:value="4.003571" calcext:value-type="float">
            <text:p>4.003571</text:p>
          </table:table-cell>
          <table:table-cell office:value-type="float" office:value="4.109283" calcext:value-type="float">
            <text:p>4.109283</text:p>
          </table:table-cell>
          <table:table-cell office:value-type="float" office:value="4.043793" calcext:value-type="float">
            <text:p>4.043793</text:p>
          </table:table-cell>
          <table:table-cell office:value-type="float" office:value="4.363861" calcext:value-type="float">
            <text:p>4.363861</text:p>
          </table:table-cell>
          <table:table-cell office:value-type="float" office:value="4.330078" calcext:value-type="float">
            <text:p>4.330078</text:p>
          </table:table-cell>
          <table:table-cell office:value-type="float" office:value="4.722931" calcext:value-type="float">
            <text:p>4.722931</text:p>
          </table:table-cell>
          <table:table-cell office:value-type="float" office:value="4.703491" calcext:value-type="float">
            <text:p>4.703491</text:p>
          </table:table-cell>
          <table:table-cell office:value-type="float" office:value="27.99063" calcext:value-type="float">
            <text:p>27.99063</text:p>
          </table:table-cell>
          <table:table-cell office:value-type="float" office:value="0.2820129" calcext:value-type="float">
            <text:p>0.28201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5" calcext:value-type="float">
            <text:p>22032005</text:p>
          </table:table-cell>
          <table:table-cell office:value-type="float" office:value="4.37004" calcext:value-type="float">
            <text:p>4.37004</text:p>
          </table:table-cell>
          <table:table-cell office:value-type="float" office:value="5.75" calcext:value-type="float">
            <text:p>5.75</text:p>
          </table:table-cell>
          <table:table-cell office:value-type="float" office:value="0.26" calcext:value-type="float">
            <text:p>0.26</text:p>
          </table:table-cell>
          <table:table-cell office:value-type="float" office:value="0.7438524" calcext:value-type="float">
            <text:p>0.7438524</text:p>
          </table:table-cell>
          <table:table-cell office:value-type="float" office:value="0.5492404" calcext:value-type="float">
            <text:p>0.5492404</text:p>
          </table:table-cell>
          <table:table-cell office:value-type="float" office:value="446.076" calcext:value-type="float">
            <text:p>446.076</text:p>
          </table:table-cell>
          <table:table-cell office:value-type="float" office:value="4" calcext:value-type="float">
            <text:p>4</text:p>
          </table:table-cell>
          <table:table-cell office:value-type="float" office:value="9.751465" calcext:value-type="float">
            <text:p>9.751465</text:p>
          </table:table-cell>
          <table:table-cell office:value-type="float" office:value="0.1359863" calcext:value-type="float">
            <text:p>0.1359863</text:p>
          </table:table-cell>
          <table:table-cell office:value-type="float" office:value="7.132843" calcext:value-type="float">
            <text:p>7.132843</text:p>
          </table:table-cell>
          <table:table-cell office:value-type="float" office:value="2.165222" calcext:value-type="float">
            <text:p>2.165222</text:p>
          </table:table-cell>
          <table:table-cell office:value-type="float" office:value="6.833923" calcext:value-type="float">
            <text:p>6.833923</text:p>
          </table:table-cell>
          <table:table-cell office:value-type="float" office:value="3.547668" calcext:value-type="float">
            <text:p>3.547668</text:p>
          </table:table-cell>
          <table:table-cell office:value-type="float" office:value="7.692108" calcext:value-type="float">
            <text:p>7.692108</text:p>
          </table:table-cell>
          <table:table-cell office:value-type="float" office:value="4.615112" calcext:value-type="float">
            <text:p>4.615112</text:p>
          </table:table-cell>
          <table:table-cell office:value-type="float" office:value="7.828308" calcext:value-type="float">
            <text:p>7.828308</text:p>
          </table:table-cell>
          <table:table-cell office:value-type="float" office:value="5.236877" calcext:value-type="float">
            <text:p>5.236877</text:p>
          </table:table-cell>
          <table:table-cell office:value-type="float" office:value="7.729309" calcext:value-type="float">
            <text:p>7.729309</text:p>
          </table:table-cell>
          <table:table-cell office:value-type="float" office:value="5.72348" calcext:value-type="float">
            <text:p>5.72348</text:p>
          </table:table-cell>
          <table:table-cell office:value-type="float" office:value="7.206848" calcext:value-type="float">
            <text:p>7.206848</text:p>
          </table:table-cell>
          <table:table-cell office:value-type="float" office:value="5.878815" calcext:value-type="float">
            <text:p>5.878815</text:p>
          </table:table-cell>
          <table:table-cell office:value-type="float" office:value="6.315521" calcext:value-type="float">
            <text:p>6.315521</text:p>
          </table:table-cell>
          <table:table-cell office:value-type="float" office:value="5.942261" calcext:value-type="float">
            <text:p>5.942261</text:p>
          </table:table-cell>
          <table:table-cell office:value-type="float" office:value="5.311035" calcext:value-type="float">
            <text:p>5.311035</text:p>
          </table:table-cell>
          <table:table-cell office:value-type="float" office:value="5.179596" calcext:value-type="float">
            <text:p>5.179596</text:p>
          </table:table-cell>
          <table:table-cell office:value-type="float" office:value="4.520721" calcext:value-type="float">
            <text:p>4.520721</text:p>
          </table:table-cell>
          <table:table-cell office:value-type="float" office:value="4.370605" calcext:value-type="float">
            <text:p>4.370605</text:p>
          </table:table-cell>
          <table:table-cell office:value-type="float" office:value="4.223694" calcext:value-type="float">
            <text:p>4.223694</text:p>
          </table:table-cell>
          <table:table-cell office:value-type="float" office:value="4.114166" calcext:value-type="float">
            <text:p>4.114166</text:p>
          </table:table-cell>
          <table:table-cell office:value-type="float" office:value="4.179443" calcext:value-type="float">
            <text:p>4.179443</text:p>
          </table:table-cell>
          <table:table-cell office:value-type="float" office:value="4.109985" calcext:value-type="float">
            <text:p>4.109985</text:p>
          </table:table-cell>
          <table:table-cell office:value-type="float" office:value="4.401978" calcext:value-type="float">
            <text:p>4.401978</text:p>
          </table:table-cell>
          <table:table-cell office:value-type="float" office:value="4.364227" calcext:value-type="float">
            <text:p>4.364227</text:p>
          </table:table-cell>
          <table:table-cell office:value-type="float" office:value="4.746185" calcext:value-type="float">
            <text:p>4.746185</text:p>
          </table:table-cell>
          <table:table-cell office:value-type="float" office:value="4.723145" calcext:value-type="float">
            <text:p>4.723145</text:p>
          </table:table-cell>
          <table:table-cell office:value-type="float" office:value="12.02151" calcext:value-type="float">
            <text:p>12.02151</text:p>
          </table:table-cell>
          <table:table-cell office:value-type="float" office:value="-1.395752" calcext:value-type="float">
            <text:p>-1.3957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5" calcext:value-type="float">
            <text:p>23032005</text:p>
          </table:table-cell>
          <table:table-cell office:value-type="float" office:value="18.87194" calcext:value-type="float">
            <text:p>18.87194</text:p>
          </table:table-cell>
          <table:table-cell office:value-type="float" office:value="10.85" calcext:value-type="float">
            <text:p>10.85</text:p>
          </table:table-cell>
          <table:table-cell office:value-type="float" office:value="-0.26" calcext:value-type="float">
            <text:p>-0.26</text:p>
          </table:table-cell>
          <table:table-cell office:value-type="float" office:value="0.802973" calcext:value-type="float">
            <text:p>0.802973</text:p>
          </table:table-cell>
          <table:table-cell office:value-type="float" office:value="0.5291004" calcext:value-type="float">
            <text:p>0.5291004</text:p>
          </table:table-cell>
          <table:table-cell office:value-type="float" office:value="204.588" calcext:value-type="float">
            <text:p>204.588</text:p>
          </table:table-cell>
          <table:table-cell office:value-type="float" office:value="0" calcext:value-type="float">
            <text:p>0</text:p>
          </table:table-cell>
          <table:table-cell office:value-type="float" office:value="22.58054" calcext:value-type="float">
            <text:p>22.58054</text:p>
          </table:table-cell>
          <table:table-cell office:value-type="float" office:value="-0.8479614" calcext:value-type="float">
            <text:p>-0.8479614</text:p>
          </table:table-cell>
          <table:table-cell office:value-type="float" office:value="16.04984" calcext:value-type="float">
            <text:p>16.04984</text:p>
          </table:table-cell>
          <table:table-cell office:value-type="float" office:value="0.6195679" calcext:value-type="float">
            <text:p>0.6195679</text:p>
          </table:table-cell>
          <table:table-cell office:value-type="float" office:value="11.9855" calcext:value-type="float">
            <text:p>11.9855</text:p>
          </table:table-cell>
          <table:table-cell office:value-type="float" office:value="2.036194" calcext:value-type="float">
            <text:p>2.036194</text:p>
          </table:table-cell>
          <table:table-cell office:value-type="float" office:value="9.609772" calcext:value-type="float">
            <text:p>9.609772</text:p>
          </table:table-cell>
          <table:table-cell office:value-type="float" office:value="3.204498" calcext:value-type="float">
            <text:p>3.204498</text:p>
          </table:table-cell>
          <table:table-cell office:value-type="float" office:value="8.265442" calcext:value-type="float">
            <text:p>8.265442</text:p>
          </table:table-cell>
          <table:table-cell office:value-type="float" office:value="3.934814" calcext:value-type="float">
            <text:p>3.934814</text:p>
          </table:table-cell>
          <table:table-cell office:value-type="float" office:value="7.111633" calcext:value-type="float">
            <text:p>7.111633</text:p>
          </table:table-cell>
          <table:table-cell office:value-type="float" office:value="4.678955" calcext:value-type="float">
            <text:p>4.678955</text:p>
          </table:table-cell>
          <table:table-cell office:value-type="float" office:value="6.485077" calcext:value-type="float">
            <text:p>6.485077</text:p>
          </table:table-cell>
          <table:table-cell office:value-type="float" office:value="5.123291" calcext:value-type="float">
            <text:p>5.123291</text:p>
          </table:table-cell>
          <table:table-cell office:value-type="float" office:value="5.937408" calcext:value-type="float">
            <text:p>5.937408</text:p>
          </table:table-cell>
          <table:table-cell office:value-type="float" office:value="5.527588" calcext:value-type="float">
            <text:p>5.527588</text:p>
          </table:table-cell>
          <table:table-cell office:value-type="float" office:value="5.31134" calcext:value-type="float">
            <text:p>5.31134</text:p>
          </table:table-cell>
          <table:table-cell office:value-type="float" office:value="5.245361" calcext:value-type="float">
            <text:p>5.245361</text:p>
          </table:table-cell>
          <table:table-cell office:value-type="float" office:value="4.632172" calcext:value-type="float">
            <text:p>4.632172</text:p>
          </table:table-cell>
          <table:table-cell office:value-type="float" office:value="4.522125" calcext:value-type="float">
            <text:p>4.522125</text:p>
          </table:table-cell>
          <table:table-cell office:value-type="float" office:value="4.329559" calcext:value-type="float">
            <text:p>4.329559</text:p>
          </table:table-cell>
          <table:table-cell office:value-type="float" office:value="4.224854" calcext:value-type="float">
            <text:p>4.224854</text:p>
          </table:table-cell>
          <table:table-cell office:value-type="float" office:value="4.252625" calcext:value-type="float">
            <text:p>4.252625</text:p>
          </table:table-cell>
          <table:table-cell office:value-type="float" office:value="4.180206" calcext:value-type="float">
            <text:p>4.180206</text:p>
          </table:table-cell>
          <table:table-cell office:value-type="float" office:value="4.444122" calcext:value-type="float">
            <text:p>4.444122</text:p>
          </table:table-cell>
          <table:table-cell office:value-type="float" office:value="4.402435" calcext:value-type="float">
            <text:p>4.402435</text:p>
          </table:table-cell>
          <table:table-cell office:value-type="float" office:value="4.7724" calcext:value-type="float">
            <text:p>4.7724</text:p>
          </table:table-cell>
          <table:table-cell office:value-type="float" office:value="4.746429" calcext:value-type="float">
            <text:p>4.746429</text:p>
          </table:table-cell>
          <table:table-cell office:value-type="float" office:value="24.9397" calcext:value-type="float">
            <text:p>24.9397</text:p>
          </table:table-cell>
          <table:table-cell office:value-type="float" office:value="-2.545624" calcext:value-type="float">
            <text:p>-2.5456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5" calcext:value-type="float">
            <text:p>24032005</text:p>
          </table:table-cell>
          <table:table-cell office:value-type="float" office:value="1.63728" calcext:value-type="float">
            <text:p>1.63728</text:p>
          </table:table-cell>
          <table:table-cell office:value-type="float" office:value="5.05" calcext:value-type="float">
            <text:p>5.05</text:p>
          </table:table-cell>
          <table:table-cell office:value-type="float" office:value="0.21" calcext:value-type="float">
            <text:p>0.21</text:p>
          </table:table-cell>
          <table:table-cell office:value-type="float" office:value="0.7697592" calcext:value-type="float">
            <text:p>0.7697592</text:p>
          </table:table-cell>
          <table:table-cell office:value-type="float" office:value="0.547274" calcext:value-type="float">
            <text:p>0.547274</text:p>
          </table:table-cell>
          <table:table-cell office:value-type="float" office:value="326.124" calcext:value-type="float">
            <text:p>326.124</text:p>
          </table:table-cell>
          <table:table-cell office:value-type="float" office:value="3.6" calcext:value-type="float">
            <text:p>3.6</text:p>
          </table:table-cell>
          <table:table-cell office:value-type="float" office:value="4.767822" calcext:value-type="float">
            <text:p>4.767822</text:p>
          </table:table-cell>
          <table:table-cell office:value-type="float" office:value="-0.6366882" calcext:value-type="float">
            <text:p>-0.6366882</text:p>
          </table:table-cell>
          <table:table-cell office:value-type="float" office:value="5.219086" calcext:value-type="float">
            <text:p>5.219086</text:p>
          </table:table-cell>
          <table:table-cell office:value-type="float" office:value="0.8448792" calcext:value-type="float">
            <text:p>0.8448792</text:p>
          </table:table-cell>
          <table:table-cell office:value-type="float" office:value="6.522919" calcext:value-type="float">
            <text:p>6.522919</text:p>
          </table:table-cell>
          <table:table-cell office:value-type="float" office:value="2.31311" calcext:value-type="float">
            <text:p>2.31311</text:p>
          </table:table-cell>
          <table:table-cell office:value-type="float" office:value="7.187592" calcext:value-type="float">
            <text:p>7.187592</text:p>
          </table:table-cell>
          <table:table-cell office:value-type="float" office:value="3.556885" calcext:value-type="float">
            <text:p>3.556885</text:p>
          </table:table-cell>
          <table:table-cell office:value-type="float" office:value="7.227966" calcext:value-type="float">
            <text:p>7.227966</text:p>
          </table:table-cell>
          <table:table-cell office:value-type="float" office:value="4.267609" calcext:value-type="float">
            <text:p>4.267609</text:p>
          </table:table-cell>
          <table:table-cell office:value-type="float" office:value="7.030823" calcext:value-type="float">
            <text:p>7.030823</text:p>
          </table:table-cell>
          <table:table-cell office:value-type="float" office:value="4.999695" calcext:value-type="float">
            <text:p>4.999695</text:p>
          </table:table-cell>
          <table:table-cell office:value-type="float" office:value="6.494324" calcext:value-type="float">
            <text:p>6.494324</text:p>
          </table:table-cell>
          <table:table-cell office:value-type="float" office:value="5.360504" calcext:value-type="float">
            <text:p>5.360504</text:p>
          </table:table-cell>
          <table:table-cell office:value-type="float" office:value="5.805145" calcext:value-type="float">
            <text:p>5.805145</text:p>
          </table:table-cell>
          <table:table-cell office:value-type="float" office:value="5.609924" calcext:value-type="float">
            <text:p>5.609924</text:p>
          </table:table-cell>
          <table:table-cell office:value-type="float" office:value="5.264374" calcext:value-type="float">
            <text:p>5.264374</text:p>
          </table:table-cell>
          <table:table-cell office:value-type="float" office:value="5.244568" calcext:value-type="float">
            <text:p>5.244568</text:p>
          </table:table-cell>
          <table:table-cell office:value-type="float" office:value="4.710785" calcext:value-type="float">
            <text:p>4.710785</text:p>
          </table:table-cell>
          <table:table-cell office:value-type="float" office:value="4.633087" calcext:value-type="float">
            <text:p>4.633087</text:p>
          </table:table-cell>
          <table:table-cell office:value-type="float" office:value="4.420776" calcext:value-type="float">
            <text:p>4.420776</text:p>
          </table:table-cell>
          <table:table-cell office:value-type="float" office:value="4.330566" calcext:value-type="float">
            <text:p>4.330566</text:p>
          </table:table-cell>
          <table:table-cell office:value-type="float" office:value="4.325348" calcext:value-type="float">
            <text:p>4.325348</text:p>
          </table:table-cell>
          <table:table-cell office:value-type="float" office:value="4.253357" calcext:value-type="float">
            <text:p>4.253357</text:p>
          </table:table-cell>
          <table:table-cell office:value-type="float" office:value="4.489227" calcext:value-type="float">
            <text:p>4.489227</text:p>
          </table:table-cell>
          <table:table-cell office:value-type="float" office:value="4.44458" calcext:value-type="float">
            <text:p>4.44458</text:p>
          </table:table-cell>
          <table:table-cell office:value-type="float" office:value="4.802826" calcext:value-type="float">
            <text:p>4.802826</text:p>
          </table:table-cell>
          <table:table-cell office:value-type="float" office:value="4.772705" calcext:value-type="float">
            <text:p>4.772705</text:p>
          </table:table-cell>
          <table:table-cell office:value-type="float" office:value="5.164642" calcext:value-type="float">
            <text:p>5.164642</text:p>
          </table:table-cell>
          <table:table-cell office:value-type="float" office:value="-2.107544" calcext:value-type="float">
            <text:p>-2.1075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5" calcext:value-type="float">
            <text:p>25032005</text:p>
          </table:table-cell>
          <table:table-cell office:value-type="float" office:value="4.40676" calcext:value-type="float">
            <text:p>4.40676</text:p>
          </table:table-cell>
          <table:table-cell office:value-type="float" office:value="3.78" calcext:value-type="float">
            <text:p>3.78</text:p>
          </table:table-cell>
          <table:table-cell office:value-type="float" office:value="0.42" calcext:value-type="float">
            <text:p>0.42</text:p>
          </table:table-cell>
          <table:table-cell office:value-type="float" office:value="0.7046642" calcext:value-type="float">
            <text:p>0.7046642</text:p>
          </table:table-cell>
          <table:table-cell office:value-type="float" office:value="0.5555744" calcext:value-type="float">
            <text:p>0.5555744</text:p>
          </table:table-cell>
          <table:table-cell office:value-type="float" office:value="311.508" calcext:value-type="float">
            <text:p>311.508</text:p>
          </table:table-cell>
          <table:table-cell office:value-type="float" office:value="1.1" calcext:value-type="float">
            <text:p>1.1</text:p>
          </table:table-cell>
          <table:table-cell office:value-type="float" office:value="6.98819" calcext:value-type="float">
            <text:p>6.98819</text:p>
          </table:table-cell>
          <table:table-cell office:value-type="float" office:value="-0.6602173" calcext:value-type="float">
            <text:p>-0.6602173</text:p>
          </table:table-cell>
          <table:table-cell office:value-type="float" office:value="5.167603" calcext:value-type="float">
            <text:p>5.167603</text:p>
          </table:table-cell>
          <table:table-cell office:value-type="float" office:value="0.4486084" calcext:value-type="float">
            <text:p>0.4486084</text:p>
          </table:table-cell>
          <table:table-cell office:value-type="float" office:value="4.304962" calcext:value-type="float">
            <text:p>4.304962</text:p>
          </table:table-cell>
          <table:table-cell office:value-type="float" office:value="1.531189" calcext:value-type="float">
            <text:p>1.531189</text:p>
          </table:table-cell>
          <table:table-cell office:value-type="float" office:value="4.104309" calcext:value-type="float">
            <text:p>4.104309</text:p>
          </table:table-cell>
          <table:table-cell office:value-type="float" office:value="2.578857" calcext:value-type="float">
            <text:p>2.578857</text:p>
          </table:table-cell>
          <table:table-cell office:value-type="float" office:value="4.225403" calcext:value-type="float">
            <text:p>4.225403</text:p>
          </table:table-cell>
          <table:table-cell office:value-type="float" office:value="3.25296" calcext:value-type="float">
            <text:p>3.25296</text:p>
          </table:table-cell>
          <table:table-cell office:value-type="float" office:value="4.971863" calcext:value-type="float">
            <text:p>4.971863</text:p>
          </table:table-cell>
          <table:table-cell office:value-type="float" office:value="3.960358" calcext:value-type="float">
            <text:p>3.960358</text:p>
          </table:table-cell>
          <table:table-cell office:value-type="float" office:value="5.344086" calcext:value-type="float">
            <text:p>5.344086</text:p>
          </table:table-cell>
          <table:table-cell office:value-type="float" office:value="4.484802" calcext:value-type="float">
            <text:p>4.484802</text:p>
          </table:table-cell>
          <table:table-cell office:value-type="float" office:value="5.604675" calcext:value-type="float">
            <text:p>5.604675</text:p>
          </table:table-cell>
          <table:table-cell office:value-type="float" office:value="4.959625" calcext:value-type="float">
            <text:p>4.959625</text:p>
          </table:table-cell>
          <table:table-cell office:value-type="float" office:value="5.260315" calcext:value-type="float">
            <text:p>5.260315</text:p>
          </table:table-cell>
          <table:table-cell office:value-type="float" office:value="5.120911" calcext:value-type="float">
            <text:p>5.120911</text:p>
          </table:table-cell>
          <table:table-cell office:value-type="float" office:value="4.760895" calcext:value-type="float">
            <text:p>4.760895</text:p>
          </table:table-cell>
          <table:table-cell office:value-type="float" office:value="4.711517" calcext:value-type="float">
            <text:p>4.711517</text:p>
          </table:table-cell>
          <table:table-cell office:value-type="float" office:value="4.498871" calcext:value-type="float">
            <text:p>4.498871</text:p>
          </table:table-cell>
          <table:table-cell office:value-type="float" office:value="4.421661" calcext:value-type="float">
            <text:p>4.421661</text:p>
          </table:table-cell>
          <table:table-cell office:value-type="float" office:value="4.39563" calcext:value-type="float">
            <text:p>4.39563</text:p>
          </table:table-cell>
          <table:table-cell office:value-type="float" office:value="4.326111" calcext:value-type="float">
            <text:p>4.326111</text:p>
          </table:table-cell>
          <table:table-cell office:value-type="float" office:value="4.53653" calcext:value-type="float">
            <text:p>4.53653</text:p>
          </table:table-cell>
          <table:table-cell office:value-type="float" office:value="4.489716" calcext:value-type="float">
            <text:p>4.489716</text:p>
          </table:table-cell>
          <table:table-cell office:value-type="float" office:value="4.836182" calcext:value-type="float">
            <text:p>4.836182</text:p>
          </table:table-cell>
          <table:table-cell office:value-type="float" office:value="4.803162" calcext:value-type="float">
            <text:p>4.803162</text:p>
          </table:table-cell>
          <table:table-cell office:value-type="float" office:value="8.350006" calcext:value-type="float">
            <text:p>8.350006</text:p>
          </table:table-cell>
          <table:table-cell office:value-type="float" office:value="-2.047882" calcext:value-type="float">
            <text:p>-2.0478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5" calcext:value-type="float">
            <text:p>26032005</text:p>
          </table:table-cell>
          <table:table-cell office:value-type="float" office:value="11.18232" calcext:value-type="float">
            <text:p>11.18232</text:p>
          </table:table-cell>
          <table:table-cell office:value-type="float" office:value="8.33" calcext:value-type="float">
            <text:p>8.33</text:p>
          </table:table-cell>
          <table:table-cell office:value-type="float" office:value="-1.13" calcext:value-type="float">
            <text:p>-1.13</text:p>
          </table:table-cell>
          <table:table-cell office:value-type="float" office:value="0.8119446" calcext:value-type="float">
            <text:p>0.8119446</text:p>
          </table:table-cell>
          <table:table-cell office:value-type="float" office:value="0.4968852" calcext:value-type="float">
            <text:p>0.4968852</text:p>
          </table:table-cell>
          <table:table-cell office:value-type="float" office:value="145.548" calcext:value-type="float">
            <text:p>145.548</text:p>
          </table:table-cell>
          <table:table-cell office:value-type="float" office:value="0" calcext:value-type="float">
            <text:p>0</text:p>
          </table:table-cell>
          <table:table-cell office:value-type="float" office:value="16.21548" calcext:value-type="float">
            <text:p>16.21548</text:p>
          </table:table-cell>
          <table:table-cell office:value-type="float" office:value="-0.7411499" calcext:value-type="float">
            <text:p>-0.7411499</text:p>
          </table:table-cell>
          <table:table-cell office:value-type="float" office:value="11.84641" calcext:value-type="float">
            <text:p>11.84641</text:p>
          </table:table-cell>
          <table:table-cell office:value-type="float" office:value="0.2273865" calcext:value-type="float">
            <text:p>0.2273865</text:p>
          </table:table-cell>
          <table:table-cell office:value-type="float" office:value="8.857574" calcext:value-type="float">
            <text:p>8.857574</text:p>
          </table:table-cell>
          <table:table-cell office:value-type="float" office:value="1.245056" calcext:value-type="float">
            <text:p>1.245056</text:p>
          </table:table-cell>
          <table:table-cell office:value-type="float" office:value="6.965851" calcext:value-type="float">
            <text:p>6.965851</text:p>
          </table:table-cell>
          <table:table-cell office:value-type="float" office:value="2.185028" calcext:value-type="float">
            <text:p>2.185028</text:p>
          </table:table-cell>
          <table:table-cell office:value-type="float" office:value="6.017151" calcext:value-type="float">
            <text:p>6.017151</text:p>
          </table:table-cell>
          <table:table-cell office:value-type="float" office:value="2.804138" calcext:value-type="float">
            <text:p>2.804138</text:p>
          </table:table-cell>
          <table:table-cell office:value-type="float" office:value="5.256622" calcext:value-type="float">
            <text:p>5.256622</text:p>
          </table:table-cell>
          <table:table-cell office:value-type="float" office:value="3.471161" calcext:value-type="float">
            <text:p>3.471161</text:p>
          </table:table-cell>
          <table:table-cell office:value-type="float" office:value="4.961884" calcext:value-type="float">
            <text:p>4.961884</text:p>
          </table:table-cell>
          <table:table-cell office:value-type="float" office:value="3.991394" calcext:value-type="float">
            <text:p>3.991394</text:p>
          </table:table-cell>
          <table:table-cell office:value-type="float" office:value="4.955536" calcext:value-type="float">
            <text:p>4.955536</text:p>
          </table:table-cell>
          <table:table-cell office:value-type="float" office:value="4.604645" calcext:value-type="float">
            <text:p>4.604645</text:p>
          </table:table-cell>
          <table:table-cell office:value-type="float" office:value="5.118805" calcext:value-type="float">
            <text:p>5.118805</text:p>
          </table:table-cell>
          <table:table-cell office:value-type="float" office:value="4.905975" calcext:value-type="float">
            <text:p>4.905975</text:p>
          </table:table-cell>
          <table:table-cell office:value-type="float" office:value="4.766815" calcext:value-type="float">
            <text:p>4.766815</text:p>
          </table:table-cell>
          <table:table-cell office:value-type="float" office:value="4.760834" calcext:value-type="float">
            <text:p>4.760834</text:p>
          </table:table-cell>
          <table:table-cell office:value-type="float" office:value="4.557312" calcext:value-type="float">
            <text:p>4.557312</text:p>
          </table:table-cell>
          <table:table-cell office:value-type="float" office:value="4.499573" calcext:value-type="float">
            <text:p>4.499573</text:p>
          </table:table-cell>
          <table:table-cell office:value-type="float" office:value="4.460846" calcext:value-type="float">
            <text:p>4.460846</text:p>
          </table:table-cell>
          <table:table-cell office:value-type="float" office:value="4.396332" calcext:value-type="float">
            <text:p>4.396332</text:p>
          </table:table-cell>
          <table:table-cell office:value-type="float" office:value="4.585114" calcext:value-type="float">
            <text:p>4.585114</text:p>
          </table:table-cell>
          <table:table-cell office:value-type="float" office:value="4.537018" calcext:value-type="float">
            <text:p>4.537018</text:p>
          </table:table-cell>
          <table:table-cell office:value-type="float" office:value="4.872406" calcext:value-type="float">
            <text:p>4.872406</text:p>
          </table:table-cell>
          <table:table-cell office:value-type="float" office:value="4.836578" calcext:value-type="float">
            <text:p>4.836578</text:p>
          </table:table-cell>
          <table:table-cell office:value-type="float" office:value="18.70386" calcext:value-type="float">
            <text:p>18.70386</text:p>
          </table:table-cell>
          <table:table-cell office:value-type="float" office:value="-2.738892" calcext:value-type="float">
            <text:p>-2.7388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5" calcext:value-type="float">
            <text:p>27032005</text:p>
          </table:table-cell>
          <table:table-cell office:value-type="float" office:value="22.04684" calcext:value-type="float">
            <text:p>22.04684</text:p>
          </table:table-cell>
          <table:table-cell office:value-type="float" office:value="16.07" calcext:value-type="float">
            <text:p>16.07</text:p>
          </table:table-cell>
          <table:table-cell office:value-type="float" office:value="-3.62" calcext:value-type="float">
            <text:p>-3.62</text:p>
          </table:table-cell>
          <table:table-cell office:value-type="float" office:value="0.8705863" calcext:value-type="float">
            <text:p>0.8705863</text:p>
          </table:table-cell>
          <table:table-cell office:value-type="float" office:value="0.41419" calcext:value-type="float">
            <text:p>0.41419</text:p>
          </table:table-cell>
          <table:table-cell office:value-type="float" office:value="219.456" calcext:value-type="float">
            <text:p>219.456</text:p>
          </table:table-cell>
          <table:table-cell office:value-type="float" office:value="0" calcext:value-type="float">
            <text:p>0</text:p>
          </table:table-cell>
          <table:table-cell office:value-type="float" office:value="27.65823" calcext:value-type="float">
            <text:p>27.65823</text:p>
          </table:table-cell>
          <table:table-cell office:value-type="float" office:value="-1.803741" calcext:value-type="float">
            <text:p>-1.803741</text:p>
          </table:table-cell>
          <table:table-cell office:value-type="float" office:value="19.37509" calcext:value-type="float">
            <text:p>19.37509</text:p>
          </table:table-cell>
          <table:table-cell office:value-type="float" office:value="-0.0854187" calcext:value-type="float">
            <text:p>-0.0854187</text:p>
          </table:table-cell>
          <table:table-cell office:value-type="float" office:value="14.40277" calcext:value-type="float">
            <text:p>14.40277</text:p>
          </table:table-cell>
          <table:table-cell office:value-type="float" office:value="1.427155" calcext:value-type="float">
            <text:p>1.427155</text:p>
          </table:table-cell>
          <table:table-cell office:value-type="float" office:value="10.88287" calcext:value-type="float">
            <text:p>10.88287</text:p>
          </table:table-cell>
          <table:table-cell office:value-type="float" office:value="2.640839" calcext:value-type="float">
            <text:p>2.640839</text:p>
          </table:table-cell>
          <table:table-cell office:value-type="float" office:value="8.934601" calcext:value-type="float">
            <text:p>8.934601</text:p>
          </table:table-cell>
          <table:table-cell office:value-type="float" office:value="3.346161" calcext:value-type="float">
            <text:p>3.346161</text:p>
          </table:table-cell>
          <table:table-cell office:value-type="float" office:value="7.292236" calcext:value-type="float">
            <text:p>7.292236</text:p>
          </table:table-cell>
          <table:table-cell office:value-type="float" office:value="4.018616" calcext:value-type="float">
            <text:p>4.018616</text:p>
          </table:table-cell>
          <table:table-cell office:value-type="float" office:value="6.305511" calcext:value-type="float">
            <text:p>6.305511</text:p>
          </table:table-cell>
          <table:table-cell office:value-type="float" office:value="4.359192" calcext:value-type="float">
            <text:p>4.359192</text:p>
          </table:table-cell>
          <table:table-cell office:value-type="float" office:value="5.028412" calcext:value-type="float">
            <text:p>5.028412</text:p>
          </table:table-cell>
          <table:table-cell office:value-type="float" office:value="4.684937" calcext:value-type="float">
            <text:p>4.684937</text:p>
          </table:table-cell>
          <table:table-cell office:value-type="float" office:value="4.904358" calcext:value-type="float">
            <text:p>4.904358</text:p>
          </table:table-cell>
          <table:table-cell office:value-type="float" office:value="4.822083" calcext:value-type="float">
            <text:p>4.822083</text:p>
          </table:table-cell>
          <table:table-cell office:value-type="float" office:value="4.760651" calcext:value-type="float">
            <text:p>4.760651</text:p>
          </table:table-cell>
          <table:table-cell office:value-type="float" office:value="4.73822" calcext:value-type="float">
            <text:p>4.73822</text:p>
          </table:table-cell>
          <table:table-cell office:value-type="float" office:value="4.59436" calcext:value-type="float">
            <text:p>4.59436</text:p>
          </table:table-cell>
          <table:table-cell office:value-type="float" office:value="4.5578" calcext:value-type="float">
            <text:p>4.5578</text:p>
          </table:table-cell>
          <table:table-cell office:value-type="float" office:value="4.518494" calcext:value-type="float">
            <text:p>4.518494</text:p>
          </table:table-cell>
          <table:table-cell office:value-type="float" office:value="4.461517" calcext:value-type="float">
            <text:p>4.461517</text:p>
          </table:table-cell>
          <table:table-cell office:value-type="float" office:value="4.633606" calcext:value-type="float">
            <text:p>4.633606</text:p>
          </table:table-cell>
          <table:table-cell office:value-type="float" office:value="4.585602" calcext:value-type="float">
            <text:p>4.585602</text:p>
          </table:table-cell>
          <table:table-cell office:value-type="float" office:value="4.910645" calcext:value-type="float">
            <text:p>4.910645</text:p>
          </table:table-cell>
          <table:table-cell office:value-type="float" office:value="4.872772" calcext:value-type="float">
            <text:p>4.872772</text:p>
          </table:table-cell>
          <table:table-cell office:value-type="float" office:value="31.00549" calcext:value-type="float">
            <text:p>31.00549</text:p>
          </table:table-cell>
          <table:table-cell office:value-type="float" office:value="-4.124451" calcext:value-type="float">
            <text:p>-4.1244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5" calcext:value-type="float">
            <text:p>28032005</text:p>
          </table:table-cell>
          <table:table-cell office:value-type="float" office:value="19.18355" calcext:value-type="float">
            <text:p>19.18355</text:p>
          </table:table-cell>
          <table:table-cell office:value-type="float" office:value="23.8" calcext:value-type="float">
            <text:p>23.8</text:p>
          </table:table-cell>
          <table:table-cell office:value-type="float" office:value="2.82" calcext:value-type="float">
            <text:p>2.82</text:p>
          </table:table-cell>
          <table:table-cell office:value-type="float" office:value="0.9363385" calcext:value-type="float">
            <text:p>0.9363385</text:p>
          </table:table-cell>
          <table:table-cell office:value-type="float" office:value="0.6587824" calcext:value-type="float">
            <text:p>0.6587824</text:p>
          </table:table-cell>
          <table:table-cell office:value-type="float" office:value="424.332" calcext:value-type="float">
            <text:p>424.332</text:p>
          </table:table-cell>
          <table:table-cell office:value-type="float" office:value="0" calcext:value-type="float">
            <text:p>0</text:p>
          </table:table-cell>
          <table:table-cell office:value-type="float" office:value="37.52084" calcext:value-type="float">
            <text:p>37.52084</text:p>
          </table:table-cell>
          <table:table-cell office:value-type="float" office:value="0.9900208" calcext:value-type="float">
            <text:p>0.9900208</text:p>
          </table:table-cell>
          <table:table-cell office:value-type="float" office:value="23.63354" calcext:value-type="float">
            <text:p>23.63354</text:p>
          </table:table-cell>
          <table:table-cell office:value-type="float" office:value="3.188263" calcext:value-type="float">
            <text:p>3.188263</text:p>
          </table:table-cell>
          <table:table-cell office:value-type="float" office:value="18.15924" calcext:value-type="float">
            <text:p>18.15924</text:p>
          </table:table-cell>
          <table:table-cell office:value-type="float" office:value="4.619293" calcext:value-type="float">
            <text:p>4.619293</text:p>
          </table:table-cell>
          <table:table-cell office:value-type="float" office:value="14.09399" calcext:value-type="float">
            <text:p>14.09399</text:p>
          </table:table-cell>
          <table:table-cell office:value-type="float" office:value="5.511292" calcext:value-type="float">
            <text:p>5.511292</text:p>
          </table:table-cell>
          <table:table-cell office:value-type="float" office:value="11.75769" calcext:value-type="float">
            <text:p>11.75769</text:p>
          </table:table-cell>
          <table:table-cell office:value-type="float" office:value="5.881744" calcext:value-type="float">
            <text:p>5.881744</text:p>
          </table:table-cell>
          <table:table-cell office:value-type="float" office:value="9.68045" calcext:value-type="float">
            <text:p>9.68045</text:p>
          </table:table-cell>
          <table:table-cell office:value-type="float" office:value="6.100677" calcext:value-type="float">
            <text:p>6.100677</text:p>
          </table:table-cell>
          <table:table-cell office:value-type="float" office:value="8.066925" calcext:value-type="float">
            <text:p>8.066925</text:p>
          </table:table-cell>
          <table:table-cell office:value-type="float" office:value="5.895996" calcext:value-type="float">
            <text:p>5.895996</text:p>
          </table:table-cell>
          <table:table-cell office:value-type="float" office:value="5.951813" calcext:value-type="float">
            <text:p>5.951813</text:p>
          </table:table-cell>
          <table:table-cell office:value-type="float" office:value="5.042175" calcext:value-type="float">
            <text:p>5.042175</text:p>
          </table:table-cell>
          <table:table-cell office:value-type="float" office:value="5.011993" calcext:value-type="float">
            <text:p>5.011993</text:p>
          </table:table-cell>
          <table:table-cell office:value-type="float" office:value="4.826172" calcext:value-type="float">
            <text:p>4.826172</text:p>
          </table:table-cell>
          <table:table-cell office:value-type="float" office:value="4.746399" calcext:value-type="float">
            <text:p>4.746399</text:p>
          </table:table-cell>
          <table:table-cell office:value-type="float" office:value="4.734711" calcext:value-type="float">
            <text:p>4.734711</text:p>
          </table:table-cell>
          <table:table-cell office:value-type="float" office:value="4.622467" calcext:value-type="float">
            <text:p>4.622467</text:p>
          </table:table-cell>
          <table:table-cell office:value-type="float" office:value="4.594666" calcext:value-type="float">
            <text:p>4.594666</text:p>
          </table:table-cell>
          <table:table-cell office:value-type="float" office:value="4.567871" calcext:value-type="float">
            <text:p>4.567871</text:p>
          </table:table-cell>
          <table:table-cell office:value-type="float" office:value="4.519043" calcext:value-type="float">
            <text:p>4.519043</text:p>
          </table:table-cell>
          <table:table-cell office:value-type="float" office:value="4.681671" calcext:value-type="float">
            <text:p>4.681671</text:p>
          </table:table-cell>
          <table:table-cell office:value-type="float" office:value="4.634155" calcext:value-type="float">
            <text:p>4.634155</text:p>
          </table:table-cell>
          <table:table-cell office:value-type="float" office:value="4.95108" calcext:value-type="float">
            <text:p>4.95108</text:p>
          </table:table-cell>
          <table:table-cell office:value-type="float" office:value="4.911072" calcext:value-type="float">
            <text:p>4.911072</text:p>
          </table:table-cell>
          <table:table-cell office:value-type="float" office:value="52.48419" calcext:value-type="float">
            <text:p>52.48419</text:p>
          </table:table-cell>
          <table:table-cell office:value-type="float" office:value="-1.256866" calcext:value-type="float">
            <text:p>-1.25686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5" calcext:value-type="float">
            <text:p>29032005</text:p>
          </table:table-cell>
          <table:table-cell office:value-type="float" office:value="16.24248" calcext:value-type="float">
            <text:p>16.24248</text:p>
          </table:table-cell>
          <table:table-cell office:value-type="float" office:value="25.11" calcext:value-type="float">
            <text:p>25.11</text:p>
          </table:table-cell>
          <table:table-cell office:value-type="float" office:value="10.17" calcext:value-type="float">
            <text:p>10.17</text:p>
          </table:table-cell>
          <table:table-cell office:value-type="float" office:value="1.2508" calcext:value-type="float">
            <text:p>1.2508</text:p>
          </table:table-cell>
          <table:table-cell office:value-type="float" office:value="0.9341141" calcext:value-type="float">
            <text:p>0.9341141</text:p>
          </table:table-cell>
          <table:table-cell office:value-type="float" office:value="508.788" calcext:value-type="float">
            <text:p>508.788</text:p>
          </table:table-cell>
          <table:table-cell office:value-type="float" office:value="0" calcext:value-type="float">
            <text:p>0</text:p>
          </table:table-cell>
          <table:table-cell office:value-type="float" office:value="41.71094" calcext:value-type="float">
            <text:p>41.71094</text:p>
          </table:table-cell>
          <table:table-cell office:value-type="float" office:value="8.556152" calcext:value-type="float">
            <text:p>8.556152</text:p>
          </table:table-cell>
          <table:table-cell office:value-type="float" office:value="27.25912" calcext:value-type="float">
            <text:p>27.25912</text:p>
          </table:table-cell>
          <table:table-cell office:value-type="float" office:value="9.732788" calcext:value-type="float">
            <text:p>9.732788</text:p>
          </table:table-cell>
          <table:table-cell office:value-type="float" office:value="21.51581" calcext:value-type="float">
            <text:p>21.51581</text:p>
          </table:table-cell>
          <table:table-cell office:value-type="float" office:value="10.07187" calcext:value-type="float">
            <text:p>10.07187</text:p>
          </table:table-cell>
          <table:table-cell office:value-type="float" office:value="17.16895" calcext:value-type="float">
            <text:p>17.16895</text:p>
          </table:table-cell>
          <table:table-cell office:value-type="float" office:value="9.957306" calcext:value-type="float">
            <text:p>9.957306</text:p>
          </table:table-cell>
          <table:table-cell office:value-type="float" office:value="14.59515" calcext:value-type="float">
            <text:p>14.59515</text:p>
          </table:table-cell>
          <table:table-cell office:value-type="float" office:value="9.62207" calcext:value-type="float">
            <text:p>9.62207</text:p>
          </table:table-cell>
          <table:table-cell office:value-type="float" office:value="12.17715" calcext:value-type="float">
            <text:p>12.17715</text:p>
          </table:table-cell>
          <table:table-cell office:value-type="float" office:value="9.04184" calcext:value-type="float">
            <text:p>9.04184</text:p>
          </table:table-cell>
          <table:table-cell office:value-type="float" office:value="10.16592" calcext:value-type="float">
            <text:p>10.16592</text:p>
          </table:table-cell>
          <table:table-cell office:value-type="float" office:value="8.09137" calcext:value-type="float">
            <text:p>8.09137</text:p>
          </table:table-cell>
          <table:table-cell office:value-type="float" office:value="7.359009" calcext:value-type="float">
            <text:p>7.359009</text:p>
          </table:table-cell>
          <table:table-cell office:value-type="float" office:value="5.970764" calcext:value-type="float">
            <text:p>5.970764</text:p>
          </table:table-cell>
          <table:table-cell office:value-type="float" office:value="5.494324" calcext:value-type="float">
            <text:p>5.494324</text:p>
          </table:table-cell>
          <table:table-cell office:value-type="float" office:value="5.015533" calcext:value-type="float">
            <text:p>5.015533</text:p>
          </table:table-cell>
          <table:table-cell office:value-type="float" office:value="4.834595" calcext:value-type="float">
            <text:p>4.834595</text:p>
          </table:table-cell>
          <table:table-cell office:value-type="float" office:value="4.746857" calcext:value-type="float">
            <text:p>4.746857</text:p>
          </table:table-cell>
          <table:table-cell office:value-type="float" office:value="4.662598" calcext:value-type="float">
            <text:p>4.662598</text:p>
          </table:table-cell>
          <table:table-cell office:value-type="float" office:value="4.622772" calcext:value-type="float">
            <text:p>4.622772</text:p>
          </table:table-cell>
          <table:table-cell office:value-type="float" office:value="4.612732" calcext:value-type="float">
            <text:p>4.612732</text:p>
          </table:table-cell>
          <table:table-cell office:value-type="float" office:value="4.568359" calcext:value-type="float">
            <text:p>4.568359</text:p>
          </table:table-cell>
          <table:table-cell office:value-type="float" office:value="4.727844" calcext:value-type="float">
            <text:p>4.727844</text:p>
          </table:table-cell>
          <table:table-cell office:value-type="float" office:value="4.682159" calcext:value-type="float">
            <text:p>4.682159</text:p>
          </table:table-cell>
          <table:table-cell office:value-type="float" office:value="4.992035" calcext:value-type="float">
            <text:p>4.992035</text:p>
          </table:table-cell>
          <table:table-cell office:value-type="float" office:value="4.951508" calcext:value-type="float">
            <text:p>4.951508</text:p>
          </table:table-cell>
          <table:table-cell office:value-type="float" office:value="51.44492" calcext:value-type="float">
            <text:p>51.44492</text:p>
          </table:table-cell>
          <table:table-cell office:value-type="float" office:value="6.721863" calcext:value-type="float">
            <text:p>6.7218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5" calcext:value-type="float">
            <text:p>30032005</text:p>
          </table:table-cell>
          <table:table-cell office:value-type="float" office:value="3.42576" calcext:value-type="float">
            <text:p>3.42576</text:p>
          </table:table-cell>
          <table:table-cell office:value-type="float" office:value="15.96" calcext:value-type="float">
            <text:p>15.96</text:p>
          </table:table-cell>
          <table:table-cell office:value-type="float" office:value="3.37" calcext:value-type="float">
            <text:p>3.37</text:p>
          </table:table-cell>
          <table:table-cell office:value-type="float" office:value="1.334576" calcext:value-type="float">
            <text:p>1.334576</text:p>
          </table:table-cell>
          <table:table-cell office:value-type="float" office:value="0.6847289" calcext:value-type="float">
            <text:p>0.6847289</text:p>
          </table:table-cell>
          <table:table-cell office:value-type="float" office:value="508.968" calcext:value-type="float">
            <text:p>508.968</text:p>
          </table:table-cell>
          <table:table-cell office:value-type="float" office:value="3.1" calcext:value-type="float">
            <text:p>3.1</text:p>
          </table:table-cell>
          <table:table-cell office:value-type="float" office:value="14.81003" calcext:value-type="float">
            <text:p>14.81003</text:p>
          </table:table-cell>
          <table:table-cell office:value-type="float" office:value="2.867065" calcext:value-type="float">
            <text:p>2.867065</text:p>
          </table:table-cell>
          <table:table-cell office:value-type="float" office:value="15.76483" calcext:value-type="float">
            <text:p>15.76483</text:p>
          </table:table-cell>
          <table:table-cell office:value-type="float" office:value="5.322266" calcext:value-type="float">
            <text:p>5.322266</text:p>
          </table:table-cell>
          <table:table-cell office:value-type="float" office:value="15.81024" calcext:value-type="float">
            <text:p>15.81024</text:p>
          </table:table-cell>
          <table:table-cell office:value-type="float" office:value="7.349304" calcext:value-type="float">
            <text:p>7.349304</text:p>
          </table:table-cell>
          <table:table-cell office:value-type="float" office:value="15.01141" calcext:value-type="float">
            <text:p>15.01141</text:p>
          </table:table-cell>
          <table:table-cell office:value-type="float" office:value="8.747162" calcext:value-type="float">
            <text:p>8.747162</text:p>
          </table:table-cell>
          <table:table-cell office:value-type="float" office:value="13.86481" calcext:value-type="float">
            <text:p>13.86481</text:p>
          </table:table-cell>
          <table:table-cell office:value-type="float" office:value="9.304596" calcext:value-type="float">
            <text:p>9.304596</text:p>
          </table:table-cell>
          <table:table-cell office:value-type="float" office:value="12.17712" calcext:value-type="float">
            <text:p>12.17712</text:p>
          </table:table-cell>
          <table:table-cell office:value-type="float" office:value="9.687927" calcext:value-type="float">
            <text:p>9.687927</text:p>
          </table:table-cell>
          <table:table-cell office:value-type="float" office:value="10.35428" calcext:value-type="float">
            <text:p>10.35428</text:p>
          </table:table-cell>
          <table:table-cell office:value-type="float" office:value="9.334442" calcext:value-type="float">
            <text:p>9.334442</text:p>
          </table:table-cell>
          <table:table-cell office:value-type="float" office:value="8.271423" calcext:value-type="float">
            <text:p>8.271423</text:p>
          </table:table-cell>
          <table:table-cell office:value-type="float" office:value="7.380127" calcext:value-type="float">
            <text:p>7.380127</text:p>
          </table:table-cell>
          <table:table-cell office:value-type="float" office:value="6.167419" calcext:value-type="float">
            <text:p>6.167419</text:p>
          </table:table-cell>
          <table:table-cell office:value-type="float" office:value="5.500824" calcext:value-type="float">
            <text:p>5.500824</text:p>
          </table:table-cell>
          <table:table-cell office:value-type="float" office:value="5.03006" calcext:value-type="float">
            <text:p>5.03006</text:p>
          </table:table-cell>
          <table:table-cell office:value-type="float" office:value="4.83609" calcext:value-type="float">
            <text:p>4.83609</text:p>
          </table:table-cell>
          <table:table-cell office:value-type="float" office:value="4.735779" calcext:value-type="float">
            <text:p>4.735779</text:p>
          </table:table-cell>
          <table:table-cell office:value-type="float" office:value="4.663147" calcext:value-type="float">
            <text:p>4.663147</text:p>
          </table:table-cell>
          <table:table-cell office:value-type="float" office:value="4.660461" calcext:value-type="float">
            <text:p>4.660461</text:p>
          </table:table-cell>
          <table:table-cell office:value-type="float" office:value="4.61319" calcext:value-type="float">
            <text:p>4.61319</text:p>
          </table:table-cell>
          <table:table-cell office:value-type="float" office:value="4.772949" calcext:value-type="float">
            <text:p>4.772949</text:p>
          </table:table-cell>
          <table:table-cell office:value-type="float" office:value="4.728302" calcext:value-type="float">
            <text:p>4.728302</text:p>
          </table:table-cell>
          <table:table-cell office:value-type="float" office:value="5.033112" calcext:value-type="float">
            <text:p>5.033112</text:p>
          </table:table-cell>
          <table:table-cell office:value-type="float" office:value="4.992462" calcext:value-type="float">
            <text:p>4.992462</text:p>
          </table:table-cell>
          <table:table-cell office:value-type="float" office:value="13.37595" calcext:value-type="float">
            <text:p>13.37595</text:p>
          </table:table-cell>
          <table:table-cell office:value-type="float" office:value="0.51828" calcext:value-type="float">
            <text:p>0.518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5" calcext:value-type="float">
            <text:p>31032005</text:p>
          </table:table-cell>
          <table:table-cell office:value-type="float" office:value="20.6186" calcext:value-type="float">
            <text:p>20.6186</text:p>
          </table:table-cell>
          <table:table-cell office:value-type="float" office:value="14.84" calcext:value-type="float">
            <text:p>14.84</text:p>
          </table:table-cell>
          <table:table-cell office:value-type="float" office:value="-0.38" calcext:value-type="float">
            <text:p>-0.38</text:p>
          </table:table-cell>
          <table:table-cell office:value-type="float" office:value="0.8311803" calcext:value-type="float">
            <text:p>0.8311803</text:p>
          </table:table-cell>
          <table:table-cell office:value-type="float" office:value="0.5245488" calcext:value-type="float">
            <text:p>0.5245488</text:p>
          </table:table-cell>
          <table:table-cell office:value-type="float" office:value="376.092" calcext:value-type="float">
            <text:p>376.092</text:p>
          </table:table-cell>
          <table:table-cell office:value-type="float" office:value="0" calcext:value-type="float">
            <text:p>0</text:p>
          </table:table-cell>
          <table:table-cell office:value-type="float" office:value="27.2157" calcext:value-type="float">
            <text:p>27.2157</text:p>
          </table:table-cell>
          <table:table-cell office:value-type="float" office:value="-0.2224121" calcext:value-type="float">
            <text:p>-0.2224121</text:p>
          </table:table-cell>
          <table:table-cell office:value-type="float" office:value="20.28058" calcext:value-type="float">
            <text:p>20.28058</text:p>
          </table:table-cell>
          <table:table-cell office:value-type="float" office:value="2.203247" calcext:value-type="float">
            <text:p>2.203247</text:p>
          </table:table-cell>
          <table:table-cell office:value-type="float" office:value="16.07562" calcext:value-type="float">
            <text:p>16.07562</text:p>
          </table:table-cell>
          <table:table-cell office:value-type="float" office:value="4.382141" calcext:value-type="float">
            <text:p>4.382141</text:p>
          </table:table-cell>
          <table:table-cell office:value-type="float" office:value="13.14731" calcext:value-type="float">
            <text:p>13.14731</text:p>
          </table:table-cell>
          <table:table-cell office:value-type="float" office:value="6.045532" calcext:value-type="float">
            <text:p>6.045532</text:p>
          </table:table-cell>
          <table:table-cell office:value-type="float" office:value="11.52591" calcext:value-type="float">
            <text:p>11.52591</text:p>
          </table:table-cell>
          <table:table-cell office:value-type="float" office:value="6.958832" calcext:value-type="float">
            <text:p>6.958832</text:p>
          </table:table-cell>
          <table:table-cell office:value-type="float" office:value="10.07077" calcext:value-type="float">
            <text:p>10.07077</text:p>
          </table:table-cell>
          <table:table-cell office:value-type="float" office:value="7.744171" calcext:value-type="float">
            <text:p>7.744171</text:p>
          </table:table-cell>
          <table:table-cell office:value-type="float" office:value="9.311615" calcext:value-type="float">
            <text:p>9.311615</text:p>
          </table:table-cell>
          <table:table-cell office:value-type="float" office:value="7.940277" calcext:value-type="float">
            <text:p>7.940277</text:p>
          </table:table-cell>
          <table:table-cell office:value-type="float" office:value="8.267853" calcext:value-type="float">
            <text:p>8.267853</text:p>
          </table:table-cell>
          <table:table-cell office:value-type="float" office:value="7.812836" calcext:value-type="float">
            <text:p>7.812836</text:p>
          </table:table-cell>
          <table:table-cell office:value-type="float" office:value="6.492645" calcext:value-type="float">
            <text:p>6.492645</text:p>
          </table:table-cell>
          <table:table-cell office:value-type="float" office:value="6.173279" calcext:value-type="float">
            <text:p>6.173279</text:p>
          </table:table-cell>
          <table:table-cell office:value-type="float" office:value="5.270905" calcext:value-type="float">
            <text:p>5.270905</text:p>
          </table:table-cell>
          <table:table-cell office:value-type="float" office:value="5.032562" calcext:value-type="float">
            <text:p>5.032562</text:p>
          </table:table-cell>
          <table:table-cell office:value-type="float" office:value="4.849915" calcext:value-type="float">
            <text:p>4.849915</text:p>
          </table:table-cell>
          <table:table-cell office:value-type="float" office:value="4.736786" calcext:value-type="float">
            <text:p>4.736786</text:p>
          </table:table-cell>
          <table:table-cell office:value-type="float" office:value="4.719421" calcext:value-type="float">
            <text:p>4.719421</text:p>
          </table:table-cell>
          <table:table-cell office:value-type="float" office:value="4.661011" calcext:value-type="float">
            <text:p>4.661011</text:p>
          </table:table-cell>
          <table:table-cell office:value-type="float" office:value="4.817657" calcext:value-type="float">
            <text:p>4.817657</text:p>
          </table:table-cell>
          <table:table-cell office:value-type="float" office:value="4.773376" calcext:value-type="float">
            <text:p>4.773376</text:p>
          </table:table-cell>
          <table:table-cell office:value-type="float" office:value="5.07428" calcext:value-type="float">
            <text:p>5.07428</text:p>
          </table:table-cell>
          <table:table-cell office:value-type="float" office:value="5.033539" calcext:value-type="float">
            <text:p>5.033539</text:p>
          </table:table-cell>
          <table:table-cell office:value-type="float" office:value="29.56561" calcext:value-type="float">
            <text:p>29.56561</text:p>
          </table:table-cell>
          <table:table-cell office:value-type="float" office:value="-2.329407" calcext:value-type="float">
            <text:p>-2.3294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5" calcext:value-type="float">
            <text:p>1042005</text:p>
          </table:table-cell>
          <table:table-cell office:value-type="float" office:value="23.67841" calcext:value-type="float">
            <text:p>23.67841</text:p>
          </table:table-cell>
          <table:table-cell office:value-type="float" office:value="13.9" calcext:value-type="float">
            <text:p>13.9</text:p>
          </table:table-cell>
          <table:table-cell office:value-type="float" office:value="0.29" calcext:value-type="float">
            <text:p>0.29</text:p>
          </table:table-cell>
          <table:table-cell office:value-type="float" office:value="0.7504824" calcext:value-type="float">
            <text:p>0.7504824</text:p>
          </table:table-cell>
          <table:table-cell office:value-type="float" office:value="0.5504234" calcext:value-type="float">
            <text:p>0.5504234</text:p>
          </table:table-cell>
          <table:table-cell office:value-type="float" office:value="396.468" calcext:value-type="float">
            <text:p>396.468</text:p>
          </table:table-cell>
          <table:table-cell office:value-type="float" office:value="0" calcext:value-type="float">
            <text:p>0</text:p>
          </table:table-cell>
          <table:table-cell office:value-type="float" office:value="36.91229" calcext:value-type="float">
            <text:p>36.91229</text:p>
          </table:table-cell>
          <table:table-cell office:value-type="float" office:value="0.2348938" calcext:value-type="float">
            <text:p>0.2348938</text:p>
          </table:table-cell>
          <table:table-cell office:value-type="float" office:value="24.41791" calcext:value-type="float">
            <text:p>24.41791</text:p>
          </table:table-cell>
          <table:table-cell office:value-type="float" office:value="3.671387" calcext:value-type="float">
            <text:p>3.671387</text:p>
          </table:table-cell>
          <table:table-cell office:value-type="float" office:value="19.13388" calcext:value-type="float">
            <text:p>19.13388</text:p>
          </table:table-cell>
          <table:table-cell office:value-type="float" office:value="5.721069" calcext:value-type="float">
            <text:p>5.721069</text:p>
          </table:table-cell>
          <table:table-cell office:value-type="float" office:value="15.35556" calcext:value-type="float">
            <text:p>15.35556</text:p>
          </table:table-cell>
          <table:table-cell office:value-type="float" office:value="7.063354" calcext:value-type="float">
            <text:p>7.063354</text:p>
          </table:table-cell>
          <table:table-cell office:value-type="float" office:value="13.20346" calcext:value-type="float">
            <text:p>13.20346</text:p>
          </table:table-cell>
          <table:table-cell office:value-type="float" office:value="7.724457" calcext:value-type="float">
            <text:p>7.724457</text:p>
          </table:table-cell>
          <table:table-cell office:value-type="float" office:value="11.22513" calcext:value-type="float">
            <text:p>11.22513</text:p>
          </table:table-cell>
          <table:table-cell office:value-type="float" office:value="8.233643" calcext:value-type="float">
            <text:p>8.233643</text:p>
          </table:table-cell>
          <table:table-cell office:value-type="float" office:value="9.925842" calcext:value-type="float">
            <text:p>9.925842</text:p>
          </table:table-cell>
          <table:table-cell office:value-type="float" office:value="8.207092" calcext:value-type="float">
            <text:p>8.207092</text:p>
          </table:table-cell>
          <table:table-cell office:value-type="float" office:value="8.124603" calcext:value-type="float">
            <text:p>8.124603</text:p>
          </table:table-cell>
          <table:table-cell office:value-type="float" office:value="7.862183" calcext:value-type="float">
            <text:p>7.862183</text:p>
          </table:table-cell>
          <table:table-cell office:value-type="float" office:value="6.683899" calcext:value-type="float">
            <text:p>6.683899</text:p>
          </table:table-cell>
          <table:table-cell office:value-type="float" office:value="6.494934" calcext:value-type="float">
            <text:p>6.494934</text:p>
          </table:table-cell>
          <table:table-cell office:value-type="float" office:value="5.481384" calcext:value-type="float">
            <text:p>5.481384</text:p>
          </table:table-cell>
          <table:table-cell office:value-type="float" office:value="5.273254" calcext:value-type="float">
            <text:p>5.273254</text:p>
          </table:table-cell>
          <table:table-cell office:value-type="float" office:value="4.981903" calcext:value-type="float">
            <text:p>4.981903</text:p>
          </table:table-cell>
          <table:table-cell office:value-type="float" office:value="4.851257" calcext:value-type="float">
            <text:p>4.851257</text:p>
          </table:table-cell>
          <table:table-cell office:value-type="float" office:value="4.791107" calcext:value-type="float">
            <text:p>4.791107</text:p>
          </table:table-cell>
          <table:table-cell office:value-type="float" office:value="4.720093" calcext:value-type="float">
            <text:p>4.720093</text:p>
          </table:table-cell>
          <table:table-cell office:value-type="float" office:value="4.865936" calcext:value-type="float">
            <text:p>4.865936</text:p>
          </table:table-cell>
          <table:table-cell office:value-type="float" office:value="4.818146" calcext:value-type="float">
            <text:p>4.818146</text:p>
          </table:table-cell>
          <table:table-cell office:value-type="float" office:value="5.115997" calcext:value-type="float">
            <text:p>5.115997</text:p>
          </table:table-cell>
          <table:table-cell office:value-type="float" office:value="5.074707" calcext:value-type="float">
            <text:p>5.074707</text:p>
          </table:table-cell>
          <table:table-cell office:value-type="float" office:value="46.67297" calcext:value-type="float">
            <text:p>46.67297</text:p>
          </table:table-cell>
          <table:table-cell office:value-type="float" office:value="-2.787262" calcext:value-type="float">
            <text:p>-2.7872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5" calcext:value-type="float">
            <text:p>2042005</text:p>
          </table:table-cell>
          <table:table-cell office:value-type="float" office:value="22.57871" calcext:value-type="float">
            <text:p>22.57871</text:p>
          </table:table-cell>
          <table:table-cell office:value-type="float" office:value="19.4" calcext:value-type="float">
            <text:p>19.4</text:p>
          </table:table-cell>
          <table:table-cell office:value-type="float" office:value="-4.66" calcext:value-type="float">
            <text:p>-4.66</text:p>
          </table:table-cell>
          <table:table-cell office:value-type="float" office:value="0.8079671" calcext:value-type="float">
            <text:p>0.8079671</text:p>
          </table:table-cell>
          <table:table-cell office:value-type="float" office:value="0.3834824" calcext:value-type="float">
            <text:p>0.3834824</text:p>
          </table:table-cell>
          <table:table-cell office:value-type="float" office:value="332.172" calcext:value-type="float">
            <text:p>332.172</text:p>
          </table:table-cell>
          <table:table-cell office:value-type="float" office:value="0" calcext:value-type="float">
            <text:p>0</text:p>
          </table:table-cell>
          <table:table-cell office:value-type="float" office:value="40.03644" calcext:value-type="float">
            <text:p>40.03644</text:p>
          </table:table-cell>
          <table:table-cell office:value-type="float" office:value="-2.343048" calcext:value-type="float">
            <text:p>-2.343048</text:p>
          </table:table-cell>
          <table:table-cell office:value-type="float" office:value="26.75699" calcext:value-type="float">
            <text:p>26.75699</text:p>
          </table:table-cell>
          <table:table-cell office:value-type="float" office:value="2.808868" calcext:value-type="float">
            <text:p>2.808868</text:p>
          </table:table-cell>
          <table:table-cell office:value-type="float" office:value="20.92432" calcext:value-type="float">
            <text:p>20.92432</text:p>
          </table:table-cell>
          <table:table-cell office:value-type="float" office:value="5.597382" calcext:value-type="float">
            <text:p>5.597382</text:p>
          </table:table-cell>
          <table:table-cell office:value-type="float" office:value="16.81091" calcext:value-type="float">
            <text:p>16.81091</text:p>
          </table:table-cell>
          <table:table-cell office:value-type="float" office:value="7.428345" calcext:value-type="float">
            <text:p>7.428345</text:p>
          </table:table-cell>
          <table:table-cell office:value-type="float" office:value="14.43283" calcext:value-type="float">
            <text:p>14.43283</text:p>
          </table:table-cell>
          <table:table-cell office:value-type="float" office:value="8.289429" calcext:value-type="float">
            <text:p>8.289429</text:p>
          </table:table-cell>
          <table:table-cell office:value-type="float" office:value="12.26978" calcext:value-type="float">
            <text:p>12.26978</text:p>
          </table:table-cell>
          <table:table-cell office:value-type="float" office:value="8.9104" calcext:value-type="float">
            <text:p>8.9104</text:p>
          </table:table-cell>
          <table:table-cell office:value-type="float" office:value="10.73581" calcext:value-type="float">
            <text:p>10.73581</text:p>
          </table:table-cell>
          <table:table-cell office:value-type="float" office:value="8.80481" calcext:value-type="float">
            <text:p>8.80481</text:p>
          </table:table-cell>
          <table:table-cell office:value-type="float" office:value="8.606018" calcext:value-type="float">
            <text:p>8.606018</text:p>
          </table:table-cell>
          <table:table-cell office:value-type="float" office:value="8.136536" calcext:value-type="float">
            <text:p>8.136536</text:p>
          </table:table-cell>
          <table:table-cell office:value-type="float" office:value="6.943939" calcext:value-type="float">
            <text:p>6.943939</text:p>
          </table:table-cell>
          <table:table-cell office:value-type="float" office:value="6.68634" calcext:value-type="float">
            <text:p>6.68634</text:p>
          </table:table-cell>
          <table:table-cell office:value-type="float" office:value="5.677795" calcext:value-type="float">
            <text:p>5.677795</text:p>
          </table:table-cell>
          <table:table-cell office:value-type="float" office:value="5.483398" calcext:value-type="float">
            <text:p>5.483398</text:p>
          </table:table-cell>
          <table:table-cell office:value-type="float" office:value="5.118042" calcext:value-type="float">
            <text:p>5.118042</text:p>
          </table:table-cell>
          <table:table-cell office:value-type="float" office:value="4.983307" calcext:value-type="float">
            <text:p>4.983307</text:p>
          </table:table-cell>
          <table:table-cell office:value-type="float" office:value="4.872742" calcext:value-type="float">
            <text:p>4.872742</text:p>
          </table:table-cell>
          <table:table-cell office:value-type="float" office:value="4.791931" calcext:value-type="float">
            <text:p>4.791931</text:p>
          </table:table-cell>
          <table:table-cell office:value-type="float" office:value="4.918884" calcext:value-type="float">
            <text:p>4.918884</text:p>
          </table:table-cell>
          <table:table-cell office:value-type="float" office:value="4.866486" calcext:value-type="float">
            <text:p>4.866486</text:p>
          </table:table-cell>
          <table:table-cell office:value-type="float" office:value="5.159515" calcext:value-type="float">
            <text:p>5.159515</text:p>
          </table:table-cell>
          <table:table-cell office:value-type="float" office:value="5.116455" calcext:value-type="float">
            <text:p>5.116455</text:p>
          </table:table-cell>
          <table:table-cell office:value-type="float" office:value="48.02219" calcext:value-type="float">
            <text:p>48.02219</text:p>
          </table:table-cell>
          <table:table-cell office:value-type="float" office:value="-7.087006" calcext:value-type="float">
            <text:p>-7.0870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5" calcext:value-type="float">
            <text:p>3042005</text:p>
          </table:table-cell>
          <table:table-cell office:value-type="float" office:value="20.21475" calcext:value-type="float">
            <text:p>20.21475</text:p>
          </table:table-cell>
          <table:table-cell office:value-type="float" office:value="25.29" calcext:value-type="float">
            <text:p>25.29</text:p>
          </table:table-cell>
          <table:table-cell office:value-type="float" office:value="0.58" calcext:value-type="float">
            <text:p>0.58</text:p>
          </table:table-cell>
          <table:table-cell office:value-type="float" office:value="0.9098846" calcext:value-type="float">
            <text:p>0.9098846</text:p>
          </table:table-cell>
          <table:table-cell office:value-type="float" office:value="0.5619724" calcext:value-type="float">
            <text:p>0.5619724</text:p>
          </table:table-cell>
          <table:table-cell office:value-type="float" office:value="264.924" calcext:value-type="float">
            <text:p>264.924</text:p>
          </table:table-cell>
          <table:table-cell office:value-type="float" office:value="0" calcext:value-type="float">
            <text:p>0</text:p>
          </table:table-cell>
          <table:table-cell office:value-type="float" office:value="39.92209" calcext:value-type="float">
            <text:p>39.92209</text:p>
          </table:table-cell>
          <table:table-cell office:value-type="float" office:value="2.659851" calcext:value-type="float">
            <text:p>2.659851</text:p>
          </table:table-cell>
          <table:table-cell office:value-type="float" office:value="28.2677" calcext:value-type="float">
            <text:p>28.2677</text:p>
          </table:table-cell>
          <table:table-cell office:value-type="float" office:value="6.860565" calcext:value-type="float">
            <text:p>6.860565</text:p>
          </table:table-cell>
          <table:table-cell office:value-type="float" office:value="22.58365" calcext:value-type="float">
            <text:p>22.58365</text:p>
          </table:table-cell>
          <table:table-cell office:value-type="float" office:value="8.967621" calcext:value-type="float">
            <text:p>8.967621</text:p>
          </table:table-cell>
          <table:table-cell office:value-type="float" office:value="18.43915" calcext:value-type="float">
            <text:p>18.43915</text:p>
          </table:table-cell>
          <table:table-cell office:value-type="float" office:value="10.10791" calcext:value-type="float">
            <text:p>10.10791</text:p>
          </table:table-cell>
          <table:table-cell office:value-type="float" office:value="16.02216" calcext:value-type="float">
            <text:p>16.02216</text:p>
          </table:table-cell>
          <table:table-cell office:value-type="float" office:value="10.49374" calcext:value-type="float">
            <text:p>10.49374</text:p>
          </table:table-cell>
          <table:table-cell office:value-type="float" office:value="13.75269" calcext:value-type="float">
            <text:p>13.75269</text:p>
          </table:table-cell>
          <table:table-cell office:value-type="float" office:value="10.59995" calcext:value-type="float">
            <text:p>10.59995</text:p>
          </table:table-cell>
          <table:table-cell office:value-type="float" office:value="11.96323" calcext:value-type="float">
            <text:p>11.96323</text:p>
          </table:table-cell>
          <table:table-cell office:value-type="float" office:value="10.0744" calcext:value-type="float">
            <text:p>10.0744</text:p>
          </table:table-cell>
          <table:table-cell office:value-type="float" office:value="9.427185" calcext:value-type="float">
            <text:p>9.427185</text:p>
          </table:table-cell>
          <table:table-cell office:value-type="float" office:value="8.620422" calcext:value-type="float">
            <text:p>8.620422</text:p>
          </table:table-cell>
          <table:table-cell office:value-type="float" office:value="7.322723" calcext:value-type="float">
            <text:p>7.322723</text:p>
          </table:table-cell>
          <table:table-cell office:value-type="float" office:value="6.947266" calcext:value-type="float">
            <text:p>6.947266</text:p>
          </table:table-cell>
          <table:table-cell office:value-type="float" office:value="5.887299" calcext:value-type="float">
            <text:p>5.887299</text:p>
          </table:table-cell>
          <table:table-cell office:value-type="float" office:value="5.67981" calcext:value-type="float">
            <text:p>5.67981</text:p>
          </table:table-cell>
          <table:table-cell office:value-type="float" office:value="5.258575" calcext:value-type="float">
            <text:p>5.258575</text:p>
          </table:table-cell>
          <table:table-cell office:value-type="float" office:value="5.119476" calcext:value-type="float">
            <text:p>5.119476</text:p>
          </table:table-cell>
          <table:table-cell office:value-type="float" office:value="4.96225" calcext:value-type="float">
            <text:p>4.96225</text:p>
          </table:table-cell>
          <table:table-cell office:value-type="float" office:value="4.873627" calcext:value-type="float">
            <text:p>4.873627</text:p>
          </table:table-cell>
          <table:table-cell office:value-type="float" office:value="4.977173" calcext:value-type="float">
            <text:p>4.977173</text:p>
          </table:table-cell>
          <table:table-cell office:value-type="float" office:value="4.919495" calcext:value-type="float">
            <text:p>4.919495</text:p>
          </table:table-cell>
          <table:table-cell office:value-type="float" office:value="5.205109" calcext:value-type="float">
            <text:p>5.205109</text:p>
          </table:table-cell>
          <table:table-cell office:value-type="float" office:value="5.159973" calcext:value-type="float">
            <text:p>5.159973</text:p>
          </table:table-cell>
          <table:table-cell office:value-type="float" office:value="46.35446" calcext:value-type="float">
            <text:p>46.35446</text:p>
          </table:table-cell>
          <table:table-cell office:value-type="float" office:value="-1.594452" calcext:value-type="float">
            <text:p>-1.5944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5" calcext:value-type="float">
            <text:p>4042005</text:p>
          </table:table-cell>
          <table:table-cell office:value-type="float" office:value="22.30789" calcext:value-type="float">
            <text:p>22.30789</text:p>
          </table:table-cell>
          <table:table-cell office:value-type="float" office:value="27.52" calcext:value-type="float">
            <text:p>27.52</text:p>
          </table:table-cell>
          <table:table-cell office:value-type="float" office:value="8.52" calcext:value-type="float">
            <text:p>8.52</text:p>
          </table:table-cell>
          <table:table-cell office:value-type="float" office:value="1.280785" calcext:value-type="float">
            <text:p>1.280785</text:p>
          </table:table-cell>
          <table:table-cell office:value-type="float" office:value="0.8636075" calcext:value-type="float">
            <text:p>0.8636075</text:p>
          </table:table-cell>
          <table:table-cell office:value-type="float" office:value="448.956" calcext:value-type="float">
            <text:p>448.956</text:p>
          </table:table-cell>
          <table:table-cell office:value-type="float" office:value="0" calcext:value-type="float">
            <text:p>0</text:p>
          </table:table-cell>
          <table:table-cell office:value-type="float" office:value="46.46771" calcext:value-type="float">
            <text:p>46.46771</text:p>
          </table:table-cell>
          <table:table-cell office:value-type="float" office:value="8.819794" calcext:value-type="float">
            <text:p>8.819794</text:p>
          </table:table-cell>
          <table:table-cell office:value-type="float" office:value="32.96103" calcext:value-type="float">
            <text:p>32.96103</text:p>
          </table:table-cell>
          <table:table-cell office:value-type="float" office:value="11.62936" calcext:value-type="float">
            <text:p>11.62936</text:p>
          </table:table-cell>
          <table:table-cell office:value-type="float" office:value="26.80081" calcext:value-type="float">
            <text:p>26.80081</text:p>
          </table:table-cell>
          <table:table-cell office:value-type="float" office:value="12.83548" calcext:value-type="float">
            <text:p>12.83548</text:p>
          </table:table-cell>
          <table:table-cell office:value-type="float" office:value="22.0004" calcext:value-type="float">
            <text:p>22.0004</text:p>
          </table:table-cell>
          <table:table-cell office:value-type="float" office:value="13.18713" calcext:value-type="float">
            <text:p>13.18713</text:p>
          </table:table-cell>
          <table:table-cell office:value-type="float" office:value="19.05862" calcext:value-type="float">
            <text:p>19.05862</text:p>
          </table:table-cell>
          <table:table-cell office:value-type="float" office:value="13.06271" calcext:value-type="float">
            <text:p>13.06271</text:p>
          </table:table-cell>
          <table:table-cell office:value-type="float" office:value="16.19455" calcext:value-type="float">
            <text:p>16.19455</text:p>
          </table:table-cell>
          <table:table-cell office:value-type="float" office:value="12.63617" calcext:value-type="float">
            <text:p>12.63617</text:p>
          </table:table-cell>
          <table:table-cell office:value-type="float" office:value="13.91718" calcext:value-type="float">
            <text:p>13.91718</text:p>
          </table:table-cell>
          <table:table-cell office:value-type="float" office:value="11.6712" calcext:value-type="float">
            <text:p>11.6712</text:p>
          </table:table-cell>
          <table:table-cell office:value-type="float" office:value="10.62323" calcext:value-type="float">
            <text:p>10.62323</text:p>
          </table:table-cell>
          <table:table-cell office:value-type="float" office:value="9.443512" calcext:value-type="float">
            <text:p>9.443512</text:p>
          </table:table-cell>
          <table:table-cell office:value-type="float" office:value="7.862518" calcext:value-type="float">
            <text:p>7.862518</text:p>
          </table:table-cell>
          <table:table-cell office:value-type="float" office:value="7.327515" calcext:value-type="float">
            <text:p>7.327515</text:p>
          </table:table-cell>
          <table:table-cell office:value-type="float" office:value="6.137421" calcext:value-type="float">
            <text:p>6.137421</text:p>
          </table:table-cell>
          <table:table-cell office:value-type="float" office:value="5.889587" calcext:value-type="float">
            <text:p>5.889587</text:p>
          </table:table-cell>
          <table:table-cell office:value-type="float" office:value="5.411469" calcext:value-type="float">
            <text:p>5.411469</text:p>
          </table:table-cell>
          <table:table-cell office:value-type="float" office:value="5.260101" calcext:value-type="float">
            <text:p>5.260101</text:p>
          </table:table-cell>
          <table:table-cell office:value-type="float" office:value="5.059113" calcext:value-type="float">
            <text:p>5.059113</text:p>
          </table:table-cell>
          <table:table-cell office:value-type="float" office:value="4.963196" calcext:value-type="float">
            <text:p>4.963196</text:p>
          </table:table-cell>
          <table:table-cell office:value-type="float" office:value="5.039551" calcext:value-type="float">
            <text:p>5.039551</text:p>
          </table:table-cell>
          <table:table-cell office:value-type="float" office:value="4.977783" calcext:value-type="float">
            <text:p>4.977783</text:p>
          </table:table-cell>
          <table:table-cell office:value-type="float" office:value="5.252869" calcext:value-type="float">
            <text:p>5.252869</text:p>
          </table:table-cell>
          <table:table-cell office:value-type="float" office:value="5.205597" calcext:value-type="float">
            <text:p>5.205597</text:p>
          </table:table-cell>
          <table:table-cell office:value-type="float" office:value="56.27032" calcext:value-type="float">
            <text:p>56.27032</text:p>
          </table:table-cell>
          <table:table-cell office:value-type="float" office:value="5.580017" calcext:value-type="float">
            <text:p>5.5800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5" calcext:value-type="float">
            <text:p>5042005</text:p>
          </table:table-cell>
          <table:table-cell office:value-type="float" office:value="7.39908" calcext:value-type="float">
            <text:p>7.39908</text:p>
          </table:table-cell>
          <table:table-cell office:value-type="float" office:value="21" calcext:value-type="float">
            <text:p>21</text:p>
          </table:table-cell>
          <table:table-cell office:value-type="float" office:value="13.01" calcext:value-type="float">
            <text:p>13.01</text:p>
          </table:table-cell>
          <table:table-cell office:value-type="float" office:value="1.438347" calcext:value-type="float">
            <text:p>1.438347</text:p>
          </table:table-cell>
          <table:table-cell office:value-type="float" office:value="1.071686" calcext:value-type="float">
            <text:p>1.071686</text:p>
          </table:table-cell>
          <table:table-cell office:value-type="float" office:value="314.928" calcext:value-type="float">
            <text:p>314.928</text:p>
          </table:table-cell>
          <table:table-cell office:value-type="float" office:value="0" calcext:value-type="float">
            <text:p>0</text:p>
          </table:table-cell>
          <table:table-cell office:value-type="float" office:value="26.77786" calcext:value-type="float">
            <text:p>26.77786</text:p>
          </table:table-cell>
          <table:table-cell office:value-type="float" office:value="12.85913" calcext:value-type="float">
            <text:p>12.85913</text:p>
          </table:table-cell>
          <table:table-cell office:value-type="float" office:value="21.97659" calcext:value-type="float">
            <text:p>21.97659</text:p>
          </table:table-cell>
          <table:table-cell office:value-type="float" office:value="15.19641" calcext:value-type="float">
            <text:p>15.19641</text:p>
          </table:table-cell>
          <table:table-cell office:value-type="float" office:value="19.86026" calcext:value-type="float">
            <text:p>19.86026</text:p>
          </table:table-cell>
          <table:table-cell office:value-type="float" office:value="15.94922" calcext:value-type="float">
            <text:p>15.94922</text:p>
          </table:table-cell>
          <table:table-cell office:value-type="float" office:value="18.90393" calcext:value-type="float">
            <text:p>18.90393</text:p>
          </table:table-cell>
          <table:table-cell office:value-type="float" office:value="15.93423" calcext:value-type="float">
            <text:p>15.93423</text:p>
          </table:table-cell>
          <table:table-cell office:value-type="float" office:value="17.84525" calcext:value-type="float">
            <text:p>17.84525</text:p>
          </table:table-cell>
          <table:table-cell office:value-type="float" office:value="15.5563" calcext:value-type="float">
            <text:p>15.5563</text:p>
          </table:table-cell>
          <table:table-cell office:value-type="float" office:value="16.15781" calcext:value-type="float">
            <text:p>16.15781</text:p>
          </table:table-cell>
          <table:table-cell office:value-type="float" office:value="14.79468" calcext:value-type="float">
            <text:p>14.79468</text:p>
          </table:table-cell>
          <table:table-cell office:value-type="float" office:value="14.01181" calcext:value-type="float">
            <text:p>14.01181</text:p>
          </table:table-cell>
          <table:table-cell office:value-type="float" office:value="13.51178" calcext:value-type="float">
            <text:p>13.51178</text:p>
          </table:table-cell>
          <table:table-cell office:value-type="float" office:value="11.61551" calcext:value-type="float">
            <text:p>11.61551</text:p>
          </table:table-cell>
          <table:table-cell office:value-type="float" office:value="10.64426" calcext:value-type="float">
            <text:p>10.64426</text:p>
          </table:table-cell>
          <table:table-cell office:value-type="float" office:value="8.565216" calcext:value-type="float">
            <text:p>8.565216</text:p>
          </table:table-cell>
          <table:table-cell office:value-type="float" office:value="7.869385" calcext:value-type="float">
            <text:p>7.869385</text:p>
          </table:table-cell>
          <table:table-cell office:value-type="float" office:value="6.453918" calcext:value-type="float">
            <text:p>6.453918</text:p>
          </table:table-cell>
          <table:table-cell office:value-type="float" office:value="6.14032" calcext:value-type="float">
            <text:p>6.14032</text:p>
          </table:table-cell>
          <table:table-cell office:value-type="float" office:value="5.588684" calcext:value-type="float">
            <text:p>5.588684</text:p>
          </table:table-cell>
          <table:table-cell office:value-type="float" office:value="5.413177" calcext:value-type="float">
            <text:p>5.413177</text:p>
          </table:table-cell>
          <table:table-cell office:value-type="float" office:value="5.165619" calcext:value-type="float">
            <text:p>5.165619</text:p>
          </table:table-cell>
          <table:table-cell office:value-type="float" office:value="5.060181" calcext:value-type="float">
            <text:p>5.060181</text:p>
          </table:table-cell>
          <table:table-cell office:value-type="float" office:value="5.107117" calcext:value-type="float">
            <text:p>5.107117</text:p>
          </table:table-cell>
          <table:table-cell office:value-type="float" office:value="5.040222" calcext:value-type="float">
            <text:p>5.040222</text:p>
          </table:table-cell>
          <table:table-cell office:value-type="float" office:value="5.304016" calcext:value-type="float">
            <text:p>5.304016</text:p>
          </table:table-cell>
          <table:table-cell office:value-type="float" office:value="5.253387" calcext:value-type="float">
            <text:p>5.253387</text:p>
          </table:table-cell>
          <table:table-cell office:value-type="float" office:value="32.91541" calcext:value-type="float">
            <text:p>32.91541</text:p>
          </table:table-cell>
          <table:table-cell office:value-type="float" office:value="10.07437" calcext:value-type="float">
            <text:p>10.074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5" calcext:value-type="float">
            <text:p>6042005</text:p>
          </table:table-cell>
          <table:table-cell office:value-type="float" office:value="8.3394" calcext:value-type="float">
            <text:p>8.3394</text:p>
          </table:table-cell>
          <table:table-cell office:value-type="float" office:value="17.8" calcext:value-type="float">
            <text:p>17.8</text:p>
          </table:table-cell>
          <table:table-cell office:value-type="float" office:value="9.55" calcext:value-type="float">
            <text:p>9.55</text:p>
          </table:table-cell>
          <table:table-cell office:value-type="float" office:value="1.149079" calcext:value-type="float">
            <text:p>1.149079</text:p>
          </table:table-cell>
          <table:table-cell office:value-type="float" office:value="0.9986447" calcext:value-type="float">
            <text:p>0.9986447</text:p>
          </table:table-cell>
          <table:table-cell office:value-type="float" office:value="661.752" calcext:value-type="float">
            <text:p>661.752</text:p>
          </table:table-cell>
          <table:table-cell office:value-type="float" office:value="3" calcext:value-type="float">
            <text:p>3</text:p>
          </table:table-cell>
          <table:table-cell office:value-type="float" office:value="22.01379" calcext:value-type="float">
            <text:p>22.01379</text:p>
          </table:table-cell>
          <table:table-cell office:value-type="float" office:value="8.785248" calcext:value-type="float">
            <text:p>8.785248</text:p>
          </table:table-cell>
          <table:table-cell office:value-type="float" office:value="18.35342" calcext:value-type="float">
            <text:p>18.35342</text:p>
          </table:table-cell>
          <table:table-cell office:value-type="float" office:value="11.03665" calcext:value-type="float">
            <text:p>11.03665</text:p>
          </table:table-cell>
          <table:table-cell office:value-type="float" office:value="16.36948" calcext:value-type="float">
            <text:p>16.36948</text:p>
          </table:table-cell>
          <table:table-cell office:value-type="float" office:value="12.64496" calcext:value-type="float">
            <text:p>12.64496</text:p>
          </table:table-cell>
          <table:table-cell office:value-type="float" office:value="16.38287" calcext:value-type="float">
            <text:p>16.38287</text:p>
          </table:table-cell>
          <table:table-cell office:value-type="float" office:value="13.49936" calcext:value-type="float">
            <text:p>13.49936</text:p>
          </table:table-cell>
          <table:table-cell office:value-type="float" office:value="15.96759" calcext:value-type="float">
            <text:p>15.96759</text:p>
          </table:table-cell>
          <table:table-cell office:value-type="float" office:value="13.65036" calcext:value-type="float">
            <text:p>13.65036</text:p>
          </table:table-cell>
          <table:table-cell office:value-type="float" office:value="15.17908" calcext:value-type="float">
            <text:p>15.17908</text:p>
          </table:table-cell>
          <table:table-cell office:value-type="float" office:value="13.56235" calcext:value-type="float">
            <text:p>13.56235</text:p>
          </table:table-cell>
          <table:table-cell office:value-type="float" office:value="13.86285" calcext:value-type="float">
            <text:p>13.86285</text:p>
          </table:table-cell>
          <table:table-cell office:value-type="float" office:value="12.92444" calcext:value-type="float">
            <text:p>12.92444</text:p>
          </table:table-cell>
          <table:table-cell office:value-type="float" office:value="11.74179" calcext:value-type="float">
            <text:p>11.74179</text:p>
          </table:table-cell>
          <table:table-cell office:value-type="float" office:value="11.62234" calcext:value-type="float">
            <text:p>11.62234</text:p>
          </table:table-cell>
          <table:table-cell office:value-type="float" office:value="9.081329" calcext:value-type="float">
            <text:p>9.081329</text:p>
          </table:table-cell>
          <table:table-cell office:value-type="float" office:value="8.571991" calcext:value-type="float">
            <text:p>8.571991</text:p>
          </table:table-cell>
          <table:table-cell office:value-type="float" office:value="6.808838" calcext:value-type="float">
            <text:p>6.808838</text:p>
          </table:table-cell>
          <table:table-cell office:value-type="float" office:value="6.457489" calcext:value-type="float">
            <text:p>6.457489</text:p>
          </table:table-cell>
          <table:table-cell office:value-type="float" office:value="5.795929" calcext:value-type="float">
            <text:p>5.795929</text:p>
          </table:table-cell>
          <table:table-cell office:value-type="float" office:value="5.590729" calcext:value-type="float">
            <text:p>5.590729</text:p>
          </table:table-cell>
          <table:table-cell office:value-type="float" office:value="5.285187" calcext:value-type="float">
            <text:p>5.285187</text:p>
          </table:table-cell>
          <table:table-cell office:value-type="float" office:value="5.16684" calcext:value-type="float">
            <text:p>5.16684</text:p>
          </table:table-cell>
          <table:table-cell office:value-type="float" office:value="5.180328" calcext:value-type="float">
            <text:p>5.180328</text:p>
          </table:table-cell>
          <table:table-cell office:value-type="float" office:value="5.107849" calcext:value-type="float">
            <text:p>5.107849</text:p>
          </table:table-cell>
          <table:table-cell office:value-type="float" office:value="5.358582" calcext:value-type="float">
            <text:p>5.358582</text:p>
          </table:table-cell>
          <table:table-cell office:value-type="float" office:value="5.304565" calcext:value-type="float">
            <text:p>5.304565</text:p>
          </table:table-cell>
          <table:table-cell office:value-type="float" office:value="23.98016" calcext:value-type="float">
            <text:p>23.98016</text:p>
          </table:table-cell>
          <table:table-cell office:value-type="float" office:value="6.827515" calcext:value-type="float">
            <text:p>6.8275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5" calcext:value-type="float">
            <text:p>7042005</text:p>
          </table:table-cell>
          <table:table-cell office:value-type="float" office:value="24.0543" calcext:value-type="float">
            <text:p>24.0543</text:p>
          </table:table-cell>
          <table:table-cell office:value-type="float" office:value="19.79" calcext:value-type="float">
            <text:p>19.79</text:p>
          </table:table-cell>
          <table:table-cell office:value-type="float" office:value="4.85" calcext:value-type="float">
            <text:p>4.85</text:p>
          </table:table-cell>
          <table:table-cell office:value-type="float" office:value="0.9841266" calcext:value-type="float">
            <text:p>0.9841266</text:p>
          </table:table-cell>
          <table:table-cell office:value-type="float" office:value="0.759164" calcext:value-type="float">
            <text:p>0.759164</text:p>
          </table:table-cell>
          <table:table-cell office:value-type="float" office:value="302.148" calcext:value-type="float">
            <text:p>302.148</text:p>
          </table:table-cell>
          <table:table-cell office:value-type="float" office:value="0" calcext:value-type="float">
            <text:p>0</text:p>
          </table:table-cell>
          <table:table-cell office:value-type="float" office:value="30.95248" calcext:value-type="float">
            <text:p>30.95248</text:p>
          </table:table-cell>
          <table:table-cell office:value-type="float" office:value="4.629974" calcext:value-type="float">
            <text:p>4.629974</text:p>
          </table:table-cell>
          <table:table-cell office:value-type="float" office:value="23.71997" calcext:value-type="float">
            <text:p>23.71997</text:p>
          </table:table-cell>
          <table:table-cell office:value-type="float" office:value="7.305817" calcext:value-type="float">
            <text:p>7.305817</text:p>
          </table:table-cell>
          <table:table-cell office:value-type="float" office:value="20.36057" calcext:value-type="float">
            <text:p>20.36057</text:p>
          </table:table-cell>
          <table:table-cell office:value-type="float" office:value="9.406006" calcext:value-type="float">
            <text:p>9.406006</text:p>
          </table:table-cell>
          <table:table-cell office:value-type="float" office:value="17.63651" calcext:value-type="float">
            <text:p>17.63651</text:p>
          </table:table-cell>
          <table:table-cell office:value-type="float" office:value="10.7814" calcext:value-type="float">
            <text:p>10.7814</text:p>
          </table:table-cell>
          <table:table-cell office:value-type="float" office:value="15.95508" calcext:value-type="float">
            <text:p>15.95508</text:p>
          </table:table-cell>
          <table:table-cell office:value-type="float" office:value="11.43863" calcext:value-type="float">
            <text:p>11.43863</text:p>
          </table:table-cell>
          <table:table-cell office:value-type="float" office:value="14.32263" calcext:value-type="float">
            <text:p>14.32263</text:p>
          </table:table-cell>
          <table:table-cell office:value-type="float" office:value="11.92349" calcext:value-type="float">
            <text:p>11.92349</text:p>
          </table:table-cell>
          <table:table-cell office:value-type="float" office:value="13.12518" calcext:value-type="float">
            <text:p>13.12518</text:p>
          </table:table-cell>
          <table:table-cell office:value-type="float" office:value="11.8252" calcext:value-type="float">
            <text:p>11.8252</text:p>
          </table:table-cell>
          <table:table-cell office:value-type="float" office:value="11.62701" calcext:value-type="float">
            <text:p>11.62701</text:p>
          </table:table-cell>
          <table:table-cell office:value-type="float" office:value="11.26688" calcext:value-type="float">
            <text:p>11.26688</text:p>
          </table:table-cell>
          <table:table-cell office:value-type="float" office:value="9.30365" calcext:value-type="float">
            <text:p>9.30365</text:p>
          </table:table-cell>
          <table:table-cell office:value-type="float" office:value="9.085114" calcext:value-type="float">
            <text:p>9.085114</text:p>
          </table:table-cell>
          <table:table-cell office:value-type="float" office:value="7.130219" calcext:value-type="float">
            <text:p>7.130219</text:p>
          </table:table-cell>
          <table:table-cell office:value-type="float" office:value="6.812408" calcext:value-type="float">
            <text:p>6.812408</text:p>
          </table:table-cell>
          <table:table-cell office:value-type="float" office:value="6.018555" calcext:value-type="float">
            <text:p>6.018555</text:p>
          </table:table-cell>
          <table:table-cell office:value-type="float" office:value="5.798218" calcext:value-type="float">
            <text:p>5.798218</text:p>
          </table:table-cell>
          <table:table-cell office:value-type="float" office:value="5.419006" calcext:value-type="float">
            <text:p>5.419006</text:p>
          </table:table-cell>
          <table:table-cell office:value-type="float" office:value="5.286499" calcext:value-type="float">
            <text:p>5.286499</text:p>
          </table:table-cell>
          <table:table-cell office:value-type="float" office:value="5.260925" calcext:value-type="float">
            <text:p>5.260925</text:p>
          </table:table-cell>
          <table:table-cell office:value-type="float" office:value="5.181122" calcext:value-type="float">
            <text:p>5.181122</text:p>
          </table:table-cell>
          <table:table-cell office:value-type="float" office:value="5.417419" calcext:value-type="float">
            <text:p>5.417419</text:p>
          </table:table-cell>
          <table:table-cell office:value-type="float" office:value="5.359161" calcext:value-type="float">
            <text:p>5.359161</text:p>
          </table:table-cell>
          <table:table-cell office:value-type="float" office:value="42.05579" calcext:value-type="float">
            <text:p>42.05579</text:p>
          </table:table-cell>
          <table:table-cell office:value-type="float" office:value="2.203827" calcext:value-type="float">
            <text:p>2.2038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5" calcext:value-type="float">
            <text:p>8042005</text:p>
          </table:table-cell>
          <table:table-cell office:value-type="float" office:value="20.10715" calcext:value-type="float">
            <text:p>20.10715</text:p>
          </table:table-cell>
          <table:table-cell office:value-type="float" office:value="20.66" calcext:value-type="float">
            <text:p>20.66</text:p>
          </table:table-cell>
          <table:table-cell office:value-type="float" office:value="2.7" calcext:value-type="float">
            <text:p>2.7</text:p>
          </table:table-cell>
          <table:table-cell office:value-type="float" office:value="1.051848" calcext:value-type="float">
            <text:p>1.051848</text:p>
          </table:table-cell>
          <table:table-cell office:value-type="float" office:value="0.65324" calcext:value-type="float">
            <text:p>0.65324</text:p>
          </table:table-cell>
          <table:table-cell office:value-type="float" office:value="513.108" calcext:value-type="float">
            <text:p>513.108</text:p>
          </table:table-cell>
          <table:table-cell office:value-type="float" office:value="0" calcext:value-type="float">
            <text:p>0</text:p>
          </table:table-cell>
          <table:table-cell office:value-type="float" office:value="41.09491" calcext:value-type="float">
            <text:p>41.09491</text:p>
          </table:table-cell>
          <table:table-cell office:value-type="float" office:value="4.289551" calcext:value-type="float">
            <text:p>4.289551</text:p>
          </table:table-cell>
          <table:table-cell office:value-type="float" office:value="28.52332" calcext:value-type="float">
            <text:p>28.52332</text:p>
          </table:table-cell>
          <table:table-cell office:value-type="float" office:value="8.204712" calcext:value-type="float">
            <text:p>8.204712</text:p>
          </table:table-cell>
          <table:table-cell office:value-type="float" office:value="23.1748" calcext:value-type="float">
            <text:p>23.1748</text:p>
          </table:table-cell>
          <table:table-cell office:value-type="float" office:value="10.33301" calcext:value-type="float">
            <text:p>10.33301</text:p>
          </table:table-cell>
          <table:table-cell office:value-type="float" office:value="19.53732" calcext:value-type="float">
            <text:p>19.53732</text:p>
          </table:table-cell>
          <table:table-cell office:value-type="float" office:value="11.6394" calcext:value-type="float">
            <text:p>11.6394</text:p>
          </table:table-cell>
          <table:table-cell office:value-type="float" office:value="17.3779" calcext:value-type="float">
            <text:p>17.3779</text:p>
          </table:table-cell>
          <table:table-cell office:value-type="float" office:value="12.18326" calcext:value-type="float">
            <text:p>12.18326</text:p>
          </table:table-cell>
          <table:table-cell office:value-type="float" office:value="15.34152" calcext:value-type="float">
            <text:p>15.34152</text:p>
          </table:table-cell>
          <table:table-cell office:value-type="float" office:value="12.50452" calcext:value-type="float">
            <text:p>12.50452</text:p>
          </table:table-cell>
          <table:table-cell office:value-type="float" office:value="13.84982" calcext:value-type="float">
            <text:p>13.84982</text:p>
          </table:table-cell>
          <table:table-cell office:value-type="float" office:value="12.2088" calcext:value-type="float">
            <text:p>12.2088</text:p>
          </table:table-cell>
          <table:table-cell office:value-type="float" office:value="11.68408" calcext:value-type="float">
            <text:p>11.68408</text:p>
          </table:table-cell>
          <table:table-cell office:value-type="float" office:value="11.39917" calcext:value-type="float">
            <text:p>11.39917</text:p>
          </table:table-cell>
          <table:table-cell office:value-type="float" office:value="9.501892" calcext:value-type="float">
            <text:p>9.501892</text:p>
          </table:table-cell>
          <table:table-cell office:value-type="float" office:value="9.305603" calcext:value-type="float">
            <text:p>9.305603</text:p>
          </table:table-cell>
          <table:table-cell office:value-type="float" office:value="7.399963" calcext:value-type="float">
            <text:p>7.399963</text:p>
          </table:table-cell>
          <table:table-cell office:value-type="float" office:value="7.13324" calcext:value-type="float">
            <text:p>7.13324</text:p>
          </table:table-cell>
          <table:table-cell office:value-type="float" office:value="6.236481" calcext:value-type="float">
            <text:p>6.236481</text:p>
          </table:table-cell>
          <table:table-cell office:value-type="float" office:value="6.020905" calcext:value-type="float">
            <text:p>6.020905</text:p>
          </table:table-cell>
          <table:table-cell office:value-type="float" office:value="5.563293" calcext:value-type="float">
            <text:p>5.563293</text:p>
          </table:table-cell>
          <table:table-cell office:value-type="float" office:value="5.420471" calcext:value-type="float">
            <text:p>5.420471</text:p>
          </table:table-cell>
          <table:table-cell office:value-type="float" office:value="5.348938" calcext:value-type="float">
            <text:p>5.348938</text:p>
          </table:table-cell>
          <table:table-cell office:value-type="float" office:value="5.26181" calcext:value-type="float">
            <text:p>5.26181</text:p>
          </table:table-cell>
          <table:table-cell office:value-type="float" office:value="5.481232" calcext:value-type="float">
            <text:p>5.481232</text:p>
          </table:table-cell>
          <table:table-cell office:value-type="float" office:value="5.41806" calcext:value-type="float">
            <text:p>5.41806</text:p>
          </table:table-cell>
          <table:table-cell office:value-type="float" office:value="49.91901" calcext:value-type="float">
            <text:p>49.91901</text:p>
          </table:table-cell>
          <table:table-cell office:value-type="float" office:value="0.1562805" calcext:value-type="float">
            <text:p>0.15628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5" calcext:value-type="float">
            <text:p>9042005</text:p>
          </table:table-cell>
          <table:table-cell office:value-type="float" office:value="17.88637" calcext:value-type="float">
            <text:p>17.88637</text:p>
          </table:table-cell>
          <table:table-cell office:value-type="float" office:value="24.51" calcext:value-type="float">
            <text:p>24.51</text:p>
          </table:table-cell>
          <table:table-cell office:value-type="float" office:value="12.25" calcext:value-type="float">
            <text:p>12.25</text:p>
          </table:table-cell>
          <table:table-cell office:value-type="float" office:value="1.331757" calcext:value-type="float">
            <text:p>1.331757</text:p>
          </table:table-cell>
          <table:table-cell office:value-type="float" office:value="1.06742" calcext:value-type="float">
            <text:p>1.06742</text:p>
          </table:table-cell>
          <table:table-cell office:value-type="float" office:value="622.944" calcext:value-type="float">
            <text:p>622.944</text:p>
          </table:table-cell>
          <table:table-cell office:value-type="float" office:value="0" calcext:value-type="float">
            <text:p>0</text:p>
          </table:table-cell>
          <table:table-cell office:value-type="float" office:value="42.28421" calcext:value-type="float">
            <text:p>42.28421</text:p>
          </table:table-cell>
          <table:table-cell office:value-type="float" office:value="11.66412" calcext:value-type="float">
            <text:p>11.66412</text:p>
          </table:table-cell>
          <table:table-cell office:value-type="float" office:value="30.30777" calcext:value-type="float">
            <text:p>30.30777</text:p>
          </table:table-cell>
          <table:table-cell office:value-type="float" office:value="13.31064" calcext:value-type="float">
            <text:p>13.31064</text:p>
          </table:table-cell>
          <table:table-cell office:value-type="float" office:value="25.16269" calcext:value-type="float">
            <text:p>25.16269</text:p>
          </table:table-cell>
          <table:table-cell office:value-type="float" office:value="14.12772" calcext:value-type="float">
            <text:p>14.12772</text:p>
          </table:table-cell>
          <table:table-cell office:value-type="float" office:value="21.46515" calcext:value-type="float">
            <text:p>21.46515</text:p>
          </table:table-cell>
          <table:table-cell office:value-type="float" office:value="14.47604" calcext:value-type="float">
            <text:p>14.47604</text:p>
          </table:table-cell>
          <table:table-cell office:value-type="float" office:value="19.19101" calcext:value-type="float">
            <text:p>19.19101</text:p>
          </table:table-cell>
          <table:table-cell office:value-type="float" office:value="14.43573" calcext:value-type="float">
            <text:p>14.43573</text:p>
          </table:table-cell>
          <table:table-cell office:value-type="float" office:value="16.95346" calcext:value-type="float">
            <text:p>16.95346</text:p>
          </table:table-cell>
          <table:table-cell office:value-type="float" office:value="14.14551" calcext:value-type="float">
            <text:p>14.14551</text:p>
          </table:table-cell>
          <table:table-cell office:value-type="float" office:value="15.13217" calcext:value-type="float">
            <text:p>15.13217</text:p>
          </table:table-cell>
          <table:table-cell office:value-type="float" office:value="13.38358" calcext:value-type="float">
            <text:p>13.38358</text:p>
          </table:table-cell>
          <table:table-cell office:value-type="float" office:value="12.44244" calcext:value-type="float">
            <text:p>12.44244</text:p>
          </table:table-cell>
          <table:table-cell office:value-type="float" office:value="11.69556" calcext:value-type="float">
            <text:p>11.69556</text:p>
          </table:table-cell>
          <table:table-cell office:value-type="float" office:value="9.828735" calcext:value-type="float">
            <text:p>9.828735</text:p>
          </table:table-cell>
          <table:table-cell office:value-type="float" office:value="9.504578" calcext:value-type="float">
            <text:p>9.504578</text:p>
          </table:table-cell>
          <table:table-cell office:value-type="float" office:value="7.65448" calcext:value-type="float">
            <text:p>7.65448</text:p>
          </table:table-cell>
          <table:table-cell office:value-type="float" office:value="7.402588" calcext:value-type="float">
            <text:p>7.402588</text:p>
          </table:table-cell>
          <table:table-cell office:value-type="float" office:value="6.444794" calcext:value-type="float">
            <text:p>6.444794</text:p>
          </table:table-cell>
          <table:table-cell office:value-type="float" office:value="6.238708" calcext:value-type="float">
            <text:p>6.238708</text:p>
          </table:table-cell>
          <table:table-cell office:value-type="float" office:value="5.712677" calcext:value-type="float">
            <text:p>5.712677</text:p>
          </table:table-cell>
          <table:table-cell office:value-type="float" office:value="5.564819" calcext:value-type="float">
            <text:p>5.564819</text:p>
          </table:table-cell>
          <table:table-cell office:value-type="float" office:value="5.444336" calcext:value-type="float">
            <text:p>5.444336</text:p>
          </table:table-cell>
          <table:table-cell office:value-type="float" office:value="5.349854" calcext:value-type="float">
            <text:p>5.349854</text:p>
          </table:table-cell>
          <table:table-cell office:value-type="float" office:value="5.550385" calcext:value-type="float">
            <text:p>5.550385</text:p>
          </table:table-cell>
          <table:table-cell office:value-type="float" office:value="5.481964" calcext:value-type="float">
            <text:p>5.481964</text:p>
          </table:table-cell>
          <table:table-cell office:value-type="float" office:value="51.32901" calcext:value-type="float">
            <text:p>51.32901</text:p>
          </table:table-cell>
          <table:table-cell office:value-type="float" office:value="9.347534" calcext:value-type="float">
            <text:p>9.3475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5" calcext:value-type="float">
            <text:p>10042005</text:p>
          </table:table-cell>
          <table:table-cell office:value-type="float" office:value="8.6346" calcext:value-type="float">
            <text:p>8.6346</text:p>
          </table:table-cell>
          <table:table-cell office:value-type="float" office:value="21.2" calcext:value-type="float">
            <text:p>21.2</text:p>
          </table:table-cell>
          <table:table-cell office:value-type="float" office:value="13.49" calcext:value-type="float">
            <text:p>13.49</text:p>
          </table:table-cell>
          <table:table-cell office:value-type="float" office:value="1.657914" calcext:value-type="float">
            <text:p>1.657914</text:p>
          </table:table-cell>
          <table:table-cell office:value-type="float" office:value="1.281826" calcext:value-type="float">
            <text:p>1.281826</text:p>
          </table:table-cell>
          <table:table-cell office:value-type="float" office:value="304.164" calcext:value-type="float">
            <text:p>304.164</text:p>
          </table:table-cell>
          <table:table-cell office:value-type="float" office:value="6.7" calcext:value-type="float">
            <text:p>6.7</text:p>
          </table:table-cell>
          <table:table-cell office:value-type="float" office:value="27.49805" calcext:value-type="float">
            <text:p>27.49805</text:p>
          </table:table-cell>
          <table:table-cell office:value-type="float" office:value="12.50571" calcext:value-type="float">
            <text:p>12.50571</text:p>
          </table:table-cell>
          <table:table-cell office:value-type="float" office:value="22.50397" calcext:value-type="float">
            <text:p>22.50397</text:p>
          </table:table-cell>
          <table:table-cell office:value-type="float" office:value="13.8476" calcext:value-type="float">
            <text:p>13.8476</text:p>
          </table:table-cell>
          <table:table-cell office:value-type="float" office:value="19.86432" calcext:value-type="float">
            <text:p>19.86432</text:p>
          </table:table-cell>
          <table:table-cell office:value-type="float" office:value="14.95105" calcext:value-type="float">
            <text:p>14.95105</text:p>
          </table:table-cell>
          <table:table-cell office:value-type="float" office:value="18.9939" calcext:value-type="float">
            <text:p>18.9939</text:p>
          </table:table-cell>
          <table:table-cell office:value-type="float" office:value="15.58896" calcext:value-type="float">
            <text:p>15.58896</text:p>
          </table:table-cell>
          <table:table-cell office:value-type="float" office:value="18.19971" calcext:value-type="float">
            <text:p>18.19971</text:p>
          </table:table-cell>
          <table:table-cell office:value-type="float" office:value="15.66776" calcext:value-type="float">
            <text:p>15.66776</text:p>
          </table:table-cell>
          <table:table-cell office:value-type="float" office:value="16.9068" calcext:value-type="float">
            <text:p>16.9068</text:p>
          </table:table-cell>
          <table:table-cell office:value-type="float" office:value="15.50677" calcext:value-type="float">
            <text:p>15.50677</text:p>
          </table:table-cell>
          <table:table-cell office:value-type="float" office:value="15.17706" calcext:value-type="float">
            <text:p>15.17706</text:p>
          </table:table-cell>
          <table:table-cell office:value-type="float" office:value="14.6322" calcext:value-type="float">
            <text:p>14.6322</text:p>
          </table:table-cell>
          <table:table-cell office:value-type="float" office:value="13.02289" calcext:value-type="float">
            <text:p>13.02289</text:p>
          </table:table-cell>
          <table:table-cell office:value-type="float" office:value="12.45731" calcext:value-type="float">
            <text:p>12.45731</text:p>
          </table:table-cell>
          <table:table-cell office:value-type="float" office:value="10.29269" calcext:value-type="float">
            <text:p>10.29269</text:p>
          </table:table-cell>
          <table:table-cell office:value-type="float" office:value="9.833252" calcext:value-type="float">
            <text:p>9.833252</text:p>
          </table:table-cell>
          <table:table-cell office:value-type="float" office:value="7.932892" calcext:value-type="float">
            <text:p>7.932892</text:p>
          </table:table-cell>
          <table:table-cell office:value-type="float" office:value="7.657196" calcext:value-type="float">
            <text:p>7.657196</text:p>
          </table:table-cell>
          <table:table-cell office:value-type="float" office:value="6.653076" calcext:value-type="float">
            <text:p>6.653076</text:p>
          </table:table-cell>
          <table:table-cell office:value-type="float" office:value="6.44693" calcext:value-type="float">
            <text:p>6.44693</text:p>
          </table:table-cell>
          <table:table-cell office:value-type="float" office:value="5.864502" calcext:value-type="float">
            <text:p>5.864502</text:p>
          </table:table-cell>
          <table:table-cell office:value-type="float" office:value="5.714264" calcext:value-type="float">
            <text:p>5.714264</text:p>
          </table:table-cell>
          <table:table-cell office:value-type="float" office:value="5.545929" calcext:value-type="float">
            <text:p>5.545929</text:p>
          </table:table-cell>
          <table:table-cell office:value-type="float" office:value="5.445404" calcext:value-type="float">
            <text:p>5.445404</text:p>
          </table:table-cell>
          <table:table-cell office:value-type="float" office:value="5.624878" calcext:value-type="float">
            <text:p>5.624878</text:p>
          </table:table-cell>
          <table:table-cell office:value-type="float" office:value="5.551117" calcext:value-type="float">
            <text:p>5.551117</text:p>
          </table:table-cell>
          <table:table-cell office:value-type="float" office:value="29.0459" calcext:value-type="float">
            <text:p>29.0459</text:p>
          </table:table-cell>
          <table:table-cell office:value-type="float" office:value="11.31079" calcext:value-type="float">
            <text:p>11.310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5" calcext:value-type="float">
            <text:p>11042005</text:p>
          </table:table-cell>
          <table:table-cell office:value-type="float" office:value="10.26072" calcext:value-type="float">
            <text:p>10.26072</text:p>
          </table:table-cell>
          <table:table-cell office:value-type="float" office:value="14.39" calcext:value-type="float">
            <text:p>14.39</text:p>
          </table:table-cell>
          <table:table-cell office:value-type="float" office:value="6.5" calcext:value-type="float">
            <text:p>6.5</text:p>
          </table:table-cell>
          <table:table-cell office:value-type="float" office:value="1.409354" calcext:value-type="float">
            <text:p>1.409354</text:p>
          </table:table-cell>
          <table:table-cell office:value-type="float" office:value="0.8506306" calcext:value-type="float">
            <text:p>0.8506306</text:p>
          </table:table-cell>
          <table:table-cell office:value-type="float" office:value="382.176" calcext:value-type="float">
            <text:p>382.176</text:p>
          </table:table-cell>
          <table:table-cell office:value-type="float" office:value="29.1" calcext:value-type="float">
            <text:p>29.1</text:p>
          </table:table-cell>
          <table:table-cell office:value-type="float" office:value="23.90747" calcext:value-type="float">
            <text:p>23.90747</text:p>
          </table:table-cell>
          <table:table-cell office:value-type="float" office:value="7.059845" calcext:value-type="float">
            <text:p>7.059845</text:p>
          </table:table-cell>
          <table:table-cell office:value-type="float" office:value="20.17099" calcext:value-type="float">
            <text:p>20.17099</text:p>
          </table:table-cell>
          <table:table-cell office:value-type="float" office:value="9.568298" calcext:value-type="float">
            <text:p>9.568298</text:p>
          </table:table-cell>
          <table:table-cell office:value-type="float" office:value="17.93964" calcext:value-type="float">
            <text:p>17.93964</text:p>
          </table:table-cell>
          <table:table-cell office:value-type="float" office:value="11.38129" calcext:value-type="float">
            <text:p>11.38129</text:p>
          </table:table-cell>
          <table:table-cell office:value-type="float" office:value="16.32315" calcext:value-type="float">
            <text:p>16.32315</text:p>
          </table:table-cell>
          <table:table-cell office:value-type="float" office:value="12.67749" calcext:value-type="float">
            <text:p>12.67749</text:p>
          </table:table-cell>
          <table:table-cell office:value-type="float" office:value="15.60754" calcext:value-type="float">
            <text:p>15.60754</text:p>
          </table:table-cell>
          <table:table-cell office:value-type="float" office:value="13.24893" calcext:value-type="float">
            <text:p>13.24893</text:p>
          </table:table-cell>
          <table:table-cell office:value-type="float" office:value="15.47122" calcext:value-type="float">
            <text:p>15.47122</text:p>
          </table:table-cell>
          <table:table-cell office:value-type="float" office:value="13.80612" calcext:value-type="float">
            <text:p>13.80612</text:p>
          </table:table-cell>
          <table:table-cell office:value-type="float" office:value="14.6723" calcext:value-type="float">
            <text:p>14.6723</text:p>
          </table:table-cell>
          <table:table-cell office:value-type="float" office:value="13.59619" calcext:value-type="float">
            <text:p>13.59619</text:p>
          </table:table-cell>
          <table:table-cell office:value-type="float" office:value="13.03314" calcext:value-type="float">
            <text:p>13.03314</text:p>
          </table:table-cell>
          <table:table-cell office:value-type="float" office:value="12.71176" calcext:value-type="float">
            <text:p>12.71176</text:p>
          </table:table-cell>
          <table:table-cell office:value-type="float" office:value="10.56577" calcext:value-type="float">
            <text:p>10.56577</text:p>
          </table:table-cell>
          <table:table-cell office:value-type="float" office:value="10.29706" calcext:value-type="float">
            <text:p>10.29706</text:p>
          </table:table-cell>
          <table:table-cell office:value-type="float" office:value="8.217865" calcext:value-type="float">
            <text:p>8.217865</text:p>
          </table:table-cell>
          <table:table-cell office:value-type="float" office:value="7.935944" calcext:value-type="float">
            <text:p>7.935944</text:p>
          </table:table-cell>
          <table:table-cell office:value-type="float" office:value="6.868164" calcext:value-type="float">
            <text:p>6.868164</text:p>
          </table:table-cell>
          <table:table-cell office:value-type="float" office:value="6.655273" calcext:value-type="float">
            <text:p>6.655273</text:p>
          </table:table-cell>
          <table:table-cell office:value-type="float" office:value="6.021149" calcext:value-type="float">
            <text:p>6.021149</text:p>
          </table:table-cell>
          <table:table-cell office:value-type="float" office:value="5.866119" calcext:value-type="float">
            <text:p>5.866119</text:p>
          </table:table-cell>
          <table:table-cell office:value-type="float" office:value="5.653046" calcext:value-type="float">
            <text:p>5.653046</text:p>
          </table:table-cell>
          <table:table-cell office:value-type="float" office:value="5.546997" calcext:value-type="float">
            <text:p>5.546997</text:p>
          </table:table-cell>
          <table:table-cell office:value-type="float" office:value="5.704895" calcext:value-type="float">
            <text:p>5.704895</text:p>
          </table:table-cell>
          <table:table-cell office:value-type="float" office:value="5.625702" calcext:value-type="float">
            <text:p>5.625702</text:p>
          </table:table-cell>
          <table:table-cell office:value-type="float" office:value="26.11887" calcext:value-type="float">
            <text:p>26.11887</text:p>
          </table:table-cell>
          <table:table-cell office:value-type="float" office:value="4.484314" calcext:value-type="float">
            <text:p>4.4843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5" calcext:value-type="float">
            <text:p>12042005</text:p>
          </table:table-cell>
          <table:table-cell office:value-type="float" office:value="3.888" calcext:value-type="float">
            <text:p>3.888</text:p>
          </table:table-cell>
          <table:table-cell office:value-type="float" office:value="8.63" calcext:value-type="float">
            <text:p>8.63</text:p>
          </table:table-cell>
          <table:table-cell office:value-type="float" office:value="3.91" calcext:value-type="float">
            <text:p>3.91</text:p>
          </table:table-cell>
          <table:table-cell office:value-type="float" office:value="0.9832479" calcext:value-type="float">
            <text:p>0.9832479</text:p>
          </table:table-cell>
          <table:table-cell office:value-type="float" office:value="0.7110935" calcext:value-type="float">
            <text:p>0.7110935</text:p>
          </table:table-cell>
          <table:table-cell office:value-type="float" office:value="440.964" calcext:value-type="float">
            <text:p>440.964</text:p>
          </table:table-cell>
          <table:table-cell office:value-type="float" office:value="15" calcext:value-type="float">
            <text:p>15</text:p>
          </table:table-cell>
          <table:table-cell office:value-type="float" office:value="10.93552" calcext:value-type="float">
            <text:p>10.93552</text:p>
          </table:table-cell>
          <table:table-cell office:value-type="float" office:value="4.241028" calcext:value-type="float">
            <text:p>4.241028</text:p>
          </table:table-cell>
          <table:table-cell office:value-type="float" office:value="10.3309" calcext:value-type="float">
            <text:p>10.3309</text:p>
          </table:table-cell>
          <table:table-cell office:value-type="float" office:value="6.749695" calcext:value-type="float">
            <text:p>6.749695</text:p>
          </table:table-cell>
          <table:table-cell office:value-type="float" office:value="11.27032" calcext:value-type="float">
            <text:p>11.27032</text:p>
          </table:table-cell>
          <table:table-cell office:value-type="float" office:value="8.469025" calcext:value-type="float">
            <text:p>8.469025</text:p>
          </table:table-cell>
          <table:table-cell office:value-type="float" office:value="12.5802" calcext:value-type="float">
            <text:p>12.5802</text:p>
          </table:table-cell>
          <table:table-cell office:value-type="float" office:value="9.455627" calcext:value-type="float">
            <text:p>9.455627</text:p>
          </table:table-cell>
          <table:table-cell office:value-type="float" office:value="13.16678" calcext:value-type="float">
            <text:p>13.16678</text:p>
          </table:table-cell>
          <table:table-cell office:value-type="float" office:value="9.985138" calcext:value-type="float">
            <text:p>9.985138</text:p>
          </table:table-cell>
          <table:table-cell office:value-type="float" office:value="13.75366" calcext:value-type="float">
            <text:p>13.75366</text:p>
          </table:table-cell>
          <table:table-cell office:value-type="float" office:value="10.62686" calcext:value-type="float">
            <text:p>10.62686</text:p>
          </table:table-cell>
          <table:table-cell office:value-type="float" office:value="13.57059" calcext:value-type="float">
            <text:p>13.57059</text:p>
          </table:table-cell>
          <table:table-cell office:value-type="float" office:value="11.06656" calcext:value-type="float">
            <text:p>11.06656</text:p>
          </table:table-cell>
          <table:table-cell office:value-type="float" office:value="12.70822" calcext:value-type="float">
            <text:p>12.70822</text:p>
          </table:table-cell>
          <table:table-cell office:value-type="float" office:value="11.53781" calcext:value-type="float">
            <text:p>11.53781</text:p>
          </table:table-cell>
          <table:table-cell office:value-type="float" office:value="10.603" calcext:value-type="float">
            <text:p>10.603</text:p>
          </table:table-cell>
          <table:table-cell office:value-type="float" office:value="10.51624" calcext:value-type="float">
            <text:p>10.51624</text:p>
          </table:table-cell>
          <table:table-cell office:value-type="float" office:value="8.448181" calcext:value-type="float">
            <text:p>8.448181</text:p>
          </table:table-cell>
          <table:table-cell office:value-type="float" office:value="8.220673" calcext:value-type="float">
            <text:p>8.220673</text:p>
          </table:table-cell>
          <table:table-cell office:value-type="float" office:value="7.07901" calcext:value-type="float">
            <text:p>7.07901</text:p>
          </table:table-cell>
          <table:table-cell office:value-type="float" office:value="6.870422" calcext:value-type="float">
            <text:p>6.870422</text:p>
          </table:table-cell>
          <table:table-cell office:value-type="float" office:value="6.181" calcext:value-type="float">
            <text:p>6.181</text:p>
          </table:table-cell>
          <table:table-cell office:value-type="float" office:value="6.022797" calcext:value-type="float">
            <text:p>6.022797</text:p>
          </table:table-cell>
          <table:table-cell office:value-type="float" office:value="5.76535" calcext:value-type="float">
            <text:p>5.76535</text:p>
          </table:table-cell>
          <table:table-cell office:value-type="float" office:value="5.654236" calcext:value-type="float">
            <text:p>5.654236</text:p>
          </table:table-cell>
          <table:table-cell office:value-type="float" office:value="5.790344" calcext:value-type="float">
            <text:p>5.790344</text:p>
          </table:table-cell>
          <table:table-cell office:value-type="float" office:value="5.70575" calcext:value-type="float">
            <text:p>5.70575</text:p>
          </table:table-cell>
          <table:table-cell office:value-type="float" office:value="11.34512" calcext:value-type="float">
            <text:p>11.34512</text:p>
          </table:table-cell>
          <table:table-cell office:value-type="float" office:value="2.241608" calcext:value-type="float">
            <text:p>2.2416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5" calcext:value-type="float">
            <text:p>13042005</text:p>
          </table:table-cell>
          <table:table-cell office:value-type="float" office:value="23.54724" calcext:value-type="float">
            <text:p>23.54724</text:p>
          </table:table-cell>
          <table:table-cell office:value-type="float" office:value="17.13" calcext:value-type="float">
            <text:p>17.13</text:p>
          </table:table-cell>
          <table:table-cell office:value-type="float" office:value="6.27" calcext:value-type="float">
            <text:p>6.27</text:p>
          </table:table-cell>
          <table:table-cell office:value-type="float" office:value="1.029257" calcext:value-type="float">
            <text:p>1.029257</text:p>
          </table:table-cell>
          <table:table-cell office:value-type="float" office:value="0.7790875" calcext:value-type="float">
            <text:p>0.7790875</text:p>
          </table:table-cell>
          <table:table-cell office:value-type="float" office:value="320.976" calcext:value-type="float">
            <text:p>320.976</text:p>
          </table:table-cell>
          <table:table-cell office:value-type="float" office:value="0" calcext:value-type="float">
            <text:p>0</text:p>
          </table:table-cell>
          <table:table-cell office:value-type="float" office:value="29.64041" calcext:value-type="float">
            <text:p>29.64041</text:p>
          </table:table-cell>
          <table:table-cell office:value-type="float" office:value="6.147736" calcext:value-type="float">
            <text:p>6.147736</text:p>
          </table:table-cell>
          <table:table-cell office:value-type="float" office:value="22.9697" calcext:value-type="float">
            <text:p>22.9697</text:p>
          </table:table-cell>
          <table:table-cell office:value-type="float" office:value="7.107727" calcext:value-type="float">
            <text:p>7.107727</text:p>
          </table:table-cell>
          <table:table-cell office:value-type="float" office:value="18.95978" calcext:value-type="float">
            <text:p>18.95978</text:p>
          </table:table-cell>
          <table:table-cell office:value-type="float" office:value="7.970673" calcext:value-type="float">
            <text:p>7.970673</text:p>
          </table:table-cell>
          <table:table-cell office:value-type="float" office:value="16.20389" calcext:value-type="float">
            <text:p>16.20389</text:p>
          </table:table-cell>
          <table:table-cell office:value-type="float" office:value="8.77475" calcext:value-type="float">
            <text:p>8.77475</text:p>
          </table:table-cell>
          <table:table-cell office:value-type="float" office:value="14.67389" calcext:value-type="float">
            <text:p>14.67389</text:p>
          </table:table-cell>
          <table:table-cell office:value-type="float" office:value="9.302673" calcext:value-type="float">
            <text:p>9.302673</text:p>
          </table:table-cell>
          <table:table-cell office:value-type="float" office:value="13.12344" calcext:value-type="float">
            <text:p>13.12344</text:p>
          </table:table-cell>
          <table:table-cell office:value-type="float" office:value="9.940155" calcext:value-type="float">
            <text:p>9.940155</text:p>
          </table:table-cell>
          <table:table-cell office:value-type="float" office:value="12.2356" calcext:value-type="float">
            <text:p>12.2356</text:p>
          </table:table-cell>
          <table:table-cell office:value-type="float" office:value="10.40762" calcext:value-type="float">
            <text:p>10.40762</text:p>
          </table:table-cell>
          <table:table-cell office:value-type="float" office:value="11.52548" calcext:value-type="float">
            <text:p>11.52548</text:p>
          </table:table-cell>
          <table:table-cell office:value-type="float" office:value="10.85178" calcext:value-type="float">
            <text:p>10.85178</text:p>
          </table:table-cell>
          <table:table-cell office:value-type="float" office:value="10.51349" calcext:value-type="float">
            <text:p>10.51349</text:p>
          </table:table-cell>
          <table:table-cell office:value-type="float" office:value="10.2002" calcext:value-type="float">
            <text:p>10.2002</text:p>
          </table:table-cell>
          <table:table-cell office:value-type="float" office:value="8.56897" calcext:value-type="float">
            <text:p>8.56897</text:p>
          </table:table-cell>
          <table:table-cell office:value-type="float" office:value="8.450012" calcext:value-type="float">
            <text:p>8.450012</text:p>
          </table:table-cell>
          <table:table-cell office:value-type="float" office:value="7.262848" calcext:value-type="float">
            <text:p>7.262848</text:p>
          </table:table-cell>
          <table:table-cell office:value-type="float" office:value="7.081116" calcext:value-type="float">
            <text:p>7.081116</text:p>
          </table:table-cell>
          <table:table-cell office:value-type="float" office:value="6.34137" calcext:value-type="float">
            <text:p>6.34137</text:p>
          </table:table-cell>
          <table:table-cell office:value-type="float" office:value="6.182678" calcext:value-type="float">
            <text:p>6.182678</text:p>
          </table:table-cell>
          <table:table-cell office:value-type="float" office:value="5.882904" calcext:value-type="float">
            <text:p>5.882904</text:p>
          </table:table-cell>
          <table:table-cell office:value-type="float" office:value="5.766602" calcext:value-type="float">
            <text:p>5.766602</text:p>
          </table:table-cell>
          <table:table-cell office:value-type="float" office:value="5.881561" calcext:value-type="float">
            <text:p>5.881561</text:p>
          </table:table-cell>
          <table:table-cell office:value-type="float" office:value="5.79126" calcext:value-type="float">
            <text:p>5.79126</text:p>
          </table:table-cell>
          <table:table-cell office:value-type="float" office:value="33.06866" calcext:value-type="float">
            <text:p>33.06866</text:p>
          </table:table-cell>
          <table:table-cell office:value-type="float" office:value="4.234497" calcext:value-type="float">
            <text:p>4.2344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5" calcext:value-type="float">
            <text:p>14042005</text:p>
          </table:table-cell>
          <table:table-cell office:value-type="float" office:value="25.22063" calcext:value-type="float">
            <text:p>25.22063</text:p>
          </table:table-cell>
          <table:table-cell office:value-type="float" office:value="19.6" calcext:value-type="float">
            <text:p>19.6</text:p>
          </table:table-cell>
          <table:table-cell office:value-type="float" office:value="2.61" calcext:value-type="float">
            <text:p>2.61</text:p>
          </table:table-cell>
          <table:table-cell office:value-type="float" office:value="0.9036752" calcext:value-type="float">
            <text:p>0.9036752</text:p>
          </table:table-cell>
          <table:table-cell office:value-type="float" office:value="0.6491092" calcext:value-type="float">
            <text:p>0.6491092</text:p>
          </table:table-cell>
          <table:table-cell office:value-type="float" office:value="286.128" calcext:value-type="float">
            <text:p>286.128</text:p>
          </table:table-cell>
          <table:table-cell office:value-type="float" office:value="0" calcext:value-type="float">
            <text:p>0</text:p>
          </table:table-cell>
          <table:table-cell office:value-type="float" office:value="30.7261" calcext:value-type="float">
            <text:p>30.7261</text:p>
          </table:table-cell>
          <table:table-cell office:value-type="float" office:value="3.7229" calcext:value-type="float">
            <text:p>3.7229</text:p>
          </table:table-cell>
          <table:table-cell office:value-type="float" office:value="24.24396" calcext:value-type="float">
            <text:p>24.24396</text:p>
          </table:table-cell>
          <table:table-cell office:value-type="float" office:value="6.331512" calcext:value-type="float">
            <text:p>6.331512</text:p>
          </table:table-cell>
          <table:table-cell office:value-type="float" office:value="20.07254" calcext:value-type="float">
            <text:p>20.07254</text:p>
          </table:table-cell>
          <table:table-cell office:value-type="float" office:value="8.423157" calcext:value-type="float">
            <text:p>8.423157</text:p>
          </table:table-cell>
          <table:table-cell office:value-type="float" office:value="17.21136" calcext:value-type="float">
            <text:p>17.21136</text:p>
          </table:table-cell>
          <table:table-cell office:value-type="float" office:value="9.882294" calcext:value-type="float">
            <text:p>9.882294</text:p>
          </table:table-cell>
          <table:table-cell office:value-type="float" office:value="15.57538" calcext:value-type="float">
            <text:p>15.57538</text:p>
          </table:table-cell>
          <table:table-cell office:value-type="float" office:value="10.61072" calcext:value-type="float">
            <text:p>10.61072</text:p>
          </table:table-cell>
          <table:table-cell office:value-type="float" office:value="13.91992" calcext:value-type="float">
            <text:p>13.91992</text:p>
          </table:table-cell>
          <table:table-cell office:value-type="float" office:value="11.26404" calcext:value-type="float">
            <text:p>11.26404</text:p>
          </table:table-cell>
          <table:table-cell office:value-type="float" office:value="12.83911" calcext:value-type="float">
            <text:p>12.83911</text:p>
          </table:table-cell>
          <table:table-cell office:value-type="float" office:value="11.33548" calcext:value-type="float">
            <text:p>11.33548</text:p>
          </table:table-cell>
          <table:table-cell office:value-type="float" office:value="11.37067" calcext:value-type="float">
            <text:p>11.37067</text:p>
          </table:table-cell>
          <table:table-cell office:value-type="float" office:value="11.05414" calcext:value-type="float">
            <text:p>11.05414</text:p>
          </table:table-cell>
          <table:table-cell office:value-type="float" office:value="10.1983" calcext:value-type="float">
            <text:p>10.1983</text:p>
          </table:table-cell>
          <table:table-cell office:value-type="float" office:value="10.12714" calcext:value-type="float">
            <text:p>10.12714</text:p>
          </table:table-cell>
          <table:table-cell office:value-type="float" office:value="8.632355" calcext:value-type="float">
            <text:p>8.632355</text:p>
          </table:table-cell>
          <table:table-cell office:value-type="float" office:value="8.569763" calcext:value-type="float">
            <text:p>8.569763</text:p>
          </table:table-cell>
          <table:table-cell office:value-type="float" office:value="7.408203" calcext:value-type="float">
            <text:p>7.408203</text:p>
          </table:table-cell>
          <table:table-cell office:value-type="float" office:value="7.264557" calcext:value-type="float">
            <text:p>7.264557</text:p>
          </table:table-cell>
          <table:table-cell office:value-type="float" office:value="6.493408" calcext:value-type="float">
            <text:p>6.493408</text:p>
          </table:table-cell>
          <table:table-cell office:value-type="float" office:value="6.342987" calcext:value-type="float">
            <text:p>6.342987</text:p>
          </table:table-cell>
          <table:table-cell office:value-type="float" office:value="6.003448" calcext:value-type="float">
            <text:p>6.003448</text:p>
          </table:table-cell>
          <table:table-cell office:value-type="float" office:value="5.884186" calcext:value-type="float">
            <text:p>5.884186</text:p>
          </table:table-cell>
          <table:table-cell office:value-type="float" office:value="5.976257" calcext:value-type="float">
            <text:p>5.976257</text:p>
          </table:table-cell>
          <table:table-cell office:value-type="float" office:value="5.882538" calcext:value-type="float">
            <text:p>5.882538</text:p>
          </table:table-cell>
          <table:table-cell office:value-type="float" office:value="33.77869" calcext:value-type="float">
            <text:p>33.77869</text:p>
          </table:table-cell>
          <table:table-cell office:value-type="float" office:value="0.8858032" calcext:value-type="float">
            <text:p>0.88580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5" calcext:value-type="float">
            <text:p>15042005</text:p>
          </table:table-cell>
          <table:table-cell office:value-type="float" office:value="18.55709" calcext:value-type="float">
            <text:p>18.55709</text:p>
          </table:table-cell>
          <table:table-cell office:value-type="float" office:value="22.09" calcext:value-type="float">
            <text:p>22.09</text:p>
          </table:table-cell>
          <table:table-cell office:value-type="float" office:value="6.78" calcext:value-type="float">
            <text:p>6.78</text:p>
          </table:table-cell>
          <table:table-cell office:value-type="float" office:value="1.014165" calcext:value-type="float">
            <text:p>1.014165</text:p>
          </table:table-cell>
          <table:table-cell office:value-type="float" office:value="0.8013177" calcext:value-type="float">
            <text:p>0.8013177</text:p>
          </table:table-cell>
          <table:table-cell office:value-type="float" office:value="256.248" calcext:value-type="float">
            <text:p>256.248</text:p>
          </table:table-cell>
          <table:table-cell office:value-type="float" office:value="0" calcext:value-type="float">
            <text:p>0</text:p>
          </table:table-cell>
          <table:table-cell office:value-type="float" office:value="30.55255" calcext:value-type="float">
            <text:p>30.55255</text:p>
          </table:table-cell>
          <table:table-cell office:value-type="float" office:value="6.136536" calcext:value-type="float">
            <text:p>6.136536</text:p>
          </table:table-cell>
          <table:table-cell office:value-type="float" office:value="24.03827" calcext:value-type="float">
            <text:p>24.03827</text:p>
          </table:table-cell>
          <table:table-cell office:value-type="float" office:value="8.146271" calcext:value-type="float">
            <text:p>8.146271</text:p>
          </table:table-cell>
          <table:table-cell office:value-type="float" office:value="19.77969" calcext:value-type="float">
            <text:p>19.77969</text:p>
          </table:table-cell>
          <table:table-cell office:value-type="float" office:value="9.952271" calcext:value-type="float">
            <text:p>9.952271</text:p>
          </table:table-cell>
          <table:table-cell office:value-type="float" office:value="16.98563" calcext:value-type="float">
            <text:p>16.98563</text:p>
          </table:table-cell>
          <table:table-cell office:value-type="float" office:value="11.16498" calcext:value-type="float">
            <text:p>11.16498</text:p>
          </table:table-cell>
          <table:table-cell office:value-type="float" office:value="15.46466" calcext:value-type="float">
            <text:p>15.46466</text:p>
          </table:table-cell>
          <table:table-cell office:value-type="float" office:value="11.70935" calcext:value-type="float">
            <text:p>11.70935</text:p>
          </table:table-cell>
          <table:table-cell office:value-type="float" office:value="14.0192" calcext:value-type="float">
            <text:p>14.0192</text:p>
          </table:table-cell>
          <table:table-cell office:value-type="float" office:value="12.06128" calcext:value-type="float">
            <text:p>12.06128</text:p>
          </table:table-cell>
          <table:table-cell office:value-type="float" office:value="13.03009" calcext:value-type="float">
            <text:p>13.03009</text:p>
          </table:table-cell>
          <table:table-cell office:value-type="float" office:value="11.93536" calcext:value-type="float">
            <text:p>11.93536</text:p>
          </table:table-cell>
          <table:table-cell office:value-type="float" office:value="11.64935" calcext:value-type="float">
            <text:p>11.64935</text:p>
          </table:table-cell>
          <table:table-cell office:value-type="float" office:value="11.38065" calcext:value-type="float">
            <text:p>11.38065</text:p>
          </table:table-cell>
          <table:table-cell office:value-type="float" office:value="10.23141" calcext:value-type="float">
            <text:p>10.23141</text:p>
          </table:table-cell>
          <table:table-cell office:value-type="float" office:value="10.13156" calcext:value-type="float">
            <text:p>10.13156</text:p>
          </table:table-cell>
          <table:table-cell office:value-type="float" office:value="8.706573" calcext:value-type="float">
            <text:p>8.706573</text:p>
          </table:table-cell>
          <table:table-cell office:value-type="float" office:value="8.633026" calcext:value-type="float">
            <text:p>8.633026</text:p>
          </table:table-cell>
          <table:table-cell office:value-type="float" office:value="7.530884" calcext:value-type="float">
            <text:p>7.530884</text:p>
          </table:table-cell>
          <table:table-cell office:value-type="float" office:value="7.409576" calcext:value-type="float">
            <text:p>7.409576</text:p>
          </table:table-cell>
          <table:table-cell office:value-type="float" office:value="6.634399" calcext:value-type="float">
            <text:p>6.634399</text:p>
          </table:table-cell>
          <table:table-cell office:value-type="float" office:value="6.494995" calcext:value-type="float">
            <text:p>6.494995</text:p>
          </table:table-cell>
          <table:table-cell office:value-type="float" office:value="6.124084" calcext:value-type="float">
            <text:p>6.124084</text:p>
          </table:table-cell>
          <table:table-cell office:value-type="float" office:value="6.0047" calcext:value-type="float">
            <text:p>6.0047</text:p>
          </table:table-cell>
          <table:table-cell office:value-type="float" office:value="6.075104" calcext:value-type="float">
            <text:p>6.075104</text:p>
          </table:table-cell>
          <table:table-cell office:value-type="float" office:value="5.977234" calcext:value-type="float">
            <text:p>5.977234</text:p>
          </table:table-cell>
          <table:table-cell office:value-type="float" office:value="34.504" calcext:value-type="float">
            <text:p>34.504</text:p>
          </table:table-cell>
          <table:table-cell office:value-type="float" office:value="3.794922" calcext:value-type="float">
            <text:p>3.7949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5" calcext:value-type="float">
            <text:p>16042005</text:p>
          </table:table-cell>
          <table:table-cell office:value-type="float" office:value="17.6922" calcext:value-type="float">
            <text:p>17.6922</text:p>
          </table:table-cell>
          <table:table-cell office:value-type="float" office:value="22.57" calcext:value-type="float">
            <text:p>22.57</text:p>
          </table:table-cell>
          <table:table-cell office:value-type="float" office:value="12.06" calcext:value-type="float">
            <text:p>12.06</text:p>
          </table:table-cell>
          <table:table-cell office:value-type="float" office:value="1.328844" calcext:value-type="float">
            <text:p>1.328844</text:p>
          </table:table-cell>
          <table:table-cell office:value-type="float" office:value="1.005443" calcext:value-type="float">
            <text:p>1.005443</text:p>
          </table:table-cell>
          <table:table-cell office:value-type="float" office:value="297.576" calcext:value-type="float">
            <text:p>297.576</text:p>
          </table:table-cell>
          <table:table-cell office:value-type="float" office:value="0.3" calcext:value-type="float">
            <text:p>0.3</text:p>
          </table:table-cell>
          <table:table-cell office:value-type="float" office:value="30.71414" calcext:value-type="float">
            <text:p>30.71414</text:p>
          </table:table-cell>
          <table:table-cell office:value-type="float" office:value="9.769257" calcext:value-type="float">
            <text:p>9.769257</text:p>
          </table:table-cell>
          <table:table-cell office:value-type="float" office:value="24.76367" calcext:value-type="float">
            <text:p>24.76367</text:p>
          </table:table-cell>
          <table:table-cell office:value-type="float" office:value="10.96506" calcext:value-type="float">
            <text:p>10.96506</text:p>
          </table:table-cell>
          <table:table-cell office:value-type="float" office:value="20.71747" calcext:value-type="float">
            <text:p>20.71747</text:p>
          </table:table-cell>
          <table:table-cell office:value-type="float" office:value="11.96249" calcext:value-type="float">
            <text:p>11.96249</text:p>
          </table:table-cell>
          <table:table-cell office:value-type="float" office:value="17.89761" calcext:value-type="float">
            <text:p>17.89761</text:p>
          </table:table-cell>
          <table:table-cell office:value-type="float" office:value="12.51523" calcext:value-type="float">
            <text:p>12.51523</text:p>
          </table:table-cell>
          <table:table-cell office:value-type="float" office:value="16.28577" calcext:value-type="float">
            <text:p>16.28577</text:p>
          </table:table-cell>
          <table:table-cell office:value-type="float" office:value="12.70688" calcext:value-type="float">
            <text:p>12.70688</text:p>
          </table:table-cell>
          <table:table-cell office:value-type="float" office:value="14.7247" calcext:value-type="float">
            <text:p>14.7247</text:p>
          </table:table-cell>
          <table:table-cell office:value-type="float" office:value="12.76001" calcext:value-type="float">
            <text:p>12.76001</text:p>
          </table:table-cell>
          <table:table-cell office:value-type="float" office:value="13.58975" calcext:value-type="float">
            <text:p>13.58975</text:p>
          </table:table-cell>
          <table:table-cell office:value-type="float" office:value="12.45258" calcext:value-type="float">
            <text:p>12.45258</text:p>
          </table:table-cell>
          <table:table-cell office:value-type="float" office:value="11.98572" calcext:value-type="float">
            <text:p>11.98572</text:p>
          </table:table-cell>
          <table:table-cell office:value-type="float" office:value="11.65689" calcext:value-type="float">
            <text:p>11.65689</text:p>
          </table:table-cell>
          <table:table-cell office:value-type="float" office:value="10.38815" calcext:value-type="float">
            <text:p>10.38815</text:p>
          </table:table-cell>
          <table:table-cell office:value-type="float" office:value="10.23285" calcext:value-type="float">
            <text:p>10.23285</text:p>
          </table:table-cell>
          <table:table-cell office:value-type="float" office:value="8.804657" calcext:value-type="float">
            <text:p>8.804657</text:p>
          </table:table-cell>
          <table:table-cell office:value-type="float" office:value="8.707489" calcext:value-type="float">
            <text:p>8.707489</text:p>
          </table:table-cell>
          <table:table-cell office:value-type="float" office:value="7.647186" calcext:value-type="float">
            <text:p>7.647186</text:p>
          </table:table-cell>
          <table:table-cell office:value-type="float" office:value="7.532104" calcext:value-type="float">
            <text:p>7.532104</text:p>
          </table:table-cell>
          <table:table-cell office:value-type="float" office:value="6.765167" calcext:value-type="float">
            <text:p>6.765167</text:p>
          </table:table-cell>
          <table:table-cell office:value-type="float" office:value="6.635803" calcext:value-type="float">
            <text:p>6.635803</text:p>
          </table:table-cell>
          <table:table-cell office:value-type="float" office:value="6.243134" calcext:value-type="float">
            <text:p>6.243134</text:p>
          </table:table-cell>
          <table:table-cell office:value-type="float" office:value="6.125336" calcext:value-type="float">
            <text:p>6.125336</text:p>
          </table:table-cell>
          <table:table-cell office:value-type="float" office:value="6.176666" calcext:value-type="float">
            <text:p>6.176666</text:p>
          </table:table-cell>
          <table:table-cell office:value-type="float" office:value="6.076141" calcext:value-type="float">
            <text:p>6.076141</text:p>
          </table:table-cell>
          <table:table-cell office:value-type="float" office:value="34.29865" calcext:value-type="float">
            <text:p>34.29865</text:p>
          </table:table-cell>
          <table:table-cell office:value-type="float" office:value="8.706726" calcext:value-type="float">
            <text:p>8.7067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5" calcext:value-type="float">
            <text:p>17042005</text:p>
          </table:table-cell>
          <table:table-cell office:value-type="float" office:value="21.6293" calcext:value-type="float">
            <text:p>21.6293</text:p>
          </table:table-cell>
          <table:table-cell office:value-type="float" office:value="27.87" calcext:value-type="float">
            <text:p>27.87</text:p>
          </table:table-cell>
          <table:table-cell office:value-type="float" office:value="9.9" calcext:value-type="float">
            <text:p>9.9</text:p>
          </table:table-cell>
          <table:table-cell office:value-type="float" office:value="1.241888" calcext:value-type="float">
            <text:p>1.241888</text:p>
          </table:table-cell>
          <table:table-cell office:value-type="float" office:value="1.055393" calcext:value-type="float">
            <text:p>1.055393</text:p>
          </table:table-cell>
          <table:table-cell office:value-type="float" office:value="379.404" calcext:value-type="float">
            <text:p>379.404</text:p>
          </table:table-cell>
          <table:table-cell office:value-type="float" office:value="0" calcext:value-type="float">
            <text:p>0</text:p>
          </table:table-cell>
          <table:table-cell office:value-type="float" office:value="34.22339" calcext:value-type="float">
            <text:p>34.22339</text:p>
          </table:table-cell>
          <table:table-cell office:value-type="float" office:value="9.284454" calcext:value-type="float">
            <text:p>9.284454</text:p>
          </table:table-cell>
          <table:table-cell office:value-type="float" office:value="26.27832" calcext:value-type="float">
            <text:p>26.27832</text:p>
          </table:table-cell>
          <table:table-cell office:value-type="float" office:value="10.94733" calcext:value-type="float">
            <text:p>10.94733</text:p>
          </table:table-cell>
          <table:table-cell office:value-type="float" office:value="22.22916" calcext:value-type="float">
            <text:p>22.22916</text:p>
          </table:table-cell>
          <table:table-cell office:value-type="float" office:value="12.35599" calcext:value-type="float">
            <text:p>12.35599</text:p>
          </table:table-cell>
          <table:table-cell office:value-type="float" office:value="19.28928" calcext:value-type="float">
            <text:p>19.28928</text:p>
          </table:table-cell>
          <table:table-cell office:value-type="float" office:value="13.16516" calcext:value-type="float">
            <text:p>13.16516</text:p>
          </table:table-cell>
          <table:table-cell office:value-type="float" office:value="17.50958" calcext:value-type="float">
            <text:p>17.50958</text:p>
          </table:table-cell>
          <table:table-cell office:value-type="float" office:value="13.42792" calcext:value-type="float">
            <text:p>13.42792</text:p>
          </table:table-cell>
          <table:table-cell office:value-type="float" office:value="15.76871" calcext:value-type="float">
            <text:p>15.76871</text:p>
          </table:table-cell>
          <table:table-cell office:value-type="float" office:value="13.49091" calcext:value-type="float">
            <text:p>13.49091</text:p>
          </table:table-cell>
          <table:table-cell office:value-type="float" office:value="14.43518" calcext:value-type="float">
            <text:p>14.43518</text:p>
          </table:table-cell>
          <table:table-cell office:value-type="float" office:value="13.06784" calcext:value-type="float">
            <text:p>13.06784</text:p>
          </table:table-cell>
          <table:table-cell office:value-type="float" office:value="12.49533" calcext:value-type="float">
            <text:p>12.49533</text:p>
          </table:table-cell>
          <table:table-cell office:value-type="float" office:value="11.99463" calcext:value-type="float">
            <text:p>11.99463</text:p>
          </table:table-cell>
          <table:table-cell office:value-type="float" office:value="10.61426" calcext:value-type="float">
            <text:p>10.61426</text:p>
          </table:table-cell>
          <table:table-cell office:value-type="float" office:value="10.3902" calcext:value-type="float">
            <text:p>10.3902</text:p>
          </table:table-cell>
          <table:table-cell office:value-type="float" office:value="8.928589" calcext:value-type="float">
            <text:p>8.928589</text:p>
          </table:table-cell>
          <table:table-cell office:value-type="float" office:value="8.805786" calcext:value-type="float">
            <text:p>8.805786</text:p>
          </table:table-cell>
          <table:table-cell office:value-type="float" office:value="7.766113" calcext:value-type="float">
            <text:p>7.766113</text:p>
          </table:table-cell>
          <table:table-cell office:value-type="float" office:value="7.648407" calcext:value-type="float">
            <text:p>7.648407</text:p>
          </table:table-cell>
          <table:table-cell office:value-type="float" office:value="6.890686" calcext:value-type="float">
            <text:p>6.890686</text:p>
          </table:table-cell>
          <table:table-cell office:value-type="float" office:value="6.766479" calcext:value-type="float">
            <text:p>6.766479</text:p>
          </table:table-cell>
          <table:table-cell office:value-type="float" office:value="6.360596" calcext:value-type="float">
            <text:p>6.360596</text:p>
          </table:table-cell>
          <table:table-cell office:value-type="float" office:value="6.244385" calcext:value-type="float">
            <text:p>6.244385</text:p>
          </table:table-cell>
          <table:table-cell office:value-type="float" office:value="6.280396" calcext:value-type="float">
            <text:p>6.280396</text:p>
          </table:table-cell>
          <table:table-cell office:value-type="float" office:value="6.177734" calcext:value-type="float">
            <text:p>6.177734</text:p>
          </table:table-cell>
          <table:table-cell office:value-type="float" office:value="37.13586" calcext:value-type="float">
            <text:p>37.13586</text:p>
          </table:table-cell>
          <table:table-cell office:value-type="float" office:value="7.453369" calcext:value-type="float">
            <text:p>7.4533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5" calcext:value-type="float">
            <text:p>18042005</text:p>
          </table:table-cell>
          <table:table-cell office:value-type="float" office:value="14.48956" calcext:value-type="float">
            <text:p>14.48956</text:p>
          </table:table-cell>
          <table:table-cell office:value-type="float" office:value="25.14" calcext:value-type="float">
            <text:p>25.14</text:p>
          </table:table-cell>
          <table:table-cell office:value-type="float" office:value="12.41" calcext:value-type="float">
            <text:p>12.41</text:p>
          </table:table-cell>
          <table:table-cell office:value-type="float" office:value="1.615317" calcext:value-type="float">
            <text:p>1.615317</text:p>
          </table:table-cell>
          <table:table-cell office:value-type="float" office:value="1.179263" calcext:value-type="float">
            <text:p>1.179263</text:p>
          </table:table-cell>
          <table:table-cell office:value-type="float" office:value="559.548" calcext:value-type="float">
            <text:p>559.548</text:p>
          </table:table-cell>
          <table:table-cell office:value-type="float" office:value="5.900001" calcext:value-type="float">
            <text:p>5.900001</text:p>
          </table:table-cell>
          <table:table-cell office:value-type="float" office:value="44.62085" calcext:value-type="float">
            <text:p>44.62085</text:p>
          </table:table-cell>
          <table:table-cell office:value-type="float" office:value="11.60965" calcext:value-type="float">
            <text:p>11.60965</text:p>
          </table:table-cell>
          <table:table-cell office:value-type="float" office:value="29.54208" calcext:value-type="float">
            <text:p>29.54208</text:p>
          </table:table-cell>
          <table:table-cell office:value-type="float" office:value="13.69955" calcext:value-type="float">
            <text:p>13.69955</text:p>
          </table:table-cell>
          <table:table-cell office:value-type="float" office:value="24.33142" calcext:value-type="float">
            <text:p>24.33142</text:p>
          </table:table-cell>
          <table:table-cell office:value-type="float" office:value="14.60052" calcext:value-type="float">
            <text:p>14.60052</text:p>
          </table:table-cell>
          <table:table-cell office:value-type="float" office:value="20.573" calcext:value-type="float">
            <text:p>20.573</text:p>
          </table:table-cell>
          <table:table-cell office:value-type="float" office:value="14.9978" calcext:value-type="float">
            <text:p>14.9978</text:p>
          </table:table-cell>
          <table:table-cell office:value-type="float" office:value="18.52518" calcext:value-type="float">
            <text:p>18.52518</text:p>
          </table:table-cell>
          <table:table-cell office:value-type="float" office:value="14.96622" calcext:value-type="float">
            <text:p>14.96622</text:p>
          </table:table-cell>
          <table:table-cell office:value-type="float" office:value="16.60852" calcext:value-type="float">
            <text:p>16.60852</text:p>
          </table:table-cell>
          <table:table-cell office:value-type="float" office:value="14.68256" calcext:value-type="float">
            <text:p>14.68256</text:p>
          </table:table-cell>
          <table:table-cell office:value-type="float" office:value="15.19974" calcext:value-type="float">
            <text:p>15.19974</text:p>
          </table:table-cell>
          <table:table-cell office:value-type="float" office:value="14.01575" calcext:value-type="float">
            <text:p>14.01575</text:p>
          </table:table-cell>
          <table:table-cell office:value-type="float" office:value="13.12024" calcext:value-type="float">
            <text:p>13.12024</text:p>
          </table:table-cell>
          <table:table-cell office:value-type="float" office:value="12.50626" calcext:value-type="float">
            <text:p>12.50626</text:p>
          </table:table-cell>
          <table:table-cell office:value-type="float" office:value="10.93243" calcext:value-type="float">
            <text:p>10.93243</text:p>
          </table:table-cell>
          <table:table-cell office:value-type="float" office:value="10.61725" calcext:value-type="float">
            <text:p>10.61725</text:p>
          </table:table-cell>
          <table:table-cell office:value-type="float" office:value="9.086853" calcext:value-type="float">
            <text:p>9.086853</text:p>
          </table:table-cell>
          <table:table-cell office:value-type="float" office:value="8.930023" calcext:value-type="float">
            <text:p>8.930023</text:p>
          </table:table-cell>
          <table:table-cell office:value-type="float" office:value="7.893555" calcext:value-type="float">
            <text:p>7.893555</text:p>
          </table:table-cell>
          <table:table-cell office:value-type="float" office:value="7.767395" calcext:value-type="float">
            <text:p>7.767395</text:p>
          </table:table-cell>
          <table:table-cell office:value-type="float" office:value="7.013611" calcext:value-type="float">
            <text:p>7.013611</text:p>
          </table:table-cell>
          <table:table-cell office:value-type="float" office:value="6.891998" calcext:value-type="float">
            <text:p>6.891998</text:p>
          </table:table-cell>
          <table:table-cell office:value-type="float" office:value="6.476318" calcext:value-type="float">
            <text:p>6.476318</text:p>
          </table:table-cell>
          <table:table-cell office:value-type="float" office:value="6.361816" calcext:value-type="float">
            <text:p>6.361816</text:p>
          </table:table-cell>
          <table:table-cell office:value-type="float" office:value="6.385681" calcext:value-type="float">
            <text:p>6.385681</text:p>
          </table:table-cell>
          <table:table-cell office:value-type="float" office:value="6.281494" calcext:value-type="float">
            <text:p>6.281494</text:p>
          </table:table-cell>
          <table:table-cell office:value-type="float" office:value="55.92123" calcext:value-type="float">
            <text:p>55.92123</text:p>
          </table:table-cell>
          <table:table-cell office:value-type="float" office:value="9.369446" calcext:value-type="float">
            <text:p>9.3694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5" calcext:value-type="float">
            <text:p>19042005</text:p>
          </table:table-cell>
          <table:table-cell office:value-type="float" office:value="21.2009" calcext:value-type="float">
            <text:p>21.2009</text:p>
          </table:table-cell>
          <table:table-cell office:value-type="float" office:value="26.65" calcext:value-type="float">
            <text:p>26.65</text:p>
          </table:table-cell>
          <table:table-cell office:value-type="float" office:value="16.73" calcext:value-type="float">
            <text:p>16.73</text:p>
          </table:table-cell>
          <table:table-cell office:value-type="float" office:value="1.64631" calcext:value-type="float">
            <text:p>1.64631</text:p>
          </table:table-cell>
          <table:table-cell office:value-type="float" office:value="1.299188" calcext:value-type="float">
            <text:p>1.299188</text:p>
          </table:table-cell>
          <table:table-cell office:value-type="float" office:value="365.184" calcext:value-type="float">
            <text:p>365.184</text:p>
          </table:table-cell>
          <table:table-cell office:value-type="float" office:value="0" calcext:value-type="float">
            <text:p>0</text:p>
          </table:table-cell>
          <table:table-cell office:value-type="float" office:value="35.07855" calcext:value-type="float">
            <text:p>35.07855</text:p>
          </table:table-cell>
          <table:table-cell office:value-type="float" office:value="14.50677" calcext:value-type="float">
            <text:p>14.50677</text:p>
          </table:table-cell>
          <table:table-cell office:value-type="float" office:value="28.3168" calcext:value-type="float">
            <text:p>28.3168</text:p>
          </table:table-cell>
          <table:table-cell office:value-type="float" office:value="15.19141" calcext:value-type="float">
            <text:p>15.19141</text:p>
          </table:table-cell>
          <table:table-cell office:value-type="float" office:value="23.91394" calcext:value-type="float">
            <text:p>23.91394</text:p>
          </table:table-cell>
          <table:table-cell office:value-type="float" office:value="15.73431" calcext:value-type="float">
            <text:p>15.73431</text:p>
          </table:table-cell>
          <table:table-cell office:value-type="float" office:value="21.07962" calcext:value-type="float">
            <text:p>21.07962</text:p>
          </table:table-cell>
          <table:table-cell office:value-type="float" office:value="15.94214" calcext:value-type="float">
            <text:p>15.94214</text:p>
          </table:table-cell>
          <table:table-cell office:value-type="float" office:value="19.27112" calcext:value-type="float">
            <text:p>19.27112</text:p>
          </table:table-cell>
          <table:table-cell office:value-type="float" office:value="15.84073" calcext:value-type="float">
            <text:p>15.84073</text:p>
          </table:table-cell>
          <table:table-cell office:value-type="float" office:value="17.42001" calcext:value-type="float">
            <text:p>17.42001</text:p>
          </table:table-cell>
          <table:table-cell office:value-type="float" office:value="15.50549" calcext:value-type="float">
            <text:p>15.50549</text:p>
          </table:table-cell>
          <table:table-cell office:value-type="float" office:value="15.93985" calcext:value-type="float">
            <text:p>15.93985</text:p>
          </table:table-cell>
          <table:table-cell office:value-type="float" office:value="14.755" calcext:value-type="float">
            <text:p>14.755</text:p>
          </table:table-cell>
          <table:table-cell office:value-type="float" office:value="13.74631" calcext:value-type="float">
            <text:p>13.74631</text:p>
          </table:table-cell>
          <table:table-cell office:value-type="float" office:value="13.13065" calcext:value-type="float">
            <text:p>13.13065</text:p>
          </table:table-cell>
          <table:table-cell office:value-type="float" office:value="11.30685" calcext:value-type="float">
            <text:p>11.30685</text:p>
          </table:table-cell>
          <table:table-cell office:value-type="float" office:value="10.93628" calcext:value-type="float">
            <text:p>10.93628</text:p>
          </table:table-cell>
          <table:table-cell office:value-type="float" office:value="9.282532" calcext:value-type="float">
            <text:p>9.282532</text:p>
          </table:table-cell>
          <table:table-cell office:value-type="float" office:value="9.088715" calcext:value-type="float">
            <text:p>9.088715</text:p>
          </table:table-cell>
          <table:table-cell office:value-type="float" office:value="8.035553" calcext:value-type="float">
            <text:p>8.035553</text:p>
          </table:table-cell>
          <table:table-cell office:value-type="float" office:value="7.894928" calcext:value-type="float">
            <text:p>7.894928</text:p>
          </table:table-cell>
          <table:table-cell office:value-type="float" office:value="7.138031" calcext:value-type="float">
            <text:p>7.138031</text:p>
          </table:table-cell>
          <table:table-cell office:value-type="float" office:value="7.014923" calcext:value-type="float">
            <text:p>7.014923</text:p>
          </table:table-cell>
          <table:table-cell office:value-type="float" office:value="6.592377" calcext:value-type="float">
            <text:p>6.592377</text:p>
          </table:table-cell>
          <table:table-cell office:value-type="float" office:value="6.477539" calcext:value-type="float">
            <text:p>6.477539</text:p>
          </table:table-cell>
          <table:table-cell office:value-type="float" office:value="6.491028" calcext:value-type="float">
            <text:p>6.491028</text:p>
          </table:table-cell>
          <table:table-cell office:value-type="float" office:value="6.38678" calcext:value-type="float">
            <text:p>6.38678</text:p>
          </table:table-cell>
          <table:table-cell office:value-type="float" office:value="36.91498" calcext:value-type="float">
            <text:p>36.91498</text:p>
          </table:table-cell>
          <table:table-cell office:value-type="float" office:value="13.98154" calcext:value-type="float">
            <text:p>13.981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5" calcext:value-type="float">
            <text:p>20042005</text:p>
          </table:table-cell>
          <table:table-cell office:value-type="float" office:value="11.37852" calcext:value-type="float">
            <text:p>11.37852</text:p>
          </table:table-cell>
          <table:table-cell office:value-type="float" office:value="21.47" calcext:value-type="float">
            <text:p>21.47</text:p>
          </table:table-cell>
          <table:table-cell office:value-type="float" office:value="14.57" calcext:value-type="float">
            <text:p>14.57</text:p>
          </table:table-cell>
          <table:table-cell office:value-type="float" office:value="1.709993" calcext:value-type="float">
            <text:p>1.709993</text:p>
          </table:table-cell>
          <table:table-cell office:value-type="float" office:value="1.416615" calcext:value-type="float">
            <text:p>1.416615</text:p>
          </table:table-cell>
          <table:table-cell office:value-type="float" office:value="365.292" calcext:value-type="float">
            <text:p>365.292</text:p>
          </table:table-cell>
          <table:table-cell office:value-type="float" office:value="22.6" calcext:value-type="float">
            <text:p>22.6</text:p>
          </table:table-cell>
          <table:table-cell office:value-type="float" office:value="27.34732" calcext:value-type="float">
            <text:p>27.34732</text:p>
          </table:table-cell>
          <table:table-cell office:value-type="float" office:value="13.82104" calcext:value-type="float">
            <text:p>13.82104</text:p>
          </table:table-cell>
          <table:table-cell office:value-type="float" office:value="23.14154" calcext:value-type="float">
            <text:p>23.14154</text:p>
          </table:table-cell>
          <table:table-cell office:value-type="float" office:value="15.25238" calcext:value-type="float">
            <text:p>15.25238</text:p>
          </table:table-cell>
          <table:table-cell office:value-type="float" office:value="20.99387" calcext:value-type="float">
            <text:p>20.99387</text:p>
          </table:table-cell>
          <table:table-cell office:value-type="float" office:value="15.94351" calcext:value-type="float">
            <text:p>15.94351</text:p>
          </table:table-cell>
          <table:table-cell office:value-type="float" office:value="19.29904" calcext:value-type="float">
            <text:p>19.29904</text:p>
          </table:table-cell>
          <table:table-cell office:value-type="float" office:value="16.27209" calcext:value-type="float">
            <text:p>16.27209</text:p>
          </table:table-cell>
          <table:table-cell office:value-type="float" office:value="18.23737" calcext:value-type="float">
            <text:p>18.23737</text:p>
          </table:table-cell>
          <table:table-cell office:value-type="float" office:value="16.27917" calcext:value-type="float">
            <text:p>16.27917</text:p>
          </table:table-cell>
          <table:table-cell office:value-type="float" office:value="17.23669" calcext:value-type="float">
            <text:p>17.23669</text:p>
          </table:table-cell>
          <table:table-cell office:value-type="float" office:value="16.04916" calcext:value-type="float">
            <text:p>16.04916</text:p>
          </table:table-cell>
          <table:table-cell office:value-type="float" office:value="15.9393" calcext:value-type="float">
            <text:p>15.9393</text:p>
          </table:table-cell>
          <table:table-cell office:value-type="float" office:value="15.33813" calcext:value-type="float">
            <text:p>15.33813</text:p>
          </table:table-cell>
          <table:table-cell office:value-type="float" office:value="14.14334" calcext:value-type="float">
            <text:p>14.14334</text:p>
          </table:table-cell>
          <table:table-cell office:value-type="float" office:value="13.75644" calcext:value-type="float">
            <text:p>13.75644</text:p>
          </table:table-cell>
          <table:table-cell office:value-type="float" office:value="11.70193" calcext:value-type="float">
            <text:p>11.70193</text:p>
          </table:table-cell>
          <table:table-cell office:value-type="float" office:value="11.31113" calcext:value-type="float">
            <text:p>11.31113</text:p>
          </table:table-cell>
          <table:table-cell office:value-type="float" office:value="9.511353" calcext:value-type="float">
            <text:p>9.511353</text:p>
          </table:table-cell>
          <table:table-cell office:value-type="float" office:value="9.284729" calcext:value-type="float">
            <text:p>9.284729</text:p>
          </table:table-cell>
          <table:table-cell office:value-type="float" office:value="8.194153" calcext:value-type="float">
            <text:p>8.194153</text:p>
          </table:table-cell>
          <table:table-cell office:value-type="float" office:value="8.037109" calcext:value-type="float">
            <text:p>8.037109</text:p>
          </table:table-cell>
          <table:table-cell office:value-type="float" office:value="7.266815" calcext:value-type="float">
            <text:p>7.266815</text:p>
          </table:table-cell>
          <table:table-cell office:value-type="float" office:value="7.139343" calcext:value-type="float">
            <text:p>7.139343</text:p>
          </table:table-cell>
          <table:table-cell office:value-type="float" office:value="6.70813" calcext:value-type="float">
            <text:p>6.70813</text:p>
          </table:table-cell>
          <table:table-cell office:value-type="float" office:value="6.593567" calcext:value-type="float">
            <text:p>6.593567</text:p>
          </table:table-cell>
          <table:table-cell office:value-type="float" office:value="6.596466" calcext:value-type="float">
            <text:p>6.596466</text:p>
          </table:table-cell>
          <table:table-cell office:value-type="float" office:value="6.492126" calcext:value-type="float">
            <text:p>6.492126</text:p>
          </table:table-cell>
          <table:table-cell office:value-type="float" office:value="29.87323" calcext:value-type="float">
            <text:p>29.87323</text:p>
          </table:table-cell>
          <table:table-cell office:value-type="float" office:value="13.01343" calcext:value-type="float">
            <text:p>13.013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5" calcext:value-type="float">
            <text:p>21042005</text:p>
          </table:table-cell>
          <table:table-cell office:value-type="float" office:value="6.35076" calcext:value-type="float">
            <text:p>6.35076</text:p>
          </table:table-cell>
          <table:table-cell office:value-type="float" office:value="17.46" calcext:value-type="float">
            <text:p>17.46</text:p>
          </table:table-cell>
          <table:table-cell office:value-type="float" office:value="9.63" calcext:value-type="float">
            <text:p>9.63</text:p>
          </table:table-cell>
          <table:table-cell office:value-type="float" office:value="1.581311" calcext:value-type="float">
            <text:p>1.581311</text:p>
          </table:table-cell>
          <table:table-cell office:value-type="float" office:value="1.004661" calcext:value-type="float">
            <text:p>1.004661</text:p>
          </table:table-cell>
          <table:table-cell office:value-type="float" office:value="361.908" calcext:value-type="float">
            <text:p>361.908</text:p>
          </table:table-cell>
          <table:table-cell office:value-type="float" office:value="3.6" calcext:value-type="float">
            <text:p>3.6</text:p>
          </table:table-cell>
          <table:table-cell office:value-type="float" office:value="23.24194" calcext:value-type="float">
            <text:p>23.24194</text:p>
          </table:table-cell>
          <table:table-cell office:value-type="float" office:value="9.428955" calcext:value-type="float">
            <text:p>9.428955</text:p>
          </table:table-cell>
          <table:table-cell office:value-type="float" office:value="20.00974" calcext:value-type="float">
            <text:p>20.00974</text:p>
          </table:table-cell>
          <table:table-cell office:value-type="float" office:value="11.9924" calcext:value-type="float">
            <text:p>11.9924</text:p>
          </table:table-cell>
          <table:table-cell office:value-type="float" office:value="18.11459" calcext:value-type="float">
            <text:p>18.11459</text:p>
          </table:table-cell>
          <table:table-cell office:value-type="float" office:value="13.96591" calcext:value-type="float">
            <text:p>13.96591</text:p>
          </table:table-cell>
          <table:table-cell office:value-type="float" office:value="17.35645" calcext:value-type="float">
            <text:p>17.35645</text:p>
          </table:table-cell>
          <table:table-cell office:value-type="float" office:value="15.12878" calcext:value-type="float">
            <text:p>15.12878</text:p>
          </table:table-cell>
          <table:table-cell office:value-type="float" office:value="17.23044" calcext:value-type="float">
            <text:p>17.23044</text:p>
          </table:table-cell>
          <table:table-cell office:value-type="float" office:value="15.4653" calcext:value-type="float">
            <text:p>15.4653</text:p>
          </table:table-cell>
          <table:table-cell office:value-type="float" office:value="16.81125" calcext:value-type="float">
            <text:p>16.81125</text:p>
          </table:table-cell>
          <table:table-cell office:value-type="float" office:value="15.57428" calcext:value-type="float">
            <text:p>15.57428</text:p>
          </table:table-cell>
          <table:table-cell office:value-type="float" office:value="15.8595" calcext:value-type="float">
            <text:p>15.8595</text:p>
          </table:table-cell>
          <table:table-cell office:value-type="float" office:value="15.1221" calcext:value-type="float">
            <text:p>15.1221</text:p>
          </table:table-cell>
          <table:table-cell office:value-type="float" office:value="14.21405" calcext:value-type="float">
            <text:p>14.21405</text:p>
          </table:table-cell>
          <table:table-cell office:value-type="float" office:value="14.09894" calcext:value-type="float">
            <text:p>14.09894</text:p>
          </table:table-cell>
          <table:table-cell office:value-type="float" office:value="11.99197" calcext:value-type="float">
            <text:p>11.99197</text:p>
          </table:table-cell>
          <table:table-cell office:value-type="float" office:value="11.70575" calcext:value-type="float">
            <text:p>11.70575</text:p>
          </table:table-cell>
          <table:table-cell office:value-type="float" office:value="9.752441" calcext:value-type="float">
            <text:p>9.752441</text:p>
          </table:table-cell>
          <table:table-cell office:value-type="float" office:value="9.513855" calcext:value-type="float">
            <text:p>9.513855</text:p>
          </table:table-cell>
          <table:table-cell office:value-type="float" office:value="8.369202" calcext:value-type="float">
            <text:p>8.369202</text:p>
          </table:table-cell>
          <table:table-cell office:value-type="float" office:value="8.195892" calcext:value-type="float">
            <text:p>8.195892</text:p>
          </table:table-cell>
          <table:table-cell office:value-type="float" office:value="7.402191" calcext:value-type="float">
            <text:p>7.402191</text:p>
          </table:table-cell>
          <table:table-cell office:value-type="float" office:value="7.268188" calcext:value-type="float">
            <text:p>7.268188</text:p>
          </table:table-cell>
          <table:table-cell office:value-type="float" office:value="6.825073" calcext:value-type="float">
            <text:p>6.825073</text:p>
          </table:table-cell>
          <table:table-cell office:value-type="float" office:value="6.70932" calcext:value-type="float">
            <text:p>6.70932</text:p>
          </table:table-cell>
          <table:table-cell office:value-type="float" office:value="6.70282" calcext:value-type="float">
            <text:p>6.70282</text:p>
          </table:table-cell>
          <table:table-cell office:value-type="float" office:value="6.597595" calcext:value-type="float">
            <text:p>6.597595</text:p>
          </table:table-cell>
          <table:table-cell office:value-type="float" office:value="25.22122" calcext:value-type="float">
            <text:p>25.22122</text:p>
          </table:table-cell>
          <table:table-cell office:value-type="float" office:value="7.328369" calcext:value-type="float">
            <text:p>7.3283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5" calcext:value-type="float">
            <text:p>22042005</text:p>
          </table:table-cell>
          <table:table-cell office:value-type="float" office:value="14.57267" calcext:value-type="float">
            <text:p>14.57267</text:p>
          </table:table-cell>
          <table:table-cell office:value-type="float" office:value="11.35" calcext:value-type="float">
            <text:p>11.35</text:p>
          </table:table-cell>
          <table:table-cell office:value-type="float" office:value="3.05" calcext:value-type="float">
            <text:p>3.05</text:p>
          </table:table-cell>
          <table:table-cell office:value-type="float" office:value="1.145436" calcext:value-type="float">
            <text:p>1.145436</text:p>
          </table:table-cell>
          <table:table-cell office:value-type="float" office:value="0.6695231" calcext:value-type="float">
            <text:p>0.6695231</text:p>
          </table:table-cell>
          <table:table-cell office:value-type="float" office:value="686.124" calcext:value-type="float">
            <text:p>686.124</text:p>
          </table:table-cell>
          <table:table-cell office:value-type="float" office:value="5.9" calcext:value-type="float">
            <text:p>5.9</text:p>
          </table:table-cell>
          <table:table-cell office:value-type="float" office:value="25.83896" calcext:value-type="float">
            <text:p>25.83896</text:p>
          </table:table-cell>
          <table:table-cell office:value-type="float" office:value="4.091187" calcext:value-type="float">
            <text:p>4.091187</text:p>
          </table:table-cell>
          <table:table-cell office:value-type="float" office:value="19.81412" calcext:value-type="float">
            <text:p>19.81412</text:p>
          </table:table-cell>
          <table:table-cell office:value-type="float" office:value="7.474121" calcext:value-type="float">
            <text:p>7.474121</text:p>
          </table:table-cell>
          <table:table-cell office:value-type="float" office:value="17.27594" calcext:value-type="float">
            <text:p>17.27594</text:p>
          </table:table-cell>
          <table:table-cell office:value-type="float" office:value="10.25192" calcext:value-type="float">
            <text:p>10.25192</text:p>
          </table:table-cell>
          <table:table-cell office:value-type="float" office:value="16.01462" calcext:value-type="float">
            <text:p>16.01462</text:p>
          </table:table-cell>
          <table:table-cell office:value-type="float" office:value="12.24979" calcext:value-type="float">
            <text:p>12.24979</text:p>
          </table:table-cell>
          <table:table-cell office:value-type="float" office:value="15.39194" calcext:value-type="float">
            <text:p>15.39194</text:p>
          </table:table-cell>
          <table:table-cell office:value-type="float" office:value="13.18375" calcext:value-type="float">
            <text:p>13.18375</text:p>
          </table:table-cell>
          <table:table-cell office:value-type="float" office:value="15.54297" calcext:value-type="float">
            <text:p>15.54297</text:p>
          </table:table-cell>
          <table:table-cell office:value-type="float" office:value="14.03864" calcext:value-type="float">
            <text:p>14.03864</text:p>
          </table:table-cell>
          <table:table-cell office:value-type="float" office:value="15.11005" calcext:value-type="float">
            <text:p>15.11005</text:p>
          </table:table-cell>
          <table:table-cell office:value-type="float" office:value="14.06921" calcext:value-type="float">
            <text:p>14.06921</text:p>
          </table:table-cell>
          <table:table-cell office:value-type="float" office:value="14.09747" calcext:value-type="float">
            <text:p>14.09747</text:p>
          </table:table-cell>
          <table:table-cell office:value-type="float" office:value="13.6185" calcext:value-type="float">
            <text:p>13.6185</text:p>
          </table:table-cell>
          <table:table-cell office:value-type="float" office:value="12.06842" calcext:value-type="float">
            <text:p>12.06842</text:p>
          </table:table-cell>
          <table:table-cell office:value-type="float" office:value="11.99402" calcext:value-type="float">
            <text:p>11.99402</text:p>
          </table:table-cell>
          <table:table-cell office:value-type="float" office:value="9.965698" calcext:value-type="float">
            <text:p>9.965698</text:p>
          </table:table-cell>
          <table:table-cell office:value-type="float" office:value="9.754822" calcext:value-type="float">
            <text:p>9.754822</text:p>
          </table:table-cell>
          <table:table-cell office:value-type="float" office:value="8.55014" calcext:value-type="float">
            <text:p>8.55014</text:p>
          </table:table-cell>
          <table:table-cell office:value-type="float" office:value="8.371063" calcext:value-type="float">
            <text:p>8.371063</text:p>
          </table:table-cell>
          <table:table-cell office:value-type="float" office:value="7.544403" calcext:value-type="float">
            <text:p>7.544403</text:p>
          </table:table-cell>
          <table:table-cell office:value-type="float" office:value="7.403625" calcext:value-type="float">
            <text:p>7.403625</text:p>
          </table:table-cell>
          <table:table-cell office:value-type="float" office:value="6.944427" calcext:value-type="float">
            <text:p>6.944427</text:p>
          </table:table-cell>
          <table:table-cell office:value-type="float" office:value="6.826294" calcext:value-type="float">
            <text:p>6.826294</text:p>
          </table:table-cell>
          <table:table-cell office:value-type="float" office:value="6.810089" calcext:value-type="float">
            <text:p>6.810089</text:p>
          </table:table-cell>
          <table:table-cell office:value-type="float" office:value="6.703949" calcext:value-type="float">
            <text:p>6.703949</text:p>
          </table:table-cell>
          <table:table-cell office:value-type="float" office:value="29.44949" calcext:value-type="float">
            <text:p>29.44949</text:p>
          </table:table-cell>
          <table:table-cell office:value-type="float" office:value="1.158661" calcext:value-type="float">
            <text:p>1.1586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5" calcext:value-type="float">
            <text:p>23042005</text:p>
          </table:table-cell>
          <table:table-cell office:value-type="float" office:value="27.06721" calcext:value-type="float">
            <text:p>27.06721</text:p>
          </table:table-cell>
          <table:table-cell office:value-type="float" office:value="11.69" calcext:value-type="float">
            <text:p>11.69</text:p>
          </table:table-cell>
          <table:table-cell office:value-type="float" office:value="0.41" calcext:value-type="float">
            <text:p>0.41</text:p>
          </table:table-cell>
          <table:table-cell office:value-type="float" office:value="0.7647325" calcext:value-type="float">
            <text:p>0.7647325</text:p>
          </table:table-cell>
          <table:table-cell office:value-type="float" office:value="0.5551766" calcext:value-type="float">
            <text:p>0.5551766</text:p>
          </table:table-cell>
          <table:table-cell office:value-type="float" office:value="384.048" calcext:value-type="float">
            <text:p>384.048</text:p>
          </table:table-cell>
          <table:table-cell office:value-type="float" office:value="0" calcext:value-type="float">
            <text:p>0</text:p>
          </table:table-cell>
          <table:table-cell office:value-type="float" office:value="28.4342" calcext:value-type="float">
            <text:p>28.4342</text:p>
          </table:table-cell>
          <table:table-cell office:value-type="float" office:value="1.296814" calcext:value-type="float">
            <text:p>1.296814</text:p>
          </table:table-cell>
          <table:table-cell office:value-type="float" office:value="22.68875" calcext:value-type="float">
            <text:p>22.68875</text:p>
          </table:table-cell>
          <table:table-cell office:value-type="float" office:value="4.355042" calcext:value-type="float">
            <text:p>4.355042</text:p>
          </table:table-cell>
          <table:table-cell office:value-type="float" office:value="18.89828" calcext:value-type="float">
            <text:p>18.89828</text:p>
          </table:table-cell>
          <table:table-cell office:value-type="float" office:value="7.088165" calcext:value-type="float">
            <text:p>7.088165</text:p>
          </table:table-cell>
          <table:table-cell office:value-type="float" office:value="16.46695" calcext:value-type="float">
            <text:p>16.46695</text:p>
          </table:table-cell>
          <table:table-cell office:value-type="float" office:value="9.279663" calcext:value-type="float">
            <text:p>9.279663</text:p>
          </table:table-cell>
          <table:table-cell office:value-type="float" office:value="15.19864" calcext:value-type="float">
            <text:p>15.19864</text:p>
          </table:table-cell>
          <table:table-cell office:value-type="float" office:value="10.53705" calcext:value-type="float">
            <text:p>10.53705</text:p>
          </table:table-cell>
          <table:table-cell office:value-type="float" office:value="14.078" calcext:value-type="float">
            <text:p>14.078</text:p>
          </table:table-cell>
          <table:table-cell office:value-type="float" office:value="11.7998" calcext:value-type="float">
            <text:p>11.7998</text:p>
          </table:table-cell>
          <table:table-cell office:value-type="float" office:value="14.06512" calcext:value-type="float">
            <text:p>14.06512</text:p>
          </table:table-cell>
          <table:table-cell office:value-type="float" office:value="12.43509" calcext:value-type="float">
            <text:p>12.43509</text:p>
          </table:table-cell>
          <table:table-cell office:value-type="float" office:value="13.61404" calcext:value-type="float">
            <text:p>13.61404</text:p>
          </table:table-cell>
          <table:table-cell office:value-type="float" office:value="12.85141" calcext:value-type="float">
            <text:p>12.85141</text:p>
          </table:table-cell>
          <table:table-cell office:value-type="float" office:value="12.06827" calcext:value-type="float">
            <text:p>12.06827</text:p>
          </table:table-cell>
          <table:table-cell office:value-type="float" office:value="11.9184" calcext:value-type="float">
            <text:p>11.9184</text:p>
          </table:table-cell>
          <table:table-cell office:value-type="float" office:value="10.11475" calcext:value-type="float">
            <text:p>10.11475</text:p>
          </table:table-cell>
          <table:table-cell office:value-type="float" office:value="9.967651" calcext:value-type="float">
            <text:p>9.967651</text:p>
          </table:table-cell>
          <table:table-cell office:value-type="float" office:value="8.720825" calcext:value-type="float">
            <text:p>8.720825</text:p>
          </table:table-cell>
          <table:table-cell office:value-type="float" office:value="8.552002" calcext:value-type="float">
            <text:p>8.552002</text:p>
          </table:table-cell>
          <table:table-cell office:value-type="float" office:value="7.690765" calcext:value-type="float">
            <text:p>7.690765</text:p>
          </table:table-cell>
          <table:table-cell office:value-type="float" office:value="7.545929" calcext:value-type="float">
            <text:p>7.545929</text:p>
          </table:table-cell>
          <table:table-cell office:value-type="float" office:value="7.066467" calcext:value-type="float">
            <text:p>7.066467</text:p>
          </table:table-cell>
          <table:table-cell office:value-type="float" office:value="6.945709" calcext:value-type="float">
            <text:p>6.945709</text:p>
          </table:table-cell>
          <table:table-cell office:value-type="float" office:value="6.918121" calcext:value-type="float">
            <text:p>6.918121</text:p>
          </table:table-cell>
          <table:table-cell office:value-type="float" office:value="6.811218" calcext:value-type="float">
            <text:p>6.811218</text:p>
          </table:table-cell>
          <table:table-cell office:value-type="float" office:value="31.62958" calcext:value-type="float">
            <text:p>31.62958</text:p>
          </table:table-cell>
          <table:table-cell office:value-type="float" office:value="-1.253357" calcext:value-type="float">
            <text:p>-1.2533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5" calcext:value-type="float">
            <text:p>24042005</text:p>
          </table:table-cell>
          <table:table-cell office:value-type="float" office:value="27.1668" calcext:value-type="float">
            <text:p>27.1668</text:p>
          </table:table-cell>
          <table:table-cell office:value-type="float" office:value="15.49" calcext:value-type="float">
            <text:p>15.49</text:p>
          </table:table-cell>
          <table:table-cell office:value-type="float" office:value="-1.38" calcext:value-type="float">
            <text:p>-1.38</text:p>
          </table:table-cell>
          <table:table-cell office:value-type="float" office:value="0.7648068" calcext:value-type="float">
            <text:p>0.7648068</text:p>
          </table:table-cell>
          <table:table-cell office:value-type="float" office:value="0.48796" calcext:value-type="float">
            <text:p>0.48796</text:p>
          </table:table-cell>
          <table:table-cell office:value-type="float" office:value="202.536" calcext:value-type="float">
            <text:p>202.536</text:p>
          </table:table-cell>
          <table:table-cell office:value-type="float" office:value="0" calcext:value-type="float">
            <text:p>0</text:p>
          </table:table-cell>
          <table:table-cell office:value-type="float" office:value="28.33105" calcext:value-type="float">
            <text:p>28.33105</text:p>
          </table:table-cell>
          <table:table-cell office:value-type="float" office:value="0.03894043" calcext:value-type="float">
            <text:p>0.03894043</text:p>
          </table:table-cell>
          <table:table-cell office:value-type="float" office:value="22.43192" calcext:value-type="float">
            <text:p>22.43192</text:p>
          </table:table-cell>
          <table:table-cell office:value-type="float" office:value="3.598907" calcext:value-type="float">
            <text:p>3.598907</text:p>
          </table:table-cell>
          <table:table-cell office:value-type="float" office:value="18.61264" calcext:value-type="float">
            <text:p>18.61264</text:p>
          </table:table-cell>
          <table:table-cell office:value-type="float" office:value="6.691986" calcext:value-type="float">
            <text:p>6.691986</text:p>
          </table:table-cell>
          <table:table-cell office:value-type="float" office:value="16.1828" calcext:value-type="float">
            <text:p>16.1828</text:p>
          </table:table-cell>
          <table:table-cell office:value-type="float" office:value="9.093506" calcext:value-type="float">
            <text:p>9.093506</text:p>
          </table:table-cell>
          <table:table-cell office:value-type="float" office:value="14.89359" calcext:value-type="float">
            <text:p>14.89359</text:p>
          </table:table-cell>
          <table:table-cell office:value-type="float" office:value="10.39154" calcext:value-type="float">
            <text:p>10.39154</text:p>
          </table:table-cell>
          <table:table-cell office:value-type="float" office:value="13.79745" calcext:value-type="float">
            <text:p>13.79745</text:p>
          </table:table-cell>
          <table:table-cell office:value-type="float" office:value="11.58633" calcext:value-type="float">
            <text:p>11.58633</text:p>
          </table:table-cell>
          <table:table-cell office:value-type="float" office:value="13.51923" calcext:value-type="float">
            <text:p>13.51923</text:p>
          </table:table-cell>
          <table:table-cell office:value-type="float" office:value="12.1087" calcext:value-type="float">
            <text:p>12.1087</text:p>
          </table:table-cell>
          <table:table-cell office:value-type="float" office:value="12.88062" calcext:value-type="float">
            <text:p>12.88062</text:p>
          </table:table-cell>
          <table:table-cell office:value-type="float" office:value="12.44748" calcext:value-type="float">
            <text:p>12.44748</text:p>
          </table:table-cell>
          <table:table-cell office:value-type="float" office:value="11.9165" calcext:value-type="float">
            <text:p>11.9165</text:p>
          </table:table-cell>
          <table:table-cell office:value-type="float" office:value="11.71875" calcext:value-type="float">
            <text:p>11.71875</text:p>
          </table:table-cell>
          <table:table-cell office:value-type="float" office:value="10.19089" calcext:value-type="float">
            <text:p>10.19089</text:p>
          </table:table-cell>
          <table:table-cell office:value-type="float" office:value="10.11581" calcext:value-type="float">
            <text:p>10.11581</text:p>
          </table:table-cell>
          <table:table-cell office:value-type="float" office:value="8.865356" calcext:value-type="float">
            <text:p>8.865356</text:p>
          </table:table-cell>
          <table:table-cell office:value-type="float" office:value="8.722473" calcext:value-type="float">
            <text:p>8.722473</text:p>
          </table:table-cell>
          <table:table-cell office:value-type="float" office:value="7.835083" calcext:value-type="float">
            <text:p>7.835083</text:p>
          </table:table-cell>
          <table:table-cell office:value-type="float" office:value="7.692291" calcext:value-type="float">
            <text:p>7.692291</text:p>
          </table:table-cell>
          <table:table-cell office:value-type="float" office:value="7.190826" calcext:value-type="float">
            <text:p>7.190826</text:p>
          </table:table-cell>
          <table:table-cell office:value-type="float" office:value="7.067749" calcext:value-type="float">
            <text:p>7.067749</text:p>
          </table:table-cell>
          <table:table-cell office:value-type="float" office:value="7.028168" calcext:value-type="float">
            <text:p>7.028168</text:p>
          </table:table-cell>
          <table:table-cell office:value-type="float" office:value="6.919281" calcext:value-type="float">
            <text:p>6.919281</text:p>
          </table:table-cell>
          <table:table-cell office:value-type="float" office:value="31.01016" calcext:value-type="float">
            <text:p>31.01016</text:p>
          </table:table-cell>
          <table:table-cell office:value-type="float" office:value="-2.360718" calcext:value-type="float">
            <text:p>-2.3607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5" calcext:value-type="float">
            <text:p>25042005</text:p>
          </table:table-cell>
          <table:table-cell office:value-type="float" office:value="15.31752" calcext:value-type="float">
            <text:p>15.31752</text:p>
          </table:table-cell>
          <table:table-cell office:value-type="float" office:value="15.5" calcext:value-type="float">
            <text:p>15.5</text:p>
          </table:table-cell>
          <table:table-cell office:value-type="float" office:value="3.1" calcext:value-type="float">
            <text:p>3.1</text:p>
          </table:table-cell>
          <table:table-cell office:value-type="float" office:value="1.039341" calcext:value-type="float">
            <text:p>1.039341</text:p>
          </table:table-cell>
          <table:table-cell office:value-type="float" office:value="0.6718794" calcext:value-type="float">
            <text:p>0.6718794</text:p>
          </table:table-cell>
          <table:table-cell office:value-type="float" office:value="434.52" calcext:value-type="float">
            <text:p>434.52</text:p>
          </table:table-cell>
          <table:table-cell office:value-type="float" office:value="0" calcext:value-type="float">
            <text:p>0</text:p>
          </table:table-cell>
          <table:table-cell office:value-type="float" office:value="24.31946" calcext:value-type="float">
            <text:p>24.31946</text:p>
          </table:table-cell>
          <table:table-cell office:value-type="float" office:value="3.251923" calcext:value-type="float">
            <text:p>3.251923</text:p>
          </table:table-cell>
          <table:table-cell office:value-type="float" office:value="18.88828" calcext:value-type="float">
            <text:p>18.88828</text:p>
          </table:table-cell>
          <table:table-cell office:value-type="float" office:value="5.991241" calcext:value-type="float">
            <text:p>5.991241</text:p>
          </table:table-cell>
          <table:table-cell office:value-type="float" office:value="16.2179" calcext:value-type="float">
            <text:p>16.2179</text:p>
          </table:table-cell>
          <table:table-cell office:value-type="float" office:value="8.273743" calcext:value-type="float">
            <text:p>8.273743</text:p>
          </table:table-cell>
          <table:table-cell office:value-type="float" office:value="14.54703" calcext:value-type="float">
            <text:p>14.54703</text:p>
          </table:table-cell>
          <table:table-cell office:value-type="float" office:value="10.1145" calcext:value-type="float">
            <text:p>10.1145</text:p>
          </table:table-cell>
          <table:table-cell office:value-type="float" office:value="13.75375" calcext:value-type="float">
            <text:p>13.75375</text:p>
          </table:table-cell>
          <table:table-cell office:value-type="float" office:value="11.08453" calcext:value-type="float">
            <text:p>11.08453</text:p>
          </table:table-cell>
          <table:table-cell office:value-type="float" office:value="13.60889" calcext:value-type="float">
            <text:p>13.60889</text:p>
          </table:table-cell>
          <table:table-cell office:value-type="float" office:value="11.94189" calcext:value-type="float">
            <text:p>11.94189</text:p>
          </table:table-cell>
          <table:table-cell office:value-type="float" office:value="13.21405" calcext:value-type="float">
            <text:p>13.21405</text:p>
          </table:table-cell>
          <table:table-cell office:value-type="float" office:value="12.21085" calcext:value-type="float">
            <text:p>12.21085</text:p>
          </table:table-cell>
          <table:table-cell office:value-type="float" office:value="12.53189" calcext:value-type="float">
            <text:p>12.53189</text:p>
          </table:table-cell>
          <table:table-cell office:value-type="float" office:value="12.25928" calcext:value-type="float">
            <text:p>12.25928</text:p>
          </table:table-cell>
          <table:table-cell office:value-type="float" office:value="11.71698" calcext:value-type="float">
            <text:p>11.71698</text:p>
          </table:table-cell>
          <table:table-cell office:value-type="float" office:value="11.56262" calcext:value-type="float">
            <text:p>11.56262</text:p>
          </table:table-cell>
          <table:table-cell office:value-type="float" office:value="10.22275" calcext:value-type="float">
            <text:p>10.22275</text:p>
          </table:table-cell>
          <table:table-cell office:value-type="float" office:value="10.19141" calcext:value-type="float">
            <text:p>10.19141</text:p>
          </table:table-cell>
          <table:table-cell office:value-type="float" office:value="8.981232" calcext:value-type="float">
            <text:p>8.981232</text:p>
          </table:table-cell>
          <table:table-cell office:value-type="float" office:value="8.866669" calcext:value-type="float">
            <text:p>8.866669</text:p>
          </table:table-cell>
          <table:table-cell office:value-type="float" office:value="7.972351" calcext:value-type="float">
            <text:p>7.972351</text:p>
          </table:table-cell>
          <table:table-cell office:value-type="float" office:value="7.836548" calcext:value-type="float">
            <text:p>7.836548</text:p>
          </table:table-cell>
          <table:table-cell office:value-type="float" office:value="7.315704" calcext:value-type="float">
            <text:p>7.315704</text:p>
          </table:table-cell>
          <table:table-cell office:value-type="float" office:value="7.192108" calcext:value-type="float">
            <text:p>7.192108</text:p>
          </table:table-cell>
          <table:table-cell office:value-type="float" office:value="7.139801" calcext:value-type="float">
            <text:p>7.139801</text:p>
          </table:table-cell>
          <table:table-cell office:value-type="float" office:value="7.029297" calcext:value-type="float">
            <text:p>7.029297</text:p>
          </table:table-cell>
          <table:table-cell office:value-type="float" office:value="28.64438" calcext:value-type="float">
            <text:p>28.64438</text:p>
          </table:table-cell>
          <table:table-cell office:value-type="float" office:value="0.8688965" calcext:value-type="float">
            <text:p>0.86889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5" calcext:value-type="float">
            <text:p>26042005</text:p>
          </table:table-cell>
          <table:table-cell office:value-type="float" office:value="11.94046" calcext:value-type="float">
            <text:p>11.94046</text:p>
          </table:table-cell>
          <table:table-cell office:value-type="float" office:value="10.85" calcext:value-type="float">
            <text:p>10.85</text:p>
          </table:table-cell>
          <table:table-cell office:value-type="float" office:value="2.13" calcext:value-type="float">
            <text:p>2.13</text:p>
          </table:table-cell>
          <table:table-cell office:value-type="float" office:value="0.8311936" calcext:value-type="float">
            <text:p>0.8311936</text:p>
          </table:table-cell>
          <table:table-cell office:value-type="float" office:value="0.6274788" calcext:value-type="float">
            <text:p>0.6274788</text:p>
          </table:table-cell>
          <table:table-cell office:value-type="float" office:value="521.3521" calcext:value-type="float">
            <text:p>521.3521</text:p>
          </table:table-cell>
          <table:table-cell office:value-type="float" office:value="0" calcext:value-type="float">
            <text:p>0</text:p>
          </table:table-cell>
          <table:table-cell office:value-type="float" office:value="20.32147" calcext:value-type="float">
            <text:p>20.32147</text:p>
          </table:table-cell>
          <table:table-cell office:value-type="float" office:value="2.681946" calcext:value-type="float">
            <text:p>2.681946</text:p>
          </table:table-cell>
          <table:table-cell office:value-type="float" office:value="16.42902" calcext:value-type="float">
            <text:p>16.42902</text:p>
          </table:table-cell>
          <table:table-cell office:value-type="float" office:value="5.572662" calcext:value-type="float">
            <text:p>5.572662</text:p>
          </table:table-cell>
          <table:table-cell office:value-type="float" office:value="14.12152" calcext:value-type="float">
            <text:p>14.12152</text:p>
          </table:table-cell>
          <table:table-cell office:value-type="float" office:value="7.664154" calcext:value-type="float">
            <text:p>7.664154</text:p>
          </table:table-cell>
          <table:table-cell office:value-type="float" office:value="12.84628" calcext:value-type="float">
            <text:p>12.84628</text:p>
          </table:table-cell>
          <table:table-cell office:value-type="float" office:value="9.330872" calcext:value-type="float">
            <text:p>9.330872</text:p>
          </table:table-cell>
          <table:table-cell office:value-type="float" office:value="12.38358" calcext:value-type="float">
            <text:p>12.38358</text:p>
          </table:table-cell>
          <table:table-cell office:value-type="float" office:value="10.24625" calcext:value-type="float">
            <text:p>10.24625</text:p>
          </table:table-cell>
          <table:table-cell office:value-type="float" office:value="12.80099" calcext:value-type="float">
            <text:p>12.80099</text:p>
          </table:table-cell>
          <table:table-cell office:value-type="float" office:value="11.07187" calcext:value-type="float">
            <text:p>11.07187</text:p>
          </table:table-cell>
          <table:table-cell office:value-type="float" office:value="12.67081" calcext:value-type="float">
            <text:p>12.67081</text:p>
          </table:table-cell>
          <table:table-cell office:value-type="float" office:value="11.50677" calcext:value-type="float">
            <text:p>11.50677</text:p>
          </table:table-cell>
          <table:table-cell office:value-type="float" office:value="12.26581" calcext:value-type="float">
            <text:p>12.26581</text:p>
          </table:table-cell>
          <table:table-cell office:value-type="float" office:value="11.79199" calcext:value-type="float">
            <text:p>11.79199</text:p>
          </table:table-cell>
          <table:table-cell office:value-type="float" office:value="11.5611" calcext:value-type="float">
            <text:p>11.5611</text:p>
          </table:table-cell>
          <table:table-cell office:value-type="float" office:value="11.37946" calcext:value-type="float">
            <text:p>11.37946</text:p>
          </table:table-cell>
          <table:table-cell office:value-type="float" office:value="10.22787" calcext:value-type="float">
            <text:p>10.22787</text:p>
          </table:table-cell>
          <table:table-cell office:value-type="float" office:value="10.22287" calcext:value-type="float">
            <text:p>10.22287</text:p>
          </table:table-cell>
          <table:table-cell office:value-type="float" office:value="9.07193" calcext:value-type="float">
            <text:p>9.07193</text:p>
          </table:table-cell>
          <table:table-cell office:value-type="float" office:value="8.9823" calcext:value-type="float">
            <text:p>8.9823</text:p>
          </table:table-cell>
          <table:table-cell office:value-type="float" office:value="8.098999" calcext:value-type="float">
            <text:p>8.098999</text:p>
          </table:table-cell>
          <table:table-cell office:value-type="float" office:value="7.973724" calcext:value-type="float">
            <text:p>7.973724</text:p>
          </table:table-cell>
          <table:table-cell office:value-type="float" office:value="7.439423" calcext:value-type="float">
            <text:p>7.439423</text:p>
          </table:table-cell>
          <table:table-cell office:value-type="float" office:value="7.316986" calcext:value-type="float">
            <text:p>7.316986</text:p>
          </table:table-cell>
          <table:table-cell office:value-type="float" office:value="7.251984" calcext:value-type="float">
            <text:p>7.251984</text:p>
          </table:table-cell>
          <table:table-cell office:value-type="float" office:value="7.140991" calcext:value-type="float">
            <text:p>7.140991</text:p>
          </table:table-cell>
          <table:table-cell office:value-type="float" office:value="23.27936" calcext:value-type="float">
            <text:p>23.27936</text:p>
          </table:table-cell>
          <table:table-cell office:value-type="float" office:value="-0.06741333" calcext:value-type="float">
            <text:p>-0.067413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5" calcext:value-type="float">
            <text:p>27042005</text:p>
          </table:table-cell>
          <table:table-cell office:value-type="float" office:value="17.6377" calcext:value-type="float">
            <text:p>17.6377</text:p>
          </table:table-cell>
          <table:table-cell office:value-type="float" office:value="14.58" calcext:value-type="float">
            <text:p>14.58</text:p>
          </table:table-cell>
          <table:table-cell office:value-type="float" office:value="0.75" calcext:value-type="float">
            <text:p>0.75</text:p>
          </table:table-cell>
          <table:table-cell office:value-type="float" office:value="0.86014" calcext:value-type="float">
            <text:p>0.86014</text:p>
          </table:table-cell>
          <table:table-cell office:value-type="float" office:value="0.568845" calcext:value-type="float">
            <text:p>0.568845</text:p>
          </table:table-cell>
          <table:table-cell office:value-type="float" office:value="348.264" calcext:value-type="float">
            <text:p>348.264</text:p>
          </table:table-cell>
          <table:table-cell office:value-type="float" office:value="0" calcext:value-type="float">
            <text:p>0</text:p>
          </table:table-cell>
          <table:table-cell office:value-type="float" office:value="25.04282" calcext:value-type="float">
            <text:p>25.04282</text:p>
          </table:table-cell>
          <table:table-cell office:value-type="float" office:value="0.853302" calcext:value-type="float">
            <text:p>0.853302</text:p>
          </table:table-cell>
          <table:table-cell office:value-type="float" office:value="18.99197" calcext:value-type="float">
            <text:p>18.99197</text:p>
          </table:table-cell>
          <table:table-cell office:value-type="float" office:value="3.59729" calcext:value-type="float">
            <text:p>3.59729</text:p>
          </table:table-cell>
          <table:table-cell office:value-type="float" office:value="15.80017" calcext:value-type="float">
            <text:p>15.80017</text:p>
          </table:table-cell>
          <table:table-cell office:value-type="float" office:value="5.84726" calcext:value-type="float">
            <text:p>5.84726</text:p>
          </table:table-cell>
          <table:table-cell office:value-type="float" office:value="13.79544" calcext:value-type="float">
            <text:p>13.79544</text:p>
          </table:table-cell>
          <table:table-cell office:value-type="float" office:value="7.79834" calcext:value-type="float">
            <text:p>7.79834</text:p>
          </table:table-cell>
          <table:table-cell office:value-type="float" office:value="12.80319" calcext:value-type="float">
            <text:p>12.80319</text:p>
          </table:table-cell>
          <table:table-cell office:value-type="float" office:value="8.959412" calcext:value-type="float">
            <text:p>8.959412</text:p>
          </table:table-cell>
          <table:table-cell office:value-type="float" office:value="12.0488" calcext:value-type="float">
            <text:p>12.0488</text:p>
          </table:table-cell>
          <table:table-cell office:value-type="float" office:value="10.09756" calcext:value-type="float">
            <text:p>10.09756</text:p>
          </table:table-cell>
          <table:table-cell office:value-type="float" office:value="11.79108" calcext:value-type="float">
            <text:p>11.79108</text:p>
          </table:table-cell>
          <table:table-cell office:value-type="float" office:value="10.73926" calcext:value-type="float">
            <text:p>10.73926</text:p>
          </table:table-cell>
          <table:table-cell office:value-type="float" office:value="11.78943" calcext:value-type="float">
            <text:p>11.78943</text:p>
          </table:table-cell>
          <table:table-cell office:value-type="float" office:value="11.32996" calcext:value-type="float">
            <text:p>11.32996</text:p>
          </table:table-cell>
          <table:table-cell office:value-type="float" office:value="11.37723" calcext:value-type="float">
            <text:p>11.37723</text:p>
          </table:table-cell>
          <table:table-cell office:value-type="float" office:value="11.12924" calcext:value-type="float">
            <text:p>11.12924</text:p>
          </table:table-cell>
          <table:table-cell office:value-type="float" office:value="10.22488" calcext:value-type="float">
            <text:p>10.22488</text:p>
          </table:table-cell>
          <table:table-cell office:value-type="float" office:value="10.19354" calcext:value-type="float">
            <text:p>10.19354</text:p>
          </table:table-cell>
          <table:table-cell office:value-type="float" office:value="9.140076" calcext:value-type="float">
            <text:p>9.140076</text:p>
          </table:table-cell>
          <table:table-cell office:value-type="float" office:value="9.072784" calcext:value-type="float">
            <text:p>9.072784</text:p>
          </table:table-cell>
          <table:table-cell office:value-type="float" office:value="8.214203" calcext:value-type="float">
            <text:p>8.214203</text:p>
          </table:table-cell>
          <table:table-cell office:value-type="float" office:value="8.10025" calcext:value-type="float">
            <text:p>8.10025</text:p>
          </table:table-cell>
          <table:table-cell office:value-type="float" office:value="7.56012" calcext:value-type="float">
            <text:p>7.56012</text:p>
          </table:table-cell>
          <table:table-cell office:value-type="float" office:value="7.440704" calcext:value-type="float">
            <text:p>7.440704</text:p>
          </table:table-cell>
          <table:table-cell office:value-type="float" office:value="7.36438" calcext:value-type="float">
            <text:p>7.36438</text:p>
          </table:table-cell>
          <table:table-cell office:value-type="float" office:value="7.253174" calcext:value-type="float">
            <text:p>7.253174</text:p>
          </table:table-cell>
          <table:table-cell office:value-type="float" office:value="28.91992" calcext:value-type="float">
            <text:p>28.91992</text:p>
          </table:table-cell>
          <table:table-cell office:value-type="float" office:value="-1.329956" calcext:value-type="float">
            <text:p>-1.3299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5" calcext:value-type="float">
            <text:p>28042005</text:p>
          </table:table-cell>
          <table:table-cell office:value-type="float" office:value="8.88372" calcext:value-type="float">
            <text:p>8.88372</text:p>
          </table:table-cell>
          <table:table-cell office:value-type="float" office:value="7.14" calcext:value-type="float">
            <text:p>7.14</text:p>
          </table:table-cell>
          <table:table-cell office:value-type="float" office:value="3.73" calcext:value-type="float">
            <text:p>3.73</text:p>
          </table:table-cell>
          <table:table-cell office:value-type="float" office:value="0.7686516" calcext:value-type="float">
            <text:p>0.7686516</text:p>
          </table:table-cell>
          <table:table-cell office:value-type="float" office:value="0.6798572" calcext:value-type="float">
            <text:p>0.6798572</text:p>
          </table:table-cell>
          <table:table-cell office:value-type="float" office:value="267.552" calcext:value-type="float">
            <text:p>267.552</text:p>
          </table:table-cell>
          <table:table-cell office:value-type="float" office:value="0" calcext:value-type="float">
            <text:p>0</text:p>
          </table:table-cell>
          <table:table-cell office:value-type="float" office:value="16.15543" calcext:value-type="float">
            <text:p>16.15543</text:p>
          </table:table-cell>
          <table:table-cell office:value-type="float" office:value="2.814148" calcext:value-type="float">
            <text:p>2.814148</text:p>
          </table:table-cell>
          <table:table-cell office:value-type="float" office:value="13.00339" calcext:value-type="float">
            <text:p>13.00339</text:p>
          </table:table-cell>
          <table:table-cell office:value-type="float" office:value="5.275238" calcext:value-type="float">
            <text:p>5.275238</text:p>
          </table:table-cell>
          <table:table-cell office:value-type="float" office:value="11.32803" calcext:value-type="float">
            <text:p>11.32803</text:p>
          </table:table-cell>
          <table:table-cell office:value-type="float" office:value="7.289215" calcext:value-type="float">
            <text:p>7.289215</text:p>
          </table:table-cell>
          <table:table-cell office:value-type="float" office:value="11.18301" calcext:value-type="float">
            <text:p>11.18301</text:p>
          </table:table-cell>
          <table:table-cell office:value-type="float" office:value="8.778687" calcext:value-type="float">
            <text:p>8.778687</text:p>
          </table:table-cell>
          <table:table-cell office:value-type="float" office:value="11.6131" calcext:value-type="float">
            <text:p>11.6131</text:p>
          </table:table-cell>
          <table:table-cell office:value-type="float" office:value="9.563416" calcext:value-type="float">
            <text:p>9.563416</text:p>
          </table:table-cell>
          <table:table-cell office:value-type="float" office:value="11.8772" calcext:value-type="float">
            <text:p>11.8772</text:p>
          </table:table-cell>
          <table:table-cell office:value-type="float" office:value="10.25772" calcext:value-type="float">
            <text:p>10.25772</text:p>
          </table:table-cell>
          <table:table-cell office:value-type="float" office:value="11.72467" calcext:value-type="float">
            <text:p>11.72467</text:p>
          </table:table-cell>
          <table:table-cell office:value-type="float" office:value="10.66824" calcext:value-type="float">
            <text:p>10.66824</text:p>
          </table:table-cell>
          <table:table-cell office:value-type="float" office:value="11.39902" calcext:value-type="float">
            <text:p>11.39902</text:p>
          </table:table-cell>
          <table:table-cell office:value-type="float" office:value="11.00656" calcext:value-type="float">
            <text:p>11.00656</text:p>
          </table:table-cell>
          <table:table-cell office:value-type="float" office:value="11.12704" calcext:value-type="float">
            <text:p>11.12704</text:p>
          </table:table-cell>
          <table:table-cell office:value-type="float" office:value="10.92328" calcext:value-type="float">
            <text:p>10.92328</text:p>
          </table:table-cell>
          <table:table-cell office:value-type="float" office:value="10.19302" calcext:value-type="float">
            <text:p>10.19302</text:p>
          </table:table-cell>
          <table:table-cell office:value-type="float" office:value="10.13879" calcext:value-type="float">
            <text:p>10.13879</text:p>
          </table:table-cell>
          <table:table-cell office:value-type="float" office:value="9.185638" calcext:value-type="float">
            <text:p>9.185638</text:p>
          </table:table-cell>
          <table:table-cell office:value-type="float" office:value="9.140656" calcext:value-type="float">
            <text:p>9.140656</text:p>
          </table:table-cell>
          <table:table-cell office:value-type="float" office:value="8.316162" calcext:value-type="float">
            <text:p>8.316162</text:p>
          </table:table-cell>
          <table:table-cell office:value-type="float" office:value="8.215302" calcext:value-type="float">
            <text:p>8.215302</text:p>
          </table:table-cell>
          <table:table-cell office:value-type="float" office:value="7.676727" calcext:value-type="float">
            <text:p>7.676727</text:p>
          </table:table-cell>
          <table:table-cell office:value-type="float" office:value="7.56134" calcext:value-type="float">
            <text:p>7.56134</text:p>
          </table:table-cell>
          <table:table-cell office:value-type="float" office:value="7.476593" calcext:value-type="float">
            <text:p>7.476593</text:p>
          </table:table-cell>
          <table:table-cell office:value-type="float" office:value="7.36557" calcext:value-type="float">
            <text:p>7.36557</text:p>
          </table:table-cell>
          <table:table-cell office:value-type="float" office:value="17.94278" calcext:value-type="float">
            <text:p>17.94278</text:p>
          </table:table-cell>
          <table:table-cell office:value-type="float" office:value="0.6477051" calcext:value-type="float">
            <text:p>0.64770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5" calcext:value-type="float">
            <text:p>29042005</text:p>
          </table:table-cell>
          <table:table-cell office:value-type="float" office:value="23.51016" calcext:value-type="float">
            <text:p>23.51016</text:p>
          </table:table-cell>
          <table:table-cell office:value-type="float" office:value="12.69" calcext:value-type="float">
            <text:p>12.69</text:p>
          </table:table-cell>
          <table:table-cell office:value-type="float" office:value="1.08" calcext:value-type="float">
            <text:p>1.08</text:p>
          </table:table-cell>
          <table:table-cell office:value-type="float" office:value="0.7467978" calcext:value-type="float">
            <text:p>0.7467978</text:p>
          </table:table-cell>
          <table:table-cell office:value-type="float" office:value="0.5823991" calcext:value-type="float">
            <text:p>0.5823991</text:p>
          </table:table-cell>
          <table:table-cell office:value-type="float" office:value="304.2" calcext:value-type="float">
            <text:p>304.2</text:p>
          </table:table-cell>
          <table:table-cell office:value-type="float" office:value="0" calcext:value-type="float">
            <text:p>0</text:p>
          </table:table-cell>
          <table:table-cell office:value-type="float" office:value="26.20291" calcext:value-type="float">
            <text:p>26.20291</text:p>
          </table:table-cell>
          <table:table-cell office:value-type="float" office:value="1.631622" calcext:value-type="float">
            <text:p>1.631622</text:p>
          </table:table-cell>
          <table:table-cell office:value-type="float" office:value="20.35309" calcext:value-type="float">
            <text:p>20.35309</text:p>
          </table:table-cell>
          <table:table-cell office:value-type="float" office:value="3.727905" calcext:value-type="float">
            <text:p>3.727905</text:p>
          </table:table-cell>
          <table:table-cell office:value-type="float" office:value="16.77072" calcext:value-type="float">
            <text:p>16.77072</text:p>
          </table:table-cell>
          <table:table-cell office:value-type="float" office:value="5.570404" calcext:value-type="float">
            <text:p>5.570404</text:p>
          </table:table-cell>
          <table:table-cell office:value-type="float" office:value="14.23822" calcext:value-type="float">
            <text:p>14.23822</text:p>
          </table:table-cell>
          <table:table-cell office:value-type="float" office:value="7.173065" calcext:value-type="float">
            <text:p>7.173065</text:p>
          </table:table-cell>
          <table:table-cell office:value-type="float" office:value="12.87683" calcext:value-type="float">
            <text:p>12.87683</text:p>
          </table:table-cell>
          <table:table-cell office:value-type="float" office:value="8.162262" calcext:value-type="float">
            <text:p>8.162262</text:p>
          </table:table-cell>
          <table:table-cell office:value-type="float" office:value="11.73865" calcext:value-type="float">
            <text:p>11.73865</text:p>
          </table:table-cell>
          <table:table-cell office:value-type="float" office:value="9.162201" calcext:value-type="float">
            <text:p>9.162201</text:p>
          </table:table-cell>
          <table:table-cell office:value-type="float" office:value="11.24188" calcext:value-type="float">
            <text:p>11.24188</text:p>
          </table:table-cell>
          <table:table-cell office:value-type="float" office:value="9.83316" calcext:value-type="float">
            <text:p>9.83316</text:p>
          </table:table-cell>
          <table:table-cell office:value-type="float" office:value="11.00253" calcext:value-type="float">
            <text:p>11.00253</text:p>
          </table:table-cell>
          <table:table-cell office:value-type="float" office:value="10.55634" calcext:value-type="float">
            <text:p>10.55634</text:p>
          </table:table-cell>
          <table:table-cell office:value-type="float" office:value="10.92084" calcext:value-type="float">
            <text:p>10.92084</text:p>
          </table:table-cell>
          <table:table-cell office:value-type="float" office:value="10.65497" calcext:value-type="float">
            <text:p>10.65497</text:p>
          </table:table-cell>
          <table:table-cell office:value-type="float" office:value="10.13809" calcext:value-type="float">
            <text:p>10.13809</text:p>
          </table:table-cell>
          <table:table-cell office:value-type="float" office:value="10.06262" calcext:value-type="float">
            <text:p>10.06262</text:p>
          </table:table-cell>
          <table:table-cell office:value-type="float" office:value="9.212585" calcext:value-type="float">
            <text:p>9.212585</text:p>
          </table:table-cell>
          <table:table-cell office:value-type="float" office:value="9.186035" calcext:value-type="float">
            <text:p>9.186035</text:p>
          </table:table-cell>
          <table:table-cell office:value-type="float" office:value="8.405029" calcext:value-type="float">
            <text:p>8.405029</text:p>
          </table:table-cell>
          <table:table-cell office:value-type="float" office:value="8.317169" calcext:value-type="float">
            <text:p>8.317169</text:p>
          </table:table-cell>
          <table:table-cell office:value-type="float" office:value="7.787903" calcext:value-type="float">
            <text:p>7.787903</text:p>
          </table:table-cell>
          <table:table-cell office:value-type="float" office:value="7.677887" calcext:value-type="float">
            <text:p>7.677887</text:p>
          </table:table-cell>
          <table:table-cell office:value-type="float" office:value="7.587036" calcext:value-type="float">
            <text:p>7.587036</text:p>
          </table:table-cell>
          <table:table-cell office:value-type="float" office:value="7.477783" calcext:value-type="float">
            <text:p>7.477783</text:p>
          </table:table-cell>
          <table:table-cell office:value-type="float" office:value="29.40744" calcext:value-type="float">
            <text:p>29.40744</text:p>
          </table:table-cell>
          <table:table-cell office:value-type="float" office:value="-1.675446" calcext:value-type="float">
            <text:p>-1.6754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5" calcext:value-type="float">
            <text:p>30042005</text:p>
          </table:table-cell>
          <table:table-cell office:value-type="float" office:value="23.10955" calcext:value-type="float">
            <text:p>23.10955</text:p>
          </table:table-cell>
          <table:table-cell office:value-type="float" office:value="12.27" calcext:value-type="float">
            <text:p>12.27</text:p>
          </table:table-cell>
          <table:table-cell office:value-type="float" office:value="-0.08" calcext:value-type="float">
            <text:p>-0.08</text:p>
          </table:table-cell>
          <table:table-cell office:value-type="float" office:value="0.7447253" calcext:value-type="float">
            <text:p>0.7447253</text:p>
          </table:table-cell>
          <table:table-cell office:value-type="float" office:value="0.5359963" calcext:value-type="float">
            <text:p>0.5359963</text:p>
          </table:table-cell>
          <table:table-cell office:value-type="float" office:value="428.04" calcext:value-type="float">
            <text:p>428.04</text:p>
          </table:table-cell>
          <table:table-cell office:value-type="float" office:value="0" calcext:value-type="float">
            <text:p>0</text:p>
          </table:table-cell>
          <table:table-cell office:value-type="float" office:value="38.35272" calcext:value-type="float">
            <text:p>38.35272</text:p>
          </table:table-cell>
          <table:table-cell office:value-type="float" office:value="-0.3363037" calcext:value-type="float">
            <text:p>-0.3363037</text:p>
          </table:table-cell>
          <table:table-cell office:value-type="float" office:value="23.98383" calcext:value-type="float">
            <text:p>23.98383</text:p>
          </table:table-cell>
          <table:table-cell office:value-type="float" office:value="3.711151" calcext:value-type="float">
            <text:p>3.711151</text:p>
          </table:table-cell>
          <table:table-cell office:value-type="float" office:value="19.23334" calcext:value-type="float">
            <text:p>19.23334</text:p>
          </table:table-cell>
          <table:table-cell office:value-type="float" office:value="6.045776" calcext:value-type="float">
            <text:p>6.045776</text:p>
          </table:table-cell>
          <table:table-cell office:value-type="float" office:value="16.11667" calcext:value-type="float">
            <text:p>16.11667</text:p>
          </table:table-cell>
          <table:table-cell office:value-type="float" office:value="7.924286" calcext:value-type="float">
            <text:p>7.924286</text:p>
          </table:table-cell>
          <table:table-cell office:value-type="float" office:value="14.39822" calcext:value-type="float">
            <text:p>14.39822</text:p>
          </table:table-cell>
          <table:table-cell office:value-type="float" office:value="8.955353" calcext:value-type="float">
            <text:p>8.955353</text:p>
          </table:table-cell>
          <table:table-cell office:value-type="float" office:value="12.89465" calcext:value-type="float">
            <text:p>12.89465</text:p>
          </table:table-cell>
          <table:table-cell office:value-type="float" office:value="9.886627" calcext:value-type="float">
            <text:p>9.886627</text:p>
          </table:table-cell>
          <table:table-cell office:value-type="float" office:value="12.01349" calcext:value-type="float">
            <text:p>12.01349</text:p>
          </table:table-cell>
          <table:table-cell office:value-type="float" office:value="10.29056" calcext:value-type="float">
            <text:p>10.29056</text:p>
          </table:table-cell>
          <table:table-cell office:value-type="float" office:value="10.87958" calcext:value-type="float">
            <text:p>10.87958</text:p>
          </table:table-cell>
          <table:table-cell office:value-type="float" office:value="10.63275" calcext:value-type="float">
            <text:p>10.63275</text:p>
          </table:table-cell>
          <table:table-cell office:value-type="float" office:value="10.65295" calcext:value-type="float">
            <text:p>10.65295</text:p>
          </table:table-cell>
          <table:table-cell office:value-type="float" office:value="10.5209" calcext:value-type="float">
            <text:p>10.5209</text:p>
          </table:table-cell>
          <table:table-cell office:value-type="float" office:value="10.06171" calcext:value-type="float">
            <text:p>10.06171</text:p>
          </table:table-cell>
          <table:table-cell office:value-type="float" office:value="9.980072" calcext:value-type="float">
            <text:p>9.980072</text:p>
          </table:table-cell>
          <table:table-cell office:value-type="float" office:value="9.223145" calcext:value-type="float">
            <text:p>9.223145</text:p>
          </table:table-cell>
          <table:table-cell office:value-type="float" office:value="9.212769" calcext:value-type="float">
            <text:p>9.212769</text:p>
          </table:table-cell>
          <table:table-cell office:value-type="float" office:value="8.480957" calcext:value-type="float">
            <text:p>8.480957</text:p>
          </table:table-cell>
          <table:table-cell office:value-type="float" office:value="8.405914" calcext:value-type="float">
            <text:p>8.405914</text:p>
          </table:table-cell>
          <table:table-cell office:value-type="float" office:value="7.892609" calcext:value-type="float">
            <text:p>7.892609</text:p>
          </table:table-cell>
          <table:table-cell office:value-type="float" office:value="7.789032" calcext:value-type="float">
            <text:p>7.789032</text:p>
          </table:table-cell>
          <table:table-cell office:value-type="float" office:value="7.694824" calcext:value-type="float">
            <text:p>7.694824</text:p>
          </table:table-cell>
          <table:table-cell office:value-type="float" office:value="7.588196" calcext:value-type="float">
            <text:p>7.588196</text:p>
          </table:table-cell>
          <table:table-cell office:value-type="float" office:value="65.34058" calcext:value-type="float">
            <text:p>65.34058</text:p>
          </table:table-cell>
          <table:table-cell office:value-type="float" office:value="-3.446533" calcext:value-type="float">
            <text:p>-3.4465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5" calcext:value-type="float">
            <text:p>1052005</text:p>
          </table:table-cell>
          <table:table-cell office:value-type="float" office:value="18.32031" calcext:value-type="float">
            <text:p>18.32031</text:p>
          </table:table-cell>
          <table:table-cell office:value-type="float" office:value="8.76" calcext:value-type="float">
            <text:p>8.76</text:p>
          </table:table-cell>
          <table:table-cell office:value-type="float" office:value="-0.55" calcext:value-type="float">
            <text:p>-0.55</text:p>
          </table:table-cell>
          <table:table-cell office:value-type="float" office:value="0.6892539" calcext:value-type="float">
            <text:p>0.6892539</text:p>
          </table:table-cell>
          <table:table-cell office:value-type="float" office:value="0.5181603" calcext:value-type="float">
            <text:p>0.5181603</text:p>
          </table:table-cell>
          <table:table-cell office:value-type="float" office:value="497.412" calcext:value-type="float">
            <text:p>497.412</text:p>
          </table:table-cell>
          <table:table-cell office:value-type="float" office:value="0" calcext:value-type="float">
            <text:p>0</text:p>
          </table:table-cell>
          <table:table-cell office:value-type="float" office:value="29.64557" calcext:value-type="float">
            <text:p>29.64557</text:p>
          </table:table-cell>
          <table:table-cell office:value-type="float" office:value="0.4150085" calcext:value-type="float">
            <text:p>0.4150085</text:p>
          </table:table-cell>
          <table:table-cell office:value-type="float" office:value="18.79498" calcext:value-type="float">
            <text:p>18.79498</text:p>
          </table:table-cell>
          <table:table-cell office:value-type="float" office:value="5.460449" calcext:value-type="float">
            <text:p>5.460449</text:p>
          </table:table-cell>
          <table:table-cell office:value-type="float" office:value="15.66531" calcext:value-type="float">
            <text:p>15.66531</text:p>
          </table:table-cell>
          <table:table-cell office:value-type="float" office:value="7.864563" calcext:value-type="float">
            <text:p>7.864563</text:p>
          </table:table-cell>
          <table:table-cell office:value-type="float" office:value="13.93732" calcext:value-type="float">
            <text:p>13.93732</text:p>
          </table:table-cell>
          <table:table-cell office:value-type="float" office:value="9.614014" calcext:value-type="float">
            <text:p>9.614014</text:p>
          </table:table-cell>
          <table:table-cell office:value-type="float" office:value="13.17703" calcext:value-type="float">
            <text:p>13.17703</text:p>
          </table:table-cell>
          <table:table-cell office:value-type="float" office:value="10.44916" calcext:value-type="float">
            <text:p>10.44916</text:p>
          </table:table-cell>
          <table:table-cell office:value-type="float" office:value="12.82034" calcext:value-type="float">
            <text:p>12.82034</text:p>
          </table:table-cell>
          <table:table-cell office:value-type="float" office:value="11.10834" calcext:value-type="float">
            <text:p>11.10834</text:p>
          </table:table-cell>
          <table:table-cell office:value-type="float" office:value="12.04037" calcext:value-type="float">
            <text:p>12.04037</text:p>
          </table:table-cell>
          <table:table-cell office:value-type="float" office:value="11.19086" calcext:value-type="float">
            <text:p>11.19086</text:p>
          </table:table-cell>
          <table:table-cell office:value-type="float" office:value="11.16306" calcext:value-type="float">
            <text:p>11.16306</text:p>
          </table:table-cell>
          <table:table-cell office:value-type="float" office:value="10.89059" calcext:value-type="float">
            <text:p>10.89059</text:p>
          </table:table-cell>
          <table:table-cell office:value-type="float" office:value="10.55768" calcext:value-type="float">
            <text:p>10.55768</text:p>
          </table:table-cell>
          <table:table-cell office:value-type="float" office:value="10.52011" calcext:value-type="float">
            <text:p>10.52011</text:p>
          </table:table-cell>
          <table:table-cell office:value-type="float" office:value="9.979309" calcext:value-type="float">
            <text:p>9.979309</text:p>
          </table:table-cell>
          <table:table-cell office:value-type="float" office:value="9.928314" calcext:value-type="float">
            <text:p>9.928314</text:p>
          </table:table-cell>
          <table:table-cell office:value-type="float" office:value="9.227814" calcext:value-type="float">
            <text:p>9.227814</text:p>
          </table:table-cell>
          <table:table-cell office:value-type="float" office:value="9.223206" calcext:value-type="float">
            <text:p>9.223206</text:p>
          </table:table-cell>
          <table:table-cell office:value-type="float" office:value="8.545441" calcext:value-type="float">
            <text:p>8.545441</text:p>
          </table:table-cell>
          <table:table-cell office:value-type="float" office:value="8.481689" calcext:value-type="float">
            <text:p>8.481689</text:p>
          </table:table-cell>
          <table:table-cell office:value-type="float" office:value="7.990723" calcext:value-type="float">
            <text:p>7.990723</text:p>
          </table:table-cell>
          <table:table-cell office:value-type="float" office:value="7.893646" calcext:value-type="float">
            <text:p>7.893646</text:p>
          </table:table-cell>
          <table:table-cell office:value-type="float" office:value="7.799225" calcext:value-type="float">
            <text:p>7.799225</text:p>
          </table:table-cell>
          <table:table-cell office:value-type="float" office:value="7.695923" calcext:value-type="float">
            <text:p>7.695923</text:p>
          </table:table-cell>
          <table:table-cell office:value-type="float" office:value="27.89764" calcext:value-type="float">
            <text:p>27.89764</text:p>
          </table:table-cell>
          <table:table-cell office:value-type="float" office:value="0.4150085" calcext:value-type="float">
            <text:p>0.41500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5" calcext:value-type="float">
            <text:p>2052005</text:p>
          </table:table-cell>
          <table:table-cell office:value-type="float" office:value="25.62744" calcext:value-type="float">
            <text:p>25.62744</text:p>
          </table:table-cell>
          <table:table-cell office:value-type="float" office:value="12.5" calcext:value-type="float">
            <text:p>12.5</text:p>
          </table:table-cell>
          <table:table-cell office:value-type="float" office:value="0.14" calcext:value-type="float">
            <text:p>0.14</text:p>
          </table:table-cell>
          <table:table-cell office:value-type="float" office:value="0.7283578" calcext:value-type="float">
            <text:p>0.7283578</text:p>
          </table:table-cell>
          <table:table-cell office:value-type="float" office:value="0.5445333" calcext:value-type="float">
            <text:p>0.5445333</text:p>
          </table:table-cell>
          <table:table-cell office:value-type="float" office:value="388.944" calcext:value-type="float">
            <text:p>388.944</text:p>
          </table:table-cell>
          <table:table-cell office:value-type="float" office:value="0" calcext:value-type="float">
            <text:p>0</text:p>
          </table:table-cell>
          <table:table-cell office:value-type="float" office:value="38.98663" calcext:value-type="float">
            <text:p>38.98663</text:p>
          </table:table-cell>
          <table:table-cell office:value-type="float" office:value="0.1552734" calcext:value-type="float">
            <text:p>0.1552734</text:p>
          </table:table-cell>
          <table:table-cell office:value-type="float" office:value="26.35635" calcext:value-type="float">
            <text:p>26.35635</text:p>
          </table:table-cell>
          <table:table-cell office:value-type="float" office:value="4.568909" calcext:value-type="float">
            <text:p>4.568909</text:p>
          </table:table-cell>
          <table:table-cell office:value-type="float" office:value="21.02893" calcext:value-type="float">
            <text:p>21.02893</text:p>
          </table:table-cell>
          <table:table-cell office:value-type="float" office:value="6.720001" calcext:value-type="float">
            <text:p>6.720001</text:p>
          </table:table-cell>
          <table:table-cell office:value-type="float" office:value="17.41177" calcext:value-type="float">
            <text:p>17.41177</text:p>
          </table:table-cell>
          <table:table-cell office:value-type="float" office:value="8.443237" calcext:value-type="float">
            <text:p>8.443237</text:p>
          </table:table-cell>
          <table:table-cell office:value-type="float" office:value="15.40131" calcext:value-type="float">
            <text:p>15.40131</text:p>
          </table:table-cell>
          <table:table-cell office:value-type="float" office:value="9.389557" calcext:value-type="float">
            <text:p>9.389557</text:p>
          </table:table-cell>
          <table:table-cell office:value-type="float" office:value="13.62125" calcext:value-type="float">
            <text:p>13.62125</text:p>
          </table:table-cell>
          <table:table-cell office:value-type="float" office:value="10.26199" calcext:value-type="float">
            <text:p>10.26199</text:p>
          </table:table-cell>
          <table:table-cell office:value-type="float" office:value="12.57114" calcext:value-type="float">
            <text:p>12.57114</text:p>
          </table:table-cell>
          <table:table-cell office:value-type="float" office:value="10.65231" calcext:value-type="float">
            <text:p>10.65231</text:p>
          </table:table-cell>
          <table:table-cell office:value-type="float" office:value="11.19922" calcext:value-type="float">
            <text:p>11.19922</text:p>
          </table:table-cell>
          <table:table-cell office:value-type="float" office:value="10.93875" calcext:value-type="float">
            <text:p>10.93875</text:p>
          </table:table-cell>
          <table:table-cell office:value-type="float" office:value="10.57309" calcext:value-type="float">
            <text:p>10.57309</text:p>
          </table:table-cell>
          <table:table-cell office:value-type="float" office:value="10.55518" calcext:value-type="float">
            <text:p>10.55518</text:p>
          </table:table-cell>
          <table:table-cell office:value-type="float" office:value="9.927979" calcext:value-type="float">
            <text:p>9.927979</text:p>
          </table:table-cell>
          <table:table-cell office:value-type="float" office:value="9.90625" calcext:value-type="float">
            <text:p>9.90625</text:p>
          </table:table-cell>
          <table:table-cell office:value-type="float" office:value="9.23764" calcext:value-type="float">
            <text:p>9.23764</text:p>
          </table:table-cell>
          <table:table-cell office:value-type="float" office:value="9.227875" calcext:value-type="float">
            <text:p>9.227875</text:p>
          </table:table-cell>
          <table:table-cell office:value-type="float" office:value="8.602386" calcext:value-type="float">
            <text:p>8.602386</text:p>
          </table:table-cell>
          <table:table-cell office:value-type="float" office:value="8.546082" calcext:value-type="float">
            <text:p>8.546082</text:p>
          </table:table-cell>
          <table:table-cell office:value-type="float" office:value="8.081024" calcext:value-type="float">
            <text:p>8.081024</text:p>
          </table:table-cell>
          <table:table-cell office:value-type="float" office:value="7.991699" calcext:value-type="float">
            <text:p>7.991699</text:p>
          </table:table-cell>
          <table:table-cell office:value-type="float" office:value="7.899109" calcext:value-type="float">
            <text:p>7.899109</text:p>
          </table:table-cell>
          <table:table-cell office:value-type="float" office:value="7.800293" calcext:value-type="float">
            <text:p>7.800293</text:p>
          </table:table-cell>
          <table:table-cell office:value-type="float" office:value="38.98651" calcext:value-type="float">
            <text:p>38.98651</text:p>
          </table:table-cell>
          <table:table-cell office:value-type="float" office:value="0.1552734" calcext:value-type="float">
            <text:p>0.15527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5" calcext:value-type="float">
            <text:p>3052005</text:p>
          </table:table-cell>
          <table:table-cell office:value-type="float" office:value="28.2039" calcext:value-type="float">
            <text:p>28.2039</text:p>
          </table:table-cell>
          <table:table-cell office:value-type="float" office:value="15.59" calcext:value-type="float">
            <text:p>15.59</text:p>
          </table:table-cell>
          <table:table-cell office:value-type="float" office:value="-0.78" calcext:value-type="float">
            <text:p>-0.78</text:p>
          </table:table-cell>
          <table:table-cell office:value-type="float" office:value="0.7281275" calcext:value-type="float">
            <text:p>0.7281275</text:p>
          </table:table-cell>
          <table:table-cell office:value-type="float" office:value="0.5096276" calcext:value-type="float">
            <text:p>0.5096276</text:p>
          </table:table-cell>
          <table:table-cell office:value-type="float" office:value="204.372" calcext:value-type="float">
            <text:p>204.372</text:p>
          </table:table-cell>
          <table:table-cell office:value-type="float" office:value="0" calcext:value-type="float">
            <text:p>0</text:p>
          </table:table-cell>
          <table:table-cell office:value-type="float" office:value="40.63718" calcext:value-type="float">
            <text:p>40.63718</text:p>
          </table:table-cell>
          <table:table-cell office:value-type="float" office:value="0.3911743" calcext:value-type="float">
            <text:p>0.3911743</text:p>
          </table:table-cell>
          <table:table-cell office:value-type="float" office:value="27.95517" calcext:value-type="float">
            <text:p>27.95517</text:p>
          </table:table-cell>
          <table:table-cell office:value-type="float" office:value="5.777222" calcext:value-type="float">
            <text:p>5.777222</text:p>
          </table:table-cell>
          <table:table-cell office:value-type="float" office:value="22.82016" calcext:value-type="float">
            <text:p>22.82016</text:p>
          </table:table-cell>
          <table:table-cell office:value-type="float" office:value="8.277191" calcext:value-type="float">
            <text:p>8.277191</text:p>
          </table:table-cell>
          <table:table-cell office:value-type="float" office:value="19.04517" calcext:value-type="float">
            <text:p>19.04517</text:p>
          </table:table-cell>
          <table:table-cell office:value-type="float" office:value="10.08743" calcext:value-type="float">
            <text:p>10.08743</text:p>
          </table:table-cell>
          <table:table-cell office:value-type="float" office:value="16.85718" calcext:value-type="float">
            <text:p>16.85718</text:p>
          </table:table-cell>
          <table:table-cell office:value-type="float" office:value="10.94324" calcext:value-type="float">
            <text:p>10.94324</text:p>
          </table:table-cell>
          <table:table-cell office:value-type="float" office:value="14.84314" calcext:value-type="float">
            <text:p>14.84314</text:p>
          </table:table-cell>
          <table:table-cell office:value-type="float" office:value="11.60318" calcext:value-type="float">
            <text:p>11.60318</text:p>
          </table:table-cell>
          <table:table-cell office:value-type="float" office:value="13.53458" calcext:value-type="float">
            <text:p>13.53458</text:p>
          </table:table-cell>
          <table:table-cell office:value-type="float" office:value="11.63721" calcext:value-type="float">
            <text:p>11.63721</text:p>
          </table:table-cell>
          <table:table-cell office:value-type="float" office:value="11.75204" calcext:value-type="float">
            <text:p>11.75204</text:p>
          </table:table-cell>
          <table:table-cell office:value-type="float" office:value="11.21118" calcext:value-type="float">
            <text:p>11.21118</text:p>
          </table:table-cell>
          <table:table-cell office:value-type="float" office:value="10.68268" calcext:value-type="float">
            <text:p>10.68268</text:p>
          </table:table-cell>
          <table:table-cell office:value-type="float" office:value="10.55966" calcext:value-type="float">
            <text:p>10.55966</text:p>
          </table:table-cell>
          <table:table-cell office:value-type="float" office:value="9.910248" calcext:value-type="float">
            <text:p>9.910248</text:p>
          </table:table-cell>
          <table:table-cell office:value-type="float" office:value="9.903351" calcext:value-type="float">
            <text:p>9.903351</text:p>
          </table:table-cell>
          <table:table-cell office:value-type="float" office:value="9.255219" calcext:value-type="float">
            <text:p>9.255219</text:p>
          </table:table-cell>
          <table:table-cell office:value-type="float" office:value="9.237823" calcext:value-type="float">
            <text:p>9.237823</text:p>
          </table:table-cell>
          <table:table-cell office:value-type="float" office:value="8.655334" calcext:value-type="float">
            <text:p>8.655334</text:p>
          </table:table-cell>
          <table:table-cell office:value-type="float" office:value="8.602966" calcext:value-type="float">
            <text:p>8.602966</text:p>
          </table:table-cell>
          <table:table-cell office:value-type="float" office:value="8.165527" calcext:value-type="float">
            <text:p>8.165527</text:p>
          </table:table-cell>
          <table:table-cell office:value-type="float" office:value="8.08194" calcext:value-type="float">
            <text:p>8.08194</text:p>
          </table:table-cell>
          <table:table-cell office:value-type="float" office:value="7.99353" calcext:value-type="float">
            <text:p>7.99353</text:p>
          </table:table-cell>
          <table:table-cell office:value-type="float" office:value="7.900116" calcext:value-type="float">
            <text:p>7.900116</text:p>
          </table:table-cell>
          <table:table-cell office:value-type="float" office:value="40.63702" calcext:value-type="float">
            <text:p>40.63702</text:p>
          </table:table-cell>
          <table:table-cell office:value-type="float" office:value="0.3912048" calcext:value-type="float">
            <text:p>0.39120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5" calcext:value-type="float">
            <text:p>4052005</text:p>
          </table:table-cell>
          <table:table-cell office:value-type="float" office:value="24.47167" calcext:value-type="float">
            <text:p>24.47167</text:p>
          </table:table-cell>
          <table:table-cell office:value-type="float" office:value="21.29" calcext:value-type="float">
            <text:p>21.29</text:p>
          </table:table-cell>
          <table:table-cell office:value-type="float" office:value="1.75" calcext:value-type="float">
            <text:p>1.75</text:p>
          </table:table-cell>
          <table:table-cell office:value-type="float" office:value="0.9549592" calcext:value-type="float">
            <text:p>0.9549592</text:p>
          </table:table-cell>
          <table:table-cell office:value-type="float" office:value="0.6108147" calcext:value-type="float">
            <text:p>0.6108147</text:p>
          </table:table-cell>
          <table:table-cell office:value-type="float" office:value="339.012" calcext:value-type="float">
            <text:p>339.012</text:p>
          </table:table-cell>
          <table:table-cell office:value-type="float" office:value="0" calcext:value-type="float">
            <text:p>0</text:p>
          </table:table-cell>
          <table:table-cell office:value-type="float" office:value="47.60565" calcext:value-type="float">
            <text:p>47.60565</text:p>
          </table:table-cell>
          <table:table-cell office:value-type="float" office:value="2.967682" calcext:value-type="float">
            <text:p>2.967682</text:p>
          </table:table-cell>
          <table:table-cell office:value-type="float" office:value="30.55438" calcext:value-type="float">
            <text:p>30.55438</text:p>
          </table:table-cell>
          <table:table-cell office:value-type="float" office:value="7.584869" calcext:value-type="float">
            <text:p>7.584869</text:p>
          </table:table-cell>
          <table:table-cell office:value-type="float" office:value="25.18292" calcext:value-type="float">
            <text:p>25.18292</text:p>
          </table:table-cell>
          <table:table-cell office:value-type="float" office:value="9.908722" calcext:value-type="float">
            <text:p>9.908722</text:p>
          </table:table-cell>
          <table:table-cell office:value-type="float" office:value="21.08939" calcext:value-type="float">
            <text:p>21.08939</text:p>
          </table:table-cell>
          <table:table-cell office:value-type="float" office:value="11.53479" calcext:value-type="float">
            <text:p>11.53479</text:p>
          </table:table-cell>
          <table:table-cell office:value-type="float" office:value="18.63626" calcext:value-type="float">
            <text:p>18.63626</text:p>
          </table:table-cell>
          <table:table-cell office:value-type="float" office:value="12.26309" calcext:value-type="float">
            <text:p>12.26309</text:p>
          </table:table-cell>
          <table:table-cell office:value-type="float" office:value="16.3324" calcext:value-type="float">
            <text:p>16.3324</text:p>
          </table:table-cell>
          <table:table-cell office:value-type="float" office:value="12.73431" calcext:value-type="float">
            <text:p>12.73431</text:p>
          </table:table-cell>
          <table:table-cell office:value-type="float" office:value="14.70801" calcext:value-type="float">
            <text:p>14.70801</text:p>
          </table:table-cell>
          <table:table-cell office:value-type="float" office:value="12.57043" calcext:value-type="float">
            <text:p>12.57043</text:p>
          </table:table-cell>
          <table:table-cell office:value-type="float" office:value="12.45526" calcext:value-type="float">
            <text:p>12.45526</text:p>
          </table:table-cell>
          <table:table-cell office:value-type="float" office:value="11.76608" calcext:value-type="float">
            <text:p>11.76608</text:p>
          </table:table-cell>
          <table:table-cell office:value-type="float" office:value="10.94208" calcext:value-type="float">
            <text:p>10.94208</text:p>
          </table:table-cell>
          <table:table-cell office:value-type="float" office:value="10.68497" calcext:value-type="float">
            <text:p>10.68497</text:p>
          </table:table-cell>
          <table:table-cell office:value-type="float" office:value="9.961365" calcext:value-type="float">
            <text:p>9.961365</text:p>
          </table:table-cell>
          <table:table-cell office:value-type="float" office:value="9.910522" calcext:value-type="float">
            <text:p>9.910522</text:p>
          </table:table-cell>
          <table:table-cell office:value-type="float" office:value="9.286285" calcext:value-type="float">
            <text:p>9.286285</text:p>
          </table:table-cell>
          <table:table-cell office:value-type="float" office:value="9.255463" calcext:value-type="float">
            <text:p>9.255463</text:p>
          </table:table-cell>
          <table:table-cell office:value-type="float" office:value="8.707581" calcext:value-type="float">
            <text:p>8.707581</text:p>
          </table:table-cell>
          <table:table-cell office:value-type="float" office:value="8.655884" calcext:value-type="float">
            <text:p>8.655884</text:p>
          </table:table-cell>
          <table:table-cell office:value-type="float" office:value="8.245636" calcext:value-type="float">
            <text:p>8.245636</text:p>
          </table:table-cell>
          <table:table-cell office:value-type="float" office:value="8.166382" calcext:value-type="float">
            <text:p>8.166382</text:p>
          </table:table-cell>
          <table:table-cell office:value-type="float" office:value="8.084717" calcext:value-type="float">
            <text:p>8.084717</text:p>
          </table:table-cell>
          <table:table-cell office:value-type="float" office:value="7.994507" calcext:value-type="float">
            <text:p>7.994507</text:p>
          </table:table-cell>
          <table:table-cell office:value-type="float" office:value="47.60547" calcext:value-type="float">
            <text:p>47.60547</text:p>
          </table:table-cell>
          <table:table-cell office:value-type="float" office:value="2.967712" calcext:value-type="float">
            <text:p>2.9677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5" calcext:value-type="float">
            <text:p>5052005</text:p>
          </table:table-cell>
          <table:table-cell office:value-type="float" office:value="25.26688" calcext:value-type="float">
            <text:p>25.26688</text:p>
          </table:table-cell>
          <table:table-cell office:value-type="float" office:value="21.51" calcext:value-type="float">
            <text:p>21.51</text:p>
          </table:table-cell>
          <table:table-cell office:value-type="float" office:value="8.54" calcext:value-type="float">
            <text:p>8.54</text:p>
          </table:table-cell>
          <table:table-cell office:value-type="float" office:value="1.157658" calcext:value-type="float">
            <text:p>1.157658</text:p>
          </table:table-cell>
          <table:table-cell office:value-type="float" office:value="0.9614892" calcext:value-type="float">
            <text:p>0.9614892</text:p>
          </table:table-cell>
          <table:table-cell office:value-type="float" office:value="422.352" calcext:value-type="float">
            <text:p>422.352</text:p>
          </table:table-cell>
          <table:table-cell office:value-type="float" office:value="0" calcext:value-type="float">
            <text:p>0</text:p>
          </table:table-cell>
          <table:table-cell office:value-type="float" office:value="48.13171" calcext:value-type="float">
            <text:p>48.13171</text:p>
          </table:table-cell>
          <table:table-cell office:value-type="float" office:value="8.806519" calcext:value-type="float">
            <text:p>8.806519</text:p>
          </table:table-cell>
          <table:table-cell office:value-type="float" office:value="32.84586" calcext:value-type="float">
            <text:p>32.84586</text:p>
          </table:table-cell>
          <table:table-cell office:value-type="float" office:value="12.3428" calcext:value-type="float">
            <text:p>12.3428</text:p>
          </table:table-cell>
          <table:table-cell office:value-type="float" office:value="27.48572" calcext:value-type="float">
            <text:p>27.48572</text:p>
          </table:table-cell>
          <table:table-cell office:value-type="float" office:value="13.76608" calcext:value-type="float">
            <text:p>13.76608</text:p>
          </table:table-cell>
          <table:table-cell office:value-type="float" office:value="23.22433" calcext:value-type="float">
            <text:p>23.22433</text:p>
          </table:table-cell>
          <table:table-cell office:value-type="float" office:value="14.58783" calcext:value-type="float">
            <text:p>14.58783</text:p>
          </table:table-cell>
          <table:table-cell office:value-type="float" office:value="20.62137" calcext:value-type="float">
            <text:p>20.62137</text:p>
          </table:table-cell>
          <table:table-cell office:value-type="float" office:value="14.78659" calcext:value-type="float">
            <text:p>14.78659</text:p>
          </table:table-cell>
          <table:table-cell office:value-type="float" office:value="18.08859" calcext:value-type="float">
            <text:p>18.08859</text:p>
          </table:table-cell>
          <table:table-cell office:value-type="float" office:value="14.72327" calcext:value-type="float">
            <text:p>14.72327</text:p>
          </table:table-cell>
          <table:table-cell office:value-type="float" office:value="16.18719" calcext:value-type="float">
            <text:p>16.18719</text:p>
          </table:table-cell>
          <table:table-cell office:value-type="float" office:value="14.1087" calcext:value-type="float">
            <text:p>14.1087</text:p>
          </table:table-cell>
          <table:table-cell office:value-type="float" office:value="13.47107" calcext:value-type="float">
            <text:p>13.47107</text:p>
          </table:table-cell>
          <table:table-cell office:value-type="float" office:value="12.47198" calcext:value-type="float">
            <text:p>12.47198</text:p>
          </table:table-cell>
          <table:table-cell office:value-type="float" office:value="11.3569" calcext:value-type="float">
            <text:p>11.3569</text:p>
          </table:table-cell>
          <table:table-cell office:value-type="float" office:value="10.94568" calcext:value-type="float">
            <text:p>10.94568</text:p>
          </table:table-cell>
          <table:table-cell office:value-type="float" office:value="10.07294" calcext:value-type="float">
            <text:p>10.07294</text:p>
          </table:table-cell>
          <table:table-cell office:value-type="float" office:value="9.962158" calcext:value-type="float">
            <text:p>9.962158</text:p>
          </table:table-cell>
          <table:table-cell office:value-type="float" office:value="9.339355" calcext:value-type="float">
            <text:p>9.339355</text:p>
          </table:table-cell>
          <table:table-cell office:value-type="float" office:value="9.286713" calcext:value-type="float">
            <text:p>9.286713</text:p>
          </table:table-cell>
          <table:table-cell office:value-type="float" office:value="8.762451" calcext:value-type="float">
            <text:p>8.762451</text:p>
          </table:table-cell>
          <table:table-cell office:value-type="float" office:value="8.70813" calcext:value-type="float">
            <text:p>8.70813</text:p>
          </table:table-cell>
          <table:table-cell office:value-type="float" office:value="8.321991" calcext:value-type="float">
            <text:p>8.321991</text:p>
          </table:table-cell>
          <table:table-cell office:value-type="float" office:value="8.24646" calcext:value-type="float">
            <text:p>8.24646</text:p>
          </table:table-cell>
          <table:table-cell office:value-type="float" office:value="8.170868" calcext:value-type="float">
            <text:p>8.170868</text:p>
          </table:table-cell>
          <table:table-cell office:value-type="float" office:value="8.085663" calcext:value-type="float">
            <text:p>8.085663</text:p>
          </table:table-cell>
          <table:table-cell office:value-type="float" office:value="48.13153" calcext:value-type="float">
            <text:p>48.13153</text:p>
          </table:table-cell>
          <table:table-cell office:value-type="float" office:value="8.806549" calcext:value-type="float">
            <text:p>8.8065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5" calcext:value-type="float">
            <text:p>6052005</text:p>
          </table:table-cell>
          <table:table-cell office:value-type="float" office:value="20.00304" calcext:value-type="float">
            <text:p>20.00304</text:p>
          </table:table-cell>
          <table:table-cell office:value-type="float" office:value="27.39" calcext:value-type="float">
            <text:p>27.39</text:p>
          </table:table-cell>
          <table:table-cell office:value-type="float" office:value="9.59" calcext:value-type="float">
            <text:p>9.59</text:p>
          </table:table-cell>
          <table:table-cell office:value-type="float" office:value="1.431543" calcext:value-type="float">
            <text:p>1.431543</text:p>
          </table:table-cell>
          <table:table-cell office:value-type="float" office:value="1.048848" calcext:value-type="float">
            <text:p>1.048848</text:p>
          </table:table-cell>
          <table:table-cell office:value-type="float" office:value="346.14" calcext:value-type="float">
            <text:p>346.14</text:p>
          </table:table-cell>
          <table:table-cell office:value-type="float" office:value="0" calcext:value-type="float">
            <text:p>0</text:p>
          </table:table-cell>
          <table:table-cell office:value-type="float" office:value="48.8197" calcext:value-type="float">
            <text:p>48.8197</text:p>
          </table:table-cell>
          <table:table-cell office:value-type="float" office:value="10.38657" calcext:value-type="float">
            <text:p>10.38657</text:p>
          </table:table-cell>
          <table:table-cell office:value-type="float" office:value="33.8241" calcext:value-type="float">
            <text:p>33.8241</text:p>
          </table:table-cell>
          <table:table-cell office:value-type="float" office:value="13.74054" calcext:value-type="float">
            <text:p>13.74054</text:p>
          </table:table-cell>
          <table:table-cell office:value-type="float" office:value="27.99054" calcext:value-type="float">
            <text:p>27.99054</text:p>
          </table:table-cell>
          <table:table-cell office:value-type="float" office:value="15.34473" calcext:value-type="float">
            <text:p>15.34473</text:p>
          </table:table-cell>
          <table:table-cell office:value-type="float" office:value="23.91696" calcext:value-type="float">
            <text:p>23.91696</text:p>
          </table:table-cell>
          <table:table-cell office:value-type="float" office:value="16.11041" calcext:value-type="float">
            <text:p>16.11041</text:p>
          </table:table-cell>
          <table:table-cell office:value-type="float" office:value="21.45334" calcext:value-type="float">
            <text:p>21.45334</text:p>
          </table:table-cell>
          <table:table-cell office:value-type="float" office:value="16.25995" calcext:value-type="float">
            <text:p>16.25995</text:p>
          </table:table-cell>
          <table:table-cell office:value-type="float" office:value="19.06158" calcext:value-type="float">
            <text:p>19.06158</text:p>
          </table:table-cell>
          <table:table-cell office:value-type="float" office:value="16.08948" calcext:value-type="float">
            <text:p>16.08948</text:p>
          </table:table-cell>
          <table:table-cell office:value-type="float" office:value="17.13312" calcext:value-type="float">
            <text:p>17.13312</text:p>
          </table:table-cell>
          <table:table-cell office:value-type="float" office:value="15.3577" calcext:value-type="float">
            <text:p>15.3577</text:p>
          </table:table-cell>
          <table:table-cell office:value-type="float" office:value="14.38434" calcext:value-type="float">
            <text:p>14.38434</text:p>
          </table:table-cell>
          <table:table-cell office:value-type="float" office:value="13.48938" calcext:value-type="float">
            <text:p>13.48938</text:p>
          </table:table-cell>
          <table:table-cell office:value-type="float" office:value="11.89224" calcext:value-type="float">
            <text:p>11.89224</text:p>
          </table:table-cell>
          <table:table-cell office:value-type="float" office:value="11.36224" calcext:value-type="float">
            <text:p>11.36224</text:p>
          </table:table-cell>
          <table:table-cell office:value-type="float" office:value="10.25726" calcext:value-type="float">
            <text:p>10.25726</text:p>
          </table:table-cell>
          <table:table-cell office:value-type="float" office:value="10.07446" calcext:value-type="float">
            <text:p>10.07446</text:p>
          </table:table-cell>
          <table:table-cell office:value-type="float" office:value="9.423584" calcext:value-type="float">
            <text:p>9.423584</text:p>
          </table:table-cell>
          <table:table-cell office:value-type="float" office:value="9.340057" calcext:value-type="float">
            <text:p>9.340057</text:p>
          </table:table-cell>
          <table:table-cell office:value-type="float" office:value="8.825348" calcext:value-type="float">
            <text:p>8.825348</text:p>
          </table:table-cell>
          <table:table-cell office:value-type="float" office:value="8.763092" calcext:value-type="float">
            <text:p>8.763092</text:p>
          </table:table-cell>
          <table:table-cell office:value-type="float" office:value="8.396271" calcext:value-type="float">
            <text:p>8.396271</text:p>
          </table:table-cell>
          <table:table-cell office:value-type="float" office:value="8.322784" calcext:value-type="float">
            <text:p>8.322784</text:p>
          </table:table-cell>
          <table:table-cell office:value-type="float" office:value="8.252563" calcext:value-type="float">
            <text:p>8.252563</text:p>
          </table:table-cell>
          <table:table-cell office:value-type="float" office:value="8.171753" calcext:value-type="float">
            <text:p>8.171753</text:p>
          </table:table-cell>
          <table:table-cell office:value-type="float" office:value="48.81952" calcext:value-type="float">
            <text:p>48.81952</text:p>
          </table:table-cell>
          <table:table-cell office:value-type="float" office:value="10.38657" calcext:value-type="float">
            <text:p>10.386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5" calcext:value-type="float">
            <text:p>7052005</text:p>
          </table:table-cell>
          <table:table-cell office:value-type="float" office:value="18.63962" calcext:value-type="float">
            <text:p>18.63962</text:p>
          </table:table-cell>
          <table:table-cell office:value-type="float" office:value="27.92" calcext:value-type="float">
            <text:p>27.92</text:p>
          </table:table-cell>
          <table:table-cell office:value-type="float" office:value="17.59" calcext:value-type="float">
            <text:p>17.59</text:p>
          </table:table-cell>
          <table:table-cell office:value-type="float" office:value="1.395935" calcext:value-type="float">
            <text:p>1.395935</text:p>
          </table:table-cell>
          <table:table-cell office:value-type="float" office:value="1.130109" calcext:value-type="float">
            <text:p>1.130109</text:p>
          </table:table-cell>
          <table:table-cell office:value-type="float" office:value="677.376" calcext:value-type="float">
            <text:p>677.376</text:p>
          </table:table-cell>
          <table:table-cell office:value-type="float" office:value="0" calcext:value-type="float">
            <text:p>0</text:p>
          </table:table-cell>
          <table:table-cell office:value-type="float" office:value="50.33017" calcext:value-type="float">
            <text:p>50.33017</text:p>
          </table:table-cell>
          <table:table-cell office:value-type="float" office:value="16.35193" calcext:value-type="float">
            <text:p>16.35193</text:p>
          </table:table-cell>
          <table:table-cell office:value-type="float" office:value="33.9584" calcext:value-type="float">
            <text:p>33.9584</text:p>
          </table:table-cell>
          <table:table-cell office:value-type="float" office:value="18.37012" calcext:value-type="float">
            <text:p>18.37012</text:p>
          </table:table-cell>
          <table:table-cell office:value-type="float" office:value="29.34283" calcext:value-type="float">
            <text:p>29.34283</text:p>
          </table:table-cell>
          <table:table-cell office:value-type="float" office:value="18.94153" calcext:value-type="float">
            <text:p>18.94153</text:p>
          </table:table-cell>
          <table:table-cell office:value-type="float" office:value="25.46533" calcext:value-type="float">
            <text:p>25.46533</text:p>
          </table:table-cell>
          <table:table-cell office:value-type="float" office:value="18.97235" calcext:value-type="float">
            <text:p>18.97235</text:p>
          </table:table-cell>
          <table:table-cell office:value-type="float" office:value="23.01611" calcext:value-type="float">
            <text:p>23.01611</text:p>
          </table:table-cell>
          <table:table-cell office:value-type="float" office:value="18.65457" calcext:value-type="float">
            <text:p>18.65457</text:p>
          </table:table-cell>
          <table:table-cell office:value-type="float" office:value="20.5134" calcext:value-type="float">
            <text:p>20.5134</text:p>
          </table:table-cell>
          <table:table-cell office:value-type="float" office:value="18.00122" calcext:value-type="float">
            <text:p>18.00122</text:p>
          </table:table-cell>
          <table:table-cell office:value-type="float" office:value="18.47162" calcext:value-type="float">
            <text:p>18.47162</text:p>
          </table:table-cell>
          <table:table-cell office:value-type="float" office:value="16.86642" calcext:value-type="float">
            <text:p>16.86642</text:p>
          </table:table-cell>
          <table:table-cell office:value-type="float" office:value="15.45889" calcext:value-type="float">
            <text:p>15.45889</text:p>
          </table:table-cell>
          <table:table-cell office:value-type="float" office:value="14.4006" calcext:value-type="float">
            <text:p>14.4006</text:p>
          </table:table-cell>
          <table:table-cell office:value-type="float" office:value="12.49356" calcext:value-type="float">
            <text:p>12.49356</text:p>
          </table:table-cell>
          <table:table-cell office:value-type="float" office:value="11.8981" calcext:value-type="float">
            <text:p>11.8981</text:p>
          </table:table-cell>
          <table:table-cell office:value-type="float" office:value="10.5054" calcext:value-type="float">
            <text:p>10.5054</text:p>
          </table:table-cell>
          <table:table-cell office:value-type="float" office:value="10.25949" calcext:value-type="float">
            <text:p>10.25949</text:p>
          </table:table-cell>
          <table:table-cell office:value-type="float" office:value="9.543304" calcext:value-type="float">
            <text:p>9.543304</text:p>
          </table:table-cell>
          <table:table-cell office:value-type="float" office:value="9.424652" calcext:value-type="float">
            <text:p>9.424652</text:p>
          </table:table-cell>
          <table:table-cell office:value-type="float" office:value="8.899811" calcext:value-type="float">
            <text:p>8.899811</text:p>
          </table:table-cell>
          <table:table-cell office:value-type="float" office:value="8.82608" calcext:value-type="float">
            <text:p>8.82608</text:p>
          </table:table-cell>
          <table:table-cell office:value-type="float" office:value="8.470673" calcext:value-type="float">
            <text:p>8.470673</text:p>
          </table:table-cell>
          <table:table-cell office:value-type="float" office:value="8.397034" calcext:value-type="float">
            <text:p>8.397034</text:p>
          </table:table-cell>
          <table:table-cell office:value-type="float" office:value="8.331177" calcext:value-type="float">
            <text:p>8.331177</text:p>
          </table:table-cell>
          <table:table-cell office:value-type="float" office:value="8.253387" calcext:value-type="float">
            <text:p>8.253387</text:p>
          </table:table-cell>
          <table:table-cell office:value-type="float" office:value="50.32993" calcext:value-type="float">
            <text:p>50.32993</text:p>
          </table:table-cell>
          <table:table-cell office:value-type="float" office:value="16.35193" calcext:value-type="float">
            <text:p>16.351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5" calcext:value-type="float">
            <text:p>8052005</text:p>
          </table:table-cell>
          <table:table-cell office:value-type="float" office:value="19.57608" calcext:value-type="float">
            <text:p>19.57608</text:p>
          </table:table-cell>
          <table:table-cell office:value-type="float" office:value="28.3" calcext:value-type="float">
            <text:p>28.3</text:p>
          </table:table-cell>
          <table:table-cell office:value-type="float" office:value="14.34" calcext:value-type="float">
            <text:p>14.34</text:p>
          </table:table-cell>
          <table:table-cell office:value-type="float" office:value="1.569026" calcext:value-type="float">
            <text:p>1.569026</text:p>
          </table:table-cell>
          <table:table-cell office:value-type="float" office:value="1.025507" calcext:value-type="float">
            <text:p>1.025507</text:p>
          </table:table-cell>
          <table:table-cell office:value-type="float" office:value="599.184" calcext:value-type="float">
            <text:p>599.184</text:p>
          </table:table-cell>
          <table:table-cell office:value-type="float" office:value="0" calcext:value-type="float">
            <text:p>0</text:p>
          </table:table-cell>
          <table:table-cell office:value-type="float" office:value="50.10898" calcext:value-type="float">
            <text:p>50.10898</text:p>
          </table:table-cell>
          <table:table-cell office:value-type="float" office:value="16.08575" calcext:value-type="float">
            <text:p>16.08575</text:p>
          </table:table-cell>
          <table:table-cell office:value-type="float" office:value="36.79703" calcext:value-type="float">
            <text:p>36.79703</text:p>
          </table:table-cell>
          <table:table-cell office:value-type="float" office:value="18.85535" calcext:value-type="float">
            <text:p>18.85535</text:p>
          </table:table-cell>
          <table:table-cell office:value-type="float" office:value="31.09335" calcext:value-type="float">
            <text:p>31.09335</text:p>
          </table:table-cell>
          <table:table-cell office:value-type="float" office:value="19.71439" calcext:value-type="float">
            <text:p>19.71439</text:p>
          </table:table-cell>
          <table:table-cell office:value-type="float" office:value="26.7572" calcext:value-type="float">
            <text:p>26.7572</text:p>
          </table:table-cell>
          <table:table-cell office:value-type="float" office:value="19.87955" calcext:value-type="float">
            <text:p>19.87955</text:p>
          </table:table-cell>
          <table:table-cell office:value-type="float" office:value="24.17123" calcext:value-type="float">
            <text:p>24.17123</text:p>
          </table:table-cell>
          <table:table-cell office:value-type="float" office:value="19.64944" calcext:value-type="float">
            <text:p>19.64944</text:p>
          </table:table-cell>
          <table:table-cell office:value-type="float" office:value="21.58173" calcext:value-type="float">
            <text:p>21.58173</text:p>
          </table:table-cell>
          <table:table-cell office:value-type="float" office:value="19.06854" calcext:value-type="float">
            <text:p>19.06854</text:p>
          </table:table-cell>
          <table:table-cell office:value-type="float" office:value="19.50473" calcext:value-type="float">
            <text:p>19.50473</text:p>
          </table:table-cell>
          <table:table-cell office:value-type="float" office:value="17.93253" calcext:value-type="float">
            <text:p>17.93253</text:p>
          </table:table-cell>
          <table:table-cell office:value-type="float" office:value="16.42773" calcext:value-type="float">
            <text:p>16.42773</text:p>
          </table:table-cell>
          <table:table-cell office:value-type="float" office:value="15.47522" calcext:value-type="float">
            <text:p>15.47522</text:p>
          </table:table-cell>
          <table:table-cell office:value-type="float" office:value="13.1463" calcext:value-type="float">
            <text:p>13.1463</text:p>
          </table:table-cell>
          <table:table-cell office:value-type="float" office:value="12.50037" calcext:value-type="float">
            <text:p>12.50037</text:p>
          </table:table-cell>
          <table:table-cell office:value-type="float" office:value="10.81201" calcext:value-type="float">
            <text:p>10.81201</text:p>
          </table:table-cell>
          <table:table-cell office:value-type="float" office:value="10.5083" calcext:value-type="float">
            <text:p>10.5083</text:p>
          </table:table-cell>
          <table:table-cell office:value-type="float" office:value="9.69931" calcext:value-type="float">
            <text:p>9.69931</text:p>
          </table:table-cell>
          <table:table-cell office:value-type="float" office:value="9.544739" calcext:value-type="float">
            <text:p>9.544739</text:p>
          </table:table-cell>
          <table:table-cell office:value-type="float" office:value="8.989807" calcext:value-type="float">
            <text:p>8.989807</text:p>
          </table:table-cell>
          <table:table-cell office:value-type="float" office:value="8.900665" calcext:value-type="float">
            <text:p>8.900665</text:p>
          </table:table-cell>
          <table:table-cell office:value-type="float" office:value="8.547546" calcext:value-type="float">
            <text:p>8.547546</text:p>
          </table:table-cell>
          <table:table-cell office:value-type="float" office:value="8.471466" calcext:value-type="float">
            <text:p>8.471466</text:p>
          </table:table-cell>
          <table:table-cell office:value-type="float" office:value="8.40741" calcext:value-type="float">
            <text:p>8.40741</text:p>
          </table:table-cell>
          <table:table-cell office:value-type="float" office:value="8.332001" calcext:value-type="float">
            <text:p>8.332001</text:p>
          </table:table-cell>
          <table:table-cell office:value-type="float" office:value="50.10876" calcext:value-type="float">
            <text:p>50.10876</text:p>
          </table:table-cell>
          <table:table-cell office:value-type="float" office:value="16.24579" calcext:value-type="float">
            <text:p>16.245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5" calcext:value-type="float">
            <text:p>9052005</text:p>
          </table:table-cell>
          <table:table-cell office:value-type="float" office:value="25.60121" calcext:value-type="float">
            <text:p>25.60121</text:p>
          </table:table-cell>
          <table:table-cell office:value-type="float" office:value="24.66" calcext:value-type="float">
            <text:p>24.66</text:p>
          </table:table-cell>
          <table:table-cell office:value-type="float" office:value="11.3" calcext:value-type="float">
            <text:p>11.3</text:p>
          </table:table-cell>
          <table:table-cell office:value-type="float" office:value="1.218685" calcext:value-type="float">
            <text:p>1.218685</text:p>
          </table:table-cell>
          <table:table-cell office:value-type="float" office:value="0.977605" calcext:value-type="float">
            <text:p>0.977605</text:p>
          </table:table-cell>
          <table:table-cell office:value-type="float" office:value="412.416" calcext:value-type="float">
            <text:p>412.416</text:p>
          </table:table-cell>
          <table:table-cell office:value-type="float" office:value="12.7" calcext:value-type="float">
            <text:p>12.7</text:p>
          </table:table-cell>
          <table:table-cell office:value-type="float" office:value="45.6304" calcext:value-type="float">
            <text:p>45.6304</text:p>
          </table:table-cell>
          <table:table-cell office:value-type="float" office:value="12.19046" calcext:value-type="float">
            <text:p>12.19046</text:p>
          </table:table-cell>
          <table:table-cell office:value-type="float" office:value="31.99664" calcext:value-type="float">
            <text:p>31.99664</text:p>
          </table:table-cell>
          <table:table-cell office:value-type="float" office:value="15.6543" calcext:value-type="float">
            <text:p>15.6543</text:p>
          </table:table-cell>
          <table:table-cell office:value-type="float" office:value="26.99887" calcext:value-type="float">
            <text:p>26.99887</text:p>
          </table:table-cell>
          <table:table-cell office:value-type="float" office:value="18.61966" calcext:value-type="float">
            <text:p>18.61966</text:p>
          </table:table-cell>
          <table:table-cell office:value-type="float" office:value="24.44543" calcext:value-type="float">
            <text:p>24.44543</text:p>
          </table:table-cell>
          <table:table-cell office:value-type="float" office:value="19.51126" calcext:value-type="float">
            <text:p>19.51126</text:p>
          </table:table-cell>
          <table:table-cell office:value-type="float" office:value="22.75977" calcext:value-type="float">
            <text:p>22.75977</text:p>
          </table:table-cell>
          <table:table-cell office:value-type="float" office:value="19.66309" calcext:value-type="float">
            <text:p>19.66309</text:p>
          </table:table-cell>
          <table:table-cell office:value-type="float" office:value="21.38901" calcext:value-type="float">
            <text:p>21.38901</text:p>
          </table:table-cell>
          <table:table-cell office:value-type="float" office:value="19.45798" calcext:value-type="float">
            <text:p>19.45798</text:p>
          </table:table-cell>
          <table:table-cell office:value-type="float" office:value="19.50864" calcext:value-type="float">
            <text:p>19.50864</text:p>
          </table:table-cell>
          <table:table-cell office:value-type="float" office:value="18.53271" calcext:value-type="float">
            <text:p>18.53271</text:p>
          </table:table-cell>
          <table:table-cell office:value-type="float" office:value="16.98367" calcext:value-type="float">
            <text:p>16.98367</text:p>
          </table:table-cell>
          <table:table-cell office:value-type="float" office:value="16.44269" calcext:value-type="float">
            <text:p>16.44269</text:p>
          </table:table-cell>
          <table:table-cell office:value-type="float" office:value="13.76434" calcext:value-type="float">
            <text:p>13.76434</text:p>
          </table:table-cell>
          <table:table-cell office:value-type="float" office:value="13.15332" calcext:value-type="float">
            <text:p>13.15332</text:p>
          </table:table-cell>
          <table:table-cell office:value-type="float" office:value="11.16165" calcext:value-type="float">
            <text:p>11.16165</text:p>
          </table:table-cell>
          <table:table-cell office:value-type="float" office:value="10.81543" calcext:value-type="float">
            <text:p>10.81543</text:p>
          </table:table-cell>
          <table:table-cell office:value-type="float" office:value="9.890106" calcext:value-type="float">
            <text:p>9.890106</text:p>
          </table:table-cell>
          <table:table-cell office:value-type="float" office:value="9.701141" calcext:value-type="float">
            <text:p>9.701141</text:p>
          </table:table-cell>
          <table:table-cell office:value-type="float" office:value="9.097565" calcext:value-type="float">
            <text:p>9.097565</text:p>
          </table:table-cell>
          <table:table-cell office:value-type="float" office:value="8.990814" calcext:value-type="float">
            <text:p>8.990814</text:p>
          </table:table-cell>
          <table:table-cell office:value-type="float" office:value="8.62912" calcext:value-type="float">
            <text:p>8.62912</text:p>
          </table:table-cell>
          <table:table-cell office:value-type="float" office:value="8.54834" calcext:value-type="float">
            <text:p>8.54834</text:p>
          </table:table-cell>
          <table:table-cell office:value-type="float" office:value="8.482849" calcext:value-type="float">
            <text:p>8.482849</text:p>
          </table:table-cell>
          <table:table-cell office:value-type="float" office:value="8.408203" calcext:value-type="float">
            <text:p>8.408203</text:p>
          </table:table-cell>
          <table:table-cell office:value-type="float" office:value="45.63025" calcext:value-type="float">
            <text:p>45.63025</text:p>
          </table:table-cell>
          <table:table-cell office:value-type="float" office:value="12.26389" calcext:value-type="float">
            <text:p>12.263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5" calcext:value-type="float">
            <text:p>10052005</text:p>
          </table:table-cell>
          <table:table-cell office:value-type="float" office:value="26.73318" calcext:value-type="float">
            <text:p>26.73318</text:p>
          </table:table-cell>
          <table:table-cell office:value-type="float" office:value="32.021" calcext:value-type="float">
            <text:p>32.021</text:p>
          </table:table-cell>
          <table:table-cell office:value-type="float" office:value="10.22" calcext:value-type="float">
            <text:p>10.22</text:p>
          </table:table-cell>
          <table:table-cell office:value-type="float" office:value="1.61627" calcext:value-type="float">
            <text:p>1.61627</text:p>
          </table:table-cell>
          <table:table-cell office:value-type="float" office:value="1.072741" calcext:value-type="float">
            <text:p>1.072741</text:p>
          </table:table-cell>
          <table:table-cell office:value-type="float" office:value="393.12" calcext:value-type="float">
            <text:p>393.12</text:p>
          </table:table-cell>
          <table:table-cell office:value-type="float" office:value="5.5" calcext:value-type="float">
            <text:p>5.5</text:p>
          </table:table-cell>
          <table:table-cell office:value-type="float" office:value="40.28189" calcext:value-type="float">
            <text:p>40.28189</text:p>
          </table:table-cell>
          <table:table-cell office:value-type="float" office:value="10.58481" calcext:value-type="float">
            <text:p>10.58481</text:p>
          </table:table-cell>
          <table:table-cell office:value-type="float" office:value="30.94623" calcext:value-type="float">
            <text:p>30.94623</text:p>
          </table:table-cell>
          <table:table-cell office:value-type="float" office:value="13.04623" calcext:value-type="float">
            <text:p>13.04623</text:p>
          </table:table-cell>
          <table:table-cell office:value-type="float" office:value="27.09998" calcext:value-type="float">
            <text:p>27.09998</text:p>
          </table:table-cell>
          <table:table-cell office:value-type="float" office:value="15.26514" calcext:value-type="float">
            <text:p>15.26514</text:p>
          </table:table-cell>
          <table:table-cell office:value-type="float" office:value="24.12106" calcext:value-type="float">
            <text:p>24.12106</text:p>
          </table:table-cell>
          <table:table-cell office:value-type="float" office:value="16.84109" calcext:value-type="float">
            <text:p>16.84109</text:p>
          </table:table-cell>
          <table:table-cell office:value-type="float" office:value="22.31641" calcext:value-type="float">
            <text:p>22.31641</text:p>
          </table:table-cell>
          <table:table-cell office:value-type="float" office:value="17.56799" calcext:value-type="float">
            <text:p>17.56799</text:p>
          </table:table-cell>
          <table:table-cell office:value-type="float" office:value="20.49207" calcext:value-type="float">
            <text:p>20.49207</text:p>
          </table:table-cell>
          <table:table-cell office:value-type="float" office:value="17.99863" calcext:value-type="float">
            <text:p>17.99863</text:p>
          </table:table-cell>
          <table:table-cell office:value-type="float" office:value="19.25012" calcext:value-type="float">
            <text:p>19.25012</text:p>
          </table:table-cell>
          <table:table-cell office:value-type="float" office:value="17.68497" calcext:value-type="float">
            <text:p>17.68497</text:p>
          </table:table-cell>
          <table:table-cell office:value-type="float" office:value="17.03915" calcext:value-type="float">
            <text:p>17.03915</text:p>
          </table:table-cell>
          <table:table-cell office:value-type="float" office:value="16.74133" calcext:value-type="float">
            <text:p>16.74133</text:p>
          </table:table-cell>
          <table:table-cell office:value-type="float" office:value="14.15384" calcext:value-type="float">
            <text:p>14.15384</text:p>
          </table:table-cell>
          <table:table-cell office:value-type="float" office:value="13.77008" calcext:value-type="float">
            <text:p>13.77008</text:p>
          </table:table-cell>
          <table:table-cell office:value-type="float" office:value="11.51175" calcext:value-type="float">
            <text:p>11.51175</text:p>
          </table:table-cell>
          <table:table-cell office:value-type="float" office:value="11.16541" calcext:value-type="float">
            <text:p>11.16541</text:p>
          </table:table-cell>
          <table:table-cell office:value-type="float" office:value="10.10754" calcext:value-type="float">
            <text:p>10.10754</text:p>
          </table:table-cell>
          <table:table-cell office:value-type="float" office:value="9.892242" calcext:value-type="float">
            <text:p>9.892242</text:p>
          </table:table-cell>
          <table:table-cell office:value-type="float" office:value="9.223816" calcext:value-type="float">
            <text:p>9.223816</text:p>
          </table:table-cell>
          <table:table-cell office:value-type="float" office:value="9.098785" calcext:value-type="float">
            <text:p>9.098785</text:p>
          </table:table-cell>
          <table:table-cell office:value-type="float" office:value="8.716919" calcext:value-type="float">
            <text:p>8.716919</text:p>
          </table:table-cell>
          <table:table-cell office:value-type="float" office:value="8.630005" calcext:value-type="float">
            <text:p>8.630005</text:p>
          </table:table-cell>
          <table:table-cell office:value-type="float" office:value="8.55957" calcext:value-type="float">
            <text:p>8.55957</text:p>
          </table:table-cell>
          <table:table-cell office:value-type="float" office:value="8.483643" calcext:value-type="float">
            <text:p>8.483643</text:p>
          </table:table-cell>
          <table:table-cell office:value-type="float" office:value="40.28177" calcext:value-type="float">
            <text:p>40.28177</text:p>
          </table:table-cell>
          <table:table-cell office:value-type="float" office:value="10.58481" calcext:value-type="float">
            <text:p>10.584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5" calcext:value-type="float">
            <text:p>11052005</text:p>
          </table:table-cell>
          <table:table-cell office:value-type="float" office:value="11.7306" calcext:value-type="float">
            <text:p>11.7306</text:p>
          </table:table-cell>
          <table:table-cell office:value-type="float" office:value="20.38" calcext:value-type="float">
            <text:p>20.38</text:p>
          </table:table-cell>
          <table:table-cell office:value-type="float" office:value="14.94" calcext:value-type="float">
            <text:p>14.94</text:p>
          </table:table-cell>
          <table:table-cell office:value-type="float" office:value="1.685161" calcext:value-type="float">
            <text:p>1.685161</text:p>
          </table:table-cell>
          <table:table-cell office:value-type="float" office:value="1.457503" calcext:value-type="float">
            <text:p>1.457503</text:p>
          </table:table-cell>
          <table:table-cell office:value-type="float" office:value="575.82" calcext:value-type="float">
            <text:p>575.82</text:p>
          </table:table-cell>
          <table:table-cell office:value-type="float" office:value="26.2" calcext:value-type="float">
            <text:p>26.2</text:p>
          </table:table-cell>
          <table:table-cell office:value-type="float" office:value="29.59402" calcext:value-type="float">
            <text:p>29.59402</text:p>
          </table:table-cell>
          <table:table-cell office:value-type="float" office:value="14.22382" calcext:value-type="float">
            <text:p>14.22382</text:p>
          </table:table-cell>
          <table:table-cell office:value-type="float" office:value="24.65906" calcext:value-type="float">
            <text:p>24.65906</text:p>
          </table:table-cell>
          <table:table-cell office:value-type="float" office:value="16.27182" calcext:value-type="float">
            <text:p>16.27182</text:p>
          </table:table-cell>
          <table:table-cell office:value-type="float" office:value="22.27921" calcext:value-type="float">
            <text:p>22.27921</text:p>
          </table:table-cell>
          <table:table-cell office:value-type="float" office:value="17.76132" calcext:value-type="float">
            <text:p>17.76132</text:p>
          </table:table-cell>
          <table:table-cell office:value-type="float" office:value="21.85287" calcext:value-type="float">
            <text:p>21.85287</text:p>
          </table:table-cell>
          <table:table-cell office:value-type="float" office:value="18.50323" calcext:value-type="float">
            <text:p>18.50323</text:p>
          </table:table-cell>
          <table:table-cell office:value-type="float" office:value="21.44785" calcext:value-type="float">
            <text:p>21.44785</text:p>
          </table:table-cell>
          <table:table-cell office:value-type="float" office:value="18.57809" calcext:value-type="float">
            <text:p>18.57809</text:p>
          </table:table-cell>
          <table:table-cell office:value-type="float" office:value="20.46222" calcext:value-type="float">
            <text:p>20.46222</text:p>
          </table:table-cell>
          <table:table-cell office:value-type="float" office:value="18.50156" calcext:value-type="float">
            <text:p>18.50156</text:p>
          </table:table-cell>
          <table:table-cell office:value-type="float" office:value="19.04074" calcext:value-type="float">
            <text:p>19.04074</text:p>
          </table:table-cell>
          <table:table-cell office:value-type="float" office:value="17.99188" calcext:value-type="float">
            <text:p>17.99188</text:p>
          </table:table-cell>
          <table:table-cell office:value-type="float" office:value="17.0202" calcext:value-type="float">
            <text:p>17.0202</text:p>
          </table:table-cell>
          <table:table-cell office:value-type="float" office:value="16.86349" calcext:value-type="float">
            <text:p>16.86349</text:p>
          </table:table-cell>
          <table:table-cell office:value-type="float" office:value="14.43152" calcext:value-type="float">
            <text:p>14.43152</text:p>
          </table:table-cell>
          <table:table-cell office:value-type="float" office:value="14.15698" calcext:value-type="float">
            <text:p>14.15698</text:p>
          </table:table-cell>
          <table:table-cell office:value-type="float" office:value="11.82394" calcext:value-type="float">
            <text:p>11.82394</text:p>
          </table:table-cell>
          <table:table-cell office:value-type="float" office:value="11.51517" calcext:value-type="float">
            <text:p>11.51517</text:p>
          </table:table-cell>
          <table:table-cell office:value-type="float" office:value="10.33246" calcext:value-type="float">
            <text:p>10.33246</text:p>
          </table:table-cell>
          <table:table-cell office:value-type="float" office:value="10.10986" calcext:value-type="float">
            <text:p>10.10986</text:p>
          </table:table-cell>
          <table:table-cell office:value-type="float" office:value="9.365326" calcext:value-type="float">
            <text:p>9.365326</text:p>
          </table:table-cell>
          <table:table-cell office:value-type="float" office:value="9.22522" calcext:value-type="float">
            <text:p>9.22522</text:p>
          </table:table-cell>
          <table:table-cell office:value-type="float" office:value="8.812408" calcext:value-type="float">
            <text:p>8.812408</text:p>
          </table:table-cell>
          <table:table-cell office:value-type="float" office:value="8.717865" calcext:value-type="float">
            <text:p>8.717865</text:p>
          </table:table-cell>
          <table:table-cell office:value-type="float" office:value="8.638519" calcext:value-type="float">
            <text:p>8.638519</text:p>
          </table:table-cell>
          <table:table-cell office:value-type="float" office:value="8.560394" calcext:value-type="float">
            <text:p>8.560394</text:p>
          </table:table-cell>
          <table:table-cell office:value-type="float" office:value="29.59399" calcext:value-type="float">
            <text:p>29.59399</text:p>
          </table:table-cell>
          <table:table-cell office:value-type="float" office:value="14.22382" calcext:value-type="float">
            <text:p>14.223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5" calcext:value-type="float">
            <text:p>12052005</text:p>
          </table:table-cell>
          <table:table-cell office:value-type="float" office:value="7.66368" calcext:value-type="float">
            <text:p>7.66368</text:p>
          </table:table-cell>
          <table:table-cell office:value-type="float" office:value="19.78" calcext:value-type="float">
            <text:p>19.78</text:p>
          </table:table-cell>
          <table:table-cell office:value-type="float" office:value="12.86" calcext:value-type="float">
            <text:p>12.86</text:p>
          </table:table-cell>
          <table:table-cell office:value-type="float" office:value="1.898795" calcext:value-type="float">
            <text:p>1.898795</text:p>
          </table:table-cell>
          <table:table-cell office:value-type="float" office:value="1.302693" calcext:value-type="float">
            <text:p>1.302693</text:p>
          </table:table-cell>
          <table:table-cell office:value-type="float" office:value="436.86" calcext:value-type="float">
            <text:p>436.86</text:p>
          </table:table-cell>
          <table:table-cell office:value-type="float" office:value="26.7" calcext:value-type="float">
            <text:p>26.7</text:p>
          </table:table-cell>
          <table:table-cell office:value-type="float" office:value="23.86664" calcext:value-type="float">
            <text:p>23.86664</text:p>
          </table:table-cell>
          <table:table-cell office:value-type="float" office:value="12.26434" calcext:value-type="float">
            <text:p>12.26434</text:p>
          </table:table-cell>
          <table:table-cell office:value-type="float" office:value="20.29193" calcext:value-type="float">
            <text:p>20.29193</text:p>
          </table:table-cell>
          <table:table-cell office:value-type="float" office:value="13.82269" calcext:value-type="float">
            <text:p>13.82269</text:p>
          </table:table-cell>
          <table:table-cell office:value-type="float" office:value="18.88211" calcext:value-type="float">
            <text:p>18.88211</text:p>
          </table:table-cell>
          <table:table-cell office:value-type="float" office:value="15.06836" calcext:value-type="float">
            <text:p>15.06836</text:p>
          </table:table-cell>
          <table:table-cell office:value-type="float" office:value="18.42865" calcext:value-type="float">
            <text:p>18.42865</text:p>
          </table:table-cell>
          <table:table-cell office:value-type="float" office:value="15.95901" calcext:value-type="float">
            <text:p>15.95901</text:p>
          </table:table-cell>
          <table:table-cell office:value-type="float" office:value="18.66919" calcext:value-type="float">
            <text:p>18.66919</text:p>
          </table:table-cell>
          <table:table-cell office:value-type="float" office:value="16.47891" calcext:value-type="float">
            <text:p>16.47891</text:p>
          </table:table-cell>
          <table:table-cell office:value-type="float" office:value="18.74014" calcext:value-type="float">
            <text:p>18.74014</text:p>
          </table:table-cell>
          <table:table-cell office:value-type="float" office:value="16.9552" calcext:value-type="float">
            <text:p>16.9552</text:p>
          </table:table-cell>
          <table:table-cell office:value-type="float" office:value="18.16357" calcext:value-type="float">
            <text:p>18.16357</text:p>
          </table:table-cell>
          <table:table-cell office:value-type="float" office:value="16.94351" calcext:value-type="float">
            <text:p>16.94351</text:p>
          </table:table-cell>
          <table:table-cell office:value-type="float" office:value="16.8855" calcext:value-type="float">
            <text:p>16.8855</text:p>
          </table:table-cell>
          <table:table-cell office:value-type="float" office:value="16.38321" calcext:value-type="float">
            <text:p>16.38321</text:p>
          </table:table-cell>
          <table:table-cell office:value-type="float" office:value="14.64954" calcext:value-type="float">
            <text:p>14.64954</text:p>
          </table:table-cell>
          <table:table-cell office:value-type="float" office:value="14.43365" calcext:value-type="float">
            <text:p>14.43365</text:p>
          </table:table-cell>
          <table:table-cell office:value-type="float" office:value="12.12668" calcext:value-type="float">
            <text:p>12.12668</text:p>
          </table:table-cell>
          <table:table-cell office:value-type="float" office:value="11.82703" calcext:value-type="float">
            <text:p>11.82703</text:p>
          </table:table-cell>
          <table:table-cell office:value-type="float" office:value="10.55634" calcext:value-type="float">
            <text:p>10.55634</text:p>
          </table:table-cell>
          <table:table-cell office:value-type="float" office:value="10.33481" calcext:value-type="float">
            <text:p>10.33481</text:p>
          </table:table-cell>
          <table:table-cell office:value-type="float" office:value="9.517548" calcext:value-type="float">
            <text:p>9.517548</text:p>
          </table:table-cell>
          <table:table-cell office:value-type="float" office:value="9.366882" calcext:value-type="float">
            <text:p>9.366882</text:p>
          </table:table-cell>
          <table:table-cell office:value-type="float" office:value="8.915588" calcext:value-type="float">
            <text:p>8.915588</text:p>
          </table:table-cell>
          <table:table-cell office:value-type="float" office:value="8.813507" calcext:value-type="float">
            <text:p>8.813507</text:p>
          </table:table-cell>
          <table:table-cell office:value-type="float" office:value="8.721161" calcext:value-type="float">
            <text:p>8.721161</text:p>
          </table:table-cell>
          <table:table-cell office:value-type="float" office:value="8.639374" calcext:value-type="float">
            <text:p>8.639374</text:p>
          </table:table-cell>
          <table:table-cell office:value-type="float" office:value="26.84518" calcext:value-type="float">
            <text:p>26.84518</text:p>
          </table:table-cell>
          <table:table-cell office:value-type="float" office:value="11.39783" calcext:value-type="float">
            <text:p>11.397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5" calcext:value-type="float">
            <text:p>13052005</text:p>
          </table:table-cell>
          <table:table-cell office:value-type="float" office:value="12.3984" calcext:value-type="float">
            <text:p>12.3984</text:p>
          </table:table-cell>
          <table:table-cell office:value-type="float" office:value="14.99" calcext:value-type="float">
            <text:p>14.99</text:p>
          </table:table-cell>
          <table:table-cell office:value-type="float" office:value="7.26" calcext:value-type="float">
            <text:p>7.26</text:p>
          </table:table-cell>
          <table:table-cell office:value-type="float" office:value="1.295031" calcext:value-type="float">
            <text:p>1.295031</text:p>
          </table:table-cell>
          <table:table-cell office:value-type="float" office:value="0.8959871" calcext:value-type="float">
            <text:p>0.8959871</text:p>
          </table:table-cell>
          <table:table-cell office:value-type="float" office:value="304.56" calcext:value-type="float">
            <text:p>304.56</text:p>
          </table:table-cell>
          <table:table-cell office:value-type="float" office:value="0" calcext:value-type="float">
            <text:p>0</text:p>
          </table:table-cell>
          <table:table-cell office:value-type="float" office:value="23.51218" calcext:value-type="float">
            <text:p>23.51218</text:p>
          </table:table-cell>
          <table:table-cell office:value-type="float" office:value="7.959259" calcext:value-type="float">
            <text:p>7.959259</text:p>
          </table:table-cell>
          <table:table-cell office:value-type="float" office:value="20.17996" calcext:value-type="float">
            <text:p>20.17996</text:p>
          </table:table-cell>
          <table:table-cell office:value-type="float" office:value="11.16696" calcext:value-type="float">
            <text:p>11.16696</text:p>
          </table:table-cell>
          <table:table-cell office:value-type="float" office:value="18.17917" calcext:value-type="float">
            <text:p>18.17917</text:p>
          </table:table-cell>
          <table:table-cell office:value-type="float" office:value="13.69931" calcext:value-type="float">
            <text:p>13.69931</text:p>
          </table:table-cell>
          <table:table-cell office:value-type="float" office:value="17.45624" calcext:value-type="float">
            <text:p>17.45624</text:p>
          </table:table-cell>
          <table:table-cell office:value-type="float" office:value="15.07251" calcext:value-type="float">
            <text:p>15.07251</text:p>
          </table:table-cell>
          <table:table-cell office:value-type="float" office:value="17.2547" calcext:value-type="float">
            <text:p>17.2547</text:p>
          </table:table-cell>
          <table:table-cell office:value-type="float" office:value="15.57654" calcext:value-type="float">
            <text:p>15.57654</text:p>
          </table:table-cell>
          <table:table-cell office:value-type="float" office:value="17.31427" calcext:value-type="float">
            <text:p>17.31427</text:p>
          </table:table-cell>
          <table:table-cell office:value-type="float" office:value="16.02524" calcext:value-type="float">
            <text:p>16.02524</text:p>
          </table:table-cell>
          <table:table-cell office:value-type="float" office:value="17.02954" calcext:value-type="float">
            <text:p>17.02954</text:p>
          </table:table-cell>
          <table:table-cell office:value-type="float" office:value="16.10083" calcext:value-type="float">
            <text:p>16.10083</text:p>
          </table:table-cell>
          <table:table-cell office:value-type="float" office:value="16.37949" calcext:value-type="float">
            <text:p>16.37949</text:p>
          </table:table-cell>
          <table:table-cell office:value-type="float" office:value="15.8093" calcext:value-type="float">
            <text:p>15.8093</text:p>
          </table:table-cell>
          <table:table-cell office:value-type="float" office:value="14.65784" calcext:value-type="float">
            <text:p>14.65784</text:p>
          </table:table-cell>
          <table:table-cell office:value-type="float" office:value="14.55371" calcext:value-type="float">
            <text:p>14.55371</text:p>
          </table:table-cell>
          <table:table-cell office:value-type="float" office:value="12.41898" calcext:value-type="float">
            <text:p>12.41898</text:p>
          </table:table-cell>
          <table:table-cell office:value-type="float" office:value="12.12991" calcext:value-type="float">
            <text:p>12.12991</text:p>
          </table:table-cell>
          <table:table-cell office:value-type="float" office:value="10.80756" calcext:value-type="float">
            <text:p>10.80756</text:p>
          </table:table-cell>
          <table:table-cell office:value-type="float" office:value="10.55872" calcext:value-type="float">
            <text:p>10.55872</text:p>
          </table:table-cell>
          <table:table-cell office:value-type="float" office:value="9.681488" calcext:value-type="float">
            <text:p>9.681488</text:p>
          </table:table-cell>
          <table:table-cell office:value-type="float" office:value="9.519135" calcext:value-type="float">
            <text:p>9.519135</text:p>
          </table:table-cell>
          <table:table-cell office:value-type="float" office:value="9.026581" calcext:value-type="float">
            <text:p>9.026581</text:p>
          </table:table-cell>
          <table:table-cell office:value-type="float" office:value="8.916718" calcext:value-type="float">
            <text:p>8.916718</text:p>
          </table:table-cell>
          <table:table-cell office:value-type="float" office:value="8.808289" calcext:value-type="float">
            <text:p>8.808289</text:p>
          </table:table-cell>
          <table:table-cell office:value-type="float" office:value="8.722046" calcext:value-type="float">
            <text:p>8.722046</text:p>
          </table:table-cell>
          <table:table-cell office:value-type="float" office:value="25.53912" calcext:value-type="float">
            <text:p>25.53912</text:p>
          </table:table-cell>
          <table:table-cell office:value-type="float" office:value="5.685822" calcext:value-type="float">
            <text:p>5.6858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5" calcext:value-type="float">
            <text:p>14052005</text:p>
          </table:table-cell>
          <table:table-cell office:value-type="float" office:value="27.36986" calcext:value-type="float">
            <text:p>27.36986</text:p>
          </table:table-cell>
          <table:table-cell office:value-type="float" office:value="12.02" calcext:value-type="float">
            <text:p>12.02</text:p>
          </table:table-cell>
          <table:table-cell office:value-type="float" office:value="5.06" calcext:value-type="float">
            <text:p>5.06</text:p>
          </table:table-cell>
          <table:table-cell office:value-type="float" office:value="0.9665777" calcext:value-type="float">
            <text:p>0.9665777</text:p>
          </table:table-cell>
          <table:table-cell office:value-type="float" office:value="0.7702935" calcext:value-type="float">
            <text:p>0.7702935</text:p>
          </table:table-cell>
          <table:table-cell office:value-type="float" office:value="462.996" calcext:value-type="float">
            <text:p>462.996</text:p>
          </table:table-cell>
          <table:table-cell office:value-type="float" office:value="0" calcext:value-type="float">
            <text:p>0</text:p>
          </table:table-cell>
          <table:table-cell office:value-type="float" office:value="34.01862" calcext:value-type="float">
            <text:p>34.01862</text:p>
          </table:table-cell>
          <table:table-cell office:value-type="float" office:value="6.231628" calcext:value-type="float">
            <text:p>6.231628</text:p>
          </table:table-cell>
          <table:table-cell office:value-type="float" office:value="25.23718" calcext:value-type="float">
            <text:p>25.23718</text:p>
          </table:table-cell>
          <table:table-cell office:value-type="float" office:value="8.690582" calcext:value-type="float">
            <text:p>8.690582</text:p>
          </table:table-cell>
          <table:table-cell office:value-type="float" office:value="21.81812" calcext:value-type="float">
            <text:p>21.81812</text:p>
          </table:table-cell>
          <table:table-cell office:value-type="float" office:value="10.97955" calcext:value-type="float">
            <text:p>10.97955</text:p>
          </table:table-cell>
          <table:table-cell office:value-type="float" office:value="19.41534" calcext:value-type="float">
            <text:p>19.41534</text:p>
          </table:table-cell>
          <table:table-cell office:value-type="float" office:value="12.76709" calcext:value-type="float">
            <text:p>12.76709</text:p>
          </table:table-cell>
          <table:table-cell office:value-type="float" office:value="18.07352" calcext:value-type="float">
            <text:p>18.07352</text:p>
          </table:table-cell>
          <table:table-cell office:value-type="float" office:value="13.78339" calcext:value-type="float">
            <text:p>13.78339</text:p>
          </table:table-cell>
          <table:table-cell office:value-type="float" office:value="16.86981" calcext:value-type="float">
            <text:p>16.86981</text:p>
          </table:table-cell>
          <table:table-cell office:value-type="float" office:value="14.70547" calcext:value-type="float">
            <text:p>14.70547</text:p>
          </table:table-cell>
          <table:table-cell office:value-type="float" office:value="16.22934" calcext:value-type="float">
            <text:p>16.22934</text:p>
          </table:table-cell>
          <table:table-cell office:value-type="float" office:value="15.09894" calcext:value-type="float">
            <text:p>15.09894</text:p>
          </table:table-cell>
          <table:table-cell office:value-type="float" office:value="15.80588" calcext:value-type="float">
            <text:p>15.80588</text:p>
          </table:table-cell>
          <table:table-cell office:value-type="float" office:value="15.27615" calcext:value-type="float">
            <text:p>15.27615</text:p>
          </table:table-cell>
          <table:table-cell office:value-type="float" office:value="14.55179" calcext:value-type="float">
            <text:p>14.55179</text:p>
          </table:table-cell>
          <table:table-cell office:value-type="float" office:value="14.32611" calcext:value-type="float">
            <text:p>14.32611</text:p>
          </table:table-cell>
          <table:table-cell office:value-type="float" office:value="12.53513" calcext:value-type="float">
            <text:p>12.53513</text:p>
          </table:table-cell>
          <table:table-cell office:value-type="float" office:value="12.42087" calcext:value-type="float">
            <text:p>12.42087</text:p>
          </table:table-cell>
          <table:table-cell office:value-type="float" office:value="11.01532" calcext:value-type="float">
            <text:p>11.01532</text:p>
          </table:table-cell>
          <table:table-cell office:value-type="float" office:value="10.81006" calcext:value-type="float">
            <text:p>10.81006</text:p>
          </table:table-cell>
          <table:table-cell office:value-type="float" office:value="9.853394" calcext:value-type="float">
            <text:p>9.853394</text:p>
          </table:table-cell>
          <table:table-cell office:value-type="float" office:value="9.683258" calcext:value-type="float">
            <text:p>9.683258</text:p>
          </table:table-cell>
          <table:table-cell office:value-type="float" office:value="9.145477" calcext:value-type="float">
            <text:p>9.145477</text:p>
          </table:table-cell>
          <table:table-cell office:value-type="float" office:value="9.027802" calcext:value-type="float">
            <text:p>9.027802</text:p>
          </table:table-cell>
          <table:table-cell office:value-type="float" office:value="8.901031" calcext:value-type="float">
            <text:p>8.901031</text:p>
          </table:table-cell>
          <table:table-cell office:value-type="float" office:value="8.809235" calcext:value-type="float">
            <text:p>8.809235</text:p>
          </table:table-cell>
          <table:table-cell office:value-type="float" office:value="48.94537" calcext:value-type="float">
            <text:p>48.94537</text:p>
          </table:table-cell>
          <table:table-cell office:value-type="float" office:value="4.131653" calcext:value-type="float">
            <text:p>4.1316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5" calcext:value-type="float">
            <text:p>15052005</text:p>
          </table:table-cell>
          <table:table-cell office:value-type="float" office:value="28.09315" calcext:value-type="float">
            <text:p>28.09315</text:p>
          </table:table-cell>
          <table:table-cell office:value-type="float" office:value="17.52" calcext:value-type="float">
            <text:p>17.52</text:p>
          </table:table-cell>
          <table:table-cell office:value-type="float" office:value="2.17" calcext:value-type="float">
            <text:p>2.17</text:p>
          </table:table-cell>
          <table:table-cell office:value-type="float" office:value="0.9877805" calcext:value-type="float">
            <text:p>0.9877805</text:p>
          </table:table-cell>
          <table:table-cell office:value-type="float" office:value="0.6292565" calcext:value-type="float">
            <text:p>0.6292565</text:p>
          </table:table-cell>
          <table:table-cell office:value-type="float" office:value="221.904" calcext:value-type="float">
            <text:p>221.904</text:p>
          </table:table-cell>
          <table:table-cell office:value-type="float" office:value="0" calcext:value-type="float">
            <text:p>0</text:p>
          </table:table-cell>
          <table:table-cell office:value-type="float" office:value="40.73111" calcext:value-type="float">
            <text:p>40.73111</text:p>
          </table:table-cell>
          <table:table-cell office:value-type="float" office:value="3.458984" calcext:value-type="float">
            <text:p>3.458984</text:p>
          </table:table-cell>
          <table:table-cell office:value-type="float" office:value="29.43518" calcext:value-type="float">
            <text:p>29.43518</text:p>
          </table:table-cell>
          <table:table-cell office:value-type="float" office:value="8.34668" calcext:value-type="float">
            <text:p>8.34668</text:p>
          </table:table-cell>
          <table:table-cell office:value-type="float" office:value="24.82352" calcext:value-type="float">
            <text:p>24.82352</text:p>
          </table:table-cell>
          <table:table-cell office:value-type="float" office:value="10.9635" calcext:value-type="float">
            <text:p>10.9635</text:p>
          </table:table-cell>
          <table:table-cell office:value-type="float" office:value="21.46948" calcext:value-type="float">
            <text:p>21.46948</text:p>
          </table:table-cell>
          <table:table-cell office:value-type="float" office:value="12.88257" calcext:value-type="float">
            <text:p>12.88257</text:p>
          </table:table-cell>
          <table:table-cell office:value-type="float" office:value="19.56516" calcext:value-type="float">
            <text:p>19.56516</text:p>
          </table:table-cell>
          <table:table-cell office:value-type="float" office:value="13.90732" calcext:value-type="float">
            <text:p>13.90732</text:p>
          </table:table-cell>
          <table:table-cell office:value-type="float" office:value="17.84448" calcext:value-type="float">
            <text:p>17.84448</text:p>
          </table:table-cell>
          <table:table-cell office:value-type="float" office:value="14.78503" calcext:value-type="float">
            <text:p>14.78503</text:p>
          </table:table-cell>
          <table:table-cell office:value-type="float" office:value="16.76208" calcext:value-type="float">
            <text:p>16.76208</text:p>
          </table:table-cell>
          <table:table-cell office:value-type="float" office:value="15.05862" calcext:value-type="float">
            <text:p>15.05862</text:p>
          </table:table-cell>
          <table:table-cell office:value-type="float" office:value="15.36487" calcext:value-type="float">
            <text:p>15.36487</text:p>
          </table:table-cell>
          <table:table-cell office:value-type="float" office:value="15.11182" calcext:value-type="float">
            <text:p>15.11182</text:p>
          </table:table-cell>
          <table:table-cell office:value-type="float" office:value="14.32422" calcext:value-type="float">
            <text:p>14.32422</text:p>
          </table:table-cell>
          <table:table-cell office:value-type="float" office:value="14.17868" calcext:value-type="float">
            <text:p>14.17868</text:p>
          </table:table-cell>
          <table:table-cell office:value-type="float" office:value="12.57419" calcext:value-type="float">
            <text:p>12.57419</text:p>
          </table:table-cell>
          <table:table-cell office:value-type="float" office:value="12.53571" calcext:value-type="float">
            <text:p>12.53571</text:p>
          </table:table-cell>
          <table:table-cell office:value-type="float" office:value="11.15509" calcext:value-type="float">
            <text:p>11.15509</text:p>
          </table:table-cell>
          <table:table-cell office:value-type="float" office:value="11.01709" calcext:value-type="float">
            <text:p>11.01709</text:p>
          </table:table-cell>
          <table:table-cell office:value-type="float" office:value="10.01343" calcext:value-type="float">
            <text:p>10.01343</text:p>
          </table:table-cell>
          <table:table-cell office:value-type="float" office:value="9.855164" calcext:value-type="float">
            <text:p>9.855164</text:p>
          </table:table-cell>
          <table:table-cell office:value-type="float" office:value="9.269257" calcext:value-type="float">
            <text:p>9.269257</text:p>
          </table:table-cell>
          <table:table-cell office:value-type="float" office:value="9.146759" calcext:value-type="float">
            <text:p>9.146759</text:p>
          </table:table-cell>
          <table:table-cell office:value-type="float" office:value="8.998291" calcext:value-type="float">
            <text:p>8.998291</text:p>
          </table:table-cell>
          <table:table-cell office:value-type="float" office:value="8.902008" calcext:value-type="float">
            <text:p>8.902008</text:p>
          </table:table-cell>
          <table:table-cell office:value-type="float" office:value="40.73102" calcext:value-type="float">
            <text:p>40.73102</text:p>
          </table:table-cell>
          <table:table-cell office:value-type="float" office:value="3.459015" calcext:value-type="float">
            <text:p>3.4590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5" calcext:value-type="float">
            <text:p>16052005</text:p>
          </table:table-cell>
          <table:table-cell office:value-type="float" office:value="23.54127" calcext:value-type="float">
            <text:p>23.54127</text:p>
          </table:table-cell>
          <table:table-cell office:value-type="float" office:value="23.85" calcext:value-type="float">
            <text:p>23.85</text:p>
          </table:table-cell>
          <table:table-cell office:value-type="float" office:value="8.02" calcext:value-type="float">
            <text:p>8.02</text:p>
          </table:table-cell>
          <table:table-cell office:value-type="float" office:value="1.236604" calcext:value-type="float">
            <text:p>1.236604</text:p>
          </table:table-cell>
          <table:table-cell office:value-type="float" office:value="0.9223086" calcext:value-type="float">
            <text:p>0.9223086</text:p>
          </table:table-cell>
          <table:table-cell office:value-type="float" office:value="595.332" calcext:value-type="float">
            <text:p>595.332</text:p>
          </table:table-cell>
          <table:table-cell office:value-type="float" office:value="0" calcext:value-type="float">
            <text:p>0</text:p>
          </table:table-cell>
          <table:table-cell office:value-type="float" office:value="50.85196" calcext:value-type="float">
            <text:p>50.85196</text:p>
          </table:table-cell>
          <table:table-cell office:value-type="float" office:value="8.865082" calcext:value-type="float">
            <text:p>8.865082</text:p>
          </table:table-cell>
          <table:table-cell office:value-type="float" office:value="33.8804" calcext:value-type="float">
            <text:p>33.8804</text:p>
          </table:table-cell>
          <table:table-cell office:value-type="float" office:value="12.2229" calcext:value-type="float">
            <text:p>12.2229</text:p>
          </table:table-cell>
          <table:table-cell office:value-type="float" office:value="27.94186" calcext:value-type="float">
            <text:p>27.94186</text:p>
          </table:table-cell>
          <table:table-cell office:value-type="float" office:value="14.03818" calcext:value-type="float">
            <text:p>14.03818</text:p>
          </table:table-cell>
          <table:table-cell office:value-type="float" office:value="24.13022" calcext:value-type="float">
            <text:p>24.13022</text:p>
          </table:table-cell>
          <table:table-cell office:value-type="float" office:value="15.23715" calcext:value-type="float">
            <text:p>15.23715</text:p>
          </table:table-cell>
          <table:table-cell office:value-type="float" office:value="21.81308" calcext:value-type="float">
            <text:p>21.81308</text:p>
          </table:table-cell>
          <table:table-cell office:value-type="float" office:value="15.78391" calcext:value-type="float">
            <text:p>15.78391</text:p>
          </table:table-cell>
          <table:table-cell office:value-type="float" office:value="19.64313" calcext:value-type="float">
            <text:p>19.64313</text:p>
          </table:table-cell>
          <table:table-cell office:value-type="float" office:value="16.13464" calcext:value-type="float">
            <text:p>16.13464</text:p>
          </table:table-cell>
          <table:table-cell office:value-type="float" office:value="18.0542" calcext:value-type="float">
            <text:p>18.0542</text:p>
          </table:table-cell>
          <table:table-cell office:value-type="float" office:value="15.96664" calcext:value-type="float">
            <text:p>15.96664</text:p>
          </table:table-cell>
          <table:table-cell office:value-type="float" office:value="15.83945" calcext:value-type="float">
            <text:p>15.83945</text:p>
          </table:table-cell>
          <table:table-cell office:value-type="float" office:value="15.31525" calcext:value-type="float">
            <text:p>15.31525</text:p>
          </table:table-cell>
          <table:table-cell office:value-type="float" office:value="14.21451" calcext:value-type="float">
            <text:p>14.21451</text:p>
          </table:table-cell>
          <table:table-cell office:value-type="float" office:value="14.17538" calcext:value-type="float">
            <text:p>14.17538</text:p>
          </table:table-cell>
          <table:table-cell office:value-type="float" office:value="12.60818" calcext:value-type="float">
            <text:p>12.60818</text:p>
          </table:table-cell>
          <table:table-cell office:value-type="float" office:value="12.57452" calcext:value-type="float">
            <text:p>12.57452</text:p>
          </table:table-cell>
          <table:table-cell office:value-type="float" office:value="11.25894" calcext:value-type="float">
            <text:p>11.25894</text:p>
          </table:table-cell>
          <table:table-cell office:value-type="float" office:value="11.15628" calcext:value-type="float">
            <text:p>11.15628</text:p>
          </table:table-cell>
          <table:table-cell office:value-type="float" office:value="10.15305" calcext:value-type="float">
            <text:p>10.15305</text:p>
          </table:table-cell>
          <table:table-cell office:value-type="float" office:value="10.01495" calcext:value-type="float">
            <text:p>10.01495</text:p>
          </table:table-cell>
          <table:table-cell office:value-type="float" office:value="9.3927" calcext:value-type="float">
            <text:p>9.3927</text:p>
          </table:table-cell>
          <table:table-cell office:value-type="float" office:value="9.270538" calcext:value-type="float">
            <text:p>9.270538</text:p>
          </table:table-cell>
          <table:table-cell office:value-type="float" office:value="9.100494" calcext:value-type="float">
            <text:p>9.100494</text:p>
          </table:table-cell>
          <table:table-cell office:value-type="float" office:value="8.999329" calcext:value-type="float">
            <text:p>8.999329</text:p>
          </table:table-cell>
          <table:table-cell office:value-type="float" office:value="50.85178" calcext:value-type="float">
            <text:p>50.85178</text:p>
          </table:table-cell>
          <table:table-cell office:value-type="float" office:value="8.865112" calcext:value-type="float">
            <text:p>8.8651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5" calcext:value-type="float">
            <text:p>17052005</text:p>
          </table:table-cell>
          <table:table-cell office:value-type="float" office:value="22.57344" calcext:value-type="float">
            <text:p>22.57344</text:p>
          </table:table-cell>
          <table:table-cell office:value-type="float" office:value="26.87" calcext:value-type="float">
            <text:p>26.87</text:p>
          </table:table-cell>
          <table:table-cell office:value-type="float" office:value="15.69" calcext:value-type="float">
            <text:p>15.69</text:p>
          </table:table-cell>
          <table:table-cell office:value-type="float" office:value="1.449327" calcext:value-type="float">
            <text:p>1.449327</text:p>
          </table:table-cell>
          <table:table-cell office:value-type="float" office:value="1.174488" calcext:value-type="float">
            <text:p>1.174488</text:p>
          </table:table-cell>
          <table:table-cell office:value-type="float" office:value="781.1281" calcext:value-type="float">
            <text:p>781.1281</text:p>
          </table:table-cell>
          <table:table-cell office:value-type="float" office:value="0.3" calcext:value-type="float">
            <text:p>0.3</text:p>
          </table:table-cell>
          <table:table-cell office:value-type="float" office:value="49.51959" calcext:value-type="float">
            <text:p>49.51959</text:p>
          </table:table-cell>
          <table:table-cell office:value-type="float" office:value="14.81189" calcext:value-type="float">
            <text:p>14.81189</text:p>
          </table:table-cell>
          <table:table-cell office:value-type="float" office:value="36.70544" calcext:value-type="float">
            <text:p>36.70544</text:p>
          </table:table-cell>
          <table:table-cell office:value-type="float" office:value="17.18454" calcext:value-type="float">
            <text:p>17.18454</text:p>
          </table:table-cell>
          <table:table-cell office:value-type="float" office:value="31.27475" calcext:value-type="float">
            <text:p>31.27475</text:p>
          </table:table-cell>
          <table:table-cell office:value-type="float" office:value="18.25748" calcext:value-type="float">
            <text:p>18.25748</text:p>
          </table:table-cell>
          <table:table-cell office:value-type="float" office:value="26.8378" calcext:value-type="float">
            <text:p>26.8378</text:p>
          </table:table-cell>
          <table:table-cell office:value-type="float" office:value="18.69904" calcext:value-type="float">
            <text:p>18.69904</text:p>
          </table:table-cell>
          <table:table-cell office:value-type="float" office:value="24.19254" calcext:value-type="float">
            <text:p>24.19254</text:p>
          </table:table-cell>
          <table:table-cell office:value-type="float" office:value="18.69449" calcext:value-type="float">
            <text:p>18.69449</text:p>
          </table:table-cell>
          <table:table-cell office:value-type="float" office:value="21.69791" calcext:value-type="float">
            <text:p>21.69791</text:p>
          </table:table-cell>
          <table:table-cell office:value-type="float" office:value="18.42966" calcext:value-type="float">
            <text:p>18.42966</text:p>
          </table:table-cell>
          <table:table-cell office:value-type="float" office:value="19.76282" calcext:value-type="float">
            <text:p>19.76282</text:p>
          </table:table-cell>
          <table:table-cell office:value-type="float" office:value="17.67075" calcext:value-type="float">
            <text:p>17.67075</text:p>
          </table:table-cell>
          <table:table-cell office:value-type="float" office:value="16.92178" calcext:value-type="float">
            <text:p>16.92178</text:p>
          </table:table-cell>
          <table:table-cell office:value-type="float" office:value="15.85507" calcext:value-type="float">
            <text:p>15.85507</text:p>
          </table:table-cell>
          <table:table-cell office:value-type="float" office:value="14.51553" calcext:value-type="float">
            <text:p>14.51553</text:p>
          </table:table-cell>
          <table:table-cell office:value-type="float" office:value="14.21634" calcext:value-type="float">
            <text:p>14.21634</text:p>
          </table:table-cell>
          <table:table-cell office:value-type="float" office:value="12.68777" calcext:value-type="float">
            <text:p>12.68777</text:p>
          </table:table-cell>
          <table:table-cell office:value-type="float" office:value="12.60867" calcext:value-type="float">
            <text:p>12.60867</text:p>
          </table:table-cell>
          <table:table-cell office:value-type="float" office:value="11.35507" calcext:value-type="float">
            <text:p>11.35507</text:p>
          </table:table-cell>
          <table:table-cell office:value-type="float" office:value="11.25995" calcext:value-type="float">
            <text:p>11.25995</text:p>
          </table:table-cell>
          <table:table-cell office:value-type="float" office:value="10.2774" calcext:value-type="float">
            <text:p>10.2774</text:p>
          </table:table-cell>
          <table:table-cell office:value-type="float" office:value="10.15442" calcext:value-type="float">
            <text:p>10.15442</text:p>
          </table:table-cell>
          <table:table-cell office:value-type="float" office:value="9.513336" calcext:value-type="float">
            <text:p>9.513336</text:p>
          </table:table-cell>
          <table:table-cell office:value-type="float" office:value="9.393982" calcext:value-type="float">
            <text:p>9.393982</text:p>
          </table:table-cell>
          <table:table-cell office:value-type="float" office:value="9.206146" calcext:value-type="float">
            <text:p>9.206146</text:p>
          </table:table-cell>
          <table:table-cell office:value-type="float" office:value="9.101593" calcext:value-type="float">
            <text:p>9.101593</text:p>
          </table:table-cell>
          <table:table-cell office:value-type="float" office:value="49.51941" calcext:value-type="float">
            <text:p>49.51941</text:p>
          </table:table-cell>
          <table:table-cell office:value-type="float" office:value="14.81192" calcext:value-type="float">
            <text:p>14.811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5" calcext:value-type="float">
            <text:p>18052005</text:p>
          </table:table-cell>
          <table:table-cell office:value-type="float" office:value="22.13851" calcext:value-type="float">
            <text:p>22.13851</text:p>
          </table:table-cell>
          <table:table-cell office:value-type="float" office:value="27.22" calcext:value-type="float">
            <text:p>27.22</text:p>
          </table:table-cell>
          <table:table-cell office:value-type="float" office:value="14.6" calcext:value-type="float">
            <text:p>14.6</text:p>
          </table:table-cell>
          <table:table-cell office:value-type="float" office:value="1.535672" calcext:value-type="float">
            <text:p>1.535672</text:p>
          </table:table-cell>
          <table:table-cell office:value-type="float" office:value="0.9138309" calcext:value-type="float">
            <text:p>0.9138309</text:p>
          </table:table-cell>
          <table:table-cell office:value-type="float" office:value="311.256" calcext:value-type="float">
            <text:p>311.256</text:p>
          </table:table-cell>
          <table:table-cell office:value-type="float" office:value="0.1" calcext:value-type="float">
            <text:p>0.1</text:p>
          </table:table-cell>
          <table:table-cell office:value-type="float" office:value="47.25766" calcext:value-type="float">
            <text:p>47.25766</text:p>
          </table:table-cell>
          <table:table-cell office:value-type="float" office:value="15.52789" calcext:value-type="float">
            <text:p>15.52789</text:p>
          </table:table-cell>
          <table:table-cell office:value-type="float" office:value="36.52817" calcext:value-type="float">
            <text:p>36.52817</text:p>
          </table:table-cell>
          <table:table-cell office:value-type="float" office:value="18.41983" calcext:value-type="float">
            <text:p>18.41983</text:p>
          </table:table-cell>
          <table:table-cell office:value-type="float" office:value="31.46252" calcext:value-type="float">
            <text:p>31.46252</text:p>
          </table:table-cell>
          <table:table-cell office:value-type="float" office:value="19.67285" calcext:value-type="float">
            <text:p>19.67285</text:p>
          </table:table-cell>
          <table:table-cell office:value-type="float" office:value="27.4798" calcext:value-type="float">
            <text:p>27.4798</text:p>
          </table:table-cell>
          <table:table-cell office:value-type="float" office:value="20.22125" calcext:value-type="float">
            <text:p>20.22125</text:p>
          </table:table-cell>
          <table:table-cell office:value-type="float" office:value="25.02728" calcext:value-type="float">
            <text:p>25.02728</text:p>
          </table:table-cell>
          <table:table-cell office:value-type="float" office:value="20.23026" calcext:value-type="float">
            <text:p>20.23026</text:p>
          </table:table-cell>
          <table:table-cell office:value-type="float" office:value="22.56708" calcext:value-type="float">
            <text:p>22.56708</text:p>
          </table:table-cell>
          <table:table-cell office:value-type="float" office:value="19.90958" calcext:value-type="float">
            <text:p>19.90958</text:p>
          </table:table-cell>
          <table:table-cell office:value-type="float" office:value="20.64349" calcext:value-type="float">
            <text:p>20.64349</text:p>
          </table:table-cell>
          <table:table-cell office:value-type="float" office:value="19.02573" calcext:value-type="float">
            <text:p>19.02573</text:p>
          </table:table-cell>
          <table:table-cell office:value-type="float" office:value="17.83167" calcext:value-type="float">
            <text:p>17.83167</text:p>
          </table:table-cell>
          <table:table-cell office:value-type="float" office:value="16.93967" calcext:value-type="float">
            <text:p>16.93967</text:p>
          </table:table-cell>
          <table:table-cell office:value-type="float" office:value="15.00854" calcext:value-type="float">
            <text:p>15.00854</text:p>
          </table:table-cell>
          <table:table-cell office:value-type="float" office:value="14.52029" calcext:value-type="float">
            <text:p>14.52029</text:p>
          </table:table-cell>
          <table:table-cell office:value-type="float" office:value="12.84827" calcext:value-type="float">
            <text:p>12.84827</text:p>
          </table:table-cell>
          <table:table-cell office:value-type="float" office:value="12.689" calcext:value-type="float">
            <text:p>12.689</text:p>
          </table:table-cell>
          <table:table-cell office:value-type="float" office:value="11.46561" calcext:value-type="float">
            <text:p>11.46561</text:p>
          </table:table-cell>
          <table:table-cell office:value-type="float" office:value="11.35611" calcext:value-type="float">
            <text:p>11.35611</text:p>
          </table:table-cell>
          <table:table-cell office:value-type="float" office:value="10.39423" calcext:value-type="float">
            <text:p>10.39423</text:p>
          </table:table-cell>
          <table:table-cell office:value-type="float" office:value="10.27866" calcext:value-type="float">
            <text:p>10.27866</text:p>
          </table:table-cell>
          <table:table-cell office:value-type="float" office:value="9.630188" calcext:value-type="float">
            <text:p>9.630188</text:p>
          </table:table-cell>
          <table:table-cell office:value-type="float" office:value="9.514587" calcext:value-type="float">
            <text:p>9.514587</text:p>
          </table:table-cell>
          <table:table-cell office:value-type="float" office:value="9.313293" calcext:value-type="float">
            <text:p>9.313293</text:p>
          </table:table-cell>
          <table:table-cell office:value-type="float" office:value="9.207275" calcext:value-type="float">
            <text:p>9.207275</text:p>
          </table:table-cell>
          <table:table-cell office:value-type="float" office:value="47.25754" calcext:value-type="float">
            <text:p>47.25754</text:p>
          </table:table-cell>
          <table:table-cell office:value-type="float" office:value="15.52792" calcext:value-type="float">
            <text:p>15.527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5" calcext:value-type="float">
            <text:p>19052005</text:p>
          </table:table-cell>
          <table:table-cell office:value-type="float" office:value="28.96069" calcext:value-type="float">
            <text:p>28.96069</text:p>
          </table:table-cell>
          <table:table-cell office:value-type="float" office:value="31.23" calcext:value-type="float">
            <text:p>31.23</text:p>
          </table:table-cell>
          <table:table-cell office:value-type="float" office:value="12.54" calcext:value-type="float">
            <text:p>12.54</text:p>
          </table:table-cell>
          <table:table-cell office:value-type="float" office:value="1.268731" calcext:value-type="float">
            <text:p>1.268731</text:p>
          </table:table-cell>
          <table:table-cell office:value-type="float" office:value="0.83241" calcext:value-type="float">
            <text:p>0.83241</text:p>
          </table:table-cell>
          <table:table-cell office:value-type="float" office:value="260.46" calcext:value-type="float">
            <text:p>260.46</text:p>
          </table:table-cell>
          <table:table-cell office:value-type="float" office:value="0" calcext:value-type="float">
            <text:p>0</text:p>
          </table:table-cell>
          <table:table-cell office:value-type="float" office:value="55.58896" calcext:value-type="float">
            <text:p>55.58896</text:p>
          </table:table-cell>
          <table:table-cell office:value-type="float" office:value="13.59988" calcext:value-type="float">
            <text:p>13.59988</text:p>
          </table:table-cell>
          <table:table-cell office:value-type="float" office:value="41.13351" calcext:value-type="float">
            <text:p>41.13351</text:p>
          </table:table-cell>
          <table:table-cell office:value-type="float" office:value="17.56973" calcext:value-type="float">
            <text:p>17.56973</text:p>
          </table:table-cell>
          <table:table-cell office:value-type="float" office:value="35.02557" calcext:value-type="float">
            <text:p>35.02557</text:p>
          </table:table-cell>
          <table:table-cell office:value-type="float" office:value="19.35284" calcext:value-type="float">
            <text:p>19.35284</text:p>
          </table:table-cell>
          <table:table-cell office:value-type="float" office:value="30.19095" calcext:value-type="float">
            <text:p>30.19095</text:p>
          </table:table-cell>
          <table:table-cell office:value-type="float" office:value="20.34045" calcext:value-type="float">
            <text:p>20.34045</text:p>
          </table:table-cell>
          <table:table-cell office:value-type="float" office:value="27.21573" calcext:value-type="float">
            <text:p>27.21573</text:p>
          </table:table-cell>
          <table:table-cell office:value-type="float" office:value="20.60324" calcext:value-type="float">
            <text:p>20.60324</text:p>
          </table:table-cell>
          <table:table-cell office:value-type="float" office:value="24.27896" calcext:value-type="float">
            <text:p>24.27896</text:p>
          </table:table-cell>
          <table:table-cell office:value-type="float" office:value="20.52734" calcext:value-type="float">
            <text:p>20.52734</text:p>
          </table:table-cell>
          <table:table-cell office:value-type="float" office:value="22.00549" calcext:value-type="float">
            <text:p>22.00549</text:p>
          </table:table-cell>
          <table:table-cell office:value-type="float" office:value="19.7316" calcext:value-type="float">
            <text:p>19.7316</text:p>
          </table:table-cell>
          <table:table-cell office:value-type="float" office:value="18.68951" calcext:value-type="float">
            <text:p>18.68951</text:p>
          </table:table-cell>
          <table:table-cell office:value-type="float" office:value="17.84659" calcext:value-type="float">
            <text:p>17.84659</text:p>
          </table:table-cell>
          <table:table-cell office:value-type="float" office:value="15.53027" calcext:value-type="float">
            <text:p>15.53027</text:p>
          </table:table-cell>
          <table:table-cell office:value-type="float" office:value="15.01407" calcext:value-type="float">
            <text:p>15.01407</text:p>
          </table:table-cell>
          <table:table-cell office:value-type="float" office:value="13.07733" calcext:value-type="float">
            <text:p>13.07733</text:p>
          </table:table-cell>
          <table:table-cell office:value-type="float" office:value="12.85028" calcext:value-type="float">
            <text:p>12.85028</text:p>
          </table:table-cell>
          <table:table-cell office:value-type="float" office:value="11.60416" calcext:value-type="float">
            <text:p>11.60416</text:p>
          </table:table-cell>
          <table:table-cell office:value-type="float" office:value="11.46689" calcext:value-type="float">
            <text:p>11.46689</text:p>
          </table:table-cell>
          <table:table-cell office:value-type="float" office:value="10.51178" calcext:value-type="float">
            <text:p>10.51178</text:p>
          </table:table-cell>
          <table:table-cell office:value-type="float" office:value="10.39545" calcext:value-type="float">
            <text:p>10.39545</text:p>
          </table:table-cell>
          <table:table-cell office:value-type="float" office:value="9.744568" calcext:value-type="float">
            <text:p>9.744568</text:p>
          </table:table-cell>
          <table:table-cell office:value-type="float" office:value="9.631439" calcext:value-type="float">
            <text:p>9.631439</text:p>
          </table:table-cell>
          <table:table-cell office:value-type="float" office:value="9.420532" calcext:value-type="float">
            <text:p>9.420532</text:p>
          </table:table-cell>
          <table:table-cell office:value-type="float" office:value="9.314423" calcext:value-type="float">
            <text:p>9.314423</text:p>
          </table:table-cell>
          <table:table-cell office:value-type="float" office:value="55.58871" calcext:value-type="float">
            <text:p>55.58871</text:p>
          </table:table-cell>
          <table:table-cell office:value-type="float" office:value="13.59995" calcext:value-type="float">
            <text:p>13.599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5" calcext:value-type="float">
            <text:p>20052005</text:p>
          </table:table-cell>
          <table:table-cell office:value-type="float" office:value="28.43169" calcext:value-type="float">
            <text:p>28.43169</text:p>
          </table:table-cell>
          <table:table-cell office:value-type="float" office:value="28.65" calcext:value-type="float">
            <text:p>28.65</text:p>
          </table:table-cell>
          <table:table-cell office:value-type="float" office:value="14.2" calcext:value-type="float">
            <text:p>14.2</text:p>
          </table:table-cell>
          <table:table-cell office:value-type="float" office:value="1.462263" calcext:value-type="float">
            <text:p>1.462263</text:p>
          </table:table-cell>
          <table:table-cell office:value-type="float" office:value="1.005036" calcext:value-type="float">
            <text:p>1.005036</text:p>
          </table:table-cell>
          <table:table-cell office:value-type="float" office:value="268.56" calcext:value-type="float">
            <text:p>268.56</text:p>
          </table:table-cell>
          <table:table-cell office:value-type="float" office:value="0" calcext:value-type="float">
            <text:p>0</text:p>
          </table:table-cell>
          <table:table-cell office:value-type="float" office:value="52.14209" calcext:value-type="float">
            <text:p>52.14209</text:p>
          </table:table-cell>
          <table:table-cell office:value-type="float" office:value="15.9191" calcext:value-type="float">
            <text:p>15.9191</text:p>
          </table:table-cell>
          <table:table-cell office:value-type="float" office:value="39.84857" calcext:value-type="float">
            <text:p>39.84857</text:p>
          </table:table-cell>
          <table:table-cell office:value-type="float" office:value="19.5004" calcext:value-type="float">
            <text:p>19.5004</text:p>
          </table:table-cell>
          <table:table-cell office:value-type="float" office:value="34.50586" calcext:value-type="float">
            <text:p>34.50586</text:p>
          </table:table-cell>
          <table:table-cell office:value-type="float" office:value="21.22342" calcext:value-type="float">
            <text:p>21.22342</text:p>
          </table:table-cell>
          <table:table-cell office:value-type="float" office:value="30.2872" calcext:value-type="float">
            <text:p>30.2872</text:p>
          </table:table-cell>
          <table:table-cell office:value-type="float" office:value="22.10364" calcext:value-type="float">
            <text:p>22.10364</text:p>
          </table:table-cell>
          <table:table-cell office:value-type="float" office:value="27.63956" calcext:value-type="float">
            <text:p>27.63956</text:p>
          </table:table-cell>
          <table:table-cell office:value-type="float" office:value="22.26764" calcext:value-type="float">
            <text:p>22.26764</text:p>
          </table:table-cell>
          <table:table-cell office:value-type="float" office:value="24.94946" calcext:value-type="float">
            <text:p>24.94946</text:p>
          </table:table-cell>
          <table:table-cell office:value-type="float" office:value="22.02609" calcext:value-type="float">
            <text:p>22.02609</text:p>
          </table:table-cell>
          <table:table-cell office:value-type="float" office:value="22.78873" calcext:value-type="float">
            <text:p>22.78873</text:p>
          </table:table-cell>
          <table:table-cell office:value-type="float" office:value="21.0253" calcext:value-type="float">
            <text:p>21.0253</text:p>
          </table:table-cell>
          <table:table-cell office:value-type="float" office:value="19.58838" calcext:value-type="float">
            <text:p>19.58838</text:p>
          </table:table-cell>
          <table:table-cell office:value-type="float" office:value="18.70822" calcext:value-type="float">
            <text:p>18.70822</text:p>
          </table:table-cell>
          <table:table-cell office:value-type="float" office:value="16.12253" calcext:value-type="float">
            <text:p>16.12253</text:p>
          </table:table-cell>
          <table:table-cell office:value-type="float" office:value="15.53638" calcext:value-type="float">
            <text:p>15.53638</text:p>
          </table:table-cell>
          <table:table-cell office:value-type="float" office:value="13.3627" calcext:value-type="float">
            <text:p>13.3627</text:p>
          </table:table-cell>
          <table:table-cell office:value-type="float" office:value="13.08002" calcext:value-type="float">
            <text:p>13.08002</text:p>
          </table:table-cell>
          <table:table-cell office:value-type="float" office:value="11.77298" calcext:value-type="float">
            <text:p>11.77298</text:p>
          </table:table-cell>
          <table:table-cell office:value-type="float" office:value="11.60577" calcext:value-type="float">
            <text:p>11.60577</text:p>
          </table:table-cell>
          <table:table-cell office:value-type="float" office:value="10.63693" calcext:value-type="float">
            <text:p>10.63693</text:p>
          </table:table-cell>
          <table:table-cell office:value-type="float" office:value="10.51303" calcext:value-type="float">
            <text:p>10.51303</text:p>
          </table:table-cell>
          <table:table-cell office:value-type="float" office:value="9.858337" calcext:value-type="float">
            <text:p>9.858337</text:p>
          </table:table-cell>
          <table:table-cell office:value-type="float" office:value="9.745758" calcext:value-type="float">
            <text:p>9.745758</text:p>
          </table:table-cell>
          <table:table-cell office:value-type="float" office:value="9.527313" calcext:value-type="float">
            <text:p>9.527313</text:p>
          </table:table-cell>
          <table:table-cell office:value-type="float" office:value="9.421631" calcext:value-type="float">
            <text:p>9.421631</text:p>
          </table:table-cell>
          <table:table-cell office:value-type="float" office:value="52.14191" calcext:value-type="float">
            <text:p>52.14191</text:p>
          </table:table-cell>
          <table:table-cell office:value-type="float" office:value="15.91913" calcext:value-type="float">
            <text:p>15.919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5" calcext:value-type="float">
            <text:p>21052005</text:p>
          </table:table-cell>
          <table:table-cell office:value-type="float" office:value="27.19133" calcext:value-type="float">
            <text:p>27.19133</text:p>
          </table:table-cell>
          <table:table-cell office:value-type="float" office:value="31.56" calcext:value-type="float">
            <text:p>31.56</text:p>
          </table:table-cell>
          <table:table-cell office:value-type="float" office:value="14.39" calcext:value-type="float">
            <text:p>14.39</text:p>
          </table:table-cell>
          <table:table-cell office:value-type="float" office:value="1.650605" calcext:value-type="float">
            <text:p>1.650605</text:p>
          </table:table-cell>
          <table:table-cell office:value-type="float" office:value="1.138626" calcext:value-type="float">
            <text:p>1.138626</text:p>
          </table:table-cell>
          <table:table-cell office:value-type="float" office:value="525.096" calcext:value-type="float">
            <text:p>525.096</text:p>
          </table:table-cell>
          <table:table-cell office:value-type="float" office:value="0" calcext:value-type="float">
            <text:p>0</text:p>
          </table:table-cell>
          <table:table-cell office:value-type="float" office:value="53.75134" calcext:value-type="float">
            <text:p>53.75134</text:p>
          </table:table-cell>
          <table:table-cell office:value-type="float" office:value="15.98346" calcext:value-type="float">
            <text:p>15.98346</text:p>
          </table:table-cell>
          <table:table-cell office:value-type="float" office:value="41.34705" calcext:value-type="float">
            <text:p>41.34705</text:p>
          </table:table-cell>
          <table:table-cell office:value-type="float" office:value="20.10202" calcext:value-type="float">
            <text:p>20.10202</text:p>
          </table:table-cell>
          <table:table-cell office:value-type="float" office:value="35.70032" calcext:value-type="float">
            <text:p>35.70032</text:p>
          </table:table-cell>
          <table:table-cell office:value-type="float" office:value="21.81113" calcext:value-type="float">
            <text:p>21.81113</text:p>
          </table:table-cell>
          <table:table-cell office:value-type="float" office:value="31.24338" calcext:value-type="float">
            <text:p>31.24338</text:p>
          </table:table-cell>
          <table:table-cell office:value-type="float" office:value="22.72784" calcext:value-type="float">
            <text:p>22.72784</text:p>
          </table:table-cell>
          <table:table-cell office:value-type="float" office:value="28.51926" calcext:value-type="float">
            <text:p>28.51926</text:p>
          </table:table-cell>
          <table:table-cell office:value-type="float" office:value="22.9126" calcext:value-type="float">
            <text:p>22.9126</text:p>
          </table:table-cell>
          <table:table-cell office:value-type="float" office:value="25.79343" calcext:value-type="float">
            <text:p>25.79343</text:p>
          </table:table-cell>
          <table:table-cell office:value-type="float" office:value="22.71121" calcext:value-type="float">
            <text:p>22.71121</text:p>
          </table:table-cell>
          <table:table-cell office:value-type="float" office:value="23.5918" calcext:value-type="float">
            <text:p>23.5918</text:p>
          </table:table-cell>
          <table:table-cell office:value-type="float" office:value="21.75613" calcext:value-type="float">
            <text:p>21.75613</text:p>
          </table:table-cell>
          <table:table-cell office:value-type="float" office:value="20.32309" calcext:value-type="float">
            <text:p>20.32309</text:p>
          </table:table-cell>
          <table:table-cell office:value-type="float" office:value="19.60379" calcext:value-type="float">
            <text:p>19.60379</text:p>
          </table:table-cell>
          <table:table-cell office:value-type="float" office:value="16.70636" calcext:value-type="float">
            <text:p>16.70636</text:p>
          </table:table-cell>
          <table:table-cell office:value-type="float" office:value="16.12894" calcext:value-type="float">
            <text:p>16.12894</text:p>
          </table:table-cell>
          <table:table-cell office:value-type="float" office:value="13.69202" calcext:value-type="float">
            <text:p>13.69202</text:p>
          </table:table-cell>
          <table:table-cell office:value-type="float" office:value="13.36591" calcext:value-type="float">
            <text:p>13.36591</text:p>
          </table:table-cell>
          <table:table-cell office:value-type="float" office:value="11.97226" calcext:value-type="float">
            <text:p>11.97226</text:p>
          </table:table-cell>
          <table:table-cell office:value-type="float" office:value="11.7749" calcext:value-type="float">
            <text:p>11.7749</text:p>
          </table:table-cell>
          <table:table-cell office:value-type="float" office:value="10.77341" calcext:value-type="float">
            <text:p>10.77341</text:p>
          </table:table-cell>
          <table:table-cell office:value-type="float" office:value="10.63828" calcext:value-type="float">
            <text:p>10.63828</text:p>
          </table:table-cell>
          <table:table-cell office:value-type="float" office:value="9.97403" calcext:value-type="float">
            <text:p>9.97403</text:p>
          </table:table-cell>
          <table:table-cell office:value-type="float" office:value="9.859558" calcext:value-type="float">
            <text:p>9.859558</text:p>
          </table:table-cell>
          <table:table-cell office:value-type="float" office:value="9.634247" calcext:value-type="float">
            <text:p>9.634247</text:p>
          </table:table-cell>
          <table:table-cell office:value-type="float" office:value="9.528412" calcext:value-type="float">
            <text:p>9.528412</text:p>
          </table:table-cell>
          <table:table-cell office:value-type="float" office:value="53.75116" calcext:value-type="float">
            <text:p>53.75116</text:p>
          </table:table-cell>
          <table:table-cell office:value-type="float" office:value="15.98349" calcext:value-type="float">
            <text:p>15.983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5" calcext:value-type="float">
            <text:p>22052005</text:p>
          </table:table-cell>
          <table:table-cell office:value-type="float" office:value="28.03486" calcext:value-type="float">
            <text:p>28.03486</text:p>
          </table:table-cell>
          <table:table-cell office:value-type="float" office:value="28.33" calcext:value-type="float">
            <text:p>28.33</text:p>
          </table:table-cell>
          <table:table-cell office:value-type="float" office:value="12.85" calcext:value-type="float">
            <text:p>12.85</text:p>
          </table:table-cell>
          <table:table-cell office:value-type="float" office:value="1.070237" calcext:value-type="float">
            <text:p>1.070237</text:p>
          </table:table-cell>
          <table:table-cell office:value-type="float" office:value="0.7482697" calcext:value-type="float">
            <text:p>0.7482697</text:p>
          </table:table-cell>
          <table:table-cell office:value-type="float" office:value="293.004" calcext:value-type="float">
            <text:p>293.004</text:p>
          </table:table-cell>
          <table:table-cell office:value-type="float" office:value="0" calcext:value-type="float">
            <text:p>0</text:p>
          </table:table-cell>
          <table:table-cell office:value-type="float" office:value="53.15668" calcext:value-type="float">
            <text:p>53.15668</text:p>
          </table:table-cell>
          <table:table-cell office:value-type="float" office:value="15.21478" calcext:value-type="float">
            <text:p>15.21478</text:p>
          </table:table-cell>
          <table:table-cell office:value-type="float" office:value="40.52478" calcext:value-type="float">
            <text:p>40.52478</text:p>
          </table:table-cell>
          <table:table-cell office:value-type="float" office:value="20.45737" calcext:value-type="float">
            <text:p>20.45737</text:p>
          </table:table-cell>
          <table:table-cell office:value-type="float" office:value="35.39096" calcext:value-type="float">
            <text:p>35.39096</text:p>
          </table:table-cell>
          <table:table-cell office:value-type="float" office:value="22.40427" calcext:value-type="float">
            <text:p>22.40427</text:p>
          </table:table-cell>
          <table:table-cell office:value-type="float" office:value="31.26096" calcext:value-type="float">
            <text:p>31.26096</text:p>
          </table:table-cell>
          <table:table-cell office:value-type="float" office:value="23.44229" calcext:value-type="float">
            <text:p>23.44229</text:p>
          </table:table-cell>
          <table:table-cell office:value-type="float" office:value="28.70413" calcext:value-type="float">
            <text:p>28.70413</text:p>
          </table:table-cell>
          <table:table-cell office:value-type="float" office:value="23.67322" calcext:value-type="float">
            <text:p>23.67322</text:p>
          </table:table-cell>
          <table:table-cell office:value-type="float" office:value="26.11349" calcext:value-type="float">
            <text:p>26.11349</text:p>
          </table:table-cell>
          <table:table-cell office:value-type="float" office:value="23.50497" calcext:value-type="float">
            <text:p>23.50497</text:p>
          </table:table-cell>
          <table:table-cell office:value-type="float" office:value="24.03662" calcext:value-type="float">
            <text:p>24.03662</text:p>
          </table:table-cell>
          <table:table-cell office:value-type="float" office:value="22.53171" calcext:value-type="float">
            <text:p>22.53171</text:p>
          </table:table-cell>
          <table:table-cell office:value-type="float" office:value="20.98291" calcext:value-type="float">
            <text:p>20.98291</text:p>
          </table:table-cell>
          <table:table-cell office:value-type="float" office:value="20.33832" calcext:value-type="float">
            <text:p>20.33832</text:p>
          </table:table-cell>
          <table:table-cell office:value-type="float" office:value="17.27435" calcext:value-type="float">
            <text:p>17.27435</text:p>
          </table:table-cell>
          <table:table-cell office:value-type="float" office:value="16.71255" calcext:value-type="float">
            <text:p>16.71255</text:p>
          </table:table-cell>
          <table:table-cell office:value-type="float" office:value="14.04855" calcext:value-type="float">
            <text:p>14.04855</text:p>
          </table:table-cell>
          <table:table-cell office:value-type="float" office:value="13.69562" calcext:value-type="float">
            <text:p>13.69562</text:p>
          </table:table-cell>
          <table:table-cell office:value-type="float" office:value="12.19757" calcext:value-type="float">
            <text:p>12.19757</text:p>
          </table:table-cell>
          <table:table-cell office:value-type="float" office:value="11.97446" calcext:value-type="float">
            <text:p>11.97446</text:p>
          </table:table-cell>
          <table:table-cell office:value-type="float" office:value="10.92401" calcext:value-type="float">
            <text:p>10.92401</text:p>
          </table:table-cell>
          <table:table-cell office:value-type="float" office:value="10.7749" calcext:value-type="float">
            <text:p>10.7749</text:p>
          </table:table-cell>
          <table:table-cell office:value-type="float" office:value="10.0936" calcext:value-type="float">
            <text:p>10.0936</text:p>
          </table:table-cell>
          <table:table-cell office:value-type="float" office:value="9.97522" calcext:value-type="float">
            <text:p>9.97522</text:p>
          </table:table-cell>
          <table:table-cell office:value-type="float" office:value="9.741486" calcext:value-type="float">
            <text:p>9.741486</text:p>
          </table:table-cell>
          <table:table-cell office:value-type="float" office:value="9.635376" calcext:value-type="float">
            <text:p>9.635376</text:p>
          </table:table-cell>
          <table:table-cell office:value-type="float" office:value="53.15646" calcext:value-type="float">
            <text:p>53.15646</text:p>
          </table:table-cell>
          <table:table-cell office:value-type="float" office:value="15.21484" calcext:value-type="float">
            <text:p>15.214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5" calcext:value-type="float">
            <text:p>23052005</text:p>
          </table:table-cell>
          <table:table-cell office:value-type="float" office:value="26.99395" calcext:value-type="float">
            <text:p>26.99395</text:p>
          </table:table-cell>
          <table:table-cell office:value-type="float" office:value="30.46" calcext:value-type="float">
            <text:p>30.46</text:p>
          </table:table-cell>
          <table:table-cell office:value-type="float" office:value="10.59" calcext:value-type="float">
            <text:p>10.59</text:p>
          </table:table-cell>
          <table:table-cell office:value-type="float" office:value="1.110805" calcext:value-type="float">
            <text:p>1.110805</text:p>
          </table:table-cell>
          <table:table-cell office:value-type="float" office:value="0.8588848" calcext:value-type="float">
            <text:p>0.8588848</text:p>
          </table:table-cell>
          <table:table-cell office:value-type="float" office:value="178.776" calcext:value-type="float">
            <text:p>178.776</text:p>
          </table:table-cell>
          <table:table-cell office:value-type="float" office:value="0" calcext:value-type="float">
            <text:p>0</text:p>
          </table:table-cell>
          <table:table-cell office:value-type="float" office:value="50.51346" calcext:value-type="float">
            <text:p>50.51346</text:p>
          </table:table-cell>
          <table:table-cell office:value-type="float" office:value="13.2312" calcext:value-type="float">
            <text:p>13.2312</text:p>
          </table:table-cell>
          <table:table-cell office:value-type="float" office:value="38.79654" calcext:value-type="float">
            <text:p>38.79654</text:p>
          </table:table-cell>
          <table:table-cell office:value-type="float" office:value="18.5564" calcext:value-type="float">
            <text:p>18.5564</text:p>
          </table:table-cell>
          <table:table-cell office:value-type="float" office:value="33.99203" calcext:value-type="float">
            <text:p>33.99203</text:p>
          </table:table-cell>
          <table:table-cell office:value-type="float" office:value="21.00372" calcext:value-type="float">
            <text:p>21.00372</text:p>
          </table:table-cell>
          <table:table-cell office:value-type="float" office:value="30.31671" calcext:value-type="float">
            <text:p>30.31671</text:p>
          </table:table-cell>
          <table:table-cell office:value-type="float" office:value="22.51074" calcext:value-type="float">
            <text:p>22.51074</text:p>
          </table:table-cell>
          <table:table-cell office:value-type="float" office:value="28.03607" calcext:value-type="float">
            <text:p>28.03607</text:p>
          </table:table-cell>
          <table:table-cell office:value-type="float" office:value="23.05606" calcext:value-type="float">
            <text:p>23.05606</text:p>
          </table:table-cell>
          <table:table-cell office:value-type="float" office:value="25.80954" calcext:value-type="float">
            <text:p>25.80954</text:p>
          </table:table-cell>
          <table:table-cell office:value-type="float" office:value="23.17911" calcext:value-type="float">
            <text:p>23.17911</text:p>
          </table:table-cell>
          <table:table-cell office:value-type="float" office:value="24.0318" calcext:value-type="float">
            <text:p>24.0318</text:p>
          </table:table-cell>
          <table:table-cell office:value-type="float" office:value="22.50479" calcext:value-type="float">
            <text:p>22.50479</text:p>
          </table:table-cell>
          <table:table-cell office:value-type="float" office:value="21.2149" calcext:value-type="float">
            <text:p>21.2149</text:p>
          </table:table-cell>
          <table:table-cell office:value-type="float" office:value="20.9949" calcext:value-type="float">
            <text:p>20.9949</text:p>
          </table:table-cell>
          <table:table-cell office:value-type="float" office:value="17.74487" calcext:value-type="float">
            <text:p>17.74487</text:p>
          </table:table-cell>
          <table:table-cell office:value-type="float" office:value="17.28015" calcext:value-type="float">
            <text:p>17.28015</text:p>
          </table:table-cell>
          <table:table-cell office:value-type="float" office:value="14.414" calcext:value-type="float">
            <text:p>14.414</text:p>
          </table:table-cell>
          <table:table-cell office:value-type="float" office:value="14.05234" calcext:value-type="float">
            <text:p>14.05234</text:p>
          </table:table-cell>
          <table:table-cell office:value-type="float" office:value="12.44321" calcext:value-type="float">
            <text:p>12.44321</text:p>
          </table:table-cell>
          <table:table-cell office:value-type="float" office:value="12.20004" calcext:value-type="float">
            <text:p>12.20004</text:p>
          </table:table-cell>
          <table:table-cell office:value-type="float" office:value="11.08856" calcext:value-type="float">
            <text:p>11.08856</text:p>
          </table:table-cell>
          <table:table-cell office:value-type="float" office:value="10.92566" calcext:value-type="float">
            <text:p>10.92566</text:p>
          </table:table-cell>
          <table:table-cell office:value-type="float" office:value="10.21863" calcext:value-type="float">
            <text:p>10.21863</text:p>
          </table:table-cell>
          <table:table-cell office:value-type="float" office:value="10.09488" calcext:value-type="float">
            <text:p>10.09488</text:p>
          </table:table-cell>
          <table:table-cell office:value-type="float" office:value="9.850342" calcext:value-type="float">
            <text:p>9.850342</text:p>
          </table:table-cell>
          <table:table-cell office:value-type="float" office:value="9.742615" calcext:value-type="float">
            <text:p>9.742615</text:p>
          </table:table-cell>
          <table:table-cell office:value-type="float" office:value="50.51331" calcext:value-type="float">
            <text:p>50.51331</text:p>
          </table:table-cell>
          <table:table-cell office:value-type="float" office:value="13.23126" calcext:value-type="float">
            <text:p>13.231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5" calcext:value-type="float">
            <text:p>24052005</text:p>
          </table:table-cell>
          <table:table-cell office:value-type="float" office:value="26.88576" calcext:value-type="float">
            <text:p>26.88576</text:p>
          </table:table-cell>
          <table:table-cell office:value-type="float" office:value="29.31" calcext:value-type="float">
            <text:p>29.31</text:p>
          </table:table-cell>
          <table:table-cell office:value-type="float" office:value="17.4" calcext:value-type="float">
            <text:p>17.4</text:p>
          </table:table-cell>
          <table:table-cell office:value-type="float" office:value="1.436832" calcext:value-type="float">
            <text:p>1.436832</text:p>
          </table:table-cell>
          <table:table-cell office:value-type="float" office:value="0.9921594" calcext:value-type="float">
            <text:p>0.9921594</text:p>
          </table:table-cell>
          <table:table-cell office:value-type="float" office:value="392.688" calcext:value-type="float">
            <text:p>392.688</text:p>
          </table:table-cell>
          <table:table-cell office:value-type="float" office:value="0" calcext:value-type="float">
            <text:p>0</text:p>
          </table:table-cell>
          <table:table-cell office:value-type="float" office:value="53.15152" calcext:value-type="float">
            <text:p>53.15152</text:p>
          </table:table-cell>
          <table:table-cell office:value-type="float" office:value="17.77148" calcext:value-type="float">
            <text:p>17.77148</text:p>
          </table:table-cell>
          <table:table-cell office:value-type="float" office:value="41.13211" calcext:value-type="float">
            <text:p>41.13211</text:p>
          </table:table-cell>
          <table:table-cell office:value-type="float" office:value="21.39127" calcext:value-type="float">
            <text:p>21.39127</text:p>
          </table:table-cell>
          <table:table-cell office:value-type="float" office:value="35.84863" calcext:value-type="float">
            <text:p>35.84863</text:p>
          </table:table-cell>
          <table:table-cell office:value-type="float" office:value="22.93536" calcext:value-type="float">
            <text:p>22.93536</text:p>
          </table:table-cell>
          <table:table-cell office:value-type="float" office:value="31.63187" calcext:value-type="float">
            <text:p>31.63187</text:p>
          </table:table-cell>
          <table:table-cell office:value-type="float" office:value="23.75345" calcext:value-type="float">
            <text:p>23.75345</text:p>
          </table:table-cell>
          <table:table-cell office:value-type="float" office:value="29.0563" calcext:value-type="float">
            <text:p>29.0563</text:p>
          </table:table-cell>
          <table:table-cell office:value-type="float" office:value="23.93359" calcext:value-type="float">
            <text:p>23.93359</text:p>
          </table:table-cell>
          <table:table-cell office:value-type="float" office:value="26.51508" calcext:value-type="float">
            <text:p>26.51508</text:p>
          </table:table-cell>
          <table:table-cell office:value-type="float" office:value="23.78394" calcext:value-type="float">
            <text:p>23.78394</text:p>
          </table:table-cell>
          <table:table-cell office:value-type="float" office:value="24.54611" calcext:value-type="float">
            <text:p>24.54611</text:p>
          </table:table-cell>
          <table:table-cell office:value-type="float" office:value="22.9613" calcext:value-type="float">
            <text:p>22.9613</text:p>
          </table:table-cell>
          <table:table-cell office:value-type="float" office:value="21.64096" calcext:value-type="float">
            <text:p>21.64096</text:p>
          </table:table-cell>
          <table:table-cell office:value-type="float" office:value="21.2244" calcext:value-type="float">
            <text:p>21.2244</text:p>
          </table:table-cell>
          <table:table-cell office:value-type="float" office:value="18.13351" calcext:value-type="float">
            <text:p>18.13351</text:p>
          </table:table-cell>
          <table:table-cell office:value-type="float" office:value="17.74918" calcext:value-type="float">
            <text:p>17.74918</text:p>
          </table:table-cell>
          <table:table-cell office:value-type="float" office:value="14.76312" calcext:value-type="float">
            <text:p>14.76312</text:p>
          </table:table-cell>
          <table:table-cell office:value-type="float" office:value="14.41772" calcext:value-type="float">
            <text:p>14.41772</text:p>
          </table:table-cell>
          <table:table-cell office:value-type="float" office:value="12.69901" calcext:value-type="float">
            <text:p>12.69901</text:p>
          </table:table-cell>
          <table:table-cell office:value-type="float" office:value="12.44583" calcext:value-type="float">
            <text:p>12.44583</text:p>
          </table:table-cell>
          <table:table-cell office:value-type="float" office:value="11.26608" calcext:value-type="float">
            <text:p>11.26608</text:p>
          </table:table-cell>
          <table:table-cell office:value-type="float" office:value="11.09036" calcext:value-type="float">
            <text:p>11.09036</text:p>
          </table:table-cell>
          <table:table-cell office:value-type="float" office:value="10.35049" calcext:value-type="float">
            <text:p>10.35049</text:p>
          </table:table-cell>
          <table:table-cell office:value-type="float" office:value="10.21997" calcext:value-type="float">
            <text:p>10.21997</text:p>
          </table:table-cell>
          <table:table-cell office:value-type="float" office:value="9.962097" calcext:value-type="float">
            <text:p>9.962097</text:p>
          </table:table-cell>
          <table:table-cell office:value-type="float" office:value="9.851471" calcext:value-type="float">
            <text:p>9.851471</text:p>
          </table:table-cell>
          <table:table-cell office:value-type="float" office:value="53.15131" calcext:value-type="float">
            <text:p>53.15131</text:p>
          </table:table-cell>
          <table:table-cell office:value-type="float" office:value="17.77148" calcext:value-type="float">
            <text:p>17.771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5" calcext:value-type="float">
            <text:p>25052005</text:p>
          </table:table-cell>
          <table:table-cell office:value-type="float" office:value="11.29788" calcext:value-type="float">
            <text:p>11.29788</text:p>
          </table:table-cell>
          <table:table-cell office:value-type="float" office:value="24.49" calcext:value-type="float">
            <text:p>24.49</text:p>
          </table:table-cell>
          <table:table-cell office:value-type="float" office:value="9.71" calcext:value-type="float">
            <text:p>9.71</text:p>
          </table:table-cell>
          <table:table-cell office:value-type="float" office:value="1.577369" calcext:value-type="float">
            <text:p>1.577369</text:p>
          </table:table-cell>
          <table:table-cell office:value-type="float" office:value="1.057317" calcext:value-type="float">
            <text:p>1.057317</text:p>
          </table:table-cell>
          <table:table-cell office:value-type="float" office:value="444.492" calcext:value-type="float">
            <text:p>444.492</text:p>
          </table:table-cell>
          <table:table-cell office:value-type="float" office:value="6.2" calcext:value-type="float">
            <text:p>6.2</text:p>
          </table:table-cell>
          <table:table-cell office:value-type="float" office:value="39.58194" calcext:value-type="float">
            <text:p>39.58194</text:p>
          </table:table-cell>
          <table:table-cell office:value-type="float" office:value="10.9455" calcext:value-type="float">
            <text:p>10.9455</text:p>
          </table:table-cell>
          <table:table-cell office:value-type="float" office:value="30.13437" calcext:value-type="float">
            <text:p>30.13437</text:p>
          </table:table-cell>
          <table:table-cell office:value-type="float" office:value="14.86203" calcext:value-type="float">
            <text:p>14.86203</text:p>
          </table:table-cell>
          <table:table-cell office:value-type="float" office:value="27.33737" calcext:value-type="float">
            <text:p>27.33737</text:p>
          </table:table-cell>
          <table:table-cell office:value-type="float" office:value="18.11823" calcext:value-type="float">
            <text:p>18.11823</text:p>
          </table:table-cell>
          <table:table-cell office:value-type="float" office:value="27.56403" calcext:value-type="float">
            <text:p>27.56403</text:p>
          </table:table-cell>
          <table:table-cell office:value-type="float" office:value="20.50754" calcext:value-type="float">
            <text:p>20.50754</text:p>
          </table:table-cell>
          <table:table-cell office:value-type="float" office:value="27.1907" calcext:value-type="float">
            <text:p>27.1907</text:p>
          </table:table-cell>
          <table:table-cell office:value-type="float" office:value="21.63708" calcext:value-type="float">
            <text:p>21.63708</text:p>
          </table:table-cell>
          <table:table-cell office:value-type="float" office:value="26.27899" calcext:value-type="float">
            <text:p>26.27899</text:p>
          </table:table-cell>
          <table:table-cell office:value-type="float" office:value="22.61069" calcext:value-type="float">
            <text:p>22.61069</text:p>
          </table:table-cell>
          <table:table-cell office:value-type="float" office:value="24.5455" calcext:value-type="float">
            <text:p>24.5455</text:p>
          </table:table-cell>
          <table:table-cell office:value-type="float" office:value="22.52374" calcext:value-type="float">
            <text:p>22.52374</text:p>
          </table:table-cell>
          <table:table-cell office:value-type="float" office:value="21.84903" calcext:value-type="float">
            <text:p>21.84903</text:p>
          </table:table-cell>
          <table:table-cell office:value-type="float" office:value="21.57471" calcext:value-type="float">
            <text:p>21.57471</text:p>
          </table:table-cell>
          <table:table-cell office:value-type="float" office:value="18.49704" calcext:value-type="float">
            <text:p>18.49704</text:p>
          </table:table-cell>
          <table:table-cell office:value-type="float" office:value="18.13785" calcext:value-type="float">
            <text:p>18.13785</text:p>
          </table:table-cell>
          <table:table-cell office:value-type="float" office:value="15.09955" calcext:value-type="float">
            <text:p>15.09955</text:p>
          </table:table-cell>
          <table:table-cell office:value-type="float" office:value="14.76669" calcext:value-type="float">
            <text:p>14.76669</text:p>
          </table:table-cell>
          <table:table-cell office:value-type="float" office:value="12.95813" calcext:value-type="float">
            <text:p>12.95813</text:p>
          </table:table-cell>
          <table:table-cell office:value-type="float" office:value="12.70169" calcext:value-type="float">
            <text:p>12.70169</text:p>
          </table:table-cell>
          <table:table-cell office:value-type="float" office:value="11.45416" calcext:value-type="float">
            <text:p>11.45416</text:p>
          </table:table-cell>
          <table:table-cell office:value-type="float" office:value="11.26801" calcext:value-type="float">
            <text:p>11.26801</text:p>
          </table:table-cell>
          <table:table-cell office:value-type="float" office:value="10.48901" calcext:value-type="float">
            <text:p>10.48901</text:p>
          </table:table-cell>
          <table:table-cell office:value-type="float" office:value="10.3519" calcext:value-type="float">
            <text:p>10.3519</text:p>
          </table:table-cell>
          <table:table-cell office:value-type="float" office:value="10.07751" calcext:value-type="float">
            <text:p>10.07751</text:p>
          </table:table-cell>
          <table:table-cell office:value-type="float" office:value="9.963287" calcext:value-type="float">
            <text:p>9.963287</text:p>
          </table:table-cell>
          <table:table-cell office:value-type="float" office:value="39.58185" calcext:value-type="float">
            <text:p>39.58185</text:p>
          </table:table-cell>
          <table:table-cell office:value-type="float" office:value="11.14951" calcext:value-type="float">
            <text:p>11.149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5" calcext:value-type="float">
            <text:p>26052005</text:p>
          </table:table-cell>
          <table:table-cell office:value-type="float" office:value="27.40601" calcext:value-type="float">
            <text:p>27.40601</text:p>
          </table:table-cell>
          <table:table-cell office:value-type="float" office:value="23.9" calcext:value-type="float">
            <text:p>23.9</text:p>
          </table:table-cell>
          <table:table-cell office:value-type="float" office:value="8.24" calcext:value-type="float">
            <text:p>8.24</text:p>
          </table:table-cell>
          <table:table-cell office:value-type="float" office:value="1.17442" calcext:value-type="float">
            <text:p>1.17442</text:p>
          </table:table-cell>
          <table:table-cell office:value-type="float" office:value="0.8267031" calcext:value-type="float">
            <text:p>0.8267031</text:p>
          </table:table-cell>
          <table:table-cell office:value-type="float" office:value="293.652" calcext:value-type="float">
            <text:p>293.652</text:p>
          </table:table-cell>
          <table:table-cell office:value-type="float" office:value="0.2" calcext:value-type="float">
            <text:p>0.2</text:p>
          </table:table-cell>
          <table:table-cell office:value-type="float" office:value="46.10022" calcext:value-type="float">
            <text:p>46.10022</text:p>
          </table:table-cell>
          <table:table-cell office:value-type="float" office:value="9.174042" calcext:value-type="float">
            <text:p>9.174042</text:p>
          </table:table-cell>
          <table:table-cell office:value-type="float" office:value="32.10739" calcext:value-type="float">
            <text:p>32.10739</text:p>
          </table:table-cell>
          <table:table-cell office:value-type="float" office:value="12.36566" calcext:value-type="float">
            <text:p>12.36566</text:p>
          </table:table-cell>
          <table:table-cell office:value-type="float" office:value="27.91635" calcext:value-type="float">
            <text:p>27.91635</text:p>
          </table:table-cell>
          <table:table-cell office:value-type="float" office:value="15.16852" calcext:value-type="float">
            <text:p>15.16852</text:p>
          </table:table-cell>
          <table:table-cell office:value-type="float" office:value="25.17032" calcext:value-type="float">
            <text:p>25.17032</text:p>
          </table:table-cell>
          <table:table-cell office:value-type="float" office:value="17.46371" calcext:value-type="float">
            <text:p>17.46371</text:p>
          </table:table-cell>
          <table:table-cell office:value-type="float" office:value="23.647" calcext:value-type="float">
            <text:p>23.647</text:p>
          </table:table-cell>
          <table:table-cell office:value-type="float" office:value="18.80615" calcext:value-type="float">
            <text:p>18.80615</text:p>
          </table:table-cell>
          <table:table-cell office:value-type="float" office:value="22.5416" calcext:value-type="float">
            <text:p>22.5416</text:p>
          </table:table-cell>
          <table:table-cell office:value-type="float" office:value="19.98822" calcext:value-type="float">
            <text:p>19.98822</text:p>
          </table:table-cell>
          <table:table-cell office:value-type="float" office:value="22.48529" calcext:value-type="float">
            <text:p>22.48529</text:p>
          </table:table-cell>
          <table:table-cell office:value-type="float" office:value="20.43735" calcext:value-type="float">
            <text:p>20.43735</text:p>
          </table:table-cell>
          <table:table-cell office:value-type="float" office:value="21.56586" calcext:value-type="float">
            <text:p>21.56586</text:p>
          </table:table-cell>
          <table:table-cell office:value-type="float" office:value="20.4173" calcext:value-type="float">
            <text:p>20.4173</text:p>
          </table:table-cell>
          <table:table-cell office:value-type="float" office:value="18.53638" calcext:value-type="float">
            <text:p>18.53638</text:p>
          </table:table-cell>
          <table:table-cell office:value-type="float" office:value="18.43533" calcext:value-type="float">
            <text:p>18.43533</text:p>
          </table:table-cell>
          <table:table-cell office:value-type="float" office:value="15.3764" calcext:value-type="float">
            <text:p>15.3764</text:p>
          </table:table-cell>
          <table:table-cell office:value-type="float" office:value="15.10287" calcext:value-type="float">
            <text:p>15.10287</text:p>
          </table:table-cell>
          <table:table-cell office:value-type="float" office:value="13.2114" calcext:value-type="float">
            <text:p>13.2114</text:p>
          </table:table-cell>
          <table:table-cell office:value-type="float" office:value="12.96085" calcext:value-type="float">
            <text:p>12.96085</text:p>
          </table:table-cell>
          <table:table-cell office:value-type="float" office:value="11.64816" calcext:value-type="float">
            <text:p>11.64816</text:p>
          </table:table-cell>
          <table:table-cell office:value-type="float" office:value="11.45615" calcext:value-type="float">
            <text:p>11.45615</text:p>
          </table:table-cell>
          <table:table-cell office:value-type="float" office:value="10.63403" calcext:value-type="float">
            <text:p>10.63403</text:p>
          </table:table-cell>
          <table:table-cell office:value-type="float" office:value="10.49048" calcext:value-type="float">
            <text:p>10.49048</text:p>
          </table:table-cell>
          <table:table-cell office:value-type="float" office:value="10.1973" calcext:value-type="float">
            <text:p>10.1973</text:p>
          </table:table-cell>
          <table:table-cell office:value-type="float" office:value="10.07874" calcext:value-type="float">
            <text:p>10.07874</text:p>
          </table:table-cell>
          <table:table-cell office:value-type="float" office:value="46.1001" calcext:value-type="float">
            <text:p>46.1001</text:p>
          </table:table-cell>
          <table:table-cell office:value-type="float" office:value="9.174042" calcext:value-type="float">
            <text:p>9.1740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5" calcext:value-type="float">
            <text:p>27052005</text:p>
          </table:table-cell>
          <table:table-cell office:value-type="float" office:value="24.69605" calcext:value-type="float">
            <text:p>24.69605</text:p>
          </table:table-cell>
          <table:table-cell office:value-type="float" office:value="22.42" calcext:value-type="float">
            <text:p>22.42</text:p>
          </table:table-cell>
          <table:table-cell office:value-type="float" office:value="8.94" calcext:value-type="float">
            <text:p>8.94</text:p>
          </table:table-cell>
          <table:table-cell office:value-type="float" office:value="1.131903" calcext:value-type="float">
            <text:p>1.131903</text:p>
          </table:table-cell>
          <table:table-cell office:value-type="float" office:value="0.7870706" calcext:value-type="float">
            <text:p>0.7870706</text:p>
          </table:table-cell>
          <table:table-cell office:value-type="float" office:value="344.88" calcext:value-type="float">
            <text:p>344.88</text:p>
          </table:table-cell>
          <table:table-cell office:value-type="float" office:value="0" calcext:value-type="float">
            <text:p>0</text:p>
          </table:table-cell>
          <table:table-cell office:value-type="float" office:value="45.75861" calcext:value-type="float">
            <text:p>45.75861</text:p>
          </table:table-cell>
          <table:table-cell office:value-type="float" office:value="11.16336" calcext:value-type="float">
            <text:p>11.16336</text:p>
          </table:table-cell>
          <table:table-cell office:value-type="float" office:value="33.59567" calcext:value-type="float">
            <text:p>33.59567</text:p>
          </table:table-cell>
          <table:table-cell office:value-type="float" office:value="15.03601" calcext:value-type="float">
            <text:p>15.03601</text:p>
          </table:table-cell>
          <table:table-cell office:value-type="float" office:value="29.20844" calcext:value-type="float">
            <text:p>29.20844</text:p>
          </table:table-cell>
          <table:table-cell office:value-type="float" office:value="17.18066" calcext:value-type="float">
            <text:p>17.18066</text:p>
          </table:table-cell>
          <table:table-cell office:value-type="float" office:value="26.17691" calcext:value-type="float">
            <text:p>26.17691</text:p>
          </table:table-cell>
          <table:table-cell office:value-type="float" office:value="18.74081" calcext:value-type="float">
            <text:p>18.74081</text:p>
          </table:table-cell>
          <table:table-cell office:value-type="float" office:value="24.42987" calcext:value-type="float">
            <text:p>24.42987</text:p>
          </table:table-cell>
          <table:table-cell office:value-type="float" office:value="19.54126" calcext:value-type="float">
            <text:p>19.54126</text:p>
          </table:table-cell>
          <table:table-cell office:value-type="float" office:value="22.79895" calcext:value-type="float">
            <text:p>22.79895</text:p>
          </table:table-cell>
          <table:table-cell office:value-type="float" office:value="20.1763" calcext:value-type="float">
            <text:p>20.1763</text:p>
          </table:table-cell>
          <table:table-cell office:value-type="float" office:value="21.68881" calcext:value-type="float">
            <text:p>21.68881</text:p>
          </table:table-cell>
          <table:table-cell office:value-type="float" office:value="20.27808" calcext:value-type="float">
            <text:p>20.27808</text:p>
          </table:table-cell>
          <table:table-cell office:value-type="float" office:value="20.41724" calcext:value-type="float">
            <text:p>20.41724</text:p>
          </table:table-cell>
          <table:table-cell office:value-type="float" office:value="20.01331" calcext:value-type="float">
            <text:p>20.01331</text:p>
          </table:table-cell>
          <table:table-cell office:value-type="float" office:value="18.43353" calcext:value-type="float">
            <text:p>18.43353</text:p>
          </table:table-cell>
          <table:table-cell office:value-type="float" office:value="18.2608" calcext:value-type="float">
            <text:p>18.2608</text:p>
          </table:table-cell>
          <table:table-cell office:value-type="float" office:value="15.54895" calcext:value-type="float">
            <text:p>15.54895</text:p>
          </table:table-cell>
          <table:table-cell office:value-type="float" office:value="15.37866" calcext:value-type="float">
            <text:p>15.37866</text:p>
          </table:table-cell>
          <table:table-cell office:value-type="float" office:value="13.43558" calcext:value-type="float">
            <text:p>13.43558</text:p>
          </table:table-cell>
          <table:table-cell office:value-type="float" office:value="13.2139" calcext:value-type="float">
            <text:p>13.2139</text:p>
          </table:table-cell>
          <table:table-cell office:value-type="float" office:value="11.84247" calcext:value-type="float">
            <text:p>11.84247</text:p>
          </table:table-cell>
          <table:table-cell office:value-type="float" office:value="11.65021" calcext:value-type="float">
            <text:p>11.65021</text:p>
          </table:table-cell>
          <table:table-cell office:value-type="float" office:value="10.78439" calcext:value-type="float">
            <text:p>10.78439</text:p>
          </table:table-cell>
          <table:table-cell office:value-type="float" office:value="10.63553" calcext:value-type="float">
            <text:p>10.63553</text:p>
          </table:table-cell>
          <table:table-cell office:value-type="float" office:value="10.32172" calcext:value-type="float">
            <text:p>10.32172</text:p>
          </table:table-cell>
          <table:table-cell office:value-type="float" office:value="10.19855" calcext:value-type="float">
            <text:p>10.19855</text:p>
          </table:table-cell>
          <table:table-cell office:value-type="float" office:value="45.75848" calcext:value-type="float">
            <text:p>45.75848</text:p>
          </table:table-cell>
          <table:table-cell office:value-type="float" office:value="11.16339" calcext:value-type="float">
            <text:p>11.163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5" calcext:value-type="float">
            <text:p>28052005</text:p>
          </table:table-cell>
          <table:table-cell office:value-type="float" office:value="29.79889" calcext:value-type="float">
            <text:p>29.79889</text:p>
          </table:table-cell>
          <table:table-cell office:value-type="float" office:value="25.03" calcext:value-type="float">
            <text:p>25.03</text:p>
          </table:table-cell>
          <table:table-cell office:value-type="float" office:value="6.78" calcext:value-type="float">
            <text:p>6.78</text:p>
          </table:table-cell>
          <table:table-cell office:value-type="float" office:value="1.228203" calcext:value-type="float">
            <text:p>1.228203</text:p>
          </table:table-cell>
          <table:table-cell office:value-type="float" office:value="0.7627727" calcext:value-type="float">
            <text:p>0.7627727</text:p>
          </table:table-cell>
          <table:table-cell office:value-type="float" office:value="240.984" calcext:value-type="float">
            <text:p>240.984</text:p>
          </table:table-cell>
          <table:table-cell office:value-type="float" office:value="0" calcext:value-type="float">
            <text:p>0</text:p>
          </table:table-cell>
          <table:table-cell office:value-type="float" office:value="46.97931" calcext:value-type="float">
            <text:p>46.97931</text:p>
          </table:table-cell>
          <table:table-cell office:value-type="float" office:value="9.287323" calcext:value-type="float">
            <text:p>9.287323</text:p>
          </table:table-cell>
          <table:table-cell office:value-type="float" office:value="35.85245" calcext:value-type="float">
            <text:p>35.85245</text:p>
          </table:table-cell>
          <table:table-cell office:value-type="float" office:value="14.31705" calcext:value-type="float">
            <text:p>14.31705</text:p>
          </table:table-cell>
          <table:table-cell office:value-type="float" office:value="30.98566" calcext:value-type="float">
            <text:p>30.98566</text:p>
          </table:table-cell>
          <table:table-cell office:value-type="float" office:value="16.96707" calcext:value-type="float">
            <text:p>16.96707</text:p>
          </table:table-cell>
          <table:table-cell office:value-type="float" office:value="27.47516" calcext:value-type="float">
            <text:p>27.47516</text:p>
          </table:table-cell>
          <table:table-cell office:value-type="float" office:value="18.80472" calcext:value-type="float">
            <text:p>18.80472</text:p>
          </table:table-cell>
          <table:table-cell office:value-type="float" office:value="25.4252" calcext:value-type="float">
            <text:p>25.4252</text:p>
          </table:table-cell>
          <table:table-cell office:value-type="float" office:value="19.71918" calcext:value-type="float">
            <text:p>19.71918</text:p>
          </table:table-cell>
          <table:table-cell office:value-type="float" office:value="23.48132" calcext:value-type="float">
            <text:p>23.48132</text:p>
          </table:table-cell>
          <table:table-cell office:value-type="float" office:value="20.41129" calcext:value-type="float">
            <text:p>20.41129</text:p>
          </table:table-cell>
          <table:table-cell office:value-type="float" office:value="22.11871" calcext:value-type="float">
            <text:p>22.11871</text:p>
          </table:table-cell>
          <table:table-cell office:value-type="float" office:value="20.40747" calcext:value-type="float">
            <text:p>20.40747</text:p>
          </table:table-cell>
          <table:table-cell office:value-type="float" office:value="20.20584" calcext:value-type="float">
            <text:p>20.20584</text:p>
          </table:table-cell>
          <table:table-cell office:value-type="float" office:value="19.97836" calcext:value-type="float">
            <text:p>19.97836</text:p>
          </table:table-cell>
          <table:table-cell office:value-type="float" office:value="18.2597" calcext:value-type="float">
            <text:p>18.2597</text:p>
          </table:table-cell>
          <table:table-cell office:value-type="float" office:value="18.19327" calcext:value-type="float">
            <text:p>18.19327</text:p>
          </table:table-cell>
          <table:table-cell office:value-type="float" office:value="15.66611" calcext:value-type="float">
            <text:p>15.66611</text:p>
          </table:table-cell>
          <table:table-cell office:value-type="float" office:value="15.55035" calcext:value-type="float">
            <text:p>15.55035</text:p>
          </table:table-cell>
          <table:table-cell office:value-type="float" office:value="13.62442" calcext:value-type="float">
            <text:p>13.62442</text:p>
          </table:table-cell>
          <table:table-cell office:value-type="float" office:value="13.43774" calcext:value-type="float">
            <text:p>13.43774</text:p>
          </table:table-cell>
          <table:table-cell office:value-type="float" office:value="12.02985" calcext:value-type="float">
            <text:p>12.02985</text:p>
          </table:table-cell>
          <table:table-cell office:value-type="float" office:value="11.84445" calcext:value-type="float">
            <text:p>11.84445</text:p>
          </table:table-cell>
          <table:table-cell office:value-type="float" office:value="10.93805" calcext:value-type="float">
            <text:p>10.93805</text:p>
          </table:table-cell>
          <table:table-cell office:value-type="float" office:value="10.78595" calcext:value-type="float">
            <text:p>10.78595</text:p>
          </table:table-cell>
          <table:table-cell office:value-type="float" office:value="10.45084" calcext:value-type="float">
            <text:p>10.45084</text:p>
          </table:table-cell>
          <table:table-cell office:value-type="float" office:value="10.32303" calcext:value-type="float">
            <text:p>10.32303</text:p>
          </table:table-cell>
          <table:table-cell office:value-type="float" office:value="46.97922" calcext:value-type="float">
            <text:p>46.97922</text:p>
          </table:table-cell>
          <table:table-cell office:value-type="float" office:value="9.287323" calcext:value-type="float">
            <text:p>9.2873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5" calcext:value-type="float">
            <text:p>29052005</text:p>
          </table:table-cell>
          <table:table-cell office:value-type="float" office:value="9.916923" calcext:value-type="float">
            <text:p>9.916923</text:p>
          </table:table-cell>
          <table:table-cell office:value-type="float" office:value="16.64" calcext:value-type="float">
            <text:p>16.64</text:p>
          </table:table-cell>
          <table:table-cell office:value-type="float" office:value="9.3" calcext:value-type="float">
            <text:p>9.3</text:p>
          </table:table-cell>
          <table:table-cell office:value-type="float" office:value="1.297506" calcext:value-type="float">
            <text:p>1.297506</text:p>
          </table:table-cell>
          <table:table-cell office:value-type="float" office:value="0.9640355" calcext:value-type="float">
            <text:p>0.9640355</text:p>
          </table:table-cell>
          <table:table-cell office:value-type="float" office:value="232.128" calcext:value-type="float">
            <text:p>232.128</text:p>
          </table:table-cell>
          <table:table-cell office:value-type="float" office:value="2.5" calcext:value-type="float">
            <text:p>2.5</text:p>
          </table:table-cell>
          <table:table-cell office:value-type="float" office:value="21.91177" calcext:value-type="float">
            <text:p>21.91177</text:p>
          </table:table-cell>
          <table:table-cell office:value-type="float" office:value="9.555756" calcext:value-type="float">
            <text:p>9.555756</text:p>
          </table:table-cell>
          <table:table-cell office:value-type="float" office:value="20.73865" calcext:value-type="float">
            <text:p>20.73865</text:p>
          </table:table-cell>
          <table:table-cell office:value-type="float" office:value="13.67105" calcext:value-type="float">
            <text:p>13.67105</text:p>
          </table:table-cell>
          <table:table-cell office:value-type="float" office:value="23.09009" calcext:value-type="float">
            <text:p>23.09009</text:p>
          </table:table-cell>
          <table:table-cell office:value-type="float" office:value="16.19843" calcext:value-type="float">
            <text:p>16.19843</text:p>
          </table:table-cell>
          <table:table-cell office:value-type="float" office:value="24.0777" calcext:value-type="float">
            <text:p>24.0777</text:p>
          </table:table-cell>
          <table:table-cell office:value-type="float" office:value="18.06235" calcext:value-type="float">
            <text:p>18.06235</text:p>
          </table:table-cell>
          <table:table-cell office:value-type="float" office:value="23.95334" calcext:value-type="float">
            <text:p>23.95334</text:p>
          </table:table-cell>
          <table:table-cell office:value-type="float" office:value="18.97382" calcext:value-type="float">
            <text:p>18.97382</text:p>
          </table:table-cell>
          <table:table-cell office:value-type="float" office:value="23.353" calcext:value-type="float">
            <text:p>23.353</text:p>
          </table:table-cell>
          <table:table-cell office:value-type="float" office:value="19.81042" calcext:value-type="float">
            <text:p>19.81042</text:p>
          </table:table-cell>
          <table:table-cell office:value-type="float" office:value="22.12888" calcext:value-type="float">
            <text:p>22.12888</text:p>
          </table:table-cell>
          <table:table-cell office:value-type="float" office:value="20.03342" calcext:value-type="float">
            <text:p>20.03342</text:p>
          </table:table-cell>
          <table:table-cell office:value-type="float" office:value="20.35782" calcext:value-type="float">
            <text:p>20.35782</text:p>
          </table:table-cell>
          <table:table-cell office:value-type="float" office:value="19.90698" calcext:value-type="float">
            <text:p>19.90698</text:p>
          </table:table-cell>
          <table:table-cell office:value-type="float" office:value="18.23529" calcext:value-type="float">
            <text:p>18.23529</text:p>
          </table:table-cell>
          <table:table-cell office:value-type="float" office:value="18.19376" calcext:value-type="float">
            <text:p>18.19376</text:p>
          </table:table-cell>
          <table:table-cell office:value-type="float" office:value="15.77084" calcext:value-type="float">
            <text:p>15.77084</text:p>
          </table:table-cell>
          <table:table-cell office:value-type="float" office:value="15.66718" calcext:value-type="float">
            <text:p>15.66718</text:p>
          </table:table-cell>
          <table:table-cell office:value-type="float" office:value="13.78735" calcext:value-type="float">
            <text:p>13.78735</text:p>
          </table:table-cell>
          <table:table-cell office:value-type="float" office:value="13.62622" calcext:value-type="float">
            <text:p>13.62622</text:p>
          </table:table-cell>
          <table:table-cell office:value-type="float" office:value="12.20734" calcext:value-type="float">
            <text:p>12.20734</text:p>
          </table:table-cell>
          <table:table-cell office:value-type="float" office:value="12.03177" calcext:value-type="float">
            <text:p>12.03177</text:p>
          </table:table-cell>
          <table:table-cell office:value-type="float" office:value="11.09247" calcext:value-type="float">
            <text:p>11.09247</text:p>
          </table:table-cell>
          <table:table-cell office:value-type="float" office:value="10.93964" calcext:value-type="float">
            <text:p>10.93964</text:p>
          </table:table-cell>
          <table:table-cell office:value-type="float" office:value="10.58414" calcext:value-type="float">
            <text:p>10.58414</text:p>
          </table:table-cell>
          <table:table-cell office:value-type="float" office:value="10.45221" calcext:value-type="float">
            <text:p>10.45221</text:p>
          </table:table-cell>
          <table:table-cell office:value-type="float" office:value="21.91177" calcext:value-type="float">
            <text:p>21.91177</text:p>
          </table:table-cell>
          <table:table-cell office:value-type="float" office:value="9.728149" calcext:value-type="float">
            <text:p>9.7281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5" calcext:value-type="float">
            <text:p>30052005</text:p>
          </table:table-cell>
          <table:table-cell office:value-type="float" office:value="17.71488" calcext:value-type="float">
            <text:p>17.71488</text:p>
          </table:table-cell>
          <table:table-cell office:value-type="float" office:value="20.04" calcext:value-type="float">
            <text:p>20.04</text:p>
          </table:table-cell>
          <table:table-cell office:value-type="float" office:value="6.68" calcext:value-type="float">
            <text:p>6.68</text:p>
          </table:table-cell>
          <table:table-cell office:value-type="float" office:value="1.365371" calcext:value-type="float">
            <text:p>1.365371</text:p>
          </table:table-cell>
          <table:table-cell office:value-type="float" office:value="0.8611827" calcext:value-type="float">
            <text:p>0.8611827</text:p>
          </table:table-cell>
          <table:table-cell office:value-type="float" office:value="161.172" calcext:value-type="float">
            <text:p>161.172</text:p>
          </table:table-cell>
          <table:table-cell office:value-type="float" office:value="0" calcext:value-type="float">
            <text:p>0</text:p>
          </table:table-cell>
          <table:table-cell office:value-type="float" office:value="35.43588" calcext:value-type="float">
            <text:p>35.43588</text:p>
          </table:table-cell>
          <table:table-cell office:value-type="float" office:value="7.193695" calcext:value-type="float">
            <text:p>7.193695</text:p>
          </table:table-cell>
          <table:table-cell office:value-type="float" office:value="26.94586" calcext:value-type="float">
            <text:p>26.94586</text:p>
          </table:table-cell>
          <table:table-cell office:value-type="float" office:value="11.11987" calcext:value-type="float">
            <text:p>11.11987</text:p>
          </table:table-cell>
          <table:table-cell office:value-type="float" office:value="23.53049" calcext:value-type="float">
            <text:p>23.53049</text:p>
          </table:table-cell>
          <table:table-cell office:value-type="float" office:value="13.62247" calcext:value-type="float">
            <text:p>13.62247</text:p>
          </table:table-cell>
          <table:table-cell office:value-type="float" office:value="21.47647" calcext:value-type="float">
            <text:p>21.47647</text:p>
          </table:table-cell>
          <table:table-cell office:value-type="float" office:value="15.60446" calcext:value-type="float">
            <text:p>15.60446</text:p>
          </table:table-cell>
          <table:table-cell office:value-type="float" office:value="20.47919" calcext:value-type="float">
            <text:p>20.47919</text:p>
          </table:table-cell>
          <table:table-cell office:value-type="float" office:value="16.73608" calcext:value-type="float">
            <text:p>16.73608</text:p>
          </table:table-cell>
          <table:table-cell office:value-type="float" office:value="19.7677" calcext:value-type="float">
            <text:p>19.7677</text:p>
          </table:table-cell>
          <table:table-cell office:value-type="float" office:value="17.76166" calcext:value-type="float">
            <text:p>17.76166</text:p>
          </table:table-cell>
          <table:table-cell office:value-type="float" office:value="20.00989" calcext:value-type="float">
            <text:p>20.00989</text:p>
          </table:table-cell>
          <table:table-cell office:value-type="float" office:value="18.40198" calcext:value-type="float">
            <text:p>18.40198</text:p>
          </table:table-cell>
          <table:table-cell office:value-type="float" office:value="19.89752" calcext:value-type="float">
            <text:p>19.89752</text:p>
          </table:table-cell>
          <table:table-cell office:value-type="float" office:value="18.85336" calcext:value-type="float">
            <text:p>18.85336</text:p>
          </table:table-cell>
          <table:table-cell office:value-type="float" office:value="18.21909" calcext:value-type="float">
            <text:p>18.21909</text:p>
          </table:table-cell>
          <table:table-cell office:value-type="float" office:value="17.94839" calcext:value-type="float">
            <text:p>17.94839</text:p>
          </table:table-cell>
          <table:table-cell office:value-type="float" office:value="15.83652" calcext:value-type="float">
            <text:p>15.83652</text:p>
          </table:table-cell>
          <table:table-cell office:value-type="float" office:value="15.77191" calcext:value-type="float">
            <text:p>15.77191</text:p>
          </table:table-cell>
          <table:table-cell office:value-type="float" office:value="13.9314" calcext:value-type="float">
            <text:p>13.9314</text:p>
          </table:table-cell>
          <table:table-cell office:value-type="float" office:value="13.78894" calcext:value-type="float">
            <text:p>13.78894</text:p>
          </table:table-cell>
          <table:table-cell office:value-type="float" office:value="12.37357" calcext:value-type="float">
            <text:p>12.37357</text:p>
          </table:table-cell>
          <table:table-cell office:value-type="float" office:value="12.20914" calcext:value-type="float">
            <text:p>12.20914</text:p>
          </table:table-cell>
          <table:table-cell office:value-type="float" office:value="11.24594" calcext:value-type="float">
            <text:p>11.24594</text:p>
          </table:table-cell>
          <table:table-cell office:value-type="float" office:value="11.09406" calcext:value-type="float">
            <text:p>11.09406</text:p>
          </table:table-cell>
          <table:table-cell office:value-type="float" office:value="10.72021" calcext:value-type="float">
            <text:p>10.72021</text:p>
          </table:table-cell>
          <table:table-cell office:value-type="float" office:value="10.58554" calcext:value-type="float">
            <text:p>10.58554</text:p>
          </table:table-cell>
          <table:table-cell office:value-type="float" office:value="35.43582" calcext:value-type="float">
            <text:p>35.43582</text:p>
          </table:table-cell>
          <table:table-cell office:value-type="float" office:value="7.193726" calcext:value-type="float">
            <text:p>7.1937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5" calcext:value-type="float">
            <text:p>31052005</text:p>
          </table:table-cell>
          <table:table-cell office:value-type="float" office:value="12.79944" calcext:value-type="float">
            <text:p>12.79944</text:p>
          </table:table-cell>
          <table:table-cell office:value-type="float" office:value="22.96" calcext:value-type="float">
            <text:p>22.96</text:p>
          </table:table-cell>
          <table:table-cell office:value-type="float" office:value="14.77" calcext:value-type="float">
            <text:p>14.77</text:p>
          </table:table-cell>
          <table:table-cell office:value-type="float" office:value="1.686311" calcext:value-type="float">
            <text:p>1.686311</text:p>
          </table:table-cell>
          <table:table-cell office:value-type="float" office:value="1.266537" calcext:value-type="float">
            <text:p>1.266537</text:p>
          </table:table-cell>
          <table:table-cell office:value-type="float" office:value="304.704" calcext:value-type="float">
            <text:p>304.704</text:p>
          </table:table-cell>
          <table:table-cell office:value-type="float" office:value="16.5" calcext:value-type="float">
            <text:p>16.5</text:p>
          </table:table-cell>
          <table:table-cell office:value-type="float" office:value="30.94595" calcext:value-type="float">
            <text:p>30.94595</text:p>
          </table:table-cell>
          <table:table-cell office:value-type="float" office:value="13.88425" calcext:value-type="float">
            <text:p>13.88425</text:p>
          </table:table-cell>
          <table:table-cell office:value-type="float" office:value="24.63232" calcext:value-type="float">
            <text:p>24.63232</text:p>
          </table:table-cell>
          <table:table-cell office:value-type="float" office:value="16.06039" calcext:value-type="float">
            <text:p>16.06039</text:p>
          </table:table-cell>
          <table:table-cell office:value-type="float" office:value="22.28445" calcext:value-type="float">
            <text:p>22.28445</text:p>
          </table:table-cell>
          <table:table-cell office:value-type="float" office:value="17.17593" calcext:value-type="float">
            <text:p>17.17593</text:p>
          </table:table-cell>
          <table:table-cell office:value-type="float" office:value="20.75833" calcext:value-type="float">
            <text:p>20.75833</text:p>
          </table:table-cell>
          <table:table-cell office:value-type="float" office:value="18.16196" calcext:value-type="float">
            <text:p>18.16196</text:p>
          </table:table-cell>
          <table:table-cell office:value-type="float" office:value="20.10272" calcext:value-type="float">
            <text:p>20.10272</text:p>
          </table:table-cell>
          <table:table-cell office:value-type="float" office:value="18.55145" calcext:value-type="float">
            <text:p>18.55145</text:p>
          </table:table-cell>
          <table:table-cell office:value-type="float" office:value="19.68604" calcext:value-type="float">
            <text:p>19.68604</text:p>
          </table:table-cell>
          <table:table-cell office:value-type="float" office:value="18.8613" calcext:value-type="float">
            <text:p>18.8613</text:p>
          </table:table-cell>
          <table:table-cell office:value-type="float" office:value="19.33499" calcext:value-type="float">
            <text:p>19.33499</text:p>
          </table:table-cell>
          <table:table-cell office:value-type="float" office:value="18.87091" calcext:value-type="float">
            <text:p>18.87091</text:p>
          </table:table-cell>
          <table:table-cell office:value-type="float" office:value="18.85294" calcext:value-type="float">
            <text:p>18.85294</text:p>
          </table:table-cell>
          <table:table-cell office:value-type="float" office:value="18.66046" calcext:value-type="float">
            <text:p>18.66046</text:p>
          </table:table-cell>
          <table:table-cell office:value-type="float" office:value="17.94492" calcext:value-type="float">
            <text:p>17.94492</text:p>
          </table:table-cell>
          <table:table-cell office:value-type="float" office:value="17.68365" calcext:value-type="float">
            <text:p>17.68365</text:p>
          </table:table-cell>
          <table:table-cell office:value-type="float" office:value="15.84192" calcext:value-type="float">
            <text:p>15.84192</text:p>
          </table:table-cell>
          <table:table-cell office:value-type="float" office:value="15.83676" calcext:value-type="float">
            <text:p>15.83676</text:p>
          </table:table-cell>
          <table:table-cell office:value-type="float" office:value="14.0455" calcext:value-type="float">
            <text:p>14.0455</text:p>
          </table:table-cell>
          <table:table-cell office:value-type="float" office:value="13.93277" calcext:value-type="float">
            <text:p>13.93277</text:p>
          </table:table-cell>
          <table:table-cell office:value-type="float" office:value="12.52737" calcext:value-type="float">
            <text:p>12.52737</text:p>
          </table:table-cell>
          <table:table-cell office:value-type="float" office:value="12.37524" calcext:value-type="float">
            <text:p>12.37524</text:p>
          </table:table-cell>
          <table:table-cell office:value-type="float" office:value="11.39706" calcext:value-type="float">
            <text:p>11.39706</text:p>
          </table:table-cell>
          <table:table-cell office:value-type="float" office:value="11.24759" calcext:value-type="float">
            <text:p>11.24759</text:p>
          </table:table-cell>
          <table:table-cell office:value-type="float" office:value="10.85782" calcext:value-type="float">
            <text:p>10.85782</text:p>
          </table:table-cell>
          <table:table-cell office:value-type="float" office:value="10.72162" calcext:value-type="float">
            <text:p>10.72162</text:p>
          </table:table-cell>
          <table:table-cell office:value-type="float" office:value="30.94589" calcext:value-type="float">
            <text:p>30.94589</text:p>
          </table:table-cell>
          <table:table-cell office:value-type="float" office:value="13.88425" calcext:value-type="float">
            <text:p>13.884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5" calcext:value-type="float">
            <text:p>1062005</text:p>
          </table:table-cell>
          <table:table-cell office:value-type="float" office:value="19.54476" calcext:value-type="float">
            <text:p>19.54476</text:p>
          </table:table-cell>
          <table:table-cell office:value-type="float" office:value="23.65" calcext:value-type="float">
            <text:p>23.65</text:p>
          </table:table-cell>
          <table:table-cell office:value-type="float" office:value="15.92" calcext:value-type="float">
            <text:p>15.92</text:p>
          </table:table-cell>
          <table:table-cell office:value-type="float" office:value="1.694219" calcext:value-type="float">
            <text:p>1.694219</text:p>
          </table:table-cell>
          <table:table-cell office:value-type="float" office:value="1.504348" calcext:value-type="float">
            <text:p>1.504348</text:p>
          </table:table-cell>
          <table:table-cell office:value-type="float" office:value="320.904" calcext:value-type="float">
            <text:p>320.904</text:p>
          </table:table-cell>
          <table:table-cell office:value-type="float" office:value="0.7" calcext:value-type="float">
            <text:p>0.7</text:p>
          </table:table-cell>
          <table:table-cell office:value-type="float" office:value="31.39066" calcext:value-type="float">
            <text:p>31.39066</text:p>
          </table:table-cell>
          <table:table-cell office:value-type="float" office:value="14.53064" calcext:value-type="float">
            <text:p>14.53064</text:p>
          </table:table-cell>
          <table:table-cell office:value-type="float" office:value="25.92313" calcext:value-type="float">
            <text:p>25.92313</text:p>
          </table:table-cell>
          <table:table-cell office:value-type="float" office:value="15.47226" calcext:value-type="float">
            <text:p>15.47226</text:p>
          </table:table-cell>
          <table:table-cell office:value-type="float" office:value="23.26801" calcext:value-type="float">
            <text:p>23.26801</text:p>
          </table:table-cell>
          <table:table-cell office:value-type="float" office:value="16.38422" calcext:value-type="float">
            <text:p>16.38422</text:p>
          </table:table-cell>
          <table:table-cell office:value-type="float" office:value="21.51761" calcext:value-type="float">
            <text:p>21.51761</text:p>
          </table:table-cell>
          <table:table-cell office:value-type="float" office:value="17.16934" calcext:value-type="float">
            <text:p>17.16934</text:p>
          </table:table-cell>
          <table:table-cell office:value-type="float" office:value="20.55383" calcext:value-type="float">
            <text:p>20.55383</text:p>
          </table:table-cell>
          <table:table-cell office:value-type="float" office:value="17.63254" calcext:value-type="float">
            <text:p>17.63254</text:p>
          </table:table-cell>
          <table:table-cell office:value-type="float" office:value="19.68713" calcext:value-type="float">
            <text:p>19.68713</text:p>
          </table:table-cell>
          <table:table-cell office:value-type="float" office:value="18.04373" calcext:value-type="float">
            <text:p>18.04373</text:p>
          </table:table-cell>
          <table:table-cell office:value-type="float" office:value="19.12485" calcext:value-type="float">
            <text:p>19.12485</text:p>
          </table:table-cell>
          <table:table-cell office:value-type="float" office:value="18.23914" calcext:value-type="float">
            <text:p>18.23914</text:p>
          </table:table-cell>
          <table:table-cell office:value-type="float" office:value="18.65872" calcext:value-type="float">
            <text:p>18.65872</text:p>
          </table:table-cell>
          <table:table-cell office:value-type="float" office:value="18.29282" calcext:value-type="float">
            <text:p>18.29282</text:p>
          </table:table-cell>
          <table:table-cell office:value-type="float" office:value="17.68149" calcext:value-type="float">
            <text:p>17.68149</text:p>
          </table:table-cell>
          <table:table-cell office:value-type="float" office:value="17.46048" calcext:value-type="float">
            <text:p>17.46048</text:p>
          </table:table-cell>
          <table:table-cell office:value-type="float" office:value="15.83682" calcext:value-type="float">
            <text:p>15.83682</text:p>
          </table:table-cell>
          <table:table-cell office:value-type="float" office:value="15.80981" calcext:value-type="float">
            <text:p>15.80981</text:p>
          </table:table-cell>
          <table:table-cell office:value-type="float" office:value="14.13141" calcext:value-type="float">
            <text:p>14.13141</text:p>
          </table:table-cell>
          <table:table-cell office:value-type="float" office:value="14.04654" calcext:value-type="float">
            <text:p>14.04654</text:p>
          </table:table-cell>
          <table:table-cell office:value-type="float" office:value="12.66763" calcext:value-type="float">
            <text:p>12.66763</text:p>
          </table:table-cell>
          <table:table-cell office:value-type="float" office:value="12.52893" calcext:value-type="float">
            <text:p>12.52893</text:p>
          </table:table-cell>
          <table:table-cell office:value-type="float" office:value="11.54373" calcext:value-type="float">
            <text:p>11.54373</text:p>
          </table:table-cell>
          <table:table-cell office:value-type="float" office:value="11.39859" calcext:value-type="float">
            <text:p>11.39859</text:p>
          </table:table-cell>
          <table:table-cell office:value-type="float" office:value="10.99551" calcext:value-type="float">
            <text:p>10.99551</text:p>
          </table:table-cell>
          <table:table-cell office:value-type="float" office:value="10.85925" calcext:value-type="float">
            <text:p>10.85925</text:p>
          </table:table-cell>
          <table:table-cell office:value-type="float" office:value="31.39066" calcext:value-type="float">
            <text:p>31.39066</text:p>
          </table:table-cell>
          <table:table-cell office:value-type="float" office:value="14.53064" calcext:value-type="float">
            <text:p>14.530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5" calcext:value-type="float">
            <text:p>2062005</text:p>
          </table:table-cell>
          <table:table-cell office:value-type="float" office:value="19.16511" calcext:value-type="float">
            <text:p>19.16511</text:p>
          </table:table-cell>
          <table:table-cell office:value-type="float" office:value="26.11" calcext:value-type="float">
            <text:p>26.11</text:p>
          </table:table-cell>
          <table:table-cell office:value-type="float" office:value="14.82" calcext:value-type="float">
            <text:p>14.82</text:p>
          </table:table-cell>
          <table:table-cell office:value-type="float" office:value="1.678265" calcext:value-type="float">
            <text:p>1.678265</text:p>
          </table:table-cell>
          <table:table-cell office:value-type="float" office:value="1.295543" calcext:value-type="float">
            <text:p>1.295543</text:p>
          </table:table-cell>
          <table:table-cell office:value-type="float" office:value="319.248" calcext:value-type="float">
            <text:p>319.248</text:p>
          </table:table-cell>
          <table:table-cell office:value-type="float" office:value="0" calcext:value-type="float">
            <text:p>0</text:p>
          </table:table-cell>
          <table:table-cell office:value-type="float" office:value="45.45724" calcext:value-type="float">
            <text:p>45.45724</text:p>
          </table:table-cell>
          <table:table-cell office:value-type="float" office:value="14.74054" calcext:value-type="float">
            <text:p>14.74054</text:p>
          </table:table-cell>
          <table:table-cell office:value-type="float" office:value="32.45813" calcext:value-type="float">
            <text:p>32.45813</text:p>
          </table:table-cell>
          <table:table-cell office:value-type="float" office:value="16.6637" calcext:value-type="float">
            <text:p>16.6637</text:p>
          </table:table-cell>
          <table:table-cell office:value-type="float" office:value="27.97922" calcext:value-type="float">
            <text:p>27.97922</text:p>
          </table:table-cell>
          <table:table-cell office:value-type="float" office:value="17.74057" calcext:value-type="float">
            <text:p>17.74057</text:p>
          </table:table-cell>
          <table:table-cell office:value-type="float" office:value="24.77832" calcext:value-type="float">
            <text:p>24.77832</text:p>
          </table:table-cell>
          <table:table-cell office:value-type="float" office:value="18.40381" calcext:value-type="float">
            <text:p>18.40381</text:p>
          </table:table-cell>
          <table:table-cell office:value-type="float" office:value="22.99289" calcext:value-type="float">
            <text:p>22.99289</text:p>
          </table:table-cell>
          <table:table-cell office:value-type="float" office:value="18.68027" calcext:value-type="float">
            <text:p>18.68027</text:p>
          </table:table-cell>
          <table:table-cell office:value-type="float" office:value="21.38467" calcext:value-type="float">
            <text:p>21.38467</text:p>
          </table:table-cell>
          <table:table-cell office:value-type="float" office:value="18.82782" calcext:value-type="float">
            <text:p>18.82782</text:p>
          </table:table-cell>
          <table:table-cell office:value-type="float" office:value="20.16199" calcext:value-type="float">
            <text:p>20.16199</text:p>
          </table:table-cell>
          <table:table-cell office:value-type="float" office:value="18.69159" calcext:value-type="float">
            <text:p>18.69159</text:p>
          </table:table-cell>
          <table:table-cell office:value-type="float" office:value="18.55975" calcext:value-type="float">
            <text:p>18.55975</text:p>
          </table:table-cell>
          <table:table-cell office:value-type="float" office:value="18.34146" calcext:value-type="float">
            <text:p>18.34146</text:p>
          </table:table-cell>
          <table:table-cell office:value-type="float" office:value="17.45859" calcext:value-type="float">
            <text:p>17.45859</text:p>
          </table:table-cell>
          <table:table-cell office:value-type="float" office:value="17.3483" calcext:value-type="float">
            <text:p>17.3483</text:p>
          </table:table-cell>
          <table:table-cell office:value-type="float" office:value="15.80942" calcext:value-type="float">
            <text:p>15.80942</text:p>
          </table:table-cell>
          <table:table-cell office:value-type="float" office:value="15.77383" calcext:value-type="float">
            <text:p>15.77383</text:p>
          </table:table-cell>
          <table:table-cell office:value-type="float" office:value="14.19623" calcext:value-type="float">
            <text:p>14.19623</text:p>
          </table:table-cell>
          <table:table-cell office:value-type="float" office:value="14.1322" calcext:value-type="float">
            <text:p>14.1322</text:p>
          </table:table-cell>
          <table:table-cell office:value-type="float" office:value="12.7926" calcext:value-type="float">
            <text:p>12.7926</text:p>
          </table:table-cell>
          <table:table-cell office:value-type="float" office:value="12.66901" calcext:value-type="float">
            <text:p>12.66901</text:p>
          </table:table-cell>
          <table:table-cell office:value-type="float" office:value="11.68549" calcext:value-type="float">
            <text:p>11.68549</text:p>
          </table:table-cell>
          <table:table-cell office:value-type="float" office:value="11.54526" calcext:value-type="float">
            <text:p>11.54526</text:p>
          </table:table-cell>
          <table:table-cell office:value-type="float" office:value="11.13281" calcext:value-type="float">
            <text:p>11.13281</text:p>
          </table:table-cell>
          <table:table-cell office:value-type="float" office:value="10.99695" calcext:value-type="float">
            <text:p>10.99695</text:p>
          </table:table-cell>
          <table:table-cell office:value-type="float" office:value="45.45709" calcext:value-type="float">
            <text:p>45.45709</text:p>
          </table:table-cell>
          <table:table-cell office:value-type="float" office:value="14.74054" calcext:value-type="float">
            <text:p>14.740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5" calcext:value-type="float">
            <text:p>3062005</text:p>
          </table:table-cell>
          <table:table-cell office:value-type="float" office:value="15.48504" calcext:value-type="float">
            <text:p>15.48504</text:p>
          </table:table-cell>
          <table:table-cell office:value-type="float" office:value="23.2" calcext:value-type="float">
            <text:p>23.2</text:p>
          </table:table-cell>
          <table:table-cell office:value-type="float" office:value="16.09" calcext:value-type="float">
            <text:p>16.09</text:p>
          </table:table-cell>
          <table:table-cell office:value-type="float" office:value="1.819507" calcext:value-type="float">
            <text:p>1.819507</text:p>
          </table:table-cell>
          <table:table-cell office:value-type="float" office:value="1.515108" calcext:value-type="float">
            <text:p>1.515108</text:p>
          </table:table-cell>
          <table:table-cell office:value-type="float" office:value="334.368" calcext:value-type="float">
            <text:p>334.368</text:p>
          </table:table-cell>
          <table:table-cell office:value-type="float" office:value="20.3" calcext:value-type="float">
            <text:p>20.3</text:p>
          </table:table-cell>
          <table:table-cell office:value-type="float" office:value="30.11923" calcext:value-type="float">
            <text:p>30.11923</text:p>
          </table:table-cell>
          <table:table-cell office:value-type="float" office:value="16.20175" calcext:value-type="float">
            <text:p>16.20175</text:p>
          </table:table-cell>
          <table:table-cell office:value-type="float" office:value="26.04135" calcext:value-type="float">
            <text:p>26.04135</text:p>
          </table:table-cell>
          <table:table-cell office:value-type="float" office:value="18.22217" calcext:value-type="float">
            <text:p>18.22217</text:p>
          </table:table-cell>
          <table:table-cell office:value-type="float" office:value="23.6673" calcext:value-type="float">
            <text:p>23.6673</text:p>
          </table:table-cell>
          <table:table-cell office:value-type="float" office:value="19.32559" calcext:value-type="float">
            <text:p>19.32559</text:p>
          </table:table-cell>
          <table:table-cell office:value-type="float" office:value="23.01315" calcext:value-type="float">
            <text:p>23.01315</text:p>
          </table:table-cell>
          <table:table-cell office:value-type="float" office:value="19.98392" calcext:value-type="float">
            <text:p>19.98392</text:p>
          </table:table-cell>
          <table:table-cell office:value-type="float" office:value="22.40247" calcext:value-type="float">
            <text:p>22.40247</text:p>
          </table:table-cell>
          <table:table-cell office:value-type="float" office:value="20.20306" calcext:value-type="float">
            <text:p>20.20306</text:p>
          </table:table-cell>
          <table:table-cell office:value-type="float" office:value="21.38547" calcext:value-type="float">
            <text:p>21.38547</text:p>
          </table:table-cell>
          <table:table-cell office:value-type="float" office:value="20.20767" calcext:value-type="float">
            <text:p>20.20767</text:p>
          </table:table-cell>
          <table:table-cell office:value-type="float" office:value="20.32129" calcext:value-type="float">
            <text:p>20.32129</text:p>
          </table:table-cell>
          <table:table-cell office:value-type="float" office:value="19.76904" calcext:value-type="float">
            <text:p>19.76904</text:p>
          </table:table-cell>
          <table:table-cell office:value-type="float" office:value="18.99783" calcext:value-type="float">
            <text:p>18.99783</text:p>
          </table:table-cell>
          <table:table-cell office:value-type="float" office:value="18.57095" calcext:value-type="float">
            <text:p>18.57095</text:p>
          </table:table-cell>
          <table:table-cell office:value-type="float" office:value="17.44714" calcext:value-type="float">
            <text:p>17.44714</text:p>
          </table:table-cell>
          <table:table-cell office:value-type="float" office:value="17.34827" calcext:value-type="float">
            <text:p>17.34827</text:p>
          </table:table-cell>
          <table:table-cell office:value-type="float" office:value="15.77356" calcext:value-type="float">
            <text:p>15.77356</text:p>
          </table:table-cell>
          <table:table-cell office:value-type="float" office:value="15.76511" calcext:value-type="float">
            <text:p>15.76511</text:p>
          </table:table-cell>
          <table:table-cell office:value-type="float" office:value="14.25186" calcext:value-type="float">
            <text:p>14.25186</text:p>
          </table:table-cell>
          <table:table-cell office:value-type="float" office:value="14.19681" calcext:value-type="float">
            <text:p>14.19681</text:p>
          </table:table-cell>
          <table:table-cell office:value-type="float" office:value="12.90552" calcext:value-type="float">
            <text:p>12.90552</text:p>
          </table:table-cell>
          <table:table-cell office:value-type="float" office:value="12.79379" calcext:value-type="float">
            <text:p>12.79379</text:p>
          </table:table-cell>
          <table:table-cell office:value-type="float" office:value="11.82089" calcext:value-type="float">
            <text:p>11.82089</text:p>
          </table:table-cell>
          <table:table-cell office:value-type="float" office:value="11.68692" calcext:value-type="float">
            <text:p>11.68692</text:p>
          </table:table-cell>
          <table:table-cell office:value-type="float" office:value="11.26718" calcext:value-type="float">
            <text:p>11.26718</text:p>
          </table:table-cell>
          <table:table-cell office:value-type="float" office:value="11.13422" calcext:value-type="float">
            <text:p>11.13422</text:p>
          </table:table-cell>
          <table:table-cell office:value-type="float" office:value="31.87158" calcext:value-type="float">
            <text:p>31.87158</text:p>
          </table:table-cell>
          <table:table-cell office:value-type="float" office:value="14.70801" calcext:value-type="float">
            <text:p>14.708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5" calcext:value-type="float">
            <text:p>4062005</text:p>
          </table:table-cell>
          <table:table-cell office:value-type="float" office:value="21.74508" calcext:value-type="float">
            <text:p>21.74508</text:p>
          </table:table-cell>
          <table:table-cell office:value-type="float" office:value="26.81" calcext:value-type="float">
            <text:p>26.81</text:p>
          </table:table-cell>
          <table:table-cell office:value-type="float" office:value="16.76" calcext:value-type="float">
            <text:p>16.76</text:p>
          </table:table-cell>
          <table:table-cell office:value-type="float" office:value="1.83214" calcext:value-type="float">
            <text:p>1.83214</text:p>
          </table:table-cell>
          <table:table-cell office:value-type="float" office:value="1.468326" calcext:value-type="float">
            <text:p>1.468326</text:p>
          </table:table-cell>
          <table:table-cell office:value-type="float" office:value="284.292" calcext:value-type="float">
            <text:p>284.292</text:p>
          </table:table-cell>
          <table:table-cell office:value-type="float" office:value="21.5" calcext:value-type="float">
            <text:p>21.5</text:p>
          </table:table-cell>
          <table:table-cell office:value-type="float" office:value="32.07452" calcext:value-type="float">
            <text:p>32.07452</text:p>
          </table:table-cell>
          <table:table-cell office:value-type="float" office:value="15.99863" calcext:value-type="float">
            <text:p>15.99863</text:p>
          </table:table-cell>
          <table:table-cell office:value-type="float" office:value="27.12289" calcext:value-type="float">
            <text:p>27.12289</text:p>
          </table:table-cell>
          <table:table-cell office:value-type="float" office:value="17.37668" calcext:value-type="float">
            <text:p>17.37668</text:p>
          </table:table-cell>
          <table:table-cell office:value-type="float" office:value="24.83209" calcext:value-type="float">
            <text:p>24.83209</text:p>
          </table:table-cell>
          <table:table-cell office:value-type="float" office:value="18.46036" calcext:value-type="float">
            <text:p>18.46036</text:p>
          </table:table-cell>
          <table:table-cell office:value-type="float" office:value="23.02731" calcext:value-type="float">
            <text:p>23.02731</text:p>
          </table:table-cell>
          <table:table-cell office:value-type="float" office:value="19.13007" calcext:value-type="float">
            <text:p>19.13007</text:p>
          </table:table-cell>
          <table:table-cell office:value-type="float" office:value="21.98132" calcext:value-type="float">
            <text:p>21.98132</text:p>
          </table:table-cell>
          <table:table-cell office:value-type="float" office:value="19.41919" calcext:value-type="float">
            <text:p>19.41919</text:p>
          </table:table-cell>
          <table:table-cell office:value-type="float" office:value="20.92056" calcext:value-type="float">
            <text:p>20.92056</text:p>
          </table:table-cell>
          <table:table-cell office:value-type="float" office:value="19.57736" calcext:value-type="float">
            <text:p>19.57736</text:p>
          </table:table-cell>
          <table:table-cell office:value-type="float" office:value="20.12662" calcext:value-type="float">
            <text:p>20.12662</text:p>
          </table:table-cell>
          <table:table-cell office:value-type="float" office:value="19.39822" calcext:value-type="float">
            <text:p>19.39822</text:p>
          </table:table-cell>
          <table:table-cell office:value-type="float" office:value="19.02191" calcext:value-type="float">
            <text:p>19.02191</text:p>
          </table:table-cell>
          <table:table-cell office:value-type="float" office:value="18.89838" calcext:value-type="float">
            <text:p>18.89838</text:p>
          </table:table-cell>
          <table:table-cell office:value-type="float" office:value="17.52103" calcext:value-type="float">
            <text:p>17.52103</text:p>
          </table:table-cell>
          <table:table-cell office:value-type="float" office:value="17.44836" calcext:value-type="float">
            <text:p>17.44836</text:p>
          </table:table-cell>
          <table:table-cell office:value-type="float" office:value="15.80215" calcext:value-type="float">
            <text:p>15.80215</text:p>
          </table:table-cell>
          <table:table-cell office:value-type="float" office:value="15.76962" calcext:value-type="float">
            <text:p>15.76962</text:p>
          </table:table-cell>
          <table:table-cell office:value-type="float" office:value="14.31274" calcext:value-type="float">
            <text:p>14.31274</text:p>
          </table:table-cell>
          <table:table-cell office:value-type="float" office:value="14.25247" calcext:value-type="float">
            <text:p>14.25247</text:p>
          </table:table-cell>
          <table:table-cell office:value-type="float" office:value="13.00958" calcext:value-type="float">
            <text:p>13.00958</text:p>
          </table:table-cell>
          <table:table-cell office:value-type="float" office:value="12.90668" calcext:value-type="float">
            <text:p>12.90668</text:p>
          </table:table-cell>
          <table:table-cell office:value-type="float" office:value="11.94995" calcext:value-type="float">
            <text:p>11.94995</text:p>
          </table:table-cell>
          <table:table-cell office:value-type="float" office:value="11.82227" calcext:value-type="float">
            <text:p>11.82227</text:p>
          </table:table-cell>
          <table:table-cell office:value-type="float" office:value="11.39883" calcext:value-type="float">
            <text:p>11.39883</text:p>
          </table:table-cell>
          <table:table-cell office:value-type="float" office:value="11.26855" calcext:value-type="float">
            <text:p>11.26855</text:p>
          </table:table-cell>
          <table:table-cell office:value-type="float" office:value="32.07449" calcext:value-type="float">
            <text:p>32.07449</text:p>
          </table:table-cell>
          <table:table-cell office:value-type="float" office:value="15.96442" calcext:value-type="float">
            <text:p>15.964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5" calcext:value-type="float">
            <text:p>5062005</text:p>
          </table:table-cell>
          <table:table-cell office:value-type="float" office:value="21.88152" calcext:value-type="float">
            <text:p>21.88152</text:p>
          </table:table-cell>
          <table:table-cell office:value-type="float" office:value="25.88" calcext:value-type="float">
            <text:p>25.88</text:p>
          </table:table-cell>
          <table:table-cell office:value-type="float" office:value="15.16" calcext:value-type="float">
            <text:p>15.16</text:p>
          </table:table-cell>
          <table:table-cell office:value-type="float" office:value="1.85642" calcext:value-type="float">
            <text:p>1.85642</text:p>
          </table:table-cell>
          <table:table-cell office:value-type="float" office:value="1.276729" calcext:value-type="float">
            <text:p>1.276729</text:p>
          </table:table-cell>
          <table:table-cell office:value-type="float" office:value="299.628" calcext:value-type="float">
            <text:p>299.628</text:p>
          </table:table-cell>
          <table:table-cell office:value-type="float" office:value="0.1" calcext:value-type="float">
            <text:p>0.1</text:p>
          </table:table-cell>
          <table:table-cell office:value-type="float" office:value="30.10492" calcext:value-type="float">
            <text:p>30.10492</text:p>
          </table:table-cell>
          <table:table-cell office:value-type="float" office:value="14.95178" calcext:value-type="float">
            <text:p>14.95178</text:p>
          </table:table-cell>
          <table:table-cell office:value-type="float" office:value="25.77707" calcext:value-type="float">
            <text:p>25.77707</text:p>
          </table:table-cell>
          <table:table-cell office:value-type="float" office:value="16.75897" calcext:value-type="float">
            <text:p>16.75897</text:p>
          </table:table-cell>
          <table:table-cell office:value-type="float" office:value="23.78674" calcext:value-type="float">
            <text:p>23.78674</text:p>
          </table:table-cell>
          <table:table-cell office:value-type="float" office:value="18.07861" calcext:value-type="float">
            <text:p>18.07861</text:p>
          </table:table-cell>
          <table:table-cell office:value-type="float" office:value="22.32358" calcext:value-type="float">
            <text:p>22.32358</text:p>
          </table:table-cell>
          <table:table-cell office:value-type="float" office:value="18.89819" calcext:value-type="float">
            <text:p>18.89819</text:p>
          </table:table-cell>
          <table:table-cell office:value-type="float" office:value="21.48587" calcext:value-type="float">
            <text:p>21.48587</text:p>
          </table:table-cell>
          <table:table-cell office:value-type="float" office:value="19.27618" calcext:value-type="float">
            <text:p>19.27618</text:p>
          </table:table-cell>
          <table:table-cell office:value-type="float" office:value="20.73706" calcext:value-type="float">
            <text:p>20.73706</text:p>
          </table:table-cell>
          <table:table-cell office:value-type="float" office:value="19.50513" calcext:value-type="float">
            <text:p>19.50513</text:p>
          </table:table-cell>
          <table:table-cell office:value-type="float" office:value="20.12152" calcext:value-type="float">
            <text:p>20.12152</text:p>
          </table:table-cell>
          <table:table-cell office:value-type="float" office:value="19.36304" calcext:value-type="float">
            <text:p>19.36304</text:p>
          </table:table-cell>
          <table:table-cell office:value-type="float" office:value="19.03885" calcext:value-type="float">
            <text:p>19.03885</text:p>
          </table:table-cell>
          <table:table-cell office:value-type="float" office:value="18.90771" calcext:value-type="float">
            <text:p>18.90771</text:p>
          </table:table-cell>
          <table:table-cell office:value-type="float" office:value="17.56836" calcext:value-type="float">
            <text:p>17.56836</text:p>
          </table:table-cell>
          <table:table-cell office:value-type="float" office:value="17.52176" calcext:value-type="float">
            <text:p>17.52176</text:p>
          </table:table-cell>
          <table:table-cell office:value-type="float" office:value="15.8483" calcext:value-type="float">
            <text:p>15.8483</text:p>
          </table:table-cell>
          <table:table-cell office:value-type="float" office:value="15.80258" calcext:value-type="float">
            <text:p>15.80258</text:p>
          </table:table-cell>
          <table:table-cell office:value-type="float" office:value="14.38052" calcext:value-type="float">
            <text:p>14.38052</text:p>
          </table:table-cell>
          <table:table-cell office:value-type="float" office:value="14.31345" calcext:value-type="float">
            <text:p>14.31345</text:p>
          </table:table-cell>
          <table:table-cell office:value-type="float" office:value="13.10944" calcext:value-type="float">
            <text:p>13.10944</text:p>
          </table:table-cell>
          <table:table-cell office:value-type="float" office:value="13.01065" calcext:value-type="float">
            <text:p>13.01065</text:p>
          </table:table-cell>
          <table:table-cell office:value-type="float" office:value="12.07327" calcext:value-type="float">
            <text:p>12.07327</text:p>
          </table:table-cell>
          <table:table-cell office:value-type="float" office:value="11.95126" calcext:value-type="float">
            <text:p>11.95126</text:p>
          </table:table-cell>
          <table:table-cell office:value-type="float" office:value="11.52615" calcext:value-type="float">
            <text:p>11.52615</text:p>
          </table:table-cell>
          <table:table-cell office:value-type="float" office:value="11.40018" calcext:value-type="float">
            <text:p>11.40018</text:p>
          </table:table-cell>
          <table:table-cell office:value-type="float" office:value="36.49768" calcext:value-type="float">
            <text:p>36.49768</text:p>
          </table:table-cell>
          <table:table-cell office:value-type="float" office:value="13.67065" calcext:value-type="float">
            <text:p>13.670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5" calcext:value-type="float">
            <text:p>6062005</text:p>
          </table:table-cell>
          <table:table-cell office:value-type="float" office:value="29.43303" calcext:value-type="float">
            <text:p>29.43303</text:p>
          </table:table-cell>
          <table:table-cell office:value-type="float" office:value="31.96" calcext:value-type="float">
            <text:p>31.96</text:p>
          </table:table-cell>
          <table:table-cell office:value-type="float" office:value="16.281" calcext:value-type="float">
            <text:p>16.281</text:p>
          </table:table-cell>
          <table:table-cell office:value-type="float" office:value="2.103962" calcext:value-type="float">
            <text:p>2.103962</text:p>
          </table:table-cell>
          <table:table-cell office:value-type="float" office:value="1.106281" calcext:value-type="float">
            <text:p>1.106281</text:p>
          </table:table-cell>
          <table:table-cell office:value-type="float" office:value="371.952" calcext:value-type="float">
            <text:p>371.952</text:p>
          </table:table-cell>
          <table:table-cell office:value-type="float" office:value="0" calcext:value-type="float">
            <text:p>0</text:p>
          </table:table-cell>
          <table:table-cell office:value-type="float" office:value="51.25012" calcext:value-type="float">
            <text:p>51.25012</text:p>
          </table:table-cell>
          <table:table-cell office:value-type="float" office:value="15.71716" calcext:value-type="float">
            <text:p>15.71716</text:p>
          </table:table-cell>
          <table:table-cell office:value-type="float" office:value="36.90149" calcext:value-type="float">
            <text:p>36.90149</text:p>
          </table:table-cell>
          <table:table-cell office:value-type="float" office:value="17.59805" calcext:value-type="float">
            <text:p>17.59805</text:p>
          </table:table-cell>
          <table:table-cell office:value-type="float" office:value="31.88675" calcext:value-type="float">
            <text:p>31.88675</text:p>
          </table:table-cell>
          <table:table-cell office:value-type="float" office:value="18.59888" calcext:value-type="float">
            <text:p>18.59888</text:p>
          </table:table-cell>
          <table:table-cell office:value-type="float" office:value="28.13589" calcext:value-type="float">
            <text:p>28.13589</text:p>
          </table:table-cell>
          <table:table-cell office:value-type="float" office:value="19.23788" calcext:value-type="float">
            <text:p>19.23788</text:p>
          </table:table-cell>
          <table:table-cell office:value-type="float" office:value="25.90451" calcext:value-type="float">
            <text:p>25.90451</text:p>
          </table:table-cell>
          <table:table-cell office:value-type="float" office:value="19.51132" calcext:value-type="float">
            <text:p>19.51132</text:p>
          </table:table-cell>
          <table:table-cell office:value-type="float" office:value="23.70731" calcext:value-type="float">
            <text:p>23.70731</text:p>
          </table:table-cell>
          <table:table-cell office:value-type="float" office:value="19.67389" calcext:value-type="float">
            <text:p>19.67389</text:p>
          </table:table-cell>
          <table:table-cell office:value-type="float" office:value="21.86713" calcext:value-type="float">
            <text:p>21.86713</text:p>
          </table:table-cell>
          <table:table-cell office:value-type="float" office:value="19.47769" calcext:value-type="float">
            <text:p>19.47769</text:p>
          </table:table-cell>
          <table:table-cell office:value-type="float" office:value="19.40604" calcext:value-type="float">
            <text:p>19.40604</text:p>
          </table:table-cell>
          <table:table-cell office:value-type="float" office:value="18.94696" calcext:value-type="float">
            <text:p>18.94696</text:p>
          </table:table-cell>
          <table:table-cell office:value-type="float" office:value="17.63385" calcext:value-type="float">
            <text:p>17.63385</text:p>
          </table:table-cell>
          <table:table-cell office:value-type="float" office:value="17.56876" calcext:value-type="float">
            <text:p>17.56876</text:p>
          </table:table-cell>
          <table:table-cell office:value-type="float" office:value="15.89972" calcext:value-type="float">
            <text:p>15.89972</text:p>
          </table:table-cell>
          <table:table-cell office:value-type="float" office:value="15.84885" calcext:value-type="float">
            <text:p>15.84885</text:p>
          </table:table-cell>
          <table:table-cell office:value-type="float" office:value="14.45221" calcext:value-type="float">
            <text:p>14.45221</text:p>
          </table:table-cell>
          <table:table-cell office:value-type="float" office:value="14.38126" calcext:value-type="float">
            <text:p>14.38126</text:p>
          </table:table-cell>
          <table:table-cell office:value-type="float" office:value="13.20676" calcext:value-type="float">
            <text:p>13.20676</text:p>
          </table:table-cell>
          <table:table-cell office:value-type="float" office:value="13.11044" calcext:value-type="float">
            <text:p>13.11044</text:p>
          </table:table-cell>
          <table:table-cell office:value-type="float" office:value="12.19171" calcext:value-type="float">
            <text:p>12.19171</text:p>
          </table:table-cell>
          <table:table-cell office:value-type="float" office:value="12.07452" calcext:value-type="float">
            <text:p>12.07452</text:p>
          </table:table-cell>
          <table:table-cell office:value-type="float" office:value="11.64948" calcext:value-type="float">
            <text:p>11.64948</text:p>
          </table:table-cell>
          <table:table-cell office:value-type="float" office:value="11.52744" calcext:value-type="float">
            <text:p>11.52744</text:p>
          </table:table-cell>
          <table:table-cell office:value-type="float" office:value="51.24997" calcext:value-type="float">
            <text:p>51.24997</text:p>
          </table:table-cell>
          <table:table-cell office:value-type="float" office:value="15.71719" calcext:value-type="float">
            <text:p>15.717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5" calcext:value-type="float">
            <text:p>7062005</text:p>
          </table:table-cell>
          <table:table-cell office:value-type="float" office:value="25.39908" calcext:value-type="float">
            <text:p>25.39908</text:p>
          </table:table-cell>
          <table:table-cell office:value-type="float" office:value="32.76" calcext:value-type="float">
            <text:p>32.76</text:p>
          </table:table-cell>
          <table:table-cell office:value-type="float" office:value="20.8" calcext:value-type="float">
            <text:p>20.8</text:p>
          </table:table-cell>
          <table:table-cell office:value-type="float" office:value="2.079463" calcext:value-type="float">
            <text:p>2.079463</text:p>
          </table:table-cell>
          <table:table-cell office:value-type="float" office:value="1.307328" calcext:value-type="float">
            <text:p>1.307328</text:p>
          </table:table-cell>
          <table:table-cell office:value-type="float" office:value="437.544" calcext:value-type="float">
            <text:p>437.544</text:p>
          </table:table-cell>
          <table:table-cell office:value-type="float" office:value="0" calcext:value-type="float">
            <text:p>0</text:p>
          </table:table-cell>
          <table:table-cell office:value-type="float" office:value="51.56995" calcext:value-type="float">
            <text:p>51.56995</text:p>
          </table:table-cell>
          <table:table-cell office:value-type="float" office:value="21.86395" calcext:value-type="float">
            <text:p>21.86395</text:p>
          </table:table-cell>
          <table:table-cell office:value-type="float" office:value="38.61798" calcext:value-type="float">
            <text:p>38.61798</text:p>
          </table:table-cell>
          <table:table-cell office:value-type="float" office:value="23.81989" calcext:value-type="float">
            <text:p>23.81989</text:p>
          </table:table-cell>
          <table:table-cell office:value-type="float" office:value="33.76978" calcext:value-type="float">
            <text:p>33.76978</text:p>
          </table:table-cell>
          <table:table-cell office:value-type="float" office:value="24.24084" calcext:value-type="float">
            <text:p>24.24084</text:p>
          </table:table-cell>
          <table:table-cell office:value-type="float" office:value="30.12189" calcext:value-type="float">
            <text:p>30.12189</text:p>
          </table:table-cell>
          <table:table-cell office:value-type="float" office:value="24.08932" calcext:value-type="float">
            <text:p>24.08932</text:p>
          </table:table-cell>
          <table:table-cell office:value-type="float" office:value="27.87979" calcext:value-type="float">
            <text:p>27.87979</text:p>
          </table:table-cell>
          <table:table-cell office:value-type="float" office:value="23.69492" calcext:value-type="float">
            <text:p>23.69492</text:p>
          </table:table-cell>
          <table:table-cell office:value-type="float" office:value="25.54785" calcext:value-type="float">
            <text:p>25.54785</text:p>
          </table:table-cell>
          <table:table-cell office:value-type="float" office:value="23.00204" calcext:value-type="float">
            <text:p>23.00204</text:p>
          </table:table-cell>
          <table:table-cell office:value-type="float" office:value="23.54211" calcext:value-type="float">
            <text:p>23.54211</text:p>
          </table:table-cell>
          <table:table-cell office:value-type="float" office:value="21.89261" calcext:value-type="float">
            <text:p>21.89261</text:p>
          </table:table-cell>
          <table:table-cell office:value-type="float" office:value="20.66721" calcext:value-type="float">
            <text:p>20.66721</text:p>
          </table:table-cell>
          <table:table-cell office:value-type="float" office:value="19.42441" calcext:value-type="float">
            <text:p>19.42441</text:p>
          </table:table-cell>
          <table:table-cell office:value-type="float" office:value="18.02567" calcext:value-type="float">
            <text:p>18.02567</text:p>
          </table:table-cell>
          <table:table-cell office:value-type="float" office:value="17.63617" calcext:value-type="float">
            <text:p>17.63617</text:p>
          </table:table-cell>
          <table:table-cell office:value-type="float" office:value="15.99768" calcext:value-type="float">
            <text:p>15.99768</text:p>
          </table:table-cell>
          <table:table-cell office:value-type="float" office:value="15.90036" calcext:value-type="float">
            <text:p>15.90036</text:p>
          </table:table-cell>
          <table:table-cell office:value-type="float" office:value="14.53168" calcext:value-type="float">
            <text:p>14.53168</text:p>
          </table:table-cell>
          <table:table-cell office:value-type="float" office:value="14.45297" calcext:value-type="float">
            <text:p>14.45297</text:p>
          </table:table-cell>
          <table:table-cell office:value-type="float" office:value="13.30295" calcext:value-type="float">
            <text:p>13.30295</text:p>
          </table:table-cell>
          <table:table-cell office:value-type="float" office:value="13.20776" calcext:value-type="float">
            <text:p>13.20776</text:p>
          </table:table-cell>
          <table:table-cell office:value-type="float" office:value="12.30603" calcext:value-type="float">
            <text:p>12.30603</text:p>
          </table:table-cell>
          <table:table-cell office:value-type="float" office:value="12.19293" calcext:value-type="float">
            <text:p>12.19293</text:p>
          </table:table-cell>
          <table:table-cell office:value-type="float" office:value="11.76895" calcext:value-type="float">
            <text:p>11.76895</text:p>
          </table:table-cell>
          <table:table-cell office:value-type="float" office:value="11.65073" calcext:value-type="float">
            <text:p>11.65073</text:p>
          </table:table-cell>
          <table:table-cell office:value-type="float" office:value="51.56976" calcext:value-type="float">
            <text:p>51.56976</text:p>
          </table:table-cell>
          <table:table-cell office:value-type="float" office:value="21.86398" calcext:value-type="float">
            <text:p>21.863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5" calcext:value-type="float">
            <text:p>8062005</text:p>
          </table:table-cell>
          <table:table-cell office:value-type="float" office:value="26.27964" calcext:value-type="float">
            <text:p>26.27964</text:p>
          </table:table-cell>
          <table:table-cell office:value-type="float" office:value="28.98" calcext:value-type="float">
            <text:p>28.98</text:p>
          </table:table-cell>
          <table:table-cell office:value-type="float" office:value="19.85" calcext:value-type="float">
            <text:p>19.85</text:p>
          </table:table-cell>
          <table:table-cell office:value-type="float" office:value="2.044027" calcext:value-type="float">
            <text:p>2.044027</text:p>
          </table:table-cell>
          <table:table-cell office:value-type="float" office:value="1.252842" calcext:value-type="float">
            <text:p>1.252842</text:p>
          </table:table-cell>
          <table:table-cell office:value-type="float" office:value="255.348" calcext:value-type="float">
            <text:p>255.348</text:p>
          </table:table-cell>
          <table:table-cell office:value-type="float" office:value="0" calcext:value-type="float">
            <text:p>0</text:p>
          </table:table-cell>
          <table:table-cell office:value-type="float" office:value="45.2276" calcext:value-type="float">
            <text:p>45.2276</text:p>
          </table:table-cell>
          <table:table-cell office:value-type="float" office:value="22.69952" calcext:value-type="float">
            <text:p>22.69952</text:p>
          </table:table-cell>
          <table:table-cell office:value-type="float" office:value="36.41357" calcext:value-type="float">
            <text:p>36.41357</text:p>
          </table:table-cell>
          <table:table-cell office:value-type="float" office:value="25.14618" calcext:value-type="float">
            <text:p>25.14618</text:p>
          </table:table-cell>
          <table:table-cell office:value-type="float" office:value="32.59317" calcext:value-type="float">
            <text:p>32.59317</text:p>
          </table:table-cell>
          <table:table-cell office:value-type="float" office:value="25.64084" calcext:value-type="float">
            <text:p>25.64084</text:p>
          </table:table-cell>
          <table:table-cell office:value-type="float" office:value="29.68985" calcext:value-type="float">
            <text:p>29.68985</text:p>
          </table:table-cell>
          <table:table-cell office:value-type="float" office:value="25.59525" calcext:value-type="float">
            <text:p>25.59525</text:p>
          </table:table-cell>
          <table:table-cell office:value-type="float" office:value="27.87363" calcext:value-type="float">
            <text:p>27.87363</text:p>
          </table:table-cell>
          <table:table-cell office:value-type="float" office:value="25.21884" calcext:value-type="float">
            <text:p>25.21884</text:p>
          </table:table-cell>
          <table:table-cell office:value-type="float" office:value="25.91376" calcext:value-type="float">
            <text:p>25.91376</text:p>
          </table:table-cell>
          <table:table-cell office:value-type="float" office:value="24.49802" calcext:value-type="float">
            <text:p>24.49802</text:p>
          </table:table-cell>
          <table:table-cell office:value-type="float" office:value="24.20731" calcext:value-type="float">
            <text:p>24.20731</text:p>
          </table:table-cell>
          <table:table-cell office:value-type="float" office:value="23.30734" calcext:value-type="float">
            <text:p>23.30734</text:p>
          </table:table-cell>
          <table:table-cell office:value-type="float" office:value="21.64987" calcext:value-type="float">
            <text:p>21.64987</text:p>
          </table:table-cell>
          <table:table-cell office:value-type="float" office:value="20.68484" calcext:value-type="float">
            <text:p>20.68484</text:p>
          </table:table-cell>
          <table:table-cell office:value-type="float" office:value="18.60284" calcext:value-type="float">
            <text:p>18.60284</text:p>
          </table:table-cell>
          <table:table-cell office:value-type="float" office:value="18.03122" calcext:value-type="float">
            <text:p>18.03122</text:p>
          </table:table-cell>
          <table:table-cell office:value-type="float" office:value="16.18649" calcext:value-type="float">
            <text:p>16.18649</text:p>
          </table:table-cell>
          <table:table-cell office:value-type="float" office:value="15.99918" calcext:value-type="float">
            <text:p>15.99918</text:p>
          </table:table-cell>
          <table:table-cell office:value-type="float" office:value="14.63721" calcext:value-type="float">
            <text:p>14.63721</text:p>
          </table:table-cell>
          <table:table-cell office:value-type="float" office:value="14.53262" calcext:value-type="float">
            <text:p>14.53262</text:p>
          </table:table-cell>
          <table:table-cell office:value-type="float" office:value="13.40195" calcext:value-type="float">
            <text:p>13.40195</text:p>
          </table:table-cell>
          <table:table-cell office:value-type="float" office:value="13.30399" calcext:value-type="float">
            <text:p>13.30399</text:p>
          </table:table-cell>
          <table:table-cell office:value-type="float" office:value="12.4176" calcext:value-type="float">
            <text:p>12.4176</text:p>
          </table:table-cell>
          <table:table-cell office:value-type="float" office:value="12.30719" calcext:value-type="float">
            <text:p>12.30719</text:p>
          </table:table-cell>
          <table:table-cell office:value-type="float" office:value="11.88455" calcext:value-type="float">
            <text:p>11.88455</text:p>
          </table:table-cell>
          <table:table-cell office:value-type="float" office:value="11.77017" calcext:value-type="float">
            <text:p>11.77017</text:p>
          </table:table-cell>
          <table:table-cell office:value-type="float" office:value="45.22751" calcext:value-type="float">
            <text:p>45.22751</text:p>
          </table:table-cell>
          <table:table-cell office:value-type="float" office:value="22.69955" calcext:value-type="float">
            <text:p>22.699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5" calcext:value-type="float">
            <text:p>9062005</text:p>
          </table:table-cell>
          <table:table-cell office:value-type="float" office:value="8.45748" calcext:value-type="float">
            <text:p>8.45748</text:p>
          </table:table-cell>
          <table:table-cell office:value-type="float" office:value="23.67" calcext:value-type="float">
            <text:p>23.67</text:p>
          </table:table-cell>
          <table:table-cell office:value-type="float" office:value="17.53" calcext:value-type="float">
            <text:p>17.53</text:p>
          </table:table-cell>
          <table:table-cell office:value-type="float" office:value="2.076691" calcext:value-type="float">
            <text:p>2.076691</text:p>
          </table:table-cell>
          <table:table-cell office:value-type="float" office:value="1.622927" calcext:value-type="float">
            <text:p>1.622927</text:p>
          </table:table-cell>
          <table:table-cell office:value-type="float" office:value="240.768" calcext:value-type="float">
            <text:p>240.768</text:p>
          </table:table-cell>
          <table:table-cell office:value-type="float" office:value="17.8" calcext:value-type="float">
            <text:p>17.8</text:p>
          </table:table-cell>
          <table:table-cell office:value-type="float" office:value="27.79474" calcext:value-type="float">
            <text:p>27.79474</text:p>
          </table:table-cell>
          <table:table-cell office:value-type="float" office:value="17.58154" calcext:value-type="float">
            <text:p>17.58154</text:p>
          </table:table-cell>
          <table:table-cell office:value-type="float" office:value="25.9422" calcext:value-type="float">
            <text:p>25.9422</text:p>
          </table:table-cell>
          <table:table-cell office:value-type="float" office:value="19.35196" calcext:value-type="float">
            <text:p>19.35196</text:p>
          </table:table-cell>
          <table:table-cell office:value-type="float" office:value="27.05341" calcext:value-type="float">
            <text:p>27.05341</text:p>
          </table:table-cell>
          <table:table-cell office:value-type="float" office:value="20.77487" calcext:value-type="float">
            <text:p>20.77487</text:p>
          </table:table-cell>
          <table:table-cell office:value-type="float" office:value="27.2735" calcext:value-type="float">
            <text:p>27.2735</text:p>
          </table:table-cell>
          <table:table-cell office:value-type="float" office:value="21.89114" calcext:value-type="float">
            <text:p>21.89114</text:p>
          </table:table-cell>
          <table:table-cell office:value-type="float" office:value="26.77823" calcext:value-type="float">
            <text:p>26.77823</text:p>
          </table:table-cell>
          <table:table-cell office:value-type="float" office:value="22.41525" calcext:value-type="float">
            <text:p>22.41525</text:p>
          </table:table-cell>
          <table:table-cell office:value-type="float" office:value="25.79913" calcext:value-type="float">
            <text:p>25.79913</text:p>
          </table:table-cell>
          <table:table-cell office:value-type="float" office:value="22.85071" calcext:value-type="float">
            <text:p>22.85071</text:p>
          </table:table-cell>
          <table:table-cell office:value-type="float" office:value="24.21381" calcext:value-type="float">
            <text:p>24.21381</text:p>
          </table:table-cell>
          <table:table-cell office:value-type="float" office:value="22.61264" calcext:value-type="float">
            <text:p>22.61264</text:p>
          </table:table-cell>
          <table:table-cell office:value-type="float" office:value="21.90448" calcext:value-type="float">
            <text:p>21.90448</text:p>
          </table:table-cell>
          <table:table-cell office:value-type="float" office:value="21.66077" calcext:value-type="float">
            <text:p>21.66077</text:p>
          </table:table-cell>
          <table:table-cell office:value-type="float" office:value="19.08786" calcext:value-type="float">
            <text:p>19.08786</text:p>
          </table:table-cell>
          <table:table-cell office:value-type="float" office:value="18.60889" calcext:value-type="float">
            <text:p>18.60889</text:p>
          </table:table-cell>
          <table:table-cell office:value-type="float" office:value="16.44077" calcext:value-type="float">
            <text:p>16.44077</text:p>
          </table:table-cell>
          <table:table-cell office:value-type="float" office:value="16.1889" calcext:value-type="float">
            <text:p>16.1889</text:p>
          </table:table-cell>
          <table:table-cell office:value-type="float" office:value="14.77896" calcext:value-type="float">
            <text:p>14.77896</text:p>
          </table:table-cell>
          <table:table-cell office:value-type="float" office:value="14.63849" calcext:value-type="float">
            <text:p>14.63849</text:p>
          </table:table-cell>
          <table:table-cell office:value-type="float" office:value="13.50958" calcext:value-type="float">
            <text:p>13.50958</text:p>
          </table:table-cell>
          <table:table-cell office:value-type="float" office:value="13.40302" calcext:value-type="float">
            <text:p>13.40302</text:p>
          </table:table-cell>
          <table:table-cell office:value-type="float" office:value="12.52756" calcext:value-type="float">
            <text:p>12.52756</text:p>
          </table:table-cell>
          <table:table-cell office:value-type="float" office:value="12.41876" calcext:value-type="float">
            <text:p>12.41876</text:p>
          </table:table-cell>
          <table:table-cell office:value-type="float" office:value="11.99701" calcext:value-type="float">
            <text:p>11.99701</text:p>
          </table:table-cell>
          <table:table-cell office:value-type="float" office:value="11.88574" calcext:value-type="float">
            <text:p>11.88574</text:p>
          </table:table-cell>
          <table:table-cell office:value-type="float" office:value="27.79547" calcext:value-type="float">
            <text:p>27.79547</text:p>
          </table:table-cell>
          <table:table-cell office:value-type="float" office:value="16.34348" calcext:value-type="float">
            <text:p>16.343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5" calcext:value-type="float">
            <text:p>10062005</text:p>
          </table:table-cell>
          <table:table-cell office:value-type="float" office:value="15.8562" calcext:value-type="float">
            <text:p>15.8562</text:p>
          </table:table-cell>
          <table:table-cell office:value-type="float" office:value="24.72" calcext:value-type="float">
            <text:p>24.72</text:p>
          </table:table-cell>
          <table:table-cell office:value-type="float" office:value="16.52" calcext:value-type="float">
            <text:p>16.52</text:p>
          </table:table-cell>
          <table:table-cell office:value-type="float" office:value="2.011693" calcext:value-type="float">
            <text:p>2.011693</text:p>
          </table:table-cell>
          <table:table-cell office:value-type="float" office:value="1.650663" calcext:value-type="float">
            <text:p>1.650663</text:p>
          </table:table-cell>
          <table:table-cell office:value-type="float" office:value="176.22" calcext:value-type="float">
            <text:p>176.22</text:p>
          </table:table-cell>
          <table:table-cell office:value-type="float" office:value="5.2" calcext:value-type="float">
            <text:p>5.2</text:p>
          </table:table-cell>
          <table:table-cell office:value-type="float" office:value="27.80231" calcext:value-type="float">
            <text:p>27.80231</text:p>
          </table:table-cell>
          <table:table-cell office:value-type="float" office:value="16.54581" calcext:value-type="float">
            <text:p>16.54581</text:p>
          </table:table-cell>
          <table:table-cell office:value-type="float" office:value="24.61786" calcext:value-type="float">
            <text:p>24.61786</text:p>
          </table:table-cell>
          <table:table-cell office:value-type="float" office:value="17.91519" calcext:value-type="float">
            <text:p>17.91519</text:p>
          </table:table-cell>
          <table:table-cell office:value-type="float" office:value="23.31137" calcext:value-type="float">
            <text:p>23.31137</text:p>
          </table:table-cell>
          <table:table-cell office:value-type="float" office:value="19.14429" calcext:value-type="float">
            <text:p>19.14429</text:p>
          </table:table-cell>
          <table:table-cell office:value-type="float" office:value="22.49774" calcext:value-type="float">
            <text:p>22.49774</text:p>
          </table:table-cell>
          <table:table-cell office:value-type="float" office:value="20.12717" calcext:value-type="float">
            <text:p>20.12717</text:p>
          </table:table-cell>
          <table:table-cell office:value-type="float" office:value="22.34558" calcext:value-type="float">
            <text:p>22.34558</text:p>
          </table:table-cell>
          <table:table-cell office:value-type="float" office:value="20.6864" calcext:value-type="float">
            <text:p>20.6864</text:p>
          </table:table-cell>
          <table:table-cell office:value-type="float" office:value="22.80933" calcext:value-type="float">
            <text:p>22.80933</text:p>
          </table:table-cell>
          <table:table-cell office:value-type="float" office:value="21.14594" calcext:value-type="float">
            <text:p>21.14594</text:p>
          </table:table-cell>
          <table:table-cell office:value-type="float" office:value="22.59048" calcext:value-type="float">
            <text:p>22.59048</text:p>
          </table:table-cell>
          <table:table-cell office:value-type="float" office:value="21.19211" calcext:value-type="float">
            <text:p>21.19211</text:p>
          </table:table-cell>
          <table:table-cell office:value-type="float" office:value="21.71338" calcext:value-type="float">
            <text:p>21.71338</text:p>
          </table:table-cell>
          <table:table-cell office:value-type="float" office:value="20.83084" calcext:value-type="float">
            <text:p>20.83084</text:p>
          </table:table-cell>
          <table:table-cell office:value-type="float" office:value="19.1795" calcext:value-type="float">
            <text:p>19.1795</text:p>
          </table:table-cell>
          <table:table-cell office:value-type="float" office:value="19.09097" calcext:value-type="float">
            <text:p>19.09097</text:p>
          </table:table-cell>
          <table:table-cell office:value-type="float" office:value="16.67566" calcext:value-type="float">
            <text:p>16.67566</text:p>
          </table:table-cell>
          <table:table-cell office:value-type="float" office:value="16.44351" calcext:value-type="float">
            <text:p>16.44351</text:p>
          </table:table-cell>
          <table:table-cell office:value-type="float" office:value="14.94492" calcext:value-type="float">
            <text:p>14.94492</text:p>
          </table:table-cell>
          <table:table-cell office:value-type="float" office:value="14.78061" calcext:value-type="float">
            <text:p>14.78061</text:p>
          </table:table-cell>
          <table:table-cell office:value-type="float" office:value="13.62958" calcext:value-type="float">
            <text:p>13.62958</text:p>
          </table:table-cell>
          <table:table-cell office:value-type="float" office:value="13.51074" calcext:value-type="float">
            <text:p>13.51074</text:p>
          </table:table-cell>
          <table:table-cell office:value-type="float" office:value="12.63922" calcext:value-type="float">
            <text:p>12.63922</text:p>
          </table:table-cell>
          <table:table-cell office:value-type="float" office:value="12.52869" calcext:value-type="float">
            <text:p>12.52869</text:p>
          </table:table-cell>
          <table:table-cell office:value-type="float" office:value="12.10693" calcext:value-type="float">
            <text:p>12.10693</text:p>
          </table:table-cell>
          <table:table-cell office:value-type="float" office:value="11.99817" calcext:value-type="float">
            <text:p>11.99817</text:p>
          </table:table-cell>
          <table:table-cell office:value-type="float" office:value="29.26642" calcext:value-type="float">
            <text:p>29.26642</text:p>
          </table:table-cell>
          <table:table-cell office:value-type="float" office:value="15.44974" calcext:value-type="float">
            <text:p>15.449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5" calcext:value-type="float">
            <text:p>11062005</text:p>
          </table:table-cell>
          <table:table-cell office:value-type="float" office:value="24.01308" calcext:value-type="float">
            <text:p>24.01308</text:p>
          </table:table-cell>
          <table:table-cell office:value-type="float" office:value="26.48" calcext:value-type="float">
            <text:p>26.48</text:p>
          </table:table-cell>
          <table:table-cell office:value-type="float" office:value="15.36" calcext:value-type="float">
            <text:p>15.36</text:p>
          </table:table-cell>
          <table:table-cell office:value-type="float" office:value="1.956741" calcext:value-type="float">
            <text:p>1.956741</text:p>
          </table:table-cell>
          <table:table-cell office:value-type="float" office:value="1.425946" calcext:value-type="float">
            <text:p>1.425946</text:p>
          </table:table-cell>
          <table:table-cell office:value-type="float" office:value="343.512" calcext:value-type="float">
            <text:p>343.512</text:p>
          </table:table-cell>
          <table:table-cell office:value-type="float" office:value="1.3" calcext:value-type="float">
            <text:p>1.3</text:p>
          </table:table-cell>
          <table:table-cell office:value-type="float" office:value="30.7789" calcext:value-type="float">
            <text:p>30.7789</text:p>
          </table:table-cell>
          <table:table-cell office:value-type="float" office:value="17.23965" calcext:value-type="float">
            <text:p>17.23965</text:p>
          </table:table-cell>
          <table:table-cell office:value-type="float" office:value="26.41" calcext:value-type="float">
            <text:p>26.41</text:p>
          </table:table-cell>
          <table:table-cell office:value-type="float" office:value="19.09146" calcext:value-type="float">
            <text:p>19.09146</text:p>
          </table:table-cell>
          <table:table-cell office:value-type="float" office:value="24.67215" calcext:value-type="float">
            <text:p>24.67215</text:p>
          </table:table-cell>
          <table:table-cell office:value-type="float" office:value="19.94839" calcext:value-type="float">
            <text:p>19.94839</text:p>
          </table:table-cell>
          <table:table-cell office:value-type="float" office:value="23.4873" calcext:value-type="float">
            <text:p>23.4873</text:p>
          </table:table-cell>
          <table:table-cell office:value-type="float" office:value="20.49207" calcext:value-type="float">
            <text:p>20.49207</text:p>
          </table:table-cell>
          <table:table-cell office:value-type="float" office:value="22.78552" calcext:value-type="float">
            <text:p>22.78552</text:p>
          </table:table-cell>
          <table:table-cell office:value-type="float" office:value="20.74493" calcext:value-type="float">
            <text:p>20.74493</text:p>
          </table:table-cell>
          <table:table-cell office:value-type="float" office:value="22.02707" calcext:value-type="float">
            <text:p>22.02707</text:p>
          </table:table-cell>
          <table:table-cell office:value-type="float" office:value="20.92633" calcext:value-type="float">
            <text:p>20.92633</text:p>
          </table:table-cell>
          <table:table-cell office:value-type="float" office:value="21.40332" calcext:value-type="float">
            <text:p>21.40332</text:p>
          </table:table-cell>
          <table:table-cell office:value-type="float" office:value="20.849" calcext:value-type="float">
            <text:p>20.849</text:p>
          </table:table-cell>
          <table:table-cell office:value-type="float" office:value="20.82626" calcext:value-type="float">
            <text:p>20.82626</text:p>
          </table:table-cell>
          <table:table-cell office:value-type="float" office:value="20.47253" calcext:value-type="float">
            <text:p>20.47253</text:p>
          </table:table-cell>
          <table:table-cell office:value-type="float" office:value="19.15826" calcext:value-type="float">
            <text:p>19.15826</text:p>
          </table:table-cell>
          <table:table-cell office:value-type="float" office:value="19.04935" calcext:value-type="float">
            <text:p>19.04935</text:p>
          </table:table-cell>
          <table:table-cell office:value-type="float" office:value="16.8317" calcext:value-type="float">
            <text:p>16.8317</text:p>
          </table:table-cell>
          <table:table-cell office:value-type="float" office:value="16.67773" calcext:value-type="float">
            <text:p>16.67773</text:p>
          </table:table-cell>
          <table:table-cell office:value-type="float" office:value="15.10623" calcext:value-type="float">
            <text:p>15.10623</text:p>
          </table:table-cell>
          <table:table-cell office:value-type="float" office:value="14.94669" calcext:value-type="float">
            <text:p>14.94669</text:p>
          </table:table-cell>
          <table:table-cell office:value-type="float" office:value="13.75894" calcext:value-type="float">
            <text:p>13.75894</text:p>
          </table:table-cell>
          <table:table-cell office:value-type="float" office:value="13.63086" calcext:value-type="float">
            <text:p>13.63086</text:p>
          </table:table-cell>
          <table:table-cell office:value-type="float" office:value="12.75293" calcext:value-type="float">
            <text:p>12.75293</text:p>
          </table:table-cell>
          <table:table-cell office:value-type="float" office:value="12.64035" calcext:value-type="float">
            <text:p>12.64035</text:p>
          </table:table-cell>
          <table:table-cell office:value-type="float" office:value="12.21542" calcext:value-type="float">
            <text:p>12.21542</text:p>
          </table:table-cell>
          <table:table-cell office:value-type="float" office:value="12.10806" calcext:value-type="float">
            <text:p>12.10806</text:p>
          </table:table-cell>
          <table:table-cell office:value-type="float" office:value="30.77887" calcext:value-type="float">
            <text:p>30.77887</text:p>
          </table:table-cell>
          <table:table-cell office:value-type="float" office:value="17.39398" calcext:value-type="float">
            <text:p>17.393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5" calcext:value-type="float">
            <text:p>12062005</text:p>
          </table:table-cell>
          <table:table-cell office:value-type="float" office:value="11.53476" calcext:value-type="float">
            <text:p>11.53476</text:p>
          </table:table-cell>
          <table:table-cell office:value-type="float" office:value="22.37" calcext:value-type="float">
            <text:p>22.37</text:p>
          </table:table-cell>
          <table:table-cell office:value-type="float" office:value="14.03" calcext:value-type="float">
            <text:p>14.03</text:p>
          </table:table-cell>
          <table:table-cell office:value-type="float" office:value="1.964894" calcext:value-type="float">
            <text:p>1.964894</text:p>
          </table:table-cell>
          <table:table-cell office:value-type="float" office:value="1.394612" calcext:value-type="float">
            <text:p>1.394612</text:p>
          </table:table-cell>
          <table:table-cell office:value-type="float" office:value="186.804" calcext:value-type="float">
            <text:p>186.804</text:p>
          </table:table-cell>
          <table:table-cell office:value-type="float" office:value="0" calcext:value-type="float">
            <text:p>0</text:p>
          </table:table-cell>
          <table:table-cell office:value-type="float" office:value="30.2955" calcext:value-type="float">
            <text:p>30.2955</text:p>
          </table:table-cell>
          <table:table-cell office:value-type="float" office:value="15.59445" calcext:value-type="float">
            <text:p>15.59445</text:p>
          </table:table-cell>
          <table:table-cell office:value-type="float" office:value="24.67679" calcext:value-type="float">
            <text:p>24.67679</text:p>
          </table:table-cell>
          <table:table-cell office:value-type="float" office:value="18.25519" calcext:value-type="float">
            <text:p>18.25519</text:p>
          </table:table-cell>
          <table:table-cell office:value-type="float" office:value="23.25046" calcext:value-type="float">
            <text:p>23.25046</text:p>
          </table:table-cell>
          <table:table-cell office:value-type="float" office:value="19.53146" calcext:value-type="float">
            <text:p>19.53146</text:p>
          </table:table-cell>
          <table:table-cell office:value-type="float" office:value="22.39166" calcext:value-type="float">
            <text:p>22.39166</text:p>
          </table:table-cell>
          <table:table-cell office:value-type="float" office:value="20.31213" calcext:value-type="float">
            <text:p>20.31213</text:p>
          </table:table-cell>
          <table:table-cell office:value-type="float" office:value="22.29153" calcext:value-type="float">
            <text:p>22.29153</text:p>
          </table:table-cell>
          <table:table-cell office:value-type="float" office:value="20.64066" calcext:value-type="float">
            <text:p>20.64066</text:p>
          </table:table-cell>
          <table:table-cell office:value-type="float" office:value="21.98999" calcext:value-type="float">
            <text:p>21.98999</text:p>
          </table:table-cell>
          <table:table-cell office:value-type="float" office:value="20.82785" calcext:value-type="float">
            <text:p>20.82785</text:p>
          </table:table-cell>
          <table:table-cell office:value-type="float" office:value="21.40823" calcext:value-type="float">
            <text:p>21.40823</text:p>
          </table:table-cell>
          <table:table-cell office:value-type="float" office:value="20.70197" calcext:value-type="float">
            <text:p>20.70197</text:p>
          </table:table-cell>
          <table:table-cell office:value-type="float" office:value="20.51099" calcext:value-type="float">
            <text:p>20.51099</text:p>
          </table:table-cell>
          <table:table-cell office:value-type="float" office:value="20.27573" calcext:value-type="float">
            <text:p>20.27573</text:p>
          </table:table-cell>
          <table:table-cell office:value-type="float" office:value="19.04846" calcext:value-type="float">
            <text:p>19.04846</text:p>
          </table:table-cell>
          <table:table-cell office:value-type="float" office:value="18.96796" calcext:value-type="float">
            <text:p>18.96796</text:p>
          </table:table-cell>
          <table:table-cell office:value-type="float" office:value="16.93335" calcext:value-type="float">
            <text:p>16.93335</text:p>
          </table:table-cell>
          <table:table-cell office:value-type="float" office:value="16.83298" calcext:value-type="float">
            <text:p>16.83298</text:p>
          </table:table-cell>
          <table:table-cell office:value-type="float" office:value="15.2478" calcext:value-type="float">
            <text:p>15.2478</text:p>
          </table:table-cell>
          <table:table-cell office:value-type="float" office:value="15.10779" calcext:value-type="float">
            <text:p>15.10779</text:p>
          </table:table-cell>
          <table:table-cell office:value-type="float" office:value="13.89056" calcext:value-type="float">
            <text:p>13.89056</text:p>
          </table:table-cell>
          <table:table-cell office:value-type="float" office:value="13.76031" calcext:value-type="float">
            <text:p>13.76031</text:p>
          </table:table-cell>
          <table:table-cell office:value-type="float" office:value="12.86896" calcext:value-type="float">
            <text:p>12.86896</text:p>
          </table:table-cell>
          <table:table-cell office:value-type="float" office:value="12.75412" calcext:value-type="float">
            <text:p>12.75412</text:p>
          </table:table-cell>
          <table:table-cell office:value-type="float" office:value="12.32291" calcext:value-type="float">
            <text:p>12.32291</text:p>
          </table:table-cell>
          <table:table-cell office:value-type="float" office:value="12.21658" calcext:value-type="float">
            <text:p>12.21658</text:p>
          </table:table-cell>
          <table:table-cell office:value-type="float" office:value="30.29547" calcext:value-type="float">
            <text:p>30.29547</text:p>
          </table:table-cell>
          <table:table-cell office:value-type="float" office:value="15.59448" calcext:value-type="float">
            <text:p>15.594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5" calcext:value-type="float">
            <text:p>13062005</text:p>
          </table:table-cell>
          <table:table-cell office:value-type="float" office:value="23.16662" calcext:value-type="float">
            <text:p>23.16662</text:p>
          </table:table-cell>
          <table:table-cell office:value-type="float" office:value="25.89" calcext:value-type="float">
            <text:p>25.89</text:p>
          </table:table-cell>
          <table:table-cell office:value-type="float" office:value="16.281" calcext:value-type="float">
            <text:p>16.281</text:p>
          </table:table-cell>
          <table:table-cell office:value-type="float" office:value="1.787538" calcext:value-type="float">
            <text:p>1.787538</text:p>
          </table:table-cell>
          <table:table-cell office:value-type="float" office:value="1.126797" calcext:value-type="float">
            <text:p>1.126797</text:p>
          </table:table-cell>
          <table:table-cell office:value-type="float" office:value="487.728" calcext:value-type="float">
            <text:p>487.728</text:p>
          </table:table-cell>
          <table:table-cell office:value-type="float" office:value="0" calcext:value-type="float">
            <text:p>0</text:p>
          </table:table-cell>
          <table:table-cell office:value-type="float" office:value="42.29037" calcext:value-type="float">
            <text:p>42.29037</text:p>
          </table:table-cell>
          <table:table-cell office:value-type="float" office:value="17.20816" calcext:value-type="float">
            <text:p>17.20816</text:p>
          </table:table-cell>
          <table:table-cell office:value-type="float" office:value="31.01923" calcext:value-type="float">
            <text:p>31.01923</text:p>
          </table:table-cell>
          <table:table-cell office:value-type="float" office:value="19.28662" calcext:value-type="float">
            <text:p>19.28662</text:p>
          </table:table-cell>
          <table:table-cell office:value-type="float" office:value="27.03854" calcext:value-type="float">
            <text:p>27.03854</text:p>
          </table:table-cell>
          <table:table-cell office:value-type="float" office:value="20.09015" calcext:value-type="float">
            <text:p>20.09015</text:p>
          </table:table-cell>
          <table:table-cell office:value-type="float" office:value="24.80966" calcext:value-type="float">
            <text:p>24.80966</text:p>
          </table:table-cell>
          <table:table-cell office:value-type="float" office:value="20.56268" calcext:value-type="float">
            <text:p>20.56268</text:p>
          </table:table-cell>
          <table:table-cell office:value-type="float" office:value="23.61722" calcext:value-type="float">
            <text:p>23.61722</text:p>
          </table:table-cell>
          <table:table-cell office:value-type="float" office:value="20.73703" calcext:value-type="float">
            <text:p>20.73703</text:p>
          </table:table-cell>
          <table:table-cell office:value-type="float" office:value="22.47446" calcext:value-type="float">
            <text:p>22.47446</text:p>
          </table:table-cell>
          <table:table-cell office:value-type="float" office:value="20.81934" calcext:value-type="float">
            <text:p>20.81934</text:p>
          </table:table-cell>
          <table:table-cell office:value-type="float" office:value="21.60217" calcext:value-type="float">
            <text:p>21.60217</text:p>
          </table:table-cell>
          <table:table-cell office:value-type="float" office:value="20.63882" calcext:value-type="float">
            <text:p>20.63882</text:p>
          </table:table-cell>
          <table:table-cell office:value-type="float" office:value="20.32748" calcext:value-type="float">
            <text:p>20.32748</text:p>
          </table:table-cell>
          <table:table-cell office:value-type="float" office:value="20.1745" calcext:value-type="float">
            <text:p>20.1745</text:p>
          </table:table-cell>
          <table:table-cell office:value-type="float" office:value="18.96698" calcext:value-type="float">
            <text:p>18.96698</text:p>
          </table:table-cell>
          <table:table-cell office:value-type="float" office:value="18.89584" calcext:value-type="float">
            <text:p>18.89584</text:p>
          </table:table-cell>
          <table:table-cell office:value-type="float" office:value="17.00128" calcext:value-type="float">
            <text:p>17.00128</text:p>
          </table:table-cell>
          <table:table-cell office:value-type="float" office:value="16.9342" calcext:value-type="float">
            <text:p>16.9342</text:p>
          </table:table-cell>
          <table:table-cell office:value-type="float" office:value="15.36929" calcext:value-type="float">
            <text:p>15.36929</text:p>
          </table:table-cell>
          <table:table-cell office:value-type="float" office:value="15.24918" calcext:value-type="float">
            <text:p>15.24918</text:p>
          </table:table-cell>
          <table:table-cell office:value-type="float" office:value="14.01907" calcext:value-type="float">
            <text:p>14.01907</text:p>
          </table:table-cell>
          <table:table-cell office:value-type="float" office:value="13.89194" calcext:value-type="float">
            <text:p>13.89194</text:p>
          </table:table-cell>
          <table:table-cell office:value-type="float" office:value="12.98645" calcext:value-type="float">
            <text:p>12.98645</text:p>
          </table:table-cell>
          <table:table-cell office:value-type="float" office:value="12.87018" calcext:value-type="float">
            <text:p>12.87018</text:p>
          </table:table-cell>
          <table:table-cell office:value-type="float" office:value="12.43234" calcext:value-type="float">
            <text:p>12.43234</text:p>
          </table:table-cell>
          <table:table-cell office:value-type="float" office:value="12.32404" calcext:value-type="float">
            <text:p>12.32404</text:p>
          </table:table-cell>
          <table:table-cell office:value-type="float" office:value="42.29028" calcext:value-type="float">
            <text:p>42.29028</text:p>
          </table:table-cell>
          <table:table-cell office:value-type="float" office:value="17.20819" calcext:value-type="float">
            <text:p>17.208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5" calcext:value-type="float">
            <text:p>14062005</text:p>
          </table:table-cell>
          <table:table-cell office:value-type="float" office:value="27.41439" calcext:value-type="float">
            <text:p>27.41439</text:p>
          </table:table-cell>
          <table:table-cell office:value-type="float" office:value="26.82" calcext:value-type="float">
            <text:p>26.82</text:p>
          </table:table-cell>
          <table:table-cell office:value-type="float" office:value="14.19" calcext:value-type="float">
            <text:p>14.19</text:p>
          </table:table-cell>
          <table:table-cell office:value-type="float" office:value="1.481171" calcext:value-type="float">
            <text:p>1.481171</text:p>
          </table:table-cell>
          <table:table-cell office:value-type="float" office:value="1.108804" calcext:value-type="float">
            <text:p>1.108804</text:p>
          </table:table-cell>
          <table:table-cell office:value-type="float" office:value="412.128" calcext:value-type="float">
            <text:p>412.128</text:p>
          </table:table-cell>
          <table:table-cell office:value-type="float" office:value="0" calcext:value-type="float">
            <text:p>0</text:p>
          </table:table-cell>
          <table:table-cell office:value-type="float" office:value="43.06943" calcext:value-type="float">
            <text:p>43.06943</text:p>
          </table:table-cell>
          <table:table-cell office:value-type="float" office:value="16.30994" calcext:value-type="float">
            <text:p>16.30994</text:p>
          </table:table-cell>
          <table:table-cell office:value-type="float" office:value="32.76749" calcext:value-type="float">
            <text:p>32.76749</text:p>
          </table:table-cell>
          <table:table-cell office:value-type="float" office:value="18.8446" calcext:value-type="float">
            <text:p>18.8446</text:p>
          </table:table-cell>
          <table:table-cell office:value-type="float" office:value="28.97684" calcext:value-type="float">
            <text:p>28.97684</text:p>
          </table:table-cell>
          <table:table-cell office:value-type="float" office:value="20.06024" calcext:value-type="float">
            <text:p>20.06024</text:p>
          </table:table-cell>
          <table:table-cell office:value-type="float" office:value="26.32935" calcext:value-type="float">
            <text:p>26.32935</text:p>
          </table:table-cell>
          <table:table-cell office:value-type="float" office:value="20.81247" calcext:value-type="float">
            <text:p>20.81247</text:p>
          </table:table-cell>
          <table:table-cell office:value-type="float" office:value="24.78302" calcext:value-type="float">
            <text:p>24.78302</text:p>
          </table:table-cell>
          <table:table-cell office:value-type="float" office:value="21.10904" calcext:value-type="float">
            <text:p>21.10904</text:p>
          </table:table-cell>
          <table:table-cell office:value-type="float" office:value="23.289" calcext:value-type="float">
            <text:p>23.289</text:p>
          </table:table-cell>
          <table:table-cell office:value-type="float" office:value="21.24939" calcext:value-type="float">
            <text:p>21.24939</text:p>
          </table:table-cell>
          <table:table-cell office:value-type="float" office:value="22.16171" calcext:value-type="float">
            <text:p>22.16171</text:p>
          </table:table-cell>
          <table:table-cell office:value-type="float" office:value="20.99435" calcext:value-type="float">
            <text:p>20.99435</text:p>
          </table:table-cell>
          <table:table-cell office:value-type="float" office:value="20.5582" calcext:value-type="float">
            <text:p>20.5582</text:p>
          </table:table-cell>
          <table:table-cell office:value-type="float" office:value="20.33334" calcext:value-type="float">
            <text:p>20.33334</text:p>
          </table:table-cell>
          <table:table-cell office:value-type="float" office:value="18.93298" calcext:value-type="float">
            <text:p>18.93298</text:p>
          </table:table-cell>
          <table:table-cell office:value-type="float" office:value="18.89587" calcext:value-type="float">
            <text:p>18.89587</text:p>
          </table:table-cell>
          <table:table-cell office:value-type="float" office:value="17.06384" calcext:value-type="float">
            <text:p>17.06384</text:p>
          </table:table-cell>
          <table:table-cell office:value-type="float" office:value="17.00189" calcext:value-type="float">
            <text:p>17.00189</text:p>
          </table:table-cell>
          <table:table-cell office:value-type="float" office:value="15.47549" calcext:value-type="float">
            <text:p>15.47549</text:p>
          </table:table-cell>
          <table:table-cell office:value-type="float" office:value="15.37048" calcext:value-type="float">
            <text:p>15.37048</text:p>
          </table:table-cell>
          <table:table-cell office:value-type="float" office:value="14.14212" calcext:value-type="float">
            <text:p>14.14212</text:p>
          </table:table-cell>
          <table:table-cell office:value-type="float" office:value="14.02045" calcext:value-type="float">
            <text:p>14.02045</text:p>
          </table:table-cell>
          <table:table-cell office:value-type="float" office:value="13.10403" calcext:value-type="float">
            <text:p>13.10403</text:p>
          </table:table-cell>
          <table:table-cell office:value-type="float" office:value="12.98767" calcext:value-type="float">
            <text:p>12.98767</text:p>
          </table:table-cell>
          <table:table-cell office:value-type="float" office:value="12.54193" calcext:value-type="float">
            <text:p>12.54193</text:p>
          </table:table-cell>
          <table:table-cell office:value-type="float" office:value="12.43347" calcext:value-type="float">
            <text:p>12.43347</text:p>
          </table:table-cell>
          <table:table-cell office:value-type="float" office:value="43.06931" calcext:value-type="float">
            <text:p>43.06931</text:p>
          </table:table-cell>
          <table:table-cell office:value-type="float" office:value="16.30994" calcext:value-type="float">
            <text:p>16.309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5" calcext:value-type="float">
            <text:p>15062005</text:p>
          </table:table-cell>
          <table:table-cell office:value-type="float" office:value="29.60155" calcext:value-type="float">
            <text:p>29.60155</text:p>
          </table:table-cell>
          <table:table-cell office:value-type="float" office:value="29.01" calcext:value-type="float">
            <text:p>29.01</text:p>
          </table:table-cell>
          <table:table-cell office:value-type="float" office:value="12.17" calcext:value-type="float">
            <text:p>12.17</text:p>
          </table:table-cell>
          <table:table-cell office:value-type="float" office:value="1.493971" calcext:value-type="float">
            <text:p>1.493971</text:p>
          </table:table-cell>
          <table:table-cell office:value-type="float" office:value="1.03825" calcext:value-type="float">
            <text:p>1.03825</text:p>
          </table:table-cell>
          <table:table-cell office:value-type="float" office:value="184.212" calcext:value-type="float">
            <text:p>184.212</text:p>
          </table:table-cell>
          <table:table-cell office:value-type="float" office:value="13.5" calcext:value-type="float">
            <text:p>13.5</text:p>
          </table:table-cell>
          <table:table-cell office:value-type="float" office:value="39.87967" calcext:value-type="float">
            <text:p>39.87967</text:p>
          </table:table-cell>
          <table:table-cell office:value-type="float" office:value="14.57538" calcext:value-type="float">
            <text:p>14.57538</text:p>
          </table:table-cell>
          <table:table-cell office:value-type="float" office:value="28.9787" calcext:value-type="float">
            <text:p>28.9787</text:p>
          </table:table-cell>
          <table:table-cell office:value-type="float" office:value="18.25964" calcext:value-type="float">
            <text:p>18.25964</text:p>
          </table:table-cell>
          <table:table-cell office:value-type="float" office:value="26.40527" calcext:value-type="float">
            <text:p>26.40527</text:p>
          </table:table-cell>
          <table:table-cell office:value-type="float" office:value="19.98834" calcext:value-type="float">
            <text:p>19.98834</text:p>
          </table:table-cell>
          <table:table-cell office:value-type="float" office:value="24.84558" calcext:value-type="float">
            <text:p>24.84558</text:p>
          </table:table-cell>
          <table:table-cell office:value-type="float" office:value="21.05405" calcext:value-type="float">
            <text:p>21.05405</text:p>
          </table:table-cell>
          <table:table-cell office:value-type="float" office:value="23.88055" calcext:value-type="float">
            <text:p>23.88055</text:p>
          </table:table-cell>
          <table:table-cell office:value-type="float" office:value="21.48422" calcext:value-type="float">
            <text:p>21.48422</text:p>
          </table:table-cell>
          <table:table-cell office:value-type="float" office:value="23.23926" calcext:value-type="float">
            <text:p>23.23926</text:p>
          </table:table-cell>
          <table:table-cell office:value-type="float" office:value="21.70221" calcext:value-type="float">
            <text:p>21.70221</text:p>
          </table:table-cell>
          <table:table-cell office:value-type="float" office:value="22.18683" calcext:value-type="float">
            <text:p>22.18683</text:p>
          </table:table-cell>
          <table:table-cell office:value-type="float" office:value="21.40442" calcext:value-type="float">
            <text:p>21.40442</text:p>
          </table:table-cell>
          <table:table-cell office:value-type="float" office:value="20.75082" calcext:value-type="float">
            <text:p>20.75082</text:p>
          </table:table-cell>
          <table:table-cell office:value-type="float" office:value="20.56659" calcext:value-type="float">
            <text:p>20.56659</text:p>
          </table:table-cell>
          <table:table-cell office:value-type="float" office:value="19.04938" calcext:value-type="float">
            <text:p>19.04938</text:p>
          </table:table-cell>
          <table:table-cell office:value-type="float" office:value="18.93399" calcext:value-type="float">
            <text:p>18.93399</text:p>
          </table:table-cell>
          <table:table-cell office:value-type="float" office:value="17.13971" calcext:value-type="float">
            <text:p>17.13971</text:p>
          </table:table-cell>
          <table:table-cell office:value-type="float" office:value="17.06454" calcext:value-type="float">
            <text:p>17.06454</text:p>
          </table:table-cell>
          <table:table-cell office:value-type="float" office:value="15.57559" calcext:value-type="float">
            <text:p>15.57559</text:p>
          </table:table-cell>
          <table:table-cell office:value-type="float" office:value="15.47656" calcext:value-type="float">
            <text:p>15.47656</text:p>
          </table:table-cell>
          <table:table-cell office:value-type="float" office:value="14.25967" calcext:value-type="float">
            <text:p>14.25967</text:p>
          </table:table-cell>
          <table:table-cell office:value-type="float" office:value="14.14334" calcext:value-type="float">
            <text:p>14.14334</text:p>
          </table:table-cell>
          <table:table-cell office:value-type="float" office:value="13.22031" calcext:value-type="float">
            <text:p>13.22031</text:p>
          </table:table-cell>
          <table:table-cell office:value-type="float" office:value="13.10526" calcext:value-type="float">
            <text:p>13.10526</text:p>
          </table:table-cell>
          <table:table-cell office:value-type="float" office:value="12.65079" calcext:value-type="float">
            <text:p>12.65079</text:p>
          </table:table-cell>
          <table:table-cell office:value-type="float" office:value="12.54309" calcext:value-type="float">
            <text:p>12.54309</text:p>
          </table:table-cell>
          <table:table-cell office:value-type="float" office:value="39.87961" calcext:value-type="float">
            <text:p>39.87961</text:p>
          </table:table-cell>
          <table:table-cell office:value-type="float" office:value="14.57541" calcext:value-type="float">
            <text:p>14.575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5" calcext:value-type="float">
            <text:p>16062005</text:p>
          </table:table-cell>
          <table:table-cell office:value-type="float" office:value="23.63148" calcext:value-type="float">
            <text:p>23.63148</text:p>
          </table:table-cell>
          <table:table-cell office:value-type="float" office:value="26.8" calcext:value-type="float">
            <text:p>26.8</text:p>
          </table:table-cell>
          <table:table-cell office:value-type="float" office:value="16.98" calcext:value-type="float">
            <text:p>16.98</text:p>
          </table:table-cell>
          <table:table-cell office:value-type="float" office:value="1.757977" calcext:value-type="float">
            <text:p>1.757977</text:p>
          </table:table-cell>
          <table:table-cell office:value-type="float" office:value="1.412586" calcext:value-type="float">
            <text:p>1.412586</text:p>
          </table:table-cell>
          <table:table-cell office:value-type="float" office:value="212.94" calcext:value-type="float">
            <text:p>212.94</text:p>
          </table:table-cell>
          <table:table-cell office:value-type="float" office:value="0" calcext:value-type="float">
            <text:p>0</text:p>
          </table:table-cell>
          <table:table-cell office:value-type="float" office:value="30.85306" calcext:value-type="float">
            <text:p>30.85306</text:p>
          </table:table-cell>
          <table:table-cell office:value-type="float" office:value="16.17523" calcext:value-type="float">
            <text:p>16.17523</text:p>
          </table:table-cell>
          <table:table-cell office:value-type="float" office:value="25.79337" calcext:value-type="float">
            <text:p>25.79337</text:p>
          </table:table-cell>
          <table:table-cell office:value-type="float" office:value="17.92798" calcext:value-type="float">
            <text:p>17.92798</text:p>
          </table:table-cell>
          <table:table-cell office:value-type="float" office:value="24.06924" calcext:value-type="float">
            <text:p>24.06924</text:p>
          </table:table-cell>
          <table:table-cell office:value-type="float" office:value="19.36487" calcext:value-type="float">
            <text:p>19.36487</text:p>
          </table:table-cell>
          <table:table-cell office:value-type="float" office:value="23.18597" calcext:value-type="float">
            <text:p>23.18597</text:p>
          </table:table-cell>
          <table:table-cell office:value-type="float" office:value="20.34778" calcext:value-type="float">
            <text:p>20.34778</text:p>
          </table:table-cell>
          <table:table-cell office:value-type="float" office:value="22.64536" calcext:value-type="float">
            <text:p>22.64536</text:p>
          </table:table-cell>
          <table:table-cell office:value-type="float" office:value="20.81982" calcext:value-type="float">
            <text:p>20.81982</text:p>
          </table:table-cell>
          <table:table-cell office:value-type="float" office:value="22.57965" calcext:value-type="float">
            <text:p>22.57965</text:p>
          </table:table-cell>
          <table:table-cell office:value-type="float" office:value="21.14005" calcext:value-type="float">
            <text:p>21.14005</text:p>
          </table:table-cell>
          <table:table-cell office:value-type="float" office:value="21.9498" calcext:value-type="float">
            <text:p>21.9498</text:p>
          </table:table-cell>
          <table:table-cell office:value-type="float" office:value="21.03073" calcext:value-type="float">
            <text:p>21.03073</text:p>
          </table:table-cell>
          <table:table-cell office:value-type="float" office:value="20.78171" calcext:value-type="float">
            <text:p>20.78171</text:p>
          </table:table-cell>
          <table:table-cell office:value-type="float" office:value="20.55777" calcext:value-type="float">
            <text:p>20.55777</text:p>
          </table:table-cell>
          <table:table-cell office:value-type="float" office:value="19.10629" calcext:value-type="float">
            <text:p>19.10629</text:p>
          </table:table-cell>
          <table:table-cell office:value-type="float" office:value="19.05054" calcext:value-type="float">
            <text:p>19.05054</text:p>
          </table:table-cell>
          <table:table-cell office:value-type="float" office:value="17.22314" calcext:value-type="float">
            <text:p>17.22314</text:p>
          </table:table-cell>
          <table:table-cell office:value-type="float" office:value="17.14053" calcext:value-type="float">
            <text:p>17.14053</text:p>
          </table:table-cell>
          <table:table-cell office:value-type="float" office:value="15.67538" calcext:value-type="float">
            <text:p>15.67538</text:p>
          </table:table-cell>
          <table:table-cell office:value-type="float" office:value="15.57663" calcext:value-type="float">
            <text:p>15.57663</text:p>
          </table:table-cell>
          <table:table-cell office:value-type="float" office:value="14.3732" calcext:value-type="float">
            <text:p>14.3732</text:p>
          </table:table-cell>
          <table:table-cell office:value-type="float" office:value="14.26089" calcext:value-type="float">
            <text:p>14.26089</text:p>
          </table:table-cell>
          <table:table-cell office:value-type="float" office:value="13.33466" calcext:value-type="float">
            <text:p>13.33466</text:p>
          </table:table-cell>
          <table:table-cell office:value-type="float" office:value="13.22153" calcext:value-type="float">
            <text:p>13.22153</text:p>
          </table:table-cell>
          <table:table-cell office:value-type="float" office:value="12.75836" calcext:value-type="float">
            <text:p>12.75836</text:p>
          </table:table-cell>
          <table:table-cell office:value-type="float" office:value="12.65192" calcext:value-type="float">
            <text:p>12.65192</text:p>
          </table:table-cell>
          <table:table-cell office:value-type="float" office:value="30.85306" calcext:value-type="float">
            <text:p>30.85306</text:p>
          </table:table-cell>
          <table:table-cell office:value-type="float" office:value="16.17526" calcext:value-type="float">
            <text:p>16.175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5" calcext:value-type="float">
            <text:p>17062005</text:p>
          </table:table-cell>
          <table:table-cell office:value-type="float" office:value="29.47608" calcext:value-type="float">
            <text:p>29.47608</text:p>
          </table:table-cell>
          <table:table-cell office:value-type="float" office:value="28.28" calcext:value-type="float">
            <text:p>28.28</text:p>
          </table:table-cell>
          <table:table-cell office:value-type="float" office:value="17.61" calcext:value-type="float">
            <text:p>17.61</text:p>
          </table:table-cell>
          <table:table-cell office:value-type="float" office:value="1.765883" calcext:value-type="float">
            <text:p>1.765883</text:p>
          </table:table-cell>
          <table:table-cell office:value-type="float" office:value="1.104111" calcext:value-type="float">
            <text:p>1.104111</text:p>
          </table:table-cell>
          <table:table-cell office:value-type="float" office:value="206.46" calcext:value-type="float">
            <text:p>206.46</text:p>
          </table:table-cell>
          <table:table-cell office:value-type="float" office:value="0" calcext:value-type="float">
            <text:p>0</text:p>
          </table:table-cell>
          <table:table-cell office:value-type="float" office:value="42.27026" calcext:value-type="float">
            <text:p>42.27026</text:p>
          </table:table-cell>
          <table:table-cell office:value-type="float" office:value="18.32288" calcext:value-type="float">
            <text:p>18.32288</text:p>
          </table:table-cell>
          <table:table-cell office:value-type="float" office:value="33.20248" calcext:value-type="float">
            <text:p>33.20248</text:p>
          </table:table-cell>
          <table:table-cell office:value-type="float" office:value="20.07535" calcext:value-type="float">
            <text:p>20.07535</text:p>
          </table:table-cell>
          <table:table-cell office:value-type="float" office:value="29.5376" calcext:value-type="float">
            <text:p>29.5376</text:p>
          </table:table-cell>
          <table:table-cell office:value-type="float" office:value="20.82886" calcext:value-type="float">
            <text:p>20.82886</text:p>
          </table:table-cell>
          <table:table-cell office:value-type="float" office:value="26.79276" calcext:value-type="float">
            <text:p>26.79276</text:p>
          </table:table-cell>
          <table:table-cell office:value-type="float" office:value="21.22583" calcext:value-type="float">
            <text:p>21.22583</text:p>
          </table:table-cell>
          <table:table-cell office:value-type="float" office:value="25.16803" calcext:value-type="float">
            <text:p>25.16803</text:p>
          </table:table-cell>
          <table:table-cell office:value-type="float" office:value="21.34253" calcext:value-type="float">
            <text:p>21.34253</text:p>
          </table:table-cell>
          <table:table-cell office:value-type="float" office:value="23.60568" calcext:value-type="float">
            <text:p>23.60568</text:p>
          </table:table-cell>
          <table:table-cell office:value-type="float" office:value="21.35007" calcext:value-type="float">
            <text:p>21.35007</text:p>
          </table:table-cell>
          <table:table-cell office:value-type="float" office:value="22.41623" calcext:value-type="float">
            <text:p>22.41623</text:p>
          </table:table-cell>
          <table:table-cell office:value-type="float" office:value="21.08737" calcext:value-type="float">
            <text:p>21.08737</text:p>
          </table:table-cell>
          <table:table-cell office:value-type="float" office:value="20.7262" calcext:value-type="float">
            <text:p>20.7262</text:p>
          </table:table-cell>
          <table:table-cell office:value-type="float" office:value="20.50348" calcext:value-type="float">
            <text:p>20.50348</text:p>
          </table:table-cell>
          <table:table-cell office:value-type="float" office:value="19.12308" calcext:value-type="float">
            <text:p>19.12308</text:p>
          </table:table-cell>
          <table:table-cell office:value-type="float" office:value="19.10638" calcext:value-type="float">
            <text:p>19.10638</text:p>
          </table:table-cell>
          <table:table-cell office:value-type="float" office:value="17.2952" calcext:value-type="float">
            <text:p>17.2952</text:p>
          </table:table-cell>
          <table:table-cell office:value-type="float" office:value="17.22394" calcext:value-type="float">
            <text:p>17.22394</text:p>
          </table:table-cell>
          <table:table-cell office:value-type="float" office:value="15.77304" calcext:value-type="float">
            <text:p>15.77304</text:p>
          </table:table-cell>
          <table:table-cell office:value-type="float" office:value="15.67642" calcext:value-type="float">
            <text:p>15.67642</text:p>
          </table:table-cell>
          <table:table-cell office:value-type="float" office:value="14.4837" calcext:value-type="float">
            <text:p>14.4837</text:p>
          </table:table-cell>
          <table:table-cell office:value-type="float" office:value="14.37436" calcext:value-type="float">
            <text:p>14.37436</text:p>
          </table:table-cell>
          <table:table-cell office:value-type="float" office:value="13.44702" calcext:value-type="float">
            <text:p>13.44702</text:p>
          </table:table-cell>
          <table:table-cell office:value-type="float" office:value="13.33585" calcext:value-type="float">
            <text:p>13.33585</text:p>
          </table:table-cell>
          <table:table-cell office:value-type="float" office:value="12.86542" calcext:value-type="float">
            <text:p>12.86542</text:p>
          </table:table-cell>
          <table:table-cell office:value-type="float" office:value="12.75949" calcext:value-type="float">
            <text:p>12.75949</text:p>
          </table:table-cell>
          <table:table-cell office:value-type="float" office:value="42.27017" calcext:value-type="float">
            <text:p>42.27017</text:p>
          </table:table-cell>
          <table:table-cell office:value-type="float" office:value="18.32291" calcext:value-type="float">
            <text:p>18.322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5" calcext:value-type="float">
            <text:p>18062005</text:p>
          </table:table-cell>
          <table:table-cell office:value-type="float" office:value="28.46664" calcext:value-type="float">
            <text:p>28.46664</text:p>
          </table:table-cell>
          <table:table-cell office:value-type="float" office:value="29.38" calcext:value-type="float">
            <text:p>29.38</text:p>
          </table:table-cell>
          <table:table-cell office:value-type="float" office:value="16.121" calcext:value-type="float">
            <text:p>16.121</text:p>
          </table:table-cell>
          <table:table-cell office:value-type="float" office:value="1.461289" calcext:value-type="float">
            <text:p>1.461289</text:p>
          </table:table-cell>
          <table:table-cell office:value-type="float" office:value="1.18947" calcext:value-type="float">
            <text:p>1.18947</text:p>
          </table:table-cell>
          <table:table-cell office:value-type="float" office:value="297.036" calcext:value-type="float">
            <text:p>297.036</text:p>
          </table:table-cell>
          <table:table-cell office:value-type="float" office:value="0" calcext:value-type="float">
            <text:p>0</text:p>
          </table:table-cell>
          <table:table-cell office:value-type="float" office:value="43.89923" calcext:value-type="float">
            <text:p>43.89923</text:p>
          </table:table-cell>
          <table:table-cell office:value-type="float" office:value="17.54874" calcext:value-type="float">
            <text:p>17.54874</text:p>
          </table:table-cell>
          <table:table-cell office:value-type="float" office:value="34.33972" calcext:value-type="float">
            <text:p>34.33972</text:p>
          </table:table-cell>
          <table:table-cell office:value-type="float" office:value="20.22318" calcext:value-type="float">
            <text:p>20.22318</text:p>
          </table:table-cell>
          <table:table-cell office:value-type="float" office:value="30.48145" calcext:value-type="float">
            <text:p>30.48145</text:p>
          </table:table-cell>
          <table:table-cell office:value-type="float" office:value="21.46628" calcext:value-type="float">
            <text:p>21.46628</text:p>
          </table:table-cell>
          <table:table-cell office:value-type="float" office:value="27.65558" calcext:value-type="float">
            <text:p>27.65558</text:p>
          </table:table-cell>
          <table:table-cell office:value-type="float" office:value="22.1225" calcext:value-type="float">
            <text:p>22.1225</text:p>
          </table:table-cell>
          <table:table-cell office:value-type="float" office:value="25.97568" calcext:value-type="float">
            <text:p>25.97568</text:p>
          </table:table-cell>
          <table:table-cell office:value-type="float" office:value="22.31638" calcext:value-type="float">
            <text:p>22.31638</text:p>
          </table:table-cell>
          <table:table-cell office:value-type="float" office:value="24.33972" calcext:value-type="float">
            <text:p>24.33972</text:p>
          </table:table-cell>
          <table:table-cell office:value-type="float" office:value="22.30722" calcext:value-type="float">
            <text:p>22.30722</text:p>
          </table:table-cell>
          <table:table-cell office:value-type="float" office:value="23.04529" calcext:value-type="float">
            <text:p>23.04529</text:p>
          </table:table-cell>
          <table:table-cell office:value-type="float" office:value="21.8591" calcext:value-type="float">
            <text:p>21.8591</text:p>
          </table:table-cell>
          <table:table-cell office:value-type="float" office:value="21.17874" calcext:value-type="float">
            <text:p>21.17874</text:p>
          </table:table-cell>
          <table:table-cell office:value-type="float" office:value="20.73575" calcext:value-type="float">
            <text:p>20.73575</text:p>
          </table:table-cell>
          <table:table-cell office:value-type="float" office:value="19.27319" calcext:value-type="float">
            <text:p>19.27319</text:p>
          </table:table-cell>
          <table:table-cell office:value-type="float" office:value="19.12408" calcext:value-type="float">
            <text:p>19.12408</text:p>
          </table:table-cell>
          <table:table-cell office:value-type="float" office:value="17.37466" calcext:value-type="float">
            <text:p>17.37466</text:p>
          </table:table-cell>
          <table:table-cell office:value-type="float" office:value="17.29593" calcext:value-type="float">
            <text:p>17.29593</text:p>
          </table:table-cell>
          <table:table-cell office:value-type="float" office:value="15.86725" calcext:value-type="float">
            <text:p>15.86725</text:p>
          </table:table-cell>
          <table:table-cell office:value-type="float" office:value="15.77405" calcext:value-type="float">
            <text:p>15.77405</text:p>
          </table:table-cell>
          <table:table-cell office:value-type="float" office:value="14.59158" calcext:value-type="float">
            <text:p>14.59158</text:p>
          </table:table-cell>
          <table:table-cell office:value-type="float" office:value="14.48486" calcext:value-type="float">
            <text:p>14.48486</text:p>
          </table:table-cell>
          <table:table-cell office:value-type="float" office:value="13.55783" calcext:value-type="float">
            <text:p>13.55783</text:p>
          </table:table-cell>
          <table:table-cell office:value-type="float" office:value="13.44818" calcext:value-type="float">
            <text:p>13.44818</text:p>
          </table:table-cell>
          <table:table-cell office:value-type="float" office:value="12.97241" calcext:value-type="float">
            <text:p>12.97241</text:p>
          </table:table-cell>
          <table:table-cell office:value-type="float" office:value="12.86652" calcext:value-type="float">
            <text:p>12.86652</text:p>
          </table:table-cell>
          <table:table-cell office:value-type="float" office:value="43.89914" calcext:value-type="float">
            <text:p>43.89914</text:p>
          </table:table-cell>
          <table:table-cell office:value-type="float" office:value="17.54874" calcext:value-type="float">
            <text:p>17.548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5" calcext:value-type="float">
            <text:p>19062005</text:p>
          </table:table-cell>
          <table:table-cell office:value-type="float" office:value="29.503" calcext:value-type="float">
            <text:p>29.503</text:p>
          </table:table-cell>
          <table:table-cell office:value-type="float" office:value="31.14" calcext:value-type="float">
            <text:p>31.14</text:p>
          </table:table-cell>
          <table:table-cell office:value-type="float" office:value="18.36" calcext:value-type="float">
            <text:p>18.36</text:p>
          </table:table-cell>
          <table:table-cell office:value-type="float" office:value="1.67253" calcext:value-type="float">
            <text:p>1.67253</text:p>
          </table:table-cell>
          <table:table-cell office:value-type="float" office:value="1.287883" calcext:value-type="float">
            <text:p>1.287883</text:p>
          </table:table-cell>
          <table:table-cell office:value-type="float" office:value="328.392" calcext:value-type="float">
            <text:p>328.392</text:p>
          </table:table-cell>
          <table:table-cell office:value-type="float" office:value="0" calcext:value-type="float">
            <text:p>0</text:p>
          </table:table-cell>
          <table:table-cell office:value-type="float" office:value="44.5972" calcext:value-type="float">
            <text:p>44.5972</text:p>
          </table:table-cell>
          <table:table-cell office:value-type="float" office:value="19.40979" calcext:value-type="float">
            <text:p>19.40979</text:p>
          </table:table-cell>
          <table:table-cell office:value-type="float" office:value="35.44638" calcext:value-type="float">
            <text:p>35.44638</text:p>
          </table:table-cell>
          <table:table-cell office:value-type="float" office:value="21.84647" calcext:value-type="float">
            <text:p>21.84647</text:p>
          </table:table-cell>
          <table:table-cell office:value-type="float" office:value="31.58606" calcext:value-type="float">
            <text:p>31.58606</text:p>
          </table:table-cell>
          <table:table-cell office:value-type="float" office:value="22.85849" calcext:value-type="float">
            <text:p>22.85849</text:p>
          </table:table-cell>
          <table:table-cell office:value-type="float" office:value="28.68756" calcext:value-type="float">
            <text:p>28.68756</text:p>
          </table:table-cell>
          <table:table-cell office:value-type="float" office:value="23.30518" calcext:value-type="float">
            <text:p>23.30518</text:p>
          </table:table-cell>
          <table:table-cell office:value-type="float" office:value="26.92975" calcext:value-type="float">
            <text:p>26.92975</text:p>
          </table:table-cell>
          <table:table-cell office:value-type="float" office:value="23.35419" calcext:value-type="float">
            <text:p>23.35419</text:p>
          </table:table-cell>
          <table:table-cell office:value-type="float" office:value="25.1926" calcext:value-type="float">
            <text:p>25.1926</text:p>
          </table:table-cell>
          <table:table-cell office:value-type="float" office:value="23.17972" calcext:value-type="float">
            <text:p>23.17972</text:p>
          </table:table-cell>
          <table:table-cell office:value-type="float" office:value="23.7739" calcext:value-type="float">
            <text:p>23.7739</text:p>
          </table:table-cell>
          <table:table-cell office:value-type="float" office:value="22.57492" calcext:value-type="float">
            <text:p>22.57492</text:p>
          </table:table-cell>
          <table:table-cell office:value-type="float" office:value="21.69946" calcext:value-type="float">
            <text:p>21.69946</text:p>
          </table:table-cell>
          <table:table-cell office:value-type="float" office:value="21.18839" calcext:value-type="float">
            <text:p>21.18839</text:p>
          </table:table-cell>
          <table:table-cell office:value-type="float" office:value="19.51266" calcext:value-type="float">
            <text:p>19.51266</text:p>
          </table:table-cell>
          <table:table-cell office:value-type="float" office:value="19.27533" calcext:value-type="float">
            <text:p>19.27533</text:p>
          </table:table-cell>
          <table:table-cell office:value-type="float" office:value="17.48282" calcext:value-type="float">
            <text:p>17.48282</text:p>
          </table:table-cell>
          <table:table-cell office:value-type="float" office:value="17.37555" calcext:value-type="float">
            <text:p>17.37555</text:p>
          </table:table-cell>
          <table:table-cell office:value-type="float" office:value="15.96481" calcext:value-type="float">
            <text:p>15.96481</text:p>
          </table:table-cell>
          <table:table-cell office:value-type="float" office:value="15.86823" calcext:value-type="float">
            <text:p>15.86823</text:p>
          </table:table-cell>
          <table:table-cell office:value-type="float" office:value="14.69785" calcext:value-type="float">
            <text:p>14.69785</text:p>
          </table:table-cell>
          <table:table-cell office:value-type="float" office:value="14.59268" calcext:value-type="float">
            <text:p>14.59268</text:p>
          </table:table-cell>
          <table:table-cell office:value-type="float" office:value="13.66724" calcext:value-type="float">
            <text:p>13.66724</text:p>
          </table:table-cell>
          <table:table-cell office:value-type="float" office:value="13.55899" calcext:value-type="float">
            <text:p>13.55899</text:p>
          </table:table-cell>
          <table:table-cell office:value-type="float" office:value="13.07837" calcext:value-type="float">
            <text:p>13.07837</text:p>
          </table:table-cell>
          <table:table-cell office:value-type="float" office:value="12.97354" calcext:value-type="float">
            <text:p>12.97354</text:p>
          </table:table-cell>
          <table:table-cell office:value-type="float" office:value="44.59711" calcext:value-type="float">
            <text:p>44.59711</text:p>
          </table:table-cell>
          <table:table-cell office:value-type="float" office:value="19.40979" calcext:value-type="float">
            <text:p>19.409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5" calcext:value-type="float">
            <text:p>20062005</text:p>
          </table:table-cell>
          <table:table-cell office:value-type="float" office:value="28.2924" calcext:value-type="float">
            <text:p>28.2924</text:p>
          </table:table-cell>
          <table:table-cell office:value-type="float" office:value="32.79" calcext:value-type="float">
            <text:p>32.79</text:p>
          </table:table-cell>
          <table:table-cell office:value-type="float" office:value="18.75" calcext:value-type="float">
            <text:p>18.75</text:p>
          </table:table-cell>
          <table:table-cell office:value-type="float" office:value="1.760818" calcext:value-type="float">
            <text:p>1.760818</text:p>
          </table:table-cell>
          <table:table-cell office:value-type="float" office:value="1.457906" calcext:value-type="float">
            <text:p>1.457906</text:p>
          </table:table-cell>
          <table:table-cell office:value-type="float" office:value="265.356" calcext:value-type="float">
            <text:p>265.356</text:p>
          </table:table-cell>
          <table:table-cell office:value-type="float" office:value="0" calcext:value-type="float">
            <text:p>0</text:p>
          </table:table-cell>
          <table:table-cell office:value-type="float" office:value="45.06207" calcext:value-type="float">
            <text:p>45.06207</text:p>
          </table:table-cell>
          <table:table-cell office:value-type="float" office:value="20.62387" calcext:value-type="float">
            <text:p>20.62387</text:p>
          </table:table-cell>
          <table:table-cell office:value-type="float" office:value="36.02277" calcext:value-type="float">
            <text:p>36.02277</text:p>
          </table:table-cell>
          <table:table-cell office:value-type="float" office:value="22.95084" calcext:value-type="float">
            <text:p>22.95084</text:p>
          </table:table-cell>
          <table:table-cell office:value-type="float" office:value="32.27667" calcext:value-type="float">
            <text:p>32.27667</text:p>
          </table:table-cell>
          <table:table-cell office:value-type="float" office:value="23.91202" calcext:value-type="float">
            <text:p>23.91202</text:p>
          </table:table-cell>
          <table:table-cell office:value-type="float" office:value="29.41187" calcext:value-type="float">
            <text:p>29.41187</text:p>
          </table:table-cell>
          <table:table-cell office:value-type="float" office:value="24.27637" calcext:value-type="float">
            <text:p>24.27637</text:p>
          </table:table-cell>
          <table:table-cell office:value-type="float" office:value="27.64853" calcext:value-type="float">
            <text:p>27.64853</text:p>
          </table:table-cell>
          <table:table-cell office:value-type="float" office:value="24.25754" calcext:value-type="float">
            <text:p>24.25754</text:p>
          </table:table-cell>
          <table:table-cell office:value-type="float" office:value="25.88571" calcext:value-type="float">
            <text:p>25.88571</text:p>
          </table:table-cell>
          <table:table-cell office:value-type="float" office:value="23.99008" calcext:value-type="float">
            <text:p>23.99008</text:p>
          </table:table-cell>
          <table:table-cell office:value-type="float" office:value="24.40802" calcext:value-type="float">
            <text:p>24.40802</text:p>
          </table:table-cell>
          <table:table-cell office:value-type="float" office:value="23.28146" calcext:value-type="float">
            <text:p>23.28146</text:p>
          </table:table-cell>
          <table:table-cell office:value-type="float" office:value="22.23337" calcext:value-type="float">
            <text:p>22.23337</text:p>
          </table:table-cell>
          <table:table-cell office:value-type="float" office:value="21.70975" calcext:value-type="float">
            <text:p>21.70975</text:p>
          </table:table-cell>
          <table:table-cell office:value-type="float" office:value="19.81659" calcext:value-type="float">
            <text:p>19.81659</text:p>
          </table:table-cell>
          <table:table-cell office:value-type="float" office:value="19.51566" calcext:value-type="float">
            <text:p>19.51566</text:p>
          </table:table-cell>
          <table:table-cell office:value-type="float" office:value="17.62628" calcext:value-type="float">
            <text:p>17.62628</text:p>
          </table:table-cell>
          <table:table-cell office:value-type="float" office:value="17.4841" calcext:value-type="float">
            <text:p>17.4841</text:p>
          </table:table-cell>
          <table:table-cell office:value-type="float" office:value="16.07388" calcext:value-type="float">
            <text:p>16.07388</text:p>
          </table:table-cell>
          <table:table-cell office:value-type="float" office:value="15.96591" calcext:value-type="float">
            <text:p>15.96591</text:p>
          </table:table-cell>
          <table:table-cell office:value-type="float" office:value="14.80453" calcext:value-type="float">
            <text:p>14.80453</text:p>
          </table:table-cell>
          <table:table-cell office:value-type="float" office:value="14.69897" calcext:value-type="float">
            <text:p>14.69897</text:p>
          </table:table-cell>
          <table:table-cell office:value-type="float" office:value="13.77548" calcext:value-type="float">
            <text:p>13.77548</text:p>
          </table:table-cell>
          <table:table-cell office:value-type="float" office:value="13.66837" calcext:value-type="float">
            <text:p>13.66837</text:p>
          </table:table-cell>
          <table:table-cell office:value-type="float" office:value="13.18378" calcext:value-type="float">
            <text:p>13.18378</text:p>
          </table:table-cell>
          <table:table-cell office:value-type="float" office:value="13.07947" calcext:value-type="float">
            <text:p>13.07947</text:p>
          </table:table-cell>
          <table:table-cell office:value-type="float" office:value="45.06198" calcext:value-type="float">
            <text:p>45.06198</text:p>
          </table:table-cell>
          <table:table-cell office:value-type="float" office:value="20.6239" calcext:value-type="float">
            <text:p>20.62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5" calcext:value-type="float">
            <text:p>21062005</text:p>
          </table:table-cell>
          <table:table-cell office:value-type="float" office:value="23.93244" calcext:value-type="float">
            <text:p>23.93244</text:p>
          </table:table-cell>
          <table:table-cell office:value-type="float" office:value="31.66" calcext:value-type="float">
            <text:p>31.66</text:p>
          </table:table-cell>
          <table:table-cell office:value-type="float" office:value="19.54" calcext:value-type="float">
            <text:p>19.54</text:p>
          </table:table-cell>
          <table:table-cell office:value-type="float" office:value="1.902952" calcext:value-type="float">
            <text:p>1.902952</text:p>
          </table:table-cell>
          <table:table-cell office:value-type="float" office:value="1.305294" calcext:value-type="float">
            <text:p>1.305294</text:p>
          </table:table-cell>
          <table:table-cell office:value-type="float" office:value="207.792" calcext:value-type="float">
            <text:p>207.792</text:p>
          </table:table-cell>
          <table:table-cell office:value-type="float" office:value="0.5" calcext:value-type="float">
            <text:p>0.5</text:p>
          </table:table-cell>
          <table:table-cell office:value-type="float" office:value="41.58438" calcext:value-type="float">
            <text:p>41.58438</text:p>
          </table:table-cell>
          <table:table-cell office:value-type="float" office:value="20.71347" calcext:value-type="float">
            <text:p>20.71347</text:p>
          </table:table-cell>
          <table:table-cell office:value-type="float" office:value="33.72897" calcext:value-type="float">
            <text:p>33.72897</text:p>
          </table:table-cell>
          <table:table-cell office:value-type="float" office:value="23.31946" calcext:value-type="float">
            <text:p>23.31946</text:p>
          </table:table-cell>
          <table:table-cell office:value-type="float" office:value="30.82568" calcext:value-type="float">
            <text:p>30.82568</text:p>
          </table:table-cell>
          <table:table-cell office:value-type="float" office:value="24.26282" calcext:value-type="float">
            <text:p>24.26282</text:p>
          </table:table-cell>
          <table:table-cell office:value-type="float" office:value="28.60916" calcext:value-type="float">
            <text:p>28.60916</text:p>
          </table:table-cell>
          <table:table-cell office:value-type="float" office:value="24.69165" calcext:value-type="float">
            <text:p>24.69165</text:p>
          </table:table-cell>
          <table:table-cell office:value-type="float" office:value="27.20078" calcext:value-type="float">
            <text:p>27.20078</text:p>
          </table:table-cell>
          <table:table-cell office:value-type="float" office:value="24.72391" calcext:value-type="float">
            <text:p>24.72391</text:p>
          </table:table-cell>
          <table:table-cell office:value-type="float" office:value="25.85687" calcext:value-type="float">
            <text:p>25.85687</text:p>
          </table:table-cell>
          <table:table-cell office:value-type="float" office:value="24.50156" calcext:value-type="float">
            <text:p>24.50156</text:p>
          </table:table-cell>
          <table:table-cell office:value-type="float" office:value="24.48987" calcext:value-type="float">
            <text:p>24.48987</text:p>
          </table:table-cell>
          <table:table-cell office:value-type="float" office:value="23.80261" calcext:value-type="float">
            <text:p>23.80261</text:p>
          </table:table-cell>
          <table:table-cell office:value-type="float" office:value="22.62143" calcext:value-type="float">
            <text:p>22.62143</text:p>
          </table:table-cell>
          <table:table-cell office:value-type="float" office:value="22.24332" calcext:value-type="float">
            <text:p>22.24332</text:p>
          </table:table-cell>
          <table:table-cell office:value-type="float" office:value="20.14288" calcext:value-type="float">
            <text:p>20.14288</text:p>
          </table:table-cell>
          <table:table-cell office:value-type="float" office:value="19.82004" calcext:value-type="float">
            <text:p>19.82004</text:p>
          </table:table-cell>
          <table:table-cell office:value-type="float" office:value="17.80124" calcext:value-type="float">
            <text:p>17.80124</text:p>
          </table:table-cell>
          <table:table-cell office:value-type="float" office:value="17.62793" calcext:value-type="float">
            <text:p>17.62793</text:p>
          </table:table-cell>
          <table:table-cell office:value-type="float" office:value="16.19794" calcext:value-type="float">
            <text:p>16.19794</text:p>
          </table:table-cell>
          <table:table-cell office:value-type="float" office:value="16.0751" calcext:value-type="float">
            <text:p>16.0751</text:p>
          </table:table-cell>
          <table:table-cell office:value-type="float" office:value="14.91434" calcext:value-type="float">
            <text:p>14.91434</text:p>
          </table:table-cell>
          <table:table-cell office:value-type="float" office:value="14.80566" calcext:value-type="float">
            <text:p>14.80566</text:p>
          </table:table-cell>
          <table:table-cell office:value-type="float" office:value="13.88321" calcext:value-type="float">
            <text:p>13.88321</text:p>
          </table:table-cell>
          <table:table-cell office:value-type="float" office:value="13.77661" calcext:value-type="float">
            <text:p>13.77661</text:p>
          </table:table-cell>
          <table:table-cell office:value-type="float" office:value="13.28699" calcext:value-type="float">
            <text:p>13.28699</text:p>
          </table:table-cell>
          <table:table-cell office:value-type="float" office:value="13.18488" calcext:value-type="float">
            <text:p>13.18488</text:p>
          </table:table-cell>
          <table:table-cell office:value-type="float" office:value="41.58429" calcext:value-type="float">
            <text:p>41.58429</text:p>
          </table:table-cell>
          <table:table-cell office:value-type="float" office:value="20.7135" calcext:value-type="float">
            <text:p>20.71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5" calcext:value-type="float">
            <text:p>22062005</text:p>
          </table:table-cell>
          <table:table-cell office:value-type="float" office:value="28.77048" calcext:value-type="float">
            <text:p>28.77048</text:p>
          </table:table-cell>
          <table:table-cell office:value-type="float" office:value="33.61" calcext:value-type="float">
            <text:p>33.61</text:p>
          </table:table-cell>
          <table:table-cell office:value-type="float" office:value="18.56" calcext:value-type="float">
            <text:p>18.56</text:p>
          </table:table-cell>
          <table:table-cell office:value-type="float" office:value="2.006024" calcext:value-type="float">
            <text:p>2.006024</text:p>
          </table:table-cell>
          <table:table-cell office:value-type="float" office:value="1.342499" calcext:value-type="float">
            <text:p>1.342499</text:p>
          </table:table-cell>
          <table:table-cell office:value-type="float" office:value="240.624" calcext:value-type="float">
            <text:p>240.624</text:p>
          </table:table-cell>
          <table:table-cell office:value-type="float" office:value="0" calcext:value-type="float">
            <text:p>0</text:p>
          </table:table-cell>
          <table:table-cell office:value-type="float" office:value="44.96552" calcext:value-type="float">
            <text:p>44.96552</text:p>
          </table:table-cell>
          <table:table-cell office:value-type="float" office:value="20.35199" calcext:value-type="float">
            <text:p>20.35199</text:p>
          </table:table-cell>
          <table:table-cell office:value-type="float" office:value="36.09009" calcext:value-type="float">
            <text:p>36.09009</text:p>
          </table:table-cell>
          <table:table-cell office:value-type="float" office:value="22.70749" calcext:value-type="float">
            <text:p>22.70749</text:p>
          </table:table-cell>
          <table:table-cell office:value-type="float" office:value="32.45392" calcext:value-type="float">
            <text:p>32.45392</text:p>
          </table:table-cell>
          <table:table-cell office:value-type="float" office:value="23.83017" calcext:value-type="float">
            <text:p>23.83017</text:p>
          </table:table-cell>
          <table:table-cell office:value-type="float" office:value="29.70078" calcext:value-type="float">
            <text:p>29.70078</text:p>
          </table:table-cell>
          <table:table-cell office:value-type="float" office:value="24.38168" calcext:value-type="float">
            <text:p>24.38168</text:p>
          </table:table-cell>
          <table:table-cell office:value-type="float" office:value="28.00348" calcext:value-type="float">
            <text:p>28.00348</text:p>
          </table:table-cell>
          <table:table-cell office:value-type="float" office:value="24.49579" calcext:value-type="float">
            <text:p>24.49579</text:p>
          </table:table-cell>
          <table:table-cell office:value-type="float" office:value="26.32153" calcext:value-type="float">
            <text:p>26.32153</text:p>
          </table:table-cell>
          <table:table-cell office:value-type="float" office:value="24.37585" calcext:value-type="float">
            <text:p>24.37585</text:p>
          </table:table-cell>
          <table:table-cell office:value-type="float" office:value="24.92627" calcext:value-type="float">
            <text:p>24.92627</text:p>
          </table:table-cell>
          <table:table-cell office:value-type="float" office:value="23.80591" calcext:value-type="float">
            <text:p>23.80591</text:p>
          </table:table-cell>
          <table:table-cell office:value-type="float" office:value="22.86371" calcext:value-type="float">
            <text:p>22.86371</text:p>
          </table:table-cell>
          <table:table-cell office:value-type="float" office:value="22.62738" calcext:value-type="float">
            <text:p>22.62738</text:p>
          </table:table-cell>
          <table:table-cell office:value-type="float" office:value="20.40778" calcext:value-type="float">
            <text:p>20.40778</text:p>
          </table:table-cell>
          <table:table-cell office:value-type="float" office:value="20.14606" calcext:value-type="float">
            <text:p>20.14606</text:p>
          </table:table-cell>
          <table:table-cell office:value-type="float" office:value="17.98856" calcext:value-type="float">
            <text:p>17.98856</text:p>
          </table:table-cell>
          <table:table-cell office:value-type="float" office:value="17.80313" calcext:value-type="float">
            <text:p>17.80313</text:p>
          </table:table-cell>
          <table:table-cell office:value-type="float" office:value="16.3342" calcext:value-type="float">
            <text:p>16.3342</text:p>
          </table:table-cell>
          <table:table-cell office:value-type="float" office:value="16.19931" calcext:value-type="float">
            <text:p>16.19931</text:p>
          </table:table-cell>
          <table:table-cell office:value-type="float" office:value="15.02795" calcext:value-type="float">
            <text:p>15.02795</text:p>
          </table:table-cell>
          <table:table-cell office:value-type="float" office:value="14.91553" calcext:value-type="float">
            <text:p>14.91553</text:p>
          </table:table-cell>
          <table:table-cell office:value-type="float" office:value="13.99054" calcext:value-type="float">
            <text:p>13.99054</text:p>
          </table:table-cell>
          <table:table-cell office:value-type="float" office:value="13.88434" calcext:value-type="float">
            <text:p>13.88434</text:p>
          </table:table-cell>
          <table:table-cell office:value-type="float" office:value="13.38965" calcext:value-type="float">
            <text:p>13.38965</text:p>
          </table:table-cell>
          <table:table-cell office:value-type="float" office:value="13.28806" calcext:value-type="float">
            <text:p>13.28806</text:p>
          </table:table-cell>
          <table:table-cell office:value-type="float" office:value="44.96542" calcext:value-type="float">
            <text:p>44.96542</text:p>
          </table:table-cell>
          <table:table-cell office:value-type="float" office:value="20.35199" calcext:value-type="float">
            <text:p>20.351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5" calcext:value-type="float">
            <text:p>23062005</text:p>
          </table:table-cell>
          <table:table-cell office:value-type="float" office:value="29.83932" calcext:value-type="float">
            <text:p>29.83932</text:p>
          </table:table-cell>
          <table:table-cell office:value-type="float" office:value="34.25" calcext:value-type="float">
            <text:p>34.25</text:p>
          </table:table-cell>
          <table:table-cell office:value-type="float" office:value="22.2" calcext:value-type="float">
            <text:p>22.2</text:p>
          </table:table-cell>
          <table:table-cell office:value-type="float" office:value="1.777094" calcext:value-type="float">
            <text:p>1.777094</text:p>
          </table:table-cell>
          <table:table-cell office:value-type="float" office:value="1.147894" calcext:value-type="float">
            <text:p>1.147894</text:p>
          </table:table-cell>
          <table:table-cell office:value-type="float" office:value="368.676" calcext:value-type="float">
            <text:p>368.676</text:p>
          </table:table-cell>
          <table:table-cell office:value-type="float" office:value="0" calcext:value-type="float">
            <text:p>0</text:p>
          </table:table-cell>
          <table:table-cell office:value-type="float" office:value="45.67435" calcext:value-type="float">
            <text:p>45.67435</text:p>
          </table:table-cell>
          <table:table-cell office:value-type="float" office:value="23.23688" calcext:value-type="float">
            <text:p>23.23688</text:p>
          </table:table-cell>
          <table:table-cell office:value-type="float" office:value="37.33374" calcext:value-type="float">
            <text:p>37.33374</text:p>
          </table:table-cell>
          <table:table-cell office:value-type="float" office:value="24.99667" calcext:value-type="float">
            <text:p>24.99667</text:p>
          </table:table-cell>
          <table:table-cell office:value-type="float" office:value="33.53766" calcext:value-type="float">
            <text:p>33.53766</text:p>
          </table:table-cell>
          <table:table-cell office:value-type="float" office:value="25.61301" calcext:value-type="float">
            <text:p>25.61301</text:p>
          </table:table-cell>
          <table:table-cell office:value-type="float" office:value="30.66245" calcext:value-type="float">
            <text:p>30.66245</text:p>
          </table:table-cell>
          <table:table-cell office:value-type="float" office:value="25.75787" calcext:value-type="float">
            <text:p>25.75787</text:p>
          </table:table-cell>
          <table:table-cell office:value-type="float" office:value="28.86591" calcext:value-type="float">
            <text:p>28.86591</text:p>
          </table:table-cell>
          <table:table-cell office:value-type="float" office:value="25.62366" calcext:value-type="float">
            <text:p>25.62366</text:p>
          </table:table-cell>
          <table:table-cell office:value-type="float" office:value="27.06921" calcext:value-type="float">
            <text:p>27.06921</text:p>
          </table:table-cell>
          <table:table-cell office:value-type="float" office:value="25.25433" calcext:value-type="float">
            <text:p>25.25433</text:p>
          </table:table-cell>
          <table:table-cell office:value-type="float" office:value="25.57214" calcext:value-type="float">
            <text:p>25.57214</text:p>
          </table:table-cell>
          <table:table-cell office:value-type="float" office:value="24.4791" calcext:value-type="float">
            <text:p>24.4791</text:p>
          </table:table-cell>
          <table:table-cell office:value-type="float" office:value="23.33286" calcext:value-type="float">
            <text:p>23.33286</text:p>
          </table:table-cell>
          <table:table-cell office:value-type="float" office:value="22.8721" calcext:value-type="float">
            <text:p>22.8721</text:p>
          </table:table-cell>
          <table:table-cell office:value-type="float" office:value="20.69226" calcext:value-type="float">
            <text:p>20.69226</text:p>
          </table:table-cell>
          <table:table-cell office:value-type="float" office:value="20.41055" calcext:value-type="float">
            <text:p>20.41055</text:p>
          </table:table-cell>
          <table:table-cell office:value-type="float" office:value="18.18134" calcext:value-type="float">
            <text:p>18.18134</text:p>
          </table:table-cell>
          <table:table-cell office:value-type="float" office:value="17.99051" calcext:value-type="float">
            <text:p>17.99051</text:p>
          </table:table-cell>
          <table:table-cell office:value-type="float" office:value="16.47736" calcext:value-type="float">
            <text:p>16.47736</text:p>
          </table:table-cell>
          <table:table-cell office:value-type="float" office:value="16.33563" calcext:value-type="float">
            <text:p>16.33563</text:p>
          </table:table-cell>
          <table:table-cell office:value-type="float" office:value="15.14484" calcext:value-type="float">
            <text:p>15.14484</text:p>
          </table:table-cell>
          <table:table-cell office:value-type="float" office:value="15.02917" calcext:value-type="float">
            <text:p>15.02917</text:p>
          </table:table-cell>
          <table:table-cell office:value-type="float" office:value="14.09821" calcext:value-type="float">
            <text:p>14.09821</text:p>
          </table:table-cell>
          <table:table-cell office:value-type="float" office:value="13.99164" calcext:value-type="float">
            <text:p>13.99164</text:p>
          </table:table-cell>
          <table:table-cell office:value-type="float" office:value="13.49222" calcext:value-type="float">
            <text:p>13.49222</text:p>
          </table:table-cell>
          <table:table-cell office:value-type="float" office:value="13.39075" calcext:value-type="float">
            <text:p>13.39075</text:p>
          </table:table-cell>
          <table:table-cell office:value-type="float" office:value="45.67426" calcext:value-type="float">
            <text:p>45.67426</text:p>
          </table:table-cell>
          <table:table-cell office:value-type="float" office:value="23.23688" calcext:value-type="float">
            <text:p>23.236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5" calcext:value-type="float">
            <text:p>24062005</text:p>
          </table:table-cell>
          <table:table-cell office:value-type="float" office:value="25.62048" calcext:value-type="float">
            <text:p>25.62048</text:p>
          </table:table-cell>
          <table:table-cell office:value-type="float" office:value="35.3" calcext:value-type="float">
            <text:p>35.3</text:p>
          </table:table-cell>
          <table:table-cell office:value-type="float" office:value="23.01" calcext:value-type="float">
            <text:p>23.01</text:p>
          </table:table-cell>
          <table:table-cell office:value-type="float" office:value="2.065771" calcext:value-type="float">
            <text:p>2.065771</text:p>
          </table:table-cell>
          <table:table-cell office:value-type="float" office:value="1.268493" calcext:value-type="float">
            <text:p>1.268493</text:p>
          </table:table-cell>
          <table:table-cell office:value-type="float" office:value="237.42" calcext:value-type="float">
            <text:p>237.42</text:p>
          </table:table-cell>
          <table:table-cell office:value-type="float" office:value="25.4" calcext:value-type="float">
            <text:p>25.4</text:p>
          </table:table-cell>
          <table:table-cell office:value-type="float" office:value="41.28625" calcext:value-type="float">
            <text:p>41.28625</text:p>
          </table:table-cell>
          <table:table-cell office:value-type="float" office:value="22.49609" calcext:value-type="float">
            <text:p>22.49609</text:p>
          </table:table-cell>
          <table:table-cell office:value-type="float" office:value="32.95483" calcext:value-type="float">
            <text:p>32.95483</text:p>
          </table:table-cell>
          <table:table-cell office:value-type="float" office:value="24.13312" calcext:value-type="float">
            <text:p>24.13312</text:p>
          </table:table-cell>
          <table:table-cell office:value-type="float" office:value="30.8645" calcext:value-type="float">
            <text:p>30.8645</text:p>
          </table:table-cell>
          <table:table-cell office:value-type="float" office:value="25.42603" calcext:value-type="float">
            <text:p>25.42603</text:p>
          </table:table-cell>
          <table:table-cell office:value-type="float" office:value="29.07278" calcext:value-type="float">
            <text:p>29.07278</text:p>
          </table:table-cell>
          <table:table-cell office:value-type="float" office:value="26.25748" calcext:value-type="float">
            <text:p>26.25748</text:p>
          </table:table-cell>
          <table:table-cell office:value-type="float" office:value="27.94794" calcext:value-type="float">
            <text:p>27.94794</text:p>
          </table:table-cell>
          <table:table-cell office:value-type="float" office:value="26.16064" calcext:value-type="float">
            <text:p>26.16064</text:p>
          </table:table-cell>
          <table:table-cell office:value-type="float" office:value="26.99356" calcext:value-type="float">
            <text:p>26.99356</text:p>
          </table:table-cell>
          <table:table-cell office:value-type="float" office:value="25.78888" calcext:value-type="float">
            <text:p>25.78888</text:p>
          </table:table-cell>
          <table:table-cell office:value-type="float" office:value="25.58331" calcext:value-type="float">
            <text:p>25.58331</text:p>
          </table:table-cell>
          <table:table-cell office:value-type="float" office:value="24.99777" calcext:value-type="float">
            <text:p>24.99777</text:p>
          </table:table-cell>
          <table:table-cell office:value-type="float" office:value="23.67163" calcext:value-type="float">
            <text:p>23.67163</text:p>
          </table:table-cell>
          <table:table-cell office:value-type="float" office:value="23.34213" calcext:value-type="float">
            <text:p>23.34213</text:p>
          </table:table-cell>
          <table:table-cell office:value-type="float" office:value="21.00912" calcext:value-type="float">
            <text:p>21.00912</text:p>
          </table:table-cell>
          <table:table-cell office:value-type="float" office:value="20.69562" calcext:value-type="float">
            <text:p>20.69562</text:p>
          </table:table-cell>
          <table:table-cell office:value-type="float" office:value="18.38895" calcext:value-type="float">
            <text:p>18.38895</text:p>
          </table:table-cell>
          <table:table-cell office:value-type="float" office:value="18.18341" calcext:value-type="float">
            <text:p>18.18341</text:p>
          </table:table-cell>
          <table:table-cell office:value-type="float" office:value="16.62903" calcext:value-type="float">
            <text:p>16.62903</text:p>
          </table:table-cell>
          <table:table-cell office:value-type="float" office:value="16.47891" calcext:value-type="float">
            <text:p>16.47891</text:p>
          </table:table-cell>
          <table:table-cell office:value-type="float" office:value="15.26547" calcext:value-type="float">
            <text:p>15.26547</text:p>
          </table:table-cell>
          <table:table-cell office:value-type="float" office:value="15.14609" calcext:value-type="float">
            <text:p>15.14609</text:p>
          </table:table-cell>
          <table:table-cell office:value-type="float" office:value="14.20633" calcext:value-type="float">
            <text:p>14.20633</text:p>
          </table:table-cell>
          <table:table-cell office:value-type="float" office:value="14.0993" calcext:value-type="float">
            <text:p>14.0993</text:p>
          </table:table-cell>
          <table:table-cell office:value-type="float" office:value="13.5939" calcext:value-type="float">
            <text:p>13.5939</text:p>
          </table:table-cell>
          <table:table-cell office:value-type="float" office:value="13.49329" calcext:value-type="float">
            <text:p>13.49329</text:p>
          </table:table-cell>
          <table:table-cell office:value-type="float" office:value="41.28619" calcext:value-type="float">
            <text:p>41.28619</text:p>
          </table:table-cell>
          <table:table-cell office:value-type="float" office:value="22.59552" calcext:value-type="float">
            <text:p>22.595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5" calcext:value-type="float">
            <text:p>25062005</text:p>
          </table:table-cell>
          <table:table-cell office:value-type="float" office:value="18.53496" calcext:value-type="float">
            <text:p>18.53496</text:p>
          </table:table-cell>
          <table:table-cell office:value-type="float" office:value="31.51" calcext:value-type="float">
            <text:p>31.51</text:p>
          </table:table-cell>
          <table:table-cell office:value-type="float" office:value="21.39" calcext:value-type="float">
            <text:p>21.39</text:p>
          </table:table-cell>
          <table:table-cell office:value-type="float" office:value="2.204699" calcext:value-type="float">
            <text:p>2.204699</text:p>
          </table:table-cell>
          <table:table-cell office:value-type="float" office:value="1.662512" calcext:value-type="float">
            <text:p>1.662512</text:p>
          </table:table-cell>
          <table:table-cell office:value-type="float" office:value="281.376" calcext:value-type="float">
            <text:p>281.376</text:p>
          </table:table-cell>
          <table:table-cell office:value-type="float" office:value="2.3" calcext:value-type="float">
            <text:p>2.3</text:p>
          </table:table-cell>
          <table:table-cell office:value-type="float" office:value="29.77213" calcext:value-type="float">
            <text:p>29.77213</text:p>
          </table:table-cell>
          <table:table-cell office:value-type="float" office:value="21.11646" calcext:value-type="float">
            <text:p>21.11646</text:p>
          </table:table-cell>
          <table:table-cell office:value-type="float" office:value="27.48059" calcext:value-type="float">
            <text:p>27.48059</text:p>
          </table:table-cell>
          <table:table-cell office:value-type="float" office:value="22.35837" calcext:value-type="float">
            <text:p>22.35837</text:p>
          </table:table-cell>
          <table:table-cell office:value-type="float" office:value="26.35434" calcext:value-type="float">
            <text:p>26.35434</text:p>
          </table:table-cell>
          <table:table-cell office:value-type="float" office:value="23.34473" calcext:value-type="float">
            <text:p>23.34473</text:p>
          </table:table-cell>
          <table:table-cell office:value-type="float" office:value="26.1528" calcext:value-type="float">
            <text:p>26.1528</text:p>
          </table:table-cell>
          <table:table-cell office:value-type="float" office:value="24.00311" calcext:value-type="float">
            <text:p>24.00311</text:p>
          </table:table-cell>
          <table:table-cell office:value-type="float" office:value="26.28238" calcext:value-type="float">
            <text:p>26.28238</text:p>
          </table:table-cell>
          <table:table-cell office:value-type="float" office:value="24.19937" calcext:value-type="float">
            <text:p>24.19937</text:p>
          </table:table-cell>
          <table:table-cell office:value-type="float" office:value="26.13928" calcext:value-type="float">
            <text:p>26.13928</text:p>
          </table:table-cell>
          <table:table-cell office:value-type="float" office:value="24.27402" calcext:value-type="float">
            <text:p>24.27402</text:p>
          </table:table-cell>
          <table:table-cell office:value-type="float" office:value="25.32236" calcext:value-type="float">
            <text:p>25.32236</text:p>
          </table:table-cell>
          <table:table-cell office:value-type="float" office:value="24.00562" calcext:value-type="float">
            <text:p>24.00562</text:p>
          </table:table-cell>
          <table:table-cell office:value-type="float" office:value="23.68848" calcext:value-type="float">
            <text:p>23.68848</text:p>
          </table:table-cell>
          <table:table-cell office:value-type="float" office:value="23.23883" calcext:value-type="float">
            <text:p>23.23883</text:p>
          </table:table-cell>
          <table:table-cell office:value-type="float" office:value="21.17661" calcext:value-type="float">
            <text:p>21.17661</text:p>
          </table:table-cell>
          <table:table-cell office:value-type="float" office:value="21.01218" calcext:value-type="float">
            <text:p>21.01218</text:p>
          </table:table-cell>
          <table:table-cell office:value-type="float" office:value="18.59528" calcext:value-type="float">
            <text:p>18.59528</text:p>
          </table:table-cell>
          <table:table-cell office:value-type="float" office:value="18.39117" calcext:value-type="float">
            <text:p>18.39117</text:p>
          </table:table-cell>
          <table:table-cell office:value-type="float" office:value="16.7894" calcext:value-type="float">
            <text:p>16.7894</text:p>
          </table:table-cell>
          <table:table-cell office:value-type="float" office:value="16.63065" calcext:value-type="float">
            <text:p>16.63065</text:p>
          </table:table-cell>
          <table:table-cell office:value-type="float" office:value="15.39301" calcext:value-type="float">
            <text:p>15.39301</text:p>
          </table:table-cell>
          <table:table-cell office:value-type="float" office:value="15.26675" calcext:value-type="float">
            <text:p>15.26675</text:p>
          </table:table-cell>
          <table:table-cell office:value-type="float" office:value="14.31619" calcext:value-type="float">
            <text:p>14.31619</text:p>
          </table:table-cell>
          <table:table-cell office:value-type="float" office:value="14.20746" calcext:value-type="float">
            <text:p>14.20746</text:p>
          </table:table-cell>
          <table:table-cell office:value-type="float" office:value="13.69522" calcext:value-type="float">
            <text:p>13.69522</text:p>
          </table:table-cell>
          <table:table-cell office:value-type="float" office:value="13.59494" calcext:value-type="float">
            <text:p>13.59494</text:p>
          </table:table-cell>
          <table:table-cell office:value-type="float" office:value="29.77213" calcext:value-type="float">
            <text:p>29.77213</text:p>
          </table:table-cell>
          <table:table-cell office:value-type="float" office:value="21.11646" calcext:value-type="float">
            <text:p>21.116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5" calcext:value-type="float">
            <text:p>26062005</text:p>
          </table:table-cell>
          <table:table-cell office:value-type="float" office:value="27.91728" calcext:value-type="float">
            <text:p>27.91728</text:p>
          </table:table-cell>
          <table:table-cell office:value-type="float" office:value="34.14" calcext:value-type="float">
            <text:p>34.14</text:p>
          </table:table-cell>
          <table:table-cell office:value-type="float" office:value="23.04" calcext:value-type="float">
            <text:p>23.04</text:p>
          </table:table-cell>
          <table:table-cell office:value-type="float" office:value="1.955974" calcext:value-type="float">
            <text:p>1.955974</text:p>
          </table:table-cell>
          <table:table-cell office:value-type="float" office:value="1.195055" calcext:value-type="float">
            <text:p>1.195055</text:p>
          </table:table-cell>
          <table:table-cell office:value-type="float" office:value="448.992" calcext:value-type="float">
            <text:p>448.992</text:p>
          </table:table-cell>
          <table:table-cell office:value-type="float" office:value="0" calcext:value-type="float">
            <text:p>0</text:p>
          </table:table-cell>
          <table:table-cell office:value-type="float" office:value="37.83383" calcext:value-type="float">
            <text:p>37.83383</text:p>
          </table:table-cell>
          <table:table-cell office:value-type="float" office:value="20.72229" calcext:value-type="float">
            <text:p>20.72229</text:p>
          </table:table-cell>
          <table:table-cell office:value-type="float" office:value="31.35361" calcext:value-type="float">
            <text:p>31.35361</text:p>
          </table:table-cell>
          <table:table-cell office:value-type="float" office:value="21.68686" calcext:value-type="float">
            <text:p>21.68686</text:p>
          </table:table-cell>
          <table:table-cell office:value-type="float" office:value="28.83423" calcext:value-type="float">
            <text:p>28.83423</text:p>
          </table:table-cell>
          <table:table-cell office:value-type="float" office:value="22.47238" calcext:value-type="float">
            <text:p>22.47238</text:p>
          </table:table-cell>
          <table:table-cell office:value-type="float" office:value="27.05356" calcext:value-type="float">
            <text:p>27.05356</text:p>
          </table:table-cell>
          <table:table-cell office:value-type="float" office:value="23.02182" calcext:value-type="float">
            <text:p>23.02182</text:p>
          </table:table-cell>
          <table:table-cell office:value-type="float" office:value="25.97757" calcext:value-type="float">
            <text:p>25.97757</text:p>
          </table:table-cell>
          <table:table-cell office:value-type="float" office:value="23.28772" calcext:value-type="float">
            <text:p>23.28772</text:p>
          </table:table-cell>
          <table:table-cell office:value-type="float" office:value="24.95245" calcext:value-type="float">
            <text:p>24.95245</text:p>
          </table:table-cell>
          <table:table-cell office:value-type="float" office:value="23.44031" calcext:value-type="float">
            <text:p>23.44031</text:p>
          </table:table-cell>
          <table:table-cell office:value-type="float" office:value="24.04468" calcext:value-type="float">
            <text:p>24.04468</text:p>
          </table:table-cell>
          <table:table-cell office:value-type="float" office:value="23.30258" calcext:value-type="float">
            <text:p>23.30258</text:p>
          </table:table-cell>
          <table:table-cell office:value-type="float" office:value="23.2348" calcext:value-type="float">
            <text:p>23.2348</text:p>
          </table:table-cell>
          <table:table-cell office:value-type="float" office:value="22.81635" calcext:value-type="float">
            <text:p>22.81635</text:p>
          </table:table-cell>
          <table:table-cell office:value-type="float" office:value="21.18036" calcext:value-type="float">
            <text:p>21.18036</text:p>
          </table:table-cell>
          <table:table-cell office:value-type="float" office:value="21.13138" calcext:value-type="float">
            <text:p>21.13138</text:p>
          </table:table-cell>
          <table:table-cell office:value-type="float" office:value="18.75412" calcext:value-type="float">
            <text:p>18.75412</text:p>
          </table:table-cell>
          <table:table-cell office:value-type="float" office:value="18.59723" calcext:value-type="float">
            <text:p>18.59723</text:p>
          </table:table-cell>
          <table:table-cell office:value-type="float" office:value="16.94675" calcext:value-type="float">
            <text:p>16.94675</text:p>
          </table:table-cell>
          <table:table-cell office:value-type="float" office:value="16.79111" calcext:value-type="float">
            <text:p>16.79111</text:p>
          </table:table-cell>
          <table:table-cell office:value-type="float" office:value="15.52411" calcext:value-type="float">
            <text:p>15.52411</text:p>
          </table:table-cell>
          <table:table-cell office:value-type="float" office:value="15.39435" calcext:value-type="float">
            <text:p>15.39435</text:p>
          </table:table-cell>
          <table:table-cell office:value-type="float" office:value="14.42844" calcext:value-type="float">
            <text:p>14.42844</text:p>
          </table:table-cell>
          <table:table-cell office:value-type="float" office:value="14.31738" calcext:value-type="float">
            <text:p>14.31738</text:p>
          </table:table-cell>
          <table:table-cell office:value-type="float" office:value="13.79785" calcext:value-type="float">
            <text:p>13.79785</text:p>
          </table:table-cell>
          <table:table-cell office:value-type="float" office:value="13.69629" calcext:value-type="float">
            <text:p>13.69629</text:p>
          </table:table-cell>
          <table:table-cell office:value-type="float" office:value="37.83374" calcext:value-type="float">
            <text:p>37.83374</text:p>
          </table:table-cell>
          <table:table-cell office:value-type="float" office:value="20.72229" calcext:value-type="float">
            <text:p>20.722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5" calcext:value-type="float">
            <text:p>27062005</text:p>
          </table:table-cell>
          <table:table-cell office:value-type="float" office:value="19.818" calcext:value-type="float">
            <text:p>19.818</text:p>
          </table:table-cell>
          <table:table-cell office:value-type="float" office:value="30.58" calcext:value-type="float">
            <text:p>30.58</text:p>
          </table:table-cell>
          <table:table-cell office:value-type="float" office:value="24.4" calcext:value-type="float">
            <text:p>24.4</text:p>
          </table:table-cell>
          <table:table-cell office:value-type="float" office:value="2.288826" calcext:value-type="float">
            <text:p>2.288826</text:p>
          </table:table-cell>
          <table:table-cell office:value-type="float" office:value="1.286298" calcext:value-type="float">
            <text:p>1.286298</text:p>
          </table:table-cell>
          <table:table-cell office:value-type="float" office:value="402.696" calcext:value-type="float">
            <text:p>402.696</text:p>
          </table:table-cell>
          <table:table-cell office:value-type="float" office:value="4.8" calcext:value-type="float">
            <text:p>4.8</text:p>
          </table:table-cell>
          <table:table-cell office:value-type="float" office:value="32.99338" calcext:value-type="float">
            <text:p>32.99338</text:p>
          </table:table-cell>
          <table:table-cell office:value-type="float" office:value="20.42441" calcext:value-type="float">
            <text:p>20.42441</text:p>
          </table:table-cell>
          <table:table-cell office:value-type="float" office:value="28.32526" calcext:value-type="float">
            <text:p>28.32526</text:p>
          </table:table-cell>
          <table:table-cell office:value-type="float" office:value="22.5979" calcext:value-type="float">
            <text:p>22.5979</text:p>
          </table:table-cell>
          <table:table-cell office:value-type="float" office:value="26.98883" calcext:value-type="float">
            <text:p>26.98883</text:p>
          </table:table-cell>
          <table:table-cell office:value-type="float" office:value="23.71457" calcext:value-type="float">
            <text:p>23.71457</text:p>
          </table:table-cell>
          <table:table-cell office:value-type="float" office:value="26.47739" calcext:value-type="float">
            <text:p>26.47739</text:p>
          </table:table-cell>
          <table:table-cell office:value-type="float" office:value="24.28876" calcext:value-type="float">
            <text:p>24.28876</text:p>
          </table:table-cell>
          <table:table-cell office:value-type="float" office:value="25.84113" calcext:value-type="float">
            <text:p>25.84113</text:p>
          </table:table-cell>
          <table:table-cell office:value-type="float" office:value="24.41107" calcext:value-type="float">
            <text:p>24.41107</text:p>
          </table:table-cell>
          <table:table-cell office:value-type="float" office:value="24.97787" calcext:value-type="float">
            <text:p>24.97787</text:p>
          </table:table-cell>
          <table:table-cell office:value-type="float" office:value="24.38379" calcext:value-type="float">
            <text:p>24.38379</text:p>
          </table:table-cell>
          <table:table-cell office:value-type="float" office:value="24.15546" calcext:value-type="float">
            <text:p>24.15546</text:p>
          </table:table-cell>
          <table:table-cell office:value-type="float" office:value="23.93463" calcext:value-type="float">
            <text:p>23.93463</text:p>
          </table:table-cell>
          <table:table-cell office:value-type="float" office:value="22.97891" calcext:value-type="float">
            <text:p>22.97891</text:p>
          </table:table-cell>
          <table:table-cell office:value-type="float" office:value="22.84744" calcext:value-type="float">
            <text:p>22.84744</text:p>
          </table:table-cell>
          <table:table-cell office:value-type="float" office:value="21.14188" calcext:value-type="float">
            <text:p>21.14188</text:p>
          </table:table-cell>
          <table:table-cell office:value-type="float" office:value="21.12424" calcext:value-type="float">
            <text:p>21.12424</text:p>
          </table:table-cell>
          <table:table-cell office:value-type="float" office:value="18.86948" calcext:value-type="float">
            <text:p>18.86948</text:p>
          </table:table-cell>
          <table:table-cell office:value-type="float" office:value="18.75549" calcext:value-type="float">
            <text:p>18.75549</text:p>
          </table:table-cell>
          <table:table-cell office:value-type="float" office:value="17.0882" calcext:value-type="float">
            <text:p>17.0882</text:p>
          </table:table-cell>
          <table:table-cell office:value-type="float" office:value="16.94833" calcext:value-type="float">
            <text:p>16.94833</text:p>
          </table:table-cell>
          <table:table-cell office:value-type="float" office:value="15.65509" calcext:value-type="float">
            <text:p>15.65509</text:p>
          </table:table-cell>
          <table:table-cell office:value-type="float" office:value="15.52545" calcext:value-type="float">
            <text:p>15.52545</text:p>
          </table:table-cell>
          <table:table-cell office:value-type="float" office:value="14.54266" calcext:value-type="float">
            <text:p>14.54266</text:p>
          </table:table-cell>
          <table:table-cell office:value-type="float" office:value="14.42963" calcext:value-type="float">
            <text:p>14.42963</text:p>
          </table:table-cell>
          <table:table-cell office:value-type="float" office:value="13.9006" calcext:value-type="float">
            <text:p>13.9006</text:p>
          </table:table-cell>
          <table:table-cell office:value-type="float" office:value="13.79892" calcext:value-type="float">
            <text:p>13.79892</text:p>
          </table:table-cell>
          <table:table-cell office:value-type="float" office:value="32.99335" calcext:value-type="float">
            <text:p>32.99335</text:p>
          </table:table-cell>
          <table:table-cell office:value-type="float" office:value="20.79831" calcext:value-type="float">
            <text:p>20.798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5" calcext:value-type="float">
            <text:p>28062005</text:p>
          </table:table-cell>
          <table:table-cell office:value-type="float" office:value="27.89748" calcext:value-type="float">
            <text:p>27.89748</text:p>
          </table:table-cell>
          <table:table-cell office:value-type="float" office:value="32.68" calcext:value-type="float">
            <text:p>32.68</text:p>
          </table:table-cell>
          <table:table-cell office:value-type="float" office:value="21.77" calcext:value-type="float">
            <text:p>21.77</text:p>
          </table:table-cell>
          <table:table-cell office:value-type="float" office:value="1.973865" calcext:value-type="float">
            <text:p>1.973865</text:p>
          </table:table-cell>
          <table:table-cell office:value-type="float" office:value="1.462958" calcext:value-type="float">
            <text:p>1.462958</text:p>
          </table:table-cell>
          <table:table-cell office:value-type="float" office:value="407.34" calcext:value-type="float">
            <text:p>407.34</text:p>
          </table:table-cell>
          <table:table-cell office:value-type="float" office:value="0" calcext:value-type="float">
            <text:p>0</text:p>
          </table:table-cell>
          <table:table-cell office:value-type="float" office:value="40.03433" calcext:value-type="float">
            <text:p>40.03433</text:p>
          </table:table-cell>
          <table:table-cell office:value-type="float" office:value="19.85443" calcext:value-type="float">
            <text:p>19.85443</text:p>
          </table:table-cell>
          <table:table-cell office:value-type="float" office:value="32.81961" calcext:value-type="float">
            <text:p>32.81961</text:p>
          </table:table-cell>
          <table:table-cell office:value-type="float" office:value="21.3996" calcext:value-type="float">
            <text:p>21.3996</text:p>
          </table:table-cell>
          <table:table-cell office:value-type="float" office:value="29.82236" calcext:value-type="float">
            <text:p>29.82236</text:p>
          </table:table-cell>
          <table:table-cell office:value-type="float" office:value="22.20294" calcext:value-type="float">
            <text:p>22.20294</text:p>
          </table:table-cell>
          <table:table-cell office:value-type="float" office:value="27.685" calcext:value-type="float">
            <text:p>27.685</text:p>
          </table:table-cell>
          <table:table-cell office:value-type="float" office:value="22.78796" calcext:value-type="float">
            <text:p>22.78796</text:p>
          </table:table-cell>
          <table:table-cell office:value-type="float" office:value="26.39377" calcext:value-type="float">
            <text:p>26.39377</text:p>
          </table:table-cell>
          <table:table-cell office:value-type="float" office:value="23.08231" calcext:value-type="float">
            <text:p>23.08231</text:p>
          </table:table-cell>
          <table:table-cell office:value-type="float" office:value="25.18475" calcext:value-type="float">
            <text:p>25.18475</text:p>
          </table:table-cell>
          <table:table-cell office:value-type="float" office:value="23.26846" calcext:value-type="float">
            <text:p>23.26846</text:p>
          </table:table-cell>
          <table:table-cell office:value-type="float" office:value="24.17508" calcext:value-type="float">
            <text:p>24.17508</text:p>
          </table:table-cell>
          <table:table-cell office:value-type="float" office:value="23.14536" calcext:value-type="float">
            <text:p>23.14536</text:p>
          </table:table-cell>
          <table:table-cell office:value-type="float" office:value="22.97662" calcext:value-type="float">
            <text:p>22.97662</text:p>
          </table:table-cell>
          <table:table-cell office:value-type="float" office:value="22.69629" calcext:value-type="float">
            <text:p>22.69629</text:p>
          </table:table-cell>
          <table:table-cell office:value-type="float" office:value="21.14957" calcext:value-type="float">
            <text:p>21.14957</text:p>
          </table:table-cell>
          <table:table-cell office:value-type="float" office:value="21.12381" calcext:value-type="float">
            <text:p>21.12381</text:p>
          </table:table-cell>
          <table:table-cell office:value-type="float" office:value="18.966" calcext:value-type="float">
            <text:p>18.966</text:p>
          </table:table-cell>
          <table:table-cell office:value-type="float" office:value="18.87061" calcext:value-type="float">
            <text:p>18.87061</text:p>
          </table:table-cell>
          <table:table-cell office:value-type="float" office:value="17.21545" calcext:value-type="float">
            <text:p>17.21545</text:p>
          </table:table-cell>
          <table:table-cell office:value-type="float" office:value="17.08957" calcext:value-type="float">
            <text:p>17.08957</text:p>
          </table:table-cell>
          <table:table-cell office:value-type="float" office:value="15.78268" calcext:value-type="float">
            <text:p>15.78268</text:p>
          </table:table-cell>
          <table:table-cell office:value-type="float" office:value="15.65646" calcext:value-type="float">
            <text:p>15.65646</text:p>
          </table:table-cell>
          <table:table-cell office:value-type="float" office:value="14.65775" calcext:value-type="float">
            <text:p>14.65775</text:p>
          </table:table-cell>
          <table:table-cell office:value-type="float" office:value="14.54388" calcext:value-type="float">
            <text:p>14.54388</text:p>
          </table:table-cell>
          <table:table-cell office:value-type="float" office:value="14.00577" calcext:value-type="float">
            <text:p>14.00577</text:p>
          </table:table-cell>
          <table:table-cell office:value-type="float" office:value="13.90167" calcext:value-type="float">
            <text:p>13.90167</text:p>
          </table:table-cell>
          <table:table-cell office:value-type="float" office:value="40.03427" calcext:value-type="float">
            <text:p>40.03427</text:p>
          </table:table-cell>
          <table:table-cell office:value-type="float" office:value="19.85446" calcext:value-type="float">
            <text:p>19.854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5" calcext:value-type="float">
            <text:p>29062005</text:p>
          </table:table-cell>
          <table:table-cell office:value-type="float" office:value="19.8072" calcext:value-type="float">
            <text:p>19.8072</text:p>
          </table:table-cell>
          <table:table-cell office:value-type="float" office:value="34.39" calcext:value-type="float">
            <text:p>34.39</text:p>
          </table:table-cell>
          <table:table-cell office:value-type="float" office:value="19.84" calcext:value-type="float">
            <text:p>19.84</text:p>
          </table:table-cell>
          <table:table-cell office:value-type="float" office:value="1.977379" calcext:value-type="float">
            <text:p>1.977379</text:p>
          </table:table-cell>
          <table:table-cell office:value-type="float" office:value="1.346274" calcext:value-type="float">
            <text:p>1.346274</text:p>
          </table:table-cell>
          <table:table-cell office:value-type="float" office:value="356.76" calcext:value-type="float">
            <text:p>356.76</text:p>
          </table:table-cell>
          <table:table-cell office:value-type="float" office:value="0.6" calcext:value-type="float">
            <text:p>0.6</text:p>
          </table:table-cell>
          <table:table-cell office:value-type="float" office:value="39.80817" calcext:value-type="float">
            <text:p>39.80817</text:p>
          </table:table-cell>
          <table:table-cell office:value-type="float" office:value="21.30118" calcext:value-type="float">
            <text:p>21.30118</text:p>
          </table:table-cell>
          <table:table-cell office:value-type="float" office:value="33.30878" calcext:value-type="float">
            <text:p>33.30878</text:p>
          </table:table-cell>
          <table:table-cell office:value-type="float" office:value="24.02505" calcext:value-type="float">
            <text:p>24.02505</text:p>
          </table:table-cell>
          <table:table-cell office:value-type="float" office:value="30.53497" calcext:value-type="float">
            <text:p>30.53497</text:p>
          </table:table-cell>
          <table:table-cell office:value-type="float" office:value="25.41315" calcext:value-type="float">
            <text:p>25.41315</text:p>
          </table:table-cell>
          <table:table-cell office:value-type="float" office:value="28.36679" calcext:value-type="float">
            <text:p>28.36679</text:p>
          </table:table-cell>
          <table:table-cell office:value-type="float" office:value="25.28229" calcext:value-type="float">
            <text:p>25.28229</text:p>
          </table:table-cell>
          <table:table-cell office:value-type="float" office:value="27.0307" calcext:value-type="float">
            <text:p>27.0307</text:p>
          </table:table-cell>
          <table:table-cell office:value-type="float" office:value="25.02856" calcext:value-type="float">
            <text:p>25.02856</text:p>
          </table:table-cell>
          <table:table-cell office:value-type="float" office:value="25.6976" calcext:value-type="float">
            <text:p>25.6976</text:p>
          </table:table-cell>
          <table:table-cell office:value-type="float" office:value="24.63419" calcext:value-type="float">
            <text:p>24.63419</text:p>
          </table:table-cell>
          <table:table-cell office:value-type="float" office:value="24.64954" calcext:value-type="float">
            <text:p>24.64954</text:p>
          </table:table-cell>
          <table:table-cell office:value-type="float" office:value="24.02505" calcext:value-type="float">
            <text:p>24.02505</text:p>
          </table:table-cell>
          <table:table-cell office:value-type="float" office:value="23.12762" calcext:value-type="float">
            <text:p>23.12762</text:p>
          </table:table-cell>
          <table:table-cell office:value-type="float" office:value="22.78931" calcext:value-type="float">
            <text:p>22.78931</text:p>
          </table:table-cell>
          <table:table-cell office:value-type="float" office:value="21.19186" calcext:value-type="float">
            <text:p>21.19186</text:p>
          </table:table-cell>
          <table:table-cell office:value-type="float" office:value="21.12372" calcext:value-type="float">
            <text:p>21.12372</text:p>
          </table:table-cell>
          <table:table-cell office:value-type="float" office:value="19.04999" calcext:value-type="float">
            <text:p>19.04999</text:p>
          </table:table-cell>
          <table:table-cell office:value-type="float" office:value="18.96692" calcext:value-type="float">
            <text:p>18.96692</text:p>
          </table:table-cell>
          <table:table-cell office:value-type="float" office:value="17.3302" calcext:value-type="float">
            <text:p>17.3302</text:p>
          </table:table-cell>
          <table:table-cell office:value-type="float" office:value="17.21671" calcext:value-type="float">
            <text:p>17.21671</text:p>
          </table:table-cell>
          <table:table-cell office:value-type="float" office:value="15.90558" calcext:value-type="float">
            <text:p>15.90558</text:p>
          </table:table-cell>
          <table:table-cell office:value-type="float" office:value="15.784" calcext:value-type="float">
            <text:p>15.784</text:p>
          </table:table-cell>
          <table:table-cell office:value-type="float" office:value="14.77249" calcext:value-type="float">
            <text:p>14.77249</text:p>
          </table:table-cell>
          <table:table-cell office:value-type="float" office:value="14.65894" calcext:value-type="float">
            <text:p>14.65894</text:p>
          </table:table-cell>
          <table:table-cell office:value-type="float" office:value="14.11124" calcext:value-type="float">
            <text:p>14.11124</text:p>
          </table:table-cell>
          <table:table-cell office:value-type="float" office:value="14.00687" calcext:value-type="float">
            <text:p>14.00687</text:p>
          </table:table-cell>
          <table:table-cell office:value-type="float" office:value="39.80817" calcext:value-type="float">
            <text:p>39.80817</text:p>
          </table:table-cell>
          <table:table-cell office:value-type="float" office:value="21.38623" calcext:value-type="float">
            <text:p>21.386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5" calcext:value-type="float">
            <text:p>30062005</text:p>
          </table:table-cell>
          <table:table-cell office:value-type="float" office:value="29.7396" calcext:value-type="float">
            <text:p>29.7396</text:p>
          </table:table-cell>
          <table:table-cell office:value-type="float" office:value="29.36" calcext:value-type="float">
            <text:p>29.36</text:p>
          </table:table-cell>
          <table:table-cell office:value-type="float" office:value="16.25" calcext:value-type="float">
            <text:p>16.25</text:p>
          </table:table-cell>
          <table:table-cell office:value-type="float" office:value="1.715294" calcext:value-type="float">
            <text:p>1.715294</text:p>
          </table:table-cell>
          <table:table-cell office:value-type="float" office:value="1.062478" calcext:value-type="float">
            <text:p>1.062478</text:p>
          </table:table-cell>
          <table:table-cell office:value-type="float" office:value="210.78" calcext:value-type="float">
            <text:p>210.78</text:p>
          </table:table-cell>
          <table:table-cell office:value-type="float" office:value="32.5" calcext:value-type="float">
            <text:p>32.5</text:p>
          </table:table-cell>
          <table:table-cell office:value-type="float" office:value="35.30667" calcext:value-type="float">
            <text:p>35.30667</text:p>
          </table:table-cell>
          <table:table-cell office:value-type="float" office:value="17.76324" calcext:value-type="float">
            <text:p>17.76324</text:p>
          </table:table-cell>
          <table:table-cell office:value-type="float" office:value="31.34006" calcext:value-type="float">
            <text:p>31.34006</text:p>
          </table:table-cell>
          <table:table-cell office:value-type="float" office:value="20.19849" calcext:value-type="float">
            <text:p>20.19849</text:p>
          </table:table-cell>
          <table:table-cell office:value-type="float" office:value="29.24103" calcext:value-type="float">
            <text:p>29.24103</text:p>
          </table:table-cell>
          <table:table-cell office:value-type="float" office:value="22.16776" calcext:value-type="float">
            <text:p>22.16776</text:p>
          </table:table-cell>
          <table:table-cell office:value-type="float" office:value="27.32272" calcext:value-type="float">
            <text:p>27.32272</text:p>
          </table:table-cell>
          <table:table-cell office:value-type="float" office:value="23.5332" calcext:value-type="float">
            <text:p>23.5332</text:p>
          </table:table-cell>
          <table:table-cell office:value-type="float" office:value="26.15842" calcext:value-type="float">
            <text:p>26.15842</text:p>
          </table:table-cell>
          <table:table-cell office:value-type="float" office:value="23.86896" calcext:value-type="float">
            <text:p>23.86896</text:p>
          </table:table-cell>
          <table:table-cell office:value-type="float" office:value="25.51068" calcext:value-type="float">
            <text:p>25.51068</text:p>
          </table:table-cell>
          <table:table-cell office:value-type="float" office:value="24.00674" calcext:value-type="float">
            <text:p>24.00674</text:p>
          </table:table-cell>
          <table:table-cell office:value-type="float" office:value="24.64246" calcext:value-type="float">
            <text:p>24.64246</text:p>
          </table:table-cell>
          <table:table-cell office:value-type="float" office:value="23.74359" calcext:value-type="float">
            <text:p>23.74359</text:p>
          </table:table-cell>
          <table:table-cell office:value-type="float" office:value="23.19769" calcext:value-type="float">
            <text:p>23.19769</text:p>
          </table:table-cell>
          <table:table-cell office:value-type="float" office:value="23.06104" calcext:value-type="float">
            <text:p>23.06104</text:p>
          </table:table-cell>
          <table:table-cell office:value-type="float" office:value="21.28857" calcext:value-type="float">
            <text:p>21.28857</text:p>
          </table:table-cell>
          <table:table-cell office:value-type="float" office:value="21.19321" calcext:value-type="float">
            <text:p>21.19321</text:p>
          </table:table-cell>
          <table:table-cell office:value-type="float" office:value="19.14386" calcext:value-type="float">
            <text:p>19.14386</text:p>
          </table:table-cell>
          <table:table-cell office:value-type="float" office:value="19.05093" calcext:value-type="float">
            <text:p>19.05093</text:p>
          </table:table-cell>
          <table:table-cell office:value-type="float" office:value="17.4393" calcext:value-type="float">
            <text:p>17.4393</text:p>
          </table:table-cell>
          <table:table-cell office:value-type="float" office:value="17.33136" calcext:value-type="float">
            <text:p>17.33136</text:p>
          </table:table-cell>
          <table:table-cell office:value-type="float" office:value="16.02408" calcext:value-type="float">
            <text:p>16.02408</text:p>
          </table:table-cell>
          <table:table-cell office:value-type="float" office:value="15.90683" calcext:value-type="float">
            <text:p>15.90683</text:p>
          </table:table-cell>
          <table:table-cell office:value-type="float" office:value="14.88638" calcext:value-type="float">
            <text:p>14.88638</text:p>
          </table:table-cell>
          <table:table-cell office:value-type="float" office:value="14.77368" calcext:value-type="float">
            <text:p>14.77368</text:p>
          </table:table-cell>
          <table:table-cell office:value-type="float" office:value="14.21655" calcext:value-type="float">
            <text:p>14.21655</text:p>
          </table:table-cell>
          <table:table-cell office:value-type="float" office:value="14.11234" calcext:value-type="float">
            <text:p>14.11234</text:p>
          </table:table-cell>
          <table:table-cell office:value-type="float" office:value="35.30664" calcext:value-type="float">
            <text:p>35.30664</text:p>
          </table:table-cell>
          <table:table-cell office:value-type="float" office:value="17.905" calcext:value-type="float">
            <text:p>17.9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5" calcext:value-type="float">
            <text:p>1072005</text:p>
          </table:table-cell>
          <table:table-cell office:value-type="float" office:value="28.95156" calcext:value-type="float">
            <text:p>28.95156</text:p>
          </table:table-cell>
          <table:table-cell office:value-type="float" office:value="27.68" calcext:value-type="float">
            <text:p>27.68</text:p>
          </table:table-cell>
          <table:table-cell office:value-type="float" office:value="14.22" calcext:value-type="float">
            <text:p>14.22</text:p>
          </table:table-cell>
          <table:table-cell office:value-type="float" office:value="1.588914" calcext:value-type="float">
            <text:p>1.588914</text:p>
          </table:table-cell>
          <table:table-cell office:value-type="float" office:value="1.193352" calcext:value-type="float">
            <text:p>1.193352</text:p>
          </table:table-cell>
          <table:table-cell office:value-type="float" office:value="151.02" calcext:value-type="float">
            <text:p>151.02</text:p>
          </table:table-cell>
          <table:table-cell office:value-type="float" office:value="0" calcext:value-type="float">
            <text:p>0</text:p>
          </table:table-cell>
          <table:table-cell office:value-type="float" office:value="27.8251" calcext:value-type="float">
            <text:p>27.8251</text:p>
          </table:table-cell>
          <table:table-cell office:value-type="float" office:value="15.56012" calcext:value-type="float">
            <text:p>15.56012</text:p>
          </table:table-cell>
          <table:table-cell office:value-type="float" office:value="25.67178" calcext:value-type="float">
            <text:p>25.67178</text:p>
          </table:table-cell>
          <table:table-cell office:value-type="float" office:value="17.53867" calcext:value-type="float">
            <text:p>17.53867</text:p>
          </table:table-cell>
          <table:table-cell office:value-type="float" office:value="24.50412" calcext:value-type="float">
            <text:p>24.50412</text:p>
          </table:table-cell>
          <table:table-cell office:value-type="float" office:value="19.22955" calcext:value-type="float">
            <text:p>19.22955</text:p>
          </table:table-cell>
          <table:table-cell office:value-type="float" office:value="23.72214" calcext:value-type="float">
            <text:p>23.72214</text:p>
          </table:table-cell>
          <table:table-cell office:value-type="float" office:value="20.79401" calcext:value-type="float">
            <text:p>20.79401</text:p>
          </table:table-cell>
          <table:table-cell office:value-type="float" office:value="24.14789" calcext:value-type="float">
            <text:p>24.14789</text:p>
          </table:table-cell>
          <table:table-cell office:value-type="float" office:value="21.67014" calcext:value-type="float">
            <text:p>21.67014</text:p>
          </table:table-cell>
          <table:table-cell office:value-type="float" office:value="24.50937" calcext:value-type="float">
            <text:p>24.50937</text:p>
          </table:table-cell>
          <table:table-cell office:value-type="float" office:value="22.37097" calcext:value-type="float">
            <text:p>22.37097</text:p>
          </table:table-cell>
          <table:table-cell office:value-type="float" office:value="24.1218" calcext:value-type="float">
            <text:p>24.1218</text:p>
          </table:table-cell>
          <table:table-cell office:value-type="float" office:value="22.59604" calcext:value-type="float">
            <text:p>22.59604</text:p>
          </table:table-cell>
          <table:table-cell office:value-type="float" office:value="23.09897" calcext:value-type="float">
            <text:p>23.09897</text:p>
          </table:table-cell>
          <table:table-cell office:value-type="float" office:value="22.45276" calcext:value-type="float">
            <text:p>22.45276</text:p>
          </table:table-cell>
          <table:table-cell office:value-type="float" office:value="21.30597" calcext:value-type="float">
            <text:p>21.30597</text:p>
          </table:table-cell>
          <table:table-cell office:value-type="float" office:value="21.24042" calcext:value-type="float">
            <text:p>21.24042</text:p>
          </table:table-cell>
          <table:table-cell office:value-type="float" office:value="19.22775" calcext:value-type="float">
            <text:p>19.22775</text:p>
          </table:table-cell>
          <table:table-cell office:value-type="float" office:value="19.14481" calcext:value-type="float">
            <text:p>19.14481</text:p>
          </table:table-cell>
          <table:table-cell office:value-type="float" office:value="17.54553" calcext:value-type="float">
            <text:p>17.54553</text:p>
          </table:table-cell>
          <table:table-cell office:value-type="float" office:value="17.44043" calcext:value-type="float">
            <text:p>17.44043</text:p>
          </table:table-cell>
          <table:table-cell office:value-type="float" office:value="16.13937" calcext:value-type="float">
            <text:p>16.13937</text:p>
          </table:table-cell>
          <table:table-cell office:value-type="float" office:value="16.02533" calcext:value-type="float">
            <text:p>16.02533</text:p>
          </table:table-cell>
          <table:table-cell office:value-type="float" office:value="14.99915" calcext:value-type="float">
            <text:p>14.99915</text:p>
          </table:table-cell>
          <table:table-cell office:value-type="float" office:value="14.8876" calcext:value-type="float">
            <text:p>14.8876</text:p>
          </table:table-cell>
          <table:table-cell office:value-type="float" office:value="14.32205" calcext:value-type="float">
            <text:p>14.32205</text:p>
          </table:table-cell>
          <table:table-cell office:value-type="float" office:value="14.21765" calcext:value-type="float">
            <text:p>14.21765</text:p>
          </table:table-cell>
          <table:table-cell office:value-type="float" office:value="27.8251" calcext:value-type="float">
            <text:p>27.8251</text:p>
          </table:table-cell>
          <table:table-cell office:value-type="float" office:value="15.56012" calcext:value-type="float">
            <text:p>15.560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5" calcext:value-type="float">
            <text:p>2072005</text:p>
          </table:table-cell>
          <table:table-cell office:value-type="float" office:value="29.27484" calcext:value-type="float">
            <text:p>29.27484</text:p>
          </table:table-cell>
          <table:table-cell office:value-type="float" office:value="31.04" calcext:value-type="float">
            <text:p>31.04</text:p>
          </table:table-cell>
          <table:table-cell office:value-type="float" office:value="16.88" calcext:value-type="float">
            <text:p>16.88</text:p>
          </table:table-cell>
          <table:table-cell office:value-type="float" office:value="1.708776" calcext:value-type="float">
            <text:p>1.708776</text:p>
          </table:table-cell>
          <table:table-cell office:value-type="float" office:value="1.326372" calcext:value-type="float">
            <text:p>1.326372</text:p>
          </table:table-cell>
          <table:table-cell office:value-type="float" office:value="380.232" calcext:value-type="float">
            <text:p>380.232</text:p>
          </table:table-cell>
          <table:table-cell office:value-type="float" office:value="0.2" calcext:value-type="float">
            <text:p>0.2</text:p>
          </table:table-cell>
          <table:table-cell office:value-type="float" office:value="33.01593" calcext:value-type="float">
            <text:p>33.01593</text:p>
          </table:table-cell>
          <table:table-cell office:value-type="float" office:value="16.80063" calcext:value-type="float">
            <text:p>16.80063</text:p>
          </table:table-cell>
          <table:table-cell office:value-type="float" office:value="27.97745" calcext:value-type="float">
            <text:p>27.97745</text:p>
          </table:table-cell>
          <table:table-cell office:value-type="float" office:value="18.66531" calcext:value-type="float">
            <text:p>18.66531</text:p>
          </table:table-cell>
          <table:table-cell office:value-type="float" office:value="26.11777" calcext:value-type="float">
            <text:p>26.11777</text:p>
          </table:table-cell>
          <table:table-cell office:value-type="float" office:value="19.83194" calcext:value-type="float">
            <text:p>19.83194</text:p>
          </table:table-cell>
          <table:table-cell office:value-type="float" office:value="24.78986" calcext:value-type="float">
            <text:p>24.78986</text:p>
          </table:table-cell>
          <table:table-cell office:value-type="float" office:value="20.74881" calcext:value-type="float">
            <text:p>20.74881</text:p>
          </table:table-cell>
          <table:table-cell office:value-type="float" office:value="23.9873" calcext:value-type="float">
            <text:p>23.9873</text:p>
          </table:table-cell>
          <table:table-cell office:value-type="float" office:value="21.28842" calcext:value-type="float">
            <text:p>21.28842</text:p>
          </table:table-cell>
          <table:table-cell office:value-type="float" office:value="23.25946" calcext:value-type="float">
            <text:p>23.25946</text:p>
          </table:table-cell>
          <table:table-cell office:value-type="float" office:value="21.76434" calcext:value-type="float">
            <text:p>21.76434</text:p>
          </table:table-cell>
          <table:table-cell office:value-type="float" office:value="22.73087" calcext:value-type="float">
            <text:p>22.73087</text:p>
          </table:table-cell>
          <table:table-cell office:value-type="float" office:value="21.96133" calcext:value-type="float">
            <text:p>21.96133</text:p>
          </table:table-cell>
          <table:table-cell office:value-type="float" office:value="22.4483" calcext:value-type="float">
            <text:p>22.4483</text:p>
          </table:table-cell>
          <table:table-cell office:value-type="float" office:value="21.9664" calcext:value-type="float">
            <text:p>21.9664</text:p>
          </table:table-cell>
          <table:table-cell office:value-type="float" office:value="21.23877" calcext:value-type="float">
            <text:p>21.23877</text:p>
          </table:table-cell>
          <table:table-cell office:value-type="float" office:value="21.03619" calcext:value-type="float">
            <text:p>21.03619</text:p>
          </table:table-cell>
          <table:table-cell office:value-type="float" office:value="19.26453" calcext:value-type="float">
            <text:p>19.26453</text:p>
          </table:table-cell>
          <table:table-cell office:value-type="float" office:value="19.22839" calcext:value-type="float">
            <text:p>19.22839</text:p>
          </table:table-cell>
          <table:table-cell office:value-type="float" office:value="17.63989" calcext:value-type="float">
            <text:p>17.63989</text:p>
          </table:table-cell>
          <table:table-cell office:value-type="float" office:value="17.5466" calcext:value-type="float">
            <text:p>17.5466</text:p>
          </table:table-cell>
          <table:table-cell office:value-type="float" office:value="16.25" calcext:value-type="float">
            <text:p>16.25</text:p>
          </table:table-cell>
          <table:table-cell office:value-type="float" office:value="16.14053" calcext:value-type="float">
            <text:p>16.14053</text:p>
          </table:table-cell>
          <table:table-cell office:value-type="float" office:value="15.1098" calcext:value-type="float">
            <text:p>15.1098</text:p>
          </table:table-cell>
          <table:table-cell office:value-type="float" office:value="15.00031" calcext:value-type="float">
            <text:p>15.00031</text:p>
          </table:table-cell>
          <table:table-cell office:value-type="float" office:value="14.42758" calcext:value-type="float">
            <text:p>14.42758</text:p>
          </table:table-cell>
          <table:table-cell office:value-type="float" office:value="14.32315" calcext:value-type="float">
            <text:p>14.32315</text:p>
          </table:table-cell>
          <table:table-cell office:value-type="float" office:value="33.0159" calcext:value-type="float">
            <text:p>33.0159</text:p>
          </table:table-cell>
          <table:table-cell office:value-type="float" office:value="16.80063" calcext:value-type="float">
            <text:p>16.800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5" calcext:value-type="float">
            <text:p>3072005</text:p>
          </table:table-cell>
          <table:table-cell office:value-type="float" office:value="16.7328" calcext:value-type="float">
            <text:p>16.7328</text:p>
          </table:table-cell>
          <table:table-cell office:value-type="float" office:value="30.01" calcext:value-type="float">
            <text:p>30.01</text:p>
          </table:table-cell>
          <table:table-cell office:value-type="float" office:value="20.78" calcext:value-type="float">
            <text:p>20.78</text:p>
          </table:table-cell>
          <table:table-cell office:value-type="float" office:value="2.179209" calcext:value-type="float">
            <text:p>2.179209</text:p>
          </table:table-cell>
          <table:table-cell office:value-type="float" office:value="1.554766" calcext:value-type="float">
            <text:p>1.554766</text:p>
          </table:table-cell>
          <table:table-cell office:value-type="float" office:value="289.224" calcext:value-type="float">
            <text:p>289.224</text:p>
          </table:table-cell>
          <table:table-cell office:value-type="float" office:value="0" calcext:value-type="float">
            <text:p>0</text:p>
          </table:table-cell>
          <table:table-cell office:value-type="float" office:value="31.97321" calcext:value-type="float">
            <text:p>31.97321</text:p>
          </table:table-cell>
          <table:table-cell office:value-type="float" office:value="21.78278" calcext:value-type="float">
            <text:p>21.78278</text:p>
          </table:table-cell>
          <table:table-cell office:value-type="float" office:value="27.97534" calcext:value-type="float">
            <text:p>27.97534</text:p>
          </table:table-cell>
          <table:table-cell office:value-type="float" office:value="22.75543" calcext:value-type="float">
            <text:p>22.75543</text:p>
          </table:table-cell>
          <table:table-cell office:value-type="float" office:value="26.32187" calcext:value-type="float">
            <text:p>26.32187</text:p>
          </table:table-cell>
          <table:table-cell office:value-type="float" office:value="23.11594" calcext:value-type="float">
            <text:p>23.11594</text:p>
          </table:table-cell>
          <table:table-cell office:value-type="float" office:value="25.23895" calcext:value-type="float">
            <text:p>25.23895</text:p>
          </table:table-cell>
          <table:table-cell office:value-type="float" office:value="23.19614" calcext:value-type="float">
            <text:p>23.19614</text:p>
          </table:table-cell>
          <table:table-cell office:value-type="float" office:value="24.52844" calcext:value-type="float">
            <text:p>24.52844</text:p>
          </table:table-cell>
          <table:table-cell office:value-type="float" office:value="23.13644" calcext:value-type="float">
            <text:p>23.13644</text:p>
          </table:table-cell>
          <table:table-cell office:value-type="float" office:value="23.77893" calcext:value-type="float">
            <text:p>23.77893</text:p>
          </table:table-cell>
          <table:table-cell office:value-type="float" office:value="22.97638" calcext:value-type="float">
            <text:p>22.97638</text:p>
          </table:table-cell>
          <table:table-cell office:value-type="float" office:value="23.1246" calcext:value-type="float">
            <text:p>23.1246</text:p>
          </table:table-cell>
          <table:table-cell office:value-type="float" office:value="22.64557" calcext:value-type="float">
            <text:p>22.64557</text:p>
          </table:table-cell>
          <table:table-cell office:value-type="float" office:value="22.15253" calcext:value-type="float">
            <text:p>22.15253</text:p>
          </table:table-cell>
          <table:table-cell office:value-type="float" office:value="21.98236" calcext:value-type="float">
            <text:p>21.98236</text:p>
          </table:table-cell>
          <table:table-cell office:value-type="float" office:value="21.03418" calcext:value-type="float">
            <text:p>21.03418</text:p>
          </table:table-cell>
          <table:table-cell office:value-type="float" office:value="20.92966" calcext:value-type="float">
            <text:p>20.92966</text:p>
          </table:table-cell>
          <table:table-cell office:value-type="float" office:value="19.26764" calcext:value-type="float">
            <text:p>19.26764</text:p>
          </table:table-cell>
          <table:table-cell office:value-type="float" office:value="19.26468" calcext:value-type="float">
            <text:p>19.26468</text:p>
          </table:table-cell>
          <table:table-cell office:value-type="float" office:value="17.71454" calcext:value-type="float">
            <text:p>17.71454</text:p>
          </table:table-cell>
          <table:table-cell office:value-type="float" office:value="17.64078" calcext:value-type="float">
            <text:p>17.64078</text:p>
          </table:table-cell>
          <table:table-cell office:value-type="float" office:value="16.35327" calcext:value-type="float">
            <text:p>16.35327</text:p>
          </table:table-cell>
          <table:table-cell office:value-type="float" office:value="16.2511" calcext:value-type="float">
            <text:p>16.2511</text:p>
          </table:table-cell>
          <table:table-cell office:value-type="float" office:value="15.21805" calcext:value-type="float">
            <text:p>15.21805</text:p>
          </table:table-cell>
          <table:table-cell office:value-type="float" office:value="15.11093" calcext:value-type="float">
            <text:p>15.11093</text:p>
          </table:table-cell>
          <table:table-cell office:value-type="float" office:value="14.53061" calcext:value-type="float">
            <text:p>14.53061</text:p>
          </table:table-cell>
          <table:table-cell office:value-type="float" office:value="14.42868" calcext:value-type="float">
            <text:p>14.42868</text:p>
          </table:table-cell>
          <table:table-cell office:value-type="float" office:value="31.97318" calcext:value-type="float">
            <text:p>31.97318</text:p>
          </table:table-cell>
          <table:table-cell office:value-type="float" office:value="21.78281" calcext:value-type="float">
            <text:p>21.782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5" calcext:value-type="float">
            <text:p>4072005</text:p>
          </table:table-cell>
          <table:table-cell office:value-type="float" office:value="28.45692" calcext:value-type="float">
            <text:p>28.45692</text:p>
          </table:table-cell>
          <table:table-cell office:value-type="float" office:value="29.22" calcext:value-type="float">
            <text:p>29.22</text:p>
          </table:table-cell>
          <table:table-cell office:value-type="float" office:value="16.61" calcext:value-type="float">
            <text:p>16.61</text:p>
          </table:table-cell>
          <table:table-cell office:value-type="float" office:value="2.119002" calcext:value-type="float">
            <text:p>2.119002</text:p>
          </table:table-cell>
          <table:table-cell office:value-type="float" office:value="1.020364" calcext:value-type="float">
            <text:p>1.020364</text:p>
          </table:table-cell>
          <table:table-cell office:value-type="float" office:value="206.892" calcext:value-type="float">
            <text:p>206.892</text:p>
          </table:table-cell>
          <table:table-cell office:value-type="float" office:value="0" calcext:value-type="float">
            <text:p>0</text:p>
          </table:table-cell>
          <table:table-cell office:value-type="float" office:value="35.73077" calcext:value-type="float">
            <text:p>35.73077</text:p>
          </table:table-cell>
          <table:table-cell office:value-type="float" office:value="19.40405" calcext:value-type="float">
            <text:p>19.40405</text:p>
          </table:table-cell>
          <table:table-cell office:value-type="float" office:value="30.20496" calcext:value-type="float">
            <text:p>30.20496</text:p>
          </table:table-cell>
          <table:table-cell office:value-type="float" office:value="21.94254" calcext:value-type="float">
            <text:p>21.94254</text:p>
          </table:table-cell>
          <table:table-cell office:value-type="float" office:value="27.87848" calcext:value-type="float">
            <text:p>27.87848</text:p>
          </table:table-cell>
          <table:table-cell office:value-type="float" office:value="22.55099" calcext:value-type="float">
            <text:p>22.55099</text:p>
          </table:table-cell>
          <table:table-cell office:value-type="float" office:value="26.20563" calcext:value-type="float">
            <text:p>26.20563</text:p>
          </table:table-cell>
          <table:table-cell office:value-type="float" office:value="22.87708" calcext:value-type="float">
            <text:p>22.87708</text:p>
          </table:table-cell>
          <table:table-cell office:value-type="float" office:value="25.17776" calcext:value-type="float">
            <text:p>25.17776</text:p>
          </table:table-cell>
          <table:table-cell office:value-type="float" office:value="22.98114" calcext:value-type="float">
            <text:p>22.98114</text:p>
          </table:table-cell>
          <table:table-cell office:value-type="float" office:value="24.16663" calcext:value-type="float">
            <text:p>24.16663</text:p>
          </table:table-cell>
          <table:table-cell office:value-type="float" office:value="22.97772" calcext:value-type="float">
            <text:p>22.97772</text:p>
          </table:table-cell>
          <table:table-cell office:value-type="float" office:value="23.38821" calcext:value-type="float">
            <text:p>23.38821</text:p>
          </table:table-cell>
          <table:table-cell office:value-type="float" office:value="22.72147" calcext:value-type="float">
            <text:p>22.72147</text:p>
          </table:table-cell>
          <table:table-cell office:value-type="float" office:value="22.27301" calcext:value-type="float">
            <text:p>22.27301</text:p>
          </table:table-cell>
          <table:table-cell office:value-type="float" office:value="22.15607" calcext:value-type="float">
            <text:p>22.15607</text:p>
          </table:table-cell>
          <table:table-cell office:value-type="float" office:value="20.92932" calcext:value-type="float">
            <text:p>20.92932</text:p>
          </table:table-cell>
          <table:table-cell office:value-type="float" office:value="20.92429" calcext:value-type="float">
            <text:p>20.92429</text:p>
          </table:table-cell>
          <table:table-cell office:value-type="float" office:value="19.27628" calcext:value-type="float">
            <text:p>19.27628</text:p>
          </table:table-cell>
          <table:table-cell office:value-type="float" office:value="19.26767" calcext:value-type="float">
            <text:p>19.26767</text:p>
          </table:table-cell>
          <table:table-cell office:value-type="float" office:value="17.77615" calcext:value-type="float">
            <text:p>17.77615</text:p>
          </table:table-cell>
          <table:table-cell office:value-type="float" office:value="17.71524" calcext:value-type="float">
            <text:p>17.71524</text:p>
          </table:table-cell>
          <table:table-cell office:value-type="float" office:value="16.44879" calcext:value-type="float">
            <text:p>16.44879</text:p>
          </table:table-cell>
          <table:table-cell office:value-type="float" office:value="16.35428" calcext:value-type="float">
            <text:p>16.35428</text:p>
          </table:table-cell>
          <table:table-cell office:value-type="float" office:value="15.32303" calcext:value-type="float">
            <text:p>15.32303</text:p>
          </table:table-cell>
          <table:table-cell office:value-type="float" office:value="15.21918" calcext:value-type="float">
            <text:p>15.21918</text:p>
          </table:table-cell>
          <table:table-cell office:value-type="float" office:value="14.63336" calcext:value-type="float">
            <text:p>14.63336</text:p>
          </table:table-cell>
          <table:table-cell office:value-type="float" office:value="14.53168" calcext:value-type="float">
            <text:p>14.53168</text:p>
          </table:table-cell>
          <table:table-cell office:value-type="float" office:value="35.73074" calcext:value-type="float">
            <text:p>35.73074</text:p>
          </table:table-cell>
          <table:table-cell office:value-type="float" office:value="19.67419" calcext:value-type="float">
            <text:p>19.674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5" calcext:value-type="float">
            <text:p>5072005</text:p>
          </table:table-cell>
          <table:table-cell office:value-type="float" office:value="27.8802" calcext:value-type="float">
            <text:p>27.8802</text:p>
          </table:table-cell>
          <table:table-cell office:value-type="float" office:value="30.55" calcext:value-type="float">
            <text:p>30.55</text:p>
          </table:table-cell>
          <table:table-cell office:value-type="float" office:value="15.55" calcext:value-type="float">
            <text:p>15.55</text:p>
          </table:table-cell>
          <table:table-cell office:value-type="float" office:value="1.692941" calcext:value-type="float">
            <text:p>1.692941</text:p>
          </table:table-cell>
          <table:table-cell office:value-type="float" office:value="1.146337" calcext:value-type="float">
            <text:p>1.146337</text:p>
          </table:table-cell>
          <table:table-cell office:value-type="float" office:value="134.064" calcext:value-type="float">
            <text:p>134.064</text:p>
          </table:table-cell>
          <table:table-cell office:value-type="float" office:value="12.7" calcext:value-type="float">
            <text:p>12.7</text:p>
          </table:table-cell>
          <table:table-cell office:value-type="float" office:value="32.12067" calcext:value-type="float">
            <text:p>32.12067</text:p>
          </table:table-cell>
          <table:table-cell office:value-type="float" office:value="17.30606" calcext:value-type="float">
            <text:p>17.30606</text:p>
          </table:table-cell>
          <table:table-cell office:value-type="float" office:value="27.56891" calcext:value-type="float">
            <text:p>27.56891</text:p>
          </table:table-cell>
          <table:table-cell office:value-type="float" office:value="19.73102" calcext:value-type="float">
            <text:p>19.73102</text:p>
          </table:table-cell>
          <table:table-cell office:value-type="float" office:value="25.83902" calcext:value-type="float">
            <text:p>25.83902</text:p>
          </table:table-cell>
          <table:table-cell office:value-type="float" office:value="21.03351" calcext:value-type="float">
            <text:p>21.03351</text:p>
          </table:table-cell>
          <table:table-cell office:value-type="float" office:value="24.67831" calcext:value-type="float">
            <text:p>24.67831</text:p>
          </table:table-cell>
          <table:table-cell office:value-type="float" office:value="21.91681" calcext:value-type="float">
            <text:p>21.91681</text:p>
          </table:table-cell>
          <table:table-cell office:value-type="float" office:value="24.35623" calcext:value-type="float">
            <text:p>24.35623</text:p>
          </table:table-cell>
          <table:table-cell office:value-type="float" office:value="22.35803" calcext:value-type="float">
            <text:p>22.35803</text:p>
          </table:table-cell>
          <table:table-cell office:value-type="float" office:value="24.06812" calcext:value-type="float">
            <text:p>24.06812</text:p>
          </table:table-cell>
          <table:table-cell office:value-type="float" office:value="22.64624" calcext:value-type="float">
            <text:p>22.64624</text:p>
          </table:table-cell>
          <table:table-cell office:value-type="float" office:value="23.38858" calcext:value-type="float">
            <text:p>23.38858</text:p>
          </table:table-cell>
          <table:table-cell office:value-type="float" office:value="22.55795" calcext:value-type="float">
            <text:p>22.55795</text:p>
          </table:table-cell>
          <table:table-cell office:value-type="float" office:value="22.33386" calcext:value-type="float">
            <text:p>22.33386</text:p>
          </table:table-cell>
          <table:table-cell office:value-type="float" office:value="22.17297" calcext:value-type="float">
            <text:p>22.17297</text:p>
          </table:table-cell>
          <table:table-cell office:value-type="float" office:value="20.94803" calcext:value-type="float">
            <text:p>20.94803</text:p>
          </table:table-cell>
          <table:table-cell office:value-type="float" office:value="20.92728" calcext:value-type="float">
            <text:p>20.92728</text:p>
          </table:table-cell>
          <table:table-cell office:value-type="float" office:value="19.29846" calcext:value-type="float">
            <text:p>19.29846</text:p>
          </table:table-cell>
          <table:table-cell office:value-type="float" office:value="19.2764" calcext:value-type="float">
            <text:p>19.2764</text:p>
          </table:table-cell>
          <table:table-cell office:value-type="float" office:value="17.8334" calcext:value-type="float">
            <text:p>17.8334</text:p>
          </table:table-cell>
          <table:table-cell office:value-type="float" office:value="17.77676" calcext:value-type="float">
            <text:p>17.77676</text:p>
          </table:table-cell>
          <table:table-cell office:value-type="float" office:value="16.53714" calcext:value-type="float">
            <text:p>16.53714</text:p>
          </table:table-cell>
          <table:table-cell office:value-type="float" office:value="16.44977" calcext:value-type="float">
            <text:p>16.44977</text:p>
          </table:table-cell>
          <table:table-cell office:value-type="float" office:value="15.42416" calcext:value-type="float">
            <text:p>15.42416</text:p>
          </table:table-cell>
          <table:table-cell office:value-type="float" office:value="15.3241" calcext:value-type="float">
            <text:p>15.3241</text:p>
          </table:table-cell>
          <table:table-cell office:value-type="float" office:value="14.73413" calcext:value-type="float">
            <text:p>14.73413</text:p>
          </table:table-cell>
          <table:table-cell office:value-type="float" office:value="14.63443" calcext:value-type="float">
            <text:p>14.63443</text:p>
          </table:table-cell>
          <table:table-cell office:value-type="float" office:value="32.12061" calcext:value-type="float">
            <text:p>32.12061</text:p>
          </table:table-cell>
          <table:table-cell office:value-type="float" office:value="17.30606" calcext:value-type="float">
            <text:p>17.306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5" calcext:value-type="float">
            <text:p>6072005</text:p>
          </table:table-cell>
          <table:table-cell office:value-type="float" office:value="22.91364" calcext:value-type="float">
            <text:p>22.91364</text:p>
          </table:table-cell>
          <table:table-cell office:value-type="float" office:value="29.9" calcext:value-type="float">
            <text:p>29.9</text:p>
          </table:table-cell>
          <table:table-cell office:value-type="float" office:value="17.99" calcext:value-type="float">
            <text:p>17.99</text:p>
          </table:table-cell>
          <table:table-cell office:value-type="float" office:value="1.734911" calcext:value-type="float">
            <text:p>1.734911</text:p>
          </table:table-cell>
          <table:table-cell office:value-type="float" office:value="1.236454" calcext:value-type="float">
            <text:p>1.236454</text:p>
          </table:table-cell>
          <table:table-cell office:value-type="float" office:value="200.196" calcext:value-type="float">
            <text:p>200.196</text:p>
          </table:table-cell>
          <table:table-cell office:value-type="float" office:value="0" calcext:value-type="float">
            <text:p>0</text:p>
          </table:table-cell>
          <table:table-cell office:value-type="float" office:value="27.49969" calcext:value-type="float">
            <text:p>27.49969</text:p>
          </table:table-cell>
          <table:table-cell office:value-type="float" office:value="17.35474" calcext:value-type="float">
            <text:p>17.35474</text:p>
          </table:table-cell>
          <table:table-cell office:value-type="float" office:value="24.54871" calcext:value-type="float">
            <text:p>24.54871</text:p>
          </table:table-cell>
          <table:table-cell office:value-type="float" office:value="18.8299" calcext:value-type="float">
            <text:p>18.8299</text:p>
          </table:table-cell>
          <table:table-cell office:value-type="float" office:value="23.565" calcext:value-type="float">
            <text:p>23.565</text:p>
          </table:table-cell>
          <table:table-cell office:value-type="float" office:value="20.04874" calcext:value-type="float">
            <text:p>20.04874</text:p>
          </table:table-cell>
          <table:table-cell office:value-type="float" office:value="22.94241" calcext:value-type="float">
            <text:p>22.94241</text:p>
          </table:table-cell>
          <table:table-cell office:value-type="float" office:value="20.9642" calcext:value-type="float">
            <text:p>20.9642</text:p>
          </table:table-cell>
          <table:table-cell office:value-type="float" office:value="22.96463" calcext:value-type="float">
            <text:p>22.96463</text:p>
          </table:table-cell>
          <table:table-cell office:value-type="float" office:value="21.46658" calcext:value-type="float">
            <text:p>21.46658</text:p>
          </table:table-cell>
          <table:table-cell office:value-type="float" office:value="23.11273" calcext:value-type="float">
            <text:p>23.11273</text:p>
          </table:table-cell>
          <table:table-cell office:value-type="float" office:value="21.86258" calcext:value-type="float">
            <text:p>21.86258</text:p>
          </table:table-cell>
          <table:table-cell office:value-type="float" office:value="22.82901" calcext:value-type="float">
            <text:p>22.82901</text:p>
          </table:table-cell>
          <table:table-cell office:value-type="float" office:value="21.94028" calcext:value-type="float">
            <text:p>21.94028</text:p>
          </table:table-cell>
          <table:table-cell office:value-type="float" office:value="22.17429" calcext:value-type="float">
            <text:p>22.17429</text:p>
          </table:table-cell>
          <table:table-cell office:value-type="float" office:value="21.77307" calcext:value-type="float">
            <text:p>21.77307</text:p>
          </table:table-cell>
          <table:table-cell office:value-type="float" office:value="20.94037" calcext:value-type="float">
            <text:p>20.94037</text:p>
          </table:table-cell>
          <table:table-cell office:value-type="float" office:value="20.86145" calcext:value-type="float">
            <text:p>20.86145</text:p>
          </table:table-cell>
          <table:table-cell office:value-type="float" office:value="19.31668" calcext:value-type="float">
            <text:p>19.31668</text:p>
          </table:table-cell>
          <table:table-cell office:value-type="float" office:value="19.29871" calcext:value-type="float">
            <text:p>19.29871</text:p>
          </table:table-cell>
          <table:table-cell office:value-type="float" office:value="17.88898" calcext:value-type="float">
            <text:p>17.88898</text:p>
          </table:table-cell>
          <table:table-cell office:value-type="float" office:value="17.83398" calcext:value-type="float">
            <text:p>17.83398</text:p>
          </table:table-cell>
          <table:table-cell office:value-type="float" office:value="16.6199" calcext:value-type="float">
            <text:p>16.6199</text:p>
          </table:table-cell>
          <table:table-cell office:value-type="float" office:value="16.53799" calcext:value-type="float">
            <text:p>16.53799</text:p>
          </table:table-cell>
          <table:table-cell office:value-type="float" office:value="15.52179" calcext:value-type="float">
            <text:p>15.52179</text:p>
          </table:table-cell>
          <table:table-cell office:value-type="float" office:value="15.42517" calcext:value-type="float">
            <text:p>15.42517</text:p>
          </table:table-cell>
          <table:table-cell office:value-type="float" office:value="14.83298" calcext:value-type="float">
            <text:p>14.83298</text:p>
          </table:table-cell>
          <table:table-cell office:value-type="float" office:value="14.73517" calcext:value-type="float">
            <text:p>14.73517</text:p>
          </table:table-cell>
          <table:table-cell office:value-type="float" office:value="27.49966" calcext:value-type="float">
            <text:p>27.49966</text:p>
          </table:table-cell>
          <table:table-cell office:value-type="float" office:value="17.35474" calcext:value-type="float">
            <text:p>17.354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5" calcext:value-type="float">
            <text:p>7072005</text:p>
          </table:table-cell>
          <table:table-cell office:value-type="float" office:value="28.29744" calcext:value-type="float">
            <text:p>28.29744</text:p>
          </table:table-cell>
          <table:table-cell office:value-type="float" office:value="31.26" calcext:value-type="float">
            <text:p>31.26</text:p>
          </table:table-cell>
          <table:table-cell office:value-type="float" office:value="17.44" calcext:value-type="float">
            <text:p>17.44</text:p>
          </table:table-cell>
          <table:table-cell office:value-type="float" office:value="1.695662" calcext:value-type="float">
            <text:p>1.695662</text:p>
          </table:table-cell>
          <table:table-cell office:value-type="float" office:value="1.237343" calcext:value-type="float">
            <text:p>1.237343</text:p>
          </table:table-cell>
          <table:table-cell office:value-type="float" office:value="292.932" calcext:value-type="float">
            <text:p>292.932</text:p>
          </table:table-cell>
          <table:table-cell office:value-type="float" office:value="0" calcext:value-type="float">
            <text:p>0</text:p>
          </table:table-cell>
          <table:table-cell office:value-type="float" office:value="34.3819" calcext:value-type="float">
            <text:p>34.3819</text:p>
          </table:table-cell>
          <table:table-cell office:value-type="float" office:value="17.33466" calcext:value-type="float">
            <text:p>17.33466</text:p>
          </table:table-cell>
          <table:table-cell office:value-type="float" office:value="29.12506" calcext:value-type="float">
            <text:p>29.12506</text:p>
          </table:table-cell>
          <table:table-cell office:value-type="float" office:value="18.90091" calcext:value-type="float">
            <text:p>18.90091</text:p>
          </table:table-cell>
          <table:table-cell office:value-type="float" office:value="26.83847" calcext:value-type="float">
            <text:p>26.83847</text:p>
          </table:table-cell>
          <table:table-cell office:value-type="float" office:value="19.85889" calcext:value-type="float">
            <text:p>19.85889</text:p>
          </table:table-cell>
          <table:table-cell office:value-type="float" office:value="25.17249" calcext:value-type="float">
            <text:p>25.17249</text:p>
          </table:table-cell>
          <table:table-cell office:value-type="float" office:value="20.59763" calcext:value-type="float">
            <text:p>20.59763</text:p>
          </table:table-cell>
          <table:table-cell office:value-type="float" office:value="24.1489" calcext:value-type="float">
            <text:p>24.1489</text:p>
          </table:table-cell>
          <table:table-cell office:value-type="float" office:value="21.02222" calcext:value-type="float">
            <text:p>21.02222</text:p>
          </table:table-cell>
          <table:table-cell office:value-type="float" office:value="23.21838" calcext:value-type="float">
            <text:p>23.21838</text:p>
          </table:table-cell>
          <table:table-cell office:value-type="float" office:value="21.38275" calcext:value-type="float">
            <text:p>21.38275</text:p>
          </table:table-cell>
          <table:table-cell office:value-type="float" office:value="22.50528" calcext:value-type="float">
            <text:p>22.50528</text:p>
          </table:table-cell>
          <table:table-cell office:value-type="float" office:value="21.50632" calcext:value-type="float">
            <text:p>21.50632</text:p>
          </table:table-cell>
          <table:table-cell office:value-type="float" office:value="21.77066" calcext:value-type="float">
            <text:p>21.77066</text:p>
          </table:table-cell>
          <table:table-cell office:value-type="float" office:value="21.48718" calcext:value-type="float">
            <text:p>21.48718</text:p>
          </table:table-cell>
          <table:table-cell office:value-type="float" office:value="20.86011" calcext:value-type="float">
            <text:p>20.86011</text:p>
          </table:table-cell>
          <table:table-cell office:value-type="float" office:value="20.71088" calcext:value-type="float">
            <text:p>20.71088</text:p>
          </table:table-cell>
          <table:table-cell office:value-type="float" office:value="19.31781" calcext:value-type="float">
            <text:p>19.31781</text:p>
          </table:table-cell>
          <table:table-cell office:value-type="float" office:value="19.31058" calcext:value-type="float">
            <text:p>19.31058</text:p>
          </table:table-cell>
          <table:table-cell office:value-type="float" office:value="17.93704" calcext:value-type="float">
            <text:p>17.93704</text:p>
          </table:table-cell>
          <table:table-cell office:value-type="float" office:value="17.88953" calcext:value-type="float">
            <text:p>17.88953</text:p>
          </table:table-cell>
          <table:table-cell office:value-type="float" office:value="16.69769" calcext:value-type="float">
            <text:p>16.69769</text:p>
          </table:table-cell>
          <table:table-cell office:value-type="float" office:value="16.62076" calcext:value-type="float">
            <text:p>16.62076</text:p>
          </table:table-cell>
          <table:table-cell office:value-type="float" office:value="15.61566" calcext:value-type="float">
            <text:p>15.61566</text:p>
          </table:table-cell>
          <table:table-cell office:value-type="float" office:value="15.52277" calcext:value-type="float">
            <text:p>15.52277</text:p>
          </table:table-cell>
          <table:table-cell office:value-type="float" office:value="14.92914" calcext:value-type="float">
            <text:p>14.92914</text:p>
          </table:table-cell>
          <table:table-cell office:value-type="float" office:value="14.83398" calcext:value-type="float">
            <text:p>14.83398</text:p>
          </table:table-cell>
          <table:table-cell office:value-type="float" office:value="34.38184" calcext:value-type="float">
            <text:p>34.38184</text:p>
          </table:table-cell>
          <table:table-cell office:value-type="float" office:value="17.33463" calcext:value-type="float">
            <text:p>17.334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5" calcext:value-type="float">
            <text:p>8072005</text:p>
          </table:table-cell>
          <table:table-cell office:value-type="float" office:value="26.28648" calcext:value-type="float">
            <text:p>26.28648</text:p>
          </table:table-cell>
          <table:table-cell office:value-type="float" office:value="31.81" calcext:value-type="float">
            <text:p>31.81</text:p>
          </table:table-cell>
          <table:table-cell office:value-type="float" office:value="20.61" calcext:value-type="float">
            <text:p>20.61</text:p>
          </table:table-cell>
          <table:table-cell office:value-type="float" office:value="1.742997" calcext:value-type="float">
            <text:p>1.742997</text:p>
          </table:table-cell>
          <table:table-cell office:value-type="float" office:value="1.342901" calcext:value-type="float">
            <text:p>1.342901</text:p>
          </table:table-cell>
          <table:table-cell office:value-type="float" office:value="305.82" calcext:value-type="float">
            <text:p>305.82</text:p>
          </table:table-cell>
          <table:table-cell office:value-type="float" office:value="31.2" calcext:value-type="float">
            <text:p>31.2</text:p>
          </table:table-cell>
          <table:table-cell office:value-type="float" office:value="32.17798" calcext:value-type="float">
            <text:p>32.17798</text:p>
          </table:table-cell>
          <table:table-cell office:value-type="float" office:value="20.91968" calcext:value-type="float">
            <text:p>20.91968</text:p>
          </table:table-cell>
          <table:table-cell office:value-type="float" office:value="29.16092" calcext:value-type="float">
            <text:p>29.16092</text:p>
          </table:table-cell>
          <table:table-cell office:value-type="float" office:value="21.92978" calcext:value-type="float">
            <text:p>21.92978</text:p>
          </table:table-cell>
          <table:table-cell office:value-type="float" office:value="27.47083" calcext:value-type="float">
            <text:p>27.47083</text:p>
          </table:table-cell>
          <table:table-cell office:value-type="float" office:value="22.7262" calcext:value-type="float">
            <text:p>22.7262</text:p>
          </table:table-cell>
          <table:table-cell office:value-type="float" office:value="25.85065" calcext:value-type="float">
            <text:p>25.85065</text:p>
          </table:table-cell>
          <table:table-cell office:value-type="float" office:value="22.87549" calcext:value-type="float">
            <text:p>22.87549</text:p>
          </table:table-cell>
          <table:table-cell office:value-type="float" office:value="24.7803" calcext:value-type="float">
            <text:p>24.7803</text:p>
          </table:table-cell>
          <table:table-cell office:value-type="float" office:value="22.85031" calcext:value-type="float">
            <text:p>22.85031</text:p>
          </table:table-cell>
          <table:table-cell office:value-type="float" office:value="23.71878" calcext:value-type="float">
            <text:p>23.71878</text:p>
          </table:table-cell>
          <table:table-cell office:value-type="float" office:value="22.71027" calcext:value-type="float">
            <text:p>22.71027</text:p>
          </table:table-cell>
          <table:table-cell office:value-type="float" office:value="22.95529" calcext:value-type="float">
            <text:p>22.95529</text:p>
          </table:table-cell>
          <table:table-cell office:value-type="float" office:value="22.3624" calcext:value-type="float">
            <text:p>22.3624</text:p>
          </table:table-cell>
          <table:table-cell office:value-type="float" office:value="21.91162" calcext:value-type="float">
            <text:p>21.91162</text:p>
          </table:table-cell>
          <table:table-cell office:value-type="float" office:value="21.58066" calcext:value-type="float">
            <text:p>21.58066</text:p>
          </table:table-cell>
          <table:table-cell office:value-type="float" office:value="20.70984" calcext:value-type="float">
            <text:p>20.70984</text:p>
          </table:table-cell>
          <table:table-cell office:value-type="float" office:value="20.68652" calcext:value-type="float">
            <text:p>20.68652</text:p>
          </table:table-cell>
          <table:table-cell office:value-type="float" office:value="19.31039" calcext:value-type="float">
            <text:p>19.31039</text:p>
          </table:table-cell>
          <table:table-cell office:value-type="float" office:value="19.2981" calcext:value-type="float">
            <text:p>19.2981</text:p>
          </table:table-cell>
          <table:table-cell office:value-type="float" office:value="17.97556" calcext:value-type="float">
            <text:p>17.97556</text:p>
          </table:table-cell>
          <table:table-cell office:value-type="float" office:value="17.9375" calcext:value-type="float">
            <text:p>17.9375</text:p>
          </table:table-cell>
          <table:table-cell office:value-type="float" office:value="16.77078" calcext:value-type="float">
            <text:p>16.77078</text:p>
          </table:table-cell>
          <table:table-cell office:value-type="float" office:value="16.69849" calcext:value-type="float">
            <text:p>16.69849</text:p>
          </table:table-cell>
          <table:table-cell office:value-type="float" office:value="15.70572" calcext:value-type="float">
            <text:p>15.70572</text:p>
          </table:table-cell>
          <table:table-cell office:value-type="float" office:value="15.61661" calcext:value-type="float">
            <text:p>15.61661</text:p>
          </table:table-cell>
          <table:table-cell office:value-type="float" office:value="15.02255" calcext:value-type="float">
            <text:p>15.02255</text:p>
          </table:table-cell>
          <table:table-cell office:value-type="float" office:value="14.93011" calcext:value-type="float">
            <text:p>14.93011</text:p>
          </table:table-cell>
          <table:table-cell office:value-type="float" office:value="32.17795" calcext:value-type="float">
            <text:p>32.17795</text:p>
          </table:table-cell>
          <table:table-cell office:value-type="float" office:value="20.95657" calcext:value-type="float">
            <text:p>20.956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5" calcext:value-type="float">
            <text:p>9072005</text:p>
          </table:table-cell>
          <table:table-cell office:value-type="float" office:value="26.8128" calcext:value-type="float">
            <text:p>26.8128</text:p>
          </table:table-cell>
          <table:table-cell office:value-type="float" office:value="33.09" calcext:value-type="float">
            <text:p>33.09</text:p>
          </table:table-cell>
          <table:table-cell office:value-type="float" office:value="21.54" calcext:value-type="float">
            <text:p>21.54</text:p>
          </table:table-cell>
          <table:table-cell office:value-type="float" office:value="1.970281" calcext:value-type="float">
            <text:p>1.970281</text:p>
          </table:table-cell>
          <table:table-cell office:value-type="float" office:value="1.297126" calcext:value-type="float">
            <text:p>1.297126</text:p>
          </table:table-cell>
          <table:table-cell office:value-type="float" office:value="348.48" calcext:value-type="float">
            <text:p>348.48</text:p>
          </table:table-cell>
          <table:table-cell office:value-type="float" office:value="0" calcext:value-type="float">
            <text:p>0</text:p>
          </table:table-cell>
          <table:table-cell office:value-type="float" office:value="28.05209" calcext:value-type="float">
            <text:p>28.05209</text:p>
          </table:table-cell>
          <table:table-cell office:value-type="float" office:value="19.91818" calcext:value-type="float">
            <text:p>19.91818</text:p>
          </table:table-cell>
          <table:table-cell office:value-type="float" office:value="26.03482" calcext:value-type="float">
            <text:p>26.03482</text:p>
          </table:table-cell>
          <table:table-cell office:value-type="float" office:value="20.70392" calcext:value-type="float">
            <text:p>20.70392</text:p>
          </table:table-cell>
          <table:table-cell office:value-type="float" office:value="24.90842" calcext:value-type="float">
            <text:p>24.90842</text:p>
          </table:table-cell>
          <table:table-cell office:value-type="float" office:value="21.38403" calcext:value-type="float">
            <text:p>21.38403</text:p>
          </table:table-cell>
          <table:table-cell office:value-type="float" office:value="23.98904" calcext:value-type="float">
            <text:p>23.98904</text:p>
          </table:table-cell>
          <table:table-cell office:value-type="float" office:value="21.93906" calcext:value-type="float">
            <text:p>21.93906</text:p>
          </table:table-cell>
          <table:table-cell office:value-type="float" office:value="23.474" calcext:value-type="float">
            <text:p>23.474</text:p>
          </table:table-cell>
          <table:table-cell office:value-type="float" office:value="22.20319" calcext:value-type="float">
            <text:p>22.20319</text:p>
          </table:table-cell>
          <table:table-cell office:value-type="float" office:value="23.43567" calcext:value-type="float">
            <text:p>23.43567</text:p>
          </table:table-cell>
          <table:table-cell office:value-type="float" office:value="22.34393" calcext:value-type="float">
            <text:p>22.34393</text:p>
          </table:table-cell>
          <table:table-cell office:value-type="float" office:value="22.92566" calcext:value-type="float">
            <text:p>22.92566</text:p>
          </table:table-cell>
          <table:table-cell office:value-type="float" office:value="22.21951" calcext:value-type="float">
            <text:p>22.21951</text:p>
          </table:table-cell>
          <table:table-cell office:value-type="float" office:value="21.96057" calcext:value-type="float">
            <text:p>21.96057</text:p>
          </table:table-cell>
          <table:table-cell office:value-type="float" office:value="21.83606" calcext:value-type="float">
            <text:p>21.83606</text:p>
          </table:table-cell>
          <table:table-cell office:value-type="float" office:value="20.73096" calcext:value-type="float">
            <text:p>20.73096</text:p>
          </table:table-cell>
          <table:table-cell office:value-type="float" office:value="20.69672" calcext:value-type="float">
            <text:p>20.69672</text:p>
          </table:table-cell>
          <table:table-cell office:value-type="float" office:value="19.30698" calcext:value-type="float">
            <text:p>19.30698</text:p>
          </table:table-cell>
          <table:table-cell office:value-type="float" office:value="19.29791" calcext:value-type="float">
            <text:p>19.29791</text:p>
          </table:table-cell>
          <table:table-cell office:value-type="float" office:value="18.01248" calcext:value-type="float">
            <text:p>18.01248</text:p>
          </table:table-cell>
          <table:table-cell office:value-type="float" office:value="17.97592" calcext:value-type="float">
            <text:p>17.97592</text:p>
          </table:table-cell>
          <table:table-cell office:value-type="float" office:value="16.83853" calcext:value-type="float">
            <text:p>16.83853</text:p>
          </table:table-cell>
          <table:table-cell office:value-type="float" office:value="16.77151" calcext:value-type="float">
            <text:p>16.77151</text:p>
          </table:table-cell>
          <table:table-cell office:value-type="float" office:value="15.79187" calcext:value-type="float">
            <text:p>15.79187</text:p>
          </table:table-cell>
          <table:table-cell office:value-type="float" office:value="15.70663" calcext:value-type="float">
            <text:p>15.70663</text:p>
          </table:table-cell>
          <table:table-cell office:value-type="float" office:value="15.11295" calcext:value-type="float">
            <text:p>15.11295</text:p>
          </table:table-cell>
          <table:table-cell office:value-type="float" office:value="15.0235" calcext:value-type="float">
            <text:p>15.0235</text:p>
          </table:table-cell>
          <table:table-cell office:value-type="float" office:value="28.05209" calcext:value-type="float">
            <text:p>28.05209</text:p>
          </table:table-cell>
          <table:table-cell office:value-type="float" office:value="19.91818" calcext:value-type="float">
            <text:p>19.918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5" calcext:value-type="float">
            <text:p>10072005</text:p>
          </table:table-cell>
          <table:table-cell office:value-type="float" office:value="27.1296" calcext:value-type="float">
            <text:p>27.1296</text:p>
          </table:table-cell>
          <table:table-cell office:value-type="float" office:value="33.05" calcext:value-type="float">
            <text:p>33.05</text:p>
          </table:table-cell>
          <table:table-cell office:value-type="float" office:value="19.44" calcext:value-type="float">
            <text:p>19.44</text:p>
          </table:table-cell>
          <table:table-cell office:value-type="float" office:value="1.815022" calcext:value-type="float">
            <text:p>1.815022</text:p>
          </table:table-cell>
          <table:table-cell office:value-type="float" office:value="1.1731" calcext:value-type="float">
            <text:p>1.1731</text:p>
          </table:table-cell>
          <table:table-cell office:value-type="float" office:value="307.728" calcext:value-type="float">
            <text:p>307.728</text:p>
          </table:table-cell>
          <table:table-cell office:value-type="float" office:value="0" calcext:value-type="float">
            <text:p>0</text:p>
          </table:table-cell>
          <table:table-cell office:value-type="float" office:value="32.44394" calcext:value-type="float">
            <text:p>32.44394</text:p>
          </table:table-cell>
          <table:table-cell office:value-type="float" office:value="18.36298" calcext:value-type="float">
            <text:p>18.36298</text:p>
          </table:table-cell>
          <table:table-cell office:value-type="float" office:value="27.81784" calcext:value-type="float">
            <text:p>27.81784</text:p>
          </table:table-cell>
          <table:table-cell office:value-type="float" office:value="19.88373" calcext:value-type="float">
            <text:p>19.88373</text:p>
          </table:table-cell>
          <table:table-cell office:value-type="float" office:value="26.18161" calcext:value-type="float">
            <text:p>26.18161</text:p>
          </table:table-cell>
          <table:table-cell office:value-type="float" office:value="20.71658" calcext:value-type="float">
            <text:p>20.71658</text:p>
          </table:table-cell>
          <table:table-cell office:value-type="float" office:value="24.87027" calcext:value-type="float">
            <text:p>24.87027</text:p>
          </table:table-cell>
          <table:table-cell office:value-type="float" office:value="21.31799" calcext:value-type="float">
            <text:p>21.31799</text:p>
          </table:table-cell>
          <table:table-cell office:value-type="float" office:value="24.02884" calcext:value-type="float">
            <text:p>24.02884</text:p>
          </table:table-cell>
          <table:table-cell office:value-type="float" office:value="21.63422" calcext:value-type="float">
            <text:p>21.63422</text:p>
          </table:table-cell>
          <table:table-cell office:value-type="float" office:value="23.23129" calcext:value-type="float">
            <text:p>23.23129</text:p>
          </table:table-cell>
          <table:table-cell office:value-type="float" office:value="21.86273" calcext:value-type="float">
            <text:p>21.86273</text:p>
          </table:table-cell>
          <table:table-cell office:value-type="float" office:value="22.54999" calcext:value-type="float">
            <text:p>22.54999</text:p>
          </table:table-cell>
          <table:table-cell office:value-type="float" office:value="21.85062" calcext:value-type="float">
            <text:p>21.85062</text:p>
          </table:table-cell>
          <table:table-cell office:value-type="float" office:value="21.83856" calcext:value-type="float">
            <text:p>21.83856</text:p>
          </table:table-cell>
          <table:table-cell office:value-type="float" office:value="21.63895" calcext:value-type="float">
            <text:p>21.63895</text:p>
          </table:table-cell>
          <table:table-cell office:value-type="float" office:value="20.73114" calcext:value-type="float">
            <text:p>20.73114</text:p>
          </table:table-cell>
          <table:table-cell office:value-type="float" office:value="20.6958" calcext:value-type="float">
            <text:p>20.6958</text:p>
          </table:table-cell>
          <table:table-cell office:value-type="float" office:value="19.31955" calcext:value-type="float">
            <text:p>19.31955</text:p>
          </table:table-cell>
          <table:table-cell office:value-type="float" office:value="19.30713" calcext:value-type="float">
            <text:p>19.30713</text:p>
          </table:table-cell>
          <table:table-cell office:value-type="float" office:value="18.05096" calcext:value-type="float">
            <text:p>18.05096</text:p>
          </table:table-cell>
          <table:table-cell office:value-type="float" office:value="18.01291" calcext:value-type="float">
            <text:p>18.01291</text:p>
          </table:table-cell>
          <table:table-cell office:value-type="float" office:value="16.9024" calcext:value-type="float">
            <text:p>16.9024</text:p>
          </table:table-cell>
          <table:table-cell office:value-type="float" office:value="16.83923" calcext:value-type="float">
            <text:p>16.83923</text:p>
          </table:table-cell>
          <table:table-cell office:value-type="float" office:value="15.87381" calcext:value-type="float">
            <text:p>15.87381</text:p>
          </table:table-cell>
          <table:table-cell office:value-type="float" office:value="15.79276" calcext:value-type="float">
            <text:p>15.79276</text:p>
          </table:table-cell>
          <table:table-cell office:value-type="float" office:value="15.19971" calcext:value-type="float">
            <text:p>15.19971</text:p>
          </table:table-cell>
          <table:table-cell office:value-type="float" office:value="15.11389" calcext:value-type="float">
            <text:p>15.11389</text:p>
          </table:table-cell>
          <table:table-cell office:value-type="float" office:value="32.44394" calcext:value-type="float">
            <text:p>32.44394</text:p>
          </table:table-cell>
          <table:table-cell office:value-type="float" office:value="18.36298" calcext:value-type="float">
            <text:p>18.362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5" calcext:value-type="float">
            <text:p>11072005</text:p>
          </table:table-cell>
          <table:table-cell office:value-type="float" office:value="21.6486" calcext:value-type="float">
            <text:p>21.6486</text:p>
          </table:table-cell>
          <table:table-cell office:value-type="float" office:value="32.33" calcext:value-type="float">
            <text:p>32.33</text:p>
          </table:table-cell>
          <table:table-cell office:value-type="float" office:value="18.95" calcext:value-type="float">
            <text:p>18.95</text:p>
          </table:table-cell>
          <table:table-cell office:value-type="float" office:value="2.033149" calcext:value-type="float">
            <text:p>2.033149</text:p>
          </table:table-cell>
          <table:table-cell office:value-type="float" office:value="1.477052" calcext:value-type="float">
            <text:p>1.477052</text:p>
          </table:table-cell>
          <table:table-cell office:value-type="float" office:value="138.42" calcext:value-type="float">
            <text:p>138.42</text:p>
          </table:table-cell>
          <table:table-cell office:value-type="float" office:value="0" calcext:value-type="float">
            <text:p>0</text:p>
          </table:table-cell>
          <table:table-cell office:value-type="float" office:value="30.84747" calcext:value-type="float">
            <text:p>30.84747</text:p>
          </table:table-cell>
          <table:table-cell office:value-type="float" office:value="20.52032" calcext:value-type="float">
            <text:p>20.52032</text:p>
          </table:table-cell>
          <table:table-cell office:value-type="float" office:value="28.1265" calcext:value-type="float">
            <text:p>28.1265</text:p>
          </table:table-cell>
          <table:table-cell office:value-type="float" office:value="22.09717" calcext:value-type="float">
            <text:p>22.09717</text:p>
          </table:table-cell>
          <table:table-cell office:value-type="float" office:value="26.70093" calcext:value-type="float">
            <text:p>26.70093</text:p>
          </table:table-cell>
          <table:table-cell office:value-type="float" office:value="22.64264" calcext:value-type="float">
            <text:p>22.64264</text:p>
          </table:table-cell>
          <table:table-cell office:value-type="float" office:value="25.43347" calcext:value-type="float">
            <text:p>25.43347</text:p>
          </table:table-cell>
          <table:table-cell office:value-type="float" office:value="22.84634" calcext:value-type="float">
            <text:p>22.84634</text:p>
          </table:table-cell>
          <table:table-cell office:value-type="float" office:value="24.58615" calcext:value-type="float">
            <text:p>24.58615</text:p>
          </table:table-cell>
          <table:table-cell office:value-type="float" office:value="22.85104" calcext:value-type="float">
            <text:p>22.85104</text:p>
          </table:table-cell>
          <table:table-cell office:value-type="float" office:value="23.72092" calcext:value-type="float">
            <text:p>23.72092</text:p>
          </table:table-cell>
          <table:table-cell office:value-type="float" office:value="22.74048" calcext:value-type="float">
            <text:p>22.74048</text:p>
          </table:table-cell>
          <table:table-cell office:value-type="float" office:value="22.98138" calcext:value-type="float">
            <text:p>22.98138</text:p>
          </table:table-cell>
          <table:table-cell office:value-type="float" office:value="22.41208" calcext:value-type="float">
            <text:p>22.41208</text:p>
          </table:table-cell>
          <table:table-cell office:value-type="float" office:value="21.92123" calcext:value-type="float">
            <text:p>21.92123</text:p>
          </table:table-cell>
          <table:table-cell office:value-type="float" office:value="21.69174" calcext:value-type="float">
            <text:p>21.69174</text:p>
          </table:table-cell>
          <table:table-cell office:value-type="float" office:value="20.71381" calcext:value-type="float">
            <text:p>20.71381</text:p>
          </table:table-cell>
          <table:table-cell office:value-type="float" office:value="20.69287" calcext:value-type="float">
            <text:p>20.69287</text:p>
          </table:table-cell>
          <table:table-cell office:value-type="float" office:value="19.33127" calcext:value-type="float">
            <text:p>19.33127</text:p>
          </table:table-cell>
          <table:table-cell office:value-type="float" office:value="19.31964" calcext:value-type="float">
            <text:p>19.31964</text:p>
          </table:table-cell>
          <table:table-cell office:value-type="float" office:value="18.08896" calcext:value-type="float">
            <text:p>18.08896</text:p>
          </table:table-cell>
          <table:table-cell office:value-type="float" office:value="18.05136" calcext:value-type="float">
            <text:p>18.05136</text:p>
          </table:table-cell>
          <table:table-cell office:value-type="float" office:value="16.96393" calcext:value-type="float">
            <text:p>16.96393</text:p>
          </table:table-cell>
          <table:table-cell office:value-type="float" office:value="16.90311" calcext:value-type="float">
            <text:p>16.90311</text:p>
          </table:table-cell>
          <table:table-cell office:value-type="float" office:value="15.95221" calcext:value-type="float">
            <text:p>15.95221</text:p>
          </table:table-cell>
          <table:table-cell office:value-type="float" office:value="15.87463" calcext:value-type="float">
            <text:p>15.87463</text:p>
          </table:table-cell>
          <table:table-cell office:value-type="float" office:value="15.2832" calcext:value-type="float">
            <text:p>15.2832</text:p>
          </table:table-cell>
          <table:table-cell office:value-type="float" office:value="15.20059" calcext:value-type="float">
            <text:p>15.20059</text:p>
          </table:table-cell>
          <table:table-cell office:value-type="float" office:value="30.84744" calcext:value-type="float">
            <text:p>30.84744</text:p>
          </table:table-cell>
          <table:table-cell office:value-type="float" office:value="20.52032" calcext:value-type="float">
            <text:p>20.520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5" calcext:value-type="float">
            <text:p>12072005</text:p>
          </table:table-cell>
          <table:table-cell office:value-type="float" office:value="24.73092" calcext:value-type="float">
            <text:p>24.73092</text:p>
          </table:table-cell>
          <table:table-cell office:value-type="float" office:value="31.87" calcext:value-type="float">
            <text:p>31.87</text:p>
          </table:table-cell>
          <table:table-cell office:value-type="float" office:value="20.05" calcext:value-type="float">
            <text:p>20.05</text:p>
          </table:table-cell>
          <table:table-cell office:value-type="float" office:value="2.195467" calcext:value-type="float">
            <text:p>2.195467</text:p>
          </table:table-cell>
          <table:table-cell office:value-type="float" office:value="1.552207" calcext:value-type="float">
            <text:p>1.552207</text:p>
          </table:table-cell>
          <table:table-cell office:value-type="float" office:value="186.228" calcext:value-type="float">
            <text:p>186.228</text:p>
          </table:table-cell>
          <table:table-cell office:value-type="float" office:value="10.3" calcext:value-type="float">
            <text:p>10.3</text:p>
          </table:table-cell>
          <table:table-cell office:value-type="float" office:value="33.37433" calcext:value-type="float">
            <text:p>33.37433</text:p>
          </table:table-cell>
          <table:table-cell office:value-type="float" office:value="20.5408" calcext:value-type="float">
            <text:p>20.5408</text:p>
          </table:table-cell>
          <table:table-cell office:value-type="float" office:value="28.31421" calcext:value-type="float">
            <text:p>28.31421</text:p>
          </table:table-cell>
          <table:table-cell office:value-type="float" office:value="21.57031" calcext:value-type="float">
            <text:p>21.57031</text:p>
          </table:table-cell>
          <table:table-cell office:value-type="float" office:value="26.09241" calcext:value-type="float">
            <text:p>26.09241</text:p>
          </table:table-cell>
          <table:table-cell office:value-type="float" office:value="22.44147" calcext:value-type="float">
            <text:p>22.44147</text:p>
          </table:table-cell>
          <table:table-cell office:value-type="float" office:value="24.80521" calcext:value-type="float">
            <text:p>24.80521</text:p>
          </table:table-cell>
          <table:table-cell office:value-type="float" office:value="22.98801" calcext:value-type="float">
            <text:p>22.98801</text:p>
          </table:table-cell>
          <table:table-cell office:value-type="float" office:value="24.2771" calcext:value-type="float">
            <text:p>24.2771</text:p>
          </table:table-cell>
          <table:table-cell office:value-type="float" office:value="23.1192" calcext:value-type="float">
            <text:p>23.1192</text:p>
          </table:table-cell>
          <table:table-cell office:value-type="float" office:value="23.71121" calcext:value-type="float">
            <text:p>23.71121</text:p>
          </table:table-cell>
          <table:table-cell office:value-type="float" office:value="23.01852" calcext:value-type="float">
            <text:p>23.01852</text:p>
          </table:table-cell>
          <table:table-cell office:value-type="float" office:value="23.00415" calcext:value-type="float">
            <text:p>23.00415</text:p>
          </table:table-cell>
          <table:table-cell office:value-type="float" office:value="22.67523" calcext:value-type="float">
            <text:p>22.67523</text:p>
          </table:table-cell>
          <table:table-cell office:value-type="float" office:value="22.07413" calcext:value-type="float">
            <text:p>22.07413</text:p>
          </table:table-cell>
          <table:table-cell office:value-type="float" office:value="21.92593" calcext:value-type="float">
            <text:p>21.92593</text:p>
          </table:table-cell>
          <table:table-cell office:value-type="float" office:value="20.79431" calcext:value-type="float">
            <text:p>20.79431</text:p>
          </table:table-cell>
          <table:table-cell office:value-type="float" office:value="20.71445" calcext:value-type="float">
            <text:p>20.71445</text:p>
          </table:table-cell>
          <table:table-cell office:value-type="float" office:value="19.35962" calcext:value-type="float">
            <text:p>19.35962</text:p>
          </table:table-cell>
          <table:table-cell office:value-type="float" office:value="19.33145" calcext:value-type="float">
            <text:p>19.33145</text:p>
          </table:table-cell>
          <table:table-cell office:value-type="float" office:value="18.12836" calcext:value-type="float">
            <text:p>18.12836</text:p>
          </table:table-cell>
          <table:table-cell office:value-type="float" office:value="18.08939" calcext:value-type="float">
            <text:p>18.08939</text:p>
          </table:table-cell>
          <table:table-cell office:value-type="float" office:value="17.02292" calcext:value-type="float">
            <text:p>17.02292</text:p>
          </table:table-cell>
          <table:table-cell office:value-type="float" office:value="16.96457" calcext:value-type="float">
            <text:p>16.96457</text:p>
          </table:table-cell>
          <table:table-cell office:value-type="float" office:value="16.02725" calcext:value-type="float">
            <text:p>16.02725</text:p>
          </table:table-cell>
          <table:table-cell office:value-type="float" office:value="15.953" calcext:value-type="float">
            <text:p>15.953</text:p>
          </table:table-cell>
          <table:table-cell office:value-type="float" office:value="15.36349" calcext:value-type="float">
            <text:p>15.36349</text:p>
          </table:table-cell>
          <table:table-cell office:value-type="float" office:value="15.28406" calcext:value-type="float">
            <text:p>15.28406</text:p>
          </table:table-cell>
          <table:table-cell office:value-type="float" office:value="33.37427" calcext:value-type="float">
            <text:p>33.37427</text:p>
          </table:table-cell>
          <table:table-cell office:value-type="float" office:value="20.62497" calcext:value-type="float">
            <text:p>20.624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5" calcext:value-type="float">
            <text:p>13072005</text:p>
          </table:table-cell>
          <table:table-cell office:value-type="float" office:value="26.59608" calcext:value-type="float">
            <text:p>26.59608</text:p>
          </table:table-cell>
          <table:table-cell office:value-type="float" office:value="31.14" calcext:value-type="float">
            <text:p>31.14</text:p>
          </table:table-cell>
          <table:table-cell office:value-type="float" office:value="18.66" calcext:value-type="float">
            <text:p>18.66</text:p>
          </table:table-cell>
          <table:table-cell office:value-type="float" office:value="2.105619" calcext:value-type="float">
            <text:p>2.105619</text:p>
          </table:table-cell>
          <table:table-cell office:value-type="float" office:value="1.276033" calcext:value-type="float">
            <text:p>1.276033</text:p>
          </table:table-cell>
          <table:table-cell office:value-type="float" office:value="155.052" calcext:value-type="float">
            <text:p>155.052</text:p>
          </table:table-cell>
          <table:table-cell office:value-type="float" office:value="31.3" calcext:value-type="float">
            <text:p>31.3</text:p>
          </table:table-cell>
          <table:table-cell office:value-type="float" office:value="29.37573" calcext:value-type="float">
            <text:p>29.37573</text:p>
          </table:table-cell>
          <table:table-cell office:value-type="float" office:value="18.61462" calcext:value-type="float">
            <text:p>18.61462</text:p>
          </table:table-cell>
          <table:table-cell office:value-type="float" office:value="28.01413" calcext:value-type="float">
            <text:p>28.01413</text:p>
          </table:table-cell>
          <table:table-cell office:value-type="float" office:value="19.81622" calcext:value-type="float">
            <text:p>19.81622</text:p>
          </table:table-cell>
          <table:table-cell office:value-type="float" office:value="26.58557" calcext:value-type="float">
            <text:p>26.58557</text:p>
          </table:table-cell>
          <table:table-cell office:value-type="float" office:value="20.80194" calcext:value-type="float">
            <text:p>20.80194</text:p>
          </table:table-cell>
          <table:table-cell office:value-type="float" office:value="25.03952" calcext:value-type="float">
            <text:p>25.03952</text:p>
          </table:table-cell>
          <table:table-cell office:value-type="float" office:value="21.50995" calcext:value-type="float">
            <text:p>21.50995</text:p>
          </table:table-cell>
          <table:table-cell office:value-type="float" office:value="24.11206" calcext:value-type="float">
            <text:p>24.11206</text:p>
          </table:table-cell>
          <table:table-cell office:value-type="float" office:value="21.87796" calcext:value-type="float">
            <text:p>21.87796</text:p>
          </table:table-cell>
          <table:table-cell office:value-type="float" office:value="23.26526" calcext:value-type="float">
            <text:p>23.26526</text:p>
          </table:table-cell>
          <table:table-cell office:value-type="float" office:value="22.12674" calcext:value-type="float">
            <text:p>22.12674</text:p>
          </table:table-cell>
          <table:table-cell office:value-type="float" office:value="22.82123" calcext:value-type="float">
            <text:p>22.82123</text:p>
          </table:table-cell>
          <table:table-cell office:value-type="float" office:value="22.10492" calcext:value-type="float">
            <text:p>22.10492</text:p>
          </table:table-cell>
          <table:table-cell office:value-type="float" office:value="22.07593" calcext:value-type="float">
            <text:p>22.07593</text:p>
          </table:table-cell>
          <table:table-cell office:value-type="float" office:value="21.86441" calcext:value-type="float">
            <text:p>21.86441</text:p>
          </table:table-cell>
          <table:table-cell office:value-type="float" office:value="20.81952" calcext:value-type="float">
            <text:p>20.81952</text:p>
          </table:table-cell>
          <table:table-cell office:value-type="float" office:value="20.79514" calcext:value-type="float">
            <text:p>20.79514</text:p>
          </table:table-cell>
          <table:table-cell office:value-type="float" office:value="19.39697" calcext:value-type="float">
            <text:p>19.39697</text:p>
          </table:table-cell>
          <table:table-cell office:value-type="float" office:value="19.36002" calcext:value-type="float">
            <text:p>19.36002</text:p>
          </table:table-cell>
          <table:table-cell office:value-type="float" office:value="18.17236" calcext:value-type="float">
            <text:p>18.17236</text:p>
          </table:table-cell>
          <table:table-cell office:value-type="float" office:value="18.12881" calcext:value-type="float">
            <text:p>18.12881</text:p>
          </table:table-cell>
          <table:table-cell office:value-type="float" office:value="17.082" calcext:value-type="float">
            <text:p>17.082</text:p>
          </table:table-cell>
          <table:table-cell office:value-type="float" office:value="17.02356" calcext:value-type="float">
            <text:p>17.02356</text:p>
          </table:table-cell>
          <table:table-cell office:value-type="float" office:value="16.0997" calcext:value-type="float">
            <text:p>16.0997</text:p>
          </table:table-cell>
          <table:table-cell office:value-type="float" office:value="16.02805" calcext:value-type="float">
            <text:p>16.02805</text:p>
          </table:table-cell>
          <table:table-cell office:value-type="float" office:value="15.43991" calcext:value-type="float">
            <text:p>15.43991</text:p>
          </table:table-cell>
          <table:table-cell office:value-type="float" office:value="15.36432" calcext:value-type="float">
            <text:p>15.36432</text:p>
          </table:table-cell>
          <table:table-cell office:value-type="float" office:value="28.49008" calcext:value-type="float">
            <text:p>28.49008</text:p>
          </table:table-cell>
          <table:table-cell office:value-type="float" office:value="18.61462" calcext:value-type="float">
            <text:p>18.614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5" calcext:value-type="float">
            <text:p>14072005</text:p>
          </table:table-cell>
          <table:table-cell office:value-type="float" office:value="28.12716" calcext:value-type="float">
            <text:p>28.12716</text:p>
          </table:table-cell>
          <table:table-cell office:value-type="float" office:value="32.091" calcext:value-type="float">
            <text:p>32.091</text:p>
          </table:table-cell>
          <table:table-cell office:value-type="float" office:value="18.08" calcext:value-type="float">
            <text:p>18.08</text:p>
          </table:table-cell>
          <table:table-cell office:value-type="float" office:value="2.020255" calcext:value-type="float">
            <text:p>2.020255</text:p>
          </table:table-cell>
          <table:table-cell office:value-type="float" office:value="1.348406" calcext:value-type="float">
            <text:p>1.348406</text:p>
          </table:table-cell>
          <table:table-cell office:value-type="float" office:value="115.848" calcext:value-type="float">
            <text:p>115.848</text:p>
          </table:table-cell>
          <table:table-cell office:value-type="float" office:value="0" calcext:value-type="float">
            <text:p>0</text:p>
          </table:table-cell>
          <table:table-cell office:value-type="float" office:value="28.24054" calcext:value-type="float">
            <text:p>28.24054</text:p>
          </table:table-cell>
          <table:table-cell office:value-type="float" office:value="18.32919" calcext:value-type="float">
            <text:p>18.32919</text:p>
          </table:table-cell>
          <table:table-cell office:value-type="float" office:value="26.15204" calcext:value-type="float">
            <text:p>26.15204</text:p>
          </table:table-cell>
          <table:table-cell office:value-type="float" office:value="19.51794" calcext:value-type="float">
            <text:p>19.51794</text:p>
          </table:table-cell>
          <table:table-cell office:value-type="float" office:value="24.88898" calcext:value-type="float">
            <text:p>24.88898</text:p>
          </table:table-cell>
          <table:table-cell office:value-type="float" office:value="20.47745" calcext:value-type="float">
            <text:p>20.47745</text:p>
          </table:table-cell>
          <table:table-cell office:value-type="float" office:value="23.95724" calcext:value-type="float">
            <text:p>23.95724</text:p>
          </table:table-cell>
          <table:table-cell office:value-type="float" office:value="21.26102" calcext:value-type="float">
            <text:p>21.26102</text:p>
          </table:table-cell>
          <table:table-cell office:value-type="float" office:value="23.36374" calcext:value-type="float">
            <text:p>23.36374</text:p>
          </table:table-cell>
          <table:table-cell office:value-type="float" office:value="21.67603" calcext:value-type="float">
            <text:p>21.67603</text:p>
          </table:table-cell>
          <table:table-cell office:value-type="float" office:value="23.11075" calcext:value-type="float">
            <text:p>23.11075</text:p>
          </table:table-cell>
          <table:table-cell office:value-type="float" office:value="21.97623" calcext:value-type="float">
            <text:p>21.97623</text:p>
          </table:table-cell>
          <table:table-cell office:value-type="float" office:value="22.685" calcext:value-type="float">
            <text:p>22.685</text:p>
          </table:table-cell>
          <table:table-cell office:value-type="float" office:value="21.97745" calcext:value-type="float">
            <text:p>21.97745</text:p>
          </table:table-cell>
          <table:table-cell office:value-type="float" office:value="21.9295" calcext:value-type="float">
            <text:p>21.9295</text:p>
          </table:table-cell>
          <table:table-cell office:value-type="float" office:value="21.75061" calcext:value-type="float">
            <text:p>21.75061</text:p>
          </table:table-cell>
          <table:table-cell office:value-type="float" office:value="20.81479" calcext:value-type="float">
            <text:p>20.81479</text:p>
          </table:table-cell>
          <table:table-cell office:value-type="float" office:value="20.79092" calcext:value-type="float">
            <text:p>20.79092</text:p>
          </table:table-cell>
          <table:table-cell office:value-type="float" office:value="19.42654" calcext:value-type="float">
            <text:p>19.42654</text:p>
          </table:table-cell>
          <table:table-cell office:value-type="float" office:value="19.39734" calcext:value-type="float">
            <text:p>19.39734</text:p>
          </table:table-cell>
          <table:table-cell office:value-type="float" office:value="18.21808" calcext:value-type="float">
            <text:p>18.21808</text:p>
          </table:table-cell>
          <table:table-cell office:value-type="float" office:value="18.17285" calcext:value-type="float">
            <text:p>18.17285</text:p>
          </table:table-cell>
          <table:table-cell office:value-type="float" office:value="17.1405" calcext:value-type="float">
            <text:p>17.1405</text:p>
          </table:table-cell>
          <table:table-cell office:value-type="float" office:value="17.08264" calcext:value-type="float">
            <text:p>17.08264</text:p>
          </table:table-cell>
          <table:table-cell office:value-type="float" office:value="16.16974" calcext:value-type="float">
            <text:p>16.16974</text:p>
          </table:table-cell>
          <table:table-cell office:value-type="float" office:value="16.10043" calcext:value-type="float">
            <text:p>16.10043</text:p>
          </table:table-cell>
          <table:table-cell office:value-type="float" office:value="15.51346" calcext:value-type="float">
            <text:p>15.51346</text:p>
          </table:table-cell>
          <table:table-cell office:value-type="float" office:value="15.44067" calcext:value-type="float">
            <text:p>15.44067</text:p>
          </table:table-cell>
          <table:table-cell office:value-type="float" office:value="28.24054" calcext:value-type="float">
            <text:p>28.24054</text:p>
          </table:table-cell>
          <table:table-cell office:value-type="float" office:value="18.32922" calcext:value-type="float">
            <text:p>18.329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5" calcext:value-type="float">
            <text:p>15072005</text:p>
          </table:table-cell>
          <table:table-cell office:value-type="float" office:value="25.81812" calcext:value-type="float">
            <text:p>25.81812</text:p>
          </table:table-cell>
          <table:table-cell office:value-type="float" office:value="33.15" calcext:value-type="float">
            <text:p>33.15</text:p>
          </table:table-cell>
          <table:table-cell office:value-type="float" office:value="19.6" calcext:value-type="float">
            <text:p>19.6</text:p>
          </table:table-cell>
          <table:table-cell office:value-type="float" office:value="2.091166" calcext:value-type="float">
            <text:p>2.091166</text:p>
          </table:table-cell>
          <table:table-cell office:value-type="float" office:value="1.389922" calcext:value-type="float">
            <text:p>1.389922</text:p>
          </table:table-cell>
          <table:table-cell office:value-type="float" office:value="140.22" calcext:value-type="float">
            <text:p>140.22</text:p>
          </table:table-cell>
          <table:table-cell office:value-type="float" office:value="0" calcext:value-type="float">
            <text:p>0</text:p>
          </table:table-cell>
          <table:table-cell office:value-type="float" office:value="28.19141" calcext:value-type="float">
            <text:p>28.19141</text:p>
          </table:table-cell>
          <table:table-cell office:value-type="float" office:value="19.16385" calcext:value-type="float">
            <text:p>19.16385</text:p>
          </table:table-cell>
          <table:table-cell office:value-type="float" office:value="25.91122" calcext:value-type="float">
            <text:p>25.91122</text:p>
          </table:table-cell>
          <table:table-cell office:value-type="float" office:value="20.44699" calcext:value-type="float">
            <text:p>20.44699</text:p>
          </table:table-cell>
          <table:table-cell office:value-type="float" office:value="24.76721" calcext:value-type="float">
            <text:p>24.76721</text:p>
          </table:table-cell>
          <table:table-cell office:value-type="float" office:value="21.18982" calcext:value-type="float">
            <text:p>21.18982</text:p>
          </table:table-cell>
          <table:table-cell office:value-type="float" office:value="23.89145" calcext:value-type="float">
            <text:p>23.89145</text:p>
          </table:table-cell>
          <table:table-cell office:value-type="float" office:value="21.65323" calcext:value-type="float">
            <text:p>21.65323</text:p>
          </table:table-cell>
          <table:table-cell office:value-type="float" office:value="23.33249" calcext:value-type="float">
            <text:p>23.33249</text:p>
          </table:table-cell>
          <table:table-cell office:value-type="float" office:value="21.87692" calcext:value-type="float">
            <text:p>21.87692</text:p>
          </table:table-cell>
          <table:table-cell office:value-type="float" office:value="22.77704" calcext:value-type="float">
            <text:p>22.77704</text:p>
          </table:table-cell>
          <table:table-cell office:value-type="float" office:value="22.01401" calcext:value-type="float">
            <text:p>22.01401</text:p>
          </table:table-cell>
          <table:table-cell office:value-type="float" office:value="22.36484" calcext:value-type="float">
            <text:p>22.36484</text:p>
          </table:table-cell>
          <table:table-cell office:value-type="float" office:value="21.93481" calcext:value-type="float">
            <text:p>21.93481</text:p>
          </table:table-cell>
          <table:table-cell office:value-type="float" office:value="21.76932" calcext:value-type="float">
            <text:p>21.76932</text:p>
          </table:table-cell>
          <table:table-cell office:value-type="float" office:value="21.65421" calcext:value-type="float">
            <text:p>21.65421</text:p>
          </table:table-cell>
          <table:table-cell office:value-type="float" office:value="20.79053" calcext:value-type="float">
            <text:p>20.79053</text:p>
          </table:table-cell>
          <table:table-cell office:value-type="float" office:value="20.74902" calcext:value-type="float">
            <text:p>20.74902</text:p>
          </table:table-cell>
          <table:table-cell office:value-type="float" office:value="19.44495" calcext:value-type="float">
            <text:p>19.44495</text:p>
          </table:table-cell>
          <table:table-cell office:value-type="float" office:value="19.42679" calcext:value-type="float">
            <text:p>19.42679</text:p>
          </table:table-cell>
          <table:table-cell office:value-type="float" office:value="18.26083" calcext:value-type="float">
            <text:p>18.26083</text:p>
          </table:table-cell>
          <table:table-cell office:value-type="float" office:value="18.21854" calcext:value-type="float">
            <text:p>18.21854</text:p>
          </table:table-cell>
          <table:table-cell office:value-type="float" office:value="17.19788" calcext:value-type="float">
            <text:p>17.19788</text:p>
          </table:table-cell>
          <table:table-cell office:value-type="float" office:value="17.14111" calcext:value-type="float">
            <text:p>17.14111</text:p>
          </table:table-cell>
          <table:table-cell office:value-type="float" office:value="16.23755" calcext:value-type="float">
            <text:p>16.23755</text:p>
          </table:table-cell>
          <table:table-cell office:value-type="float" office:value="16.17047" calcext:value-type="float">
            <text:p>16.17047</text:p>
          </table:table-cell>
          <table:table-cell office:value-type="float" office:value="15.58533" calcext:value-type="float">
            <text:p>15.58533</text:p>
          </table:table-cell>
          <table:table-cell office:value-type="float" office:value="15.51422" calcext:value-type="float">
            <text:p>15.51422</text:p>
          </table:table-cell>
          <table:table-cell office:value-type="float" office:value="28.19141" calcext:value-type="float">
            <text:p>28.19141</text:p>
          </table:table-cell>
          <table:table-cell office:value-type="float" office:value="19.16385" calcext:value-type="float">
            <text:p>19.163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5" calcext:value-type="float">
            <text:p>16072005</text:p>
          </table:table-cell>
          <table:table-cell office:value-type="float" office:value="26.18316" calcext:value-type="float">
            <text:p>26.18316</text:p>
          </table:table-cell>
          <table:table-cell office:value-type="float" office:value="33.9" calcext:value-type="float">
            <text:p>33.9</text:p>
          </table:table-cell>
          <table:table-cell office:value-type="float" office:value="20.99" calcext:value-type="float">
            <text:p>20.99</text:p>
          </table:table-cell>
          <table:table-cell office:value-type="float" office:value="2.026449" calcext:value-type="float">
            <text:p>2.026449</text:p>
          </table:table-cell>
          <table:table-cell office:value-type="float" office:value="1.367675" calcext:value-type="float">
            <text:p>1.367675</text:p>
          </table:table-cell>
          <table:table-cell office:value-type="float" office:value="217.692" calcext:value-type="float">
            <text:p>217.692</text:p>
          </table:table-cell>
          <table:table-cell office:value-type="float" office:value="0" calcext:value-type="float">
            <text:p>0</text:p>
          </table:table-cell>
          <table:table-cell office:value-type="float" office:value="32.27972" calcext:value-type="float">
            <text:p>32.27972</text:p>
          </table:table-cell>
          <table:table-cell office:value-type="float" office:value="20.40979" calcext:value-type="float">
            <text:p>20.40979</text:p>
          </table:table-cell>
          <table:table-cell office:value-type="float" office:value="28.52585" calcext:value-type="float">
            <text:p>28.52585</text:p>
          </table:table-cell>
          <table:table-cell office:value-type="float" office:value="21.44339" calcext:value-type="float">
            <text:p>21.44339</text:p>
          </table:table-cell>
          <table:table-cell office:value-type="float" office:value="26.8374" calcext:value-type="float">
            <text:p>26.8374</text:p>
          </table:table-cell>
          <table:table-cell office:value-type="float" office:value="21.95438" calcext:value-type="float">
            <text:p>21.95438</text:p>
          </table:table-cell>
          <table:table-cell office:value-type="float" office:value="25.45218" calcext:value-type="float">
            <text:p>25.45218</text:p>
          </table:table-cell>
          <table:table-cell office:value-type="float" office:value="22.20065" calcext:value-type="float">
            <text:p>22.20065</text:p>
          </table:table-cell>
          <table:table-cell office:value-type="float" office:value="24.52902" calcext:value-type="float">
            <text:p>24.52902</text:p>
          </table:table-cell>
          <table:table-cell office:value-type="float" office:value="22.27594" calcext:value-type="float">
            <text:p>22.27594</text:p>
          </table:table-cell>
          <table:table-cell office:value-type="float" office:value="23.61899" calcext:value-type="float">
            <text:p>23.61899</text:p>
          </table:table-cell>
          <table:table-cell office:value-type="float" office:value="22.26453" calcext:value-type="float">
            <text:p>22.26453</text:p>
          </table:table-cell>
          <table:table-cell office:value-type="float" office:value="22.83798" calcext:value-type="float">
            <text:p>22.83798</text:p>
          </table:table-cell>
          <table:table-cell office:value-type="float" office:value="22.07327" calcext:value-type="float">
            <text:p>22.07327</text:p>
          </table:table-cell>
          <table:table-cell office:value-type="float" office:value="21.7886" calcext:value-type="float">
            <text:p>21.7886</text:p>
          </table:table-cell>
          <table:table-cell office:value-type="float" office:value="21.67078" calcext:value-type="float">
            <text:p>21.67078</text:p>
          </table:table-cell>
          <table:table-cell office:value-type="float" office:value="20.74863" calcext:value-type="float">
            <text:p>20.74863</text:p>
          </table:table-cell>
          <table:table-cell office:value-type="float" office:value="20.73215" calcext:value-type="float">
            <text:p>20.73215</text:p>
          </table:table-cell>
          <table:table-cell office:value-type="float" office:value="19.45801" calcext:value-type="float">
            <text:p>19.45801</text:p>
          </table:table-cell>
          <table:table-cell office:value-type="float" office:value="19.44513" calcext:value-type="float">
            <text:p>19.44513</text:p>
          </table:table-cell>
          <table:table-cell office:value-type="float" office:value="18.29968" calcext:value-type="float">
            <text:p>18.29968</text:p>
          </table:table-cell>
          <table:table-cell office:value-type="float" office:value="18.26126" calcext:value-type="float">
            <text:p>18.26126</text:p>
          </table:table-cell>
          <table:table-cell office:value-type="float" office:value="17.25305" calcext:value-type="float">
            <text:p>17.25305</text:p>
          </table:table-cell>
          <table:table-cell office:value-type="float" office:value="17.19846" calcext:value-type="float">
            <text:p>17.19846</text:p>
          </table:table-cell>
          <table:table-cell office:value-type="float" office:value="16.30347" calcext:value-type="float">
            <text:p>16.30347</text:p>
          </table:table-cell>
          <table:table-cell office:value-type="float" office:value="16.23825" calcext:value-type="float">
            <text:p>16.23825</text:p>
          </table:table-cell>
          <table:table-cell office:value-type="float" office:value="15.65463" calcext:value-type="float">
            <text:p>15.65463</text:p>
          </table:table-cell>
          <table:table-cell office:value-type="float" office:value="15.58609" calcext:value-type="float">
            <text:p>15.58609</text:p>
          </table:table-cell>
          <table:table-cell office:value-type="float" office:value="32.27969" calcext:value-type="float">
            <text:p>32.27969</text:p>
          </table:table-cell>
          <table:table-cell office:value-type="float" office:value="20.40979" calcext:value-type="float">
            <text:p>20.409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5" calcext:value-type="float">
            <text:p>17072005</text:p>
          </table:table-cell>
          <table:table-cell office:value-type="float" office:value="24.54192" calcext:value-type="float">
            <text:p>24.54192</text:p>
          </table:table-cell>
          <table:table-cell office:value-type="float" office:value="34.49" calcext:value-type="float">
            <text:p>34.49</text:p>
          </table:table-cell>
          <table:table-cell office:value-type="float" office:value="19.55" calcext:value-type="float">
            <text:p>19.55</text:p>
          </table:table-cell>
          <table:table-cell office:value-type="float" office:value="2.012474" calcext:value-type="float">
            <text:p>2.012474</text:p>
          </table:table-cell>
          <table:table-cell office:value-type="float" office:value="1.378751" calcext:value-type="float">
            <text:p>1.378751</text:p>
          </table:table-cell>
          <table:table-cell office:value-type="float" office:value="344.196" calcext:value-type="float">
            <text:p>344.196</text:p>
          </table:table-cell>
          <table:table-cell office:value-type="float" office:value="22.4" calcext:value-type="float">
            <text:p>22.4</text:p>
          </table:table-cell>
          <table:table-cell office:value-type="float" office:value="35.07684" calcext:value-type="float">
            <text:p>35.07684</text:p>
          </table:table-cell>
          <table:table-cell office:value-type="float" office:value="20.53247" calcext:value-type="float">
            <text:p>20.53247</text:p>
          </table:table-cell>
          <table:table-cell office:value-type="float" office:value="30.2688" calcext:value-type="float">
            <text:p>30.2688</text:p>
          </table:table-cell>
          <table:table-cell office:value-type="float" office:value="22.09622" calcext:value-type="float">
            <text:p>22.09622</text:p>
          </table:table-cell>
          <table:table-cell office:value-type="float" office:value="27.99051" calcext:value-type="float">
            <text:p>27.99051</text:p>
          </table:table-cell>
          <table:table-cell office:value-type="float" office:value="23.50793" calcext:value-type="float">
            <text:p>23.50793</text:p>
          </table:table-cell>
          <table:table-cell office:value-type="float" office:value="26.43365" calcext:value-type="float">
            <text:p>26.43365</text:p>
          </table:table-cell>
          <table:table-cell office:value-type="float" office:value="23.6532" calcext:value-type="float">
            <text:p>23.6532</text:p>
          </table:table-cell>
          <table:table-cell office:value-type="float" office:value="25.43375" calcext:value-type="float">
            <text:p>25.43375</text:p>
          </table:table-cell>
          <table:table-cell office:value-type="float" office:value="23.49326" calcext:value-type="float">
            <text:p>23.49326</text:p>
          </table:table-cell>
          <table:table-cell office:value-type="float" office:value="24.39517" calcext:value-type="float">
            <text:p>24.39517</text:p>
          </table:table-cell>
          <table:table-cell office:value-type="float" office:value="23.20764" calcext:value-type="float">
            <text:p>23.20764</text:p>
          </table:table-cell>
          <table:table-cell office:value-type="float" office:value="23.50757" calcext:value-type="float">
            <text:p>23.50757</text:p>
          </table:table-cell>
          <table:table-cell office:value-type="float" office:value="22.74902" calcext:value-type="float">
            <text:p>22.74902</text:p>
          </table:table-cell>
          <table:table-cell office:value-type="float" office:value="22.18768" calcext:value-type="float">
            <text:p>22.18768</text:p>
          </table:table-cell>
          <table:table-cell office:value-type="float" office:value="21.79422" calcext:value-type="float">
            <text:p>21.79422</text:p>
          </table:table-cell>
          <table:table-cell office:value-type="float" office:value="20.82455" calcext:value-type="float">
            <text:p>20.82455</text:p>
          </table:table-cell>
          <table:table-cell office:value-type="float" office:value="20.73486" calcext:value-type="float">
            <text:p>20.73486</text:p>
          </table:table-cell>
          <table:table-cell office:value-type="float" office:value="19.48203" calcext:value-type="float">
            <text:p>19.48203</text:p>
          </table:table-cell>
          <table:table-cell office:value-type="float" office:value="19.45813" calcext:value-type="float">
            <text:p>19.45813</text:p>
          </table:table-cell>
          <table:table-cell office:value-type="float" office:value="18.33704" calcext:value-type="float">
            <text:p>18.33704</text:p>
          </table:table-cell>
          <table:table-cell office:value-type="float" office:value="18.30008" calcext:value-type="float">
            <text:p>18.30008</text:p>
          </table:table-cell>
          <table:table-cell office:value-type="float" office:value="17.30637" calcext:value-type="float">
            <text:p>17.30637</text:p>
          </table:table-cell>
          <table:table-cell office:value-type="float" office:value="17.2536" calcext:value-type="float">
            <text:p>17.2536</text:p>
          </table:table-cell>
          <table:table-cell office:value-type="float" office:value="16.36719" calcext:value-type="float">
            <text:p>16.36719</text:p>
          </table:table-cell>
          <table:table-cell office:value-type="float" office:value="16.30417" calcext:value-type="float">
            <text:p>16.30417</text:p>
          </table:table-cell>
          <table:table-cell office:value-type="float" office:value="15.72122" calcext:value-type="float">
            <text:p>15.72122</text:p>
          </table:table-cell>
          <table:table-cell office:value-type="float" office:value="15.65536" calcext:value-type="float">
            <text:p>15.65536</text:p>
          </table:table-cell>
          <table:table-cell office:value-type="float" office:value="35.07681" calcext:value-type="float">
            <text:p>35.07681</text:p>
          </table:table-cell>
          <table:table-cell office:value-type="float" office:value="18.95779" calcext:value-type="float">
            <text:p>18.957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5" calcext:value-type="float">
            <text:p>18072005</text:p>
          </table:table-cell>
          <table:table-cell office:value-type="float" office:value="29.47068" calcext:value-type="float">
            <text:p>29.47068</text:p>
          </table:table-cell>
          <table:table-cell office:value-type="float" office:value="29.01" calcext:value-type="float">
            <text:p>29.01</text:p>
          </table:table-cell>
          <table:table-cell office:value-type="float" office:value="18.75" calcext:value-type="float">
            <text:p>18.75</text:p>
          </table:table-cell>
          <table:table-cell office:value-type="float" office:value="2.007793" calcext:value-type="float">
            <text:p>2.007793</text:p>
          </table:table-cell>
          <table:table-cell office:value-type="float" office:value="1.191938" calcext:value-type="float">
            <text:p>1.191938</text:p>
          </table:table-cell>
          <table:table-cell office:value-type="float" office:value="201.276" calcext:value-type="float">
            <text:p>201.276</text:p>
          </table:table-cell>
          <table:table-cell office:value-type="float" office:value="0.1" calcext:value-type="float">
            <text:p>0.1</text:p>
          </table:table-cell>
          <table:table-cell office:value-type="float" office:value="25.56735" calcext:value-type="float">
            <text:p>25.56735</text:p>
          </table:table-cell>
          <table:table-cell office:value-type="float" office:value="18.39795" calcext:value-type="float">
            <text:p>18.39795</text:p>
          </table:table-cell>
          <table:table-cell office:value-type="float" office:value="24.30896" calcext:value-type="float">
            <text:p>24.30896</text:p>
          </table:table-cell>
          <table:table-cell office:value-type="float" office:value="20.1554" calcext:value-type="float">
            <text:p>20.1554</text:p>
          </table:table-cell>
          <table:table-cell office:value-type="float" office:value="23.65247" calcext:value-type="float">
            <text:p>23.65247</text:p>
          </table:table-cell>
          <table:table-cell office:value-type="float" office:value="21.09647" calcext:value-type="float">
            <text:p>21.09647</text:p>
          </table:table-cell>
          <table:table-cell office:value-type="float" office:value="24.2226" calcext:value-type="float">
            <text:p>24.2226</text:p>
          </table:table-cell>
          <table:table-cell office:value-type="float" office:value="21.88361" calcext:value-type="float">
            <text:p>21.88361</text:p>
          </table:table-cell>
          <table:table-cell office:value-type="float" office:value="24.34869" calcext:value-type="float">
            <text:p>24.34869</text:p>
          </table:table-cell>
          <table:table-cell office:value-type="float" office:value="22.27185" calcext:value-type="float">
            <text:p>22.27185</text:p>
          </table:table-cell>
          <table:table-cell office:value-type="float" office:value="24.21042" calcext:value-type="float">
            <text:p>24.21042</text:p>
          </table:table-cell>
          <table:table-cell office:value-type="float" office:value="22.48666" calcext:value-type="float">
            <text:p>22.48666</text:p>
          </table:table-cell>
          <table:table-cell office:value-type="float" office:value="23.50238" calcext:value-type="float">
            <text:p>23.50238</text:p>
          </table:table-cell>
          <table:table-cell office:value-type="float" office:value="22.38702" calcext:value-type="float">
            <text:p>22.38702</text:p>
          </table:table-cell>
          <table:table-cell office:value-type="float" office:value="22.28214" calcext:value-type="float">
            <text:p>22.28214</text:p>
          </table:table-cell>
          <table:table-cell office:value-type="float" office:value="22.03409" calcext:value-type="float">
            <text:p>22.03409</text:p>
          </table:table-cell>
          <table:table-cell office:value-type="float" office:value="20.92834" calcext:value-type="float">
            <text:p>20.92834</text:p>
          </table:table-cell>
          <table:table-cell office:value-type="float" office:value="20.82611" calcext:value-type="float">
            <text:p>20.82611</text:p>
          </table:table-cell>
          <table:table-cell office:value-type="float" office:value="19.53085" calcext:value-type="float">
            <text:p>19.53085</text:p>
          </table:table-cell>
          <table:table-cell office:value-type="float" office:value="19.48239" calcext:value-type="float">
            <text:p>19.48239</text:p>
          </table:table-cell>
          <table:table-cell office:value-type="float" office:value="18.3797" calcext:value-type="float">
            <text:p>18.3797</text:p>
          </table:table-cell>
          <table:table-cell office:value-type="float" office:value="18.3374" calcext:value-type="float">
            <text:p>18.3374</text:p>
          </table:table-cell>
          <table:table-cell office:value-type="float" office:value="17.35925" calcext:value-type="float">
            <text:p>17.35925</text:p>
          </table:table-cell>
          <table:table-cell office:value-type="float" office:value="17.30695" calcext:value-type="float">
            <text:p>17.30695</text:p>
          </table:table-cell>
          <table:table-cell office:value-type="float" office:value="16.42886" calcext:value-type="float">
            <text:p>16.42886</text:p>
          </table:table-cell>
          <table:table-cell office:value-type="float" office:value="16.36783" calcext:value-type="float">
            <text:p>16.36783</text:p>
          </table:table-cell>
          <table:table-cell office:value-type="float" office:value="15.78525" calcext:value-type="float">
            <text:p>15.78525</text:p>
          </table:table-cell>
          <table:table-cell office:value-type="float" office:value="15.72189" calcext:value-type="float">
            <text:p>15.72189</text:p>
          </table:table-cell>
          <table:table-cell office:value-type="float" office:value="25.56735" calcext:value-type="float">
            <text:p>25.56735</text:p>
          </table:table-cell>
          <table:table-cell office:value-type="float" office:value="18.48544" calcext:value-type="float">
            <text:p>18.485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5" calcext:value-type="float">
            <text:p>19072005</text:p>
          </table:table-cell>
          <table:table-cell office:value-type="float" office:value="27.54288" calcext:value-type="float">
            <text:p>27.54288</text:p>
          </table:table-cell>
          <table:table-cell office:value-type="float" office:value="30.72" calcext:value-type="float">
            <text:p>30.72</text:p>
          </table:table-cell>
          <table:table-cell office:value-type="float" office:value="17.42" calcext:value-type="float">
            <text:p>17.42</text:p>
          </table:table-cell>
          <table:table-cell office:value-type="float" office:value="2.419775" calcext:value-type="float">
            <text:p>2.419775</text:p>
          </table:table-cell>
          <table:table-cell office:value-type="float" office:value="1.584401" calcext:value-type="float">
            <text:p>1.584401</text:p>
          </table:table-cell>
          <table:table-cell office:value-type="float" office:value="280.944" calcext:value-type="float">
            <text:p>280.944</text:p>
          </table:table-cell>
          <table:table-cell office:value-type="float" office:value="31.2" calcext:value-type="float">
            <text:p>31.2</text:p>
          </table:table-cell>
          <table:table-cell office:value-type="float" office:value="28.04977" calcext:value-type="float">
            <text:p>28.04977</text:p>
          </table:table-cell>
          <table:table-cell office:value-type="float" office:value="16.93329" calcext:value-type="float">
            <text:p>16.93329</text:p>
          </table:table-cell>
          <table:table-cell office:value-type="float" office:value="26.57895" calcext:value-type="float">
            <text:p>26.57895</text:p>
          </table:table-cell>
          <table:table-cell office:value-type="float" office:value="18.51889" calcext:value-type="float">
            <text:p>18.51889</text:p>
          </table:table-cell>
          <table:table-cell office:value-type="float" office:value="25.32715" calcext:value-type="float">
            <text:p>25.32715</text:p>
          </table:table-cell>
          <table:table-cell office:value-type="float" office:value="19.59766" calcext:value-type="float">
            <text:p>19.59766</text:p>
          </table:table-cell>
          <table:table-cell office:value-type="float" office:value="24.03467" calcext:value-type="float">
            <text:p>24.03467</text:p>
          </table:table-cell>
          <table:table-cell office:value-type="float" office:value="20.47998" calcext:value-type="float">
            <text:p>20.47998</text:p>
          </table:table-cell>
          <table:table-cell office:value-type="float" office:value="23.30405" calcext:value-type="float">
            <text:p>23.30405</text:p>
          </table:table-cell>
          <table:table-cell office:value-type="float" office:value="20.99411" calcext:value-type="float">
            <text:p>20.99411</text:p>
          </table:table-cell>
          <table:table-cell office:value-type="float" office:value="22.68048" calcext:value-type="float">
            <text:p>22.68048</text:p>
          </table:table-cell>
          <table:table-cell office:value-type="float" office:value="21.43057" calcext:value-type="float">
            <text:p>21.43057</text:p>
          </table:table-cell>
          <table:table-cell office:value-type="float" office:value="22.3779" calcext:value-type="float">
            <text:p>22.3779</text:p>
          </table:table-cell>
          <table:table-cell office:value-type="float" office:value="21.60965" calcext:value-type="float">
            <text:p>21.60965</text:p>
          </table:table-cell>
          <table:table-cell office:value-type="float" office:value="22.03113" calcext:value-type="float">
            <text:p>22.03113</text:p>
          </table:table-cell>
          <table:table-cell office:value-type="float" office:value="21.64148" calcext:value-type="float">
            <text:p>21.64148</text:p>
          </table:table-cell>
          <table:table-cell office:value-type="float" office:value="20.9292" calcext:value-type="float">
            <text:p>20.9292</text:p>
          </table:table-cell>
          <table:table-cell office:value-type="float" office:value="20.86014" calcext:value-type="float">
            <text:p>20.86014</text:p>
          </table:table-cell>
          <table:table-cell office:value-type="float" office:value="19.56927" calcext:value-type="float">
            <text:p>19.56927</text:p>
          </table:table-cell>
          <table:table-cell office:value-type="float" office:value="19.5314" calcext:value-type="float">
            <text:p>19.5314</text:p>
          </table:table-cell>
          <table:table-cell office:value-type="float" office:value="18.4263" calcext:value-type="float">
            <text:p>18.4263</text:p>
          </table:table-cell>
          <table:table-cell office:value-type="float" office:value="18.38016" calcext:value-type="float">
            <text:p>18.38016</text:p>
          </table:table-cell>
          <table:table-cell office:value-type="float" office:value="17.41196" calcext:value-type="float">
            <text:p>17.41196</text:p>
          </table:table-cell>
          <table:table-cell office:value-type="float" office:value="17.35983" calcext:value-type="float">
            <text:p>17.35983</text:p>
          </table:table-cell>
          <table:table-cell office:value-type="float" office:value="16.48883" calcext:value-type="float">
            <text:p>16.48883</text:p>
          </table:table-cell>
          <table:table-cell office:value-type="float" office:value="16.4295" calcext:value-type="float">
            <text:p>16.4295</text:p>
          </table:table-cell>
          <table:table-cell office:value-type="float" office:value="15.84677" calcext:value-type="float">
            <text:p>15.84677</text:p>
          </table:table-cell>
          <table:table-cell office:value-type="float" office:value="15.78589" calcext:value-type="float">
            <text:p>15.78589</text:p>
          </table:table-cell>
          <table:table-cell office:value-type="float" office:value="27.0209" calcext:value-type="float">
            <text:p>27.0209</text:p>
          </table:table-cell>
          <table:table-cell office:value-type="float" office:value="16.93329" calcext:value-type="float">
            <text:p>16.933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5" calcext:value-type="float">
            <text:p>20072005</text:p>
          </table:table-cell>
          <table:table-cell office:value-type="float" office:value="23.6196" calcext:value-type="float">
            <text:p>23.6196</text:p>
          </table:table-cell>
          <table:table-cell office:value-type="float" office:value="35.52" calcext:value-type="float">
            <text:p>35.52</text:p>
          </table:table-cell>
          <table:table-cell office:value-type="float" office:value="24.44" calcext:value-type="float">
            <text:p>24.44</text:p>
          </table:table-cell>
          <table:table-cell office:value-type="float" office:value="2.452223" calcext:value-type="float">
            <text:p>2.452223</text:p>
          </table:table-cell>
          <table:table-cell office:value-type="float" office:value="1.603142" calcext:value-type="float">
            <text:p>1.603142</text:p>
          </table:table-cell>
          <table:table-cell office:value-type="float" office:value="294.12" calcext:value-type="float">
            <text:p>294.12</text:p>
          </table:table-cell>
          <table:table-cell office:value-type="float" office:value="0" calcext:value-type="float">
            <text:p>0</text:p>
          </table:table-cell>
          <table:table-cell office:value-type="float" office:value="28.09448" calcext:value-type="float">
            <text:p>28.09448</text:p>
          </table:table-cell>
          <table:table-cell office:value-type="float" office:value="22.12204" calcext:value-type="float">
            <text:p>22.12204</text:p>
          </table:table-cell>
          <table:table-cell office:value-type="float" office:value="25.9245" calcext:value-type="float">
            <text:p>25.9245</text:p>
          </table:table-cell>
          <table:table-cell office:value-type="float" office:value="22.44232" calcext:value-type="float">
            <text:p>22.44232</text:p>
          </table:table-cell>
          <table:table-cell office:value-type="float" office:value="24.87576" calcext:value-type="float">
            <text:p>24.87576</text:p>
          </table:table-cell>
          <table:table-cell office:value-type="float" office:value="22.59177" calcext:value-type="float">
            <text:p>22.59177</text:p>
          </table:table-cell>
          <table:table-cell office:value-type="float" office:value="24.08362" calcext:value-type="float">
            <text:p>24.08362</text:p>
          </table:table-cell>
          <table:table-cell office:value-type="float" office:value="22.59177" calcext:value-type="float">
            <text:p>22.59177</text:p>
          </table:table-cell>
          <table:table-cell office:value-type="float" office:value="23.55225" calcext:value-type="float">
            <text:p>23.55225</text:p>
          </table:table-cell>
          <table:table-cell office:value-type="float" office:value="22.52081" calcext:value-type="float">
            <text:p>22.52081</text:p>
          </table:table-cell>
          <table:table-cell office:value-type="float" office:value="22.98035" calcext:value-type="float">
            <text:p>22.98035</text:p>
          </table:table-cell>
          <table:table-cell office:value-type="float" office:value="22.37723" calcext:value-type="float">
            <text:p>22.37723</text:p>
          </table:table-cell>
          <table:table-cell office:value-type="float" office:value="22.48227" calcext:value-type="float">
            <text:p>22.48227</text:p>
          </table:table-cell>
          <table:table-cell office:value-type="float" office:value="22.13449" calcext:value-type="float">
            <text:p>22.13449</text:p>
          </table:table-cell>
          <table:table-cell office:value-type="float" office:value="21.76086" calcext:value-type="float">
            <text:p>21.76086</text:p>
          </table:table-cell>
          <table:table-cell office:value-type="float" office:value="21.66263" calcext:value-type="float">
            <text:p>21.66263</text:p>
          </table:table-cell>
          <table:table-cell office:value-type="float" office:value="20.85922" calcext:value-type="float">
            <text:p>20.85922</text:p>
          </table:table-cell>
          <table:table-cell office:value-type="float" office:value="20.81808" calcext:value-type="float">
            <text:p>20.81808</text:p>
          </table:table-cell>
          <table:table-cell office:value-type="float" office:value="19.5856" calcext:value-type="float">
            <text:p>19.5856</text:p>
          </table:table-cell>
          <table:table-cell office:value-type="float" office:value="19.56949" calcext:value-type="float">
            <text:p>19.56949</text:p>
          </table:table-cell>
          <table:table-cell office:value-type="float" office:value="18.46841" calcext:value-type="float">
            <text:p>18.46841</text:p>
          </table:table-cell>
          <table:table-cell office:value-type="float" office:value="18.42679" calcext:value-type="float">
            <text:p>18.42679</text:p>
          </table:table-cell>
          <table:table-cell office:value-type="float" office:value="17.46384" calcext:value-type="float">
            <text:p>17.46384</text:p>
          </table:table-cell>
          <table:table-cell office:value-type="float" office:value="17.41248" calcext:value-type="float">
            <text:p>17.41248</text:p>
          </table:table-cell>
          <table:table-cell office:value-type="float" office:value="16.54745" calcext:value-type="float">
            <text:p>16.54745</text:p>
          </table:table-cell>
          <table:table-cell office:value-type="float" office:value="16.48941" calcext:value-type="float">
            <text:p>16.48941</text:p>
          </table:table-cell>
          <table:table-cell office:value-type="float" office:value="15.90704" calcext:value-type="float">
            <text:p>15.90704</text:p>
          </table:table-cell>
          <table:table-cell office:value-type="float" office:value="15.84741" calcext:value-type="float">
            <text:p>15.84741</text:p>
          </table:table-cell>
          <table:table-cell office:value-type="float" office:value="28.09445" calcext:value-type="float">
            <text:p>28.09445</text:p>
          </table:table-cell>
          <table:table-cell office:value-type="float" office:value="22.12204" calcext:value-type="float">
            <text:p>22.122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5" calcext:value-type="float">
            <text:p>21072005</text:p>
          </table:table-cell>
          <table:table-cell office:value-type="float" office:value="13.7502" calcext:value-type="float">
            <text:p>13.7502</text:p>
          </table:table-cell>
          <table:table-cell office:value-type="float" office:value="31.63" calcext:value-type="float">
            <text:p>31.63</text:p>
          </table:table-cell>
          <table:table-cell office:value-type="float" office:value="24.73" calcext:value-type="float">
            <text:p>24.73</text:p>
          </table:table-cell>
          <table:table-cell office:value-type="float" office:value="2.528056" calcext:value-type="float">
            <text:p>2.528056</text:p>
          </table:table-cell>
          <table:table-cell office:value-type="float" office:value="1.629195" calcext:value-type="float">
            <text:p>1.629195</text:p>
          </table:table-cell>
          <table:table-cell office:value-type="float" office:value="153.072" calcext:value-type="float">
            <text:p>153.072</text:p>
          </table:table-cell>
          <table:table-cell office:value-type="float" office:value="0.2" calcext:value-type="float">
            <text:p>0.2</text:p>
          </table:table-cell>
          <table:table-cell office:value-type="float" office:value="26.68607" calcext:value-type="float">
            <text:p>26.68607</text:p>
          </table:table-cell>
          <table:table-cell office:value-type="float" office:value="21.1832" calcext:value-type="float">
            <text:p>21.1832</text:p>
          </table:table-cell>
          <table:table-cell office:value-type="float" office:value="25.15979" calcext:value-type="float">
            <text:p>25.15979</text:p>
          </table:table-cell>
          <table:table-cell office:value-type="float" office:value="22.37827" calcext:value-type="float">
            <text:p>22.37827</text:p>
          </table:table-cell>
          <table:table-cell office:value-type="float" office:value="24.37442" calcext:value-type="float">
            <text:p>24.37442</text:p>
          </table:table-cell>
          <table:table-cell office:value-type="float" office:value="22.66327" calcext:value-type="float">
            <text:p>22.66327</text:p>
          </table:table-cell>
          <table:table-cell office:value-type="float" office:value="23.75256" calcext:value-type="float">
            <text:p>23.75256</text:p>
          </table:table-cell>
          <table:table-cell office:value-type="float" office:value="22.67554" calcext:value-type="float">
            <text:p>22.67554</text:p>
          </table:table-cell>
          <table:table-cell office:value-type="float" office:value="23.3205" calcext:value-type="float">
            <text:p>23.3205</text:p>
          </table:table-cell>
          <table:table-cell office:value-type="float" office:value="22.62653" calcext:value-type="float">
            <text:p>22.62653</text:p>
          </table:table-cell>
          <table:table-cell office:value-type="float" office:value="22.96152" calcext:value-type="float">
            <text:p>22.96152</text:p>
          </table:table-cell>
          <table:table-cell office:value-type="float" office:value="22.49789" calcext:value-type="float">
            <text:p>22.49789</text:p>
          </table:table-cell>
          <table:table-cell office:value-type="float" office:value="22.4884" calcext:value-type="float">
            <text:p>22.4884</text:p>
          </table:table-cell>
          <table:table-cell office:value-type="float" office:value="22.24722" calcext:value-type="float">
            <text:p>22.24722</text:p>
          </table:table-cell>
          <table:table-cell office:value-type="float" office:value="21.81226" calcext:value-type="float">
            <text:p>21.81226</text:p>
          </table:table-cell>
          <table:table-cell office:value-type="float" office:value="21.7634" calcext:value-type="float">
            <text:p>21.7634</text:p>
          </table:table-cell>
          <table:table-cell office:value-type="float" office:value="20.832" calcext:value-type="float">
            <text:p>20.832</text:p>
          </table:table-cell>
          <table:table-cell office:value-type="float" office:value="20.81808" calcext:value-type="float">
            <text:p>20.81808</text:p>
          </table:table-cell>
          <table:table-cell office:value-type="float" office:value="19.60269" calcext:value-type="float">
            <text:p>19.60269</text:p>
          </table:table-cell>
          <table:table-cell office:value-type="float" office:value="19.58575" calcext:value-type="float">
            <text:p>19.58575</text:p>
          </table:table-cell>
          <table:table-cell office:value-type="float" office:value="18.50546" calcext:value-type="float">
            <text:p>18.50546</text:p>
          </table:table-cell>
          <table:table-cell office:value-type="float" office:value="18.46884" calcext:value-type="float">
            <text:p>18.46884</text:p>
          </table:table-cell>
          <table:table-cell office:value-type="float" office:value="17.51367" calcext:value-type="float">
            <text:p>17.51367</text:p>
          </table:table-cell>
          <table:table-cell office:value-type="float" office:value="17.46432" calcext:value-type="float">
            <text:p>17.46432</text:p>
          </table:table-cell>
          <table:table-cell office:value-type="float" office:value="16.60464" calcext:value-type="float">
            <text:p>16.60464</text:p>
          </table:table-cell>
          <table:table-cell office:value-type="float" office:value="16.54803" calcext:value-type="float">
            <text:p>16.54803</text:p>
          </table:table-cell>
          <table:table-cell office:value-type="float" office:value="15.96545" calcext:value-type="float">
            <text:p>15.96545</text:p>
          </table:table-cell>
          <table:table-cell office:value-type="float" office:value="15.90765" calcext:value-type="float">
            <text:p>15.90765</text:p>
          </table:table-cell>
          <table:table-cell office:value-type="float" office:value="26.68607" calcext:value-type="float">
            <text:p>26.68607</text:p>
          </table:table-cell>
          <table:table-cell office:value-type="float" office:value="21.1832" calcext:value-type="float">
            <text:p>21.18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5" calcext:value-type="float">
            <text:p>22072005</text:p>
          </table:table-cell>
          <table:table-cell office:value-type="float" office:value="27.26496" calcext:value-type="float">
            <text:p>27.26496</text:p>
          </table:table-cell>
          <table:table-cell office:value-type="float" office:value="35.99" calcext:value-type="float">
            <text:p>35.99</text:p>
          </table:table-cell>
          <table:table-cell office:value-type="float" office:value="23.8" calcext:value-type="float">
            <text:p>23.8</text:p>
          </table:table-cell>
          <table:table-cell office:value-type="float" office:value="2.546634" calcext:value-type="float">
            <text:p>2.546634</text:p>
          </table:table-cell>
          <table:table-cell office:value-type="float" office:value="1.788109" calcext:value-type="float">
            <text:p>1.788109</text:p>
          </table:table-cell>
          <table:table-cell office:value-type="float" office:value="224.244" calcext:value-type="float">
            <text:p>224.244</text:p>
          </table:table-cell>
          <table:table-cell office:value-type="float" office:value="0" calcext:value-type="float">
            <text:p>0</text:p>
          </table:table-cell>
          <table:table-cell office:value-type="float" office:value="30.00616" calcext:value-type="float">
            <text:p>30.00616</text:p>
          </table:table-cell>
          <table:table-cell office:value-type="float" office:value="22.29727" calcext:value-type="float">
            <text:p>22.29727</text:p>
          </table:table-cell>
          <table:table-cell office:value-type="float" office:value="27.54102" calcext:value-type="float">
            <text:p>27.54102</text:p>
          </table:table-cell>
          <table:table-cell office:value-type="float" office:value="22.6958" calcext:value-type="float">
            <text:p>22.6958</text:p>
          </table:table-cell>
          <table:table-cell office:value-type="float" office:value="26.28912" calcext:value-type="float">
            <text:p>26.28912</text:p>
          </table:table-cell>
          <table:table-cell office:value-type="float" office:value="22.84839" calcext:value-type="float">
            <text:p>22.84839</text:p>
          </table:table-cell>
          <table:table-cell office:value-type="float" office:value="25.19327" calcext:value-type="float">
            <text:p>25.19327</text:p>
          </table:table-cell>
          <table:table-cell office:value-type="float" office:value="22.83105" calcext:value-type="float">
            <text:p>22.83105</text:p>
          </table:table-cell>
          <table:table-cell office:value-type="float" office:value="24.42972" calcext:value-type="float">
            <text:p>24.42972</text:p>
          </table:table-cell>
          <table:table-cell office:value-type="float" office:value="22.74585" calcext:value-type="float">
            <text:p>22.74585</text:p>
          </table:table-cell>
          <table:table-cell office:value-type="float" office:value="23.63803" calcext:value-type="float">
            <text:p>23.63803</text:p>
          </table:table-cell>
          <table:table-cell office:value-type="float" office:value="22.58356" calcext:value-type="float">
            <text:p>22.58356</text:p>
          </table:table-cell>
          <table:table-cell office:value-type="float" office:value="22.90048" calcext:value-type="float">
            <text:p>22.90048</text:p>
          </table:table-cell>
          <table:table-cell office:value-type="float" office:value="22.30695" calcext:value-type="float">
            <text:p>22.30695</text:p>
          </table:table-cell>
          <table:table-cell office:value-type="float" office:value="21.92197" calcext:value-type="float">
            <text:p>21.92197</text:p>
          </table:table-cell>
          <table:table-cell office:value-type="float" office:value="21.80579" calcext:value-type="float">
            <text:p>21.80579</text:p>
          </table:table-cell>
          <table:table-cell office:value-type="float" office:value="20.85571" calcext:value-type="float">
            <text:p>20.85571</text:p>
          </table:table-cell>
          <table:table-cell office:value-type="float" office:value="20.83212" calcext:value-type="float">
            <text:p>20.83212</text:p>
          </table:table-cell>
          <table:table-cell office:value-type="float" office:value="19.62445" calcext:value-type="float">
            <text:p>19.62445</text:p>
          </table:table-cell>
          <table:table-cell office:value-type="float" office:value="19.60291" calcext:value-type="float">
            <text:p>19.60291</text:p>
          </table:table-cell>
          <table:table-cell office:value-type="float" office:value="18.54108" calcext:value-type="float">
            <text:p>18.54108</text:p>
          </table:table-cell>
          <table:table-cell office:value-type="float" office:value="18.50583" calcext:value-type="float">
            <text:p>18.50583</text:p>
          </table:table-cell>
          <table:table-cell office:value-type="float" office:value="17.56207" calcext:value-type="float">
            <text:p>17.56207</text:p>
          </table:table-cell>
          <table:table-cell office:value-type="float" office:value="17.51419" calcext:value-type="float">
            <text:p>17.51419</text:p>
          </table:table-cell>
          <table:table-cell office:value-type="float" office:value="16.66006" calcext:value-type="float">
            <text:p>16.66006</text:p>
          </table:table-cell>
          <table:table-cell office:value-type="float" office:value="16.60522" calcext:value-type="float">
            <text:p>16.60522</text:p>
          </table:table-cell>
          <table:table-cell office:value-type="float" office:value="16.02228" calcext:value-type="float">
            <text:p>16.02228</text:p>
          </table:table-cell>
          <table:table-cell office:value-type="float" office:value="15.96603" calcext:value-type="float">
            <text:p>15.96603</text:p>
          </table:table-cell>
          <table:table-cell office:value-type="float" office:value="30.00613" calcext:value-type="float">
            <text:p>30.00613</text:p>
          </table:table-cell>
          <table:table-cell office:value-type="float" office:value="22.29727" calcext:value-type="float">
            <text:p>22.297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5" calcext:value-type="float">
            <text:p>23072005</text:p>
          </table:table-cell>
          <table:table-cell office:value-type="float" office:value="28.19808" calcext:value-type="float">
            <text:p>28.19808</text:p>
          </table:table-cell>
          <table:table-cell office:value-type="float" office:value="37.75" calcext:value-type="float">
            <text:p>37.75</text:p>
          </table:table-cell>
          <table:table-cell office:value-type="float" office:value="23.56" calcext:value-type="float">
            <text:p>23.56</text:p>
          </table:table-cell>
          <table:table-cell office:value-type="float" office:value="2.351412" calcext:value-type="float">
            <text:p>2.351412</text:p>
          </table:table-cell>
          <table:table-cell office:value-type="float" office:value="1.253648" calcext:value-type="float">
            <text:p>1.253648</text:p>
          </table:table-cell>
          <table:table-cell office:value-type="float" office:value="286.272" calcext:value-type="float">
            <text:p>286.272</text:p>
          </table:table-cell>
          <table:table-cell office:value-type="float" office:value="0" calcext:value-type="float">
            <text:p>0</text:p>
          </table:table-cell>
          <table:table-cell office:value-type="float" office:value="35.00665" calcext:value-type="float">
            <text:p>35.00665</text:p>
          </table:table-cell>
          <table:table-cell office:value-type="float" office:value="22.82733" calcext:value-type="float">
            <text:p>22.82733</text:p>
          </table:table-cell>
          <table:table-cell office:value-type="float" office:value="30.43997" calcext:value-type="float">
            <text:p>30.43997</text:p>
          </table:table-cell>
          <table:table-cell office:value-type="float" office:value="23.7363" calcext:value-type="float">
            <text:p>23.7363</text:p>
          </table:table-cell>
          <table:table-cell office:value-type="float" office:value="28.4744" calcext:value-type="float">
            <text:p>28.4744</text:p>
          </table:table-cell>
          <table:table-cell office:value-type="float" office:value="23.95575" calcext:value-type="float">
            <text:p>23.95575</text:p>
          </table:table-cell>
          <table:table-cell office:value-type="float" office:value="26.87283" calcext:value-type="float">
            <text:p>26.87283</text:p>
          </table:table-cell>
          <table:table-cell office:value-type="float" office:value="23.85214" calcext:value-type="float">
            <text:p>23.85214</text:p>
          </table:table-cell>
          <table:table-cell office:value-type="float" office:value="25.78891" calcext:value-type="float">
            <text:p>25.78891</text:p>
          </table:table-cell>
          <table:table-cell office:value-type="float" office:value="23.65854" calcext:value-type="float">
            <text:p>23.65854</text:p>
          </table:table-cell>
          <table:table-cell office:value-type="float" office:value="24.6824" calcext:value-type="float">
            <text:p>24.6824</text:p>
          </table:table-cell>
          <table:table-cell office:value-type="float" office:value="23.34372" calcext:value-type="float">
            <text:p>23.34372</text:p>
          </table:table-cell>
          <table:table-cell office:value-type="float" office:value="23.67932" calcext:value-type="float">
            <text:p>23.67932</text:p>
          </table:table-cell>
          <table:table-cell office:value-type="float" office:value="22.87567" calcext:value-type="float">
            <text:p>22.87567</text:p>
          </table:table-cell>
          <table:table-cell office:value-type="float" office:value="22.30777" calcext:value-type="float">
            <text:p>22.30777</text:p>
          </table:table-cell>
          <table:table-cell office:value-type="float" office:value="21.92667" calcext:value-type="float">
            <text:p>21.92667</text:p>
          </table:table-cell>
          <table:table-cell office:value-type="float" office:value="20.95993" calcext:value-type="float">
            <text:p>20.95993</text:p>
          </table:table-cell>
          <table:table-cell office:value-type="float" office:value="20.85632" calcext:value-type="float">
            <text:p>20.85632</text:p>
          </table:table-cell>
          <table:table-cell office:value-type="float" office:value="19.65884" calcext:value-type="float">
            <text:p>19.65884</text:p>
          </table:table-cell>
          <table:table-cell office:value-type="float" office:value="19.62469" calcext:value-type="float">
            <text:p>19.62469</text:p>
          </table:table-cell>
          <table:table-cell office:value-type="float" office:value="18.57816" calcext:value-type="float">
            <text:p>18.57816</text:p>
          </table:table-cell>
          <table:table-cell office:value-type="float" office:value="18.54144" calcext:value-type="float">
            <text:p>18.54144</text:p>
          </table:table-cell>
          <table:table-cell office:value-type="float" office:value="17.60931" calcext:value-type="float">
            <text:p>17.60931</text:p>
          </table:table-cell>
          <table:table-cell office:value-type="float" office:value="17.56253" calcext:value-type="float">
            <text:p>17.56253</text:p>
          </table:table-cell>
          <table:table-cell office:value-type="float" office:value="16.71399" calcext:value-type="float">
            <text:p>16.71399</text:p>
          </table:table-cell>
          <table:table-cell office:value-type="float" office:value="16.66064" calcext:value-type="float">
            <text:p>16.66064</text:p>
          </table:table-cell>
          <table:table-cell office:value-type="float" office:value="16.07755" calcext:value-type="float">
            <text:p>16.07755</text:p>
          </table:table-cell>
          <table:table-cell office:value-type="float" office:value="16.02286" calcext:value-type="float">
            <text:p>16.02286</text:p>
          </table:table-cell>
          <table:table-cell office:value-type="float" office:value="35.00665" calcext:value-type="float">
            <text:p>35.00665</text:p>
          </table:table-cell>
          <table:table-cell office:value-type="float" office:value="22.82733" calcext:value-type="float">
            <text:p>22.827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5" calcext:value-type="float">
            <text:p>24072005</text:p>
          </table:table-cell>
          <table:table-cell office:value-type="float" office:value="27.32004" calcext:value-type="float">
            <text:p>27.32004</text:p>
          </table:table-cell>
          <table:table-cell office:value-type="float" office:value="36.02" calcext:value-type="float">
            <text:p>36.02</text:p>
          </table:table-cell>
          <table:table-cell office:value-type="float" office:value="25.08" calcext:value-type="float">
            <text:p>25.08</text:p>
          </table:table-cell>
          <table:table-cell office:value-type="float" office:value="1.985243" calcext:value-type="float">
            <text:p>1.985243</text:p>
          </table:table-cell>
          <table:table-cell office:value-type="float" office:value="1.387604" calcext:value-type="float">
            <text:p>1.387604</text:p>
          </table:table-cell>
          <table:table-cell office:value-type="float" office:value="267.732" calcext:value-type="float">
            <text:p>267.732</text:p>
          </table:table-cell>
          <table:table-cell office:value-type="float" office:value="0" calcext:value-type="float">
            <text:p>0</text:p>
          </table:table-cell>
          <table:table-cell office:value-type="float" office:value="35.75217" calcext:value-type="float">
            <text:p>35.75217</text:p>
          </table:table-cell>
          <table:table-cell office:value-type="float" office:value="25.01291" calcext:value-type="float">
            <text:p>25.01291</text:p>
          </table:table-cell>
          <table:table-cell office:value-type="float" office:value="31.58304" calcext:value-type="float">
            <text:p>31.58304</text:p>
          </table:table-cell>
          <table:table-cell office:value-type="float" office:value="25.62164" calcext:value-type="float">
            <text:p>25.62164</text:p>
          </table:table-cell>
          <table:table-cell office:value-type="float" office:value="29.57819" calcext:value-type="float">
            <text:p>29.57819</text:p>
          </table:table-cell>
          <table:table-cell office:value-type="float" office:value="25.59451" calcext:value-type="float">
            <text:p>25.59451</text:p>
          </table:table-cell>
          <table:table-cell office:value-type="float" office:value="27.87375" calcext:value-type="float">
            <text:p>27.87375</text:p>
          </table:table-cell>
          <table:table-cell office:value-type="float" office:value="25.27029" calcext:value-type="float">
            <text:p>25.27029</text:p>
          </table:table-cell>
          <table:table-cell office:value-type="float" office:value="26.71912" calcext:value-type="float">
            <text:p>26.71912</text:p>
          </table:table-cell>
          <table:table-cell office:value-type="float" office:value="24.90842" calcext:value-type="float">
            <text:p>24.90842</text:p>
          </table:table-cell>
          <table:table-cell office:value-type="float" office:value="25.50388" calcext:value-type="float">
            <text:p>25.50388</text:p>
          </table:table-cell>
          <table:table-cell office:value-type="float" office:value="24.38971" calcext:value-type="float">
            <text:p>24.38971</text:p>
          </table:table-cell>
          <table:table-cell office:value-type="float" office:value="24.42633" calcext:value-type="float">
            <text:p>24.42633</text:p>
          </table:table-cell>
          <table:table-cell office:value-type="float" office:value="23.68967" calcext:value-type="float">
            <text:p>23.68967</text:p>
          </table:table-cell>
          <table:table-cell office:value-type="float" office:value="22.85898" calcext:value-type="float">
            <text:p>22.85898</text:p>
          </table:table-cell>
          <table:table-cell office:value-type="float" office:value="22.31528" calcext:value-type="float">
            <text:p>22.31528</text:p>
          </table:table-cell>
          <table:table-cell office:value-type="float" office:value="21.17395" calcext:value-type="float">
            <text:p>21.17395</text:p>
          </table:table-cell>
          <table:table-cell office:value-type="float" office:value="20.96161" calcext:value-type="float">
            <text:p>20.96161</text:p>
          </table:table-cell>
          <table:table-cell office:value-type="float" office:value="19.72287" calcext:value-type="float">
            <text:p>19.72287</text:p>
          </table:table-cell>
          <table:table-cell office:value-type="float" office:value="19.65933" calcext:value-type="float">
            <text:p>19.65933</text:p>
          </table:table-cell>
          <table:table-cell office:value-type="float" office:value="18.62213" calcext:value-type="float">
            <text:p>18.62213</text:p>
          </table:table-cell>
          <table:table-cell office:value-type="float" office:value="18.57855" calcext:value-type="float">
            <text:p>18.57855</text:p>
          </table:table-cell>
          <table:table-cell office:value-type="float" office:value="17.65598" calcext:value-type="float">
            <text:p>17.65598</text:p>
          </table:table-cell>
          <table:table-cell office:value-type="float" office:value="17.60977" calcext:value-type="float">
            <text:p>17.60977</text:p>
          </table:table-cell>
          <table:table-cell office:value-type="float" office:value="16.76611" calcext:value-type="float">
            <text:p>16.76611</text:p>
          </table:table-cell>
          <table:table-cell office:value-type="float" office:value="16.71454" calcext:value-type="float">
            <text:p>16.71454</text:p>
          </table:table-cell>
          <table:table-cell office:value-type="float" office:value="16.13086" calcext:value-type="float">
            <text:p>16.13086</text:p>
          </table:table-cell>
          <table:table-cell office:value-type="float" office:value="16.07812" calcext:value-type="float">
            <text:p>16.07812</text:p>
          </table:table-cell>
          <table:table-cell office:value-type="float" office:value="35.75214" calcext:value-type="float">
            <text:p>35.75214</text:p>
          </table:table-cell>
          <table:table-cell office:value-type="float" office:value="25.01294" calcext:value-type="float">
            <text:p>25.012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5" calcext:value-type="float">
            <text:p>25072005</text:p>
          </table:table-cell>
          <table:table-cell office:value-type="float" office:value="22.98996" calcext:value-type="float">
            <text:p>22.98996</text:p>
          </table:table-cell>
          <table:table-cell office:value-type="float" office:value="35.04" calcext:value-type="float">
            <text:p>35.04</text:p>
          </table:table-cell>
          <table:table-cell office:value-type="float" office:value="20.88" calcext:value-type="float">
            <text:p>20.88</text:p>
          </table:table-cell>
          <table:table-cell office:value-type="float" office:value="2.411536" calcext:value-type="float">
            <text:p>2.411536</text:p>
          </table:table-cell>
          <table:table-cell office:value-type="float" office:value="1.585307" calcext:value-type="float">
            <text:p>1.585307</text:p>
          </table:table-cell>
          <table:table-cell office:value-type="float" office:value="285.228" calcext:value-type="float">
            <text:p>285.228</text:p>
          </table:table-cell>
          <table:table-cell office:value-type="float" office:value="101.8" calcext:value-type="float">
            <text:p>101.8</text:p>
          </table:table-cell>
          <table:table-cell office:value-type="float" office:value="30.17999" calcext:value-type="float">
            <text:p>30.17999</text:p>
          </table:table-cell>
          <table:table-cell office:value-type="float" office:value="21.73071" calcext:value-type="float">
            <text:p>21.73071</text:p>
          </table:table-cell>
          <table:table-cell office:value-type="float" office:value="28.77167" calcext:value-type="float">
            <text:p>28.77167</text:p>
          </table:table-cell>
          <table:table-cell office:value-type="float" office:value="23.1167" calcext:value-type="float">
            <text:p>23.1167</text:p>
          </table:table-cell>
          <table:table-cell office:value-type="float" office:value="27.6109" calcext:value-type="float">
            <text:p>27.6109</text:p>
          </table:table-cell>
          <table:table-cell office:value-type="float" office:value="23.98965" calcext:value-type="float">
            <text:p>23.98965</text:p>
          </table:table-cell>
          <table:table-cell office:value-type="float" office:value="26.82959" calcext:value-type="float">
            <text:p>26.82959</text:p>
          </table:table-cell>
          <table:table-cell office:value-type="float" office:value="24.54166" calcext:value-type="float">
            <text:p>24.54166</text:p>
          </table:table-cell>
          <table:table-cell office:value-type="float" office:value="26.27747" calcext:value-type="float">
            <text:p>26.27747</text:p>
          </table:table-cell>
          <table:table-cell office:value-type="float" office:value="24.66959" calcext:value-type="float">
            <text:p>24.66959</text:p>
          </table:table-cell>
          <table:table-cell office:value-type="float" office:value="25.47327" calcext:value-type="float">
            <text:p>25.47327</text:p>
          </table:table-cell>
          <table:table-cell office:value-type="float" office:value="24.47086" calcext:value-type="float">
            <text:p>24.47086</text:p>
          </table:table-cell>
          <table:table-cell office:value-type="float" office:value="24.44482" calcext:value-type="float">
            <text:p>24.44482</text:p>
          </table:table-cell>
          <table:table-cell office:value-type="float" office:value="23.99097" calcext:value-type="float">
            <text:p>23.99097</text:p>
          </table:table-cell>
          <table:table-cell office:value-type="float" office:value="23.14249" calcext:value-type="float">
            <text:p>23.14249</text:p>
          </table:table-cell>
          <table:table-cell office:value-type="float" office:value="22.86661" calcext:value-type="float">
            <text:p>22.86661</text:p>
          </table:table-cell>
          <table:table-cell office:value-type="float" office:value="21.42783" calcext:value-type="float">
            <text:p>21.42783</text:p>
          </table:table-cell>
          <table:table-cell office:value-type="float" office:value="21.1767" calcext:value-type="float">
            <text:p>21.1767</text:p>
          </table:table-cell>
          <table:table-cell office:value-type="float" office:value="19.82379" calcext:value-type="float">
            <text:p>19.82379</text:p>
          </table:table-cell>
          <table:table-cell office:value-type="float" office:value="19.72375" calcext:value-type="float">
            <text:p>19.72375</text:p>
          </table:table-cell>
          <table:table-cell office:value-type="float" office:value="18.67926" calcext:value-type="float">
            <text:p>18.67926</text:p>
          </table:table-cell>
          <table:table-cell office:value-type="float" office:value="18.62265" calcext:value-type="float">
            <text:p>18.62265</text:p>
          </table:table-cell>
          <table:table-cell office:value-type="float" office:value="17.70413" calcext:value-type="float">
            <text:p>17.70413</text:p>
          </table:table-cell>
          <table:table-cell office:value-type="float" office:value="17.65643" calcext:value-type="float">
            <text:p>17.65643</text:p>
          </table:table-cell>
          <table:table-cell office:value-type="float" office:value="16.8176" calcext:value-type="float">
            <text:p>16.8176</text:p>
          </table:table-cell>
          <table:table-cell office:value-type="float" office:value="16.76666" calcext:value-type="float">
            <text:p>16.76666</text:p>
          </table:table-cell>
          <table:table-cell office:value-type="float" office:value="16.18311" calcext:value-type="float">
            <text:p>16.18311</text:p>
          </table:table-cell>
          <table:table-cell office:value-type="float" office:value="16.13141" calcext:value-type="float">
            <text:p>16.13141</text:p>
          </table:table-cell>
          <table:table-cell office:value-type="float" office:value="31.78546" calcext:value-type="float">
            <text:p>31.78546</text:p>
          </table:table-cell>
          <table:table-cell office:value-type="float" office:value="20.70639" calcext:value-type="float">
            <text:p>20.706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5" calcext:value-type="float">
            <text:p>26072005</text:p>
          </table:table-cell>
          <table:table-cell office:value-type="float" office:value="16.2522" calcext:value-type="float">
            <text:p>16.2522</text:p>
          </table:table-cell>
          <table:table-cell office:value-type="float" office:value="21.92" calcext:value-type="float">
            <text:p>21.92</text:p>
          </table:table-cell>
          <table:table-cell office:value-type="float" office:value="12.69" calcext:value-type="float">
            <text:p>12.69</text:p>
          </table:table-cell>
          <table:table-cell office:value-type="float" office:value="1.989394" calcext:value-type="float">
            <text:p>1.989394</text:p>
          </table:table-cell>
          <table:table-cell office:value-type="float" office:value="1.17735" calcext:value-type="float">
            <text:p>1.17735</text:p>
          </table:table-cell>
          <table:table-cell office:value-type="float" office:value="379.116" calcext:value-type="float">
            <text:p>379.116</text:p>
          </table:table-cell>
          <table:table-cell office:value-type="float" office:value="4.2" calcext:value-type="float">
            <text:p>4.2</text:p>
          </table:table-cell>
          <table:table-cell office:value-type="float" office:value="21.57037" calcext:value-type="float">
            <text:p>21.57037</text:p>
          </table:table-cell>
          <table:table-cell office:value-type="float" office:value="14.60413" calcext:value-type="float">
            <text:p>14.60413</text:p>
          </table:table-cell>
          <table:table-cell office:value-type="float" office:value="23.00946" calcext:value-type="float">
            <text:p>23.00946</text:p>
          </table:table-cell>
          <table:table-cell office:value-type="float" office:value="16.96506" calcext:value-type="float">
            <text:p>16.96506</text:p>
          </table:table-cell>
          <table:table-cell office:value-type="float" office:value="23.90372" calcext:value-type="float">
            <text:p>23.90372</text:p>
          </table:table-cell>
          <table:table-cell office:value-type="float" office:value="18.69031" calcext:value-type="float">
            <text:p>18.69031</text:p>
          </table:table-cell>
          <table:table-cell office:value-type="float" office:value="24.46796" calcext:value-type="float">
            <text:p>24.46796</text:p>
          </table:table-cell>
          <table:table-cell office:value-type="float" office:value="20.01678" calcext:value-type="float">
            <text:p>20.01678</text:p>
          </table:table-cell>
          <table:table-cell office:value-type="float" office:value="24.61142" calcext:value-type="float">
            <text:p>24.61142</text:p>
          </table:table-cell>
          <table:table-cell office:value-type="float" office:value="20.72565" calcext:value-type="float">
            <text:p>20.72565</text:p>
          </table:table-cell>
          <table:table-cell office:value-type="float" office:value="24.62619" calcext:value-type="float">
            <text:p>24.62619</text:p>
          </table:table-cell>
          <table:table-cell office:value-type="float" office:value="21.60922" calcext:value-type="float">
            <text:p>21.60922</text:p>
          </table:table-cell>
          <table:table-cell office:value-type="float" office:value="24.17676" calcext:value-type="float">
            <text:p>24.17676</text:p>
          </table:table-cell>
          <table:table-cell office:value-type="float" office:value="22.15506" calcext:value-type="float">
            <text:p>22.15506</text:p>
          </table:table-cell>
          <table:table-cell office:value-type="float" office:value="23.15109" calcext:value-type="float">
            <text:p>23.15109</text:p>
          </table:table-cell>
          <table:table-cell office:value-type="float" office:value="22.5181" calcext:value-type="float">
            <text:p>22.5181</text:p>
          </table:table-cell>
          <table:table-cell office:value-type="float" office:value="21.53125" calcext:value-type="float">
            <text:p>21.53125</text:p>
          </table:table-cell>
          <table:table-cell office:value-type="float" office:value="21.43018" calcext:value-type="float">
            <text:p>21.43018</text:p>
          </table:table-cell>
          <table:table-cell office:value-type="float" office:value="19.9353" calcext:value-type="float">
            <text:p>19.9353</text:p>
          </table:table-cell>
          <table:table-cell office:value-type="float" office:value="19.82501" calcext:value-type="float">
            <text:p>19.82501</text:p>
          </table:table-cell>
          <table:table-cell office:value-type="float" office:value="18.74963" calcext:value-type="float">
            <text:p>18.74963</text:p>
          </table:table-cell>
          <table:table-cell office:value-type="float" office:value="18.67993" calcext:value-type="float">
            <text:p>18.67993</text:p>
          </table:table-cell>
          <table:table-cell office:value-type="float" office:value="17.75739" calcext:value-type="float">
            <text:p>17.75739</text:p>
          </table:table-cell>
          <table:table-cell office:value-type="float" office:value="17.70462" calcext:value-type="float">
            <text:p>17.70462</text:p>
          </table:table-cell>
          <table:table-cell office:value-type="float" office:value="16.86865" calcext:value-type="float">
            <text:p>16.86865</text:p>
          </table:table-cell>
          <table:table-cell office:value-type="float" office:value="16.81812" calcext:value-type="float">
            <text:p>16.81812</text:p>
          </table:table-cell>
          <table:table-cell office:value-type="float" office:value="16.2334" calcext:value-type="float">
            <text:p>16.2334</text:p>
          </table:table-cell>
          <table:table-cell office:value-type="float" office:value="16.18362" calcext:value-type="float">
            <text:p>16.18362</text:p>
          </table:table-cell>
          <table:table-cell office:value-type="float" office:value="21.73068" calcext:value-type="float">
            <text:p>21.73068</text:p>
          </table:table-cell>
          <table:table-cell office:value-type="float" office:value="14.70361" calcext:value-type="float">
            <text:p>14.703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5" calcext:value-type="float">
            <text:p>27072005</text:p>
          </table:table-cell>
          <table:table-cell office:value-type="float" office:value="27.35542" calcext:value-type="float">
            <text:p>27.35542</text:p>
          </table:table-cell>
          <table:table-cell office:value-type="float" office:value="23.35" calcext:value-type="float">
            <text:p>23.35</text:p>
          </table:table-cell>
          <table:table-cell office:value-type="float" office:value="10.62" calcext:value-type="float">
            <text:p>10.62</text:p>
          </table:table-cell>
          <table:table-cell office:value-type="float" office:value="1.354988" calcext:value-type="float">
            <text:p>1.354988</text:p>
          </table:table-cell>
          <table:table-cell office:value-type="float" office:value="1.115699" calcext:value-type="float">
            <text:p>1.115699</text:p>
          </table:table-cell>
          <table:table-cell office:value-type="float" office:value="142.92" calcext:value-type="float">
            <text:p>142.92</text:p>
          </table:table-cell>
          <table:table-cell office:value-type="float" office:value="0" calcext:value-type="float">
            <text:p>0</text:p>
          </table:table-cell>
          <table:table-cell office:value-type="float" office:value="21.10172" calcext:value-type="float">
            <text:p>21.10172</text:p>
          </table:table-cell>
          <table:table-cell office:value-type="float" office:value="12.82571" calcext:value-type="float">
            <text:p>12.82571</text:p>
          </table:table-cell>
          <table:table-cell office:value-type="float" office:value="19.98965" calcext:value-type="float">
            <text:p>19.98965</text:p>
          </table:table-cell>
          <table:table-cell office:value-type="float" office:value="15.18924" calcext:value-type="float">
            <text:p>15.18924</text:p>
          </table:table-cell>
          <table:table-cell office:value-type="float" office:value="19.77173" calcext:value-type="float">
            <text:p>19.77173</text:p>
          </table:table-cell>
          <table:table-cell office:value-type="float" office:value="16.85324" calcext:value-type="float">
            <text:p>16.85324</text:p>
          </table:table-cell>
          <table:table-cell office:value-type="float" office:value="19.94797" calcext:value-type="float">
            <text:p>19.94797</text:p>
          </table:table-cell>
          <table:table-cell office:value-type="float" office:value="18.16727" calcext:value-type="float">
            <text:p>18.16727</text:p>
          </table:table-cell>
          <table:table-cell office:value-type="float" office:value="20.66959" calcext:value-type="float">
            <text:p>20.66959</text:p>
          </table:table-cell>
          <table:table-cell office:value-type="float" office:value="18.94467" calcext:value-type="float">
            <text:p>18.94467</text:p>
          </table:table-cell>
          <table:table-cell office:value-type="float" office:value="21.57288" calcext:value-type="float">
            <text:p>21.57288</text:p>
          </table:table-cell>
          <table:table-cell office:value-type="float" office:value="19.92523" calcext:value-type="float">
            <text:p>19.92523</text:p>
          </table:table-cell>
          <table:table-cell office:value-type="float" office:value="22.13284" calcext:value-type="float">
            <text:p>22.13284</text:p>
          </table:table-cell>
          <table:table-cell office:value-type="float" office:value="20.68915" calcext:value-type="float">
            <text:p>20.68915</text:p>
          </table:table-cell>
          <table:table-cell office:value-type="float" office:value="22.50739" calcext:value-type="float">
            <text:p>22.50739</text:p>
          </table:table-cell>
          <table:table-cell office:value-type="float" office:value="21.32526" calcext:value-type="float">
            <text:p>21.32526</text:p>
          </table:table-cell>
          <table:table-cell office:value-type="float" office:value="21.51801" calcext:value-type="float">
            <text:p>21.51801</text:p>
          </table:table-cell>
          <table:table-cell office:value-type="float" office:value="21.23749" calcext:value-type="float">
            <text:p>21.23749</text:p>
          </table:table-cell>
          <table:table-cell office:value-type="float" office:value="19.98868" calcext:value-type="float">
            <text:p>19.98868</text:p>
          </table:table-cell>
          <table:table-cell office:value-type="float" office:value="19.93625" calcext:value-type="float">
            <text:p>19.93625</text:p>
          </table:table-cell>
          <table:table-cell office:value-type="float" office:value="18.81998" calcext:value-type="float">
            <text:p>18.81998</text:p>
          </table:table-cell>
          <table:table-cell office:value-type="float" office:value="18.7504" calcext:value-type="float">
            <text:p>18.7504</text:p>
          </table:table-cell>
          <table:table-cell office:value-type="float" office:value="17.8147" calcext:value-type="float">
            <text:p>17.8147</text:p>
          </table:table-cell>
          <table:table-cell office:value-type="float" office:value="17.75797" calcext:value-type="float">
            <text:p>17.75797</text:p>
          </table:table-cell>
          <table:table-cell office:value-type="float" office:value="16.92035" calcext:value-type="float">
            <text:p>16.92035</text:p>
          </table:table-cell>
          <table:table-cell office:value-type="float" office:value="16.8692" calcext:value-type="float">
            <text:p>16.8692</text:p>
          </table:table-cell>
          <table:table-cell office:value-type="float" office:value="16.28372" calcext:value-type="float">
            <text:p>16.28372</text:p>
          </table:table-cell>
          <table:table-cell office:value-type="float" office:value="16.23392" calcext:value-type="float">
            <text:p>16.23392</text:p>
          </table:table-cell>
          <table:table-cell office:value-type="float" office:value="21.10172" calcext:value-type="float">
            <text:p>21.10172</text:p>
          </table:table-cell>
          <table:table-cell office:value-type="float" office:value="12.82571" calcext:value-type="float">
            <text:p>12.825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5" calcext:value-type="float">
            <text:p>28072005</text:p>
          </table:table-cell>
          <table:table-cell office:value-type="float" office:value="28.05824" calcext:value-type="float">
            <text:p>28.05824</text:p>
          </table:table-cell>
          <table:table-cell office:value-type="float" office:value="29.03" calcext:value-type="float">
            <text:p>29.03</text:p>
          </table:table-cell>
          <table:table-cell office:value-type="float" office:value="12.45" calcext:value-type="float">
            <text:p>12.45</text:p>
          </table:table-cell>
          <table:table-cell office:value-type="float" office:value="1.841627" calcext:value-type="float">
            <text:p>1.841627</text:p>
          </table:table-cell>
          <table:table-cell office:value-type="float" office:value="1.264676" calcext:value-type="float">
            <text:p>1.264676</text:p>
          </table:table-cell>
          <table:table-cell office:value-type="float" office:value="200.376" calcext:value-type="float">
            <text:p>200.376</text:p>
          </table:table-cell>
          <table:table-cell office:value-type="float" office:value="0" calcext:value-type="float">
            <text:p>0</text:p>
          </table:table-cell>
          <table:table-cell office:value-type="float" office:value="23.94662" calcext:value-type="float">
            <text:p>23.94662</text:p>
          </table:table-cell>
          <table:table-cell office:value-type="float" office:value="13.33148" calcext:value-type="float">
            <text:p>13.33148</text:p>
          </table:table-cell>
          <table:table-cell office:value-type="float" office:value="21.56003" calcext:value-type="float">
            <text:p>21.56003</text:p>
          </table:table-cell>
          <table:table-cell office:value-type="float" office:value="15.50961" calcext:value-type="float">
            <text:p>15.50961</text:p>
          </table:table-cell>
          <table:table-cell office:value-type="float" office:value="20.89636" calcext:value-type="float">
            <text:p>20.89636</text:p>
          </table:table-cell>
          <table:table-cell office:value-type="float" office:value="16.82227" calcext:value-type="float">
            <text:p>16.82227</text:p>
          </table:table-cell>
          <table:table-cell office:value-type="float" office:value="20.4921" calcext:value-type="float">
            <text:p>20.4921</text:p>
          </table:table-cell>
          <table:table-cell office:value-type="float" office:value="17.87003" calcext:value-type="float">
            <text:p>17.87003</text:p>
          </table:table-cell>
          <table:table-cell office:value-type="float" office:value="20.34726" calcext:value-type="float">
            <text:p>20.34726</text:p>
          </table:table-cell>
          <table:table-cell office:value-type="float" office:value="18.51059" calcext:value-type="float">
            <text:p>18.51059</text:p>
          </table:table-cell>
          <table:table-cell office:value-type="float" office:value="20.28937" calcext:value-type="float">
            <text:p>20.28937</text:p>
          </table:table-cell>
          <table:table-cell office:value-type="float" office:value="19.30173" calcext:value-type="float">
            <text:p>19.30173</text:p>
          </table:table-cell>
          <table:table-cell office:value-type="float" office:value="20.69061" calcext:value-type="float">
            <text:p>20.69061</text:p>
          </table:table-cell>
          <table:table-cell office:value-type="float" office:value="19.96747" calcext:value-type="float">
            <text:p>19.96747</text:p>
          </table:table-cell>
          <table:table-cell office:value-type="float" office:value="21.31726" calcext:value-type="float">
            <text:p>21.31726</text:p>
          </table:table-cell>
          <table:table-cell office:value-type="float" office:value="20.61765" calcext:value-type="float">
            <text:p>20.61765</text:p>
          </table:table-cell>
          <table:table-cell office:value-type="float" office:value="21.23331" calcext:value-type="float">
            <text:p>21.23331</text:p>
          </table:table-cell>
          <table:table-cell office:value-type="float" office:value="20.81564" calcext:value-type="float">
            <text:p>20.81564</text:p>
          </table:table-cell>
          <table:table-cell office:value-type="float" office:value="19.9888" calcext:value-type="float">
            <text:p>19.9888</text:p>
          </table:table-cell>
          <table:table-cell office:value-type="float" office:value="19.94775" calcext:value-type="float">
            <text:p>19.94775</text:p>
          </table:table-cell>
          <table:table-cell office:value-type="float" office:value="18.86618" calcext:value-type="float">
            <text:p>18.86618</text:p>
          </table:table-cell>
          <table:table-cell office:value-type="float" office:value="18.82065" calcext:value-type="float">
            <text:p>18.82065</text:p>
          </table:table-cell>
          <table:table-cell office:value-type="float" office:value="17.8714" calcext:value-type="float">
            <text:p>17.8714</text:p>
          </table:table-cell>
          <table:table-cell office:value-type="float" office:value="17.81531" calcext:value-type="float">
            <text:p>17.81531</text:p>
          </table:table-cell>
          <table:table-cell office:value-type="float" office:value="16.97302" calcext:value-type="float">
            <text:p>16.97302</text:p>
          </table:table-cell>
          <table:table-cell office:value-type="float" office:value="16.92087" calcext:value-type="float">
            <text:p>16.92087</text:p>
          </table:table-cell>
          <table:table-cell office:value-type="float" office:value="16.3338" calcext:value-type="float">
            <text:p>16.3338</text:p>
          </table:table-cell>
          <table:table-cell office:value-type="float" office:value="16.28424" calcext:value-type="float">
            <text:p>16.28424</text:p>
          </table:table-cell>
          <table:table-cell office:value-type="float" office:value="23.94662" calcext:value-type="float">
            <text:p>23.94662</text:p>
          </table:table-cell>
          <table:table-cell office:value-type="float" office:value="13.33148" calcext:value-type="float">
            <text:p>13.331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5" calcext:value-type="float">
            <text:p>29072005</text:p>
          </table:table-cell>
          <table:table-cell office:value-type="float" office:value="13.65012" calcext:value-type="float">
            <text:p>13.65012</text:p>
          </table:table-cell>
          <table:table-cell office:value-type="float" office:value="28.17" calcext:value-type="float">
            <text:p>28.17</text:p>
          </table:table-cell>
          <table:table-cell office:value-type="float" office:value="17.92" calcext:value-type="float">
            <text:p>17.92</text:p>
          </table:table-cell>
          <table:table-cell office:value-type="float" office:value="1.868365" calcext:value-type="float">
            <text:p>1.868365</text:p>
          </table:table-cell>
          <table:table-cell office:value-type="float" office:value="1.549605" calcext:value-type="float">
            <text:p>1.549605</text:p>
          </table:table-cell>
          <table:table-cell office:value-type="float" office:value="227.736" calcext:value-type="float">
            <text:p>227.736</text:p>
          </table:table-cell>
          <table:table-cell office:value-type="float" office:value="0" calcext:value-type="float">
            <text:p>0</text:p>
          </table:table-cell>
          <table:table-cell office:value-type="float" office:value="23.09665" calcext:value-type="float">
            <text:p>23.09665</text:p>
          </table:table-cell>
          <table:table-cell office:value-type="float" office:value="17.36124" calcext:value-type="float">
            <text:p>17.36124</text:p>
          </table:table-cell>
          <table:table-cell office:value-type="float" office:value="21.68433" calcext:value-type="float">
            <text:p>21.68433</text:p>
          </table:table-cell>
          <table:table-cell office:value-type="float" office:value="18.49689" calcext:value-type="float">
            <text:p>18.49689</text:p>
          </table:table-cell>
          <table:table-cell office:value-type="float" office:value="21.12057" calcext:value-type="float">
            <text:p>21.12057</text:p>
          </table:table-cell>
          <table:table-cell office:value-type="float" office:value="19.13809" calcext:value-type="float">
            <text:p>19.13809</text:p>
          </table:table-cell>
          <table:table-cell office:value-type="float" office:value="20.77747" calcext:value-type="float">
            <text:p>20.77747</text:p>
          </table:table-cell>
          <table:table-cell office:value-type="float" office:value="19.57208" calcext:value-type="float">
            <text:p>19.57208</text:p>
          </table:table-cell>
          <table:table-cell office:value-type="float" office:value="20.62003" calcext:value-type="float">
            <text:p>20.62003</text:p>
          </table:table-cell>
          <table:table-cell office:value-type="float" office:value="19.81238" calcext:value-type="float">
            <text:p>19.81238</text:p>
          </table:table-cell>
          <table:table-cell office:value-type="float" office:value="20.50244" calcext:value-type="float">
            <text:p>20.50244</text:p>
          </table:table-cell>
          <table:table-cell office:value-type="float" office:value="20.06839" calcext:value-type="float">
            <text:p>20.06839</text:p>
          </table:table-cell>
          <table:table-cell office:value-type="float" office:value="20.45972" calcext:value-type="float">
            <text:p>20.45972</text:p>
          </table:table-cell>
          <table:table-cell office:value-type="float" office:value="20.26413" calcext:value-type="float">
            <text:p>20.26413</text:p>
          </table:table-cell>
          <table:table-cell office:value-type="float" office:value="20.61588" calcext:value-type="float">
            <text:p>20.61588</text:p>
          </table:table-cell>
          <table:table-cell office:value-type="float" office:value="20.47009" calcext:value-type="float">
            <text:p>20.47009</text:p>
          </table:table-cell>
          <table:table-cell office:value-type="float" office:value="20.81146" calcext:value-type="float">
            <text:p>20.81146</text:p>
          </table:table-cell>
          <table:table-cell office:value-type="float" office:value="20.5007" calcext:value-type="float">
            <text:p>20.5007</text:p>
          </table:table-cell>
          <table:table-cell office:value-type="float" office:value="19.94693" calcext:value-type="float">
            <text:p>19.94693</text:p>
          </table:table-cell>
          <table:table-cell office:value-type="float" office:value="19.84964" calcext:value-type="float">
            <text:p>19.84964</text:p>
          </table:table-cell>
          <table:table-cell office:value-type="float" office:value="18.87845" calcext:value-type="float">
            <text:p>18.87845</text:p>
          </table:table-cell>
          <table:table-cell office:value-type="float" office:value="18.86646" calcext:value-type="float">
            <text:p>18.86646</text:p>
          </table:table-cell>
          <table:table-cell office:value-type="float" office:value="17.92035" calcext:value-type="float">
            <text:p>17.92035</text:p>
          </table:table-cell>
          <table:table-cell office:value-type="float" office:value="17.87198" calcext:value-type="float">
            <text:p>17.87198</text:p>
          </table:table-cell>
          <table:table-cell office:value-type="float" office:value="17.02499" calcext:value-type="float">
            <text:p>17.02499</text:p>
          </table:table-cell>
          <table:table-cell office:value-type="float" office:value="16.9736" calcext:value-type="float">
            <text:p>16.9736</text:p>
          </table:table-cell>
          <table:table-cell office:value-type="float" office:value="16.38269" calcext:value-type="float">
            <text:p>16.38269</text:p>
          </table:table-cell>
          <table:table-cell office:value-type="float" office:value="16.33435" calcext:value-type="float">
            <text:p>16.33435</text:p>
          </table:table-cell>
          <table:table-cell office:value-type="float" office:value="23.09668" calcext:value-type="float">
            <text:p>23.09668</text:p>
          </table:table-cell>
          <table:table-cell office:value-type="float" office:value="17.36124" calcext:value-type="float">
            <text:p>17.361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5" calcext:value-type="float">
            <text:p>30072005</text:p>
          </table:table-cell>
          <table:table-cell office:value-type="float" office:value="26.76636" calcext:value-type="float">
            <text:p>26.76636</text:p>
          </table:table-cell>
          <table:table-cell office:value-type="float" office:value="31.65" calcext:value-type="float">
            <text:p>31.65</text:p>
          </table:table-cell>
          <table:table-cell office:value-type="float" office:value="18.94" calcext:value-type="float">
            <text:p>18.94</text:p>
          </table:table-cell>
          <table:table-cell office:value-type="float" office:value="1.673496" calcext:value-type="float">
            <text:p>1.673496</text:p>
          </table:table-cell>
          <table:table-cell office:value-type="float" office:value="1.410954" calcext:value-type="float">
            <text:p>1.410954</text:p>
          </table:table-cell>
          <table:table-cell office:value-type="float" office:value="319.32" calcext:value-type="float">
            <text:p>319.32</text:p>
          </table:table-cell>
          <table:table-cell office:value-type="float" office:value="0" calcext:value-type="float">
            <text:p>0</text:p>
          </table:table-cell>
          <table:table-cell office:value-type="float" office:value="26.31711" calcext:value-type="float">
            <text:p>26.31711</text:p>
          </table:table-cell>
          <table:table-cell office:value-type="float" office:value="17.65689" calcext:value-type="float">
            <text:p>17.65689</text:p>
          </table:table-cell>
          <table:table-cell office:value-type="float" office:value="23.93274" calcext:value-type="float">
            <text:p>23.93274</text:p>
          </table:table-cell>
          <table:table-cell office:value-type="float" office:value="18.81131" calcext:value-type="float">
            <text:p>18.81131</text:p>
          </table:table-cell>
          <table:table-cell office:value-type="float" office:value="22.86987" calcext:value-type="float">
            <text:p>22.86987</text:p>
          </table:table-cell>
          <table:table-cell office:value-type="float" office:value="19.40192" calcext:value-type="float">
            <text:p>19.40192</text:p>
          </table:table-cell>
          <table:table-cell office:value-type="float" office:value="22.08798" calcext:value-type="float">
            <text:p>22.08798</text:p>
          </table:table-cell>
          <table:table-cell office:value-type="float" office:value="19.78671" calcext:value-type="float">
            <text:p>19.78671</text:p>
          </table:table-cell>
          <table:table-cell office:value-type="float" office:value="21.67389" calcext:value-type="float">
            <text:p>21.67389</text:p>
          </table:table-cell>
          <table:table-cell office:value-type="float" office:value="19.99176" calcext:value-type="float">
            <text:p>19.99176</text:p>
          </table:table-cell>
          <table:table-cell office:value-type="float" office:value="21.18958" calcext:value-type="float">
            <text:p>21.18958</text:p>
          </table:table-cell>
          <table:table-cell office:value-type="float" office:value="20.1929" calcext:value-type="float">
            <text:p>20.1929</text:p>
          </table:table-cell>
          <table:table-cell office:value-type="float" office:value="20.81161" calcext:value-type="float">
            <text:p>20.81161</text:p>
          </table:table-cell>
          <table:table-cell office:value-type="float" office:value="20.31036" calcext:value-type="float">
            <text:p>20.31036</text:p>
          </table:table-cell>
          <table:table-cell office:value-type="float" office:value="20.47156" calcext:value-type="float">
            <text:p>20.47156</text:p>
          </table:table-cell>
          <table:table-cell office:value-type="float" office:value="20.41284" calcext:value-type="float">
            <text:p>20.41284</text:p>
          </table:table-cell>
          <table:table-cell office:value-type="float" office:value="20.49814" calcext:value-type="float">
            <text:p>20.49814</text:p>
          </table:table-cell>
          <table:table-cell office:value-type="float" office:value="20.30945" calcext:value-type="float">
            <text:p>20.30945</text:p>
          </table:table-cell>
          <table:table-cell office:value-type="float" office:value="19.84848" calcext:value-type="float">
            <text:p>19.84848</text:p>
          </table:table-cell>
          <table:table-cell office:value-type="float" office:value="19.74185" calcext:value-type="float">
            <text:p>19.74185</text:p>
          </table:table-cell>
          <table:table-cell office:value-type="float" office:value="18.8783" calcext:value-type="float">
            <text:p>18.8783</text:p>
          </table:table-cell>
          <table:table-cell office:value-type="float" office:value="18.86523" calcext:value-type="float">
            <text:p>18.86523</text:p>
          </table:table-cell>
          <table:table-cell office:value-type="float" office:value="17.95792" calcext:value-type="float">
            <text:p>17.95792</text:p>
          </table:table-cell>
          <table:table-cell office:value-type="float" office:value="17.92081" calcext:value-type="float">
            <text:p>17.92081</text:p>
          </table:table-cell>
          <table:table-cell office:value-type="float" office:value="17.07416" calcext:value-type="float">
            <text:p>17.07416</text:p>
          </table:table-cell>
          <table:table-cell office:value-type="float" office:value="17.02554" calcext:value-type="float">
            <text:p>17.02554</text:p>
          </table:table-cell>
          <table:table-cell office:value-type="float" office:value="16.43097" calcext:value-type="float">
            <text:p>16.43097</text:p>
          </table:table-cell>
          <table:table-cell office:value-type="float" office:value="16.38321" calcext:value-type="float">
            <text:p>16.38321</text:p>
          </table:table-cell>
          <table:table-cell office:value-type="float" office:value="26.31711" calcext:value-type="float">
            <text:p>26.31711</text:p>
          </table:table-cell>
          <table:table-cell office:value-type="float" office:value="17.65689" calcext:value-type="float">
            <text:p>17.656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5" calcext:value-type="float">
            <text:p>31072005</text:p>
          </table:table-cell>
          <table:table-cell office:value-type="float" office:value="19.94292" calcext:value-type="float">
            <text:p>19.94292</text:p>
          </table:table-cell>
          <table:table-cell office:value-type="float" office:value="30.97" calcext:value-type="float">
            <text:p>30.97</text:p>
          </table:table-cell>
          <table:table-cell office:value-type="float" office:value="21.27" calcext:value-type="float">
            <text:p>21.27</text:p>
          </table:table-cell>
          <table:table-cell office:value-type="float" office:value="2.253565" calcext:value-type="float">
            <text:p>2.253565</text:p>
          </table:table-cell>
          <table:table-cell office:value-type="float" office:value="1.54192" calcext:value-type="float">
            <text:p>1.54192</text:p>
          </table:table-cell>
          <table:table-cell office:value-type="float" office:value="249.732" calcext:value-type="float">
            <text:p>249.732</text:p>
          </table:table-cell>
          <table:table-cell office:value-type="float" office:value="0" calcext:value-type="float">
            <text:p>0</text:p>
          </table:table-cell>
          <table:table-cell office:value-type="float" office:value="29.30569" calcext:value-type="float">
            <text:p>29.30569</text:p>
          </table:table-cell>
          <table:table-cell office:value-type="float" office:value="20.97333" calcext:value-type="float">
            <text:p>20.97333</text:p>
          </table:table-cell>
          <table:table-cell office:value-type="float" office:value="26.1362" calcext:value-type="float">
            <text:p>26.1362</text:p>
          </table:table-cell>
          <table:table-cell office:value-type="float" office:value="21.49414" calcext:value-type="float">
            <text:p>21.49414</text:p>
          </table:table-cell>
          <table:table-cell office:value-type="float" office:value="24.77515" calcext:value-type="float">
            <text:p>24.77515</text:p>
          </table:table-cell>
          <table:table-cell office:value-type="float" office:value="21.58054" calcext:value-type="float">
            <text:p>21.58054</text:p>
          </table:table-cell>
          <table:table-cell office:value-type="float" office:value="23.66055" calcext:value-type="float">
            <text:p>23.66055</text:p>
          </table:table-cell>
          <table:table-cell office:value-type="float" office:value="21.50345" calcext:value-type="float">
            <text:p>21.50345</text:p>
          </table:table-cell>
          <table:table-cell office:value-type="float" office:value="22.96457" calcext:value-type="float">
            <text:p>22.96457</text:p>
          </table:table-cell>
          <table:table-cell office:value-type="float" office:value="21.38837" calcext:value-type="float">
            <text:p>21.38837</text:p>
          </table:table-cell>
          <table:table-cell office:value-type="float" office:value="22.23502" calcext:value-type="float">
            <text:p>22.23502</text:p>
          </table:table-cell>
          <table:table-cell office:value-type="float" office:value="21.20074" calcext:value-type="float">
            <text:p>21.20074</text:p>
          </table:table-cell>
          <table:table-cell office:value-type="float" office:value="21.5769" calcext:value-type="float">
            <text:p>21.5769</text:p>
          </table:table-cell>
          <table:table-cell office:value-type="float" office:value="20.82306" calcext:value-type="float">
            <text:p>20.82306</text:p>
          </table:table-cell>
          <table:table-cell office:value-type="float" office:value="20.78497" calcext:value-type="float">
            <text:p>20.78497</text:p>
          </table:table-cell>
          <table:table-cell office:value-type="float" office:value="20.46149" calcext:value-type="float">
            <text:p>20.46149</text:p>
          </table:table-cell>
          <table:table-cell office:value-type="float" office:value="20.30811" calcext:value-type="float">
            <text:p>20.30811</text:p>
          </table:table-cell>
          <table:table-cell office:value-type="float" office:value="20.25827" calcext:value-type="float">
            <text:p>20.25827</text:p>
          </table:table-cell>
          <table:table-cell office:value-type="float" office:value="19.74078" calcext:value-type="float">
            <text:p>19.74078</text:p>
          </table:table-cell>
          <table:table-cell office:value-type="float" office:value="19.65192" calcext:value-type="float">
            <text:p>19.65192</text:p>
          </table:table-cell>
          <table:table-cell office:value-type="float" office:value="18.86499" calcext:value-type="float">
            <text:p>18.86499</text:p>
          </table:table-cell>
          <table:table-cell office:value-type="float" office:value="18.84003" calcext:value-type="float">
            <text:p>18.84003</text:p>
          </table:table-cell>
          <table:table-cell office:value-type="float" office:value="17.98401" calcext:value-type="float">
            <text:p>17.98401</text:p>
          </table:table-cell>
          <table:table-cell office:value-type="float" office:value="17.95825" calcext:value-type="float">
            <text:p>17.95825</text:p>
          </table:table-cell>
          <table:table-cell office:value-type="float" office:value="17.11935" calcext:value-type="float">
            <text:p>17.11935</text:p>
          </table:table-cell>
          <table:table-cell office:value-type="float" office:value="17.07468" calcext:value-type="float">
            <text:p>17.07468</text:p>
          </table:table-cell>
          <table:table-cell office:value-type="float" office:value="16.47858" calcext:value-type="float">
            <text:p>16.47858</text:p>
          </table:table-cell>
          <table:table-cell office:value-type="float" office:value="16.43149" calcext:value-type="float">
            <text:p>16.43149</text:p>
          </table:table-cell>
          <table:table-cell office:value-type="float" office:value="29.30566" calcext:value-type="float">
            <text:p>29.30566</text:p>
          </table:table-cell>
          <table:table-cell office:value-type="float" office:value="20.97333" calcext:value-type="float">
            <text:p>20.973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5" calcext:value-type="float">
            <text:p>1082005</text:p>
          </table:table-cell>
          <table:table-cell office:value-type="float" office:value="17.43876" calcext:value-type="float">
            <text:p>17.43876</text:p>
          </table:table-cell>
          <table:table-cell office:value-type="float" office:value="28.38" calcext:value-type="float">
            <text:p>28.38</text:p>
          </table:table-cell>
          <table:table-cell office:value-type="float" office:value="19.58" calcext:value-type="float">
            <text:p>19.58</text:p>
          </table:table-cell>
          <table:table-cell office:value-type="float" office:value="2.423312" calcext:value-type="float">
            <text:p>2.423312</text:p>
          </table:table-cell>
          <table:table-cell office:value-type="float" office:value="1.843424" calcext:value-type="float">
            <text:p>1.843424</text:p>
          </table:table-cell>
          <table:table-cell office:value-type="float" office:value="169.272" calcext:value-type="float">
            <text:p>169.272</text:p>
          </table:table-cell>
          <table:table-cell office:value-type="float" office:value="0" calcext:value-type="float">
            <text:p>0</text:p>
          </table:table-cell>
          <table:table-cell office:value-type="float" office:value="25.63742" calcext:value-type="float">
            <text:p>25.63742</text:p>
          </table:table-cell>
          <table:table-cell office:value-type="float" office:value="20.0755" calcext:value-type="float">
            <text:p>20.0755</text:p>
          </table:table-cell>
          <table:table-cell office:value-type="float" office:value="24.43655" calcext:value-type="float">
            <text:p>24.43655</text:p>
          </table:table-cell>
          <table:table-cell office:value-type="float" office:value="21.44757" calcext:value-type="float">
            <text:p>21.44757</text:p>
          </table:table-cell>
          <table:table-cell office:value-type="float" office:value="23.73654" calcext:value-type="float">
            <text:p>23.73654</text:p>
          </table:table-cell>
          <table:table-cell office:value-type="float" office:value="21.90262" calcext:value-type="float">
            <text:p>21.90262</text:p>
          </table:table-cell>
          <table:table-cell office:value-type="float" office:value="23.34052" calcext:value-type="float">
            <text:p>23.34052</text:p>
          </table:table-cell>
          <table:table-cell office:value-type="float" office:value="22.03778" calcext:value-type="float">
            <text:p>22.03778</text:p>
          </table:table-cell>
          <table:table-cell office:value-type="float" office:value="22.89322" calcext:value-type="float">
            <text:p>22.89322</text:p>
          </table:table-cell>
          <table:table-cell office:value-type="float" office:value="21.99338" calcext:value-type="float">
            <text:p>21.99338</text:p>
          </table:table-cell>
          <table:table-cell office:value-type="float" office:value="22.25824" calcext:value-type="float">
            <text:p>22.25824</text:p>
          </table:table-cell>
          <table:table-cell office:value-type="float" office:value="21.84003" calcext:value-type="float">
            <text:p>21.84003</text:p>
          </table:table-cell>
          <table:table-cell office:value-type="float" office:value="21.74551" calcext:value-type="float">
            <text:p>21.74551</text:p>
          </table:table-cell>
          <table:table-cell office:value-type="float" office:value="21.53445" calcext:value-type="float">
            <text:p>21.53445</text:p>
          </table:table-cell>
          <table:table-cell office:value-type="float" office:value="21.09708" calcext:value-type="float">
            <text:p>21.09708</text:p>
          </table:table-cell>
          <table:table-cell office:value-type="float" office:value="20.79095" calcext:value-type="float">
            <text:p>20.79095</text:p>
          </table:table-cell>
          <table:table-cell office:value-type="float" office:value="20.33719" calcext:value-type="float">
            <text:p>20.33719</text:p>
          </table:table-cell>
          <table:table-cell office:value-type="float" office:value="20.26035" calcext:value-type="float">
            <text:p>20.26035</text:p>
          </table:table-cell>
          <table:table-cell office:value-type="float" office:value="19.65118" calcext:value-type="float">
            <text:p>19.65118</text:p>
          </table:table-cell>
          <table:table-cell office:value-type="float" office:value="19.60324" calcext:value-type="float">
            <text:p>19.60324</text:p>
          </table:table-cell>
          <table:table-cell office:value-type="float" office:value="18.83978" calcext:value-type="float">
            <text:p>18.83978</text:p>
          </table:table-cell>
          <table:table-cell office:value-type="float" office:value="18.81686" calcext:value-type="float">
            <text:p>18.81686</text:p>
          </table:table-cell>
          <table:table-cell office:value-type="float" office:value="18.00186" calcext:value-type="float">
            <text:p>18.00186</text:p>
          </table:table-cell>
          <table:table-cell office:value-type="float" office:value="17.98422" calcext:value-type="float">
            <text:p>17.98422</text:p>
          </table:table-cell>
          <table:table-cell office:value-type="float" office:value="17.15973" calcext:value-type="float">
            <text:p>17.15973</text:p>
          </table:table-cell>
          <table:table-cell office:value-type="float" office:value="17.11978" calcext:value-type="float">
            <text:p>17.11978</text:p>
          </table:table-cell>
          <table:table-cell office:value-type="float" office:value="16.52393" calcext:value-type="float">
            <text:p>16.52393</text:p>
          </table:table-cell>
          <table:table-cell office:value-type="float" office:value="16.47906" calcext:value-type="float">
            <text:p>16.47906</text:p>
          </table:table-cell>
          <table:table-cell office:value-type="float" office:value="25.63742" calcext:value-type="float">
            <text:p>25.63742</text:p>
          </table:table-cell>
          <table:table-cell office:value-type="float" office:value="20.0755" calcext:value-type="float">
            <text:p>20.07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5" calcext:value-type="float">
            <text:p>2082005</text:p>
          </table:table-cell>
          <table:table-cell office:value-type="float" office:value="13.92588" calcext:value-type="float">
            <text:p>13.92588</text:p>
          </table:table-cell>
          <table:table-cell office:value-type="float" office:value="31.94" calcext:value-type="float">
            <text:p>31.94</text:p>
          </table:table-cell>
          <table:table-cell office:value-type="float" office:value="22.27" calcext:value-type="float">
            <text:p>22.27</text:p>
          </table:table-cell>
          <table:table-cell office:value-type="float" office:value="1.964905" calcext:value-type="float">
            <text:p>1.964905</text:p>
          </table:table-cell>
          <table:table-cell office:value-type="float" office:value="1.537961" calcext:value-type="float">
            <text:p>1.537961</text:p>
          </table:table-cell>
          <table:table-cell office:value-type="float" office:value="253.62" calcext:value-type="float">
            <text:p>253.62</text:p>
          </table:table-cell>
          <table:table-cell office:value-type="float" office:value="0" calcext:value-type="float">
            <text:p>0</text:p>
          </table:table-cell>
          <table:table-cell office:value-type="float" office:value="28.0119" calcext:value-type="float">
            <text:p>28.0119</text:p>
          </table:table-cell>
          <table:table-cell office:value-type="float" office:value="20.96289" calcext:value-type="float">
            <text:p>20.96289</text:p>
          </table:table-cell>
          <table:table-cell office:value-type="float" office:value="25.4942" calcext:value-type="float">
            <text:p>25.4942</text:p>
          </table:table-cell>
          <table:table-cell office:value-type="float" office:value="21.58081" calcext:value-type="float">
            <text:p>21.58081</text:p>
          </table:table-cell>
          <table:table-cell office:value-type="float" office:value="24.44656" calcext:value-type="float">
            <text:p>24.44656</text:p>
          </table:table-cell>
          <table:table-cell office:value-type="float" office:value="21.85916" calcext:value-type="float">
            <text:p>21.85916</text:p>
          </table:table-cell>
          <table:table-cell office:value-type="float" office:value="23.57907" calcext:value-type="float">
            <text:p>23.57907</text:p>
          </table:table-cell>
          <table:table-cell office:value-type="float" office:value="21.92615" calcext:value-type="float">
            <text:p>21.92615</text:p>
          </table:table-cell>
          <table:table-cell office:value-type="float" office:value="23.01614" calcext:value-type="float">
            <text:p>23.01614</text:p>
          </table:table-cell>
          <table:table-cell office:value-type="float" office:value="21.89935" calcext:value-type="float">
            <text:p>21.89935</text:p>
          </table:table-cell>
          <table:table-cell office:value-type="float" office:value="22.43283" calcext:value-type="float">
            <text:p>22.43283</text:p>
          </table:table-cell>
          <table:table-cell office:value-type="float" office:value="21.79858" calcext:value-type="float">
            <text:p>21.79858</text:p>
          </table:table-cell>
          <table:table-cell office:value-type="float" office:value="21.91141" calcext:value-type="float">
            <text:p>21.91141</text:p>
          </table:table-cell>
          <table:table-cell office:value-type="float" office:value="21.57501" calcext:value-type="float">
            <text:p>21.57501</text:p>
          </table:table-cell>
          <table:table-cell office:value-type="float" office:value="21.22076" calcext:value-type="float">
            <text:p>21.22076</text:p>
          </table:table-cell>
          <table:table-cell office:value-type="float" office:value="21.09982" calcext:value-type="float">
            <text:p>21.09982</text:p>
          </table:table-cell>
          <table:table-cell office:value-type="float" office:value="20.41943" calcext:value-type="float">
            <text:p>20.41943</text:p>
          </table:table-cell>
          <table:table-cell office:value-type="float" office:value="20.3381" calcext:value-type="float">
            <text:p>20.3381</text:p>
          </table:table-cell>
          <table:table-cell office:value-type="float" office:value="19.603" calcext:value-type="float">
            <text:p>19.603</text:p>
          </table:table-cell>
          <table:table-cell office:value-type="float" office:value="19.59122" calcext:value-type="float">
            <text:p>19.59122</text:p>
          </table:table-cell>
          <table:table-cell office:value-type="float" office:value="18.81665" calcext:value-type="float">
            <text:p>18.81665</text:p>
          </table:table-cell>
          <table:table-cell office:value-type="float" office:value="18.80432" calcext:value-type="float">
            <text:p>18.80432</text:p>
          </table:table-cell>
          <table:table-cell office:value-type="float" office:value="18.0159" calcext:value-type="float">
            <text:p>18.0159</text:p>
          </table:table-cell>
          <table:table-cell office:value-type="float" office:value="18.00204" calcext:value-type="float">
            <text:p>18.00204</text:p>
          </table:table-cell>
          <table:table-cell office:value-type="float" office:value="17.19571" calcext:value-type="float">
            <text:p>17.19571</text:p>
          </table:table-cell>
          <table:table-cell office:value-type="float" office:value="17.16013" calcext:value-type="float">
            <text:p>17.16013</text:p>
          </table:table-cell>
          <table:table-cell office:value-type="float" office:value="16.56641" calcext:value-type="float">
            <text:p>16.56641</text:p>
          </table:table-cell>
          <table:table-cell office:value-type="float" office:value="16.52438" calcext:value-type="float">
            <text:p>16.52438</text:p>
          </table:table-cell>
          <table:table-cell office:value-type="float" office:value="28.01187" calcext:value-type="float">
            <text:p>28.01187</text:p>
          </table:table-cell>
          <table:table-cell office:value-type="float" office:value="20.96286" calcext:value-type="float">
            <text:p>20.962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5" calcext:value-type="float">
            <text:p>3082005</text:p>
          </table:table-cell>
          <table:table-cell office:value-type="float" office:value="23.08536" calcext:value-type="float">
            <text:p>23.08536</text:p>
          </table:table-cell>
          <table:table-cell office:value-type="float" office:value="34.2" calcext:value-type="float">
            <text:p>34.2</text:p>
          </table:table-cell>
          <table:table-cell office:value-type="float" office:value="22.44" calcext:value-type="float">
            <text:p>22.44</text:p>
          </table:table-cell>
          <table:table-cell office:value-type="float" office:value="1.954566" calcext:value-type="float">
            <text:p>1.954566</text:p>
          </table:table-cell>
          <table:table-cell office:value-type="float" office:value="1.633948" calcext:value-type="float">
            <text:p>1.633948</text:p>
          </table:table-cell>
          <table:table-cell office:value-type="float" office:value="256.284" calcext:value-type="float">
            <text:p>256.284</text:p>
          </table:table-cell>
          <table:table-cell office:value-type="float" office:value="31.2" calcext:value-type="float">
            <text:p>31.2</text:p>
          </table:table-cell>
          <table:table-cell office:value-type="float" office:value="29.51773" calcext:value-type="float">
            <text:p>29.51773</text:p>
          </table:table-cell>
          <table:table-cell office:value-type="float" office:value="21.65741" calcext:value-type="float">
            <text:p>21.65741</text:p>
          </table:table-cell>
          <table:table-cell office:value-type="float" office:value="27.93823" calcext:value-type="float">
            <text:p>27.93823</text:p>
          </table:table-cell>
          <table:table-cell office:value-type="float" office:value="22.13544" calcext:value-type="float">
            <text:p>22.13544</text:p>
          </table:table-cell>
          <table:table-cell office:value-type="float" office:value="26.38513" calcext:value-type="float">
            <text:p>26.38513</text:p>
          </table:table-cell>
          <table:table-cell office:value-type="float" office:value="22.32739" calcext:value-type="float">
            <text:p>22.32739</text:p>
          </table:table-cell>
          <table:table-cell office:value-type="float" office:value="24.91779" calcext:value-type="float">
            <text:p>24.91779</text:p>
          </table:table-cell>
          <table:table-cell office:value-type="float" office:value="22.34805" calcext:value-type="float">
            <text:p>22.34805</text:p>
          </table:table-cell>
          <table:table-cell office:value-type="float" office:value="24.02927" calcext:value-type="float">
            <text:p>24.02927</text:p>
          </table:table-cell>
          <table:table-cell office:value-type="float" office:value="22.27362" calcext:value-type="float">
            <text:p>22.27362</text:p>
          </table:table-cell>
          <table:table-cell office:value-type="float" office:value="23.13644" calcext:value-type="float">
            <text:p>23.13644</text:p>
          </table:table-cell>
          <table:table-cell office:value-type="float" office:value="22.11017" calcext:value-type="float">
            <text:p>22.11017</text:p>
          </table:table-cell>
          <table:table-cell office:value-type="float" office:value="22.44537" calcext:value-type="float">
            <text:p>22.44537</text:p>
          </table:table-cell>
          <table:table-cell office:value-type="float" office:value="21.8194" calcext:value-type="float">
            <text:p>21.8194</text:p>
          </table:table-cell>
          <table:table-cell office:value-type="float" office:value="21.48022" calcext:value-type="float">
            <text:p>21.48022</text:p>
          </table:table-cell>
          <table:table-cell office:value-type="float" office:value="21.22375" calcext:value-type="float">
            <text:p>21.22375</text:p>
          </table:table-cell>
          <table:table-cell office:value-type="float" office:value="20.50931" calcext:value-type="float">
            <text:p>20.50931</text:p>
          </table:table-cell>
          <table:table-cell office:value-type="float" office:value="20.42023" calcext:value-type="float">
            <text:p>20.42023</text:p>
          </table:table-cell>
          <table:table-cell office:value-type="float" office:value="19.60086" calcext:value-type="float">
            <text:p>19.60086</text:p>
          </table:table-cell>
          <table:table-cell office:value-type="float" office:value="19.59119" calcext:value-type="float">
            <text:p>19.59119</text:p>
          </table:table-cell>
          <table:table-cell office:value-type="float" office:value="18.80429" calcext:value-type="float">
            <text:p>18.80429</text:p>
          </table:table-cell>
          <table:table-cell office:value-type="float" office:value="18.80252" calcext:value-type="float">
            <text:p>18.80252</text:p>
          </table:table-cell>
          <table:table-cell office:value-type="float" office:value="18.02948" calcext:value-type="float">
            <text:p>18.02948</text:p>
          </table:table-cell>
          <table:table-cell office:value-type="float" office:value="18.01605" calcext:value-type="float">
            <text:p>18.01605</text:p>
          </table:table-cell>
          <table:table-cell office:value-type="float" office:value="17.22803" calcext:value-type="float">
            <text:p>17.22803</text:p>
          </table:table-cell>
          <table:table-cell office:value-type="float" office:value="17.19608" calcext:value-type="float">
            <text:p>17.19608</text:p>
          </table:table-cell>
          <table:table-cell office:value-type="float" office:value="16.60611" calcext:value-type="float">
            <text:p>16.60611</text:p>
          </table:table-cell>
          <table:table-cell office:value-type="float" office:value="16.56683" calcext:value-type="float">
            <text:p>16.56683</text:p>
          </table:table-cell>
          <table:table-cell office:value-type="float" office:value="30.00793" calcext:value-type="float">
            <text:p>30.00793</text:p>
          </table:table-cell>
          <table:table-cell office:value-type="float" office:value="21.65741" calcext:value-type="float">
            <text:p>21.657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5" calcext:value-type="float">
            <text:p>4082005</text:p>
          </table:table-cell>
          <table:table-cell office:value-type="float" office:value="18.3654" calcext:value-type="float">
            <text:p>18.3654</text:p>
          </table:table-cell>
          <table:table-cell office:value-type="float" office:value="24.55" calcext:value-type="float">
            <text:p>24.55</text:p>
          </table:table-cell>
          <table:table-cell office:value-type="float" office:value="15.27" calcext:value-type="float">
            <text:p>15.27</text:p>
          </table:table-cell>
          <table:table-cell office:value-type="float" office:value="1.97917" calcext:value-type="float">
            <text:p>1.97917</text:p>
          </table:table-cell>
          <table:table-cell office:value-type="float" office:value="1.332355" calcext:value-type="float">
            <text:p>1.332355</text:p>
          </table:table-cell>
          <table:table-cell office:value-type="float" office:value="263.736" calcext:value-type="float">
            <text:p>263.736</text:p>
          </table:table-cell>
          <table:table-cell office:value-type="float" office:value="0.4" calcext:value-type="float">
            <text:p>0.4</text:p>
          </table:table-cell>
          <table:table-cell office:value-type="float" office:value="21.99454" calcext:value-type="float">
            <text:p>21.99454</text:p>
          </table:table-cell>
          <table:table-cell office:value-type="float" office:value="15.87277" calcext:value-type="float">
            <text:p>15.87277</text:p>
          </table:table-cell>
          <table:table-cell office:value-type="float" office:value="22.73053" calcext:value-type="float">
            <text:p>22.73053</text:p>
          </table:table-cell>
          <table:table-cell office:value-type="float" office:value="17.89291" calcext:value-type="float">
            <text:p>17.89291</text:p>
          </table:table-cell>
          <table:table-cell office:value-type="float" office:value="23.32202" calcext:value-type="float">
            <text:p>23.32202</text:p>
          </table:table-cell>
          <table:table-cell office:value-type="float" office:value="19.31998" calcext:value-type="float">
            <text:p>19.31998</text:p>
          </table:table-cell>
          <table:table-cell office:value-type="float" office:value="23.53641" calcext:value-type="float">
            <text:p>23.53641</text:p>
          </table:table-cell>
          <table:table-cell office:value-type="float" office:value="20.33475" calcext:value-type="float">
            <text:p>20.33475</text:p>
          </table:table-cell>
          <table:table-cell office:value-type="float" office:value="23.39392" calcext:value-type="float">
            <text:p>23.39392</text:p>
          </table:table-cell>
          <table:table-cell office:value-type="float" office:value="20.8324" calcext:value-type="float">
            <text:p>20.8324</text:p>
          </table:table-cell>
          <table:table-cell office:value-type="float" office:value="23.05368" calcext:value-type="float">
            <text:p>23.05368</text:p>
          </table:table-cell>
          <table:table-cell office:value-type="float" office:value="21.29984" calcext:value-type="float">
            <text:p>21.29984</text:p>
          </table:table-cell>
          <table:table-cell office:value-type="float" office:value="22.44699" calcext:value-type="float">
            <text:p>22.44699</text:p>
          </table:table-cell>
          <table:table-cell office:value-type="float" office:value="21.45148" calcext:value-type="float">
            <text:p>21.45148</text:p>
          </table:table-cell>
          <table:table-cell office:value-type="float" office:value="21.58615" calcext:value-type="float">
            <text:p>21.58615</text:p>
          </table:table-cell>
          <table:table-cell office:value-type="float" office:value="21.40857" calcext:value-type="float">
            <text:p>21.40857</text:p>
          </table:table-cell>
          <table:table-cell office:value-type="float" office:value="20.61331" calcext:value-type="float">
            <text:p>20.61331</text:p>
          </table:table-cell>
          <table:table-cell office:value-type="float" office:value="20.51062" calcext:value-type="float">
            <text:p>20.51062</text:p>
          </table:table-cell>
          <table:table-cell office:value-type="float" office:value="19.63165" calcext:value-type="float">
            <text:p>19.63165</text:p>
          </table:table-cell>
          <table:table-cell office:value-type="float" office:value="19.60107" calcext:value-type="float">
            <text:p>19.60107</text:p>
          </table:table-cell>
          <table:table-cell office:value-type="float" office:value="18.81393" calcext:value-type="float">
            <text:p>18.81393</text:p>
          </table:table-cell>
          <table:table-cell office:value-type="float" office:value="18.80356" calcext:value-type="float">
            <text:p>18.80356</text:p>
          </table:table-cell>
          <table:table-cell office:value-type="float" office:value="18.04486" calcext:value-type="float">
            <text:p>18.04486</text:p>
          </table:table-cell>
          <table:table-cell office:value-type="float" office:value="18.02963" calcext:value-type="float">
            <text:p>18.02963</text:p>
          </table:table-cell>
          <table:table-cell office:value-type="float" office:value="17.25824" calcext:value-type="float">
            <text:p>17.25824</text:p>
          </table:table-cell>
          <table:table-cell office:value-type="float" office:value="17.22839" calcext:value-type="float">
            <text:p>17.22839</text:p>
          </table:table-cell>
          <table:table-cell office:value-type="float" office:value="16.6427" calcext:value-type="float">
            <text:p>16.6427</text:p>
          </table:table-cell>
          <table:table-cell office:value-type="float" office:value="16.60651" calcext:value-type="float">
            <text:p>16.60651</text:p>
          </table:table-cell>
          <table:table-cell office:value-type="float" office:value="21.99454" calcext:value-type="float">
            <text:p>21.99454</text:p>
          </table:table-cell>
          <table:table-cell office:value-type="float" office:value="15.97681" calcext:value-type="float">
            <text:p>15.976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5" calcext:value-type="float">
            <text:p>5082005</text:p>
          </table:table-cell>
          <table:table-cell office:value-type="float" office:value="26.44452" calcext:value-type="float">
            <text:p>26.44452</text:p>
          </table:table-cell>
          <table:table-cell office:value-type="float" office:value="28.49" calcext:value-type="float">
            <text:p>28.49</text:p>
          </table:table-cell>
          <table:table-cell office:value-type="float" office:value="13.24" calcext:value-type="float">
            <text:p>13.24</text:p>
          </table:table-cell>
          <table:table-cell office:value-type="float" office:value="1.554536" calcext:value-type="float">
            <text:p>1.554536</text:p>
          </table:table-cell>
          <table:table-cell office:value-type="float" office:value="1.083213" calcext:value-type="float">
            <text:p>1.083213</text:p>
          </table:table-cell>
          <table:table-cell office:value-type="float" office:value="106.38" calcext:value-type="float">
            <text:p>106.38</text:p>
          </table:table-cell>
          <table:table-cell office:value-type="float" office:value="0" calcext:value-type="float">
            <text:p>0</text:p>
          </table:table-cell>
          <table:table-cell office:value-type="float" office:value="24.10715" calcext:value-type="float">
            <text:p>24.10715</text:p>
          </table:table-cell>
          <table:table-cell office:value-type="float" office:value="14.35519" calcext:value-type="float">
            <text:p>14.35519</text:p>
          </table:table-cell>
          <table:table-cell office:value-type="float" office:value="22.03516" calcext:value-type="float">
            <text:p>22.03516</text:p>
          </table:table-cell>
          <table:table-cell office:value-type="float" office:value="16.31058" calcext:value-type="float">
            <text:p>16.31058</text:p>
          </table:table-cell>
          <table:table-cell office:value-type="float" office:value="21.36697" calcext:value-type="float">
            <text:p>21.36697</text:p>
          </table:table-cell>
          <table:table-cell office:value-type="float" office:value="17.66327" calcext:value-type="float">
            <text:p>17.66327</text:p>
          </table:table-cell>
          <table:table-cell office:value-type="float" office:value="20.97784" calcext:value-type="float">
            <text:p>20.97784</text:p>
          </table:table-cell>
          <table:table-cell office:value-type="float" office:value="18.75308" calcext:value-type="float">
            <text:p>18.75308</text:p>
          </table:table-cell>
          <table:table-cell office:value-type="float" office:value="20.80426" calcext:value-type="float">
            <text:p>20.80426</text:p>
          </table:table-cell>
          <table:table-cell office:value-type="float" office:value="19.42468" calcext:value-type="float">
            <text:p>19.42468</text:p>
          </table:table-cell>
          <table:table-cell office:value-type="float" office:value="21.27551" calcext:value-type="float">
            <text:p>21.27551</text:p>
          </table:table-cell>
          <table:table-cell office:value-type="float" office:value="20.0838" calcext:value-type="float">
            <text:p>20.0838</text:p>
          </table:table-cell>
          <table:table-cell office:value-type="float" office:value="21.43845" calcext:value-type="float">
            <text:p>21.43845</text:p>
          </table:table-cell>
          <table:table-cell office:value-type="float" office:value="20.50208" calcext:value-type="float">
            <text:p>20.50208</text:p>
          </table:table-cell>
          <table:table-cell office:value-type="float" office:value="21.40393" calcext:value-type="float">
            <text:p>21.40393</text:p>
          </table:table-cell>
          <table:table-cell office:value-type="float" office:value="20.78998" calcext:value-type="float">
            <text:p>20.78998</text:p>
          </table:table-cell>
          <table:table-cell office:value-type="float" office:value="20.61429" calcext:value-type="float">
            <text:p>20.61429</text:p>
          </table:table-cell>
          <table:table-cell office:value-type="float" office:value="20.51202" calcext:value-type="float">
            <text:p>20.51202</text:p>
          </table:table-cell>
          <table:table-cell office:value-type="float" office:value="19.65201" calcext:value-type="float">
            <text:p>19.65201</text:p>
          </table:table-cell>
          <table:table-cell office:value-type="float" office:value="19.63199" calcext:value-type="float">
            <text:p>19.63199</text:p>
          </table:table-cell>
          <table:table-cell office:value-type="float" office:value="18.83209" calcext:value-type="float">
            <text:p>18.83209</text:p>
          </table:table-cell>
          <table:table-cell office:value-type="float" office:value="18.81412" calcext:value-type="float">
            <text:p>18.81412</text:p>
          </table:table-cell>
          <table:table-cell office:value-type="float" office:value="18.06335" calcext:value-type="float">
            <text:p>18.06335</text:p>
          </table:table-cell>
          <table:table-cell office:value-type="float" office:value="18.04504" calcext:value-type="float">
            <text:p>18.04504</text:p>
          </table:table-cell>
          <table:table-cell office:value-type="float" office:value="17.28702" calcext:value-type="float">
            <text:p>17.28702</text:p>
          </table:table-cell>
          <table:table-cell office:value-type="float" office:value="17.25854" calcext:value-type="float">
            <text:p>17.25854</text:p>
          </table:table-cell>
          <table:table-cell office:value-type="float" office:value="16.67676" calcext:value-type="float">
            <text:p>16.67676</text:p>
          </table:table-cell>
          <table:table-cell office:value-type="float" office:value="16.64307" calcext:value-type="float">
            <text:p>16.64307</text:p>
          </table:table-cell>
          <table:table-cell office:value-type="float" office:value="24.10712" calcext:value-type="float">
            <text:p>24.10712</text:p>
          </table:table-cell>
          <table:table-cell office:value-type="float" office:value="14.35522" calcext:value-type="float">
            <text:p>14.355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5" calcext:value-type="float">
            <text:p>6082005</text:p>
          </table:table-cell>
          <table:table-cell office:value-type="float" office:value="27.71928" calcext:value-type="float">
            <text:p>27.71928</text:p>
          </table:table-cell>
          <table:table-cell office:value-type="float" office:value="28.65" calcext:value-type="float">
            <text:p>28.65</text:p>
          </table:table-cell>
          <table:table-cell office:value-type="float" office:value="11.52" calcext:value-type="float">
            <text:p>11.52</text:p>
          </table:table-cell>
          <table:table-cell office:value-type="float" office:value="1.707205" calcext:value-type="float">
            <text:p>1.707205</text:p>
          </table:table-cell>
          <table:table-cell office:value-type="float" office:value="1.192698" calcext:value-type="float">
            <text:p>1.192698</text:p>
          </table:table-cell>
          <table:table-cell office:value-type="float" office:value="156.096" calcext:value-type="float">
            <text:p>156.096</text:p>
          </table:table-cell>
          <table:table-cell office:value-type="float" office:value="0" calcext:value-type="float">
            <text:p>0</text:p>
          </table:table-cell>
          <table:table-cell office:value-type="float" office:value="24.09747" calcext:value-type="float">
            <text:p>24.09747</text:p>
          </table:table-cell>
          <table:table-cell office:value-type="float" office:value="12.94064" calcext:value-type="float">
            <text:p>12.94064</text:p>
          </table:table-cell>
          <table:table-cell office:value-type="float" office:value="22.19672" calcext:value-type="float">
            <text:p>22.19672</text:p>
          </table:table-cell>
          <table:table-cell office:value-type="float" office:value="15.5336" calcext:value-type="float">
            <text:p>15.5336</text:p>
          </table:table-cell>
          <table:table-cell office:value-type="float" office:value="21.42902" calcext:value-type="float">
            <text:p>21.42902</text:p>
          </table:table-cell>
          <table:table-cell office:value-type="float" office:value="17.06693" calcext:value-type="float">
            <text:p>17.06693</text:p>
          </table:table-cell>
          <table:table-cell office:value-type="float" office:value="20.90164" calcext:value-type="float">
            <text:p>20.90164</text:p>
          </table:table-cell>
          <table:table-cell office:value-type="float" office:value="18.24393" calcext:value-type="float">
            <text:p>18.24393</text:p>
          </table:table-cell>
          <table:table-cell office:value-type="float" office:value="20.62994" calcext:value-type="float">
            <text:p>20.62994</text:p>
          </table:table-cell>
          <table:table-cell office:value-type="float" office:value="18.93283" calcext:value-type="float">
            <text:p>18.93283</text:p>
          </table:table-cell>
          <table:table-cell office:value-type="float" office:value="20.63849" calcext:value-type="float">
            <text:p>20.63849</text:p>
          </table:table-cell>
          <table:table-cell office:value-type="float" office:value="19.59418" calcext:value-type="float">
            <text:p>19.59418</text:p>
          </table:table-cell>
          <table:table-cell office:value-type="float" office:value="20.71313" calcext:value-type="float">
            <text:p>20.71313</text:p>
          </table:table-cell>
          <table:table-cell office:value-type="float" office:value="20.01199" calcext:value-type="float">
            <text:p>20.01199</text:p>
          </table:table-cell>
          <table:table-cell office:value-type="float" office:value="20.78735" calcext:value-type="float">
            <text:p>20.78735</text:p>
          </table:table-cell>
          <table:table-cell office:value-type="float" office:value="20.37784" calcext:value-type="float">
            <text:p>20.37784</text:p>
          </table:table-cell>
          <table:table-cell office:value-type="float" office:value="20.51016" calcext:value-type="float">
            <text:p>20.51016</text:p>
          </table:table-cell>
          <table:table-cell office:value-type="float" office:value="20.30984" calcext:value-type="float">
            <text:p>20.30984</text:p>
          </table:table-cell>
          <table:table-cell office:value-type="float" office:value="19.65195" calcext:value-type="float">
            <text:p>19.65195</text:p>
          </table:table-cell>
          <table:table-cell office:value-type="float" office:value="19.62943" calcext:value-type="float">
            <text:p>19.62943</text:p>
          </table:table-cell>
          <table:table-cell office:value-type="float" office:value="18.84384" calcext:value-type="float">
            <text:p>18.84384</text:p>
          </table:table-cell>
          <table:table-cell office:value-type="float" office:value="18.83231" calcext:value-type="float">
            <text:p>18.83231</text:p>
          </table:table-cell>
          <table:table-cell office:value-type="float" office:value="18.08319" calcext:value-type="float">
            <text:p>18.08319</text:p>
          </table:table-cell>
          <table:table-cell office:value-type="float" office:value="18.06357" calcext:value-type="float">
            <text:p>18.06357</text:p>
          </table:table-cell>
          <table:table-cell office:value-type="float" office:value="17.3147" calcext:value-type="float">
            <text:p>17.3147</text:p>
          </table:table-cell>
          <table:table-cell office:value-type="float" office:value="17.28729" calcext:value-type="float">
            <text:p>17.28729</text:p>
          </table:table-cell>
          <table:table-cell office:value-type="float" office:value="16.70898" calcext:value-type="float">
            <text:p>16.70898</text:p>
          </table:table-cell>
          <table:table-cell office:value-type="float" office:value="16.67709" calcext:value-type="float">
            <text:p>16.67709</text:p>
          </table:table-cell>
          <table:table-cell office:value-type="float" office:value="24.09747" calcext:value-type="float">
            <text:p>24.09747</text:p>
          </table:table-cell>
          <table:table-cell office:value-type="float" office:value="12.94067" calcext:value-type="float">
            <text:p>12.940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5" calcext:value-type="float">
            <text:p>7082005</text:p>
          </table:table-cell>
          <table:table-cell office:value-type="float" office:value="25.5475" calcext:value-type="float">
            <text:p>25.5475</text:p>
          </table:table-cell>
          <table:table-cell office:value-type="float" office:value="32.53" calcext:value-type="float">
            <text:p>32.53</text:p>
          </table:table-cell>
          <table:table-cell office:value-type="float" office:value="17.37" calcext:value-type="float">
            <text:p>17.37</text:p>
          </table:table-cell>
          <table:table-cell office:value-type="float" office:value="2.208738" calcext:value-type="float">
            <text:p>2.208738</text:p>
          </table:table-cell>
          <table:table-cell office:value-type="float" office:value="1.57098" calcext:value-type="float">
            <text:p>1.57098</text:p>
          </table:table-cell>
          <table:table-cell office:value-type="float" office:value="160.812" calcext:value-type="float">
            <text:p>160.812</text:p>
          </table:table-cell>
          <table:table-cell office:value-type="float" office:value="0" calcext:value-type="float">
            <text:p>0</text:p>
          </table:table-cell>
          <table:table-cell office:value-type="float" office:value="27.64703" calcext:value-type="float">
            <text:p>27.64703</text:p>
          </table:table-cell>
          <table:table-cell office:value-type="float" office:value="16.94604" calcext:value-type="float">
            <text:p>16.94604</text:p>
          </table:table-cell>
          <table:table-cell office:value-type="float" office:value="24.91815" calcext:value-type="float">
            <text:p>24.91815</text:p>
          </table:table-cell>
          <table:table-cell office:value-type="float" office:value="18.22083" calcext:value-type="float">
            <text:p>18.22083</text:p>
          </table:table-cell>
          <table:table-cell office:value-type="float" office:value="23.69843" calcext:value-type="float">
            <text:p>23.69843</text:p>
          </table:table-cell>
          <table:table-cell office:value-type="float" office:value="18.96051" calcext:value-type="float">
            <text:p>18.96051</text:p>
          </table:table-cell>
          <table:table-cell office:value-type="float" office:value="22.67651" calcext:value-type="float">
            <text:p>22.67651</text:p>
          </table:table-cell>
          <table:table-cell office:value-type="float" office:value="19.4827" calcext:value-type="float">
            <text:p>19.4827</text:p>
          </table:table-cell>
          <table:table-cell office:value-type="float" office:value="22.03668" calcext:value-type="float">
            <text:p>22.03668</text:p>
          </table:table-cell>
          <table:table-cell office:value-type="float" office:value="19.77151" calcext:value-type="float">
            <text:p>19.77151</text:p>
          </table:table-cell>
          <table:table-cell office:value-type="float" office:value="21.42902" calcext:value-type="float">
            <text:p>21.42902</text:p>
          </table:table-cell>
          <table:table-cell office:value-type="float" office:value="20.04391" calcext:value-type="float">
            <text:p>20.04391</text:p>
          </table:table-cell>
          <table:table-cell office:value-type="float" office:value="20.92923" calcext:value-type="float">
            <text:p>20.92923</text:p>
          </table:table-cell>
          <table:table-cell office:value-type="float" office:value="20.18445" calcext:value-type="float">
            <text:p>20.18445</text:p>
          </table:table-cell>
          <table:table-cell office:value-type="float" office:value="20.38586" calcext:value-type="float">
            <text:p>20.38586</text:p>
          </table:table-cell>
          <table:table-cell office:value-type="float" office:value="20.29706" calcext:value-type="float">
            <text:p>20.29706</text:p>
          </table:table-cell>
          <table:table-cell office:value-type="float" office:value="20.30768" calcext:value-type="float">
            <text:p>20.30768</text:p>
          </table:table-cell>
          <table:table-cell office:value-type="float" office:value="20.14627" calcext:value-type="float">
            <text:p>20.14627</text:p>
          </table:table-cell>
          <table:table-cell office:value-type="float" office:value="19.62897" calcext:value-type="float">
            <text:p>19.62897</text:p>
          </table:table-cell>
          <table:table-cell office:value-type="float" office:value="19.57556" calcext:value-type="float">
            <text:p>19.57556</text:p>
          </table:table-cell>
          <table:table-cell office:value-type="float" office:value="18.84509" calcext:value-type="float">
            <text:p>18.84509</text:p>
          </table:table-cell>
          <table:table-cell office:value-type="float" office:value="18.84244" calcext:value-type="float">
            <text:p>18.84244</text:p>
          </table:table-cell>
          <table:table-cell office:value-type="float" office:value="18.10141" calcext:value-type="float">
            <text:p>18.10141</text:p>
          </table:table-cell>
          <table:table-cell office:value-type="float" office:value="18.0834" calcext:value-type="float">
            <text:p>18.0834</text:p>
          </table:table-cell>
          <table:table-cell office:value-type="float" office:value="17.3414" calcext:value-type="float">
            <text:p>17.3414</text:p>
          </table:table-cell>
          <table:table-cell office:value-type="float" office:value="17.315" calcext:value-type="float">
            <text:p>17.315</text:p>
          </table:table-cell>
          <table:table-cell office:value-type="float" office:value="16.73856" calcext:value-type="float">
            <text:p>16.73856</text:p>
          </table:table-cell>
          <table:table-cell office:value-type="float" office:value="16.70932" calcext:value-type="float">
            <text:p>16.70932</text:p>
          </table:table-cell>
          <table:table-cell office:value-type="float" office:value="27.64703" calcext:value-type="float">
            <text:p>27.64703</text:p>
          </table:table-cell>
          <table:table-cell office:value-type="float" office:value="16.94604" calcext:value-type="float">
            <text:p>16.946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5" calcext:value-type="float">
            <text:p>8082005</text:p>
          </table:table-cell>
          <table:table-cell office:value-type="float" office:value="22.45796" calcext:value-type="float">
            <text:p>22.45796</text:p>
          </table:table-cell>
          <table:table-cell office:value-type="float" office:value="33.19" calcext:value-type="float">
            <text:p>33.19</text:p>
          </table:table-cell>
          <table:table-cell office:value-type="float" office:value="20.73" calcext:value-type="float">
            <text:p>20.73</text:p>
          </table:table-cell>
          <table:table-cell office:value-type="float" office:value="2.166622" calcext:value-type="float">
            <text:p>2.166622</text:p>
          </table:table-cell>
          <table:table-cell office:value-type="float" office:value="1.581358" calcext:value-type="float">
            <text:p>1.581358</text:p>
          </table:table-cell>
          <table:table-cell office:value-type="float" office:value="174.852" calcext:value-type="float">
            <text:p>174.852</text:p>
          </table:table-cell>
          <table:table-cell office:value-type="float" office:value="0" calcext:value-type="float">
            <text:p>0</text:p>
          </table:table-cell>
          <table:table-cell office:value-type="float" office:value="29.12878" calcext:value-type="float">
            <text:p>29.12878</text:p>
          </table:table-cell>
          <table:table-cell office:value-type="float" office:value="20.2005" calcext:value-type="float">
            <text:p>20.2005</text:p>
          </table:table-cell>
          <table:table-cell office:value-type="float" office:value="26.11319" calcext:value-type="float">
            <text:p>26.11319</text:p>
          </table:table-cell>
          <table:table-cell office:value-type="float" office:value="20.98923" calcext:value-type="float">
            <text:p>20.98923</text:p>
          </table:table-cell>
          <table:table-cell office:value-type="float" office:value="24.72961" calcext:value-type="float">
            <text:p>24.72961</text:p>
          </table:table-cell>
          <table:table-cell office:value-type="float" office:value="21.30746" calcext:value-type="float">
            <text:p>21.30746</text:p>
          </table:table-cell>
          <table:table-cell office:value-type="float" office:value="23.70889" calcext:value-type="float">
            <text:p>23.70889</text:p>
          </table:table-cell>
          <table:table-cell office:value-type="float" office:value="21.38547" calcext:value-type="float">
            <text:p>21.38547</text:p>
          </table:table-cell>
          <table:table-cell office:value-type="float" office:value="22.99829" calcext:value-type="float">
            <text:p>22.99829</text:p>
          </table:table-cell>
          <table:table-cell office:value-type="float" office:value="21.33936" calcext:value-type="float">
            <text:p>21.33936</text:p>
          </table:table-cell>
          <table:table-cell office:value-type="float" office:value="22.26266" calcext:value-type="float">
            <text:p>22.26266</text:p>
          </table:table-cell>
          <table:table-cell office:value-type="float" office:value="21.21591" calcext:value-type="float">
            <text:p>21.21591</text:p>
          </table:table-cell>
          <table:table-cell office:value-type="float" office:value="21.62012" calcext:value-type="float">
            <text:p>21.62012</text:p>
          </table:table-cell>
          <table:table-cell office:value-type="float" office:value="20.94104" calcext:value-type="float">
            <text:p>20.94104</text:p>
          </table:table-cell>
          <table:table-cell office:value-type="float" office:value="20.76538" calcext:value-type="float">
            <text:p>20.76538</text:p>
          </table:table-cell>
          <table:table-cell office:value-type="float" office:value="20.39078" calcext:value-type="float">
            <text:p>20.39078</text:p>
          </table:table-cell>
          <table:table-cell office:value-type="float" office:value="20.14532" calcext:value-type="float">
            <text:p>20.14532</text:p>
          </table:table-cell>
          <table:table-cell office:value-type="float" office:value="20.12723" calcext:value-type="float">
            <text:p>20.12723</text:p>
          </table:table-cell>
          <table:table-cell office:value-type="float" office:value="19.57492" calcext:value-type="float">
            <text:p>19.57492</text:p>
          </table:table-cell>
          <table:table-cell office:value-type="float" office:value="19.52603" calcext:value-type="float">
            <text:p>19.52603</text:p>
          </table:table-cell>
          <table:table-cell office:value-type="float" office:value="18.84238" calcext:value-type="float">
            <text:p>18.84238</text:p>
          </table:table-cell>
          <table:table-cell office:value-type="float" office:value="18.83093" calcext:value-type="float">
            <text:p>18.83093</text:p>
          </table:table-cell>
          <table:table-cell office:value-type="float" office:value="18.11496" calcext:value-type="float">
            <text:p>18.11496</text:p>
          </table:table-cell>
          <table:table-cell office:value-type="float" office:value="18.10153" calcext:value-type="float">
            <text:p>18.10153</text:p>
          </table:table-cell>
          <table:table-cell office:value-type="float" office:value="17.36606" calcext:value-type="float">
            <text:p>17.36606</text:p>
          </table:table-cell>
          <table:table-cell office:value-type="float" office:value="17.34167" calcext:value-type="float">
            <text:p>17.34167</text:p>
          </table:table-cell>
          <table:table-cell office:value-type="float" office:value="16.76657" calcext:value-type="float">
            <text:p>16.76657</text:p>
          </table:table-cell>
          <table:table-cell office:value-type="float" office:value="16.73889" calcext:value-type="float">
            <text:p>16.73889</text:p>
          </table:table-cell>
          <table:table-cell office:value-type="float" office:value="29.12878" calcext:value-type="float">
            <text:p>29.12878</text:p>
          </table:table-cell>
          <table:table-cell office:value-type="float" office:value="20.2005" calcext:value-type="float">
            <text:p>20.20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5" calcext:value-type="float">
            <text:p>9082005</text:p>
          </table:table-cell>
          <table:table-cell office:value-type="float" office:value="24.00538" calcext:value-type="float">
            <text:p>24.00538</text:p>
          </table:table-cell>
          <table:table-cell office:value-type="float" office:value="33.87" calcext:value-type="float">
            <text:p>33.87</text:p>
          </table:table-cell>
          <table:table-cell office:value-type="float" office:value="19.97" calcext:value-type="float">
            <text:p>19.97</text:p>
          </table:table-cell>
          <table:table-cell office:value-type="float" office:value="2.223348" calcext:value-type="float">
            <text:p>2.223348</text:p>
          </table:table-cell>
          <table:table-cell office:value-type="float" office:value="1.53863" calcext:value-type="float">
            <text:p>1.53863</text:p>
          </table:table-cell>
          <table:table-cell office:value-type="float" office:value="183.816" calcext:value-type="float">
            <text:p>183.816</text:p>
          </table:table-cell>
          <table:table-cell office:value-type="float" office:value="0" calcext:value-type="float">
            <text:p>0</text:p>
          </table:table-cell>
          <table:table-cell office:value-type="float" office:value="31.23331" calcext:value-type="float">
            <text:p>31.23331</text:p>
          </table:table-cell>
          <table:table-cell office:value-type="float" office:value="20.20184" calcext:value-type="float">
            <text:p>20.20184</text:p>
          </table:table-cell>
          <table:table-cell office:value-type="float" office:value="27.66742" calcext:value-type="float">
            <text:p>27.66742</text:p>
          </table:table-cell>
          <table:table-cell office:value-type="float" office:value="21.3009" calcext:value-type="float">
            <text:p>21.3009</text:p>
          </table:table-cell>
          <table:table-cell office:value-type="float" office:value="26.07193" calcext:value-type="float">
            <text:p>26.07193</text:p>
          </table:table-cell>
          <table:table-cell office:value-type="float" office:value="21.73203" calcext:value-type="float">
            <text:p>21.73203</text:p>
          </table:table-cell>
          <table:table-cell office:value-type="float" office:value="24.72781" calcext:value-type="float">
            <text:p>24.72781</text:p>
          </table:table-cell>
          <table:table-cell office:value-type="float" office:value="21.89923" calcext:value-type="float">
            <text:p>21.89923</text:p>
          </table:table-cell>
          <table:table-cell office:value-type="float" office:value="23.84741" calcext:value-type="float">
            <text:p>23.84741</text:p>
          </table:table-cell>
          <table:table-cell office:value-type="float" office:value="21.88974" calcext:value-type="float">
            <text:p>21.88974</text:p>
          </table:table-cell>
          <table:table-cell office:value-type="float" office:value="22.97058" calcext:value-type="float">
            <text:p>22.97058</text:p>
          </table:table-cell>
          <table:table-cell office:value-type="float" office:value="21.77374" calcext:value-type="float">
            <text:p>21.77374</text:p>
          </table:table-cell>
          <table:table-cell office:value-type="float" office:value="22.18613" calcext:value-type="float">
            <text:p>22.18613</text:p>
          </table:table-cell>
          <table:table-cell office:value-type="float" office:value="21.47815" calcext:value-type="float">
            <text:p>21.47815</text:p>
          </table:table-cell>
          <table:table-cell office:value-type="float" office:value="21.13837" calcext:value-type="float">
            <text:p>21.13837</text:p>
          </table:table-cell>
          <table:table-cell office:value-type="float" office:value="20.77145" calcext:value-type="float">
            <text:p>20.77145</text:p>
          </table:table-cell>
          <table:table-cell office:value-type="float" office:value="20.24908" calcext:value-type="float">
            <text:p>20.24908</text:p>
          </table:table-cell>
          <table:table-cell office:value-type="float" office:value="20.14108" calcext:value-type="float">
            <text:p>20.14108</text:p>
          </table:table-cell>
          <table:table-cell office:value-type="float" office:value="19.52567" calcext:value-type="float">
            <text:p>19.52567</text:p>
          </table:table-cell>
          <table:table-cell office:value-type="float" office:value="19.51019" calcext:value-type="float">
            <text:p>19.51019</text:p>
          </table:table-cell>
          <table:table-cell office:value-type="float" office:value="18.83078" calcext:value-type="float">
            <text:p>18.83078</text:p>
          </table:table-cell>
          <table:table-cell office:value-type="float" office:value="18.82019" calcext:value-type="float">
            <text:p>18.82019</text:p>
          </table:table-cell>
          <table:table-cell office:value-type="float" office:value="18.12473" calcext:value-type="float">
            <text:p>18.12473</text:p>
          </table:table-cell>
          <table:table-cell office:value-type="float" office:value="18.11508" calcext:value-type="float">
            <text:p>18.11508</text:p>
          </table:table-cell>
          <table:table-cell office:value-type="float" office:value="17.38864" calcext:value-type="float">
            <text:p>17.38864</text:p>
          </table:table-cell>
          <table:table-cell office:value-type="float" office:value="17.36633" calcext:value-type="float">
            <text:p>17.36633</text:p>
          </table:table-cell>
          <table:table-cell office:value-type="float" office:value="16.79303" calcext:value-type="float">
            <text:p>16.79303</text:p>
          </table:table-cell>
          <table:table-cell office:value-type="float" office:value="16.76685" calcext:value-type="float">
            <text:p>16.76685</text:p>
          </table:table-cell>
          <table:table-cell office:value-type="float" office:value="31.23334" calcext:value-type="float">
            <text:p>31.23334</text:p>
          </table:table-cell>
          <table:table-cell office:value-type="float" office:value="20.20184" calcext:value-type="float">
            <text:p>20.201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5" calcext:value-type="float">
            <text:p>10082005</text:p>
          </table:table-cell>
          <table:table-cell office:value-type="float" office:value="20.4516" calcext:value-type="float">
            <text:p>20.4516</text:p>
          </table:table-cell>
          <table:table-cell office:value-type="float" office:value="31.11" calcext:value-type="float">
            <text:p>31.11</text:p>
          </table:table-cell>
          <table:table-cell office:value-type="float" office:value="20.41" calcext:value-type="float">
            <text:p>20.41</text:p>
          </table:table-cell>
          <table:table-cell office:value-type="float" office:value="2.242662" calcext:value-type="float">
            <text:p>2.242662</text:p>
          </table:table-cell>
          <table:table-cell office:value-type="float" office:value="1.921386" calcext:value-type="float">
            <text:p>1.921386</text:p>
          </table:table-cell>
          <table:table-cell office:value-type="float" office:value="203.436" calcext:value-type="float">
            <text:p>203.436</text:p>
          </table:table-cell>
          <table:table-cell office:value-type="float" office:value="28.6" calcext:value-type="float">
            <text:p>28.6</text:p>
          </table:table-cell>
          <table:table-cell office:value-type="float" office:value="28.87677" calcext:value-type="float">
            <text:p>28.87677</text:p>
          </table:table-cell>
          <table:table-cell office:value-type="float" office:value="20.4454" calcext:value-type="float">
            <text:p>20.4454</text:p>
          </table:table-cell>
          <table:table-cell office:value-type="float" office:value="26.44492" calcext:value-type="float">
            <text:p>26.44492</text:p>
          </table:table-cell>
          <table:table-cell office:value-type="float" office:value="21.16" calcext:value-type="float">
            <text:p>21.16</text:p>
          </table:table-cell>
          <table:table-cell office:value-type="float" office:value="25.20016" calcext:value-type="float">
            <text:p>25.20016</text:p>
          </table:table-cell>
          <table:table-cell office:value-type="float" office:value="21.86038" calcext:value-type="float">
            <text:p>21.86038</text:p>
          </table:table-cell>
          <table:table-cell office:value-type="float" office:value="24.24313" calcext:value-type="float">
            <text:p>24.24313</text:p>
          </table:table-cell>
          <table:table-cell office:value-type="float" office:value="22.39087" calcext:value-type="float">
            <text:p>22.39087</text:p>
          </table:table-cell>
          <table:table-cell office:value-type="float" office:value="23.67041" calcext:value-type="float">
            <text:p>23.67041</text:p>
          </table:table-cell>
          <table:table-cell office:value-type="float" office:value="22.55045" calcext:value-type="float">
            <text:p>22.55045</text:p>
          </table:table-cell>
          <table:table-cell office:value-type="float" office:value="22.97278" calcext:value-type="float">
            <text:p>22.97278</text:p>
          </table:table-cell>
          <table:table-cell office:value-type="float" office:value="22.41061" calcext:value-type="float">
            <text:p>22.41061</text:p>
          </table:table-cell>
          <table:table-cell office:value-type="float" office:value="22.29489" calcext:value-type="float">
            <text:p>22.29489</text:p>
          </table:table-cell>
          <table:table-cell office:value-type="float" office:value="22.0267" calcext:value-type="float">
            <text:p>22.0267</text:p>
          </table:table-cell>
          <table:table-cell office:value-type="float" office:value="21.47171" calcext:value-type="float">
            <text:p>21.47171</text:p>
          </table:table-cell>
          <table:table-cell office:value-type="float" office:value="21.14499" calcext:value-type="float">
            <text:p>21.14499</text:p>
          </table:table-cell>
          <table:table-cell office:value-type="float" office:value="20.41986" calcext:value-type="float">
            <text:p>20.41986</text:p>
          </table:table-cell>
          <table:table-cell office:value-type="float" office:value="20.25058" calcext:value-type="float">
            <text:p>20.25058</text:p>
          </table:table-cell>
          <table:table-cell office:value-type="float" office:value="19.53223" calcext:value-type="float">
            <text:p>19.53223</text:p>
          </table:table-cell>
          <table:table-cell office:value-type="float" office:value="19.51025" calcext:value-type="float">
            <text:p>19.51025</text:p>
          </table:table-cell>
          <table:table-cell office:value-type="float" office:value="18.82019" calcext:value-type="float">
            <text:p>18.82019</text:p>
          </table:table-cell>
          <table:table-cell office:value-type="float" office:value="18.81836" calcext:value-type="float">
            <text:p>18.81836</text:p>
          </table:table-cell>
          <table:table-cell office:value-type="float" office:value="18.13361" calcext:value-type="float">
            <text:p>18.13361</text:p>
          </table:table-cell>
          <table:table-cell office:value-type="float" office:value="18.12485" calcext:value-type="float">
            <text:p>18.12485</text:p>
          </table:table-cell>
          <table:table-cell office:value-type="float" office:value="17.40866" calcext:value-type="float">
            <text:p>17.40866</text:p>
          </table:table-cell>
          <table:table-cell office:value-type="float" office:value="17.38885" calcext:value-type="float">
            <text:p>17.38885</text:p>
          </table:table-cell>
          <table:table-cell office:value-type="float" office:value="16.81787" calcext:value-type="float">
            <text:p>16.81787</text:p>
          </table:table-cell>
          <table:table-cell office:value-type="float" office:value="16.7933" calcext:value-type="float">
            <text:p>16.7933</text:p>
          </table:table-cell>
          <table:table-cell office:value-type="float" office:value="28.87677" calcext:value-type="float">
            <text:p>28.87677</text:p>
          </table:table-cell>
          <table:table-cell office:value-type="float" office:value="20.2294" calcext:value-type="float">
            <text:p>20.22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5" calcext:value-type="float">
            <text:p>11082005</text:p>
          </table:table-cell>
          <table:table-cell office:value-type="float" office:value="12.35916" calcext:value-type="float">
            <text:p>12.35916</text:p>
          </table:table-cell>
          <table:table-cell office:value-type="float" office:value="30.76" calcext:value-type="float">
            <text:p>30.76</text:p>
          </table:table-cell>
          <table:table-cell office:value-type="float" office:value="20.31" calcext:value-type="float">
            <text:p>20.31</text:p>
          </table:table-cell>
          <table:table-cell office:value-type="float" office:value="2.422888" calcext:value-type="float">
            <text:p>2.422888</text:p>
          </table:table-cell>
          <table:table-cell office:value-type="float" office:value="1.966673" calcext:value-type="float">
            <text:p>1.966673</text:p>
          </table:table-cell>
          <table:table-cell office:value-type="float" office:value="166.968" calcext:value-type="float">
            <text:p>166.968</text:p>
          </table:table-cell>
          <table:table-cell office:value-type="float" office:value="0.5" calcext:value-type="float">
            <text:p>0.5</text:p>
          </table:table-cell>
          <table:table-cell office:value-type="float" office:value="25.52362" calcext:value-type="float">
            <text:p>25.52362</text:p>
          </table:table-cell>
          <table:table-cell office:value-type="float" office:value="19.55533" calcext:value-type="float">
            <text:p>19.55533</text:p>
          </table:table-cell>
          <table:table-cell office:value-type="float" office:value="23.8703" calcext:value-type="float">
            <text:p>23.8703</text:p>
          </table:table-cell>
          <table:table-cell office:value-type="float" office:value="20.27539" calcext:value-type="float">
            <text:p>20.27539</text:p>
          </table:table-cell>
          <table:table-cell office:value-type="float" office:value="23.0712" calcext:value-type="float">
            <text:p>23.0712</text:p>
          </table:table-cell>
          <table:table-cell office:value-type="float" office:value="20.85086" calcext:value-type="float">
            <text:p>20.85086</text:p>
          </table:table-cell>
          <table:table-cell office:value-type="float" office:value="22.63062" calcext:value-type="float">
            <text:p>22.63062</text:p>
          </table:table-cell>
          <table:table-cell office:value-type="float" office:value="21.28702" calcext:value-type="float">
            <text:p>21.28702</text:p>
          </table:table-cell>
          <table:table-cell office:value-type="float" office:value="22.50613" calcext:value-type="float">
            <text:p>22.50613</text:p>
          </table:table-cell>
          <table:table-cell office:value-type="float" office:value="21.49966" calcext:value-type="float">
            <text:p>21.49966</text:p>
          </table:table-cell>
          <table:table-cell office:value-type="float" office:value="22.57059" calcext:value-type="float">
            <text:p>22.57059</text:p>
          </table:table-cell>
          <table:table-cell office:value-type="float" office:value="21.62762" calcext:value-type="float">
            <text:p>21.62762</text:p>
          </table:table-cell>
          <table:table-cell office:value-type="float" office:value="22.23502" calcext:value-type="float">
            <text:p>22.23502</text:p>
          </table:table-cell>
          <table:table-cell office:value-type="float" office:value="21.57541" calcext:value-type="float">
            <text:p>21.57541</text:p>
          </table:table-cell>
          <table:table-cell office:value-type="float" office:value="21.49014" calcext:value-type="float">
            <text:p>21.49014</text:p>
          </table:table-cell>
          <table:table-cell office:value-type="float" office:value="21.32025" calcext:value-type="float">
            <text:p>21.32025</text:p>
          </table:table-cell>
          <table:table-cell office:value-type="float" office:value="20.51825" calcext:value-type="float">
            <text:p>20.51825</text:p>
          </table:table-cell>
          <table:table-cell office:value-type="float" office:value="20.42163" calcext:value-type="float">
            <text:p>20.42163</text:p>
          </table:table-cell>
          <table:table-cell office:value-type="float" office:value="19.57751" calcext:value-type="float">
            <text:p>19.57751</text:p>
          </table:table-cell>
          <table:table-cell office:value-type="float" office:value="19.53262" calcext:value-type="float">
            <text:p>19.53262</text:p>
          </table:table-cell>
          <table:table-cell office:value-type="float" office:value="18.83398" calcext:value-type="float">
            <text:p>18.83398</text:p>
          </table:table-cell>
          <table:table-cell office:value-type="float" office:value="18.82025" calcext:value-type="float">
            <text:p>18.82025</text:p>
          </table:table-cell>
          <table:table-cell office:value-type="float" office:value="18.14444" calcext:value-type="float">
            <text:p>18.14444</text:p>
          </table:table-cell>
          <table:table-cell office:value-type="float" office:value="18.1337" calcext:value-type="float">
            <text:p>18.1337</text:p>
          </table:table-cell>
          <table:table-cell office:value-type="float" office:value="17.42783" calcext:value-type="float">
            <text:p>17.42783</text:p>
          </table:table-cell>
          <table:table-cell office:value-type="float" office:value="17.40884" calcext:value-type="float">
            <text:p>17.40884</text:p>
          </table:table-cell>
          <table:table-cell office:value-type="float" office:value="16.84103" calcext:value-type="float">
            <text:p>16.84103</text:p>
          </table:table-cell>
          <table:table-cell office:value-type="float" office:value="16.81812" calcext:value-type="float">
            <text:p>16.81812</text:p>
          </table:table-cell>
          <table:table-cell office:value-type="float" office:value="25.52362" calcext:value-type="float">
            <text:p>25.52362</text:p>
          </table:table-cell>
          <table:table-cell office:value-type="float" office:value="19.55536" calcext:value-type="float">
            <text:p>19.555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5" calcext:value-type="float">
            <text:p>12082005</text:p>
          </table:table-cell>
          <table:table-cell office:value-type="float" office:value="7.21728" calcext:value-type="float">
            <text:p>7.21728</text:p>
          </table:table-cell>
          <table:table-cell office:value-type="float" office:value="25.16" calcext:value-type="float">
            <text:p>25.16</text:p>
          </table:table-cell>
          <table:table-cell office:value-type="float" office:value="19.83" calcext:value-type="float">
            <text:p>19.83</text:p>
          </table:table-cell>
          <table:table-cell office:value-type="float" office:value="2.394747" calcext:value-type="float">
            <text:p>2.394747</text:p>
          </table:table-cell>
          <table:table-cell office:value-type="float" office:value="1.922186" calcext:value-type="float">
            <text:p>1.922186</text:p>
          </table:table-cell>
          <table:table-cell office:value-type="float" office:value="128.916" calcext:value-type="float">
            <text:p>128.916</text:p>
          </table:table-cell>
          <table:table-cell office:value-type="float" office:value="0.2" calcext:value-type="float">
            <text:p>0.2</text:p>
          </table:table-cell>
          <table:table-cell office:value-type="float" office:value="22.94144" calcext:value-type="float">
            <text:p>22.94144</text:p>
          </table:table-cell>
          <table:table-cell office:value-type="float" office:value="18.85602" calcext:value-type="float">
            <text:p>18.85602</text:p>
          </table:table-cell>
          <table:table-cell office:value-type="float" office:value="22.20157" calcext:value-type="float">
            <text:p>22.20157</text:p>
          </table:table-cell>
          <table:table-cell office:value-type="float" office:value="19.80127" calcext:value-type="float">
            <text:p>19.80127</text:p>
          </table:table-cell>
          <table:table-cell office:value-type="float" office:value="21.91876" calcext:value-type="float">
            <text:p>21.91876</text:p>
          </table:table-cell>
          <table:table-cell office:value-type="float" office:value="20.44931" calcext:value-type="float">
            <text:p>20.44931</text:p>
          </table:table-cell>
          <table:table-cell office:value-type="float" office:value="22.12155" calcext:value-type="float">
            <text:p>22.12155</text:p>
          </table:table-cell>
          <table:table-cell office:value-type="float" office:value="20.92383" calcext:value-type="float">
            <text:p>20.92383</text:p>
          </table:table-cell>
          <table:table-cell office:value-type="float" office:value="22.09229" calcext:value-type="float">
            <text:p>22.09229</text:p>
          </table:table-cell>
          <table:table-cell office:value-type="float" office:value="21.12921" calcext:value-type="float">
            <text:p>21.12921</text:p>
          </table:table-cell>
          <table:table-cell office:value-type="float" office:value="21.9722" calcext:value-type="float">
            <text:p>21.9722</text:p>
          </table:table-cell>
          <table:table-cell office:value-type="float" office:value="21.29327" calcext:value-type="float">
            <text:p>21.29327</text:p>
          </table:table-cell>
          <table:table-cell office:value-type="float" office:value="21.72656" calcext:value-type="float">
            <text:p>21.72656</text:p>
          </table:table-cell>
          <table:table-cell office:value-type="float" office:value="21.27399" calcext:value-type="float">
            <text:p>21.27399</text:p>
          </table:table-cell>
          <table:table-cell office:value-type="float" office:value="21.31989" calcext:value-type="float">
            <text:p>21.31989</text:p>
          </table:table-cell>
          <table:table-cell office:value-type="float" office:value="21.11908" calcext:value-type="float">
            <text:p>21.11908</text:p>
          </table:table-cell>
          <table:table-cell office:value-type="float" office:value="20.52921" calcext:value-type="float">
            <text:p>20.52921</text:p>
          </table:table-cell>
          <table:table-cell office:value-type="float" office:value="20.51584" calcext:value-type="float">
            <text:p>20.51584</text:p>
          </table:table-cell>
          <table:table-cell office:value-type="float" office:value="19.6152" calcext:value-type="float">
            <text:p>19.6152</text:p>
          </table:table-cell>
          <table:table-cell office:value-type="float" office:value="19.57797" calcext:value-type="float">
            <text:p>19.57797</text:p>
          </table:table-cell>
          <table:table-cell office:value-type="float" office:value="18.85602" calcext:value-type="float">
            <text:p>18.85602</text:p>
          </table:table-cell>
          <table:table-cell office:value-type="float" office:value="18.83417" calcext:value-type="float">
            <text:p>18.83417</text:p>
          </table:table-cell>
          <table:table-cell office:value-type="float" office:value="18.15924" calcext:value-type="float">
            <text:p>18.15924</text:p>
          </table:table-cell>
          <table:table-cell office:value-type="float" office:value="18.14459" calcext:value-type="float">
            <text:p>18.14459</text:p>
          </table:table-cell>
          <table:table-cell office:value-type="float" office:value="17.44611" calcext:value-type="float">
            <text:p>17.44611</text:p>
          </table:table-cell>
          <table:table-cell office:value-type="float" office:value="17.42801" calcext:value-type="float">
            <text:p>17.42801</text:p>
          </table:table-cell>
          <table:table-cell office:value-type="float" office:value="16.86224" calcext:value-type="float">
            <text:p>16.86224</text:p>
          </table:table-cell>
          <table:table-cell office:value-type="float" office:value="16.84128" calcext:value-type="float">
            <text:p>16.84128</text:p>
          </table:table-cell>
          <table:table-cell office:value-type="float" office:value="22.94144" calcext:value-type="float">
            <text:p>22.94144</text:p>
          </table:table-cell>
          <table:table-cell office:value-type="float" office:value="18.89478" calcext:value-type="float">
            <text:p>18.894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5" calcext:value-type="float">
            <text:p>13082005</text:p>
          </table:table-cell>
          <table:table-cell office:value-type="float" office:value="13.74444" calcext:value-type="float">
            <text:p>13.74444</text:p>
          </table:table-cell>
          <table:table-cell office:value-type="float" office:value="23.54" calcext:value-type="float">
            <text:p>23.54</text:p>
          </table:table-cell>
          <table:table-cell office:value-type="float" office:value="15.7" calcext:value-type="float">
            <text:p>15.7</text:p>
          </table:table-cell>
          <table:table-cell office:value-type="float" office:value="1.904744" calcext:value-type="float">
            <text:p>1.904744</text:p>
          </table:table-cell>
          <table:table-cell office:value-type="float" office:value="1.395265" calcext:value-type="float">
            <text:p>1.395265</text:p>
          </table:table-cell>
          <table:table-cell office:value-type="float" office:value="195.12" calcext:value-type="float">
            <text:p>195.12</text:p>
          </table:table-cell>
          <table:table-cell office:value-type="float" office:value="0.3" calcext:value-type="float">
            <text:p>0.3</text:p>
          </table:table-cell>
          <table:table-cell office:value-type="float" office:value="20.93033" calcext:value-type="float">
            <text:p>20.93033</text:p>
          </table:table-cell>
          <table:table-cell office:value-type="float" office:value="15.93695" calcext:value-type="float">
            <text:p>15.93695</text:p>
          </table:table-cell>
          <table:table-cell office:value-type="float" office:value="20.38971" calcext:value-type="float">
            <text:p>20.38971</text:p>
          </table:table-cell>
          <table:table-cell office:value-type="float" office:value="17.61984" calcext:value-type="float">
            <text:p>17.61984</text:p>
          </table:table-cell>
          <table:table-cell office:value-type="float" office:value="20.40353" calcext:value-type="float">
            <text:p>20.40353</text:p>
          </table:table-cell>
          <table:table-cell office:value-type="float" office:value="18.67499" calcext:value-type="float">
            <text:p>18.67499</text:p>
          </table:table-cell>
          <table:table-cell office:value-type="float" office:value="20.88693" calcext:value-type="float">
            <text:p>20.88693</text:p>
          </table:table-cell>
          <table:table-cell office:value-type="float" office:value="19.48727" calcext:value-type="float">
            <text:p>19.48727</text:p>
          </table:table-cell>
          <table:table-cell office:value-type="float" office:value="21.10269" calcext:value-type="float">
            <text:p>21.10269</text:p>
          </table:table-cell>
          <table:table-cell office:value-type="float" office:value="19.9202" calcext:value-type="float">
            <text:p>19.9202</text:p>
          </table:table-cell>
          <table:table-cell office:value-type="float" office:value="21.27985" calcext:value-type="float">
            <text:p>21.27985</text:p>
          </table:table-cell>
          <table:table-cell office:value-type="float" office:value="20.34769" calcext:value-type="float">
            <text:p>20.34769</text:p>
          </table:table-cell>
          <table:table-cell office:value-type="float" office:value="21.26807" calcext:value-type="float">
            <text:p>21.26807</text:p>
          </table:table-cell>
          <table:table-cell office:value-type="float" office:value="20.56689" calcext:value-type="float">
            <text:p>20.56689</text:p>
          </table:table-cell>
          <table:table-cell office:value-type="float" office:value="21.117" calcext:value-type="float">
            <text:p>21.117</text:p>
          </table:table-cell>
          <table:table-cell office:value-type="float" office:value="20.73599" calcext:value-type="float">
            <text:p>20.73599</text:p>
          </table:table-cell>
          <table:table-cell office:value-type="float" office:value="20.51541" calcext:value-type="float">
            <text:p>20.51541</text:p>
          </table:table-cell>
          <table:table-cell office:value-type="float" office:value="20.42502" calcext:value-type="float">
            <text:p>20.42502</text:p>
          </table:table-cell>
          <table:table-cell office:value-type="float" office:value="19.63019" calcext:value-type="float">
            <text:p>19.63019</text:p>
          </table:table-cell>
          <table:table-cell office:value-type="float" office:value="19.61545" calcext:value-type="float">
            <text:p>19.61545</text:p>
          </table:table-cell>
          <table:table-cell office:value-type="float" office:value="18.87735" calcext:value-type="float">
            <text:p>18.87735</text:p>
          </table:table-cell>
          <table:table-cell office:value-type="float" office:value="18.85623" calcext:value-type="float">
            <text:p>18.85623</text:p>
          </table:table-cell>
          <table:table-cell office:value-type="float" office:value="18.1763" calcext:value-type="float">
            <text:p>18.1763</text:p>
          </table:table-cell>
          <table:table-cell office:value-type="float" office:value="18.15942" calcext:value-type="float">
            <text:p>18.15942</text:p>
          </table:table-cell>
          <table:table-cell office:value-type="float" office:value="17.46442" calcext:value-type="float">
            <text:p>17.46442</text:p>
          </table:table-cell>
          <table:table-cell office:value-type="float" office:value="17.44629" calcext:value-type="float">
            <text:p>17.44629</text:p>
          </table:table-cell>
          <table:table-cell office:value-type="float" office:value="16.88272" calcext:value-type="float">
            <text:p>16.88272</text:p>
          </table:table-cell>
          <table:table-cell office:value-type="float" office:value="16.86246" calcext:value-type="float">
            <text:p>16.86246</text:p>
          </table:table-cell>
          <table:table-cell office:value-type="float" office:value="20.93033" calcext:value-type="float">
            <text:p>20.93033</text:p>
          </table:table-cell>
          <table:table-cell office:value-type="float" office:value="16.03421" calcext:value-type="float">
            <text:p>16.034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5" calcext:value-type="float">
            <text:p>14082005</text:p>
          </table:table-cell>
          <table:table-cell office:value-type="float" office:value="25.70683" calcext:value-type="float">
            <text:p>25.70683</text:p>
          </table:table-cell>
          <table:table-cell office:value-type="float" office:value="25.3" calcext:value-type="float">
            <text:p>25.3</text:p>
          </table:table-cell>
          <table:table-cell office:value-type="float" office:value="13.04" calcext:value-type="float">
            <text:p>13.04</text:p>
          </table:table-cell>
          <table:table-cell office:value-type="float" office:value="1.488645" calcext:value-type="float">
            <text:p>1.488645</text:p>
          </table:table-cell>
          <table:table-cell office:value-type="float" office:value="1.17441" calcext:value-type="float">
            <text:p>1.17441</text:p>
          </table:table-cell>
          <table:table-cell office:value-type="float" office:value="183.528" calcext:value-type="float">
            <text:p>183.528</text:p>
          </table:table-cell>
          <table:table-cell office:value-type="float" office:value="0" calcext:value-type="float">
            <text:p>0</text:p>
          </table:table-cell>
          <table:table-cell office:value-type="float" office:value="22.6601" calcext:value-type="float">
            <text:p>22.6601</text:p>
          </table:table-cell>
          <table:table-cell office:value-type="float" office:value="13.68124" calcext:value-type="float">
            <text:p>13.68124</text:p>
          </table:table-cell>
          <table:table-cell office:value-type="float" office:value="20.80881" calcext:value-type="float">
            <text:p>20.80881</text:p>
          </table:table-cell>
          <table:table-cell office:value-type="float" office:value="15.67517" calcext:value-type="float">
            <text:p>15.67517</text:p>
          </table:table-cell>
          <table:table-cell office:value-type="float" office:value="20.31555" calcext:value-type="float">
            <text:p>20.31555</text:p>
          </table:table-cell>
          <table:table-cell office:value-type="float" office:value="16.92065" calcext:value-type="float">
            <text:p>16.92065</text:p>
          </table:table-cell>
          <table:table-cell office:value-type="float" office:value="20.07123" calcext:value-type="float">
            <text:p>20.07123</text:p>
          </table:table-cell>
          <table:table-cell office:value-type="float" office:value="17.9985" calcext:value-type="float">
            <text:p>17.9985</text:p>
          </table:table-cell>
          <table:table-cell office:value-type="float" office:value="19.96555" calcext:value-type="float">
            <text:p>19.96555</text:p>
          </table:table-cell>
          <table:table-cell office:value-type="float" office:value="18.67926" calcext:value-type="float">
            <text:p>18.67926</text:p>
          </table:table-cell>
          <table:table-cell office:value-type="float" office:value="20.33029" calcext:value-type="float">
            <text:p>20.33029</text:p>
          </table:table-cell>
          <table:table-cell office:value-type="float" office:value="19.33978" calcext:value-type="float">
            <text:p>19.33978</text:p>
          </table:table-cell>
          <table:table-cell office:value-type="float" office:value="20.55817" calcext:value-type="float">
            <text:p>20.55817</text:p>
          </table:table-cell>
          <table:table-cell office:value-type="float" office:value="19.80283" calcext:value-type="float">
            <text:p>19.80283</text:p>
          </table:table-cell>
          <table:table-cell office:value-type="float" office:value="20.73193" calcext:value-type="float">
            <text:p>20.73193</text:p>
          </table:table-cell>
          <table:table-cell office:value-type="float" office:value="20.21356" calcext:value-type="float">
            <text:p>20.21356</text:p>
          </table:table-cell>
          <table:table-cell office:value-type="float" office:value="20.42358" calcext:value-type="float">
            <text:p>20.42358</text:p>
          </table:table-cell>
          <table:table-cell office:value-type="float" office:value="20.22723" calcext:value-type="float">
            <text:p>20.22723</text:p>
          </table:table-cell>
          <table:table-cell office:value-type="float" office:value="19.63016" calcext:value-type="float">
            <text:p>19.63016</text:p>
          </table:table-cell>
          <table:table-cell office:value-type="float" office:value="19.60986" calcext:value-type="float">
            <text:p>19.60986</text:p>
          </table:table-cell>
          <table:table-cell office:value-type="float" office:value="18.89026" calcext:value-type="float">
            <text:p>18.89026</text:p>
          </table:table-cell>
          <table:table-cell office:value-type="float" office:value="18.87753" calcext:value-type="float">
            <text:p>18.87753</text:p>
          </table:table-cell>
          <table:table-cell office:value-type="float" office:value="18.1936" calcext:value-type="float">
            <text:p>18.1936</text:p>
          </table:table-cell>
          <table:table-cell office:value-type="float" office:value="18.17648" calcext:value-type="float">
            <text:p>18.17648</text:p>
          </table:table-cell>
          <table:table-cell office:value-type="float" office:value="17.48325" calcext:value-type="float">
            <text:p>17.48325</text:p>
          </table:table-cell>
          <table:table-cell office:value-type="float" office:value="17.4646" calcext:value-type="float">
            <text:p>17.4646</text:p>
          </table:table-cell>
          <table:table-cell office:value-type="float" office:value="16.90176" calcext:value-type="float">
            <text:p>16.90176</text:p>
          </table:table-cell>
          <table:table-cell office:value-type="float" office:value="16.88293" calcext:value-type="float">
            <text:p>16.88293</text:p>
          </table:table-cell>
          <table:table-cell office:value-type="float" office:value="22.6601" calcext:value-type="float">
            <text:p>22.6601</text:p>
          </table:table-cell>
          <table:table-cell office:value-type="float" office:value="13.68124" calcext:value-type="float">
            <text:p>13.681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5" calcext:value-type="float">
            <text:p>15082005</text:p>
          </table:table-cell>
          <table:table-cell office:value-type="float" office:value="25.65333" calcext:value-type="float">
            <text:p>25.65333</text:p>
          </table:table-cell>
          <table:table-cell office:value-type="float" office:value="28.9" calcext:value-type="float">
            <text:p>28.9</text:p>
          </table:table-cell>
          <table:table-cell office:value-type="float" office:value="13.04" calcext:value-type="float">
            <text:p>13.04</text:p>
          </table:table-cell>
          <table:table-cell office:value-type="float" office:value="1.739884" calcext:value-type="float">
            <text:p>1.739884</text:p>
          </table:table-cell>
          <table:table-cell office:value-type="float" office:value="1.318141" calcext:value-type="float">
            <text:p>1.318141</text:p>
          </table:table-cell>
          <table:table-cell office:value-type="float" office:value="112.176" calcext:value-type="float">
            <text:p>112.176</text:p>
          </table:table-cell>
          <table:table-cell office:value-type="float" office:value="0" calcext:value-type="float">
            <text:p>0</text:p>
          </table:table-cell>
          <table:table-cell office:value-type="float" office:value="25.08115" calcext:value-type="float">
            <text:p>25.08115</text:p>
          </table:table-cell>
          <table:table-cell office:value-type="float" office:value="14.0144" calcext:value-type="float">
            <text:p>14.0144</text:p>
          </table:table-cell>
          <table:table-cell office:value-type="float" office:value="23.04996" calcext:value-type="float">
            <text:p>23.04996</text:p>
          </table:table-cell>
          <table:table-cell office:value-type="float" office:value="15.99069" calcext:value-type="float">
            <text:p>15.99069</text:p>
          </table:table-cell>
          <table:table-cell office:value-type="float" office:value="22.05191" calcext:value-type="float">
            <text:p>22.05191</text:p>
          </table:table-cell>
          <table:table-cell office:value-type="float" office:value="17.13779" calcext:value-type="float">
            <text:p>17.13779</text:p>
          </table:table-cell>
          <table:table-cell office:value-type="float" office:value="21.26004" calcext:value-type="float">
            <text:p>21.26004</text:p>
          </table:table-cell>
          <table:table-cell office:value-type="float" office:value="18.05853" calcext:value-type="float">
            <text:p>18.05853</text:p>
          </table:table-cell>
          <table:table-cell office:value-type="float" office:value="20.79276" calcext:value-type="float">
            <text:p>20.79276</text:p>
          </table:table-cell>
          <table:table-cell office:value-type="float" office:value="18.62598" calcext:value-type="float">
            <text:p>18.62598</text:p>
          </table:table-cell>
          <table:table-cell office:value-type="float" office:value="20.40607" calcext:value-type="float">
            <text:p>20.40607</text:p>
          </table:table-cell>
          <table:table-cell office:value-type="float" office:value="19.18756" calcext:value-type="float">
            <text:p>19.18756</text:p>
          </table:table-cell>
          <table:table-cell office:value-type="float" office:value="20.18964" calcext:value-type="float">
            <text:p>20.18964</text:p>
          </table:table-cell>
          <table:table-cell office:value-type="float" office:value="19.56363" calcext:value-type="float">
            <text:p>19.56363</text:p>
          </table:table-cell>
          <table:table-cell office:value-type="float" office:value="20.21136" calcext:value-type="float">
            <text:p>20.21136</text:p>
          </table:table-cell>
          <table:table-cell office:value-type="float" office:value="19.95551" calcext:value-type="float">
            <text:p>19.95551</text:p>
          </table:table-cell>
          <table:table-cell office:value-type="float" office:value="20.22488" calcext:value-type="float">
            <text:p>20.22488</text:p>
          </table:table-cell>
          <table:table-cell office:value-type="float" office:value="20.00986" calcext:value-type="float">
            <text:p>20.00986</text:p>
          </table:table-cell>
          <table:table-cell office:value-type="float" office:value="19.60944" calcext:value-type="float">
            <text:p>19.60944</text:p>
          </table:table-cell>
          <table:table-cell office:value-type="float" office:value="19.55139" calcext:value-type="float">
            <text:p>19.55139</text:p>
          </table:table-cell>
          <table:table-cell office:value-type="float" office:value="18.89127" calcext:value-type="float">
            <text:p>18.89127</text:p>
          </table:table-cell>
          <table:table-cell office:value-type="float" office:value="18.88782" calcext:value-type="float">
            <text:p>18.88782</text:p>
          </table:table-cell>
          <table:table-cell office:value-type="float" office:value="18.2085" calcext:value-type="float">
            <text:p>18.2085</text:p>
          </table:table-cell>
          <table:table-cell office:value-type="float" office:value="18.19379" calcext:value-type="float">
            <text:p>18.19379</text:p>
          </table:table-cell>
          <table:table-cell office:value-type="float" office:value="17.50101" calcext:value-type="float">
            <text:p>17.50101</text:p>
          </table:table-cell>
          <table:table-cell office:value-type="float" office:value="17.48346" calcext:value-type="float">
            <text:p>17.48346</text:p>
          </table:table-cell>
          <table:table-cell office:value-type="float" office:value="16.92017" calcext:value-type="float">
            <text:p>16.92017</text:p>
          </table:table-cell>
          <table:table-cell office:value-type="float" office:value="16.90195" calcext:value-type="float">
            <text:p>16.90195</text:p>
          </table:table-cell>
          <table:table-cell office:value-type="float" office:value="25.08115" calcext:value-type="float">
            <text:p>25.08115</text:p>
          </table:table-cell>
          <table:table-cell office:value-type="float" office:value="14.0144" calcext:value-type="float">
            <text:p>14.01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5" calcext:value-type="float">
            <text:p>16082005</text:p>
          </table:table-cell>
          <table:table-cell office:value-type="float" office:value="24.08006" calcext:value-type="float">
            <text:p>24.08006</text:p>
          </table:table-cell>
          <table:table-cell office:value-type="float" office:value="29.66" calcext:value-type="float">
            <text:p>29.66</text:p>
          </table:table-cell>
          <table:table-cell office:value-type="float" office:value="14.47" calcext:value-type="float">
            <text:p>14.47</text:p>
          </table:table-cell>
          <table:table-cell office:value-type="float" office:value="2.078699" calcext:value-type="float">
            <text:p>2.078699</text:p>
          </table:table-cell>
          <table:table-cell office:value-type="float" office:value="1.367132" calcext:value-type="float">
            <text:p>1.367132</text:p>
          </table:table-cell>
          <table:table-cell office:value-type="float" office:value="144.072" calcext:value-type="float">
            <text:p>144.072</text:p>
          </table:table-cell>
          <table:table-cell office:value-type="float" office:value="0" calcext:value-type="float">
            <text:p>0</text:p>
          </table:table-cell>
          <table:table-cell office:value-type="float" office:value="26.73999" calcext:value-type="float">
            <text:p>26.73999</text:p>
          </table:table-cell>
          <table:table-cell office:value-type="float" office:value="15.65305" calcext:value-type="float">
            <text:p>15.65305</text:p>
          </table:table-cell>
          <table:table-cell office:value-type="float" office:value="24.54398" calcext:value-type="float">
            <text:p>24.54398</text:p>
          </table:table-cell>
          <table:table-cell office:value-type="float" office:value="17.5762" calcext:value-type="float">
            <text:p>17.5762</text:p>
          </table:table-cell>
          <table:table-cell office:value-type="float" office:value="23.36121" calcext:value-type="float">
            <text:p>23.36121</text:p>
          </table:table-cell>
          <table:table-cell office:value-type="float" office:value="18.49545" calcext:value-type="float">
            <text:p>18.49545</text:p>
          </table:table-cell>
          <table:table-cell office:value-type="float" office:value="22.35294" calcext:value-type="float">
            <text:p>22.35294</text:p>
          </table:table-cell>
          <table:table-cell office:value-type="float" office:value="19.17313" calcext:value-type="float">
            <text:p>19.17313</text:p>
          </table:table-cell>
          <table:table-cell office:value-type="float" office:value="21.70563" calcext:value-type="float">
            <text:p>21.70563</text:p>
          </table:table-cell>
          <table:table-cell office:value-type="float" office:value="19.52859" calcext:value-type="float">
            <text:p>19.52859</text:p>
          </table:table-cell>
          <table:table-cell office:value-type="float" office:value="21.10007" calcext:value-type="float">
            <text:p>21.10007</text:p>
          </table:table-cell>
          <table:table-cell office:value-type="float" office:value="19.83649" calcext:value-type="float">
            <text:p>19.83649</text:p>
          </table:table-cell>
          <table:table-cell office:value-type="float" office:value="20.6582" calcext:value-type="float">
            <text:p>20.6582</text:p>
          </table:table-cell>
          <table:table-cell office:value-type="float" office:value="19.94629" calcext:value-type="float">
            <text:p>19.94629</text:p>
          </table:table-cell>
          <table:table-cell office:value-type="float" office:value="20.11716" calcext:value-type="float">
            <text:p>20.11716</text:p>
          </table:table-cell>
          <table:table-cell office:value-type="float" office:value="19.98993" calcext:value-type="float">
            <text:p>19.98993</text:p>
          </table:table-cell>
          <table:table-cell office:value-type="float" office:value="20.00806" calcext:value-type="float">
            <text:p>20.00806</text:p>
          </table:table-cell>
          <table:table-cell office:value-type="float" office:value="19.89624" calcext:value-type="float">
            <text:p>19.89624</text:p>
          </table:table-cell>
          <table:table-cell office:value-type="float" office:value="19.55066" calcext:value-type="float">
            <text:p>19.55066</text:p>
          </table:table-cell>
          <table:table-cell office:value-type="float" office:value="19.48038" calcext:value-type="float">
            <text:p>19.48038</text:p>
          </table:table-cell>
          <table:table-cell office:value-type="float" office:value="18.88766" calcext:value-type="float">
            <text:p>18.88766</text:p>
          </table:table-cell>
          <table:table-cell office:value-type="float" office:value="18.87082" calcext:value-type="float">
            <text:p>18.87082</text:p>
          </table:table-cell>
          <table:table-cell office:value-type="float" office:value="18.21771" calcext:value-type="float">
            <text:p>18.21771</text:p>
          </table:table-cell>
          <table:table-cell office:value-type="float" office:value="18.20865" calcext:value-type="float">
            <text:p>18.20865</text:p>
          </table:table-cell>
          <table:table-cell office:value-type="float" office:value="17.51779" calcext:value-type="float">
            <text:p>17.51779</text:p>
          </table:table-cell>
          <table:table-cell office:value-type="float" office:value="17.50116" calcext:value-type="float">
            <text:p>17.50116</text:p>
          </table:table-cell>
          <table:table-cell office:value-type="float" office:value="16.93863" calcext:value-type="float">
            <text:p>16.93863</text:p>
          </table:table-cell>
          <table:table-cell office:value-type="float" office:value="16.92035" calcext:value-type="float">
            <text:p>16.92035</text:p>
          </table:table-cell>
          <table:table-cell office:value-type="float" office:value="26.73999" calcext:value-type="float">
            <text:p>26.73999</text:p>
          </table:table-cell>
          <table:table-cell office:value-type="float" office:value="15.65305" calcext:value-type="float">
            <text:p>15.653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5" calcext:value-type="float">
            <text:p>17082005</text:p>
          </table:table-cell>
          <table:table-cell office:value-type="float" office:value="14.33692" calcext:value-type="float">
            <text:p>14.33692</text:p>
          </table:table-cell>
          <table:table-cell office:value-type="float" office:value="26.7" calcext:value-type="float">
            <text:p>26.7</text:p>
          </table:table-cell>
          <table:table-cell office:value-type="float" office:value="17.07" calcext:value-type="float">
            <text:p>17.07</text:p>
          </table:table-cell>
          <table:table-cell office:value-type="float" office:value="2.28176" calcext:value-type="float">
            <text:p>2.28176</text:p>
          </table:table-cell>
          <table:table-cell office:value-type="float" office:value="1.678472" calcext:value-type="float">
            <text:p>1.678472</text:p>
          </table:table-cell>
          <table:table-cell office:value-type="float" office:value="266.4" calcext:value-type="float">
            <text:p>266.4</text:p>
          </table:table-cell>
          <table:table-cell office:value-type="float" office:value="0.3" calcext:value-type="float">
            <text:p>0.3</text:p>
          </table:table-cell>
          <table:table-cell office:value-type="float" office:value="25.061" calcext:value-type="float">
            <text:p>25.061</text:p>
          </table:table-cell>
          <table:table-cell office:value-type="float" office:value="17.71378" calcext:value-type="float">
            <text:p>17.71378</text:p>
          </table:table-cell>
          <table:table-cell office:value-type="float" office:value="22.92804" calcext:value-type="float">
            <text:p>22.92804</text:p>
          </table:table-cell>
          <table:table-cell office:value-type="float" office:value="19.07062" calcext:value-type="float">
            <text:p>19.07062</text:p>
          </table:table-cell>
          <table:table-cell office:value-type="float" office:value="22.34741" calcext:value-type="float">
            <text:p>22.34741</text:p>
          </table:table-cell>
          <table:table-cell office:value-type="float" office:value="19.7663" calcext:value-type="float">
            <text:p>19.7663</text:p>
          </table:table-cell>
          <table:table-cell office:value-type="float" office:value="21.80222" calcext:value-type="float">
            <text:p>21.80222</text:p>
          </table:table-cell>
          <table:table-cell office:value-type="float" office:value="20.20453" calcext:value-type="float">
            <text:p>20.20453</text:p>
          </table:table-cell>
          <table:table-cell office:value-type="float" office:value="21.43283" calcext:value-type="float">
            <text:p>21.43283</text:p>
          </table:table-cell>
          <table:table-cell office:value-type="float" office:value="20.39639" calcext:value-type="float">
            <text:p>20.39639</text:p>
          </table:table-cell>
          <table:table-cell office:value-type="float" office:value="21.09644" calcext:value-type="float">
            <text:p>21.09644</text:p>
          </table:table-cell>
          <table:table-cell office:value-type="float" office:value="20.49738" calcext:value-type="float">
            <text:p>20.49738</text:p>
          </table:table-cell>
          <table:table-cell office:value-type="float" office:value="20.72833" calcext:value-type="float">
            <text:p>20.72833</text:p>
          </table:table-cell>
          <table:table-cell office:value-type="float" office:value="20.41907" calcext:value-type="float">
            <text:p>20.41907</text:p>
          </table:table-cell>
          <table:table-cell office:value-type="float" office:value="20.2944" calcext:value-type="float">
            <text:p>20.2944</text:p>
          </table:table-cell>
          <table:table-cell office:value-type="float" office:value="20.12219" calcext:value-type="float">
            <text:p>20.12219</text:p>
          </table:table-cell>
          <table:table-cell office:value-type="float" office:value="19.89578" calcext:value-type="float">
            <text:p>19.89578</text:p>
          </table:table-cell>
          <table:table-cell office:value-type="float" office:value="19.89084" calcext:value-type="float">
            <text:p>19.89084</text:p>
          </table:table-cell>
          <table:table-cell office:value-type="float" office:value="19.47968" calcext:value-type="float">
            <text:p>19.47968</text:p>
          </table:table-cell>
          <table:table-cell office:value-type="float" office:value="19.42587" calcext:value-type="float">
            <text:p>19.42587</text:p>
          </table:table-cell>
          <table:table-cell office:value-type="float" office:value="18.87057" calcext:value-type="float">
            <text:p>18.87057</text:p>
          </table:table-cell>
          <table:table-cell office:value-type="float" office:value="18.84714" calcext:value-type="float">
            <text:p>18.84714</text:p>
          </table:table-cell>
          <table:table-cell office:value-type="float" office:value="18.22147" calcext:value-type="float">
            <text:p>18.22147</text:p>
          </table:table-cell>
          <table:table-cell office:value-type="float" office:value="18.21777" calcext:value-type="float">
            <text:p>18.21777</text:p>
          </table:table-cell>
          <table:table-cell office:value-type="float" office:value="17.53271" calcext:value-type="float">
            <text:p>17.53271</text:p>
          </table:table-cell>
          <table:table-cell office:value-type="float" office:value="17.51794" calcext:value-type="float">
            <text:p>17.51794</text:p>
          </table:table-cell>
          <table:table-cell office:value-type="float" office:value="16.95578" calcext:value-type="float">
            <text:p>16.95578</text:p>
          </table:table-cell>
          <table:table-cell office:value-type="float" office:value="16.93881" calcext:value-type="float">
            <text:p>16.93881</text:p>
          </table:table-cell>
          <table:table-cell office:value-type="float" office:value="25.061" calcext:value-type="float">
            <text:p>25.061</text:p>
          </table:table-cell>
          <table:table-cell office:value-type="float" office:value="17.71378" calcext:value-type="float">
            <text:p>17.713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5" calcext:value-type="float">
            <text:p>18082005</text:p>
          </table:table-cell>
          <table:table-cell office:value-type="float" office:value="25.03653" calcext:value-type="float">
            <text:p>25.03653</text:p>
          </table:table-cell>
          <table:table-cell office:value-type="float" office:value="33.55" calcext:value-type="float">
            <text:p>33.55</text:p>
          </table:table-cell>
          <table:table-cell office:value-type="float" office:value="20.6" calcext:value-type="float">
            <text:p>20.6</text:p>
          </table:table-cell>
          <table:table-cell office:value-type="float" office:value="2.298438" calcext:value-type="float">
            <text:p>2.298438</text:p>
          </table:table-cell>
          <table:table-cell office:value-type="float" office:value="1.455293" calcext:value-type="float">
            <text:p>1.455293</text:p>
          </table:table-cell>
          <table:table-cell office:value-type="float" office:value="156.276" calcext:value-type="float">
            <text:p>156.276</text:p>
          </table:table-cell>
          <table:table-cell office:value-type="float" office:value="0" calcext:value-type="float">
            <text:p>0</text:p>
          </table:table-cell>
          <table:table-cell office:value-type="float" office:value="30.0098" calcext:value-type="float">
            <text:p>30.0098</text:p>
          </table:table-cell>
          <table:table-cell office:value-type="float" office:value="18.73721" calcext:value-type="float">
            <text:p>18.73721</text:p>
          </table:table-cell>
          <table:table-cell office:value-type="float" office:value="27.047" calcext:value-type="float">
            <text:p>27.047</text:p>
          </table:table-cell>
          <table:table-cell office:value-type="float" office:value="19.94525" calcext:value-type="float">
            <text:p>19.94525</text:p>
          </table:table-cell>
          <table:table-cell office:value-type="float" office:value="25.36612" calcext:value-type="float">
            <text:p>25.36612</text:p>
          </table:table-cell>
          <table:table-cell office:value-type="float" office:value="20.4805" calcext:value-type="float">
            <text:p>20.4805</text:p>
          </table:table-cell>
          <table:table-cell office:value-type="float" office:value="23.97931" calcext:value-type="float">
            <text:p>23.97931</text:p>
          </table:table-cell>
          <table:table-cell office:value-type="float" office:value="20.72946" calcext:value-type="float">
            <text:p>20.72946</text:p>
          </table:table-cell>
          <table:table-cell office:value-type="float" office:value="23.08371" calcext:value-type="float">
            <text:p>23.08371</text:p>
          </table:table-cell>
          <table:table-cell office:value-type="float" office:value="20.79532" calcext:value-type="float">
            <text:p>20.79532</text:p>
          </table:table-cell>
          <table:table-cell office:value-type="float" office:value="22.21896" calcext:value-type="float">
            <text:p>22.21896</text:p>
          </table:table-cell>
          <table:table-cell office:value-type="float" office:value="20.79208" calcext:value-type="float">
            <text:p>20.79208</text:p>
          </table:table-cell>
          <table:table-cell office:value-type="float" office:value="21.47391" calcext:value-type="float">
            <text:p>21.47391</text:p>
          </table:table-cell>
          <table:table-cell office:value-type="float" office:value="20.65152" calcext:value-type="float">
            <text:p>20.65152</text:p>
          </table:table-cell>
          <table:table-cell office:value-type="float" office:value="20.54193" calcext:value-type="float">
            <text:p>20.54193</text:p>
          </table:table-cell>
          <table:table-cell office:value-type="float" office:value="20.29694" calcext:value-type="float">
            <text:p>20.29694</text:p>
          </table:table-cell>
          <table:table-cell office:value-type="float" office:value="19.93365" calcext:value-type="float">
            <text:p>19.93365</text:p>
          </table:table-cell>
          <table:table-cell office:value-type="float" office:value="19.89423" calcext:value-type="float">
            <text:p>19.89423</text:p>
          </table:table-cell>
          <table:table-cell office:value-type="float" office:value="19.42545" calcext:value-type="float">
            <text:p>19.42545</text:p>
          </table:table-cell>
          <table:table-cell office:value-type="float" office:value="19.39474" calcext:value-type="float">
            <text:p>19.39474</text:p>
          </table:table-cell>
          <table:table-cell office:value-type="float" office:value="18.84686" calcext:value-type="float">
            <text:p>18.84686</text:p>
          </table:table-cell>
          <table:table-cell office:value-type="float" office:value="18.82584" calcext:value-type="float">
            <text:p>18.82584</text:p>
          </table:table-cell>
          <table:table-cell office:value-type="float" office:value="18.2218" calcext:value-type="float">
            <text:p>18.2218</text:p>
          </table:table-cell>
          <table:table-cell office:value-type="float" office:value="18.22131" calcext:value-type="float">
            <text:p>18.22131</text:p>
          </table:table-cell>
          <table:table-cell office:value-type="float" office:value="17.54495" calcext:value-type="float">
            <text:p>17.54495</text:p>
          </table:table-cell>
          <table:table-cell office:value-type="float" office:value="17.53287" calcext:value-type="float">
            <text:p>17.53287</text:p>
          </table:table-cell>
          <table:table-cell office:value-type="float" office:value="16.97208" calcext:value-type="float">
            <text:p>16.97208</text:p>
          </table:table-cell>
          <table:table-cell office:value-type="float" office:value="16.95596" calcext:value-type="float">
            <text:p>16.95596</text:p>
          </table:table-cell>
          <table:table-cell office:value-type="float" office:value="30.00983" calcext:value-type="float">
            <text:p>30.00983</text:p>
          </table:table-cell>
          <table:table-cell office:value-type="float" office:value="18.73724" calcext:value-type="float">
            <text:p>18.737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5" calcext:value-type="float">
            <text:p>19082005</text:p>
          </table:table-cell>
          <table:table-cell office:value-type="float" office:value="12.51073" calcext:value-type="float">
            <text:p>12.51073</text:p>
          </table:table-cell>
          <table:table-cell office:value-type="float" office:value="28.83" calcext:value-type="float">
            <text:p>28.83</text:p>
          </table:table-cell>
          <table:table-cell office:value-type="float" office:value="18.3" calcext:value-type="float">
            <text:p>18.3</text:p>
          </table:table-cell>
          <table:table-cell office:value-type="float" office:value="2.190264" calcext:value-type="float">
            <text:p>2.190264</text:p>
          </table:table-cell>
          <table:table-cell office:value-type="float" office:value="1.848239" calcext:value-type="float">
            <text:p>1.848239</text:p>
          </table:table-cell>
          <table:table-cell office:value-type="float" office:value="107.82" calcext:value-type="float">
            <text:p>107.82</text:p>
          </table:table-cell>
          <table:table-cell office:value-type="float" office:value="31.2" calcext:value-type="float">
            <text:p>31.2</text:p>
          </table:table-cell>
          <table:table-cell office:value-type="float" office:value="26.10754" calcext:value-type="float">
            <text:p>26.10754</text:p>
          </table:table-cell>
          <table:table-cell office:value-type="float" office:value="19.32019" calcext:value-type="float">
            <text:p>19.32019</text:p>
          </table:table-cell>
          <table:table-cell office:value-type="float" office:value="24.74121" calcext:value-type="float">
            <text:p>24.74121</text:p>
          </table:table-cell>
          <table:table-cell office:value-type="float" office:value="20.57172" calcext:value-type="float">
            <text:p>20.57172</text:p>
          </table:table-cell>
          <table:table-cell office:value-type="float" office:value="23.93277" calcext:value-type="float">
            <text:p>23.93277</text:p>
          </table:table-cell>
          <table:table-cell office:value-type="float" office:value="21.26459" calcext:value-type="float">
            <text:p>21.26459</text:p>
          </table:table-cell>
          <table:table-cell office:value-type="float" office:value="23.37634" calcext:value-type="float">
            <text:p>23.37634</text:p>
          </table:table-cell>
          <table:table-cell office:value-type="float" office:value="21.63342" calcext:value-type="float">
            <text:p>21.63342</text:p>
          </table:table-cell>
          <table:table-cell office:value-type="float" office:value="22.90268" calcext:value-type="float">
            <text:p>22.90268</text:p>
          </table:table-cell>
          <table:table-cell office:value-type="float" office:value="21.68051" calcext:value-type="float">
            <text:p>21.68051</text:p>
          </table:table-cell>
          <table:table-cell office:value-type="float" office:value="22.22476" calcext:value-type="float">
            <text:p>22.22476</text:p>
          </table:table-cell>
          <table:table-cell office:value-type="float" office:value="21.59595" calcext:value-type="float">
            <text:p>21.59595</text:p>
          </table:table-cell>
          <table:table-cell office:value-type="float" office:value="21.56345" calcext:value-type="float">
            <text:p>21.56345</text:p>
          </table:table-cell>
          <table:table-cell office:value-type="float" office:value="21.3078" calcext:value-type="float">
            <text:p>21.3078</text:p>
          </table:table-cell>
          <table:table-cell office:value-type="float" office:value="20.88968" calcext:value-type="float">
            <text:p>20.88968</text:p>
          </table:table-cell>
          <table:table-cell office:value-type="float" office:value="20.54907" calcext:value-type="float">
            <text:p>20.54907</text:p>
          </table:table-cell>
          <table:table-cell office:value-type="float" office:value="20.06558" calcext:value-type="float">
            <text:p>20.06558</text:p>
          </table:table-cell>
          <table:table-cell office:value-type="float" office:value="19.9346" calcext:value-type="float">
            <text:p>19.9346</text:p>
          </table:table-cell>
          <table:table-cell office:value-type="float" office:value="19.39453" calcext:value-type="float">
            <text:p>19.39453</text:p>
          </table:table-cell>
          <table:table-cell office:value-type="float" office:value="19.38995" calcext:value-type="float">
            <text:p>19.38995</text:p>
          </table:table-cell>
          <table:table-cell office:value-type="float" office:value="18.82562" calcext:value-type="float">
            <text:p>18.82562</text:p>
          </table:table-cell>
          <table:table-cell office:value-type="float" office:value="18.81226" calcext:value-type="float">
            <text:p>18.81226</text:p>
          </table:table-cell>
          <table:table-cell office:value-type="float" office:value="18.22131" calcext:value-type="float">
            <text:p>18.22131</text:p>
          </table:table-cell>
          <table:table-cell office:value-type="float" office:value="18.21948" calcext:value-type="float">
            <text:p>18.21948</text:p>
          </table:table-cell>
          <table:table-cell office:value-type="float" office:value="17.5549" calcext:value-type="float">
            <text:p>17.5549</text:p>
          </table:table-cell>
          <table:table-cell office:value-type="float" office:value="17.5451" calcext:value-type="float">
            <text:p>17.5451</text:p>
          </table:table-cell>
          <table:table-cell office:value-type="float" office:value="16.9856" calcext:value-type="float">
            <text:p>16.9856</text:p>
          </table:table-cell>
          <table:table-cell office:value-type="float" office:value="16.97223" calcext:value-type="float">
            <text:p>16.97223</text:p>
          </table:table-cell>
          <table:table-cell office:value-type="float" office:value="27.3205" calcext:value-type="float">
            <text:p>27.3205</text:p>
          </table:table-cell>
          <table:table-cell office:value-type="float" office:value="19.32022" calcext:value-type="float">
            <text:p>19.320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5" calcext:value-type="float">
            <text:p>20082005</text:p>
          </table:table-cell>
          <table:table-cell office:value-type="float" office:value="22.40589" calcext:value-type="float">
            <text:p>22.40589</text:p>
          </table:table-cell>
          <table:table-cell office:value-type="float" office:value="31.44" calcext:value-type="float">
            <text:p>31.44</text:p>
          </table:table-cell>
          <table:table-cell office:value-type="float" office:value="16.83" calcext:value-type="float">
            <text:p>16.83</text:p>
          </table:table-cell>
          <table:table-cell office:value-type="float" office:value="2.130217" calcext:value-type="float">
            <text:p>2.130217</text:p>
          </table:table-cell>
          <table:table-cell office:value-type="float" office:value="1.669055" calcext:value-type="float">
            <text:p>1.669055</text:p>
          </table:table-cell>
          <table:table-cell office:value-type="float" office:value="100.476" calcext:value-type="float">
            <text:p>100.476</text:p>
          </table:table-cell>
          <table:table-cell office:value-type="float" office:value="0" calcext:value-type="float">
            <text:p>0</text:p>
          </table:table-cell>
          <table:table-cell office:value-type="float" office:value="25.74963" calcext:value-type="float">
            <text:p>25.74963</text:p>
          </table:table-cell>
          <table:table-cell office:value-type="float" office:value="17.40863" calcext:value-type="float">
            <text:p>17.40863</text:p>
          </table:table-cell>
          <table:table-cell office:value-type="float" office:value="24.43448" calcext:value-type="float">
            <text:p>24.43448</text:p>
          </table:table-cell>
          <table:table-cell office:value-type="float" office:value="18.46707" calcext:value-type="float">
            <text:p>18.46707</text:p>
          </table:table-cell>
          <table:table-cell office:value-type="float" office:value="23.42557" calcext:value-type="float">
            <text:p>23.42557</text:p>
          </table:table-cell>
          <table:table-cell office:value-type="float" office:value="19.27899" calcext:value-type="float">
            <text:p>19.27899</text:p>
          </table:table-cell>
          <table:table-cell office:value-type="float" office:value="22.60495" calcext:value-type="float">
            <text:p>22.60495</text:p>
          </table:table-cell>
          <table:table-cell office:value-type="float" office:value="20.03186" calcext:value-type="float">
            <text:p>20.03186</text:p>
          </table:table-cell>
          <table:table-cell office:value-type="float" office:value="22.10532" calcext:value-type="float">
            <text:p>22.10532</text:p>
          </table:table-cell>
          <table:table-cell office:value-type="float" office:value="20.43454" calcext:value-type="float">
            <text:p>20.43454</text:p>
          </table:table-cell>
          <table:table-cell office:value-type="float" office:value="21.80276" calcext:value-type="float">
            <text:p>21.80276</text:p>
          </table:table-cell>
          <table:table-cell office:value-type="float" office:value="20.76205" calcext:value-type="float">
            <text:p>20.76205</text:p>
          </table:table-cell>
          <table:table-cell office:value-type="float" office:value="21.51495" calcext:value-type="float">
            <text:p>21.51495</text:p>
          </table:table-cell>
          <table:table-cell office:value-type="float" office:value="20.83704" calcext:value-type="float">
            <text:p>20.83704</text:p>
          </table:table-cell>
          <table:table-cell office:value-type="float" office:value="20.90848" calcext:value-type="float">
            <text:p>20.90848</text:p>
          </table:table-cell>
          <table:table-cell office:value-type="float" office:value="20.75372" calcext:value-type="float">
            <text:p>20.75372</text:p>
          </table:table-cell>
          <table:table-cell office:value-type="float" office:value="20.14157" calcext:value-type="float">
            <text:p>20.14157</text:p>
          </table:table-cell>
          <table:table-cell office:value-type="float" office:value="20.06705" calcext:value-type="float">
            <text:p>20.06705</text:p>
          </table:table-cell>
          <table:table-cell office:value-type="float" office:value="19.41678" calcext:value-type="float">
            <text:p>19.41678</text:p>
          </table:table-cell>
          <table:table-cell office:value-type="float" office:value="19.39404" calcext:value-type="float">
            <text:p>19.39404</text:p>
          </table:table-cell>
          <table:table-cell office:value-type="float" office:value="18.81216" calcext:value-type="float">
            <text:p>18.81216</text:p>
          </table:table-cell>
          <table:table-cell office:value-type="float" office:value="18.80988" calcext:value-type="float">
            <text:p>18.80988</text:p>
          </table:table-cell>
          <table:table-cell office:value-type="float" office:value="18.21948" calcext:value-type="float">
            <text:p>18.21948</text:p>
          </table:table-cell>
          <table:table-cell office:value-type="float" office:value="18.21881" calcext:value-type="float">
            <text:p>18.21881</text:p>
          </table:table-cell>
          <table:table-cell office:value-type="float" office:value="17.56354" calcext:value-type="float">
            <text:p>17.56354</text:p>
          </table:table-cell>
          <table:table-cell office:value-type="float" office:value="17.55502" calcext:value-type="float">
            <text:p>17.55502</text:p>
          </table:table-cell>
          <table:table-cell office:value-type="float" office:value="16.99826" calcext:value-type="float">
            <text:p>16.99826</text:p>
          </table:table-cell>
          <table:table-cell office:value-type="float" office:value="16.98575" calcext:value-type="float">
            <text:p>16.98575</text:p>
          </table:table-cell>
          <table:table-cell office:value-type="float" office:value="25.74963" calcext:value-type="float">
            <text:p>25.74963</text:p>
          </table:table-cell>
          <table:table-cell office:value-type="float" office:value="17.40863" calcext:value-type="float">
            <text:p>17.408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5" calcext:value-type="float">
            <text:p>21082005</text:p>
          </table:table-cell>
          <table:table-cell office:value-type="float" office:value="19.21343" calcext:value-type="float">
            <text:p>19.21343</text:p>
          </table:table-cell>
          <table:table-cell office:value-type="float" office:value="31.89" calcext:value-type="float">
            <text:p>31.89</text:p>
          </table:table-cell>
          <table:table-cell office:value-type="float" office:value="18.75" calcext:value-type="float">
            <text:p>18.75</text:p>
          </table:table-cell>
          <table:table-cell office:value-type="float" office:value="2.227074" calcext:value-type="float">
            <text:p>2.227074</text:p>
          </table:table-cell>
          <table:table-cell office:value-type="float" office:value="1.6466" calcext:value-type="float">
            <text:p>1.6466</text:p>
          </table:table-cell>
          <table:table-cell office:value-type="float" office:value="125.352" calcext:value-type="float">
            <text:p>125.352</text:p>
          </table:table-cell>
          <table:table-cell office:value-type="float" office:value="0" calcext:value-type="float">
            <text:p>0</text:p>
          </table:table-cell>
          <table:table-cell office:value-type="float" office:value="26.07004" calcext:value-type="float">
            <text:p>26.07004</text:p>
          </table:table-cell>
          <table:table-cell office:value-type="float" office:value="18.70972" calcext:value-type="float">
            <text:p>18.70972</text:p>
          </table:table-cell>
          <table:table-cell office:value-type="float" office:value="24.50146" calcext:value-type="float">
            <text:p>24.50146</text:p>
          </table:table-cell>
          <table:table-cell office:value-type="float" office:value="19.69122" calcext:value-type="float">
            <text:p>19.69122</text:p>
          </table:table-cell>
          <table:table-cell office:value-type="float" office:value="23.55496" calcext:value-type="float">
            <text:p>23.55496</text:p>
          </table:table-cell>
          <table:table-cell office:value-type="float" office:value="20.2637" calcext:value-type="float">
            <text:p>20.2637</text:p>
          </table:table-cell>
          <table:table-cell office:value-type="float" office:value="22.73404" calcext:value-type="float">
            <text:p>22.73404</text:p>
          </table:table-cell>
          <table:table-cell office:value-type="float" office:value="20.69073" calcext:value-type="float">
            <text:p>20.69073</text:p>
          </table:table-cell>
          <table:table-cell office:value-type="float" office:value="22.21613" calcext:value-type="float">
            <text:p>22.21613</text:p>
          </table:table-cell>
          <table:table-cell office:value-type="float" office:value="20.88507" calcext:value-type="float">
            <text:p>20.88507</text:p>
          </table:table-cell>
          <table:table-cell office:value-type="float" office:value="21.69397" calcext:value-type="float">
            <text:p>21.69397</text:p>
          </table:table-cell>
          <table:table-cell office:value-type="float" office:value="21.01379" calcext:value-type="float">
            <text:p>21.01379</text:p>
          </table:table-cell>
          <table:table-cell office:value-type="float" office:value="21.31354" calcext:value-type="float">
            <text:p>21.31354</text:p>
          </table:table-cell>
          <table:table-cell office:value-type="float" office:value="20.95868" calcext:value-type="float">
            <text:p>20.95868</text:p>
          </table:table-cell>
          <table:table-cell office:value-type="float" office:value="20.80392" calcext:value-type="float">
            <text:p>20.80392</text:p>
          </table:table-cell>
          <table:table-cell office:value-type="float" office:value="20.75586" calcext:value-type="float">
            <text:p>20.75586</text:p>
          </table:table-cell>
          <table:table-cell office:value-type="float" office:value="20.1691" calcext:value-type="float">
            <text:p>20.1691</text:p>
          </table:table-cell>
          <table:table-cell office:value-type="float" office:value="20.14194" calcext:value-type="float">
            <text:p>20.14194</text:p>
          </table:table-cell>
          <table:table-cell office:value-type="float" office:value="19.43854" calcext:value-type="float">
            <text:p>19.43854</text:p>
          </table:table-cell>
          <table:table-cell office:value-type="float" office:value="19.41705" calcext:value-type="float">
            <text:p>19.41705</text:p>
          </table:table-cell>
          <table:table-cell office:value-type="float" office:value="18.81668" calcext:value-type="float">
            <text:p>18.81668</text:p>
          </table:table-cell>
          <table:table-cell office:value-type="float" office:value="18.81049" calcext:value-type="float">
            <text:p>18.81049</text:p>
          </table:table-cell>
          <table:table-cell office:value-type="float" office:value="18.22116" calcext:value-type="float">
            <text:p>18.22116</text:p>
          </table:table-cell>
          <table:table-cell office:value-type="float" office:value="18.21893" calcext:value-type="float">
            <text:p>18.21893</text:p>
          </table:table-cell>
          <table:table-cell office:value-type="float" office:value="17.57095" calcext:value-type="float">
            <text:p>17.57095</text:p>
          </table:table-cell>
          <table:table-cell office:value-type="float" office:value="17.56363" calcext:value-type="float">
            <text:p>17.56363</text:p>
          </table:table-cell>
          <table:table-cell office:value-type="float" office:value="17.00995" calcext:value-type="float">
            <text:p>17.00995</text:p>
          </table:table-cell>
          <table:table-cell office:value-type="float" office:value="16.99838" calcext:value-type="float">
            <text:p>16.99838</text:p>
          </table:table-cell>
          <table:table-cell office:value-type="float" office:value="26.07007" calcext:value-type="float">
            <text:p>26.07007</text:p>
          </table:table-cell>
          <table:table-cell office:value-type="float" office:value="18.70972" calcext:value-type="float">
            <text:p>18.709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5" calcext:value-type="float">
            <text:p>22082005</text:p>
          </table:table-cell>
          <table:table-cell office:value-type="float" office:value="14.27544" calcext:value-type="float">
            <text:p>14.27544</text:p>
          </table:table-cell>
          <table:table-cell office:value-type="float" office:value="25.86" calcext:value-type="float">
            <text:p>25.86</text:p>
          </table:table-cell>
          <table:table-cell office:value-type="float" office:value="18.89" calcext:value-type="float">
            <text:p>18.89</text:p>
          </table:table-cell>
          <table:table-cell office:value-type="float" office:value="1.906833" calcext:value-type="float">
            <text:p>1.906833</text:p>
          </table:table-cell>
          <table:table-cell office:value-type="float" office:value="1.509334" calcext:value-type="float">
            <text:p>1.509334</text:p>
          </table:table-cell>
          <table:table-cell office:value-type="float" office:value="205.668" calcext:value-type="float">
            <text:p>205.668</text:p>
          </table:table-cell>
          <table:table-cell office:value-type="float" office:value="0" calcext:value-type="float">
            <text:p>0</text:p>
          </table:table-cell>
          <table:table-cell office:value-type="float" office:value="23.65338" calcext:value-type="float">
            <text:p>23.65338</text:p>
          </table:table-cell>
          <table:table-cell office:value-type="float" office:value="17.68384" calcext:value-type="float">
            <text:p>17.68384</text:p>
          </table:table-cell>
          <table:table-cell office:value-type="float" office:value="21.75885" calcext:value-type="float">
            <text:p>21.75885</text:p>
          </table:table-cell>
          <table:table-cell office:value-type="float" office:value="18.94437" calcext:value-type="float">
            <text:p>18.94437</text:p>
          </table:table-cell>
          <table:table-cell office:value-type="float" office:value="21.32849" calcext:value-type="float">
            <text:p>21.32849</text:p>
          </table:table-cell>
          <table:table-cell office:value-type="float" office:value="19.63202" calcext:value-type="float">
            <text:p>19.63202</text:p>
          </table:table-cell>
          <table:table-cell office:value-type="float" office:value="21.5332" calcext:value-type="float">
            <text:p>21.5332</text:p>
          </table:table-cell>
          <table:table-cell office:value-type="float" office:value="20.13568" calcext:value-type="float">
            <text:p>20.13568</text:p>
          </table:table-cell>
          <table:table-cell office:value-type="float" office:value="21.59167" calcext:value-type="float">
            <text:p>21.59167</text:p>
          </table:table-cell>
          <table:table-cell office:value-type="float" office:value="20.42249" calcext:value-type="float">
            <text:p>20.42249</text:p>
          </table:table-cell>
          <table:table-cell office:value-type="float" office:value="21.56094" calcext:value-type="float">
            <text:p>21.56094</text:p>
          </table:table-cell>
          <table:table-cell office:value-type="float" office:value="20.6571" calcext:value-type="float">
            <text:p>20.6571</text:p>
          </table:table-cell>
          <table:table-cell office:value-type="float" office:value="21.30209" calcext:value-type="float">
            <text:p>21.30209</text:p>
          </table:table-cell>
          <table:table-cell office:value-type="float" office:value="20.7193" calcext:value-type="float">
            <text:p>20.7193</text:p>
          </table:table-cell>
          <table:table-cell office:value-type="float" office:value="20.82193" calcext:value-type="float">
            <text:p>20.82193</text:p>
          </table:table-cell>
          <table:table-cell office:value-type="float" office:value="20.63751" calcext:value-type="float">
            <text:p>20.63751</text:p>
          </table:table-cell>
          <table:table-cell office:value-type="float" office:value="20.18353" calcext:value-type="float">
            <text:p>20.18353</text:p>
          </table:table-cell>
          <table:table-cell office:value-type="float" office:value="20.16946" calcext:value-type="float">
            <text:p>20.16946</text:p>
          </table:table-cell>
          <table:table-cell office:value-type="float" office:value="19.45688" calcext:value-type="float">
            <text:p>19.45688</text:p>
          </table:table-cell>
          <table:table-cell office:value-type="float" office:value="19.43875" calcext:value-type="float">
            <text:p>19.43875</text:p>
          </table:table-cell>
          <table:table-cell office:value-type="float" office:value="18.82648" calcext:value-type="float">
            <text:p>18.82648</text:p>
          </table:table-cell>
          <table:table-cell office:value-type="float" office:value="18.81677" calcext:value-type="float">
            <text:p>18.81677</text:p>
          </table:table-cell>
          <table:table-cell office:value-type="float" office:value="18.22601" calcext:value-type="float">
            <text:p>18.22601</text:p>
          </table:table-cell>
          <table:table-cell office:value-type="float" office:value="18.22119" calcext:value-type="float">
            <text:p>18.22119</text:p>
          </table:table-cell>
          <table:table-cell office:value-type="float" office:value="17.57849" calcext:value-type="float">
            <text:p>17.57849</text:p>
          </table:table-cell>
          <table:table-cell office:value-type="float" office:value="17.57108" calcext:value-type="float">
            <text:p>17.57108</text:p>
          </table:table-cell>
          <table:table-cell office:value-type="float" office:value="17.01901" calcext:value-type="float">
            <text:p>17.01901</text:p>
          </table:table-cell>
          <table:table-cell office:value-type="float" office:value="17.01007" calcext:value-type="float">
            <text:p>17.01007</text:p>
          </table:table-cell>
          <table:table-cell office:value-type="float" office:value="23.65335" calcext:value-type="float">
            <text:p>23.65335</text:p>
          </table:table-cell>
          <table:table-cell office:value-type="float" office:value="17.68384" calcext:value-type="float">
            <text:p>17.683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5" calcext:value-type="float">
            <text:p>23082005</text:p>
          </table:table-cell>
          <table:table-cell office:value-type="float" office:value="15.03936" calcext:value-type="float">
            <text:p>15.03936</text:p>
          </table:table-cell>
          <table:table-cell office:value-type="float" office:value="25.04" calcext:value-type="float">
            <text:p>25.04</text:p>
          </table:table-cell>
          <table:table-cell office:value-type="float" office:value="18.67" calcext:value-type="float">
            <text:p>18.67</text:p>
          </table:table-cell>
          <table:table-cell office:value-type="float" office:value="1.747308" calcext:value-type="float">
            <text:p>1.747308</text:p>
          </table:table-cell>
          <table:table-cell office:value-type="float" office:value="1.509463" calcext:value-type="float">
            <text:p>1.509463</text:p>
          </table:table-cell>
          <table:table-cell office:value-type="float" office:value="274.752" calcext:value-type="float">
            <text:p>274.752</text:p>
          </table:table-cell>
          <table:table-cell office:value-type="float" office:value="0" calcext:value-type="float">
            <text:p>0</text:p>
          </table:table-cell>
          <table:table-cell office:value-type="float" office:value="22.53027" calcext:value-type="float">
            <text:p>22.53027</text:p>
          </table:table-cell>
          <table:table-cell office:value-type="float" office:value="17.01923" calcext:value-type="float">
            <text:p>17.01923</text:p>
          </table:table-cell>
          <table:table-cell office:value-type="float" office:value="21.20966" calcext:value-type="float">
            <text:p>21.20966</text:p>
          </table:table-cell>
          <table:table-cell office:value-type="float" office:value="18.18375" calcext:value-type="float">
            <text:p>18.18375</text:p>
          </table:table-cell>
          <table:table-cell office:value-type="float" office:value="20.75162" calcext:value-type="float">
            <text:p>20.75162</text:p>
          </table:table-cell>
          <table:table-cell office:value-type="float" office:value="18.85245" calcext:value-type="float">
            <text:p>18.85245</text:p>
          </table:table-cell>
          <table:table-cell office:value-type="float" office:value="20.50491" calcext:value-type="float">
            <text:p>20.50491</text:p>
          </table:table-cell>
          <table:table-cell office:value-type="float" office:value="19.39618" calcext:value-type="float">
            <text:p>19.39618</text:p>
          </table:table-cell>
          <table:table-cell office:value-type="float" office:value="20.64621" calcext:value-type="float">
            <text:p>20.64621</text:p>
          </table:table-cell>
          <table:table-cell office:value-type="float" office:value="19.73349" calcext:value-type="float">
            <text:p>19.73349</text:p>
          </table:table-cell>
          <table:table-cell office:value-type="float" office:value="20.77264" calcext:value-type="float">
            <text:p>20.77264</text:p>
          </table:table-cell>
          <table:table-cell office:value-type="float" office:value="20.03601" calcext:value-type="float">
            <text:p>20.03601</text:p>
          </table:table-cell>
          <table:table-cell office:value-type="float" office:value="20.75262" calcext:value-type="float">
            <text:p>20.75262</text:p>
          </table:table-cell>
          <table:table-cell office:value-type="float" office:value="20.22198" calcext:value-type="float">
            <text:p>20.22198</text:p>
          </table:table-cell>
          <table:table-cell office:value-type="float" office:value="20.63589" calcext:value-type="float">
            <text:p>20.63589</text:p>
          </table:table-cell>
          <table:table-cell office:value-type="float" office:value="20.3298" calcext:value-type="float">
            <text:p>20.3298</text:p>
          </table:table-cell>
          <table:table-cell office:value-type="float" office:value="20.17102" calcext:value-type="float">
            <text:p>20.17102</text:p>
          </table:table-cell>
          <table:table-cell office:value-type="float" office:value="20.08893" calcext:value-type="float">
            <text:p>20.08893</text:p>
          </table:table-cell>
          <table:table-cell office:value-type="float" office:value="19.46149" calcext:value-type="float">
            <text:p>19.46149</text:p>
          </table:table-cell>
          <table:table-cell office:value-type="float" office:value="19.457" calcext:value-type="float">
            <text:p>19.457</text:p>
          </table:table-cell>
          <table:table-cell office:value-type="float" office:value="18.83487" calcext:value-type="float">
            <text:p>18.83487</text:p>
          </table:table-cell>
          <table:table-cell office:value-type="float" office:value="18.82657" calcext:value-type="float">
            <text:p>18.82657</text:p>
          </table:table-cell>
          <table:table-cell office:value-type="float" office:value="18.23215" calcext:value-type="float">
            <text:p>18.23215</text:p>
          </table:table-cell>
          <table:table-cell office:value-type="float" office:value="18.2261" calcext:value-type="float">
            <text:p>18.2261</text:p>
          </table:table-cell>
          <table:table-cell office:value-type="float" office:value="17.58606" calcext:value-type="float">
            <text:p>17.58606</text:p>
          </table:table-cell>
          <table:table-cell office:value-type="float" office:value="17.57858" calcext:value-type="float">
            <text:p>17.57858</text:p>
          </table:table-cell>
          <table:table-cell office:value-type="float" office:value="17.02786" calcext:value-type="float">
            <text:p>17.02786</text:p>
          </table:table-cell>
          <table:table-cell office:value-type="float" office:value="17.0191" calcext:value-type="float">
            <text:p>17.0191</text:p>
          </table:table-cell>
          <table:table-cell office:value-type="float" office:value="22.53027" calcext:value-type="float">
            <text:p>22.53027</text:p>
          </table:table-cell>
          <table:table-cell office:value-type="float" office:value="17.01923" calcext:value-type="float">
            <text:p>17.019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5" calcext:value-type="float">
            <text:p>24082005</text:p>
          </table:table-cell>
          <table:table-cell office:value-type="float" office:value="11.94374" calcext:value-type="float">
            <text:p>11.94374</text:p>
          </table:table-cell>
          <table:table-cell office:value-type="float" office:value="23.91" calcext:value-type="float">
            <text:p>23.91</text:p>
          </table:table-cell>
          <table:table-cell office:value-type="float" office:value="19.38" calcext:value-type="float">
            <text:p>19.38</text:p>
          </table:table-cell>
          <table:table-cell office:value-type="float" office:value="2.126754" calcext:value-type="float">
            <text:p>2.126754</text:p>
          </table:table-cell>
          <table:table-cell office:value-type="float" office:value="1.626184" calcext:value-type="float">
            <text:p>1.626184</text:p>
          </table:table-cell>
          <table:table-cell office:value-type="float" office:value="275.616" calcext:value-type="float">
            <text:p>275.616</text:p>
          </table:table-cell>
          <table:table-cell office:value-type="float" office:value="0" calcext:value-type="float">
            <text:p>0</text:p>
          </table:table-cell>
          <table:table-cell office:value-type="float" office:value="21.8075" calcext:value-type="float">
            <text:p>21.8075</text:p>
          </table:table-cell>
          <table:table-cell office:value-type="float" office:value="17.82352" calcext:value-type="float">
            <text:p>17.82352</text:p>
          </table:table-cell>
          <table:table-cell office:value-type="float" office:value="20.88754" calcext:value-type="float">
            <text:p>20.88754</text:p>
          </table:table-cell>
          <table:table-cell office:value-type="float" office:value="18.55841" calcext:value-type="float">
            <text:p>18.55841</text:p>
          </table:table-cell>
          <table:table-cell office:value-type="float" office:value="20.58078" calcext:value-type="float">
            <text:p>20.58078</text:p>
          </table:table-cell>
          <table:table-cell office:value-type="float" office:value="19.02438" calcext:value-type="float">
            <text:p>19.02438</text:p>
          </table:table-cell>
          <table:table-cell office:value-type="float" office:value="20.37854" calcext:value-type="float">
            <text:p>20.37854</text:p>
          </table:table-cell>
          <table:table-cell office:value-type="float" office:value="19.40881" calcext:value-type="float">
            <text:p>19.40881</text:p>
          </table:table-cell>
          <table:table-cell office:value-type="float" office:value="20.26898" calcext:value-type="float">
            <text:p>20.26898</text:p>
          </table:table-cell>
          <table:table-cell office:value-type="float" office:value="19.64908" calcext:value-type="float">
            <text:p>19.64908</text:p>
          </table:table-cell>
          <table:table-cell office:value-type="float" office:value="20.29245" calcext:value-type="float">
            <text:p>20.29245</text:p>
          </table:table-cell>
          <table:table-cell office:value-type="float" office:value="19.87952" calcext:value-type="float">
            <text:p>19.87952</text:p>
          </table:table-cell>
          <table:table-cell office:value-type="float" office:value="20.31827" calcext:value-type="float">
            <text:p>20.31827</text:p>
          </table:table-cell>
          <table:table-cell office:value-type="float" office:value="20.02328" calcext:value-type="float">
            <text:p>20.02328</text:p>
          </table:table-cell>
          <table:table-cell office:value-type="float" office:value="20.32812" calcext:value-type="float">
            <text:p>20.32812</text:p>
          </table:table-cell>
          <table:table-cell office:value-type="float" office:value="20.11945" calcext:value-type="float">
            <text:p>20.11945</text:p>
          </table:table-cell>
          <table:table-cell office:value-type="float" office:value="20.08771" calcext:value-type="float">
            <text:p>20.08771</text:p>
          </table:table-cell>
          <table:table-cell office:value-type="float" office:value="19.96719" calcext:value-type="float">
            <text:p>19.96719</text:p>
          </table:table-cell>
          <table:table-cell office:value-type="float" office:value="19.45926" calcext:value-type="float">
            <text:p>19.45926</text:p>
          </table:table-cell>
          <table:table-cell office:value-type="float" office:value="19.4379" calcext:value-type="float">
            <text:p>19.4379</text:p>
          </table:table-cell>
          <table:table-cell office:value-type="float" office:value="18.83749" calcext:value-type="float">
            <text:p>18.83749</text:p>
          </table:table-cell>
          <table:table-cell office:value-type="float" office:value="18.83493" calcext:value-type="float">
            <text:p>18.83493</text:p>
          </table:table-cell>
          <table:table-cell office:value-type="float" office:value="18.23883" calcext:value-type="float">
            <text:p>18.23883</text:p>
          </table:table-cell>
          <table:table-cell office:value-type="float" office:value="18.23221" calcext:value-type="float">
            <text:p>18.23221</text:p>
          </table:table-cell>
          <table:table-cell office:value-type="float" office:value="17.59351" calcext:value-type="float">
            <text:p>17.59351</text:p>
          </table:table-cell>
          <table:table-cell office:value-type="float" office:value="17.58615" calcext:value-type="float">
            <text:p>17.58615</text:p>
          </table:table-cell>
          <table:table-cell office:value-type="float" office:value="17.03677" calcext:value-type="float">
            <text:p>17.03677</text:p>
          </table:table-cell>
          <table:table-cell office:value-type="float" office:value="17.02795" calcext:value-type="float">
            <text:p>17.02795</text:p>
          </table:table-cell>
          <table:table-cell office:value-type="float" office:value="21.80746" calcext:value-type="float">
            <text:p>21.80746</text:p>
          </table:table-cell>
          <table:table-cell office:value-type="float" office:value="17.82352" calcext:value-type="float">
            <text:p>17.823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5" calcext:value-type="float">
            <text:p>25082005</text:p>
          </table:table-cell>
          <table:table-cell office:value-type="float" office:value="13.89298" calcext:value-type="float">
            <text:p>13.89298</text:p>
          </table:table-cell>
          <table:table-cell office:value-type="float" office:value="30.22" calcext:value-type="float">
            <text:p>30.22</text:p>
          </table:table-cell>
          <table:table-cell office:value-type="float" office:value="21.26" calcext:value-type="float">
            <text:p>21.26</text:p>
          </table:table-cell>
          <table:table-cell office:value-type="float" office:value="2.234806" calcext:value-type="float">
            <text:p>2.234806</text:p>
          </table:table-cell>
          <table:table-cell office:value-type="float" office:value="1.725199" calcext:value-type="float">
            <text:p>1.725199</text:p>
          </table:table-cell>
          <table:table-cell office:value-type="float" office:value="198.828" calcext:value-type="float">
            <text:p>198.828</text:p>
          </table:table-cell>
          <table:table-cell office:value-type="float" office:value="0" calcext:value-type="float">
            <text:p>0</text:p>
          </table:table-cell>
          <table:table-cell office:value-type="float" office:value="25.34842" calcext:value-type="float">
            <text:p>25.34842</text:p>
          </table:table-cell>
          <table:table-cell office:value-type="float" office:value="19.56598" calcext:value-type="float">
            <text:p>19.56598</text:p>
          </table:table-cell>
          <table:table-cell office:value-type="float" office:value="23.32397" calcext:value-type="float">
            <text:p>23.32397</text:p>
          </table:table-cell>
          <table:table-cell office:value-type="float" office:value="19.80066" calcext:value-type="float">
            <text:p>19.80066</text:p>
          </table:table-cell>
          <table:table-cell office:value-type="float" office:value="22.39154" calcext:value-type="float">
            <text:p>22.39154</text:p>
          </table:table-cell>
          <table:table-cell office:value-type="float" office:value="19.9137" calcext:value-type="float">
            <text:p>19.9137</text:p>
          </table:table-cell>
          <table:table-cell office:value-type="float" office:value="21.71451" calcext:value-type="float">
            <text:p>21.71451</text:p>
          </table:table-cell>
          <table:table-cell office:value-type="float" office:value="19.99725" calcext:value-type="float">
            <text:p>19.99725</text:p>
          </table:table-cell>
          <table:table-cell office:value-type="float" office:value="21.29218" calcext:value-type="float">
            <text:p>21.29218</text:p>
          </table:table-cell>
          <table:table-cell office:value-type="float" office:value="20.04568" calcext:value-type="float">
            <text:p>20.04568</text:p>
          </table:table-cell>
          <table:table-cell office:value-type="float" office:value="20.90726" calcext:value-type="float">
            <text:p>20.90726</text:p>
          </table:table-cell>
          <table:table-cell office:value-type="float" office:value="20.08896" calcext:value-type="float">
            <text:p>20.08896</text:p>
          </table:table-cell>
          <table:table-cell office:value-type="float" office:value="20.58237" calcext:value-type="float">
            <text:p>20.58237</text:p>
          </table:table-cell>
          <table:table-cell office:value-type="float" office:value="20.09872" calcext:value-type="float">
            <text:p>20.09872</text:p>
          </table:table-cell>
          <table:table-cell office:value-type="float" office:value="20.1571" calcext:value-type="float">
            <text:p>20.1571</text:p>
          </table:table-cell>
          <table:table-cell office:value-type="float" office:value="20.07739" calcext:value-type="float">
            <text:p>20.07739</text:p>
          </table:table-cell>
          <table:table-cell office:value-type="float" office:value="19.96594" calcext:value-type="float">
            <text:p>19.96594</text:p>
          </table:table-cell>
          <table:table-cell office:value-type="float" office:value="19.875" calcext:value-type="float">
            <text:p>19.875</text:p>
          </table:table-cell>
          <table:table-cell office:value-type="float" office:value="19.43753" calcext:value-type="float">
            <text:p>19.43753</text:p>
          </table:table-cell>
          <table:table-cell office:value-type="float" office:value="19.40054" calcext:value-type="float">
            <text:p>19.40054</text:p>
          </table:table-cell>
          <table:table-cell office:value-type="float" office:value="18.83716" calcext:value-type="float">
            <text:p>18.83716</text:p>
          </table:table-cell>
          <table:table-cell office:value-type="float" office:value="18.83032" calcext:value-type="float">
            <text:p>18.83032</text:p>
          </table:table-cell>
          <table:table-cell office:value-type="float" office:value="18.2435" calcext:value-type="float">
            <text:p>18.2435</text:p>
          </table:table-cell>
          <table:table-cell office:value-type="float" office:value="18.23889" calcext:value-type="float">
            <text:p>18.23889</text:p>
          </table:table-cell>
          <table:table-cell office:value-type="float" office:value="17.60101" calcext:value-type="float">
            <text:p>17.60101</text:p>
          </table:table-cell>
          <table:table-cell office:value-type="float" office:value="17.59363" calcext:value-type="float">
            <text:p>17.59363</text:p>
          </table:table-cell>
          <table:table-cell office:value-type="float" office:value="17.04449" calcext:value-type="float">
            <text:p>17.04449</text:p>
          </table:table-cell>
          <table:table-cell office:value-type="float" office:value="17.03687" calcext:value-type="float">
            <text:p>17.03687</text:p>
          </table:table-cell>
          <table:table-cell office:value-type="float" office:value="25.34842" calcext:value-type="float">
            <text:p>25.34842</text:p>
          </table:table-cell>
          <table:table-cell office:value-type="float" office:value="19.55151" calcext:value-type="float">
            <text:p>19.551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5" calcext:value-type="float">
            <text:p>26082005</text:p>
          </table:table-cell>
          <table:table-cell office:value-type="float" office:value="23.22354" calcext:value-type="float">
            <text:p>23.22354</text:p>
          </table:table-cell>
          <table:table-cell office:value-type="float" office:value="28.36" calcext:value-type="float">
            <text:p>28.36</text:p>
          </table:table-cell>
          <table:table-cell office:value-type="float" office:value="15.61" calcext:value-type="float">
            <text:p>15.61</text:p>
          </table:table-cell>
          <table:table-cell office:value-type="float" office:value="2.166994" calcext:value-type="float">
            <text:p>2.166994</text:p>
          </table:table-cell>
          <table:table-cell office:value-type="float" office:value="1.458854" calcext:value-type="float">
            <text:p>1.458854</text:p>
          </table:table-cell>
          <table:table-cell office:value-type="float" office:value="191.232" calcext:value-type="float">
            <text:p>191.232</text:p>
          </table:table-cell>
          <table:table-cell office:value-type="float" office:value="3.2" calcext:value-type="float">
            <text:p>3.2</text:p>
          </table:table-cell>
          <table:table-cell office:value-type="float" office:value="24.86069" calcext:value-type="float">
            <text:p>24.86069</text:p>
          </table:table-cell>
          <table:table-cell office:value-type="float" office:value="16.4787" calcext:value-type="float">
            <text:p>16.4787</text:p>
          </table:table-cell>
          <table:table-cell office:value-type="float" office:value="23.25903" calcext:value-type="float">
            <text:p>23.25903</text:p>
          </table:table-cell>
          <table:table-cell office:value-type="float" office:value="18.57578" calcext:value-type="float">
            <text:p>18.57578</text:p>
          </table:table-cell>
          <table:table-cell office:value-type="float" office:value="22.39606" calcext:value-type="float">
            <text:p>22.39606</text:p>
          </table:table-cell>
          <table:table-cell office:value-type="float" office:value="19.76126" calcext:value-type="float">
            <text:p>19.76126</text:p>
          </table:table-cell>
          <table:table-cell office:value-type="float" office:value="21.76434" calcext:value-type="float">
            <text:p>21.76434</text:p>
          </table:table-cell>
          <table:table-cell office:value-type="float" office:value="20.38745" calcext:value-type="float">
            <text:p>20.38745</text:p>
          </table:table-cell>
          <table:table-cell office:value-type="float" office:value="21.37943" calcext:value-type="float">
            <text:p>21.37943</text:p>
          </table:table-cell>
          <table:table-cell office:value-type="float" office:value="20.49292" calcext:value-type="float">
            <text:p>20.49292</text:p>
          </table:table-cell>
          <table:table-cell office:value-type="float" office:value="20.996" calcext:value-type="float">
            <text:p>20.996</text:p>
          </table:table-cell>
          <table:table-cell office:value-type="float" office:value="20.5376" calcext:value-type="float">
            <text:p>20.5376</text:p>
          </table:table-cell>
          <table:table-cell office:value-type="float" office:value="20.69894" calcext:value-type="float">
            <text:p>20.69894</text:p>
          </table:table-cell>
          <table:table-cell office:value-type="float" office:value="20.44708" calcext:value-type="float">
            <text:p>20.44708</text:p>
          </table:table-cell>
          <table:table-cell office:value-type="float" office:value="20.30524" calcext:value-type="float">
            <text:p>20.30524</text:p>
          </table:table-cell>
          <table:table-cell office:value-type="float" office:value="20.16031" calcext:value-type="float">
            <text:p>20.16031</text:p>
          </table:table-cell>
          <table:table-cell office:value-type="float" office:value="19.8746" calcext:value-type="float">
            <text:p>19.8746</text:p>
          </table:table-cell>
          <table:table-cell office:value-type="float" office:value="19.86893" calcext:value-type="float">
            <text:p>19.86893</text:p>
          </table:table-cell>
          <table:table-cell office:value-type="float" office:value="19.40012" calcext:value-type="float">
            <text:p>19.40012</text:p>
          </table:table-cell>
          <table:table-cell office:value-type="float" office:value="19.36902" calcext:value-type="float">
            <text:p>19.36902</text:p>
          </table:table-cell>
          <table:table-cell office:value-type="float" office:value="18.8302" calcext:value-type="float">
            <text:p>18.8302</text:p>
          </table:table-cell>
          <table:table-cell office:value-type="float" office:value="18.81808" calcext:value-type="float">
            <text:p>18.81808</text:p>
          </table:table-cell>
          <table:table-cell office:value-type="float" office:value="18.24536" calcext:value-type="float">
            <text:p>18.24536</text:p>
          </table:table-cell>
          <table:table-cell office:value-type="float" office:value="18.24356" calcext:value-type="float">
            <text:p>18.24356</text:p>
          </table:table-cell>
          <table:table-cell office:value-type="float" office:value="17.60733" calcext:value-type="float">
            <text:p>17.60733</text:p>
          </table:table-cell>
          <table:table-cell office:value-type="float" office:value="17.60107" calcext:value-type="float">
            <text:p>17.60107</text:p>
          </table:table-cell>
          <table:table-cell office:value-type="float" office:value="17.05115" calcext:value-type="float">
            <text:p>17.05115</text:p>
          </table:table-cell>
          <table:table-cell office:value-type="float" office:value="17.04456" calcext:value-type="float">
            <text:p>17.04456</text:p>
          </table:table-cell>
          <table:table-cell office:value-type="float" office:value="24.86066" calcext:value-type="float">
            <text:p>24.86066</text:p>
          </table:table-cell>
          <table:table-cell office:value-type="float" office:value="16.65085" calcext:value-type="float">
            <text:p>16.650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5" calcext:value-type="float">
            <text:p>27082005</text:p>
          </table:table-cell>
          <table:table-cell office:value-type="float" office:value="19.71523" calcext:value-type="float">
            <text:p>19.71523</text:p>
          </table:table-cell>
          <table:table-cell office:value-type="float" office:value="30.47" calcext:value-type="float">
            <text:p>30.47</text:p>
          </table:table-cell>
          <table:table-cell office:value-type="float" office:value="12.59" calcext:value-type="float">
            <text:p>12.59</text:p>
          </table:table-cell>
          <table:table-cell office:value-type="float" office:value="2.257475" calcext:value-type="float">
            <text:p>2.257475</text:p>
          </table:table-cell>
          <table:table-cell office:value-type="float" office:value="1.279829" calcext:value-type="float">
            <text:p>1.279829</text:p>
          </table:table-cell>
          <table:table-cell office:value-type="float" office:value="134.208" calcext:value-type="float">
            <text:p>134.208</text:p>
          </table:table-cell>
          <table:table-cell office:value-type="float" office:value="0.3" calcext:value-type="float">
            <text:p>0.3</text:p>
          </table:table-cell>
          <table:table-cell office:value-type="float" office:value="25.9136" calcext:value-type="float">
            <text:p>25.9136</text:p>
          </table:table-cell>
          <table:table-cell office:value-type="float" office:value="13.64597" calcext:value-type="float">
            <text:p>13.64597</text:p>
          </table:table-cell>
          <table:table-cell office:value-type="float" office:value="23.27692" calcext:value-type="float">
            <text:p>23.27692</text:p>
          </table:table-cell>
          <table:table-cell office:value-type="float" office:value="15.87289" calcext:value-type="float">
            <text:p>15.87289</text:p>
          </table:table-cell>
          <table:table-cell office:value-type="float" office:value="22.1763" calcext:value-type="float">
            <text:p>22.1763</text:p>
          </table:table-cell>
          <table:table-cell office:value-type="float" office:value="17.24866" calcext:value-type="float">
            <text:p>17.24866</text:p>
          </table:table-cell>
          <table:table-cell office:value-type="float" office:value="21.38898" calcext:value-type="float">
            <text:p>21.38898</text:p>
          </table:table-cell>
          <table:table-cell office:value-type="float" office:value="18.35498" calcext:value-type="float">
            <text:p>18.35498</text:p>
          </table:table-cell>
          <table:table-cell office:value-type="float" office:value="20.97141" calcext:value-type="float">
            <text:p>20.97141</text:p>
          </table:table-cell>
          <table:table-cell office:value-type="float" office:value="18.99982" calcext:value-type="float">
            <text:p>18.99982</text:p>
          </table:table-cell>
          <table:table-cell office:value-type="float" office:value="20.82001" calcext:value-type="float">
            <text:p>20.82001</text:p>
          </table:table-cell>
          <table:table-cell office:value-type="float" office:value="19.57498" calcext:value-type="float">
            <text:p>19.57498</text:p>
          </table:table-cell>
          <table:table-cell office:value-type="float" office:value="20.67374" calcext:value-type="float">
            <text:p>20.67374</text:p>
          </table:table-cell>
          <table:table-cell office:value-type="float" office:value="19.86588" calcext:value-type="float">
            <text:p>19.86588</text:p>
          </table:table-cell>
          <table:table-cell office:value-type="float" office:value="20.31577" calcext:value-type="float">
            <text:p>20.31577</text:p>
          </table:table-cell>
          <table:table-cell office:value-type="float" office:value="20.0871" calcext:value-type="float">
            <text:p>20.0871</text:p>
          </table:table-cell>
          <table:table-cell office:value-type="float" office:value="19.87741" calcext:value-type="float">
            <text:p>19.87741</text:p>
          </table:table-cell>
          <table:table-cell office:value-type="float" office:value="19.84186" calcext:value-type="float">
            <text:p>19.84186</text:p>
          </table:table-cell>
          <table:table-cell office:value-type="float" office:value="19.3688" calcext:value-type="float">
            <text:p>19.3688</text:p>
          </table:table-cell>
          <table:table-cell office:value-type="float" office:value="19.34753" calcext:value-type="float">
            <text:p>19.34753</text:p>
          </table:table-cell>
          <table:table-cell office:value-type="float" office:value="18.81796" calcext:value-type="float">
            <text:p>18.81796</text:p>
          </table:table-cell>
          <table:table-cell office:value-type="float" office:value="18.80585" calcext:value-type="float">
            <text:p>18.80585</text:p>
          </table:table-cell>
          <table:table-cell office:value-type="float" office:value="18.24533" calcext:value-type="float">
            <text:p>18.24533</text:p>
          </table:table-cell>
          <table:table-cell office:value-type="float" office:value="18.24463" calcext:value-type="float">
            <text:p>18.24463</text:p>
          </table:table-cell>
          <table:table-cell office:value-type="float" office:value="17.61279" calcext:value-type="float">
            <text:p>17.61279</text:p>
          </table:table-cell>
          <table:table-cell office:value-type="float" office:value="17.60739" calcext:value-type="float">
            <text:p>17.60739</text:p>
          </table:table-cell>
          <table:table-cell office:value-type="float" office:value="17.05783" calcext:value-type="float">
            <text:p>17.05783</text:p>
          </table:table-cell>
          <table:table-cell office:value-type="float" office:value="17.05121" calcext:value-type="float">
            <text:p>17.05121</text:p>
          </table:table-cell>
          <table:table-cell office:value-type="float" office:value="25.9136" calcext:value-type="float">
            <text:p>25.9136</text:p>
          </table:table-cell>
          <table:table-cell office:value-type="float" office:value="13.64594" calcext:value-type="float">
            <text:p>13.645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5" calcext:value-type="float">
            <text:p>28082005</text:p>
          </table:table-cell>
          <table:table-cell office:value-type="float" office:value="14.47132" calcext:value-type="float">
            <text:p>14.47132</text:p>
          </table:table-cell>
          <table:table-cell office:value-type="float" office:value="29.78" calcext:value-type="float">
            <text:p>29.78</text:p>
          </table:table-cell>
          <table:table-cell office:value-type="float" office:value="14.73" calcext:value-type="float">
            <text:p>14.73</text:p>
          </table:table-cell>
          <table:table-cell office:value-type="float" office:value="1.936363" calcext:value-type="float">
            <text:p>1.936363</text:p>
          </table:table-cell>
          <table:table-cell office:value-type="float" office:value="1.444055" calcext:value-type="float">
            <text:p>1.444055</text:p>
          </table:table-cell>
          <table:table-cell office:value-type="float" office:value="159.048" calcext:value-type="float">
            <text:p>159.048</text:p>
          </table:table-cell>
          <table:table-cell office:value-type="float" office:value="25.6" calcext:value-type="float">
            <text:p>25.6</text:p>
          </table:table-cell>
          <table:table-cell office:value-type="float" office:value="25.46915" calcext:value-type="float">
            <text:p>25.46915</text:p>
          </table:table-cell>
          <table:table-cell office:value-type="float" office:value="15.84457" calcext:value-type="float">
            <text:p>15.84457</text:p>
          </table:table-cell>
          <table:table-cell office:value-type="float" office:value="23.92249" calcext:value-type="float">
            <text:p>23.92249</text:p>
          </table:table-cell>
          <table:table-cell office:value-type="float" office:value="17.25653" calcext:value-type="float">
            <text:p>17.25653</text:p>
          </table:table-cell>
          <table:table-cell office:value-type="float" office:value="22.36707" calcext:value-type="float">
            <text:p>22.36707</text:p>
          </table:table-cell>
          <table:table-cell office:value-type="float" office:value="18.36304" calcext:value-type="float">
            <text:p>18.36304</text:p>
          </table:table-cell>
          <table:table-cell office:value-type="float" office:value="21.40884" calcext:value-type="float">
            <text:p>21.40884</text:p>
          </table:table-cell>
          <table:table-cell office:value-type="float" office:value="19.3046" calcext:value-type="float">
            <text:p>19.3046</text:p>
          </table:table-cell>
          <table:table-cell office:value-type="float" office:value="20.94833" calcext:value-type="float">
            <text:p>20.94833</text:p>
          </table:table-cell>
          <table:table-cell office:value-type="float" office:value="19.75458" calcext:value-type="float">
            <text:p>19.75458</text:p>
          </table:table-cell>
          <table:table-cell office:value-type="float" office:value="20.63232" calcext:value-type="float">
            <text:p>20.63232</text:p>
          </table:table-cell>
          <table:table-cell office:value-type="float" office:value="20.06174" calcext:value-type="float">
            <text:p>20.06174</text:p>
          </table:table-cell>
          <table:table-cell office:value-type="float" office:value="20.41367" calcext:value-type="float">
            <text:p>20.41367</text:p>
          </table:table-cell>
          <table:table-cell office:value-type="float" office:value="20.11212" calcext:value-type="float">
            <text:p>20.11212</text:p>
          </table:table-cell>
          <table:table-cell office:value-type="float" office:value="20.13849" calcext:value-type="float">
            <text:p>20.13849</text:p>
          </table:table-cell>
          <table:table-cell office:value-type="float" office:value="20.09409" calcext:value-type="float">
            <text:p>20.09409</text:p>
          </table:table-cell>
          <table:table-cell office:value-type="float" office:value="19.84128" calcext:value-type="float">
            <text:p>19.84128</text:p>
          </table:table-cell>
          <table:table-cell office:value-type="float" office:value="19.80255" calcext:value-type="float">
            <text:p>19.80255</text:p>
          </table:table-cell>
          <table:table-cell office:value-type="float" office:value="19.34729" calcext:value-type="float">
            <text:p>19.34729</text:p>
          </table:table-cell>
          <table:table-cell office:value-type="float" office:value="19.32318" calcext:value-type="float">
            <text:p>19.32318</text:p>
          </table:table-cell>
          <table:table-cell office:value-type="float" office:value="18.80576" calcext:value-type="float">
            <text:p>18.80576</text:p>
          </table:table-cell>
          <table:table-cell office:value-type="float" office:value="18.7937" calcext:value-type="float">
            <text:p>18.7937</text:p>
          </table:table-cell>
          <table:table-cell office:value-type="float" office:value="18.24466" calcext:value-type="float">
            <text:p>18.24466</text:p>
          </table:table-cell>
          <table:table-cell office:value-type="float" office:value="18.24271" calcext:value-type="float">
            <text:p>18.24271</text:p>
          </table:table-cell>
          <table:table-cell office:value-type="float" office:value="17.61691" calcext:value-type="float">
            <text:p>17.61691</text:p>
          </table:table-cell>
          <table:table-cell office:value-type="float" office:value="17.61282" calcext:value-type="float">
            <text:p>17.61282</text:p>
          </table:table-cell>
          <table:table-cell office:value-type="float" office:value="17.06448" calcext:value-type="float">
            <text:p>17.06448</text:p>
          </table:table-cell>
          <table:table-cell office:value-type="float" office:value="17.05789" calcext:value-type="float">
            <text:p>17.05789</text:p>
          </table:table-cell>
          <table:table-cell office:value-type="float" office:value="27.54126" calcext:value-type="float">
            <text:p>27.54126</text:p>
          </table:table-cell>
          <table:table-cell office:value-type="float" office:value="14.91614" calcext:value-type="float">
            <text:p>14.916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5" calcext:value-type="float">
            <text:p>29082005</text:p>
          </table:table-cell>
          <table:table-cell office:value-type="float" office:value="23.50937" calcext:value-type="float">
            <text:p>23.50937</text:p>
          </table:table-cell>
          <table:table-cell office:value-type="float" office:value="32.17" calcext:value-type="float">
            <text:p>32.17</text:p>
          </table:table-cell>
          <table:table-cell office:value-type="float" office:value="14.4" calcext:value-type="float">
            <text:p>14.4</text:p>
          </table:table-cell>
          <table:table-cell office:value-type="float" office:value="1.762466" calcext:value-type="float">
            <text:p>1.762466</text:p>
          </table:table-cell>
          <table:table-cell office:value-type="float" office:value="1.355514" calcext:value-type="float">
            <text:p>1.355514</text:p>
          </table:table-cell>
          <table:table-cell office:value-type="float" office:value="113.76" calcext:value-type="float">
            <text:p>113.76</text:p>
          </table:table-cell>
          <table:table-cell office:value-type="float" office:value="0" calcext:value-type="float">
            <text:p>0</text:p>
          </table:table-cell>
          <table:table-cell office:value-type="float" office:value="24.98669" calcext:value-type="float">
            <text:p>24.98669</text:p>
          </table:table-cell>
          <table:table-cell office:value-type="float" office:value="14.6951" calcext:value-type="float">
            <text:p>14.6951</text:p>
          </table:table-cell>
          <table:table-cell office:value-type="float" office:value="23.19147" calcext:value-type="float">
            <text:p>23.19147</text:p>
          </table:table-cell>
          <table:table-cell office:value-type="float" office:value="15.67032" calcext:value-type="float">
            <text:p>15.67032</text:p>
          </table:table-cell>
          <table:table-cell office:value-type="float" office:value="22.05103" calcext:value-type="float">
            <text:p>22.05103</text:p>
          </table:table-cell>
          <table:table-cell office:value-type="float" office:value="16.68002" calcext:value-type="float">
            <text:p>16.68002</text:p>
          </table:table-cell>
          <table:table-cell office:value-type="float" office:value="21.15369" calcext:value-type="float">
            <text:p>21.15369</text:p>
          </table:table-cell>
          <table:table-cell office:value-type="float" office:value="17.72266" calcext:value-type="float">
            <text:p>17.72266</text:p>
          </table:table-cell>
          <table:table-cell office:value-type="float" office:value="20.66025" calcext:value-type="float">
            <text:p>20.66025</text:p>
          </table:table-cell>
          <table:table-cell office:value-type="float" office:value="18.3765" calcext:value-type="float">
            <text:p>18.3765</text:p>
          </table:table-cell>
          <table:table-cell office:value-type="float" office:value="20.25534" calcext:value-type="float">
            <text:p>20.25534</text:p>
          </table:table-cell>
          <table:table-cell office:value-type="float" office:value="19.02203" calcext:value-type="float">
            <text:p>19.02203</text:p>
          </table:table-cell>
          <table:table-cell office:value-type="float" office:value="20.22467" calcext:value-type="float">
            <text:p>20.22467</text:p>
          </table:table-cell>
          <table:table-cell office:value-type="float" office:value="19.42398" calcext:value-type="float">
            <text:p>19.42398</text:p>
          </table:table-cell>
          <table:table-cell office:value-type="float" office:value="20.10791" calcext:value-type="float">
            <text:p>20.10791</text:p>
          </table:table-cell>
          <table:table-cell office:value-type="float" office:value="19.79398" calcext:value-type="float">
            <text:p>19.79398</text:p>
          </table:table-cell>
          <table:table-cell office:value-type="float" office:value="19.80222" calcext:value-type="float">
            <text:p>19.80222</text:p>
          </table:table-cell>
          <table:table-cell office:value-type="float" office:value="19.71249" calcext:value-type="float">
            <text:p>19.71249</text:p>
          </table:table-cell>
          <table:table-cell office:value-type="float" office:value="19.32294" calcext:value-type="float">
            <text:p>19.32294</text:p>
          </table:table-cell>
          <table:table-cell office:value-type="float" office:value="19.29416" calcext:value-type="float">
            <text:p>19.29416</text:p>
          </table:table-cell>
          <table:table-cell office:value-type="float" office:value="18.79361" calcext:value-type="float">
            <text:p>18.79361</text:p>
          </table:table-cell>
          <table:table-cell office:value-type="float" office:value="18.78058" calcext:value-type="float">
            <text:p>18.78058</text:p>
          </table:table-cell>
          <table:table-cell office:value-type="float" office:value="18.24265" calcext:value-type="float">
            <text:p>18.24265</text:p>
          </table:table-cell>
          <table:table-cell office:value-type="float" office:value="18.23956" calcext:value-type="float">
            <text:p>18.23956</text:p>
          </table:table-cell>
          <table:table-cell office:value-type="float" office:value="17.62036" calcext:value-type="float">
            <text:p>17.62036</text:p>
          </table:table-cell>
          <table:table-cell office:value-type="float" office:value="17.61694" calcext:value-type="float">
            <text:p>17.61694</text:p>
          </table:table-cell>
          <table:table-cell office:value-type="float" office:value="17.06915" calcext:value-type="float">
            <text:p>17.06915</text:p>
          </table:table-cell>
          <table:table-cell office:value-type="float" office:value="17.06458" calcext:value-type="float">
            <text:p>17.06458</text:p>
          </table:table-cell>
          <table:table-cell office:value-type="float" office:value="26.4155" calcext:value-type="float">
            <text:p>26.4155</text:p>
          </table:table-cell>
          <table:table-cell office:value-type="float" office:value="14.03146" calcext:value-type="float">
            <text:p>14.031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5" calcext:value-type="float">
            <text:p>30082005</text:p>
          </table:table-cell>
          <table:table-cell office:value-type="float" office:value="23.59133" calcext:value-type="float">
            <text:p>23.59133</text:p>
          </table:table-cell>
          <table:table-cell office:value-type="float" office:value="29.83" calcext:value-type="float">
            <text:p>29.83</text:p>
          </table:table-cell>
          <table:table-cell office:value-type="float" office:value="13.72" calcext:value-type="float">
            <text:p>13.72</text:p>
          </table:table-cell>
          <table:table-cell office:value-type="float" office:value="1.761302" calcext:value-type="float">
            <text:p>1.761302</text:p>
          </table:table-cell>
          <table:table-cell office:value-type="float" office:value="1.144903" calcext:value-type="float">
            <text:p>1.144903</text:p>
          </table:table-cell>
          <table:table-cell office:value-type="float" office:value="130.68" calcext:value-type="float">
            <text:p>130.68</text:p>
          </table:table-cell>
          <table:table-cell office:value-type="float" office:value="0" calcext:value-type="float">
            <text:p>0</text:p>
          </table:table-cell>
          <table:table-cell office:value-type="float" office:value="23.87595" calcext:value-type="float">
            <text:p>23.87595</text:p>
          </table:table-cell>
          <table:table-cell office:value-type="float" office:value="14.64069" calcext:value-type="float">
            <text:p>14.64069</text:p>
          </table:table-cell>
          <table:table-cell office:value-type="float" office:value="22.10788" calcext:value-type="float">
            <text:p>22.10788</text:p>
          </table:table-cell>
          <table:table-cell office:value-type="float" office:value="16.37347" calcext:value-type="float">
            <text:p>16.37347</text:p>
          </table:table-cell>
          <table:table-cell office:value-type="float" office:value="21.35339" calcext:value-type="float">
            <text:p>21.35339</text:p>
          </table:table-cell>
          <table:table-cell office:value-type="float" office:value="17.53516" calcext:value-type="float">
            <text:p>17.53516</text:p>
          </table:table-cell>
          <table:table-cell office:value-type="float" office:value="20.74771" calcext:value-type="float">
            <text:p>20.74771</text:p>
          </table:table-cell>
          <table:table-cell office:value-type="float" office:value="18.42792" calcext:value-type="float">
            <text:p>18.42792</text:p>
          </table:table-cell>
          <table:table-cell office:value-type="float" office:value="20.40024" calcext:value-type="float">
            <text:p>20.40024</text:p>
          </table:table-cell>
          <table:table-cell office:value-type="float" office:value="18.91864" calcext:value-type="float">
            <text:p>18.91864</text:p>
          </table:table-cell>
          <table:table-cell office:value-type="float" office:value="20.23218" calcext:value-type="float">
            <text:p>20.23218</text:p>
          </table:table-cell>
          <table:table-cell office:value-type="float" office:value="19.35196" calcext:value-type="float">
            <text:p>19.35196</text:p>
          </table:table-cell>
          <table:table-cell office:value-type="float" office:value="20.05429" calcext:value-type="float">
            <text:p>20.05429</text:p>
          </table:table-cell>
          <table:table-cell office:value-type="float" office:value="19.56522" calcext:value-type="float">
            <text:p>19.56522</text:p>
          </table:table-cell>
          <table:table-cell office:value-type="float" office:value="19.84787" calcext:value-type="float">
            <text:p>19.84787</text:p>
          </table:table-cell>
          <table:table-cell office:value-type="float" office:value="19.7363" calcext:value-type="float">
            <text:p>19.7363</text:p>
          </table:table-cell>
          <table:table-cell office:value-type="float" office:value="19.71143" calcext:value-type="float">
            <text:p>19.71143</text:p>
          </table:table-cell>
          <table:table-cell office:value-type="float" office:value="19.62646" calcext:value-type="float">
            <text:p>19.62646</text:p>
          </table:table-cell>
          <table:table-cell office:value-type="float" office:value="19.29376" calcext:value-type="float">
            <text:p>19.29376</text:p>
          </table:table-cell>
          <table:table-cell office:value-type="float" office:value="19.25357" calcext:value-type="float">
            <text:p>19.25357</text:p>
          </table:table-cell>
          <table:table-cell office:value-type="float" office:value="18.78046" calcext:value-type="float">
            <text:p>18.78046</text:p>
          </table:table-cell>
          <table:table-cell office:value-type="float" office:value="18.76303" calcext:value-type="float">
            <text:p>18.76303</text:p>
          </table:table-cell>
          <table:table-cell office:value-type="float" office:value="18.23953" calcext:value-type="float">
            <text:p>18.23953</text:p>
          </table:table-cell>
          <table:table-cell office:value-type="float" office:value="18.23483" calcext:value-type="float">
            <text:p>18.23483</text:p>
          </table:table-cell>
          <table:table-cell office:value-type="float" office:value="17.62231" calcext:value-type="float">
            <text:p>17.62231</text:p>
          </table:table-cell>
          <table:table-cell office:value-type="float" office:value="17.62039" calcext:value-type="float">
            <text:p>17.62039</text:p>
          </table:table-cell>
          <table:table-cell office:value-type="float" office:value="17.0733" calcext:value-type="float">
            <text:p>17.0733</text:p>
          </table:table-cell>
          <table:table-cell office:value-type="float" office:value="17.06918" calcext:value-type="float">
            <text:p>17.06918</text:p>
          </table:table-cell>
          <table:table-cell office:value-type="float" office:value="23.87595" calcext:value-type="float">
            <text:p>23.87595</text:p>
          </table:table-cell>
          <table:table-cell office:value-type="float" office:value="14.64069" calcext:value-type="float">
            <text:p>14.640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5" calcext:value-type="float">
            <text:p>31082005</text:p>
          </table:table-cell>
          <table:table-cell office:value-type="float" office:value="22.158" calcext:value-type="float">
            <text:p>22.158</text:p>
          </table:table-cell>
          <table:table-cell office:value-type="float" office:value="26.79" calcext:value-type="float">
            <text:p>26.79</text:p>
          </table:table-cell>
          <table:table-cell office:value-type="float" office:value="12.29" calcext:value-type="float">
            <text:p>12.29</text:p>
          </table:table-cell>
          <table:table-cell office:value-type="float" office:value="1.728514" calcext:value-type="float">
            <text:p>1.728514</text:p>
          </table:table-cell>
          <table:table-cell office:value-type="float" office:value="0.9826784" calcext:value-type="float">
            <text:p>0.9826784</text:p>
          </table:table-cell>
          <table:table-cell office:value-type="float" office:value="230.22" calcext:value-type="float">
            <text:p>230.22</text:p>
          </table:table-cell>
          <table:table-cell office:value-type="float" office:value="0" calcext:value-type="float">
            <text:p>0</text:p>
          </table:table-cell>
          <table:table-cell office:value-type="float" office:value="22.52011" calcext:value-type="float">
            <text:p>22.52011</text:p>
          </table:table-cell>
          <table:table-cell office:value-type="float" office:value="14.94116" calcext:value-type="float">
            <text:p>14.94116</text:p>
          </table:table-cell>
          <table:table-cell office:value-type="float" office:value="21.15707" calcext:value-type="float">
            <text:p>21.15707</text:p>
          </table:table-cell>
          <table:table-cell office:value-type="float" office:value="17.44464" calcext:value-type="float">
            <text:p>17.44464</text:p>
          </table:table-cell>
          <table:table-cell office:value-type="float" office:value="20.69916" calcext:value-type="float">
            <text:p>20.69916</text:p>
          </table:table-cell>
          <table:table-cell office:value-type="float" office:value="18.30713" calcext:value-type="float">
            <text:p>18.30713</text:p>
          </table:table-cell>
          <table:table-cell office:value-type="float" office:value="20.32498" calcext:value-type="float">
            <text:p>20.32498</text:p>
          </table:table-cell>
          <table:table-cell office:value-type="float" office:value="18.866" calcext:value-type="float">
            <text:p>18.866</text:p>
          </table:table-cell>
          <table:table-cell office:value-type="float" office:value="20.10257" calcext:value-type="float">
            <text:p>20.10257</text:p>
          </table:table-cell>
          <table:table-cell office:value-type="float" office:value="19.18088" calcext:value-type="float">
            <text:p>19.18088</text:p>
          </table:table-cell>
          <table:table-cell office:value-type="float" office:value="20.06561" calcext:value-type="float">
            <text:p>20.06561</text:p>
          </table:table-cell>
          <table:table-cell office:value-type="float" office:value="19.453" calcext:value-type="float">
            <text:p>19.453</text:p>
          </table:table-cell>
          <table:table-cell office:value-type="float" office:value="19.94177" calcext:value-type="float">
            <text:p>19.94177</text:p>
          </table:table-cell>
          <table:table-cell office:value-type="float" office:value="19.58356" calcext:value-type="float">
            <text:p>19.58356</text:p>
          </table:table-cell>
          <table:table-cell office:value-type="float" office:value="19.77167" calcext:value-type="float">
            <text:p>19.77167</text:p>
          </table:table-cell>
          <table:table-cell office:value-type="float" office:value="19.68005" calcext:value-type="float">
            <text:p>19.68005</text:p>
          </table:table-cell>
          <table:table-cell office:value-type="float" office:value="19.62573" calcext:value-type="float">
            <text:p>19.62573</text:p>
          </table:table-cell>
          <table:table-cell office:value-type="float" office:value="19.55746" calcext:value-type="float">
            <text:p>19.55746</text:p>
          </table:table-cell>
          <table:table-cell office:value-type="float" office:value="19.25305" calcext:value-type="float">
            <text:p>19.25305</text:p>
          </table:table-cell>
          <table:table-cell office:value-type="float" office:value="19.21017" calcext:value-type="float">
            <text:p>19.21017</text:p>
          </table:table-cell>
          <table:table-cell office:value-type="float" office:value="18.76282" calcext:value-type="float">
            <text:p>18.76282</text:p>
          </table:table-cell>
          <table:table-cell office:value-type="float" office:value="18.74158" calcext:value-type="float">
            <text:p>18.74158</text:p>
          </table:table-cell>
          <table:table-cell office:value-type="float" office:value="18.23477" calcext:value-type="float">
            <text:p>18.23477</text:p>
          </table:table-cell>
          <table:table-cell office:value-type="float" office:value="18.22815" calcext:value-type="float">
            <text:p>18.22815</text:p>
          </table:table-cell>
          <table:table-cell office:value-type="float" office:value="17.62311" calcext:value-type="float">
            <text:p>17.62311</text:p>
          </table:table-cell>
          <table:table-cell office:value-type="float" office:value="17.62234" calcext:value-type="float">
            <text:p>17.62234</text:p>
          </table:table-cell>
          <table:table-cell office:value-type="float" office:value="17.07755" calcext:value-type="float">
            <text:p>17.07755</text:p>
          </table:table-cell>
          <table:table-cell office:value-type="float" office:value="17.07336" calcext:value-type="float">
            <text:p>17.07336</text:p>
          </table:table-cell>
          <table:table-cell office:value-type="float" office:value="22.52014" calcext:value-type="float">
            <text:p>22.52014</text:p>
          </table:table-cell>
          <table:table-cell office:value-type="float" office:value="15.13144" calcext:value-type="float">
            <text:p>15.131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5" calcext:value-type="float">
            <text:p>1092005</text:p>
          </table:table-cell>
          <table:table-cell office:value-type="float" office:value="23.62139" calcext:value-type="float">
            <text:p>23.62139</text:p>
          </table:table-cell>
          <table:table-cell office:value-type="float" office:value="28.92" calcext:value-type="float">
            <text:p>28.92</text:p>
          </table:table-cell>
          <table:table-cell office:value-type="float" office:value="9.94" calcext:value-type="float">
            <text:p>9.94</text:p>
          </table:table-cell>
          <table:table-cell office:value-type="float" office:value="1.316233" calcext:value-type="float">
            <text:p>1.316233</text:p>
          </table:table-cell>
          <table:table-cell office:value-type="float" office:value="0.9286845" calcext:value-type="float">
            <text:p>0.9286845</text:p>
          </table:table-cell>
          <table:table-cell office:value-type="float" office:value="153.324" calcext:value-type="float">
            <text:p>153.324</text:p>
          </table:table-cell>
          <table:table-cell office:value-type="float" office:value="0" calcext:value-type="float">
            <text:p>0</text:p>
          </table:table-cell>
          <table:table-cell office:value-type="float" office:value="25.49261" calcext:value-type="float">
            <text:p>25.49261</text:p>
          </table:table-cell>
          <table:table-cell office:value-type="float" office:value="11.95239" calcext:value-type="float">
            <text:p>11.95239</text:p>
          </table:table-cell>
          <table:table-cell office:value-type="float" office:value="22.89014" calcext:value-type="float">
            <text:p>22.89014</text:p>
          </table:table-cell>
          <table:table-cell office:value-type="float" office:value="14.34937" calcext:value-type="float">
            <text:p>14.34937</text:p>
          </table:table-cell>
          <table:table-cell office:value-type="float" office:value="21.6626" calcext:value-type="float">
            <text:p>21.6626</text:p>
          </table:table-cell>
          <table:table-cell office:value-type="float" office:value="15.89047" calcext:value-type="float">
            <text:p>15.89047</text:p>
          </table:table-cell>
          <table:table-cell office:value-type="float" office:value="20.7384" calcext:value-type="float">
            <text:p>20.7384</text:p>
          </table:table-cell>
          <table:table-cell office:value-type="float" office:value="17.12491" calcext:value-type="float">
            <text:p>17.12491</text:p>
          </table:table-cell>
          <table:table-cell office:value-type="float" office:value="20.22775" calcext:value-type="float">
            <text:p>20.22775</text:p>
          </table:table-cell>
          <table:table-cell office:value-type="float" office:value="17.86996" calcext:value-type="float">
            <text:p>17.86996</text:p>
          </table:table-cell>
          <table:table-cell office:value-type="float" office:value="19.82797" calcext:value-type="float">
            <text:p>19.82797</text:p>
          </table:table-cell>
          <table:table-cell office:value-type="float" office:value="18.57043" calcext:value-type="float">
            <text:p>18.57043</text:p>
          </table:table-cell>
          <table:table-cell office:value-type="float" office:value="19.78989" calcext:value-type="float">
            <text:p>19.78989</text:p>
          </table:table-cell>
          <table:table-cell office:value-type="float" office:value="18.99802" calcext:value-type="float">
            <text:p>18.99802</text:p>
          </table:table-cell>
          <table:table-cell office:value-type="float" office:value="19.68729" calcext:value-type="float">
            <text:p>19.68729</text:p>
          </table:table-cell>
          <table:table-cell office:value-type="float" office:value="19.42017" calcext:value-type="float">
            <text:p>19.42017</text:p>
          </table:table-cell>
          <table:table-cell office:value-type="float" office:value="19.55682" calcext:value-type="float">
            <text:p>19.55682</text:p>
          </table:table-cell>
          <table:table-cell office:value-type="float" office:value="19.45563" calcext:value-type="float">
            <text:p>19.45563</text:p>
          </table:table-cell>
          <table:table-cell office:value-type="float" office:value="19.20972" calcext:value-type="float">
            <text:p>19.20972</text:p>
          </table:table-cell>
          <table:table-cell office:value-type="float" office:value="19.16342" calcext:value-type="float">
            <text:p>19.16342</text:p>
          </table:table-cell>
          <table:table-cell office:value-type="float" office:value="18.74136" calcext:value-type="float">
            <text:p>18.74136</text:p>
          </table:table-cell>
          <table:table-cell office:value-type="float" office:value="18.71741" calcext:value-type="float">
            <text:p>18.71741</text:p>
          </table:table-cell>
          <table:table-cell office:value-type="float" office:value="18.22806" calcext:value-type="float">
            <text:p>18.22806</text:p>
          </table:table-cell>
          <table:table-cell office:value-type="float" office:value="18.21902" calcext:value-type="float">
            <text:p>18.21902</text:p>
          </table:table-cell>
          <table:table-cell office:value-type="float" office:value="17.62311" calcext:value-type="float">
            <text:p>17.62311</text:p>
          </table:table-cell>
          <table:table-cell office:value-type="float" office:value="17.62228" calcext:value-type="float">
            <text:p>17.62228</text:p>
          </table:table-cell>
          <table:table-cell office:value-type="float" office:value="17.07797" calcext:value-type="float">
            <text:p>17.07797</text:p>
          </table:table-cell>
          <table:table-cell office:value-type="float" office:value="17.07758" calcext:value-type="float">
            <text:p>17.07758</text:p>
          </table:table-cell>
          <table:table-cell office:value-type="float" office:value="25.49265" calcext:value-type="float">
            <text:p>25.49265</text:p>
          </table:table-cell>
          <table:table-cell office:value-type="float" office:value="11.95236" calcext:value-type="float">
            <text:p>11.952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5" calcext:value-type="float">
            <text:p>2092005</text:p>
          </table:table-cell>
          <table:table-cell office:value-type="float" office:value="20.31228" calcext:value-type="float">
            <text:p>20.31228</text:p>
          </table:table-cell>
          <table:table-cell office:value-type="float" office:value="29.63" calcext:value-type="float">
            <text:p>29.63</text:p>
          </table:table-cell>
          <table:table-cell office:value-type="float" office:value="11.9" calcext:value-type="float">
            <text:p>11.9</text:p>
          </table:table-cell>
          <table:table-cell office:value-type="float" office:value="1.774889" calcext:value-type="float">
            <text:p>1.774889</text:p>
          </table:table-cell>
          <table:table-cell office:value-type="float" office:value="1.201428" calcext:value-type="float">
            <text:p>1.201428</text:p>
          </table:table-cell>
          <table:table-cell office:value-type="float" office:value="117.936" calcext:value-type="float">
            <text:p>117.936</text:p>
          </table:table-cell>
          <table:table-cell office:value-type="float" office:value="0" calcext:value-type="float">
            <text:p>0</text:p>
          </table:table-cell>
          <table:table-cell office:value-type="float" office:value="25.85706" calcext:value-type="float">
            <text:p>25.85706</text:p>
          </table:table-cell>
          <table:table-cell office:value-type="float" office:value="13.65234" calcext:value-type="float">
            <text:p>13.65234</text:p>
          </table:table-cell>
          <table:table-cell office:value-type="float" office:value="23.43518" calcext:value-type="float">
            <text:p>23.43518</text:p>
          </table:table-cell>
          <table:table-cell office:value-type="float" office:value="15.80444" calcext:value-type="float">
            <text:p>15.80444</text:p>
          </table:table-cell>
          <table:table-cell office:value-type="float" office:value="22.17569" calcext:value-type="float">
            <text:p>22.17569</text:p>
          </table:table-cell>
          <table:table-cell office:value-type="float" office:value="17.03845" calcext:value-type="float">
            <text:p>17.03845</text:p>
          </table:table-cell>
          <table:table-cell office:value-type="float" office:value="21.18558" calcext:value-type="float">
            <text:p>21.18558</text:p>
          </table:table-cell>
          <table:table-cell office:value-type="float" office:value="17.93265" calcext:value-type="float">
            <text:p>17.93265</text:p>
          </table:table-cell>
          <table:table-cell office:value-type="float" office:value="20.61121" calcext:value-type="float">
            <text:p>20.61121</text:p>
          </table:table-cell>
          <table:table-cell office:value-type="float" office:value="18.43808" calcext:value-type="float">
            <text:p>18.43808</text:p>
          </table:table-cell>
          <table:table-cell office:value-type="float" office:value="20.12204" calcext:value-type="float">
            <text:p>20.12204</text:p>
          </table:table-cell>
          <table:table-cell office:value-type="float" office:value="18.89221" calcext:value-type="float">
            <text:p>18.89221</text:p>
          </table:table-cell>
          <table:table-cell office:value-type="float" office:value="19.78802" calcext:value-type="float">
            <text:p>19.78802</text:p>
          </table:table-cell>
          <table:table-cell office:value-type="float" office:value="19.14297" calcext:value-type="float">
            <text:p>19.14297</text:p>
          </table:table-cell>
          <table:table-cell office:value-type="float" office:value="19.48181" calcext:value-type="float">
            <text:p>19.48181</text:p>
          </table:table-cell>
          <table:table-cell office:value-type="float" office:value="19.37933" calcext:value-type="float">
            <text:p>19.37933</text:p>
          </table:table-cell>
          <table:table-cell office:value-type="float" office:value="19.45447" calcext:value-type="float">
            <text:p>19.45447</text:p>
          </table:table-cell>
          <table:table-cell office:value-type="float" office:value="19.36664" calcext:value-type="float">
            <text:p>19.36664</text:p>
          </table:table-cell>
          <table:table-cell office:value-type="float" office:value="19.1629" calcext:value-type="float">
            <text:p>19.1629</text:p>
          </table:table-cell>
          <table:table-cell office:value-type="float" office:value="19.10864" calcext:value-type="float">
            <text:p>19.10864</text:p>
          </table:table-cell>
          <table:table-cell office:value-type="float" office:value="18.71713" calcext:value-type="float">
            <text:p>18.71713</text:p>
          </table:table-cell>
          <table:table-cell office:value-type="float" office:value="18.68918" calcext:value-type="float">
            <text:p>18.68918</text:p>
          </table:table-cell>
          <table:table-cell office:value-type="float" office:value="18.21887" calcext:value-type="float">
            <text:p>18.21887</text:p>
          </table:table-cell>
          <table:table-cell office:value-type="float" office:value="18.20779" calcext:value-type="float">
            <text:p>18.20779</text:p>
          </table:table-cell>
          <table:table-cell office:value-type="float" office:value="17.62228" calcext:value-type="float">
            <text:p>17.62228</text:p>
          </table:table-cell>
          <table:table-cell office:value-type="float" office:value="17.6199" calcext:value-type="float">
            <text:p>17.6199</text:p>
          </table:table-cell>
          <table:table-cell table:number-columns-repeated="2" office:value-type="float" office:value="17.07797" calcext:value-type="float">
            <text:p>17.07797</text:p>
          </table:table-cell>
          <table:table-cell office:value-type="float" office:value="25.85706" calcext:value-type="float">
            <text:p>25.85706</text:p>
          </table:table-cell>
          <table:table-cell office:value-type="float" office:value="13.65234" calcext:value-type="float">
            <text:p>13.652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5" calcext:value-type="float">
            <text:p>3092005</text:p>
          </table:table-cell>
          <table:table-cell office:value-type="float" office:value="21.69144" calcext:value-type="float">
            <text:p>21.69144</text:p>
          </table:table-cell>
          <table:table-cell office:value-type="float" office:value="32.57" calcext:value-type="float">
            <text:p>32.57</text:p>
          </table:table-cell>
          <table:table-cell office:value-type="float" office:value="16.22" calcext:value-type="float">
            <text:p>16.22</text:p>
          </table:table-cell>
          <table:table-cell office:value-type="float" office:value="2.095084" calcext:value-type="float">
            <text:p>2.095084</text:p>
          </table:table-cell>
          <table:table-cell office:value-type="float" office:value="1.267761" calcext:value-type="float">
            <text:p>1.267761</text:p>
          </table:table-cell>
          <table:table-cell office:value-type="float" office:value="250.668" calcext:value-type="float">
            <text:p>250.668</text:p>
          </table:table-cell>
          <table:table-cell office:value-type="float" office:value="0" calcext:value-type="float">
            <text:p>0</text:p>
          </table:table-cell>
          <table:table-cell office:value-type="float" office:value="28.50665" calcext:value-type="float">
            <text:p>28.50665</text:p>
          </table:table-cell>
          <table:table-cell office:value-type="float" office:value="16.8385" calcext:value-type="float">
            <text:p>16.8385</text:p>
          </table:table-cell>
          <table:table-cell office:value-type="float" office:value="25.44742" calcext:value-type="float">
            <text:p>25.44742</text:p>
          </table:table-cell>
          <table:table-cell office:value-type="float" office:value="17.98602" calcext:value-type="float">
            <text:p>17.98602</text:p>
          </table:table-cell>
          <table:table-cell office:value-type="float" office:value="23.89154" calcext:value-type="float">
            <text:p>23.89154</text:p>
          </table:table-cell>
          <table:table-cell office:value-type="float" office:value="18.66208" calcext:value-type="float">
            <text:p>18.66208</text:p>
          </table:table-cell>
          <table:table-cell office:value-type="float" office:value="22.59113" calcext:value-type="float">
            <text:p>22.59113</text:p>
          </table:table-cell>
          <table:table-cell office:value-type="float" office:value="19.13989" calcext:value-type="float">
            <text:p>19.13989</text:p>
          </table:table-cell>
          <table:table-cell office:value-type="float" office:value="21.78018" calcext:value-type="float">
            <text:p>21.78018</text:p>
          </table:table-cell>
          <table:table-cell office:value-type="float" office:value="19.37704" calcext:value-type="float">
            <text:p>19.37704</text:p>
          </table:table-cell>
          <table:table-cell office:value-type="float" office:value="21.05679" calcext:value-type="float">
            <text:p>21.05679</text:p>
          </table:table-cell>
          <table:table-cell office:value-type="float" office:value="19.55734" calcext:value-type="float">
            <text:p>19.55734</text:p>
          </table:table-cell>
          <table:table-cell office:value-type="float" office:value="20.42819" calcext:value-type="float">
            <text:p>20.42819</text:p>
          </table:table-cell>
          <table:table-cell office:value-type="float" office:value="19.57419" calcext:value-type="float">
            <text:p>19.57419</text:p>
          </table:table-cell>
          <table:table-cell office:value-type="float" office:value="19.67447" calcext:value-type="float">
            <text:p>19.67447</text:p>
          </table:table-cell>
          <table:table-cell office:value-type="float" office:value="19.43732" calcext:value-type="float">
            <text:p>19.43732</text:p>
          </table:table-cell>
          <table:table-cell office:value-type="float" office:value="19.366" calcext:value-type="float">
            <text:p>19.366</text:p>
          </table:table-cell>
          <table:table-cell office:value-type="float" office:value="19.3475" calcext:value-type="float">
            <text:p>19.3475</text:p>
          </table:table-cell>
          <table:table-cell office:value-type="float" office:value="19.10806" calcext:value-type="float">
            <text:p>19.10806</text:p>
          </table:table-cell>
          <table:table-cell office:value-type="float" office:value="19.06006" calcext:value-type="float">
            <text:p>19.06006</text:p>
          </table:table-cell>
          <table:table-cell office:value-type="float" office:value="18.68884" calcext:value-type="float">
            <text:p>18.68884</text:p>
          </table:table-cell>
          <table:table-cell office:value-type="float" office:value="18.65808" calcext:value-type="float">
            <text:p>18.65808</text:p>
          </table:table-cell>
          <table:table-cell office:value-type="float" office:value="18.20764" calcext:value-type="float">
            <text:p>18.20764</text:p>
          </table:table-cell>
          <table:table-cell office:value-type="float" office:value="18.19336" calcext:value-type="float">
            <text:p>18.19336</text:p>
          </table:table-cell>
          <table:table-cell office:value-type="float" office:value="17.61984" calcext:value-type="float">
            <text:p>17.61984</text:p>
          </table:table-cell>
          <table:table-cell office:value-type="float" office:value="17.61578" calcext:value-type="float">
            <text:p>17.61578</text:p>
          </table:table-cell>
          <table:table-cell table:number-columns-repeated="2" office:value-type="float" office:value="17.07797" calcext:value-type="float">
            <text:p>17.07797</text:p>
          </table:table-cell>
          <table:table-cell office:value-type="float" office:value="28.37067" calcext:value-type="float">
            <text:p>28.37067</text:p>
          </table:table-cell>
          <table:table-cell office:value-type="float" office:value="16.8385" calcext:value-type="float">
            <text:p>16.83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5" calcext:value-type="float">
            <text:p>4092005</text:p>
          </table:table-cell>
          <table:table-cell office:value-type="float" office:value="22.0413" calcext:value-type="float">
            <text:p>22.0413</text:p>
          </table:table-cell>
          <table:table-cell office:value-type="float" office:value="32.311" calcext:value-type="float">
            <text:p>32.311</text:p>
          </table:table-cell>
          <table:table-cell office:value-type="float" office:value="19.12" calcext:value-type="float">
            <text:p>19.12</text:p>
          </table:table-cell>
          <table:table-cell office:value-type="float" office:value="2.111629" calcext:value-type="float">
            <text:p>2.111629</text:p>
          </table:table-cell>
          <table:table-cell office:value-type="float" office:value="1.304613" calcext:value-type="float">
            <text:p>1.304613</text:p>
          </table:table-cell>
          <table:table-cell office:value-type="float" office:value="282.348" calcext:value-type="float">
            <text:p>282.348</text:p>
          </table:table-cell>
          <table:table-cell office:value-type="float" office:value="0" calcext:value-type="float">
            <text:p>0</text:p>
          </table:table-cell>
          <table:table-cell office:value-type="float" office:value="30.07996" calcext:value-type="float">
            <text:p>30.07996</text:p>
          </table:table-cell>
          <table:table-cell office:value-type="float" office:value="19.28159" calcext:value-type="float">
            <text:p>19.28159</text:p>
          </table:table-cell>
          <table:table-cell office:value-type="float" office:value="26.84903" calcext:value-type="float">
            <text:p>26.84903</text:p>
          </table:table-cell>
          <table:table-cell office:value-type="float" office:value="20.36111" calcext:value-type="float">
            <text:p>20.36111</text:p>
          </table:table-cell>
          <table:table-cell office:value-type="float" office:value="25.20288" calcext:value-type="float">
            <text:p>25.20288</text:p>
          </table:table-cell>
          <table:table-cell office:value-type="float" office:value="20.82584" calcext:value-type="float">
            <text:p>20.82584</text:p>
          </table:table-cell>
          <table:table-cell office:value-type="float" office:value="23.8172" calcext:value-type="float">
            <text:p>23.8172</text:p>
          </table:table-cell>
          <table:table-cell office:value-type="float" office:value="20.94702" calcext:value-type="float">
            <text:p>20.94702</text:p>
          </table:table-cell>
          <table:table-cell office:value-type="float" office:value="22.92365" calcext:value-type="float">
            <text:p>22.92365</text:p>
          </table:table-cell>
          <table:table-cell office:value-type="float" office:value="20.90262" calcext:value-type="float">
            <text:p>20.90262</text:p>
          </table:table-cell>
          <table:table-cell office:value-type="float" office:value="22.04507" calcext:value-type="float">
            <text:p>22.04507</text:p>
          </table:table-cell>
          <table:table-cell office:value-type="float" office:value="20.75638" calcext:value-type="float">
            <text:p>20.75638</text:p>
          </table:table-cell>
          <table:table-cell office:value-type="float" office:value="21.25082" calcext:value-type="float">
            <text:p>21.25082</text:p>
          </table:table-cell>
          <table:table-cell office:value-type="float" office:value="20.44101" calcext:value-type="float">
            <text:p>20.44101</text:p>
          </table:table-cell>
          <table:table-cell office:value-type="float" office:value="20.18616" calcext:value-type="float">
            <text:p>20.18616</text:p>
          </table:table-cell>
          <table:table-cell office:value-type="float" office:value="19.68143" calcext:value-type="float">
            <text:p>19.68143</text:p>
          </table:table-cell>
          <table:table-cell office:value-type="float" office:value="19.46826" calcext:value-type="float">
            <text:p>19.46826</text:p>
          </table:table-cell>
          <table:table-cell office:value-type="float" office:value="19.35202" calcext:value-type="float">
            <text:p>19.35202</text:p>
          </table:table-cell>
          <table:table-cell office:value-type="float" office:value="19.05963" calcext:value-type="float">
            <text:p>19.05963</text:p>
          </table:table-cell>
          <table:table-cell office:value-type="float" office:value="19.03848" calcext:value-type="float">
            <text:p>19.03848</text:p>
          </table:table-cell>
          <table:table-cell office:value-type="float" office:value="18.65775" calcext:value-type="float">
            <text:p>18.65775</text:p>
          </table:table-cell>
          <table:table-cell office:value-type="float" office:value="18.63071" calcext:value-type="float">
            <text:p>18.63071</text:p>
          </table:table-cell>
          <table:table-cell office:value-type="float" office:value="18.19318" calcext:value-type="float">
            <text:p>18.19318</text:p>
          </table:table-cell>
          <table:table-cell office:value-type="float" office:value="18.17764" calcext:value-type="float">
            <text:p>18.17764</text:p>
          </table:table-cell>
          <table:table-cell office:value-type="float" office:value="17.61575" calcext:value-type="float">
            <text:p>17.61575</text:p>
          </table:table-cell>
          <table:table-cell office:value-type="float" office:value="17.61041" calcext:value-type="float">
            <text:p>17.61041</text:p>
          </table:table-cell>
          <table:table-cell table:number-columns-repeated="2" office:value-type="float" office:value="17.07797" calcext:value-type="float">
            <text:p>17.07797</text:p>
          </table:table-cell>
          <table:table-cell office:value-type="float" office:value="29.44141" calcext:value-type="float">
            <text:p>29.44141</text:p>
          </table:table-cell>
          <table:table-cell office:value-type="float" office:value="19.28159" calcext:value-type="float">
            <text:p>19.281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5" calcext:value-type="float">
            <text:p>5092005</text:p>
          </table:table-cell>
          <table:table-cell office:value-type="float" office:value="5.845319" calcext:value-type="float">
            <text:p>5.845319</text:p>
          </table:table-cell>
          <table:table-cell office:value-type="float" office:value="27.67" calcext:value-type="float">
            <text:p>27.67</text:p>
          </table:table-cell>
          <table:table-cell office:value-type="float" office:value="17.98" calcext:value-type="float">
            <text:p>17.98</text:p>
          </table:table-cell>
          <table:table-cell office:value-type="float" office:value="1.885302" calcext:value-type="float">
            <text:p>1.885302</text:p>
          </table:table-cell>
          <table:table-cell office:value-type="float" office:value="1.281526" calcext:value-type="float">
            <text:p>1.281526</text:p>
          </table:table-cell>
          <table:table-cell office:value-type="float" office:value="271.224" calcext:value-type="float">
            <text:p>271.224</text:p>
          </table:table-cell>
          <table:table-cell office:value-type="float" office:value="4.5" calcext:value-type="float">
            <text:p>4.5</text:p>
          </table:table-cell>
          <table:table-cell office:value-type="float" office:value="21.99521" calcext:value-type="float">
            <text:p>21.99521</text:p>
          </table:table-cell>
          <table:table-cell office:value-type="float" office:value="18.30182" calcext:value-type="float">
            <text:p>18.30182</text:p>
          </table:table-cell>
          <table:table-cell office:value-type="float" office:value="23.16183" calcext:value-type="float">
            <text:p>23.16183</text:p>
          </table:table-cell>
          <table:table-cell office:value-type="float" office:value="18.93759" calcext:value-type="float">
            <text:p>18.93759</text:p>
          </table:table-cell>
          <table:table-cell office:value-type="float" office:value="23.45761" calcext:value-type="float">
            <text:p>23.45761</text:p>
          </table:table-cell>
          <table:table-cell office:value-type="float" office:value="19.39505" calcext:value-type="float">
            <text:p>19.39505</text:p>
          </table:table-cell>
          <table:table-cell office:value-type="float" office:value="23.20151" calcext:value-type="float">
            <text:p>23.20151</text:p>
          </table:table-cell>
          <table:table-cell office:value-type="float" office:value="19.82004" calcext:value-type="float">
            <text:p>19.82004</text:p>
          </table:table-cell>
          <table:table-cell office:value-type="float" office:value="22.73291" calcext:value-type="float">
            <text:p>22.73291</text:p>
          </table:table-cell>
          <table:table-cell office:value-type="float" office:value="20.07852" calcext:value-type="float">
            <text:p>20.07852</text:p>
          </table:table-cell>
          <table:table-cell office:value-type="float" office:value="22.04605" calcext:value-type="float">
            <text:p>22.04605</text:p>
          </table:table-cell>
          <table:table-cell office:value-type="float" office:value="20.34253" calcext:value-type="float">
            <text:p>20.34253</text:p>
          </table:table-cell>
          <table:table-cell office:value-type="float" office:value="21.31671" calcext:value-type="float">
            <text:p>21.31671</text:p>
          </table:table-cell>
          <table:table-cell office:value-type="float" office:value="20.41537" calcext:value-type="float">
            <text:p>20.41537</text:p>
          </table:table-cell>
          <table:table-cell office:value-type="float" office:value="20.42801" calcext:value-type="float">
            <text:p>20.42801</text:p>
          </table:table-cell>
          <table:table-cell office:value-type="float" office:value="20.19424" calcext:value-type="float">
            <text:p>20.19424</text:p>
          </table:table-cell>
          <table:table-cell office:value-type="float" office:value="19.65195" calcext:value-type="float">
            <text:p>19.65195</text:p>
          </table:table-cell>
          <table:table-cell office:value-type="float" office:value="19.47015" calcext:value-type="float">
            <text:p>19.47015</text:p>
          </table:table-cell>
          <table:table-cell office:value-type="float" office:value="19.05948" calcext:value-type="float">
            <text:p>19.05948</text:p>
          </table:table-cell>
          <table:table-cell office:value-type="float" office:value="19.03842" calcext:value-type="float">
            <text:p>19.03842</text:p>
          </table:table-cell>
          <table:table-cell office:value-type="float" office:value="18.63046" calcext:value-type="float">
            <text:p>18.63046</text:p>
          </table:table-cell>
          <table:table-cell office:value-type="float" office:value="18.61566" calcext:value-type="float">
            <text:p>18.61566</text:p>
          </table:table-cell>
          <table:table-cell office:value-type="float" office:value="18.17746" calcext:value-type="float">
            <text:p>18.17746</text:p>
          </table:table-cell>
          <table:table-cell office:value-type="float" office:value="18.16287" calcext:value-type="float">
            <text:p>18.16287</text:p>
          </table:table-cell>
          <table:table-cell office:value-type="float" office:value="17.61035" calcext:value-type="float">
            <text:p>17.61035</text:p>
          </table:table-cell>
          <table:table-cell office:value-type="float" office:value="17.60394" calcext:value-type="float">
            <text:p>17.60394</text:p>
          </table:table-cell>
          <table:table-cell office:value-type="float" office:value="17.07797" calcext:value-type="float">
            <text:p>17.07797</text:p>
          </table:table-cell>
          <table:table-cell office:value-type="float" office:value="17.07788" calcext:value-type="float">
            <text:p>17.07788</text:p>
          </table:table-cell>
          <table:table-cell office:value-type="float" office:value="22.16846" calcext:value-type="float">
            <text:p>22.16846</text:p>
          </table:table-cell>
          <table:table-cell office:value-type="float" office:value="17.06799" calcext:value-type="float">
            <text:p>17.067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5" calcext:value-type="float">
            <text:p>6092005</text:p>
          </table:table-cell>
          <table:table-cell office:value-type="float" office:value="9.3096" calcext:value-type="float">
            <text:p>9.3096</text:p>
          </table:table-cell>
          <table:table-cell office:value-type="float" office:value="27.02" calcext:value-type="float">
            <text:p>27.02</text:p>
          </table:table-cell>
          <table:table-cell office:value-type="float" office:value="17.03" calcext:value-type="float">
            <text:p>17.03</text:p>
          </table:table-cell>
          <table:table-cell office:value-type="float" office:value="1.810263" calcext:value-type="float">
            <text:p>1.810263</text:p>
          </table:table-cell>
          <table:table-cell office:value-type="float" office:value="1.475876" calcext:value-type="float">
            <text:p>1.475876</text:p>
          </table:table-cell>
          <table:table-cell office:value-type="float" office:value="175.248" calcext:value-type="float">
            <text:p>175.248</text:p>
          </table:table-cell>
          <table:table-cell office:value-type="float" office:value="0" calcext:value-type="float">
            <text:p>0</text:p>
          </table:table-cell>
          <table:table-cell office:value-type="float" office:value="22.2861" calcext:value-type="float">
            <text:p>22.2861</text:p>
          </table:table-cell>
          <table:table-cell office:value-type="float" office:value="16.87277" calcext:value-type="float">
            <text:p>16.87277</text:p>
          </table:table-cell>
          <table:table-cell office:value-type="float" office:value="21.13287" calcext:value-type="float">
            <text:p>21.13287</text:p>
          </table:table-cell>
          <table:table-cell office:value-type="float" office:value="17.80493" calcext:value-type="float">
            <text:p>17.80493</text:p>
          </table:table-cell>
          <table:table-cell office:value-type="float" office:value="20.63293" calcext:value-type="float">
            <text:p>20.63293</text:p>
          </table:table-cell>
          <table:table-cell office:value-type="float" office:value="18.49734" calcext:value-type="float">
            <text:p>18.49734</text:p>
          </table:table-cell>
          <table:table-cell office:value-type="float" office:value="20.33035" calcext:value-type="float">
            <text:p>20.33035</text:p>
          </table:table-cell>
          <table:table-cell office:value-type="float" office:value="19.0639" calcext:value-type="float">
            <text:p>19.0639</text:p>
          </table:table-cell>
          <table:table-cell office:value-type="float" office:value="20.17313" calcext:value-type="float">
            <text:p>20.17313</text:p>
          </table:table-cell>
          <table:table-cell office:value-type="float" office:value="19.40527" calcext:value-type="float">
            <text:p>19.40527</text:p>
          </table:table-cell>
          <table:table-cell office:value-type="float" office:value="20.32718" calcext:value-type="float">
            <text:p>20.32718</text:p>
          </table:table-cell>
          <table:table-cell office:value-type="float" office:value="19.71823" calcext:value-type="float">
            <text:p>19.71823</text:p>
          </table:table-cell>
          <table:table-cell office:value-type="float" office:value="20.40503" calcext:value-type="float">
            <text:p>20.40503</text:p>
          </table:table-cell>
          <table:table-cell office:value-type="float" office:value="19.88538" calcext:value-type="float">
            <text:p>19.88538</text:p>
          </table:table-cell>
          <table:table-cell office:value-type="float" office:value="20.32767" calcext:value-type="float">
            <text:p>20.32767</text:p>
          </table:table-cell>
          <table:table-cell office:value-type="float" office:value="19.95181" calcext:value-type="float">
            <text:p>19.95181</text:p>
          </table:table-cell>
          <table:table-cell office:value-type="float" office:value="19.67435" calcext:value-type="float">
            <text:p>19.67435</text:p>
          </table:table-cell>
          <table:table-cell office:value-type="float" office:value="19.64951" calcext:value-type="float">
            <text:p>19.64951</text:p>
          </table:table-cell>
          <table:table-cell office:value-type="float" office:value="19.08826" calcext:value-type="float">
            <text:p>19.08826</text:p>
          </table:table-cell>
          <table:table-cell office:value-type="float" office:value="19.05984" calcext:value-type="float">
            <text:p>19.05984</text:p>
          </table:table-cell>
          <table:table-cell office:value-type="float" office:value="18.6156" calcext:value-type="float">
            <text:p>18.6156</text:p>
          </table:table-cell>
          <table:table-cell office:value-type="float" office:value="18.61386" calcext:value-type="float">
            <text:p>18.61386</text:p>
          </table:table-cell>
          <table:table-cell office:value-type="float" office:value="18.16269" calcext:value-type="float">
            <text:p>18.16269</text:p>
          </table:table-cell>
          <table:table-cell office:value-type="float" office:value="18.15131" calcext:value-type="float">
            <text:p>18.15131</text:p>
          </table:table-cell>
          <table:table-cell office:value-type="float" office:value="17.60388" calcext:value-type="float">
            <text:p>17.60388</text:p>
          </table:table-cell>
          <table:table-cell office:value-type="float" office:value="17.59753" calcext:value-type="float">
            <text:p>17.59753</text:p>
          </table:table-cell>
          <table:table-cell office:value-type="float" office:value="17.07788" calcext:value-type="float">
            <text:p>17.07788</text:p>
          </table:table-cell>
          <table:table-cell office:value-type="float" office:value="17.07516" calcext:value-type="float">
            <text:p>17.07516</text:p>
          </table:table-cell>
          <table:table-cell office:value-type="float" office:value="22.36118" calcext:value-type="float">
            <text:p>22.36118</text:p>
          </table:table-cell>
          <table:table-cell office:value-type="float" office:value="16.00891" calcext:value-type="float">
            <text:p>16.008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5" calcext:value-type="float">
            <text:p>7092005</text:p>
          </table:table-cell>
          <table:table-cell office:value-type="float" office:value="16.5726" calcext:value-type="float">
            <text:p>16.5726</text:p>
          </table:table-cell>
          <table:table-cell office:value-type="float" office:value="29.85" calcext:value-type="float">
            <text:p>29.85</text:p>
          </table:table-cell>
          <table:table-cell office:value-type="float" office:value="17.44" calcext:value-type="float">
            <text:p>17.44</text:p>
          </table:table-cell>
          <table:table-cell office:value-type="float" office:value="1.953663" calcext:value-type="float">
            <text:p>1.953663</text:p>
          </table:table-cell>
          <table:table-cell office:value-type="float" office:value="1.486968" calcext:value-type="float">
            <text:p>1.486968</text:p>
          </table:table-cell>
          <table:table-cell office:value-type="float" office:value="162.576" calcext:value-type="float">
            <text:p>162.576</text:p>
          </table:table-cell>
          <table:table-cell office:value-type="float" office:value="2.2" calcext:value-type="float">
            <text:p>2.2</text:p>
          </table:table-cell>
          <table:table-cell office:value-type="float" office:value="24.27521" calcext:value-type="float">
            <text:p>24.27521</text:p>
          </table:table-cell>
          <table:table-cell office:value-type="float" office:value="16.93411" calcext:value-type="float">
            <text:p>16.93411</text:p>
          </table:table-cell>
          <table:table-cell office:value-type="float" office:value="22.37283" calcext:value-type="float">
            <text:p>22.37283</text:p>
          </table:table-cell>
          <table:table-cell office:value-type="float" office:value="17.73367" calcext:value-type="float">
            <text:p>17.73367</text:p>
          </table:table-cell>
          <table:table-cell office:value-type="float" office:value="21.53815" calcext:value-type="float">
            <text:p>21.53815</text:p>
          </table:table-cell>
          <table:table-cell office:value-type="float" office:value="18.30063" calcext:value-type="float">
            <text:p>18.30063</text:p>
          </table:table-cell>
          <table:table-cell office:value-type="float" office:value="20.90982" calcext:value-type="float">
            <text:p>20.90982</text:p>
          </table:table-cell>
          <table:table-cell office:value-type="float" office:value="18.80859" calcext:value-type="float">
            <text:p>18.80859</text:p>
          </table:table-cell>
          <table:table-cell office:value-type="float" office:value="20.53915" calcext:value-type="float">
            <text:p>20.53915</text:p>
          </table:table-cell>
          <table:table-cell office:value-type="float" office:value="19.12378" calcext:value-type="float">
            <text:p>19.12378</text:p>
          </table:table-cell>
          <table:table-cell office:value-type="float" office:value="20.21899" calcext:value-type="float">
            <text:p>20.21899</text:p>
          </table:table-cell>
          <table:table-cell office:value-type="float" office:value="19.4198" calcext:value-type="float">
            <text:p>19.4198</text:p>
          </table:table-cell>
          <table:table-cell office:value-type="float" office:value="20.02673" calcext:value-type="float">
            <text:p>20.02673</text:p>
          </table:table-cell>
          <table:table-cell office:value-type="float" office:value="19.59976" calcext:value-type="float">
            <text:p>19.59976</text:p>
          </table:table-cell>
          <table:table-cell office:value-type="float" office:value="19.95038" calcext:value-type="float">
            <text:p>19.95038</text:p>
          </table:table-cell>
          <table:table-cell office:value-type="float" office:value="19.75299" calcext:value-type="float">
            <text:p>19.75299</text:p>
          </table:table-cell>
          <table:table-cell office:value-type="float" office:value="19.64886" calcext:value-type="float">
            <text:p>19.64886</text:p>
          </table:table-cell>
          <table:table-cell office:value-type="float" office:value="19.56451" calcext:value-type="float">
            <text:p>19.56451</text:p>
          </table:table-cell>
          <table:table-cell office:value-type="float" office:value="19.09335" calcext:value-type="float">
            <text:p>19.09335</text:p>
          </table:table-cell>
          <table:table-cell office:value-type="float" office:value="19.08844" calcext:value-type="float">
            <text:p>19.08844</text:p>
          </table:table-cell>
          <table:table-cell office:value-type="float" office:value="18.61548" calcext:value-type="float">
            <text:p>18.61548</text:p>
          </table:table-cell>
          <table:table-cell office:value-type="float" office:value="18.61438" calcext:value-type="float">
            <text:p>18.61438</text:p>
          </table:table-cell>
          <table:table-cell office:value-type="float" office:value="18.15121" calcext:value-type="float">
            <text:p>18.15121</text:p>
          </table:table-cell>
          <table:table-cell office:value-type="float" office:value="18.14313" calcext:value-type="float">
            <text:p>18.14313</text:p>
          </table:table-cell>
          <table:table-cell office:value-type="float" office:value="17.5975" calcext:value-type="float">
            <text:p>17.5975</text:p>
          </table:table-cell>
          <table:table-cell office:value-type="float" office:value="17.5867" calcext:value-type="float">
            <text:p>17.5867</text:p>
          </table:table-cell>
          <table:table-cell office:value-type="float" office:value="17.07513" calcext:value-type="float">
            <text:p>17.07513</text:p>
          </table:table-cell>
          <table:table-cell office:value-type="float" office:value="17.07074" calcext:value-type="float">
            <text:p>17.07074</text:p>
          </table:table-cell>
          <table:table-cell office:value-type="float" office:value="25.26459" calcext:value-type="float">
            <text:p>25.26459</text:p>
          </table:table-cell>
          <table:table-cell office:value-type="float" office:value="16.48529" calcext:value-type="float">
            <text:p>16.485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5" calcext:value-type="float">
            <text:p>8092005</text:p>
          </table:table-cell>
          <table:table-cell office:value-type="float" office:value="19.881" calcext:value-type="float">
            <text:p>19.881</text:p>
          </table:table-cell>
          <table:table-cell office:value-type="float" office:value="33.13" calcext:value-type="float">
            <text:p>33.13</text:p>
          </table:table-cell>
          <table:table-cell office:value-type="float" office:value="18.91" calcext:value-type="float">
            <text:p>18.91</text:p>
          </table:table-cell>
          <table:table-cell office:value-type="float" office:value="2.009076" calcext:value-type="float">
            <text:p>2.009076</text:p>
          </table:table-cell>
          <table:table-cell office:value-type="float" office:value="1.392177" calcext:value-type="float">
            <text:p>1.392177</text:p>
          </table:table-cell>
          <table:table-cell office:value-type="float" office:value="197.316" calcext:value-type="float">
            <text:p>197.316</text:p>
          </table:table-cell>
          <table:table-cell office:value-type="float" office:value="0" calcext:value-type="float">
            <text:p>0</text:p>
          </table:table-cell>
          <table:table-cell office:value-type="float" office:value="27.25333" calcext:value-type="float">
            <text:p>27.25333</text:p>
          </table:table-cell>
          <table:table-cell office:value-type="float" office:value="18.2641" calcext:value-type="float">
            <text:p>18.2641</text:p>
          </table:table-cell>
          <table:table-cell office:value-type="float" office:value="24.76459" calcext:value-type="float">
            <text:p>24.76459</text:p>
          </table:table-cell>
          <table:table-cell office:value-type="float" office:value="18.92889" calcext:value-type="float">
            <text:p>18.92889</text:p>
          </table:table-cell>
          <table:table-cell office:value-type="float" office:value="23.51239" calcext:value-type="float">
            <text:p>23.51239</text:p>
          </table:table-cell>
          <table:table-cell office:value-type="float" office:value="19.2984" calcext:value-type="float">
            <text:p>19.2984</text:p>
          </table:table-cell>
          <table:table-cell office:value-type="float" office:value="22.43137" calcext:value-type="float">
            <text:p>22.43137</text:p>
          </table:table-cell>
          <table:table-cell office:value-type="float" office:value="19.58124" calcext:value-type="float">
            <text:p>19.58124</text:p>
          </table:table-cell>
          <table:table-cell office:value-type="float" office:value="21.76132" calcext:value-type="float">
            <text:p>21.76132</text:p>
          </table:table-cell>
          <table:table-cell office:value-type="float" office:value="19.72665" calcext:value-type="float">
            <text:p>19.72665</text:p>
          </table:table-cell>
          <table:table-cell office:value-type="float" office:value="21.13409" calcext:value-type="float">
            <text:p>21.13409</text:p>
          </table:table-cell>
          <table:table-cell office:value-type="float" office:value="19.83762" calcext:value-type="float">
            <text:p>19.83762</text:p>
          </table:table-cell>
          <table:table-cell office:value-type="float" office:value="20.58698" calcext:value-type="float">
            <text:p>20.58698</text:p>
          </table:table-cell>
          <table:table-cell office:value-type="float" office:value="19.83954" calcext:value-type="float">
            <text:p>19.83954</text:p>
          </table:table-cell>
          <table:table-cell office:value-type="float" office:value="19.90411" calcext:value-type="float">
            <text:p>19.90411</text:p>
          </table:table-cell>
          <table:table-cell office:value-type="float" office:value="19.77783" calcext:value-type="float">
            <text:p>19.77783</text:p>
          </table:table-cell>
          <table:table-cell office:value-type="float" office:value="19.56375" calcext:value-type="float">
            <text:p>19.56375</text:p>
          </table:table-cell>
          <table:table-cell office:value-type="float" office:value="19.52213" calcext:value-type="float">
            <text:p>19.52213</text:p>
          </table:table-cell>
          <table:table-cell office:value-type="float" office:value="19.09094" calcext:value-type="float">
            <text:p>19.09094</text:p>
          </table:table-cell>
          <table:table-cell office:value-type="float" office:value="19.07675" calcext:value-type="float">
            <text:p>19.07675</text:p>
          </table:table-cell>
          <table:table-cell office:value-type="float" office:value="18.61539" calcext:value-type="float">
            <text:p>18.61539</text:p>
          </table:table-cell>
          <table:table-cell office:value-type="float" office:value="18.61063" calcext:value-type="float">
            <text:p>18.61063</text:p>
          </table:table-cell>
          <table:table-cell office:value-type="float" office:value="18.14304" calcext:value-type="float">
            <text:p>18.14304</text:p>
          </table:table-cell>
          <table:table-cell office:value-type="float" office:value="18.13574" calcext:value-type="float">
            <text:p>18.13574</text:p>
          </table:table-cell>
          <table:table-cell office:value-type="float" office:value="17.58667" calcext:value-type="float">
            <text:p>17.58667</text:p>
          </table:table-cell>
          <table:table-cell office:value-type="float" office:value="17.58301" calcext:value-type="float">
            <text:p>17.58301</text:p>
          </table:table-cell>
          <table:table-cell office:value-type="float" office:value="17.07068" calcext:value-type="float">
            <text:p>17.07068</text:p>
          </table:table-cell>
          <table:table-cell office:value-type="float" office:value="17.06622" calcext:value-type="float">
            <text:p>17.06622</text:p>
          </table:table-cell>
          <table:table-cell office:value-type="float" office:value="31.77359" calcext:value-type="float">
            <text:p>31.77359</text:p>
          </table:table-cell>
          <table:table-cell office:value-type="float" office:value="18.13718" calcext:value-type="float">
            <text:p>18.137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5" calcext:value-type="float">
            <text:p>9092005</text:p>
          </table:table-cell>
          <table:table-cell office:value-type="float" office:value="20.87473" calcext:value-type="float">
            <text:p>20.87473</text:p>
          </table:table-cell>
          <table:table-cell office:value-type="float" office:value="33.24" calcext:value-type="float">
            <text:p>33.24</text:p>
          </table:table-cell>
          <table:table-cell office:value-type="float" office:value="18.55" calcext:value-type="float">
            <text:p>18.55</text:p>
          </table:table-cell>
          <table:table-cell office:value-type="float" office:value="1.8457" calcext:value-type="float">
            <text:p>1.8457</text:p>
          </table:table-cell>
          <table:table-cell office:value-type="float" office:value="1.081891" calcext:value-type="float">
            <text:p>1.081891</text:p>
          </table:table-cell>
          <table:table-cell office:value-type="float" office:value="321.3" calcext:value-type="float">
            <text:p>321.3</text:p>
          </table:table-cell>
          <table:table-cell office:value-type="float" office:value="0" calcext:value-type="float">
            <text:p>0</text:p>
          </table:table-cell>
          <table:table-cell office:value-type="float" office:value="30.46896" calcext:value-type="float">
            <text:p>30.46896</text:p>
          </table:table-cell>
          <table:table-cell office:value-type="float" office:value="18.33905" calcext:value-type="float">
            <text:p>18.33905</text:p>
          </table:table-cell>
          <table:table-cell office:value-type="float" office:value="26.97525" calcext:value-type="float">
            <text:p>26.97525</text:p>
          </table:table-cell>
          <table:table-cell office:value-type="float" office:value="19.6106" calcext:value-type="float">
            <text:p>19.6106</text:p>
          </table:table-cell>
          <table:table-cell office:value-type="float" office:value="25.23764" calcext:value-type="float">
            <text:p>25.23764</text:p>
          </table:table-cell>
          <table:table-cell office:value-type="float" office:value="20.23953" calcext:value-type="float">
            <text:p>20.23953</text:p>
          </table:table-cell>
          <table:table-cell office:value-type="float" office:value="23.80878" calcext:value-type="float">
            <text:p>23.80878</text:p>
          </table:table-cell>
          <table:table-cell office:value-type="float" office:value="20.54904" calcext:value-type="float">
            <text:p>20.54904</text:p>
          </table:table-cell>
          <table:table-cell office:value-type="float" office:value="22.89297" calcext:value-type="float">
            <text:p>22.89297</text:p>
          </table:table-cell>
          <table:table-cell office:value-type="float" office:value="20.63763" calcext:value-type="float">
            <text:p>20.63763</text:p>
          </table:table-cell>
          <table:table-cell office:value-type="float" office:value="22.035" calcext:value-type="float">
            <text:p>22.035</text:p>
          </table:table-cell>
          <table:table-cell office:value-type="float" office:value="20.63034" calcext:value-type="float">
            <text:p>20.63034</text:p>
          </table:table-cell>
          <table:table-cell office:value-type="float" office:value="21.29416" calcext:value-type="float">
            <text:p>21.29416</text:p>
          </table:table-cell>
          <table:table-cell office:value-type="float" office:value="20.44482" calcext:value-type="float">
            <text:p>20.44482</text:p>
          </table:table-cell>
          <table:table-cell office:value-type="float" office:value="20.28625" calcext:value-type="float">
            <text:p>20.28625</text:p>
          </table:table-cell>
          <table:table-cell office:value-type="float" office:value="19.90991" calcext:value-type="float">
            <text:p>19.90991</text:p>
          </table:table-cell>
          <table:table-cell office:value-type="float" office:value="19.59564" calcext:value-type="float">
            <text:p>19.59564</text:p>
          </table:table-cell>
          <table:table-cell office:value-type="float" office:value="19.52286" calcext:value-type="float">
            <text:p>19.52286</text:p>
          </table:table-cell>
          <table:table-cell office:value-type="float" office:value="19.0766" calcext:value-type="float">
            <text:p>19.0766</text:p>
          </table:table-cell>
          <table:table-cell office:value-type="float" office:value="19.07086" calcext:value-type="float">
            <text:p>19.07086</text:p>
          </table:table-cell>
          <table:table-cell office:value-type="float" office:value="18.61057" calcext:value-type="float">
            <text:p>18.61057</text:p>
          </table:table-cell>
          <table:table-cell office:value-type="float" office:value="18.60336" calcext:value-type="float">
            <text:p>18.60336</text:p>
          </table:table-cell>
          <table:table-cell office:value-type="float" office:value="18.13568" calcext:value-type="float">
            <text:p>18.13568</text:p>
          </table:table-cell>
          <table:table-cell office:value-type="float" office:value="18.1293" calcext:value-type="float">
            <text:p>18.1293</text:p>
          </table:table-cell>
          <table:table-cell office:value-type="float" office:value="17.58298" calcext:value-type="float">
            <text:p>17.58298</text:p>
          </table:table-cell>
          <table:table-cell office:value-type="float" office:value="17.57819" calcext:value-type="float">
            <text:p>17.57819</text:p>
          </table:table-cell>
          <table:table-cell office:value-type="float" office:value="17.06619" calcext:value-type="float">
            <text:p>17.06619</text:p>
          </table:table-cell>
          <table:table-cell office:value-type="float" office:value="17.06219" calcext:value-type="float">
            <text:p>17.06219</text:p>
          </table:table-cell>
          <table:table-cell office:value-type="float" office:value="35.40634" calcext:value-type="float">
            <text:p>35.40634</text:p>
          </table:table-cell>
          <table:table-cell office:value-type="float" office:value="17.78131" calcext:value-type="float">
            <text:p>17.781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5" calcext:value-type="float">
            <text:p>10092005</text:p>
          </table:table-cell>
          <table:table-cell office:value-type="float" office:value="20.77341" calcext:value-type="float">
            <text:p>20.77341</text:p>
          </table:table-cell>
          <table:table-cell office:value-type="float" office:value="33.06" calcext:value-type="float">
            <text:p>33.06</text:p>
          </table:table-cell>
          <table:table-cell office:value-type="float" office:value="20.42" calcext:value-type="float">
            <text:p>20.42</text:p>
          </table:table-cell>
          <table:table-cell office:value-type="float" office:value="1.578535" calcext:value-type="float">
            <text:p>1.578535</text:p>
          </table:table-cell>
          <table:table-cell office:value-type="float" office:value="1.07896" calcext:value-type="float">
            <text:p>1.07896</text:p>
          </table:table-cell>
          <table:table-cell office:value-type="float" office:value="441.252" calcext:value-type="float">
            <text:p>441.252</text:p>
          </table:table-cell>
          <table:table-cell office:value-type="float" office:value="0" calcext:value-type="float">
            <text:p>0</text:p>
          </table:table-cell>
          <table:table-cell office:value-type="float" office:value="31.73901" calcext:value-type="float">
            <text:p>31.73901</text:p>
          </table:table-cell>
          <table:table-cell office:value-type="float" office:value="20.61984" calcext:value-type="float">
            <text:p>20.61984</text:p>
          </table:table-cell>
          <table:table-cell office:value-type="float" office:value="28.03961" calcext:value-type="float">
            <text:p>28.03961</text:p>
          </table:table-cell>
          <table:table-cell office:value-type="float" office:value="21.38342" calcext:value-type="float">
            <text:p>21.38342</text:p>
          </table:table-cell>
          <table:table-cell office:value-type="float" office:value="26.25977" calcext:value-type="float">
            <text:p>26.25977</text:p>
          </table:table-cell>
          <table:table-cell office:value-type="float" office:value="21.70438" calcext:value-type="float">
            <text:p>21.70438</text:p>
          </table:table-cell>
          <table:table-cell office:value-type="float" office:value="24.76852" calcext:value-type="float">
            <text:p>24.76852</text:p>
          </table:table-cell>
          <table:table-cell office:value-type="float" office:value="21.77695" calcext:value-type="float">
            <text:p>21.77695</text:p>
          </table:table-cell>
          <table:table-cell office:value-type="float" office:value="23.7933" calcext:value-type="float">
            <text:p>23.7933</text:p>
          </table:table-cell>
          <table:table-cell office:value-type="float" office:value="21.70947" calcext:value-type="float">
            <text:p>21.70947</text:p>
          </table:table-cell>
          <table:table-cell office:value-type="float" office:value="22.82855" calcext:value-type="float">
            <text:p>22.82855</text:p>
          </table:table-cell>
          <table:table-cell office:value-type="float" office:value="21.52789" calcext:value-type="float">
            <text:p>21.52789</text:p>
          </table:table-cell>
          <table:table-cell office:value-type="float" office:value="21.98724" calcext:value-type="float">
            <text:p>21.98724</text:p>
          </table:table-cell>
          <table:table-cell office:value-type="float" office:value="21.16672" calcext:value-type="float">
            <text:p>21.16672</text:p>
          </table:table-cell>
          <table:table-cell office:value-type="float" office:value="20.77771" calcext:value-type="float">
            <text:p>20.77771</text:p>
          </table:table-cell>
          <table:table-cell office:value-type="float" office:value="20.29385" calcext:value-type="float">
            <text:p>20.29385</text:p>
          </table:table-cell>
          <table:table-cell office:value-type="float" office:value="19.77475" calcext:value-type="float">
            <text:p>19.77475</text:p>
          </table:table-cell>
          <table:table-cell office:value-type="float" office:value="19.59705" calcext:value-type="float">
            <text:p>19.59705</text:p>
          </table:table-cell>
          <table:table-cell office:value-type="float" office:value="19.09729" calcext:value-type="float">
            <text:p>19.09729</text:p>
          </table:table-cell>
          <table:table-cell office:value-type="float" office:value="19.07187" calcext:value-type="float">
            <text:p>19.07187</text:p>
          </table:table-cell>
          <table:table-cell office:value-type="float" office:value="18.60333" calcext:value-type="float">
            <text:p>18.60333</text:p>
          </table:table-cell>
          <table:table-cell office:value-type="float" office:value="18.60135" calcext:value-type="float">
            <text:p>18.60135</text:p>
          </table:table-cell>
          <table:table-cell office:value-type="float" office:value="18.12927" calcext:value-type="float">
            <text:p>18.12927</text:p>
          </table:table-cell>
          <table:table-cell office:value-type="float" office:value="18.12402" calcext:value-type="float">
            <text:p>18.12402</text:p>
          </table:table-cell>
          <table:table-cell office:value-type="float" office:value="17.57819" calcext:value-type="float">
            <text:p>17.57819</text:p>
          </table:table-cell>
          <table:table-cell office:value-type="float" office:value="17.573" calcext:value-type="float">
            <text:p>17.573</text:p>
          </table:table-cell>
          <table:table-cell office:value-type="float" office:value="17.06216" calcext:value-type="float">
            <text:p>17.06216</text:p>
          </table:table-cell>
          <table:table-cell office:value-type="float" office:value="17.05765" calcext:value-type="float">
            <text:p>17.05765</text:p>
          </table:table-cell>
          <table:table-cell office:value-type="float" office:value="35.85635" calcext:value-type="float">
            <text:p>35.85635</text:p>
          </table:table-cell>
          <table:table-cell office:value-type="float" office:value="20.10049" calcext:value-type="float">
            <text:p>20.100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5" calcext:value-type="float">
            <text:p>11092005</text:p>
          </table:table-cell>
          <table:table-cell office:value-type="float" office:value="15.49512" calcext:value-type="float">
            <text:p>15.49512</text:p>
          </table:table-cell>
          <table:table-cell office:value-type="float" office:value="31.77" calcext:value-type="float">
            <text:p>31.77</text:p>
          </table:table-cell>
          <table:table-cell office:value-type="float" office:value="19.6" calcext:value-type="float">
            <text:p>19.6</text:p>
          </table:table-cell>
          <table:table-cell office:value-type="float" office:value="1.96874" calcext:value-type="float">
            <text:p>1.96874</text:p>
          </table:table-cell>
          <table:table-cell office:value-type="float" office:value="1.261305" calcext:value-type="float">
            <text:p>1.261305</text:p>
          </table:table-cell>
          <table:table-cell office:value-type="float" office:value="372.42" calcext:value-type="float">
            <text:p>372.42</text:p>
          </table:table-cell>
          <table:table-cell office:value-type="float" office:value="0" calcext:value-type="float">
            <text:p>0</text:p>
          </table:table-cell>
          <table:table-cell office:value-type="float" office:value="30.05716" calcext:value-type="float">
            <text:p>30.05716</text:p>
          </table:table-cell>
          <table:table-cell office:value-type="float" office:value="20.56711" calcext:value-type="float">
            <text:p>20.56711</text:p>
          </table:table-cell>
          <table:table-cell office:value-type="float" office:value="27.10999" calcext:value-type="float">
            <text:p>27.10999</text:p>
          </table:table-cell>
          <table:table-cell office:value-type="float" office:value="21.61197" calcext:value-type="float">
            <text:p>21.61197</text:p>
          </table:table-cell>
          <table:table-cell office:value-type="float" office:value="25.7301" calcext:value-type="float">
            <text:p>25.7301</text:p>
          </table:table-cell>
          <table:table-cell office:value-type="float" office:value="22.06909" calcext:value-type="float">
            <text:p>22.06909</text:p>
          </table:table-cell>
          <table:table-cell office:value-type="float" office:value="24.56345" calcext:value-type="float">
            <text:p>24.56345</text:p>
          </table:table-cell>
          <table:table-cell office:value-type="float" office:value="22.22745" calcext:value-type="float">
            <text:p>22.22745</text:p>
          </table:table-cell>
          <table:table-cell office:value-type="float" office:value="23.77692" calcext:value-type="float">
            <text:p>23.77692</text:p>
          </table:table-cell>
          <table:table-cell office:value-type="float" office:value="22.20731" calcext:value-type="float">
            <text:p>22.20731</text:p>
          </table:table-cell>
          <table:table-cell office:value-type="float" office:value="22.97937" calcext:value-type="float">
            <text:p>22.97937</text:p>
          </table:table-cell>
          <table:table-cell office:value-type="float" office:value="22.05338" calcext:value-type="float">
            <text:p>22.05338</text:p>
          </table:table-cell>
          <table:table-cell office:value-type="float" office:value="22.23999" calcext:value-type="float">
            <text:p>22.23999</text:p>
          </table:table-cell>
          <table:table-cell office:value-type="float" office:value="21.6792" calcext:value-type="float">
            <text:p>21.6792</text:p>
          </table:table-cell>
          <table:table-cell office:value-type="float" office:value="21.15512" calcext:value-type="float">
            <text:p>21.15512</text:p>
          </table:table-cell>
          <table:table-cell office:value-type="float" office:value="20.78568" calcext:value-type="float">
            <text:p>20.78568</text:p>
          </table:table-cell>
          <table:table-cell office:value-type="float" office:value="20.00775" calcext:value-type="float">
            <text:p>20.00775</text:p>
          </table:table-cell>
          <table:table-cell office:value-type="float" office:value="19.77707" calcext:value-type="float">
            <text:p>19.77707</text:p>
          </table:table-cell>
          <table:table-cell office:value-type="float" office:value="19.15985" calcext:value-type="float">
            <text:p>19.15985</text:p>
          </table:table-cell>
          <table:table-cell office:value-type="float" office:value="19.09775" calcext:value-type="float">
            <text:p>19.09775</text:p>
          </table:table-cell>
          <table:table-cell office:value-type="float" office:value="18.61404" calcext:value-type="float">
            <text:p>18.61404</text:p>
          </table:table-cell>
          <table:table-cell office:value-type="float" office:value="18.60202" calcext:value-type="float">
            <text:p>18.60202</text:p>
          </table:table-cell>
          <table:table-cell office:value-type="float" office:value="18.12399" calcext:value-type="float">
            <text:p>18.12399</text:p>
          </table:table-cell>
          <table:table-cell office:value-type="float" office:value="18.12122" calcext:value-type="float">
            <text:p>18.12122</text:p>
          </table:table-cell>
          <table:table-cell office:value-type="float" office:value="17.57297" calcext:value-type="float">
            <text:p>17.57297</text:p>
          </table:table-cell>
          <table:table-cell office:value-type="float" office:value="17.56808" calcext:value-type="float">
            <text:p>17.56808</text:p>
          </table:table-cell>
          <table:table-cell office:value-type="float" office:value="17.05762" calcext:value-type="float">
            <text:p>17.05762</text:p>
          </table:table-cell>
          <table:table-cell office:value-type="float" office:value="17.0535" calcext:value-type="float">
            <text:p>17.0535</text:p>
          </table:table-cell>
          <table:table-cell office:value-type="float" office:value="33.5076" calcext:value-type="float">
            <text:p>33.5076</text:p>
          </table:table-cell>
          <table:table-cell office:value-type="float" office:value="19.55164" calcext:value-type="float">
            <text:p>19.551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5" calcext:value-type="float">
            <text:p>12092005</text:p>
          </table:table-cell>
          <table:table-cell office:value-type="float" office:value="17.29908" calcext:value-type="float">
            <text:p>17.29908</text:p>
          </table:table-cell>
          <table:table-cell office:value-type="float" office:value="32.71" calcext:value-type="float">
            <text:p>32.71</text:p>
          </table:table-cell>
          <table:table-cell office:value-type="float" office:value="22.25" calcext:value-type="float">
            <text:p>22.25</text:p>
          </table:table-cell>
          <table:table-cell office:value-type="float" office:value="2.144073" calcext:value-type="float">
            <text:p>2.144073</text:p>
          </table:table-cell>
          <table:table-cell office:value-type="float" office:value="1.512211" calcext:value-type="float">
            <text:p>1.512211</text:p>
          </table:table-cell>
          <table:table-cell office:value-type="float" office:value="424.152" calcext:value-type="float">
            <text:p>424.152</text:p>
          </table:table-cell>
          <table:table-cell office:value-type="float" office:value="0" calcext:value-type="float">
            <text:p>0</text:p>
          </table:table-cell>
          <table:table-cell office:value-type="float" office:value="30.19012" calcext:value-type="float">
            <text:p>30.19012</text:p>
          </table:table-cell>
          <table:table-cell office:value-type="float" office:value="22.49088" calcext:value-type="float">
            <text:p>22.49088</text:p>
          </table:table-cell>
          <table:table-cell office:value-type="float" office:value="27.46222" calcext:value-type="float">
            <text:p>27.46222</text:p>
          </table:table-cell>
          <table:table-cell office:value-type="float" office:value="23.03104" calcext:value-type="float">
            <text:p>23.03104</text:p>
          </table:table-cell>
          <table:table-cell office:value-type="float" office:value="26.10568" calcext:value-type="float">
            <text:p>26.10568</text:p>
          </table:table-cell>
          <table:table-cell office:value-type="float" office:value="23.12256" calcext:value-type="float">
            <text:p>23.12256</text:p>
          </table:table-cell>
          <table:table-cell office:value-type="float" office:value="24.93329" calcext:value-type="float">
            <text:p>24.93329</text:p>
          </table:table-cell>
          <table:table-cell office:value-type="float" office:value="23.01688" calcext:value-type="float">
            <text:p>23.01688</text:p>
          </table:table-cell>
          <table:table-cell office:value-type="float" office:value="24.15063" calcext:value-type="float">
            <text:p>24.15063</text:p>
          </table:table-cell>
          <table:table-cell office:value-type="float" office:value="22.83856" calcext:value-type="float">
            <text:p>22.83856</text:p>
          </table:table-cell>
          <table:table-cell office:value-type="float" office:value="23.35922" calcext:value-type="float">
            <text:p>23.35922</text:p>
          </table:table-cell>
          <table:table-cell office:value-type="float" office:value="22.54379" calcext:value-type="float">
            <text:p>22.54379</text:p>
          </table:table-cell>
          <table:table-cell office:value-type="float" office:value="22.59122" calcext:value-type="float">
            <text:p>22.59122</text:p>
          </table:table-cell>
          <table:table-cell office:value-type="float" office:value="22.0983" calcext:value-type="float">
            <text:p>22.0983</text:p>
          </table:table-cell>
          <table:table-cell office:value-type="float" office:value="21.47653" calcext:value-type="float">
            <text:p>21.47653</text:p>
          </table:table-cell>
          <table:table-cell office:value-type="float" office:value="21.16061" calcext:value-type="float">
            <text:p>21.16061</text:p>
          </table:table-cell>
          <table:table-cell office:value-type="float" office:value="20.23416" calcext:value-type="float">
            <text:p>20.23416</text:p>
          </table:table-cell>
          <table:table-cell office:value-type="float" office:value="20.01013" calcext:value-type="float">
            <text:p>20.01013</text:p>
          </table:table-cell>
          <table:table-cell office:value-type="float" office:value="19.24927" calcext:value-type="float">
            <text:p>19.24927</text:p>
          </table:table-cell>
          <table:table-cell office:value-type="float" office:value="19.16064" calcext:value-type="float">
            <text:p>19.16064</text:p>
          </table:table-cell>
          <table:table-cell office:value-type="float" office:value="18.64188" calcext:value-type="float">
            <text:p>18.64188</text:p>
          </table:table-cell>
          <table:table-cell office:value-type="float" office:value="18.61426" calcext:value-type="float">
            <text:p>18.61426</text:p>
          </table:table-cell>
          <table:table-cell office:value-type="float" office:value="18.12375" calcext:value-type="float">
            <text:p>18.12375</text:p>
          </table:table-cell>
          <table:table-cell office:value-type="float" office:value="18.12125" calcext:value-type="float">
            <text:p>18.12125</text:p>
          </table:table-cell>
          <table:table-cell office:value-type="float" office:value="17.56805" calcext:value-type="float">
            <text:p>17.56805</text:p>
          </table:table-cell>
          <table:table-cell office:value-type="float" office:value="17.56415" calcext:value-type="float">
            <text:p>17.56415</text:p>
          </table:table-cell>
          <table:table-cell office:value-type="float" office:value="17.05344" calcext:value-type="float">
            <text:p>17.05344</text:p>
          </table:table-cell>
          <table:table-cell office:value-type="float" office:value="17.04913" calcext:value-type="float">
            <text:p>17.04913</text:p>
          </table:table-cell>
          <table:table-cell office:value-type="float" office:value="34.74344" calcext:value-type="float">
            <text:p>34.74344</text:p>
          </table:table-cell>
          <table:table-cell office:value-type="float" office:value="22.17084" calcext:value-type="float">
            <text:p>22.170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5" calcext:value-type="float">
            <text:p>13092005</text:p>
          </table:table-cell>
          <table:table-cell office:value-type="float" office:value="18.59868" calcext:value-type="float">
            <text:p>18.59868</text:p>
          </table:table-cell>
          <table:table-cell office:value-type="float" office:value="24.9" calcext:value-type="float">
            <text:p>24.9</text:p>
          </table:table-cell>
          <table:table-cell office:value-type="float" office:value="10.58" calcext:value-type="float">
            <text:p>10.58</text:p>
          </table:table-cell>
          <table:table-cell office:value-type="float" office:value="1.911317" calcext:value-type="float">
            <text:p>1.911317</text:p>
          </table:table-cell>
          <table:table-cell office:value-type="float" office:value="1.100289" calcext:value-type="float">
            <text:p>1.100289</text:p>
          </table:table-cell>
          <table:table-cell office:value-type="float" office:value="278.82" calcext:value-type="float">
            <text:p>278.82</text:p>
          </table:table-cell>
          <table:table-cell office:value-type="float" office:value="0" calcext:value-type="float">
            <text:p>0</text:p>
          </table:table-cell>
          <table:table-cell office:value-type="float" office:value="26.31018" calcext:value-type="float">
            <text:p>26.31018</text:p>
          </table:table-cell>
          <table:table-cell office:value-type="float" office:value="15.15674" calcext:value-type="float">
            <text:p>15.15674</text:p>
          </table:table-cell>
          <table:table-cell office:value-type="float" office:value="25.25961" calcext:value-type="float">
            <text:p>25.25961</text:p>
          </table:table-cell>
          <table:table-cell office:value-type="float" office:value="18.4801" calcext:value-type="float">
            <text:p>18.4801</text:p>
          </table:table-cell>
          <table:table-cell office:value-type="float" office:value="25.04419" calcext:value-type="float">
            <text:p>25.04419</text:p>
          </table:table-cell>
          <table:table-cell office:value-type="float" office:value="20.23865" calcext:value-type="float">
            <text:p>20.23865</text:p>
          </table:table-cell>
          <table:table-cell office:value-type="float" office:value="24.5535" calcext:value-type="float">
            <text:p>24.5535</text:p>
          </table:table-cell>
          <table:table-cell office:value-type="float" office:value="21.39078" calcext:value-type="float">
            <text:p>21.39078</text:p>
          </table:table-cell>
          <table:table-cell office:value-type="float" office:value="24.0437" calcext:value-type="float">
            <text:p>24.0437</text:p>
          </table:table-cell>
          <table:table-cell office:value-type="float" office:value="21.86227" calcext:value-type="float">
            <text:p>21.86227</text:p>
          </table:table-cell>
          <table:table-cell office:value-type="float" office:value="23.3631" calcext:value-type="float">
            <text:p>23.3631</text:p>
          </table:table-cell>
          <table:table-cell office:value-type="float" office:value="22.21576" calcext:value-type="float">
            <text:p>22.21576</text:p>
          </table:table-cell>
          <table:table-cell office:value-type="float" office:value="22.64398" calcext:value-type="float">
            <text:p>22.64398</text:p>
          </table:table-cell>
          <table:table-cell office:value-type="float" office:value="22.08524" calcext:value-type="float">
            <text:p>22.08524</text:p>
          </table:table-cell>
          <table:table-cell office:value-type="float" office:value="21.63495" calcext:value-type="float">
            <text:p>21.63495</text:p>
          </table:table-cell>
          <table:table-cell office:value-type="float" office:value="21.48175" calcext:value-type="float">
            <text:p>21.48175</text:p>
          </table:table-cell>
          <table:table-cell office:value-type="float" office:value="20.43881" calcext:value-type="float">
            <text:p>20.43881</text:p>
          </table:table-cell>
          <table:table-cell office:value-type="float" office:value="20.23651" calcext:value-type="float">
            <text:p>20.23651</text:p>
          </table:table-cell>
          <table:table-cell office:value-type="float" office:value="19.3548" calcext:value-type="float">
            <text:p>19.3548</text:p>
          </table:table-cell>
          <table:table-cell office:value-type="float" office:value="19.25027" calcext:value-type="float">
            <text:p>19.25027</text:p>
          </table:table-cell>
          <table:table-cell office:value-type="float" office:value="18.68411" calcext:value-type="float">
            <text:p>18.68411</text:p>
          </table:table-cell>
          <table:table-cell office:value-type="float" office:value="18.64227" calcext:value-type="float">
            <text:p>18.64227</text:p>
          </table:table-cell>
          <table:table-cell office:value-type="float" office:value="18.13129" calcext:value-type="float">
            <text:p>18.13129</text:p>
          </table:table-cell>
          <table:table-cell office:value-type="float" office:value="18.12378" calcext:value-type="float">
            <text:p>18.12378</text:p>
          </table:table-cell>
          <table:table-cell office:value-type="float" office:value="17.56415" calcext:value-type="float">
            <text:p>17.56415</text:p>
          </table:table-cell>
          <table:table-cell office:value-type="float" office:value="17.55585" calcext:value-type="float">
            <text:p>17.55585</text:p>
          </table:table-cell>
          <table:table-cell office:value-type="float" office:value="17.04907" calcext:value-type="float">
            <text:p>17.04907</text:p>
          </table:table-cell>
          <table:table-cell office:value-type="float" office:value="17.04437" calcext:value-type="float">
            <text:p>17.04437</text:p>
          </table:table-cell>
          <table:table-cell office:value-type="float" office:value="29.49384" calcext:value-type="float">
            <text:p>29.49384</text:p>
          </table:table-cell>
          <table:table-cell office:value-type="float" office:value="12.55399" calcext:value-type="float">
            <text:p>12.553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5" calcext:value-type="float">
            <text:p>14092005</text:p>
          </table:table-cell>
          <table:table-cell office:value-type="float" office:value="19.79838" calcext:value-type="float">
            <text:p>19.79838</text:p>
          </table:table-cell>
          <table:table-cell office:value-type="float" office:value="26.23" calcext:value-type="float">
            <text:p>26.23</text:p>
          </table:table-cell>
          <table:table-cell office:value-type="float" office:value="8.27" calcext:value-type="float">
            <text:p>8.27</text:p>
          </table:table-cell>
          <table:table-cell office:value-type="float" office:value="1.269807" calcext:value-type="float">
            <text:p>1.269807</text:p>
          </table:table-cell>
          <table:table-cell office:value-type="float" office:value="0.8518178" calcext:value-type="float">
            <text:p>0.8518178</text:p>
          </table:table-cell>
          <table:table-cell office:value-type="float" office:value="144.864" calcext:value-type="float">
            <text:p>144.864</text:p>
          </table:table-cell>
          <table:table-cell office:value-type="float" office:value="0" calcext:value-type="float">
            <text:p>0</text:p>
          </table:table-cell>
          <table:table-cell office:value-type="float" office:value="24.79288" calcext:value-type="float">
            <text:p>24.79288</text:p>
          </table:table-cell>
          <table:table-cell office:value-type="float" office:value="11.46317" calcext:value-type="float">
            <text:p>11.46317</text:p>
          </table:table-cell>
          <table:table-cell office:value-type="float" office:value="22.68536" calcext:value-type="float">
            <text:p>22.68536</text:p>
          </table:table-cell>
          <table:table-cell office:value-type="float" office:value="14.84421" calcext:value-type="float">
            <text:p>14.84421</text:p>
          </table:table-cell>
          <table:table-cell office:value-type="float" office:value="21.78314" calcext:value-type="float">
            <text:p>21.78314</text:p>
          </table:table-cell>
          <table:table-cell office:value-type="float" office:value="16.77878" calcext:value-type="float">
            <text:p>16.77878</text:p>
          </table:table-cell>
          <table:table-cell office:value-type="float" office:value="21.28751" calcext:value-type="float">
            <text:p>21.28751</text:p>
          </table:table-cell>
          <table:table-cell office:value-type="float" office:value="18.31766" calcext:value-type="float">
            <text:p>18.31766</text:p>
          </table:table-cell>
          <table:table-cell office:value-type="float" office:value="21.79007" calcext:value-type="float">
            <text:p>21.79007</text:p>
          </table:table-cell>
          <table:table-cell office:value-type="float" office:value="19.2352" calcext:value-type="float">
            <text:p>19.2352</text:p>
          </table:table-cell>
          <table:table-cell office:value-type="float" office:value="22.17886" calcext:value-type="float">
            <text:p>22.17886</text:p>
          </table:table-cell>
          <table:table-cell office:value-type="float" office:value="20.05307" calcext:value-type="float">
            <text:p>20.05307</text:p>
          </table:table-cell>
          <table:table-cell office:value-type="float" office:value="22.06885" calcext:value-type="float">
            <text:p>22.06885</text:p>
          </table:table-cell>
          <table:table-cell office:value-type="float" office:value="20.52783" calcext:value-type="float">
            <text:p>20.52783</text:p>
          </table:table-cell>
          <table:table-cell office:value-type="float" office:value="21.58325" calcext:value-type="float">
            <text:p>21.58325</text:p>
          </table:table-cell>
          <table:table-cell office:value-type="float" office:value="20.85074" calcext:value-type="float">
            <text:p>20.85074</text:p>
          </table:table-cell>
          <table:table-cell office:value-type="float" office:value="20.47479" calcext:value-type="float">
            <text:p>20.47479</text:p>
          </table:table-cell>
          <table:table-cell office:value-type="float" office:value="20.41464" calcext:value-type="float">
            <text:p>20.41464</text:p>
          </table:table-cell>
          <table:table-cell office:value-type="float" office:value="19.44543" calcext:value-type="float">
            <text:p>19.44543</text:p>
          </table:table-cell>
          <table:table-cell office:value-type="float" office:value="19.35593" calcext:value-type="float">
            <text:p>19.35593</text:p>
          </table:table-cell>
          <table:table-cell office:value-type="float" office:value="18.73431" calcext:value-type="float">
            <text:p>18.73431</text:p>
          </table:table-cell>
          <table:table-cell office:value-type="float" office:value="18.68463" calcext:value-type="float">
            <text:p>18.68463</text:p>
          </table:table-cell>
          <table:table-cell office:value-type="float" office:value="18.14563" calcext:value-type="float">
            <text:p>18.14563</text:p>
          </table:table-cell>
          <table:table-cell office:value-type="float" office:value="18.13135" calcext:value-type="float">
            <text:p>18.13135</text:p>
          </table:table-cell>
          <table:table-cell office:value-type="float" office:value="17.56003" calcext:value-type="float">
            <text:p>17.56003</text:p>
          </table:table-cell>
          <table:table-cell office:value-type="float" office:value="17.55716" calcext:value-type="float">
            <text:p>17.55716</text:p>
          </table:table-cell>
          <table:table-cell office:value-type="float" office:value="17.04434" calcext:value-type="float">
            <text:p>17.04434</text:p>
          </table:table-cell>
          <table:table-cell office:value-type="float" office:value="17.04102" calcext:value-type="float">
            <text:p>17.04102</text:p>
          </table:table-cell>
          <table:table-cell office:value-type="float" office:value="29.46497" calcext:value-type="float">
            <text:p>29.46497</text:p>
          </table:table-cell>
          <table:table-cell office:value-type="float" office:value="9.432587" calcext:value-type="float">
            <text:p>9.4325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5" calcext:value-type="float">
            <text:p>15092005</text:p>
          </table:table-cell>
          <table:table-cell office:value-type="float" office:value="19.06524" calcext:value-type="float">
            <text:p>19.06524</text:p>
          </table:table-cell>
          <table:table-cell office:value-type="float" office:value="25.19" calcext:value-type="float">
            <text:p>25.19</text:p>
          </table:table-cell>
          <table:table-cell office:value-type="float" office:value="11.09" calcext:value-type="float">
            <text:p>11.09</text:p>
          </table:table-cell>
          <table:table-cell office:value-type="float" office:value="1.226226" calcext:value-type="float">
            <text:p>1.226226</text:p>
          </table:table-cell>
          <table:table-cell office:value-type="float" office:value="0.8000961" calcext:value-type="float">
            <text:p>0.8000961</text:p>
          </table:table-cell>
          <table:table-cell office:value-type="float" office:value="138.024" calcext:value-type="float">
            <text:p>138.024</text:p>
          </table:table-cell>
          <table:table-cell office:value-type="float" office:value="0" calcext:value-type="float">
            <text:p>0</text:p>
          </table:table-cell>
          <table:table-cell office:value-type="float" office:value="24.82355" calcext:value-type="float">
            <text:p>24.82355</text:p>
          </table:table-cell>
          <table:table-cell office:value-type="float" office:value="13.77032" calcext:value-type="float">
            <text:p>13.77032</text:p>
          </table:table-cell>
          <table:table-cell office:value-type="float" office:value="22.69595" calcext:value-type="float">
            <text:p>22.69595</text:p>
          </table:table-cell>
          <table:table-cell office:value-type="float" office:value="16.24515" calcext:value-type="float">
            <text:p>16.24515</text:p>
          </table:table-cell>
          <table:table-cell office:value-type="float" office:value="21.76202" calcext:value-type="float">
            <text:p>21.76202</text:p>
          </table:table-cell>
          <table:table-cell office:value-type="float" office:value="17.48099" calcext:value-type="float">
            <text:p>17.48099</text:p>
          </table:table-cell>
          <table:table-cell office:value-type="float" office:value="21.10489" calcext:value-type="float">
            <text:p>21.10489</text:p>
          </table:table-cell>
          <table:table-cell office:value-type="float" office:value="18.49567" calcext:value-type="float">
            <text:p>18.49567</text:p>
          </table:table-cell>
          <table:table-cell office:value-type="float" office:value="20.76346" calcext:value-type="float">
            <text:p>20.76346</text:p>
          </table:table-cell>
          <table:table-cell office:value-type="float" office:value="19.11349" calcext:value-type="float">
            <text:p>19.11349</text:p>
          </table:table-cell>
          <table:table-cell office:value-type="float" office:value="20.75421" calcext:value-type="float">
            <text:p>20.75421</text:p>
          </table:table-cell>
          <table:table-cell office:value-type="float" office:value="19.69623" calcext:value-type="float">
            <text:p>19.69623</text:p>
          </table:table-cell>
          <table:table-cell office:value-type="float" office:value="20.80893" calcext:value-type="float">
            <text:p>20.80893</text:p>
          </table:table-cell>
          <table:table-cell office:value-type="float" office:value="20.06979" calcext:value-type="float">
            <text:p>20.06979</text:p>
          </table:table-cell>
          <table:table-cell office:value-type="float" office:value="20.84723" calcext:value-type="float">
            <text:p>20.84723</text:p>
          </table:table-cell>
          <table:table-cell office:value-type="float" office:value="20.40228" calcext:value-type="float">
            <text:p>20.40228</text:p>
          </table:table-cell>
          <table:table-cell office:value-type="float" office:value="20.41302" calcext:value-type="float">
            <text:p>20.41302</text:p>
          </table:table-cell>
          <table:table-cell office:value-type="float" office:value="20.22607" calcext:value-type="float">
            <text:p>20.22607</text:p>
          </table:table-cell>
          <table:table-cell office:value-type="float" office:value="19.47549" calcext:value-type="float">
            <text:p>19.47549</text:p>
          </table:table-cell>
          <table:table-cell office:value-type="float" office:value="19.44604" calcext:value-type="float">
            <text:p>19.44604</text:p>
          </table:table-cell>
          <table:table-cell office:value-type="float" office:value="18.77679" calcext:value-type="float">
            <text:p>18.77679</text:p>
          </table:table-cell>
          <table:table-cell office:value-type="float" office:value="18.73483" calcext:value-type="float">
            <text:p>18.73483</text:p>
          </table:table-cell>
          <table:table-cell office:value-type="float" office:value="18.16599" calcext:value-type="float">
            <text:p>18.16599</text:p>
          </table:table-cell>
          <table:table-cell office:value-type="float" office:value="18.14578" calcext:value-type="float">
            <text:p>18.14578</text:p>
          </table:table-cell>
          <table:table-cell office:value-type="float" office:value="17.5643" calcext:value-type="float">
            <text:p>17.5643</text:p>
          </table:table-cell>
          <table:table-cell office:value-type="float" office:value="17.56006" calcext:value-type="float">
            <text:p>17.56006</text:p>
          </table:table-cell>
          <table:table-cell office:value-type="float" office:value="17.04102" calcext:value-type="float">
            <text:p>17.04102</text:p>
          </table:table-cell>
          <table:table-cell office:value-type="float" office:value="17.039" calcext:value-type="float">
            <text:p>17.039</text:p>
          </table:table-cell>
          <table:table-cell office:value-type="float" office:value="28.85306" calcext:value-type="float">
            <text:p>28.85306</text:p>
          </table:table-cell>
          <table:table-cell office:value-type="float" office:value="12.07736" calcext:value-type="float">
            <text:p>12.077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5" calcext:value-type="float">
            <text:p>16092005</text:p>
          </table:table-cell>
          <table:table-cell office:value-type="float" office:value="20.21892" calcext:value-type="float">
            <text:p>20.21892</text:p>
          </table:table-cell>
          <table:table-cell office:value-type="float" office:value="27.5" calcext:value-type="float">
            <text:p>27.5</text:p>
          </table:table-cell>
          <table:table-cell office:value-type="float" office:value="7.75" calcext:value-type="float">
            <text:p>7.75</text:p>
          </table:table-cell>
          <table:table-cell office:value-type="float" office:value="1.442913" calcext:value-type="float">
            <text:p>1.442913</text:p>
          </table:table-cell>
          <table:table-cell office:value-type="float" office:value="0.9263659" calcext:value-type="float">
            <text:p>0.9263659</text:p>
          </table:table-cell>
          <table:table-cell office:value-type="float" office:value="210.348" calcext:value-type="float">
            <text:p>210.348</text:p>
          </table:table-cell>
          <table:table-cell office:value-type="float" office:value="0" calcext:value-type="float">
            <text:p>0</text:p>
          </table:table-cell>
          <table:table-cell office:value-type="float" office:value="25.146" calcext:value-type="float">
            <text:p>25.146</text:p>
          </table:table-cell>
          <table:table-cell office:value-type="float" office:value="10.74057" calcext:value-type="float">
            <text:p>10.74057</text:p>
          </table:table-cell>
          <table:table-cell office:value-type="float" office:value="22.56723" calcext:value-type="float">
            <text:p>22.56723</text:p>
          </table:table-cell>
          <table:table-cell office:value-type="float" office:value="13.96021" calcext:value-type="float">
            <text:p>13.96021</text:p>
          </table:table-cell>
          <table:table-cell office:value-type="float" office:value="21.5145" calcext:value-type="float">
            <text:p>21.5145</text:p>
          </table:table-cell>
          <table:table-cell office:value-type="float" office:value="15.79034" calcext:value-type="float">
            <text:p>15.79034</text:p>
          </table:table-cell>
          <table:table-cell office:value-type="float" office:value="20.75671" calcext:value-type="float">
            <text:p>20.75671</text:p>
          </table:table-cell>
          <table:table-cell office:value-type="float" office:value="17.24298" calcext:value-type="float">
            <text:p>17.24298</text:p>
          </table:table-cell>
          <table:table-cell office:value-type="float" office:value="20.36145" calcext:value-type="float">
            <text:p>20.36145</text:p>
          </table:table-cell>
          <table:table-cell office:value-type="float" office:value="18.11865" calcext:value-type="float">
            <text:p>18.11865</text:p>
          </table:table-cell>
          <table:table-cell office:value-type="float" office:value="20.41351" calcext:value-type="float">
            <text:p>20.41351</text:p>
          </table:table-cell>
          <table:table-cell office:value-type="float" office:value="18.9397" calcext:value-type="float">
            <text:p>18.9397</text:p>
          </table:table-cell>
          <table:table-cell office:value-type="float" office:value="20.43576" calcext:value-type="float">
            <text:p>20.43576</text:p>
          </table:table-cell>
          <table:table-cell office:value-type="float" office:value="19.45807" calcext:value-type="float">
            <text:p>19.45807</text:p>
          </table:table-cell>
          <table:table-cell office:value-type="float" office:value="20.40149" calcext:value-type="float">
            <text:p>20.40149</text:p>
          </table:table-cell>
          <table:table-cell office:value-type="float" office:value="19.98621" calcext:value-type="float">
            <text:p>19.98621</text:p>
          </table:table-cell>
          <table:table-cell office:value-type="float" office:value="20.22403" calcext:value-type="float">
            <text:p>20.22403</text:p>
          </table:table-cell>
          <table:table-cell office:value-type="float" office:value="20.01065" calcext:value-type="float">
            <text:p>20.01065</text:p>
          </table:table-cell>
          <table:table-cell office:value-type="float" office:value="19.47552" calcext:value-type="float">
            <text:p>19.47552</text:p>
          </table:table-cell>
          <table:table-cell office:value-type="float" office:value="19.45499" calcext:value-type="float">
            <text:p>19.45499</text:p>
          </table:table-cell>
          <table:table-cell office:value-type="float" office:value="18.80035" calcext:value-type="float">
            <text:p>18.80035</text:p>
          </table:table-cell>
          <table:table-cell office:value-type="float" office:value="18.77716" calcext:value-type="float">
            <text:p>18.77716</text:p>
          </table:table-cell>
          <table:table-cell office:value-type="float" office:value="18.18628" calcext:value-type="float">
            <text:p>18.18628</text:p>
          </table:table-cell>
          <table:table-cell office:value-type="float" office:value="18.1662" calcext:value-type="float">
            <text:p>18.1662</text:p>
          </table:table-cell>
          <table:table-cell office:value-type="float" office:value="17.57034" calcext:value-type="float">
            <text:p>17.57034</text:p>
          </table:table-cell>
          <table:table-cell office:value-type="float" office:value="17.56436" calcext:value-type="float">
            <text:p>17.56436</text:p>
          </table:table-cell>
          <table:table-cell office:value-type="float" office:value="17.039" calcext:value-type="float">
            <text:p>17.039</text:p>
          </table:table-cell>
          <table:table-cell office:value-type="float" office:value="17.03864" calcext:value-type="float">
            <text:p>17.03864</text:p>
          </table:table-cell>
          <table:table-cell office:value-type="float" office:value="30.61038" calcext:value-type="float">
            <text:p>30.61038</text:p>
          </table:table-cell>
          <table:table-cell office:value-type="float" office:value="8.741058" calcext:value-type="float">
            <text:p>8.7410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5" calcext:value-type="float">
            <text:p>17092005</text:p>
          </table:table-cell>
          <table:table-cell office:value-type="float" office:value="11.1153" calcext:value-type="float">
            <text:p>11.1153</text:p>
          </table:table-cell>
          <table:table-cell office:value-type="float" office:value="24.23" calcext:value-type="float">
            <text:p>24.23</text:p>
          </table:table-cell>
          <table:table-cell office:value-type="float" office:value="11.99" calcext:value-type="float">
            <text:p>11.99</text:p>
          </table:table-cell>
          <table:table-cell office:value-type="float" office:value="1.512043" calcext:value-type="float">
            <text:p>1.512043</text:p>
          </table:table-cell>
          <table:table-cell office:value-type="float" office:value="1.177093" calcext:value-type="float">
            <text:p>1.177093</text:p>
          </table:table-cell>
          <table:table-cell office:value-type="float" office:value="308.124" calcext:value-type="float">
            <text:p>308.124</text:p>
          </table:table-cell>
          <table:table-cell office:value-type="float" office:value="0" calcext:value-type="float">
            <text:p>0</text:p>
          </table:table-cell>
          <table:table-cell office:value-type="float" office:value="21.73792" calcext:value-type="float">
            <text:p>21.73792</text:p>
          </table:table-cell>
          <table:table-cell office:value-type="float" office:value="14.52728" calcext:value-type="float">
            <text:p>14.52728</text:p>
          </table:table-cell>
          <table:table-cell office:value-type="float" office:value="20.70935" calcext:value-type="float">
            <text:p>20.70935</text:p>
          </table:table-cell>
          <table:table-cell office:value-type="float" office:value="16.19" calcext:value-type="float">
            <text:p>16.19</text:p>
          </table:table-cell>
          <table:table-cell office:value-type="float" office:value="20.23904" calcext:value-type="float">
            <text:p>20.23904</text:p>
          </table:table-cell>
          <table:table-cell office:value-type="float" office:value="17.23624" calcext:value-type="float">
            <text:p>17.23624</text:p>
          </table:table-cell>
          <table:table-cell office:value-type="float" office:value="19.90744" calcext:value-type="float">
            <text:p>19.90744</text:p>
          </table:table-cell>
          <table:table-cell office:value-type="float" office:value="18.08936" calcext:value-type="float">
            <text:p>18.08936</text:p>
          </table:table-cell>
          <table:table-cell office:value-type="float" office:value="19.95483" calcext:value-type="float">
            <text:p>19.95483</text:p>
          </table:table-cell>
          <table:table-cell office:value-type="float" office:value="18.61386" calcext:value-type="float">
            <text:p>18.61386</text:p>
          </table:table-cell>
          <table:table-cell office:value-type="float" office:value="20.05603" calcext:value-type="float">
            <text:p>20.05603</text:p>
          </table:table-cell>
          <table:table-cell office:value-type="float" office:value="19.11057" calcext:value-type="float">
            <text:p>19.11057</text:p>
          </table:table-cell>
          <table:table-cell office:value-type="float" office:value="20.02063" calcext:value-type="float">
            <text:p>20.02063</text:p>
          </table:table-cell>
          <table:table-cell office:value-type="float" office:value="19.43085" calcext:value-type="float">
            <text:p>19.43085</text:p>
          </table:table-cell>
          <table:table-cell office:value-type="float" office:value="19.99191" calcext:value-type="float">
            <text:p>19.99191</text:p>
          </table:table-cell>
          <table:table-cell office:value-type="float" office:value="19.74933" calcext:value-type="float">
            <text:p>19.74933</text:p>
          </table:table-cell>
          <table:table-cell office:value-type="float" office:value="20.00839" calcext:value-type="float">
            <text:p>20.00839</text:p>
          </table:table-cell>
          <table:table-cell office:value-type="float" office:value="19.81409" calcext:value-type="float">
            <text:p>19.81409</text:p>
          </table:table-cell>
          <table:table-cell office:value-type="float" office:value="19.45453" calcext:value-type="float">
            <text:p>19.45453</text:p>
          </table:table-cell>
          <table:table-cell office:value-type="float" office:value="19.39987" calcext:value-type="float">
            <text:p>19.39987</text:p>
          </table:table-cell>
          <table:table-cell office:value-type="float" office:value="18.80426" calcext:value-type="float">
            <text:p>18.80426</text:p>
          </table:table-cell>
          <table:table-cell office:value-type="float" office:value="18.80048" calcext:value-type="float">
            <text:p>18.80048</text:p>
          </table:table-cell>
          <table:table-cell office:value-type="float" office:value="18.20209" calcext:value-type="float">
            <text:p>18.20209</text:p>
          </table:table-cell>
          <table:table-cell office:value-type="float" office:value="18.18649" calcext:value-type="float">
            <text:p>18.18649</text:p>
          </table:table-cell>
          <table:table-cell office:value-type="float" office:value="17.57733" calcext:value-type="float">
            <text:p>17.57733</text:p>
          </table:table-cell>
          <table:table-cell office:value-type="float" office:value="17.5704" calcext:value-type="float">
            <text:p>17.5704</text:p>
          </table:table-cell>
          <table:table-cell office:value-type="float" office:value="17.03885" calcext:value-type="float">
            <text:p>17.03885</text:p>
          </table:table-cell>
          <table:table-cell office:value-type="float" office:value="17.03864" calcext:value-type="float">
            <text:p>17.03864</text:p>
          </table:table-cell>
          <table:table-cell office:value-type="float" office:value="25.37238" calcext:value-type="float">
            <text:p>25.37238</text:p>
          </table:table-cell>
          <table:table-cell office:value-type="float" office:value="13.06375" calcext:value-type="float">
            <text:p>13.063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5" calcext:value-type="float">
            <text:p>18092005</text:p>
          </table:table-cell>
          <table:table-cell office:value-type="float" office:value="16.92863" calcext:value-type="float">
            <text:p>16.92863</text:p>
          </table:table-cell>
          <table:table-cell office:value-type="float" office:value="31.71" calcext:value-type="float">
            <text:p>31.71</text:p>
          </table:table-cell>
          <table:table-cell office:value-type="float" office:value="15.48" calcext:value-type="float">
            <text:p>15.48</text:p>
          </table:table-cell>
          <table:table-cell office:value-type="float" office:value="2.126807" calcext:value-type="float">
            <text:p>2.126807</text:p>
          </table:table-cell>
          <table:table-cell office:value-type="float" office:value="1.34365" calcext:value-type="float">
            <text:p>1.34365</text:p>
          </table:table-cell>
          <table:table-cell office:value-type="float" office:value="278.424" calcext:value-type="float">
            <text:p>278.424</text:p>
          </table:table-cell>
          <table:table-cell office:value-type="float" office:value="29" calcext:value-type="float">
            <text:p>29</text:p>
          </table:table-cell>
          <table:table-cell office:value-type="float" office:value="27.50867" calcext:value-type="float">
            <text:p>27.50867</text:p>
          </table:table-cell>
          <table:table-cell office:value-type="float" office:value="15.95657" calcext:value-type="float">
            <text:p>15.95657</text:p>
          </table:table-cell>
          <table:table-cell office:value-type="float" office:value="24.26501" calcext:value-type="float">
            <text:p>24.26501</text:p>
          </table:table-cell>
          <table:table-cell office:value-type="float" office:value="17.10629" calcext:value-type="float">
            <text:p>17.10629</text:p>
          </table:table-cell>
          <table:table-cell office:value-type="float" office:value="22.98038" calcext:value-type="float">
            <text:p>22.98038</text:p>
          </table:table-cell>
          <table:table-cell office:value-type="float" office:value="17.849" calcext:value-type="float">
            <text:p>17.849</text:p>
          </table:table-cell>
          <table:table-cell office:value-type="float" office:value="21.9567" calcext:value-type="float">
            <text:p>21.9567</text:p>
          </table:table-cell>
          <table:table-cell office:value-type="float" office:value="18.44073" calcext:value-type="float">
            <text:p>18.44073</text:p>
          </table:table-cell>
          <table:table-cell office:value-type="float" office:value="21.32248" calcext:value-type="float">
            <text:p>21.32248</text:p>
          </table:table-cell>
          <table:table-cell office:value-type="float" office:value="18.79852" calcext:value-type="float">
            <text:p>18.79852</text:p>
          </table:table-cell>
          <table:table-cell office:value-type="float" office:value="20.74182" calcext:value-type="float">
            <text:p>20.74182</text:p>
          </table:table-cell>
          <table:table-cell office:value-type="float" office:value="19.14841" calcext:value-type="float">
            <text:p>19.14841</text:p>
          </table:table-cell>
          <table:table-cell office:value-type="float" office:value="20.28873" calcext:value-type="float">
            <text:p>20.28873</text:p>
          </table:table-cell>
          <table:table-cell office:value-type="float" office:value="19.37619" calcext:value-type="float">
            <text:p>19.37619</text:p>
          </table:table-cell>
          <table:table-cell office:value-type="float" office:value="19.7489" calcext:value-type="float">
            <text:p>19.7489</text:p>
          </table:table-cell>
          <table:table-cell office:value-type="float" office:value="19.63004" calcext:value-type="float">
            <text:p>19.63004</text:p>
          </table:table-cell>
          <table:table-cell office:value-type="float" office:value="19.81216" calcext:value-type="float">
            <text:p>19.81216</text:p>
          </table:table-cell>
          <table:table-cell office:value-type="float" office:value="19.65799" calcext:value-type="float">
            <text:p>19.65799</text:p>
          </table:table-cell>
          <table:table-cell office:value-type="float" office:value="19.39917" calcext:value-type="float">
            <text:p>19.39917</text:p>
          </table:table-cell>
          <table:table-cell office:value-type="float" office:value="19.32867" calcext:value-type="float">
            <text:p>19.32867</text:p>
          </table:table-cell>
          <table:table-cell office:value-type="float" office:value="18.80319" calcext:value-type="float">
            <text:p>18.80319</text:p>
          </table:table-cell>
          <table:table-cell office:value-type="float" office:value="18.78854" calcext:value-type="float">
            <text:p>18.78854</text:p>
          </table:table-cell>
          <table:table-cell office:value-type="float" office:value="18.21106" calcext:value-type="float">
            <text:p>18.21106</text:p>
          </table:table-cell>
          <table:table-cell office:value-type="float" office:value="18.20224" calcext:value-type="float">
            <text:p>18.20224</text:p>
          </table:table-cell>
          <table:table-cell office:value-type="float" office:value="17.58401" calcext:value-type="float">
            <text:p>17.58401</text:p>
          </table:table-cell>
          <table:table-cell office:value-type="float" office:value="17.57739" calcext:value-type="float">
            <text:p>17.57739</text:p>
          </table:table-cell>
          <table:table-cell office:value-type="float" office:value="17.03961" calcext:value-type="float">
            <text:p>17.03961</text:p>
          </table:table-cell>
          <table:table-cell office:value-type="float" office:value="17.03885" calcext:value-type="float">
            <text:p>17.03885</text:p>
          </table:table-cell>
          <table:table-cell office:value-type="float" office:value="34.16745" calcext:value-type="float">
            <text:p>34.16745</text:p>
          </table:table-cell>
          <table:table-cell office:value-type="float" office:value="15.15381" calcext:value-type="float">
            <text:p>15.153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5" calcext:value-type="float">
            <text:p>19092005</text:p>
          </table:table-cell>
          <table:table-cell office:value-type="float" office:value="17.37943" calcext:value-type="float">
            <text:p>17.37943</text:p>
          </table:table-cell>
          <table:table-cell office:value-type="float" office:value="27.71" calcext:value-type="float">
            <text:p>27.71</text:p>
          </table:table-cell>
          <table:table-cell office:value-type="float" office:value="13.25" calcext:value-type="float">
            <text:p>13.25</text:p>
          </table:table-cell>
          <table:table-cell office:value-type="float" office:value="1.940012" calcext:value-type="float">
            <text:p>1.940012</text:p>
          </table:table-cell>
          <table:table-cell office:value-type="float" office:value="1.336366" calcext:value-type="float">
            <text:p>1.336366</text:p>
          </table:table-cell>
          <table:table-cell office:value-type="float" office:value="208.116" calcext:value-type="float">
            <text:p>208.116</text:p>
          </table:table-cell>
          <table:table-cell office:value-type="float" office:value="0.1" calcext:value-type="float">
            <text:p>0.1</text:p>
          </table:table-cell>
          <table:table-cell office:value-type="float" office:value="23.20114" calcext:value-type="float">
            <text:p>23.20114</text:p>
          </table:table-cell>
          <table:table-cell office:value-type="float" office:value="15.13016" calcext:value-type="float">
            <text:p>15.13016</text:p>
          </table:table-cell>
          <table:table-cell office:value-type="float" office:value="22.05371" calcext:value-type="float">
            <text:p>22.05371</text:p>
          </table:table-cell>
          <table:table-cell office:value-type="float" office:value="17.03922" calcext:value-type="float">
            <text:p>17.03922</text:p>
          </table:table-cell>
          <table:table-cell office:value-type="float" office:value="21.36044" calcext:value-type="float">
            <text:p>21.36044</text:p>
          </table:table-cell>
          <table:table-cell office:value-type="float" office:value="18.44202" calcext:value-type="float">
            <text:p>18.44202</text:p>
          </table:table-cell>
          <table:table-cell office:value-type="float" office:value="21.32526" calcext:value-type="float">
            <text:p>21.32526</text:p>
          </table:table-cell>
          <table:table-cell office:value-type="float" office:value="19.4043" calcext:value-type="float">
            <text:p>19.4043</text:p>
          </table:table-cell>
          <table:table-cell office:value-type="float" office:value="21.11566" calcext:value-type="float">
            <text:p>21.11566</text:p>
          </table:table-cell>
          <table:table-cell office:value-type="float" office:value="19.79953" calcext:value-type="float">
            <text:p>19.79953</text:p>
          </table:table-cell>
          <table:table-cell office:value-type="float" office:value="20.74182" calcext:value-type="float">
            <text:p>20.74182</text:p>
          </table:table-cell>
          <table:table-cell office:value-type="float" office:value="19.99139" calcext:value-type="float">
            <text:p>19.99139</text:p>
          </table:table-cell>
          <table:table-cell office:value-type="float" office:value="20.341" calcext:value-type="float">
            <text:p>20.341</text:p>
          </table:table-cell>
          <table:table-cell office:value-type="float" office:value="19.97766" calcext:value-type="float">
            <text:p>19.97766</text:p>
          </table:table-cell>
          <table:table-cell office:value-type="float" office:value="19.90921" calcext:value-type="float">
            <text:p>19.90921</text:p>
          </table:table-cell>
          <table:table-cell office:value-type="float" office:value="19.74847" calcext:value-type="float">
            <text:p>19.74847</text:p>
          </table:table-cell>
          <table:table-cell office:value-type="float" office:value="19.65717" calcext:value-type="float">
            <text:p>19.65717</text:p>
          </table:table-cell>
          <table:table-cell office:value-type="float" office:value="19.63763" calcext:value-type="float">
            <text:p>19.63763</text:p>
          </table:table-cell>
          <table:table-cell office:value-type="float" office:value="19.32794" calcext:value-type="float">
            <text:p>19.32794</text:p>
          </table:table-cell>
          <table:table-cell office:value-type="float" office:value="19.26733" calcext:value-type="float">
            <text:p>19.26733</text:p>
          </table:table-cell>
          <table:table-cell office:value-type="float" office:value="18.78833" calcext:value-type="float">
            <text:p>18.78833</text:p>
          </table:table-cell>
          <table:table-cell office:value-type="float" office:value="18.76321" calcext:value-type="float">
            <text:p>18.76321</text:p>
          </table:table-cell>
          <table:table-cell office:value-type="float" office:value="18.21112" calcext:value-type="float">
            <text:p>18.21112</text:p>
          </table:table-cell>
          <table:table-cell office:value-type="float" office:value="18.20856" calcext:value-type="float">
            <text:p>18.20856</text:p>
          </table:table-cell>
          <table:table-cell office:value-type="float" office:value="17.58472" calcext:value-type="float">
            <text:p>17.58472</text:p>
          </table:table-cell>
          <table:table-cell office:value-type="float" office:value="17.57455" calcext:value-type="float">
            <text:p>17.57455</text:p>
          </table:table-cell>
          <table:table-cell office:value-type="float" office:value="17.043" calcext:value-type="float">
            <text:p>17.043</text:p>
          </table:table-cell>
          <table:table-cell office:value-type="float" office:value="17.03946" calcext:value-type="float">
            <text:p>17.03946</text:p>
          </table:table-cell>
          <table:table-cell office:value-type="float" office:value="24.23279" calcext:value-type="float">
            <text:p>24.23279</text:p>
          </table:table-cell>
          <table:table-cell office:value-type="float" office:value="13.76834" calcext:value-type="float">
            <text:p>13.768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5" calcext:value-type="float">
            <text:p>20092005</text:p>
          </table:table-cell>
          <table:table-cell office:value-type="float" office:value="19.85833" calcext:value-type="float">
            <text:p>19.85833</text:p>
          </table:table-cell>
          <table:table-cell office:value-type="float" office:value="33.58" calcext:value-type="float">
            <text:p>33.58</text:p>
          </table:table-cell>
          <table:table-cell office:value-type="float" office:value="11.26" calcext:value-type="float">
            <text:p>11.26</text:p>
          </table:table-cell>
          <table:table-cell office:value-type="float" office:value="1.602586" calcext:value-type="float">
            <text:p>1.602586</text:p>
          </table:table-cell>
          <table:table-cell office:value-type="float" office:value="0.949823" calcext:value-type="float">
            <text:p>0.949823</text:p>
          </table:table-cell>
          <table:table-cell office:value-type="float" office:value="209.844" calcext:value-type="float">
            <text:p>209.844</text:p>
          </table:table-cell>
          <table:table-cell office:value-type="float" office:value="0" calcext:value-type="float">
            <text:p>0</text:p>
          </table:table-cell>
          <table:table-cell office:value-type="float" office:value="24.15964" calcext:value-type="float">
            <text:p>24.15964</text:p>
          </table:table-cell>
          <table:table-cell office:value-type="float" office:value="12.54227" calcext:value-type="float">
            <text:p>12.54227</text:p>
          </table:table-cell>
          <table:table-cell office:value-type="float" office:value="22.20657" calcext:value-type="float">
            <text:p>22.20657</text:p>
          </table:table-cell>
          <table:table-cell office:value-type="float" office:value="14.21567" calcext:value-type="float">
            <text:p>14.21567</text:p>
          </table:table-cell>
          <table:table-cell office:value-type="float" office:value="21.16632" calcext:value-type="float">
            <text:p>21.16632</text:p>
          </table:table-cell>
          <table:table-cell office:value-type="float" office:value="15.746" calcext:value-type="float">
            <text:p>15.746</text:p>
          </table:table-cell>
          <table:table-cell office:value-type="float" office:value="20.4028" calcext:value-type="float">
            <text:p>20.4028</text:p>
          </table:table-cell>
          <table:table-cell office:value-type="float" office:value="17.05661" calcext:value-type="float">
            <text:p>17.05661</text:p>
          </table:table-cell>
          <table:table-cell office:value-type="float" office:value="19.99826" calcext:value-type="float">
            <text:p>19.99826</text:p>
          </table:table-cell>
          <table:table-cell office:value-type="float" office:value="17.8544" calcext:value-type="float">
            <text:p>17.8544</text:p>
          </table:table-cell>
          <table:table-cell office:value-type="float" office:value="20.08322" calcext:value-type="float">
            <text:p>20.08322</text:p>
          </table:table-cell>
          <table:table-cell office:value-type="float" office:value="18.61465" calcext:value-type="float">
            <text:p>18.61465</text:p>
          </table:table-cell>
          <table:table-cell office:value-type="float" office:value="20.08563" calcext:value-type="float">
            <text:p>20.08563</text:p>
          </table:table-cell>
          <table:table-cell office:value-type="float" office:value="19.08725" calcext:value-type="float">
            <text:p>19.08725</text:p>
          </table:table-cell>
          <table:table-cell office:value-type="float" office:value="19.90997" calcext:value-type="float">
            <text:p>19.90997</text:p>
          </table:table-cell>
          <table:table-cell office:value-type="float" office:value="19.55087" calcext:value-type="float">
            <text:p>19.55087</text:p>
          </table:table-cell>
          <table:table-cell office:value-type="float" office:value="19.63751" calcext:value-type="float">
            <text:p>19.63751</text:p>
          </table:table-cell>
          <table:table-cell office:value-type="float" office:value="19.55386" calcext:value-type="float">
            <text:p>19.55386</text:p>
          </table:table-cell>
          <table:table-cell office:value-type="float" office:value="19.26685" calcext:value-type="float">
            <text:p>19.26685</text:p>
          </table:table-cell>
          <table:table-cell office:value-type="float" office:value="19.21957" calcext:value-type="float">
            <text:p>19.21957</text:p>
          </table:table-cell>
          <table:table-cell office:value-type="float" office:value="18.76294" calcext:value-type="float">
            <text:p>18.76294</text:p>
          </table:table-cell>
          <table:table-cell office:value-type="float" office:value="18.73682" calcext:value-type="float">
            <text:p>18.73682</text:p>
          </table:table-cell>
          <table:table-cell office:value-type="float" office:value="18.2085" calcext:value-type="float">
            <text:p>18.2085</text:p>
          </table:table-cell>
          <table:table-cell office:value-type="float" office:value="18.20367" calcext:value-type="float">
            <text:p>18.20367</text:p>
          </table:table-cell>
          <table:table-cell office:value-type="float" office:value="17.5903" calcext:value-type="float">
            <text:p>17.5903</text:p>
          </table:table-cell>
          <table:table-cell office:value-type="float" office:value="17.58478" calcext:value-type="float">
            <text:p>17.58478</text:p>
          </table:table-cell>
          <table:table-cell office:value-type="float" office:value="17.04773" calcext:value-type="float">
            <text:p>17.04773</text:p>
          </table:table-cell>
          <table:table-cell office:value-type="float" office:value="17.04306" calcext:value-type="float">
            <text:p>17.04306</text:p>
          </table:table-cell>
          <table:table-cell office:value-type="float" office:value="25.74988" calcext:value-type="float">
            <text:p>25.74988</text:p>
          </table:table-cell>
          <table:table-cell office:value-type="float" office:value="11.34268" calcext:value-type="float">
            <text:p>11.342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5" calcext:value-type="float">
            <text:p>21092005</text:p>
          </table:table-cell>
          <table:table-cell office:value-type="float" office:value="15.72582" calcext:value-type="float">
            <text:p>15.72582</text:p>
          </table:table-cell>
          <table:table-cell office:value-type="float" office:value="37.03" calcext:value-type="float">
            <text:p>37.03</text:p>
          </table:table-cell>
          <table:table-cell office:value-type="float" office:value="17.49" calcext:value-type="float">
            <text:p>17.49</text:p>
          </table:table-cell>
          <table:table-cell office:value-type="float" office:value="1.777426" calcext:value-type="float">
            <text:p>1.777426</text:p>
          </table:table-cell>
          <table:table-cell office:value-type="float" office:value="1.07471" calcext:value-type="float">
            <text:p>1.07471</text:p>
          </table:table-cell>
          <table:table-cell office:value-type="float" office:value="276.948" calcext:value-type="float">
            <text:p>276.948</text:p>
          </table:table-cell>
          <table:table-cell office:value-type="float" office:value="0" calcext:value-type="float">
            <text:p>0</text:p>
          </table:table-cell>
          <table:table-cell office:value-type="float" office:value="27.34549" calcext:value-type="float">
            <text:p>27.34549</text:p>
          </table:table-cell>
          <table:table-cell office:value-type="float" office:value="16.50342" calcext:value-type="float">
            <text:p>16.50342</text:p>
          </table:table-cell>
          <table:table-cell office:value-type="float" office:value="24.745" calcext:value-type="float">
            <text:p>24.745</text:p>
          </table:table-cell>
          <table:table-cell office:value-type="float" office:value="17.409" calcext:value-type="float">
            <text:p>17.409</text:p>
          </table:table-cell>
          <table:table-cell office:value-type="float" office:value="23.35431" calcext:value-type="float">
            <text:p>23.35431</text:p>
          </table:table-cell>
          <table:table-cell office:value-type="float" office:value="18.04309" calcext:value-type="float">
            <text:p>18.04309</text:p>
          </table:table-cell>
          <table:table-cell office:value-type="float" office:value="22.23831" calcext:value-type="float">
            <text:p>22.23831</text:p>
          </table:table-cell>
          <table:table-cell office:value-type="float" office:value="18.56259" calcext:value-type="float">
            <text:p>18.56259</text:p>
          </table:table-cell>
          <table:table-cell office:value-type="float" office:value="21.56223" calcext:value-type="float">
            <text:p>21.56223</text:p>
          </table:table-cell>
          <table:table-cell office:value-type="float" office:value="18.86624" calcext:value-type="float">
            <text:p>18.86624</text:p>
          </table:table-cell>
          <table:table-cell office:value-type="float" office:value="20.81479" calcext:value-type="float">
            <text:p>20.81479</text:p>
          </table:table-cell>
          <table:table-cell office:value-type="float" office:value="19.15698" calcext:value-type="float">
            <text:p>19.15698</text:p>
          </table:table-cell>
          <table:table-cell office:value-type="float" office:value="20.22076" calcext:value-type="float">
            <text:p>20.22076</text:p>
          </table:table-cell>
          <table:table-cell office:value-type="float" office:value="19.32379" calcext:value-type="float">
            <text:p>19.32379</text:p>
          </table:table-cell>
          <table:table-cell office:value-type="float" office:value="19.60498" calcext:value-type="float">
            <text:p>19.60498</text:p>
          </table:table-cell>
          <table:table-cell office:value-type="float" office:value="19.48801" calcext:value-type="float">
            <text:p>19.48801</text:p>
          </table:table-cell>
          <table:table-cell office:value-type="float" office:value="19.55258" calcext:value-type="float">
            <text:p>19.55258</text:p>
          </table:table-cell>
          <table:table-cell office:value-type="float" office:value="19.4545" calcext:value-type="float">
            <text:p>19.4545</text:p>
          </table:table-cell>
          <table:table-cell office:value-type="float" office:value="19.21899" calcext:value-type="float">
            <text:p>19.21899</text:p>
          </table:table-cell>
          <table:table-cell office:value-type="float" office:value="19.16226" calcext:value-type="float">
            <text:p>19.16226</text:p>
          </table:table-cell>
          <table:table-cell office:value-type="float" office:value="18.73651" calcext:value-type="float">
            <text:p>18.73651</text:p>
          </table:table-cell>
          <table:table-cell office:value-type="float" office:value="18.70831" calcext:value-type="float">
            <text:p>18.70831</text:p>
          </table:table-cell>
          <table:table-cell office:value-type="float" office:value="18.20361" calcext:value-type="float">
            <text:p>18.20361</text:p>
          </table:table-cell>
          <table:table-cell office:value-type="float" office:value="18.19623" calcext:value-type="float">
            <text:p>18.19623</text:p>
          </table:table-cell>
          <table:table-cell office:value-type="float" office:value="17.59271" calcext:value-type="float">
            <text:p>17.59271</text:p>
          </table:table-cell>
          <table:table-cell office:value-type="float" office:value="17.59036" calcext:value-type="float">
            <text:p>17.59036</text:p>
          </table:table-cell>
          <table:table-cell office:value-type="float" office:value="17.05157" calcext:value-type="float">
            <text:p>17.05157</text:p>
          </table:table-cell>
          <table:table-cell office:value-type="float" office:value="17.04773" calcext:value-type="float">
            <text:p>17.04773</text:p>
          </table:table-cell>
          <table:table-cell office:value-type="float" office:value="35.2272" calcext:value-type="float">
            <text:p>35.2272</text:p>
          </table:table-cell>
          <table:table-cell office:value-type="float" office:value="16.03595" calcext:value-type="float">
            <text:p>16.035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5" calcext:value-type="float">
            <text:p>22092005</text:p>
          </table:table-cell>
          <table:table-cell office:value-type="float" office:value="11.96212" calcext:value-type="float">
            <text:p>11.96212</text:p>
          </table:table-cell>
          <table:table-cell office:value-type="float" office:value="23.69" calcext:value-type="float">
            <text:p>23.69</text:p>
          </table:table-cell>
          <table:table-cell office:value-type="float" office:value="12.38" calcext:value-type="float">
            <text:p>12.38</text:p>
          </table:table-cell>
          <table:table-cell office:value-type="float" office:value="1.586318" calcext:value-type="float">
            <text:p>1.586318</text:p>
          </table:table-cell>
          <table:table-cell office:value-type="float" office:value="0.9816376" calcext:value-type="float">
            <text:p>0.9816376</text:p>
          </table:table-cell>
          <table:table-cell office:value-type="float" office:value="284.148" calcext:value-type="float">
            <text:p>284.148</text:p>
          </table:table-cell>
          <table:table-cell office:value-type="float" office:value="0" calcext:value-type="float">
            <text:p>0</text:p>
          </table:table-cell>
          <table:table-cell office:value-type="float" office:value="23.79648" calcext:value-type="float">
            <text:p>23.79648</text:p>
          </table:table-cell>
          <table:table-cell office:value-type="float" office:value="15.16525" calcext:value-type="float">
            <text:p>15.16525</text:p>
          </table:table-cell>
          <table:table-cell office:value-type="float" office:value="22.92911" calcext:value-type="float">
            <text:p>22.92911</text:p>
          </table:table-cell>
          <table:table-cell office:value-type="float" office:value="17.74594" calcext:value-type="float">
            <text:p>17.74594</text:p>
          </table:table-cell>
          <table:table-cell office:value-type="float" office:value="22.71078" calcext:value-type="float">
            <text:p>22.71078</text:p>
          </table:table-cell>
          <table:table-cell office:value-type="float" office:value="19.04657" calcext:value-type="float">
            <text:p>19.04657</text:p>
          </table:table-cell>
          <table:table-cell office:value-type="float" office:value="22.13019" calcext:value-type="float">
            <text:p>22.13019</text:p>
          </table:table-cell>
          <table:table-cell office:value-type="float" office:value="19.88257" calcext:value-type="float">
            <text:p>19.88257</text:p>
          </table:table-cell>
          <table:table-cell office:value-type="float" office:value="21.56085" calcext:value-type="float">
            <text:p>21.56085</text:p>
          </table:table-cell>
          <table:table-cell office:value-type="float" office:value="20.20245" calcext:value-type="float">
            <text:p>20.20245</text:p>
          </table:table-cell>
          <table:table-cell office:value-type="float" office:value="20.94016" calcext:value-type="float">
            <text:p>20.94016</text:p>
          </table:table-cell>
          <table:table-cell office:value-type="float" office:value="20.42606" calcext:value-type="float">
            <text:p>20.42606</text:p>
          </table:table-cell>
          <table:table-cell office:value-type="float" office:value="20.45734" calcext:value-type="float">
            <text:p>20.45734</text:p>
          </table:table-cell>
          <table:table-cell office:value-type="float" office:value="20.23914" calcext:value-type="float">
            <text:p>20.23914</text:p>
          </table:table-cell>
          <table:table-cell office:value-type="float" office:value="19.97699" calcext:value-type="float">
            <text:p>19.97699</text:p>
          </table:table-cell>
          <table:table-cell office:value-type="float" office:value="19.61166" calcext:value-type="float">
            <text:p>19.61166</text:p>
          </table:table-cell>
          <table:table-cell office:value-type="float" office:value="19.50821" calcext:value-type="float">
            <text:p>19.50821</text:p>
          </table:table-cell>
          <table:table-cell office:value-type="float" office:value="19.45239" calcext:value-type="float">
            <text:p>19.45239</text:p>
          </table:table-cell>
          <table:table-cell office:value-type="float" office:value="19.16168" calcext:value-type="float">
            <text:p>19.16168</text:p>
          </table:table-cell>
          <table:table-cell office:value-type="float" office:value="19.12015" calcext:value-type="float">
            <text:p>19.12015</text:p>
          </table:table-cell>
          <table:table-cell office:value-type="float" office:value="18.70798" calcext:value-type="float">
            <text:p>18.70798</text:p>
          </table:table-cell>
          <table:table-cell office:value-type="float" office:value="18.67871" calcext:value-type="float">
            <text:p>18.67871</text:p>
          </table:table-cell>
          <table:table-cell office:value-type="float" office:value="18.19617" calcext:value-type="float">
            <text:p>18.19617</text:p>
          </table:table-cell>
          <table:table-cell office:value-type="float" office:value="18.18576" calcext:value-type="float">
            <text:p>18.18576</text:p>
          </table:table-cell>
          <table:table-cell office:value-type="float" office:value="17.59286" calcext:value-type="float">
            <text:p>17.59286</text:p>
          </table:table-cell>
          <table:table-cell office:value-type="float" office:value="17.59244" calcext:value-type="float">
            <text:p>17.59244</text:p>
          </table:table-cell>
          <table:table-cell office:value-type="float" office:value="17.0535" calcext:value-type="float">
            <text:p>17.0535</text:p>
          </table:table-cell>
          <table:table-cell office:value-type="float" office:value="17.05161" calcext:value-type="float">
            <text:p>17.05161</text:p>
          </table:table-cell>
          <table:table-cell office:value-type="float" office:value="26.2605" calcext:value-type="float">
            <text:p>26.2605</text:p>
          </table:table-cell>
          <table:table-cell office:value-type="float" office:value="12.91055" calcext:value-type="float">
            <text:p>12.910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5" calcext:value-type="float">
            <text:p>23092005</text:p>
          </table:table-cell>
          <table:table-cell office:value-type="float" office:value="6.75324" calcext:value-type="float">
            <text:p>6.75324</text:p>
          </table:table-cell>
          <table:table-cell office:value-type="float" office:value="20.56" calcext:value-type="float">
            <text:p>20.56</text:p>
          </table:table-cell>
          <table:table-cell office:value-type="float" office:value="9.3" calcext:value-type="float">
            <text:p>9.3</text:p>
          </table:table-cell>
          <table:table-cell office:value-type="float" office:value="1.663445" calcext:value-type="float">
            <text:p>1.663445</text:p>
          </table:table-cell>
          <table:table-cell office:value-type="float" office:value="0.9571639" calcext:value-type="float">
            <text:p>0.9571639</text:p>
          </table:table-cell>
          <table:table-cell office:value-type="float" office:value="225.468" calcext:value-type="float">
            <text:p>225.468</text:p>
          </table:table-cell>
          <table:table-cell office:value-type="float" office:value="0" calcext:value-type="float">
            <text:p>0</text:p>
          </table:table-cell>
          <table:table-cell office:value-type="float" office:value="19.7446" calcext:value-type="float">
            <text:p>19.7446</text:p>
          </table:table-cell>
          <table:table-cell office:value-type="float" office:value="12.5481" calcext:value-type="float">
            <text:p>12.5481</text:p>
          </table:table-cell>
          <table:table-cell office:value-type="float" office:value="18.93539" calcext:value-type="float">
            <text:p>18.93539</text:p>
          </table:table-cell>
          <table:table-cell office:value-type="float" office:value="14.94211" calcext:value-type="float">
            <text:p>14.94211</text:p>
          </table:table-cell>
          <table:table-cell office:value-type="float" office:value="18.93808" calcext:value-type="float">
            <text:p>18.93808</text:p>
          </table:table-cell>
          <table:table-cell office:value-type="float" office:value="16.34912" calcext:value-type="float">
            <text:p>16.34912</text:p>
          </table:table-cell>
          <table:table-cell office:value-type="float" office:value="19.80682" calcext:value-type="float">
            <text:p>19.80682</text:p>
          </table:table-cell>
          <table:table-cell office:value-type="float" office:value="17.48441" calcext:value-type="float">
            <text:p>17.48441</text:p>
          </table:table-cell>
          <table:table-cell office:value-type="float" office:value="20.1506" calcext:value-type="float">
            <text:p>20.1506</text:p>
          </table:table-cell>
          <table:table-cell office:value-type="float" office:value="18.13712" calcext:value-type="float">
            <text:p>18.13712</text:p>
          </table:table-cell>
          <table:table-cell office:value-type="float" office:value="20.40131" calcext:value-type="float">
            <text:p>20.40131</text:p>
          </table:table-cell>
          <table:table-cell office:value-type="float" office:value="18.72491" calcext:value-type="float">
            <text:p>18.72491</text:p>
          </table:table-cell>
          <table:table-cell office:value-type="float" office:value="20.31201" calcext:value-type="float">
            <text:p>20.31201</text:p>
          </table:table-cell>
          <table:table-cell office:value-type="float" office:value="19.11829" calcext:value-type="float">
            <text:p>19.11829</text:p>
          </table:table-cell>
          <table:table-cell office:value-type="float" office:value="19.98108" calcext:value-type="float">
            <text:p>19.98108</text:p>
          </table:table-cell>
          <table:table-cell office:value-type="float" office:value="19.48935" calcext:value-type="float">
            <text:p>19.48935</text:p>
          </table:table-cell>
          <table:table-cell office:value-type="float" office:value="19.53043" calcext:value-type="float">
            <text:p>19.53043</text:p>
          </table:table-cell>
          <table:table-cell office:value-type="float" office:value="19.48236" calcext:value-type="float">
            <text:p>19.48236</text:p>
          </table:table-cell>
          <table:table-cell office:value-type="float" office:value="19.1199" calcext:value-type="float">
            <text:p>19.1199</text:p>
          </table:table-cell>
          <table:table-cell office:value-type="float" office:value="19.0997" calcext:value-type="float">
            <text:p>19.0997</text:p>
          </table:table-cell>
          <table:table-cell office:value-type="float" office:value="18.67844" calcext:value-type="float">
            <text:p>18.67844</text:p>
          </table:table-cell>
          <table:table-cell office:value-type="float" office:value="18.65558" calcext:value-type="float">
            <text:p>18.65558</text:p>
          </table:table-cell>
          <table:table-cell office:value-type="float" office:value="18.18564" calcext:value-type="float">
            <text:p>18.18564</text:p>
          </table:table-cell>
          <table:table-cell office:value-type="float" office:value="18.17386" calcext:value-type="float">
            <text:p>18.17386</text:p>
          </table:table-cell>
          <table:table-cell office:value-type="float" office:value="17.5925" calcext:value-type="float">
            <text:p>17.5925</text:p>
          </table:table-cell>
          <table:table-cell office:value-type="float" office:value="17.59058" calcext:value-type="float">
            <text:p>17.59058</text:p>
          </table:table-cell>
          <table:table-cell office:value-type="float" office:value="17.05362" calcext:value-type="float">
            <text:p>17.05362</text:p>
          </table:table-cell>
          <table:table-cell office:value-type="float" office:value="17.0535" calcext:value-type="float">
            <text:p>17.0535</text:p>
          </table:table-cell>
          <table:table-cell office:value-type="float" office:value="21.93539" calcext:value-type="float">
            <text:p>21.93539</text:p>
          </table:table-cell>
          <table:table-cell office:value-type="float" office:value="10.24762" calcext:value-type="float">
            <text:p>10.247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5" calcext:value-type="float">
            <text:p>24092005</text:p>
          </table:table-cell>
          <table:table-cell office:value-type="float" office:value="12.3869" calcext:value-type="float">
            <text:p>12.3869</text:p>
          </table:table-cell>
          <table:table-cell office:value-type="float" office:value="33.24" calcext:value-type="float">
            <text:p>33.24</text:p>
          </table:table-cell>
          <table:table-cell office:value-type="float" office:value="17.65" calcext:value-type="float">
            <text:p>17.65</text:p>
          </table:table-cell>
          <table:table-cell office:value-type="float" office:value="2.025923" calcext:value-type="float">
            <text:p>2.025923</text:p>
          </table:table-cell>
          <table:table-cell office:value-type="float" office:value="1.222263" calcext:value-type="float">
            <text:p>1.222263</text:p>
          </table:table-cell>
          <table:table-cell office:value-type="float" office:value="286.848" calcext:value-type="float">
            <text:p>286.848</text:p>
          </table:table-cell>
          <table:table-cell office:value-type="float" office:value="0" calcext:value-type="float">
            <text:p>0</text:p>
          </table:table-cell>
          <table:table-cell office:value-type="float" office:value="25.07413" calcext:value-type="float">
            <text:p>25.07413</text:p>
          </table:table-cell>
          <table:table-cell office:value-type="float" office:value="17.37466" calcext:value-type="float">
            <text:p>17.37466</text:p>
          </table:table-cell>
          <table:table-cell office:value-type="float" office:value="22.62445" calcext:value-type="float">
            <text:p>22.62445</text:p>
          </table:table-cell>
          <table:table-cell office:value-type="float" office:value="17.84616" calcext:value-type="float">
            <text:p>17.84616</text:p>
          </table:table-cell>
          <table:table-cell office:value-type="float" office:value="21.57605" calcext:value-type="float">
            <text:p>21.57605</text:p>
          </table:table-cell>
          <table:table-cell office:value-type="float" office:value="18.16724" calcext:value-type="float">
            <text:p>18.16724</text:p>
          </table:table-cell>
          <table:table-cell office:value-type="float" office:value="20.88284" calcext:value-type="float">
            <text:p>20.88284</text:p>
          </table:table-cell>
          <table:table-cell office:value-type="float" office:value="18.45798" calcext:value-type="float">
            <text:p>18.45798</text:p>
          </table:table-cell>
          <table:table-cell office:value-type="float" office:value="20.48575" calcext:value-type="float">
            <text:p>20.48575</text:p>
          </table:table-cell>
          <table:table-cell office:value-type="float" office:value="18.65439" calcext:value-type="float">
            <text:p>18.65439</text:p>
          </table:table-cell>
          <table:table-cell office:value-type="float" office:value="20.03369" calcext:value-type="float">
            <text:p>20.03369</text:p>
          </table:table-cell>
          <table:table-cell office:value-type="float" office:value="18.87527" calcext:value-type="float">
            <text:p>18.87527</text:p>
          </table:table-cell>
          <table:table-cell office:value-type="float" office:value="19.6907" calcext:value-type="float">
            <text:p>19.6907</text:p>
          </table:table-cell>
          <table:table-cell office:value-type="float" office:value="19.0672" calcext:value-type="float">
            <text:p>19.0672</text:p>
          </table:table-cell>
          <table:table-cell office:value-type="float" office:value="19.48523" calcext:value-type="float">
            <text:p>19.48523</text:p>
          </table:table-cell>
          <table:table-cell office:value-type="float" office:value="19.29645" calcext:value-type="float">
            <text:p>19.29645</text:p>
          </table:table-cell>
          <table:table-cell office:value-type="float" office:value="19.4809" calcext:value-type="float">
            <text:p>19.4809</text:p>
          </table:table-cell>
          <table:table-cell office:value-type="float" office:value="19.33783" calcext:value-type="float">
            <text:p>19.33783</text:p>
          </table:table-cell>
          <table:table-cell office:value-type="float" office:value="19.0994" calcext:value-type="float">
            <text:p>19.0994</text:p>
          </table:table-cell>
          <table:table-cell office:value-type="float" office:value="19.05826" calcext:value-type="float">
            <text:p>19.05826</text:p>
          </table:table-cell>
          <table:table-cell office:value-type="float" office:value="18.65536" calcext:value-type="float">
            <text:p>18.65536</text:p>
          </table:table-cell>
          <table:table-cell office:value-type="float" office:value="18.63339" calcext:value-type="float">
            <text:p>18.63339</text:p>
          </table:table-cell>
          <table:table-cell office:value-type="float" office:value="18.17377" calcext:value-type="float">
            <text:p>18.17377</text:p>
          </table:table-cell>
          <table:table-cell office:value-type="float" office:value="18.16177" calcext:value-type="float">
            <text:p>18.16177</text:p>
          </table:table-cell>
          <table:table-cell office:value-type="float" office:value="17.59055" calcext:value-type="float">
            <text:p>17.59055</text:p>
          </table:table-cell>
          <table:table-cell office:value-type="float" office:value="17.58694" calcext:value-type="float">
            <text:p>17.58694</text:p>
          </table:table-cell>
          <table:table-cell office:value-type="float" office:value="17.05365" calcext:value-type="float">
            <text:p>17.05365</text:p>
          </table:table-cell>
          <table:table-cell office:value-type="float" office:value="17.05359" calcext:value-type="float">
            <text:p>17.05359</text:p>
          </table:table-cell>
          <table:table-cell office:value-type="float" office:value="32.74158" calcext:value-type="float">
            <text:p>32.74158</text:p>
          </table:table-cell>
          <table:table-cell office:value-type="float" office:value="17.32343" calcext:value-type="float">
            <text:p>17.323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5" calcext:value-type="float">
            <text:p>25092005</text:p>
          </table:table-cell>
          <table:table-cell office:value-type="float" office:value="8.869319" calcext:value-type="float">
            <text:p>8.869319</text:p>
          </table:table-cell>
          <table:table-cell office:value-type="float" office:value="25.61" calcext:value-type="float">
            <text:p>25.61</text:p>
          </table:table-cell>
          <table:table-cell office:value-type="float" office:value="15.2" calcext:value-type="float">
            <text:p>15.2</text:p>
          </table:table-cell>
          <table:table-cell office:value-type="float" office:value="2.134274" calcext:value-type="float">
            <text:p>2.134274</text:p>
          </table:table-cell>
          <table:table-cell office:value-type="float" office:value="1.401883" calcext:value-type="float">
            <text:p>1.401883</text:p>
          </table:table-cell>
          <table:table-cell office:value-type="float" office:value="236.448" calcext:value-type="float">
            <text:p>236.448</text:p>
          </table:table-cell>
          <table:table-cell office:value-type="float" office:value="0" calcext:value-type="float">
            <text:p>0</text:p>
          </table:table-cell>
          <table:table-cell office:value-type="float" office:value="23.46176" calcext:value-type="float">
            <text:p>23.46176</text:p>
          </table:table-cell>
          <table:table-cell office:value-type="float" office:value="16.45294" calcext:value-type="float">
            <text:p>16.45294</text:p>
          </table:table-cell>
          <table:table-cell office:value-type="float" office:value="22.13022" calcext:value-type="float">
            <text:p>22.13022</text:p>
          </table:table-cell>
          <table:table-cell office:value-type="float" office:value="18.29953" calcext:value-type="float">
            <text:p>18.29953</text:p>
          </table:table-cell>
          <table:table-cell office:value-type="float" office:value="21.55881" calcext:value-type="float">
            <text:p>21.55881</text:p>
          </table:table-cell>
          <table:table-cell office:value-type="float" office:value="19.29318" calcext:value-type="float">
            <text:p>19.29318</text:p>
          </table:table-cell>
          <table:table-cell office:value-type="float" office:value="21.04236" calcext:value-type="float">
            <text:p>21.04236</text:p>
          </table:table-cell>
          <table:table-cell office:value-type="float" office:value="19.87976" calcext:value-type="float">
            <text:p>19.87976</text:p>
          </table:table-cell>
          <table:table-cell office:value-type="float" office:value="20.70425" calcext:value-type="float">
            <text:p>20.70425</text:p>
          </table:table-cell>
          <table:table-cell office:value-type="float" office:value="20.07288" calcext:value-type="float">
            <text:p>20.07288</text:p>
          </table:table-cell>
          <table:table-cell office:value-type="float" office:value="20.34735" calcext:value-type="float">
            <text:p>20.34735</text:p>
          </table:table-cell>
          <table:table-cell office:value-type="float" office:value="20.04523" calcext:value-type="float">
            <text:p>20.04523</text:p>
          </table:table-cell>
          <table:table-cell office:value-type="float" office:value="20.05792" calcext:value-type="float">
            <text:p>20.05792</text:p>
          </table:table-cell>
          <table:table-cell office:value-type="float" office:value="19.70255" calcext:value-type="float">
            <text:p>19.70255</text:p>
          </table:table-cell>
          <table:table-cell office:value-type="float" office:value="19.67014" calcext:value-type="float">
            <text:p>19.67014</text:p>
          </table:table-cell>
          <table:table-cell office:value-type="float" office:value="19.3627" calcext:value-type="float">
            <text:p>19.3627</text:p>
          </table:table-cell>
          <table:table-cell office:value-type="float" office:value="19.33685" calcext:value-type="float">
            <text:p>19.33685</text:p>
          </table:table-cell>
          <table:table-cell office:value-type="float" office:value="19.31735" calcext:value-type="float">
            <text:p>19.31735</text:p>
          </table:table-cell>
          <table:table-cell office:value-type="float" office:value="19.05771" calcext:value-type="float">
            <text:p>19.05771</text:p>
          </table:table-cell>
          <table:table-cell office:value-type="float" office:value="19.01294" calcext:value-type="float">
            <text:p>19.01294</text:p>
          </table:table-cell>
          <table:table-cell office:value-type="float" office:value="18.63312" calcext:value-type="float">
            <text:p>18.63312</text:p>
          </table:table-cell>
          <table:table-cell office:value-type="float" office:value="18.60666" calcext:value-type="float">
            <text:p>18.60666</text:p>
          </table:table-cell>
          <table:table-cell office:value-type="float" office:value="18.16162" calcext:value-type="float">
            <text:p>18.16162</text:p>
          </table:table-cell>
          <table:table-cell office:value-type="float" office:value="18.14655" calcext:value-type="float">
            <text:p>18.14655</text:p>
          </table:table-cell>
          <table:table-cell office:value-type="float" office:value="17.58691" calcext:value-type="float">
            <text:p>17.58691</text:p>
          </table:table-cell>
          <table:table-cell office:value-type="float" office:value="17.57559" calcext:value-type="float">
            <text:p>17.57559</text:p>
          </table:table-cell>
          <table:table-cell office:value-type="float" office:value="17.05365" calcext:value-type="float">
            <text:p>17.05365</text:p>
          </table:table-cell>
          <table:table-cell office:value-type="float" office:value="17.0527" calcext:value-type="float">
            <text:p>17.0527</text:p>
          </table:table-cell>
          <table:table-cell office:value-type="float" office:value="26.99622" calcext:value-type="float">
            <text:p>26.99622</text:p>
          </table:table-cell>
          <table:table-cell office:value-type="float" office:value="15.41928" calcext:value-type="float">
            <text:p>15.419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5" calcext:value-type="float">
            <text:p>26092005</text:p>
          </table:table-cell>
          <table:table-cell office:value-type="float" office:value="19.12365" calcext:value-type="float">
            <text:p>19.12365</text:p>
          </table:table-cell>
          <table:table-cell office:value-type="float" office:value="23.57" calcext:value-type="float">
            <text:p>23.57</text:p>
          </table:table-cell>
          <table:table-cell office:value-type="float" office:value="11.02" calcext:value-type="float">
            <text:p>11.02</text:p>
          </table:table-cell>
          <table:table-cell office:value-type="float" office:value="1.384363" calcext:value-type="float">
            <text:p>1.384363</text:p>
          </table:table-cell>
          <table:table-cell office:value-type="float" office:value="0.8892864" calcext:value-type="float">
            <text:p>0.8892864</text:p>
          </table:table-cell>
          <table:table-cell office:value-type="float" office:value="215.208" calcext:value-type="float">
            <text:p>215.208</text:p>
          </table:table-cell>
          <table:table-cell office:value-type="float" office:value="0" calcext:value-type="float">
            <text:p>0</text:p>
          </table:table-cell>
          <table:table-cell office:value-type="float" office:value="22.23419" calcext:value-type="float">
            <text:p>22.23419</text:p>
          </table:table-cell>
          <table:table-cell office:value-type="float" office:value="13.71194" calcext:value-type="float">
            <text:p>13.71194</text:p>
          </table:table-cell>
          <table:table-cell office:value-type="float" office:value="20.65076" calcext:value-type="float">
            <text:p>20.65076</text:p>
          </table:table-cell>
          <table:table-cell office:value-type="float" office:value="15.90683" calcext:value-type="float">
            <text:p>15.90683</text:p>
          </table:table-cell>
          <table:table-cell office:value-type="float" office:value="20.00717" calcext:value-type="float">
            <text:p>20.00717</text:p>
          </table:table-cell>
          <table:table-cell office:value-type="float" office:value="17.03775" calcext:value-type="float">
            <text:p>17.03775</text:p>
          </table:table-cell>
          <table:table-cell office:value-type="float" office:value="19.82025" calcext:value-type="float">
            <text:p>19.82025</text:p>
          </table:table-cell>
          <table:table-cell office:value-type="float" office:value="17.9249" calcext:value-type="float">
            <text:p>17.9249</text:p>
          </table:table-cell>
          <table:table-cell office:value-type="float" office:value="20.03302" calcext:value-type="float">
            <text:p>20.03302</text:p>
          </table:table-cell>
          <table:table-cell office:value-type="float" office:value="18.45004" calcext:value-type="float">
            <text:p>18.45004</text:p>
          </table:table-cell>
          <table:table-cell office:value-type="float" office:value="20.15842" calcext:value-type="float">
            <text:p>20.15842</text:p>
          </table:table-cell>
          <table:table-cell office:value-type="float" office:value="18.92068" calcext:value-type="float">
            <text:p>18.92068</text:p>
          </table:table-cell>
          <table:table-cell office:value-type="float" office:value="20.02228" calcext:value-type="float">
            <text:p>20.02228</text:p>
          </table:table-cell>
          <table:table-cell office:value-type="float" office:value="19.18915" calcext:value-type="float">
            <text:p>19.18915</text:p>
          </table:table-cell>
          <table:table-cell office:value-type="float" office:value="19.68686" calcext:value-type="float">
            <text:p>19.68686</text:p>
          </table:table-cell>
          <table:table-cell office:value-type="float" office:value="19.40909" calcext:value-type="float">
            <text:p>19.40909</text:p>
          </table:table-cell>
          <table:table-cell office:value-type="float" office:value="19.34387" calcext:value-type="float">
            <text:p>19.34387</text:p>
          </table:table-cell>
          <table:table-cell office:value-type="float" office:value="19.31476" calcext:value-type="float">
            <text:p>19.31476</text:p>
          </table:table-cell>
          <table:table-cell office:value-type="float" office:value="19.01254" calcext:value-type="float">
            <text:p>19.01254</text:p>
          </table:table-cell>
          <table:table-cell office:value-type="float" office:value="18.98422" calcext:value-type="float">
            <text:p>18.98422</text:p>
          </table:table-cell>
          <table:table-cell office:value-type="float" office:value="18.60638" calcext:value-type="float">
            <text:p>18.60638</text:p>
          </table:table-cell>
          <table:table-cell office:value-type="float" office:value="18.58063" calcext:value-type="float">
            <text:p>18.58063</text:p>
          </table:table-cell>
          <table:table-cell office:value-type="float" office:value="18.14636" calcext:value-type="float">
            <text:p>18.14636</text:p>
          </table:table-cell>
          <table:table-cell office:value-type="float" office:value="18.13" calcext:value-type="float">
            <text:p>18.13</text:p>
          </table:table-cell>
          <table:table-cell office:value-type="float" office:value="17.57574" calcext:value-type="float">
            <text:p>17.57574</text:p>
          </table:table-cell>
          <table:table-cell office:value-type="float" office:value="17.57306" calcext:value-type="float">
            <text:p>17.57306</text:p>
          </table:table-cell>
          <table:table-cell office:value-type="float" office:value="17.05264" calcext:value-type="float">
            <text:p>17.05264</text:p>
          </table:table-cell>
          <table:table-cell office:value-type="float" office:value="17.05118" calcext:value-type="float">
            <text:p>17.05118</text:p>
          </table:table-cell>
          <table:table-cell office:value-type="float" office:value="26.80243" calcext:value-type="float">
            <text:p>26.80243</text:p>
          </table:table-cell>
          <table:table-cell office:value-type="float" office:value="11.86411" calcext:value-type="float">
            <text:p>11.864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5" calcext:value-type="float">
            <text:p>27092005</text:p>
          </table:table-cell>
          <table:table-cell office:value-type="float" office:value="18.4365" calcext:value-type="float">
            <text:p>18.4365</text:p>
          </table:table-cell>
          <table:table-cell office:value-type="float" office:value="29.86" calcext:value-type="float">
            <text:p>29.86</text:p>
          </table:table-cell>
          <table:table-cell office:value-type="float" office:value="8.58" calcext:value-type="float">
            <text:p>8.58</text:p>
          </table:table-cell>
          <table:table-cell office:value-type="float" office:value="1.338269" calcext:value-type="float">
            <text:p>1.338269</text:p>
          </table:table-cell>
          <table:table-cell office:value-type="float" office:value="0.9488959" calcext:value-type="float">
            <text:p>0.9488959</text:p>
          </table:table-cell>
          <table:table-cell office:value-type="float" office:value="280.152" calcext:value-type="float">
            <text:p>280.152</text:p>
          </table:table-cell>
          <table:table-cell office:value-type="float" office:value="0" calcext:value-type="float">
            <text:p>0</text:p>
          </table:table-cell>
          <table:table-cell office:value-type="float" office:value="26.9411" calcext:value-type="float">
            <text:p>26.9411</text:p>
          </table:table-cell>
          <table:table-cell office:value-type="float" office:value="11.1814" calcext:value-type="float">
            <text:p>11.1814</text:p>
          </table:table-cell>
          <table:table-cell office:value-type="float" office:value="23.41946" calcext:value-type="float">
            <text:p>23.41946</text:p>
          </table:table-cell>
          <table:table-cell office:value-type="float" office:value="13.70724" calcext:value-type="float">
            <text:p>13.70724</text:p>
          </table:table-cell>
          <table:table-cell office:value-type="float" office:value="21.81934" calcext:value-type="float">
            <text:p>21.81934</text:p>
          </table:table-cell>
          <table:table-cell office:value-type="float" office:value="15.21283" calcext:value-type="float">
            <text:p>15.21283</text:p>
          </table:table-cell>
          <table:table-cell office:value-type="float" office:value="20.685" calcext:value-type="float">
            <text:p>20.685</text:p>
          </table:table-cell>
          <table:table-cell office:value-type="float" office:value="16.45316" calcext:value-type="float">
            <text:p>16.45316</text:p>
          </table:table-cell>
          <table:table-cell office:value-type="float" office:value="20.07925" calcext:value-type="float">
            <text:p>20.07925</text:p>
          </table:table-cell>
          <table:table-cell office:value-type="float" office:value="17.22174" calcext:value-type="float">
            <text:p>17.22174</text:p>
          </table:table-cell>
          <table:table-cell office:value-type="float" office:value="19.61984" calcext:value-type="float">
            <text:p>19.61984</text:p>
          </table:table-cell>
          <table:table-cell office:value-type="float" office:value="17.97855" calcext:value-type="float">
            <text:p>17.97855</text:p>
          </table:table-cell>
          <table:table-cell office:value-type="float" office:value="19.3284" calcext:value-type="float">
            <text:p>19.3284</text:p>
          </table:table-cell>
          <table:table-cell office:value-type="float" office:value="18.48618" calcext:value-type="float">
            <text:p>18.48618</text:p>
          </table:table-cell>
          <table:table-cell office:value-type="float" office:value="19.40747" calcext:value-type="float">
            <text:p>19.40747</text:p>
          </table:table-cell>
          <table:table-cell office:value-type="float" office:value="19.03769" calcext:value-type="float">
            <text:p>19.03769</text:p>
          </table:table-cell>
          <table:table-cell office:value-type="float" office:value="19.31396" calcext:value-type="float">
            <text:p>19.31396</text:p>
          </table:table-cell>
          <table:table-cell office:value-type="float" office:value="19.17981" calcext:value-type="float">
            <text:p>19.17981</text:p>
          </table:table-cell>
          <table:table-cell office:value-type="float" office:value="18.98392" calcext:value-type="float">
            <text:p>18.98392</text:p>
          </table:table-cell>
          <table:table-cell office:value-type="float" office:value="18.94391" calcext:value-type="float">
            <text:p>18.94391</text:p>
          </table:table-cell>
          <table:table-cell office:value-type="float" office:value="18.58041" calcext:value-type="float">
            <text:p>18.58041</text:p>
          </table:table-cell>
          <table:table-cell office:value-type="float" office:value="18.55554" calcext:value-type="float">
            <text:p>18.55554</text:p>
          </table:table-cell>
          <table:table-cell office:value-type="float" office:value="18.12985" calcext:value-type="float">
            <text:p>18.12985</text:p>
          </table:table-cell>
          <table:table-cell office:value-type="float" office:value="18.11465" calcext:value-type="float">
            <text:p>18.11465</text:p>
          </table:table-cell>
          <table:table-cell office:value-type="float" office:value="17.573" calcext:value-type="float">
            <text:p>17.573</text:p>
          </table:table-cell>
          <table:table-cell office:value-type="float" office:value="17.56744" calcext:value-type="float">
            <text:p>17.56744</text:p>
          </table:table-cell>
          <table:table-cell office:value-type="float" office:value="17.05127" calcext:value-type="float">
            <text:p>17.05127</text:p>
          </table:table-cell>
          <table:table-cell office:value-type="float" office:value="17.04926" calcext:value-type="float">
            <text:p>17.04926</text:p>
          </table:table-cell>
          <table:table-cell office:value-type="float" office:value="32.0314" calcext:value-type="float">
            <text:p>32.0314</text:p>
          </table:table-cell>
          <table:table-cell office:value-type="float" office:value="9.296539" calcext:value-type="float">
            <text:p>9.2965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5" calcext:value-type="float">
            <text:p>28092005</text:p>
          </table:table-cell>
          <table:table-cell office:value-type="float" office:value="10.3518" calcext:value-type="float">
            <text:p>10.3518</text:p>
          </table:table-cell>
          <table:table-cell office:value-type="float" office:value="16.68" calcext:value-type="float">
            <text:p>16.68</text:p>
          </table:table-cell>
          <table:table-cell office:value-type="float" office:value="2.86" calcext:value-type="float">
            <text:p>2.86</text:p>
          </table:table-cell>
          <table:table-cell office:value-type="float" office:value="1.470634" calcext:value-type="float">
            <text:p>1.470634</text:p>
          </table:table-cell>
          <table:table-cell office:value-type="float" office:value="0.6606381" calcext:value-type="float">
            <text:p>0.6606381</text:p>
          </table:table-cell>
          <table:table-cell office:value-type="float" office:value="377.244" calcext:value-type="float">
            <text:p>377.244</text:p>
          </table:table-cell>
          <table:table-cell office:value-type="float" office:value="2.7" calcext:value-type="float">
            <text:p>2.7</text:p>
          </table:table-cell>
          <table:table-cell office:value-type="float" office:value="18.52991" calcext:value-type="float">
            <text:p>18.52991</text:p>
          </table:table-cell>
          <table:table-cell office:value-type="float" office:value="6.606354" calcext:value-type="float">
            <text:p>6.606354</text:p>
          </table:table-cell>
          <table:table-cell office:value-type="float" office:value="19.66885" calcext:value-type="float">
            <text:p>19.66885</text:p>
          </table:table-cell>
          <table:table-cell office:value-type="float" office:value="10.61307" calcext:value-type="float">
            <text:p>10.61307</text:p>
          </table:table-cell>
          <table:table-cell office:value-type="float" office:value="20.10889" calcext:value-type="float">
            <text:p>20.10889</text:p>
          </table:table-cell>
          <table:table-cell office:value-type="float" office:value="13.18686" calcext:value-type="float">
            <text:p>13.18686</text:p>
          </table:table-cell>
          <table:table-cell office:value-type="float" office:value="20.13684" calcext:value-type="float">
            <text:p>20.13684</text:p>
          </table:table-cell>
          <table:table-cell office:value-type="float" office:value="15.21548" calcext:value-type="float">
            <text:p>15.21548</text:p>
          </table:table-cell>
          <table:table-cell office:value-type="float" office:value="19.94443" calcext:value-type="float">
            <text:p>19.94443</text:p>
          </table:table-cell>
          <table:table-cell office:value-type="float" office:value="16.36972" calcext:value-type="float">
            <text:p>16.36972</text:p>
          </table:table-cell>
          <table:table-cell office:value-type="float" office:value="19.63416" calcext:value-type="float">
            <text:p>19.63416</text:p>
          </table:table-cell>
          <table:table-cell office:value-type="float" office:value="17.56784" calcext:value-type="float">
            <text:p>17.56784</text:p>
          </table:table-cell>
          <table:table-cell office:value-type="float" office:value="19.40921" calcext:value-type="float">
            <text:p>19.40921</text:p>
          </table:table-cell>
          <table:table-cell office:value-type="float" office:value="18.27606" calcext:value-type="float">
            <text:p>18.27606</text:p>
          </table:table-cell>
          <table:table-cell office:value-type="float" office:value="19.18527" calcext:value-type="float">
            <text:p>19.18527</text:p>
          </table:table-cell>
          <table:table-cell office:value-type="float" office:value="18.95325" calcext:value-type="float">
            <text:p>18.95325</text:p>
          </table:table-cell>
          <table:table-cell office:value-type="float" office:value="19.17838" calcext:value-type="float">
            <text:p>19.17838</text:p>
          </table:table-cell>
          <table:table-cell office:value-type="float" office:value="19.08984" calcext:value-type="float">
            <text:p>19.08984</text:p>
          </table:table-cell>
          <table:table-cell office:value-type="float" office:value="18.94333" calcext:value-type="float">
            <text:p>18.94333</text:p>
          </table:table-cell>
          <table:table-cell office:value-type="float" office:value="18.8902" calcext:value-type="float">
            <text:p>18.8902</text:p>
          </table:table-cell>
          <table:table-cell office:value-type="float" office:value="18.55527" calcext:value-type="float">
            <text:p>18.55527</text:p>
          </table:table-cell>
          <table:table-cell office:value-type="float" office:value="18.526" calcext:value-type="float">
            <text:p>18.526</text:p>
          </table:table-cell>
          <table:table-cell office:value-type="float" office:value="18.1145" calcext:value-type="float">
            <text:p>18.1145</text:p>
          </table:table-cell>
          <table:table-cell office:value-type="float" office:value="18.09872" calcext:value-type="float">
            <text:p>18.09872</text:p>
          </table:table-cell>
          <table:table-cell office:value-type="float" office:value="17.56735" calcext:value-type="float">
            <text:p>17.56735</text:p>
          </table:table-cell>
          <table:table-cell office:value-type="float" office:value="17.55991" calcext:value-type="float">
            <text:p>17.55991</text:p>
          </table:table-cell>
          <table:table-cell office:value-type="float" office:value="17.04919" calcext:value-type="float">
            <text:p>17.04919</text:p>
          </table:table-cell>
          <table:table-cell office:value-type="float" office:value="17.04541" calcext:value-type="float">
            <text:p>17.04541</text:p>
          </table:table-cell>
          <table:table-cell office:value-type="float" office:value="17.33344" calcext:value-type="float">
            <text:p>17.33344</text:p>
          </table:table-cell>
          <table:table-cell office:value-type="float" office:value="4.090515" calcext:value-type="float">
            <text:p>4.0905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5" calcext:value-type="float">
            <text:p>29092005</text:p>
          </table:table-cell>
          <table:table-cell office:value-type="float" office:value="18.60811" calcext:value-type="float">
            <text:p>18.60811</text:p>
          </table:table-cell>
          <table:table-cell office:value-type="float" office:value="21.13" calcext:value-type="float">
            <text:p>21.13</text:p>
          </table:table-cell>
          <table:table-cell office:value-type="float" office:value="-0.1" calcext:value-type="float">
            <text:p>-0.1</text:p>
          </table:table-cell>
          <table:table-cell office:value-type="float" office:value="0.8939006" calcext:value-type="float">
            <text:p>0.8939006</text:p>
          </table:table-cell>
          <table:table-cell office:value-type="float" office:value="0.5352255" calcext:value-type="float">
            <text:p>0.5352255</text:p>
          </table:table-cell>
          <table:table-cell office:value-type="float" office:value="235.296" calcext:value-type="float">
            <text:p>235.296</text:p>
          </table:table-cell>
          <table:table-cell office:value-type="float" office:value="0" calcext:value-type="float">
            <text:p>0</text:p>
          </table:table-cell>
          <table:table-cell office:value-type="float" office:value="17.47021" calcext:value-type="float">
            <text:p>17.47021</text:p>
          </table:table-cell>
          <table:table-cell office:value-type="float" office:value="3.369934" calcext:value-type="float">
            <text:p>3.369934</text:p>
          </table:table-cell>
          <table:table-cell office:value-type="float" office:value="15.88699" calcext:value-type="float">
            <text:p>15.88699</text:p>
          </table:table-cell>
          <table:table-cell office:value-type="float" office:value="7.200958" calcext:value-type="float">
            <text:p>7.200958</text:p>
          </table:table-cell>
          <table:table-cell office:value-type="float" office:value="15.45248" calcext:value-type="float">
            <text:p>15.45248</text:p>
          </table:table-cell>
          <table:table-cell office:value-type="float" office:value="9.842896" calcext:value-type="float">
            <text:p>9.842896</text:p>
          </table:table-cell>
          <table:table-cell office:value-type="float" office:value="15.44366" calcext:value-type="float">
            <text:p>15.44366</text:p>
          </table:table-cell>
          <table:table-cell office:value-type="float" office:value="12.17206" calcext:value-type="float">
            <text:p>12.17206</text:p>
          </table:table-cell>
          <table:table-cell office:value-type="float" office:value="16.29425" calcext:value-type="float">
            <text:p>16.29425</text:p>
          </table:table-cell>
          <table:table-cell office:value-type="float" office:value="13.69647" calcext:value-type="float">
            <text:p>13.69647</text:p>
          </table:table-cell>
          <table:table-cell office:value-type="float" office:value="17.52243" calcext:value-type="float">
            <text:p>17.52243</text:p>
          </table:table-cell>
          <table:table-cell office:value-type="float" office:value="15.24582" calcext:value-type="float">
            <text:p>15.24582</text:p>
          </table:table-cell>
          <table:table-cell office:value-type="float" office:value="18.25037" calcext:value-type="float">
            <text:p>18.25037</text:p>
          </table:table-cell>
          <table:table-cell office:value-type="float" office:value="16.44449" calcext:value-type="float">
            <text:p>16.44449</text:p>
          </table:table-cell>
          <table:table-cell office:value-type="float" office:value="18.94568" calcext:value-type="float">
            <text:p>18.94568</text:p>
          </table:table-cell>
          <table:table-cell office:value-type="float" office:value="17.76071" calcext:value-type="float">
            <text:p>17.76071</text:p>
          </table:table-cell>
          <table:table-cell office:value-type="float" office:value="19.08838" calcext:value-type="float">
            <text:p>19.08838</text:p>
          </table:table-cell>
          <table:table-cell office:value-type="float" office:value="18.75876" calcext:value-type="float">
            <text:p>18.75876</text:p>
          </table:table-cell>
          <table:table-cell office:value-type="float" office:value="18.88965" calcext:value-type="float">
            <text:p>18.88965</text:p>
          </table:table-cell>
          <table:table-cell office:value-type="float" office:value="18.81006" calcext:value-type="float">
            <text:p>18.81006</text:p>
          </table:table-cell>
          <table:table-cell office:value-type="float" office:value="18.52567" calcext:value-type="float">
            <text:p>18.52567</text:p>
          </table:table-cell>
          <table:table-cell office:value-type="float" office:value="18.49039" calcext:value-type="float">
            <text:p>18.49039</text:p>
          </table:table-cell>
          <table:table-cell office:value-type="float" office:value="18.09854" calcext:value-type="float">
            <text:p>18.09854</text:p>
          </table:table-cell>
          <table:table-cell office:value-type="float" office:value="18.08099" calcext:value-type="float">
            <text:p>18.08099</text:p>
          </table:table-cell>
          <table:table-cell office:value-type="float" office:value="17.55978" calcext:value-type="float">
            <text:p>17.55978</text:p>
          </table:table-cell>
          <table:table-cell office:value-type="float" office:value="17.55121" calcext:value-type="float">
            <text:p>17.55121</text:p>
          </table:table-cell>
          <table:table-cell office:value-type="float" office:value="17.04541" calcext:value-type="float">
            <text:p>17.04541</text:p>
          </table:table-cell>
          <table:table-cell office:value-type="float" office:value="17.04028" calcext:value-type="float">
            <text:p>17.04028</text:p>
          </table:table-cell>
          <table:table-cell office:value-type="float" office:value="22.89084" calcext:value-type="float">
            <text:p>22.89084</text:p>
          </table:table-cell>
          <table:table-cell office:value-type="float" office:value="0.9394226" calcext:value-type="float">
            <text:p>0.93942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5" calcext:value-type="float">
            <text:p>30092005</text:p>
          </table:table-cell>
          <table:table-cell office:value-type="float" office:value="17.90214" calcext:value-type="float">
            <text:p>17.90214</text:p>
          </table:table-cell>
          <table:table-cell office:value-type="float" office:value="28.39" calcext:value-type="float">
            <text:p>28.39</text:p>
          </table:table-cell>
          <table:table-cell office:value-type="float" office:value="7.11" calcext:value-type="float">
            <text:p>7.11</text:p>
          </table:table-cell>
          <table:table-cell office:value-type="float" office:value="1.288946" calcext:value-type="float">
            <text:p>1.288946</text:p>
          </table:table-cell>
          <table:table-cell office:value-type="float" office:value="0.8560772" calcext:value-type="float">
            <text:p>0.8560772</text:p>
          </table:table-cell>
          <table:table-cell office:value-type="float" office:value="266.328" calcext:value-type="float">
            <text:p>266.328</text:p>
          </table:table-cell>
          <table:table-cell office:value-type="float" office:value="0" calcext:value-type="float">
            <text:p>0</text:p>
          </table:table-cell>
          <table:table-cell office:value-type="float" office:value="23.78818" calcext:value-type="float">
            <text:p>23.78818</text:p>
          </table:table-cell>
          <table:table-cell office:value-type="float" office:value="8.483398" calcext:value-type="float">
            <text:p>8.483398</text:p>
          </table:table-cell>
          <table:table-cell office:value-type="float" office:value="20.48083" calcext:value-type="float">
            <text:p>20.48083</text:p>
          </table:table-cell>
          <table:table-cell office:value-type="float" office:value="10.59943" calcext:value-type="float">
            <text:p>10.59943</text:p>
          </table:table-cell>
          <table:table-cell office:value-type="float" office:value="19.00626" calcext:value-type="float">
            <text:p>19.00626</text:p>
          </table:table-cell>
          <table:table-cell office:value-type="float" office:value="12.04535" calcext:value-type="float">
            <text:p>12.04535</text:p>
          </table:table-cell>
          <table:table-cell office:value-type="float" office:value="18.00858" calcext:value-type="float">
            <text:p>18.00858</text:p>
          </table:table-cell>
          <table:table-cell office:value-type="float" office:value="13.36264" calcext:value-type="float">
            <text:p>13.36264</text:p>
          </table:table-cell>
          <table:table-cell office:value-type="float" office:value="17.56137" calcext:value-type="float">
            <text:p>17.56137</text:p>
          </table:table-cell>
          <table:table-cell office:value-type="float" office:value="14.26657" calcext:value-type="float">
            <text:p>14.26657</text:p>
          </table:table-cell>
          <table:table-cell office:value-type="float" office:value="17.26089" calcext:value-type="float">
            <text:p>17.26089</text:p>
          </table:table-cell>
          <table:table-cell office:value-type="float" office:value="15.26321" calcext:value-type="float">
            <text:p>15.26321</text:p>
          </table:table-cell>
          <table:table-cell office:value-type="float" office:value="17.15836" calcext:value-type="float">
            <text:p>17.15836</text:p>
          </table:table-cell>
          <table:table-cell office:value-type="float" office:value="16.13101" calcext:value-type="float">
            <text:p>16.13101</text:p>
          </table:table-cell>
          <table:table-cell office:value-type="float" office:value="17.7543" calcext:value-type="float">
            <text:p>17.7543</text:p>
          </table:table-cell>
          <table:table-cell office:value-type="float" office:value="17.27451" calcext:value-type="float">
            <text:p>17.27451</text:p>
          </table:table-cell>
          <table:table-cell office:value-type="float" office:value="18.75403" calcext:value-type="float">
            <text:p>18.75403</text:p>
          </table:table-cell>
          <table:table-cell office:value-type="float" office:value="18.32089" calcext:value-type="float">
            <text:p>18.32089</text:p>
          </table:table-cell>
          <table:table-cell office:value-type="float" office:value="18.80881" calcext:value-type="float">
            <text:p>18.80881</text:p>
          </table:table-cell>
          <table:table-cell office:value-type="float" office:value="18.66196" calcext:value-type="float">
            <text:p>18.66196</text:p>
          </table:table-cell>
          <table:table-cell office:value-type="float" office:value="18.48993" calcext:value-type="float">
            <text:p>18.48993</text:p>
          </table:table-cell>
          <table:table-cell office:value-type="float" office:value="18.43484" calcext:value-type="float">
            <text:p>18.43484</text:p>
          </table:table-cell>
          <table:table-cell office:value-type="float" office:value="18.08078" calcext:value-type="float">
            <text:p>18.08078</text:p>
          </table:table-cell>
          <table:table-cell office:value-type="float" office:value="18.05865" calcext:value-type="float">
            <text:p>18.05865</text:p>
          </table:table-cell>
          <table:table-cell office:value-type="float" office:value="17.55109" calcext:value-type="float">
            <text:p>17.55109</text:p>
          </table:table-cell>
          <table:table-cell office:value-type="float" office:value="17.54086" calcext:value-type="float">
            <text:p>17.54086</text:p>
          </table:table-cell>
          <table:table-cell office:value-type="float" office:value="17.04022" calcext:value-type="float">
            <text:p>17.04022</text:p>
          </table:table-cell>
          <table:table-cell office:value-type="float" office:value="17.03363" calcext:value-type="float">
            <text:p>17.03363</text:p>
          </table:table-cell>
          <table:table-cell office:value-type="float" office:value="29.74719" calcext:value-type="float">
            <text:p>29.74719</text:p>
          </table:table-cell>
          <table:table-cell office:value-type="float" office:value="7.092133" calcext:value-type="float">
            <text:p>7.0921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5" calcext:value-type="float">
            <text:p>1102005</text:p>
          </table:table-cell>
          <table:table-cell office:value-type="float" office:value="12.4501" calcext:value-type="float">
            <text:p>12.4501</text:p>
          </table:table-cell>
          <table:table-cell office:value-type="float" office:value="25.3" calcext:value-type="float">
            <text:p>25.3</text:p>
          </table:table-cell>
          <table:table-cell office:value-type="float" office:value="14.6" calcext:value-type="float">
            <text:p>14.6</text:p>
          </table:table-cell>
          <table:table-cell office:value-type="float" office:value="1.757769" calcext:value-type="float">
            <text:p>1.757769</text:p>
          </table:table-cell>
          <table:table-cell office:value-type="float" office:value="1.320013" calcext:value-type="float">
            <text:p>1.320013</text:p>
          </table:table-cell>
          <table:table-cell office:value-type="float" office:value="287.136" calcext:value-type="float">
            <text:p>287.136</text:p>
          </table:table-cell>
          <table:table-cell office:value-type="float" office:value="0" calcext:value-type="float">
            <text:p>0</text:p>
          </table:table-cell>
          <table:table-cell office:value-type="float" office:value="22.78217" calcext:value-type="float">
            <text:p>22.78217</text:p>
          </table:table-cell>
          <table:table-cell office:value-type="float" office:value="15.00876" calcext:value-type="float">
            <text:p>15.00876</text:p>
          </table:table-cell>
          <table:table-cell office:value-type="float" office:value="20.71967" calcext:value-type="float">
            <text:p>20.71967</text:p>
          </table:table-cell>
          <table:table-cell office:value-type="float" office:value="15.93912" calcext:value-type="float">
            <text:p>15.93912</text:p>
          </table:table-cell>
          <table:table-cell office:value-type="float" office:value="19.66113" calcext:value-type="float">
            <text:p>19.66113</text:p>
          </table:table-cell>
          <table:table-cell office:value-type="float" office:value="16.43216" calcext:value-type="float">
            <text:p>16.43216</text:p>
          </table:table-cell>
          <table:table-cell office:value-type="float" office:value="18.92899" calcext:value-type="float">
            <text:p>18.92899</text:p>
          </table:table-cell>
          <table:table-cell office:value-type="float" office:value="16.77954" calcext:value-type="float">
            <text:p>16.77954</text:p>
          </table:table-cell>
          <table:table-cell office:value-type="float" office:value="18.53394" calcext:value-type="float">
            <text:p>18.53394</text:p>
          </table:table-cell>
          <table:table-cell office:value-type="float" office:value="16.97144" calcext:value-type="float">
            <text:p>16.97144</text:p>
          </table:table-cell>
          <table:table-cell office:value-type="float" office:value="18.21222" calcext:value-type="float">
            <text:p>18.21222</text:p>
          </table:table-cell>
          <table:table-cell office:value-type="float" office:value="17.16626" calcext:value-type="float">
            <text:p>17.16626</text:p>
          </table:table-cell>
          <table:table-cell office:value-type="float" office:value="17.9729" calcext:value-type="float">
            <text:p>17.9729</text:p>
          </table:table-cell>
          <table:table-cell office:value-type="float" office:value="17.17563" calcext:value-type="float">
            <text:p>17.17563</text:p>
          </table:table-cell>
          <table:table-cell office:value-type="float" office:value="17.72354" calcext:value-type="float">
            <text:p>17.72354</text:p>
          </table:table-cell>
          <table:table-cell office:value-type="float" office:value="17.33273" calcext:value-type="float">
            <text:p>17.33273</text:p>
          </table:table-cell>
          <table:table-cell office:value-type="float" office:value="18.31729" calcext:value-type="float">
            <text:p>18.31729</text:p>
          </table:table-cell>
          <table:table-cell office:value-type="float" office:value="18.13251" calcext:value-type="float">
            <text:p>18.13251</text:p>
          </table:table-cell>
          <table:table-cell office:value-type="float" office:value="18.66019" calcext:value-type="float">
            <text:p>18.66019</text:p>
          </table:table-cell>
          <table:table-cell office:value-type="float" office:value="18.49524" calcext:value-type="float">
            <text:p>18.49524</text:p>
          </table:table-cell>
          <table:table-cell office:value-type="float" office:value="18.43408" calcext:value-type="float">
            <text:p>18.43408</text:p>
          </table:table-cell>
          <table:table-cell office:value-type="float" office:value="18.35565" calcext:value-type="float">
            <text:p>18.35565</text:p>
          </table:table-cell>
          <table:table-cell office:value-type="float" office:value="18.05841" calcext:value-type="float">
            <text:p>18.05841</text:p>
          </table:table-cell>
          <table:table-cell office:value-type="float" office:value="18.02789" calcext:value-type="float">
            <text:p>18.02789</text:p>
          </table:table-cell>
          <table:table-cell office:value-type="float" office:value="17.54074" calcext:value-type="float">
            <text:p>17.54074</text:p>
          </table:table-cell>
          <table:table-cell office:value-type="float" office:value="17.52802" calcext:value-type="float">
            <text:p>17.52802</text:p>
          </table:table-cell>
          <table:table-cell office:value-type="float" office:value="17.03354" calcext:value-type="float">
            <text:p>17.03354</text:p>
          </table:table-cell>
          <table:table-cell office:value-type="float" office:value="17.02609" calcext:value-type="float">
            <text:p>17.02609</text:p>
          </table:table-cell>
          <table:table-cell office:value-type="float" office:value="28.31009" calcext:value-type="float">
            <text:p>28.31009</text:p>
          </table:table-cell>
          <table:table-cell office:value-type="float" office:value="14.21909" calcext:value-type="float">
            <text:p>14.219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5" calcext:value-type="float">
            <text:p>2102005</text:p>
          </table:table-cell>
          <table:table-cell office:value-type="float" office:value="13.26454" calcext:value-type="float">
            <text:p>13.26454</text:p>
          </table:table-cell>
          <table:table-cell office:value-type="float" office:value="33.54" calcext:value-type="float">
            <text:p>33.54</text:p>
          </table:table-cell>
          <table:table-cell office:value-type="float" office:value="18.52" calcext:value-type="float">
            <text:p>18.52</text:p>
          </table:table-cell>
          <table:table-cell office:value-type="float" office:value="1.916188" calcext:value-type="float">
            <text:p>1.916188</text:p>
          </table:table-cell>
          <table:table-cell office:value-type="float" office:value="1.22593" calcext:value-type="float">
            <text:p>1.22593</text:p>
          </table:table-cell>
          <table:table-cell office:value-type="float" office:value="429.732" calcext:value-type="float">
            <text:p>429.732</text:p>
          </table:table-cell>
          <table:table-cell office:value-type="float" office:value="0" calcext:value-type="float">
            <text:p>0</text:p>
          </table:table-cell>
          <table:table-cell office:value-type="float" office:value="27.28729" calcext:value-type="float">
            <text:p>27.28729</text:p>
          </table:table-cell>
          <table:table-cell office:value-type="float" office:value="18.06775" calcext:value-type="float">
            <text:p>18.06775</text:p>
          </table:table-cell>
          <table:table-cell office:value-type="float" office:value="24.18518" calcext:value-type="float">
            <text:p>24.18518</text:p>
          </table:table-cell>
          <table:table-cell office:value-type="float" office:value="18.23203" calcext:value-type="float">
            <text:p>18.23203</text:p>
          </table:table-cell>
          <table:table-cell office:value-type="float" office:value="22.67859" calcext:value-type="float">
            <text:p>22.67859</text:p>
          </table:table-cell>
          <table:table-cell office:value-type="float" office:value="18.27737" calcext:value-type="float">
            <text:p>18.27737</text:p>
          </table:table-cell>
          <table:table-cell office:value-type="float" office:value="21.45679" calcext:value-type="float">
            <text:p>21.45679</text:p>
          </table:table-cell>
          <table:table-cell office:value-type="float" office:value="18.25879" calcext:value-type="float">
            <text:p>18.25879</text:p>
          </table:table-cell>
          <table:table-cell office:value-type="float" office:value="20.70364" calcext:value-type="float">
            <text:p>20.70364</text:p>
          </table:table-cell>
          <table:table-cell office:value-type="float" office:value="18.21619" calcext:value-type="float">
            <text:p>18.21619</text:p>
          </table:table-cell>
          <table:table-cell office:value-type="float" office:value="19.80063" calcext:value-type="float">
            <text:p>19.80063</text:p>
          </table:table-cell>
          <table:table-cell office:value-type="float" office:value="18.14777" calcext:value-type="float">
            <text:p>18.14777</text:p>
          </table:table-cell>
          <table:table-cell office:value-type="float" office:value="19.06241" calcext:value-type="float">
            <text:p>19.06241</text:p>
          </table:table-cell>
          <table:table-cell office:value-type="float" office:value="17.98032" calcext:value-type="float">
            <text:p>17.98032</text:p>
          </table:table-cell>
          <table:table-cell office:value-type="float" office:value="18.23337" calcext:value-type="float">
            <text:p>18.23337</text:p>
          </table:table-cell>
          <table:table-cell office:value-type="float" office:value="17.72943" calcext:value-type="float">
            <text:p>17.72943</text:p>
          </table:table-cell>
          <table:table-cell office:value-type="float" office:value="18.15601" calcext:value-type="float">
            <text:p>18.15601</text:p>
          </table:table-cell>
          <table:table-cell office:value-type="float" office:value="18.12488" calcext:value-type="float">
            <text:p>18.12488</text:p>
          </table:table-cell>
          <table:table-cell office:value-type="float" office:value="18.49368" calcext:value-type="float">
            <text:p>18.49368</text:p>
          </table:table-cell>
          <table:table-cell office:value-type="float" office:value="18.37213" calcext:value-type="float">
            <text:p>18.37213</text:p>
          </table:table-cell>
          <table:table-cell office:value-type="float" office:value="18.35477" calcext:value-type="float">
            <text:p>18.35477</text:p>
          </table:table-cell>
          <table:table-cell office:value-type="float" office:value="18.27051" calcext:value-type="float">
            <text:p>18.27051</text:p>
          </table:table-cell>
          <table:table-cell office:value-type="float" office:value="18.02753" calcext:value-type="float">
            <text:p>18.02753</text:p>
          </table:table-cell>
          <table:table-cell office:value-type="float" office:value="17.98755" calcext:value-type="float">
            <text:p>17.98755</text:p>
          </table:table-cell>
          <table:table-cell office:value-type="float" office:value="17.52786" calcext:value-type="float">
            <text:p>17.52786</text:p>
          </table:table-cell>
          <table:table-cell office:value-type="float" office:value="17.509" calcext:value-type="float">
            <text:p>17.509</text:p>
          </table:table-cell>
          <table:table-cell office:value-type="float" office:value="17.026" calcext:value-type="float">
            <text:p>17.026</text:p>
          </table:table-cell>
          <table:table-cell office:value-type="float" office:value="17.01657" calcext:value-type="float">
            <text:p>17.01657</text:p>
          </table:table-cell>
          <table:table-cell office:value-type="float" office:value="33.36182" calcext:value-type="float">
            <text:p>33.36182</text:p>
          </table:table-cell>
          <table:table-cell office:value-type="float" office:value="17.95139" calcext:value-type="float">
            <text:p>17.951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5" calcext:value-type="float">
            <text:p>3102005</text:p>
          </table:table-cell>
          <table:table-cell office:value-type="float" office:value="11.77987" calcext:value-type="float">
            <text:p>11.77987</text:p>
          </table:table-cell>
          <table:table-cell office:value-type="float" office:value="32.6" calcext:value-type="float">
            <text:p>32.6</text:p>
          </table:table-cell>
          <table:table-cell office:value-type="float" office:value="23.55" calcext:value-type="float">
            <text:p>23.55</text:p>
          </table:table-cell>
          <table:table-cell office:value-type="float" office:value="1.923573" calcext:value-type="float">
            <text:p>1.923573</text:p>
          </table:table-cell>
          <table:table-cell office:value-type="float" office:value="1.320884" calcext:value-type="float">
            <text:p>1.320884</text:p>
          </table:table-cell>
          <table:table-cell office:value-type="float" office:value="473.364" calcext:value-type="float">
            <text:p>473.364</text:p>
          </table:table-cell>
          <table:table-cell office:value-type="float" office:value="0" calcext:value-type="float">
            <text:p>0</text:p>
          </table:table-cell>
          <table:table-cell office:value-type="float" office:value="29.62851" calcext:value-type="float">
            <text:p>29.62851</text:p>
          </table:table-cell>
          <table:table-cell office:value-type="float" office:value="22.18839" calcext:value-type="float">
            <text:p>22.18839</text:p>
          </table:table-cell>
          <table:table-cell office:value-type="float" office:value="26.43649" calcext:value-type="float">
            <text:p>26.43649</text:p>
          </table:table-cell>
          <table:table-cell office:value-type="float" office:value="21.88696" calcext:value-type="float">
            <text:p>21.88696</text:p>
          </table:table-cell>
          <table:table-cell office:value-type="float" office:value="24.73438" calcext:value-type="float">
            <text:p>24.73438</text:p>
          </table:table-cell>
          <table:table-cell office:value-type="float" office:value="21.53482" calcext:value-type="float">
            <text:p>21.53482</text:p>
          </table:table-cell>
          <table:table-cell office:value-type="float" office:value="23.30295" calcext:value-type="float">
            <text:p>23.30295</text:p>
          </table:table-cell>
          <table:table-cell office:value-type="float" office:value="21.04019" calcext:value-type="float">
            <text:p>21.04019</text:p>
          </table:table-cell>
          <table:table-cell office:value-type="float" office:value="22.36377" calcext:value-type="float">
            <text:p>22.36377</text:p>
          </table:table-cell>
          <table:table-cell office:value-type="float" office:value="20.61188" calcext:value-type="float">
            <text:p>20.61188</text:p>
          </table:table-cell>
          <table:table-cell office:value-type="float" office:value="21.37524" calcext:value-type="float">
            <text:p>21.37524</text:p>
          </table:table-cell>
          <table:table-cell office:value-type="float" office:value="19.82031" calcext:value-type="float">
            <text:p>19.82031</text:p>
          </table:table-cell>
          <table:table-cell office:value-type="float" office:value="20.41861" calcext:value-type="float">
            <text:p>20.41861</text:p>
          </table:table-cell>
          <table:table-cell office:value-type="float" office:value="19.08249" calcext:value-type="float">
            <text:p>19.08249</text:p>
          </table:table-cell>
          <table:table-cell office:value-type="float" office:value="19.12448" calcext:value-type="float">
            <text:p>19.12448</text:p>
          </table:table-cell>
          <table:table-cell office:value-type="float" office:value="18.24326" calcext:value-type="float">
            <text:p>18.24326</text:p>
          </table:table-cell>
          <table:table-cell office:value-type="float" office:value="18.38699" calcext:value-type="float">
            <text:p>18.38699</text:p>
          </table:table-cell>
          <table:table-cell office:value-type="float" office:value="18.15726" calcext:value-type="float">
            <text:p>18.15726</text:p>
          </table:table-cell>
          <table:table-cell office:value-type="float" office:value="18.37115" calcext:value-type="float">
            <text:p>18.37115</text:p>
          </table:table-cell>
          <table:table-cell office:value-type="float" office:value="18.31534" calcext:value-type="float">
            <text:p>18.31534</text:p>
          </table:table-cell>
          <table:table-cell office:value-type="float" office:value="18.26965" calcext:value-type="float">
            <text:p>18.26965</text:p>
          </table:table-cell>
          <table:table-cell office:value-type="float" office:value="18.19693" calcext:value-type="float">
            <text:p>18.19693</text:p>
          </table:table-cell>
          <table:table-cell office:value-type="float" office:value="17.98709" calcext:value-type="float">
            <text:p>17.98709</text:p>
          </table:table-cell>
          <table:table-cell office:value-type="float" office:value="17.94238" calcext:value-type="float">
            <text:p>17.94238</text:p>
          </table:table-cell>
          <table:table-cell office:value-type="float" office:value="17.50882" calcext:value-type="float">
            <text:p>17.50882</text:p>
          </table:table-cell>
          <table:table-cell office:value-type="float" office:value="17.48953" calcext:value-type="float">
            <text:p>17.48953</text:p>
          </table:table-cell>
          <table:table-cell office:value-type="float" office:value="17.01648" calcext:value-type="float">
            <text:p>17.01648</text:p>
          </table:table-cell>
          <table:table-cell office:value-type="float" office:value="17.00546" calcext:value-type="float">
            <text:p>17.00546</text:p>
          </table:table-cell>
          <table:table-cell office:value-type="float" office:value="34.0625" calcext:value-type="float">
            <text:p>34.0625</text:p>
          </table:table-cell>
          <table:table-cell office:value-type="float" office:value="22.66309" calcext:value-type="float">
            <text:p>22.663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5" calcext:value-type="float">
            <text:p>4102005</text:p>
          </table:table-cell>
          <table:table-cell office:value-type="float" office:value="15.32116" calcext:value-type="float">
            <text:p>15.32116</text:p>
          </table:table-cell>
          <table:table-cell office:value-type="float" office:value="33.48" calcext:value-type="float">
            <text:p>33.48</text:p>
          </table:table-cell>
          <table:table-cell office:value-type="float" office:value="23.09" calcext:value-type="float">
            <text:p>23.09</text:p>
          </table:table-cell>
          <table:table-cell office:value-type="float" office:value="1.983413" calcext:value-type="float">
            <text:p>1.983413</text:p>
          </table:table-cell>
          <table:table-cell office:value-type="float" office:value="1.392208" calcext:value-type="float">
            <text:p>1.392208</text:p>
          </table:table-cell>
          <table:table-cell office:value-type="float" office:value="526.176" calcext:value-type="float">
            <text:p>526.176</text:p>
          </table:table-cell>
          <table:table-cell office:value-type="float" office:value="0" calcext:value-type="float">
            <text:p>0</text:p>
          </table:table-cell>
          <table:table-cell office:value-type="float" office:value="31.284" calcext:value-type="float">
            <text:p>31.284</text:p>
          </table:table-cell>
          <table:table-cell office:value-type="float" office:value="22.42517" calcext:value-type="float">
            <text:p>22.42517</text:p>
          </table:table-cell>
          <table:table-cell office:value-type="float" office:value="27.61752" calcext:value-type="float">
            <text:p>27.61752</text:p>
          </table:table-cell>
          <table:table-cell office:value-type="float" office:value="22.54477" calcext:value-type="float">
            <text:p>22.54477</text:p>
          </table:table-cell>
          <table:table-cell office:value-type="float" office:value="25.86578" calcext:value-type="float">
            <text:p>25.86578</text:p>
          </table:table-cell>
          <table:table-cell office:value-type="float" office:value="22.41409" calcext:value-type="float">
            <text:p>22.41409</text:p>
          </table:table-cell>
          <table:table-cell office:value-type="float" office:value="24.37079" calcext:value-type="float">
            <text:p>24.37079</text:p>
          </table:table-cell>
          <table:table-cell office:value-type="float" office:value="22.07669" calcext:value-type="float">
            <text:p>22.07669</text:p>
          </table:table-cell>
          <table:table-cell office:value-type="float" office:value="23.37476" calcext:value-type="float">
            <text:p>23.37476</text:p>
          </table:table-cell>
          <table:table-cell office:value-type="float" office:value="21.72174" calcext:value-type="float">
            <text:p>21.72174</text:p>
          </table:table-cell>
          <table:table-cell office:value-type="float" office:value="22.35034" calcext:value-type="float">
            <text:p>22.35034</text:p>
          </table:table-cell>
          <table:table-cell office:value-type="float" office:value="21.22699" calcext:value-type="float">
            <text:p>21.22699</text:p>
          </table:table-cell>
          <table:table-cell office:value-type="float" office:value="21.36163" calcext:value-type="float">
            <text:p>21.36163</text:p>
          </table:table-cell>
          <table:table-cell office:value-type="float" office:value="20.43329" calcext:value-type="float">
            <text:p>20.43329</text:p>
          </table:table-cell>
          <table:table-cell office:value-type="float" office:value="19.93307" calcext:value-type="float">
            <text:p>19.93307</text:p>
          </table:table-cell>
          <table:table-cell office:value-type="float" office:value="19.13553" calcext:value-type="float">
            <text:p>19.13553</text:p>
          </table:table-cell>
          <table:table-cell office:value-type="float" office:value="18.75974" calcext:value-type="float">
            <text:p>18.75974</text:p>
          </table:table-cell>
          <table:table-cell office:value-type="float" office:value="18.39041" calcext:value-type="float">
            <text:p>18.39041</text:p>
          </table:table-cell>
          <table:table-cell office:value-type="float" office:value="18.34082" calcext:value-type="float">
            <text:p>18.34082</text:p>
          </table:table-cell>
          <table:table-cell office:value-type="float" office:value="18.31378" calcext:value-type="float">
            <text:p>18.31378</text:p>
          </table:table-cell>
          <table:table-cell office:value-type="float" office:value="18.19629" calcext:value-type="float">
            <text:p>18.19629</text:p>
          </table:table-cell>
          <table:table-cell office:value-type="float" office:value="18.15067" calcext:value-type="float">
            <text:p>18.15067</text:p>
          </table:table-cell>
          <table:table-cell office:value-type="float" office:value="17.94193" calcext:value-type="float">
            <text:p>17.94193</text:p>
          </table:table-cell>
          <table:table-cell office:value-type="float" office:value="17.8992" calcext:value-type="float">
            <text:p>17.8992</text:p>
          </table:table-cell>
          <table:table-cell office:value-type="float" office:value="17.48932" calcext:value-type="float">
            <text:p>17.48932</text:p>
          </table:table-cell>
          <table:table-cell office:value-type="float" office:value="17.46664" calcext:value-type="float">
            <text:p>17.46664</text:p>
          </table:table-cell>
          <table:table-cell office:value-type="float" office:value="17.00531" calcext:value-type="float">
            <text:p>17.00531</text:p>
          </table:table-cell>
          <table:table-cell office:value-type="float" office:value="16.99188" calcext:value-type="float">
            <text:p>16.99188</text:p>
          </table:table-cell>
          <table:table-cell office:value-type="float" office:value="35.75714" calcext:value-type="float">
            <text:p>35.75714</text:p>
          </table:table-cell>
          <table:table-cell office:value-type="float" office:value="22.50659" calcext:value-type="float">
            <text:p>22.506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5" calcext:value-type="float">
            <text:p>5102005</text:p>
          </table:table-cell>
          <table:table-cell office:value-type="float" office:value="10.52218" calcext:value-type="float">
            <text:p>10.52218</text:p>
          </table:table-cell>
          <table:table-cell office:value-type="float" office:value="24.85" calcext:value-type="float">
            <text:p>24.85</text:p>
          </table:table-cell>
          <table:table-cell office:value-type="float" office:value="5.23" calcext:value-type="float">
            <text:p>5.23</text:p>
          </table:table-cell>
          <table:table-cell office:value-type="float" office:value="1.76693" calcext:value-type="float">
            <text:p>1.76693</text:p>
          </table:table-cell>
          <table:table-cell office:value-type="float" office:value="0.7269383" calcext:value-type="float">
            <text:p>0.7269383</text:p>
          </table:table-cell>
          <table:table-cell office:value-type="float" office:value="451.728" calcext:value-type="float">
            <text:p>451.728</text:p>
          </table:table-cell>
          <table:table-cell office:value-type="float" office:value="8.1" calcext:value-type="float">
            <text:p>8.1</text:p>
          </table:table-cell>
          <table:table-cell office:value-type="float" office:value="24.41779" calcext:value-type="float">
            <text:p>24.41779</text:p>
          </table:table-cell>
          <table:table-cell office:value-type="float" office:value="13.84061" calcext:value-type="float">
            <text:p>13.84061</text:p>
          </table:table-cell>
          <table:table-cell office:value-type="float" office:value="24.59973" calcext:value-type="float">
            <text:p>24.59973</text:p>
          </table:table-cell>
          <table:table-cell office:value-type="float" office:value="15.65033" calcext:value-type="float">
            <text:p>15.65033</text:p>
          </table:table-cell>
          <table:table-cell office:value-type="float" office:value="24.42197" calcext:value-type="float">
            <text:p>24.42197</text:p>
          </table:table-cell>
          <table:table-cell office:value-type="float" office:value="16.97711" calcext:value-type="float">
            <text:p>16.97711</text:p>
          </table:table-cell>
          <table:table-cell office:value-type="float" office:value="23.85663" calcext:value-type="float">
            <text:p>23.85663</text:p>
          </table:table-cell>
          <table:table-cell office:value-type="float" office:value="18.06738" calcext:value-type="float">
            <text:p>18.06738</text:p>
          </table:table-cell>
          <table:table-cell office:value-type="float" office:value="23.22302" calcext:value-type="float">
            <text:p>23.22302</text:p>
          </table:table-cell>
          <table:table-cell office:value-type="float" office:value="18.69171" calcext:value-type="float">
            <text:p>18.69171</text:p>
          </table:table-cell>
          <table:table-cell office:value-type="float" office:value="22.35397" calcext:value-type="float">
            <text:p>22.35397</text:p>
          </table:table-cell>
          <table:table-cell office:value-type="float" office:value="19.33377" calcext:value-type="float">
            <text:p>19.33377</text:p>
          </table:table-cell>
          <table:table-cell office:value-type="float" office:value="21.44354" calcext:value-type="float">
            <text:p>21.44354</text:p>
          </table:table-cell>
          <table:table-cell office:value-type="float" office:value="19.66309" calcext:value-type="float">
            <text:p>19.66309</text:p>
          </table:table-cell>
          <table:table-cell office:value-type="float" office:value="20.20859" calcext:value-type="float">
            <text:p>20.20859</text:p>
          </table:table-cell>
          <table:table-cell office:value-type="float" office:value="19.87427" calcext:value-type="float">
            <text:p>19.87427</text:p>
          </table:table-cell>
          <table:table-cell office:value-type="float" office:value="19.08951" calcext:value-type="float">
            <text:p>19.08951</text:p>
          </table:table-cell>
          <table:table-cell office:value-type="float" office:value="18.76395" calcext:value-type="float">
            <text:p>18.76395</text:p>
          </table:table-cell>
          <table:table-cell office:value-type="float" office:value="18.43149" calcext:value-type="float">
            <text:p>18.43149</text:p>
          </table:table-cell>
          <table:table-cell office:value-type="float" office:value="18.34149" calcext:value-type="float">
            <text:p>18.34149</text:p>
          </table:table-cell>
          <table:table-cell office:value-type="float" office:value="18.15036" calcext:value-type="float">
            <text:p>18.15036</text:p>
          </table:table-cell>
          <table:table-cell office:value-type="float" office:value="18.13852" calcext:value-type="float">
            <text:p>18.13852</text:p>
          </table:table-cell>
          <table:table-cell office:value-type="float" office:value="17.89877" calcext:value-type="float">
            <text:p>17.89877</text:p>
          </table:table-cell>
          <table:table-cell office:value-type="float" office:value="17.86334" calcext:value-type="float">
            <text:p>17.86334</text:p>
          </table:table-cell>
          <table:table-cell office:value-type="float" office:value="17.4664" calcext:value-type="float">
            <text:p>17.4664</text:p>
          </table:table-cell>
          <table:table-cell office:value-type="float" office:value="17.44226" calcext:value-type="float">
            <text:p>17.44226</text:p>
          </table:table-cell>
          <table:table-cell office:value-type="float" office:value="16.99173" calcext:value-type="float">
            <text:p>16.99173</text:p>
          </table:table-cell>
          <table:table-cell office:value-type="float" office:value="16.97598" calcext:value-type="float">
            <text:p>16.97598</text:p>
          </table:table-cell>
          <table:table-cell office:value-type="float" office:value="25.59607" calcext:value-type="float">
            <text:p>25.59607</text:p>
          </table:table-cell>
          <table:table-cell office:value-type="float" office:value="2.543732" calcext:value-type="float">
            <text:p>2.5437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5" calcext:value-type="float">
            <text:p>6102005</text:p>
          </table:table-cell>
          <table:table-cell office:value-type="float" office:value="15.95168" calcext:value-type="float">
            <text:p>15.95168</text:p>
          </table:table-cell>
          <table:table-cell office:value-type="float" office:value="11.82" calcext:value-type="float">
            <text:p>11.82</text:p>
          </table:table-cell>
          <table:table-cell office:value-type="float" office:value="0.05" calcext:value-type="float">
            <text:p>0.05</text:p>
          </table:table-cell>
          <table:table-cell office:value-type="float" office:value="0.8086783" calcext:value-type="float">
            <text:p>0.8086783</text:p>
          </table:table-cell>
          <table:table-cell office:value-type="float" office:value="0.5410251" calcext:value-type="float">
            <text:p>0.5410251</text:p>
          </table:table-cell>
          <table:table-cell office:value-type="float" office:value="326.7" calcext:value-type="float">
            <text:p>326.7</text:p>
          </table:table-cell>
          <table:table-cell office:value-type="float" office:value="0" calcext:value-type="float">
            <text:p>0</text:p>
          </table:table-cell>
          <table:table-cell office:value-type="float" office:value="19.34991" calcext:value-type="float">
            <text:p>19.34991</text:p>
          </table:table-cell>
          <table:table-cell office:value-type="float" office:value="11.88535" calcext:value-type="float">
            <text:p>11.88535</text:p>
          </table:table-cell>
          <table:table-cell office:value-type="float" office:value="18.37823" calcext:value-type="float">
            <text:p>18.37823</text:p>
          </table:table-cell>
          <table:table-cell office:value-type="float" office:value="13.73099" calcext:value-type="float">
            <text:p>13.73099</text:p>
          </table:table-cell>
          <table:table-cell office:value-type="float" office:value="18.03958" calcext:value-type="float">
            <text:p>18.03958</text:p>
          </table:table-cell>
          <table:table-cell office:value-type="float" office:value="15.15591" calcext:value-type="float">
            <text:p>15.15591</text:p>
          </table:table-cell>
          <table:table-cell office:value-type="float" office:value="18.01392" calcext:value-type="float">
            <text:p>18.01392</text:p>
          </table:table-cell>
          <table:table-cell office:value-type="float" office:value="16.39694" calcext:value-type="float">
            <text:p>16.39694</text:p>
          </table:table-cell>
          <table:table-cell office:value-type="float" office:value="18.6499" calcext:value-type="float">
            <text:p>18.6499</text:p>
          </table:table-cell>
          <table:table-cell office:value-type="float" office:value="17.19196" calcext:value-type="float">
            <text:p>17.19196</text:p>
          </table:table-cell>
          <table:table-cell office:value-type="float" office:value="19.30646" calcext:value-type="float">
            <text:p>19.30646</text:p>
          </table:table-cell>
          <table:table-cell office:value-type="float" office:value="17.97806" calcext:value-type="float">
            <text:p>17.97806</text:p>
          </table:table-cell>
          <table:table-cell office:value-type="float" office:value="19.64557" calcext:value-type="float">
            <text:p>19.64557</text:p>
          </table:table-cell>
          <table:table-cell office:value-type="float" office:value="18.49875" calcext:value-type="float">
            <text:p>18.49875</text:p>
          </table:table-cell>
          <table:table-cell office:value-type="float" office:value="19.86615" calcext:value-type="float">
            <text:p>19.86615</text:p>
          </table:table-cell>
          <table:table-cell office:value-type="float" office:value="18.99161" calcext:value-type="float">
            <text:p>18.99161</text:p>
          </table:table-cell>
          <table:table-cell office:value-type="float" office:value="19.10843" calcext:value-type="float">
            <text:p>19.10843</text:p>
          </table:table-cell>
          <table:table-cell office:value-type="float" office:value="19.01675" calcext:value-type="float">
            <text:p>19.01675</text:p>
          </table:table-cell>
          <table:table-cell office:value-type="float" office:value="18.50665" calcext:value-type="float">
            <text:p>18.50665</text:p>
          </table:table-cell>
          <table:table-cell office:value-type="float" office:value="18.43253" calcext:value-type="float">
            <text:p>18.43253</text:p>
          </table:table-cell>
          <table:table-cell office:value-type="float" office:value="18.15189" calcext:value-type="float">
            <text:p>18.15189</text:p>
          </table:table-cell>
          <table:table-cell office:value-type="float" office:value="18.13907" calcext:value-type="float">
            <text:p>18.13907</text:p>
          </table:table-cell>
          <table:table-cell office:value-type="float" office:value="17.86307" calcext:value-type="float">
            <text:p>17.86307</text:p>
          </table:table-cell>
          <table:table-cell office:value-type="float" office:value="17.83856" calcext:value-type="float">
            <text:p>17.83856</text:p>
          </table:table-cell>
          <table:table-cell office:value-type="float" office:value="17.44202" calcext:value-type="float">
            <text:p>17.44202</text:p>
          </table:table-cell>
          <table:table-cell office:value-type="float" office:value="17.4184" calcext:value-type="float">
            <text:p>17.4184</text:p>
          </table:table-cell>
          <table:table-cell office:value-type="float" office:value="16.97577" calcext:value-type="float">
            <text:p>16.97577</text:p>
          </table:table-cell>
          <table:table-cell office:value-type="float" office:value="16.9574" calcext:value-type="float">
            <text:p>16.9574</text:p>
          </table:table-cell>
          <table:table-cell office:value-type="float" office:value="27.99228" calcext:value-type="float">
            <text:p>27.99228</text:p>
          </table:table-cell>
          <table:table-cell office:value-type="float" office:value="-2.803833" calcext:value-type="float">
            <text:p>-2.8038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5" calcext:value-type="float">
            <text:p>7102005</text:p>
          </table:table-cell>
          <table:table-cell office:value-type="float" office:value="17.02218" calcext:value-type="float">
            <text:p>17.02218</text:p>
          </table:table-cell>
          <table:table-cell office:value-type="float" office:value="12.44" calcext:value-type="float">
            <text:p>12.44</text:p>
          </table:table-cell>
          <table:table-cell office:value-type="float" office:value="-3.15" calcext:value-type="float">
            <text:p>-3.15</text:p>
          </table:table-cell>
          <table:table-cell office:value-type="float" office:value="0.8086675" calcext:value-type="float">
            <text:p>0.8086675</text:p>
          </table:table-cell>
          <table:table-cell office:value-type="float" office:value="0.4287793" calcext:value-type="float">
            <text:p>0.4287793</text:p>
          </table:table-cell>
          <table:table-cell office:value-type="float" office:value="126.972" calcext:value-type="float">
            <text:p>126.972</text:p>
          </table:table-cell>
          <table:table-cell office:value-type="float" office:value="0" calcext:value-type="float">
            <text:p>0</text:p>
          </table:table-cell>
          <table:table-cell office:value-type="float" office:value="19.94894" calcext:value-type="float">
            <text:p>19.94894</text:p>
          </table:table-cell>
          <table:table-cell office:value-type="float" office:value="9.448608" calcext:value-type="float">
            <text:p>9.448608</text:p>
          </table:table-cell>
          <table:table-cell office:value-type="float" office:value="18.14069" calcext:value-type="float">
            <text:p>18.14069</text:p>
          </table:table-cell>
          <table:table-cell office:value-type="float" office:value="11.85693" calcext:value-type="float">
            <text:p>11.85693</text:p>
          </table:table-cell>
          <table:table-cell office:value-type="float" office:value="17.4715" calcext:value-type="float">
            <text:p>17.4715</text:p>
          </table:table-cell>
          <table:table-cell office:value-type="float" office:value="13.47534" calcext:value-type="float">
            <text:p>13.47534</text:p>
          </table:table-cell>
          <table:table-cell office:value-type="float" office:value="17.22263" calcext:value-type="float">
            <text:p>17.22263</text:p>
          </table:table-cell>
          <table:table-cell office:value-type="float" office:value="14.88901" calcext:value-type="float">
            <text:p>14.88901</text:p>
          </table:table-cell>
          <table:table-cell office:value-type="float" office:value="17.40454" calcext:value-type="float">
            <text:p>17.40454</text:p>
          </table:table-cell>
          <table:table-cell office:value-type="float" office:value="15.80621" calcext:value-type="float">
            <text:p>15.80621</text:p>
          </table:table-cell>
          <table:table-cell office:value-type="float" office:value="18.05939" calcext:value-type="float">
            <text:p>18.05939</text:p>
          </table:table-cell>
          <table:table-cell office:value-type="float" office:value="16.7417" calcext:value-type="float">
            <text:p>16.7417</text:p>
          </table:table-cell>
          <table:table-cell office:value-type="float" office:value="18.48816" calcext:value-type="float">
            <text:p>18.48816</text:p>
          </table:table-cell>
          <table:table-cell office:value-type="float" office:value="17.466" calcext:value-type="float">
            <text:p>17.466</text:p>
          </table:table-cell>
          <table:table-cell office:value-type="float" office:value="18.9856" calcext:value-type="float">
            <text:p>18.9856</text:p>
          </table:table-cell>
          <table:table-cell office:value-type="float" office:value="18.24719" calcext:value-type="float">
            <text:p>18.24719</text:p>
          </table:table-cell>
          <table:table-cell office:value-type="float" office:value="19.01465" calcext:value-type="float">
            <text:p>19.01465</text:p>
          </table:table-cell>
          <table:table-cell office:value-type="float" office:value="18.73639" calcext:value-type="float">
            <text:p>18.73639</text:p>
          </table:table-cell>
          <table:table-cell office:value-type="float" office:value="18.51569" calcext:value-type="float">
            <text:p>18.51569</text:p>
          </table:table-cell>
          <table:table-cell office:value-type="float" office:value="18.5047" calcext:value-type="float">
            <text:p>18.5047</text:p>
          </table:table-cell>
          <table:table-cell office:value-type="float" office:value="18.16058" calcext:value-type="float">
            <text:p>18.16058</text:p>
          </table:table-cell>
          <table:table-cell office:value-type="float" office:value="18.15204" calcext:value-type="float">
            <text:p>18.15204</text:p>
          </table:table-cell>
          <table:table-cell office:value-type="float" office:value="17.83838" calcext:value-type="float">
            <text:p>17.83838</text:p>
          </table:table-cell>
          <table:table-cell office:value-type="float" office:value="17.82196" calcext:value-type="float">
            <text:p>17.82196</text:p>
          </table:table-cell>
          <table:table-cell office:value-type="float" office:value="17.41815" calcext:value-type="float">
            <text:p>17.41815</text:p>
          </table:table-cell>
          <table:table-cell office:value-type="float" office:value="17.39362" calcext:value-type="float">
            <text:p>17.39362</text:p>
          </table:table-cell>
          <table:table-cell office:value-type="float" office:value="16.95718" calcext:value-type="float">
            <text:p>16.95718</text:p>
          </table:table-cell>
          <table:table-cell office:value-type="float" office:value="16.93842" calcext:value-type="float">
            <text:p>16.93842</text:p>
          </table:table-cell>
          <table:table-cell office:value-type="float" office:value="34.46411" calcext:value-type="float">
            <text:p>34.46411</text:p>
          </table:table-cell>
          <table:table-cell office:value-type="float" office:value="-6.148651" calcext:value-type="float">
            <text:p>-6.1486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5" calcext:value-type="float">
            <text:p>8102005</text:p>
          </table:table-cell>
          <table:table-cell office:value-type="float" office:value="16.81608" calcext:value-type="float">
            <text:p>16.81608</text:p>
          </table:table-cell>
          <table:table-cell office:value-type="float" office:value="16.79" calcext:value-type="float">
            <text:p>16.79</text:p>
          </table:table-cell>
          <table:table-cell office:value-type="float" office:value="0.97" calcext:value-type="float">
            <text:p>0.97</text:p>
          </table:table-cell>
          <table:table-cell office:value-type="float" office:value="0.8928387" calcext:value-type="float">
            <text:p>0.8928387</text:p>
          </table:table-cell>
          <table:table-cell office:value-type="float" office:value="0.5778497" calcext:value-type="float">
            <text:p>0.5778497</text:p>
          </table:table-cell>
          <table:table-cell office:value-type="float" office:value="223.668" calcext:value-type="float">
            <text:p>223.668</text:p>
          </table:table-cell>
          <table:table-cell office:value-type="float" office:value="0" calcext:value-type="float">
            <text:p>0</text:p>
          </table:table-cell>
          <table:table-cell office:value-type="float" office:value="21.48773" calcext:value-type="float">
            <text:p>21.48773</text:p>
          </table:table-cell>
          <table:table-cell office:value-type="float" office:value="10.41669" calcext:value-type="float">
            <text:p>10.41669</text:p>
          </table:table-cell>
          <table:table-cell office:value-type="float" office:value="19.13892" calcext:value-type="float">
            <text:p>19.13892</text:p>
          </table:table-cell>
          <table:table-cell office:value-type="float" office:value="12.40295" calcext:value-type="float">
            <text:p>12.40295</text:p>
          </table:table-cell>
          <table:table-cell office:value-type="float" office:value="18.15964" calcext:value-type="float">
            <text:p>18.15964</text:p>
          </table:table-cell>
          <table:table-cell office:value-type="float" office:value="13.71548" calcext:value-type="float">
            <text:p>13.71548</text:p>
          </table:table-cell>
          <table:table-cell office:value-type="float" office:value="17.60666" calcext:value-type="float">
            <text:p>17.60666</text:p>
          </table:table-cell>
          <table:table-cell office:value-type="float" office:value="14.8638" calcext:value-type="float">
            <text:p>14.8638</text:p>
          </table:table-cell>
          <table:table-cell office:value-type="float" office:value="17.39526" calcext:value-type="float">
            <text:p>17.39526</text:p>
          </table:table-cell>
          <table:table-cell office:value-type="float" office:value="15.61432" calcext:value-type="float">
            <text:p>15.61432</text:p>
          </table:table-cell>
          <table:table-cell office:value-type="float" office:value="17.3353" calcext:value-type="float">
            <text:p>17.3353</text:p>
          </table:table-cell>
          <table:table-cell office:value-type="float" office:value="16.40573" calcext:value-type="float">
            <text:p>16.40573</text:p>
          </table:table-cell>
          <table:table-cell office:value-type="float" office:value="17.68018" calcext:value-type="float">
            <text:p>17.68018</text:p>
          </table:table-cell>
          <table:table-cell office:value-type="float" office:value="17.04138" calcext:value-type="float">
            <text:p>17.04138</text:p>
          </table:table-cell>
          <table:table-cell office:value-type="float" office:value="18.24353" calcext:value-type="float">
            <text:p>18.24353</text:p>
          </table:table-cell>
          <table:table-cell office:value-type="float" office:value="17.82297" calcext:value-type="float">
            <text:p>17.82297</text:p>
          </table:table-cell>
          <table:table-cell office:value-type="float" office:value="18.73303" calcext:value-type="float">
            <text:p>18.73303</text:p>
          </table:table-cell>
          <table:table-cell office:value-type="float" office:value="18.42181" calcext:value-type="float">
            <text:p>18.42181</text:p>
          </table:table-cell>
          <table:table-cell office:value-type="float" office:value="18.50424" calcext:value-type="float">
            <text:p>18.50424</text:p>
          </table:table-cell>
          <table:table-cell office:value-type="float" office:value="18.43451" calcext:value-type="float">
            <text:p>18.43451</text:p>
          </table:table-cell>
          <table:table-cell office:value-type="float" office:value="18.16052" calcext:value-type="float">
            <text:p>18.16052</text:p>
          </table:table-cell>
          <table:table-cell office:value-type="float" office:value="18.14752" calcext:value-type="float">
            <text:p>18.14752</text:p>
          </table:table-cell>
          <table:table-cell office:value-type="float" office:value="17.82184" calcext:value-type="float">
            <text:p>17.82184</text:p>
          </table:table-cell>
          <table:table-cell office:value-type="float" office:value="17.80832" calcext:value-type="float">
            <text:p>17.80832</text:p>
          </table:table-cell>
          <table:table-cell office:value-type="float" office:value="17.39343" calcext:value-type="float">
            <text:p>17.39343</text:p>
          </table:table-cell>
          <table:table-cell office:value-type="float" office:value="17.37534" calcext:value-type="float">
            <text:p>17.37534</text:p>
          </table:table-cell>
          <table:table-cell office:value-type="float" office:value="16.93823" calcext:value-type="float">
            <text:p>16.93823</text:p>
          </table:table-cell>
          <table:table-cell office:value-type="float" office:value="16.9202" calcext:value-type="float">
            <text:p>16.9202</text:p>
          </table:table-cell>
          <table:table-cell office:value-type="float" office:value="38.41019" calcext:value-type="float">
            <text:p>38.41019</text:p>
          </table:table-cell>
          <table:table-cell office:value-type="float" office:value="-2.23468" calcext:value-type="float">
            <text:p>-2.234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5" calcext:value-type="float">
            <text:p>9102005</text:p>
          </table:table-cell>
          <table:table-cell office:value-type="float" office:value="15.66511" calcext:value-type="float">
            <text:p>15.66511</text:p>
          </table:table-cell>
          <table:table-cell office:value-type="float" office:value="16.66" calcext:value-type="float">
            <text:p>16.66</text:p>
          </table:table-cell>
          <table:table-cell office:value-type="float" office:value="3.25" calcext:value-type="float">
            <text:p>3.25</text:p>
          </table:table-cell>
          <table:table-cell office:value-type="float" office:value="0.9772863" calcext:value-type="float">
            <text:p>0.9772863</text:p>
          </table:table-cell>
          <table:table-cell office:value-type="float" office:value="0.678991" calcext:value-type="float">
            <text:p>0.678991</text:p>
          </table:table-cell>
          <table:table-cell office:value-type="float" office:value="224.568" calcext:value-type="float">
            <text:p>224.568</text:p>
          </table:table-cell>
          <table:table-cell office:value-type="float" office:value="0" calcext:value-type="float">
            <text:p>0</text:p>
          </table:table-cell>
          <table:table-cell office:value-type="float" office:value="22.34128" calcext:value-type="float">
            <text:p>22.34128</text:p>
          </table:table-cell>
          <table:table-cell office:value-type="float" office:value="11.33054" calcext:value-type="float">
            <text:p>11.33054</text:p>
          </table:table-cell>
          <table:table-cell office:value-type="float" office:value="19.55307" calcext:value-type="float">
            <text:p>19.55307</text:p>
          </table:table-cell>
          <table:table-cell office:value-type="float" office:value="13.15909" calcext:value-type="float">
            <text:p>13.15909</text:p>
          </table:table-cell>
          <table:table-cell office:value-type="float" office:value="18.44958" calcext:value-type="float">
            <text:p>18.44958</text:p>
          </table:table-cell>
          <table:table-cell office:value-type="float" office:value="14.30322" calcext:value-type="float">
            <text:p>14.30322</text:p>
          </table:table-cell>
          <table:table-cell office:value-type="float" office:value="17.80026" calcext:value-type="float">
            <text:p>17.80026</text:p>
          </table:table-cell>
          <table:table-cell office:value-type="float" office:value="15.26358" calcext:value-type="float">
            <text:p>15.26358</text:p>
          </table:table-cell>
          <table:table-cell office:value-type="float" office:value="17.52139" calcext:value-type="float">
            <text:p>17.52139</text:p>
          </table:table-cell>
          <table:table-cell office:value-type="float" office:value="15.87738" calcext:value-type="float">
            <text:p>15.87738</text:p>
          </table:table-cell>
          <table:table-cell office:value-type="float" office:value="17.37817" calcext:value-type="float">
            <text:p>17.37817</text:p>
          </table:table-cell>
          <table:table-cell office:value-type="float" office:value="16.50156" calcext:value-type="float">
            <text:p>16.50156</text:p>
          </table:table-cell>
          <table:table-cell office:value-type="float" office:value="17.49701" calcext:value-type="float">
            <text:p>17.49701</text:p>
          </table:table-cell>
          <table:table-cell office:value-type="float" office:value="16.99164" calcext:value-type="float">
            <text:p>16.99164</text:p>
          </table:table-cell>
          <table:table-cell office:value-type="float" office:value="17.82306" calcext:value-type="float">
            <text:p>17.82306</text:p>
          </table:table-cell>
          <table:table-cell office:value-type="float" office:value="17.62439" calcext:value-type="float">
            <text:p>17.62439</text:p>
          </table:table-cell>
          <table:table-cell office:value-type="float" office:value="18.41891" calcext:value-type="float">
            <text:p>18.41891</text:p>
          </table:table-cell>
          <table:table-cell office:value-type="float" office:value="18.17883" calcext:value-type="float">
            <text:p>18.17883</text:p>
          </table:table-cell>
          <table:table-cell office:value-type="float" office:value="18.43353" calcext:value-type="float">
            <text:p>18.43353</text:p>
          </table:table-cell>
          <table:table-cell office:value-type="float" office:value="18.32904" calcext:value-type="float">
            <text:p>18.32904</text:p>
          </table:table-cell>
          <table:table-cell office:value-type="float" office:value="18.14725" calcext:value-type="float">
            <text:p>18.14725</text:p>
          </table:table-cell>
          <table:table-cell office:value-type="float" office:value="18.11038" calcext:value-type="float">
            <text:p>18.11038</text:p>
          </table:table-cell>
          <table:table-cell office:value-type="float" office:value="17.80817" calcext:value-type="float">
            <text:p>17.80817</text:p>
          </table:table-cell>
          <table:table-cell office:value-type="float" office:value="17.79102" calcext:value-type="float">
            <text:p>17.79102</text:p>
          </table:table-cell>
          <table:table-cell office:value-type="float" office:value="17.37518" calcext:value-type="float">
            <text:p>17.37518</text:p>
          </table:table-cell>
          <table:table-cell office:value-type="float" office:value="17.35757" calcext:value-type="float">
            <text:p>17.35757</text:p>
          </table:table-cell>
          <table:table-cell office:value-type="float" office:value="16.91998" calcext:value-type="float">
            <text:p>16.91998</text:p>
          </table:table-cell>
          <table:table-cell office:value-type="float" office:value="16.90228" calcext:value-type="float">
            <text:p>16.90228</text:p>
          </table:table-cell>
          <table:table-cell office:value-type="float" office:value="40.93527" calcext:value-type="float">
            <text:p>40.93527</text:p>
          </table:table-cell>
          <table:table-cell office:value-type="float" office:value="0.1905518" calcext:value-type="float">
            <text:p>0.19055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5" calcext:value-type="float">
            <text:p>10102005</text:p>
          </table:table-cell>
          <table:table-cell office:value-type="float" office:value="12.72897" calcext:value-type="float">
            <text:p>12.72897</text:p>
          </table:table-cell>
          <table:table-cell office:value-type="float" office:value="17.45" calcext:value-type="float">
            <text:p>17.45</text:p>
          </table:table-cell>
          <table:table-cell office:value-type="float" office:value="3.71" calcext:value-type="float">
            <text:p>3.71</text:p>
          </table:table-cell>
          <table:table-cell office:value-type="float" office:value="1.061187" calcext:value-type="float">
            <text:p>1.061187</text:p>
          </table:table-cell>
          <table:table-cell office:value-type="float" office:value="0.7012244" calcext:value-type="float">
            <text:p>0.7012244</text:p>
          </table:table-cell>
          <table:table-cell office:value-type="float" office:value="147.096" calcext:value-type="float">
            <text:p>147.096</text:p>
          </table:table-cell>
          <table:table-cell office:value-type="float" office:value="0" calcext:value-type="float">
            <text:p>0</text:p>
          </table:table-cell>
          <table:table-cell office:value-type="float" office:value="20.5647" calcext:value-type="float">
            <text:p>20.5647</text:p>
          </table:table-cell>
          <table:table-cell office:value-type="float" office:value="11.62643" calcext:value-type="float">
            <text:p>11.62643</text:p>
          </table:table-cell>
          <table:table-cell office:value-type="float" office:value="18.49713" calcext:value-type="float">
            <text:p>18.49713</text:p>
          </table:table-cell>
          <table:table-cell office:value-type="float" office:value="13.40598" calcext:value-type="float">
            <text:p>13.40598</text:p>
          </table:table-cell>
          <table:table-cell office:value-type="float" office:value="17.7998" calcext:value-type="float">
            <text:p>17.7998</text:p>
          </table:table-cell>
          <table:table-cell office:value-type="float" office:value="14.49939" calcext:value-type="float">
            <text:p>14.49939</text:p>
          </table:table-cell>
          <table:table-cell office:value-type="float" office:value="17.40738" calcext:value-type="float">
            <text:p>17.40738</text:p>
          </table:table-cell>
          <table:table-cell office:value-type="float" office:value="15.40738" calcext:value-type="float">
            <text:p>15.40738</text:p>
          </table:table-cell>
          <table:table-cell office:value-type="float" office:value="17.25232" calcext:value-type="float">
            <text:p>17.25232</text:p>
          </table:table-cell>
          <table:table-cell office:value-type="float" office:value="15.97217" calcext:value-type="float">
            <text:p>15.97217</text:p>
          </table:table-cell>
          <table:table-cell office:value-type="float" office:value="17.34232" calcext:value-type="float">
            <text:p>17.34232</text:p>
          </table:table-cell>
          <table:table-cell office:value-type="float" office:value="16.54562" calcext:value-type="float">
            <text:p>16.54562</text:p>
          </table:table-cell>
          <table:table-cell office:value-type="float" office:value="17.45221" calcext:value-type="float">
            <text:p>17.45221</text:p>
          </table:table-cell>
          <table:table-cell office:value-type="float" office:value="16.97101" calcext:value-type="float">
            <text:p>16.97101</text:p>
          </table:table-cell>
          <table:table-cell office:value-type="float" office:value="17.65411" calcext:value-type="float">
            <text:p>17.65411</text:p>
          </table:table-cell>
          <table:table-cell office:value-type="float" office:value="17.50766" calcext:value-type="float">
            <text:p>17.50766</text:p>
          </table:table-cell>
          <table:table-cell office:value-type="float" office:value="18.17673" calcext:value-type="float">
            <text:p>18.17673</text:p>
          </table:table-cell>
          <table:table-cell office:value-type="float" office:value="18.00427" calcext:value-type="float">
            <text:p>18.00427</text:p>
          </table:table-cell>
          <table:table-cell office:value-type="float" office:value="18.32788" calcext:value-type="float">
            <text:p>18.32788</text:p>
          </table:table-cell>
          <table:table-cell office:value-type="float" office:value="18.21667" calcext:value-type="float">
            <text:p>18.21667</text:p>
          </table:table-cell>
          <table:table-cell office:value-type="float" office:value="18.10992" calcext:value-type="float">
            <text:p>18.10992</text:p>
          </table:table-cell>
          <table:table-cell office:value-type="float" office:value="18.05661" calcext:value-type="float">
            <text:p>18.05661</text:p>
          </table:table-cell>
          <table:table-cell office:value-type="float" office:value="17.7908" calcext:value-type="float">
            <text:p>17.7908</text:p>
          </table:table-cell>
          <table:table-cell office:value-type="float" office:value="17.76697" calcext:value-type="float">
            <text:p>17.76697</text:p>
          </table:table-cell>
          <table:table-cell office:value-type="float" office:value="17.35736" calcext:value-type="float">
            <text:p>17.35736</text:p>
          </table:table-cell>
          <table:table-cell office:value-type="float" office:value="17.3389" calcext:value-type="float">
            <text:p>17.3389</text:p>
          </table:table-cell>
          <table:table-cell office:value-type="float" office:value="16.9021" calcext:value-type="float">
            <text:p>16.9021</text:p>
          </table:table-cell>
          <table:table-cell office:value-type="float" office:value="16.88376" calcext:value-type="float">
            <text:p>16.88376</text:p>
          </table:table-cell>
          <table:table-cell office:value-type="float" office:value="36.04999" calcext:value-type="float">
            <text:p>36.04999</text:p>
          </table:table-cell>
          <table:table-cell office:value-type="float" office:value="0.6827393" calcext:value-type="float">
            <text:p>0.68273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5" calcext:value-type="float">
            <text:p>11102005</text:p>
          </table:table-cell>
          <table:table-cell office:value-type="float" office:value="5.479504" calcext:value-type="float">
            <text:p>5.479504</text:p>
          </table:table-cell>
          <table:table-cell office:value-type="float" office:value="16.81" calcext:value-type="float">
            <text:p>16.81</text:p>
          </table:table-cell>
          <table:table-cell office:value-type="float" office:value="8.35" calcext:value-type="float">
            <text:p>8.35</text:p>
          </table:table-cell>
          <table:table-cell office:value-type="float" office:value="1.363677" calcext:value-type="float">
            <text:p>1.363677</text:p>
          </table:table-cell>
          <table:table-cell office:value-type="float" office:value="0.9500711" calcext:value-type="float">
            <text:p>0.9500711</text:p>
          </table:table-cell>
          <table:table-cell office:value-type="float" office:value="130.14" calcext:value-type="float">
            <text:p>130.14</text:p>
          </table:table-cell>
          <table:table-cell office:value-type="float" office:value="8.1" calcext:value-type="float">
            <text:p>8.1</text:p>
          </table:table-cell>
          <table:table-cell office:value-type="float" office:value="17.27902" calcext:value-type="float">
            <text:p>17.27902</text:p>
          </table:table-cell>
          <table:table-cell office:value-type="float" office:value="13.07104" calcext:value-type="float">
            <text:p>13.07104</text:p>
          </table:table-cell>
          <table:table-cell office:value-type="float" office:value="16.64316" calcext:value-type="float">
            <text:p>16.64316</text:p>
          </table:table-cell>
          <table:table-cell office:value-type="float" office:value="14.38507" calcext:value-type="float">
            <text:p>14.38507</text:p>
          </table:table-cell>
          <table:table-cell office:value-type="float" office:value="16.53644" calcext:value-type="float">
            <text:p>16.53644</text:p>
          </table:table-cell>
          <table:table-cell office:value-type="float" office:value="15.1734" calcext:value-type="float">
            <text:p>15.1734</text:p>
          </table:table-cell>
          <table:table-cell office:value-type="float" office:value="16.73312" calcext:value-type="float">
            <text:p>16.73312</text:p>
          </table:table-cell>
          <table:table-cell office:value-type="float" office:value="15.82217" calcext:value-type="float">
            <text:p>15.82217</text:p>
          </table:table-cell>
          <table:table-cell office:value-type="float" office:value="16.95743" calcext:value-type="float">
            <text:p>16.95743</text:p>
          </table:table-cell>
          <table:table-cell office:value-type="float" office:value="16.23065" calcext:value-type="float">
            <text:p>16.23065</text:p>
          </table:table-cell>
          <table:table-cell office:value-type="float" office:value="17.16574" calcext:value-type="float">
            <text:p>17.16574</text:p>
          </table:table-cell>
          <table:table-cell office:value-type="float" office:value="16.64346" calcext:value-type="float">
            <text:p>16.64346</text:p>
          </table:table-cell>
          <table:table-cell office:value-type="float" office:value="17.29935" calcext:value-type="float">
            <text:p>17.29935</text:p>
          </table:table-cell>
          <table:table-cell office:value-type="float" office:value="16.9617" calcext:value-type="float">
            <text:p>16.9617</text:p>
          </table:table-cell>
          <table:table-cell office:value-type="float" office:value="17.52032" calcext:value-type="float">
            <text:p>17.52032</text:p>
          </table:table-cell>
          <table:table-cell office:value-type="float" office:value="17.37225" calcext:value-type="float">
            <text:p>17.37225</text:p>
          </table:table-cell>
          <table:table-cell office:value-type="float" office:value="18.00269" calcext:value-type="float">
            <text:p>18.00269</text:p>
          </table:table-cell>
          <table:table-cell office:value-type="float" office:value="17.86267" calcext:value-type="float">
            <text:p>17.86267</text:p>
          </table:table-cell>
          <table:table-cell office:value-type="float" office:value="18.21552" calcext:value-type="float">
            <text:p>18.21552</text:p>
          </table:table-cell>
          <table:table-cell office:value-type="float" office:value="18.10666" calcext:value-type="float">
            <text:p>18.10666</text:p>
          </table:table-cell>
          <table:table-cell office:value-type="float" office:value="18.05597" calcext:value-type="float">
            <text:p>18.05597</text:p>
          </table:table-cell>
          <table:table-cell office:value-type="float" office:value="17.99338" calcext:value-type="float">
            <text:p>17.99338</text:p>
          </table:table-cell>
          <table:table-cell office:value-type="float" office:value="17.76663" calcext:value-type="float">
            <text:p>17.76663</text:p>
          </table:table-cell>
          <table:table-cell office:value-type="float" office:value="17.73587" calcext:value-type="float">
            <text:p>17.73587</text:p>
          </table:table-cell>
          <table:table-cell office:value-type="float" office:value="17.33868" calcext:value-type="float">
            <text:p>17.33868</text:p>
          </table:table-cell>
          <table:table-cell office:value-type="float" office:value="17.3183" calcext:value-type="float">
            <text:p>17.3183</text:p>
          </table:table-cell>
          <table:table-cell office:value-type="float" office:value="16.88358" calcext:value-type="float">
            <text:p>16.88358</text:p>
          </table:table-cell>
          <table:table-cell office:value-type="float" office:value="16.86533" calcext:value-type="float">
            <text:p>16.86533</text:p>
          </table:table-cell>
          <table:table-cell office:value-type="float" office:value="21.13452" calcext:value-type="float">
            <text:p>21.13452</text:p>
          </table:table-cell>
          <table:table-cell office:value-type="float" office:value="5.381378" calcext:value-type="float">
            <text:p>5.3813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5" calcext:value-type="float">
            <text:p>12102005</text:p>
          </table:table-cell>
          <table:table-cell office:value-type="float" office:value="5.364211" calcext:value-type="float">
            <text:p>5.364211</text:p>
          </table:table-cell>
          <table:table-cell office:value-type="float" office:value="17.12" calcext:value-type="float">
            <text:p>17.12</text:p>
          </table:table-cell>
          <table:table-cell office:value-type="float" office:value="8.44" calcext:value-type="float">
            <text:p>8.44</text:p>
          </table:table-cell>
          <table:table-cell office:value-type="float" office:value="1.378987" calcext:value-type="float">
            <text:p>1.378987</text:p>
          </table:table-cell>
          <table:table-cell office:value-type="float" office:value="0.9707094" calcext:value-type="float">
            <text:p>0.9707094</text:p>
          </table:table-cell>
          <table:table-cell office:value-type="float" office:value="133.92" calcext:value-type="float">
            <text:p>133.92</text:p>
          </table:table-cell>
          <table:table-cell office:value-type="float" office:value="8.3" calcext:value-type="float">
            <text:p>8.3</text:p>
          </table:table-cell>
          <table:table-cell office:value-type="float" office:value="17.01828" calcext:value-type="float">
            <text:p>17.01828</text:p>
          </table:table-cell>
          <table:table-cell office:value-type="float" office:value="12.71451" calcext:value-type="float">
            <text:p>12.71451</text:p>
          </table:table-cell>
          <table:table-cell office:value-type="float" office:value="16.45279" calcext:value-type="float">
            <text:p>16.45279</text:p>
          </table:table-cell>
          <table:table-cell office:value-type="float" office:value="13.70618" calcext:value-type="float">
            <text:p>13.70618</text:p>
          </table:table-cell>
          <table:table-cell office:value-type="float" office:value="16.22656" calcext:value-type="float">
            <text:p>16.22656</text:p>
          </table:table-cell>
          <table:table-cell office:value-type="float" office:value="14.45093" calcext:value-type="float">
            <text:p>14.45093</text:p>
          </table:table-cell>
          <table:table-cell office:value-type="float" office:value="16.19861" calcext:value-type="float">
            <text:p>16.19861</text:p>
          </table:table-cell>
          <table:table-cell office:value-type="float" office:value="15.14218" calcext:value-type="float">
            <text:p>15.14218</text:p>
          </table:table-cell>
          <table:table-cell office:value-type="float" office:value="16.42633" calcext:value-type="float">
            <text:p>16.42633</text:p>
          </table:table-cell>
          <table:table-cell office:value-type="float" office:value="15.6207" calcext:value-type="float">
            <text:p>15.6207</text:p>
          </table:table-cell>
          <table:table-cell office:value-type="float" office:value="16.74225" calcext:value-type="float">
            <text:p>16.74225</text:p>
          </table:table-cell>
          <table:table-cell office:value-type="float" office:value="16.12885" calcext:value-type="float">
            <text:p>16.12885</text:p>
          </table:table-cell>
          <table:table-cell office:value-type="float" office:value="16.99863" calcext:value-type="float">
            <text:p>16.99863</text:p>
          </table:table-cell>
          <table:table-cell office:value-type="float" office:value="16.56067" calcext:value-type="float">
            <text:p>16.56067</text:p>
          </table:table-cell>
          <table:table-cell office:value-type="float" office:value="17.37094" calcext:value-type="float">
            <text:p>17.37094</text:p>
          </table:table-cell>
          <table:table-cell office:value-type="float" office:value="17.10202" calcext:value-type="float">
            <text:p>17.10202</text:p>
          </table:table-cell>
          <table:table-cell office:value-type="float" office:value="17.86118" calcext:value-type="float">
            <text:p>17.86118</text:p>
          </table:table-cell>
          <table:table-cell office:value-type="float" office:value="17.7009" calcext:value-type="float">
            <text:p>17.7009</text:p>
          </table:table-cell>
          <table:table-cell office:value-type="float" office:value="18.10553" calcext:value-type="float">
            <text:p>18.10553</text:p>
          </table:table-cell>
          <table:table-cell office:value-type="float" office:value="17.9986" calcext:value-type="float">
            <text:p>17.9986</text:p>
          </table:table-cell>
          <table:table-cell office:value-type="float" office:value="17.99271" calcext:value-type="float">
            <text:p>17.99271</text:p>
          </table:table-cell>
          <table:table-cell office:value-type="float" office:value="17.92563" calcext:value-type="float">
            <text:p>17.92563</text:p>
          </table:table-cell>
          <table:table-cell office:value-type="float" office:value="17.73553" calcext:value-type="float">
            <text:p>17.73553</text:p>
          </table:table-cell>
          <table:table-cell office:value-type="float" office:value="17.69873" calcext:value-type="float">
            <text:p>17.69873</text:p>
          </table:table-cell>
          <table:table-cell office:value-type="float" office:value="17.31808" calcext:value-type="float">
            <text:p>17.31808</text:p>
          </table:table-cell>
          <table:table-cell office:value-type="float" office:value="17.29547" calcext:value-type="float">
            <text:p>17.29547</text:p>
          </table:table-cell>
          <table:table-cell office:value-type="float" office:value="16.86511" calcext:value-type="float">
            <text:p>16.86511</text:p>
          </table:table-cell>
          <table:table-cell office:value-type="float" office:value="16.84662" calcext:value-type="float">
            <text:p>16.84662</text:p>
          </table:table-cell>
          <table:table-cell office:value-type="float" office:value="21.14203" calcext:value-type="float">
            <text:p>21.14203</text:p>
          </table:table-cell>
          <table:table-cell office:value-type="float" office:value="5.637146" calcext:value-type="float">
            <text:p>5.6371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5" calcext:value-type="float">
            <text:p>13102005</text:p>
          </table:table-cell>
          <table:table-cell office:value-type="float" office:value="15.33289" calcext:value-type="float">
            <text:p>15.33289</text:p>
          </table:table-cell>
          <table:table-cell office:value-type="float" office:value="23.16" calcext:value-type="float">
            <text:p>23.16</text:p>
          </table:table-cell>
          <table:table-cell office:value-type="float" office:value="4.15" calcext:value-type="float">
            <text:p>4.15</text:p>
          </table:table-cell>
          <table:table-cell office:value-type="float" office:value="1.271416" calcext:value-type="float">
            <text:p>1.271416</text:p>
          </table:table-cell>
          <table:table-cell office:value-type="float" office:value="0.7230995" calcext:value-type="float">
            <text:p>0.7230995</text:p>
          </table:table-cell>
          <table:table-cell office:value-type="float" office:value="145.26" calcext:value-type="float">
            <text:p>145.26</text:p>
          </table:table-cell>
          <table:table-cell office:value-type="float" office:value="0.1" calcext:value-type="float">
            <text:p>0.1</text:p>
          </table:table-cell>
          <table:table-cell office:value-type="float" office:value="19.25766" calcext:value-type="float">
            <text:p>19.25766</text:p>
          </table:table-cell>
          <table:table-cell office:value-type="float" office:value="10.57684" calcext:value-type="float">
            <text:p>10.57684</text:p>
          </table:table-cell>
          <table:table-cell office:value-type="float" office:value="17.88077" calcext:value-type="float">
            <text:p>17.88077</text:p>
          </table:table-cell>
          <table:table-cell office:value-type="float" office:value="11.95248" calcext:value-type="float">
            <text:p>11.95248</text:p>
          </table:table-cell>
          <table:table-cell office:value-type="float" office:value="17.11111" calcext:value-type="float">
            <text:p>17.11111</text:p>
          </table:table-cell>
          <table:table-cell office:value-type="float" office:value="13.1438" calcext:value-type="float">
            <text:p>13.1438</text:p>
          </table:table-cell>
          <table:table-cell office:value-type="float" office:value="16.63318" calcext:value-type="float">
            <text:p>16.63318</text:p>
          </table:table-cell>
          <table:table-cell office:value-type="float" office:value="14.18567" calcext:value-type="float">
            <text:p>14.18567</text:p>
          </table:table-cell>
          <table:table-cell office:value-type="float" office:value="16.44675" calcext:value-type="float">
            <text:p>16.44675</text:p>
          </table:table-cell>
          <table:table-cell office:value-type="float" office:value="14.85922" calcext:value-type="float">
            <text:p>14.85922</text:p>
          </table:table-cell>
          <table:table-cell office:value-type="float" office:value="16.39975" calcext:value-type="float">
            <text:p>16.39975</text:p>
          </table:table-cell>
          <table:table-cell office:value-type="float" office:value="15.5668" calcext:value-type="float">
            <text:p>15.5668</text:p>
          </table:table-cell>
          <table:table-cell office:value-type="float" office:value="16.65662" calcext:value-type="float">
            <text:p>16.65662</text:p>
          </table:table-cell>
          <table:table-cell office:value-type="float" office:value="16.12326" calcext:value-type="float">
            <text:p>16.12326</text:p>
          </table:table-cell>
          <table:table-cell office:value-type="float" office:value="17.10056" calcext:value-type="float">
            <text:p>17.10056</text:p>
          </table:table-cell>
          <table:table-cell office:value-type="float" office:value="16.83536" calcext:value-type="float">
            <text:p>16.83536</text:p>
          </table:table-cell>
          <table:table-cell office:value-type="float" office:value="17.6991" calcext:value-type="float">
            <text:p>17.6991</text:p>
          </table:table-cell>
          <table:table-cell office:value-type="float" office:value="17.5119" calcext:value-type="float">
            <text:p>17.5119</text:p>
          </table:table-cell>
          <table:table-cell office:value-type="float" office:value="17.99747" calcext:value-type="float">
            <text:p>17.99747</text:p>
          </table:table-cell>
          <table:table-cell office:value-type="float" office:value="17.88416" calcext:value-type="float">
            <text:p>17.88416</text:p>
          </table:table-cell>
          <table:table-cell office:value-type="float" office:value="17.9249" calcext:value-type="float">
            <text:p>17.9249</text:p>
          </table:table-cell>
          <table:table-cell office:value-type="float" office:value="17.85336" calcext:value-type="float">
            <text:p>17.85336</text:p>
          </table:table-cell>
          <table:table-cell office:value-type="float" office:value="17.6983" calcext:value-type="float">
            <text:p>17.6983</text:p>
          </table:table-cell>
          <table:table-cell office:value-type="float" office:value="17.65585" calcext:value-type="float">
            <text:p>17.65585</text:p>
          </table:table-cell>
          <table:table-cell office:value-type="float" office:value="17.29523" calcext:value-type="float">
            <text:p>17.29523</text:p>
          </table:table-cell>
          <table:table-cell office:value-type="float" office:value="17.26355" calcext:value-type="float">
            <text:p>17.26355</text:p>
          </table:table-cell>
          <table:table-cell office:value-type="float" office:value="16.84644" calcext:value-type="float">
            <text:p>16.84644</text:p>
          </table:table-cell>
          <table:table-cell office:value-type="float" office:value="16.82605" calcext:value-type="float">
            <text:p>16.82605</text:p>
          </table:table-cell>
          <table:table-cell office:value-type="float" office:value="30.74594" calcext:value-type="float">
            <text:p>30.74594</text:p>
          </table:table-cell>
          <table:table-cell office:value-type="float" office:value="1.430908" calcext:value-type="float">
            <text:p>1.4309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5" calcext:value-type="float">
            <text:p>14102005</text:p>
          </table:table-cell>
          <table:table-cell office:value-type="float" office:value="15.08695" calcext:value-type="float">
            <text:p>15.08695</text:p>
          </table:table-cell>
          <table:table-cell office:value-type="float" office:value="29.46" calcext:value-type="float">
            <text:p>29.46</text:p>
          </table:table-cell>
          <table:table-cell office:value-type="float" office:value="7.51" calcext:value-type="float">
            <text:p>7.51</text:p>
          </table:table-cell>
          <table:table-cell office:value-type="float" office:value="1.155234" calcext:value-type="float">
            <text:p>1.155234</text:p>
          </table:table-cell>
          <table:table-cell office:value-type="float" office:value="0.7575286" calcext:value-type="float">
            <text:p>0.7575286</text:p>
          </table:table-cell>
          <table:table-cell office:value-type="float" office:value="135.792" calcext:value-type="float">
            <text:p>135.792</text:p>
          </table:table-cell>
          <table:table-cell office:value-type="float" office:value="0" calcext:value-type="float">
            <text:p>0</text:p>
          </table:table-cell>
          <table:table-cell office:value-type="float" office:value="20.40942" calcext:value-type="float">
            <text:p>20.40942</text:p>
          </table:table-cell>
          <table:table-cell office:value-type="float" office:value="12.08621" calcext:value-type="float">
            <text:p>12.08621</text:p>
          </table:table-cell>
          <table:table-cell office:value-type="float" office:value="18.81396" calcext:value-type="float">
            <text:p>18.81396</text:p>
          </table:table-cell>
          <table:table-cell office:value-type="float" office:value="13.16391" calcext:value-type="float">
            <text:p>13.16391</text:p>
          </table:table-cell>
          <table:table-cell office:value-type="float" office:value="17.87051" calcext:value-type="float">
            <text:p>17.87051</text:p>
          </table:table-cell>
          <table:table-cell office:value-type="float" office:value="14.048" calcext:value-type="float">
            <text:p>14.048</text:p>
          </table:table-cell>
          <table:table-cell office:value-type="float" office:value="17.22464" calcext:value-type="float">
            <text:p>17.22464</text:p>
          </table:table-cell>
          <table:table-cell office:value-type="float" office:value="14.81384" calcext:value-type="float">
            <text:p>14.81384</text:p>
          </table:table-cell>
          <table:table-cell office:value-type="float" office:value="16.91272" calcext:value-type="float">
            <text:p>16.91272</text:p>
          </table:table-cell>
          <table:table-cell office:value-type="float" office:value="15.30167" calcext:value-type="float">
            <text:p>15.30167</text:p>
          </table:table-cell>
          <table:table-cell office:value-type="float" office:value="16.72781" calcext:value-type="float">
            <text:p>16.72781</text:p>
          </table:table-cell>
          <table:table-cell office:value-type="float" office:value="15.81662" calcext:value-type="float">
            <text:p>15.81662</text:p>
          </table:table-cell>
          <table:table-cell office:value-type="float" office:value="16.72629" calcext:value-type="float">
            <text:p>16.72629</text:p>
          </table:table-cell>
          <table:table-cell office:value-type="float" office:value="16.21896" calcext:value-type="float">
            <text:p>16.21896</text:p>
          </table:table-cell>
          <table:table-cell office:value-type="float" office:value="16.85153" calcext:value-type="float">
            <text:p>16.85153</text:p>
          </table:table-cell>
          <table:table-cell office:value-type="float" office:value="16.75964" calcext:value-type="float">
            <text:p>16.75964</text:p>
          </table:table-cell>
          <table:table-cell office:value-type="float" office:value="17.51004" calcext:value-type="float">
            <text:p>17.51004</text:p>
          </table:table-cell>
          <table:table-cell office:value-type="float" office:value="17.36011" calcext:value-type="float">
            <text:p>17.36011</text:p>
          </table:table-cell>
          <table:table-cell office:value-type="float" office:value="17.8829" calcext:value-type="float">
            <text:p>17.8829</text:p>
          </table:table-cell>
          <table:table-cell office:value-type="float" office:value="17.76608" calcext:value-type="float">
            <text:p>17.76608</text:p>
          </table:table-cell>
          <table:table-cell office:value-type="float" office:value="17.85257" calcext:value-type="float">
            <text:p>17.85257</text:p>
          </table:table-cell>
          <table:table-cell office:value-type="float" office:value="17.776" calcext:value-type="float">
            <text:p>17.776</text:p>
          </table:table-cell>
          <table:table-cell office:value-type="float" office:value="17.6553" calcext:value-type="float">
            <text:p>17.6553</text:p>
          </table:table-cell>
          <table:table-cell office:value-type="float" office:value="17.60754" calcext:value-type="float">
            <text:p>17.60754</text:p>
          </table:table-cell>
          <table:table-cell office:value-type="float" office:value="17.26334" calcext:value-type="float">
            <text:p>17.26334</text:p>
          </table:table-cell>
          <table:table-cell office:value-type="float" office:value="17.23868" calcext:value-type="float">
            <text:p>17.23868</text:p>
          </table:table-cell>
          <table:table-cell office:value-type="float" office:value="16.82584" calcext:value-type="float">
            <text:p>16.82584</text:p>
          </table:table-cell>
          <table:table-cell office:value-type="float" office:value="16.80554" calcext:value-type="float">
            <text:p>16.80554</text:p>
          </table:table-cell>
          <table:table-cell office:value-type="float" office:value="32.2821" calcext:value-type="float">
            <text:p>32.2821</text:p>
          </table:table-cell>
          <table:table-cell office:value-type="float" office:value="4.686737" calcext:value-type="float">
            <text:p>4.6867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5" calcext:value-type="float">
            <text:p>15102005</text:p>
          </table:table-cell>
          <table:table-cell office:value-type="float" office:value="15.0304" calcext:value-type="float">
            <text:p>15.0304</text:p>
          </table:table-cell>
          <table:table-cell office:value-type="float" office:value="23.22" calcext:value-type="float">
            <text:p>23.22</text:p>
          </table:table-cell>
          <table:table-cell office:value-type="float" office:value="5.5" calcext:value-type="float">
            <text:p>5.5</text:p>
          </table:table-cell>
          <table:table-cell office:value-type="float" office:value="1.024732" calcext:value-type="float">
            <text:p>1.024732</text:p>
          </table:table-cell>
          <table:table-cell office:value-type="float" office:value="0.7940874" calcext:value-type="float">
            <text:p>0.7940874</text:p>
          </table:table-cell>
          <table:table-cell office:value-type="float" office:value="163.296" calcext:value-type="float">
            <text:p>163.296</text:p>
          </table:table-cell>
          <table:table-cell office:value-type="float" office:value="0" calcext:value-type="float">
            <text:p>0</text:p>
          </table:table-cell>
          <table:table-cell office:value-type="float" office:value="19.71292" calcext:value-type="float">
            <text:p>19.71292</text:p>
          </table:table-cell>
          <table:table-cell office:value-type="float" office:value="12.07074" calcext:value-type="float">
            <text:p>12.07074</text:p>
          </table:table-cell>
          <table:table-cell office:value-type="float" office:value="18.31442" calcext:value-type="float">
            <text:p>18.31442</text:p>
          </table:table-cell>
          <table:table-cell office:value-type="float" office:value="13.42722" calcext:value-type="float">
            <text:p>13.42722</text:p>
          </table:table-cell>
          <table:table-cell office:value-type="float" office:value="17.58969" calcext:value-type="float">
            <text:p>17.58969</text:p>
          </table:table-cell>
          <table:table-cell office:value-type="float" office:value="14.38217" calcext:value-type="float">
            <text:p>14.38217</text:p>
          </table:table-cell>
          <table:table-cell office:value-type="float" office:value="17.10516" calcext:value-type="float">
            <text:p>17.10516</text:p>
          </table:table-cell>
          <table:table-cell office:value-type="float" office:value="15.14667" calcext:value-type="float">
            <text:p>15.14667</text:p>
          </table:table-cell>
          <table:table-cell office:value-type="float" office:value="16.87399" calcext:value-type="float">
            <text:p>16.87399</text:p>
          </table:table-cell>
          <table:table-cell office:value-type="float" office:value="15.60898" calcext:value-type="float">
            <text:p>15.60898</text:p>
          </table:table-cell>
          <table:table-cell office:value-type="float" office:value="16.73618" calcext:value-type="float">
            <text:p>16.73618</text:p>
          </table:table-cell>
          <table:table-cell office:value-type="float" office:value="16.06738" calcext:value-type="float">
            <text:p>16.06738</text:p>
          </table:table-cell>
          <table:table-cell office:value-type="float" office:value="16.74847" calcext:value-type="float">
            <text:p>16.74847</text:p>
          </table:table-cell>
          <table:table-cell office:value-type="float" office:value="16.38605" calcext:value-type="float">
            <text:p>16.38605</text:p>
          </table:table-cell>
          <table:table-cell office:value-type="float" office:value="16.85831" calcext:value-type="float">
            <text:p>16.85831</text:p>
          </table:table-cell>
          <table:table-cell office:value-type="float" office:value="16.80093" calcext:value-type="float">
            <text:p>16.80093</text:p>
          </table:table-cell>
          <table:table-cell office:value-type="float" office:value="17.35895" calcext:value-type="float">
            <text:p>17.35895</text:p>
          </table:table-cell>
          <table:table-cell office:value-type="float" office:value="17.27518" calcext:value-type="float">
            <text:p>17.27518</text:p>
          </table:table-cell>
          <table:table-cell office:value-type="float" office:value="17.76486" calcext:value-type="float">
            <text:p>17.76486</text:p>
          </table:table-cell>
          <table:table-cell office:value-type="float" office:value="17.65839" calcext:value-type="float">
            <text:p>17.65839</text:p>
          </table:table-cell>
          <table:table-cell office:value-type="float" office:value="17.77515" calcext:value-type="float">
            <text:p>17.77515</text:p>
          </table:table-cell>
          <table:table-cell office:value-type="float" office:value="17.69601" calcext:value-type="float">
            <text:p>17.69601</text:p>
          </table:table-cell>
          <table:table-cell office:value-type="float" office:value="17.60703" calcext:value-type="float">
            <text:p>17.60703</text:p>
          </table:table-cell>
          <table:table-cell office:value-type="float" office:value="17.55722" calcext:value-type="float">
            <text:p>17.55722</text:p>
          </table:table-cell>
          <table:table-cell office:value-type="float" office:value="17.2384" calcext:value-type="float">
            <text:p>17.2384</text:p>
          </table:table-cell>
          <table:table-cell office:value-type="float" office:value="17.20917" calcext:value-type="float">
            <text:p>17.20917</text:p>
          </table:table-cell>
          <table:table-cell office:value-type="float" office:value="16.8053" calcext:value-type="float">
            <text:p>16.8053</text:p>
          </table:table-cell>
          <table:table-cell office:value-type="float" office:value="16.7836" calcext:value-type="float">
            <text:p>16.7836</text:p>
          </table:table-cell>
          <table:table-cell office:value-type="float" office:value="29.84814" calcext:value-type="float">
            <text:p>29.84814</text:p>
          </table:table-cell>
          <table:table-cell office:value-type="float" office:value="2.458679" calcext:value-type="float">
            <text:p>2.4586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5" calcext:value-type="float">
            <text:p>16102005</text:p>
          </table:table-cell>
          <table:table-cell office:value-type="float" office:value="8.770679" calcext:value-type="float">
            <text:p>8.770679</text:p>
          </table:table-cell>
          <table:table-cell office:value-type="float" office:value="24.71" calcext:value-type="float">
            <text:p>24.71</text:p>
          </table:table-cell>
          <table:table-cell office:value-type="float" office:value="9.16" calcext:value-type="float">
            <text:p>9.16</text:p>
          </table:table-cell>
          <table:table-cell office:value-type="float" office:value="1.371692" calcext:value-type="float">
            <text:p>1.371692</text:p>
          </table:table-cell>
          <table:table-cell office:value-type="float" office:value="0.9007646" calcext:value-type="float">
            <text:p>0.9007646</text:p>
          </table:table-cell>
          <table:table-cell office:value-type="float" office:value="248.724" calcext:value-type="float">
            <text:p>248.724</text:p>
          </table:table-cell>
          <table:table-cell office:value-type="float" office:value="0" calcext:value-type="float">
            <text:p>0</text:p>
          </table:table-cell>
          <table:table-cell office:value-type="float" office:value="21.05896" calcext:value-type="float">
            <text:p>21.05896</text:p>
          </table:table-cell>
          <table:table-cell office:value-type="float" office:value="12.98984" calcext:value-type="float">
            <text:p>12.98984</text:p>
          </table:table-cell>
          <table:table-cell office:value-type="float" office:value="18.8049" calcext:value-type="float">
            <text:p>18.8049</text:p>
          </table:table-cell>
          <table:table-cell office:value-type="float" office:value="14.08331" calcext:value-type="float">
            <text:p>14.08331</text:p>
          </table:table-cell>
          <table:table-cell office:value-type="float" office:value="17.918" calcext:value-type="float">
            <text:p>17.918</text:p>
          </table:table-cell>
          <table:table-cell office:value-type="float" office:value="14.80753" calcext:value-type="float">
            <text:p>14.80753</text:p>
          </table:table-cell>
          <table:table-cell office:value-type="float" office:value="17.35724" calcext:value-type="float">
            <text:p>17.35724</text:p>
          </table:table-cell>
          <table:table-cell office:value-type="float" office:value="15.41156" calcext:value-type="float">
            <text:p>15.41156</text:p>
          </table:table-cell>
          <table:table-cell office:value-type="float" office:value="17.08804" calcext:value-type="float">
            <text:p>17.08804</text:p>
          </table:table-cell>
          <table:table-cell office:value-type="float" office:value="15.7894" calcext:value-type="float">
            <text:p>15.7894</text:p>
          </table:table-cell>
          <table:table-cell office:value-type="float" office:value="16.92508" calcext:value-type="float">
            <text:p>16.92508</text:p>
          </table:table-cell>
          <table:table-cell office:value-type="float" office:value="16.1712" calcext:value-type="float">
            <text:p>16.1712</text:p>
          </table:table-cell>
          <table:table-cell office:value-type="float" office:value="16.85025" calcext:value-type="float">
            <text:p>16.85025</text:p>
          </table:table-cell>
          <table:table-cell office:value-type="float" office:value="16.44598" calcext:value-type="float">
            <text:p>16.44598</text:p>
          </table:table-cell>
          <table:table-cell office:value-type="float" office:value="16.86508" calcext:value-type="float">
            <text:p>16.86508</text:p>
          </table:table-cell>
          <table:table-cell office:value-type="float" office:value="16.80814" calcext:value-type="float">
            <text:p>16.80814</text:p>
          </table:table-cell>
          <table:table-cell office:value-type="float" office:value="17.27448" calcext:value-type="float">
            <text:p>17.27448</text:p>
          </table:table-cell>
          <table:table-cell office:value-type="float" office:value="17.21674" calcext:value-type="float">
            <text:p>17.21674</text:p>
          </table:table-cell>
          <table:table-cell office:value-type="float" office:value="17.65738" calcext:value-type="float">
            <text:p>17.65738</text:p>
          </table:table-cell>
          <table:table-cell office:value-type="float" office:value="17.56601" calcext:value-type="float">
            <text:p>17.56601</text:p>
          </table:table-cell>
          <table:table-cell office:value-type="float" office:value="17.69519" calcext:value-type="float">
            <text:p>17.69519</text:p>
          </table:table-cell>
          <table:table-cell office:value-type="float" office:value="17.61902" calcext:value-type="float">
            <text:p>17.61902</text:p>
          </table:table-cell>
          <table:table-cell office:value-type="float" office:value="17.55667" calcext:value-type="float">
            <text:p>17.55667</text:p>
          </table:table-cell>
          <table:table-cell office:value-type="float" office:value="17.50458" calcext:value-type="float">
            <text:p>17.50458</text:p>
          </table:table-cell>
          <table:table-cell office:value-type="float" office:value="17.20883" calcext:value-type="float">
            <text:p>17.20883</text:p>
          </table:table-cell>
          <table:table-cell office:value-type="float" office:value="17.17642" calcext:value-type="float">
            <text:p>17.17642</text:p>
          </table:table-cell>
          <table:table-cell office:value-type="float" office:value="16.78339" calcext:value-type="float">
            <text:p>16.78339</text:p>
          </table:table-cell>
          <table:table-cell office:value-type="float" office:value="16.75949" calcext:value-type="float">
            <text:p>16.75949</text:p>
          </table:table-cell>
          <table:table-cell office:value-type="float" office:value="36.23395" calcext:value-type="float">
            <text:p>36.23395</text:p>
          </table:table-cell>
          <table:table-cell office:value-type="float" office:value="5.372131" calcext:value-type="float">
            <text:p>5.3721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5" calcext:value-type="float">
            <text:p>17102005</text:p>
          </table:table-cell>
          <table:table-cell office:value-type="float" office:value="14.61704" calcext:value-type="float">
            <text:p>14.61704</text:p>
          </table:table-cell>
          <table:table-cell office:value-type="float" office:value="25.5" calcext:value-type="float">
            <text:p>25.5</text:p>
          </table:table-cell>
          <table:table-cell office:value-type="float" office:value="10.02" calcext:value-type="float">
            <text:p>10.02</text:p>
          </table:table-cell>
          <table:table-cell office:value-type="float" office:value="1.300438" calcext:value-type="float">
            <text:p>1.300438</text:p>
          </table:table-cell>
          <table:table-cell office:value-type="float" office:value="0.8602186" calcext:value-type="float">
            <text:p>0.8602186</text:p>
          </table:table-cell>
          <table:table-cell office:value-type="float" office:value="191.088" calcext:value-type="float">
            <text:p>191.088</text:p>
          </table:table-cell>
          <table:table-cell office:value-type="float" office:value="0" calcext:value-type="float">
            <text:p>0</text:p>
          </table:table-cell>
          <table:table-cell office:value-type="float" office:value="24.23346" calcext:value-type="float">
            <text:p>24.23346</text:p>
          </table:table-cell>
          <table:table-cell office:value-type="float" office:value="14.7467" calcext:value-type="float">
            <text:p>14.7467</text:p>
          </table:table-cell>
          <table:table-cell office:value-type="float" office:value="21.33426" calcext:value-type="float">
            <text:p>21.33426</text:p>
          </table:table-cell>
          <table:table-cell office:value-type="float" office:value="15.6337" calcext:value-type="float">
            <text:p>15.6337</text:p>
          </table:table-cell>
          <table:table-cell office:value-type="float" office:value="19.95093" calcext:value-type="float">
            <text:p>19.95093</text:p>
          </table:table-cell>
          <table:table-cell office:value-type="float" office:value="16.0925" calcext:value-type="float">
            <text:p>16.0925</text:p>
          </table:table-cell>
          <table:table-cell office:value-type="float" office:value="18.91943" calcext:value-type="float">
            <text:p>18.91943</text:p>
          </table:table-cell>
          <table:table-cell office:value-type="float" office:value="16.40387" calcext:value-type="float">
            <text:p>16.40387</text:p>
          </table:table-cell>
          <table:table-cell office:value-type="float" office:value="18.3222" calcext:value-type="float">
            <text:p>18.3222</text:p>
          </table:table-cell>
          <table:table-cell office:value-type="float" office:value="16.57162" calcext:value-type="float">
            <text:p>16.57162</text:p>
          </table:table-cell>
          <table:table-cell office:value-type="float" office:value="17.81366" calcext:value-type="float">
            <text:p>17.81366</text:p>
          </table:table-cell>
          <table:table-cell office:value-type="float" office:value="16.73145" calcext:value-type="float">
            <text:p>16.73145</text:p>
          </table:table-cell>
          <table:table-cell office:value-type="float" office:value="17.50198" calcext:value-type="float">
            <text:p>17.50198</text:p>
          </table:table-cell>
          <table:table-cell office:value-type="float" office:value="16.8212" calcext:value-type="float">
            <text:p>16.8212</text:p>
          </table:table-cell>
          <table:table-cell office:value-type="float" office:value="17.10056" calcext:value-type="float">
            <text:p>17.10056</text:p>
          </table:table-cell>
          <table:table-cell office:value-type="float" office:value="16.84952" calcext:value-type="float">
            <text:p>16.84952</text:p>
          </table:table-cell>
          <table:table-cell office:value-type="float" office:value="17.21628" calcext:value-type="float">
            <text:p>17.21628</text:p>
          </table:table-cell>
          <table:table-cell office:value-type="float" office:value="17.20374" calcext:value-type="float">
            <text:p>17.20374</text:p>
          </table:table-cell>
          <table:table-cell office:value-type="float" office:value="17.56509" calcext:value-type="float">
            <text:p>17.56509</text:p>
          </table:table-cell>
          <table:table-cell office:value-type="float" office:value="17.49075" calcext:value-type="float">
            <text:p>17.49075</text:p>
          </table:table-cell>
          <table:table-cell office:value-type="float" office:value="17.61823" calcext:value-type="float">
            <text:p>17.61823</text:p>
          </table:table-cell>
          <table:table-cell office:value-type="float" office:value="17.5473" calcext:value-type="float">
            <text:p>17.5473</text:p>
          </table:table-cell>
          <table:table-cell office:value-type="float" office:value="17.50403" calcext:value-type="float">
            <text:p>17.50403</text:p>
          </table:table-cell>
          <table:table-cell office:value-type="float" office:value="17.45129" calcext:value-type="float">
            <text:p>17.45129</text:p>
          </table:table-cell>
          <table:table-cell office:value-type="float" office:value="17.17606" calcext:value-type="float">
            <text:p>17.17606</text:p>
          </table:table-cell>
          <table:table-cell office:value-type="float" office:value="17.14114" calcext:value-type="float">
            <text:p>17.14114</text:p>
          </table:table-cell>
          <table:table-cell office:value-type="float" office:value="16.75925" calcext:value-type="float">
            <text:p>16.75925</text:p>
          </table:table-cell>
          <table:table-cell office:value-type="float" office:value="16.73288" calcext:value-type="float">
            <text:p>16.73288</text:p>
          </table:table-cell>
          <table:table-cell office:value-type="float" office:value="45.73486" calcext:value-type="float">
            <text:p>45.73486</text:p>
          </table:table-cell>
          <table:table-cell office:value-type="float" office:value="7.435486" calcext:value-type="float">
            <text:p>7.4354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5" calcext:value-type="float">
            <text:p>18102005</text:p>
          </table:table-cell>
          <table:table-cell office:value-type="float" office:value="14.14958" calcext:value-type="float">
            <text:p>14.14958</text:p>
          </table:table-cell>
          <table:table-cell office:value-type="float" office:value="29.74" calcext:value-type="float">
            <text:p>29.74</text:p>
          </table:table-cell>
          <table:table-cell office:value-type="float" office:value="7.98" calcext:value-type="float">
            <text:p>7.98</text:p>
          </table:table-cell>
          <table:table-cell office:value-type="float" office:value="1.163659" calcext:value-type="float">
            <text:p>1.163659</text:p>
          </table:table-cell>
          <table:table-cell office:value-type="float" office:value="0.9205897" calcext:value-type="float">
            <text:p>0.9205897</text:p>
          </table:table-cell>
          <table:table-cell office:value-type="float" office:value="364.824" calcext:value-type="float">
            <text:p>364.824</text:p>
          </table:table-cell>
          <table:table-cell office:value-type="float" office:value="0.2" calcext:value-type="float">
            <text:p>0.2</text:p>
          </table:table-cell>
          <table:table-cell office:value-type="float" office:value="25.11038" calcext:value-type="float">
            <text:p>25.11038</text:p>
          </table:table-cell>
          <table:table-cell office:value-type="float" office:value="13.91437" calcext:value-type="float">
            <text:p>13.91437</text:p>
          </table:table-cell>
          <table:table-cell office:value-type="float" office:value="21.9317" calcext:value-type="float">
            <text:p>21.9317</text:p>
          </table:table-cell>
          <table:table-cell office:value-type="float" office:value="15.21622" calcext:value-type="float">
            <text:p>15.21622</text:p>
          </table:table-cell>
          <table:table-cell office:value-type="float" office:value="20.48462" calcext:value-type="float">
            <text:p>20.48462</text:p>
          </table:table-cell>
          <table:table-cell office:value-type="float" office:value="15.97403" calcext:value-type="float">
            <text:p>15.97403</text:p>
          </table:table-cell>
          <table:table-cell office:value-type="float" office:value="19.40009" calcext:value-type="float">
            <text:p>19.40009</text:p>
          </table:table-cell>
          <table:table-cell office:value-type="float" office:value="16.52484" calcext:value-type="float">
            <text:p>16.52484</text:p>
          </table:table-cell>
          <table:table-cell office:value-type="float" office:value="18.77603" calcext:value-type="float">
            <text:p>18.77603</text:p>
          </table:table-cell>
          <table:table-cell office:value-type="float" office:value="16.82275" calcext:value-type="float">
            <text:p>16.82275</text:p>
          </table:table-cell>
          <table:table-cell office:value-type="float" office:value="18.25153" calcext:value-type="float">
            <text:p>18.25153</text:p>
          </table:table-cell>
          <table:table-cell office:value-type="float" office:value="17.07834" calcext:value-type="float">
            <text:p>17.07834</text:p>
          </table:table-cell>
          <table:table-cell office:value-type="float" office:value="17.85239" calcext:value-type="float">
            <text:p>17.85239</text:p>
          </table:table-cell>
          <table:table-cell office:value-type="float" office:value="17.16769" calcext:value-type="float">
            <text:p>17.16769</text:p>
          </table:table-cell>
          <table:table-cell office:value-type="float" office:value="17.35446" calcext:value-type="float">
            <text:p>17.35446</text:p>
          </table:table-cell>
          <table:table-cell office:value-type="float" office:value="17.10632" calcext:value-type="float">
            <text:p>17.10632</text:p>
          </table:table-cell>
          <table:table-cell office:value-type="float" office:value="17.28311" calcext:value-type="float">
            <text:p>17.28311</text:p>
          </table:table-cell>
          <table:table-cell office:value-type="float" office:value="17.21103" calcext:value-type="float">
            <text:p>17.21103</text:p>
          </table:table-cell>
          <table:table-cell office:value-type="float" office:value="17.49008" calcext:value-type="float">
            <text:p>17.49008</text:p>
          </table:table-cell>
          <table:table-cell office:value-type="float" office:value="17.44321" calcext:value-type="float">
            <text:p>17.44321</text:p>
          </table:table-cell>
          <table:table-cell office:value-type="float" office:value="17.5466" calcext:value-type="float">
            <text:p>17.5466</text:p>
          </table:table-cell>
          <table:table-cell office:value-type="float" office:value="17.4845" calcext:value-type="float">
            <text:p>17.4845</text:p>
          </table:table-cell>
          <table:table-cell office:value-type="float" office:value="17.45071" calcext:value-type="float">
            <text:p>17.45071</text:p>
          </table:table-cell>
          <table:table-cell office:value-type="float" office:value="17.39761" calcext:value-type="float">
            <text:p>17.39761</text:p>
          </table:table-cell>
          <table:table-cell office:value-type="float" office:value="17.14075" calcext:value-type="float">
            <text:p>17.14075</text:p>
          </table:table-cell>
          <table:table-cell office:value-type="float" office:value="17.10397" calcext:value-type="float">
            <text:p>17.10397</text:p>
          </table:table-cell>
          <table:table-cell office:value-type="float" office:value="16.7326" calcext:value-type="float">
            <text:p>16.7326</text:p>
          </table:table-cell>
          <table:table-cell office:value-type="float" office:value="16.70438" calcext:value-type="float">
            <text:p>16.70438</text:p>
          </table:table-cell>
          <table:table-cell office:value-type="float" office:value="49.15576" calcext:value-type="float">
            <text:p>49.15576</text:p>
          </table:table-cell>
          <table:table-cell office:value-type="float" office:value="5.27774" calcext:value-type="float">
            <text:p>5.277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5" calcext:value-type="float">
            <text:p>19102005</text:p>
          </table:table-cell>
          <table:table-cell office:value-type="float" office:value="5.90256" calcext:value-type="float">
            <text:p>5.90256</text:p>
          </table:table-cell>
          <table:table-cell office:value-type="float" office:value="13.01" calcext:value-type="float">
            <text:p>13.01</text:p>
          </table:table-cell>
          <table:table-cell office:value-type="float" office:value="6.73" calcext:value-type="float">
            <text:p>6.73</text:p>
          </table:table-cell>
          <table:table-cell office:value-type="float" office:value="1.019612" calcext:value-type="float">
            <text:p>1.019612</text:p>
          </table:table-cell>
          <table:table-cell office:value-type="float" office:value="0.8527013" calcext:value-type="float">
            <text:p>0.8527013</text:p>
          </table:table-cell>
          <table:table-cell office:value-type="float" office:value="358.092" calcext:value-type="float">
            <text:p>358.092</text:p>
          </table:table-cell>
          <table:table-cell office:value-type="float" office:value="8.799999" calcext:value-type="float">
            <text:p>8.799999</text:p>
          </table:table-cell>
          <table:table-cell office:value-type="float" office:value="17.28329" calcext:value-type="float">
            <text:p>17.28329</text:p>
          </table:table-cell>
          <table:table-cell office:value-type="float" office:value="12.16525" calcext:value-type="float">
            <text:p>12.16525</text:p>
          </table:table-cell>
          <table:table-cell office:value-type="float" office:value="18.41089" calcext:value-type="float">
            <text:p>18.41089</text:p>
          </table:table-cell>
          <table:table-cell office:value-type="float" office:value="14.19958" calcext:value-type="float">
            <text:p>14.19958</text:p>
          </table:table-cell>
          <table:table-cell office:value-type="float" office:value="18.79782" calcext:value-type="float">
            <text:p>18.79782</text:p>
          </table:table-cell>
          <table:table-cell office:value-type="float" office:value="15.45154" calcext:value-type="float">
            <text:p>15.45154</text:p>
          </table:table-cell>
          <table:table-cell office:value-type="float" office:value="18.7916" calcext:value-type="float">
            <text:p>18.7916</text:p>
          </table:table-cell>
          <table:table-cell office:value-type="float" office:value="16.21829" calcext:value-type="float">
            <text:p>16.21829</text:p>
          </table:table-cell>
          <table:table-cell office:value-type="float" office:value="18.58746" calcext:value-type="float">
            <text:p>18.58746</text:p>
          </table:table-cell>
          <table:table-cell office:value-type="float" office:value="16.6312" calcext:value-type="float">
            <text:p>16.6312</text:p>
          </table:table-cell>
          <table:table-cell office:value-type="float" office:value="18.2518" calcext:value-type="float">
            <text:p>18.2518</text:p>
          </table:table-cell>
          <table:table-cell office:value-type="float" office:value="17.05258" calcext:value-type="float">
            <text:p>17.05258</text:p>
          </table:table-cell>
          <table:table-cell office:value-type="float" office:value="17.90036" calcext:value-type="float">
            <text:p>17.90036</text:p>
          </table:table-cell>
          <table:table-cell office:value-type="float" office:value="17.27515" calcext:value-type="float">
            <text:p>17.27515</text:p>
          </table:table-cell>
          <table:table-cell office:value-type="float" office:value="17.51657" calcext:value-type="float">
            <text:p>17.51657</text:p>
          </table:table-cell>
          <table:table-cell office:value-type="float" office:value="17.36023" calcext:value-type="float">
            <text:p>17.36023</text:p>
          </table:table-cell>
          <table:table-cell office:value-type="float" office:value="17.38315" calcext:value-type="float">
            <text:p>17.38315</text:p>
          </table:table-cell>
          <table:table-cell office:value-type="float" office:value="17.28409" calcext:value-type="float">
            <text:p>17.28409</text:p>
          </table:table-cell>
          <table:table-cell office:value-type="float" office:value="17.44287" calcext:value-type="float">
            <text:p>17.44287</text:p>
          </table:table-cell>
          <table:table-cell office:value-type="float" office:value="17.42432" calcext:value-type="float">
            <text:p>17.42432</text:p>
          </table:table-cell>
          <table:table-cell office:value-type="float" office:value="17.48392" calcext:value-type="float">
            <text:p>17.48392</text:p>
          </table:table-cell>
          <table:table-cell office:value-type="float" office:value="17.43427" calcext:value-type="float">
            <text:p>17.43427</text:p>
          </table:table-cell>
          <table:table-cell office:value-type="float" office:value="17.39709" calcext:value-type="float">
            <text:p>17.39709</text:p>
          </table:table-cell>
          <table:table-cell office:value-type="float" office:value="17.34689" calcext:value-type="float">
            <text:p>17.34689</text:p>
          </table:table-cell>
          <table:table-cell office:value-type="float" office:value="17.10355" calcext:value-type="float">
            <text:p>17.10355</text:p>
          </table:table-cell>
          <table:table-cell office:value-type="float" office:value="17.06552" calcext:value-type="float">
            <text:p>17.06552</text:p>
          </table:table-cell>
          <table:table-cell office:value-type="float" office:value="16.70401" calcext:value-type="float">
            <text:p>16.70401</text:p>
          </table:table-cell>
          <table:table-cell office:value-type="float" office:value="16.67389" calcext:value-type="float">
            <text:p>16.67389</text:p>
          </table:table-cell>
          <table:table-cell office:value-type="float" office:value="17.66296" calcext:value-type="float">
            <text:p>17.66296</text:p>
          </table:table-cell>
          <table:table-cell office:value-type="float" office:value="4.512329" calcext:value-type="float">
            <text:p>4.5123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5" calcext:value-type="float">
            <text:p>20102005</text:p>
          </table:table-cell>
          <table:table-cell office:value-type="float" office:value="11.46312" calcext:value-type="float">
            <text:p>11.46312</text:p>
          </table:table-cell>
          <table:table-cell office:value-type="float" office:value="13.55" calcext:value-type="float">
            <text:p>13.55</text:p>
          </table:table-cell>
          <table:table-cell office:value-type="float" office:value="4.17" calcext:value-type="float">
            <text:p>4.17</text:p>
          </table:table-cell>
          <table:table-cell office:value-type="float" office:value="1.012165" calcext:value-type="float">
            <text:p>1.012165</text:p>
          </table:table-cell>
          <table:table-cell office:value-type="float" office:value="0.7241091" calcext:value-type="float">
            <text:p>0.7241091</text:p>
          </table:table-cell>
          <table:table-cell office:value-type="float" office:value="336.528" calcext:value-type="float">
            <text:p>336.528</text:p>
          </table:table-cell>
          <table:table-cell office:value-type="float" office:value="13.7" calcext:value-type="float">
            <text:p>13.7</text:p>
          </table:table-cell>
          <table:table-cell office:value-type="float" office:value="16.40021" calcext:value-type="float">
            <text:p>16.40021</text:p>
          </table:table-cell>
          <table:table-cell office:value-type="float" office:value="8.28299" calcext:value-type="float">
            <text:p>8.28299</text:p>
          </table:table-cell>
          <table:table-cell office:value-type="float" office:value="15.51407" calcext:value-type="float">
            <text:p>15.51407</text:p>
          </table:table-cell>
          <table:table-cell office:value-type="float" office:value="9.988373" calcext:value-type="float">
            <text:p>9.988373</text:p>
          </table:table-cell>
          <table:table-cell office:value-type="float" office:value="15.34335" calcext:value-type="float">
            <text:p>15.34335</text:p>
          </table:table-cell>
          <table:table-cell office:value-type="float" office:value="11.58582" calcext:value-type="float">
            <text:p>11.58582</text:p>
          </table:table-cell>
          <table:table-cell office:value-type="float" office:value="16.17157" calcext:value-type="float">
            <text:p>16.17157</text:p>
          </table:table-cell>
          <table:table-cell office:value-type="float" office:value="13.2493" calcext:value-type="float">
            <text:p>13.2493</text:p>
          </table:table-cell>
          <table:table-cell office:value-type="float" office:value="16.60132" calcext:value-type="float">
            <text:p>16.60132</text:p>
          </table:table-cell>
          <table:table-cell office:value-type="float" office:value="14.2832" calcext:value-type="float">
            <text:p>14.2832</text:p>
          </table:table-cell>
          <table:table-cell office:value-type="float" office:value="17.03519" calcext:value-type="float">
            <text:p>17.03519</text:p>
          </table:table-cell>
          <table:table-cell office:value-type="float" office:value="15.27576" calcext:value-type="float">
            <text:p>15.27576</text:p>
          </table:table-cell>
          <table:table-cell office:value-type="float" office:value="17.26505" calcext:value-type="float">
            <text:p>17.26505</text:p>
          </table:table-cell>
          <table:table-cell office:value-type="float" office:value="15.99045" calcext:value-type="float">
            <text:p>15.99045</text:p>
          </table:table-cell>
          <table:table-cell office:value-type="float" office:value="17.44391" calcext:value-type="float">
            <text:p>17.44391</text:p>
          </table:table-cell>
          <table:table-cell office:value-type="float" office:value="16.75851" calcext:value-type="float">
            <text:p>16.75851</text:p>
          </table:table-cell>
          <table:table-cell office:value-type="float" office:value="17.38898" calcext:value-type="float">
            <text:p>17.38898</text:p>
          </table:table-cell>
          <table:table-cell office:value-type="float" office:value="17.29309" calcext:value-type="float">
            <text:p>17.29309</text:p>
          </table:table-cell>
          <table:table-cell office:value-type="float" office:value="17.42422" calcext:value-type="float">
            <text:p>17.42422</text:p>
          </table:table-cell>
          <table:table-cell office:value-type="float" office:value="17.40707" calcext:value-type="float">
            <text:p>17.40707</text:p>
          </table:table-cell>
          <table:table-cell office:value-type="float" office:value="17.43381" calcext:value-type="float">
            <text:p>17.43381</text:p>
          </table:table-cell>
          <table:table-cell office:value-type="float" office:value="17.39536" calcext:value-type="float">
            <text:p>17.39536</text:p>
          </table:table-cell>
          <table:table-cell office:value-type="float" office:value="17.34641" calcext:value-type="float">
            <text:p>17.34641</text:p>
          </table:table-cell>
          <table:table-cell office:value-type="float" office:value="17.30038" calcext:value-type="float">
            <text:p>17.30038</text:p>
          </table:table-cell>
          <table:table-cell office:value-type="float" office:value="17.06512" calcext:value-type="float">
            <text:p>17.06512</text:p>
          </table:table-cell>
          <table:table-cell office:value-type="float" office:value="17.02646" calcext:value-type="float">
            <text:p>17.02646</text:p>
          </table:table-cell>
          <table:table-cell office:value-type="float" office:value="16.67355" calcext:value-type="float">
            <text:p>16.67355</text:p>
          </table:table-cell>
          <table:table-cell office:value-type="float" office:value="16.64169" calcext:value-type="float">
            <text:p>16.64169</text:p>
          </table:table-cell>
          <table:table-cell office:value-type="float" office:value="27.25751" calcext:value-type="float">
            <text:p>27.25751</text:p>
          </table:table-cell>
          <table:table-cell office:value-type="float" office:value="2.069611" calcext:value-type="float">
            <text:p>2.0696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5" calcext:value-type="float">
            <text:p>21102005</text:p>
          </table:table-cell>
          <table:table-cell office:value-type="float" office:value="11.31588" calcext:value-type="float">
            <text:p>11.31588</text:p>
          </table:table-cell>
          <table:table-cell office:value-type="float" office:value="17.52" calcext:value-type="float">
            <text:p>17.52</text:p>
          </table:table-cell>
          <table:table-cell office:value-type="float" office:value="2.21" calcext:value-type="float">
            <text:p>2.21</text:p>
          </table:table-cell>
          <table:table-cell office:value-type="float" office:value="1.028071" calcext:value-type="float">
            <text:p>1.028071</text:p>
          </table:table-cell>
          <table:table-cell office:value-type="float" office:value="0.6310377" calcext:value-type="float">
            <text:p>0.6310377</text:p>
          </table:table-cell>
          <table:table-cell office:value-type="float" office:value="228.852" calcext:value-type="float">
            <text:p>228.852</text:p>
          </table:table-cell>
          <table:table-cell office:value-type="float" office:value="0" calcext:value-type="float">
            <text:p>0</text:p>
          </table:table-cell>
          <table:table-cell office:value-type="float" office:value="16.54953" calcext:value-type="float">
            <text:p>16.54953</text:p>
          </table:table-cell>
          <table:table-cell office:value-type="float" office:value="9.069336" calcext:value-type="float">
            <text:p>9.069336</text:p>
          </table:table-cell>
          <table:table-cell office:value-type="float" office:value="15.19193" calcext:value-type="float">
            <text:p>15.19193</text:p>
          </table:table-cell>
          <table:table-cell office:value-type="float" office:value="10.46445" calcext:value-type="float">
            <text:p>10.46445</text:p>
          </table:table-cell>
          <table:table-cell office:value-type="float" office:value="14.78107" calcext:value-type="float">
            <text:p>14.78107</text:p>
          </table:table-cell>
          <table:table-cell office:value-type="float" office:value="11.6936" calcext:value-type="float">
            <text:p>11.6936</text:p>
          </table:table-cell>
          <table:table-cell office:value-type="float" office:value="14.73132" calcext:value-type="float">
            <text:p>14.73132</text:p>
          </table:table-cell>
          <table:table-cell office:value-type="float" office:value="12.88873" calcext:value-type="float">
            <text:p>12.88873</text:p>
          </table:table-cell>
          <table:table-cell office:value-type="float" office:value="14.99524" calcext:value-type="float">
            <text:p>14.99524</text:p>
          </table:table-cell>
          <table:table-cell office:value-type="float" office:value="13.71448" calcext:value-type="float">
            <text:p>13.71448</text:p>
          </table:table-cell>
          <table:table-cell office:value-type="float" office:value="15.57056" calcext:value-type="float">
            <text:p>15.57056</text:p>
          </table:table-cell>
          <table:table-cell office:value-type="float" office:value="14.59012" calcext:value-type="float">
            <text:p>14.59012</text:p>
          </table:table-cell>
          <table:table-cell office:value-type="float" office:value="16.0528" calcext:value-type="float">
            <text:p>16.0528</text:p>
          </table:table-cell>
          <table:table-cell office:value-type="float" office:value="15.31122" calcext:value-type="float">
            <text:p>15.31122</text:p>
          </table:table-cell>
          <table:table-cell office:value-type="float" office:value="16.75339" calcext:value-type="float">
            <text:p>16.75339</text:p>
          </table:table-cell>
          <table:table-cell office:value-type="float" office:value="16.18085" calcext:value-type="float">
            <text:p>16.18085</text:p>
          </table:table-cell>
          <table:table-cell office:value-type="float" office:value="17.29089" calcext:value-type="float">
            <text:p>17.29089</text:p>
          </table:table-cell>
          <table:table-cell office:value-type="float" office:value="17.03018" calcext:value-type="float">
            <text:p>17.03018</text:p>
          </table:table-cell>
          <table:table-cell office:value-type="float" office:value="17.40668" calcext:value-type="float">
            <text:p>17.40668</text:p>
          </table:table-cell>
          <table:table-cell office:value-type="float" office:value="17.34433" calcext:value-type="float">
            <text:p>17.34433</text:p>
          </table:table-cell>
          <table:table-cell office:value-type="float" office:value="17.39499" calcext:value-type="float">
            <text:p>17.39499</text:p>
          </table:table-cell>
          <table:table-cell office:value-type="float" office:value="17.35385" calcext:value-type="float">
            <text:p>17.35385</text:p>
          </table:table-cell>
          <table:table-cell office:value-type="float" office:value="17.2999" calcext:value-type="float">
            <text:p>17.2999</text:p>
          </table:table-cell>
          <table:table-cell office:value-type="float" office:value="17.25687" calcext:value-type="float">
            <text:p>17.25687</text:p>
          </table:table-cell>
          <table:table-cell office:value-type="float" office:value="17.02603" calcext:value-type="float">
            <text:p>17.02603</text:p>
          </table:table-cell>
          <table:table-cell office:value-type="float" office:value="16.98505" calcext:value-type="float">
            <text:p>16.98505</text:p>
          </table:table-cell>
          <table:table-cell office:value-type="float" office:value="16.64136" calcext:value-type="float">
            <text:p>16.64136</text:p>
          </table:table-cell>
          <table:table-cell office:value-type="float" office:value="16.60834" calcext:value-type="float">
            <text:p>16.60834</text:p>
          </table:table-cell>
          <table:table-cell office:value-type="float" office:value="25.47339" calcext:value-type="float">
            <text:p>25.47339</text:p>
          </table:table-cell>
          <table:table-cell office:value-type="float" office:value="-0.2287292" calcext:value-type="float">
            <text:p>-0.22872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5" calcext:value-type="float">
            <text:p>22102005</text:p>
          </table:table-cell>
          <table:table-cell office:value-type="float" office:value="2.8098" calcext:value-type="float">
            <text:p>2.8098</text:p>
          </table:table-cell>
          <table:table-cell office:value-type="float" office:value="6.43" calcext:value-type="float">
            <text:p>6.43</text:p>
          </table:table-cell>
          <table:table-cell office:value-type="float" office:value="0.27" calcext:value-type="float">
            <text:p>0.27</text:p>
          </table:table-cell>
          <table:table-cell office:value-type="float" office:value="0.8422072" calcext:value-type="float">
            <text:p>0.8422072</text:p>
          </table:table-cell>
          <table:table-cell office:value-type="float" office:value="0.549634" calcext:value-type="float">
            <text:p>0.549634</text:p>
          </table:table-cell>
          <table:table-cell office:value-type="float" office:value="235.692" calcext:value-type="float">
            <text:p>235.692</text:p>
          </table:table-cell>
          <table:table-cell office:value-type="float" office:value="3.1" calcext:value-type="float">
            <text:p>3.1</text:p>
          </table:table-cell>
          <table:table-cell office:value-type="float" office:value="10.89166" calcext:value-type="float">
            <text:p>10.89166</text:p>
          </table:table-cell>
          <table:table-cell office:value-type="float" office:value="7.984528" calcext:value-type="float">
            <text:p>7.984528</text:p>
          </table:table-cell>
          <table:table-cell office:value-type="float" office:value="12.24136" calcext:value-type="float">
            <text:p>12.24136</text:p>
          </table:table-cell>
          <table:table-cell office:value-type="float" office:value="9.39978" calcext:value-type="float">
            <text:p>9.39978</text:p>
          </table:table-cell>
          <table:table-cell office:value-type="float" office:value="13.33322" calcext:value-type="float">
            <text:p>13.33322</text:p>
          </table:table-cell>
          <table:table-cell office:value-type="float" office:value="10.68002" calcext:value-type="float">
            <text:p>10.68002</text:p>
          </table:table-cell>
          <table:table-cell office:value-type="float" office:value="14.10886" calcext:value-type="float">
            <text:p>14.10886</text:p>
          </table:table-cell>
          <table:table-cell office:value-type="float" office:value="11.84775" calcext:value-type="float">
            <text:p>11.84775</text:p>
          </table:table-cell>
          <table:table-cell office:value-type="float" office:value="14.56183" calcext:value-type="float">
            <text:p>14.56183</text:p>
          </table:table-cell>
          <table:table-cell office:value-type="float" office:value="12.67215" calcext:value-type="float">
            <text:p>12.67215</text:p>
          </table:table-cell>
          <table:table-cell office:value-type="float" office:value="15.04785" calcext:value-type="float">
            <text:p>15.04785</text:p>
          </table:table-cell>
          <table:table-cell office:value-type="float" office:value="13.62808" calcext:value-type="float">
            <text:p>13.62808</text:p>
          </table:table-cell>
          <table:table-cell office:value-type="float" office:value="15.487" calcext:value-type="float">
            <text:p>15.487</text:p>
          </table:table-cell>
          <table:table-cell office:value-type="float" office:value="14.47031" calcext:value-type="float">
            <text:p>14.47031</text:p>
          </table:table-cell>
          <table:table-cell office:value-type="float" office:value="16.17804" calcext:value-type="float">
            <text:p>16.17804</text:p>
          </table:table-cell>
          <table:table-cell office:value-type="float" office:value="15.63712" calcext:value-type="float">
            <text:p>15.63712</text:p>
          </table:table-cell>
          <table:table-cell office:value-type="float" office:value="17.02719" calcext:value-type="float">
            <text:p>17.02719</text:p>
          </table:table-cell>
          <table:table-cell office:value-type="float" office:value="16.73462" calcext:value-type="float">
            <text:p>16.73462</text:p>
          </table:table-cell>
          <table:table-cell office:value-type="float" office:value="17.34341" calcext:value-type="float">
            <text:p>17.34341</text:p>
          </table:table-cell>
          <table:table-cell office:value-type="float" office:value="17.23621" calcext:value-type="float">
            <text:p>17.23621</text:p>
          </table:table-cell>
          <table:table-cell office:value-type="float" office:value="17.35333" calcext:value-type="float">
            <text:p>17.35333</text:p>
          </table:table-cell>
          <table:table-cell office:value-type="float" office:value="17.29779" calcext:value-type="float">
            <text:p>17.29779</text:p>
          </table:table-cell>
          <table:table-cell office:value-type="float" office:value="17.25641" calcext:value-type="float">
            <text:p>17.25641</text:p>
          </table:table-cell>
          <table:table-cell office:value-type="float" office:value="17.21271" calcext:value-type="float">
            <text:p>17.21271</text:p>
          </table:table-cell>
          <table:table-cell office:value-type="float" office:value="16.98465" calcext:value-type="float">
            <text:p>16.98465</text:p>
          </table:table-cell>
          <table:table-cell office:value-type="float" office:value="16.94791" calcext:value-type="float">
            <text:p>16.94791</text:p>
          </table:table-cell>
          <table:table-cell office:value-type="float" office:value="16.60794" calcext:value-type="float">
            <text:p>16.60794</text:p>
          </table:table-cell>
          <table:table-cell office:value-type="float" office:value="16.57449" calcext:value-type="float">
            <text:p>16.57449</text:p>
          </table:table-cell>
          <table:table-cell office:value-type="float" office:value="9.858063" calcext:value-type="float">
            <text:p>9.858063</text:p>
          </table:table-cell>
          <table:table-cell office:value-type="float" office:value="-0.8208923" calcext:value-type="float">
            <text:p>-0.82089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5" calcext:value-type="float">
            <text:p>23102005</text:p>
          </table:table-cell>
          <table:table-cell office:value-type="float" office:value="5.238005" calcext:value-type="float">
            <text:p>5.238005</text:p>
          </table:table-cell>
          <table:table-cell office:value-type="float" office:value="5.94" calcext:value-type="float">
            <text:p>5.94</text:p>
          </table:table-cell>
          <table:table-cell office:value-type="float" office:value="-0.05" calcext:value-type="float">
            <text:p>-0.05</text:p>
          </table:table-cell>
          <table:table-cell office:value-type="float" office:value="0.7976719" calcext:value-type="float">
            <text:p>0.7976719</text:p>
          </table:table-cell>
          <table:table-cell office:value-type="float" office:value="0.5371533" calcext:value-type="float">
            <text:p>0.5371533</text:p>
          </table:table-cell>
          <table:table-cell office:value-type="float" office:value="489.06" calcext:value-type="float">
            <text:p>489.06</text:p>
          </table:table-cell>
          <table:table-cell office:value-type="float" office:value="0" calcext:value-type="float">
            <text:p>0</text:p>
          </table:table-cell>
          <table:table-cell office:value-type="float" office:value="10.20978" calcext:value-type="float">
            <text:p>10.20978</text:p>
          </table:table-cell>
          <table:table-cell office:value-type="float" office:value="6.72583" calcext:value-type="float">
            <text:p>6.72583</text:p>
          </table:table-cell>
          <table:table-cell office:value-type="float" office:value="10.33856" calcext:value-type="float">
            <text:p>10.33856</text:p>
          </table:table-cell>
          <table:table-cell office:value-type="float" office:value="8.194031" calcext:value-type="float">
            <text:p>8.194031</text:p>
          </table:table-cell>
          <table:table-cell office:value-type="float" office:value="10.76157" calcext:value-type="float">
            <text:p>10.76157</text:p>
          </table:table-cell>
          <table:table-cell office:value-type="float" office:value="9.483032" calcext:value-type="float">
            <text:p>9.483032</text:p>
          </table:table-cell>
          <table:table-cell office:value-type="float" office:value="11.81433" calcext:value-type="float">
            <text:p>11.81433</text:p>
          </table:table-cell>
          <table:table-cell office:value-type="float" office:value="10.72717" calcext:value-type="float">
            <text:p>10.72717</text:p>
          </table:table-cell>
          <table:table-cell office:value-type="float" office:value="12.64615" calcext:value-type="float">
            <text:p>12.64615</text:p>
          </table:table-cell>
          <table:table-cell office:value-type="float" office:value="11.65698" calcext:value-type="float">
            <text:p>11.65698</text:p>
          </table:table-cell>
          <table:table-cell office:value-type="float" office:value="13.61096" calcext:value-type="float">
            <text:p>13.61096</text:p>
          </table:table-cell>
          <table:table-cell office:value-type="float" office:value="12.61749" calcext:value-type="float">
            <text:p>12.61749</text:p>
          </table:table-cell>
          <table:table-cell office:value-type="float" office:value="14.4588" calcext:value-type="float">
            <text:p>14.4588</text:p>
          </table:table-cell>
          <table:table-cell office:value-type="float" office:value="13.51453" calcext:value-type="float">
            <text:p>13.51453</text:p>
          </table:table-cell>
          <table:table-cell office:value-type="float" office:value="15.63007" calcext:value-type="float">
            <text:p>15.63007</text:p>
          </table:table-cell>
          <table:table-cell office:value-type="float" office:value="14.85434" calcext:value-type="float">
            <text:p>14.85434</text:p>
          </table:table-cell>
          <table:table-cell office:value-type="float" office:value="16.73111" calcext:value-type="float">
            <text:p>16.73111</text:p>
          </table:table-cell>
          <table:table-cell office:value-type="float" office:value="16.34171" calcext:value-type="float">
            <text:p>16.34171</text:p>
          </table:table-cell>
          <table:table-cell office:value-type="float" office:value="17.23489" calcext:value-type="float">
            <text:p>17.23489</text:p>
          </table:table-cell>
          <table:table-cell office:value-type="float" office:value="17.08597" calcext:value-type="float">
            <text:p>17.08597</text:p>
          </table:table-cell>
          <table:table-cell office:value-type="float" office:value="17.29709" calcext:value-type="float">
            <text:p>17.29709</text:p>
          </table:table-cell>
          <table:table-cell office:value-type="float" office:value="17.22281" calcext:value-type="float">
            <text:p>17.22281</text:p>
          </table:table-cell>
          <table:table-cell office:value-type="float" office:value="17.21222" calcext:value-type="float">
            <text:p>17.21222</text:p>
          </table:table-cell>
          <table:table-cell office:value-type="float" office:value="17.16504" calcext:value-type="float">
            <text:p>17.16504</text:p>
          </table:table-cell>
          <table:table-cell office:value-type="float" office:value="16.94751" calcext:value-type="float">
            <text:p>16.94751</text:p>
          </table:table-cell>
          <table:table-cell office:value-type="float" office:value="16.90958" calcext:value-type="float">
            <text:p>16.90958</text:p>
          </table:table-cell>
          <table:table-cell office:value-type="float" office:value="16.57413" calcext:value-type="float">
            <text:p>16.57413</text:p>
          </table:table-cell>
          <table:table-cell office:value-type="float" office:value="16.54056" calcext:value-type="float">
            <text:p>16.54056</text:p>
          </table:table-cell>
          <table:table-cell office:value-type="float" office:value="13.45959" calcext:value-type="float">
            <text:p>13.45959</text:p>
          </table:table-cell>
          <table:table-cell office:value-type="float" office:value="-1.005219" calcext:value-type="float">
            <text:p>-1.0052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5" calcext:value-type="float">
            <text:p>24102005</text:p>
          </table:table-cell>
          <table:table-cell office:value-type="float" office:value="13.4037" calcext:value-type="float">
            <text:p>13.4037</text:p>
          </table:table-cell>
          <table:table-cell office:value-type="float" office:value="9.88" calcext:value-type="float">
            <text:p>9.88</text:p>
          </table:table-cell>
          <table:table-cell office:value-type="float" office:value="-2.14" calcext:value-type="float">
            <text:p>-2.14</text:p>
          </table:table-cell>
          <table:table-cell office:value-type="float" office:value="0.8127274" calcext:value-type="float">
            <text:p>0.8127274</text:p>
          </table:table-cell>
          <table:table-cell office:value-type="float" office:value="0.4617043" calcext:value-type="float">
            <text:p>0.4617043</text:p>
          </table:table-cell>
          <table:table-cell office:value-type="float" office:value="213.048" calcext:value-type="float">
            <text:p>213.048</text:p>
          </table:table-cell>
          <table:table-cell office:value-type="float" office:value="0" calcext:value-type="float">
            <text:p>0</text:p>
          </table:table-cell>
          <table:table-cell office:value-type="float" office:value="13.4325" calcext:value-type="float">
            <text:p>13.4325</text:p>
          </table:table-cell>
          <table:table-cell office:value-type="float" office:value="5.70343" calcext:value-type="float">
            <text:p>5.70343</text:p>
          </table:table-cell>
          <table:table-cell office:value-type="float" office:value="12.26758" calcext:value-type="float">
            <text:p>12.26758</text:p>
          </table:table-cell>
          <table:table-cell office:value-type="float" office:value="7.25946" calcext:value-type="float">
            <text:p>7.25946</text:p>
          </table:table-cell>
          <table:table-cell office:value-type="float" office:value="11.82278" calcext:value-type="float">
            <text:p>11.82278</text:p>
          </table:table-cell>
          <table:table-cell office:value-type="float" office:value="8.573181" calcext:value-type="float">
            <text:p>8.573181</text:p>
          </table:table-cell>
          <table:table-cell office:value-type="float" office:value="11.86176" calcext:value-type="float">
            <text:p>11.86176</text:p>
          </table:table-cell>
          <table:table-cell office:value-type="float" office:value="9.832733" calcext:value-type="float">
            <text:p>9.832733</text:p>
          </table:table-cell>
          <table:table-cell office:value-type="float" office:value="12.07587" calcext:value-type="float">
            <text:p>12.07587</text:p>
          </table:table-cell>
          <table:table-cell office:value-type="float" office:value="10.77267" calcext:value-type="float">
            <text:p>10.77267</text:p>
          </table:table-cell>
          <table:table-cell office:value-type="float" office:value="12.60617" calcext:value-type="float">
            <text:p>12.60617</text:p>
          </table:table-cell>
          <table:table-cell office:value-type="float" office:value="11.8573" calcext:value-type="float">
            <text:p>11.8573</text:p>
          </table:table-cell>
          <table:table-cell office:value-type="float" office:value="13.5072" calcext:value-type="float">
            <text:p>13.5072</text:p>
          </table:table-cell>
          <table:table-cell office:value-type="float" office:value="12.87744" calcext:value-type="float">
            <text:p>12.87744</text:p>
          </table:table-cell>
          <table:table-cell office:value-type="float" office:value="14.84778" calcext:value-type="float">
            <text:p>14.84778</text:p>
          </table:table-cell>
          <table:table-cell office:value-type="float" office:value="14.23935" calcext:value-type="float">
            <text:p>14.23935</text:p>
          </table:table-cell>
          <table:table-cell office:value-type="float" office:value="16.33719" calcext:value-type="float">
            <text:p>16.33719</text:p>
          </table:table-cell>
          <table:table-cell office:value-type="float" office:value="15.89926" calcext:value-type="float">
            <text:p>15.89926</text:p>
          </table:table-cell>
          <table:table-cell office:value-type="float" office:value="17.08417" calcext:value-type="float">
            <text:p>17.08417</text:p>
          </table:table-cell>
          <table:table-cell office:value-type="float" office:value="16.88962" calcext:value-type="float">
            <text:p>16.88962</text:p>
          </table:table-cell>
          <table:table-cell office:value-type="float" office:value="17.22189" calcext:value-type="float">
            <text:p>17.22189</text:p>
          </table:table-cell>
          <table:table-cell office:value-type="float" office:value="17.12515" calcext:value-type="float">
            <text:p>17.12515</text:p>
          </table:table-cell>
          <table:table-cell office:value-type="float" office:value="17.16449" calcext:value-type="float">
            <text:p>17.16449</text:p>
          </table:table-cell>
          <table:table-cell office:value-type="float" office:value="17.10999" calcext:value-type="float">
            <text:p>17.10999</text:p>
          </table:table-cell>
          <table:table-cell office:value-type="float" office:value="16.90918" calcext:value-type="float">
            <text:p>16.90918</text:p>
          </table:table-cell>
          <table:table-cell office:value-type="float" office:value="16.86951" calcext:value-type="float">
            <text:p>16.86951</text:p>
          </table:table-cell>
          <table:table-cell office:value-type="float" office:value="16.54022" calcext:value-type="float">
            <text:p>16.54022</text:p>
          </table:table-cell>
          <table:table-cell office:value-type="float" office:value="16.5061" calcext:value-type="float">
            <text:p>16.5061</text:p>
          </table:table-cell>
          <table:table-cell office:value-type="float" office:value="23.38315" calcext:value-type="float">
            <text:p>23.38315</text:p>
          </table:table-cell>
          <table:table-cell office:value-type="float" office:value="-1.721252" calcext:value-type="float">
            <text:p>-1.7212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5" calcext:value-type="float">
            <text:p>25102005</text:p>
          </table:table-cell>
          <table:table-cell office:value-type="float" office:value="13.59634" calcext:value-type="float">
            <text:p>13.59634</text:p>
          </table:table-cell>
          <table:table-cell office:value-type="float" office:value="12.32" calcext:value-type="float">
            <text:p>12.32</text:p>
          </table:table-cell>
          <table:table-cell office:value-type="float" office:value="-3.77" calcext:value-type="float">
            <text:p>-3.77</text:p>
          </table:table-cell>
          <table:table-cell office:value-type="float" office:value="0.8344296" calcext:value-type="float">
            <text:p>0.8344296</text:p>
          </table:table-cell>
          <table:table-cell office:value-type="float" office:value="0.4096288" calcext:value-type="float">
            <text:p>0.4096288</text:p>
          </table:table-cell>
          <table:table-cell office:value-type="float" office:value="145.62" calcext:value-type="float">
            <text:p>145.62</text:p>
          </table:table-cell>
          <table:table-cell office:value-type="float" office:value="0" calcext:value-type="float">
            <text:p>0</text:p>
          </table:table-cell>
          <table:table-cell office:value-type="float" office:value="13.43002" calcext:value-type="float">
            <text:p>13.43002</text:p>
          </table:table-cell>
          <table:table-cell office:value-type="float" office:value="5.559631" calcext:value-type="float">
            <text:p>5.559631</text:p>
          </table:table-cell>
          <table:table-cell office:value-type="float" office:value="12.28613" calcext:value-type="float">
            <text:p>12.28613</text:p>
          </table:table-cell>
          <table:table-cell office:value-type="float" office:value="7.268555" calcext:value-type="float">
            <text:p>7.268555</text:p>
          </table:table-cell>
          <table:table-cell office:value-type="float" office:value="11.82019" calcext:value-type="float">
            <text:p>11.82019</text:p>
          </table:table-cell>
          <table:table-cell office:value-type="float" office:value="8.599518" calcext:value-type="float">
            <text:p>8.599518</text:p>
          </table:table-cell>
          <table:table-cell office:value-type="float" office:value="11.79504" calcext:value-type="float">
            <text:p>11.79504</text:p>
          </table:table-cell>
          <table:table-cell office:value-type="float" office:value="9.817352" calcext:value-type="float">
            <text:p>9.817352</text:p>
          </table:table-cell>
          <table:table-cell office:value-type="float" office:value="11.9563" calcext:value-type="float">
            <text:p>11.9563</text:p>
          </table:table-cell>
          <table:table-cell office:value-type="float" office:value="10.6925" calcext:value-type="float">
            <text:p>10.6925</text:p>
          </table:table-cell>
          <table:table-cell office:value-type="float" office:value="12.45947" calcext:value-type="float">
            <text:p>12.45947</text:p>
          </table:table-cell>
          <table:table-cell office:value-type="float" office:value="11.68549" calcext:value-type="float">
            <text:p>11.68549</text:p>
          </table:table-cell>
          <table:table-cell office:value-type="float" office:value="13.13834" calcext:value-type="float">
            <text:p>13.13834</text:p>
          </table:table-cell>
          <table:table-cell office:value-type="float" office:value="12.60239" calcext:value-type="float">
            <text:p>12.60239</text:p>
          </table:table-cell>
          <table:table-cell office:value-type="float" office:value="14.23694" calcext:value-type="float">
            <text:p>14.23694</text:p>
          </table:table-cell>
          <table:table-cell office:value-type="float" office:value="13.87073" calcext:value-type="float">
            <text:p>13.87073</text:p>
          </table:table-cell>
          <table:table-cell office:value-type="float" office:value="15.89487" calcext:value-type="float">
            <text:p>15.89487</text:p>
          </table:table-cell>
          <table:table-cell office:value-type="float" office:value="15.51254" calcext:value-type="float">
            <text:p>15.51254</text:p>
          </table:table-cell>
          <table:table-cell office:value-type="float" office:value="16.88736" calcext:value-type="float">
            <text:p>16.88736</text:p>
          </table:table-cell>
          <table:table-cell office:value-type="float" office:value="16.66559" calcext:value-type="float">
            <text:p>16.66559</text:p>
          </table:table-cell>
          <table:table-cell office:value-type="float" office:value="17.12405" calcext:value-type="float">
            <text:p>17.12405</text:p>
          </table:table-cell>
          <table:table-cell office:value-type="float" office:value="17.00424" calcext:value-type="float">
            <text:p>17.00424</text:p>
          </table:table-cell>
          <table:table-cell office:value-type="float" office:value="17.10934" calcext:value-type="float">
            <text:p>17.10934</text:p>
          </table:table-cell>
          <table:table-cell office:value-type="float" office:value="17.0451" calcext:value-type="float">
            <text:p>17.0451</text:p>
          </table:table-cell>
          <table:table-cell office:value-type="float" office:value="16.86905" calcext:value-type="float">
            <text:p>16.86905</text:p>
          </table:table-cell>
          <table:table-cell office:value-type="float" office:value="16.82626" calcext:value-type="float">
            <text:p>16.82626</text:p>
          </table:table-cell>
          <table:table-cell office:value-type="float" office:value="16.50571" calcext:value-type="float">
            <text:p>16.50571</text:p>
          </table:table-cell>
          <table:table-cell office:value-type="float" office:value="16.46954" calcext:value-type="float">
            <text:p>16.46954</text:p>
          </table:table-cell>
          <table:table-cell office:value-type="float" office:value="23.55011" calcext:value-type="float">
            <text:p>23.55011</text:p>
          </table:table-cell>
          <table:table-cell office:value-type="float" office:value="-2.351501" calcext:value-type="float">
            <text:p>-2.3515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5" calcext:value-type="float">
            <text:p>26102005</text:p>
          </table:table-cell>
          <table:table-cell office:value-type="float" office:value="13.13738" calcext:value-type="float">
            <text:p>13.13738</text:p>
          </table:table-cell>
          <table:table-cell office:value-type="float" office:value="16.46" calcext:value-type="float">
            <text:p>16.46</text:p>
          </table:table-cell>
          <table:table-cell office:value-type="float" office:value="-0.44" calcext:value-type="float">
            <text:p>-0.44</text:p>
          </table:table-cell>
          <table:table-cell office:value-type="float" office:value="0.9041917" calcext:value-type="float">
            <text:p>0.9041917</text:p>
          </table:table-cell>
          <table:table-cell office:value-type="float" office:value="0.5222861" calcext:value-type="float">
            <text:p>0.5222861</text:p>
          </table:table-cell>
          <table:table-cell office:value-type="float" office:value="238.32" calcext:value-type="float">
            <text:p>238.32</text:p>
          </table:table-cell>
          <table:table-cell office:value-type="float" office:value="0" calcext:value-type="float">
            <text:p>0</text:p>
          </table:table-cell>
          <table:table-cell office:value-type="float" office:value="14.82669" calcext:value-type="float">
            <text:p>14.82669</text:p>
          </table:table-cell>
          <table:table-cell office:value-type="float" office:value="6.327698" calcext:value-type="float">
            <text:p>6.327698</text:p>
          </table:table-cell>
          <table:table-cell office:value-type="float" office:value="13.32236" calcext:value-type="float">
            <text:p>13.32236</text:p>
          </table:table-cell>
          <table:table-cell office:value-type="float" office:value="7.754852" calcext:value-type="float">
            <text:p>7.754852</text:p>
          </table:table-cell>
          <table:table-cell office:value-type="float" office:value="12.59219" calcext:value-type="float">
            <text:p>12.59219</text:p>
          </table:table-cell>
          <table:table-cell office:value-type="float" office:value="8.928314" calcext:value-type="float">
            <text:p>8.928314</text:p>
          </table:table-cell>
          <table:table-cell office:value-type="float" office:value="12.32916" calcext:value-type="float">
            <text:p>12.32916</text:p>
          </table:table-cell>
          <table:table-cell office:value-type="float" office:value="10.00204" calcext:value-type="float">
            <text:p>10.00204</text:p>
          </table:table-cell>
          <table:table-cell office:value-type="float" office:value="12.32648" calcext:value-type="float">
            <text:p>12.32648</text:p>
          </table:table-cell>
          <table:table-cell office:value-type="float" office:value="10.77246" calcext:value-type="float">
            <text:p>10.77246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65793" calcext:value-type="float">
            <text:p>11.65793</text:p>
          </table:table-cell>
          <table:table-cell office:value-type="float" office:value="12.9194" calcext:value-type="float">
            <text:p>12.9194</text:p>
          </table:table-cell>
          <table:table-cell office:value-type="float" office:value="12.47632" calcext:value-type="float">
            <text:p>12.47632</text:p>
          </table:table-cell>
          <table:table-cell office:value-type="float" office:value="13.86963" calcext:value-type="float">
            <text:p>13.86963</text:p>
          </table:table-cell>
          <table:table-cell office:value-type="float" office:value="13.65198" calcext:value-type="float">
            <text:p>13.65198</text:p>
          </table:table-cell>
          <table:table-cell office:value-type="float" office:value="15.50888" calcext:value-type="float">
            <text:p>15.50888</text:p>
          </table:table-cell>
          <table:table-cell office:value-type="float" office:value="15.19775" calcext:value-type="float">
            <text:p>15.19775</text:p>
          </table:table-cell>
          <table:table-cell office:value-type="float" office:value="16.66321" calcext:value-type="float">
            <text:p>16.66321</text:p>
          </table:table-cell>
          <table:table-cell office:value-type="float" office:value="16.43655" calcext:value-type="float">
            <text:p>16.43655</text:p>
          </table:table-cell>
          <table:table-cell office:value-type="float" office:value="17.00287" calcext:value-type="float">
            <text:p>17.00287</text:p>
          </table:table-cell>
          <table:table-cell office:value-type="float" office:value="16.86691" calcext:value-type="float">
            <text:p>16.86691</text:p>
          </table:table-cell>
          <table:table-cell office:value-type="float" office:value="17.04431" calcext:value-type="float">
            <text:p>17.04431</text:p>
          </table:table-cell>
          <table:table-cell office:value-type="float" office:value="16.96918" calcext:value-type="float">
            <text:p>16.96918</text:p>
          </table:table-cell>
          <table:table-cell office:value-type="float" office:value="16.82578" calcext:value-type="float">
            <text:p>16.82578</text:p>
          </table:table-cell>
          <table:table-cell office:value-type="float" office:value="16.77927" calcext:value-type="float">
            <text:p>16.77927</text:p>
          </table:table-cell>
          <table:table-cell office:value-type="float" office:value="16.46915" calcext:value-type="float">
            <text:p>16.46915</text:p>
          </table:table-cell>
          <table:table-cell office:value-type="float" office:value="16.43198" calcext:value-type="float">
            <text:p>16.43198</text:p>
          </table:table-cell>
          <table:table-cell office:value-type="float" office:value="27.12003" calcext:value-type="float">
            <text:p>27.12003</text:p>
          </table:table-cell>
          <table:table-cell office:value-type="float" office:value="-1.346588" calcext:value-type="float">
            <text:p>-1.3465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5" calcext:value-type="float">
            <text:p>27102005</text:p>
          </table:table-cell>
          <table:table-cell office:value-type="float" office:value="13.12896" calcext:value-type="float">
            <text:p>13.12896</text:p>
          </table:table-cell>
          <table:table-cell office:value-type="float" office:value="15.46" calcext:value-type="float">
            <text:p>15.46</text:p>
          </table:table-cell>
          <table:table-cell office:value-type="float" office:value="0.58" calcext:value-type="float">
            <text:p>0.58</text:p>
          </table:table-cell>
          <table:table-cell office:value-type="float" office:value="0.9110785" calcext:value-type="float">
            <text:p>0.9110785</text:p>
          </table:table-cell>
          <table:table-cell office:value-type="float" office:value="0.5619724" calcext:value-type="float">
            <text:p>0.5619724</text:p>
          </table:table-cell>
          <table:table-cell office:value-type="float" office:value="192.42" calcext:value-type="float">
            <text:p>192.42</text:p>
          </table:table-cell>
          <table:table-cell office:value-type="float" office:value="0" calcext:value-type="float">
            <text:p>0</text:p>
          </table:table-cell>
          <table:table-cell office:value-type="float" office:value="15.0061" calcext:value-type="float">
            <text:p>15.0061</text:p>
          </table:table-cell>
          <table:table-cell office:value-type="float" office:value="6.970398" calcext:value-type="float">
            <text:p>6.970398</text:p>
          </table:table-cell>
          <table:table-cell office:value-type="float" office:value="13.55478" calcext:value-type="float">
            <text:p>13.55478</text:p>
          </table:table-cell>
          <table:table-cell office:value-type="float" office:value="8.400055" calcext:value-type="float">
            <text:p>8.400055</text:p>
          </table:table-cell>
          <table:table-cell office:value-type="float" office:value="12.84897" calcext:value-type="float">
            <text:p>12.84897</text:p>
          </table:table-cell>
          <table:table-cell office:value-type="float" office:value="9.502075" calcext:value-type="float">
            <text:p>9.502075</text:p>
          </table:table-cell>
          <table:table-cell office:value-type="float" office:value="12.55832" calcext:value-type="float">
            <text:p>12.55832</text:p>
          </table:table-cell>
          <table:table-cell office:value-type="float" office:value="10.47678" calcext:value-type="float">
            <text:p>10.47678</text:p>
          </table:table-cell>
          <table:table-cell office:value-type="float" office:value="12.51996" calcext:value-type="float">
            <text:p>12.51996</text:p>
          </table:table-cell>
          <table:table-cell office:value-type="float" office:value="11.15134" calcext:value-type="float">
            <text:p>11.15134</text:p>
          </table:table-cell>
          <table:table-cell office:value-type="float" office:value="12.64758" calcext:value-type="float">
            <text:p>12.64758</text:p>
          </table:table-cell>
          <table:table-cell office:value-type="float" office:value="11.91141" calcext:value-type="float">
            <text:p>11.91141</text:p>
          </table:table-cell>
          <table:table-cell office:value-type="float" office:value="12.98398" calcext:value-type="float">
            <text:p>12.98398</text:p>
          </table:table-cell>
          <table:table-cell office:value-type="float" office:value="12.59186" calcext:value-type="float">
            <text:p>12.59186</text:p>
          </table:table-cell>
          <table:table-cell office:value-type="float" office:value="13.68027" calcext:value-type="float">
            <text:p>13.68027</text:p>
          </table:table-cell>
          <table:table-cell office:value-type="float" office:value="13.5835" calcext:value-type="float">
            <text:p>13.5835</text:p>
          </table:table-cell>
          <table:table-cell office:value-type="float" office:value="15.19495" calcext:value-type="float">
            <text:p>15.19495</text:p>
          </table:table-cell>
          <table:table-cell office:value-type="float" office:value="14.97357" calcext:value-type="float">
            <text:p>14.97357</text:p>
          </table:table-cell>
          <table:table-cell office:value-type="float" office:value="16.4342" calcext:value-type="float">
            <text:p>16.4342</text:p>
          </table:table-cell>
          <table:table-cell office:value-type="float" office:value="16.21979" calcext:value-type="float">
            <text:p>16.21979</text:p>
          </table:table-cell>
          <table:table-cell office:value-type="float" office:value="16.86542" calcext:value-type="float">
            <text:p>16.86542</text:p>
          </table:table-cell>
          <table:table-cell office:value-type="float" office:value="16.72095" calcext:value-type="float">
            <text:p>16.72095</text:p>
          </table:table-cell>
          <table:table-cell office:value-type="float" office:value="16.96835" calcext:value-type="float">
            <text:p>16.96835</text:p>
          </table:table-cell>
          <table:table-cell office:value-type="float" office:value="16.88339" calcext:value-type="float">
            <text:p>16.88339</text:p>
          </table:table-cell>
          <table:table-cell office:value-type="float" office:value="16.77872" calcext:value-type="float">
            <text:p>16.77872</text:p>
          </table:table-cell>
          <table:table-cell office:value-type="float" office:value="16.72354" calcext:value-type="float">
            <text:p>16.72354</text:p>
          </table:table-cell>
          <table:table-cell office:value-type="float" office:value="16.43158" calcext:value-type="float">
            <text:p>16.43158</text:p>
          </table:table-cell>
          <table:table-cell office:value-type="float" office:value="16.39206" calcext:value-type="float">
            <text:p>16.39206</text:p>
          </table:table-cell>
          <table:table-cell office:value-type="float" office:value="26.75787" calcext:value-type="float">
            <text:p>26.75787</text:p>
          </table:table-cell>
          <table:table-cell office:value-type="float" office:value="-1.160492" calcext:value-type="float">
            <text:p>-1.1604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5" calcext:value-type="float">
            <text:p>28102005</text:p>
          </table:table-cell>
          <table:table-cell office:value-type="float" office:value="12.54843" calcext:value-type="float">
            <text:p>12.54843</text:p>
          </table:table-cell>
          <table:table-cell office:value-type="float" office:value="19.69" calcext:value-type="float">
            <text:p>19.69</text:p>
          </table:table-cell>
          <table:table-cell office:value-type="float" office:value="1.81" calcext:value-type="float">
            <text:p>1.81</text:p>
          </table:table-cell>
          <table:table-cell office:value-type="float" office:value="1.02394" calcext:value-type="float">
            <text:p>1.02394</text:p>
          </table:table-cell>
          <table:table-cell office:value-type="float" office:value="0.6134196" calcext:value-type="float">
            <text:p>0.6134196</text:p>
          </table:table-cell>
          <table:table-cell office:value-type="float" office:value="394.668" calcext:value-type="float">
            <text:p>394.668</text:p>
          </table:table-cell>
          <table:table-cell office:value-type="float" office:value="0" calcext:value-type="float">
            <text:p>0</text:p>
          </table:table-cell>
          <table:table-cell office:value-type="float" office:value="15.46753" calcext:value-type="float">
            <text:p>15.46753</text:p>
          </table:table-cell>
          <table:table-cell office:value-type="float" office:value="7.38443" calcext:value-type="float">
            <text:p>7.38443</text:p>
          </table:table-cell>
          <table:table-cell office:value-type="float" office:value="13.94507" calcext:value-type="float">
            <text:p>13.94507</text:p>
          </table:table-cell>
          <table:table-cell office:value-type="float" office:value="8.711853" calcext:value-type="float">
            <text:p>8.711853</text:p>
          </table:table-cell>
          <table:table-cell office:value-type="float" office:value="13.18344" calcext:value-type="float">
            <text:p>13.18344</text:p>
          </table:table-cell>
          <table:table-cell office:value-type="float" office:value="9.75119" calcext:value-type="float">
            <text:p>9.75119</text:p>
          </table:table-cell>
          <table:table-cell office:value-type="float" office:value="12.84128" calcext:value-type="float">
            <text:p>12.84128</text:p>
          </table:table-cell>
          <table:table-cell office:value-type="float" office:value="10.67453" calcext:value-type="float">
            <text:p>10.67453</text:p>
          </table:table-cell>
          <table:table-cell office:value-type="float" office:value="12.76996" calcext:value-type="float">
            <text:p>12.76996</text:p>
          </table:table-cell>
          <table:table-cell office:value-type="float" office:value="11.30646" calcext:value-type="float">
            <text:p>11.30646</text:p>
          </table:table-cell>
          <table:table-cell office:value-type="float" office:value="12.8671" calcext:value-type="float">
            <text:p>12.8671</text:p>
          </table:table-cell>
          <table:table-cell office:value-type="float" office:value="12.0137" calcext:value-type="float">
            <text:p>12.0137</text:p>
          </table:table-cell>
          <table:table-cell office:value-type="float" office:value="13.08936" calcext:value-type="float">
            <text:p>13.08936</text:p>
          </table:table-cell>
          <table:table-cell office:value-type="float" office:value="12.63696" calcext:value-type="float">
            <text:p>12.63696</text:p>
          </table:table-cell>
          <table:table-cell office:value-type="float" office:value="13.62717" calcext:value-type="float">
            <text:p>13.62717</text:p>
          </table:table-cell>
          <table:table-cell office:value-type="float" office:value="13.54123" calcext:value-type="float">
            <text:p>13.54123</text:p>
          </table:table-cell>
          <table:table-cell office:value-type="float" office:value="14.97165" calcext:value-type="float">
            <text:p>14.97165</text:p>
          </table:table-cell>
          <table:table-cell office:value-type="float" office:value="14.81177" calcext:value-type="float">
            <text:p>14.81177</text:p>
          </table:table-cell>
          <table:table-cell office:value-type="float" office:value="16.21762" calcext:value-type="float">
            <text:p>16.21762</text:p>
          </table:table-cell>
          <table:table-cell office:value-type="float" office:value="16.02588" calcext:value-type="float">
            <text:p>16.02588</text:p>
          </table:table-cell>
          <table:table-cell office:value-type="float" office:value="16.71942" calcext:value-type="float">
            <text:p>16.71942</text:p>
          </table:table-cell>
          <table:table-cell office:value-type="float" office:value="16.57434" calcext:value-type="float">
            <text:p>16.57434</text:p>
          </table:table-cell>
          <table:table-cell office:value-type="float" office:value="16.88245" calcext:value-type="float">
            <text:p>16.88245</text:p>
          </table:table-cell>
          <table:table-cell office:value-type="float" office:value="16.78897" calcext:value-type="float">
            <text:p>16.78897</text:p>
          </table:table-cell>
          <table:table-cell office:value-type="float" office:value="16.72302" calcext:value-type="float">
            <text:p>16.72302</text:p>
          </table:table-cell>
          <table:table-cell office:value-type="float" office:value="16.66803" calcext:value-type="float">
            <text:p>16.66803</text:p>
          </table:table-cell>
          <table:table-cell office:value-type="float" office:value="16.39163" calcext:value-type="float">
            <text:p>16.39163</text:p>
          </table:table-cell>
          <table:table-cell office:value-type="float" office:value="16.34924" calcext:value-type="float">
            <text:p>16.34924</text:p>
          </table:table-cell>
          <table:table-cell office:value-type="float" office:value="27.39484" calcext:value-type="float">
            <text:p>27.39484</text:p>
          </table:table-cell>
          <table:table-cell office:value-type="float" office:value="-0.9022522" calcext:value-type="float">
            <text:p>-0.90225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5" calcext:value-type="float">
            <text:p>29102005</text:p>
          </table:table-cell>
          <table:table-cell office:value-type="float" office:value="10.34017" calcext:value-type="float">
            <text:p>10.34017</text:p>
          </table:table-cell>
          <table:table-cell office:value-type="float" office:value="21.13" calcext:value-type="float">
            <text:p>21.13</text:p>
          </table:table-cell>
          <table:table-cell office:value-type="float" office:value="11.51" calcext:value-type="float">
            <text:p>11.51</text:p>
          </table:table-cell>
          <table:table-cell office:value-type="float" office:value="1.039003" calcext:value-type="float">
            <text:p>1.039003</text:p>
          </table:table-cell>
          <table:table-cell office:value-type="float" office:value="0.9667444" calcext:value-type="float">
            <text:p>0.9667444</text:p>
          </table:table-cell>
          <table:table-cell office:value-type="float" office:value="582.768" calcext:value-type="float">
            <text:p>582.768</text:p>
          </table:table-cell>
          <table:table-cell office:value-type="float" office:value="0" calcext:value-type="float">
            <text:p>0</text:p>
          </table:table-cell>
          <table:table-cell office:value-type="float" office:value="16.82568" calcext:value-type="float">
            <text:p>16.82568</text:p>
          </table:table-cell>
          <table:table-cell office:value-type="float" office:value="10.91003" calcext:value-type="float">
            <text:p>10.91003</text:p>
          </table:table-cell>
          <table:table-cell office:value-type="float" office:value="15.25638" calcext:value-type="float">
            <text:p>15.25638</text:p>
          </table:table-cell>
          <table:table-cell office:value-type="float" office:value="11.42722" calcext:value-type="float">
            <text:p>11.42722</text:p>
          </table:table-cell>
          <table:table-cell office:value-type="float" office:value="14.49164" calcext:value-type="float">
            <text:p>14.49164</text:p>
          </table:table-cell>
          <table:table-cell office:value-type="float" office:value="11.83212" calcext:value-type="float">
            <text:p>11.83212</text:p>
          </table:table-cell>
          <table:table-cell office:value-type="float" office:value="14.01511" calcext:value-type="float">
            <text:p>14.01511</text:p>
          </table:table-cell>
          <table:table-cell office:value-type="float" office:value="12.20847" calcext:value-type="float">
            <text:p>12.20847</text:p>
          </table:table-cell>
          <table:table-cell office:value-type="float" office:value="13.80096" calcext:value-type="float">
            <text:p>13.80096</text:p>
          </table:table-cell>
          <table:table-cell office:value-type="float" office:value="12.4736" calcext:value-type="float">
            <text:p>12.4736</text:p>
          </table:table-cell>
          <table:table-cell office:value-type="float" office:value="13.68912" calcext:value-type="float">
            <text:p>13.68912</text:p>
          </table:table-cell>
          <table:table-cell office:value-type="float" office:value="12.79373" calcext:value-type="float">
            <text:p>12.79373</text:p>
          </table:table-cell>
          <table:table-cell office:value-type="float" office:value="13.67621" calcext:value-type="float">
            <text:p>13.67621</text:p>
          </table:table-cell>
          <table:table-cell office:value-type="float" office:value="13.09521" calcext:value-type="float">
            <text:p>13.09521</text:p>
          </table:table-cell>
          <table:table-cell office:value-type="float" office:value="13.80289" calcext:value-type="float">
            <text:p>13.80289</text:p>
          </table:table-cell>
          <table:table-cell office:value-type="float" office:value="13.57895" calcext:value-type="float">
            <text:p>13.57895</text:p>
          </table:table-cell>
          <table:table-cell office:value-type="float" office:value="14.81039" calcext:value-type="float">
            <text:p>14.81039</text:p>
          </table:table-cell>
          <table:table-cell office:value-type="float" office:value="14.73093" calcext:value-type="float">
            <text:p>14.73093</text:p>
          </table:table-cell>
          <table:table-cell office:value-type="float" office:value="16.02402" calcext:value-type="float">
            <text:p>16.02402</text:p>
          </table:table-cell>
          <table:table-cell office:value-type="float" office:value="15.85904" calcext:value-type="float">
            <text:p>15.85904</text:p>
          </table:table-cell>
          <table:table-cell office:value-type="float" office:value="16.57281" calcext:value-type="float">
            <text:p>16.57281</text:p>
          </table:table-cell>
          <table:table-cell office:value-type="float" office:value="16.43283" calcext:value-type="float">
            <text:p>16.43283</text:p>
          </table:table-cell>
          <table:table-cell office:value-type="float" office:value="16.78793" calcext:value-type="float">
            <text:p>16.78793</text:p>
          </table:table-cell>
          <table:table-cell office:value-type="float" office:value="16.69049" calcext:value-type="float">
            <text:p>16.69049</text:p>
          </table:table-cell>
          <table:table-cell office:value-type="float" office:value="16.66742" calcext:value-type="float">
            <text:p>16.66742</text:p>
          </table:table-cell>
          <table:table-cell office:value-type="float" office:value="16.60648" calcext:value-type="float">
            <text:p>16.60648</text:p>
          </table:table-cell>
          <table:table-cell office:value-type="float" office:value="16.34875" calcext:value-type="float">
            <text:p>16.34875</text:p>
          </table:table-cell>
          <table:table-cell office:value-type="float" office:value="16.30371" calcext:value-type="float">
            <text:p>16.30371</text:p>
          </table:table-cell>
          <table:table-cell office:value-type="float" office:value="28.3222" calcext:value-type="float">
            <text:p>28.3222</text:p>
          </table:table-cell>
          <table:table-cell office:value-type="float" office:value="7.35788" calcext:value-type="float">
            <text:p>7.357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5" calcext:value-type="float">
            <text:p>30102005</text:p>
          </table:table-cell>
          <table:table-cell office:value-type="float" office:value="11.97974" calcext:value-type="float">
            <text:p>11.97974</text:p>
          </table:table-cell>
          <table:table-cell office:value-type="float" office:value="19.41" calcext:value-type="float">
            <text:p>19.41</text:p>
          </table:table-cell>
          <table:table-cell office:value-type="float" office:value="9.65" calcext:value-type="float">
            <text:p>9.65</text:p>
          </table:table-cell>
          <table:table-cell office:value-type="float" office:value="1.130368" calcext:value-type="float">
            <text:p>1.130368</text:p>
          </table:table-cell>
          <table:table-cell office:value-type="float" office:value="0.9655302" calcext:value-type="float">
            <text:p>0.9655302</text:p>
          </table:table-cell>
          <table:table-cell office:value-type="float" office:value="259.38" calcext:value-type="float">
            <text:p>259.38</text:p>
          </table:table-cell>
          <table:table-cell office:value-type="float" office:value="0" calcext:value-type="float">
            <text:p>0</text:p>
          </table:table-cell>
          <table:table-cell office:value-type="float" office:value="18.98758" calcext:value-type="float">
            <text:p>18.98758</text:p>
          </table:table-cell>
          <table:table-cell office:value-type="float" office:value="11.37155" calcext:value-type="float">
            <text:p>11.37155</text:p>
          </table:table-cell>
          <table:table-cell office:value-type="float" office:value="16.76675" calcext:value-type="float">
            <text:p>16.76675</text:p>
          </table:table-cell>
          <table:table-cell office:value-type="float" office:value="12.27972" calcext:value-type="float">
            <text:p>12.27972</text:p>
          </table:table-cell>
          <table:table-cell office:value-type="float" office:value="15.6889" calcext:value-type="float">
            <text:p>15.6889</text:p>
          </table:table-cell>
          <table:table-cell office:value-type="float" office:value="12.76065" calcext:value-type="float">
            <text:p>12.76065</text:p>
          </table:table-cell>
          <table:table-cell office:value-type="float" office:value="14.9762" calcext:value-type="float">
            <text:p>14.9762</text:p>
          </table:table-cell>
          <table:table-cell office:value-type="float" office:value="13.1069" calcext:value-type="float">
            <text:p>13.1069</text:p>
          </table:table-cell>
          <table:table-cell office:value-type="float" office:value="14.60968" calcext:value-type="float">
            <text:p>14.60968</text:p>
          </table:table-cell>
          <table:table-cell office:value-type="float" office:value="13.31042" calcext:value-type="float">
            <text:p>13.31042</text:p>
          </table:table-cell>
          <table:table-cell office:value-type="float" office:value="14.34259" calcext:value-type="float">
            <text:p>14.34259</text:p>
          </table:table-cell>
          <table:table-cell office:value-type="float" office:value="13.52692" calcext:value-type="float">
            <text:p>13.52692</text:p>
          </table:table-cell>
          <table:table-cell office:value-type="float" office:value="14.22974" calcext:value-type="float">
            <text:p>14.22974</text:p>
          </table:table-cell>
          <table:table-cell office:value-type="float" office:value="13.68347" calcext:value-type="float">
            <text:p>13.68347</text:p>
          </table:table-cell>
          <table:table-cell office:value-type="float" office:value="14.14734" calcext:value-type="float">
            <text:p>14.14734</text:p>
          </table:table-cell>
          <table:table-cell office:value-type="float" office:value="13.80762" calcext:value-type="float">
            <text:p>13.80762</text:p>
          </table:table-cell>
          <table:table-cell office:value-type="float" office:value="14.75916" calcext:value-type="float">
            <text:p>14.75916</text:p>
          </table:table-cell>
          <table:table-cell office:value-type="float" office:value="14.72977" calcext:value-type="float">
            <text:p>14.72977</text:p>
          </table:table-cell>
          <table:table-cell office:value-type="float" office:value="15.85751" calcext:value-type="float">
            <text:p>15.85751</text:p>
          </table:table-cell>
          <table:table-cell office:value-type="float" office:value="15.73215" calcext:value-type="float">
            <text:p>15.73215</text:p>
          </table:table-cell>
          <table:table-cell office:value-type="float" office:value="16.43143" calcext:value-type="float">
            <text:p>16.43143</text:p>
          </table:table-cell>
          <table:table-cell office:value-type="float" office:value="16.30304" calcext:value-type="float">
            <text:p>16.30304</text:p>
          </table:table-cell>
          <table:table-cell office:value-type="float" office:value="16.68948" calcext:value-type="float">
            <text:p>16.68948</text:p>
          </table:table-cell>
          <table:table-cell office:value-type="float" office:value="16.59036" calcext:value-type="float">
            <text:p>16.59036</text:p>
          </table:table-cell>
          <table:table-cell office:value-type="float" office:value="16.6058" calcext:value-type="float">
            <text:p>16.6058</text:p>
          </table:table-cell>
          <table:table-cell office:value-type="float" office:value="16.54047" calcext:value-type="float">
            <text:p>16.54047</text:p>
          </table:table-cell>
          <table:table-cell office:value-type="float" office:value="16.30322" calcext:value-type="float">
            <text:p>16.30322</text:p>
          </table:table-cell>
          <table:table-cell office:value-type="float" office:value="16.2547" calcext:value-type="float">
            <text:p>16.2547</text:p>
          </table:table-cell>
          <table:table-cell office:value-type="float" office:value="35.71732" calcext:value-type="float">
            <text:p>35.71732</text:p>
          </table:table-cell>
          <table:table-cell office:value-type="float" office:value="5.838928" calcext:value-type="float">
            <text:p>5.8389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5" calcext:value-type="float">
            <text:p>31102005</text:p>
          </table:table-cell>
          <table:table-cell office:value-type="float" office:value="11.68164" calcext:value-type="float">
            <text:p>11.68164</text:p>
          </table:table-cell>
          <table:table-cell office:value-type="float" office:value="15.54" calcext:value-type="float">
            <text:p>15.54</text:p>
          </table:table-cell>
          <table:table-cell office:value-type="float" office:value="-0.05" calcext:value-type="float">
            <text:p>-0.05</text:p>
          </table:table-cell>
          <table:table-cell office:value-type="float" office:value="0.9726428" calcext:value-type="float">
            <text:p>0.9726428</text:p>
          </table:table-cell>
          <table:table-cell office:value-type="float" office:value="0.5371533" calcext:value-type="float">
            <text:p>0.5371533</text:p>
          </table:table-cell>
          <table:table-cell office:value-type="float" office:value="312.552" calcext:value-type="float">
            <text:p>312.552</text:p>
          </table:table-cell>
          <table:table-cell office:value-type="float" office:value="0" calcext:value-type="float">
            <text:p>0</text:p>
          </table:table-cell>
          <table:table-cell office:value-type="float" office:value="18.65973" calcext:value-type="float">
            <text:p>18.65973</text:p>
          </table:table-cell>
          <table:table-cell office:value-type="float" office:value="9.663147" calcext:value-type="float">
            <text:p>9.663147</text:p>
          </table:table-cell>
          <table:table-cell office:value-type="float" office:value="16.31512" calcext:value-type="float">
            <text:p>16.31512</text:p>
          </table:table-cell>
          <table:table-cell office:value-type="float" office:value="11.82123" calcext:value-type="float">
            <text:p>11.82123</text:p>
          </table:table-cell>
          <table:table-cell office:value-type="float" office:value="15.35181" calcext:value-type="float">
            <text:p>15.35181</text:p>
          </table:table-cell>
          <table:table-cell office:value-type="float" office:value="12.68478" calcext:value-type="float">
            <text:p>12.68478</text:p>
          </table:table-cell>
          <table:table-cell office:value-type="float" office:value="14.78247" calcext:value-type="float">
            <text:p>14.78247</text:p>
          </table:table-cell>
          <table:table-cell office:value-type="float" office:value="13.22028" calcext:value-type="float">
            <text:p>13.22028</text:p>
          </table:table-cell>
          <table:table-cell office:value-type="float" office:value="14.51895" calcext:value-type="float">
            <text:p>14.51895</text:p>
          </table:table-cell>
          <table:table-cell office:value-type="float" office:value="13.52435" calcext:value-type="float">
            <text:p>13.52435</text:p>
          </table:table-cell>
          <table:table-cell office:value-type="float" office:value="14.33856" calcext:value-type="float">
            <text:p>14.33856</text:p>
          </table:table-cell>
          <table:table-cell office:value-type="float" office:value="13.82318" calcext:value-type="float">
            <text:p>13.82318</text:p>
          </table:table-cell>
          <table:table-cell office:value-type="float" office:value="14.3107" calcext:value-type="float">
            <text:p>14.3107</text:p>
          </table:table-cell>
          <table:table-cell office:value-type="float" office:value="14.02405" calcext:value-type="float">
            <text:p>14.02405</text:p>
          </table:table-cell>
          <table:table-cell office:value-type="float" office:value="14.36609" calcext:value-type="float">
            <text:p>14.36609</text:p>
          </table:table-cell>
          <table:table-cell office:value-type="float" office:value="14.15253" calcext:value-type="float">
            <text:p>14.15253</text:p>
          </table:table-cell>
          <table:table-cell office:value-type="float" office:value="14.84186" calcext:value-type="float">
            <text:p>14.84186</text:p>
          </table:table-cell>
          <table:table-cell office:value-type="float" office:value="14.75992" calcext:value-type="float">
            <text:p>14.75992</text:p>
          </table:table-cell>
          <table:table-cell office:value-type="float" office:value="15.73105" calcext:value-type="float">
            <text:p>15.73105</text:p>
          </table:table-cell>
          <table:table-cell office:value-type="float" office:value="15.6492" calcext:value-type="float">
            <text:p>15.6492</text:p>
          </table:table-cell>
          <table:table-cell office:value-type="float" office:value="16.30176" calcext:value-type="float">
            <text:p>16.30176</text:p>
          </table:table-cell>
          <table:table-cell office:value-type="float" office:value="16.19043" calcext:value-type="float">
            <text:p>16.19043</text:p>
          </table:table-cell>
          <table:table-cell office:value-type="float" office:value="16.58932" calcext:value-type="float">
            <text:p>16.58932</text:p>
          </table:table-cell>
          <table:table-cell office:value-type="float" office:value="16.49194" calcext:value-type="float">
            <text:p>16.49194</text:p>
          </table:table-cell>
          <table:table-cell office:value-type="float" office:value="16.53979" calcext:value-type="float">
            <text:p>16.53979</text:p>
          </table:table-cell>
          <table:table-cell office:value-type="float" office:value="16.47116" calcext:value-type="float">
            <text:p>16.47116</text:p>
          </table:table-cell>
          <table:table-cell office:value-type="float" office:value="16.25418" calcext:value-type="float">
            <text:p>16.25418</text:p>
          </table:table-cell>
          <table:table-cell office:value-type="float" office:value="16.20145" calcext:value-type="float">
            <text:p>16.20145</text:p>
          </table:table-cell>
          <table:table-cell office:value-type="float" office:value="36.21426" calcext:value-type="float">
            <text:p>36.21426</text:p>
          </table:table-cell>
          <table:table-cell office:value-type="float" office:value="-3.153076" calcext:value-type="float">
            <text:p>-3.1530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5" calcext:value-type="float">
            <text:p>1112005</text:p>
          </table:table-cell>
          <table:table-cell office:value-type="float" office:value="12.40634" calcext:value-type="float">
            <text:p>12.40634</text:p>
          </table:table-cell>
          <table:table-cell office:value-type="float" office:value="21.7" calcext:value-type="float">
            <text:p>21.7</text:p>
          </table:table-cell>
          <table:table-cell office:value-type="float" office:value="-0.85" calcext:value-type="float">
            <text:p>-0.85</text:p>
          </table:table-cell>
          <table:table-cell office:value-type="float" office:value="0.8377614" calcext:value-type="float">
            <text:p>0.8377614</text:p>
          </table:table-cell>
          <table:table-cell office:value-type="float" office:value="0.5070558" calcext:value-type="float">
            <text:p>0.5070558</text:p>
          </table:table-cell>
          <table:table-cell office:value-type="float" office:value="261.684" calcext:value-type="float">
            <text:p>261.684</text:p>
          </table:table-cell>
          <table:table-cell office:value-type="float" office:value="0" calcext:value-type="float">
            <text:p>0</text:p>
          </table:table-cell>
          <table:table-cell office:value-type="float" office:value="19.19702" calcext:value-type="float">
            <text:p>19.19702</text:p>
          </table:table-cell>
          <table:table-cell office:value-type="float" office:value="7.941345" calcext:value-type="float">
            <text:p>7.941345</text:p>
          </table:table-cell>
          <table:table-cell office:value-type="float" office:value="16.38123" calcext:value-type="float">
            <text:p>16.38123</text:p>
          </table:table-cell>
          <table:table-cell office:value-type="float" office:value="9.855835" calcext:value-type="float">
            <text:p>9.855835</text:p>
          </table:table-cell>
          <table:table-cell office:value-type="float" office:value="15.21262" calcext:value-type="float">
            <text:p>15.21262</text:p>
          </table:table-cell>
          <table:table-cell office:value-type="float" office:value="11.03391" calcext:value-type="float">
            <text:p>11.03391</text:p>
          </table:table-cell>
          <table:table-cell office:value-type="float" office:value="14.53876" calcext:value-type="float">
            <text:p>14.53876</text:p>
          </table:table-cell>
          <table:table-cell office:value-type="float" office:value="12.00974" calcext:value-type="float">
            <text:p>12.00974</text:p>
          </table:table-cell>
          <table:table-cell office:value-type="float" office:value="14.25308" calcext:value-type="float">
            <text:p>14.25308</text:p>
          </table:table-cell>
          <table:table-cell office:value-type="float" office:value="12.61606" calcext:value-type="float">
            <text:p>12.61606</text:p>
          </table:table-cell>
          <table:table-cell office:value-type="float" office:value="14.23676" calcext:value-type="float">
            <text:p>14.23676</text:p>
          </table:table-cell>
          <table:table-cell office:value-type="float" office:value="13.23257" calcext:value-type="float">
            <text:p>13.23257</text:p>
          </table:table-cell>
          <table:table-cell office:value-type="float" office:value="14.30637" calcext:value-type="float">
            <text:p>14.30637</text:p>
          </table:table-cell>
          <table:table-cell office:value-type="float" office:value="13.68369" calcext:value-type="float">
            <text:p>13.68369</text:p>
          </table:table-cell>
          <table:table-cell office:value-type="float" office:value="14.3949" calcext:value-type="float">
            <text:p>14.3949</text:p>
          </table:table-cell>
          <table:table-cell office:value-type="float" office:value="14.25931" calcext:value-type="float">
            <text:p>14.25931</text:p>
          </table:table-cell>
          <table:table-cell office:value-type="float" office:value="14.8735" calcext:value-type="float">
            <text:p>14.8735</text:p>
          </table:table-cell>
          <table:table-cell office:value-type="float" office:value="14.84265" calcext:value-type="float">
            <text:p>14.84265</text:p>
          </table:table-cell>
          <table:table-cell office:value-type="float" office:value="15.6485" calcext:value-type="float">
            <text:p>15.6485</text:p>
          </table:table-cell>
          <table:table-cell office:value-type="float" office:value="15.59244" calcext:value-type="float">
            <text:p>15.59244</text:p>
          </table:table-cell>
          <table:table-cell office:value-type="float" office:value="16.18936" calcext:value-type="float">
            <text:p>16.18936</text:p>
          </table:table-cell>
          <table:table-cell office:value-type="float" office:value="16.09653" calcext:value-type="float">
            <text:p>16.09653</text:p>
          </table:table-cell>
          <table:table-cell office:value-type="float" office:value="16.49094" calcext:value-type="float">
            <text:p>16.49094</text:p>
          </table:table-cell>
          <table:table-cell office:value-type="float" office:value="16.39807" calcext:value-type="float">
            <text:p>16.39807</text:p>
          </table:table-cell>
          <table:table-cell office:value-type="float" office:value="16.47043" calcext:value-type="float">
            <text:p>16.47043</text:p>
          </table:table-cell>
          <table:table-cell office:value-type="float" office:value="16.39944" calcext:value-type="float">
            <text:p>16.39944</text:p>
          </table:table-cell>
          <table:table-cell office:value-type="float" office:value="16.2009" calcext:value-type="float">
            <text:p>16.2009</text:p>
          </table:table-cell>
          <table:table-cell office:value-type="float" office:value="16.14514" calcext:value-type="float">
            <text:p>16.14514</text:p>
          </table:table-cell>
          <table:table-cell office:value-type="float" office:value="40.84769" calcext:value-type="float">
            <text:p>40.84769</text:p>
          </table:table-cell>
          <table:table-cell office:value-type="float" office:value="-4.315857" calcext:value-type="float">
            <text:p>-4.3158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5" calcext:value-type="float">
            <text:p>2112005</text:p>
          </table:table-cell>
          <table:table-cell office:value-type="float" office:value="12.20684" calcext:value-type="float">
            <text:p>12.20684</text:p>
          </table:table-cell>
          <table:table-cell office:value-type="float" office:value="26.85" calcext:value-type="float">
            <text:p>26.85</text:p>
          </table:table-cell>
          <table:table-cell office:value-type="float" office:value="4.14" calcext:value-type="float">
            <text:p>4.14</text:p>
          </table:table-cell>
          <table:table-cell office:value-type="float" office:value="0.9868177" calcext:value-type="float">
            <text:p>0.9868177</text:p>
          </table:table-cell>
          <table:table-cell office:value-type="float" office:value="0.7225962" calcext:value-type="float">
            <text:p>0.7225962</text:p>
          </table:table-cell>
          <table:table-cell office:value-type="float" office:value="297.72" calcext:value-type="float">
            <text:p>297.72</text:p>
          </table:table-cell>
          <table:table-cell office:value-type="float" office:value="0" calcext:value-type="float">
            <text:p>0</text:p>
          </table:table-cell>
          <table:table-cell office:value-type="float" office:value="20.82834" calcext:value-type="float">
            <text:p>20.82834</text:p>
          </table:table-cell>
          <table:table-cell office:value-type="float" office:value="9.771484" calcext:value-type="float">
            <text:p>9.771484</text:p>
          </table:table-cell>
          <table:table-cell office:value-type="float" office:value="17.66458" calcext:value-type="float">
            <text:p>17.66458</text:p>
          </table:table-cell>
          <table:table-cell office:value-type="float" office:value="11.15329" calcext:value-type="float">
            <text:p>11.15329</text:p>
          </table:table-cell>
          <table:table-cell office:value-type="float" office:value="16.26016" calcext:value-type="float">
            <text:p>16.26016</text:p>
          </table:table-cell>
          <table:table-cell office:value-type="float" office:value="11.96964" calcext:value-type="float">
            <text:p>11.96964</text:p>
          </table:table-cell>
          <table:table-cell office:value-type="float" office:value="15.37067" calcext:value-type="float">
            <text:p>15.37067</text:p>
          </table:table-cell>
          <table:table-cell office:value-type="float" office:value="12.6441" calcext:value-type="float">
            <text:p>12.6441</text:p>
          </table:table-cell>
          <table:table-cell office:value-type="float" office:value="14.93127" calcext:value-type="float">
            <text:p>14.93127</text:p>
          </table:table-cell>
          <table:table-cell office:value-type="float" office:value="13.06418" calcext:value-type="float">
            <text:p>13.06418</text:p>
          </table:table-cell>
          <table:table-cell office:value-type="float" office:value="14.62842" calcext:value-type="float">
            <text:p>14.62842</text:p>
          </table:table-cell>
          <table:table-cell office:value-type="float" office:value="13.50247" calcext:value-type="float">
            <text:p>13.50247</text:p>
          </table:table-cell>
          <table:table-cell office:value-type="float" office:value="14.47177" calcext:value-type="float">
            <text:p>14.47177</text:p>
          </table:table-cell>
          <table:table-cell office:value-type="float" office:value="13.83304" calcext:value-type="float">
            <text:p>13.83304</text:p>
          </table:table-cell>
          <table:table-cell office:value-type="float" office:value="14.3696" calcext:value-type="float">
            <text:p>14.3696</text:p>
          </table:table-cell>
          <table:table-cell office:value-type="float" office:value="14.27991" calcext:value-type="float">
            <text:p>14.27991</text:p>
          </table:table-cell>
          <table:table-cell office:value-type="float" office:value="14.86957" calcext:value-type="float">
            <text:p>14.86957</text:p>
          </table:table-cell>
          <table:table-cell office:value-type="float" office:value="14.86322" calcext:value-type="float">
            <text:p>14.86322</text:p>
          </table:table-cell>
          <table:table-cell office:value-type="float" office:value="15.59189" calcext:value-type="float">
            <text:p>15.59189</text:p>
          </table:table-cell>
          <table:table-cell office:value-type="float" office:value="15.54227" calcext:value-type="float">
            <text:p>15.54227</text:p>
          </table:table-cell>
          <table:table-cell office:value-type="float" office:value="16.09561" calcext:value-type="float">
            <text:p>16.09561</text:p>
          </table:table-cell>
          <table:table-cell office:value-type="float" office:value="16.01581" calcext:value-type="float">
            <text:p>16.01581</text:p>
          </table:table-cell>
          <table:table-cell office:value-type="float" office:value="16.39709" calcext:value-type="float">
            <text:p>16.39709</text:p>
          </table:table-cell>
          <table:table-cell office:value-type="float" office:value="16.31064" calcext:value-type="float">
            <text:p>16.31064</text:p>
          </table:table-cell>
          <table:table-cell office:value-type="float" office:value="16.39868" calcext:value-type="float">
            <text:p>16.39868</text:p>
          </table:table-cell>
          <table:table-cell office:value-type="float" office:value="16.32742" calcext:value-type="float">
            <text:p>16.32742</text:p>
          </table:table-cell>
          <table:table-cell office:value-type="float" office:value="16.14453" calcext:value-type="float">
            <text:p>16.14453</text:p>
          </table:table-cell>
          <table:table-cell office:value-type="float" office:value="16.08603" calcext:value-type="float">
            <text:p>16.08603</text:p>
          </table:table-cell>
          <table:table-cell office:value-type="float" office:value="44.16605" calcext:value-type="float">
            <text:p>44.16605</text:p>
          </table:table-cell>
          <table:table-cell office:value-type="float" office:value="1.101624" calcext:value-type="float">
            <text:p>1.1016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5" calcext:value-type="float">
            <text:p>3112005</text:p>
          </table:table-cell>
          <table:table-cell office:value-type="float" office:value="10.02926" calcext:value-type="float">
            <text:p>10.02926</text:p>
          </table:table-cell>
          <table:table-cell office:value-type="float" office:value="19.96" calcext:value-type="float">
            <text:p>19.96</text:p>
          </table:table-cell>
          <table:table-cell office:value-type="float" office:value="4.29" calcext:value-type="float">
            <text:p>4.29</text:p>
          </table:table-cell>
          <table:table-cell office:value-type="float" office:value="0.9828288" calcext:value-type="float">
            <text:p>0.9828288</text:p>
          </table:table-cell>
          <table:table-cell office:value-type="float" office:value="0.7301872" calcext:value-type="float">
            <text:p>0.7301872</text:p>
          </table:table-cell>
          <table:table-cell office:value-type="float" office:value="181.368" calcext:value-type="float">
            <text:p>181.368</text:p>
          </table:table-cell>
          <table:table-cell office:value-type="float" office:value="0" calcext:value-type="float">
            <text:p>0</text:p>
          </table:table-cell>
          <table:table-cell office:value-type="float" office:value="19.20908" calcext:value-type="float">
            <text:p>19.20908</text:p>
          </table:table-cell>
          <table:table-cell office:value-type="float" office:value="11.40765" calcext:value-type="float">
            <text:p>11.40765</text:p>
          </table:table-cell>
          <table:table-cell office:value-type="float" office:value="16.88632" calcext:value-type="float">
            <text:p>16.88632</text:p>
          </table:table-cell>
          <table:table-cell office:value-type="float" office:value="12.67166" calcext:value-type="float">
            <text:p>12.67166</text:p>
          </table:table-cell>
          <table:table-cell office:value-type="float" office:value="15.91415" calcext:value-type="float">
            <text:p>15.91415</text:p>
          </table:table-cell>
          <table:table-cell office:value-type="float" office:value="13.30994" calcext:value-type="float">
            <text:p>13.30994</text:p>
          </table:table-cell>
          <table:table-cell office:value-type="float" office:value="15.32867" calcext:value-type="float">
            <text:p>15.32867</text:p>
          </table:table-cell>
          <table:table-cell office:value-type="float" office:value="13.75864" calcext:value-type="float">
            <text:p>13.75864</text:p>
          </table:table-cell>
          <table:table-cell office:value-type="float" office:value="15.02585" calcext:value-type="float">
            <text:p>15.02585</text:p>
          </table:table-cell>
          <table:table-cell office:value-type="float" office:value="14.00128" calcext:value-type="float">
            <text:p>14.00128</text:p>
          </table:table-cell>
          <table:table-cell office:value-type="float" office:value="14.78363" calcext:value-type="float">
            <text:p>14.78363</text:p>
          </table:table-cell>
          <table:table-cell office:value-type="float" office:value="14.22833" calcext:value-type="float">
            <text:p>14.22833</text:p>
          </table:table-cell>
          <table:table-cell office:value-type="float" office:value="14.69095" calcext:value-type="float">
            <text:p>14.69095</text:p>
          </table:table-cell>
          <table:table-cell office:value-type="float" office:value="14.35541" calcext:value-type="float">
            <text:p>14.35541</text:p>
          </table:table-cell>
          <table:table-cell office:value-type="float" office:value="14.60919" calcext:value-type="float">
            <text:p>14.60919</text:p>
          </table:table-cell>
          <table:table-cell office:value-type="float" office:value="14.37427" calcext:value-type="float">
            <text:p>14.37427</text:p>
          </table:table-cell>
          <table:table-cell office:value-type="float" office:value="14.9173" calcext:value-type="float">
            <text:p>14.9173</text:p>
          </table:table-cell>
          <table:table-cell office:value-type="float" office:value="14.86432" calcext:value-type="float">
            <text:p>14.86432</text:p>
          </table:table-cell>
          <table:table-cell office:value-type="float" office:value="15.54175" calcext:value-type="float">
            <text:p>15.54175</text:p>
          </table:table-cell>
          <table:table-cell office:value-type="float" office:value="15.50162" calcext:value-type="float">
            <text:p>15.50162</text:p>
          </table:table-cell>
          <table:table-cell office:value-type="float" office:value="16.01501" calcext:value-type="float">
            <text:p>16.01501</text:p>
          </table:table-cell>
          <table:table-cell office:value-type="float" office:value="15.94421" calcext:value-type="float">
            <text:p>15.94421</text:p>
          </table:table-cell>
          <table:table-cell office:value-type="float" office:value="16.30975" calcext:value-type="float">
            <text:p>16.30975</text:p>
          </table:table-cell>
          <table:table-cell office:value-type="float" office:value="16.22864" calcext:value-type="float">
            <text:p>16.22864</text:p>
          </table:table-cell>
          <table:table-cell office:value-type="float" office:value="16.32666" calcext:value-type="float">
            <text:p>16.32666</text:p>
          </table:table-cell>
          <table:table-cell office:value-type="float" office:value="16.25552" calcext:value-type="float">
            <text:p>16.25552</text:p>
          </table:table-cell>
          <table:table-cell office:value-type="float" office:value="16.08542" calcext:value-type="float">
            <text:p>16.08542</text:p>
          </table:table-cell>
          <table:table-cell office:value-type="float" office:value="16.02521" calcext:value-type="float">
            <text:p>16.02521</text:p>
          </table:table-cell>
          <table:table-cell office:value-type="float" office:value="35.08359" calcext:value-type="float">
            <text:p>35.08359</text:p>
          </table:table-cell>
          <table:table-cell office:value-type="float" office:value="1.53894" calcext:value-type="float">
            <text:p>1.538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5" calcext:value-type="float">
            <text:p>4112005</text:p>
          </table:table-cell>
          <table:table-cell office:value-type="float" office:value="11.64266" calcext:value-type="float">
            <text:p>11.64266</text:p>
          </table:table-cell>
          <table:table-cell office:value-type="float" office:value="15.65" calcext:value-type="float">
            <text:p>15.65</text:p>
          </table:table-cell>
          <table:table-cell office:value-type="float" office:value="0.61" calcext:value-type="float">
            <text:p>0.61</text:p>
          </table:table-cell>
          <table:table-cell office:value-type="float" office:value="0.8895184" calcext:value-type="float">
            <text:p>0.8895184</text:p>
          </table:table-cell>
          <table:table-cell office:value-type="float" office:value="0.56318" calcext:value-type="float">
            <text:p>0.56318</text:p>
          </table:table-cell>
          <table:table-cell office:value-type="float" office:value="200.304" calcext:value-type="float">
            <text:p>200.304</text:p>
          </table:table-cell>
          <table:table-cell office:value-type="float" office:value="0" calcext:value-type="float">
            <text:p>0</text:p>
          </table:table-cell>
          <table:table-cell office:value-type="float" office:value="18.07922" calcext:value-type="float">
            <text:p>18.07922</text:p>
          </table:table-cell>
          <table:table-cell office:value-type="float" office:value="8.983185" calcext:value-type="float">
            <text:p>8.983185</text:p>
          </table:table-cell>
          <table:table-cell office:value-type="float" office:value="15.94183" calcext:value-type="float">
            <text:p>15.94183</text:p>
          </table:table-cell>
          <table:table-cell office:value-type="float" office:value="11.00272" calcext:value-type="float">
            <text:p>11.00272</text:p>
          </table:table-cell>
          <table:table-cell office:value-type="float" office:value="15.0899" calcext:value-type="float">
            <text:p>15.0899</text:p>
          </table:table-cell>
          <table:table-cell office:value-type="float" office:value="12.07809" calcext:value-type="float">
            <text:p>12.07809</text:p>
          </table:table-cell>
          <table:table-cell office:value-type="float" office:value="14.63837" calcext:value-type="float">
            <text:p>14.63837</text:p>
          </table:table-cell>
          <table:table-cell office:value-type="float" office:value="12.91132" calcext:value-type="float">
            <text:p>12.91132</text:p>
          </table:table-cell>
          <table:table-cell office:value-type="float" office:value="14.65356" calcext:value-type="float">
            <text:p>14.65356</text:p>
          </table:table-cell>
          <table:table-cell office:value-type="float" office:value="13.39822" calcext:value-type="float">
            <text:p>13.39822</text:p>
          </table:table-cell>
          <table:table-cell office:value-type="float" office:value="14.73767" calcext:value-type="float">
            <text:p>14.73767</text:p>
          </table:table-cell>
          <table:table-cell office:value-type="float" office:value="13.87207" calcext:value-type="float">
            <text:p>13.87207</text:p>
          </table:table-cell>
          <table:table-cell office:value-type="float" office:value="14.69116" calcext:value-type="float">
            <text:p>14.69116</text:p>
          </table:table-cell>
          <table:table-cell office:value-type="float" office:value="14.18539" calcext:value-type="float">
            <text:p>14.18539</text:p>
          </table:table-cell>
          <table:table-cell office:value-type="float" office:value="14.65933" calcext:value-type="float">
            <text:p>14.65933</text:p>
          </table:table-cell>
          <table:table-cell office:value-type="float" office:value="14.56958" calcext:value-type="float">
            <text:p>14.56958</text:p>
          </table:table-cell>
          <table:table-cell office:value-type="float" office:value="14.96213" calcext:value-type="float">
            <text:p>14.96213</text:p>
          </table:table-cell>
          <table:table-cell office:value-type="float" office:value="14.91806" calcext:value-type="float">
            <text:p>14.91806</text:p>
          </table:table-cell>
          <table:table-cell office:value-type="float" office:value="15.50131" calcext:value-type="float">
            <text:p>15.50131</text:p>
          </table:table-cell>
          <table:table-cell office:value-type="float" office:value="15.47714" calcext:value-type="float">
            <text:p>15.47714</text:p>
          </table:table-cell>
          <table:table-cell office:value-type="float" office:value="15.94351" calcext:value-type="float">
            <text:p>15.94351</text:p>
          </table:table-cell>
          <table:table-cell office:value-type="float" office:value="15.88269" calcext:value-type="float">
            <text:p>15.88269</text:p>
          </table:table-cell>
          <table:table-cell office:value-type="float" office:value="16.22784" calcext:value-type="float">
            <text:p>16.22784</text:p>
          </table:table-cell>
          <table:table-cell office:value-type="float" office:value="16.15341" calcext:value-type="float">
            <text:p>16.15341</text:p>
          </table:table-cell>
          <table:table-cell office:value-type="float" office:value="16.25476" calcext:value-type="float">
            <text:p>16.25476</text:p>
          </table:table-cell>
          <table:table-cell office:value-type="float" office:value="16.18484" calcext:value-type="float">
            <text:p>16.18484</text:p>
          </table:table-cell>
          <table:table-cell office:value-type="float" office:value="16.02457" calcext:value-type="float">
            <text:p>16.02457</text:p>
          </table:table-cell>
          <table:table-cell office:value-type="float" office:value="15.96362" calcext:value-type="float">
            <text:p>15.96362</text:p>
          </table:table-cell>
          <table:table-cell office:value-type="float" office:value="32.25275" calcext:value-type="float">
            <text:p>32.25275</text:p>
          </table:table-cell>
          <table:table-cell office:value-type="float" office:value="-2.659607" calcext:value-type="float">
            <text:p>-2.6596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5" calcext:value-type="float">
            <text:p>5112005</text:p>
          </table:table-cell>
          <table:table-cell office:value-type="float" office:value="5.3892" calcext:value-type="float">
            <text:p>5.3892</text:p>
          </table:table-cell>
          <table:table-cell office:value-type="float" office:value="12.24" calcext:value-type="float">
            <text:p>12.24</text:p>
          </table:table-cell>
          <table:table-cell office:value-type="float" office:value="1.09" calcext:value-type="float">
            <text:p>1.09</text:p>
          </table:table-cell>
          <table:table-cell office:value-type="float" office:value="0.9321533" calcext:value-type="float">
            <text:p>0.9321533</text:p>
          </table:table-cell>
          <table:table-cell office:value-type="float" office:value="0.5828143" calcext:value-type="float">
            <text:p>0.5828143</text:p>
          </table:table-cell>
          <table:table-cell office:value-type="float" office:value="206.316" calcext:value-type="float">
            <text:p>206.316</text:p>
          </table:table-cell>
          <table:table-cell office:value-type="float" office:value="0.3" calcext:value-type="float">
            <text:p>0.3</text:p>
          </table:table-cell>
          <table:table-cell office:value-type="float" office:value="14.21942" calcext:value-type="float">
            <text:p>14.21942</text:p>
          </table:table-cell>
          <table:table-cell office:value-type="float" office:value="9.06015" calcext:value-type="float">
            <text:p>9.06015</text:p>
          </table:table-cell>
          <table:table-cell office:value-type="float" office:value="13.43887" calcext:value-type="float">
            <text:p>13.43887</text:p>
          </table:table-cell>
          <table:table-cell office:value-type="float" office:value="10.80872" calcext:value-type="float">
            <text:p>10.80872</text:p>
          </table:table-cell>
          <table:table-cell office:value-type="float" office:value="13.49496" calcext:value-type="float">
            <text:p>13.49496</text:p>
          </table:table-cell>
          <table:table-cell office:value-type="float" office:value="11.81293" calcext:value-type="float">
            <text:p>11.81293</text:p>
          </table:table-cell>
          <table:table-cell office:value-type="float" office:value="13.97061" calcext:value-type="float">
            <text:p>13.97061</text:p>
          </table:table-cell>
          <table:table-cell office:value-type="float" office:value="12.60654" calcext:value-type="float">
            <text:p>12.60654</text:p>
          </table:table-cell>
          <table:table-cell office:value-type="float" office:value="14.16974" calcext:value-type="float">
            <text:p>14.16974</text:p>
          </table:table-cell>
          <table:table-cell office:value-type="float" office:value="13.06226" calcext:value-type="float">
            <text:p>13.06226</text:p>
          </table:table-cell>
          <table:table-cell office:value-type="float" office:value="14.34012" calcext:value-type="float">
            <text:p>14.34012</text:p>
          </table:table-cell>
          <table:table-cell office:value-type="float" office:value="13.54996" calcext:value-type="float">
            <text:p>13.54996</text:p>
          </table:table-cell>
          <table:table-cell office:value-type="float" office:value="14.43256" calcext:value-type="float">
            <text:p>14.43256</text:p>
          </table:table-cell>
          <table:table-cell office:value-type="float" office:value="13.91467" calcext:value-type="float">
            <text:p>13.91467</text:p>
          </table:table-cell>
          <table:table-cell office:value-type="float" office:value="14.5867" calcext:value-type="float">
            <text:p>14.5867</text:p>
          </table:table-cell>
          <table:table-cell office:value-type="float" office:value="14.39627" calcext:value-type="float">
            <text:p>14.39627</text:p>
          </table:table-cell>
          <table:table-cell office:value-type="float" office:value="14.96536" calcext:value-type="float">
            <text:p>14.96536</text:p>
          </table:table-cell>
          <table:table-cell office:value-type="float" office:value="14.94" calcext:value-type="float">
            <text:p>14.94</text:p>
          </table:table-cell>
          <table:table-cell office:value-type="float" office:value="15.4769" calcext:value-type="float">
            <text:p>15.4769</text:p>
          </table:table-cell>
          <table:table-cell office:value-type="float" office:value="15.45154" calcext:value-type="float">
            <text:p>15.45154</text:p>
          </table:table-cell>
          <table:table-cell office:value-type="float" office:value="15.88208" calcext:value-type="float">
            <text:p>15.88208</text:p>
          </table:table-cell>
          <table:table-cell office:value-type="float" office:value="15.82874" calcext:value-type="float">
            <text:p>15.82874</text:p>
          </table:table-cell>
          <table:table-cell office:value-type="float" office:value="16.15268" calcext:value-type="float">
            <text:p>16.15268</text:p>
          </table:table-cell>
          <table:table-cell office:value-type="float" office:value="16.08264" calcext:value-type="float">
            <text:p>16.08264</text:p>
          </table:table-cell>
          <table:table-cell office:value-type="float" office:value="16.18411" calcext:value-type="float">
            <text:p>16.18411</text:p>
          </table:table-cell>
          <table:table-cell office:value-type="float" office:value="16.11374" calcext:value-type="float">
            <text:p>16.11374</text:p>
          </table:table-cell>
          <table:table-cell office:value-type="float" office:value="15.96298" calcext:value-type="float">
            <text:p>15.96298</text:p>
          </table:table-cell>
          <table:table-cell office:value-type="float" office:value="15.90012" calcext:value-type="float">
            <text:p>15.90012</text:p>
          </table:table-cell>
          <table:table-cell office:value-type="float" office:value="19.7543" calcext:value-type="float">
            <text:p>19.7543</text:p>
          </table:table-cell>
          <table:table-cell office:value-type="float" office:value="-2.22345" calcext:value-type="float">
            <text:p>-2.223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5" calcext:value-type="float">
            <text:p>6112005</text:p>
          </table:table-cell>
          <table:table-cell office:value-type="float" office:value="10.75559" calcext:value-type="float">
            <text:p>10.75559</text:p>
          </table:table-cell>
          <table:table-cell office:value-type="float" office:value="16.61" calcext:value-type="float">
            <text:p>16.61</text:p>
          </table:table-cell>
          <table:table-cell office:value-type="float" office:value="-2.03" calcext:value-type="float">
            <text:p>-2.03</text:p>
          </table:table-cell>
          <table:table-cell office:value-type="float" office:value="0.9409246" calcext:value-type="float">
            <text:p>0.9409246</text:p>
          </table:table-cell>
          <table:table-cell office:value-type="float" office:value="0.4654247" calcext:value-type="float">
            <text:p>0.4654247</text:p>
          </table:table-cell>
          <table:table-cell office:value-type="float" office:value="272.7" calcext:value-type="float">
            <text:p>272.7</text:p>
          </table:table-cell>
          <table:table-cell office:value-type="float" office:value="0" calcext:value-type="float">
            <text:p>0</text:p>
          </table:table-cell>
          <table:table-cell office:value-type="float" office:value="16.30432" calcext:value-type="float">
            <text:p>16.30432</text:p>
          </table:table-cell>
          <table:table-cell office:value-type="float" office:value="6.745483" calcext:value-type="float">
            <text:p>6.745483</text:p>
          </table:table-cell>
          <table:table-cell office:value-type="float" office:value="14.21161" calcext:value-type="float">
            <text:p>14.21161</text:p>
          </table:table-cell>
          <table:table-cell office:value-type="float" office:value="8.919861" calcext:value-type="float">
            <text:p>8.919861</text:p>
          </table:table-cell>
          <table:table-cell office:value-type="float" office:value="13.44727" calcext:value-type="float">
            <text:p>13.44727</text:p>
          </table:table-cell>
          <table:table-cell office:value-type="float" office:value="10.17343" calcext:value-type="float">
            <text:p>10.17343</text:p>
          </table:table-cell>
          <table:table-cell office:value-type="float" office:value="13.14688" calcext:value-type="float">
            <text:p>13.14688</text:p>
          </table:table-cell>
          <table:table-cell office:value-type="float" office:value="11.24298" calcext:value-type="float">
            <text:p>11.24298</text:p>
          </table:table-cell>
          <table:table-cell office:value-type="float" office:value="13.12119" calcext:value-type="float">
            <text:p>13.12119</text:p>
          </table:table-cell>
          <table:table-cell office:value-type="float" office:value="11.93362" calcext:value-type="float">
            <text:p>11.93362</text:p>
          </table:table-cell>
          <table:table-cell office:value-type="float" office:value="13.5369" calcext:value-type="float">
            <text:p>13.5369</text:p>
          </table:table-cell>
          <table:table-cell office:value-type="float" office:value="12.66776" calcext:value-type="float">
            <text:p>12.66776</text:p>
          </table:table-cell>
          <table:table-cell office:value-type="float" office:value="13.90842" calcext:value-type="float">
            <text:p>13.90842</text:p>
          </table:table-cell>
          <table:table-cell office:value-type="float" office:value="13.26941" calcext:value-type="float">
            <text:p>13.26941</text:p>
          </table:table-cell>
          <table:table-cell office:value-type="float" office:value="14.39395" calcext:value-type="float">
            <text:p>14.39395</text:p>
          </table:table-cell>
          <table:table-cell office:value-type="float" office:value="14.02832" calcext:value-type="float">
            <text:p>14.02832</text:p>
          </table:table-cell>
          <table:table-cell office:value-type="float" office:value="14.9393" calcext:value-type="float">
            <text:p>14.9393</text:p>
          </table:table-cell>
          <table:table-cell office:value-type="float" office:value="14.81674" calcext:value-type="float">
            <text:p>14.81674</text:p>
          </table:table-cell>
          <table:table-cell office:value-type="float" office:value="15.4512" calcext:value-type="float">
            <text:p>15.4512</text:p>
          </table:table-cell>
          <table:table-cell office:value-type="float" office:value="15.40884" calcext:value-type="float">
            <text:p>15.40884</text:p>
          </table:table-cell>
          <table:table-cell office:value-type="float" office:value="15.82819" calcext:value-type="float">
            <text:p>15.82819</text:p>
          </table:table-cell>
          <table:table-cell office:value-type="float" office:value="15.77631" calcext:value-type="float">
            <text:p>15.77631</text:p>
          </table:table-cell>
          <table:table-cell office:value-type="float" office:value="16.08191" calcext:value-type="float">
            <text:p>16.08191</text:p>
          </table:table-cell>
          <table:table-cell office:value-type="float" office:value="16.01648" calcext:value-type="float">
            <text:p>16.01648</text:p>
          </table:table-cell>
          <table:table-cell office:value-type="float" office:value="16.11304" calcext:value-type="float">
            <text:p>16.11304</text:p>
          </table:table-cell>
          <table:table-cell office:value-type="float" office:value="16.04703" calcext:value-type="float">
            <text:p>16.04703</text:p>
          </table:table-cell>
          <table:table-cell office:value-type="float" office:value="15.89941" calcext:value-type="float">
            <text:p>15.89941</text:p>
          </table:table-cell>
          <table:table-cell office:value-type="float" office:value="15.8371" calcext:value-type="float">
            <text:p>15.8371</text:p>
          </table:table-cell>
          <table:table-cell office:value-type="float" office:value="31.27481" calcext:value-type="float">
            <text:p>31.27481</text:p>
          </table:table-cell>
          <table:table-cell office:value-type="float" office:value="-5.760468" calcext:value-type="float">
            <text:p>-5.7604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5" calcext:value-type="float">
            <text:p>7112005</text:p>
          </table:table-cell>
          <table:table-cell office:value-type="float" office:value="10.17192" calcext:value-type="float">
            <text:p>10.17192</text:p>
          </table:table-cell>
          <table:table-cell office:value-type="float" office:value="21.32" calcext:value-type="float">
            <text:p>21.32</text:p>
          </table:table-cell>
          <table:table-cell office:value-type="float" office:value="7.35" calcext:value-type="float">
            <text:p>7.35</text:p>
          </table:table-cell>
          <table:table-cell office:value-type="float" office:value="0.9134981" calcext:value-type="float">
            <text:p>0.9134981</text:p>
          </table:table-cell>
          <table:table-cell office:value-type="float" office:value="0.807397" calcext:value-type="float">
            <text:p>0.807397</text:p>
          </table:table-cell>
          <table:table-cell office:value-type="float" office:value="191.232" calcext:value-type="float">
            <text:p>191.232</text:p>
          </table:table-cell>
          <table:table-cell office:value-type="float" office:value="0" calcext:value-type="float">
            <text:p>0</text:p>
          </table:table-cell>
          <table:table-cell office:value-type="float" office:value="17.97021" calcext:value-type="float">
            <text:p>17.97021</text:p>
          </table:table-cell>
          <table:table-cell office:value-type="float" office:value="9.704285" calcext:value-type="float">
            <text:p>9.704285</text:p>
          </table:table-cell>
          <table:table-cell office:value-type="float" office:value="15.67502" calcext:value-type="float">
            <text:p>15.67502</text:p>
          </table:table-cell>
          <table:table-cell office:value-type="float" office:value="10.86047" calcext:value-type="float">
            <text:p>10.86047</text:p>
          </table:table-cell>
          <table:table-cell office:value-type="float" office:value="14.6741" calcext:value-type="float">
            <text:p>14.6741</text:p>
          </table:table-cell>
          <table:table-cell office:value-type="float" office:value="11.53903" calcext:value-type="float">
            <text:p>11.53903</text:p>
          </table:table-cell>
          <table:table-cell office:value-type="float" office:value="14.14847" calcext:value-type="float">
            <text:p>14.14847</text:p>
          </table:table-cell>
          <table:table-cell office:value-type="float" office:value="11.9483" calcext:value-type="float">
            <text:p>11.9483</text:p>
          </table:table-cell>
          <table:table-cell office:value-type="float" office:value="13.92993" calcext:value-type="float">
            <text:p>13.92993</text:p>
          </table:table-cell>
          <table:table-cell office:value-type="float" office:value="11.92865" calcext:value-type="float">
            <text:p>11.92865</text:p>
          </table:table-cell>
          <table:table-cell office:value-type="float" office:value="13.8154" calcext:value-type="float">
            <text:p>13.8154</text:p>
          </table:table-cell>
          <table:table-cell office:value-type="float" office:value="12.95877" calcext:value-type="float">
            <text:p>12.95877</text:p>
          </table:table-cell>
          <table:table-cell office:value-type="float" office:value="13.86685" calcext:value-type="float">
            <text:p>13.86685</text:p>
          </table:table-cell>
          <table:table-cell office:value-type="float" office:value="13.36652" calcext:value-type="float">
            <text:p>13.36652</text:p>
          </table:table-cell>
          <table:table-cell office:value-type="float" office:value="14.0275" calcext:value-type="float">
            <text:p>14.0275</text:p>
          </table:table-cell>
          <table:table-cell office:value-type="float" office:value="13.96332" calcext:value-type="float">
            <text:p>13.96332</text:p>
          </table:table-cell>
          <table:table-cell office:value-type="float" office:value="14.81512" calcext:value-type="float">
            <text:p>14.81512</text:p>
          </table:table-cell>
          <table:table-cell office:value-type="float" office:value="14.69064" calcext:value-type="float">
            <text:p>14.69064</text:p>
          </table:table-cell>
          <table:table-cell office:value-type="float" office:value="15.40823" calcext:value-type="float">
            <text:p>15.40823</text:p>
          </table:table-cell>
          <table:table-cell office:value-type="float" office:value="15.34201" calcext:value-type="float">
            <text:p>15.34201</text:p>
          </table:table-cell>
          <table:table-cell office:value-type="float" office:value="15.77576" calcext:value-type="float">
            <text:p>15.77576</text:p>
          </table:table-cell>
          <table:table-cell office:value-type="float" office:value="15.71902" calcext:value-type="float">
            <text:p>15.71902</text:p>
          </table:table-cell>
          <table:table-cell office:value-type="float" office:value="16.01578" calcext:value-type="float">
            <text:p>16.01578</text:p>
          </table:table-cell>
          <table:table-cell office:value-type="float" office:value="15.95309" calcext:value-type="float">
            <text:p>15.95309</text:p>
          </table:table-cell>
          <table:table-cell office:value-type="float" office:value="16.04636" calcext:value-type="float">
            <text:p>16.04636</text:p>
          </table:table-cell>
          <table:table-cell office:value-type="float" office:value="15.98141" calcext:value-type="float">
            <text:p>15.98141</text:p>
          </table:table-cell>
          <table:table-cell office:value-type="float" office:value="15.83646" calcext:value-type="float">
            <text:p>15.83646</text:p>
          </table:table-cell>
          <table:table-cell office:value-type="float" office:value="15.77454" calcext:value-type="float">
            <text:p>15.77454</text:p>
          </table:table-cell>
          <table:table-cell office:value-type="float" office:value="33.70395" calcext:value-type="float">
            <text:p>33.70395</text:p>
          </table:table-cell>
          <table:table-cell office:value-type="float" office:value="3.227753" calcext:value-type="float">
            <text:p>3.2277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5" calcext:value-type="float">
            <text:p>8112005</text:p>
          </table:table-cell>
          <table:table-cell office:value-type="float" office:value="8.540133" calcext:value-type="float">
            <text:p>8.540133</text:p>
          </table:table-cell>
          <table:table-cell office:value-type="float" office:value="20.52" calcext:value-type="float">
            <text:p>20.52</text:p>
          </table:table-cell>
          <table:table-cell office:value-type="float" office:value="5.83" calcext:value-type="float">
            <text:p>5.83</text:p>
          </table:table-cell>
          <table:table-cell office:value-type="float" office:value="1.309218" calcext:value-type="float">
            <text:p>1.309218</text:p>
          </table:table-cell>
          <table:table-cell office:value-type="float" office:value="0.8101627" calcext:value-type="float">
            <text:p>0.8101627</text:p>
          </table:table-cell>
          <table:table-cell office:value-type="float" office:value="267.84" calcext:value-type="float">
            <text:p>267.84</text:p>
          </table:table-cell>
          <table:table-cell office:value-type="float" office:value="0" calcext:value-type="float">
            <text:p>0</text:p>
          </table:table-cell>
          <table:table-cell office:value-type="float" office:value="18.02231" calcext:value-type="float">
            <text:p>18.02231</text:p>
          </table:table-cell>
          <table:table-cell office:value-type="float" office:value="9.592865" calcext:value-type="float">
            <text:p>9.592865</text:p>
          </table:table-cell>
          <table:table-cell office:value-type="float" office:value="15.88028" calcext:value-type="float">
            <text:p>15.88028</text:p>
          </table:table-cell>
          <table:table-cell office:value-type="float" office:value="10.97214" calcext:value-type="float">
            <text:p>10.97214</text:p>
          </table:table-cell>
          <table:table-cell office:value-type="float" office:value="14.91861" calcext:value-type="float">
            <text:p>14.91861</text:p>
          </table:table-cell>
          <table:table-cell office:value-type="float" office:value="11.78989" calcext:value-type="float">
            <text:p>11.78989</text:p>
          </table:table-cell>
          <table:table-cell office:value-type="float" office:value="14.36423" calcext:value-type="float">
            <text:p>14.36423</text:p>
          </table:table-cell>
          <table:table-cell office:value-type="float" office:value="12.44766" calcext:value-type="float">
            <text:p>12.44766</text:p>
          </table:table-cell>
          <table:table-cell office:value-type="float" office:value="14.11407" calcext:value-type="float">
            <text:p>14.11407</text:p>
          </table:table-cell>
          <table:table-cell office:value-type="float" office:value="12.85263" calcext:value-type="float">
            <text:p>12.85263</text:p>
          </table:table-cell>
          <table:table-cell office:value-type="float" office:value="13.97562" calcext:value-type="float">
            <text:p>13.97562</text:p>
          </table:table-cell>
          <table:table-cell office:value-type="float" office:value="13.27362" calcext:value-type="float">
            <text:p>13.27362</text:p>
          </table:table-cell>
          <table:table-cell office:value-type="float" office:value="13.98456" calcext:value-type="float">
            <text:p>13.98456</text:p>
          </table:table-cell>
          <table:table-cell office:value-type="float" office:value="13.59195" calcext:value-type="float">
            <text:p>13.59195</text:p>
          </table:table-cell>
          <table:table-cell office:value-type="float" office:value="14.08075" calcext:value-type="float">
            <text:p>14.08075</text:p>
          </table:table-cell>
          <table:table-cell office:value-type="float" office:value="14.02414" calcext:value-type="float">
            <text:p>14.02414</text:p>
          </table:table-cell>
          <table:table-cell office:value-type="float" office:value="14.68985" calcext:value-type="float">
            <text:p>14.68985</text:p>
          </table:table-cell>
          <table:table-cell office:value-type="float" office:value="14.64005" calcext:value-type="float">
            <text:p>14.64005</text:p>
          </table:table-cell>
          <table:table-cell office:value-type="float" office:value="15.34128" calcext:value-type="float">
            <text:p>15.34128</text:p>
          </table:table-cell>
          <table:table-cell office:value-type="float" office:value="15.27371" calcext:value-type="float">
            <text:p>15.27371</text:p>
          </table:table-cell>
          <table:table-cell office:value-type="float" office:value="15.71841" calcext:value-type="float">
            <text:p>15.71841</text:p>
          </table:table-cell>
          <table:table-cell office:value-type="float" office:value="15.65622" calcext:value-type="float">
            <text:p>15.65622</text:p>
          </table:table-cell>
          <table:table-cell office:value-type="float" office:value="15.95242" calcext:value-type="float">
            <text:p>15.95242</text:p>
          </table:table-cell>
          <table:table-cell office:value-type="float" office:value="15.88989" calcext:value-type="float">
            <text:p>15.88989</text:p>
          </table:table-cell>
          <table:table-cell office:value-type="float" office:value="15.98071" calcext:value-type="float">
            <text:p>15.98071</text:p>
          </table:table-cell>
          <table:table-cell office:value-type="float" office:value="15.91711" calcext:value-type="float">
            <text:p>15.91711</text:p>
          </table:table-cell>
          <table:table-cell office:value-type="float" office:value="15.77393" calcext:value-type="float">
            <text:p>15.77393</text:p>
          </table:table-cell>
          <table:table-cell office:value-type="float" office:value="15.71292" calcext:value-type="float">
            <text:p>15.71292</text:p>
          </table:table-cell>
          <table:table-cell office:value-type="float" office:value="31.27618" calcext:value-type="float">
            <text:p>31.27618</text:p>
          </table:table-cell>
          <table:table-cell office:value-type="float" office:value="2.347351" calcext:value-type="float">
            <text:p>2.3473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5" calcext:value-type="float">
            <text:p>9112005</text:p>
          </table:table-cell>
          <table:table-cell office:value-type="float" office:value="6.073534" calcext:value-type="float">
            <text:p>6.073534</text:p>
          </table:table-cell>
          <table:table-cell office:value-type="float" office:value="9.85" calcext:value-type="float">
            <text:p>9.85</text:p>
          </table:table-cell>
          <table:table-cell office:value-type="float" office:value="-4.19" calcext:value-type="float">
            <text:p>-4.19</text:p>
          </table:table-cell>
          <table:table-cell office:value-type="float" office:value="0.7844592" calcext:value-type="float">
            <text:p>0.7844592</text:p>
          </table:table-cell>
          <table:table-cell office:value-type="float" office:value="0.3970965" calcext:value-type="float">
            <text:p>0.3970965</text:p>
          </table:table-cell>
          <table:table-cell office:value-type="float" office:value="337.428" calcext:value-type="float">
            <text:p>337.428</text:p>
          </table:table-cell>
          <table:table-cell office:value-type="float" office:value="0" calcext:value-type="float">
            <text:p>0</text:p>
          </table:table-cell>
          <table:table-cell office:value-type="float" office:value="13.69086" calcext:value-type="float">
            <text:p>13.69086</text:p>
          </table:table-cell>
          <table:table-cell office:value-type="float" office:value="6.315125" calcext:value-type="float">
            <text:p>6.315125</text:p>
          </table:table-cell>
          <table:table-cell office:value-type="float" office:value="12.97177" calcext:value-type="float">
            <text:p>12.97177</text:p>
          </table:table-cell>
          <table:table-cell office:value-type="float" office:value="8.991882" calcext:value-type="float">
            <text:p>8.991882</text:p>
          </table:table-cell>
          <table:table-cell office:value-type="float" office:value="13.52975" calcext:value-type="float">
            <text:p>13.52975</text:p>
          </table:table-cell>
          <table:table-cell office:value-type="float" office:value="10.56863" calcext:value-type="float">
            <text:p>10.56863</text:p>
          </table:table-cell>
          <table:table-cell office:value-type="float" office:value="13.83981" calcext:value-type="float">
            <text:p>13.83981</text:p>
          </table:table-cell>
          <table:table-cell office:value-type="float" office:value="11.77133" calcext:value-type="float">
            <text:p>11.77133</text:p>
          </table:table-cell>
          <table:table-cell office:value-type="float" office:value="13.9278" calcext:value-type="float">
            <text:p>13.9278</text:p>
          </table:table-cell>
          <table:table-cell office:value-type="float" office:value="12.42194" calcext:value-type="float">
            <text:p>12.42194</text:p>
          </table:table-cell>
          <table:table-cell office:value-type="float" office:value="13.97235" calcext:value-type="float">
            <text:p>13.97235</text:p>
          </table:table-cell>
          <table:table-cell office:value-type="float" office:value="13.08911" calcext:value-type="float">
            <text:p>13.08911</text:p>
          </table:table-cell>
          <table:table-cell office:value-type="float" office:value="14.00061" calcext:value-type="float">
            <text:p>14.00061</text:p>
          </table:table-cell>
          <table:table-cell office:value-type="float" office:value="13.51794" calcext:value-type="float">
            <text:p>13.51794</text:p>
          </table:table-cell>
          <table:table-cell office:value-type="float" office:value="14.13651" calcext:value-type="float">
            <text:p>14.13651</text:p>
          </table:table-cell>
          <table:table-cell office:value-type="float" office:value="14.02774" calcext:value-type="float">
            <text:p>14.02774</text:p>
          </table:table-cell>
          <table:table-cell office:value-type="float" office:value="14.63977" calcext:value-type="float">
            <text:p>14.63977</text:p>
          </table:table-cell>
          <table:table-cell office:value-type="float" office:value="14.61517" calcext:value-type="float">
            <text:p>14.61517</text:p>
          </table:table-cell>
          <table:table-cell office:value-type="float" office:value="15.27304" calcext:value-type="float">
            <text:p>15.27304</text:p>
          </table:table-cell>
          <table:table-cell office:value-type="float" office:value="15.21512" calcext:value-type="float">
            <text:p>15.21512</text:p>
          </table:table-cell>
          <table:table-cell office:value-type="float" office:value="15.65555" calcext:value-type="float">
            <text:p>15.65555</text:p>
          </table:table-cell>
          <table:table-cell office:value-type="float" office:value="15.59357" calcext:value-type="float">
            <text:p>15.59357</text:p>
          </table:table-cell>
          <table:table-cell office:value-type="float" office:value="15.88925" calcext:value-type="float">
            <text:p>15.88925</text:p>
          </table:table-cell>
          <table:table-cell office:value-type="float" office:value="15.82666" calcext:value-type="float">
            <text:p>15.82666</text:p>
          </table:table-cell>
          <table:table-cell office:value-type="float" office:value="15.91644" calcext:value-type="float">
            <text:p>15.91644</text:p>
          </table:table-cell>
          <table:table-cell office:value-type="float" office:value="15.85355" calcext:value-type="float">
            <text:p>15.85355</text:p>
          </table:table-cell>
          <table:table-cell office:value-type="float" office:value="15.71228" calcext:value-type="float">
            <text:p>15.71228</text:p>
          </table:table-cell>
          <table:table-cell office:value-type="float" office:value="15.6514" calcext:value-type="float">
            <text:p>15.6514</text:p>
          </table:table-cell>
          <table:table-cell office:value-type="float" office:value="16.95148" calcext:value-type="float">
            <text:p>16.95148</text:p>
          </table:table-cell>
          <table:table-cell office:value-type="float" office:value="-7.494415" calcext:value-type="float">
            <text:p>-7.4944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5" calcext:value-type="float">
            <text:p>10112005</text:p>
          </table:table-cell>
          <table:table-cell office:value-type="float" office:value="10.16821" calcext:value-type="float">
            <text:p>10.16821</text:p>
          </table:table-cell>
          <table:table-cell office:value-type="float" office:value="16.55" calcext:value-type="float">
            <text:p>16.55</text:p>
          </table:table-cell>
          <table:table-cell office:value-type="float" office:value="-5.58" calcext:value-type="float">
            <text:p>-5.58</text:p>
          </table:table-cell>
          <table:table-cell office:value-type="float" office:value="0.7583145" calcext:value-type="float">
            <text:p>0.7583145</text:p>
          </table:table-cell>
          <table:table-cell office:value-type="float" office:value="0.3580429" calcext:value-type="float">
            <text:p>0.3580429</text:p>
          </table:table-cell>
          <table:table-cell office:value-type="float" office:value="277.524" calcext:value-type="float">
            <text:p>277.524</text:p>
          </table:table-cell>
          <table:table-cell office:value-type="float" office:value="0" calcext:value-type="float">
            <text:p>0</text:p>
          </table:table-cell>
          <table:table-cell office:value-type="float" office:value="15.41379" calcext:value-type="float">
            <text:p>15.41379</text:p>
          </table:table-cell>
          <table:table-cell office:value-type="float" office:value="4.497528" calcext:value-type="float">
            <text:p>4.497528</text:p>
          </table:table-cell>
          <table:table-cell office:value-type="float" office:value="13.40594" calcext:value-type="float">
            <text:p>13.40594</text:p>
          </table:table-cell>
          <table:table-cell office:value-type="float" office:value="6.923462" calcext:value-type="float">
            <text:p>6.923462</text:p>
          </table:table-cell>
          <table:table-cell office:value-type="float" office:value="12.66907" calcext:value-type="float">
            <text:p>12.66907</text:p>
          </table:table-cell>
          <table:table-cell office:value-type="float" office:value="8.504486" calcext:value-type="float">
            <text:p>8.504486</text:p>
          </table:table-cell>
          <table:table-cell office:value-type="float" office:value="12.37769" calcext:value-type="float">
            <text:p>12.37769</text:p>
          </table:table-cell>
          <table:table-cell office:value-type="float" office:value="9.903351" calcext:value-type="float">
            <text:p>9.903351</text:p>
          </table:table-cell>
          <table:table-cell office:value-type="float" office:value="12.37848" calcext:value-type="float">
            <text:p>12.37848</text:p>
          </table:table-cell>
          <table:table-cell office:value-type="float" office:value="10.82095" calcext:value-type="float">
            <text:p>10.82095</text:p>
          </table:table-cell>
          <table:table-cell office:value-type="float" office:value="13.06686" calcext:value-type="float">
            <text:p>13.06686</text:p>
          </table:table-cell>
          <table:table-cell office:value-type="float" office:value="11.79199" calcext:value-type="float">
            <text:p>11.79199</text:p>
          </table:table-cell>
          <table:table-cell office:value-type="float" office:value="13.50757" calcext:value-type="float">
            <text:p>13.50757</text:p>
          </table:table-cell>
          <table:table-cell office:value-type="float" office:value="12.56985" calcext:value-type="float">
            <text:p>12.56985</text:p>
          </table:table-cell>
          <table:table-cell office:value-type="float" office:value="14.02533" calcext:value-type="float">
            <text:p>14.02533</text:p>
          </table:table-cell>
          <table:table-cell office:value-type="float" office:value="13.52356" calcext:value-type="float">
            <text:p>13.52356</text:p>
          </table:table-cell>
          <table:table-cell office:value-type="float" office:value="14.61459" calcext:value-type="float">
            <text:p>14.61459</text:p>
          </table:table-cell>
          <table:table-cell office:value-type="float" office:value="14.47205" calcext:value-type="float">
            <text:p>14.47205</text:p>
          </table:table-cell>
          <table:table-cell office:value-type="float" office:value="15.21451" calcext:value-type="float">
            <text:p>15.21451</text:p>
          </table:table-cell>
          <table:table-cell office:value-type="float" office:value="15.15103" calcext:value-type="float">
            <text:p>15.15103</text:p>
          </table:table-cell>
          <table:table-cell office:value-type="float" office:value="15.5929" calcext:value-type="float">
            <text:p>15.5929</text:p>
          </table:table-cell>
          <table:table-cell office:value-type="float" office:value="15.53159" calcext:value-type="float">
            <text:p>15.53159</text:p>
          </table:table-cell>
          <table:table-cell office:value-type="float" office:value="15.82596" calcext:value-type="float">
            <text:p>15.82596</text:p>
          </table:table-cell>
          <table:table-cell office:value-type="float" office:value="15.76376" calcext:value-type="float">
            <text:p>15.76376</text:p>
          </table:table-cell>
          <table:table-cell office:value-type="float" office:value="15.85291" calcext:value-type="float">
            <text:p>15.85291</text:p>
          </table:table-cell>
          <table:table-cell office:value-type="float" office:value="15.79053" calcext:value-type="float">
            <text:p>15.79053</text:p>
          </table:table-cell>
          <table:table-cell office:value-type="float" office:value="15.65076" calcext:value-type="float">
            <text:p>15.65076</text:p>
          </table:table-cell>
          <table:table-cell office:value-type="float" office:value="15.59042" calcext:value-type="float">
            <text:p>15.59042</text:p>
          </table:table-cell>
          <table:table-cell office:value-type="float" office:value="32.43814" calcext:value-type="float">
            <text:p>32.43814</text:p>
          </table:table-cell>
          <table:table-cell office:value-type="float" office:value="-8.934662" calcext:value-type="float">
            <text:p>-8.9346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5" calcext:value-type="float">
            <text:p>11112005</text:p>
          </table:table-cell>
          <table:table-cell office:value-type="float" office:value="9.982564" calcext:value-type="float">
            <text:p>9.982564</text:p>
          </table:table-cell>
          <table:table-cell office:value-type="float" office:value="22.39" calcext:value-type="float">
            <text:p>22.39</text:p>
          </table:table-cell>
          <table:table-cell office:value-type="float" office:value="1.93" calcext:value-type="float">
            <text:p>1.93</text:p>
          </table:table-cell>
          <table:table-cell office:value-type="float" office:value="0.9949314" calcext:value-type="float">
            <text:p>0.9949314</text:p>
          </table:table-cell>
          <table:table-cell office:value-type="float" office:value="0.6186574" calcext:value-type="float">
            <text:p>0.6186574</text:p>
          </table:table-cell>
          <table:table-cell office:value-type="float" office:value="254.016" calcext:value-type="float">
            <text:p>254.016</text:p>
          </table:table-cell>
          <table:table-cell office:value-type="float" office:value="0" calcext:value-type="float">
            <text:p>0</text:p>
          </table:table-cell>
          <table:table-cell office:value-type="float" office:value="17.91071" calcext:value-type="float">
            <text:p>17.91071</text:p>
          </table:table-cell>
          <table:table-cell office:value-type="float" office:value="6.983948" calcext:value-type="float">
            <text:p>6.983948</text:p>
          </table:table-cell>
          <table:table-cell office:value-type="float" office:value="15.00549" calcext:value-type="float">
            <text:p>15.00549</text:p>
          </table:table-cell>
          <table:table-cell office:value-type="float" office:value="8.632202" calcext:value-type="float">
            <text:p>8.632202</text:p>
          </table:table-cell>
          <table:table-cell office:value-type="float" office:value="13.81927" calcext:value-type="float">
            <text:p>13.81927</text:p>
          </table:table-cell>
          <table:table-cell office:value-type="float" office:value="9.690308" calcext:value-type="float">
            <text:p>9.690308</text:p>
          </table:table-cell>
          <table:table-cell office:value-type="float" office:value="13.16721" calcext:value-type="float">
            <text:p>13.16721</text:p>
          </table:table-cell>
          <table:table-cell office:value-type="float" office:value="10.61581" calcext:value-type="float">
            <text:p>10.61581</text:p>
          </table:table-cell>
          <table:table-cell office:value-type="float" office:value="12.93878" calcext:value-type="float">
            <text:p>12.93878</text:p>
          </table:table-cell>
          <table:table-cell office:value-type="float" office:value="11.23193" calcext:value-type="float">
            <text:p>11.23193</text:p>
          </table:table-cell>
          <table:table-cell office:value-type="float" office:value="12.89728" calcext:value-type="float">
            <text:p>12.89728</text:p>
          </table:table-cell>
          <table:table-cell office:value-type="float" office:value="11.91248" calcext:value-type="float">
            <text:p>11.91248</text:p>
          </table:table-cell>
          <table:table-cell office:value-type="float" office:value="13.02536" calcext:value-type="float">
            <text:p>13.02536</text:p>
          </table:table-cell>
          <table:table-cell office:value-type="float" office:value="12.50214" calcext:value-type="float">
            <text:p>12.50214</text:p>
          </table:table-cell>
          <table:table-cell office:value-type="float" office:value="13.52206" calcext:value-type="float">
            <text:p>13.52206</text:p>
          </table:table-cell>
          <table:table-cell office:value-type="float" office:value="13.32288" calcext:value-type="float">
            <text:p>13.32288</text:p>
          </table:table-cell>
          <table:table-cell office:value-type="float" office:value="14.46997" calcext:value-type="float">
            <text:p>14.46997</text:p>
          </table:table-cell>
          <table:table-cell office:value-type="float" office:value="14.28436" calcext:value-type="float">
            <text:p>14.28436</text:p>
          </table:table-cell>
          <table:table-cell office:value-type="float" office:value="15.15021" calcext:value-type="float">
            <text:p>15.15021</text:p>
          </table:table-cell>
          <table:table-cell office:value-type="float" office:value="15.06052" calcext:value-type="float">
            <text:p>15.06052</text:p>
          </table:table-cell>
          <table:table-cell office:value-type="float" office:value="15.53091" calcext:value-type="float">
            <text:p>15.53091</text:p>
          </table:table-cell>
          <table:table-cell office:value-type="float" office:value="15.4642" calcext:value-type="float">
            <text:p>15.4642</text:p>
          </table:table-cell>
          <table:table-cell office:value-type="float" office:value="15.76315" calcext:value-type="float">
            <text:p>15.76315</text:p>
          </table:table-cell>
          <table:table-cell office:value-type="float" office:value="15.70056" calcext:value-type="float">
            <text:p>15.70056</text:p>
          </table:table-cell>
          <table:table-cell office:value-type="float" office:value="15.78986" calcext:value-type="float">
            <text:p>15.78986</text:p>
          </table:table-cell>
          <table:table-cell office:value-type="float" office:value="15.72815" calcext:value-type="float">
            <text:p>15.72815</text:p>
          </table:table-cell>
          <table:table-cell office:value-type="float" office:value="15.58981" calcext:value-type="float">
            <text:p>15.58981</text:p>
          </table:table-cell>
          <table:table-cell office:value-type="float" office:value="15.53043" calcext:value-type="float">
            <text:p>15.53043</text:p>
          </table:table-cell>
          <table:table-cell office:value-type="float" office:value="37.15591" calcext:value-type="float">
            <text:p>37.15591</text:p>
          </table:table-cell>
          <table:table-cell office:value-type="float" office:value="-1.775543" calcext:value-type="float">
            <text:p>-1.7755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5" calcext:value-type="float">
            <text:p>12112005</text:p>
          </table:table-cell>
          <table:table-cell office:value-type="float" office:value="6.42096" calcext:value-type="float">
            <text:p>6.42096</text:p>
          </table:table-cell>
          <table:table-cell office:value-type="float" office:value="22.78" calcext:value-type="float">
            <text:p>22.78</text:p>
          </table:table-cell>
          <table:table-cell office:value-type="float" office:value="8.75" calcext:value-type="float">
            <text:p>8.75</text:p>
          </table:table-cell>
          <table:table-cell office:value-type="float" office:value="1.520628" calcext:value-type="float">
            <text:p>1.520628</text:p>
          </table:table-cell>
          <table:table-cell office:value-type="float" office:value="0.8407131" calcext:value-type="float">
            <text:p>0.8407131</text:p>
          </table:table-cell>
          <table:table-cell office:value-type="float" office:value="634.248" calcext:value-type="float">
            <text:p>634.248</text:p>
          </table:table-cell>
          <table:table-cell office:value-type="float" office:value="0.1" calcext:value-type="float">
            <text:p>0.1</text:p>
          </table:table-cell>
          <table:table-cell office:value-type="float" office:value="18.42987" calcext:value-type="float">
            <text:p>18.42987</text:p>
          </table:table-cell>
          <table:table-cell office:value-type="float" office:value="10.93082" calcext:value-type="float">
            <text:p>10.93082</text:p>
          </table:table-cell>
          <table:table-cell office:value-type="float" office:value="15.97003" calcext:value-type="float">
            <text:p>15.97003</text:p>
          </table:table-cell>
          <table:table-cell office:value-type="float" office:value="11.64288" calcext:value-type="float">
            <text:p>11.64288</text:p>
          </table:table-cell>
          <table:table-cell office:value-type="float" office:value="14.86099" calcext:value-type="float">
            <text:p>14.86099</text:p>
          </table:table-cell>
          <table:table-cell office:value-type="float" office:value="12.03506" calcext:value-type="float">
            <text:p>12.03506</text:p>
          </table:table-cell>
          <table:table-cell office:value-type="float" office:value="14.15631" calcext:value-type="float">
            <text:p>14.15631</text:p>
          </table:table-cell>
          <table:table-cell office:value-type="float" office:value="12.35123" calcext:value-type="float">
            <text:p>12.35123</text:p>
          </table:table-cell>
          <table:table-cell office:value-type="float" office:value="13.81927" calcext:value-type="float">
            <text:p>13.81927</text:p>
          </table:table-cell>
          <table:table-cell office:value-type="float" office:value="12.55734" calcext:value-type="float">
            <text:p>12.55734</text:p>
          </table:table-cell>
          <table:table-cell office:value-type="float" office:value="13.59521" calcext:value-type="float">
            <text:p>13.59521</text:p>
          </table:table-cell>
          <table:table-cell office:value-type="float" office:value="12.7912" calcext:value-type="float">
            <text:p>12.7912</text:p>
          </table:table-cell>
          <table:table-cell office:value-type="float" office:value="13.54953" calcext:value-type="float">
            <text:p>13.54953</text:p>
          </table:table-cell>
          <table:table-cell office:value-type="float" office:value="13.02985" calcext:value-type="float">
            <text:p>13.02985</text:p>
          </table:table-cell>
          <table:table-cell office:value-type="float" office:value="13.55695" calcext:value-type="float">
            <text:p>13.55695</text:p>
          </table:table-cell>
          <table:table-cell office:value-type="float" office:value="13.35489" calcext:value-type="float">
            <text:p>13.35489</text:p>
          </table:table-cell>
          <table:table-cell office:value-type="float" office:value="14.28278" calcext:value-type="float">
            <text:p>14.28278</text:p>
          </table:table-cell>
          <table:table-cell office:value-type="float" office:value="14.19681" calcext:value-type="float">
            <text:p>14.19681</text:p>
          </table:table-cell>
          <table:table-cell office:value-type="float" office:value="15.05948" calcext:value-type="float">
            <text:p>15.05948</text:p>
          </table:table-cell>
          <table:table-cell office:value-type="float" office:value="14.96353" calcext:value-type="float">
            <text:p>14.96353</text:p>
          </table:table-cell>
          <table:table-cell office:value-type="float" office:value="15.46344" calcext:value-type="float">
            <text:p>15.46344</text:p>
          </table:table-cell>
          <table:table-cell office:value-type="float" office:value="15.38892" calcext:value-type="float">
            <text:p>15.38892</text:p>
          </table:table-cell>
          <table:table-cell office:value-type="float" office:value="15.69989" calcext:value-type="float">
            <text:p>15.69989</text:p>
          </table:table-cell>
          <table:table-cell office:value-type="float" office:value="15.6355" calcext:value-type="float">
            <text:p>15.6355</text:p>
          </table:table-cell>
          <table:table-cell office:value-type="float" office:value="15.72751" calcext:value-type="float">
            <text:p>15.72751</text:p>
          </table:table-cell>
          <table:table-cell office:value-type="float" office:value="15.66583" calcext:value-type="float">
            <text:p>15.66583</text:p>
          </table:table-cell>
          <table:table-cell office:value-type="float" office:value="15.52979" calcext:value-type="float">
            <text:p>15.52979</text:p>
          </table:table-cell>
          <table:table-cell office:value-type="float" office:value="15.47037" calcext:value-type="float">
            <text:p>15.47037</text:p>
          </table:table-cell>
          <table:table-cell office:value-type="float" office:value="32.3342" calcext:value-type="float">
            <text:p>32.3342</text:p>
          </table:table-cell>
          <table:table-cell office:value-type="float" office:value="5.483643" calcext:value-type="float">
            <text:p>5.4836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5" calcext:value-type="float">
            <text:p>13112005</text:p>
          </table:table-cell>
          <table:table-cell office:value-type="float" office:value="10.82752" calcext:value-type="float">
            <text:p>10.82752</text:p>
          </table:table-cell>
          <table:table-cell office:value-type="float" office:value="10.41" calcext:value-type="float">
            <text:p>10.41</text:p>
          </table:table-cell>
          <table:table-cell office:value-type="float" office:value="0.27" calcext:value-type="float">
            <text:p>0.27</text:p>
          </table:table-cell>
          <table:table-cell office:value-type="float" office:value="0.8403614" calcext:value-type="float">
            <text:p>0.8403614</text:p>
          </table:table-cell>
          <table:table-cell office:value-type="float" office:value="0.549634" calcext:value-type="float">
            <text:p>0.549634</text:p>
          </table:table-cell>
          <table:table-cell office:value-type="float" office:value="398.772" calcext:value-type="float">
            <text:p>398.772</text:p>
          </table:table-cell>
          <table:table-cell office:value-type="float" office:value="0" calcext:value-type="float">
            <text:p>0</text:p>
          </table:table-cell>
          <table:table-cell office:value-type="float" office:value="17.09457" calcext:value-type="float">
            <text:p>17.09457</text:p>
          </table:table-cell>
          <table:table-cell office:value-type="float" office:value="8.102783" calcext:value-type="float">
            <text:p>8.102783</text:p>
          </table:table-cell>
          <table:table-cell office:value-type="float" office:value="15.08798" calcext:value-type="float">
            <text:p>15.08798</text:p>
          </table:table-cell>
          <table:table-cell office:value-type="float" office:value="10.10416" calcext:value-type="float">
            <text:p>10.10416</text:p>
          </table:table-cell>
          <table:table-cell office:value-type="float" office:value="14.24429" calcext:value-type="float">
            <text:p>14.24429</text:p>
          </table:table-cell>
          <table:table-cell office:value-type="float" office:value="11.36478" calcext:value-type="float">
            <text:p>11.36478</text:p>
          </table:table-cell>
          <table:table-cell office:value-type="float" office:value="13.7608" calcext:value-type="float">
            <text:p>13.7608</text:p>
          </table:table-cell>
          <table:table-cell office:value-type="float" office:value="12.26831" calcext:value-type="float">
            <text:p>12.26831</text:p>
          </table:table-cell>
          <table:table-cell office:value-type="float" office:value="13.56055" calcext:value-type="float">
            <text:p>13.56055</text:p>
          </table:table-cell>
          <table:table-cell office:value-type="float" office:value="12.64169" calcext:value-type="float">
            <text:p>12.64169</text:p>
          </table:table-cell>
          <table:table-cell office:value-type="float" office:value="13.5813" calcext:value-type="float">
            <text:p>13.5813</text:p>
          </table:table-cell>
          <table:table-cell office:value-type="float" office:value="13.01593" calcext:value-type="float">
            <text:p>13.01593</text:p>
          </table:table-cell>
          <table:table-cell office:value-type="float" office:value="13.56039" calcext:value-type="float">
            <text:p>13.56039</text:p>
          </table:table-cell>
          <table:table-cell office:value-type="float" office:value="13.27927" calcext:value-type="float">
            <text:p>13.27927</text:p>
          </table:table-cell>
          <table:table-cell office:value-type="float" office:value="13.67685" calcext:value-type="float">
            <text:p>13.67685</text:p>
          </table:table-cell>
          <table:table-cell office:value-type="float" office:value="13.56122" calcext:value-type="float">
            <text:p>13.56122</text:p>
          </table:table-cell>
          <table:table-cell office:value-type="float" office:value="14.20126" calcext:value-type="float">
            <text:p>14.20126</text:p>
          </table:table-cell>
          <table:table-cell office:value-type="float" office:value="14.19592" calcext:value-type="float">
            <text:p>14.19592</text:p>
          </table:table-cell>
          <table:table-cell office:value-type="float" office:value="14.96259" calcext:value-type="float">
            <text:p>14.96259</text:p>
          </table:table-cell>
          <table:table-cell office:value-type="float" office:value="14.88675" calcext:value-type="float">
            <text:p>14.88675</text:p>
          </table:table-cell>
          <table:table-cell office:value-type="float" office:value="15.38809" calcext:value-type="float">
            <text:p>15.38809</text:p>
          </table:table-cell>
          <table:table-cell office:value-type="float" office:value="15.31345" calcext:value-type="float">
            <text:p>15.31345</text:p>
          </table:table-cell>
          <table:table-cell office:value-type="float" office:value="15.6348" calcext:value-type="float">
            <text:p>15.6348</text:p>
          </table:table-cell>
          <table:table-cell office:value-type="float" office:value="15.56833" calcext:value-type="float">
            <text:p>15.56833</text:p>
          </table:table-cell>
          <table:table-cell office:value-type="float" office:value="15.66519" calcext:value-type="float">
            <text:p>15.66519</text:p>
          </table:table-cell>
          <table:table-cell office:value-type="float" office:value="15.60349" calcext:value-type="float">
            <text:p>15.60349</text:p>
          </table:table-cell>
          <table:table-cell office:value-type="float" office:value="15.46973" calcext:value-type="float">
            <text:p>15.46973</text:p>
          </table:table-cell>
          <table:table-cell office:value-type="float" office:value="15.41031" calcext:value-type="float">
            <text:p>15.41031</text:p>
          </table:table-cell>
          <table:table-cell office:value-type="float" office:value="29.55386" calcext:value-type="float">
            <text:p>29.55386</text:p>
          </table:table-cell>
          <table:table-cell office:value-type="float" office:value="-2.904724" calcext:value-type="float">
            <text:p>-2.9047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5" calcext:value-type="float">
            <text:p>14112005</text:p>
          </table:table-cell>
          <table:table-cell office:value-type="float" office:value="7.589141" calcext:value-type="float">
            <text:p>7.589141</text:p>
          </table:table-cell>
          <table:table-cell office:value-type="float" office:value="9.62" calcext:value-type="float">
            <text:p>9.62</text:p>
          </table:table-cell>
          <table:table-cell office:value-type="float" office:value="2.51" calcext:value-type="float">
            <text:p>2.51</text:p>
          </table:table-cell>
          <table:table-cell office:value-type="float" office:value="0.8249364" calcext:value-type="float">
            <text:p>0.8249364</text:p>
          </table:table-cell>
          <table:table-cell office:value-type="float" office:value="0.6445493" calcext:value-type="float">
            <text:p>0.6445493</text:p>
          </table:table-cell>
          <table:table-cell office:value-type="float" office:value="413.352" calcext:value-type="float">
            <text:p>413.352</text:p>
          </table:table-cell>
          <table:table-cell office:value-type="float" office:value="0" calcext:value-type="float">
            <text:p>0</text:p>
          </table:table-cell>
          <table:table-cell office:value-type="float" office:value="14.54822" calcext:value-type="float">
            <text:p>14.54822</text:p>
          </table:table-cell>
          <table:table-cell office:value-type="float" office:value="7.812225" calcext:value-type="float">
            <text:p>7.812225</text:p>
          </table:table-cell>
          <table:table-cell office:value-type="float" office:value="12.96347" calcext:value-type="float">
            <text:p>12.96347</text:p>
          </table:table-cell>
          <table:table-cell office:value-type="float" office:value="9.268311" calcext:value-type="float">
            <text:p>9.268311</text:p>
          </table:table-cell>
          <table:table-cell office:value-type="float" office:value="12.41827" calcext:value-type="float">
            <text:p>12.41827</text:p>
          </table:table-cell>
          <table:table-cell office:value-type="float" office:value="10.23505" calcext:value-type="float">
            <text:p>10.23505</text:p>
          </table:table-cell>
          <table:table-cell office:value-type="float" office:value="12.32043" calcext:value-type="float">
            <text:p>12.32043</text:p>
          </table:table-cell>
          <table:table-cell office:value-type="float" office:value="11.10721" calcext:value-type="float">
            <text:p>11.10721</text:p>
          </table:table-cell>
          <table:table-cell office:value-type="float" office:value="12.76419" calcext:value-type="float">
            <text:p>12.76419</text:p>
          </table:table-cell>
          <table:table-cell office:value-type="float" office:value="11.6853" calcext:value-type="float">
            <text:p>11.6853</text:p>
          </table:table-cell>
          <table:table-cell office:value-type="float" office:value="13.23981" calcext:value-type="float">
            <text:p>13.23981</text:p>
          </table:table-cell>
          <table:table-cell office:value-type="float" office:value="12.29321" calcext:value-type="float">
            <text:p>12.29321</text:p>
          </table:table-cell>
          <table:table-cell office:value-type="float" office:value="13.46106" calcext:value-type="float">
            <text:p>13.46106</text:p>
          </table:table-cell>
          <table:table-cell office:value-type="float" office:value="12.79257" calcext:value-type="float">
            <text:p>12.79257</text:p>
          </table:table-cell>
          <table:table-cell office:value-type="float" office:value="13.68097" calcext:value-type="float">
            <text:p>13.68097</text:p>
          </table:table-cell>
          <table:table-cell office:value-type="float" office:value="13.41992" calcext:value-type="float">
            <text:p>13.41992</text:p>
          </table:table-cell>
          <table:table-cell office:value-type="float" office:value="14.20221" calcext:value-type="float">
            <text:p>14.20221</text:p>
          </table:table-cell>
          <table:table-cell office:value-type="float" office:value="14.15375" calcext:value-type="float">
            <text:p>14.15375</text:p>
          </table:table-cell>
          <table:table-cell office:value-type="float" office:value="14.88605" calcext:value-type="float">
            <text:p>14.88605</text:p>
          </table:table-cell>
          <table:table-cell office:value-type="float" office:value="14.82471" calcext:value-type="float">
            <text:p>14.82471</text:p>
          </table:table-cell>
          <table:table-cell office:value-type="float" office:value="15.31265" calcext:value-type="float">
            <text:p>15.31265</text:p>
          </table:table-cell>
          <table:table-cell office:value-type="float" office:value="15.24323" calcext:value-type="float">
            <text:p>15.24323</text:p>
          </table:table-cell>
          <table:table-cell office:value-type="float" office:value="15.56766" calcext:value-type="float">
            <text:p>15.56766</text:p>
          </table:table-cell>
          <table:table-cell office:value-type="float" office:value="15.50107" calcext:value-type="float">
            <text:p>15.50107</text:p>
          </table:table-cell>
          <table:table-cell office:value-type="float" office:value="15.60284" calcext:value-type="float">
            <text:p>15.60284</text:p>
          </table:table-cell>
          <table:table-cell office:value-type="float" office:value="15.5405" calcext:value-type="float">
            <text:p>15.5405</text:p>
          </table:table-cell>
          <table:table-cell office:value-type="float" office:value="15.40967" calcext:value-type="float">
            <text:p>15.40967</text:p>
          </table:table-cell>
          <table:table-cell office:value-type="float" office:value="15.35123" calcext:value-type="float">
            <text:p>15.35123</text:p>
          </table:table-cell>
          <table:table-cell office:value-type="float" office:value="22.07126" calcext:value-type="float">
            <text:p>22.07126</text:p>
          </table:table-cell>
          <table:table-cell office:value-type="float" office:value="-1.428864" calcext:value-type="float">
            <text:p>-1.4288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5" calcext:value-type="float">
            <text:p>15112005</text:p>
          </table:table-cell>
          <table:table-cell office:value-type="float" office:value="2.606044" calcext:value-type="float">
            <text:p>2.606044</text:p>
          </table:table-cell>
          <table:table-cell office:value-type="float" office:value="3.09" calcext:value-type="float">
            <text:p>3.09</text:p>
          </table:table-cell>
          <table:table-cell office:value-type="float" office:value="-5.28" calcext:value-type="float">
            <text:p>-5.28</text:p>
          </table:table-cell>
          <table:table-cell office:value-type="float" office:value="0.6714074" calcext:value-type="float">
            <text:p>0.6714074</text:p>
          </table:table-cell>
          <table:table-cell office:value-type="float" office:value="0.3661663" calcext:value-type="float">
            <text:p>0.3661663</text:p>
          </table:table-cell>
          <table:table-cell office:value-type="float" office:value="693.6121" calcext:value-type="float">
            <text:p>693.6121</text:p>
          </table:table-cell>
          <table:table-cell office:value-type="float" office:value="10.5" calcext:value-type="float">
            <text:p>10.5</text:p>
          </table:table-cell>
          <table:table-cell office:value-type="float" office:value="8.136505" calcext:value-type="float">
            <text:p>8.136505</text:p>
          </table:table-cell>
          <table:table-cell office:value-type="float" office:value="0.8407288" calcext:value-type="float">
            <text:p>0.8407288</text:p>
          </table:table-cell>
          <table:table-cell office:value-type="float" office:value="9.764862" calcext:value-type="float">
            <text:p>9.764862</text:p>
          </table:table-cell>
          <table:table-cell office:value-type="float" office:value="3.321686" calcext:value-type="float">
            <text:p>3.321686</text:p>
          </table:table-cell>
          <table:table-cell office:value-type="float" office:value="10.74631" calcext:value-type="float">
            <text:p>10.74631</text:p>
          </table:table-cell>
          <table:table-cell office:value-type="float" office:value="5.555542" calcext:value-type="float">
            <text:p>5.555542</text:p>
          </table:table-cell>
          <table:table-cell office:value-type="float" office:value="11.52759" calcext:value-type="float">
            <text:p>11.52759</text:p>
          </table:table-cell>
          <table:table-cell office:value-type="float" office:value="7.17807" calcext:value-type="float">
            <text:p>7.17807</text:p>
          </table:table-cell>
          <table:table-cell office:value-type="float" office:value="11.98187" calcext:value-type="float">
            <text:p>11.98187</text:p>
          </table:table-cell>
          <table:table-cell office:value-type="float" office:value="8.406433" calcext:value-type="float">
            <text:p>8.406433</text:p>
          </table:table-cell>
          <table:table-cell office:value-type="float" office:value="12.47226" calcext:value-type="float">
            <text:p>12.47226</text:p>
          </table:table-cell>
          <table:table-cell office:value-type="float" office:value="9.903809" calcext:value-type="float">
            <text:p>9.903809</text:p>
          </table:table-cell>
          <table:table-cell office:value-type="float" office:value="12.86371" calcext:value-type="float">
            <text:p>12.86371</text:p>
          </table:table-cell>
          <table:table-cell office:value-type="float" office:value="11.19022" calcext:value-type="float">
            <text:p>11.19022</text:p>
          </table:table-cell>
          <table:table-cell office:value-type="float" office:value="13.41809" calcext:value-type="float">
            <text:p>13.41809</text:p>
          </table:table-cell>
          <table:table-cell office:value-type="float" office:value="12.82361" calcext:value-type="float">
            <text:p>12.82361</text:p>
          </table:table-cell>
          <table:table-cell office:value-type="float" office:value="14.15271" calcext:value-type="float">
            <text:p>14.15271</text:p>
          </table:table-cell>
          <table:table-cell office:value-type="float" office:value="13.99652" calcext:value-type="float">
            <text:p>13.99652</text:p>
          </table:table-cell>
          <table:table-cell office:value-type="float" office:value="14.82404" calcext:value-type="float">
            <text:p>14.82404</text:p>
          </table:table-cell>
          <table:table-cell office:value-type="float" office:value="14.7518" calcext:value-type="float">
            <text:p>14.7518</text:p>
          </table:table-cell>
          <table:table-cell office:value-type="float" office:value="15.24249" calcext:value-type="float">
            <text:p>15.24249</text:p>
          </table:table-cell>
          <table:table-cell office:value-type="float" office:value="15.17505" calcext:value-type="float">
            <text:p>15.17505</text:p>
          </table:table-cell>
          <table:table-cell office:value-type="float" office:value="15.5004" calcext:value-type="float">
            <text:p>15.5004</text:p>
          </table:table-cell>
          <table:table-cell office:value-type="float" office:value="15.43408" calcext:value-type="float">
            <text:p>15.43408</text:p>
          </table:table-cell>
          <table:table-cell office:value-type="float" office:value="15.53986" calcext:value-type="float">
            <text:p>15.53986</text:p>
          </table:table-cell>
          <table:table-cell office:value-type="float" office:value="15.47696" calcext:value-type="float">
            <text:p>15.47696</text:p>
          </table:table-cell>
          <table:table-cell office:value-type="float" office:value="15.35062" calcext:value-type="float">
            <text:p>15.35062</text:p>
          </table:table-cell>
          <table:table-cell office:value-type="float" office:value="15.29254" calcext:value-type="float">
            <text:p>15.29254</text:p>
          </table:table-cell>
          <table:table-cell office:value-type="float" office:value="5.233276" calcext:value-type="float">
            <text:p>5.233276</text:p>
          </table:table-cell>
          <table:table-cell office:value-type="float" office:value="-3.316742" calcext:value-type="float">
            <text:p>-3.3167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5" calcext:value-type="float">
            <text:p>16112005</text:p>
          </table:table-cell>
          <table:table-cell office:value-type="float" office:value="11.05194" calcext:value-type="float">
            <text:p>11.05194</text:p>
          </table:table-cell>
          <table:table-cell office:value-type="float" office:value="-4.82" calcext:value-type="float">
            <text:p>-4.82</text:p>
          </table:table-cell>
          <table:table-cell office:value-type="float" office:value="-12.48" calcext:value-type="float">
            <text:p>-12.48</text:p>
          </table:table-cell>
          <table:table-cell office:value-type="float" office:value="0.3789443" calcext:value-type="float">
            <text:p>0.3789443</text:p>
          </table:table-cell>
          <table:table-cell office:value-type="float" office:value="0.2106916" calcext:value-type="float">
            <text:p>0.2106916</text:p>
          </table:table-cell>
          <table:table-cell office:value-type="float" office:value="420.804" calcext:value-type="float">
            <text:p>420.804</text:p>
          </table:table-cell>
          <table:table-cell office:value-type="float" office:value="0" calcext:value-type="float">
            <text:p>0</text:p>
          </table:table-cell>
          <table:table-cell office:value-type="float" office:value="6.888611" calcext:value-type="float">
            <text:p>6.888611</text:p>
          </table:table-cell>
          <table:table-cell office:value-type="float" office:value="-0.9952698" calcext:value-type="float">
            <text:p>-0.9952698</text:p>
          </table:table-cell>
          <table:table-cell office:value-type="float" office:value="6.528198" calcext:value-type="float">
            <text:p>6.528198</text:p>
          </table:table-cell>
          <table:table-cell office:value-type="float" office:value="2.066284" calcext:value-type="float">
            <text:p>2.066284</text:p>
          </table:table-cell>
          <table:table-cell office:value-type="float" office:value="6.800598" calcext:value-type="float">
            <text:p>6.800598</text:p>
          </table:table-cell>
          <table:table-cell office:value-type="float" office:value="4.233643" calcext:value-type="float">
            <text:p>4.233643</text:p>
          </table:table-cell>
          <table:table-cell office:value-type="float" office:value="7.456604" calcext:value-type="float">
            <text:p>7.456604</text:p>
          </table:table-cell>
          <table:table-cell office:value-type="float" office:value="6.128479" calcext:value-type="float">
            <text:p>6.128479</text:p>
          </table:table-cell>
          <table:table-cell office:value-type="float" office:value="8.384308" calcext:value-type="float">
            <text:p>8.384308</text:p>
          </table:table-cell>
          <table:table-cell office:value-type="float" office:value="7.340088" calcext:value-type="float">
            <text:p>7.340088</text:p>
          </table:table-cell>
          <table:table-cell office:value-type="float" office:value="9.875244" calcext:value-type="float">
            <text:p>9.875244</text:p>
          </table:table-cell>
          <table:table-cell office:value-type="float" office:value="8.720367" calcext:value-type="float">
            <text:p>8.720367</text:p>
          </table:table-cell>
          <table:table-cell office:value-type="float" office:value="11.16501" calcext:value-type="float">
            <text:p>11.16501</text:p>
          </table:table-cell>
          <table:table-cell office:value-type="float" office:value="9.936462" calcext:value-type="float">
            <text:p>9.936462</text:p>
          </table:table-cell>
          <table:table-cell office:value-type="float" office:value="12.81119" calcext:value-type="float">
            <text:p>12.81119</text:p>
          </table:table-cell>
          <table:table-cell office:value-type="float" office:value="11.67493" calcext:value-type="float">
            <text:p>11.67493</text:p>
          </table:table-cell>
          <table:table-cell office:value-type="float" office:value="13.99365" calcext:value-type="float">
            <text:p>13.99365</text:p>
          </table:table-cell>
          <table:table-cell office:value-type="float" office:value="13.57077" calcext:value-type="float">
            <text:p>13.57077</text:p>
          </table:table-cell>
          <table:table-cell office:value-type="float" office:value="14.75092" calcext:value-type="float">
            <text:p>14.75092</text:p>
          </table:table-cell>
          <table:table-cell office:value-type="float" office:value="14.62988" calcext:value-type="float">
            <text:p>14.62988</text:p>
          </table:table-cell>
          <table:table-cell office:value-type="float" office:value="15.17435" calcext:value-type="float">
            <text:p>15.17435</text:p>
          </table:table-cell>
          <table:table-cell office:value-type="float" office:value="15.09857" calcext:value-type="float">
            <text:p>15.09857</text:p>
          </table:table-cell>
          <table:table-cell office:value-type="float" office:value="15.43341" calcext:value-type="float">
            <text:p>15.43341</text:p>
          </table:table-cell>
          <table:table-cell office:value-type="float" office:value="15.36713" calcext:value-type="float">
            <text:p>15.36713</text:p>
          </table:table-cell>
          <table:table-cell office:value-type="float" office:value="15.47629" calcext:value-type="float">
            <text:p>15.47629</text:p>
          </table:table-cell>
          <table:table-cell office:value-type="float" office:value="15.41455" calcext:value-type="float">
            <text:p>15.41455</text:p>
          </table:table-cell>
          <table:table-cell office:value-type="float" office:value="15.29193" calcext:value-type="float">
            <text:p>15.29193</text:p>
          </table:table-cell>
          <table:table-cell office:value-type="float" office:value="15.23428" calcext:value-type="float">
            <text:p>15.23428</text:p>
          </table:table-cell>
          <table:table-cell office:value-type="float" office:value="7.652039" calcext:value-type="float">
            <text:p>7.652039</text:p>
          </table:table-cell>
          <table:table-cell office:value-type="float" office:value="-9.693787" calcext:value-type="float">
            <text:p>-9.6937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5" calcext:value-type="float">
            <text:p>17112005</text:p>
          </table:table-cell>
          <table:table-cell office:value-type="float" office:value="6.053345" calcext:value-type="float">
            <text:p>6.053345</text:p>
          </table:table-cell>
          <table:table-cell office:value-type="float" office:value="-0.15" calcext:value-type="float">
            <text:p>-0.15</text:p>
          </table:table-cell>
          <table:table-cell office:value-type="float" office:value="-9.11" calcext:value-type="float">
            <text:p>-9.11</text:p>
          </table:table-cell>
          <table:table-cell office:value-type="float" office:value="0.5333053" calcext:value-type="float">
            <text:p>0.5333053</text:p>
          </table:table-cell>
          <table:table-cell office:value-type="float" office:value="0.2739212" calcext:value-type="float">
            <text:p>0.2739212</text:p>
          </table:table-cell>
          <table:table-cell office:value-type="float" office:value="233.208" calcext:value-type="float">
            <text:p>233.208</text:p>
          </table:table-cell>
          <table:table-cell office:value-type="float" office:value="0" calcext:value-type="float">
            <text:p>0</text:p>
          </table:table-cell>
          <table:table-cell office:value-type="float" office:value="4.050079" calcext:value-type="float">
            <text:p>4.050079</text:p>
          </table:table-cell>
          <table:table-cell office:value-type="float" office:value="-2.18988" calcext:value-type="float">
            <text:p>-2.18988</text:p>
          </table:table-cell>
          <table:table-cell office:value-type="float" office:value="3.992859" calcext:value-type="float">
            <text:p>3.992859</text:p>
          </table:table-cell>
          <table:table-cell office:value-type="float" office:value="0.5707703" calcext:value-type="float">
            <text:p>0.5707703</text:p>
          </table:table-cell>
          <table:table-cell office:value-type="float" office:value="4.56134" calcext:value-type="float">
            <text:p>4.56134</text:p>
          </table:table-cell>
          <table:table-cell office:value-type="float" office:value="2.5271" calcext:value-type="float">
            <text:p>2.5271</text:p>
          </table:table-cell>
          <table:table-cell office:value-type="float" office:value="6.067078" calcext:value-type="float">
            <text:p>6.067078</text:p>
          </table:table-cell>
          <table:table-cell office:value-type="float" office:value="4.441467" calcext:value-type="float">
            <text:p>4.441467</text:p>
          </table:table-cell>
          <table:table-cell office:value-type="float" office:value="7.295715" calcext:value-type="float">
            <text:p>7.295715</text:p>
          </table:table-cell>
          <table:table-cell office:value-type="float" office:value="5.799072" calcext:value-type="float">
            <text:p>5.799072</text:p>
          </table:table-cell>
          <table:table-cell office:value-type="float" office:value="8.696228" calcext:value-type="float">
            <text:p>8.696228</text:p>
          </table:table-cell>
          <table:table-cell office:value-type="float" office:value="7.317505" calcext:value-type="float">
            <text:p>7.317505</text:p>
          </table:table-cell>
          <table:table-cell office:value-type="float" office:value="9.922699" calcext:value-type="float">
            <text:p>9.922699</text:p>
          </table:table-cell>
          <table:table-cell office:value-type="float" office:value="8.632019" calcext:value-type="float">
            <text:p>8.632019</text:p>
          </table:table-cell>
          <table:table-cell office:value-type="float" office:value="11.66617" calcext:value-type="float">
            <text:p>11.66617</text:p>
          </table:table-cell>
          <table:table-cell office:value-type="float" office:value="10.62643" calcext:value-type="float">
            <text:p>10.62643</text:p>
          </table:table-cell>
          <table:table-cell office:value-type="float" office:value="13.56546" calcext:value-type="float">
            <text:p>13.56546</text:p>
          </table:table-cell>
          <table:table-cell office:value-type="float" office:value="13.00888" calcext:value-type="float">
            <text:p>13.00888</text:p>
          </table:table-cell>
          <table:table-cell office:value-type="float" office:value="14.62817" calcext:value-type="float">
            <text:p>14.62817</text:p>
          </table:table-cell>
          <table:table-cell office:value-type="float" office:value="14.43094" calcext:value-type="float">
            <text:p>14.43094</text:p>
          </table:table-cell>
          <table:table-cell office:value-type="float" office:value="15.09766" calcext:value-type="float">
            <text:p>15.09766</text:p>
          </table:table-cell>
          <table:table-cell office:value-type="float" office:value="14.99829" calcext:value-type="float">
            <text:p>14.99829</text:p>
          </table:table-cell>
          <table:table-cell office:value-type="float" office:value="15.36642" calcext:value-type="float">
            <text:p>15.36642</text:p>
          </table:table-cell>
          <table:table-cell office:value-type="float" office:value="15.29605" calcext:value-type="float">
            <text:p>15.29605</text:p>
          </table:table-cell>
          <table:table-cell office:value-type="float" office:value="15.41388" calcext:value-type="float">
            <text:p>15.41388</text:p>
          </table:table-cell>
          <table:table-cell office:value-type="float" office:value="15.35196" calcext:value-type="float">
            <text:p>15.35196</text:p>
          </table:table-cell>
          <table:table-cell office:value-type="float" office:value="15.23364" calcext:value-type="float">
            <text:p>15.23364</text:p>
          </table:table-cell>
          <table:table-cell office:value-type="float" office:value="15.17615" calcext:value-type="float">
            <text:p>15.17615</text:p>
          </table:table-cell>
          <table:table-cell office:value-type="float" office:value="5.65506" calcext:value-type="float">
            <text:p>5.65506</text:p>
          </table:table-cell>
          <table:table-cell office:value-type="float" office:value="-9.516022" calcext:value-type="float">
            <text:p>-9.5160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5" calcext:value-type="float">
            <text:p>18112005</text:p>
          </table:table-cell>
          <table:table-cell office:value-type="float" office:value="10.27285" calcext:value-type="float">
            <text:p>10.27285</text:p>
          </table:table-cell>
          <table:table-cell office:value-type="float" office:value="10.61" calcext:value-type="float">
            <text:p>10.61</text:p>
          </table:table-cell>
          <table:table-cell office:value-type="float" office:value="-3.38" calcext:value-type="float">
            <text:p>-3.38</text:p>
          </table:table-cell>
          <table:table-cell office:value-type="float" office:value="0.8768093" calcext:value-type="float">
            <text:p>0.8768093</text:p>
          </table:table-cell>
          <table:table-cell office:value-type="float" office:value="0.4215827" calcext:value-type="float">
            <text:p>0.4215827</text:p>
          </table:table-cell>
          <table:table-cell office:value-type="float" office:value="305.964" calcext:value-type="float">
            <text:p>305.964</text:p>
          </table:table-cell>
          <table:table-cell office:value-type="float" office:value="0" calcext:value-type="float">
            <text:p>0</text:p>
          </table:table-cell>
          <table:table-cell office:value-type="float" office:value="8.895264" calcext:value-type="float">
            <text:p>8.895264</text:p>
          </table:table-cell>
          <table:table-cell office:value-type="float" office:value="-0.5402222" calcext:value-type="float">
            <text:p>-0.5402222</text:p>
          </table:table-cell>
          <table:table-cell office:value-type="float" office:value="7.389679" calcext:value-type="float">
            <text:p>7.389679</text:p>
          </table:table-cell>
          <table:table-cell office:value-type="float" office:value="1.523376" calcext:value-type="float">
            <text:p>1.523376</text:p>
          </table:table-cell>
          <table:table-cell office:value-type="float" office:value="6.962555" calcext:value-type="float">
            <text:p>6.962555</text:p>
          </table:table-cell>
          <table:table-cell office:value-type="float" office:value="2.979889" calcext:value-type="float">
            <text:p>2.979889</text:p>
          </table:table-cell>
          <table:table-cell office:value-type="float" office:value="7.020325" calcext:value-type="float">
            <text:p>7.020325</text:p>
          </table:table-cell>
          <table:table-cell office:value-type="float" office:value="4.441986" calcext:value-type="float">
            <text:p>4.441986</text:p>
          </table:table-cell>
          <table:table-cell office:value-type="float" office:value="7.313629" calcext:value-type="float">
            <text:p>7.313629</text:p>
          </table:table-cell>
          <table:table-cell office:value-type="float" office:value="5.532227" calcext:value-type="float">
            <text:p>5.532227</text:p>
          </table:table-cell>
          <table:table-cell office:value-type="float" office:value="7.864075" calcext:value-type="float">
            <text:p>7.864075</text:p>
          </table:table-cell>
          <table:table-cell office:value-type="float" office:value="6.837616" calcext:value-type="float">
            <text:p>6.837616</text:p>
          </table:table-cell>
          <table:table-cell office:value-type="float" office:value="8.625641" calcext:value-type="float">
            <text:p>8.625641</text:p>
          </table:table-cell>
          <table:table-cell office:value-type="float" office:value="8.146423" calcext:value-type="float">
            <text:p>8.146423</text:p>
          </table:table-cell>
          <table:table-cell office:value-type="float" office:value="10.61783" calcext:value-type="float">
            <text:p>10.61783</text:p>
          </table:table-cell>
          <table:table-cell office:value-type="float" office:value="9.997864" calcext:value-type="float">
            <text:p>9.997864</text:p>
          </table:table-cell>
          <table:table-cell office:value-type="float" office:value="13.00256" calcext:value-type="float">
            <text:p>13.00256</text:p>
          </table:table-cell>
          <table:table-cell office:value-type="float" office:value="12.42883" calcext:value-type="float">
            <text:p>12.42883</text:p>
          </table:table-cell>
          <table:table-cell office:value-type="float" office:value="14.42847" calcext:value-type="float">
            <text:p>14.42847</text:p>
          </table:table-cell>
          <table:table-cell office:value-type="float" office:value="14.1658" calcext:value-type="float">
            <text:p>14.1658</text:p>
          </table:table-cell>
          <table:table-cell office:value-type="float" office:value="14.99704" calcext:value-type="float">
            <text:p>14.99704</text:p>
          </table:table-cell>
          <table:table-cell office:value-type="float" office:value="14.86475" calcext:value-type="float">
            <text:p>14.86475</text:p>
          </table:table-cell>
          <table:table-cell office:value-type="float" office:value="15.29526" calcext:value-type="float">
            <text:p>15.29526</text:p>
          </table:table-cell>
          <table:table-cell office:value-type="float" office:value="15.21567" calcext:value-type="float">
            <text:p>15.21567</text:p>
          </table:table-cell>
          <table:table-cell office:value-type="float" office:value="15.35129" calcext:value-type="float">
            <text:p>15.35129</text:p>
          </table:table-cell>
          <table:table-cell office:value-type="float" office:value="15.28757" calcext:value-type="float">
            <text:p>15.28757</text:p>
          </table:table-cell>
          <table:table-cell office:value-type="float" office:value="15.17554" calcext:value-type="float">
            <text:p>15.17554</text:p>
          </table:table-cell>
          <table:table-cell office:value-type="float" office:value="15.11752" calcext:value-type="float">
            <text:p>15.11752</text:p>
          </table:table-cell>
          <table:table-cell office:value-type="float" office:value="15.40973" calcext:value-type="float">
            <text:p>15.40973</text:p>
          </table:table-cell>
          <table:table-cell office:value-type="float" office:value="-5.79599" calcext:value-type="float">
            <text:p>-5.795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5" calcext:value-type="float">
            <text:p>19112005</text:p>
          </table:table-cell>
          <table:table-cell office:value-type="float" office:value="3.46176" calcext:value-type="float">
            <text:p>3.46176</text:p>
          </table:table-cell>
          <table:table-cell office:value-type="float" office:value="6.77" calcext:value-type="float">
            <text:p>6.77</text:p>
          </table:table-cell>
          <table:table-cell office:value-type="float" office:value="1.88" calcext:value-type="float">
            <text:p>1.88</text:p>
          </table:table-cell>
          <table:table-cell office:value-type="float" office:value="0.8665018" calcext:value-type="float">
            <text:p>0.8665018</text:p>
          </table:table-cell>
          <table:table-cell office:value-type="float" office:value="0.6164709" calcext:value-type="float">
            <text:p>0.6164709</text:p>
          </table:table-cell>
          <table:table-cell office:value-type="float" office:value="311.076" calcext:value-type="float">
            <text:p>311.076</text:p>
          </table:table-cell>
          <table:table-cell office:value-type="float" office:value="1.3" calcext:value-type="float">
            <text:p>1.3</text:p>
          </table:table-cell>
          <table:table-cell office:value-type="float" office:value="7.434021" calcext:value-type="float">
            <text:p>7.434021</text:p>
          </table:table-cell>
          <table:table-cell office:value-type="float" office:value="3.855347" calcext:value-type="float">
            <text:p>3.855347</text:p>
          </table:table-cell>
          <table:table-cell office:value-type="float" office:value="7.043335" calcext:value-type="float">
            <text:p>7.043335</text:p>
          </table:table-cell>
          <table:table-cell office:value-type="float" office:value="4.85437" calcext:value-type="float">
            <text:p>4.85437</text:p>
          </table:table-cell>
          <table:table-cell office:value-type="float" office:value="7.154083" calcext:value-type="float">
            <text:p>7.154083</text:p>
          </table:table-cell>
          <table:table-cell office:value-type="float" office:value="5.646606" calcext:value-type="float">
            <text:p>5.646606</text:p>
          </table:table-cell>
          <table:table-cell office:value-type="float" office:value="7.436035" calcext:value-type="float">
            <text:p>7.436035</text:p>
          </table:table-cell>
          <table:table-cell office:value-type="float" office:value="6.447723" calcext:value-type="float">
            <text:p>6.447723</text:p>
          </table:table-cell>
          <table:table-cell office:value-type="float" office:value="7.738495" calcext:value-type="float">
            <text:p>7.738495</text:p>
          </table:table-cell>
          <table:table-cell office:value-type="float" office:value="7.059174" calcext:value-type="float">
            <text:p>7.059174</text:p>
          </table:table-cell>
          <table:table-cell office:value-type="float" office:value="8.202209" calcext:value-type="float">
            <text:p>8.202209</text:p>
          </table:table-cell>
          <table:table-cell office:value-type="float" office:value="7.815613" calcext:value-type="float">
            <text:p>7.815613</text:p>
          </table:table-cell>
          <table:table-cell office:value-type="float" office:value="8.849548" calcext:value-type="float">
            <text:p>8.849548</text:p>
          </table:table-cell>
          <table:table-cell office:value-type="float" office:value="8.619293" calcext:value-type="float">
            <text:p>8.619293</text:p>
          </table:table-cell>
          <table:table-cell office:value-type="float" office:value="9.997253" calcext:value-type="float">
            <text:p>9.997253</text:p>
          </table:table-cell>
          <table:table-cell office:value-type="float" office:value="9.947235" calcext:value-type="float">
            <text:p>9.947235</text:p>
          </table:table-cell>
          <table:table-cell office:value-type="float" office:value="12.42352" calcext:value-type="float">
            <text:p>12.42352</text:p>
          </table:table-cell>
          <table:table-cell office:value-type="float" office:value="12.03442" calcext:value-type="float">
            <text:p>12.03442</text:p>
          </table:table-cell>
          <table:table-cell office:value-type="float" office:value="14.16281" calcext:value-type="float">
            <text:p>14.16281</text:p>
          </table:table-cell>
          <table:table-cell office:value-type="float" office:value="13.87869" calcext:value-type="float">
            <text:p>13.87869</text:p>
          </table:table-cell>
          <table:table-cell office:value-type="float" office:value="14.86319" calcext:value-type="float">
            <text:p>14.86319</text:p>
          </table:table-cell>
          <table:table-cell office:value-type="float" office:value="14.70132" calcext:value-type="float">
            <text:p>14.70132</text:p>
          </table:table-cell>
          <table:table-cell office:value-type="float" office:value="15.21472" calcext:value-type="float">
            <text:p>15.21472</text:p>
          </table:table-cell>
          <table:table-cell office:value-type="float" office:value="15.12204" calcext:value-type="float">
            <text:p>15.12204</text:p>
          </table:table-cell>
          <table:table-cell office:value-type="float" office:value="15.2869" calcext:value-type="float">
            <text:p>15.2869</text:p>
          </table:table-cell>
          <table:table-cell office:value-type="float" office:value="15.22018" calcext:value-type="float">
            <text:p>15.22018</text:p>
          </table:table-cell>
          <table:table-cell office:value-type="float" office:value="15.11688" calcext:value-type="float">
            <text:p>15.11688</text:p>
          </table:table-cell>
          <table:table-cell office:value-type="float" office:value="15.05743" calcext:value-type="float">
            <text:p>15.05743</text:p>
          </table:table-cell>
          <table:table-cell office:value-type="float" office:value="12.1636" calcext:value-type="float">
            <text:p>12.1636</text:p>
          </table:table-cell>
          <table:table-cell office:value-type="float" office:value="-0.9356079" calcext:value-type="float">
            <text:p>-0.93560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5" calcext:value-type="float">
            <text:p>20112005</text:p>
          </table:table-cell>
          <table:table-cell office:value-type="float" office:value="5.555482" calcext:value-type="float">
            <text:p>5.555482</text:p>
          </table:table-cell>
          <table:table-cell office:value-type="float" office:value="5.83" calcext:value-type="float">
            <text:p>5.83</text:p>
          </table:table-cell>
          <table:table-cell office:value-type="float" office:value="-1.78" calcext:value-type="float">
            <text:p>-1.78</text:p>
          </table:table-cell>
          <table:table-cell office:value-type="float" office:value="0.7556668" calcext:value-type="float">
            <text:p>0.7556668</text:p>
          </table:table-cell>
          <table:table-cell office:value-type="float" office:value="0.4739791" calcext:value-type="float">
            <text:p>0.4739791</text:p>
          </table:table-cell>
          <table:table-cell office:value-type="float" office:value="171.684" calcext:value-type="float">
            <text:p>171.684</text:p>
          </table:table-cell>
          <table:table-cell office:value-type="float" office:value="0.1" calcext:value-type="float">
            <text:p>0.1</text:p>
          </table:table-cell>
          <table:table-cell office:value-type="float" office:value="8.558502" calcext:value-type="float">
            <text:p>8.558502</text:p>
          </table:table-cell>
          <table:table-cell office:value-type="float" office:value="3.46814" calcext:value-type="float">
            <text:p>3.46814</text:p>
          </table:table-cell>
          <table:table-cell office:value-type="float" office:value="7.647736" calcext:value-type="float">
            <text:p>7.647736</text:p>
          </table:table-cell>
          <table:table-cell office:value-type="float" office:value="4.557983" calcext:value-type="float">
            <text:p>4.557983</text:p>
          </table:table-cell>
          <table:table-cell office:value-type="float" office:value="7.358673" calcext:value-type="float">
            <text:p>7.358673</text:p>
          </table:table-cell>
          <table:table-cell office:value-type="float" office:value="5.467102" calcext:value-type="float">
            <text:p>5.467102</text:p>
          </table:table-cell>
          <table:table-cell office:value-type="float" office:value="7.472015" calcext:value-type="float">
            <text:p>7.472015</text:p>
          </table:table-cell>
          <table:table-cell office:value-type="float" office:value="6.365387" calcext:value-type="float">
            <text:p>6.365387</text:p>
          </table:table-cell>
          <table:table-cell office:value-type="float" office:value="7.717712" calcext:value-type="float">
            <text:p>7.717712</text:p>
          </table:table-cell>
          <table:table-cell office:value-type="float" office:value="7.023895" calcext:value-type="float">
            <text:p>7.023895</text:p>
          </table:table-cell>
          <table:table-cell office:value-type="float" office:value="8.170319" calcext:value-type="float">
            <text:p>8.170319</text:p>
          </table:table-cell>
          <table:table-cell office:value-type="float" office:value="7.803741" calcext:value-type="float">
            <text:p>7.803741</text:p>
          </table:table-cell>
          <table:table-cell office:value-type="float" office:value="8.848724" calcext:value-type="float">
            <text:p>8.848724</text:p>
          </table:table-cell>
          <table:table-cell office:value-type="float" office:value="8.608093" calcext:value-type="float">
            <text:p>8.608093</text:p>
          </table:table-cell>
          <table:table-cell office:value-type="float" office:value="9.958282" calcext:value-type="float">
            <text:p>9.958282</text:p>
          </table:table-cell>
          <table:table-cell office:value-type="float" office:value="9.846161" calcext:value-type="float">
            <text:p>9.846161</text:p>
          </table:table-cell>
          <table:table-cell office:value-type="float" office:value="12.03131" calcext:value-type="float">
            <text:p>12.03131</text:p>
          </table:table-cell>
          <table:table-cell office:value-type="float" office:value="11.77441" calcext:value-type="float">
            <text:p>11.77441</text:p>
          </table:table-cell>
          <table:table-cell office:value-type="float" office:value="13.87576" calcext:value-type="float">
            <text:p>13.87576</text:p>
          </table:table-cell>
          <table:table-cell office:value-type="float" office:value="13.61398" calcext:value-type="float">
            <text:p>13.61398</text:p>
          </table:table-cell>
          <table:table-cell office:value-type="float" office:value="14.69952" calcext:value-type="float">
            <text:p>14.69952</text:p>
          </table:table-cell>
          <table:table-cell office:value-type="float" office:value="14.52335" calcext:value-type="float">
            <text:p>14.52335</text:p>
          </table:table-cell>
          <table:table-cell office:value-type="float" office:value="15.12097" calcext:value-type="float">
            <text:p>15.12097</text:p>
          </table:table-cell>
          <table:table-cell office:value-type="float" office:value="15.01489" calcext:value-type="float">
            <text:p>15.01489</text:p>
          </table:table-cell>
          <table:table-cell office:value-type="float" office:value="15.21942" calcext:value-type="float">
            <text:p>15.21942</text:p>
          </table:table-cell>
          <table:table-cell office:value-type="float" office:value="15.1474" calcext:value-type="float">
            <text:p>15.1474</text:p>
          </table:table-cell>
          <table:table-cell office:value-type="float" office:value="15.05679" calcext:value-type="float">
            <text:p>15.05679</text:p>
          </table:table-cell>
          <table:table-cell office:value-type="float" office:value="14.99704" calcext:value-type="float">
            <text:p>14.99704</text:p>
          </table:table-cell>
          <table:table-cell office:value-type="float" office:value="15.16513" calcext:value-type="float">
            <text:p>15.16513</text:p>
          </table:table-cell>
          <table:table-cell office:value-type="float" office:value="-2.354156" calcext:value-type="float">
            <text:p>-2.3541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5" calcext:value-type="float">
            <text:p>21112005</text:p>
          </table:table-cell>
          <table:table-cell office:value-type="float" office:value="7.578119" calcext:value-type="float">
            <text:p>7.578119</text:p>
          </table:table-cell>
          <table:table-cell office:value-type="float" office:value="10.74" calcext:value-type="float">
            <text:p>10.74</text:p>
          </table:table-cell>
          <table:table-cell office:value-type="float" office:value="-2.21" calcext:value-type="float">
            <text:p>-2.21</text:p>
          </table:table-cell>
          <table:table-cell office:value-type="float" office:value="0.8927458" calcext:value-type="float">
            <text:p>0.8927458</text:p>
          </table:table-cell>
          <table:table-cell office:value-type="float" office:value="0.4593519" calcext:value-type="float">
            <text:p>0.4593519</text:p>
          </table:table-cell>
          <table:table-cell office:value-type="float" office:value="280.908" calcext:value-type="float">
            <text:p>280.908</text:p>
          </table:table-cell>
          <table:table-cell office:value-type="float" office:value="0" calcext:value-type="float">
            <text:p>0</text:p>
          </table:table-cell>
          <table:table-cell office:value-type="float" office:value="9.443481" calcext:value-type="float">
            <text:p>9.443481</text:p>
          </table:table-cell>
          <table:table-cell office:value-type="float" office:value="2.4711" calcext:value-type="float">
            <text:p>2.4711</text:p>
          </table:table-cell>
          <table:table-cell office:value-type="float" office:value="8.375763" calcext:value-type="float">
            <text:p>8.375763</text:p>
          </table:table-cell>
          <table:table-cell office:value-type="float" office:value="3.802002" calcext:value-type="float">
            <text:p>3.802002</text:p>
          </table:table-cell>
          <table:table-cell office:value-type="float" office:value="7.871613" calcext:value-type="float">
            <text:p>7.871613</text:p>
          </table:table-cell>
          <table:table-cell office:value-type="float" office:value="4.886108" calcext:value-type="float">
            <text:p>4.886108</text:p>
          </table:table-cell>
          <table:table-cell office:value-type="float" office:value="7.77478" calcext:value-type="float">
            <text:p>7.77478</text:p>
          </table:table-cell>
          <table:table-cell office:value-type="float" office:value="5.939636" calcext:value-type="float">
            <text:p>5.939636</text:p>
          </table:table-cell>
          <table:table-cell office:value-type="float" office:value="7.895935" calcext:value-type="float">
            <text:p>7.895935</text:p>
          </table:table-cell>
          <table:table-cell office:value-type="float" office:value="6.695251" calcext:value-type="float">
            <text:p>6.695251</text:p>
          </table:table-cell>
          <table:table-cell office:value-type="float" office:value="8.220093" calcext:value-type="float">
            <text:p>8.220093</text:p>
          </table:table-cell>
          <table:table-cell office:value-type="float" office:value="7.571289" calcext:value-type="float">
            <text:p>7.571289</text:p>
          </table:table-cell>
          <table:table-cell office:value-type="float" office:value="8.764191" calcext:value-type="float">
            <text:p>8.764191</text:p>
          </table:table-cell>
          <table:table-cell office:value-type="float" office:value="8.418213" calcext:value-type="float">
            <text:p>8.418213</text:p>
          </table:table-cell>
          <table:table-cell office:value-type="float" office:value="9.845825" calcext:value-type="float">
            <text:p>9.845825</text:p>
          </table:table-cell>
          <table:table-cell office:value-type="float" office:value="9.688629" calcext:value-type="float">
            <text:p>9.688629</text:p>
          </table:table-cell>
          <table:table-cell office:value-type="float" office:value="11.77203" calcext:value-type="float">
            <text:p>11.77203</text:p>
          </table:table-cell>
          <table:table-cell office:value-type="float" office:value="11.55249" calcext:value-type="float">
            <text:p>11.55249</text:p>
          </table:table-cell>
          <table:table-cell office:value-type="float" office:value="13.61139" calcext:value-type="float">
            <text:p>13.61139</text:p>
          </table:table-cell>
          <table:table-cell office:value-type="float" office:value="13.37576" calcext:value-type="float">
            <text:p>13.37576</text:p>
          </table:table-cell>
          <table:table-cell office:value-type="float" office:value="14.52148" calcext:value-type="float">
            <text:p>14.52148</text:p>
          </table:table-cell>
          <table:table-cell office:value-type="float" office:value="14.34436" calcext:value-type="float">
            <text:p>14.34436</text:p>
          </table:table-cell>
          <table:table-cell office:value-type="float" office:value="15.0137" calcext:value-type="float">
            <text:p>15.0137</text:p>
          </table:table-cell>
          <table:table-cell office:value-type="float" office:value="14.89752" calcext:value-type="float">
            <text:p>14.89752</text:p>
          </table:table-cell>
          <table:table-cell office:value-type="float" office:value="15.14664" calcext:value-type="float">
            <text:p>15.14664</text:p>
          </table:table-cell>
          <table:table-cell office:value-type="float" office:value="15.06927" calcext:value-type="float">
            <text:p>15.06927</text:p>
          </table:table-cell>
          <table:table-cell office:value-type="float" office:value="14.9964" calcext:value-type="float">
            <text:p>14.9964</text:p>
          </table:table-cell>
          <table:table-cell office:value-type="float" office:value="14.93445" calcext:value-type="float">
            <text:p>14.93445</text:p>
          </table:table-cell>
          <table:table-cell office:value-type="float" office:value="17.99307" calcext:value-type="float">
            <text:p>17.99307</text:p>
          </table:table-cell>
          <table:table-cell office:value-type="float" office:value="-2.74411" calcext:value-type="float">
            <text:p>-2.744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5" calcext:value-type="float">
            <text:p>22112005</text:p>
          </table:table-cell>
          <table:table-cell office:value-type="float" office:value="7.884208" calcext:value-type="float">
            <text:p>7.884208</text:p>
          </table:table-cell>
          <table:table-cell office:value-type="float" office:value="10.76" calcext:value-type="float">
            <text:p>10.76</text:p>
          </table:table-cell>
          <table:table-cell office:value-type="float" office:value="0.89" calcext:value-type="float">
            <text:p>0.89</text:p>
          </table:table-cell>
          <table:table-cell office:value-type="float" office:value="0.863068" calcext:value-type="float">
            <text:p>0.863068</text:p>
          </table:table-cell>
          <table:table-cell office:value-type="float" office:value="0.5745605" calcext:value-type="float">
            <text:p>0.5745605</text:p>
          </table:table-cell>
          <table:table-cell office:value-type="float" office:value="210.492" calcext:value-type="float">
            <text:p>210.492</text:p>
          </table:table-cell>
          <table:table-cell office:value-type="float" office:value="0" calcext:value-type="float">
            <text:p>0</text:p>
          </table:table-cell>
          <table:table-cell office:value-type="float" office:value="10.25034" calcext:value-type="float">
            <text:p>10.25034</text:p>
          </table:table-cell>
          <table:table-cell office:value-type="float" office:value="3.599548" calcext:value-type="float">
            <text:p>3.599548</text:p>
          </table:table-cell>
          <table:table-cell office:value-type="float" office:value="8.918152" calcext:value-type="float">
            <text:p>8.918152</text:p>
          </table:table-cell>
          <table:table-cell office:value-type="float" office:value="4.730774" calcext:value-type="float">
            <text:p>4.730774</text:p>
          </table:table-cell>
          <table:table-cell office:value-type="float" office:value="8.44458" calcext:value-type="float">
            <text:p>8.44458</text:p>
          </table:table-cell>
          <table:table-cell office:value-type="float" office:value="5.627838" calcext:value-type="float">
            <text:p>5.627838</text:p>
          </table:table-cell>
          <table:table-cell office:value-type="float" office:value="8.283936" calcext:value-type="float">
            <text:p>8.283936</text:p>
          </table:table-cell>
          <table:table-cell office:value-type="float" office:value="6.500214" calcext:value-type="float">
            <text:p>6.500214</text:p>
          </table:table-cell>
          <table:table-cell office:value-type="float" office:value="8.31842" calcext:value-type="float">
            <text:p>8.31842</text:p>
          </table:table-cell>
          <table:table-cell office:value-type="float" office:value="7.120941" calcext:value-type="float">
            <text:p>7.120941</text:p>
          </table:table-cell>
          <table:table-cell office:value-type="float" office:value="8.529449" calcext:value-type="float">
            <text:p>8.529449</text:p>
          </table:table-cell>
          <table:table-cell office:value-type="float" office:value="7.847015" calcext:value-type="float">
            <text:p>7.847015</text:p>
          </table:table-cell>
          <table:table-cell office:value-type="float" office:value="8.94455" calcext:value-type="float">
            <text:p>8.94455</text:p>
          </table:table-cell>
          <table:table-cell office:value-type="float" office:value="8.560028" calcext:value-type="float">
            <text:p>8.560028</text:p>
          </table:table-cell>
          <table:table-cell office:value-type="float" office:value="9.710419" calcext:value-type="float">
            <text:p>9.710419</text:p>
          </table:table-cell>
          <table:table-cell office:value-type="float" office:value="9.658569" calcext:value-type="float">
            <text:p>9.658569</text:p>
          </table:table-cell>
          <table:table-cell office:value-type="float" office:value="11.55038" calcext:value-type="float">
            <text:p>11.55038</text:p>
          </table:table-cell>
          <table:table-cell office:value-type="float" office:value="11.3808" calcext:value-type="float">
            <text:p>11.3808</text:p>
          </table:table-cell>
          <table:table-cell office:value-type="float" office:value="13.37338" calcext:value-type="float">
            <text:p>13.37338</text:p>
          </table:table-cell>
          <table:table-cell office:value-type="float" office:value="13.16049" calcext:value-type="float">
            <text:p>13.16049</text:p>
          </table:table-cell>
          <table:table-cell office:value-type="float" office:value="14.3425" calcext:value-type="float">
            <text:p>14.3425</text:p>
          </table:table-cell>
          <table:table-cell office:value-type="float" office:value="14.1687" calcext:value-type="float">
            <text:p>14.1687</text:p>
          </table:table-cell>
          <table:table-cell office:value-type="float" office:value="14.89624" calcext:value-type="float">
            <text:p>14.89624</text:p>
          </table:table-cell>
          <table:table-cell office:value-type="float" office:value="14.77365" calcext:value-type="float">
            <text:p>14.77365</text:p>
          </table:table-cell>
          <table:table-cell office:value-type="float" office:value="15.06845" calcext:value-type="float">
            <text:p>15.06845</text:p>
          </table:table-cell>
          <table:table-cell office:value-type="float" office:value="14.98309" calcext:value-type="float">
            <text:p>14.98309</text:p>
          </table:table-cell>
          <table:table-cell office:value-type="float" office:value="14.93378" calcext:value-type="float">
            <text:p>14.93378</text:p>
          </table:table-cell>
          <table:table-cell office:value-type="float" office:value="14.86859" calcext:value-type="float">
            <text:p>14.86859</text:p>
          </table:table-cell>
          <table:table-cell office:value-type="float" office:value="19.21072" calcext:value-type="float">
            <text:p>19.21072</text:p>
          </table:table-cell>
          <table:table-cell office:value-type="float" office:value="-1.559418" calcext:value-type="float">
            <text:p>-1.5594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5" calcext:value-type="float">
            <text:p>23112005</text:p>
          </table:table-cell>
          <table:table-cell office:value-type="float" office:value="8.398771" calcext:value-type="float">
            <text:p>8.398771</text:p>
          </table:table-cell>
          <table:table-cell office:value-type="float" office:value="16.69" calcext:value-type="float">
            <text:p>16.69</text:p>
          </table:table-cell>
          <table:table-cell office:value-type="float" office:value="0.97" calcext:value-type="float">
            <text:p>0.97</text:p>
          </table:table-cell>
          <table:table-cell office:value-type="float" office:value="0.8829072" calcext:value-type="float">
            <text:p>0.8829072</text:p>
          </table:table-cell>
          <table:table-cell office:value-type="float" office:value="0.5778497" calcext:value-type="float">
            <text:p>0.5778497</text:p>
          </table:table-cell>
          <table:table-cell office:value-type="float" office:value="423.432" calcext:value-type="float">
            <text:p>423.432</text:p>
          </table:table-cell>
          <table:table-cell office:value-type="float" office:value="0" calcext:value-type="float">
            <text:p>0</text:p>
          </table:table-cell>
          <table:table-cell office:value-type="float" office:value="12.62439" calcext:value-type="float">
            <text:p>12.62439</text:p>
          </table:table-cell>
          <table:table-cell office:value-type="float" office:value="5.724457" calcext:value-type="float">
            <text:p>5.724457</text:p>
          </table:table-cell>
          <table:table-cell office:value-type="float" office:value="10.92471" calcext:value-type="float">
            <text:p>10.92471</text:p>
          </table:table-cell>
          <table:table-cell office:value-type="float" office:value="6.431274" calcext:value-type="float">
            <text:p>6.431274</text:p>
          </table:table-cell>
          <table:table-cell office:value-type="float" office:value="10.07422" calcext:value-type="float">
            <text:p>10.07422</text:p>
          </table:table-cell>
          <table:table-cell office:value-type="float" office:value="6.971619" calcext:value-type="float">
            <text:p>6.971619</text:p>
          </table:table-cell>
          <table:table-cell office:value-type="float" office:value="9.568909" calcext:value-type="float">
            <text:p>9.568909</text:p>
          </table:table-cell>
          <table:table-cell office:value-type="float" office:value="7.491455" calcext:value-type="float">
            <text:p>7.491455</text:p>
          </table:table-cell>
          <table:table-cell office:value-type="float" office:value="9.365814" calcext:value-type="float">
            <text:p>9.365814</text:p>
          </table:table-cell>
          <table:table-cell office:value-type="float" office:value="7.887115" calcext:value-type="float">
            <text:p>7.887115</text:p>
          </table:table-cell>
          <table:table-cell office:value-type="float" office:value="9.322784" calcext:value-type="float">
            <text:p>9.322784</text:p>
          </table:table-cell>
          <table:table-cell office:value-type="float" office:value="8.371521" calcext:value-type="float">
            <text:p>8.371521</text:p>
          </table:table-cell>
          <table:table-cell office:value-type="float" office:value="9.498199" calcext:value-type="float">
            <text:p>9.498199</text:p>
          </table:table-cell>
          <table:table-cell office:value-type="float" office:value="8.895447" calcext:value-type="float">
            <text:p>8.895447</text:p>
          </table:table-cell>
          <table:table-cell office:value-type="float" office:value="9.886566" calcext:value-type="float">
            <text:p>9.886566</text:p>
          </table:table-cell>
          <table:table-cell office:value-type="float" office:value="9.699677" calcext:value-type="float">
            <text:p>9.699677</text:p>
          </table:table-cell>
          <table:table-cell office:value-type="float" office:value="11.37936" calcext:value-type="float">
            <text:p>11.37936</text:p>
          </table:table-cell>
          <table:table-cell office:value-type="float" office:value="11.2861" calcext:value-type="float">
            <text:p>11.2861</text:p>
          </table:table-cell>
          <table:table-cell office:value-type="float" office:value="13.15839" calcext:value-type="float">
            <text:p>13.15839</text:p>
          </table:table-cell>
          <table:table-cell office:value-type="float" office:value="12.97333" calcext:value-type="float">
            <text:p>12.97333</text:p>
          </table:table-cell>
          <table:table-cell office:value-type="float" office:value="14.16687" calcext:value-type="float">
            <text:p>14.16687</text:p>
          </table:table-cell>
          <table:table-cell office:value-type="float" office:value="14.00049" calcext:value-type="float">
            <text:p>14.00049</text:p>
          </table:table-cell>
          <table:table-cell office:value-type="float" office:value="14.77234" calcext:value-type="float">
            <text:p>14.77234</text:p>
          </table:table-cell>
          <table:table-cell office:value-type="float" office:value="14.64673" calcext:value-type="float">
            <text:p>14.64673</text:p>
          </table:table-cell>
          <table:table-cell office:value-type="float" office:value="14.98215" calcext:value-type="float">
            <text:p>14.98215</text:p>
          </table:table-cell>
          <table:table-cell office:value-type="float" office:value="14.89523" calcext:value-type="float">
            <text:p>14.89523</text:p>
          </table:table-cell>
          <table:table-cell office:value-type="float" office:value="14.86792" calcext:value-type="float">
            <text:p>14.86792</text:p>
          </table:table-cell>
          <table:table-cell office:value-type="float" office:value="14.79843" calcext:value-type="float">
            <text:p>14.79843</text:p>
          </table:table-cell>
          <table:table-cell office:value-type="float" office:value="25.35553" calcext:value-type="float">
            <text:p>25.35553</text:p>
          </table:table-cell>
          <table:table-cell office:value-type="float" office:value="-1.837921" calcext:value-type="float">
            <text:p>-1.8379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5" calcext:value-type="float">
            <text:p>24112005</text:p>
          </table:table-cell>
          <table:table-cell office:value-type="float" office:value="9.453954" calcext:value-type="float">
            <text:p>9.453954</text:p>
          </table:table-cell>
          <table:table-cell office:value-type="float" office:value="2.5" calcext:value-type="float">
            <text:p>2.5</text:p>
          </table:table-cell>
          <table:table-cell office:value-type="float" office:value="-4.67" calcext:value-type="float">
            <text:p>-4.67</text:p>
          </table:table-cell>
          <table:table-cell office:value-type="float" office:value="0.6440941" calcext:value-type="float">
            <text:p>0.6440941</text:p>
          </table:table-cell>
          <table:table-cell office:value-type="float" office:value="0.3831968" calcext:value-type="float">
            <text:p>0.3831968</text:p>
          </table:table-cell>
          <table:table-cell office:value-type="float" office:value="342.612" calcext:value-type="float">
            <text:p>342.612</text:p>
          </table:table-cell>
          <table:table-cell office:value-type="float" office:value="0" calcext:value-type="float">
            <text:p>0</text:p>
          </table:table-cell>
          <table:table-cell office:value-type="float" office:value="9.658356" calcext:value-type="float">
            <text:p>9.658356</text:p>
          </table:table-cell>
          <table:table-cell office:value-type="float" office:value="2.516235" calcext:value-type="float">
            <text:p>2.516235</text:p>
          </table:table-cell>
          <table:table-cell office:value-type="float" office:value="8.724976" calcext:value-type="float">
            <text:p>8.724976</text:p>
          </table:table-cell>
          <table:table-cell office:value-type="float" office:value="4.527435" calcext:value-type="float">
            <text:p>4.527435</text:p>
          </table:table-cell>
          <table:table-cell office:value-type="float" office:value="8.421417" calcext:value-type="float">
            <text:p>8.421417</text:p>
          </table:table-cell>
          <table:table-cell office:value-type="float" office:value="5.900482" calcext:value-type="float">
            <text:p>5.900482</text:p>
          </table:table-cell>
          <table:table-cell office:value-type="float" office:value="8.845856" calcext:value-type="float">
            <text:p>8.845856</text:p>
          </table:table-cell>
          <table:table-cell office:value-type="float" office:value="7.076904" calcext:value-type="float">
            <text:p>7.076904</text:p>
          </table:table-cell>
          <table:table-cell office:value-type="float" office:value="9.089325" calcext:value-type="float">
            <text:p>9.089325</text:p>
          </table:table-cell>
          <table:table-cell office:value-type="float" office:value="7.797638" calcext:value-type="float">
            <text:p>7.797638</text:p>
          </table:table-cell>
          <table:table-cell office:value-type="float" office:value="9.312469" calcext:value-type="float">
            <text:p>9.312469</text:p>
          </table:table-cell>
          <table:table-cell office:value-type="float" office:value="8.586212" calcext:value-type="float">
            <text:p>8.586212</text:p>
          </table:table-cell>
          <table:table-cell office:value-type="float" office:value="9.514313" calcext:value-type="float">
            <text:p>9.514313</text:p>
          </table:table-cell>
          <table:table-cell office:value-type="float" office:value="9.179565" calcext:value-type="float">
            <text:p>9.179565</text:p>
          </table:table-cell>
          <table:table-cell office:value-type="float" office:value="9.997345" calcext:value-type="float">
            <text:p>9.997345</text:p>
          </table:table-cell>
          <table:table-cell office:value-type="float" office:value="9.891235" calcext:value-type="float">
            <text:p>9.891235</text:p>
          </table:table-cell>
          <table:table-cell office:value-type="float" office:value="11.28577" calcext:value-type="float">
            <text:p>11.28577</text:p>
          </table:table-cell>
          <table:table-cell office:value-type="float" office:value="11.26886" calcext:value-type="float">
            <text:p>11.26886</text:p>
          </table:table-cell>
          <table:table-cell office:value-type="float" office:value="12.97156" calcext:value-type="float">
            <text:p>12.97156</text:p>
          </table:table-cell>
          <table:table-cell office:value-type="float" office:value="12.82431" calcext:value-type="float">
            <text:p>12.82431</text:p>
          </table:table-cell>
          <table:table-cell office:value-type="float" office:value="13.99878" calcext:value-type="float">
            <text:p>13.99878</text:p>
          </table:table-cell>
          <table:table-cell office:value-type="float" office:value="13.84515" calcext:value-type="float">
            <text:p>13.84515</text:p>
          </table:table-cell>
          <table:table-cell office:value-type="float" office:value="14.64542" calcext:value-type="float">
            <text:p>14.64542</text:p>
          </table:table-cell>
          <table:table-cell office:value-type="float" office:value="14.5192" calcext:value-type="float">
            <text:p>14.5192</text:p>
          </table:table-cell>
          <table:table-cell office:value-type="float" office:value="14.89429" calcext:value-type="float">
            <text:p>14.89429</text:p>
          </table:table-cell>
          <table:table-cell office:value-type="float" office:value="14.80292" calcext:value-type="float">
            <text:p>14.80292</text:p>
          </table:table-cell>
          <table:table-cell office:value-type="float" office:value="14.7977" calcext:value-type="float">
            <text:p>14.7977</text:p>
          </table:table-cell>
          <table:table-cell office:value-type="float" office:value="14.72534" calcext:value-type="float">
            <text:p>14.72534</text:p>
          </table:table-cell>
          <table:table-cell office:value-type="float" office:value="15.00198" calcext:value-type="float">
            <text:p>15.00198</text:p>
          </table:table-cell>
          <table:table-cell office:value-type="float" office:value="-6.691742" calcext:value-type="float">
            <text:p>-6.6917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5" calcext:value-type="float">
            <text:p>25112005</text:p>
          </table:table-cell>
          <table:table-cell office:value-type="float" office:value="8.637925" calcext:value-type="float">
            <text:p>8.637925</text:p>
          </table:table-cell>
          <table:table-cell office:value-type="float" office:value="10.59" calcext:value-type="float">
            <text:p>10.59</text:p>
          </table:table-cell>
          <table:table-cell office:value-type="float" office:value="-6.02" calcext:value-type="float">
            <text:p>-6.02</text:p>
          </table:table-cell>
          <table:table-cell office:value-type="float" office:value="0.785055" calcext:value-type="float">
            <text:p>0.785055</text:p>
          </table:table-cell>
          <table:table-cell office:value-type="float" office:value="0.346422" calcext:value-type="float">
            <text:p>0.346422</text:p>
          </table:table-cell>
          <table:table-cell office:value-type="float" office:value="405.936" calcext:value-type="float">
            <text:p>405.936</text:p>
          </table:table-cell>
          <table:table-cell office:value-type="float" office:value="0" calcext:value-type="float">
            <text:p>0</text:p>
          </table:table-cell>
          <table:table-cell office:value-type="float" office:value="9.338074" calcext:value-type="float">
            <text:p>9.338074</text:p>
          </table:table-cell>
          <table:table-cell office:value-type="float" office:value="1.15094" calcext:value-type="float">
            <text:p>1.15094</text:p>
          </table:table-cell>
          <table:table-cell office:value-type="float" office:value="7.898071" calcext:value-type="float">
            <text:p>7.898071</text:p>
          </table:table-cell>
          <table:table-cell office:value-type="float" office:value="3.08078" calcext:value-type="float">
            <text:p>3.08078</text:p>
          </table:table-cell>
          <table:table-cell office:value-type="float" office:value="7.512848" calcext:value-type="float">
            <text:p>7.512848</text:p>
          </table:table-cell>
          <table:table-cell office:value-type="float" office:value="4.410858" calcext:value-type="float">
            <text:p>4.410858</text:p>
          </table:table-cell>
          <table:table-cell office:value-type="float" office:value="7.54953" calcext:value-type="float">
            <text:p>7.54953</text:p>
          </table:table-cell>
          <table:table-cell office:value-type="float" office:value="5.694672" calcext:value-type="float">
            <text:p>5.694672</text:p>
          </table:table-cell>
          <table:table-cell office:value-type="float" office:value="7.763824" calcext:value-type="float">
            <text:p>7.763824</text:p>
          </table:table-cell>
          <table:table-cell office:value-type="float" office:value="6.581421" calcext:value-type="float">
            <text:p>6.581421</text:p>
          </table:table-cell>
          <table:table-cell office:value-type="float" office:value="8.566315" calcext:value-type="float">
            <text:p>8.566315</text:p>
          </table:table-cell>
          <table:table-cell office:value-type="float" office:value="7.558502" calcext:value-type="float">
            <text:p>7.558502</text:p>
          </table:table-cell>
          <table:table-cell office:value-type="float" office:value="9.169922" calcext:value-type="float">
            <text:p>9.169922</text:p>
          </table:table-cell>
          <table:table-cell office:value-type="float" office:value="8.42218" calcext:value-type="float">
            <text:p>8.42218</text:p>
          </table:table-cell>
          <table:table-cell office:value-type="float" office:value="9.971008" calcext:value-type="float">
            <text:p>9.971008</text:p>
          </table:table-cell>
          <table:table-cell office:value-type="float" office:value="9.602478" calcext:value-type="float">
            <text:p>9.602478</text:p>
          </table:table-cell>
          <table:table-cell office:value-type="float" office:value="11.26846" calcext:value-type="float">
            <text:p>11.26846</text:p>
          </table:table-cell>
          <table:table-cell office:value-type="float" office:value="11.15652" calcext:value-type="float">
            <text:p>11.15652</text:p>
          </table:table-cell>
          <table:table-cell office:value-type="float" office:value="12.82294" calcext:value-type="float">
            <text:p>12.82294</text:p>
          </table:table-cell>
          <table:table-cell office:value-type="float" office:value="12.69476" calcext:value-type="float">
            <text:p>12.69476</text:p>
          </table:table-cell>
          <table:table-cell office:value-type="float" office:value="13.84363" calcext:value-type="float">
            <text:p>13.84363</text:p>
          </table:table-cell>
          <table:table-cell office:value-type="float" office:value="13.70432" calcext:value-type="float">
            <text:p>13.70432</text:p>
          </table:table-cell>
          <table:table-cell office:value-type="float" office:value="14.51785" calcext:value-type="float">
            <text:p>14.51785</text:p>
          </table:table-cell>
          <table:table-cell office:value-type="float" office:value="14.39368" calcext:value-type="float">
            <text:p>14.39368</text:p>
          </table:table-cell>
          <table:table-cell office:value-type="float" office:value="14.80197" calcext:value-type="float">
            <text:p>14.80197</text:p>
          </table:table-cell>
          <table:table-cell office:value-type="float" office:value="14.70724" calcext:value-type="float">
            <text:p>14.70724</text:p>
          </table:table-cell>
          <table:table-cell office:value-type="float" office:value="14.72455" calcext:value-type="float">
            <text:p>14.72455</text:p>
          </table:table-cell>
          <table:table-cell office:value-type="float" office:value="14.6492" calcext:value-type="float">
            <text:p>14.6492</text:p>
          </table:table-cell>
          <table:table-cell office:value-type="float" office:value="18.71936" calcext:value-type="float">
            <text:p>18.71936</text:p>
          </table:table-cell>
          <table:table-cell office:value-type="float" office:value="-7.903748" calcext:value-type="float">
            <text:p>-7.9037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5" calcext:value-type="float">
            <text:p>26112005</text:p>
          </table:table-cell>
          <table:table-cell office:value-type="float" office:value="9.22566" calcext:value-type="float">
            <text:p>9.22566</text:p>
          </table:table-cell>
          <table:table-cell office:value-type="float" office:value="15.39" calcext:value-type="float">
            <text:p>15.39</text:p>
          </table:table-cell>
          <table:table-cell office:value-type="float" office:value="-2.32" calcext:value-type="float">
            <text:p>-2.32</text:p>
          </table:table-cell>
          <table:table-cell office:value-type="float" office:value="1.231476" calcext:value-type="float">
            <text:p>1.231476</text:p>
          </table:table-cell>
          <table:table-cell office:value-type="float" office:value="0.4556749" calcext:value-type="float">
            <text:p>0.4556749</text:p>
          </table:table-cell>
          <table:table-cell office:value-type="float" office:value="315.108" calcext:value-type="float">
            <text:p>315.108</text:p>
          </table:table-cell>
          <table:table-cell office:value-type="float" office:value="0" calcext:value-type="float">
            <text:p>0</text:p>
          </table:table-cell>
          <table:table-cell office:value-type="float" office:value="11.4859" calcext:value-type="float">
            <text:p>11.4859</text:p>
          </table:table-cell>
          <table:table-cell office:value-type="float" office:value="2.488647" calcext:value-type="float">
            <text:p>2.488647</text:p>
          </table:table-cell>
          <table:table-cell office:value-type="float" office:value="9.554443" calcext:value-type="float">
            <text:p>9.554443</text:p>
          </table:table-cell>
          <table:table-cell office:value-type="float" office:value="4.110413" calcext:value-type="float">
            <text:p>4.110413</text:p>
          </table:table-cell>
          <table:table-cell office:value-type="float" office:value="8.77124" calcext:value-type="float">
            <text:p>8.77124</text:p>
          </table:table-cell>
          <table:table-cell office:value-type="float" office:value="5.180542" calcext:value-type="float">
            <text:p>5.180542</text:p>
          </table:table-cell>
          <table:table-cell office:value-type="float" office:value="8.51535" calcext:value-type="float">
            <text:p>8.51535</text:p>
          </table:table-cell>
          <table:table-cell office:value-type="float" office:value="6.181854" calcext:value-type="float">
            <text:p>6.181854</text:p>
          </table:table-cell>
          <table:table-cell office:value-type="float" office:value="8.547607" calcext:value-type="float">
            <text:p>8.547607</text:p>
          </table:table-cell>
          <table:table-cell office:value-type="float" office:value="6.869507" calcext:value-type="float">
            <text:p>6.869507</text:p>
          </table:table-cell>
          <table:table-cell office:value-type="float" office:value="8.619537" calcext:value-type="float">
            <text:p>8.619537</text:p>
          </table:table-cell>
          <table:table-cell office:value-type="float" office:value="7.652435" calcext:value-type="float">
            <text:p>7.652435</text:p>
          </table:table-cell>
          <table:table-cell office:value-type="float" office:value="8.87796" calcext:value-type="float">
            <text:p>8.87796</text:p>
          </table:table-cell>
          <table:table-cell office:value-type="float" office:value="8.380768" calcext:value-type="float">
            <text:p>8.380768</text:p>
          </table:table-cell>
          <table:table-cell office:value-type="float" office:value="9.601288" calcext:value-type="float">
            <text:p>9.601288</text:p>
          </table:table-cell>
          <table:table-cell office:value-type="float" office:value="9.458435" calcext:value-type="float">
            <text:p>9.458435</text:p>
          </table:table-cell>
          <table:table-cell office:value-type="float" office:value="11.15482" calcext:value-type="float">
            <text:p>11.15482</text:p>
          </table:table-cell>
          <table:table-cell office:value-type="float" office:value="10.99652" calcext:value-type="float">
            <text:p>10.99652</text:p>
          </table:table-cell>
          <table:table-cell office:value-type="float" office:value="12.69339" calcext:value-type="float">
            <text:p>12.69339</text:p>
          </table:table-cell>
          <table:table-cell office:value-type="float" office:value="12.55957" calcext:value-type="float">
            <text:p>12.55957</text:p>
          </table:table-cell>
          <table:table-cell office:value-type="float" office:value="13.70291" calcext:value-type="float">
            <text:p>13.70291</text:p>
          </table:table-cell>
          <table:table-cell office:value-type="float" office:value="13.57114" calcext:value-type="float">
            <text:p>13.57114</text:p>
          </table:table-cell>
          <table:table-cell office:value-type="float" office:value="14.3924" calcext:value-type="float">
            <text:p>14.3924</text:p>
          </table:table-cell>
          <table:table-cell office:value-type="float" office:value="14.27151" calcext:value-type="float">
            <text:p>14.27151</text:p>
          </table:table-cell>
          <table:table-cell office:value-type="float" office:value="14.70624" calcext:value-type="float">
            <text:p>14.70624</text:p>
          </table:table-cell>
          <table:table-cell office:value-type="float" office:value="14.60947" calcext:value-type="float">
            <text:p>14.60947</text:p>
          </table:table-cell>
          <table:table-cell office:value-type="float" office:value="14.64838" calcext:value-type="float">
            <text:p>14.64838</text:p>
          </table:table-cell>
          <table:table-cell office:value-type="float" office:value="14.56973" calcext:value-type="float">
            <text:p>14.56973</text:p>
          </table:table-cell>
          <table:table-cell office:value-type="float" office:value="23.31018" calcext:value-type="float">
            <text:p>23.31018</text:p>
          </table:table-cell>
          <table:table-cell office:value-type="float" office:value="-5.286194" calcext:value-type="float">
            <text:p>-5.2861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5" calcext:value-type="float">
            <text:p>27112005</text:p>
          </table:table-cell>
          <table:table-cell office:value-type="float" office:value="1.19527" calcext:value-type="float">
            <text:p>1.19527</text:p>
          </table:table-cell>
          <table:table-cell office:value-type="float" office:value="12.8" calcext:value-type="float">
            <text:p>12.8</text:p>
          </table:table-cell>
          <table:table-cell office:value-type="float" office:value="3" calcext:value-type="float">
            <text:p>3</text:p>
          </table:table-cell>
          <table:table-cell office:value-type="float" office:value="1.282352" calcext:value-type="float">
            <text:p>1.282352</text:p>
          </table:table-cell>
          <table:table-cell office:value-type="float" office:value="0.6671752" calcext:value-type="float">
            <text:p>0.6671752</text:p>
          </table:table-cell>
          <table:table-cell office:value-type="float" office:value="370.548" calcext:value-type="float">
            <text:p>370.548</text:p>
          </table:table-cell>
          <table:table-cell office:value-type="float" office:value="15.3" calcext:value-type="float">
            <text:p>15.3</text:p>
          </table:table-cell>
          <table:table-cell office:value-type="float" office:value="10.35452" calcext:value-type="float">
            <text:p>10.35452</text:p>
          </table:table-cell>
          <table:table-cell office:value-type="float" office:value="6.181702" calcext:value-type="float">
            <text:p>6.181702</text:p>
          </table:table-cell>
          <table:table-cell office:value-type="float" office:value="9.726776" calcext:value-type="float">
            <text:p>9.726776</text:p>
          </table:table-cell>
          <table:table-cell office:value-type="float" office:value="7.222809" calcext:value-type="float">
            <text:p>7.222809</text:p>
          </table:table-cell>
          <table:table-cell office:value-type="float" office:value="9.508026" calcext:value-type="float">
            <text:p>9.508026</text:p>
          </table:table-cell>
          <table:table-cell office:value-type="float" office:value="8.039429" calcext:value-type="float">
            <text:p>8.039429</text:p>
          </table:table-cell>
          <table:table-cell office:value-type="float" office:value="9.364075" calcext:value-type="float">
            <text:p>9.364075</text:p>
          </table:table-cell>
          <table:table-cell office:value-type="float" office:value="8.520355" calcext:value-type="float">
            <text:p>8.520355</text:p>
          </table:table-cell>
          <table:table-cell office:value-type="float" office:value="9.316589" calcext:value-type="float">
            <text:p>9.316589</text:p>
          </table:table-cell>
          <table:table-cell office:value-type="float" office:value="8.555542" calcext:value-type="float">
            <text:p>8.555542</text:p>
          </table:table-cell>
          <table:table-cell office:value-type="float" office:value="9.328125" calcext:value-type="float">
            <text:p>9.328125</text:p>
          </table:table-cell>
          <table:table-cell office:value-type="float" office:value="8.630127" calcext:value-type="float">
            <text:p>8.630127</text:p>
          </table:table-cell>
          <table:table-cell office:value-type="float" office:value="9.482971" calcext:value-type="float">
            <text:p>9.482971</text:p>
          </table:table-cell>
          <table:table-cell office:value-type="float" office:value="8.887268" calcext:value-type="float">
            <text:p>8.887268</text:p>
          </table:table-cell>
          <table:table-cell office:value-type="float" office:value="9.818085" calcext:value-type="float">
            <text:p>9.818085</text:p>
          </table:table-cell>
          <table:table-cell office:value-type="float" office:value="9.495209" calcext:value-type="float">
            <text:p>9.495209</text:p>
          </table:table-cell>
          <table:table-cell office:value-type="float" office:value="10.99518" calcext:value-type="float">
            <text:p>10.99518</text:p>
          </table:table-cell>
          <table:table-cell office:value-type="float" office:value="10.94394" calcext:value-type="float">
            <text:p>10.94394</text:p>
          </table:table-cell>
          <table:table-cell office:value-type="float" office:value="12.55817" calcext:value-type="float">
            <text:p>12.55817</text:p>
          </table:table-cell>
          <table:table-cell office:value-type="float" office:value="12.42969" calcext:value-type="float">
            <text:p>12.42969</text:p>
          </table:table-cell>
          <table:table-cell office:value-type="float" office:value="13.56976" calcext:value-type="float">
            <text:p>13.56976</text:p>
          </table:table-cell>
          <table:table-cell office:value-type="float" office:value="13.44119" calcext:value-type="float">
            <text:p>13.44119</text:p>
          </table:table-cell>
          <table:table-cell office:value-type="float" office:value="14.27026" calcext:value-type="float">
            <text:p>14.27026</text:p>
          </table:table-cell>
          <table:table-cell office:value-type="float" office:value="14.15213" calcext:value-type="float">
            <text:p>14.15213</text:p>
          </table:table-cell>
          <table:table-cell office:value-type="float" office:value="14.60846" calcext:value-type="float">
            <text:p>14.60846</text:p>
          </table:table-cell>
          <table:table-cell office:value-type="float" office:value="14.51096" calcext:value-type="float">
            <text:p>14.51096</text:p>
          </table:table-cell>
          <table:table-cell office:value-type="float" office:value="14.56891" calcext:value-type="float">
            <text:p>14.56891</text:p>
          </table:table-cell>
          <table:table-cell office:value-type="float" office:value="14.48779" calcext:value-type="float">
            <text:p>14.48779</text:p>
          </table:table-cell>
          <table:table-cell office:value-type="float" office:value="14.36179" calcext:value-type="float">
            <text:p>14.36179</text:p>
          </table:table-cell>
          <table:table-cell office:value-type="float" office:value="0.2172852" calcext:value-type="float">
            <text:p>0.21728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5" calcext:value-type="float">
            <text:p>28112005</text:p>
          </table:table-cell>
          <table:table-cell office:value-type="float" office:value="1.4796" calcext:value-type="float">
            <text:p>1.4796</text:p>
          </table:table-cell>
          <table:table-cell office:value-type="float" office:value="2.63" calcext:value-type="float">
            <text:p>2.63</text:p>
          </table:table-cell>
          <table:table-cell office:value-type="float" office:value="-6.09" calcext:value-type="float">
            <text:p>-6.09</text:p>
          </table:table-cell>
          <table:table-cell office:value-type="float" office:value="0.6500252" calcext:value-type="float">
            <text:p>0.6500252</text:p>
          </table:table-cell>
          <table:table-cell office:value-type="float" office:value="0.3446045" calcext:value-type="float">
            <text:p>0.3446045</text:p>
          </table:table-cell>
          <table:table-cell office:value-type="float" office:value="820.512" calcext:value-type="float">
            <text:p>820.512</text:p>
          </table:table-cell>
          <table:table-cell office:value-type="float" office:value="0.1" calcext:value-type="float">
            <text:p>0.1</text:p>
          </table:table-cell>
          <table:table-cell office:value-type="float" office:value="6.100464" calcext:value-type="float">
            <text:p>6.100464</text:p>
          </table:table-cell>
          <table:table-cell office:value-type="float" office:value="0.8407593" calcext:value-type="float">
            <text:p>0.8407593</text:p>
          </table:table-cell>
          <table:table-cell office:value-type="float" office:value="7.153229" calcext:value-type="float">
            <text:p>7.153229</text:p>
          </table:table-cell>
          <table:table-cell office:value-type="float" office:value="2.644043" calcext:value-type="float">
            <text:p>2.644043</text:p>
          </table:table-cell>
          <table:table-cell office:value-type="float" office:value="7.984283" calcext:value-type="float">
            <text:p>7.984283</text:p>
          </table:table-cell>
          <table:table-cell office:value-type="float" office:value="4.074371" calcext:value-type="float">
            <text:p>4.074371</text:p>
          </table:table-cell>
          <table:table-cell office:value-type="float" office:value="8.620728" calcext:value-type="float">
            <text:p>8.620728</text:p>
          </table:table-cell>
          <table:table-cell office:value-type="float" office:value="5.453918" calcext:value-type="float">
            <text:p>5.453918</text:p>
          </table:table-cell>
          <table:table-cell office:value-type="float" office:value="8.94455" calcext:value-type="float">
            <text:p>8.94455</text:p>
          </table:table-cell>
          <table:table-cell office:value-type="float" office:value="6.406952" calcext:value-type="float">
            <text:p>6.406952</text:p>
          </table:table-cell>
          <table:table-cell office:value-type="float" office:value="9.26355" calcext:value-type="float">
            <text:p>9.26355</text:p>
          </table:table-cell>
          <table:table-cell office:value-type="float" office:value="7.519379" calcext:value-type="float">
            <text:p>7.519379</text:p>
          </table:table-cell>
          <table:table-cell office:value-type="float" office:value="9.481842" calcext:value-type="float">
            <text:p>9.481842</text:p>
          </table:table-cell>
          <table:table-cell office:value-type="float" office:value="8.440491" calcext:value-type="float">
            <text:p>8.440491</text:p>
          </table:table-cell>
          <table:table-cell office:value-type="float" office:value="9.876434" calcext:value-type="float">
            <text:p>9.876434</text:p>
          </table:table-cell>
          <table:table-cell office:value-type="float" office:value="9.64621" calcext:value-type="float">
            <text:p>9.64621</text:p>
          </table:table-cell>
          <table:table-cell office:value-type="float" office:value="10.95724" calcext:value-type="float">
            <text:p>10.95724</text:p>
          </table:table-cell>
          <table:table-cell office:value-type="float" office:value="10.93695" calcext:value-type="float">
            <text:p>10.93695</text:p>
          </table:table-cell>
          <table:table-cell office:value-type="float" office:value="12.4285" calcext:value-type="float">
            <text:p>12.4285</text:p>
          </table:table-cell>
          <table:table-cell office:value-type="float" office:value="12.32837" calcext:value-type="float">
            <text:p>12.32837</text:p>
          </table:table-cell>
          <table:table-cell office:value-type="float" office:value="13.43988" calcext:value-type="float">
            <text:p>13.43988</text:p>
          </table:table-cell>
          <table:table-cell office:value-type="float" office:value="13.31949" calcext:value-type="float">
            <text:p>13.31949</text:p>
          </table:table-cell>
          <table:table-cell office:value-type="float" office:value="14.15094" calcext:value-type="float">
            <text:p>14.15094</text:p>
          </table:table-cell>
          <table:table-cell office:value-type="float" office:value="14.03497" calcext:value-type="float">
            <text:p>14.03497</text:p>
          </table:table-cell>
          <table:table-cell office:value-type="float" office:value="14.50995" calcext:value-type="float">
            <text:p>14.50995</text:p>
          </table:table-cell>
          <table:table-cell office:value-type="float" office:value="14.41138" calcext:value-type="float">
            <text:p>14.41138</text:p>
          </table:table-cell>
          <table:table-cell office:value-type="float" office:value="14.48694" calcext:value-type="float">
            <text:p>14.48694</text:p>
          </table:table-cell>
          <table:table-cell office:value-type="float" office:value="14.40295" calcext:value-type="float">
            <text:p>14.40295</text:p>
          </table:table-cell>
          <table:table-cell office:value-type="float" office:value="0.3227844" calcext:value-type="float">
            <text:p>0.3227844</text:p>
          </table:table-cell>
          <table:table-cell office:value-type="float" office:value="-4.297943" calcext:value-type="float">
            <text:p>-4.2979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5" calcext:value-type="float">
            <text:p>29112005</text:p>
          </table:table-cell>
          <table:table-cell office:value-type="float" office:value="7.95303" calcext:value-type="float">
            <text:p>7.95303</text:p>
          </table:table-cell>
          <table:table-cell office:value-type="float" office:value="-2.61" calcext:value-type="float">
            <text:p>-2.61</text:p>
          </table:table-cell>
          <table:table-cell office:value-type="float" office:value="-6" calcext:value-type="float">
            <text:p>-6</text:p>
          </table:table-cell>
          <table:table-cell office:value-type="float" office:value="0.4461105" calcext:value-type="float">
            <text:p>0.4461105</text:p>
          </table:table-cell>
          <table:table-cell office:value-type="float" office:value="0.3469425" calcext:value-type="float">
            <text:p>0.3469425</text:p>
          </table:table-cell>
          <table:table-cell office:value-type="float" office:value="598.932" calcext:value-type="float">
            <text:p>598.932</text:p>
          </table:table-cell>
          <table:table-cell office:value-type="float" office:value="0" calcext:value-type="float">
            <text:p>0</text:p>
          </table:table-cell>
          <table:table-cell office:value-type="float" office:value="4.923218" calcext:value-type="float">
            <text:p>4.923218</text:p>
          </table:table-cell>
          <table:table-cell office:value-type="float" office:value="-1.450806" calcext:value-type="float">
            <text:p>-1.450806</text:p>
          </table:table-cell>
          <table:table-cell office:value-type="float" office:value="4.110535" calcext:value-type="float">
            <text:p>4.110535</text:p>
          </table:table-cell>
          <table:table-cell office:value-type="float" office:value="0.8978577" calcext:value-type="float">
            <text:p>0.8978577</text:p>
          </table:table-cell>
          <table:table-cell office:value-type="float" office:value="4.458282" calcext:value-type="float">
            <text:p>4.458282</text:p>
          </table:table-cell>
          <table:table-cell office:value-type="float" office:value="2.536194" calcext:value-type="float">
            <text:p>2.536194</text:p>
          </table:table-cell>
          <table:table-cell office:value-type="float" office:value="5.419861" calcext:value-type="float">
            <text:p>5.419861</text:p>
          </table:table-cell>
          <table:table-cell office:value-type="float" office:value="4.102203" calcext:value-type="float">
            <text:p>4.102203</text:p>
          </table:table-cell>
          <table:table-cell office:value-type="float" office:value="6.37793" calcext:value-type="float">
            <text:p>6.37793</text:p>
          </table:table-cell>
          <table:table-cell office:value-type="float" office:value="5.198883" calcext:value-type="float">
            <text:p>5.198883</text:p>
          </table:table-cell>
          <table:table-cell office:value-type="float" office:value="7.496704" calcext:value-type="float">
            <text:p>7.496704</text:p>
          </table:table-cell>
          <table:table-cell office:value-type="float" office:value="6.359955" calcext:value-type="float">
            <text:p>6.359955</text:p>
          </table:table-cell>
          <table:table-cell office:value-type="float" office:value="8.424774" calcext:value-type="float">
            <text:p>8.424774</text:p>
          </table:table-cell>
          <table:table-cell office:value-type="float" office:value="7.372681" calcext:value-type="float">
            <text:p>7.372681</text:p>
          </table:table-cell>
          <table:table-cell office:value-type="float" office:value="9.639862" calcext:value-type="float">
            <text:p>9.639862</text:p>
          </table:table-cell>
          <table:table-cell office:value-type="float" office:value="8.878601" calcext:value-type="float">
            <text:p>8.878601</text:p>
          </table:table-cell>
          <table:table-cell office:value-type="float" office:value="10.93594" calcext:value-type="float">
            <text:p>10.93594</text:p>
          </table:table-cell>
          <table:table-cell office:value-type="float" office:value="10.71585" calcext:value-type="float">
            <text:p>10.71585</text:p>
          </table:table-cell>
          <table:table-cell office:value-type="float" office:value="12.32739" calcext:value-type="float">
            <text:p>12.32739</text:p>
          </table:table-cell>
          <table:table-cell office:value-type="float" office:value="12.22012" calcext:value-type="float">
            <text:p>12.22012</text:p>
          </table:table-cell>
          <table:table-cell office:value-type="float" office:value="13.3183" calcext:value-type="float">
            <text:p>13.3183</text:p>
          </table:table-cell>
          <table:table-cell office:value-type="float" office:value="13.20596" calcext:value-type="float">
            <text:p>13.20596</text:p>
          </table:table-cell>
          <table:table-cell office:value-type="float" office:value="14.03375" calcext:value-type="float">
            <text:p>14.03375</text:p>
          </table:table-cell>
          <table:table-cell office:value-type="float" office:value="13.92111" calcext:value-type="float">
            <text:p>13.92111</text:p>
          </table:table-cell>
          <table:table-cell office:value-type="float" office:value="14.41031" calcext:value-type="float">
            <text:p>14.41031</text:p>
          </table:table-cell>
          <table:table-cell office:value-type="float" office:value="14.31165" calcext:value-type="float">
            <text:p>14.31165</text:p>
          </table:table-cell>
          <table:table-cell office:value-type="float" office:value="14.40207" calcext:value-type="float">
            <text:p>14.40207</text:p>
          </table:table-cell>
          <table:table-cell office:value-type="float" office:value="14.31659" calcext:value-type="float">
            <text:p>14.31659</text:p>
          </table:table-cell>
          <table:table-cell office:value-type="float" office:value="6.621704" calcext:value-type="float">
            <text:p>6.621704</text:p>
          </table:table-cell>
          <table:table-cell office:value-type="float" office:value="-7.591034" calcext:value-type="float">
            <text:p>-7.5910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5" calcext:value-type="float">
            <text:p>30112005</text:p>
          </table:table-cell>
          <table:table-cell office:value-type="float" office:value="3.101331" calcext:value-type="float">
            <text:p>3.101331</text:p>
          </table:table-cell>
          <table:table-cell office:value-type="float" office:value="-2.07" calcext:value-type="float">
            <text:p>-2.07</text:p>
          </table:table-cell>
          <table:table-cell office:value-type="float" office:value="-9.54" calcext:value-type="float">
            <text:p>-9.54</text:p>
          </table:table-cell>
          <table:table-cell office:value-type="float" office:value="0.4640687" calcext:value-type="float">
            <text:p>0.4640687</text:p>
          </table:table-cell>
          <table:table-cell office:value-type="float" office:value="0.2649988" calcext:value-type="float">
            <text:p>0.2649988</text:p>
          </table:table-cell>
          <table:table-cell office:value-type="float" office:value="311.544" calcext:value-type="float">
            <text:p>311.544</text:p>
          </table:table-cell>
          <table:table-cell office:value-type="float" office:value="0" calcext:value-type="float">
            <text:p>0</text:p>
          </table:table-cell>
          <table:table-cell office:value-type="float" office:value="0.5398865" calcext:value-type="float">
            <text:p>0.5398865</text:p>
          </table:table-cell>
          <table:table-cell office:value-type="float" office:value="-3.499603" calcext:value-type="float">
            <text:p>-3.499603</text:p>
          </table:table-cell>
          <table:table-cell office:value-type="float" office:value="1.481293" calcext:value-type="float">
            <text:p>1.481293</text:p>
          </table:table-cell>
          <table:table-cell office:value-type="float" office:value="-0.2421265" calcext:value-type="float">
            <text:p>-0.2421265</text:p>
          </table:table-cell>
          <table:table-cell office:value-type="float" office:value="2.977142" calcext:value-type="float">
            <text:p>2.977142</text:p>
          </table:table-cell>
          <table:table-cell office:value-type="float" office:value="1.264679" calcext:value-type="float">
            <text:p>1.264679</text:p>
          </table:table-cell>
          <table:table-cell office:value-type="float" office:value="4.336884" calcext:value-type="float">
            <text:p>4.336884</text:p>
          </table:table-cell>
          <table:table-cell office:value-type="float" office:value="2.686981" calcext:value-type="float">
            <text:p>2.686981</text:p>
          </table:table-cell>
          <table:table-cell office:value-type="float" office:value="5.262329" calcext:value-type="float">
            <text:p>5.262329</text:p>
          </table:table-cell>
          <table:table-cell office:value-type="float" office:value="3.718811" calcext:value-type="float">
            <text:p>3.718811</text:p>
          </table:table-cell>
          <table:table-cell office:value-type="float" office:value="6.346466" calcext:value-type="float">
            <text:p>6.346466</text:p>
          </table:table-cell>
          <table:table-cell office:value-type="float" office:value="4.966614" calcext:value-type="float">
            <text:p>4.966614</text:p>
          </table:table-cell>
          <table:table-cell office:value-type="float" office:value="7.364441" calcext:value-type="float">
            <text:p>7.364441</text:p>
          </table:table-cell>
          <table:table-cell office:value-type="float" office:value="6.212433" calcext:value-type="float">
            <text:p>6.212433</text:p>
          </table:table-cell>
          <table:table-cell office:value-type="float" office:value="8.872223" calcext:value-type="float">
            <text:p>8.872223</text:p>
          </table:table-cell>
          <table:table-cell office:value-type="float" office:value="8.090698" calcext:value-type="float">
            <text:p>8.090698</text:p>
          </table:table-cell>
          <table:table-cell office:value-type="float" office:value="10.71255" calcext:value-type="float">
            <text:p>10.71255</text:p>
          </table:table-cell>
          <table:table-cell office:value-type="float" office:value="10.34525" calcext:value-type="float">
            <text:p>10.34525</text:p>
          </table:table-cell>
          <table:table-cell office:value-type="float" office:value="12.21875" calcext:value-type="float">
            <text:p>12.21875</text:p>
          </table:table-cell>
          <table:table-cell office:value-type="float" office:value="12.06531" calcext:value-type="float">
            <text:p>12.06531</text:p>
          </table:table-cell>
          <table:table-cell office:value-type="float" office:value="13.20477" calcext:value-type="float">
            <text:p>13.20477</text:p>
          </table:table-cell>
          <table:table-cell office:value-type="float" office:value="13.08707" calcext:value-type="float">
            <text:p>13.08707</text:p>
          </table:table-cell>
          <table:table-cell office:value-type="float" office:value="13.91995" calcext:value-type="float">
            <text:p>13.91995</text:p>
          </table:table-cell>
          <table:table-cell office:value-type="float" office:value="13.81024" calcext:value-type="float">
            <text:p>13.81024</text:p>
          </table:table-cell>
          <table:table-cell office:value-type="float" office:value="14.31064" calcext:value-type="float">
            <text:p>14.31064</text:p>
          </table:table-cell>
          <table:table-cell office:value-type="float" office:value="14.2121" calcext:value-type="float">
            <text:p>14.2121</text:p>
          </table:table-cell>
          <table:table-cell office:value-type="float" office:value="14.31567" calcext:value-type="float">
            <text:p>14.31567</text:p>
          </table:table-cell>
          <table:table-cell office:value-type="float" office:value="14.22931" calcext:value-type="float">
            <text:p>14.22931</text:p>
          </table:table-cell>
          <table:table-cell office:value-type="float" office:value="0.9577332" calcext:value-type="float">
            <text:p>0.9577332</text:p>
          </table:table-cell>
          <table:table-cell office:value-type="float" office:value="-11.36258" calcext:value-type="float">
            <text:p>-11.362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5" calcext:value-type="float">
            <text:p>1122005</text:p>
          </table:table-cell>
          <table:table-cell office:value-type="float" office:value="9.286964" calcext:value-type="float">
            <text:p>9.286964</text:p>
          </table:table-cell>
          <table:table-cell office:value-type="float" office:value="-5.83" calcext:value-type="float">
            <text:p>-5.83</text:p>
          </table:table-cell>
          <table:table-cell office:value-type="float" office:value="-15.2" calcext:value-type="float">
            <text:p>-15.2</text:p>
          </table:table-cell>
          <table:table-cell office:value-type="float" office:value="0.351398" calcext:value-type="float">
            <text:p>0.351398</text:p>
          </table:table-cell>
          <table:table-cell office:value-type="float" office:value="0.1696219" calcext:value-type="float">
            <text:p>0.1696219</text:p>
          </table:table-cell>
          <table:table-cell office:value-type="float" office:value="214.308" calcext:value-type="float">
            <text:p>214.308</text:p>
          </table:table-cell>
          <table:table-cell office:value-type="float" office:value="1.3" calcext:value-type="float">
            <text:p>1.3</text:p>
          </table:table-cell>
          <table:table-cell office:value-type="float" office:value="1.53595" calcext:value-type="float">
            <text:p>1.53595</text:p>
          </table:table-cell>
          <table:table-cell office:value-type="float" office:value="-4.874664" calcext:value-type="float">
            <text:p>-4.874664</text:p>
          </table:table-cell>
          <table:table-cell office:value-type="float" office:value="0.2423706" calcext:value-type="float">
            <text:p>0.2423706</text:p>
          </table:table-cell>
          <table:table-cell office:value-type="float" office:value="-0.5897217" calcext:value-type="float">
            <text:p>-0.5897217</text:p>
          </table:table-cell>
          <table:table-cell office:value-type="float" office:value="1.237274" calcext:value-type="float">
            <text:p>1.237274</text:p>
          </table:table-cell>
          <table:table-cell office:value-type="float" office:value="0.7147827" calcext:value-type="float">
            <text:p>0.7147827</text:p>
          </table:table-cell>
          <table:table-cell office:value-type="float" office:value="2.663727" calcext:value-type="float">
            <text:p>2.663727</text:p>
          </table:table-cell>
          <table:table-cell office:value-type="float" office:value="2.01236" calcext:value-type="float">
            <text:p>2.01236</text:p>
          </table:table-cell>
          <table:table-cell office:value-type="float" office:value="3.700928" calcext:value-type="float">
            <text:p>3.700928</text:p>
          </table:table-cell>
          <table:table-cell office:value-type="float" office:value="2.966187" calcext:value-type="float">
            <text:p>2.966187</text:p>
          </table:table-cell>
          <table:table-cell office:value-type="float" office:value="4.954865" calcext:value-type="float">
            <text:p>4.954865</text:p>
          </table:table-cell>
          <table:table-cell office:value-type="float" office:value="4.15097" calcext:value-type="float">
            <text:p>4.15097</text:p>
          </table:table-cell>
          <table:table-cell office:value-type="float" office:value="6.203247" calcext:value-type="float">
            <text:p>6.203247</text:p>
          </table:table-cell>
          <table:table-cell office:value-type="float" office:value="5.401154" calcext:value-type="float">
            <text:p>5.401154</text:p>
          </table:table-cell>
          <table:table-cell office:value-type="float" office:value="8.082581" calcext:value-type="float">
            <text:p>8.082581</text:p>
          </table:table-cell>
          <table:table-cell office:value-type="float" office:value="7.334503" calcext:value-type="float">
            <text:p>7.334503</text:p>
          </table:table-cell>
          <table:table-cell office:value-type="float" office:value="10.34073" calcext:value-type="float">
            <text:p>10.34073</text:p>
          </table:table-cell>
          <table:table-cell office:value-type="float" office:value="9.88324" calcext:value-type="float">
            <text:p>9.88324</text:p>
          </table:table-cell>
          <table:table-cell office:value-type="float" office:value="12.06348" calcext:value-type="float">
            <text:p>12.06348</text:p>
          </table:table-cell>
          <table:table-cell office:value-type="float" office:value="11.85797" calcext:value-type="float">
            <text:p>11.85797</text:p>
          </table:table-cell>
          <table:table-cell office:value-type="float" office:value="13.08578" calcext:value-type="float">
            <text:p>13.08578</text:p>
          </table:table-cell>
          <table:table-cell office:value-type="float" office:value="12.95105" calcext:value-type="float">
            <text:p>12.95105</text:p>
          </table:table-cell>
          <table:table-cell office:value-type="float" office:value="13.80908" calcext:value-type="float">
            <text:p>13.80908</text:p>
          </table:table-cell>
          <table:table-cell office:value-type="float" office:value="13.69806" calcext:value-type="float">
            <text:p>13.69806</text:p>
          </table:table-cell>
          <table:table-cell office:value-type="float" office:value="14.21103" calcext:value-type="float">
            <text:p>14.21103</text:p>
          </table:table-cell>
          <table:table-cell office:value-type="float" office:value="14.11255" calcext:value-type="float">
            <text:p>14.11255</text:p>
          </table:table-cell>
          <table:table-cell office:value-type="float" office:value="14.22839" calcext:value-type="float">
            <text:p>14.22839</text:p>
          </table:table-cell>
          <table:table-cell office:value-type="float" office:value="14.14066" calcext:value-type="float">
            <text:p>14.14066</text:p>
          </table:table-cell>
          <table:table-cell office:value-type="float" office:value="3.86795" calcext:value-type="float">
            <text:p>3.86795</text:p>
          </table:table-cell>
          <table:table-cell office:value-type="float" office:value="-15.3158" calcext:value-type="float">
            <text:p>-15.31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5" calcext:value-type="float">
            <text:p>2122005</text:p>
          </table:table-cell>
          <table:table-cell office:value-type="float" office:value="4.515422" calcext:value-type="float">
            <text:p>4.515422</text:p>
          </table:table-cell>
          <table:table-cell office:value-type="float" office:value="-5.39" calcext:value-type="float">
            <text:p>-5.39</text:p>
          </table:table-cell>
          <table:table-cell office:value-type="float" office:value="-7.93" calcext:value-type="float">
            <text:p>-7.93</text:p>
          </table:table-cell>
          <table:table-cell office:value-type="float" office:value="0.3631681" calcext:value-type="float">
            <text:p>0.3631681</text:p>
          </table:table-cell>
          <table:table-cell office:value-type="float" office:value="0.2998122" calcext:value-type="float">
            <text:p>0.2998122</text:p>
          </table:table-cell>
          <table:table-cell office:value-type="float" office:value="331.884" calcext:value-type="float">
            <text:p>331.884</text:p>
          </table:table-cell>
          <table:table-cell office:value-type="float" office:value="0" calcext:value-type="float">
            <text:p>0</text:p>
          </table:table-cell>
          <table:table-cell office:value-type="float" office:value="0.0854187" calcext:value-type="float">
            <text:p>0.0854187</text:p>
          </table:table-cell>
          <table:table-cell office:value-type="float" office:value="-3.263824" calcext:value-type="float">
            <text:p>-3.263824</text:p>
          </table:table-cell>
          <table:table-cell office:value-type="float" office:value="-0.07611084" calcext:value-type="float">
            <text:p>-0.07611084</text:p>
          </table:table-cell>
          <table:table-cell office:value-type="float" office:value="-0.583252" calcext:value-type="float">
            <text:p>-0.583252</text:p>
          </table:table-cell>
          <table:table-cell office:value-type="float" office:value="0.8092651" calcext:value-type="float">
            <text:p>0.8092651</text:p>
          </table:table-cell>
          <table:table-cell office:value-type="float" office:value="0.4933472" calcext:value-type="float">
            <text:p>0.4933472</text:p>
          </table:table-cell>
          <table:table-cell office:value-type="float" office:value="2.0047" calcext:value-type="float">
            <text:p>2.0047</text:p>
          </table:table-cell>
          <table:table-cell office:value-type="float" office:value="1.656494" calcext:value-type="float">
            <text:p>1.656494</text:p>
          </table:table-cell>
          <table:table-cell office:value-type="float" office:value="2.958832" calcext:value-type="float">
            <text:p>2.958832</text:p>
          </table:table-cell>
          <table:table-cell office:value-type="float" office:value="2.552856" calcext:value-type="float">
            <text:p>2.552856</text:p>
          </table:table-cell>
          <table:table-cell office:value-type="float" office:value="4.144165" calcext:value-type="float">
            <text:p>4.144165</text:p>
          </table:table-cell>
          <table:table-cell office:value-type="float" office:value="3.668121" calcext:value-type="float">
            <text:p>3.668121</text:p>
          </table:table-cell>
          <table:table-cell office:value-type="float" office:value="5.394562" calcext:value-type="float">
            <text:p>5.394562</text:p>
          </table:table-cell>
          <table:table-cell office:value-type="float" office:value="4.864899" calcext:value-type="float">
            <text:p>4.864899</text:p>
          </table:table-cell>
          <table:table-cell office:value-type="float" office:value="7.327698" calcext:value-type="float">
            <text:p>7.327698</text:p>
          </table:table-cell>
          <table:table-cell office:value-type="float" office:value="6.744995" calcext:value-type="float">
            <text:p>6.744995</text:p>
          </table:table-cell>
          <table:table-cell office:value-type="float" office:value="9.878296" calcext:value-type="float">
            <text:p>9.878296</text:p>
          </table:table-cell>
          <table:table-cell office:value-type="float" office:value="9.414062" calcext:value-type="float">
            <text:p>9.414062</text:p>
          </table:table-cell>
          <table:table-cell office:value-type="float" office:value="11.85556" calcext:value-type="float">
            <text:p>11.85556</text:p>
          </table:table-cell>
          <table:table-cell office:value-type="float" office:value="11.60638" calcext:value-type="float">
            <text:p>11.60638</text:p>
          </table:table-cell>
          <table:table-cell office:value-type="float" office:value="12.94952" calcext:value-type="float">
            <text:p>12.94952</text:p>
          </table:table-cell>
          <table:table-cell office:value-type="float" office:value="12.79263" calcext:value-type="float">
            <text:p>12.79263</text:p>
          </table:table-cell>
          <table:table-cell office:value-type="float" office:value="13.69684" calcext:value-type="float">
            <text:p>13.69684</text:p>
          </table:table-cell>
          <table:table-cell office:value-type="float" office:value="13.58014" calcext:value-type="float">
            <text:p>13.58014</text:p>
          </table:table-cell>
          <table:table-cell office:value-type="float" office:value="14.11148" calcext:value-type="float">
            <text:p>14.11148</text:p>
          </table:table-cell>
          <table:table-cell office:value-type="float" office:value="14.01208" calcext:value-type="float">
            <text:p>14.01208</text:p>
          </table:table-cell>
          <table:table-cell office:value-type="float" office:value="14.13971" calcext:value-type="float">
            <text:p>14.13971</text:p>
          </table:table-cell>
          <table:table-cell office:value-type="float" office:value="14.05093" calcext:value-type="float">
            <text:p>14.05093</text:p>
          </table:table-cell>
          <table:table-cell office:value-type="float" office:value="0.2687073" calcext:value-type="float">
            <text:p>0.2687073</text:p>
          </table:table-cell>
          <table:table-cell office:value-type="float" office:value="-9.317413" calcext:value-type="float">
            <text:p>-9.3174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5" calcext:value-type="float">
            <text:p>3122005</text:p>
          </table:table-cell>
          <table:table-cell office:value-type="float" office:value="4.987574" calcext:value-type="float">
            <text:p>4.987574</text:p>
          </table:table-cell>
          <table:table-cell office:value-type="float" office:value="-6.69" calcext:value-type="float">
            <text:p>-6.69</text:p>
          </table:table-cell>
          <table:table-cell office:value-type="float" office:value="-16.12" calcext:value-type="float">
            <text:p>-16.12</text:p>
          </table:table-cell>
          <table:table-cell office:value-type="float" office:value="0.3293771" calcext:value-type="float">
            <text:p>0.3293771</text:p>
          </table:table-cell>
          <table:table-cell office:value-type="float" office:value="0.1574639" calcext:value-type="float">
            <text:p>0.1574639</text:p>
          </table:table-cell>
          <table:table-cell office:value-type="float" office:value="301.824" calcext:value-type="float">
            <text:p>301.824</text:p>
          </table:table-cell>
          <table:table-cell office:value-type="float" office:value="0" calcext:value-type="float">
            <text:p>0</text:p>
          </table:table-cell>
          <table:table-cell office:value-type="float" office:value="-0.2313232" calcext:value-type="float">
            <text:p>-0.2313232</text:p>
          </table:table-cell>
          <table:table-cell office:value-type="float" office:value="-5.433289" calcext:value-type="float">
            <text:p>-5.433289</text:p>
          </table:table-cell>
          <table:table-cell office:value-type="float" office:value="-0.4649963" calcext:value-type="float">
            <text:p>-0.4649963</text:p>
          </table:table-cell>
          <table:table-cell office:value-type="float" office:value="-1.508606" calcext:value-type="float">
            <text:p>-1.508606</text:p>
          </table:table-cell>
          <table:table-cell office:value-type="float" office:value="0.4837646" calcext:value-type="float">
            <text:p>0.4837646</text:p>
          </table:table-cell>
          <table:table-cell office:value-type="float" office:value="-0.1622925" calcext:value-type="float">
            <text:p>-0.1622925</text:p>
          </table:table-cell>
          <table:table-cell office:value-type="float" office:value="1.648529" calcext:value-type="float">
            <text:p>1.648529</text:p>
          </table:table-cell>
          <table:table-cell office:value-type="float" office:value="1.07132" calcext:value-type="float">
            <text:p>1.07132</text:p>
          </table:table-cell>
          <table:table-cell office:value-type="float" office:value="2.546112" calcext:value-type="float">
            <text:p>2.546112</text:p>
          </table:table-cell>
          <table:table-cell office:value-type="float" office:value="2.012054" calcext:value-type="float">
            <text:p>2.012054</text:p>
          </table:table-cell>
          <table:table-cell office:value-type="float" office:value="3.662567" calcext:value-type="float">
            <text:p>3.662567</text:p>
          </table:table-cell>
          <table:table-cell office:value-type="float" office:value="3.170563" calcext:value-type="float">
            <text:p>3.170563</text:p>
          </table:table-cell>
          <table:table-cell office:value-type="float" office:value="4.859802" calcext:value-type="float">
            <text:p>4.859802</text:p>
          </table:table-cell>
          <table:table-cell office:value-type="float" office:value="4.377808" calcext:value-type="float">
            <text:p>4.377808</text:p>
          </table:table-cell>
          <table:table-cell office:value-type="float" office:value="6.739716" calcext:value-type="float">
            <text:p>6.739716</text:p>
          </table:table-cell>
          <table:table-cell office:value-type="float" office:value="6.252472" calcext:value-type="float">
            <text:p>6.252472</text:p>
          </table:table-cell>
          <table:table-cell office:value-type="float" office:value="9.409363" calcext:value-type="float">
            <text:p>9.409363</text:p>
          </table:table-cell>
          <table:table-cell office:value-type="float" office:value="8.977173" calcext:value-type="float">
            <text:p>8.977173</text:p>
          </table:table-cell>
          <table:table-cell office:value-type="float" office:value="11.60361" calcext:value-type="float">
            <text:p>11.60361</text:p>
          </table:table-cell>
          <table:table-cell office:value-type="float" office:value="11.33002" calcext:value-type="float">
            <text:p>11.33002</text:p>
          </table:table-cell>
          <table:table-cell office:value-type="float" office:value="12.79086" calcext:value-type="float">
            <text:p>12.79086</text:p>
          </table:table-cell>
          <table:table-cell office:value-type="float" office:value="12.61304" calcext:value-type="float">
            <text:p>12.61304</text:p>
          </table:table-cell>
          <table:table-cell office:value-type="float" office:value="13.57889" calcext:value-type="float">
            <text:p>13.57889</text:p>
          </table:table-cell>
          <table:table-cell office:value-type="float" office:value="13.45349" calcext:value-type="float">
            <text:p>13.45349</text:p>
          </table:table-cell>
          <table:table-cell office:value-type="float" office:value="14.01105" calcext:value-type="float">
            <text:p>14.01105</text:p>
          </table:table-cell>
          <table:table-cell office:value-type="float" office:value="13.9093" calcext:value-type="float">
            <text:p>13.9093</text:p>
          </table:table-cell>
          <table:table-cell office:value-type="float" office:value="14.05002" calcext:value-type="float">
            <text:p>14.05002</text:p>
          </table:table-cell>
          <table:table-cell office:value-type="float" office:value="13.96057" calcext:value-type="float">
            <text:p>13.96057</text:p>
          </table:table-cell>
          <table:table-cell office:value-type="float" office:value="0.06085205" calcext:value-type="float">
            <text:p>0.06085205</text:p>
          </table:table-cell>
          <table:table-cell office:value-type="float" office:value="-14.49908" calcext:value-type="float">
            <text:p>-14.499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5" calcext:value-type="float">
            <text:p>4122005</text:p>
          </table:table-cell>
          <table:table-cell office:value-type="float" office:value="9.470473" calcext:value-type="float">
            <text:p>9.470473</text:p>
          </table:table-cell>
          <table:table-cell office:value-type="float" office:value="-9.83" calcext:value-type="float">
            <text:p>-9.83</text:p>
          </table:table-cell>
          <table:table-cell office:value-type="float" office:value="-18.48" calcext:value-type="float">
            <text:p>-18.48</text:p>
          </table:table-cell>
          <table:table-cell office:value-type="float" office:value="0.2591308" calcext:value-type="float">
            <text:p>0.2591308</text:p>
          </table:table-cell>
          <table:table-cell office:value-type="float" office:value="0.129794" calcext:value-type="float">
            <text:p>0.129794</text:p>
          </table:table-cell>
          <table:table-cell office:value-type="float" office:value="210.276" calcext:value-type="float">
            <text:p>210.276</text:p>
          </table:table-cell>
          <table:table-cell office:value-type="float" office:value="0" calcext:value-type="float">
            <text:p>0</text:p>
          </table:table-cell>
          <table:table-cell office:value-type="float" office:value="-0.2151489" calcext:value-type="float">
            <text:p>-0.2151489</text:p>
          </table:table-cell>
          <table:table-cell office:value-type="float" office:value="-7.002289" calcext:value-type="float">
            <text:p>-7.002289</text:p>
          </table:table-cell>
          <table:table-cell office:value-type="float" office:value="-1.191772" calcext:value-type="float">
            <text:p>-1.191772</text:p>
          </table:table-cell>
          <table:table-cell office:value-type="float" office:value="-2.645142" calcext:value-type="float">
            <text:p>-2.645142</text:p>
          </table:table-cell>
          <table:table-cell office:value-type="float" office:value="-0.1687622" calcext:value-type="float">
            <text:p>-0.1687622</text:p>
          </table:table-cell>
          <table:table-cell office:value-type="float" office:value="-0.3940125" calcext:value-type="float">
            <text:p>-0.3940125</text:p>
          </table:table-cell>
          <table:table-cell office:value-type="float" office:value="1.061554" calcext:value-type="float">
            <text:p>1.061554</text:p>
          </table:table-cell>
          <table:table-cell office:value-type="float" office:value="0.710968" calcext:value-type="float">
            <text:p>0.710968</text:p>
          </table:table-cell>
          <table:table-cell office:value-type="float" office:value="2.00238" calcext:value-type="float">
            <text:p>2.00238</text:p>
          </table:table-cell>
          <table:table-cell office:value-type="float" office:value="1.586548" calcext:value-type="float">
            <text:p>1.586548</text:p>
          </table:table-cell>
          <table:table-cell office:value-type="float" office:value="3.162598" calcext:value-type="float">
            <text:p>3.162598</text:p>
          </table:table-cell>
          <table:table-cell office:value-type="float" office:value="2.680389" calcext:value-type="float">
            <text:p>2.680389</text:p>
          </table:table-cell>
          <table:table-cell office:value-type="float" office:value="4.371674" calcext:value-type="float">
            <text:p>4.371674</text:p>
          </table:table-cell>
          <table:table-cell office:value-type="float" office:value="3.876404" calcext:value-type="float">
            <text:p>3.876404</text:p>
          </table:table-cell>
          <table:table-cell office:value-type="float" office:value="6.24765" calcext:value-type="float">
            <text:p>6.24765</text:p>
          </table:table-cell>
          <table:table-cell office:value-type="float" office:value="5.770599" calcext:value-type="float">
            <text:p>5.770599</text:p>
          </table:table-cell>
          <table:table-cell office:value-type="float" office:value="8.972778" calcext:value-type="float">
            <text:p>8.972778</text:p>
          </table:table-cell>
          <table:table-cell office:value-type="float" office:value="8.563141" calcext:value-type="float">
            <text:p>8.563141</text:p>
          </table:table-cell>
          <table:table-cell office:value-type="float" office:value="11.32709" calcext:value-type="float">
            <text:p>11.32709</text:p>
          </table:table-cell>
          <table:table-cell office:value-type="float" office:value="11.0423" calcext:value-type="float">
            <text:p>11.0423</text:p>
          </table:table-cell>
          <table:table-cell office:value-type="float" office:value="12.61105" calcext:value-type="float">
            <text:p>12.61105</text:p>
          </table:table-cell>
          <table:table-cell office:value-type="float" office:value="12.4173" calcext:value-type="float">
            <text:p>12.4173</text:p>
          </table:table-cell>
          <table:table-cell office:value-type="float" office:value="13.45212" calcext:value-type="float">
            <text:p>13.45212</text:p>
          </table:table-cell>
          <table:table-cell office:value-type="float" office:value="13.31815" calcext:value-type="float">
            <text:p>13.31815</text:p>
          </table:table-cell>
          <table:table-cell office:value-type="float" office:value="13.9082" calcext:value-type="float">
            <text:p>13.9082</text:p>
          </table:table-cell>
          <table:table-cell office:value-type="float" office:value="13.80341" calcext:value-type="float">
            <text:p>13.80341</text:p>
          </table:table-cell>
          <table:table-cell office:value-type="float" office:value="13.95966" calcext:value-type="float">
            <text:p>13.95966</text:p>
          </table:table-cell>
          <table:table-cell office:value-type="float" office:value="13.86819" calcext:value-type="float">
            <text:p>13.86819</text:p>
          </table:table-cell>
          <table:table-cell office:value-type="float" office:value="1.684631" calcext:value-type="float">
            <text:p>1.684631</text:p>
          </table:table-cell>
          <table:table-cell office:value-type="float" office:value="-16.79977" calcext:value-type="float">
            <text:p>-16.799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5" calcext:value-type="float">
            <text:p>5122005</text:p>
          </table:table-cell>
          <table:table-cell office:value-type="float" office:value="8.21833" calcext:value-type="float">
            <text:p>8.21833</text:p>
          </table:table-cell>
          <table:table-cell office:value-type="float" office:value="-4.35" calcext:value-type="float">
            <text:p>-4.35</text:p>
          </table:table-cell>
          <table:table-cell office:value-type="float" office:value="-21.12" calcext:value-type="float">
            <text:p>-21.12</text:p>
          </table:table-cell>
          <table:table-cell office:value-type="float" office:value="0.3924135" calcext:value-type="float">
            <text:p>0.3924135</text:p>
          </table:table-cell>
          <table:table-cell office:value-type="float" office:value="0.1041138" calcext:value-type="float">
            <text:p>0.1041138</text:p>
          </table:table-cell>
          <table:table-cell office:value-type="float" office:value="335.808" calcext:value-type="float">
            <text:p>335.808</text:p>
          </table:table-cell>
          <table:table-cell office:value-type="float" office:value="0" calcext:value-type="float">
            <text:p>0</text:p>
          </table:table-cell>
          <table:table-cell office:value-type="float" office:value="-0.8046265" calcext:value-type="float">
            <text:p>-0.8046265</text:p>
          </table:table-cell>
          <table:table-cell office:value-type="float" office:value="-7.919617" calcext:value-type="float">
            <text:p>-7.919617</text:p>
          </table:table-cell>
          <table:table-cell office:value-type="float" office:value="-1.465271" calcext:value-type="float">
            <text:p>-1.465271</text:p>
          </table:table-cell>
          <table:table-cell office:value-type="float" office:value="-3.29483" calcext:value-type="float">
            <text:p>-3.29483</text:p>
          </table:table-cell>
          <table:table-cell office:value-type="float" office:value="-0.3990173" calcext:value-type="float">
            <text:p>-0.3990173</text:p>
          </table:table-cell>
          <table:table-cell office:value-type="float" office:value="-0.7631836" calcext:value-type="float">
            <text:p>-0.7631836</text:p>
          </table:table-cell>
          <table:table-cell office:value-type="float" office:value="0.70578" calcext:value-type="float">
            <text:p>0.70578</text:p>
          </table:table-cell>
          <table:table-cell office:value-type="float" office:value="0.3296204" calcext:value-type="float">
            <text:p>0.3296204</text:p>
          </table:table-cell>
          <table:table-cell office:value-type="float" office:value="1.58194" calcext:value-type="float">
            <text:p>1.58194</text:p>
          </table:table-cell>
          <table:table-cell office:value-type="float" office:value="1.199707" calcext:value-type="float">
            <text:p>1.199707</text:p>
          </table:table-cell>
          <table:table-cell office:value-type="float" office:value="2.676239" calcext:value-type="float">
            <text:p>2.676239</text:p>
          </table:table-cell>
          <table:table-cell office:value-type="float" office:value="2.279999" calcext:value-type="float">
            <text:p>2.279999</text:p>
          </table:table-cell>
          <table:table-cell office:value-type="float" office:value="3.872284" calcext:value-type="float">
            <text:p>3.872284</text:p>
          </table:table-cell>
          <table:table-cell office:value-type="float" office:value="3.461853" calcext:value-type="float">
            <text:p>3.461853</text:p>
          </table:table-cell>
          <table:table-cell office:value-type="float" office:value="5.765991" calcext:value-type="float">
            <text:p>5.765991</text:p>
          </table:table-cell>
          <table:table-cell office:value-type="float" office:value="5.340149" calcext:value-type="float">
            <text:p>5.340149</text:p>
          </table:table-cell>
          <table:table-cell office:value-type="float" office:value="8.558929" calcext:value-type="float">
            <text:p>8.558929</text:p>
          </table:table-cell>
          <table:table-cell office:value-type="float" office:value="8.16745" calcext:value-type="float">
            <text:p>8.16745</text:p>
          </table:table-cell>
          <table:table-cell office:value-type="float" office:value="11.03922" calcext:value-type="float">
            <text:p>11.03922</text:p>
          </table:table-cell>
          <table:table-cell office:value-type="float" office:value="10.74902" calcext:value-type="float">
            <text:p>10.74902</text:p>
          </table:table-cell>
          <table:table-cell office:value-type="float" office:value="12.41519" calcext:value-type="float">
            <text:p>12.41519</text:p>
          </table:table-cell>
          <table:table-cell office:value-type="float" office:value="12.20969" calcext:value-type="float">
            <text:p>12.20969</text:p>
          </table:table-cell>
          <table:table-cell office:value-type="float" office:value="13.31665" calcext:value-type="float">
            <text:p>13.31665</text:p>
          </table:table-cell>
          <table:table-cell office:value-type="float" office:value="13.17316" calcext:value-type="float">
            <text:p>13.17316</text:p>
          </table:table-cell>
          <table:table-cell office:value-type="float" office:value="13.80222" calcext:value-type="float">
            <text:p>13.80222</text:p>
          </table:table-cell>
          <table:table-cell office:value-type="float" office:value="13.6925" calcext:value-type="float">
            <text:p>13.6925</text:p>
          </table:table-cell>
          <table:table-cell office:value-type="float" office:value="13.86722" calcext:value-type="float">
            <text:p>13.86722</text:p>
          </table:table-cell>
          <table:table-cell office:value-type="float" office:value="13.77359" calcext:value-type="float">
            <text:p>13.77359</text:p>
          </table:table-cell>
          <table:table-cell office:value-type="float" office:value="0.8974915" calcext:value-type="float">
            <text:p>0.8974915</text:p>
          </table:table-cell>
          <table:table-cell office:value-type="float" office:value="-18.61362" calcext:value-type="float">
            <text:p>-18.613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5" calcext:value-type="float">
            <text:p>6122005</text:p>
          </table:table-cell>
          <table:table-cell office:value-type="float" office:value="9.225332" calcext:value-type="float">
            <text:p>9.225332</text:p>
          </table:table-cell>
          <table:table-cell office:value-type="float" office:value="-14.33" calcext:value-type="float">
            <text:p>-14.33</text:p>
          </table:table-cell>
          <table:table-cell office:value-type="float" office:value="-23.09" calcext:value-type="float">
            <text:p>-23.09</text:p>
          </table:table-cell>
          <table:table-cell office:value-type="float" office:value="0.1818933" calcext:value-type="float">
            <text:p>0.1818933</text:p>
          </table:table-cell>
          <table:table-cell office:value-type="float" office:value="0.08805282" calcext:value-type="float">
            <text:p>0.08805282</text:p>
          </table:table-cell>
          <table:table-cell office:value-type="float" office:value="242.1" calcext:value-type="float">
            <text:p>242.1</text:p>
          </table:table-cell>
          <table:table-cell office:value-type="float" office:value="0" calcext:value-type="float">
            <text:p>0</text:p>
          </table:table-cell>
          <table:table-cell office:value-type="float" office:value="-1.931091" calcext:value-type="float">
            <text:p>-1.931091</text:p>
          </table:table-cell>
          <table:table-cell office:value-type="float" office:value="-8.699493" calcext:value-type="float">
            <text:p>-8.699493</text:p>
          </table:table-cell>
          <table:table-cell office:value-type="float" office:value="-2.21048" calcext:value-type="float">
            <text:p>-2.21048</text:p>
          </table:table-cell>
          <table:table-cell office:value-type="float" office:value="-4.186584" calcext:value-type="float">
            <text:p>-4.186584</text:p>
          </table:table-cell>
          <table:table-cell office:value-type="float" office:value="-0.775177" calcext:value-type="float">
            <text:p>-0.775177</text:p>
          </table:table-cell>
          <table:table-cell office:value-type="float" office:value="-1.906708" calcext:value-type="float">
            <text:p>-1.906708</text:p>
          </table:table-cell>
          <table:table-cell office:value-type="float" office:value="0.3214111" calcext:value-type="float">
            <text:p>0.3214111</text:p>
          </table:table-cell>
          <table:table-cell office:value-type="float" office:value="-0.2472229" calcext:value-type="float">
            <text:p>-0.2472229</text:p>
          </table:table-cell>
          <table:table-cell office:value-type="float" office:value="1.193634" calcext:value-type="float">
            <text:p>1.193634</text:p>
          </table:table-cell>
          <table:table-cell office:value-type="float" office:value="0.6383972" calcext:value-type="float">
            <text:p>0.6383972</text:p>
          </table:table-cell>
          <table:table-cell office:value-type="float" office:value="2.275787" calcext:value-type="float">
            <text:p>2.275787</text:p>
          </table:table-cell>
          <table:table-cell office:value-type="float" office:value="1.750427" calcext:value-type="float">
            <text:p>1.750427</text:p>
          </table:table-cell>
          <table:table-cell office:value-type="float" office:value="3.45813" calcext:value-type="float">
            <text:p>3.45813</text:p>
          </table:table-cell>
          <table:table-cell office:value-type="float" office:value="2.972321" calcext:value-type="float">
            <text:p>2.972321</text:p>
          </table:table-cell>
          <table:table-cell office:value-type="float" office:value="5.336029" calcext:value-type="float">
            <text:p>5.336029</text:p>
          </table:table-cell>
          <table:table-cell office:value-type="float" office:value="4.908997" calcext:value-type="float">
            <text:p>4.908997</text:p>
          </table:table-cell>
          <table:table-cell office:value-type="float" office:value="8.163422" calcext:value-type="float">
            <text:p>8.163422</text:p>
          </table:table-cell>
          <table:table-cell office:value-type="float" office:value="7.788788" calcext:value-type="float">
            <text:p>7.788788</text:p>
          </table:table-cell>
          <table:table-cell office:value-type="float" office:value="10.74597" calcext:value-type="float">
            <text:p>10.74597</text:p>
          </table:table-cell>
          <table:table-cell office:value-type="float" office:value="10.45441" calcext:value-type="float">
            <text:p>10.45441</text:p>
          </table:table-cell>
          <table:table-cell office:value-type="float" office:value="12.20746" calcext:value-type="float">
            <text:p>12.20746</text:p>
          </table:table-cell>
          <table:table-cell office:value-type="float" office:value="11.99399" calcext:value-type="float">
            <text:p>11.99399</text:p>
          </table:table-cell>
          <table:table-cell office:value-type="float" office:value="13.1716" calcext:value-type="float">
            <text:p>13.1716</text:p>
          </table:table-cell>
          <table:table-cell office:value-type="float" office:value="13.01874" calcext:value-type="float">
            <text:p>13.01874</text:p>
          </table:table-cell>
          <table:table-cell office:value-type="float" office:value="13.69135" calcext:value-type="float">
            <text:p>13.69135</text:p>
          </table:table-cell>
          <table:table-cell office:value-type="float" office:value="13.57693" calcext:value-type="float">
            <text:p>13.57693</text:p>
          </table:table-cell>
          <table:table-cell office:value-type="float" office:value="13.77258" calcext:value-type="float">
            <text:p>13.77258</text:p>
          </table:table-cell>
          <table:table-cell office:value-type="float" office:value="13.67722" calcext:value-type="float">
            <text:p>13.67722</text:p>
          </table:table-cell>
          <table:table-cell office:value-type="float" office:value="-1.348206" calcext:value-type="float">
            <text:p>-1.348206</text:p>
          </table:table-cell>
          <table:table-cell office:value-type="float" office:value="-19.83171" calcext:value-type="float">
            <text:p>-19.831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5" calcext:value-type="float">
            <text:p>7122005</text:p>
          </table:table-cell>
          <table:table-cell office:value-type="float" office:value="5.871456" calcext:value-type="float">
            <text:p>5.871456</text:p>
          </table:table-cell>
          <table:table-cell office:value-type="float" office:value="-13.53" calcext:value-type="float">
            <text:p>-13.53</text:p>
          </table:table-cell>
          <table:table-cell office:value-type="float" office:value="-20.83" calcext:value-type="float">
            <text:p>-20.83</text:p>
          </table:table-cell>
          <table:table-cell office:value-type="float" office:value="0.193879" calcext:value-type="float">
            <text:p>0.193879</text:p>
          </table:table-cell>
          <table:table-cell office:value-type="float" office:value="0.10669" calcext:value-type="float">
            <text:p>0.10669</text:p>
          </table:table-cell>
          <table:table-cell office:value-type="float" office:value="268.524" calcext:value-type="float">
            <text:p>268.524</text:p>
          </table:table-cell>
          <table:table-cell office:value-type="float" office:value="0" calcext:value-type="float">
            <text:p>0</text:p>
          </table:table-cell>
          <table:table-cell office:value-type="float" office:value="-4.137482" calcext:value-type="float">
            <text:p>-4.137482</text:p>
          </table:table-cell>
          <table:table-cell office:value-type="float" office:value="-8.804871" calcext:value-type="float">
            <text:p>-8.804871</text:p>
          </table:table-cell>
          <table:table-cell office:value-type="float" office:value="-3.380402" calcext:value-type="float">
            <text:p>-3.380402</text:p>
          </table:table-cell>
          <table:table-cell office:value-type="float" office:value="-4.902039" calcext:value-type="float">
            <text:p>-4.902039</text:p>
          </table:table-cell>
          <table:table-cell office:value-type="float" office:value="-1.931366" calcext:value-type="float">
            <text:p>-1.931366</text:p>
          </table:table-cell>
          <table:table-cell office:value-type="float" office:value="-2.595947" calcext:value-type="float">
            <text:p>-2.595947</text:p>
          </table:table-cell>
          <table:table-cell office:value-type="float" office:value="-0.2516785" calcext:value-type="float">
            <text:p>-0.2516785</text:p>
          </table:table-cell>
          <table:table-cell office:value-type="float" office:value="-0.5551147" calcext:value-type="float">
            <text:p>-0.5551147</text:p>
          </table:table-cell>
          <table:table-cell office:value-type="float" office:value="0.6340942" calcext:value-type="float">
            <text:p>0.6340942</text:p>
          </table:table-cell>
          <table:table-cell office:value-type="float" office:value="0.2934875" calcext:value-type="float">
            <text:p>0.2934875</text:p>
          </table:table-cell>
          <table:table-cell office:value-type="float" office:value="1.74646" calcext:value-type="float">
            <text:p>1.74646</text:p>
          </table:table-cell>
          <table:table-cell office:value-type="float" office:value="1.389282" calcext:value-type="float">
            <text:p>1.389282</text:p>
          </table:table-cell>
          <table:table-cell office:value-type="float" office:value="2.968231" calcext:value-type="float">
            <text:p>2.968231</text:p>
          </table:table-cell>
          <table:table-cell office:value-type="float" office:value="2.591949" calcext:value-type="float">
            <text:p>2.591949</text:p>
          </table:table-cell>
          <table:table-cell office:value-type="float" office:value="4.904541" calcext:value-type="float">
            <text:p>4.904541</text:p>
          </table:table-cell>
          <table:table-cell office:value-type="float" office:value="4.502808" calcext:value-type="float">
            <text:p>4.502808</text:p>
          </table:table-cell>
          <table:table-cell office:value-type="float" office:value="7.784851" calcext:value-type="float">
            <text:p>7.784851</text:p>
          </table:table-cell>
          <table:table-cell office:value-type="float" office:value="7.415649" calcext:value-type="float">
            <text:p>7.415649</text:p>
          </table:table-cell>
          <table:table-cell office:value-type="float" office:value="10.45129" calcext:value-type="float">
            <text:p>10.45129</text:p>
          </table:table-cell>
          <table:table-cell office:value-type="float" office:value="10.15961" calcext:value-type="float">
            <text:p>10.15961</text:p>
          </table:table-cell>
          <table:table-cell office:value-type="float" office:value="11.9917" calcext:value-type="float">
            <text:p>11.9917</text:p>
          </table:table-cell>
          <table:table-cell office:value-type="float" office:value="11.77179" calcext:value-type="float">
            <text:p>11.77179</text:p>
          </table:table-cell>
          <table:table-cell office:value-type="float" office:value="13.01712" calcext:value-type="float">
            <text:p>13.01712</text:p>
          </table:table-cell>
          <table:table-cell office:value-type="float" office:value="12.85654" calcext:value-type="float">
            <text:p>12.85654</text:p>
          </table:table-cell>
          <table:table-cell office:value-type="float" office:value="13.57568" calcext:value-type="float">
            <text:p>13.57568</text:p>
          </table:table-cell>
          <table:table-cell office:value-type="float" office:value="13.45639" calcext:value-type="float">
            <text:p>13.45639</text:p>
          </table:table-cell>
          <table:table-cell office:value-type="float" office:value="13.67624" calcext:value-type="float">
            <text:p>13.67624</text:p>
          </table:table-cell>
          <table:table-cell office:value-type="float" office:value="13.57773" calcext:value-type="float">
            <text:p>13.57773</text:p>
          </table:table-cell>
          <table:table-cell office:value-type="float" office:value="-5.738098" calcext:value-type="float">
            <text:p>-5.738098</text:p>
          </table:table-cell>
          <table:table-cell office:value-type="float" office:value="-18.92235" calcext:value-type="float">
            <text:p>-18.922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5" calcext:value-type="float">
            <text:p>8122005</text:p>
          </table:table-cell>
          <table:table-cell office:value-type="float" office:value="9.123613" calcext:value-type="float">
            <text:p>9.123613</text:p>
          </table:table-cell>
          <table:table-cell office:value-type="float" office:value="-12.65" calcext:value-type="float">
            <text:p>-12.65</text:p>
          </table:table-cell>
          <table:table-cell office:value-type="float" office:value="-22.18" calcext:value-type="float">
            <text:p>-22.18</text:p>
          </table:table-cell>
          <table:table-cell office:value-type="float" office:value="0.2078836" calcext:value-type="float">
            <text:p>0.2078836</text:p>
          </table:table-cell>
          <table:table-cell office:value-type="float" office:value="0.0951696" calcext:value-type="float">
            <text:p>0.0951696</text:p>
          </table:table-cell>
          <table:table-cell office:value-type="float" office:value="205.2" calcext:value-type="float">
            <text:p>205.2</text:p>
          </table:table-cell>
          <table:table-cell office:value-type="float" office:value="0" calcext:value-type="float">
            <text:p>0</text:p>
          </table:table-cell>
          <table:table-cell office:value-type="float" office:value="-2.006897" calcext:value-type="float">
            <text:p>-2.006897</text:p>
          </table:table-cell>
          <table:table-cell office:value-type="float" office:value="-9.474091" calcext:value-type="float">
            <text:p>-9.474091</text:p>
          </table:table-cell>
          <table:table-cell office:value-type="float" office:value="-2.775604" calcext:value-type="float">
            <text:p>-2.775604</text:p>
          </table:table-cell>
          <table:table-cell office:value-type="float" office:value="-4.952606" calcext:value-type="float">
            <text:p>-4.952606</text:p>
          </table:table-cell>
          <table:table-cell office:value-type="float" office:value="-2.120728" calcext:value-type="float">
            <text:p>-2.120728</text:p>
          </table:table-cell>
          <table:table-cell office:value-type="float" office:value="-2.782776" calcext:value-type="float">
            <text:p>-2.782776</text:p>
          </table:table-cell>
          <table:table-cell office:value-type="float" office:value="-0.5605774" calcext:value-type="float">
            <text:p>-0.5605774</text:p>
          </table:table-cell>
          <table:table-cell office:value-type="float" office:value="-1.039429" calcext:value-type="float">
            <text:p>-1.039429</text:p>
          </table:table-cell>
          <table:table-cell office:value-type="float" office:value="0.2886963" calcext:value-type="float">
            <text:p>0.2886963</text:p>
          </table:table-cell>
          <table:table-cell office:value-type="float" office:value="-0.1396484" calcext:value-type="float">
            <text:p>-0.1396484</text:p>
          </table:table-cell>
          <table:table-cell office:value-type="float" office:value="1.385254" calcext:value-type="float">
            <text:p>1.385254</text:p>
          </table:table-cell>
          <table:table-cell office:value-type="float" office:value="0.9678955" calcext:value-type="float">
            <text:p>0.9678955</text:p>
          </table:table-cell>
          <table:table-cell office:value-type="float" office:value="2.588135" calcext:value-type="float">
            <text:p>2.588135</text:p>
          </table:table-cell>
          <table:table-cell office:value-type="float" office:value="2.186218" calcext:value-type="float">
            <text:p>2.186218</text:p>
          </table:table-cell>
          <table:table-cell office:value-type="float" office:value="4.498871" calcext:value-type="float">
            <text:p>4.498871</text:p>
          </table:table-cell>
          <table:table-cell office:value-type="float" office:value="4.117035" calcext:value-type="float">
            <text:p>4.117035</text:p>
          </table:table-cell>
          <table:table-cell office:value-type="float" office:value="7.411835" calcext:value-type="float">
            <text:p>7.411835</text:p>
          </table:table-cell>
          <table:table-cell office:value-type="float" office:value="7.057251" calcext:value-type="float">
            <text:p>7.057251</text:p>
          </table:table-cell>
          <table:table-cell office:value-type="float" office:value="10.15652" calcext:value-type="float">
            <text:p>10.15652</text:p>
          </table:table-cell>
          <table:table-cell office:value-type="float" office:value="9.865204" calcext:value-type="float">
            <text:p>9.865204</text:p>
          </table:table-cell>
          <table:table-cell office:value-type="float" office:value="11.76947" calcext:value-type="float">
            <text:p>11.76947</text:p>
          </table:table-cell>
          <table:table-cell office:value-type="float" office:value="11.54489" calcext:value-type="float">
            <text:p>11.54489</text:p>
          </table:table-cell>
          <table:table-cell office:value-type="float" office:value="12.85483" calcext:value-type="float">
            <text:p>12.85483</text:p>
          </table:table-cell>
          <table:table-cell office:value-type="float" office:value="12.6879" calcext:value-type="float">
            <text:p>12.6879</text:p>
          </table:table-cell>
          <table:table-cell office:value-type="float" office:value="13.45511" calcext:value-type="float">
            <text:p>13.45511</text:p>
          </table:table-cell>
          <table:table-cell office:value-type="float" office:value="13.3309" calcext:value-type="float">
            <text:p>13.3309</text:p>
          </table:table-cell>
          <table:table-cell office:value-type="float" office:value="13.57666" calcext:value-type="float">
            <text:p>13.57666</text:p>
          </table:table-cell>
          <table:table-cell office:value-type="float" office:value="13.4747" calcext:value-type="float">
            <text:p>13.4747</text:p>
          </table:table-cell>
          <table:table-cell office:value-type="float" office:value="-0.01116943" calcext:value-type="float">
            <text:p>-0.01116943</text:p>
          </table:table-cell>
          <table:table-cell office:value-type="float" office:value="-19.91858" calcext:value-type="float">
            <text:p>-19.918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5" calcext:value-type="float">
            <text:p>9122005</text:p>
          </table:table-cell>
          <table:table-cell office:value-type="float" office:value="9.108015" calcext:value-type="float">
            <text:p>9.108015</text:p>
          </table:table-cell>
          <table:table-cell office:value-type="float" office:value="-6.95" calcext:value-type="float">
            <text:p>-6.95</text:p>
          </table:table-cell>
          <table:table-cell office:value-type="float" office:value="-22" calcext:value-type="float">
            <text:p>-22</text:p>
          </table:table-cell>
          <table:table-cell office:value-type="float" office:value="0.3229687" calcext:value-type="float">
            <text:p>0.3229687</text:p>
          </table:table-cell>
          <table:table-cell office:value-type="float" office:value="0.09663738" calcext:value-type="float">
            <text:p>0.09663738</text:p>
          </table:table-cell>
          <table:table-cell office:value-type="float" office:value="218.664" calcext:value-type="float">
            <text:p>218.664</text:p>
          </table:table-cell>
          <table:table-cell office:value-type="float" office:value="0" calcext:value-type="float">
            <text:p>0</text:p>
          </table:table-cell>
          <table:table-cell office:value-type="float" office:value="-1.905487" calcext:value-type="float">
            <text:p>-1.905487</text:p>
          </table:table-cell>
          <table:table-cell office:value-type="float" office:value="-10.10559" calcext:value-type="float">
            <text:p>-10.10559</text:p>
          </table:table-cell>
          <table:table-cell office:value-type="float" office:value="-3.049042" calcext:value-type="float">
            <text:p>-3.049042</text:p>
          </table:table-cell>
          <table:table-cell office:value-type="float" office:value="-5.983154" calcext:value-type="float">
            <text:p>-5.983154</text:p>
          </table:table-cell>
          <table:table-cell office:value-type="float" office:value="-2.528992" calcext:value-type="float">
            <text:p>-2.528992</text:p>
          </table:table-cell>
          <table:table-cell office:value-type="float" office:value="-3.65976" calcext:value-type="float">
            <text:p>-3.65976</text:p>
          </table:table-cell>
          <table:table-cell office:value-type="float" office:value="-1.049622" calcext:value-type="float">
            <text:p>-1.049622</text:p>
          </table:table-cell>
          <table:table-cell office:value-type="float" office:value="-1.539154" calcext:value-type="float">
            <text:p>-1.539154</text:p>
          </table:table-cell>
          <table:table-cell office:value-type="float" office:value="-0.1426086" calcext:value-type="float">
            <text:p>-0.1426086</text:p>
          </table:table-cell>
          <table:table-cell office:value-type="float" office:value="-0.3340759" calcext:value-type="float">
            <text:p>-0.3340759</text:p>
          </table:table-cell>
          <table:table-cell office:value-type="float" office:value="0.9640198" calcext:value-type="float">
            <text:p>0.9640198</text:p>
          </table:table-cell>
          <table:table-cell office:value-type="float" office:value="0.6916809" calcext:value-type="float">
            <text:p>0.6916809</text:p>
          </table:table-cell>
          <table:table-cell office:value-type="float" office:value="2.18219" calcext:value-type="float">
            <text:p>2.18219</text:p>
          </table:table-cell>
          <table:table-cell office:value-type="float" office:value="1.864166" calcext:value-type="float">
            <text:p>1.864166</text:p>
          </table:table-cell>
          <table:table-cell office:value-type="float" office:value="4.113068" calcext:value-type="float">
            <text:p>4.113068</text:p>
          </table:table-cell>
          <table:table-cell office:value-type="float" office:value="3.753326" calcext:value-type="float">
            <text:p>3.753326</text:p>
          </table:table-cell>
          <table:table-cell office:value-type="float" office:value="7.053528" calcext:value-type="float">
            <text:p>7.053528</text:p>
          </table:table-cell>
          <table:table-cell office:value-type="float" office:value="6.709076" calcext:value-type="float">
            <text:p>6.709076</text:p>
          </table:table-cell>
          <table:table-cell office:value-type="float" office:value="9.862122" calcext:value-type="float">
            <text:p>9.862122</text:p>
          </table:table-cell>
          <table:table-cell office:value-type="float" office:value="9.574249" calcext:value-type="float">
            <text:p>9.574249</text:p>
          </table:table-cell>
          <table:table-cell office:value-type="float" office:value="11.54251" calcext:value-type="float">
            <text:p>11.54251</text:p>
          </table:table-cell>
          <table:table-cell office:value-type="float" office:value="11.31531" calcext:value-type="float">
            <text:p>11.31531</text:p>
          </table:table-cell>
          <table:table-cell office:value-type="float" office:value="12.68613" calcext:value-type="float">
            <text:p>12.68613</text:p>
          </table:table-cell>
          <table:table-cell office:value-type="float" office:value="12.51382" calcext:value-type="float">
            <text:p>12.51382</text:p>
          </table:table-cell>
          <table:table-cell office:value-type="float" office:value="13.32956" calcext:value-type="float">
            <text:p>13.32956</text:p>
          </table:table-cell>
          <table:table-cell office:value-type="float" office:value="13.20053" calcext:value-type="float">
            <text:p>13.20053</text:p>
          </table:table-cell>
          <table:table-cell office:value-type="float" office:value="13.4736" calcext:value-type="float">
            <text:p>13.4736</text:p>
          </table:table-cell>
          <table:table-cell office:value-type="float" office:value="13.36801" calcext:value-type="float">
            <text:p>13.36801</text:p>
          </table:table-cell>
          <table:table-cell office:value-type="float" office:value="1.394562" calcext:value-type="float">
            <text:p>1.394562</text:p>
          </table:table-cell>
          <table:table-cell office:value-type="float" office:value="-20.05444" calcext:value-type="float">
            <text:p>-20.054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5" calcext:value-type="float">
            <text:p>10122005</text:p>
          </table:table-cell>
          <table:table-cell office:value-type="float" office:value="5.225512" calcext:value-type="float">
            <text:p>5.225512</text:p>
          </table:table-cell>
          <table:table-cell office:value-type="float" office:value="3.37" calcext:value-type="float">
            <text:p>3.37</text:p>
          </table:table-cell>
          <table:table-cell office:value-type="float" office:value="-7.68" calcext:value-type="float">
            <text:p>-7.68</text:p>
          </table:table-cell>
          <table:table-cell office:value-type="float" office:value="0.6847289" calcext:value-type="float">
            <text:p>0.6847289</text:p>
          </table:table-cell>
          <table:table-cell office:value-type="float" office:value="0.3055731" calcext:value-type="float">
            <text:p>0.3055731</text:p>
          </table:table-cell>
          <table:table-cell office:value-type="float" office:value="420.3" calcext:value-type="float">
            <text:p>420.3</text:p>
          </table:table-cell>
          <table:table-cell office:value-type="float" office:value="3.5" calcext:value-type="float">
            <text:p>3.5</text:p>
          </table:table-cell>
          <table:table-cell office:value-type="float" office:value="-0.1250916" calcext:value-type="float">
            <text:p>-0.1250916</text:p>
          </table:table-cell>
          <table:table-cell office:value-type="float" office:value="-6.232056" calcext:value-type="float">
            <text:p>-6.232056</text:p>
          </table:table-cell>
          <table:table-cell office:value-type="float" office:value="-1.438873" calcext:value-type="float">
            <text:p>-1.438873</text:p>
          </table:table-cell>
          <table:table-cell office:value-type="float" office:value="-3.997955" calcext:value-type="float">
            <text:p>-3.997955</text:p>
          </table:table-cell>
          <table:table-cell office:value-type="float" office:value="-1.356415" calcext:value-type="float">
            <text:p>-1.356415</text:p>
          </table:table-cell>
          <table:table-cell office:value-type="float" office:value="-2.706268" calcext:value-type="float">
            <text:p>-2.706268</text:p>
          </table:table-cell>
          <table:table-cell office:value-type="float" office:value="-0.8918152" calcext:value-type="float">
            <text:p>-0.8918152</text:p>
          </table:table-cell>
          <table:table-cell office:value-type="float" office:value="-1.395935" calcext:value-type="float">
            <text:p>-1.395935</text:p>
          </table:table-cell>
          <table:table-cell office:value-type="float" office:value="-0.2731323" calcext:value-type="float">
            <text:p>-0.2731323</text:p>
          </table:table-cell>
          <table:table-cell office:value-type="float" office:value="-0.3940125" calcext:value-type="float">
            <text:p>-0.3940125</text:p>
          </table:table-cell>
          <table:table-cell office:value-type="float" office:value="0.6899414" calcext:value-type="float">
            <text:p>0.6899414</text:p>
          </table:table-cell>
          <table:table-cell office:value-type="float" office:value="0.5895996" calcext:value-type="float">
            <text:p>0.5895996</text:p>
          </table:table-cell>
          <table:table-cell office:value-type="float" office:value="1.861847" calcext:value-type="float">
            <text:p>1.861847</text:p>
          </table:table-cell>
          <table:table-cell office:value-type="float" office:value="1.705597" calcext:value-type="float">
            <text:p>1.705597</text:p>
          </table:table-cell>
          <table:table-cell office:value-type="float" office:value="3.75" calcext:value-type="float">
            <text:p>3.75</text:p>
          </table:table-cell>
          <table:table-cell office:value-type="float" office:value="3.466492" calcext:value-type="float">
            <text:p>3.466492</text:p>
          </table:table-cell>
          <table:table-cell office:value-type="float" office:value="6.705536" calcext:value-type="float">
            <text:p>6.705536</text:p>
          </table:table-cell>
          <table:table-cell office:value-type="float" office:value="6.383331" calcext:value-type="float">
            <text:p>6.383331</text:p>
          </table:table-cell>
          <table:table-cell office:value-type="float" office:value="9.571228" calcext:value-type="float">
            <text:p>9.571228</text:p>
          </table:table-cell>
          <table:table-cell office:value-type="float" office:value="9.286987" calcext:value-type="float">
            <text:p>9.286987</text:p>
          </table:table-cell>
          <table:table-cell office:value-type="float" office:value="11.31293" calcext:value-type="float">
            <text:p>11.31293</text:p>
          </table:table-cell>
          <table:table-cell office:value-type="float" office:value="11.08374" calcext:value-type="float">
            <text:p>11.08374</text:p>
          </table:table-cell>
          <table:table-cell office:value-type="float" office:value="12.51196" calcext:value-type="float">
            <text:p>12.51196</text:p>
          </table:table-cell>
          <table:table-cell office:value-type="float" office:value="12.33463" calcext:value-type="float">
            <text:p>12.33463</text:p>
          </table:table-cell>
          <table:table-cell office:value-type="float" office:value="13.19913" calcext:value-type="float">
            <text:p>13.19913</text:p>
          </table:table-cell>
          <table:table-cell office:value-type="float" office:value="13.06567" calcext:value-type="float">
            <text:p>13.06567</text:p>
          </table:table-cell>
          <table:table-cell office:value-type="float" office:value="13.36688" calcext:value-type="float">
            <text:p>13.36688</text:p>
          </table:table-cell>
          <table:table-cell office:value-type="float" office:value="13.25708" calcext:value-type="float">
            <text:p>13.25708</text:p>
          </table:table-cell>
          <table:table-cell office:value-type="float" office:value="3.992188" calcext:value-type="float">
            <text:p>3.992188</text:p>
          </table:table-cell>
          <table:table-cell office:value-type="float" office:value="-11.46921" calcext:value-type="float">
            <text:p>-11.469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5" calcext:value-type="float">
            <text:p>11122005</text:p>
          </table:table-cell>
          <table:table-cell office:value-type="float" office:value="5.487687" calcext:value-type="float">
            <text:p>5.487687</text:p>
          </table:table-cell>
          <table:table-cell office:value-type="float" office:value="6.35" calcext:value-type="float">
            <text:p>6.35</text:p>
          </table:table-cell>
          <table:table-cell office:value-type="float" office:value="-1.91" calcext:value-type="float">
            <text:p>-1.91</text:p>
          </table:table-cell>
          <table:table-cell office:value-type="float" office:value="0.7848461" calcext:value-type="float">
            <text:p>0.7848461</text:p>
          </table:table-cell>
          <table:table-cell office:value-type="float" office:value="0.469513" calcext:value-type="float">
            <text:p>0.469513</text:p>
          </table:table-cell>
          <table:table-cell office:value-type="float" office:value="327.24" calcext:value-type="float">
            <text:p>327.24</text:p>
          </table:table-cell>
          <table:table-cell office:value-type="float" office:value="0" calcext:value-type="float">
            <text:p>0</text:p>
          </table:table-cell>
          <table:table-cell office:value-type="float" office:value="0.3189697" calcext:value-type="float">
            <text:p>0.3189697</text:p>
          </table:table-cell>
          <table:table-cell office:value-type="float" office:value="-1.972687" calcext:value-type="float">
            <text:p>-1.972687</text:p>
          </table:table-cell>
          <table:table-cell office:value-type="float" office:value="-0.8302917" calcext:value-type="float">
            <text:p>-0.8302917</text:p>
          </table:table-cell>
          <table:table-cell office:value-type="float" office:value="-1.460114" calcext:value-type="float">
            <text:p>-1.460114</text:p>
          </table:table-cell>
          <table:table-cell office:value-type="float" office:value="-0.8553162" calcext:value-type="float">
            <text:p>-0.8553162</text:p>
          </table:table-cell>
          <table:table-cell office:value-type="float" office:value="-1.349274" calcext:value-type="float">
            <text:p>-1.349274</text:p>
          </table:table-cell>
          <table:table-cell office:value-type="float" office:value="-0.5818176" calcext:value-type="float">
            <text:p>-0.5818176</text:p>
          </table:table-cell>
          <table:table-cell office:value-type="float" office:value="-0.8875732" calcext:value-type="float">
            <text:p>-0.8875732</text:p>
          </table:table-cell>
          <table:table-cell office:value-type="float" office:value="-0.1347046" calcext:value-type="float">
            <text:p>-0.1347046</text:p>
          </table:table-cell>
          <table:table-cell office:value-type="float" office:value="-0.2715454" calcext:value-type="float">
            <text:p>-0.2715454</text:p>
          </table:table-cell>
          <table:table-cell office:value-type="float" office:value="0.6982727" calcext:value-type="float">
            <text:p>0.6982727</text:p>
          </table:table-cell>
          <table:table-cell office:value-type="float" office:value="0.6356812" calcext:value-type="float">
            <text:p>0.6356812</text:p>
          </table:table-cell>
          <table:table-cell office:value-type="float" office:value="1.705139" calcext:value-type="float">
            <text:p>1.705139</text:p>
          </table:table-cell>
          <table:table-cell office:value-type="float" office:value="1.681885" calcext:value-type="float">
            <text:p>1.681885</text:p>
          </table:table-cell>
          <table:table-cell office:value-type="float" office:value="3.464294" calcext:value-type="float">
            <text:p>3.464294</text:p>
          </table:table-cell>
          <table:table-cell office:value-type="float" office:value="3.306213" calcext:value-type="float">
            <text:p>3.306213</text:p>
          </table:table-cell>
          <table:table-cell office:value-type="float" office:value="6.380127" calcext:value-type="float">
            <text:p>6.380127</text:p>
          </table:table-cell>
          <table:table-cell office:value-type="float" office:value="6.104523" calcext:value-type="float">
            <text:p>6.104523</text:p>
          </table:table-cell>
          <table:table-cell office:value-type="float" office:value="9.284027" calcext:value-type="float">
            <text:p>9.284027</text:p>
          </table:table-cell>
          <table:table-cell office:value-type="float" office:value="9.009735" calcext:value-type="float">
            <text:p>9.009735</text:p>
          </table:table-cell>
          <table:table-cell office:value-type="float" office:value="11.08136" calcext:value-type="float">
            <text:p>11.08136</text:p>
          </table:table-cell>
          <table:table-cell office:value-type="float" office:value="10.85312" calcext:value-type="float">
            <text:p>10.85312</text:p>
          </table:table-cell>
          <table:table-cell office:value-type="float" office:value="12.33273" calcext:value-type="float">
            <text:p>12.33273</text:p>
          </table:table-cell>
          <table:table-cell office:value-type="float" office:value="12.15216" calcext:value-type="float">
            <text:p>12.15216</text:p>
          </table:table-cell>
          <table:table-cell office:value-type="float" office:value="13.06424" calcext:value-type="float">
            <text:p>13.06424</text:p>
          </table:table-cell>
          <table:table-cell office:value-type="float" office:value="12.92609" calcext:value-type="float">
            <text:p>12.92609</text:p>
          </table:table-cell>
          <table:table-cell office:value-type="float" office:value="13.25589" calcext:value-type="float">
            <text:p>13.25589</text:p>
          </table:table-cell>
          <table:table-cell office:value-type="float" office:value="13.14209" calcext:value-type="float">
            <text:p>13.14209</text:p>
          </table:table-cell>
          <table:table-cell office:value-type="float" office:value="6.087585" calcext:value-type="float">
            <text:p>6.087585</text:p>
          </table:table-cell>
          <table:table-cell office:value-type="float" office:value="-3.93576" calcext:value-type="float">
            <text:p>-3.935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5" calcext:value-type="float">
            <text:p>12122005</text:p>
          </table:table-cell>
          <table:table-cell office:value-type="float" office:value="8.571955" calcext:value-type="float">
            <text:p>8.571955</text:p>
          </table:table-cell>
          <table:table-cell office:value-type="float" office:value="5.86" calcext:value-type="float">
            <text:p>5.86</text:p>
          </table:table-cell>
          <table:table-cell office:value-type="float" office:value="-3.42" calcext:value-type="float">
            <text:p>-3.42</text:p>
          </table:table-cell>
          <table:table-cell office:value-type="float" office:value="0.7796384" calcext:value-type="float">
            <text:p>0.7796384</text:p>
          </table:table-cell>
          <table:table-cell office:value-type="float" office:value="0.4203418" calcext:value-type="float">
            <text:p>0.4203418</text:p>
          </table:table-cell>
          <table:table-cell office:value-type="float" office:value="233.856" calcext:value-type="float">
            <text:p>233.856</text:p>
          </table:table-cell>
          <table:table-cell office:value-type="float" office:value="0" calcext:value-type="float">
            <text:p>0</text:p>
          </table:table-cell>
          <table:table-cell office:value-type="float" office:value="1.585144" calcext:value-type="float">
            <text:p>1.585144</text:p>
          </table:table-cell>
          <table:table-cell office:value-type="float" office:value="-0.8370056" calcext:value-type="float">
            <text:p>-0.8370056</text:p>
          </table:table-cell>
          <table:table-cell office:value-type="float" office:value="-0.2161255" calcext:value-type="float">
            <text:p>-0.2161255</text:p>
          </table:table-cell>
          <table:table-cell office:value-type="float" office:value="-0.8286133" calcext:value-type="float">
            <text:p>-0.8286133</text:p>
          </table:table-cell>
          <table:table-cell office:value-type="float" office:value="-0.5441895" calcext:value-type="float">
            <text:p>-0.5441895</text:p>
          </table:table-cell>
          <table:table-cell office:value-type="float" office:value="-0.8516235" calcext:value-type="float">
            <text:p>-0.8516235</text:p>
          </table:table-cell>
          <table:table-cell office:value-type="float" office:value="-0.3775024" calcext:value-type="float">
            <text:p>-0.3775024</text:p>
          </table:table-cell>
          <table:table-cell office:value-type="float" office:value="-0.5791626" calcext:value-type="float">
            <text:p>-0.5791626</text:p>
          </table:table-cell>
          <table:table-cell office:value-type="float" office:value="-0.03167725" calcext:value-type="float">
            <text:p>-0.03167725</text:p>
          </table:table-cell>
          <table:table-cell office:value-type="float" office:value="-0.1334534" calcext:value-type="float">
            <text:p>-0.1334534</text:p>
          </table:table-cell>
          <table:table-cell office:value-type="float" office:value="0.757843" calcext:value-type="float">
            <text:p>0.757843</text:p>
          </table:table-cell>
          <table:table-cell office:value-type="float" office:value="0.6989746" calcext:value-type="float">
            <text:p>0.6989746</text:p>
          </table:table-cell>
          <table:table-cell office:value-type="float" office:value="1.682312" calcext:value-type="float">
            <text:p>1.682312</text:p>
          </table:table-cell>
          <table:table-cell office:value-type="float" office:value="1.681519" calcext:value-type="float">
            <text:p>1.681519</text:p>
          </table:table-cell>
          <table:table-cell office:value-type="float" office:value="3.304962" calcext:value-type="float">
            <text:p>3.304962</text:p>
          </table:table-cell>
          <table:table-cell office:value-type="float" office:value="3.207031" calcext:value-type="float">
            <text:p>3.207031</text:p>
          </table:table-cell>
          <table:table-cell office:value-type="float" office:value="6.101929" calcext:value-type="float">
            <text:p>6.101929</text:p>
          </table:table-cell>
          <table:table-cell office:value-type="float" office:value="5.878448" calcext:value-type="float">
            <text:p>5.878448</text:p>
          </table:table-cell>
          <table:table-cell office:value-type="float" office:value="9.006897" calcext:value-type="float">
            <text:p>9.006897</text:p>
          </table:table-cell>
          <table:table-cell office:value-type="float" office:value="8.74942" calcext:value-type="float">
            <text:p>8.74942</text:p>
          </table:table-cell>
          <table:table-cell office:value-type="float" office:value="10.85071" calcext:value-type="float">
            <text:p>10.85071</text:p>
          </table:table-cell>
          <table:table-cell office:value-type="float" office:value="10.62509" calcext:value-type="float">
            <text:p>10.62509</text:p>
          </table:table-cell>
          <table:table-cell office:value-type="float" office:value="12.15024" calcext:value-type="float">
            <text:p>12.15024</text:p>
          </table:table-cell>
          <table:table-cell office:value-type="float" office:value="11.96756" calcext:value-type="float">
            <text:p>11.96756</text:p>
          </table:table-cell>
          <table:table-cell office:value-type="float" office:value="12.92459" calcext:value-type="float">
            <text:p>12.92459</text:p>
          </table:table-cell>
          <table:table-cell office:value-type="float" office:value="12.78244" calcext:value-type="float">
            <text:p>12.78244</text:p>
          </table:table-cell>
          <table:table-cell office:value-type="float" office:value="13.1409" calcext:value-type="float">
            <text:p>13.1409</text:p>
          </table:table-cell>
          <table:table-cell office:value-type="float" office:value="13.02283" calcext:value-type="float">
            <text:p>13.02283</text:p>
          </table:table-cell>
          <table:table-cell office:value-type="float" office:value="12.77316" calcext:value-type="float">
            <text:p>12.77316</text:p>
          </table:table-cell>
          <table:table-cell office:value-type="float" office:value="-3.285004" calcext:value-type="float">
            <text:p>-3.2850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5" calcext:value-type="float">
            <text:p>13122005</text:p>
          </table:table-cell>
          <table:table-cell office:value-type="float" office:value="3.689246" calcext:value-type="float">
            <text:p>3.689246</text:p>
          </table:table-cell>
          <table:table-cell office:value-type="float" office:value="4.75" calcext:value-type="float">
            <text:p>4.75</text:p>
          </table:table-cell>
          <table:table-cell office:value-type="float" office:value="-3.62" calcext:value-type="float">
            <text:p>-3.62</text:p>
          </table:table-cell>
          <table:table-cell office:value-type="float" office:value="0.7539155" calcext:value-type="float">
            <text:p>0.7539155</text:p>
          </table:table-cell>
          <table:table-cell office:value-type="float" office:value="0.41419" calcext:value-type="float">
            <text:p>0.41419</text:p>
          </table:table-cell>
          <table:table-cell office:value-type="float" office:value="377.208" calcext:value-type="float">
            <text:p>377.208</text:p>
          </table:table-cell>
          <table:table-cell office:value-type="float" office:value="4.7" calcext:value-type="float">
            <text:p>4.7</text:p>
          </table:table-cell>
          <table:table-cell office:value-type="float" office:value="0.3518372" calcext:value-type="float">
            <text:p>0.3518372</text:p>
          </table:table-cell>
          <table:table-cell office:value-type="float" office:value="-0.8093872" calcext:value-type="float">
            <text:p>-0.8093872</text:p>
          </table:table-cell>
          <table:table-cell office:value-type="float" office:value="-0.338501" calcext:value-type="float">
            <text:p>-0.338501</text:p>
          </table:table-cell>
          <table:table-cell office:value-type="float" office:value="-0.5447388" calcext:value-type="float">
            <text:p>-0.5447388</text:p>
          </table:table-cell>
          <table:table-cell office:value-type="float" office:value="-0.3857422" calcext:value-type="float">
            <text:p>-0.3857422</text:p>
          </table:table-cell>
          <table:table-cell office:value-type="float" office:value="-0.5429077" calcext:value-type="float">
            <text:p>-0.5429077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-0.375946" calcext:value-type="float">
            <text:p>-0.375946</text:p>
          </table:table-cell>
          <table:table-cell office:value-type="float" office:value="0.3101501" calcext:value-type="float">
            <text:p>0.3101501</text:p>
          </table:table-cell>
          <table:table-cell office:value-type="float" office:value="-0.03112793" calcext:value-type="float">
            <text:p>-0.03112793</text:p>
          </table:table-cell>
          <table:table-cell office:value-type="float" office:value="0.9643555" calcext:value-type="float">
            <text:p>0.9643555</text:p>
          </table:table-cell>
          <table:table-cell office:value-type="float" office:value="0.7583313" calcext:value-type="float">
            <text:p>0.7583313</text:p>
          </table:table-cell>
          <table:table-cell office:value-type="float" office:value="1.762177" calcext:value-type="float">
            <text:p>1.762177</text:p>
          </table:table-cell>
          <table:table-cell office:value-type="float" office:value="1.679443" calcext:value-type="float">
            <text:p>1.679443</text:p>
          </table:table-cell>
          <table:table-cell office:value-type="float" office:value="3.206146" calcext:value-type="float">
            <text:p>3.206146</text:p>
          </table:table-cell>
          <table:table-cell office:value-type="float" office:value="3.147003" calcext:value-type="float">
            <text:p>3.147003</text:p>
          </table:table-cell>
          <table:table-cell office:value-type="float" office:value="5.876343" calcext:value-type="float">
            <text:p>5.876343</text:p>
          </table:table-cell>
          <table:table-cell office:value-type="float" office:value="5.693237" calcext:value-type="float">
            <text:p>5.693237</text:p>
          </table:table-cell>
          <table:table-cell office:value-type="float" office:value="8.746857" calcext:value-type="float">
            <text:p>8.746857</text:p>
          </table:table-cell>
          <table:table-cell office:value-type="float" office:value="8.510498" calcext:value-type="float">
            <text:p>8.510498</text:p>
          </table:table-cell>
          <table:table-cell office:value-type="float" office:value="10.62274" calcext:value-type="float">
            <text:p>10.62274</text:p>
          </table:table-cell>
          <table:table-cell office:value-type="float" office:value="10.40384" calcext:value-type="float">
            <text:p>10.40384</text:p>
          </table:table-cell>
          <table:table-cell office:value-type="float" office:value="11.96561" calcext:value-type="float">
            <text:p>11.96561</text:p>
          </table:table-cell>
          <table:table-cell office:value-type="float" office:value="11.78235" calcext:value-type="float">
            <text:p>11.78235</text:p>
          </table:table-cell>
          <table:table-cell office:value-type="float" office:value="12.78098" calcext:value-type="float">
            <text:p>12.78098</text:p>
          </table:table-cell>
          <table:table-cell office:value-type="float" office:value="12.63544" calcext:value-type="float">
            <text:p>12.63544</text:p>
          </table:table-cell>
          <table:table-cell office:value-type="float" office:value="13.02161" calcext:value-type="float">
            <text:p>13.02161</text:p>
          </table:table-cell>
          <table:table-cell office:value-type="float" office:value="12.89987" calcext:value-type="float">
            <text:p>12.89987</text:p>
          </table:table-cell>
          <table:table-cell office:value-type="float" office:value="4.802704" calcext:value-type="float">
            <text:p>4.802704</text:p>
          </table:table-cell>
          <table:table-cell office:value-type="float" office:value="-3.636993" calcext:value-type="float">
            <text:p>-3.6369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5" calcext:value-type="float">
            <text:p>14122005</text:p>
          </table:table-cell>
          <table:table-cell office:value-type="float" office:value="4.923409" calcext:value-type="float">
            <text:p>4.923409</text:p>
          </table:table-cell>
          <table:table-cell office:value-type="float" office:value="4.37" calcext:value-type="float">
            <text:p>4.37</text:p>
          </table:table-cell>
          <table:table-cell office:value-type="float" office:value="0.35" calcext:value-type="float">
            <text:p>0.35</text:p>
          </table:table-cell>
          <table:table-cell office:value-type="float" office:value="0.7342646" calcext:value-type="float">
            <text:p>0.7342646</text:p>
          </table:table-cell>
          <table:table-cell office:value-type="float" office:value="0.5527949" calcext:value-type="float">
            <text:p>0.5527949</text:p>
          </table:table-cell>
          <table:table-cell office:value-type="float" office:value="386.028" calcext:value-type="float">
            <text:p>386.028</text:p>
          </table:table-cell>
          <table:table-cell office:value-type="float" office:value="0.1" calcext:value-type="float">
            <text:p>0.1</text:p>
          </table:table-cell>
          <table:table-cell office:value-type="float" office:value="0.6636963" calcext:value-type="float">
            <text:p>0.6636963</text:p>
          </table:table-cell>
          <table:table-cell office:value-type="float" office:value="-0.4112244" calcext:value-type="float">
            <text:p>-0.4112244</text:p>
          </table:table-cell>
          <table:table-cell office:value-type="float" office:value="-0.1637573" calcext:value-type="float">
            <text:p>-0.1637573</text:p>
          </table:table-cell>
          <table:table-cell office:value-type="float" office:value="-0.3741455" calcext:value-type="float">
            <text:p>-0.3741455</text:p>
          </table:table-cell>
          <table:table-cell office:value-type="float" office:value="-0.2676697" calcext:value-type="float">
            <text:p>-0.2676697</text:p>
          </table:table-cell>
          <table:table-cell office:value-type="float" office:value="-0.384491" calcext:value-type="float">
            <text:p>-0.384491</text:p>
          </table:table-cell>
          <table:table-cell office:value-type="float" office:value="-0.07199097" calcext:value-type="float">
            <text:p>-0.07199097</text:p>
          </table:table-cell>
          <table:table-cell office:value-type="float" office:value="-0.1672668" calcext:value-type="float">
            <text:p>-0.1672668</text:p>
          </table:table-cell>
          <table:table-cell office:value-type="float" office:value="0.434082" calcext:value-type="float">
            <text:p>0.434082</text:p>
          </table:table-cell>
          <table:table-cell office:value-type="float" office:value="0.3123779" calcext:value-type="float">
            <text:p>0.3123779</text:p>
          </table:table-cell>
          <table:table-cell office:value-type="float" office:value="1.098358" calcext:value-type="float">
            <text:p>1.098358</text:p>
          </table:table-cell>
          <table:table-cell office:value-type="float" office:value="0.9663086" calcext:value-type="float">
            <text:p>0.9663086</text:p>
          </table:table-cell>
          <table:table-cell office:value-type="float" office:value="1.872406" calcext:value-type="float">
            <text:p>1.872406</text:p>
          </table:table-cell>
          <table:table-cell office:value-type="float" office:value="1.763702" calcext:value-type="float">
            <text:p>1.763702</text:p>
          </table:table-cell>
          <table:table-cell office:value-type="float" office:value="3.161377" calcext:value-type="float">
            <text:p>3.161377</text:p>
          </table:table-cell>
          <table:table-cell office:value-type="float" office:value="3.146698" calcext:value-type="float">
            <text:p>3.146698</text:p>
          </table:table-cell>
          <table:table-cell office:value-type="float" office:value="5.691528" calcext:value-type="float">
            <text:p>5.691528</text:p>
          </table:table-cell>
          <table:table-cell office:value-type="float" office:value="5.552948" calcext:value-type="float">
            <text:p>5.552948</text:p>
          </table:table-cell>
          <table:table-cell office:value-type="float" office:value="8.508118" calcext:value-type="float">
            <text:p>8.508118</text:p>
          </table:table-cell>
          <table:table-cell office:value-type="float" office:value="8.293152" calcext:value-type="float">
            <text:p>8.293152</text:p>
          </table:table-cell>
          <table:table-cell office:value-type="float" office:value="10.40155" calcext:value-type="float">
            <text:p>10.40155</text:p>
          </table:table-cell>
          <table:table-cell office:value-type="float" office:value="10.1918" calcext:value-type="float">
            <text:p>10.1918</text:p>
          </table:table-cell>
          <table:table-cell office:value-type="float" office:value="11.78043" calcext:value-type="float">
            <text:p>11.78043</text:p>
          </table:table-cell>
          <table:table-cell office:value-type="float" office:value="11.59735" calcext:value-type="float">
            <text:p>11.59735</text:p>
          </table:table-cell>
          <table:table-cell office:value-type="float" office:value="12.63394" calcext:value-type="float">
            <text:p>12.63394</text:p>
          </table:table-cell>
          <table:table-cell office:value-type="float" office:value="12.48563" calcext:value-type="float">
            <text:p>12.48563</text:p>
          </table:table-cell>
          <table:table-cell office:value-type="float" office:value="12.89856" calcext:value-type="float">
            <text:p>12.89856</text:p>
          </table:table-cell>
          <table:table-cell office:value-type="float" office:value="12.7731" calcext:value-type="float">
            <text:p>12.7731</text:p>
          </table:table-cell>
          <table:table-cell office:value-type="float" office:value="6.180573" calcext:value-type="float">
            <text:p>6.180573</text:p>
          </table:table-cell>
          <table:table-cell office:value-type="float" office:value="-1.748627" calcext:value-type="float">
            <text:p>-1.7486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5" calcext:value-type="float">
            <text:p>15122005</text:p>
          </table:table-cell>
          <table:table-cell office:value-type="float" office:value="4.357541" calcext:value-type="float">
            <text:p>4.357541</text:p>
          </table:table-cell>
          <table:table-cell office:value-type="float" office:value="0.12" calcext:value-type="float">
            <text:p>0.12</text:p>
          </table:table-cell>
          <table:table-cell office:value-type="float" office:value="-4.06" calcext:value-type="float">
            <text:p>-4.06</text:p>
          </table:table-cell>
          <table:table-cell office:value-type="float" office:value="0.5437517" calcext:value-type="float">
            <text:p>0.5437517</text:p>
          </table:table-cell>
          <table:table-cell office:value-type="float" office:value="0.4009383" calcext:value-type="float">
            <text:p>0.4009383</text:p>
          </table:table-cell>
          <table:table-cell office:value-type="float" office:value="580.5" calcext:value-type="float">
            <text:p>580.5</text:p>
          </table:table-cell>
          <table:table-cell office:value-type="float" office:value="0" calcext:value-type="float">
            <text:p>0</text:p>
          </table:table-cell>
          <table:table-cell office:value-type="float" office:value="0.2228394" calcext:value-type="float">
            <text:p>0.2228394</text:p>
          </table:table-cell>
          <table:table-cell office:value-type="float" office:value="-1.40564" calcext:value-type="float">
            <text:p>-1.40564</text:p>
          </table:table-cell>
          <table:table-cell office:value-type="float" office:value="-0.1765442" calcext:value-type="float">
            <text:p>-0.1765442</text:p>
          </table:table-cell>
          <table:table-cell office:value-type="float" office:value="-0.4537659" calcext:value-type="float">
            <text:p>-0.4537659</text:p>
          </table:table-cell>
          <table:table-cell office:value-type="float" office:value="-0.2186279" calcext:value-type="float">
            <text:p>-0.2186279</text:p>
          </table:table-cell>
          <table:table-cell office:value-type="float" office:value="-0.2669678" calcext:value-type="float">
            <text:p>-0.2669678</text:p>
          </table:table-cell>
          <table:table-cell office:value-type="float" office:value="-0.02883911" calcext:value-type="float">
            <text:p>-0.02883911</text:p>
          </table:table-cell>
          <table:table-cell office:value-type="float" office:value="-0.0713501" calcext:value-type="float">
            <text:p>-0.0713501</text:p>
          </table:table-cell>
          <table:table-cell office:value-type="float" office:value="0.4812927" calcext:value-type="float">
            <text:p>0.4812927</text:p>
          </table:table-cell>
          <table:table-cell office:value-type="float" office:value="0.434845" calcext:value-type="float">
            <text:p>0.434845</text:p>
          </table:table-cell>
          <table:table-cell office:value-type="float" office:value="1.138733" calcext:value-type="float">
            <text:p>1.138733</text:p>
          </table:table-cell>
          <table:table-cell office:value-type="float" office:value="1.09903" calcext:value-type="float">
            <text:p>1.09903</text:p>
          </table:table-cell>
          <table:table-cell office:value-type="float" office:value="1.899536" calcext:value-type="float">
            <text:p>1.899536</text:p>
          </table:table-cell>
          <table:table-cell office:value-type="float" office:value="1.872925" calcext:value-type="float">
            <text:p>1.872925</text:p>
          </table:table-cell>
          <table:table-cell office:value-type="float" office:value="3.162323" calcext:value-type="float">
            <text:p>3.162323</text:p>
          </table:table-cell>
          <table:table-cell office:value-type="float" office:value="3.155701" calcext:value-type="float">
            <text:p>3.155701</text:p>
          </table:table-cell>
          <table:table-cell office:value-type="float" office:value="5.551697" calcext:value-type="float">
            <text:p>5.551697</text:p>
          </table:table-cell>
          <table:table-cell office:value-type="float" office:value="5.443268" calcext:value-type="float">
            <text:p>5.443268</text:p>
          </table:table-cell>
          <table:table-cell office:value-type="float" office:value="8.291016" calcext:value-type="float">
            <text:p>8.291016</text:p>
          </table:table-cell>
          <table:table-cell office:value-type="float" office:value="8.099915" calcext:value-type="float">
            <text:p>8.099915</text:p>
          </table:table-cell>
          <table:table-cell office:value-type="float" office:value="10.18964" calcext:value-type="float">
            <text:p>10.18964</text:p>
          </table:table-cell>
          <table:table-cell office:value-type="float" office:value="9.990356" calcext:value-type="float">
            <text:p>9.990356</text:p>
          </table:table-cell>
          <table:table-cell office:value-type="float" office:value="11.59543" calcext:value-type="float">
            <text:p>11.59543</text:p>
          </table:table-cell>
          <table:table-cell office:value-type="float" office:value="11.41422" calcext:value-type="float">
            <text:p>11.41422</text:p>
          </table:table-cell>
          <table:table-cell office:value-type="float" office:value="12.48407" calcext:value-type="float">
            <text:p>12.48407</text:p>
          </table:table-cell>
          <table:table-cell office:value-type="float" office:value="12.33661" calcext:value-type="float">
            <text:p>12.33661</text:p>
          </table:table-cell>
          <table:table-cell office:value-type="float" office:value="12.77176" calcext:value-type="float">
            <text:p>12.77176</text:p>
          </table:table-cell>
          <table:table-cell office:value-type="float" office:value="12.64294" calcext:value-type="float">
            <text:p>12.64294</text:p>
          </table:table-cell>
          <table:table-cell office:value-type="float" office:value="2.82486" calcext:value-type="float">
            <text:p>2.82486</text:p>
          </table:table-cell>
          <table:table-cell office:value-type="float" office:value="-5.20108" calcext:value-type="float">
            <text:p>-5.201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5" calcext:value-type="float">
            <text:p>16122005</text:p>
          </table:table-cell>
          <table:table-cell office:value-type="float" office:value="8.564657" calcext:value-type="float">
            <text:p>8.564657</text:p>
          </table:table-cell>
          <table:table-cell office:value-type="float" office:value="-4.16" calcext:value-type="float">
            <text:p>-4.16</text:p>
          </table:table-cell>
          <table:table-cell office:value-type="float" office:value="-11.3" calcext:value-type="float">
            <text:p>-11.3</text:p>
          </table:table-cell>
          <table:table-cell office:value-type="float" office:value="0.3979802" calcext:value-type="float">
            <text:p>0.3979802</text:p>
          </table:table-cell>
          <table:table-cell office:value-type="float" office:value="0.2311484" calcext:value-type="float">
            <text:p>0.2311484</text:p>
          </table:table-cell>
          <table:table-cell office:value-type="float" office:value="463.32" calcext:value-type="float">
            <text:p>463.32</text:p>
          </table:table-cell>
          <table:table-cell office:value-type="float" office:value="0" calcext:value-type="float">
            <text:p>0</text:p>
          </table:table-cell>
          <table:table-cell office:value-type="float" office:value="0.2612305" calcext:value-type="float">
            <text:p>0.2612305</text:p>
          </table:table-cell>
          <table:table-cell office:value-type="float" office:value="-4.135681" calcext:value-type="float">
            <text:p>-4.135681</text:p>
          </table:table-cell>
          <table:table-cell office:value-type="float" office:value="-0.4055786" calcext:value-type="float">
            <text:p>-0.4055786</text:p>
          </table:table-cell>
          <table:table-cell office:value-type="float" office:value="-1.198425" calcext:value-type="float">
            <text:p>-1.198425</text:p>
          </table:table-cell>
          <table:table-cell office:value-type="float" office:value="-0.2419128" calcext:value-type="float">
            <text:p>-0.2419128</text:p>
          </table:table-cell>
          <table:table-cell office:value-type="float" office:value="-0.3470764" calcext:value-type="float">
            <text:p>-0.3470764</text:p>
          </table:table-cell>
          <table:table-cell office:value-type="float" office:value="0.1654053" calcext:value-type="float">
            <text:p>0.1654053</text:p>
          </table:table-cell>
          <table:table-cell office:value-type="float" office:value="-0.03170776" calcext:value-type="float">
            <text:p>-0.03170776</text:p>
          </table:table-cell>
          <table:table-cell office:value-type="float" office:value="0.6030273" calcext:value-type="float">
            <text:p>0.6030273</text:p>
          </table:table-cell>
          <table:table-cell office:value-type="float" office:value="0.4813232" calcext:value-type="float">
            <text:p>0.4813232</text:p>
          </table:table-cell>
          <table:table-cell office:value-type="float" office:value="1.176636" calcext:value-type="float">
            <text:p>1.176636</text:p>
          </table:table-cell>
          <table:table-cell office:value-type="float" office:value="1.138916" calcext:value-type="float">
            <text:p>1.138916</text:p>
          </table:table-cell>
          <table:table-cell office:value-type="float" office:value="1.902588" calcext:value-type="float">
            <text:p>1.902588</text:p>
          </table:table-cell>
          <table:table-cell office:value-type="float" office:value="1.89566" calcext:value-type="float">
            <text:p>1.89566</text:p>
          </table:table-cell>
          <table:table-cell office:value-type="float" office:value="3.155457" calcext:value-type="float">
            <text:p>3.155457</text:p>
          </table:table-cell>
          <table:table-cell office:value-type="float" office:value="3.128632" calcext:value-type="float">
            <text:p>3.128632</text:p>
          </table:table-cell>
          <table:table-cell office:value-type="float" office:value="5.44223" calcext:value-type="float">
            <text:p>5.44223</text:p>
          </table:table-cell>
          <table:table-cell office:value-type="float" office:value="5.344299" calcext:value-type="float">
            <text:p>5.344299</text:p>
          </table:table-cell>
          <table:table-cell office:value-type="float" office:value="8.098022" calcext:value-type="float">
            <text:p>8.098022</text:p>
          </table:table-cell>
          <table:table-cell office:value-type="float" office:value="7.925415" calcext:value-type="float">
            <text:p>7.925415</text:p>
          </table:table-cell>
          <table:table-cell office:value-type="float" office:value="9.988342" calcext:value-type="float">
            <text:p>9.988342</text:p>
          </table:table-cell>
          <table:table-cell office:value-type="float" office:value="9.801178" calcext:value-type="float">
            <text:p>9.801178</text:p>
          </table:table-cell>
          <table:table-cell office:value-type="float" office:value="11.41235" calcext:value-type="float">
            <text:p>11.41235</text:p>
          </table:table-cell>
          <table:table-cell office:value-type="float" office:value="11.23727" calcext:value-type="float">
            <text:p>11.23727</text:p>
          </table:table-cell>
          <table:table-cell office:value-type="float" office:value="12.33499" calcext:value-type="float">
            <text:p>12.33499</text:p>
          </table:table-cell>
          <table:table-cell office:value-type="float" office:value="12.18127" calcext:value-type="float">
            <text:p>12.18127</text:p>
          </table:table-cell>
          <table:table-cell office:value-type="float" office:value="12.64157" calcext:value-type="float">
            <text:p>12.64157</text:p>
          </table:table-cell>
          <table:table-cell office:value-type="float" office:value="12.50891" calcext:value-type="float">
            <text:p>12.50891</text:p>
          </table:table-cell>
          <table:table-cell office:value-type="float" office:value="5.160431" calcext:value-type="float">
            <text:p>5.160431</text:p>
          </table:table-cell>
          <table:table-cell office:value-type="float" office:value="-12.38239" calcext:value-type="float">
            <text:p>-12.382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5" calcext:value-type="float">
            <text:p>17122005</text:p>
          </table:table-cell>
          <table:table-cell office:value-type="float" office:value="7.453787" calcext:value-type="float">
            <text:p>7.453787</text:p>
          </table:table-cell>
          <table:table-cell office:value-type="float" office:value="-4.45" calcext:value-type="float">
            <text:p>-4.45</text:p>
          </table:table-cell>
          <table:table-cell office:value-type="float" office:value="-10.61" calcext:value-type="float">
            <text:p>-10.61</text:p>
          </table:table-cell>
          <table:table-cell office:value-type="float" office:value="0.389512" calcext:value-type="float">
            <text:p>0.389512</text:p>
          </table:table-cell>
          <table:table-cell office:value-type="float" office:value="0.2439242" calcext:value-type="float">
            <text:p>0.2439242</text:p>
          </table:table-cell>
          <table:table-cell office:value-type="float" office:value="193.968" calcext:value-type="float">
            <text:p>193.968</text:p>
          </table:table-cell>
          <table:table-cell office:value-type="float" office:value="0" calcext:value-type="float">
            <text:p>0</text:p>
          </table:table-cell>
          <table:table-cell office:value-type="float" office:value="-0.3858643" calcext:value-type="float">
            <text:p>-0.3858643</text:p>
          </table:table-cell>
          <table:table-cell office:value-type="float" office:value="-4.765076" calcext:value-type="float">
            <text:p>-4.765076</text:p>
          </table:table-cell>
          <table:table-cell office:value-type="float" office:value="-1.001709" calcext:value-type="float">
            <text:p>-1.001709</text:p>
          </table:table-cell>
          <table:table-cell office:value-type="float" office:value="-1.948334" calcext:value-type="float">
            <text:p>-1.948334</text:p>
          </table:table-cell>
          <table:table-cell office:value-type="float" office:value="-0.3517761" calcext:value-type="float">
            <text:p>-0.3517761</text:p>
          </table:table-cell>
          <table:table-cell office:value-type="float" office:value="-0.6070251" calcext:value-type="float">
            <text:p>-0.6070251</text:p>
          </table:table-cell>
          <table:table-cell office:value-type="float" office:value="0.1708984" calcext:value-type="float">
            <text:p>0.1708984</text:p>
          </table:table-cell>
          <table:table-cell office:value-type="float" office:value="0.04699707" calcext:value-type="float">
            <text:p>0.04699707</text:p>
          </table:table-cell>
          <table:table-cell office:value-type="float" office:value="0.6249695" calcext:value-type="float">
            <text:p>0.6249695</text:p>
          </table:table-cell>
          <table:table-cell office:value-type="float" office:value="0.5672607" calcext:value-type="float">
            <text:p>0.5672607</text:p>
          </table:table-cell>
          <table:table-cell office:value-type="float" office:value="1.226929" calcext:value-type="float">
            <text:p>1.226929</text:p>
          </table:table-cell>
          <table:table-cell office:value-type="float" office:value="1.180389" calcext:value-type="float">
            <text:p>1.180389</text:p>
          </table:table-cell>
          <table:table-cell office:value-type="float" office:value="1.942902" calcext:value-type="float">
            <text:p>1.942902</text:p>
          </table:table-cell>
          <table:table-cell office:value-type="float" office:value="1.904083" calcext:value-type="float">
            <text:p>1.904083</text:p>
          </table:table-cell>
          <table:table-cell office:value-type="float" office:value="3.128357" calcext:value-type="float">
            <text:p>3.128357</text:p>
          </table:table-cell>
          <table:table-cell office:value-type="float" office:value="3.120178" calcext:value-type="float">
            <text:p>3.120178</text:p>
          </table:table-cell>
          <table:table-cell office:value-type="float" office:value="5.343292" calcext:value-type="float">
            <text:p>5.343292</text:p>
          </table:table-cell>
          <table:table-cell office:value-type="float" office:value="5.255005" calcext:value-type="float">
            <text:p>5.255005</text:p>
          </table:table-cell>
          <table:table-cell office:value-type="float" office:value="7.923706" calcext:value-type="float">
            <text:p>7.923706</text:p>
          </table:table-cell>
          <table:table-cell office:value-type="float" office:value="7.766937" calcext:value-type="float">
            <text:p>7.766937</text:p>
          </table:table-cell>
          <table:table-cell office:value-type="float" office:value="9.799316" calcext:value-type="float">
            <text:p>9.799316</text:p>
          </table:table-cell>
          <table:table-cell office:value-type="float" office:value="9.623474" calcext:value-type="float">
            <text:p>9.623474</text:p>
          </table:table-cell>
          <table:table-cell office:value-type="float" office:value="11.23544" calcext:value-type="float">
            <text:p>11.23544</text:p>
          </table:table-cell>
          <table:table-cell office:value-type="float" office:value="11.06259" calcext:value-type="float">
            <text:p>11.06259</text:p>
          </table:table-cell>
          <table:table-cell office:value-type="float" office:value="12.17966" calcext:value-type="float">
            <text:p>12.17966</text:p>
          </table:table-cell>
          <table:table-cell office:value-type="float" office:value="12.02637" calcext:value-type="float">
            <text:p>12.02637</text:p>
          </table:table-cell>
          <table:table-cell office:value-type="float" office:value="12.50751" calcext:value-type="float">
            <text:p>12.50751</text:p>
          </table:table-cell>
          <table:table-cell office:value-type="float" office:value="12.37259" calcext:value-type="float">
            <text:p>12.37259</text:p>
          </table:table-cell>
          <table:table-cell office:value-type="float" office:value="3.795624" calcext:value-type="float">
            <text:p>3.795624</text:p>
          </table:table-cell>
          <table:table-cell office:value-type="float" office:value="-12.3663" calcext:value-type="float">
            <text:p>-12.36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5" calcext:value-type="float">
            <text:p>18122005</text:p>
          </table:table-cell>
          <table:table-cell office:value-type="float" office:value="8.402304" calcext:value-type="float">
            <text:p>8.402304</text:p>
          </table:table-cell>
          <table:table-cell office:value-type="float" office:value="-7.35" calcext:value-type="float">
            <text:p>-7.35</text:p>
          </table:table-cell>
          <table:table-cell office:value-type="float" office:value="-15.04" calcext:value-type="float">
            <text:p>-15.04</text:p>
          </table:table-cell>
          <table:table-cell office:value-type="float" office:value="0.3133292" calcext:value-type="float">
            <text:p>0.3133292</text:p>
          </table:table-cell>
          <table:table-cell office:value-type="float" office:value="0.171821" calcext:value-type="float">
            <text:p>0.171821</text:p>
          </table:table-cell>
          <table:table-cell office:value-type="float" office:value="225.468" calcext:value-type="float">
            <text:p>225.468</text:p>
          </table:table-cell>
          <table:table-cell office:value-type="float" office:value="0" calcext:value-type="float">
            <text:p>0</text:p>
          </table:table-cell>
          <table:table-cell office:value-type="float" office:value="-0.9753723" calcext:value-type="float">
            <text:p>-0.9753723</text:p>
          </table:table-cell>
          <table:table-cell office:value-type="float" office:value="-6.458649" calcext:value-type="float">
            <text:p>-6.458649</text:p>
          </table:table-cell>
          <table:table-cell office:value-type="float" office:value="-1.468079" calcext:value-type="float">
            <text:p>-1.468079</text:p>
          </table:table-cell>
          <table:table-cell office:value-type="float" office:value="-2.886078" calcext:value-type="float">
            <text:p>-2.886078</text:p>
          </table:table-cell>
          <table:table-cell office:value-type="float" office:value="-0.6155396" calcext:value-type="float">
            <text:p>-0.6155396</text:p>
          </table:table-cell>
          <table:table-cell office:value-type="float" office:value="-1.178436" calcext:value-type="float">
            <text:p>-1.178436</text:p>
          </table:table-cell>
          <table:table-cell office:value-type="float" office:value="0.04162598" calcext:value-type="float">
            <text:p>0.04162598</text:p>
          </table:table-cell>
          <table:table-cell office:value-type="float" office:value="-0.1634216" calcext:value-type="float">
            <text:p>-0.1634216</text:p>
          </table:table-cell>
          <table:table-cell office:value-type="float" office:value="0.5637512" calcext:value-type="float">
            <text:p>0.5637512</text:p>
          </table:table-cell>
          <table:table-cell office:value-type="float" office:value="0.3734436" calcext:value-type="float">
            <text:p>0.3734436</text:p>
          </table:table-cell>
          <table:table-cell office:value-type="float" office:value="1.213013" calcext:value-type="float">
            <text:p>1.213013</text:p>
          </table:table-cell>
          <table:table-cell office:value-type="float" office:value="1.050812" calcext:value-type="float">
            <text:p>1.050812</text:p>
          </table:table-cell>
          <table:table-cell office:value-type="float" office:value="1.938568" calcext:value-type="float">
            <text:p>1.938568</text:p>
          </table:table-cell>
          <table:table-cell office:value-type="float" office:value="1.813324" calcext:value-type="float">
            <text:p>1.813324</text:p>
          </table:table-cell>
          <table:table-cell office:value-type="float" office:value="3.119934" calcext:value-type="float">
            <text:p>3.119934</text:p>
          </table:table-cell>
          <table:table-cell office:value-type="float" office:value="3.046936" calcext:value-type="float">
            <text:p>3.046936</text:p>
          </table:table-cell>
          <table:table-cell office:value-type="float" office:value="5.25412" calcext:value-type="float">
            <text:p>5.25412</text:p>
          </table:table-cell>
          <table:table-cell office:value-type="float" office:value="5.16571" calcext:value-type="float">
            <text:p>5.16571</text:p>
          </table:table-cell>
          <table:table-cell office:value-type="float" office:value="7.76535" calcext:value-type="float">
            <text:p>7.76535</text:p>
          </table:table-cell>
          <table:table-cell office:value-type="float" office:value="7.620331" calcext:value-type="float">
            <text:p>7.620331</text:p>
          </table:table-cell>
          <table:table-cell office:value-type="float" office:value="9.621674" calcext:value-type="float">
            <text:p>9.621674</text:p>
          </table:table-cell>
          <table:table-cell office:value-type="float" office:value="9.454559" calcext:value-type="float">
            <text:p>9.454559</text:p>
          </table:table-cell>
          <table:table-cell office:value-type="float" office:value="11.06082" calcext:value-type="float">
            <text:p>11.06082</text:p>
          </table:table-cell>
          <table:table-cell office:value-type="float" office:value="10.89206" calcext:value-type="float">
            <text:p>10.89206</text:p>
          </table:table-cell>
          <table:table-cell office:value-type="float" office:value="12.02478" calcext:value-type="float">
            <text:p>12.02478</text:p>
          </table:table-cell>
          <table:table-cell office:value-type="float" office:value="11.87207" calcext:value-type="float">
            <text:p>11.87207</text:p>
          </table:table-cell>
          <table:table-cell office:value-type="float" office:value="12.37119" calcext:value-type="float">
            <text:p>12.37119</text:p>
          </table:table-cell>
          <table:table-cell office:value-type="float" office:value="12.23462" calcext:value-type="float">
            <text:p>12.23462</text:p>
          </table:table-cell>
          <table:table-cell office:value-type="float" office:value="2.739502" calcext:value-type="float">
            <text:p>2.739502</text:p>
          </table:table-cell>
          <table:table-cell office:value-type="float" office:value="-15.85999" calcext:value-type="float">
            <text:p>-15.859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5" calcext:value-type="float">
            <text:p>19122005</text:p>
          </table:table-cell>
          <table:table-cell office:value-type="float" office:value="8.321838" calcext:value-type="float">
            <text:p>8.321838</text:p>
          </table:table-cell>
          <table:table-cell office:value-type="float" office:value="-1.37" calcext:value-type="float">
            <text:p>-1.37</text:p>
          </table:table-cell>
          <table:table-cell office:value-type="float" office:value="-16.99" calcext:value-type="float">
            <text:p>-16.99</text:p>
          </table:table-cell>
          <table:table-cell office:value-type="float" office:value="0.4883145" calcext:value-type="float">
            <text:p>0.4883145</text:p>
          </table:table-cell>
          <table:table-cell office:value-type="float" office:value="0.1466973" calcext:value-type="float">
            <text:p>0.1466973</text:p>
          </table:table-cell>
          <table:table-cell office:value-type="float" office:value="234.612" calcext:value-type="float">
            <text:p>234.612</text:p>
          </table:table-cell>
          <table:table-cell office:value-type="float" office:value="0" calcext:value-type="float">
            <text:p>0</text:p>
          </table:table-cell>
          <table:table-cell office:value-type="float" office:value="-0.6827393" calcext:value-type="float">
            <text:p>-0.6827393</text:p>
          </table:table-cell>
          <table:table-cell office:value-type="float" office:value="-7.856842" calcext:value-type="float">
            <text:p>-7.856842</text:p>
          </table:table-cell>
          <table:table-cell office:value-type="float" office:value="-1.695648" calcext:value-type="float">
            <text:p>-1.695648</text:p>
          </table:table-cell>
          <table:table-cell office:value-type="float" office:value="-4.083954" calcext:value-type="float">
            <text:p>-4.083954</text:p>
          </table:table-cell>
          <table:table-cell office:value-type="float" office:value="-1.19455" calcext:value-type="float">
            <text:p>-1.19455</text:p>
          </table:table-cell>
          <table:table-cell office:value-type="float" office:value="-1.878601" calcext:value-type="float">
            <text:p>-1.878601</text:p>
          </table:table-cell>
          <table:table-cell office:value-type="float" office:value="-0.1659851" calcext:value-type="float">
            <text:p>-0.1659851</text:p>
          </table:table-cell>
          <table:table-cell office:value-type="float" office:value="-0.2938538" calcext:value-type="float">
            <text:p>-0.2938538</text:p>
          </table:table-cell>
          <table:table-cell office:value-type="float" office:value="0.3714905" calcext:value-type="float">
            <text:p>0.3714905</text:p>
          </table:table-cell>
          <table:table-cell office:value-type="float" office:value="0.2572021" calcext:value-type="float">
            <text:p>0.2572021</text:p>
          </table:table-cell>
          <table:table-cell office:value-type="float" office:value="1.04953" calcext:value-type="float">
            <text:p>1.04953</text:p>
          </table:table-cell>
          <table:table-cell office:value-type="float" office:value="0.9303589" calcext:value-type="float">
            <text:p>0.9303589</text:p>
          </table:table-cell>
          <table:table-cell office:value-type="float" office:value="1.812256" calcext:value-type="float">
            <text:p>1.812256</text:p>
          </table:table-cell>
          <table:table-cell office:value-type="float" office:value="1.695374" calcext:value-type="float">
            <text:p>1.695374</text:p>
          </table:table-cell>
          <table:table-cell office:value-type="float" office:value="3.045959" calcext:value-type="float">
            <text:p>3.045959</text:p>
          </table:table-cell>
          <table:table-cell office:value-type="float" office:value="2.939484" calcext:value-type="float">
            <text:p>2.939484</text:p>
          </table:table-cell>
          <table:table-cell office:value-type="float" office:value="5.164703" calcext:value-type="float">
            <text:p>5.164703</text:p>
          </table:table-cell>
          <table:table-cell office:value-type="float" office:value="5.060638" calcext:value-type="float">
            <text:p>5.060638</text:p>
          </table:table-cell>
          <table:table-cell office:value-type="float" office:value="7.618866" calcext:value-type="float">
            <text:p>7.618866</text:p>
          </table:table-cell>
          <table:table-cell office:value-type="float" office:value="7.480408" calcext:value-type="float">
            <text:p>7.480408</text:p>
          </table:table-cell>
          <table:table-cell office:value-type="float" office:value="9.45285" calcext:value-type="float">
            <text:p>9.45285</text:p>
          </table:table-cell>
          <table:table-cell office:value-type="float" office:value="9.293976" calcext:value-type="float">
            <text:p>9.293976</text:p>
          </table:table-cell>
          <table:table-cell office:value-type="float" office:value="10.89035" calcext:value-type="float">
            <text:p>10.89035</text:p>
          </table:table-cell>
          <table:table-cell office:value-type="float" office:value="10.72607" calcext:value-type="float">
            <text:p>10.72607</text:p>
          </table:table-cell>
          <table:table-cell office:value-type="float" office:value="11.87045" calcext:value-type="float">
            <text:p>11.87045</text:p>
          </table:table-cell>
          <table:table-cell office:value-type="float" office:value="11.71857" calcext:value-type="float">
            <text:p>11.71857</text:p>
          </table:table-cell>
          <table:table-cell office:value-type="float" office:value="12.23318" calcext:value-type="float">
            <text:p>12.23318</text:p>
          </table:table-cell>
          <table:table-cell office:value-type="float" office:value="12.09634" calcext:value-type="float">
            <text:p>12.09634</text:p>
          </table:table-cell>
          <table:table-cell office:value-type="float" office:value="5.158813" calcext:value-type="float">
            <text:p>5.158813</text:p>
          </table:table-cell>
          <table:table-cell office:value-type="float" office:value="-17.48589" calcext:value-type="float">
            <text:p>-17.485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5" calcext:value-type="float">
            <text:p>20122005</text:p>
          </table:table-cell>
          <table:table-cell office:value-type="float" office:value="8.629347" calcext:value-type="float">
            <text:p>8.629347</text:p>
          </table:table-cell>
          <table:table-cell office:value-type="float" office:value="0.5" calcext:value-type="float">
            <text:p>0.5</text:p>
          </table:table-cell>
          <table:table-cell office:value-type="float" office:value="-12.1" calcext:value-type="float">
            <text:p>-12.1</text:p>
          </table:table-cell>
          <table:table-cell office:value-type="float" office:value="0.5587653" calcext:value-type="float">
            <text:p>0.5587653</text:p>
          </table:table-cell>
          <table:table-cell office:value-type="float" office:value="0.2170935" calcext:value-type="float">
            <text:p>0.2170935</text:p>
          </table:table-cell>
          <table:table-cell office:value-type="float" office:value="153.468" calcext:value-type="float">
            <text:p>153.468</text:p>
          </table:table-cell>
          <table:table-cell office:value-type="float" office:value="0" calcext:value-type="float">
            <text:p>0</text:p>
          </table:table-cell>
          <table:table-cell office:value-type="float" office:value="-0.2196655" calcext:value-type="float">
            <text:p>-0.2196655</text:p>
          </table:table-cell>
          <table:table-cell office:value-type="float" office:value="-6.469421" calcext:value-type="float">
            <text:p>-6.469421</text:p>
          </table:table-cell>
          <table:table-cell office:value-type="float" office:value="-1.449615" calcext:value-type="float">
            <text:p>-1.449615</text:p>
          </table:table-cell>
          <table:table-cell office:value-type="float" office:value="-3.343018" calcext:value-type="float">
            <text:p>-3.343018</text:p>
          </table:table-cell>
          <table:table-cell office:value-type="float" office:value="-1.094116" calcext:value-type="float">
            <text:p>-1.094116</text:p>
          </table:table-cell>
          <table:table-cell office:value-type="float" office:value="-1.644409" calcext:value-type="float">
            <text:p>-1.644409</text:p>
          </table:table-cell>
          <table:table-cell office:value-type="float" office:value="-0.2592773" calcext:value-type="float">
            <text:p>-0.2592773</text:p>
          </table:table-cell>
          <table:table-cell office:value-type="float" office:value="-0.3550415" calcext:value-type="float">
            <text:p>-0.3550415</text:p>
          </table:table-cell>
          <table:table-cell office:value-type="float" office:value="0.2590637" calcext:value-type="float">
            <text:p>0.2590637</text:p>
          </table:table-cell>
          <table:table-cell office:value-type="float" office:value="0.174408" calcext:value-type="float">
            <text:p>0.174408</text:p>
          </table:table-cell>
          <table:table-cell office:value-type="float" office:value="0.929657" calcext:value-type="float">
            <text:p>0.929657</text:p>
          </table:table-cell>
          <table:table-cell office:value-type="float" office:value="0.8389282" calcext:value-type="float">
            <text:p>0.8389282</text:p>
          </table:table-cell>
          <table:table-cell office:value-type="float" office:value="1.694611" calcext:value-type="float">
            <text:p>1.694611</text:p>
          </table:table-cell>
          <table:table-cell office:value-type="float" office:value="1.598602" calcext:value-type="float">
            <text:p>1.598602</text:p>
          </table:table-cell>
          <table:table-cell office:value-type="float" office:value="2.938477" calcext:value-type="float">
            <text:p>2.938477</text:p>
          </table:table-cell>
          <table:table-cell office:value-type="float" office:value="2.8349" calcext:value-type="float">
            <text:p>2.8349</text:p>
          </table:table-cell>
          <table:table-cell office:value-type="float" office:value="5.059479" calcext:value-type="float">
            <text:p>5.059479</text:p>
          </table:table-cell>
          <table:table-cell office:value-type="float" office:value="4.946655" calcext:value-type="float">
            <text:p>4.946655</text:p>
          </table:table-cell>
          <table:table-cell office:value-type="float" office:value="7.478973" calcext:value-type="float">
            <text:p>7.478973</text:p>
          </table:table-cell>
          <table:table-cell office:value-type="float" office:value="7.343079" calcext:value-type="float">
            <text:p>7.343079</text:p>
          </table:table-cell>
          <table:table-cell office:value-type="float" office:value="9.292328" calcext:value-type="float">
            <text:p>9.292328</text:p>
          </table:table-cell>
          <table:table-cell office:value-type="float" office:value="9.139099" calcext:value-type="float">
            <text:p>9.139099</text:p>
          </table:table-cell>
          <table:table-cell office:value-type="float" office:value="10.72437" calcext:value-type="float">
            <text:p>10.72437</text:p>
          </table:table-cell>
          <table:table-cell office:value-type="float" office:value="10.56509" calcext:value-type="float">
            <text:p>10.56509</text:p>
          </table:table-cell>
          <table:table-cell office:value-type="float" office:value="11.71698" calcext:value-type="float">
            <text:p>11.71698</text:p>
          </table:table-cell>
          <table:table-cell office:value-type="float" office:value="11.56659" calcext:value-type="float">
            <text:p>11.56659</text:p>
          </table:table-cell>
          <table:table-cell office:value-type="float" office:value="12.09488" calcext:value-type="float">
            <text:p>12.09488</text:p>
          </table:table-cell>
          <table:table-cell office:value-type="float" office:value="11.95703" calcext:value-type="float">
            <text:p>11.95703</text:p>
          </table:table-cell>
          <table:table-cell office:value-type="float" office:value="6.341156" calcext:value-type="float">
            <text:p>6.341156</text:p>
          </table:table-cell>
          <table:table-cell office:value-type="float" office:value="-14.37454" calcext:value-type="float">
            <text:p>-14.374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5" calcext:value-type="float">
            <text:p>21122005</text:p>
          </table:table-cell>
          <table:table-cell office:value-type="float" office:value="8.472898" calcext:value-type="float">
            <text:p>8.472898</text:p>
          </table:table-cell>
          <table:table-cell office:value-type="float" office:value="6.12" calcext:value-type="float">
            <text:p>6.12</text:p>
          </table:table-cell>
          <table:table-cell office:value-type="float" office:value="-12.77" calcext:value-type="float">
            <text:p>-12.77</text:p>
          </table:table-cell>
          <table:table-cell office:value-type="float" office:value="0.7188364" calcext:value-type="float">
            <text:p>0.7188364</text:p>
          </table:table-cell>
          <table:table-cell office:value-type="float" office:value="0.2059215" calcext:value-type="float">
            <text:p>0.2059215</text:p>
          </table:table-cell>
          <table:table-cell office:value-type="float" office:value="156.6" calcext:value-type="float">
            <text:p>156.6</text:p>
          </table:table-cell>
          <table:table-cell office:value-type="float" office:value="0" calcext:value-type="float">
            <text:p>0</text:p>
          </table:table-cell>
          <table:table-cell office:value-type="float" office:value="0.1938171" calcext:value-type="float">
            <text:p>0.1938171</text:p>
          </table:table-cell>
          <table:table-cell office:value-type="float" office:value="-6.441437" calcext:value-type="float">
            <text:p>-6.441437</text:p>
          </table:table-cell>
          <table:table-cell office:value-type="float" office:value="-1.237671" calcext:value-type="float">
            <text:p>-1.237671</text:p>
          </table:table-cell>
          <table:table-cell office:value-type="float" office:value="-3.244873" calcext:value-type="float">
            <text:p>-3.244873</text:p>
          </table:table-cell>
          <table:table-cell office:value-type="float" office:value="-0.9805298" calcext:value-type="float">
            <text:p>-0.9805298</text:p>
          </table:table-cell>
          <table:table-cell office:value-type="float" office:value="-1.574158" calcext:value-type="float">
            <text:p>-1.574158</text:p>
          </table:table-cell>
          <table:table-cell office:value-type="float" office:value="-0.3330078" calcext:value-type="float">
            <text:p>-0.3330078</text:p>
          </table:table-cell>
          <table:table-cell office:value-type="float" office:value="-0.4406433" calcext:value-type="float">
            <text:p>-0.4406433</text:p>
          </table:table-cell>
          <table:table-cell office:value-type="float" office:value="0.1734619" calcext:value-type="float">
            <text:p>0.1734619</text:p>
          </table:table-cell>
          <table:table-cell office:value-type="float" office:value="0.08117676" calcext:value-type="float">
            <text:p>0.08117676</text:p>
          </table:table-cell>
          <table:table-cell office:value-type="float" office:value="0.8383179" calcext:value-type="float">
            <text:p>0.8383179</text:p>
          </table:table-cell>
          <table:table-cell office:value-type="float" office:value="0.7464905" calcext:value-type="float">
            <text:p>0.7464905</text:p>
          </table:table-cell>
          <table:table-cell office:value-type="float" office:value="1.5979" calcext:value-type="float">
            <text:p>1.5979</text:p>
          </table:table-cell>
          <table:table-cell office:value-type="float" office:value="1.500824" calcext:value-type="float">
            <text:p>1.500824</text:p>
          </table:table-cell>
          <table:table-cell office:value-type="float" office:value="2.833893" calcext:value-type="float">
            <text:p>2.833893</text:p>
          </table:table-cell>
          <table:table-cell office:value-type="float" office:value="2.731201" calcext:value-type="float">
            <text:p>2.731201</text:p>
          </table:table-cell>
          <table:table-cell office:value-type="float" office:value="4.945465" calcext:value-type="float">
            <text:p>4.945465</text:p>
          </table:table-cell>
          <table:table-cell office:value-type="float" office:value="4.830658" calcext:value-type="float">
            <text:p>4.830658</text:p>
          </table:table-cell>
          <table:table-cell office:value-type="float" office:value="7.341644" calcext:value-type="float">
            <text:p>7.341644</text:p>
          </table:table-cell>
          <table:table-cell office:value-type="float" office:value="7.206696" calcext:value-type="float">
            <text:p>7.206696</text:p>
          </table:table-cell>
          <table:table-cell office:value-type="float" office:value="9.137512" calcext:value-type="float">
            <text:p>9.137512</text:p>
          </table:table-cell>
          <table:table-cell office:value-type="float" office:value="8.988098" calcext:value-type="float">
            <text:p>8.988098</text:p>
          </table:table-cell>
          <table:table-cell office:value-type="float" office:value="10.56345" calcext:value-type="float">
            <text:p>10.56345</text:p>
          </table:table-cell>
          <table:table-cell office:value-type="float" office:value="10.40723" calcext:value-type="float">
            <text:p>10.40723</text:p>
          </table:table-cell>
          <table:table-cell office:value-type="float" office:value="11.565" calcext:value-type="float">
            <text:p>11.565</text:p>
          </table:table-cell>
          <table:table-cell office:value-type="float" office:value="11.41611" calcext:value-type="float">
            <text:p>11.41611</text:p>
          </table:table-cell>
          <table:table-cell office:value-type="float" office:value="11.95557" calcext:value-type="float">
            <text:p>11.95557</text:p>
          </table:table-cell>
          <table:table-cell office:value-type="float" office:value="11.81726" calcext:value-type="float">
            <text:p>11.81726</text:p>
          </table:table-cell>
          <table:table-cell office:value-type="float" office:value="8.130402" calcext:value-type="float">
            <text:p>8.130402</text:p>
          </table:table-cell>
          <table:table-cell office:value-type="float" office:value="-14.82425" calcext:value-type="float">
            <text:p>-14.824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5" calcext:value-type="float">
            <text:p>22122005</text:p>
          </table:table-cell>
          <table:table-cell office:value-type="float" office:value="6.895714" calcext:value-type="float">
            <text:p>6.895714</text:p>
          </table:table-cell>
          <table:table-cell office:value-type="float" office:value="13.57" calcext:value-type="float">
            <text:p>13.57</text:p>
          </table:table-cell>
          <table:table-cell office:value-type="float" office:value="-4.45" calcext:value-type="float">
            <text:p>-4.45</text:p>
          </table:table-cell>
          <table:table-cell office:value-type="float" office:value="0.8884181" calcext:value-type="float">
            <text:p>0.8884181</text:p>
          </table:table-cell>
          <table:table-cell office:value-type="float" office:value="0.389512" calcext:value-type="float">
            <text:p>0.389512</text:p>
          </table:table-cell>
          <table:table-cell office:value-type="float" office:value="260.352" calcext:value-type="float">
            <text:p>260.352</text:p>
          </table:table-cell>
          <table:table-cell office:value-type="float" office:value="0" calcext:value-type="float">
            <text:p>0</text:p>
          </table:table-cell>
          <table:table-cell office:value-type="float" office:value="1.326294" calcext:value-type="float">
            <text:p>1.326294</text:p>
          </table:table-cell>
          <table:table-cell office:value-type="float" office:value="-3.242432" calcext:value-type="float">
            <text:p>-3.242432</text:p>
          </table:table-cell>
          <table:table-cell office:value-type="float" office:value="-0.6157837" calcext:value-type="float">
            <text:p>-0.6157837</text:p>
          </table:table-cell>
          <table:table-cell office:value-type="float" office:value="-1.684601" calcext:value-type="float">
            <text:p>-1.684601</text:p>
          </table:table-cell>
          <table:table-cell office:value-type="float" office:value="-0.6384277" calcext:value-type="float">
            <text:p>-0.6384277</text:p>
          </table:table-cell>
          <table:table-cell office:value-type="float" office:value="-1.012848" calcext:value-type="float">
            <text:p>-1.012848</text:p>
          </table:table-cell>
          <table:table-cell office:value-type="float" office:value="-0.3061218" calcext:value-type="float">
            <text:p>-0.3061218</text:p>
          </table:table-cell>
          <table:table-cell office:value-type="float" office:value="-0.3964844" calcext:value-type="float">
            <text:p>-0.3964844</text:p>
          </table:table-cell>
          <table:table-cell office:value-type="float" office:value="0.1483765" calcext:value-type="float">
            <text:p>0.1483765</text:p>
          </table:table-cell>
          <table:table-cell office:value-type="float" office:value="0.09048462" calcext:value-type="float">
            <text:p>0.09048462</text:p>
          </table:table-cell>
          <table:table-cell office:value-type="float" office:value="0.7572632" calcext:value-type="float">
            <text:p>0.7572632</text:p>
          </table:table-cell>
          <table:table-cell office:value-type="float" office:value="0.7363586" calcext:value-type="float">
            <text:p>0.7363586</text:p>
          </table:table-cell>
          <table:table-cell office:value-type="float" office:value="1.500305" calcext:value-type="float">
            <text:p>1.500305</text:p>
          </table:table-cell>
          <table:table-cell office:value-type="float" office:value="1.471741" calcext:value-type="float">
            <text:p>1.471741</text:p>
          </table:table-cell>
          <table:table-cell office:value-type="float" office:value="2.730164" calcext:value-type="float">
            <text:p>2.730164</text:p>
          </table:table-cell>
          <table:table-cell office:value-type="float" office:value="2.651031" calcext:value-type="float">
            <text:p>2.651031</text:p>
          </table:table-cell>
          <table:table-cell office:value-type="float" office:value="4.829468" calcext:value-type="float">
            <text:p>4.829468</text:p>
          </table:table-cell>
          <table:table-cell office:value-type="float" office:value="4.716644" calcext:value-type="float">
            <text:p>4.716644</text:p>
          </table:table-cell>
          <table:table-cell office:value-type="float" office:value="7.205292" calcext:value-type="float">
            <text:p>7.205292</text:p>
          </table:table-cell>
          <table:table-cell office:value-type="float" office:value="7.071442" calcext:value-type="float">
            <text:p>7.071442</text:p>
          </table:table-cell>
          <table:table-cell office:value-type="float" office:value="8.986511" calcext:value-type="float">
            <text:p>8.986511</text:p>
          </table:table-cell>
          <table:table-cell office:value-type="float" office:value="8.839722" calcext:value-type="float">
            <text:p>8.839722</text:p>
          </table:table-cell>
          <table:table-cell office:value-type="float" office:value="10.40564" calcext:value-type="float">
            <text:p>10.40564</text:p>
          </table:table-cell>
          <table:table-cell office:value-type="float" office:value="10.25342" calcext:value-type="float">
            <text:p>10.25342</text:p>
          </table:table-cell>
          <table:table-cell office:value-type="float" office:value="11.41458" calcext:value-type="float">
            <text:p>11.41458</text:p>
          </table:table-cell>
          <table:table-cell office:value-type="float" office:value="11.26691" calcext:value-type="float">
            <text:p>11.26691</text:p>
          </table:table-cell>
          <table:table-cell office:value-type="float" office:value="11.81583" calcext:value-type="float">
            <text:p>11.81583</text:p>
          </table:table-cell>
          <table:table-cell office:value-type="float" office:value="11.67767" calcext:value-type="float">
            <text:p>11.67767</text:p>
          </table:table-cell>
          <table:table-cell office:value-type="float" office:value="10.3757" calcext:value-type="float">
            <text:p>10.3757</text:p>
          </table:table-cell>
          <table:table-cell office:value-type="float" office:value="-7.724518" calcext:value-type="float">
            <text:p>-7.7245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5" calcext:value-type="float">
            <text:p>23122005</text:p>
          </table:table-cell>
          <table:table-cell office:value-type="float" office:value="3.172316" calcext:value-type="float">
            <text:p>3.172316</text:p>
          </table:table-cell>
          <table:table-cell office:value-type="float" office:value="7.82" calcext:value-type="float">
            <text:p>7.82</text:p>
          </table:table-cell>
          <table:table-cell office:value-type="float" office:value="-1.82" calcext:value-type="float">
            <text:p>-1.82</text:p>
          </table:table-cell>
          <table:table-cell office:value-type="float" office:value="0.8588294" calcext:value-type="float">
            <text:p>0.8588294</text:p>
          </table:table-cell>
          <table:table-cell office:value-type="float" office:value="0.4726005" calcext:value-type="float">
            <text:p>0.4726005</text:p>
          </table:table-cell>
          <table:table-cell office:value-type="float" office:value="211.464" calcext:value-type="float">
            <text:p>211.464</text:p>
          </table:table-cell>
          <table:table-cell office:value-type="float" office:value="0.15" calcext:value-type="float">
            <text:p>0.15</text:p>
          </table:table-cell>
          <table:table-cell office:value-type="float" office:value="0.6040649" calcext:value-type="float">
            <text:p>0.6040649</text:p>
          </table:table-cell>
          <table:table-cell office:value-type="float" office:value="-0.6248474" calcext:value-type="float">
            <text:p>-0.6248474</text:p>
          </table:table-cell>
          <table:table-cell office:value-type="float" office:value="-0.3338928" calcext:value-type="float">
            <text:p>-0.3338928</text:p>
          </table:table-cell>
          <table:table-cell office:value-type="float" office:value="-0.6281433" calcext:value-type="float">
            <text:p>-0.6281433</text:p>
          </table:table-cell>
          <table:table-cell office:value-type="float" office:value="-0.4016113" calcext:value-type="float">
            <text:p>-0.4016113</text:p>
          </table:table-cell>
          <table:table-cell office:value-type="float" office:value="-0.6352234" calcext:value-type="float">
            <text:p>-0.6352234</text:p>
          </table:table-cell>
          <table:table-cell office:value-type="float" office:value="-0.1845398" calcext:value-type="float">
            <text:p>-0.1845398</text:p>
          </table:table-cell>
          <table:table-cell office:value-type="float" office:value="-0.3045959" calcext:value-type="float">
            <text:p>-0.3045959</text:p>
          </table:table-cell>
          <table:table-cell office:value-type="float" office:value="0.2470398" calcext:value-type="float">
            <text:p>0.2470398</text:p>
          </table:table-cell>
          <table:table-cell office:value-type="float" office:value="0.1494446" calcext:value-type="float">
            <text:p>0.1494446</text:p>
          </table:table-cell>
          <table:table-cell office:value-type="float" office:value="0.8204956" calcext:value-type="float">
            <text:p>0.8204956</text:p>
          </table:table-cell>
          <table:table-cell office:value-type="float" office:value="0.7578735" calcext:value-type="float">
            <text:p>0.7578735</text:p>
          </table:table-cell>
          <table:table-cell office:value-type="float" office:value="1.495361" calcext:value-type="float">
            <text:p>1.495361</text:p>
          </table:table-cell>
          <table:table-cell office:value-type="float" office:value="1.472687" calcext:value-type="float">
            <text:p>1.472687</text:p>
          </table:table-cell>
          <table:table-cell office:value-type="float" office:value="2.650421" calcext:value-type="float">
            <text:p>2.650421</text:p>
          </table:table-cell>
          <table:table-cell office:value-type="float" office:value="2.611389" calcext:value-type="float">
            <text:p>2.611389</text:p>
          </table:table-cell>
          <table:table-cell office:value-type="float" office:value="4.715515" calcext:value-type="float">
            <text:p>4.715515</text:p>
          </table:table-cell>
          <table:table-cell office:value-type="float" office:value="4.616272" calcext:value-type="float">
            <text:p>4.616272</text:p>
          </table:table-cell>
          <table:table-cell office:value-type="float" office:value="7.070007" calcext:value-type="float">
            <text:p>7.070007</text:p>
          </table:table-cell>
          <table:table-cell office:value-type="float" office:value="6.939728" calcext:value-type="float">
            <text:p>6.939728</text:p>
          </table:table-cell>
          <table:table-cell office:value-type="float" office:value="8.838165" calcext:value-type="float">
            <text:p>8.838165</text:p>
          </table:table-cell>
          <table:table-cell office:value-type="float" office:value="8.694733" calcext:value-type="float">
            <text:p>8.694733</text:p>
          </table:table-cell>
          <table:table-cell office:value-type="float" office:value="10.25183" calcext:value-type="float">
            <text:p>10.25183</text:p>
          </table:table-cell>
          <table:table-cell office:value-type="float" office:value="10.10226" calcext:value-type="float">
            <text:p>10.10226</text:p>
          </table:table-cell>
          <table:table-cell office:value-type="float" office:value="11.26538" calcext:value-type="float">
            <text:p>11.26538</text:p>
          </table:table-cell>
          <table:table-cell office:value-type="float" office:value="11.11929" calcext:value-type="float">
            <text:p>11.11929</text:p>
          </table:table-cell>
          <table:table-cell office:value-type="float" office:value="11.67621" calcext:value-type="float">
            <text:p>11.67621</text:p>
          </table:table-cell>
          <table:table-cell office:value-type="float" office:value="11.5387" calcext:value-type="float">
            <text:p>11.5387</text:p>
          </table:table-cell>
          <table:table-cell office:value-type="float" office:value="9.583374" calcext:value-type="float">
            <text:p>9.583374</text:p>
          </table:table-cell>
          <table:table-cell office:value-type="float" office:value="-3.053314" calcext:value-type="float">
            <text:p>-3.0533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5" calcext:value-type="float">
            <text:p>24122005</text:p>
          </table:table-cell>
          <table:table-cell office:value-type="float" office:value="3.355367" calcext:value-type="float">
            <text:p>3.355367</text:p>
          </table:table-cell>
          <table:table-cell office:value-type="float" office:value="6.28" calcext:value-type="float">
            <text:p>6.28</text:p>
          </table:table-cell>
          <table:table-cell office:value-type="float" office:value="-0.57" calcext:value-type="float">
            <text:p>-0.57</text:p>
          </table:table-cell>
          <table:table-cell office:value-type="float" office:value="0.8164188" calcext:value-type="float">
            <text:p>0.8164188</text:p>
          </table:table-cell>
          <table:table-cell office:value-type="float" office:value="0.5174127" calcext:value-type="float">
            <text:p>0.5174127</text:p>
          </table:table-cell>
          <table:table-cell office:value-type="float" office:value="473.436" calcext:value-type="float">
            <text:p>473.436</text:p>
          </table:table-cell>
          <table:table-cell office:value-type="float" office:value="0.05" calcext:value-type="float">
            <text:p>0.05</text:p>
          </table:table-cell>
          <table:table-cell office:value-type="float" office:value="1.077362" calcext:value-type="float">
            <text:p>1.077362</text:p>
          </table:table-cell>
          <table:table-cell office:value-type="float" office:value="-0.4240417" calcext:value-type="float">
            <text:p>-0.4240417</text:p>
          </table:table-cell>
          <table:table-cell office:value-type="float" office:value="-0.09002686" calcext:value-type="float">
            <text:p>-0.09002686</text:p>
          </table:table-cell>
          <table:table-cell office:value-type="float" office:value="-0.3557434" calcext:value-type="float">
            <text:p>-0.3557434</text:p>
          </table:table-cell>
          <table:table-cell office:value-type="float" office:value="-0.2796936" calcext:value-type="float">
            <text:p>-0.2796936</text:p>
          </table:table-cell>
          <table:table-cell office:value-type="float" office:value="-0.4000549" calcext:value-type="float">
            <text:p>-0.4000549</text:p>
          </table:table-cell>
          <table:table-cell office:value-type="float" office:value="-0.101593" calcext:value-type="float">
            <text:p>-0.101593</text:p>
          </table:table-cell>
          <table:table-cell office:value-type="float" office:value="-0.1836853" calcext:value-type="float">
            <text:p>-0.1836853</text:p>
          </table:table-cell>
          <table:table-cell office:value-type="float" office:value="0.3204041" calcext:value-type="float">
            <text:p>0.3204041</text:p>
          </table:table-cell>
          <table:table-cell office:value-type="float" office:value="0.2479858" calcext:value-type="float">
            <text:p>0.2479858</text:p>
          </table:table-cell>
          <table:table-cell office:value-type="float" office:value="0.8743591" calcext:value-type="float">
            <text:p>0.8743591</text:p>
          </table:table-cell>
          <table:table-cell office:value-type="float" office:value="0.8211365" calcext:value-type="float">
            <text:p>0.8211365</text:p>
          </table:table-cell>
          <table:table-cell office:value-type="float" office:value="1.522858" calcext:value-type="float">
            <text:p>1.522858</text:p>
          </table:table-cell>
          <table:table-cell office:value-type="float" office:value="1.495667" calcext:value-type="float">
            <text:p>1.495667</text:p>
          </table:table-cell>
          <table:table-cell office:value-type="float" office:value="2.611115" calcext:value-type="float">
            <text:p>2.611115</text:p>
          </table:table-cell>
          <table:table-cell office:value-type="float" office:value="2.593933" calcext:value-type="float">
            <text:p>2.593933</text:p>
          </table:table-cell>
          <table:table-cell office:value-type="float" office:value="4.615326" calcext:value-type="float">
            <text:p>4.615326</text:p>
          </table:table-cell>
          <table:table-cell office:value-type="float" office:value="4.533051" calcext:value-type="float">
            <text:p>4.533051</text:p>
          </table:table-cell>
          <table:table-cell office:value-type="float" office:value="6.938385" calcext:value-type="float">
            <text:p>6.938385</text:p>
          </table:table-cell>
          <table:table-cell office:value-type="float" office:value="6.813904" calcext:value-type="float">
            <text:p>6.813904</text:p>
          </table:table-cell>
          <table:table-cell office:value-type="float" office:value="8.693237" calcext:value-type="float">
            <text:p>8.693237</text:p>
          </table:table-cell>
          <table:table-cell office:value-type="float" office:value="8.55307" calcext:value-type="float">
            <text:p>8.55307</text:p>
          </table:table-cell>
          <table:table-cell office:value-type="float" office:value="10.10074" calcext:value-type="float">
            <text:p>10.10074</text:p>
          </table:table-cell>
          <table:table-cell office:value-type="float" office:value="9.953613" calcext:value-type="float">
            <text:p>9.953613</text:p>
          </table:table-cell>
          <table:table-cell office:value-type="float" office:value="11.11774" calcext:value-type="float">
            <text:p>11.11774</text:p>
          </table:table-cell>
          <table:table-cell office:value-type="float" office:value="10.97339" calcext:value-type="float">
            <text:p>10.97339</text:p>
          </table:table-cell>
          <table:table-cell office:value-type="float" office:value="11.53726" calcext:value-type="float">
            <text:p>11.53726</text:p>
          </table:table-cell>
          <table:table-cell office:value-type="float" office:value="11.40067" calcext:value-type="float">
            <text:p>11.40067</text:p>
          </table:table-cell>
          <table:table-cell office:value-type="float" office:value="13.86316" calcext:value-type="float">
            <text:p>13.86316</text:p>
          </table:table-cell>
          <table:table-cell office:value-type="float" office:value="-2.547302" calcext:value-type="float">
            <text:p>-2.5473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5" calcext:value-type="float">
            <text:p>25122005</text:p>
          </table:table-cell>
          <table:table-cell office:value-type="float" office:value="2.082783" calcext:value-type="float">
            <text:p>2.082783</text:p>
          </table:table-cell>
          <table:table-cell office:value-type="float" office:value="0.26" calcext:value-type="float">
            <text:p>0.26</text:p>
          </table:table-cell>
          <table:table-cell office:value-type="float" office:value="-3.05" calcext:value-type="float">
            <text:p>-3.05</text:p>
          </table:table-cell>
          <table:table-cell office:value-type="float" office:value="0.5492404" calcext:value-type="float">
            <text:p>0.5492404</text:p>
          </table:table-cell>
          <table:table-cell office:value-type="float" office:value="0.4319421" calcext:value-type="float">
            <text:p>0.4319421</text:p>
          </table:table-cell>
          <table:table-cell office:value-type="float" office:value="189.576" calcext:value-type="float">
            <text:p>189.576</text:p>
          </table:table-cell>
          <table:table-cell office:value-type="float" office:value="0" calcext:value-type="float">
            <text:p>0</text:p>
          </table:table-cell>
          <table:table-cell office:value-type="float" office:value="-0.209137" calcext:value-type="float">
            <text:p>-0.209137</text:p>
          </table:table-cell>
          <table:table-cell office:value-type="float" office:value="-1.23172" calcext:value-type="float">
            <text:p>-1.23172</text:p>
          </table:table-cell>
          <table:table-cell office:value-type="float" office:value="-0.2698975" calcext:value-type="float">
            <text:p>-0.2698975</text:p>
          </table:table-cell>
          <table:table-cell office:value-type="float" office:value="-0.4515686" calcext:value-type="float">
            <text:p>-0.4515686</text:p>
          </table:table-cell>
          <table:table-cell office:value-type="float" office:value="-0.2449951" calcext:value-type="float">
            <text:p>-0.2449951</text:p>
          </table:table-cell>
          <table:table-cell office:value-type="float" office:value="-0.2792358" calcext:value-type="float">
            <text:p>-0.2792358</text:p>
          </table:table-cell>
          <table:table-cell office:value-type="float" office:value="-0.06057739" calcext:value-type="float">
            <text:p>-0.06057739</text:p>
          </table:table-cell>
          <table:table-cell office:value-type="float" office:value="-0.1009521" calcext:value-type="float">
            <text:p>-0.1009521</text:p>
          </table:table-cell>
          <table:table-cell office:value-type="float" office:value="0.3596191" calcext:value-type="float">
            <text:p>0.3596191</text:p>
          </table:table-cell>
          <table:table-cell office:value-type="float" office:value="0.3209534" calcext:value-type="float">
            <text:p>0.3209534</text:p>
          </table:table-cell>
          <table:table-cell office:value-type="float" office:value="0.9039612" calcext:value-type="float">
            <text:p>0.9039612</text:p>
          </table:table-cell>
          <table:table-cell office:value-type="float" office:value="0.8747864" calcext:value-type="float">
            <text:p>0.8747864</text:p>
          </table:table-cell>
          <table:table-cell office:value-type="float" office:value="1.537231" calcext:value-type="float">
            <text:p>1.537231</text:p>
          </table:table-cell>
          <table:table-cell office:value-type="float" office:value="1.523102" calcext:value-type="float">
            <text:p>1.523102</text:p>
          </table:table-cell>
          <table:table-cell office:value-type="float" office:value="2.593842" calcext:value-type="float">
            <text:p>2.593842</text:p>
          </table:table-cell>
          <table:table-cell office:value-type="float" office:value="2.57959" calcext:value-type="float">
            <text:p>2.57959</text:p>
          </table:table-cell>
          <table:table-cell office:value-type="float" office:value="4.532257" calcext:value-type="float">
            <text:p>4.532257</text:p>
          </table:table-cell>
          <table:table-cell office:value-type="float" office:value="4.462616" calcext:value-type="float">
            <text:p>4.462616</text:p>
          </table:table-cell>
          <table:table-cell office:value-type="float" office:value="6.812622" calcext:value-type="float">
            <text:p>6.812622</text:p>
          </table:table-cell>
          <table:table-cell office:value-type="float" office:value="6.696442" calcext:value-type="float">
            <text:p>6.696442</text:p>
          </table:table-cell>
          <table:table-cell office:value-type="float" office:value="8.551605" calcext:value-type="float">
            <text:p>8.551605</text:p>
          </table:table-cell>
          <table:table-cell office:value-type="float" office:value="8.415833" calcext:value-type="float">
            <text:p>8.415833</text:p>
          </table:table-cell>
          <table:table-cell office:value-type="float" office:value="9.952057" calcext:value-type="float">
            <text:p>9.952057</text:p>
          </table:table-cell>
          <table:table-cell office:value-type="float" office:value="9.807617" calcext:value-type="float">
            <text:p>9.807617</text:p>
          </table:table-cell>
          <table:table-cell office:value-type="float" office:value="10.97189" calcext:value-type="float">
            <text:p>10.97189</text:p>
          </table:table-cell>
          <table:table-cell office:value-type="float" office:value="10.82901" calcext:value-type="float">
            <text:p>10.82901</text:p>
          </table:table-cell>
          <table:table-cell office:value-type="float" office:value="11.39923" calcext:value-type="float">
            <text:p>11.39923</text:p>
          </table:table-cell>
          <table:table-cell office:value-type="float" office:value="11.26358" calcext:value-type="float">
            <text:p>11.26358</text:p>
          </table:table-cell>
          <table:table-cell office:value-type="float" office:value="0.8194275" calcext:value-type="float">
            <text:p>0.8194275</text:p>
          </table:table-cell>
          <table:table-cell office:value-type="float" office:value="-4.368622" calcext:value-type="float">
            <text:p>-4.3686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5" calcext:value-type="float">
            <text:p>26122005</text:p>
          </table:table-cell>
          <table:table-cell office:value-type="float" office:value="6.97644" calcext:value-type="float">
            <text:p>6.97644</text:p>
          </table:table-cell>
          <table:table-cell office:value-type="float" office:value="12.62" calcext:value-type="float">
            <text:p>12.62</text:p>
          </table:table-cell>
          <table:table-cell office:value-type="float" office:value="-1.55" calcext:value-type="float">
            <text:p>-1.55</text:p>
          </table:table-cell>
          <table:table-cell office:value-type="float" office:value="0.9255827" calcext:value-type="float">
            <text:p>0.9255827</text:p>
          </table:table-cell>
          <table:table-cell office:value-type="float" office:value="0.4819738" calcext:value-type="float">
            <text:p>0.4819738</text:p>
          </table:table-cell>
          <table:table-cell office:value-type="float" office:value="265.5" calcext:value-type="float">
            <text:p>265.5</text:p>
          </table:table-cell>
          <table:table-cell office:value-type="float" office:value="0" calcext:value-type="float">
            <text:p>0</text:p>
          </table:table-cell>
          <table:table-cell office:value-type="float" office:value="1.835266" calcext:value-type="float">
            <text:p>1.835266</text:p>
          </table:table-cell>
          <table:table-cell office:value-type="float" office:value="-1.768921" calcext:value-type="float">
            <text:p>-1.768921</text:p>
          </table:table-cell>
          <table:table-cell office:value-type="float" office:value="-0.03823853" calcext:value-type="float">
            <text:p>-0.03823853</text:p>
          </table:table-cell>
          <table:table-cell office:value-type="float" office:value="-0.6309814" calcext:value-type="float">
            <text:p>-0.6309814</text:p>
          </table:table-cell>
          <table:table-cell office:value-type="float" office:value="-0.194519" calcext:value-type="float">
            <text:p>-0.194519</text:p>
          </table:table-cell>
          <table:table-cell office:value-type="float" office:value="-0.2866821" calcext:value-type="float">
            <text:p>-0.2866821</text:p>
          </table:table-cell>
          <table:table-cell office:value-type="float" office:value="-0.03430176" calcext:value-type="float">
            <text:p>-0.03430176</text:p>
          </table:table-cell>
          <table:table-cell office:value-type="float" office:value="-0.06039429" calcext:value-type="float">
            <text:p>-0.06039429</text:p>
          </table:table-cell>
          <table:table-cell office:value-type="float" office:value="0.3832397" calcext:value-type="float">
            <text:p>0.3832397</text:p>
          </table:table-cell>
          <table:table-cell office:value-type="float" office:value="0.3598022" calcext:value-type="float">
            <text:p>0.3598022</text:p>
          </table:table-cell>
          <table:table-cell office:value-type="float" office:value="0.9180908" calcext:value-type="float">
            <text:p>0.9180908</text:p>
          </table:table-cell>
          <table:table-cell office:value-type="float" office:value="0.9041138" calcext:value-type="float">
            <text:p>0.9041138</text:p>
          </table:table-cell>
          <table:table-cell office:value-type="float" office:value="1.539551" calcext:value-type="float">
            <text:p>1.539551</text:p>
          </table:table-cell>
          <table:table-cell office:value-type="float" office:value="1.537292" calcext:value-type="float">
            <text:p>1.537292</text:p>
          </table:table-cell>
          <table:table-cell office:value-type="float" office:value="2.579407" calcext:value-type="float">
            <text:p>2.579407</text:p>
          </table:table-cell>
          <table:table-cell office:value-type="float" office:value="2.561127" calcext:value-type="float">
            <text:p>2.561127</text:p>
          </table:table-cell>
          <table:table-cell office:value-type="float" office:value="4.461914" calcext:value-type="float">
            <text:p>4.461914</text:p>
          </table:table-cell>
          <table:table-cell office:value-type="float" office:value="4.398804" calcext:value-type="float">
            <text:p>4.398804</text:p>
          </table:table-cell>
          <table:table-cell office:value-type="float" office:value="6.695221" calcext:value-type="float">
            <text:p>6.695221</text:p>
          </table:table-cell>
          <table:table-cell office:value-type="float" office:value="6.585632" calcext:value-type="float">
            <text:p>6.585632</text:p>
          </table:table-cell>
          <table:table-cell office:value-type="float" office:value="8.414429" calcext:value-type="float">
            <text:p>8.414429</text:p>
          </table:table-cell>
          <table:table-cell office:value-type="float" office:value="8.283966" calcext:value-type="float">
            <text:p>8.283966</text:p>
          </table:table-cell>
          <table:table-cell office:value-type="float" office:value="9.806091" calcext:value-type="float">
            <text:p>9.806091</text:p>
          </table:table-cell>
          <table:table-cell office:value-type="float" office:value="9.668488" calcext:value-type="float">
            <text:p>9.668488</text:p>
          </table:table-cell>
          <table:table-cell office:value-type="float" office:value="10.82751" calcext:value-type="float">
            <text:p>10.82751</text:p>
          </table:table-cell>
          <table:table-cell office:value-type="float" office:value="10.68881" calcext:value-type="float">
            <text:p>10.68881</text:p>
          </table:table-cell>
          <table:table-cell office:value-type="float" office:value="11.26212" calcext:value-type="float">
            <text:p>11.26212</text:p>
          </table:table-cell>
          <table:table-cell office:value-type="float" office:value="11.12622" calcext:value-type="float">
            <text:p>11.12622</text:p>
          </table:table-cell>
          <table:table-cell office:value-type="float" office:value="11.74307" calcext:value-type="float">
            <text:p>11.74307</text:p>
          </table:table-cell>
          <table:table-cell office:value-type="float" office:value="-4.800629" calcext:value-type="float">
            <text:p>-4.8006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5" calcext:value-type="float">
            <text:p>27122005</text:p>
          </table:table-cell>
          <table:table-cell office:value-type="float" office:value="2.618381" calcext:value-type="float">
            <text:p>2.618381</text:p>
          </table:table-cell>
          <table:table-cell office:value-type="float" office:value="2.13" calcext:value-type="float">
            <text:p>2.13</text:p>
          </table:table-cell>
          <table:table-cell office:value-type="float" office:value="-2.56" calcext:value-type="float">
            <text:p>-2.56</text:p>
          </table:table-cell>
          <table:table-cell office:value-type="float" office:value="0.6274788" calcext:value-type="float">
            <text:p>0.6274788</text:p>
          </table:table-cell>
          <table:table-cell office:value-type="float" office:value="0.4477464" calcext:value-type="float">
            <text:p>0.4477464</text:p>
          </table:table-cell>
          <table:table-cell office:value-type="float" office:value="282.024" calcext:value-type="float">
            <text:p>282.024</text:p>
          </table:table-cell>
          <table:table-cell office:value-type="float" office:value="0" calcext:value-type="float">
            <text:p>0</text:p>
          </table:table-cell>
          <table:table-cell office:value-type="float" office:value="0.04299927" calcext:value-type="float">
            <text:p>0.04299927</text:p>
          </table:table-cell>
          <table:table-cell office:value-type="float" office:value="-0.7001648" calcext:value-type="float">
            <text:p>-0.7001648</text:p>
          </table:table-cell>
          <table:table-cell office:value-type="float" office:value="-0.2206421" calcext:value-type="float">
            <text:p>-0.2206421</text:p>
          </table:table-cell>
          <table:table-cell office:value-type="float" office:value="-0.3301697" calcext:value-type="float">
            <text:p>-0.3301697</text:p>
          </table:table-cell>
          <table:table-cell office:value-type="float" office:value="-0.1408691" calcext:value-type="float">
            <text:p>-0.1408691</text:p>
          </table:table-cell>
          <table:table-cell office:value-type="float" office:value="-0.2111206" calcext:value-type="float">
            <text:p>-0.2111206</text:p>
          </table:table-cell>
          <table:table-cell office:value-type="float" office:value="0.271637" calcext:value-type="float">
            <text:p>0.271637</text:p>
          </table:table-cell>
          <table:table-cell office:value-type="float" office:value="-0.03405762" calcext:value-type="float">
            <text:p>-0.03405762</text:p>
          </table:table-cell>
          <table:table-cell office:value-type="float" office:value="0.6200867" calcext:value-type="float">
            <text:p>0.6200867</text:p>
          </table:table-cell>
          <table:table-cell office:value-type="float" office:value="0.3834229" calcext:value-type="float">
            <text:p>0.3834229</text:p>
          </table:table-cell>
          <table:table-cell office:value-type="float" office:value="1.068329" calcext:value-type="float">
            <text:p>1.068329</text:p>
          </table:table-cell>
          <table:table-cell office:value-type="float" office:value="0.9181824" calcext:value-type="float">
            <text:p>0.9181824</text:p>
          </table:table-cell>
          <table:table-cell office:value-type="float" office:value="1.61911" calcext:value-type="float">
            <text:p>1.61911</text:p>
          </table:table-cell>
          <table:table-cell office:value-type="float" office:value="1.538116" calcext:value-type="float">
            <text:p>1.538116</text:p>
          </table:table-cell>
          <table:table-cell office:value-type="float" office:value="2.560913" calcext:value-type="float">
            <text:p>2.560913</text:p>
          </table:table-cell>
          <table:table-cell office:value-type="float" office:value="2.547882" calcext:value-type="float">
            <text:p>2.547882</text:p>
          </table:table-cell>
          <table:table-cell office:value-type="float" office:value="4.398163" calcext:value-type="float">
            <text:p>4.398163</text:p>
          </table:table-cell>
          <table:table-cell office:value-type="float" office:value="4.338837" calcext:value-type="float">
            <text:p>4.338837</text:p>
          </table:table-cell>
          <table:table-cell office:value-type="float" office:value="6.584473" calcext:value-type="float">
            <text:p>6.584473</text:p>
          </table:table-cell>
          <table:table-cell office:value-type="float" office:value="6.481293" calcext:value-type="float">
            <text:p>6.481293</text:p>
          </table:table-cell>
          <table:table-cell office:value-type="float" office:value="8.282593" calcext:value-type="float">
            <text:p>8.282593</text:p>
          </table:table-cell>
          <table:table-cell office:value-type="float" office:value="8.157471" calcext:value-type="float">
            <text:p>8.157471</text:p>
          </table:table-cell>
          <table:table-cell office:value-type="float" office:value="9.667053" calcext:value-type="float">
            <text:p>9.667053</text:p>
          </table:table-cell>
          <table:table-cell office:value-type="float" office:value="9.529938" calcext:value-type="float">
            <text:p>9.529938</text:p>
          </table:table-cell>
          <table:table-cell office:value-type="float" office:value="10.68732" calcext:value-type="float">
            <text:p>10.68732</text:p>
          </table:table-cell>
          <table:table-cell office:value-type="float" office:value="10.54712" calcext:value-type="float">
            <text:p>10.54712</text:p>
          </table:table-cell>
          <table:table-cell office:value-type="float" office:value="11.12479" calcext:value-type="float">
            <text:p>11.12479</text:p>
          </table:table-cell>
          <table:table-cell office:value-type="float" office:value="10.98975" calcext:value-type="float">
            <text:p>10.98975</text:p>
          </table:table-cell>
          <table:table-cell office:value-type="float" office:value="2.516724" calcext:value-type="float">
            <text:p>2.516724</text:p>
          </table:table-cell>
          <table:table-cell office:value-type="float" office:value="-3.802856" calcext:value-type="float">
            <text:p>-3.8028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5" calcext:value-type="float">
            <text:p>28122005</text:p>
          </table:table-cell>
          <table:table-cell office:value-type="float" office:value="5.277451" calcext:value-type="float">
            <text:p>5.277451</text:p>
          </table:table-cell>
          <table:table-cell office:value-type="float" office:value="8.04" calcext:value-type="float">
            <text:p>8.04</text:p>
          </table:table-cell>
          <table:table-cell office:value-type="float" office:value="-3.22" calcext:value-type="float">
            <text:p>-3.22</text:p>
          </table:table-cell>
          <table:table-cell office:value-type="float" office:value="0.8745104" calcext:value-type="float">
            <text:p>0.8745104</text:p>
          </table:table-cell>
          <table:table-cell office:value-type="float" office:value="0.4265771" calcext:value-type="float">
            <text:p>0.4265771</text:p>
          </table:table-cell>
          <table:table-cell office:value-type="float" office:value="263.844" calcext:value-type="float">
            <text:p>263.844</text:p>
          </table:table-cell>
          <table:table-cell office:value-type="float" office:value="0" calcext:value-type="float">
            <text:p>0</text:p>
          </table:table-cell>
          <table:table-cell office:value-type="float" office:value="1.971191" calcext:value-type="float">
            <text:p>1.971191</text:p>
          </table:table-cell>
          <table:table-cell office:value-type="float" office:value="-0.75177" calcext:value-type="float">
            <text:p>-0.75177</text:p>
          </table:table-cell>
          <table:table-cell office:value-type="float" office:value="0.09674072" calcext:value-type="float">
            <text:p>0.09674072</text:p>
          </table:table-cell>
          <table:table-cell office:value-type="float" office:value="-0.3248901" calcext:value-type="float">
            <text:p>-0.3248901</text:p>
          </table:table-cell>
          <table:table-cell office:value-type="float" office:value="-0.05371094" calcext:value-type="float">
            <text:p>-0.05371094</text:p>
          </table:table-cell>
          <table:table-cell office:value-type="float" office:value="-0.140686" calcext:value-type="float">
            <text:p>-0.140686</text:p>
          </table:table-cell>
          <table:table-cell office:value-type="float" office:value="0.3538818" calcext:value-type="float">
            <text:p>0.3538818</text:p>
          </table:table-cell>
          <table:table-cell office:value-type="float" office:value="0.2726135" calcext:value-type="float">
            <text:p>0.2726135</text:p>
          </table:table-cell>
          <table:table-cell office:value-type="float" office:value="0.7106628" calcext:value-type="float">
            <text:p>0.7106628</text:p>
          </table:table-cell>
          <table:table-cell office:value-type="float" office:value="0.6215515" calcext:value-type="float">
            <text:p>0.6215515</text:p>
          </table:table-cell>
          <table:table-cell office:value-type="float" office:value="1.167938" calcext:value-type="float">
            <text:p>1.167938</text:p>
          </table:table-cell>
          <table:table-cell office:value-type="float" office:value="1.07016" calcext:value-type="float">
            <text:p>1.07016</text:p>
          </table:table-cell>
          <table:table-cell office:value-type="float" office:value="1.70639" calcext:value-type="float">
            <text:p>1.70639</text:p>
          </table:table-cell>
          <table:table-cell office:value-type="float" office:value="1.620667" calcext:value-type="float">
            <text:p>1.620667</text:p>
          </table:table-cell>
          <table:table-cell office:value-type="float" office:value="2.601715" calcext:value-type="float">
            <text:p>2.601715</text:p>
          </table:table-cell>
          <table:table-cell office:value-type="float" office:value="2.556519" calcext:value-type="float">
            <text:p>2.556519</text:p>
          </table:table-cell>
          <table:table-cell office:value-type="float" office:value="4.338287" calcext:value-type="float">
            <text:p>4.338287</text:p>
          </table:table-cell>
          <table:table-cell office:value-type="float" office:value="4.298035" calcext:value-type="float">
            <text:p>4.298035</text:p>
          </table:table-cell>
          <table:table-cell office:value-type="float" office:value="6.480255" calcext:value-type="float">
            <text:p>6.480255</text:p>
          </table:table-cell>
          <table:table-cell office:value-type="float" office:value="6.384003" calcext:value-type="float">
            <text:p>6.384003</text:p>
          </table:table-cell>
          <table:table-cell office:value-type="float" office:value="8.156158" calcext:value-type="float">
            <text:p>8.156158</text:p>
          </table:table-cell>
          <table:table-cell office:value-type="float" office:value="8.035339" calcext:value-type="float">
            <text:p>8.035339</text:p>
          </table:table-cell>
          <table:table-cell office:value-type="float" office:value="9.528503" calcext:value-type="float">
            <text:p>9.528503</text:p>
          </table:table-cell>
          <table:table-cell office:value-type="float" office:value="9.393616" calcext:value-type="float">
            <text:p>9.393616</text:p>
          </table:table-cell>
          <table:table-cell office:value-type="float" office:value="10.54565" calcext:value-type="float">
            <text:p>10.54565</text:p>
          </table:table-cell>
          <table:table-cell office:value-type="float" office:value="10.40823" calcext:value-type="float">
            <text:p>10.40823</text:p>
          </table:table-cell>
          <table:table-cell office:value-type="float" office:value="10.98834" calcext:value-type="float">
            <text:p>10.98834</text:p>
          </table:table-cell>
          <table:table-cell office:value-type="float" office:value="10.85623" calcext:value-type="float">
            <text:p>10.85623</text:p>
          </table:table-cell>
          <table:table-cell office:value-type="float" office:value="12.03928" calcext:value-type="float">
            <text:p>12.03928</text:p>
          </table:table-cell>
          <table:table-cell office:value-type="float" office:value="-3.630035" calcext:value-type="float">
            <text:p>-3.6300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5" calcext:value-type="float">
            <text:p>29122005</text:p>
          </table:table-cell>
          <table:table-cell office:value-type="float" office:value="1.624269" calcext:value-type="float">
            <text:p>1.624269</text:p>
          </table:table-cell>
          <table:table-cell office:value-type="float" office:value="1.65" calcext:value-type="float">
            <text:p>1.65</text:p>
          </table:table-cell>
          <table:table-cell office:value-type="float" office:value="-2.04" calcext:value-type="float">
            <text:p>-2.04</text:p>
          </table:table-cell>
          <table:table-cell office:value-type="float" office:value="0.6064964" calcext:value-type="float">
            <text:p>0.6064964</text:p>
          </table:table-cell>
          <table:table-cell office:value-type="float" office:value="0.465085" calcext:value-type="float">
            <text:p>0.465085</text:p>
          </table:table-cell>
          <table:table-cell office:value-type="float" office:value="286.812" calcext:value-type="float">
            <text:p>286.812</text:p>
          </table:table-cell>
          <table:table-cell office:value-type="float" office:value="0.2" calcext:value-type="float">
            <text:p>0.2</text:p>
          </table:table-cell>
          <table:table-cell office:value-type="float" office:value="-0.3309937" calcext:value-type="float">
            <text:p>-0.3309937</text:p>
          </table:table-cell>
          <table:table-cell office:value-type="float" office:value="-0.9275513" calcext:value-type="float">
            <text:p>-0.9275513</text:p>
          </table:table-cell>
          <table:table-cell office:value-type="float" office:value="-0.2140503" calcext:value-type="float">
            <text:p>-0.2140503</text:p>
          </table:table-cell>
          <table:table-cell office:value-type="float" office:value="-0.3038635" calcext:value-type="float">
            <text:p>-0.3038635</text:p>
          </table:table-cell>
          <table:table-cell office:value-type="float" office:value="-0.0663147" calcext:value-type="float">
            <text:p>-0.0663147</text:p>
          </table:table-cell>
          <table:table-cell office:value-type="float" office:value="-0.08215332" calcext:value-type="float">
            <text:p>-0.08215332</text:p>
          </table:table-cell>
          <table:table-cell office:value-type="float" office:value="0.3731995" calcext:value-type="float">
            <text:p>0.3731995</text:p>
          </table:table-cell>
          <table:table-cell office:value-type="float" office:value="0.3519897" calcext:value-type="float">
            <text:p>0.3519897</text:p>
          </table:table-cell>
          <table:table-cell office:value-type="float" office:value="0.7366943" calcext:value-type="float">
            <text:p>0.7366943</text:p>
          </table:table-cell>
          <table:table-cell office:value-type="float" office:value="0.7110596" calcext:value-type="float">
            <text:p>0.7110596</text:p>
          </table:table-cell>
          <table:table-cell office:value-type="float" office:value="1.1987" calcext:value-type="float">
            <text:p>1.1987</text:p>
          </table:table-cell>
          <table:table-cell office:value-type="float" office:value="1.168396" calcext:value-type="float">
            <text:p>1.168396</text:p>
          </table:table-cell>
          <table:table-cell office:value-type="float" office:value="1.736969" calcext:value-type="float">
            <text:p>1.736969</text:p>
          </table:table-cell>
          <table:table-cell office:value-type="float" office:value="1.706848" calcext:value-type="float">
            <text:p>1.706848</text:p>
          </table:table-cell>
          <table:table-cell office:value-type="float" office:value="2.625305" calcext:value-type="float">
            <text:p>2.625305</text:p>
          </table:table-cell>
          <table:table-cell office:value-type="float" office:value="2.602112" calcext:value-type="float">
            <text:p>2.602112</text:p>
          </table:table-cell>
          <table:table-cell office:value-type="float" office:value="4.297699" calcext:value-type="float">
            <text:p>4.297699</text:p>
          </table:table-cell>
          <table:table-cell office:value-type="float" office:value="4.268311" calcext:value-type="float">
            <text:p>4.268311</text:p>
          </table:table-cell>
          <table:table-cell office:value-type="float" office:value="6.383057" calcext:value-type="float">
            <text:p>6.383057</text:p>
          </table:table-cell>
          <table:table-cell office:value-type="float" office:value="6.295715" calcext:value-type="float">
            <text:p>6.295715</text:p>
          </table:table-cell>
          <table:table-cell office:value-type="float" office:value="8.034088" calcext:value-type="float">
            <text:p>8.034088</text:p>
          </table:table-cell>
          <table:table-cell office:value-type="float" office:value="7.918213" calcext:value-type="float">
            <text:p>7.918213</text:p>
          </table:table-cell>
          <table:table-cell office:value-type="float" office:value="9.392212" calcext:value-type="float">
            <text:p>9.392212</text:p>
          </table:table-cell>
          <table:table-cell office:value-type="float" office:value="9.260895" calcext:value-type="float">
            <text:p>9.260895</text:p>
          </table:table-cell>
          <table:table-cell office:value-type="float" office:value="10.40677" calcext:value-type="float">
            <text:p>10.40677</text:p>
          </table:table-cell>
          <table:table-cell office:value-type="float" office:value="10.27161" calcext:value-type="float">
            <text:p>10.27161</text:p>
          </table:table-cell>
          <table:table-cell office:value-type="float" office:value="10.85483" calcext:value-type="float">
            <text:p>10.85483</text:p>
          </table:table-cell>
          <table:table-cell office:value-type="float" office:value="10.72476" calcext:value-type="float">
            <text:p>10.72476</text:p>
          </table:table-cell>
          <table:table-cell office:value-type="float" office:value="0.3658447" calcext:value-type="float">
            <text:p>0.3658447</text:p>
          </table:table-cell>
          <table:table-cell office:value-type="float" office:value="-4.030548" calcext:value-type="float">
            <text:p>-4.0305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5" calcext:value-type="float">
            <text:p>30122005</text:p>
          </table:table-cell>
          <table:table-cell office:value-type="float" office:value="4.980576" calcext:value-type="float">
            <text:p>4.980576</text:p>
          </table:table-cell>
          <table:table-cell office:value-type="float" office:value="3.16" calcext:value-type="float">
            <text:p>3.16</text:p>
          </table:table-cell>
          <table:table-cell office:value-type="float" office:value="-1.05" calcext:value-type="float">
            <text:p>-1.05</text:p>
          </table:table-cell>
          <table:table-cell office:value-type="float" office:value="0.674716" calcext:value-type="float">
            <text:p>0.674716</text:p>
          </table:table-cell>
          <table:table-cell office:value-type="float" office:value="0.4997733" calcext:value-type="float">
            <text:p>0.4997733</text:p>
          </table:table-cell>
          <table:table-cell office:value-type="float" office:value="440.568" calcext:value-type="float">
            <text:p>440.568</text:p>
          </table:table-cell>
          <table:table-cell office:value-type="float" office:value="0.05" calcext:value-type="float">
            <text:p>0.05</text:p>
          </table:table-cell>
          <table:table-cell office:value-type="float" office:value="0.5705872" calcext:value-type="float">
            <text:p>0.5705872</text:p>
          </table:table-cell>
          <table:table-cell office:value-type="float" office:value="-0.9902649" calcext:value-type="float">
            <text:p>-0.9902649</text:p>
          </table:table-cell>
          <table:table-cell office:value-type="float" office:value="-0.1056519" calcext:value-type="float">
            <text:p>-0.1056519</text:p>
          </table:table-cell>
          <table:table-cell office:value-type="float" office:value="-0.3421326" calcext:value-type="float">
            <text:p>-0.3421326</text:p>
          </table:table-cell>
          <table:table-cell office:value-type="float" office:value="-0.03933716" calcext:value-type="float">
            <text:p>-0.03933716</text:p>
          </table:table-cell>
          <table:table-cell office:value-type="float" office:value="-0.07574463" calcext:value-type="float">
            <text:p>-0.07574463</text:p>
          </table:table-cell>
          <table:table-cell office:value-type="float" office:value="0.3963928" calcext:value-type="float">
            <text:p>0.3963928</text:p>
          </table:table-cell>
          <table:table-cell office:value-type="float" office:value="0.3710938" calcext:value-type="float">
            <text:p>0.3710938</text:p>
          </table:table-cell>
          <table:table-cell office:value-type="float" office:value="0.7559814" calcext:value-type="float">
            <text:p>0.7559814</text:p>
          </table:table-cell>
          <table:table-cell office:value-type="float" office:value="0.7365112" calcext:value-type="float">
            <text:p>0.7365112</text:p>
          </table:table-cell>
          <table:table-cell office:value-type="float" office:value="1.215698" calcext:value-type="float">
            <text:p>1.215698</text:p>
          </table:table-cell>
          <table:table-cell office:value-type="float" office:value="1.198853" calcext:value-type="float">
            <text:p>1.198853</text:p>
          </table:table-cell>
          <table:table-cell office:value-type="float" office:value="1.750061" calcext:value-type="float">
            <text:p>1.750061</text:p>
          </table:table-cell>
          <table:table-cell office:value-type="float" office:value="1.737152" calcext:value-type="float">
            <text:p>1.737152</text:p>
          </table:table-cell>
          <table:table-cell office:value-type="float" office:value="2.62973" calcext:value-type="float">
            <text:p>2.62973</text:p>
          </table:table-cell>
          <table:table-cell office:value-type="float" office:value="2.625427" calcext:value-type="float">
            <text:p>2.625427</text:p>
          </table:table-cell>
          <table:table-cell office:value-type="float" office:value="4.268005" calcext:value-type="float">
            <text:p>4.268005</text:p>
          </table:table-cell>
          <table:table-cell office:value-type="float" office:value="4.238251" calcext:value-type="float">
            <text:p>4.238251</text:p>
          </table:table-cell>
          <table:table-cell office:value-type="float" office:value="6.2948" calcext:value-type="float">
            <text:p>6.2948</text:p>
          </table:table-cell>
          <table:table-cell office:value-type="float" office:value="6.214264" calcext:value-type="float">
            <text:p>6.214264</text:p>
          </table:table-cell>
          <table:table-cell office:value-type="float" office:value="7.917023" calcext:value-type="float">
            <text:p>7.917023</text:p>
          </table:table-cell>
          <table:table-cell office:value-type="float" office:value="7.806488" calcext:value-type="float">
            <text:p>7.806488</text:p>
          </table:table-cell>
          <table:table-cell office:value-type="float" office:value="9.259491" calcext:value-type="float">
            <text:p>9.259491</text:p>
          </table:table-cell>
          <table:table-cell office:value-type="float" office:value="9.131104" calcext:value-type="float">
            <text:p>9.131104</text:p>
          </table:table-cell>
          <table:table-cell office:value-type="float" office:value="10.27023" calcext:value-type="float">
            <text:p>10.27023</text:p>
          </table:table-cell>
          <table:table-cell office:value-type="float" office:value="10.13763" calcext:value-type="float">
            <text:p>10.13763</text:p>
          </table:table-cell>
          <table:table-cell office:value-type="float" office:value="10.72342" calcext:value-type="float">
            <text:p>10.72342</text:p>
          </table:table-cell>
          <table:table-cell office:value-type="float" office:value="10.59442" calcext:value-type="float">
            <text:p>10.59442</text:p>
          </table:table-cell>
          <table:table-cell office:value-type="float" office:value="6.042725" calcext:value-type="float">
            <text:p>6.042725</text:p>
          </table:table-cell>
          <table:table-cell office:value-type="float" office:value="-3.370728" calcext:value-type="float">
            <text:p>-3.3707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5" calcext:value-type="float">
            <text:p>31122005</text:p>
          </table:table-cell>
          <table:table-cell office:value-type="float" office:value="7.087482" calcext:value-type="float">
            <text:p>7.087482</text:p>
          </table:table-cell>
          <table:table-cell office:value-type="float" office:value="5.83" calcext:value-type="float">
            <text:p>5.83</text:p>
          </table:table-cell>
          <table:table-cell office:value-type="float" office:value="-5.82" calcext:value-type="float">
            <text:p>-5.82</text:p>
          </table:table-cell>
          <table:table-cell office:value-type="float" office:value="0.7668036" calcext:value-type="float">
            <text:p>0.7668036</text:p>
          </table:table-cell>
          <table:table-cell office:value-type="float" office:value="0.3516608" calcext:value-type="float">
            <text:p>0.3516608</text:p>
          </table:table-cell>
          <table:table-cell office:value-type="float" office:value="236.484" calcext:value-type="float">
            <text:p>236.484</text:p>
          </table:table-cell>
          <table:table-cell office:value-type="float" office:value="0" calcext:value-type="float">
            <text:p>0</text:p>
          </table:table-cell>
          <table:table-cell office:value-type="float" office:value="1.714874" calcext:value-type="float">
            <text:p>1.714874</text:p>
          </table:table-cell>
          <table:table-cell office:value-type="float" office:value="-1.50235" calcext:value-type="float">
            <text:p>-1.50235</text:p>
          </table:table-cell>
          <table:table-cell office:value-type="float" office:value="0.08154297" calcext:value-type="float">
            <text:p>0.08154297</text:p>
          </table:table-cell>
          <table:table-cell office:value-type="float" office:value="-0.375946" calcext:value-type="float">
            <text:p>-0.375946</text:p>
          </table:table-cell>
          <table:table-cell office:value-type="float" office:value="-0.002563477" calcext:value-type="float">
            <text:p>-0.002563477</text:p>
          </table:table-cell>
          <table:table-cell office:value-type="float" office:value="-0.06787109" calcext:value-type="float">
            <text:p>-0.06787109</text:p>
          </table:table-cell>
          <table:table-cell office:value-type="float" office:value="0.4229126" calcext:value-type="float">
            <text:p>0.4229126</text:p>
          </table:table-cell>
          <table:table-cell office:value-type="float" office:value="0.3857117" calcext:value-type="float">
            <text:p>0.3857117</text:p>
          </table:table-cell>
          <table:table-cell office:value-type="float" office:value="0.7747803" calcext:value-type="float">
            <text:p>0.7747803</text:p>
          </table:table-cell>
          <table:table-cell office:value-type="float" office:value="0.7515259" calcext:value-type="float">
            <text:p>0.7515259</text:p>
          </table:table-cell>
          <table:table-cell office:value-type="float" office:value="1.226624" calcext:value-type="float">
            <text:p>1.226624</text:p>
          </table:table-cell>
          <table:table-cell office:value-type="float" office:value="1.214752" calcext:value-type="float">
            <text:p>1.214752</text:p>
          </table:table-cell>
          <table:table-cell office:value-type="float" office:value="1.755676" calcext:value-type="float">
            <text:p>1.755676</text:p>
          </table:table-cell>
          <table:table-cell office:value-type="float" office:value="1.749817" calcext:value-type="float">
            <text:p>1.749817</text:p>
          </table:table-cell>
          <table:table-cell office:value-type="float" office:value="2.629761" calcext:value-type="float">
            <text:p>2.629761</text:p>
          </table:table-cell>
          <table:table-cell office:value-type="float" office:value="2.625488" calcext:value-type="float">
            <text:p>2.625488</text:p>
          </table:table-cell>
          <table:table-cell office:value-type="float" office:value="4.237915" calcext:value-type="float">
            <text:p>4.237915</text:p>
          </table:table-cell>
          <table:table-cell office:value-type="float" office:value="4.205566" calcext:value-type="float">
            <text:p>4.205566</text:p>
          </table:table-cell>
          <table:table-cell office:value-type="float" office:value="6.21347" calcext:value-type="float">
            <text:p>6.21347</text:p>
          </table:table-cell>
          <table:table-cell office:value-type="float" office:value="6.136932" calcext:value-type="float">
            <text:p>6.136932</text:p>
          </table:table-cell>
          <table:table-cell office:value-type="float" office:value="7.805359" calcext:value-type="float">
            <text:p>7.805359</text:p>
          </table:table-cell>
          <table:table-cell office:value-type="float" office:value="7.699799" calcext:value-type="float">
            <text:p>7.699799</text:p>
          </table:table-cell>
          <table:table-cell office:value-type="float" office:value="9.12973" calcext:value-type="float">
            <text:p>9.12973</text:p>
          </table:table-cell>
          <table:table-cell office:value-type="float" office:value="9.005249" calcext:value-type="float">
            <text:p>9.005249</text:p>
          </table:table-cell>
          <table:table-cell office:value-type="float" office:value="10.13623" calcext:value-type="float">
            <text:p>10.13623</text:p>
          </table:table-cell>
          <table:table-cell office:value-type="float" office:value="10.00607" calcext:value-type="float">
            <text:p>10.00607</text:p>
          </table:table-cell>
          <table:table-cell office:value-type="float" office:value="10.59308" calcext:value-type="float">
            <text:p>10.59308</text:p>
          </table:table-cell>
          <table:table-cell office:value-type="float" office:value="10.46597" calcext:value-type="float">
            <text:p>10.46597</text:p>
          </table:table-cell>
          <table:table-cell office:value-type="float" office:value="7.966278" calcext:value-type="float">
            <text:p>7.966278</text:p>
          </table:table-cell>
          <table:table-cell office:value-type="float" office:value="-6.477051" calcext:value-type="float">
            <text:p>-6.477051</text:p>
          </table:table-cell>
          <table:table-cell table:number-columns-repeated="1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38:48.878170811</dc:date>
    <meta:editing-duration>PT7S</meta:editing-duration>
    <meta:editing-cycles>1</meta:editing-cycles>
    <meta:document-statistic meta:table-count="1" meta:cell-count="19032" meta:object-count="0"/>
    <meta:generator>LibreOffice/6.4.7.2$Linux_X86_64 LibreOffice_project/40$Build-2</meta:generator>
  </office:meta>
</office:document-meta>
</file>